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DejaVu Sans1" svg:font-family="'DejaVu Sans'" style:font-family-generic="swiss"/>
    <style:font-face style:name="Courier New1" svg:font-family="'Courier New'" style:font-family-generic="modern" style:font-pitch="fixed"/>
    <style:font-face style:name="T4C Beaulieux" svg:font-family="'T4C Beaulieux'"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6.228cm" fo:margin-left="-0.044cm" table:align="left" style:writing-mode="lr-tb"/>
    </style:style>
    <style:style style:name="Tableau1.A" style:family="table-column">
      <style:table-column-properties style:column-width="3.951cm"/>
    </style:style>
    <style:style style:name="Tableau1.B" style:family="table-column">
      <style:table-column-properties style:column-width="12.277cm"/>
    </style:style>
    <style:style style:name="Tableau1.1" style:family="table-row">
      <style:table-row-properties style:min-row-height="0.45cm" fo:keep-together="auto"/>
    </style:style>
    <style:style style:name="Tableau1.A1" style:family="table-cell">
      <style:table-cell-properties style:vertical-align="middle" fo:background-color="#c0c0c0" fo:padding="0cm" fo:border-left="1pt solid #000000" fo:border-right="none" fo:border-top="1pt solid #000000" fo:border-bottom="none" style:writing-mode="lr-tb">
        <style:background-image/>
      </style:table-cell-properties>
    </style:style>
    <style:style style:name="Tableau1.B1" style:family="table-cell">
      <style:table-cell-properties style:vertical-align="middle" fo:background-color="#c0c0c0" fo:padding="0cm" fo:border-left="none" fo:border-right="1pt solid #000000" fo:border-top="1pt solid #000000" fo:border-bottom="none" style:writing-mode="lr-tb">
        <style:background-image/>
      </style:table-cell-properties>
    </style:style>
    <style:style style:name="Tableau1.A2" style:family="table-cell">
      <style:table-cell-properties style:vertical-align="middle" fo:background-color="#ffffff" fo:padding="0cm" fo:border-left="1pt solid #000000" fo:border-right="none" fo:border-top="none" fo:border-bottom="none" style:writing-mode="lr-tb">
        <style:background-image/>
      </style:table-cell-properties>
    </style:style>
    <style:style style:name="Tableau1.B2" style:family="table-cell">
      <style:table-cell-properties style:vertical-align="middle" fo:background-color="#ffffff" fo:padding="0cm" fo:border-left="none" fo:border-right="1pt solid #000000" fo:border-top="none" fo:border-bottom="none" style:writing-mode="lr-tb">
        <style:background-image/>
      </style:table-cell-properties>
    </style:style>
    <style:style style:name="Tableau1.A3" style:family="table-cell">
      <style:table-cell-properties style:vertical-align="middle" fo:background-color="#c0c0c0" fo:padding="0cm" fo:border-left="1pt solid #000000" fo:border-right="none" fo:border-top="none" fo:border-bottom="none" style:writing-mode="lr-tb">
        <style:background-image/>
      </style:table-cell-properties>
    </style:style>
    <style:style style:name="Tableau1.B3" style:family="table-cell">
      <style:table-cell-properties style:vertical-align="middle" fo:background-color="#c0c0c0" fo:padding="0cm" fo:border-left="none" fo:border-right="1pt solid #000000" fo:border-top="none" fo:border-bottom="none" style:writing-mode="lr-tb">
        <style:background-image/>
      </style:table-cell-properties>
    </style:style>
    <style:style style:name="Tableau1.8" style:family="table-row">
      <style:table-row-properties style:min-row-height="0.476cm" fo:keep-together="auto"/>
    </style:style>
    <style:style style:name="Tableau1.A8" style:family="table-cell">
      <style:table-cell-properties style:vertical-align="middle" fo:background-color="#ffffff" fo:padding="0cm" fo:border-left="1pt solid #000000" fo:border-right="none" fo:border-top="none" fo:border-bottom="1pt solid #000000" style:writing-mode="lr-tb">
        <style:background-image/>
      </style:table-cell-properties>
    </style:style>
    <style:style style:name="Tableau1.B8" style:family="table-cell">
      <style:table-cell-properties style:vertical-align="middle" fo:background-color="#ffffff" fo:padding="0cm" fo:border-left="none" fo:border-right="1pt solid #000000" fo:border-top="none" fo:border-bottom="1pt solid #000000" style:writing-mode="lr-tb">
        <style:background-image/>
      </style:table-cell-properties>
    </style:style>
    <style:style style:name="Tableau2" style:family="table">
      <style:table-properties style:width="11.629cm" table:align="left" style:writing-mode="lr-tb"/>
    </style:style>
    <style:style style:name="Tableau2.A" style:family="table-column">
      <style:table-column-properties style:column-width="2.755cm"/>
    </style:style>
    <style:style style:name="Tableau2.B" style:family="table-column">
      <style:table-column-properties style:column-width="6.122cm"/>
    </style:style>
    <style:style style:name="Tableau2.C" style:family="table-column">
      <style:table-column-properties style:column-width="2.752cm"/>
    </style:style>
    <style:style style:name="Tableau2.1" style:family="table-row">
      <style:table-row-properties style:min-row-height="0.436cm" fo:keep-together="auto"/>
    </style:style>
    <style:style style:name="Tableau2.A1" style:family="table-cell">
      <style:table-cell-properties style:vertical-align="top" fo:background-color="#c0c0c0" fo:padding-left="0.053cm" fo:padding-right="0.053cm" fo:padding-top="0cm" fo:padding-bottom="0cm" fo:border-left="0.75pt solid #000000" fo:border-right="none" fo:border-top="0.75pt solid #000000" fo:border-bottom="0.75pt solid #000000" style:writing-mode="lr-tb">
        <style:background-image/>
      </style:table-cell-properties>
    </style:style>
    <style:style style:name="Tableau2.C1" style:family="table-cell">
      <style:table-cell-properties style:vertical-align="top" fo:background-color="#c0c0c0" fo:padding-left="0.053cm" fo:padding-right="0.053cm" fo:padding-top="0cm" fo:padding-bottom="0cm" fo:border="0.75pt solid #000000" style:writing-mode="lr-tb">
        <style:background-image/>
      </style:table-cell-properties>
    </style:style>
    <style:style style:name="Tableau2.B2" style:family="table-cell">
      <style:table-cell-properties style:vertical-align="top" fo:background-color="#c0c0c0" fo:padding-left="0.053cm" fo:padding-right="0.053cm" fo:padding-top="0cm" fo:padding-bottom="0cm" fo:border-left="none" fo:border-right="none" fo:border-top="0.75pt solid #000000" fo:border-bottom="0.75pt solid #000000" style:writing-mode="lr-tb">
        <style:background-image/>
      </style:table-cell-properties>
    </style:style>
    <style:style style:name="Tableau2.C2" style:family="table-cell">
      <style:table-cell-properties style:vertical-align="top" fo:background-color="#c0c0c0" fo:padding-left="0.053cm" fo:padding-right="0.053cm" fo:padding-top="0cm" fo:padding-bottom="0cm" fo:border-left="none" fo:border-right="0.75pt solid #000000" fo:border-top="0.75pt solid #000000" fo:border-bottom="0.75pt solid #000000" style:writing-mode="lr-tb">
        <style:background-image/>
      </style:table-cell-properties>
    </style:style>
    <style:style style:name="Tableau2.A3"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3"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3" style:family="table-cell">
      <style:table-cell-properties style:vertical-align="top" fo:padding-left="0.053cm" fo:padding-right="0.053cm" fo:padding-top="0cm" fo:padding-bottom="0cm" fo:border="0.75pt solid #000000" style:writing-mode="lr-tb"/>
    </style:style>
    <style:style style:name="Tableau2.A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4" style:family="table-cell">
      <style:table-cell-properties style:vertical-align="top" fo:padding-left="0.053cm" fo:padding-right="0.053cm" fo:padding-top="0cm" fo:padding-bottom="0cm" fo:border="0.75pt solid #000000" style:writing-mode="lr-tb"/>
    </style:style>
    <style:style style:name="Tableau2.A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5" style:family="table-cell">
      <style:table-cell-properties style:vertical-align="top" fo:padding-left="0.053cm" fo:padding-right="0.053cm" fo:padding-top="0cm" fo:padding-bottom="0cm" fo:border="0.75pt solid #000000" style:writing-mode="lr-tb"/>
    </style:style>
    <style:style style:name="Tableau2.A6"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6"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6" style:family="table-cell">
      <style:table-cell-properties style:vertical-align="top" fo:padding-left="0.053cm" fo:padding-right="0.053cm" fo:padding-top="0cm" fo:padding-bottom="0cm" fo:border="0.75pt solid #000000" style:writing-mode="lr-tb"/>
    </style:style>
    <style:style style:name="Tableau2.A7"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7"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7" style:family="table-cell">
      <style:table-cell-properties style:vertical-align="top" fo:padding-left="0.053cm" fo:padding-right="0.053cm" fo:padding-top="0cm" fo:padding-bottom="0cm" fo:border="0.75pt solid #000000" style:writing-mode="lr-tb"/>
    </style:style>
    <style:style style:name="Tableau2.A8"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8"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8" style:family="table-cell">
      <style:table-cell-properties style:vertical-align="top" fo:padding-left="0.053cm" fo:padding-right="0.053cm" fo:padding-top="0cm" fo:padding-bottom="0cm" fo:border="0.75pt solid #000000" style:writing-mode="lr-tb"/>
    </style:style>
    <style:style style:name="Tableau2.A9"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9"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9" style:family="table-cell">
      <style:table-cell-properties style:vertical-align="top" fo:padding-left="0.053cm" fo:padding-right="0.053cm" fo:padding-top="0cm" fo:padding-bottom="0cm" fo:border="0.75pt solid #000000" style:writing-mode="lr-tb"/>
    </style:style>
    <style:style style:name="Tableau2.A10"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10"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10" style:family="table-cell">
      <style:table-cell-properties style:vertical-align="top" fo:padding-left="0.053cm" fo:padding-right="0.053cm" fo:padding-top="0cm" fo:padding-bottom="0cm" fo:border="0.75pt solid #000000" style:writing-mode="lr-tb"/>
    </style:style>
    <style:style style:name="Tableau2.A1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1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11" style:family="table-cell">
      <style:table-cell-properties style:vertical-align="top" fo:padding-left="0.053cm" fo:padding-right="0.053cm" fo:padding-top="0cm" fo:padding-bottom="0cm" fo:border="0.75pt solid #000000" style:writing-mode="lr-tb"/>
    </style:style>
    <style:style style:name="Tableau2.A13"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13"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13" style:family="table-cell">
      <style:table-cell-properties style:vertical-align="top" fo:padding-left="0.053cm" fo:padding-right="0.053cm" fo:padding-top="0cm" fo:padding-bottom="0cm" fo:border="0.75pt solid #000000" style:writing-mode="lr-tb"/>
    </style:style>
    <style:style style:name="Tableau2.A1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1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14" style:family="table-cell">
      <style:table-cell-properties style:vertical-align="top" fo:padding-left="0.053cm" fo:padding-right="0.053cm" fo:padding-top="0cm" fo:padding-bottom="0cm" fo:border="0.75pt solid #000000" style:writing-mode="lr-tb"/>
    </style:style>
    <style:style style:name="Tableau2.A1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1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15" style:family="table-cell">
      <style:table-cell-properties style:vertical-align="top" fo:padding-left="0.053cm" fo:padding-right="0.053cm" fo:padding-top="0cm" fo:padding-bottom="0cm" fo:border="0.75pt solid #000000" style:writing-mode="lr-tb"/>
    </style:style>
    <style:style style:name="Tableau2.A17"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17"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17" style:family="table-cell">
      <style:table-cell-properties style:vertical-align="top" fo:padding-left="0.053cm" fo:padding-right="0.053cm" fo:padding-top="0cm" fo:padding-bottom="0cm" fo:border="0.75pt solid #000000" style:writing-mode="lr-tb"/>
    </style:style>
    <style:style style:name="Tableau2.A18"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18"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18" style:family="table-cell">
      <style:table-cell-properties style:vertical-align="top" fo:padding-left="0.053cm" fo:padding-right="0.053cm" fo:padding-top="0cm" fo:padding-bottom="0cm" fo:border="0.75pt solid #000000" style:writing-mode="lr-tb"/>
    </style:style>
    <style:style style:name="Tableau2.A19"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19"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19" style:family="table-cell">
      <style:table-cell-properties style:vertical-align="top" fo:padding-left="0.053cm" fo:padding-right="0.053cm" fo:padding-top="0cm" fo:padding-bottom="0cm" fo:border="0.75pt solid #000000" style:writing-mode="lr-tb"/>
    </style:style>
    <style:style style:name="Tableau2.A20"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20"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20" style:family="table-cell">
      <style:table-cell-properties style:vertical-align="top" fo:padding-left="0.053cm" fo:padding-right="0.053cm" fo:padding-top="0cm" fo:padding-bottom="0cm" fo:border="0.75pt solid #000000" style:writing-mode="lr-tb"/>
    </style:style>
    <style:style style:name="Tableau2.A2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2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21" style:family="table-cell">
      <style:table-cell-properties style:vertical-align="top" fo:padding-left="0.053cm" fo:padding-right="0.053cm" fo:padding-top="0cm" fo:padding-bottom="0cm" fo:border="0.75pt solid #000000" style:writing-mode="lr-tb"/>
    </style:style>
    <style:style style:name="Tableau2.A22"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22"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22" style:family="table-cell">
      <style:table-cell-properties style:vertical-align="top" fo:padding-left="0.053cm" fo:padding-right="0.053cm" fo:padding-top="0cm" fo:padding-bottom="0cm" fo:border="0.75pt solid #000000" style:writing-mode="lr-tb"/>
    </style:style>
    <style:style style:name="Tableau2.A2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2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24" style:family="table-cell">
      <style:table-cell-properties style:vertical-align="top" fo:padding-left="0.053cm" fo:padding-right="0.053cm" fo:padding-top="0cm" fo:padding-bottom="0cm" fo:border="0.75pt solid #000000" style:writing-mode="lr-tb"/>
    </style:style>
    <style:style style:name="Tableau2.A2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2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25" style:family="table-cell">
      <style:table-cell-properties style:vertical-align="top" fo:padding-left="0.053cm" fo:padding-right="0.053cm" fo:padding-top="0cm" fo:padding-bottom="0cm" fo:border="0.75pt solid #000000" style:writing-mode="lr-tb"/>
    </style:style>
    <style:style style:name="Tableau2.A26"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26"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26" style:family="table-cell">
      <style:table-cell-properties style:vertical-align="top" fo:padding-left="0.053cm" fo:padding-right="0.053cm" fo:padding-top="0cm" fo:padding-bottom="0cm" fo:border="0.75pt solid #000000" style:writing-mode="lr-tb"/>
    </style:style>
    <style:style style:name="Tableau2.A27"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27"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27" style:family="table-cell">
      <style:table-cell-properties style:vertical-align="top" fo:padding-left="0.053cm" fo:padding-right="0.053cm" fo:padding-top="0cm" fo:padding-bottom="0cm" fo:border="0.75pt solid #000000" style:writing-mode="lr-tb"/>
    </style:style>
    <style:style style:name="Tableau2.A28"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28"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28" style:family="table-cell">
      <style:table-cell-properties style:vertical-align="top" fo:padding-left="0.053cm" fo:padding-right="0.053cm" fo:padding-top="0cm" fo:padding-bottom="0cm" fo:border="0.75pt solid #000000" style:writing-mode="lr-tb"/>
    </style:style>
    <style:style style:name="Tableau2.A29"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29"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29" style:family="table-cell">
      <style:table-cell-properties style:vertical-align="top" fo:padding-left="0.053cm" fo:padding-right="0.053cm" fo:padding-top="0cm" fo:padding-bottom="0cm" fo:border="0.75pt solid #000000" style:writing-mode="lr-tb"/>
    </style:style>
    <style:style style:name="Tableau2.A30"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30"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30" style:family="table-cell">
      <style:table-cell-properties style:vertical-align="top" fo:padding-left="0.053cm" fo:padding-right="0.053cm" fo:padding-top="0cm" fo:padding-bottom="0cm" fo:border="0.75pt solid #000000" style:writing-mode="lr-tb"/>
    </style:style>
    <style:style style:name="Tableau2.A3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3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31" style:family="table-cell">
      <style:table-cell-properties style:vertical-align="top" fo:padding-left="0.053cm" fo:padding-right="0.053cm" fo:padding-top="0cm" fo:padding-bottom="0cm" fo:border="0.75pt solid #000000" style:writing-mode="lr-tb"/>
    </style:style>
    <style:style style:name="Tableau2.A32"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32"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32" style:family="table-cell">
      <style:table-cell-properties style:vertical-align="top" fo:padding-left="0.053cm" fo:padding-right="0.053cm" fo:padding-top="0cm" fo:padding-bottom="0cm" fo:border="0.75pt solid #000000" style:writing-mode="lr-tb"/>
    </style:style>
    <style:style style:name="Tableau2.A33"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33"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33" style:family="table-cell">
      <style:table-cell-properties style:vertical-align="top" fo:padding-left="0.053cm" fo:padding-right="0.053cm" fo:padding-top="0cm" fo:padding-bottom="0cm" fo:border="0.75pt solid #000000" style:writing-mode="lr-tb"/>
    </style:style>
    <style:style style:name="Tableau2.A3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3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34" style:family="table-cell">
      <style:table-cell-properties style:vertical-align="top" fo:padding-left="0.053cm" fo:padding-right="0.053cm" fo:padding-top="0cm" fo:padding-bottom="0cm" fo:border="0.75pt solid #000000" style:writing-mode="lr-tb"/>
    </style:style>
    <style:style style:name="Tableau2.A3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3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35" style:family="table-cell">
      <style:table-cell-properties style:vertical-align="top" fo:padding-left="0.053cm" fo:padding-right="0.053cm" fo:padding-top="0cm" fo:padding-bottom="0cm" fo:border="0.75pt solid #000000" style:writing-mode="lr-tb"/>
    </style:style>
    <style:style style:name="Tableau2.A37"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37"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37" style:family="table-cell">
      <style:table-cell-properties style:vertical-align="top" fo:padding-left="0.053cm" fo:padding-right="0.053cm" fo:padding-top="0cm" fo:padding-bottom="0cm" fo:border="0.75pt solid #000000" style:writing-mode="lr-tb"/>
    </style:style>
    <style:style style:name="Tableau2.A38"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38"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38" style:family="table-cell">
      <style:table-cell-properties style:vertical-align="top" fo:padding-left="0.053cm" fo:padding-right="0.053cm" fo:padding-top="0cm" fo:padding-bottom="0cm" fo:border="0.75pt solid #000000" style:writing-mode="lr-tb"/>
    </style:style>
    <style:style style:name="Tableau2.A39"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39"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39" style:family="table-cell">
      <style:table-cell-properties style:vertical-align="top" fo:padding-left="0.053cm" fo:padding-right="0.053cm" fo:padding-top="0cm" fo:padding-bottom="0cm" fo:border="0.75pt solid #000000" style:writing-mode="lr-tb"/>
    </style:style>
    <style:style style:name="Tableau2.A40"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40"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40" style:family="table-cell">
      <style:table-cell-properties style:vertical-align="top" fo:padding-left="0.053cm" fo:padding-right="0.053cm" fo:padding-top="0cm" fo:padding-bottom="0cm" fo:border="0.75pt solid #000000" style:writing-mode="lr-tb"/>
    </style:style>
    <style:style style:name="Tableau2.A4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4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41" style:family="table-cell">
      <style:table-cell-properties style:vertical-align="top" fo:padding-left="0.053cm" fo:padding-right="0.053cm" fo:padding-top="0cm" fo:padding-bottom="0cm" fo:border="0.75pt solid #000000" style:writing-mode="lr-tb"/>
    </style:style>
    <style:style style:name="Tableau2.A43"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43"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43" style:family="table-cell">
      <style:table-cell-properties style:vertical-align="top" fo:padding-left="0.053cm" fo:padding-right="0.053cm" fo:padding-top="0cm" fo:padding-bottom="0cm" fo:border="0.75pt solid #000000" style:writing-mode="lr-tb"/>
    </style:style>
    <style:style style:name="Tableau2.A4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4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44" style:family="table-cell">
      <style:table-cell-properties style:vertical-align="top" fo:padding-left="0.053cm" fo:padding-right="0.053cm" fo:padding-top="0cm" fo:padding-bottom="0cm" fo:border="0.75pt solid #000000" style:writing-mode="lr-tb"/>
    </style:style>
    <style:style style:name="Tableau2.A4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4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45" style:family="table-cell">
      <style:table-cell-properties style:vertical-align="top" fo:padding-left="0.053cm" fo:padding-right="0.053cm" fo:padding-top="0cm" fo:padding-bottom="0cm" fo:border="0.75pt solid #000000" style:writing-mode="lr-tb"/>
    </style:style>
    <style:style style:name="Tableau2.A46"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46"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46" style:family="table-cell">
      <style:table-cell-properties style:vertical-align="top" fo:padding-left="0.053cm" fo:padding-right="0.053cm" fo:padding-top="0cm" fo:padding-bottom="0cm" fo:border="0.75pt solid #000000" style:writing-mode="lr-tb"/>
    </style:style>
    <style:style style:name="Tableau2.A47"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47"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47" style:family="table-cell">
      <style:table-cell-properties style:vertical-align="top" fo:padding-left="0.053cm" fo:padding-right="0.053cm" fo:padding-top="0cm" fo:padding-bottom="0cm" fo:border="0.75pt solid #000000" style:writing-mode="lr-tb"/>
    </style:style>
    <style:style style:name="Tableau2.A48"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48"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48" style:family="table-cell">
      <style:table-cell-properties style:vertical-align="top" fo:padding-left="0.053cm" fo:padding-right="0.053cm" fo:padding-top="0cm" fo:padding-bottom="0cm" fo:border="0.75pt solid #000000" style:writing-mode="lr-tb"/>
    </style:style>
    <style:style style:name="Tableau2.A49"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49"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49" style:family="table-cell">
      <style:table-cell-properties style:vertical-align="top" fo:padding-left="0.053cm" fo:padding-right="0.053cm" fo:padding-top="0cm" fo:padding-bottom="0cm" fo:border="0.75pt solid #000000" style:writing-mode="lr-tb"/>
    </style:style>
    <style:style style:name="Tableau2.A50"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50"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50" style:family="table-cell">
      <style:table-cell-properties style:vertical-align="top" fo:padding-left="0.053cm" fo:padding-right="0.053cm" fo:padding-top="0cm" fo:padding-bottom="0cm" fo:border="0.75pt solid #000000" style:writing-mode="lr-tb"/>
    </style:style>
    <style:style style:name="Tableau2.A5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5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51" style:family="table-cell">
      <style:table-cell-properties style:vertical-align="top" fo:padding-left="0.053cm" fo:padding-right="0.053cm" fo:padding-top="0cm" fo:padding-bottom="0cm" fo:border="0.75pt solid #000000" style:writing-mode="lr-tb"/>
    </style:style>
    <style:style style:name="Tableau2.A52"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52"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52" style:family="table-cell">
      <style:table-cell-properties style:vertical-align="top" fo:padding-left="0.053cm" fo:padding-right="0.053cm" fo:padding-top="0cm" fo:padding-bottom="0cm" fo:border="0.75pt solid #000000" style:writing-mode="lr-tb"/>
    </style:style>
    <style:style style:name="Tableau2.A53"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53"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53" style:family="table-cell">
      <style:table-cell-properties style:vertical-align="top" fo:padding-left="0.053cm" fo:padding-right="0.053cm" fo:padding-top="0cm" fo:padding-bottom="0cm" fo:border="0.75pt solid #000000" style:writing-mode="lr-tb"/>
    </style:style>
    <style:style style:name="Tableau2.A5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54"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54" style:family="table-cell">
      <style:table-cell-properties style:vertical-align="top" fo:padding-left="0.053cm" fo:padding-right="0.053cm" fo:padding-top="0cm" fo:padding-bottom="0cm" fo:border="0.75pt solid #000000" style:writing-mode="lr-tb"/>
    </style:style>
    <style:style style:name="Tableau2.A5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55"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55" style:family="table-cell">
      <style:table-cell-properties style:vertical-align="top" fo:padding-left="0.053cm" fo:padding-right="0.053cm" fo:padding-top="0cm" fo:padding-bottom="0cm" fo:border="0.75pt solid #000000" style:writing-mode="lr-tb"/>
    </style:style>
    <style:style style:name="Tableau2.A56"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B56"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Tableau2.C56" style:family="table-cell">
      <style:table-cell-properties style:vertical-align="top" fo:padding-left="0.053cm" fo:padding-right="0.053cm" fo:padding-top="0cm" fo:padding-bottom="0cm" fo:border="0.75pt solid #000000" style:writing-mode="lr-tb"/>
    </style:style>
    <style:style style:name="Tableau3" style:family="table">
      <style:table-properties style:width="18.944cm" fo:margin-left="-1.515cm" table:align="left" style:writing-mode="lr-tb"/>
    </style:style>
    <style:style style:name="Tableau3.A" style:family="table-column">
      <style:table-column-properties style:column-width="6.209cm"/>
    </style:style>
    <style:style style:name="Tableau3.B" style:family="table-column">
      <style:table-column-properties style:column-width="5.362cm"/>
    </style:style>
    <style:style style:name="Tableau3.C" style:family="table-column">
      <style:table-column-properties style:column-width="1.129cm"/>
    </style:style>
    <style:style style:name="Tableau3.D" style:family="table-column">
      <style:table-column-properties style:column-width="0.811cm"/>
    </style:style>
    <style:style style:name="Tableau3.E" style:family="table-column">
      <style:table-column-properties style:column-width="1.164cm"/>
    </style:style>
    <style:style style:name="Tableau3.F" style:family="table-column">
      <style:table-column-properties style:column-width="1.623cm"/>
    </style:style>
    <style:style style:name="Tableau3.G" style:family="table-column">
      <style:table-column-properties style:column-width="2.187cm"/>
    </style:style>
    <style:style style:name="Tableau3.H" style:family="table-column">
      <style:table-column-properties style:column-width="0.459cm"/>
    </style:style>
    <style:style style:name="Tableau3.1" style:family="table-row">
      <style:table-row-properties style:min-row-height="0.37cm" fo:keep-together="auto"/>
    </style:style>
    <style:style style:name="Tableau3.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3.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3.H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3.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3.B2" style:family="table-cell">
      <style:table-cell-properties style:vertical-align="bottom" fo:background-color="#c0c0c0" fo:padding="0cm" fo:border="none" style:writing-mode="lr-tb">
        <style:background-image/>
      </style:table-cell-properties>
    </style:style>
    <style:style style:name="Tableau3.H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3.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3.B3" style:family="table-cell">
      <style:table-cell-properties style:vertical-align="bottom" fo:background-color="#ffffff" fo:padding="0cm" fo:border="none" style:writing-mode="lr-tb">
        <style:background-image/>
      </style:table-cell-properties>
    </style:style>
    <style:style style:name="Tableau3.H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3.164" style:family="table-row">
      <style:table-row-properties style:min-row-height="0.397cm" fo:keep-together="auto"/>
    </style:style>
    <style:style style:name="Tableau3.A164" style:family="table-cell">
      <style:table-cell-properties style:vertical-align="bottom" fo:background-color="#c0c0c0" fo:padding="0cm" fo:border-left="1pt solid #000000" fo:border-right="none" fo:border-top="none" fo:border-bottom="1pt solid #000000" style:writing-mode="lr-tb">
        <style:background-image/>
      </style:table-cell-properties>
    </style:style>
    <style:style style:name="Tableau3.B164" style:family="table-cell">
      <style:table-cell-properties style:vertical-align="bottom" fo:background-color="#c0c0c0" fo:padding="0cm" fo:border-left="none" fo:border-right="none" fo:border-top="none" fo:border-bottom="1pt solid #000000" style:writing-mode="lr-tb">
        <style:background-image/>
      </style:table-cell-properties>
    </style:style>
    <style:style style:name="Tableau3.H164" style:family="table-cell">
      <style:table-cell-properties style:vertical-align="bottom" fo:background-color="#c0c0c0" fo:padding="0cm" fo:border-left="none" fo:border-right="1pt solid #000000" fo:border-top="none" fo:border-bottom="1pt solid #000000" style:writing-mode="lr-tb">
        <style:background-image/>
      </style:table-cell-properties>
    </style:style>
    <style:style style:name="Tableau4" style:family="table">
      <style:table-properties style:width="18.944cm" fo:margin-left="-1.515cm" table:align="left" style:writing-mode="lr-tb"/>
    </style:style>
    <style:style style:name="Tableau4.A" style:family="table-column">
      <style:table-column-properties style:column-width="6.632cm"/>
    </style:style>
    <style:style style:name="Tableau4.B" style:family="table-column">
      <style:table-column-properties style:column-width="5.045cm"/>
    </style:style>
    <style:style style:name="Tableau4.C" style:family="table-column">
      <style:table-column-properties style:column-width="1.058cm"/>
    </style:style>
    <style:style style:name="Tableau4.D" style:family="table-column">
      <style:table-column-properties style:column-width="0.882cm"/>
    </style:style>
    <style:style style:name="Tableau4.F" style:family="table-column">
      <style:table-column-properties style:column-width="1.658cm"/>
    </style:style>
    <style:style style:name="Tableau4.G" style:family="table-column">
      <style:table-column-properties style:column-width="2.187cm"/>
    </style:style>
    <style:style style:name="Tableau4.H" style:family="table-column">
      <style:table-column-properties style:column-width="0.423cm"/>
    </style:style>
    <style:style style:name="Tableau4.1" style:family="table-row">
      <style:table-row-properties style:min-row-height="0.37cm" fo:keep-together="auto"/>
    </style:style>
    <style:style style:name="Tableau4.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4.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4.H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4.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4.B2" style:family="table-cell">
      <style:table-cell-properties style:vertical-align="bottom" fo:background-color="#c0c0c0" fo:padding="0cm" fo:border="none" style:writing-mode="lr-tb">
        <style:background-image/>
      </style:table-cell-properties>
    </style:style>
    <style:style style:name="Tableau4.H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4.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4.B3" style:family="table-cell">
      <style:table-cell-properties style:vertical-align="bottom" fo:background-color="#ffffff" fo:padding="0cm" fo:border="none" style:writing-mode="lr-tb">
        <style:background-image/>
      </style:table-cell-properties>
    </style:style>
    <style:style style:name="Tableau4.H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4.34" style:family="table-row">
      <style:table-row-properties style:min-row-height="0.397cm" fo:keep-together="auto"/>
    </style:style>
    <style:style style:name="Tableau4.A34" style:family="table-cell">
      <style:table-cell-properties style:vertical-align="bottom" fo:background-color="#c0c0c0" fo:padding="0cm" fo:border-left="1pt solid #000000" fo:border-right="none" fo:border-top="none" fo:border-bottom="1pt solid #000000" style:writing-mode="lr-tb">
        <style:background-image/>
      </style:table-cell-properties>
    </style:style>
    <style:style style:name="Tableau4.B34" style:family="table-cell">
      <style:table-cell-properties style:vertical-align="bottom" fo:background-color="#c0c0c0" fo:padding="0cm" fo:border-left="none" fo:border-right="none" fo:border-top="none" fo:border-bottom="1pt solid #000000" style:writing-mode="lr-tb">
        <style:background-image/>
      </style:table-cell-properties>
    </style:style>
    <style:style style:name="Tableau4.H34" style:family="table-cell">
      <style:table-cell-properties style:vertical-align="bottom" fo:background-color="#c0c0c0" fo:padding="0cm" fo:border-left="none" fo:border-right="1pt solid #000000" fo:border-top="none" fo:border-bottom="1pt solid #000000" style:writing-mode="lr-tb">
        <style:background-image/>
      </style:table-cell-properties>
    </style:style>
    <style:style style:name="Tableau5" style:family="table">
      <style:table-properties style:width="15.466cm" fo:margin-left="-0.079cm" table:align="left" style:writing-mode="lr-tb"/>
    </style:style>
    <style:style style:name="Tableau5.A" style:family="table-column">
      <style:table-column-properties style:column-width="5.368cm"/>
    </style:style>
    <style:style style:name="Tableau5.B" style:family="table-column">
      <style:table-column-properties style:column-width="4.814cm"/>
    </style:style>
    <style:style style:name="Tableau5.C" style:family="table-column">
      <style:table-column-properties style:column-width="0.974cm"/>
    </style:style>
    <style:style style:name="Tableau5.D" style:family="table-column">
      <style:table-column-properties style:column-width="1.558cm"/>
    </style:style>
    <style:style style:name="Tableau5.E" style:family="table-column">
      <style:table-column-properties style:column-width="2.282cm"/>
    </style:style>
    <style:style style:name="Tableau5.F" style:family="table-column">
      <style:table-column-properties style:column-width="0.471cm"/>
    </style:style>
    <style:style style:name="Tableau5.1" style:family="table-row">
      <style:table-row-properties style:min-row-height="0.356cm" fo:keep-together="auto"/>
    </style:style>
    <style:style style:name="Tableau5.A1" style:family="table-cell">
      <style:table-cell-properties style:vertical-align="top" fo:background-color="#c0c0c0" fo:padding-left="0.053cm" fo:padding-right="0.053cm" fo:padding-top="0cm" fo:padding-bottom="0cm" fo:border-left="1.5pt solid #000000" fo:border-right="none" fo:border-top="1.5pt solid #000000" fo:border-bottom="0.75pt solid #000000" style:writing-mode="lr-tb">
        <style:background-image/>
      </style:table-cell-properties>
    </style:style>
    <style:style style:name="Tableau5.B1" style:family="table-cell">
      <style:table-cell-properties style:vertical-align="top" fo:background-color="#c0c0c0" fo:padding-left="0.053cm" fo:padding-right="0.053cm" fo:padding-top="0cm" fo:padding-bottom="0cm" fo:border-left="none" fo:border-right="none" fo:border-top="1.5pt solid #000000" fo:border-bottom="0.75pt solid #000000" style:writing-mode="lr-tb">
        <style:background-image/>
      </style:table-cell-properties>
    </style:style>
    <style:style style:name="Tableau5.F1" style:family="table-cell">
      <style:table-cell-properties style:vertical-align="top" fo:background-color="#c0c0c0" fo:padding-left="0.053cm" fo:padding-right="0.053cm" fo:padding-top="0cm" fo:padding-bottom="0cm" fo:border-left="none" fo:border-right="1.5pt solid #000000" fo:border-top="1.5pt solid #000000" fo:border-bottom="0.75pt solid #000000" style:writing-mode="lr-tb">
        <style:background-image/>
      </style:table-cell-properties>
    </style:style>
    <style:style style:name="Tableau5.A2" style:family="table-cell">
      <style:table-cell-properties style:vertical-align="top" fo:background-color="#c0c0c0" fo:padding-left="0.053cm" fo:padding-right="0.053cm" fo:padding-top="0cm" fo:padding-bottom="0cm" fo:border-left="1.5pt solid #000000" fo:border-right="none" fo:border-top="none" fo:border-bottom="none" style:writing-mode="lr-tb">
        <style:background-image/>
      </style:table-cell-properties>
    </style:style>
    <style:style style:name="Tableau5.B2" style:family="table-cell">
      <style:table-cell-properties style:vertical-align="top" fo:background-color="#c0c0c0" fo:padding-left="0.053cm" fo:padding-right="0.053cm" fo:padding-top="0cm" fo:padding-bottom="0cm" fo:border="none" style:writing-mode="lr-tb">
        <style:background-image/>
      </style:table-cell-properties>
    </style:style>
    <style:style style:name="Tableau5.F2" style:family="table-cell">
      <style:table-cell-properties style:vertical-align="top" fo:background-color="#c0c0c0" fo:padding-left="0.053cm" fo:padding-right="0.053cm" fo:padding-top="0cm" fo:padding-bottom="0cm" fo:border-left="none" fo:border-right="1.5pt solid #000000" fo:border-top="none" fo:border-bottom="none" style:writing-mode="lr-tb">
        <style:background-image/>
      </style:table-cell-properties>
    </style:style>
    <style:style style:name="Tableau5.A3" style:family="table-cell">
      <style:table-cell-properties style:vertical-align="top" fo:background-color="#ffffff" fo:padding-left="0.053cm" fo:padding-right="0.053cm" fo:padding-top="0cm" fo:padding-bottom="0cm" fo:border-left="1.5pt solid #000000" fo:border-right="none" fo:border-top="none" fo:border-bottom="none" style:writing-mode="lr-tb">
        <style:background-image/>
      </style:table-cell-properties>
    </style:style>
    <style:style style:name="Tableau5.B3" style:family="table-cell">
      <style:table-cell-properties style:vertical-align="top" fo:background-color="#ffffff" fo:padding-left="0.053cm" fo:padding-right="0.053cm" fo:padding-top="0cm" fo:padding-bottom="0cm" fo:border="none" style:writing-mode="lr-tb">
        <style:background-image/>
      </style:table-cell-properties>
    </style:style>
    <style:style style:name="Tableau5.F3" style:family="table-cell">
      <style:table-cell-properties style:vertical-align="top" fo:background-color="#ffffff" fo:padding-left="0.053cm" fo:padding-right="0.053cm" fo:padding-top="0cm" fo:padding-bottom="0cm" fo:border-left="none" fo:border-right="1.5pt solid #000000" fo:border-top="none" fo:border-bottom="none" style:writing-mode="lr-tb">
        <style:background-image/>
      </style:table-cell-properties>
    </style:style>
    <style:style style:name="Tableau5.A72" style:family="table-cell">
      <style:table-cell-properties style:vertical-align="top" fo:background-color="#c0c0c0" fo:padding-left="0.053cm" fo:padding-right="0.053cm" fo:padding-top="0cm" fo:padding-bottom="0cm" fo:border-left="1.5pt solid #000000" fo:border-right="none" fo:border-top="none" fo:border-bottom="1.5pt solid #000000" style:writing-mode="lr-tb">
        <style:background-image/>
      </style:table-cell-properties>
    </style:style>
    <style:style style:name="Tableau5.B72" style:family="table-cell">
      <style:table-cell-properties style:vertical-align="top" fo:background-color="#c0c0c0" fo:padding-left="0.053cm" fo:padding-right="0.053cm" fo:padding-top="0cm" fo:padding-bottom="0cm" fo:border-left="none" fo:border-right="none" fo:border-top="none" fo:border-bottom="1.5pt solid #000000" style:writing-mode="lr-tb">
        <style:background-image/>
      </style:table-cell-properties>
    </style:style>
    <style:style style:name="Tableau5.F72" style:family="table-cell">
      <style:table-cell-properties style:vertical-align="top" fo:background-color="#c0c0c0" fo:padding-left="0.053cm" fo:padding-right="0.053cm" fo:padding-top="0cm" fo:padding-bottom="0cm" fo:border-left="none" fo:border-right="1.5pt solid #000000" fo:border-top="none" fo:border-bottom="1.5pt solid #000000" style:writing-mode="lr-tb">
        <style:background-image/>
      </style:table-cell-properties>
    </style:style>
    <style:style style:name="Tableau6" style:family="table">
      <style:table-properties style:width="13.653cm" fo:margin-left="1.131cm" table:align="left" style:writing-mode="lr-tb"/>
    </style:style>
    <style:style style:name="Tableau6.A" style:family="table-column">
      <style:table-column-properties style:column-width="3.316cm"/>
    </style:style>
    <style:style style:name="Tableau6.B" style:family="table-column">
      <style:table-column-properties style:column-width="3.246cm"/>
    </style:style>
    <style:style style:name="Tableau6.C" style:family="table-column">
      <style:table-column-properties style:column-width="1.058cm"/>
    </style:style>
    <style:style style:name="Tableau6.D" style:family="table-column">
      <style:table-column-properties style:column-width="0.882cm"/>
    </style:style>
    <style:style style:name="Tableau6.F" style:family="table-column">
      <style:table-column-properties style:column-width="1.482cm"/>
    </style:style>
    <style:style style:name="Tableau6.G" style:family="table-column">
      <style:table-column-properties style:column-width="2.187cm"/>
    </style:style>
    <style:style style:name="Tableau6.H" style:family="table-column">
      <style:table-column-properties style:column-width="0.423cm"/>
    </style:style>
    <style:style style:name="Tableau6.1" style:family="table-row">
      <style:table-row-properties style:min-row-height="0.37cm" fo:keep-together="auto"/>
    </style:style>
    <style:style style:name="Tableau6.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6.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6.H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6.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6.B2" style:family="table-cell">
      <style:table-cell-properties style:vertical-align="bottom" fo:background-color="#c0c0c0" fo:padding="0cm" fo:border="none" style:writing-mode="lr-tb">
        <style:background-image/>
      </style:table-cell-properties>
    </style:style>
    <style:style style:name="Tableau6.H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6.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6.B3" style:family="table-cell">
      <style:table-cell-properties style:vertical-align="bottom" fo:background-color="#ffffff" fo:padding="0cm" fo:border="none" style:writing-mode="lr-tb">
        <style:background-image/>
      </style:table-cell-properties>
    </style:style>
    <style:style style:name="Tableau6.H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6.22" style:family="table-row">
      <style:table-row-properties style:min-row-height="0.397cm" fo:keep-together="auto"/>
    </style:style>
    <style:style style:name="Tableau6.A22" style:family="table-cell">
      <style:table-cell-properties style:vertical-align="bottom" fo:background-color="#c0c0c0" fo:padding="0cm" fo:border-left="1pt solid #000000" fo:border-right="none" fo:border-top="none" fo:border-bottom="1pt solid #000000" style:writing-mode="lr-tb">
        <style:background-image/>
      </style:table-cell-properties>
    </style:style>
    <style:style style:name="Tableau6.B22" style:family="table-cell">
      <style:table-cell-properties style:vertical-align="bottom" fo:background-color="#c0c0c0" fo:padding="0cm" fo:border-left="none" fo:border-right="none" fo:border-top="none" fo:border-bottom="1pt solid #000000" style:writing-mode="lr-tb">
        <style:background-image/>
      </style:table-cell-properties>
    </style:style>
    <style:style style:name="Tableau6.H22" style:family="table-cell">
      <style:table-cell-properties style:vertical-align="bottom" fo:background-color="#c0c0c0" fo:padding="0cm" fo:border-left="none" fo:border-right="1pt solid #000000" fo:border-top="none" fo:border-bottom="1pt solid #000000" style:writing-mode="lr-tb">
        <style:background-image/>
      </style:table-cell-properties>
    </style:style>
    <style:style style:name="Tableau7" style:family="table">
      <style:table-properties style:width="16.783cm" fo:margin-left="-0.044cm" table:align="left" style:writing-mode="lr-tb"/>
    </style:style>
    <style:style style:name="Tableau7.A" style:family="table-column">
      <style:table-column-properties style:column-width="5.036cm"/>
    </style:style>
    <style:style style:name="Tableau7.B" style:family="table-column">
      <style:table-column-properties style:column-width="4.551cm"/>
    </style:style>
    <style:style style:name="Tableau7.C" style:family="table-column">
      <style:table-column-properties style:column-width="0.953cm"/>
    </style:style>
    <style:style style:name="Tableau7.D" style:family="table-column">
      <style:table-column-properties style:column-width="1.129cm"/>
    </style:style>
    <style:style style:name="Tableau7.F" style:family="table-column">
      <style:table-column-properties style:column-width="1.376cm"/>
    </style:style>
    <style:style style:name="Tableau7.G" style:family="table-column">
      <style:table-column-properties style:column-width="2.187cm"/>
    </style:style>
    <style:style style:name="Tableau7.H" style:family="table-column">
      <style:table-column-properties style:column-width="0.423cm"/>
    </style:style>
    <style:style style:name="Tableau7.1" style:family="table-row">
      <style:table-row-properties style:min-row-height="0.37cm" fo:keep-together="auto"/>
    </style:style>
    <style:style style:name="Tableau7.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7.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7.H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7.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7.B2" style:family="table-cell">
      <style:table-cell-properties style:vertical-align="bottom" fo:background-color="#c0c0c0" fo:padding="0cm" fo:border="none" style:writing-mode="lr-tb">
        <style:background-image/>
      </style:table-cell-properties>
    </style:style>
    <style:style style:name="Tableau7.H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7.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7.B3" style:family="table-cell">
      <style:table-cell-properties style:vertical-align="bottom" fo:background-color="#ffffff" fo:padding="0cm" fo:border="none" style:writing-mode="lr-tb">
        <style:background-image/>
      </style:table-cell-properties>
    </style:style>
    <style:style style:name="Tableau7.H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7.6" style:family="table-row">
      <style:table-row-properties style:min-row-height="0.741cm" fo:keep-together="auto"/>
    </style:style>
    <style:style style:name="Tableau7.C6" style:family="table-cell">
      <style:table-cell-properties style:vertical-align="middle" fo:background-color="#c0c0c0" fo:padding="0cm" fo:border="none" style:writing-mode="lr-tb">
        <style:background-image/>
      </style:table-cell-properties>
    </style:style>
    <style:style style:name="Tableau7.H6" style:family="table-cell">
      <style:table-cell-properties style:vertical-align="middle" fo:background-color="#c0c0c0" fo:padding="0cm" fo:border-left="none" fo:border-right="1pt solid #000000" fo:border-top="none" fo:border-bottom="none" style:writing-mode="lr-tb">
        <style:background-image/>
      </style:table-cell-properties>
    </style:style>
    <style:style style:name="Tableau7.69" style:family="table-row">
      <style:table-row-properties style:min-row-height="0.397cm" fo:keep-together="auto"/>
    </style:style>
    <style:style style:name="Tableau7.A69" style:family="table-cell">
      <style:table-cell-properties style:vertical-align="bottom" fo:background-color="#ffffff" fo:padding="0cm" fo:border-left="1pt solid #000000" fo:border-right="none" fo:border-top="none" fo:border-bottom="1pt solid #000000" style:writing-mode="lr-tb">
        <style:background-image/>
      </style:table-cell-properties>
    </style:style>
    <style:style style:name="Tableau7.B69" style:family="table-cell">
      <style:table-cell-properties style:vertical-align="bottom" fo:background-color="#ffffff" fo:padding="0cm" fo:border-left="none" fo:border-right="none" fo:border-top="none" fo:border-bottom="1pt solid #000000" style:writing-mode="lr-tb">
        <style:background-image/>
      </style:table-cell-properties>
    </style:style>
    <style:style style:name="Tableau7.H69" style:family="table-cell">
      <style:table-cell-properties style:vertical-align="bottom" fo:background-color="#ffffff" fo:padding="0cm" fo:border-left="none" fo:border-right="1pt solid #000000" fo:border-top="none" fo:border-bottom="1pt solid #000000" style:writing-mode="lr-tb">
        <style:background-image/>
      </style:table-cell-properties>
    </style:style>
    <style:style style:name="Tableau8" style:family="table">
      <style:table-properties style:width="13.229cm" fo:margin-left="1.328cm" table:align="left" style:writing-mode="lr-tb"/>
    </style:style>
    <style:style style:name="Tableau8.A" style:family="table-column">
      <style:table-column-properties style:column-width="3.281cm"/>
    </style:style>
    <style:style style:name="Tableau8.B" style:family="table-column">
      <style:table-column-properties style:column-width="3.246cm"/>
    </style:style>
    <style:style style:name="Tableau8.C" style:family="table-column">
      <style:table-column-properties style:column-width="1.058cm"/>
    </style:style>
    <style:style style:name="Tableau8.D" style:family="table-column">
      <style:table-column-properties style:column-width="0.917cm"/>
    </style:style>
    <style:style style:name="Tableau8.F" style:family="table-column">
      <style:table-column-properties style:column-width="1.482cm"/>
    </style:style>
    <style:style style:name="Tableau8.G" style:family="table-column">
      <style:table-column-properties style:column-width="2.187cm"/>
    </style:style>
    <style:style style:name="Tableau8.1" style:family="table-row">
      <style:table-row-properties style:min-row-height="0.37cm" fo:keep-together="auto"/>
    </style:style>
    <style:style style:name="Tableau8.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8.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8.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8.B2" style:family="table-cell">
      <style:table-cell-properties style:vertical-align="bottom" fo:background-color="#c0c0c0" fo:padding="0cm" fo:border="none" style:writing-mode="lr-tb">
        <style:background-image/>
      </style:table-cell-properties>
    </style:style>
    <style:style style:name="Tableau8.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8.B3" style:family="table-cell">
      <style:table-cell-properties style:vertical-align="bottom" fo:background-color="#ffffff" fo:padding="0cm" fo:border="none" style:writing-mode="lr-tb">
        <style:background-image/>
      </style:table-cell-properties>
    </style:style>
    <style:style style:name="Tableau8.5" style:family="table-row">
      <style:table-row-properties style:min-row-height="0.397cm" fo:keep-together="auto"/>
    </style:style>
    <style:style style:name="Tableau8.A5" style:family="table-cell">
      <style:table-cell-properties style:vertical-align="bottom" fo:background-color="#ffffff" fo:padding="0cm" fo:border-left="1pt solid #000000" fo:border-right="none" fo:border-top="none" fo:border-bottom="1pt solid #000000" style:writing-mode="lr-tb">
        <style:background-image/>
      </style:table-cell-properties>
    </style:style>
    <style:style style:name="Tableau8.B5" style:family="table-cell">
      <style:table-cell-properties style:vertical-align="bottom" fo:background-color="#ffffff" fo:padding="0cm" fo:border-left="none" fo:border-right="none" fo:border-top="none" fo:border-bottom="1pt solid #000000" style:writing-mode="lr-tb">
        <style:background-image/>
      </style:table-cell-properties>
    </style:style>
    <style:style style:name="Tableau9" style:family="table">
      <style:table-properties style:width="14.852cm" fo:margin-left="0.534cm" table:align="left" style:writing-mode="lr-tb"/>
    </style:style>
    <style:style style:name="Tableau9.A" style:family="table-column">
      <style:table-column-properties style:column-width="5.574cm"/>
    </style:style>
    <style:style style:name="Tableau9.B" style:family="table-column">
      <style:table-column-properties style:column-width="4.939cm"/>
    </style:style>
    <style:style style:name="Tableau9.C" style:family="table-column">
      <style:table-column-properties style:column-width="0.882cm"/>
    </style:style>
    <style:style style:name="Tableau9.D" style:family="table-column">
      <style:table-column-properties style:column-width="0.847cm"/>
    </style:style>
    <style:style style:name="Tableau9.E" style:family="table-column">
      <style:table-column-properties style:column-width="2.187cm"/>
    </style:style>
    <style:style style:name="Tableau9.F" style:family="table-column">
      <style:table-column-properties style:column-width="0.423cm"/>
    </style:style>
    <style:style style:name="Tableau9.1" style:family="table-row">
      <style:table-row-properties style:min-row-height="0.37cm" fo:keep-together="auto"/>
    </style:style>
    <style:style style:name="Tableau9.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9.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9.F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9.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9.B2" style:family="table-cell">
      <style:table-cell-properties style:vertical-align="bottom" fo:background-color="#c0c0c0" fo:padding="0cm" fo:border="none" style:writing-mode="lr-tb">
        <style:background-image/>
      </style:table-cell-properties>
    </style:style>
    <style:style style:name="Tableau9.F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9.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9.B3" style:family="table-cell">
      <style:table-cell-properties style:vertical-align="bottom" fo:background-color="#ffffff" fo:padding="0cm" fo:border="none" style:writing-mode="lr-tb">
        <style:background-image/>
      </style:table-cell-properties>
    </style:style>
    <style:style style:name="Tableau9.F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9.82" style:family="table-row">
      <style:table-row-properties style:min-row-height="0.397cm" fo:keep-together="auto"/>
    </style:style>
    <style:style style:name="Tableau9.A82" style:family="table-cell">
      <style:table-cell-properties style:vertical-align="bottom" fo:background-color="#c0c0c0" fo:padding="0cm" fo:border-left="1pt solid #000000" fo:border-right="none" fo:border-top="none" fo:border-bottom="1pt solid #000000" style:writing-mode="lr-tb">
        <style:background-image/>
      </style:table-cell-properties>
    </style:style>
    <style:style style:name="Tableau9.B82" style:family="table-cell">
      <style:table-cell-properties style:vertical-align="bottom" fo:background-color="#c0c0c0" fo:padding="0cm" fo:border-left="none" fo:border-right="none" fo:border-top="none" fo:border-bottom="1pt solid #000000" style:writing-mode="lr-tb">
        <style:background-image/>
      </style:table-cell-properties>
    </style:style>
    <style:style style:name="Tableau9.F82" style:family="table-cell">
      <style:table-cell-properties style:vertical-align="bottom" fo:background-color="#c0c0c0" fo:padding="0cm" fo:border-left="none" fo:border-right="1pt solid #000000" fo:border-top="none" fo:border-bottom="1pt solid #000000" style:writing-mode="lr-tb">
        <style:background-image/>
      </style:table-cell-properties>
    </style:style>
    <style:style style:name="Tableau10" style:family="table">
      <style:table-properties style:width="12.947cm" fo:margin-left="1.487cm" table:align="left" style:writing-mode="lr-tb"/>
    </style:style>
    <style:style style:name="Tableau10.A" style:family="table-column">
      <style:table-column-properties style:column-width="3.493cm"/>
    </style:style>
    <style:style style:name="Tableau10.B" style:family="table-column">
      <style:table-column-properties style:column-width="3.246cm"/>
    </style:style>
    <style:style style:name="Tableau10.C" style:family="table-column">
      <style:table-column-properties style:column-width="0.917cm"/>
    </style:style>
    <style:style style:name="Tableau10.D" style:family="table-column">
      <style:table-column-properties style:column-width="0.882cm"/>
    </style:style>
    <style:style style:name="Tableau10.E" style:family="table-column">
      <style:table-column-properties style:column-width="0.953cm"/>
    </style:style>
    <style:style style:name="Tableau10.F" style:family="table-column">
      <style:table-column-properties style:column-width="0.847cm"/>
    </style:style>
    <style:style style:name="Tableau10.G" style:family="table-column">
      <style:table-column-properties style:column-width="2.187cm"/>
    </style:style>
    <style:style style:name="Tableau10.H" style:family="table-column">
      <style:table-column-properties style:column-width="0.423cm"/>
    </style:style>
    <style:style style:name="Tableau10.1" style:family="table-row">
      <style:table-row-properties style:min-row-height="0.37cm" fo:keep-together="auto"/>
    </style:style>
    <style:style style:name="Tableau10.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10.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10.H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10.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10.B2" style:family="table-cell">
      <style:table-cell-properties style:vertical-align="bottom" fo:background-color="#c0c0c0" fo:padding="0cm" fo:border="none" style:writing-mode="lr-tb">
        <style:background-image/>
      </style:table-cell-properties>
    </style:style>
    <style:style style:name="Tableau10.H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10.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10.B3" style:family="table-cell">
      <style:table-cell-properties style:vertical-align="bottom" fo:background-color="#ffffff" fo:padding="0cm" fo:border="none" style:writing-mode="lr-tb">
        <style:background-image/>
      </style:table-cell-properties>
    </style:style>
    <style:style style:name="Tableau10.H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10.12" style:family="table-row">
      <style:table-row-properties style:min-row-height="0.397cm" fo:keep-together="auto"/>
    </style:style>
    <style:style style:name="Tableau10.A12" style:family="table-cell">
      <style:table-cell-properties style:vertical-align="bottom" fo:background-color="#c0c0c0" fo:padding="0cm" fo:border-left="1pt solid #000000" fo:border-right="none" fo:border-top="none" fo:border-bottom="1pt solid #000000" style:writing-mode="lr-tb">
        <style:background-image/>
      </style:table-cell-properties>
    </style:style>
    <style:style style:name="Tableau10.B12" style:family="table-cell">
      <style:table-cell-properties style:vertical-align="bottom" fo:background-color="#c0c0c0" fo:padding="0cm" fo:border-left="none" fo:border-right="none" fo:border-top="none" fo:border-bottom="1pt solid #000000" style:writing-mode="lr-tb">
        <style:background-image/>
      </style:table-cell-properties>
    </style:style>
    <style:style style:name="Tableau10.H12" style:family="table-cell">
      <style:table-cell-properties style:vertical-align="bottom" fo:background-color="#c0c0c0" fo:padding="0cm" fo:border-left="none" fo:border-right="1pt solid #000000" fo:border-top="none" fo:border-bottom="1pt solid #000000" style:writing-mode="lr-tb">
        <style:background-image/>
      </style:table-cell-properties>
    </style:style>
    <style:style style:name="Tableau11" style:family="table">
      <style:table-properties style:width="15.718cm" fo:margin-left="-0.039cm" table:align="left" style:writing-mode="lr-tb"/>
    </style:style>
    <style:style style:name="Tableau11.A" style:family="table-column">
      <style:table-column-properties style:column-width="5.108cm"/>
    </style:style>
    <style:style style:name="Tableau11.B" style:family="table-column">
      <style:table-column-properties style:column-width="4.586cm"/>
    </style:style>
    <style:style style:name="Tableau11.C" style:family="table-column">
      <style:table-column-properties style:column-width="0.868cm"/>
    </style:style>
    <style:style style:name="Tableau11.D" style:family="table-column">
      <style:table-column-properties style:column-width="0.787cm"/>
    </style:style>
    <style:style style:name="Tableau11.E" style:family="table-column">
      <style:table-column-properties style:column-width="0.85cm"/>
    </style:style>
    <style:style style:name="Tableau11.F" style:family="table-column">
      <style:table-column-properties style:column-width="0.822cm"/>
    </style:style>
    <style:style style:name="Tableau11.G" style:family="table-column">
      <style:table-column-properties style:column-width="2.036cm"/>
    </style:style>
    <style:style style:name="Tableau11.H" style:family="table-column">
      <style:table-column-properties style:column-width="0.661cm"/>
    </style:style>
    <style:style style:name="Tableau11.1" style:family="table-row">
      <style:table-row-properties style:min-row-height="0.37cm" fo:keep-together="auto"/>
    </style:style>
    <style:style style:name="Tableau11.A1" style:family="table-cell">
      <style:table-cell-properties style:vertical-align="middle" fo:background-color="#c0c0c0" fo:padding="0cm" fo:border-left="0.75pt solid #008080" fo:border-right="none" fo:border-top="1.5pt solid #008080" fo:border-bottom="0.75pt solid #000000" style:writing-mode="lr-tb">
        <style:background-image/>
      </style:table-cell-properties>
    </style:style>
    <style:style style:name="Tableau11.B1" style:family="table-cell">
      <style:table-cell-properties style:vertical-align="middle" fo:background-color="#c0c0c0" fo:padding="0cm" fo:border-left="none" fo:border-right="none" fo:border-top="1.5pt solid #008080" fo:border-bottom="0.75pt solid #000000" style:writing-mode="lr-tb">
        <style:background-image/>
      </style:table-cell-properties>
    </style:style>
    <style:style style:name="Tableau11.H1" style:family="table-cell">
      <style:table-cell-properties style:vertical-align="middle" fo:background-color="#c0c0c0" fo:padding="0cm" fo:border-left="none" fo:border-right="0.75pt solid #008080" fo:border-top="1.5pt solid #008080" fo:border-bottom="0.75pt solid #000000" style:writing-mode="lr-tb">
        <style:background-image/>
      </style:table-cell-properties>
    </style:style>
    <style:style style:name="Tableau11.A2" style:family="table-cell">
      <style:table-cell-properties style:vertical-align="middle" fo:background-color="#c0c0c0" fo:padding="0cm" fo:border-left="0.75pt solid #008080" fo:border-right="none" fo:border-top="none" fo:border-bottom="none" style:writing-mode="lr-tb">
        <style:background-image/>
      </style:table-cell-properties>
    </style:style>
    <style:style style:name="Tableau11.B2" style:family="table-cell">
      <style:table-cell-properties style:vertical-align="middle" fo:background-color="#c0c0c0" fo:padding="0cm" fo:border="none" style:writing-mode="lr-tb">
        <style:background-image/>
      </style:table-cell-properties>
    </style:style>
    <style:style style:name="Tableau11.H2" style:family="table-cell">
      <style:table-cell-properties style:vertical-align="middle" fo:background-color="#c0c0c0" fo:padding="0cm" fo:border-left="none" fo:border-right="0.75pt solid #008080" fo:border-top="none" fo:border-bottom="none" style:writing-mode="lr-tb">
        <style:background-image/>
      </style:table-cell-properties>
    </style:style>
    <style:style style:name="Tableau11.A3" style:family="table-cell">
      <style:table-cell-properties style:vertical-align="middle" fo:padding="0cm" fo:border-left="0.75pt solid #008080" fo:border-right="none" fo:border-top="none" fo:border-bottom="none" style:writing-mode="lr-tb"/>
    </style:style>
    <style:style style:name="Tableau11.B3" style:family="table-cell">
      <style:table-cell-properties style:vertical-align="middle" fo:padding="0cm" fo:border="none" style:writing-mode="lr-tb"/>
    </style:style>
    <style:style style:name="Tableau11.C3" style:family="table-cell">
      <style:table-cell-properties style:vertical-align="middle" fo:padding="0cm" fo:border="none" style:writing-mode="lr-tb"/>
    </style:style>
    <style:style style:name="Tableau11.D3" style:family="table-cell">
      <style:table-cell-properties style:vertical-align="middle" fo:padding="0cm" fo:border="none" style:writing-mode="lr-tb"/>
    </style:style>
    <style:style style:name="Tableau11.E3" style:family="table-cell">
      <style:table-cell-properties style:vertical-align="middle" fo:padding="0cm" fo:border="none" style:writing-mode="lr-tb"/>
    </style:style>
    <style:style style:name="Tableau11.F3" style:family="table-cell">
      <style:table-cell-properties style:vertical-align="middle" fo:padding="0cm" fo:border="none" style:writing-mode="lr-tb"/>
    </style:style>
    <style:style style:name="Tableau11.G3" style:family="table-cell">
      <style:table-cell-properties style:vertical-align="middle" fo:padding="0cm" fo:border="none" style:writing-mode="lr-tb"/>
    </style:style>
    <style:style style:name="Tableau11.H3" style:family="table-cell">
      <style:table-cell-properties style:vertical-align="middle" fo:padding="0cm" fo:border-left="none" fo:border-right="0.75pt solid #008080" fo:border-top="none" fo:border-bottom="none" style:writing-mode="lr-tb"/>
    </style:style>
    <style:style style:name="Tableau11.A5" style:family="table-cell">
      <style:table-cell-properties style:vertical-align="middle" fo:padding="0cm" fo:border-left="0.75pt solid #008080" fo:border-right="none" fo:border-top="none" fo:border-bottom="none" style:writing-mode="lr-tb"/>
    </style:style>
    <style:style style:name="Tableau11.B5" style:family="table-cell">
      <style:table-cell-properties style:vertical-align="middle" fo:padding="0cm" fo:border="none" style:writing-mode="lr-tb"/>
    </style:style>
    <style:style style:name="Tableau11.C5" style:family="table-cell">
      <style:table-cell-properties style:vertical-align="middle" fo:padding="0cm" fo:border="none" style:writing-mode="lr-tb"/>
    </style:style>
    <style:style style:name="Tableau11.D5" style:family="table-cell">
      <style:table-cell-properties style:vertical-align="middle" fo:padding="0cm" fo:border="none" style:writing-mode="lr-tb"/>
    </style:style>
    <style:style style:name="Tableau11.E5" style:family="table-cell">
      <style:table-cell-properties style:vertical-align="middle" fo:padding="0cm" fo:border="none" style:writing-mode="lr-tb"/>
    </style:style>
    <style:style style:name="Tableau11.F5" style:family="table-cell">
      <style:table-cell-properties style:vertical-align="middle" fo:padding="0cm" fo:border="none" style:writing-mode="lr-tb"/>
    </style:style>
    <style:style style:name="Tableau11.G5" style:family="table-cell">
      <style:table-cell-properties style:vertical-align="middle" fo:padding="0cm" fo:border="none" style:writing-mode="lr-tb"/>
    </style:style>
    <style:style style:name="Tableau11.H5" style:family="table-cell">
      <style:table-cell-properties style:vertical-align="middle" fo:padding="0cm" fo:border-left="none" fo:border-right="0.75pt solid #008080" fo:border-top="none" fo:border-bottom="none" style:writing-mode="lr-tb"/>
    </style:style>
    <style:style style:name="Tableau11.A7" style:family="table-cell">
      <style:table-cell-properties style:vertical-align="middle" fo:padding="0cm" fo:border-left="0.75pt solid #008080" fo:border-right="none" fo:border-top="none" fo:border-bottom="none" style:writing-mode="lr-tb"/>
    </style:style>
    <style:style style:name="Tableau11.B7" style:family="table-cell">
      <style:table-cell-properties style:vertical-align="middle" fo:padding="0cm" fo:border="none" style:writing-mode="lr-tb"/>
    </style:style>
    <style:style style:name="Tableau11.C7" style:family="table-cell">
      <style:table-cell-properties style:vertical-align="middle" fo:padding="0cm" fo:border="none" style:writing-mode="lr-tb"/>
    </style:style>
    <style:style style:name="Tableau11.D7" style:family="table-cell">
      <style:table-cell-properties style:vertical-align="middle" fo:padding="0cm" fo:border="none" style:writing-mode="lr-tb"/>
    </style:style>
    <style:style style:name="Tableau11.E7" style:family="table-cell">
      <style:table-cell-properties style:vertical-align="middle" fo:padding="0cm" fo:border="none" style:writing-mode="lr-tb"/>
    </style:style>
    <style:style style:name="Tableau11.F7" style:family="table-cell">
      <style:table-cell-properties style:vertical-align="middle" fo:padding="0cm" fo:border="none" style:writing-mode="lr-tb"/>
    </style:style>
    <style:style style:name="Tableau11.G7" style:family="table-cell">
      <style:table-cell-properties style:vertical-align="middle" fo:padding="0cm" fo:border="none" style:writing-mode="lr-tb"/>
    </style:style>
    <style:style style:name="Tableau11.H7" style:family="table-cell">
      <style:table-cell-properties style:vertical-align="middle" fo:padding="0cm" fo:border-left="none" fo:border-right="0.75pt solid #008080" fo:border-top="none" fo:border-bottom="none" style:writing-mode="lr-tb"/>
    </style:style>
    <style:style style:name="Tableau11.A9" style:family="table-cell">
      <style:table-cell-properties style:vertical-align="middle" fo:padding="0cm" fo:border-left="0.75pt solid #008080" fo:border-right="none" fo:border-top="none" fo:border-bottom="none" style:writing-mode="lr-tb"/>
    </style:style>
    <style:style style:name="Tableau11.B9" style:family="table-cell">
      <style:table-cell-properties style:vertical-align="middle" fo:padding="0cm" fo:border="none" style:writing-mode="lr-tb"/>
    </style:style>
    <style:style style:name="Tableau11.C9" style:family="table-cell">
      <style:table-cell-properties style:vertical-align="middle" fo:padding="0cm" fo:border="none" style:writing-mode="lr-tb"/>
    </style:style>
    <style:style style:name="Tableau11.D9" style:family="table-cell">
      <style:table-cell-properties style:vertical-align="middle" fo:padding="0cm" fo:border="none" style:writing-mode="lr-tb"/>
    </style:style>
    <style:style style:name="Tableau11.E9" style:family="table-cell">
      <style:table-cell-properties style:vertical-align="middle" fo:padding="0cm" fo:border="none" style:writing-mode="lr-tb"/>
    </style:style>
    <style:style style:name="Tableau11.F9" style:family="table-cell">
      <style:table-cell-properties style:vertical-align="middle" fo:padding="0cm" fo:border="none" style:writing-mode="lr-tb"/>
    </style:style>
    <style:style style:name="Tableau11.G9" style:family="table-cell">
      <style:table-cell-properties style:vertical-align="middle" fo:padding="0cm" fo:border="none" style:writing-mode="lr-tb"/>
    </style:style>
    <style:style style:name="Tableau11.H9" style:family="table-cell">
      <style:table-cell-properties style:vertical-align="middle" fo:padding="0cm" fo:border-left="none" fo:border-right="0.75pt solid #008080" fo:border-top="none" fo:border-bottom="none" style:writing-mode="lr-tb"/>
    </style:style>
    <style:style style:name="Tableau11.A11" style:family="table-cell">
      <style:table-cell-properties style:vertical-align="middle" fo:padding="0cm" fo:border-left="0.75pt solid #008080" fo:border-right="none" fo:border-top="none" fo:border-bottom="none" style:writing-mode="lr-tb"/>
    </style:style>
    <style:style style:name="Tableau11.B11" style:family="table-cell">
      <style:table-cell-properties style:vertical-align="middle" fo:padding="0cm" fo:border="none" style:writing-mode="lr-tb"/>
    </style:style>
    <style:style style:name="Tableau11.C11" style:family="table-cell">
      <style:table-cell-properties style:vertical-align="middle" fo:padding="0cm" fo:border="none" style:writing-mode="lr-tb"/>
    </style:style>
    <style:style style:name="Tableau11.D11" style:family="table-cell">
      <style:table-cell-properties style:vertical-align="middle" fo:padding="0cm" fo:border="none" style:writing-mode="lr-tb"/>
    </style:style>
    <style:style style:name="Tableau11.E11" style:family="table-cell">
      <style:table-cell-properties style:vertical-align="middle" fo:padding="0cm" fo:border="none" style:writing-mode="lr-tb"/>
    </style:style>
    <style:style style:name="Tableau11.F11" style:family="table-cell">
      <style:table-cell-properties style:vertical-align="middle" fo:padding="0cm" fo:border="none" style:writing-mode="lr-tb"/>
    </style:style>
    <style:style style:name="Tableau11.G11" style:family="table-cell">
      <style:table-cell-properties style:vertical-align="middle" fo:padding="0cm" fo:border="none" style:writing-mode="lr-tb"/>
    </style:style>
    <style:style style:name="Tableau11.H11" style:family="table-cell">
      <style:table-cell-properties style:vertical-align="middle" fo:padding="0cm" fo:border-left="none" fo:border-right="0.75pt solid #008080" fo:border-top="none" fo:border-bottom="none" style:writing-mode="lr-tb"/>
    </style:style>
    <style:style style:name="Tableau11.A13" style:family="table-cell">
      <style:table-cell-properties style:vertical-align="middle" fo:padding="0cm" fo:border-left="0.75pt solid #008080" fo:border-right="none" fo:border-top="none" fo:border-bottom="none" style:writing-mode="lr-tb"/>
    </style:style>
    <style:style style:name="Tableau11.B13" style:family="table-cell">
      <style:table-cell-properties style:vertical-align="middle" fo:padding="0cm" fo:border="none" style:writing-mode="lr-tb"/>
    </style:style>
    <style:style style:name="Tableau11.C13" style:family="table-cell">
      <style:table-cell-properties style:vertical-align="middle" fo:padding="0cm" fo:border="none" style:writing-mode="lr-tb"/>
    </style:style>
    <style:style style:name="Tableau11.D13" style:family="table-cell">
      <style:table-cell-properties style:vertical-align="middle" fo:padding="0cm" fo:border="none" style:writing-mode="lr-tb"/>
    </style:style>
    <style:style style:name="Tableau11.E13" style:family="table-cell">
      <style:table-cell-properties style:vertical-align="middle" fo:padding="0cm" fo:border="none" style:writing-mode="lr-tb"/>
    </style:style>
    <style:style style:name="Tableau11.F13" style:family="table-cell">
      <style:table-cell-properties style:vertical-align="middle" fo:padding="0cm" fo:border="none" style:writing-mode="lr-tb"/>
    </style:style>
    <style:style style:name="Tableau11.G13" style:family="table-cell">
      <style:table-cell-properties style:vertical-align="middle" fo:padding="0cm" fo:border="none" style:writing-mode="lr-tb"/>
    </style:style>
    <style:style style:name="Tableau11.H13" style:family="table-cell">
      <style:table-cell-properties style:vertical-align="middle" fo:padding="0cm" fo:border-left="none" fo:border-right="0.75pt solid #008080" fo:border-top="none" fo:border-bottom="none" style:writing-mode="lr-tb"/>
    </style:style>
    <style:style style:name="Tableau11.A15" style:family="table-cell">
      <style:table-cell-properties style:vertical-align="middle" fo:padding="0cm" fo:border-left="0.75pt solid #008080" fo:border-right="none" fo:border-top="none" fo:border-bottom="none" style:writing-mode="lr-tb"/>
    </style:style>
    <style:style style:name="Tableau11.B15" style:family="table-cell">
      <style:table-cell-properties style:vertical-align="middle" fo:padding="0cm" fo:border="none" style:writing-mode="lr-tb"/>
    </style:style>
    <style:style style:name="Tableau11.C15" style:family="table-cell">
      <style:table-cell-properties style:vertical-align="middle" fo:padding="0cm" fo:border="none" style:writing-mode="lr-tb"/>
    </style:style>
    <style:style style:name="Tableau11.D15" style:family="table-cell">
      <style:table-cell-properties style:vertical-align="middle" fo:padding="0cm" fo:border="none" style:writing-mode="lr-tb"/>
    </style:style>
    <style:style style:name="Tableau11.E15" style:family="table-cell">
      <style:table-cell-properties style:vertical-align="middle" fo:padding="0cm" fo:border="none" style:writing-mode="lr-tb"/>
    </style:style>
    <style:style style:name="Tableau11.F15" style:family="table-cell">
      <style:table-cell-properties style:vertical-align="middle" fo:padding="0cm" fo:border="none" style:writing-mode="lr-tb"/>
    </style:style>
    <style:style style:name="Tableau11.G15" style:family="table-cell">
      <style:table-cell-properties style:vertical-align="middle" fo:padding="0cm" fo:border="none" style:writing-mode="lr-tb"/>
    </style:style>
    <style:style style:name="Tableau11.H15" style:family="table-cell">
      <style:table-cell-properties style:vertical-align="middle" fo:padding="0cm" fo:border-left="none" fo:border-right="0.75pt solid #008080" fo:border-top="none" fo:border-bottom="none" style:writing-mode="lr-tb"/>
    </style:style>
    <style:style style:name="Tableau11.A17" style:family="table-cell">
      <style:table-cell-properties style:vertical-align="middle" fo:padding="0cm" fo:border-left="0.75pt solid #008080" fo:border-right="none" fo:border-top="none" fo:border-bottom="none" style:writing-mode="lr-tb"/>
    </style:style>
    <style:style style:name="Tableau11.B17" style:family="table-cell">
      <style:table-cell-properties style:vertical-align="middle" fo:padding="0cm" fo:border="none" style:writing-mode="lr-tb"/>
    </style:style>
    <style:style style:name="Tableau11.C17" style:family="table-cell">
      <style:table-cell-properties style:vertical-align="middle" fo:padding="0cm" fo:border="none" style:writing-mode="lr-tb"/>
    </style:style>
    <style:style style:name="Tableau11.D17" style:family="table-cell">
      <style:table-cell-properties style:vertical-align="middle" fo:padding="0cm" fo:border="none" style:writing-mode="lr-tb"/>
    </style:style>
    <style:style style:name="Tableau11.E17" style:family="table-cell">
      <style:table-cell-properties style:vertical-align="middle" fo:padding="0cm" fo:border="none" style:writing-mode="lr-tb"/>
    </style:style>
    <style:style style:name="Tableau11.F17" style:family="table-cell">
      <style:table-cell-properties style:vertical-align="middle" fo:padding="0cm" fo:border="none" style:writing-mode="lr-tb"/>
    </style:style>
    <style:style style:name="Tableau11.G17" style:family="table-cell">
      <style:table-cell-properties style:vertical-align="middle" fo:padding="0cm" fo:border="none" style:writing-mode="lr-tb"/>
    </style:style>
    <style:style style:name="Tableau11.H17" style:family="table-cell">
      <style:table-cell-properties style:vertical-align="middle" fo:padding="0cm" fo:border-left="none" fo:border-right="0.75pt solid #008080" fo:border-top="none" fo:border-bottom="none" style:writing-mode="lr-tb"/>
    </style:style>
    <style:style style:name="Tableau11.A19" style:family="table-cell">
      <style:table-cell-properties style:vertical-align="middle" fo:padding="0cm" fo:border-left="0.75pt solid #008080" fo:border-right="none" fo:border-top="none" fo:border-bottom="none" style:writing-mode="lr-tb"/>
    </style:style>
    <style:style style:name="Tableau11.B19" style:family="table-cell">
      <style:table-cell-properties style:vertical-align="middle" fo:padding="0cm" fo:border="none" style:writing-mode="lr-tb"/>
    </style:style>
    <style:style style:name="Tableau11.C19" style:family="table-cell">
      <style:table-cell-properties style:vertical-align="middle" fo:padding="0cm" fo:border="none" style:writing-mode="lr-tb"/>
    </style:style>
    <style:style style:name="Tableau11.D19" style:family="table-cell">
      <style:table-cell-properties style:vertical-align="middle" fo:padding="0cm" fo:border="none" style:writing-mode="lr-tb"/>
    </style:style>
    <style:style style:name="Tableau11.E19" style:family="table-cell">
      <style:table-cell-properties style:vertical-align="middle" fo:padding="0cm" fo:border="none" style:writing-mode="lr-tb"/>
    </style:style>
    <style:style style:name="Tableau11.F19" style:family="table-cell">
      <style:table-cell-properties style:vertical-align="middle" fo:padding="0cm" fo:border="none" style:writing-mode="lr-tb"/>
    </style:style>
    <style:style style:name="Tableau11.G19" style:family="table-cell">
      <style:table-cell-properties style:vertical-align="middle" fo:padding="0cm" fo:border="none" style:writing-mode="lr-tb"/>
    </style:style>
    <style:style style:name="Tableau11.H19" style:family="table-cell">
      <style:table-cell-properties style:vertical-align="middle" fo:padding="0cm" fo:border-left="none" fo:border-right="0.75pt solid #008080" fo:border-top="none" fo:border-bottom="none" style:writing-mode="lr-tb"/>
    </style:style>
    <style:style style:name="Tableau11.A21" style:family="table-cell">
      <style:table-cell-properties style:vertical-align="middle" fo:padding="0cm" fo:border-left="0.75pt solid #008080" fo:border-right="none" fo:border-top="none" fo:border-bottom="none" style:writing-mode="lr-tb"/>
    </style:style>
    <style:style style:name="Tableau11.B21" style:family="table-cell">
      <style:table-cell-properties style:vertical-align="middle" fo:padding="0cm" fo:border="none" style:writing-mode="lr-tb"/>
    </style:style>
    <style:style style:name="Tableau11.C21" style:family="table-cell">
      <style:table-cell-properties style:vertical-align="middle" fo:padding="0cm" fo:border="none" style:writing-mode="lr-tb"/>
    </style:style>
    <style:style style:name="Tableau11.D21" style:family="table-cell">
      <style:table-cell-properties style:vertical-align="middle" fo:padding="0cm" fo:border="none" style:writing-mode="lr-tb"/>
    </style:style>
    <style:style style:name="Tableau11.E21" style:family="table-cell">
      <style:table-cell-properties style:vertical-align="middle" fo:padding="0cm" fo:border="none" style:writing-mode="lr-tb"/>
    </style:style>
    <style:style style:name="Tableau11.F21" style:family="table-cell">
      <style:table-cell-properties style:vertical-align="middle" fo:padding="0cm" fo:border="none" style:writing-mode="lr-tb"/>
    </style:style>
    <style:style style:name="Tableau11.G21" style:family="table-cell">
      <style:table-cell-properties style:vertical-align="middle" fo:padding="0cm" fo:border="none" style:writing-mode="lr-tb"/>
    </style:style>
    <style:style style:name="Tableau11.H21" style:family="table-cell">
      <style:table-cell-properties style:vertical-align="middle" fo:padding="0cm" fo:border-left="none" fo:border-right="0.75pt solid #008080" fo:border-top="none" fo:border-bottom="none" style:writing-mode="lr-tb"/>
    </style:style>
    <style:style style:name="Tableau11.A23" style:family="table-cell">
      <style:table-cell-properties style:vertical-align="middle" fo:padding="0cm" fo:border-left="0.75pt solid #008080" fo:border-right="none" fo:border-top="none" fo:border-bottom="none" style:writing-mode="lr-tb"/>
    </style:style>
    <style:style style:name="Tableau11.B23" style:family="table-cell">
      <style:table-cell-properties style:vertical-align="middle" fo:padding="0cm" fo:border="none" style:writing-mode="lr-tb"/>
    </style:style>
    <style:style style:name="Tableau11.C23" style:family="table-cell">
      <style:table-cell-properties style:vertical-align="middle" fo:padding="0cm" fo:border="none" style:writing-mode="lr-tb"/>
    </style:style>
    <style:style style:name="Tableau11.D23" style:family="table-cell">
      <style:table-cell-properties style:vertical-align="middle" fo:padding="0cm" fo:border="none" style:writing-mode="lr-tb"/>
    </style:style>
    <style:style style:name="Tableau11.E23" style:family="table-cell">
      <style:table-cell-properties style:vertical-align="middle" fo:padding="0cm" fo:border="none" style:writing-mode="lr-tb"/>
    </style:style>
    <style:style style:name="Tableau11.F23" style:family="table-cell">
      <style:table-cell-properties style:vertical-align="middle" fo:padding="0cm" fo:border="none" style:writing-mode="lr-tb"/>
    </style:style>
    <style:style style:name="Tableau11.G23" style:family="table-cell">
      <style:table-cell-properties style:vertical-align="middle" fo:padding="0cm" fo:border="none" style:writing-mode="lr-tb"/>
    </style:style>
    <style:style style:name="Tableau11.H23" style:family="table-cell">
      <style:table-cell-properties style:vertical-align="middle" fo:padding="0cm" fo:border-left="none" fo:border-right="0.75pt solid #008080" fo:border-top="none" fo:border-bottom="none" style:writing-mode="lr-tb"/>
    </style:style>
    <style:style style:name="Tableau11.A25" style:family="table-cell">
      <style:table-cell-properties style:vertical-align="middle" fo:padding="0cm" fo:border-left="0.75pt solid #008080" fo:border-right="none" fo:border-top="none" fo:border-bottom="none" style:writing-mode="lr-tb"/>
    </style:style>
    <style:style style:name="Tableau11.B25" style:family="table-cell">
      <style:table-cell-properties style:vertical-align="middle" fo:padding="0cm" fo:border="none" style:writing-mode="lr-tb"/>
    </style:style>
    <style:style style:name="Tableau11.C25" style:family="table-cell">
      <style:table-cell-properties style:vertical-align="middle" fo:padding="0cm" fo:border="none" style:writing-mode="lr-tb"/>
    </style:style>
    <style:style style:name="Tableau11.D25" style:family="table-cell">
      <style:table-cell-properties style:vertical-align="middle" fo:padding="0cm" fo:border="none" style:writing-mode="lr-tb"/>
    </style:style>
    <style:style style:name="Tableau11.E25" style:family="table-cell">
      <style:table-cell-properties style:vertical-align="middle" fo:padding="0cm" fo:border="none" style:writing-mode="lr-tb"/>
    </style:style>
    <style:style style:name="Tableau11.F25" style:family="table-cell">
      <style:table-cell-properties style:vertical-align="middle" fo:padding="0cm" fo:border="none" style:writing-mode="lr-tb"/>
    </style:style>
    <style:style style:name="Tableau11.G25" style:family="table-cell">
      <style:table-cell-properties style:vertical-align="middle" fo:padding="0cm" fo:border="none" style:writing-mode="lr-tb"/>
    </style:style>
    <style:style style:name="Tableau11.H25" style:family="table-cell">
      <style:table-cell-properties style:vertical-align="middle" fo:padding="0cm" fo:border-left="none" fo:border-right="0.75pt solid #008080" fo:border-top="none" fo:border-bottom="none" style:writing-mode="lr-tb"/>
    </style:style>
    <style:style style:name="Tableau11.A27" style:family="table-cell">
      <style:table-cell-properties style:vertical-align="middle" fo:padding="0cm" fo:border-left="0.75pt solid #008080" fo:border-right="none" fo:border-top="none" fo:border-bottom="none" style:writing-mode="lr-tb"/>
    </style:style>
    <style:style style:name="Tableau11.B27" style:family="table-cell">
      <style:table-cell-properties style:vertical-align="middle" fo:padding="0cm" fo:border="none" style:writing-mode="lr-tb"/>
    </style:style>
    <style:style style:name="Tableau11.C27" style:family="table-cell">
      <style:table-cell-properties style:vertical-align="middle" fo:padding="0cm" fo:border="none" style:writing-mode="lr-tb"/>
    </style:style>
    <style:style style:name="Tableau11.D27" style:family="table-cell">
      <style:table-cell-properties style:vertical-align="middle" fo:padding="0cm" fo:border="none" style:writing-mode="lr-tb"/>
    </style:style>
    <style:style style:name="Tableau11.E27" style:family="table-cell">
      <style:table-cell-properties style:vertical-align="middle" fo:padding="0cm" fo:border="none" style:writing-mode="lr-tb"/>
    </style:style>
    <style:style style:name="Tableau11.F27" style:family="table-cell">
      <style:table-cell-properties style:vertical-align="middle" fo:padding="0cm" fo:border="none" style:writing-mode="lr-tb"/>
    </style:style>
    <style:style style:name="Tableau11.G27" style:family="table-cell">
      <style:table-cell-properties style:vertical-align="middle" fo:padding="0cm" fo:border="none" style:writing-mode="lr-tb"/>
    </style:style>
    <style:style style:name="Tableau11.H27" style:family="table-cell">
      <style:table-cell-properties style:vertical-align="middle" fo:padding="0cm" fo:border-left="none" fo:border-right="0.75pt solid #008080" fo:border-top="none" fo:border-bottom="none" style:writing-mode="lr-tb"/>
    </style:style>
    <style:style style:name="Tableau11.A28" style:family="table-cell">
      <style:table-cell-properties style:vertical-align="middle" fo:background-color="#c0c0c0" fo:padding="0cm" fo:border-left="0.75pt solid #008080" fo:border-right="none" fo:border-top="none" fo:border-bottom="1.5pt solid #008080" style:writing-mode="lr-tb">
        <style:background-image/>
      </style:table-cell-properties>
    </style:style>
    <style:style style:name="Tableau11.B28" style:family="table-cell">
      <style:table-cell-properties style:vertical-align="middle" fo:background-color="#c0c0c0" fo:padding="0cm" fo:border-left="none" fo:border-right="none" fo:border-top="none" fo:border-bottom="1.5pt solid #008080" style:writing-mode="lr-tb">
        <style:background-image/>
      </style:table-cell-properties>
    </style:style>
    <style:style style:name="Tableau11.H28" style:family="table-cell">
      <style:table-cell-properties style:vertical-align="middle" fo:background-color="#c0c0c0" fo:padding="0cm" fo:border-left="none" fo:border-right="0.75pt solid #008080" fo:border-top="none" fo:border-bottom="1.5pt solid #008080" style:writing-mode="lr-tb">
        <style:background-image/>
      </style:table-cell-properties>
    </style:style>
    <style:style style:name="Tableau12" style:family="table">
      <style:table-properties style:width="13.737cm" fo:margin-left="0.66cm" table:align="left" style:writing-mode="lr-tb"/>
    </style:style>
    <style:style style:name="Tableau12.A" style:family="table-column">
      <style:table-column-properties style:column-width="4.434cm"/>
    </style:style>
    <style:style style:name="Tableau12.B" style:family="table-column">
      <style:table-column-properties style:column-width="3.459cm"/>
    </style:style>
    <style:style style:name="Tableau12.C" style:family="table-column">
      <style:table-column-properties style:column-width="0.868cm"/>
    </style:style>
    <style:style style:name="Tableau12.D" style:family="table-column">
      <style:table-column-properties style:column-width="0.787cm"/>
    </style:style>
    <style:style style:name="Tableau12.E" style:family="table-column">
      <style:table-column-properties style:column-width="0.85cm"/>
    </style:style>
    <style:style style:name="Tableau12.F" style:family="table-column">
      <style:table-column-properties style:column-width="0.642cm"/>
    </style:style>
    <style:style style:name="Tableau12.G" style:family="table-column">
      <style:table-column-properties style:column-width="2.036cm"/>
    </style:style>
    <style:style style:name="Tableau12.H" style:family="table-column">
      <style:table-column-properties style:column-width="0.661cm"/>
    </style:style>
    <style:style style:name="Tableau12.1" style:family="table-row">
      <style:table-row-properties style:min-row-height="0.37cm" fo:keep-together="auto"/>
    </style:style>
    <style:style style:name="Tableau12.A1" style:family="table-cell">
      <style:table-cell-properties style:vertical-align="middle" fo:background-color="#c0c0c0" fo:padding="0cm" fo:border-left="0.75pt solid #008080" fo:border-right="none" fo:border-top="1.5pt solid #008080" fo:border-bottom="0.75pt solid #000000" style:writing-mode="lr-tb">
        <style:background-image/>
      </style:table-cell-properties>
    </style:style>
    <style:style style:name="Tableau12.B1" style:family="table-cell">
      <style:table-cell-properties style:vertical-align="middle" fo:background-color="#c0c0c0" fo:padding="0cm" fo:border-left="none" fo:border-right="none" fo:border-top="1.5pt solid #008080" fo:border-bottom="0.75pt solid #000000" style:writing-mode="lr-tb">
        <style:background-image/>
      </style:table-cell-properties>
    </style:style>
    <style:style style:name="Tableau12.H1" style:family="table-cell">
      <style:table-cell-properties style:vertical-align="bottom" fo:background-color="#c0c0c0" fo:padding="0cm" fo:border-left="none" fo:border-right="0.75pt solid #008080" fo:border-top="1.5pt solid #008080" fo:border-bottom="0.75pt solid #000000" style:writing-mode="lr-tb">
        <style:background-image/>
      </style:table-cell-properties>
    </style:style>
    <style:style style:name="Tableau12.A2" style:family="table-cell">
      <style:table-cell-properties style:vertical-align="bottom" fo:background-color="#c0c0c0" fo:padding="0cm" fo:border-left="0.75pt solid #008080" fo:border-right="none" fo:border-top="none" fo:border-bottom="none" style:writing-mode="lr-tb">
        <style:background-image/>
      </style:table-cell-properties>
    </style:style>
    <style:style style:name="Tableau12.B2" style:family="table-cell">
      <style:table-cell-properties style:vertical-align="bottom" fo:background-color="#c0c0c0" fo:padding="0cm" fo:border="none" style:writing-mode="lr-tb">
        <style:background-image/>
      </style:table-cell-properties>
    </style:style>
    <style:style style:name="Tableau12.H2" style:family="table-cell">
      <style:table-cell-properties style:vertical-align="bottom" fo:background-color="#c0c0c0" fo:padding="0cm" fo:border-left="none" fo:border-right="0.75pt solid #008080" fo:border-top="none" fo:border-bottom="none" style:writing-mode="lr-tb">
        <style:background-image/>
      </style:table-cell-properties>
    </style:style>
    <style:style style:name="Tableau12.A3" style:family="table-cell">
      <style:table-cell-properties style:vertical-align="bottom" fo:padding="0cm" fo:border-left="0.75pt solid #008080" fo:border-right="none" fo:border-top="none" fo:border-bottom="none" style:writing-mode="lr-tb"/>
    </style:style>
    <style:style style:name="Tableau12.B3" style:family="table-cell">
      <style:table-cell-properties style:vertical-align="bottom" fo:padding="0cm" fo:border="none" style:writing-mode="lr-tb"/>
    </style:style>
    <style:style style:name="Tableau12.C3" style:family="table-cell">
      <style:table-cell-properties style:vertical-align="bottom" fo:padding="0cm" fo:border="none" style:writing-mode="lr-tb"/>
    </style:style>
    <style:style style:name="Tableau12.D3" style:family="table-cell">
      <style:table-cell-properties style:vertical-align="bottom" fo:padding="0cm" fo:border="none" style:writing-mode="lr-tb"/>
    </style:style>
    <style:style style:name="Tableau12.E3" style:family="table-cell">
      <style:table-cell-properties style:vertical-align="bottom" fo:padding="0cm" fo:border="none" style:writing-mode="lr-tb"/>
    </style:style>
    <style:style style:name="Tableau12.F3" style:family="table-cell">
      <style:table-cell-properties style:vertical-align="bottom" fo:padding="0cm" fo:border="none" style:writing-mode="lr-tb"/>
    </style:style>
    <style:style style:name="Tableau12.G3" style:family="table-cell">
      <style:table-cell-properties style:vertical-align="bottom" fo:padding="0cm" fo:border="none" style:writing-mode="lr-tb"/>
    </style:style>
    <style:style style:name="Tableau12.H3" style:family="table-cell">
      <style:table-cell-properties style:vertical-align="bottom" fo:padding="0cm" fo:border-left="none" fo:border-right="0.75pt solid #008080" fo:border-top="none" fo:border-bottom="none" style:writing-mode="lr-tb"/>
    </style:style>
    <style:style style:name="Tableau12.A5" style:family="table-cell">
      <style:table-cell-properties style:vertical-align="bottom" fo:padding="0cm" fo:border-left="0.75pt solid #008080" fo:border-right="none" fo:border-top="none" fo:border-bottom="none" style:writing-mode="lr-tb"/>
    </style:style>
    <style:style style:name="Tableau12.B5" style:family="table-cell">
      <style:table-cell-properties style:vertical-align="bottom" fo:padding="0cm" fo:border="none" style:writing-mode="lr-tb"/>
    </style:style>
    <style:style style:name="Tableau12.C5" style:family="table-cell">
      <style:table-cell-properties style:vertical-align="bottom" fo:padding="0cm" fo:border="none" style:writing-mode="lr-tb"/>
    </style:style>
    <style:style style:name="Tableau12.D5" style:family="table-cell">
      <style:table-cell-properties style:vertical-align="bottom" fo:padding="0cm" fo:border="none" style:writing-mode="lr-tb"/>
    </style:style>
    <style:style style:name="Tableau12.E5" style:family="table-cell">
      <style:table-cell-properties style:vertical-align="bottom" fo:padding="0cm" fo:border="none" style:writing-mode="lr-tb"/>
    </style:style>
    <style:style style:name="Tableau12.F5" style:family="table-cell">
      <style:table-cell-properties style:vertical-align="bottom" fo:padding="0cm" fo:border="none" style:writing-mode="lr-tb"/>
    </style:style>
    <style:style style:name="Tableau12.G5" style:family="table-cell">
      <style:table-cell-properties style:vertical-align="bottom" fo:padding="0cm" fo:border="none" style:writing-mode="lr-tb"/>
    </style:style>
    <style:style style:name="Tableau12.H5" style:family="table-cell">
      <style:table-cell-properties style:vertical-align="bottom" fo:padding="0cm" fo:border-left="none" fo:border-right="0.75pt solid #008080" fo:border-top="none" fo:border-bottom="none" style:writing-mode="lr-tb"/>
    </style:style>
    <style:style style:name="Tableau12.A7" style:family="table-cell">
      <style:table-cell-properties style:vertical-align="bottom" fo:padding="0cm" fo:border-left="0.75pt solid #008080" fo:border-right="none" fo:border-top="none" fo:border-bottom="none" style:writing-mode="lr-tb"/>
    </style:style>
    <style:style style:name="Tableau12.B7" style:family="table-cell">
      <style:table-cell-properties style:vertical-align="bottom" fo:padding="0cm" fo:border="none" style:writing-mode="lr-tb"/>
    </style:style>
    <style:style style:name="Tableau12.C7" style:family="table-cell">
      <style:table-cell-properties style:vertical-align="bottom" fo:padding="0cm" fo:border="none" style:writing-mode="lr-tb"/>
    </style:style>
    <style:style style:name="Tableau12.D7" style:family="table-cell">
      <style:table-cell-properties style:vertical-align="bottom" fo:padding="0cm" fo:border="none" style:writing-mode="lr-tb"/>
    </style:style>
    <style:style style:name="Tableau12.E7" style:family="table-cell">
      <style:table-cell-properties style:vertical-align="bottom" fo:padding="0cm" fo:border="none" style:writing-mode="lr-tb"/>
    </style:style>
    <style:style style:name="Tableau12.F7" style:family="table-cell">
      <style:table-cell-properties style:vertical-align="bottom" fo:padding="0cm" fo:border="none" style:writing-mode="lr-tb"/>
    </style:style>
    <style:style style:name="Tableau12.G7" style:family="table-cell">
      <style:table-cell-properties style:vertical-align="bottom" fo:padding="0cm" fo:border="none" style:writing-mode="lr-tb"/>
    </style:style>
    <style:style style:name="Tableau12.H7" style:family="table-cell">
      <style:table-cell-properties style:vertical-align="bottom" fo:padding="0cm" fo:border-left="none" fo:border-right="0.75pt solid #008080" fo:border-top="none" fo:border-bottom="none" style:writing-mode="lr-tb"/>
    </style:style>
    <style:style style:name="Tableau12.A9" style:family="table-cell">
      <style:table-cell-properties style:vertical-align="bottom" fo:padding="0cm" fo:border-left="0.75pt solid #008080" fo:border-right="none" fo:border-top="none" fo:border-bottom="none" style:writing-mode="lr-tb"/>
    </style:style>
    <style:style style:name="Tableau12.B9" style:family="table-cell">
      <style:table-cell-properties style:vertical-align="bottom" fo:padding="0cm" fo:border="none" style:writing-mode="lr-tb"/>
    </style:style>
    <style:style style:name="Tableau12.C9" style:family="table-cell">
      <style:table-cell-properties style:vertical-align="bottom" fo:padding="0cm" fo:border="none" style:writing-mode="lr-tb"/>
    </style:style>
    <style:style style:name="Tableau12.D9" style:family="table-cell">
      <style:table-cell-properties style:vertical-align="bottom" fo:padding="0cm" fo:border="none" style:writing-mode="lr-tb"/>
    </style:style>
    <style:style style:name="Tableau12.E9" style:family="table-cell">
      <style:table-cell-properties style:vertical-align="bottom" fo:padding="0cm" fo:border="none" style:writing-mode="lr-tb"/>
    </style:style>
    <style:style style:name="Tableau12.F9" style:family="table-cell">
      <style:table-cell-properties style:vertical-align="bottom" fo:padding="0cm" fo:border="none" style:writing-mode="lr-tb"/>
    </style:style>
    <style:style style:name="Tableau12.G9" style:family="table-cell">
      <style:table-cell-properties style:vertical-align="bottom" fo:padding="0cm" fo:border="none" style:writing-mode="lr-tb"/>
    </style:style>
    <style:style style:name="Tableau12.H9" style:family="table-cell">
      <style:table-cell-properties style:vertical-align="bottom" fo:padding="0cm" fo:border-left="none" fo:border-right="0.75pt solid #008080" fo:border-top="none" fo:border-bottom="none" style:writing-mode="lr-tb"/>
    </style:style>
    <style:style style:name="Tableau12.A11" style:family="table-cell">
      <style:table-cell-properties style:vertical-align="bottom" fo:padding="0cm" fo:border-left="0.75pt solid #008080" fo:border-right="none" fo:border-top="none" fo:border-bottom="none" style:writing-mode="lr-tb"/>
    </style:style>
    <style:style style:name="Tableau12.B11" style:family="table-cell">
      <style:table-cell-properties style:vertical-align="bottom" fo:padding="0cm" fo:border="none" style:writing-mode="lr-tb"/>
    </style:style>
    <style:style style:name="Tableau12.C11" style:family="table-cell">
      <style:table-cell-properties style:vertical-align="bottom" fo:padding="0cm" fo:border="none" style:writing-mode="lr-tb"/>
    </style:style>
    <style:style style:name="Tableau12.D11" style:family="table-cell">
      <style:table-cell-properties style:vertical-align="bottom" fo:padding="0cm" fo:border="none" style:writing-mode="lr-tb"/>
    </style:style>
    <style:style style:name="Tableau12.E11" style:family="table-cell">
      <style:table-cell-properties style:vertical-align="bottom" fo:padding="0cm" fo:border="none" style:writing-mode="lr-tb"/>
    </style:style>
    <style:style style:name="Tableau12.F11" style:family="table-cell">
      <style:table-cell-properties style:vertical-align="bottom" fo:padding="0cm" fo:border="none" style:writing-mode="lr-tb"/>
    </style:style>
    <style:style style:name="Tableau12.G11" style:family="table-cell">
      <style:table-cell-properties style:vertical-align="bottom" fo:padding="0cm" fo:border="none" style:writing-mode="lr-tb"/>
    </style:style>
    <style:style style:name="Tableau12.H11" style:family="table-cell">
      <style:table-cell-properties style:vertical-align="bottom" fo:padding="0cm" fo:border-left="none" fo:border-right="0.75pt solid #008080" fo:border-top="none" fo:border-bottom="none" style:writing-mode="lr-tb"/>
    </style:style>
    <style:style style:name="Tableau12.A13" style:family="table-cell">
      <style:table-cell-properties style:vertical-align="bottom" fo:padding="0cm" fo:border-left="0.75pt solid #008080" fo:border-right="none" fo:border-top="none" fo:border-bottom="none" style:writing-mode="lr-tb"/>
    </style:style>
    <style:style style:name="Tableau12.B13" style:family="table-cell">
      <style:table-cell-properties style:vertical-align="bottom" fo:padding="0cm" fo:border="none" style:writing-mode="lr-tb"/>
    </style:style>
    <style:style style:name="Tableau12.C13" style:family="table-cell">
      <style:table-cell-properties style:vertical-align="bottom" fo:padding="0cm" fo:border="none" style:writing-mode="lr-tb"/>
    </style:style>
    <style:style style:name="Tableau12.D13" style:family="table-cell">
      <style:table-cell-properties style:vertical-align="bottom" fo:padding="0cm" fo:border="none" style:writing-mode="lr-tb"/>
    </style:style>
    <style:style style:name="Tableau12.E13" style:family="table-cell">
      <style:table-cell-properties style:vertical-align="bottom" fo:padding="0cm" fo:border="none" style:writing-mode="lr-tb"/>
    </style:style>
    <style:style style:name="Tableau12.F13" style:family="table-cell">
      <style:table-cell-properties style:vertical-align="bottom" fo:padding="0cm" fo:border="none" style:writing-mode="lr-tb"/>
    </style:style>
    <style:style style:name="Tableau12.G13" style:family="table-cell">
      <style:table-cell-properties style:vertical-align="bottom" fo:padding="0cm" fo:border="none" style:writing-mode="lr-tb"/>
    </style:style>
    <style:style style:name="Tableau12.H13" style:family="table-cell">
      <style:table-cell-properties style:vertical-align="bottom" fo:padding="0cm" fo:border-left="none" fo:border-right="0.75pt solid #008080" fo:border-top="none" fo:border-bottom="none" style:writing-mode="lr-tb"/>
    </style:style>
    <style:style style:name="Tableau12.14" style:family="table-row">
      <style:table-row-properties style:min-row-height="0.397cm" fo:keep-together="auto"/>
    </style:style>
    <style:style style:name="Tableau12.A15" style:family="table-cell">
      <style:table-cell-properties style:vertical-align="bottom" fo:padding="0cm" fo:border-left="0.75pt solid #008080" fo:border-right="none" fo:border-top="none" fo:border-bottom="1.5pt solid #008080" style:writing-mode="lr-tb"/>
    </style:style>
    <style:style style:name="Tableau12.B15" style:family="table-cell">
      <style:table-cell-properties style:vertical-align="bottom" fo:padding="0cm" fo:border-left="none" fo:border-right="none" fo:border-top="none" fo:border-bottom="1.5pt solid #008080" style:writing-mode="lr-tb"/>
    </style:style>
    <style:style style:name="Tableau12.C15" style:family="table-cell">
      <style:table-cell-properties style:vertical-align="bottom" fo:padding="0cm" fo:border-left="none" fo:border-right="none" fo:border-top="none" fo:border-bottom="1.5pt solid #008080" style:writing-mode="lr-tb"/>
    </style:style>
    <style:style style:name="Tableau12.D15" style:family="table-cell">
      <style:table-cell-properties style:vertical-align="bottom" fo:padding="0cm" fo:border-left="none" fo:border-right="none" fo:border-top="none" fo:border-bottom="1.5pt solid #008080" style:writing-mode="lr-tb"/>
    </style:style>
    <style:style style:name="Tableau12.E15" style:family="table-cell">
      <style:table-cell-properties style:vertical-align="bottom" fo:padding="0cm" fo:border-left="none" fo:border-right="none" fo:border-top="none" fo:border-bottom="1.5pt solid #008080" style:writing-mode="lr-tb"/>
    </style:style>
    <style:style style:name="Tableau12.F15" style:family="table-cell">
      <style:table-cell-properties style:vertical-align="bottom" fo:padding="0cm" fo:border-left="none" fo:border-right="none" fo:border-top="none" fo:border-bottom="1.5pt solid #008080" style:writing-mode="lr-tb"/>
    </style:style>
    <style:style style:name="Tableau12.G15" style:family="table-cell">
      <style:table-cell-properties style:vertical-align="bottom" fo:padding="0cm" fo:border-left="none" fo:border-right="none" fo:border-top="none" fo:border-bottom="1.5pt solid #008080" style:writing-mode="lr-tb"/>
    </style:style>
    <style:style style:name="Tableau12.H15" style:family="table-cell">
      <style:table-cell-properties style:vertical-align="bottom" fo:padding="0cm" fo:border-left="none" fo:border-right="0.75pt solid #008080" fo:border-top="none" fo:border-bottom="1.5pt solid #008080" style:writing-mode="lr-tb"/>
    </style:style>
    <style:style style:name="Tableau13" style:family="table">
      <style:table-properties style:width="17.145cm" fo:margin-left="-0.616cm" table:align="left" style:writing-mode="lr-tb"/>
    </style:style>
    <style:style style:name="Tableau13.A" style:family="table-column">
      <style:table-column-properties style:column-width="7.338cm"/>
    </style:style>
    <style:style style:name="Tableau13.B" style:family="table-column">
      <style:table-column-properties style:column-width="5.362cm"/>
    </style:style>
    <style:style style:name="Tableau13.C" style:family="table-column">
      <style:table-column-properties style:column-width="0.882cm"/>
    </style:style>
    <style:style style:name="Tableau13.D" style:family="table-column">
      <style:table-column-properties style:column-width="0.953cm"/>
    </style:style>
    <style:style style:name="Tableau13.E" style:family="table-column">
      <style:table-column-properties style:column-width="2.187cm"/>
    </style:style>
    <style:style style:name="Tableau13.F" style:family="table-column">
      <style:table-column-properties style:column-width="0.423cm"/>
    </style:style>
    <style:style style:name="Tableau13.1" style:family="table-row">
      <style:table-row-properties style:min-row-height="0.37cm" fo:keep-together="auto"/>
    </style:style>
    <style:style style:name="Tableau13.A1" style:family="table-cell">
      <style:table-cell-properties style:vertical-align="middle" fo:background-color="#c0c0c0" fo:padding="0cm" fo:border-left="1pt solid #000000" fo:border-right="none" fo:border-top="1pt solid #000000" fo:border-bottom="0.5pt solid #000000" style:writing-mode="lr-tb">
        <style:background-image/>
      </style:table-cell-properties>
    </style:style>
    <style:style style:name="Tableau13.B1" style:family="table-cell">
      <style:table-cell-properties style:vertical-align="middle" fo:background-color="#c0c0c0" fo:padding="0cm" fo:border-left="none" fo:border-right="none" fo:border-top="1pt solid #000000" fo:border-bottom="0.5pt solid #000000" style:writing-mode="lr-tb">
        <style:background-image/>
      </style:table-cell-properties>
    </style:style>
    <style:style style:name="Tableau13.E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13.F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13.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13.B2" style:family="table-cell">
      <style:table-cell-properties style:vertical-align="bottom" fo:background-color="#c0c0c0" fo:padding="0cm" fo:border="none" style:writing-mode="lr-tb">
        <style:background-image/>
      </style:table-cell-properties>
    </style:style>
    <style:style style:name="Tableau13.F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13.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13.B3" style:family="table-cell">
      <style:table-cell-properties style:vertical-align="bottom" fo:background-color="#ffffff" fo:padding="0cm" fo:border="none" style:writing-mode="lr-tb">
        <style:background-image/>
      </style:table-cell-properties>
    </style:style>
    <style:style style:name="Tableau13.F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13.29" style:family="table-row">
      <style:table-row-properties style:min-row-height="0.397cm" fo:keep-together="auto"/>
    </style:style>
    <style:style style:name="Tableau13.A29" style:family="table-cell">
      <style:table-cell-properties style:vertical-align="bottom" fo:background-color="#ffffff" fo:padding="0cm" fo:border-left="1pt solid #000000" fo:border-right="none" fo:border-top="none" fo:border-bottom="1pt solid #000000" style:writing-mode="lr-tb">
        <style:background-image/>
      </style:table-cell-properties>
    </style:style>
    <style:style style:name="Tableau13.B29" style:family="table-cell">
      <style:table-cell-properties style:vertical-align="bottom" fo:background-color="#ffffff" fo:padding="0cm" fo:border-left="none" fo:border-right="none" fo:border-top="none" fo:border-bottom="1pt solid #000000" style:writing-mode="lr-tb">
        <style:background-image/>
      </style:table-cell-properties>
    </style:style>
    <style:style style:name="Tableau13.F29" style:family="table-cell">
      <style:table-cell-properties style:vertical-align="bottom" fo:background-color="#ffffff" fo:padding="0cm" fo:border-left="none" fo:border-right="1pt solid #000000" fo:border-top="none" fo:border-bottom="1pt solid #000000" style:writing-mode="lr-tb">
        <style:background-image/>
      </style:table-cell-properties>
    </style:style>
    <style:style style:name="Tableau14" style:family="table">
      <style:table-properties style:width="12.559cm" fo:margin-left="1.686cm" table:align="left" style:writing-mode="lr-tb"/>
    </style:style>
    <style:style style:name="Tableau14.A" style:family="table-column">
      <style:table-column-properties style:column-width="4.233cm"/>
    </style:style>
    <style:style style:name="Tableau14.B" style:family="table-column">
      <style:table-column-properties style:column-width="3.881cm"/>
    </style:style>
    <style:style style:name="Tableau14.C" style:family="table-column">
      <style:table-column-properties style:column-width="0.882cm"/>
    </style:style>
    <style:style style:name="Tableau14.D" style:family="table-column">
      <style:table-column-properties style:column-width="0.953cm"/>
    </style:style>
    <style:style style:name="Tableau14.E" style:family="table-column">
      <style:table-column-properties style:column-width="2.187cm"/>
    </style:style>
    <style:style style:name="Tableau14.F" style:family="table-column">
      <style:table-column-properties style:column-width="0.423cm"/>
    </style:style>
    <style:style style:name="Tableau14.1" style:family="table-row">
      <style:table-row-properties style:min-row-height="0.37cm" fo:keep-together="auto"/>
    </style:style>
    <style:style style:name="Tableau14.A1" style:family="table-cell">
      <style:table-cell-properties style:vertical-align="middle" fo:background-color="#c0c0c0" fo:padding="0cm" fo:border-left="1pt solid #000000" fo:border-right="none" fo:border-top="1pt solid #000000" fo:border-bottom="0.5pt solid #000000" style:writing-mode="lr-tb">
        <style:background-image/>
      </style:table-cell-properties>
    </style:style>
    <style:style style:name="Tableau14.B1" style:family="table-cell">
      <style:table-cell-properties style:vertical-align="middle" fo:background-color="#c0c0c0" fo:padding="0cm" fo:border-left="none" fo:border-right="none" fo:border-top="1pt solid #000000" fo:border-bottom="0.5pt solid #000000" style:writing-mode="lr-tb">
        <style:background-image/>
      </style:table-cell-properties>
    </style:style>
    <style:style style:name="Tableau14.E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14.F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14.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14.B2" style:family="table-cell">
      <style:table-cell-properties style:vertical-align="bottom" fo:background-color="#c0c0c0" fo:padding="0cm" fo:border="none" style:writing-mode="lr-tb">
        <style:background-image/>
      </style:table-cell-properties>
    </style:style>
    <style:style style:name="Tableau14.F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14.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14.B3" style:family="table-cell">
      <style:table-cell-properties style:vertical-align="bottom" fo:background-color="#ffffff" fo:padding="0cm" fo:border="none" style:writing-mode="lr-tb">
        <style:background-image/>
      </style:table-cell-properties>
    </style:style>
    <style:style style:name="Tableau14.F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14.9" style:family="table-row">
      <style:table-row-properties style:min-row-height="0.397cm" fo:keep-together="auto"/>
    </style:style>
    <style:style style:name="Tableau14.A9" style:family="table-cell">
      <style:table-cell-properties style:vertical-align="bottom" fo:background-color="#ffffff" fo:padding="0cm" fo:border-left="1pt solid #000000" fo:border-right="none" fo:border-top="none" fo:border-bottom="1pt solid #000000" style:writing-mode="lr-tb">
        <style:background-image/>
      </style:table-cell-properties>
    </style:style>
    <style:style style:name="Tableau14.B9" style:family="table-cell">
      <style:table-cell-properties style:vertical-align="bottom" fo:background-color="#ffffff" fo:padding="0cm" fo:border-left="none" fo:border-right="none" fo:border-top="none" fo:border-bottom="1pt solid #000000" style:writing-mode="lr-tb">
        <style:background-image/>
      </style:table-cell-properties>
    </style:style>
    <style:style style:name="Tableau14.F9" style:family="table-cell">
      <style:table-cell-properties style:vertical-align="bottom" fo:background-color="#ffffff" fo:padding="0cm" fo:border-left="none" fo:border-right="1pt solid #000000" fo:border-top="none" fo:border-bottom="1pt solid #000000" style:writing-mode="lr-tb">
        <style:background-image/>
      </style:table-cell-properties>
    </style:style>
    <style:style style:name="Tableau15" style:family="table">
      <style:table-properties style:width="12.629cm" fo:margin-left="1.646cm" table:align="left" style:writing-mode="lr-tb"/>
    </style:style>
    <style:style style:name="Tableau15.A" style:family="table-column">
      <style:table-column-properties style:column-width="3.81cm"/>
    </style:style>
    <style:style style:name="Tableau15.B" style:family="table-column">
      <style:table-column-properties style:column-width="4.304cm"/>
    </style:style>
    <style:style style:name="Tableau15.C" style:family="table-column">
      <style:table-column-properties style:column-width="0.811cm"/>
    </style:style>
    <style:style style:name="Tableau15.D" style:family="table-column">
      <style:table-column-properties style:column-width="1.058cm"/>
    </style:style>
    <style:style style:name="Tableau15.E" style:family="table-column">
      <style:table-column-properties style:column-width="2.187cm"/>
    </style:style>
    <style:style style:name="Tableau15.F" style:family="table-column">
      <style:table-column-properties style:column-width="0.459cm"/>
    </style:style>
    <style:style style:name="Tableau15.1" style:family="table-row">
      <style:table-row-properties style:min-row-height="0.37cm" fo:keep-together="auto"/>
    </style:style>
    <style:style style:name="Tableau15.A1" style:family="table-cell">
      <style:table-cell-properties style:vertical-align="middle" fo:background-color="#c0c0c0" fo:padding="0cm" fo:border-left="1pt solid #000000" fo:border-right="none" fo:border-top="1pt solid #000000" fo:border-bottom="0.5pt solid #000000" style:writing-mode="lr-tb">
        <style:background-image/>
      </style:table-cell-properties>
    </style:style>
    <style:style style:name="Tableau15.B1" style:family="table-cell">
      <style:table-cell-properties style:vertical-align="middle" fo:background-color="#c0c0c0" fo:padding="0cm" fo:border-left="none" fo:border-right="none" fo:border-top="1pt solid #000000" fo:border-bottom="0.5pt solid #000000" style:writing-mode="lr-tb">
        <style:background-image/>
      </style:table-cell-properties>
    </style:style>
    <style:style style:name="Tableau15.E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15.F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15.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15.B2" style:family="table-cell">
      <style:table-cell-properties style:vertical-align="bottom" fo:background-color="#c0c0c0" fo:padding="0cm" fo:border="none" style:writing-mode="lr-tb">
        <style:background-image/>
      </style:table-cell-properties>
    </style:style>
    <style:style style:name="Tableau15.F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15.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15.B3" style:family="table-cell">
      <style:table-cell-properties style:vertical-align="bottom" fo:background-color="#ffffff" fo:padding="0cm" fo:border="none" style:writing-mode="lr-tb">
        <style:background-image/>
      </style:table-cell-properties>
    </style:style>
    <style:style style:name="Tableau15.F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15.6" style:family="table-row">
      <style:table-row-properties style:min-row-height="0.397cm" fo:keep-together="auto"/>
    </style:style>
    <style:style style:name="Tableau15.A6" style:family="table-cell">
      <style:table-cell-properties style:vertical-align="bottom" fo:background-color="#c0c0c0" fo:padding="0cm" fo:border-left="1pt solid #000000" fo:border-right="none" fo:border-top="none" fo:border-bottom="1pt solid #000000" style:writing-mode="lr-tb">
        <style:background-image/>
      </style:table-cell-properties>
    </style:style>
    <style:style style:name="Tableau15.B6" style:family="table-cell">
      <style:table-cell-properties style:vertical-align="bottom" fo:background-color="#c0c0c0" fo:padding="0cm" fo:border-left="none" fo:border-right="none" fo:border-top="none" fo:border-bottom="1pt solid #000000" style:writing-mode="lr-tb">
        <style:background-image/>
      </style:table-cell-properties>
    </style:style>
    <style:style style:name="Tableau15.F6" style:family="table-cell">
      <style:table-cell-properties style:vertical-align="bottom" fo:background-color="#c0c0c0" fo:padding="0cm" fo:border-left="none" fo:border-right="1pt solid #000000" fo:border-top="none" fo:border-bottom="1pt solid #000000" style:writing-mode="lr-tb">
        <style:background-image/>
      </style:table-cell-properties>
    </style:style>
    <style:style style:name="Tableau16" style:family="table">
      <style:table-properties style:width="15.91cm" fo:margin-left="-0.044cm" table:align="left" style:writing-mode="lr-tb"/>
    </style:style>
    <style:style style:name="Tableau16.A" style:family="table-column">
      <style:table-column-properties style:column-width="4.304cm"/>
    </style:style>
    <style:style style:name="Tableau16.B" style:family="table-column">
      <style:table-column-properties style:column-width="4.621cm"/>
    </style:style>
    <style:style style:name="Tableau16.C" style:family="table-column">
      <style:table-column-properties style:column-width="4.374cm"/>
    </style:style>
    <style:style style:name="Tableau16.D" style:family="table-column">
      <style:table-column-properties style:column-width="2.187cm"/>
    </style:style>
    <style:style style:name="Tableau16.E" style:family="table-column">
      <style:table-column-properties style:column-width="0.423cm"/>
    </style:style>
    <style:style style:name="Tableau16.1" style:family="table-row">
      <style:table-row-properties style:min-row-height="0.397cm" fo:keep-together="auto"/>
    </style:style>
    <style:style style:name="Tableau16.A1" style:family="table-cell">
      <style:table-cell-properties style:vertical-align="middle" fo:background-color="#c0c0c0" fo:padding="0cm" fo:border-left="1pt solid #000000" fo:border-right="none" fo:border-top="1pt solid #000000" fo:border-bottom="0.5pt solid #000000" style:writing-mode="lr-tb">
        <style:background-image/>
      </style:table-cell-properties>
    </style:style>
    <style:style style:name="Tableau16.B1" style:family="table-cell">
      <style:table-cell-properties style:vertical-align="middle" fo:background-color="#c0c0c0" fo:padding="0cm" fo:border-left="none" fo:border-right="none" fo:border-top="1pt solid #000000" fo:border-bottom="0.5pt solid #000000" style:writing-mode="lr-tb">
        <style:background-image/>
      </style:table-cell-properties>
    </style:style>
    <style:style style:name="Tableau16.E1" style:family="table-cell">
      <style:table-cell-properties style:vertical-align="middle" fo:background-color="#c0c0c0" fo:padding="0cm" fo:border-left="none" fo:border-right="1pt solid #000000" fo:border-top="1pt solid #000000" fo:border-bottom="0.5pt solid #000000" style:writing-mode="lr-tb">
        <style:background-image/>
      </style:table-cell-properties>
    </style:style>
    <style:style style:name="Tableau16.A2" style:family="table-cell">
      <style:table-cell-properties style:vertical-align="middle" fo:background-color="#c0c0c0" fo:padding="0cm" fo:border-left="1pt solid #000000" fo:border-right="none" fo:border-top="none" fo:border-bottom="none" style:writing-mode="lr-tb">
        <style:background-image/>
      </style:table-cell-properties>
    </style:style>
    <style:style style:name="Tableau16.B2" style:family="table-cell">
      <style:table-cell-properties style:vertical-align="middle" fo:background-color="#c0c0c0" fo:padding="0cm" fo:border="none" style:writing-mode="lr-tb">
        <style:background-image/>
      </style:table-cell-properties>
    </style:style>
    <style:style style:name="Tableau16.E2" style:family="table-cell">
      <style:table-cell-properties style:vertical-align="middle" fo:background-color="#c0c0c0" fo:padding="0cm" fo:border-left="none" fo:border-right="1pt solid #000000" fo:border-top="none" fo:border-bottom="none" style:writing-mode="lr-tb">
        <style:background-image/>
      </style:table-cell-properties>
    </style:style>
    <style:style style:name="Tableau16.A3" style:family="table-cell">
      <style:table-cell-properties style:vertical-align="middle" fo:background-color="#ffffff" fo:padding="0cm" fo:border-left="1pt solid #000000" fo:border-right="none" fo:border-top="none" fo:border-bottom="none" style:writing-mode="lr-tb">
        <style:background-image/>
      </style:table-cell-properties>
    </style:style>
    <style:style style:name="Tableau16.B3" style:family="table-cell">
      <style:table-cell-properties style:vertical-align="middle" fo:background-color="#ffffff" fo:padding="0cm" fo:border="none" style:writing-mode="lr-tb">
        <style:background-image/>
      </style:table-cell-properties>
    </style:style>
    <style:style style:name="Tableau16.E3" style:family="table-cell">
      <style:table-cell-properties style:vertical-align="middle" fo:background-color="#ffffff" fo:padding="0cm" fo:border-left="none" fo:border-right="1pt solid #000000" fo:border-top="none" fo:border-bottom="none" style:writing-mode="lr-tb">
        <style:background-image/>
      </style:table-cell-properties>
    </style:style>
    <style:style style:name="Tableau16.18" style:family="table-row">
      <style:table-row-properties style:min-row-height="0.741cm" fo:keep-together="auto"/>
    </style:style>
    <style:style style:name="Tableau16.22" style:family="table-row">
      <style:table-row-properties style:min-row-height="0.45cm" fo:keep-together="auto"/>
    </style:style>
    <style:style style:name="Tableau16.A43" style:family="table-cell">
      <style:table-cell-properties style:vertical-align="middle" fo:background-color="#ffffff" fo:padding="0cm" fo:border-left="1pt solid #000000" fo:border-right="none" fo:border-top="none" fo:border-bottom="1pt solid #000000" style:writing-mode="lr-tb">
        <style:background-image/>
      </style:table-cell-properties>
    </style:style>
    <style:style style:name="Tableau16.B43" style:family="table-cell">
      <style:table-cell-properties style:vertical-align="middle" fo:background-color="#ffffff" fo:padding="0cm" fo:border-left="none" fo:border-right="none" fo:border-top="none" fo:border-bottom="1pt solid #000000" style:writing-mode="lr-tb">
        <style:background-image/>
      </style:table-cell-properties>
    </style:style>
    <style:style style:name="Tableau16.E43" style:family="table-cell">
      <style:table-cell-properties style:vertical-align="middle" fo:background-color="#ffffff" fo:padding="0cm" fo:border-left="none" fo:border-right="1pt solid #000000" fo:border-top="none" fo:border-bottom="1pt solid #000000" style:writing-mode="lr-tb">
        <style:background-image/>
      </style:table-cell-properties>
    </style:style>
    <style:style style:name="Tableau17" style:family="table">
      <style:table-properties style:width="13.864cm" fo:margin-left="1.025cm" table:align="left" style:writing-mode="lr-tb"/>
    </style:style>
    <style:style style:name="Tableau17.A" style:family="table-column">
      <style:table-column-properties style:column-width="5.327cm"/>
    </style:style>
    <style:style style:name="Tableau17.B" style:family="table-column">
      <style:table-column-properties style:column-width="4.586cm"/>
    </style:style>
    <style:style style:name="Tableau17.C" style:family="table-column">
      <style:table-column-properties style:column-width="3.528cm"/>
    </style:style>
    <style:style style:name="Tableau17.D" style:family="table-column">
      <style:table-column-properties style:column-width="0.423cm"/>
    </style:style>
    <style:style style:name="Tableau17.1" style:family="table-row">
      <style:table-row-properties style:min-row-height="0.397cm" fo:keep-together="auto"/>
    </style:style>
    <style:style style:name="Tableau17.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17.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17.D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17.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17.B2" style:family="table-cell">
      <style:table-cell-properties style:vertical-align="bottom" fo:background-color="#c0c0c0" fo:padding="0cm" fo:border="none" style:writing-mode="lr-tb">
        <style:background-image/>
      </style:table-cell-properties>
    </style:style>
    <style:style style:name="Tableau17.D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17.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17.B3" style:family="table-cell">
      <style:table-cell-properties style:vertical-align="bottom" fo:background-color="#ffffff" fo:padding="0cm" fo:border="none" style:writing-mode="lr-tb">
        <style:background-image/>
      </style:table-cell-properties>
    </style:style>
    <style:style style:name="Tableau17.D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17.A97" style:family="table-cell">
      <style:table-cell-properties style:vertical-align="bottom" fo:background-color="#ffffff" fo:padding="0cm" fo:border-left="1pt solid #000000" fo:border-right="none" fo:border-top="none" fo:border-bottom="1pt solid #000000" style:writing-mode="lr-tb">
        <style:background-image/>
      </style:table-cell-properties>
    </style:style>
    <style:style style:name="Tableau17.B97" style:family="table-cell">
      <style:table-cell-properties style:vertical-align="bottom" fo:background-color="#ffffff" fo:padding="0cm" fo:border-left="none" fo:border-right="none" fo:border-top="none" fo:border-bottom="1pt solid #000000" style:writing-mode="lr-tb">
        <style:background-image/>
      </style:table-cell-properties>
    </style:style>
    <style:style style:name="Tableau17.D97" style:family="table-cell">
      <style:table-cell-properties style:vertical-align="bottom" fo:background-color="#ffffff" fo:padding="0cm" fo:border-left="none" fo:border-right="1pt solid #000000" fo:border-top="none" fo:border-bottom="1pt solid #000000" style:writing-mode="lr-tb">
        <style:background-image/>
      </style:table-cell-properties>
    </style:style>
    <style:style style:name="Tableau18" style:family="table">
      <style:table-properties style:width="11.571cm" fo:margin-left="2.175cm" table:align="left" style:writing-mode="lr-tb"/>
    </style:style>
    <style:style style:name="Tableau18.A" style:family="table-column">
      <style:table-column-properties style:column-width="3.457cm"/>
    </style:style>
    <style:style style:name="Tableau18.B" style:family="table-column">
      <style:table-column-properties style:column-width="5.574cm"/>
    </style:style>
    <style:style style:name="Tableau18.C" style:family="table-column">
      <style:table-column-properties style:column-width="2.54cm"/>
    </style:style>
    <style:style style:name="Tableau18.1" style:family="table-row">
      <style:table-row-properties style:min-row-height="0.45cm" fo:keep-together="auto"/>
    </style:style>
    <style:style style:name="Tableau18.A1" style:family="table-cell">
      <style:table-cell-properties style:vertical-align="middle" fo:background-color="#c0c0c0" fo:padding="0cm" fo:border-left="1pt solid #000000" fo:border-right="none" fo:border-top="1pt solid #000000" fo:border-bottom="0.5pt solid #000000" style:writing-mode="lr-tb">
        <style:background-image/>
      </style:table-cell-properties>
    </style:style>
    <style:style style:name="Tableau18.B1" style:family="table-cell">
      <style:table-cell-properties style:vertical-align="middle" fo:background-color="#c0c0c0" fo:padding="0cm" fo:border-left="none" fo:border-right="none" fo:border-top="1pt solid #000000" fo:border-bottom="0.5pt solid #000000" style:writing-mode="lr-tb">
        <style:background-image/>
      </style:table-cell-properties>
    </style:style>
    <style:style style:name="Tableau18.C1" style:family="table-cell">
      <style:table-cell-properties style:vertical-align="middle" fo:background-color="#c0c0c0" fo:padding="0cm" fo:border-left="none" fo:border-right="1pt solid #000000" fo:border-top="1pt solid #000000" fo:border-bottom="0.5pt solid #000000" style:writing-mode="lr-tb">
        <style:background-image/>
      </style:table-cell-properties>
    </style:style>
    <style:style style:name="Tableau18.A2" style:family="table-cell">
      <style:table-cell-properties style:vertical-align="middle" fo:background-color="#c0c0c0" fo:padding="0cm" fo:border-left="1pt solid #000000" fo:border-right="none" fo:border-top="none" fo:border-bottom="none" style:writing-mode="lr-tb">
        <style:background-image/>
      </style:table-cell-properties>
    </style:style>
    <style:style style:name="Tableau18.B2" style:family="table-cell">
      <style:table-cell-properties style:vertical-align="middle" fo:background-color="#c0c0c0" fo:padding="0cm" fo:border="none" style:writing-mode="lr-tb">
        <style:background-image/>
      </style:table-cell-properties>
    </style:style>
    <style:style style:name="Tableau18.C2" style:family="table-cell">
      <style:table-cell-properties style:vertical-align="middle" fo:background-color="#c0c0c0" fo:padding="0cm" fo:border-left="none" fo:border-right="1pt solid #000000" fo:border-top="none" fo:border-bottom="none" style:writing-mode="lr-tb">
        <style:background-image/>
      </style:table-cell-properties>
    </style:style>
    <style:style style:name="Tableau18.A3" style:family="table-cell">
      <style:table-cell-properties style:vertical-align="middle" fo:background-color="#ffffff" fo:padding="0cm" fo:border-left="1pt solid #000000" fo:border-right="none" fo:border-top="none" fo:border-bottom="none" style:writing-mode="lr-tb">
        <style:background-image/>
      </style:table-cell-properties>
    </style:style>
    <style:style style:name="Tableau18.B3" style:family="table-cell">
      <style:table-cell-properties style:vertical-align="middle" fo:background-color="#ffffff" fo:padding="0cm" fo:border="none" style:writing-mode="lr-tb">
        <style:background-image/>
      </style:table-cell-properties>
    </style:style>
    <style:style style:name="Tableau18.C3" style:family="table-cell">
      <style:table-cell-properties style:vertical-align="middle" fo:background-color="#ffffff" fo:padding="0cm" fo:border-left="none" fo:border-right="1pt solid #000000" fo:border-top="none" fo:border-bottom="none" style:writing-mode="lr-tb">
        <style:background-image/>
      </style:table-cell-properties>
    </style:style>
    <style:style style:name="Tableau18.A8" style:family="table-cell">
      <style:table-cell-properties style:vertical-align="middle" fo:background-color="#c0c0c0" fo:padding="0cm" fo:border-left="1pt solid #000000" fo:border-right="none" fo:border-top="none" fo:border-bottom="1pt solid #000000" style:writing-mode="lr-tb">
        <style:background-image/>
      </style:table-cell-properties>
    </style:style>
    <style:style style:name="Tableau18.B8" style:family="table-cell">
      <style:table-cell-properties style:vertical-align="middle" fo:background-color="#c0c0c0" fo:padding="0cm" fo:border-left="none" fo:border-right="none" fo:border-top="none" fo:border-bottom="1pt solid #000000" style:writing-mode="lr-tb">
        <style:background-image/>
      </style:table-cell-properties>
    </style:style>
    <style:style style:name="Tableau18.C8" style:family="table-cell">
      <style:table-cell-properties style:vertical-align="middle" fo:background-color="#c0c0c0" fo:padding="0cm" fo:border-left="none" fo:border-right="1pt solid #000000" fo:border-top="none" fo:border-bottom="1pt solid #000000" style:writing-mode="lr-tb">
        <style:background-image/>
      </style:table-cell-properties>
    </style:style>
    <style:style style:name="Tableau19" style:family="table">
      <style:table-properties style:width="5.574cm" fo:margin-left="5.179cm" table:align="left" style:writing-mode="lr-tb"/>
    </style:style>
    <style:style style:name="Tableau19.A" style:family="table-column">
      <style:table-column-properties style:column-width="1.235cm"/>
    </style:style>
    <style:style style:name="Tableau19.B" style:family="table-column">
      <style:table-column-properties style:column-width="2.081cm"/>
    </style:style>
    <style:style style:name="Tableau19.C" style:family="table-column">
      <style:table-column-properties style:column-width="2.258cm"/>
    </style:style>
    <style:style style:name="Tableau19.1" style:family="table-row">
      <style:table-row-properties style:min-row-height="0.45cm" fo:keep-together="auto"/>
    </style:style>
    <style:style style:name="Tableau19.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19.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19.C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19.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19.B2" style:family="table-cell">
      <style:table-cell-properties style:vertical-align="bottom" fo:background-color="#c0c0c0" fo:padding="0cm" fo:border="none" style:writing-mode="lr-tb">
        <style:background-image/>
      </style:table-cell-properties>
    </style:style>
    <style:style style:name="Tableau19.C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19.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19.B3" style:family="table-cell">
      <style:table-cell-properties style:vertical-align="bottom" fo:background-color="#ffffff" fo:padding="0cm" fo:border="none" style:writing-mode="lr-tb">
        <style:background-image/>
      </style:table-cell-properties>
    </style:style>
    <style:style style:name="Tableau19.C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19.27" style:family="table-row">
      <style:table-row-properties style:min-row-height="0.476cm" fo:keep-together="auto"/>
    </style:style>
    <style:style style:name="Tableau19.A27" style:family="table-cell">
      <style:table-cell-properties style:vertical-align="bottom" fo:background-color="#ffffff" fo:padding="0cm" fo:border-left="1pt solid #000000" fo:border-right="none" fo:border-top="none" fo:border-bottom="1pt solid #000000" style:writing-mode="lr-tb">
        <style:background-image/>
      </style:table-cell-properties>
    </style:style>
    <style:style style:name="Tableau19.B27" style:family="table-cell">
      <style:table-cell-properties style:vertical-align="bottom" fo:background-color="#ffffff" fo:padding="0cm" fo:border-left="none" fo:border-right="none" fo:border-top="none" fo:border-bottom="1pt solid #000000" style:writing-mode="lr-tb">
        <style:background-image/>
      </style:table-cell-properties>
    </style:style>
    <style:style style:name="Tableau19.C27" style:family="table-cell">
      <style:table-cell-properties style:vertical-align="bottom" fo:background-color="#ffffff" fo:padding="0cm" fo:border-left="none" fo:border-right="1pt solid #000000" fo:border-top="none" fo:border-bottom="1pt solid #000000" style:writing-mode="lr-tb">
        <style:background-image/>
      </style:table-cell-properties>
    </style:style>
    <style:style style:name="Tableau20" style:family="table">
      <style:table-properties style:width="16.275cm" fo:margin-left="-0.136cm" table:align="left" style:writing-mode="lr-tb"/>
    </style:style>
    <style:style style:name="Tableau20.A" style:family="table-column">
      <style:table-column-properties style:column-width="1.413cm"/>
    </style:style>
    <style:style style:name="Tableau20.B" style:family="table-column">
      <style:table-column-properties style:column-width="1.647cm"/>
    </style:style>
    <style:style style:name="Tableau20.C" style:family="table-column">
      <style:table-column-properties style:column-width="5.119cm"/>
    </style:style>
    <style:style style:name="Tableau20.D" style:family="table-column">
      <style:table-column-properties style:column-width="1.476cm"/>
    </style:style>
    <style:style style:name="Tableau20.E" style:family="table-column">
      <style:table-column-properties style:column-width="1.755cm"/>
    </style:style>
    <style:style style:name="Tableau20.F" style:family="table-column">
      <style:table-column-properties style:column-width="4.865cm"/>
    </style:style>
    <style:style style:name="Tableau20.1" style:family="table-row">
      <style:table-row-properties fo:keep-together="auto"/>
    </style:style>
    <style:style style:name="Tableau20.A1" style:family="table-cell">
      <style:table-cell-properties style:vertical-align="top" fo:background-color="#c0c0c0" fo:padding-left="0.123cm" fo:padding-right="0.123cm" fo:padding-top="0cm" fo:padding-bottom="0cm" fo:border-left="0.75pt solid #008080" fo:border-right="none" fo:border-top="1.5pt solid #008080" fo:border-bottom="0.75pt solid #000000" style:writing-mode="lr-tb">
        <style:background-image/>
      </style:table-cell-properties>
    </style:style>
    <style:style style:name="Tableau20.B1" style:family="table-cell">
      <style:table-cell-properties style:vertical-align="top" fo:background-color="#c0c0c0" fo:padding-left="0.123cm" fo:padding-right="0.123cm" fo:padding-top="0cm" fo:padding-bottom="0cm" fo:border-left="none" fo:border-right="none" fo:border-top="1.5pt solid #008080" fo:border-bottom="0.75pt solid #000000" style:writing-mode="lr-tb">
        <style:background-image/>
      </style:table-cell-properties>
    </style:style>
    <style:style style:name="Tableau20.F1" style:family="table-cell">
      <style:table-cell-properties style:vertical-align="top" fo:background-color="#c0c0c0" fo:padding-left="0.123cm" fo:padding-right="0.123cm" fo:padding-top="0cm" fo:padding-bottom="0cm" fo:border-left="none" fo:border-right="0.75pt solid #008080" fo:border-top="1.5pt solid #008080" fo:border-bottom="0.75pt solid #000000" style:writing-mode="lr-tb">
        <style:background-image/>
      </style:table-cell-properties>
    </style:style>
    <style:style style:name="Tableau20.A2" style:family="table-cell">
      <style:table-cell-properties style:vertical-align="top" fo:background-color="#c0c0c0" fo:padding-left="0.123cm" fo:padding-right="0.123cm" fo:padding-top="0cm" fo:padding-bottom="0cm" fo:border-left="0.75pt solid #008080" fo:border-right="none" fo:border-top="none" fo:border-bottom="none" style:writing-mode="lr-tb">
        <style:background-image/>
      </style:table-cell-properties>
    </style:style>
    <style:style style:name="Tableau20.B2"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leau20.F2" style:family="table-cell">
      <style:table-cell-properties style:vertical-align="top" fo:background-color="#c0c0c0" fo:padding-left="0.123cm" fo:padding-right="0.123cm" fo:padding-top="0cm" fo:padding-bottom="0cm" fo:border-left="none" fo:border-right="0.75pt solid #008080" fo:border-top="none" fo:border-bottom="none" style:writing-mode="lr-tb">
        <style:background-image/>
      </style:table-cell-properties>
    </style:style>
    <style:style style:name="Tableau20.A3"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3" style:family="table-cell">
      <style:table-cell-properties style:vertical-align="top" fo:padding-left="0.123cm" fo:padding-right="0.123cm" fo:padding-top="0cm" fo:padding-bottom="0cm" fo:border="none" style:writing-mode="lr-tb"/>
    </style:style>
    <style:style style:name="Tableau20.C3" style:family="table-cell">
      <style:table-cell-properties style:vertical-align="top" fo:padding-left="0.123cm" fo:padding-right="0.123cm" fo:padding-top="0cm" fo:padding-bottom="0cm" fo:border="none" style:writing-mode="lr-tb"/>
    </style:style>
    <style:style style:name="Tableau20.D3" style:family="table-cell">
      <style:table-cell-properties style:vertical-align="top" fo:padding-left="0.123cm" fo:padding-right="0.123cm" fo:padding-top="0cm" fo:padding-bottom="0cm" fo:border="none" style:writing-mode="lr-tb"/>
    </style:style>
    <style:style style:name="Tableau20.E3" style:family="table-cell">
      <style:table-cell-properties style:vertical-align="top" fo:padding-left="0.123cm" fo:padding-right="0.123cm" fo:padding-top="0cm" fo:padding-bottom="0cm" fo:border="none" style:writing-mode="lr-tb"/>
    </style:style>
    <style:style style:name="Tableau20.F3"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5"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5" style:family="table-cell">
      <style:table-cell-properties style:vertical-align="top" fo:padding-left="0.123cm" fo:padding-right="0.123cm" fo:padding-top="0cm" fo:padding-bottom="0cm" fo:border="none" style:writing-mode="lr-tb"/>
    </style:style>
    <style:style style:name="Tableau20.C5" style:family="table-cell">
      <style:table-cell-properties style:vertical-align="top" fo:padding-left="0.123cm" fo:padding-right="0.123cm" fo:padding-top="0cm" fo:padding-bottom="0cm" fo:border="none" style:writing-mode="lr-tb"/>
    </style:style>
    <style:style style:name="Tableau20.D5" style:family="table-cell">
      <style:table-cell-properties style:vertical-align="top" fo:padding-left="0.123cm" fo:padding-right="0.123cm" fo:padding-top="0cm" fo:padding-bottom="0cm" fo:border="none" style:writing-mode="lr-tb"/>
    </style:style>
    <style:style style:name="Tableau20.E5" style:family="table-cell">
      <style:table-cell-properties style:vertical-align="top" fo:padding-left="0.123cm" fo:padding-right="0.123cm" fo:padding-top="0cm" fo:padding-bottom="0cm" fo:border="none" style:writing-mode="lr-tb"/>
    </style:style>
    <style:style style:name="Tableau20.F5"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7"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7" style:family="table-cell">
      <style:table-cell-properties style:vertical-align="top" fo:padding-left="0.123cm" fo:padding-right="0.123cm" fo:padding-top="0cm" fo:padding-bottom="0cm" fo:border="none" style:writing-mode="lr-tb"/>
    </style:style>
    <style:style style:name="Tableau20.C7" style:family="table-cell">
      <style:table-cell-properties style:vertical-align="top" fo:padding-left="0.123cm" fo:padding-right="0.123cm" fo:padding-top="0cm" fo:padding-bottom="0cm" fo:border="none" style:writing-mode="lr-tb"/>
    </style:style>
    <style:style style:name="Tableau20.D7" style:family="table-cell">
      <style:table-cell-properties style:vertical-align="top" fo:padding-left="0.123cm" fo:padding-right="0.123cm" fo:padding-top="0cm" fo:padding-bottom="0cm" fo:border="none" style:writing-mode="lr-tb"/>
    </style:style>
    <style:style style:name="Tableau20.E7" style:family="table-cell">
      <style:table-cell-properties style:vertical-align="top" fo:padding-left="0.123cm" fo:padding-right="0.123cm" fo:padding-top="0cm" fo:padding-bottom="0cm" fo:border="none" style:writing-mode="lr-tb"/>
    </style:style>
    <style:style style:name="Tableau20.F7"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9"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9" style:family="table-cell">
      <style:table-cell-properties style:vertical-align="top" fo:padding-left="0.123cm" fo:padding-right="0.123cm" fo:padding-top="0cm" fo:padding-bottom="0cm" fo:border="none" style:writing-mode="lr-tb"/>
    </style:style>
    <style:style style:name="Tableau20.C9" style:family="table-cell">
      <style:table-cell-properties style:vertical-align="top" fo:padding-left="0.123cm" fo:padding-right="0.123cm" fo:padding-top="0cm" fo:padding-bottom="0cm" fo:border="none" style:writing-mode="lr-tb"/>
    </style:style>
    <style:style style:name="Tableau20.D9" style:family="table-cell">
      <style:table-cell-properties style:vertical-align="top" fo:padding-left="0.123cm" fo:padding-right="0.123cm" fo:padding-top="0cm" fo:padding-bottom="0cm" fo:border="none" style:writing-mode="lr-tb"/>
    </style:style>
    <style:style style:name="Tableau20.E9" style:family="table-cell">
      <style:table-cell-properties style:vertical-align="top" fo:padding-left="0.123cm" fo:padding-right="0.123cm" fo:padding-top="0cm" fo:padding-bottom="0cm" fo:border="none" style:writing-mode="lr-tb"/>
    </style:style>
    <style:style style:name="Tableau20.F9"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11"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11" style:family="table-cell">
      <style:table-cell-properties style:vertical-align="top" fo:padding-left="0.123cm" fo:padding-right="0.123cm" fo:padding-top="0cm" fo:padding-bottom="0cm" fo:border="none" style:writing-mode="lr-tb"/>
    </style:style>
    <style:style style:name="Tableau20.C11" style:family="table-cell">
      <style:table-cell-properties style:vertical-align="top" fo:padding-left="0.123cm" fo:padding-right="0.123cm" fo:padding-top="0cm" fo:padding-bottom="0cm" fo:border="none" style:writing-mode="lr-tb"/>
    </style:style>
    <style:style style:name="Tableau20.D11" style:family="table-cell">
      <style:table-cell-properties style:vertical-align="top" fo:padding-left="0.123cm" fo:padding-right="0.123cm" fo:padding-top="0cm" fo:padding-bottom="0cm" fo:border="none" style:writing-mode="lr-tb"/>
    </style:style>
    <style:style style:name="Tableau20.E11" style:family="table-cell">
      <style:table-cell-properties style:vertical-align="top" fo:padding-left="0.123cm" fo:padding-right="0.123cm" fo:padding-top="0cm" fo:padding-bottom="0cm" fo:border="none" style:writing-mode="lr-tb"/>
    </style:style>
    <style:style style:name="Tableau20.F11"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13"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13" style:family="table-cell">
      <style:table-cell-properties style:vertical-align="top" fo:padding-left="0.123cm" fo:padding-right="0.123cm" fo:padding-top="0cm" fo:padding-bottom="0cm" fo:border="none" style:writing-mode="lr-tb"/>
    </style:style>
    <style:style style:name="Tableau20.C13" style:family="table-cell">
      <style:table-cell-properties style:vertical-align="top" fo:padding-left="0.123cm" fo:padding-right="0.123cm" fo:padding-top="0cm" fo:padding-bottom="0cm" fo:border="none" style:writing-mode="lr-tb"/>
    </style:style>
    <style:style style:name="Tableau20.D13" style:family="table-cell">
      <style:table-cell-properties style:vertical-align="top" fo:padding-left="0.123cm" fo:padding-right="0.123cm" fo:padding-top="0cm" fo:padding-bottom="0cm" fo:border="none" style:writing-mode="lr-tb"/>
    </style:style>
    <style:style style:name="Tableau20.E13" style:family="table-cell">
      <style:table-cell-properties style:vertical-align="top" fo:padding-left="0.123cm" fo:padding-right="0.123cm" fo:padding-top="0cm" fo:padding-bottom="0cm" fo:border="none" style:writing-mode="lr-tb"/>
    </style:style>
    <style:style style:name="Tableau20.F13"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15"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15" style:family="table-cell">
      <style:table-cell-properties style:vertical-align="top" fo:padding-left="0.123cm" fo:padding-right="0.123cm" fo:padding-top="0cm" fo:padding-bottom="0cm" fo:border="none" style:writing-mode="lr-tb"/>
    </style:style>
    <style:style style:name="Tableau20.C15" style:family="table-cell">
      <style:table-cell-properties style:vertical-align="top" fo:padding-left="0.123cm" fo:padding-right="0.123cm" fo:padding-top="0cm" fo:padding-bottom="0cm" fo:border="none" style:writing-mode="lr-tb"/>
    </style:style>
    <style:style style:name="Tableau20.D15" style:family="table-cell">
      <style:table-cell-properties style:vertical-align="top" fo:padding-left="0.123cm" fo:padding-right="0.123cm" fo:padding-top="0cm" fo:padding-bottom="0cm" fo:border="none" style:writing-mode="lr-tb"/>
    </style:style>
    <style:style style:name="Tableau20.E15" style:family="table-cell">
      <style:table-cell-properties style:vertical-align="top" fo:padding-left="0.123cm" fo:padding-right="0.123cm" fo:padding-top="0cm" fo:padding-bottom="0cm" fo:border="none" style:writing-mode="lr-tb"/>
    </style:style>
    <style:style style:name="Tableau20.F15"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17"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17" style:family="table-cell">
      <style:table-cell-properties style:vertical-align="top" fo:padding-left="0.123cm" fo:padding-right="0.123cm" fo:padding-top="0cm" fo:padding-bottom="0cm" fo:border="none" style:writing-mode="lr-tb"/>
    </style:style>
    <style:style style:name="Tableau20.C17" style:family="table-cell">
      <style:table-cell-properties style:vertical-align="top" fo:padding-left="0.123cm" fo:padding-right="0.123cm" fo:padding-top="0cm" fo:padding-bottom="0cm" fo:border="none" style:writing-mode="lr-tb"/>
    </style:style>
    <style:style style:name="Tableau20.D17" style:family="table-cell">
      <style:table-cell-properties style:vertical-align="top" fo:padding-left="0.123cm" fo:padding-right="0.123cm" fo:padding-top="0cm" fo:padding-bottom="0cm" fo:border="none" style:writing-mode="lr-tb"/>
    </style:style>
    <style:style style:name="Tableau20.E17" style:family="table-cell">
      <style:table-cell-properties style:vertical-align="top" fo:padding-left="0.123cm" fo:padding-right="0.123cm" fo:padding-top="0cm" fo:padding-bottom="0cm" fo:border="none" style:writing-mode="lr-tb"/>
    </style:style>
    <style:style style:name="Tableau20.F17"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19"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19" style:family="table-cell">
      <style:table-cell-properties style:vertical-align="top" fo:padding-left="0.123cm" fo:padding-right="0.123cm" fo:padding-top="0cm" fo:padding-bottom="0cm" fo:border="none" style:writing-mode="lr-tb"/>
    </style:style>
    <style:style style:name="Tableau20.C19" style:family="table-cell">
      <style:table-cell-properties style:vertical-align="top" fo:padding-left="0.123cm" fo:padding-right="0.123cm" fo:padding-top="0cm" fo:padding-bottom="0cm" fo:border="none" style:writing-mode="lr-tb"/>
    </style:style>
    <style:style style:name="Tableau20.D19" style:family="table-cell">
      <style:table-cell-properties style:vertical-align="top" fo:padding-left="0.123cm" fo:padding-right="0.123cm" fo:padding-top="0cm" fo:padding-bottom="0cm" fo:border="none" style:writing-mode="lr-tb"/>
    </style:style>
    <style:style style:name="Tableau20.E19" style:family="table-cell">
      <style:table-cell-properties style:vertical-align="top" fo:padding-left="0.123cm" fo:padding-right="0.123cm" fo:padding-top="0cm" fo:padding-bottom="0cm" fo:border="none" style:writing-mode="lr-tb"/>
    </style:style>
    <style:style style:name="Tableau20.F19"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21"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21" style:family="table-cell">
      <style:table-cell-properties style:vertical-align="top" fo:padding-left="0.123cm" fo:padding-right="0.123cm" fo:padding-top="0cm" fo:padding-bottom="0cm" fo:border="none" style:writing-mode="lr-tb"/>
    </style:style>
    <style:style style:name="Tableau20.C21" style:family="table-cell">
      <style:table-cell-properties style:vertical-align="top" fo:padding-left="0.123cm" fo:padding-right="0.123cm" fo:padding-top="0cm" fo:padding-bottom="0cm" fo:border="none" style:writing-mode="lr-tb"/>
    </style:style>
    <style:style style:name="Tableau20.D21" style:family="table-cell">
      <style:table-cell-properties style:vertical-align="top" fo:padding-left="0.123cm" fo:padding-right="0.123cm" fo:padding-top="0cm" fo:padding-bottom="0cm" fo:border="none" style:writing-mode="lr-tb"/>
    </style:style>
    <style:style style:name="Tableau20.E21" style:family="table-cell">
      <style:table-cell-properties style:vertical-align="top" fo:padding-left="0.123cm" fo:padding-right="0.123cm" fo:padding-top="0cm" fo:padding-bottom="0cm" fo:border="none" style:writing-mode="lr-tb"/>
    </style:style>
    <style:style style:name="Tableau20.F21"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23"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23" style:family="table-cell">
      <style:table-cell-properties style:vertical-align="top" fo:padding-left="0.123cm" fo:padding-right="0.123cm" fo:padding-top="0cm" fo:padding-bottom="0cm" fo:border="none" style:writing-mode="lr-tb"/>
    </style:style>
    <style:style style:name="Tableau20.C23" style:family="table-cell">
      <style:table-cell-properties style:vertical-align="top" fo:padding-left="0.123cm" fo:padding-right="0.123cm" fo:padding-top="0cm" fo:padding-bottom="0cm" fo:border="none" style:writing-mode="lr-tb"/>
    </style:style>
    <style:style style:name="Tableau20.D23" style:family="table-cell">
      <style:table-cell-properties style:vertical-align="top" fo:padding-left="0.123cm" fo:padding-right="0.123cm" fo:padding-top="0cm" fo:padding-bottom="0cm" fo:border="none" style:writing-mode="lr-tb"/>
    </style:style>
    <style:style style:name="Tableau20.E23" style:family="table-cell">
      <style:table-cell-properties style:vertical-align="top" fo:padding-left="0.123cm" fo:padding-right="0.123cm" fo:padding-top="0cm" fo:padding-bottom="0cm" fo:border="none" style:writing-mode="lr-tb"/>
    </style:style>
    <style:style style:name="Tableau20.F23"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25"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25" style:family="table-cell">
      <style:table-cell-properties style:vertical-align="top" fo:padding-left="0.123cm" fo:padding-right="0.123cm" fo:padding-top="0cm" fo:padding-bottom="0cm" fo:border="none" style:writing-mode="lr-tb"/>
    </style:style>
    <style:style style:name="Tableau20.C25" style:family="table-cell">
      <style:table-cell-properties style:vertical-align="top" fo:padding-left="0.123cm" fo:padding-right="0.123cm" fo:padding-top="0cm" fo:padding-bottom="0cm" fo:border="none" style:writing-mode="lr-tb"/>
    </style:style>
    <style:style style:name="Tableau20.D25" style:family="table-cell">
      <style:table-cell-properties style:vertical-align="top" fo:padding-left="0.123cm" fo:padding-right="0.123cm" fo:padding-top="0cm" fo:padding-bottom="0cm" fo:border="none" style:writing-mode="lr-tb"/>
    </style:style>
    <style:style style:name="Tableau20.E25" style:family="table-cell">
      <style:table-cell-properties style:vertical-align="top" fo:padding-left="0.123cm" fo:padding-right="0.123cm" fo:padding-top="0cm" fo:padding-bottom="0cm" fo:border="none" style:writing-mode="lr-tb"/>
    </style:style>
    <style:style style:name="Tableau20.F25"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27"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27" style:family="table-cell">
      <style:table-cell-properties style:vertical-align="top" fo:padding-left="0.123cm" fo:padding-right="0.123cm" fo:padding-top="0cm" fo:padding-bottom="0cm" fo:border="none" style:writing-mode="lr-tb"/>
    </style:style>
    <style:style style:name="Tableau20.C27" style:family="table-cell">
      <style:table-cell-properties style:vertical-align="top" fo:padding-left="0.123cm" fo:padding-right="0.123cm" fo:padding-top="0cm" fo:padding-bottom="0cm" fo:border="none" style:writing-mode="lr-tb"/>
    </style:style>
    <style:style style:name="Tableau20.D27" style:family="table-cell">
      <style:table-cell-properties style:vertical-align="top" fo:padding-left="0.123cm" fo:padding-right="0.123cm" fo:padding-top="0cm" fo:padding-bottom="0cm" fo:border="none" style:writing-mode="lr-tb"/>
    </style:style>
    <style:style style:name="Tableau20.E27" style:family="table-cell">
      <style:table-cell-properties style:vertical-align="top" fo:padding-left="0.123cm" fo:padding-right="0.123cm" fo:padding-top="0cm" fo:padding-bottom="0cm" fo:border="none" style:writing-mode="lr-tb"/>
    </style:style>
    <style:style style:name="Tableau20.F27"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29"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29" style:family="table-cell">
      <style:table-cell-properties style:vertical-align="top" fo:padding-left="0.123cm" fo:padding-right="0.123cm" fo:padding-top="0cm" fo:padding-bottom="0cm" fo:border="none" style:writing-mode="lr-tb"/>
    </style:style>
    <style:style style:name="Tableau20.C29" style:family="table-cell">
      <style:table-cell-properties style:vertical-align="top" fo:padding-left="0.123cm" fo:padding-right="0.123cm" fo:padding-top="0cm" fo:padding-bottom="0cm" fo:border="none" style:writing-mode="lr-tb"/>
    </style:style>
    <style:style style:name="Tableau20.D29" style:family="table-cell">
      <style:table-cell-properties style:vertical-align="top" fo:padding-left="0.123cm" fo:padding-right="0.123cm" fo:padding-top="0cm" fo:padding-bottom="0cm" fo:border="none" style:writing-mode="lr-tb"/>
    </style:style>
    <style:style style:name="Tableau20.E29" style:family="table-cell">
      <style:table-cell-properties style:vertical-align="top" fo:padding-left="0.123cm" fo:padding-right="0.123cm" fo:padding-top="0cm" fo:padding-bottom="0cm" fo:border="none" style:writing-mode="lr-tb"/>
    </style:style>
    <style:style style:name="Tableau20.F29"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31"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31" style:family="table-cell">
      <style:table-cell-properties style:vertical-align="top" fo:padding-left="0.123cm" fo:padding-right="0.123cm" fo:padding-top="0cm" fo:padding-bottom="0cm" fo:border="none" style:writing-mode="lr-tb"/>
    </style:style>
    <style:style style:name="Tableau20.C31" style:family="table-cell">
      <style:table-cell-properties style:vertical-align="top" fo:padding-left="0.123cm" fo:padding-right="0.123cm" fo:padding-top="0cm" fo:padding-bottom="0cm" fo:border="none" style:writing-mode="lr-tb"/>
    </style:style>
    <style:style style:name="Tableau20.D31" style:family="table-cell">
      <style:table-cell-properties style:vertical-align="top" fo:padding-left="0.123cm" fo:padding-right="0.123cm" fo:padding-top="0cm" fo:padding-bottom="0cm" fo:border="none" style:writing-mode="lr-tb"/>
    </style:style>
    <style:style style:name="Tableau20.E31" style:family="table-cell">
      <style:table-cell-properties style:vertical-align="top" fo:padding-left="0.123cm" fo:padding-right="0.123cm" fo:padding-top="0cm" fo:padding-bottom="0cm" fo:border="none" style:writing-mode="lr-tb"/>
    </style:style>
    <style:style style:name="Tableau20.F31"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33"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33" style:family="table-cell">
      <style:table-cell-properties style:vertical-align="top" fo:padding-left="0.123cm" fo:padding-right="0.123cm" fo:padding-top="0cm" fo:padding-bottom="0cm" fo:border="none" style:writing-mode="lr-tb"/>
    </style:style>
    <style:style style:name="Tableau20.C33" style:family="table-cell">
      <style:table-cell-properties style:vertical-align="top" fo:padding-left="0.123cm" fo:padding-right="0.123cm" fo:padding-top="0cm" fo:padding-bottom="0cm" fo:border="none" style:writing-mode="lr-tb"/>
    </style:style>
    <style:style style:name="Tableau20.D33" style:family="table-cell">
      <style:table-cell-properties style:vertical-align="top" fo:padding-left="0.123cm" fo:padding-right="0.123cm" fo:padding-top="0cm" fo:padding-bottom="0cm" fo:border="none" style:writing-mode="lr-tb"/>
    </style:style>
    <style:style style:name="Tableau20.E33" style:family="table-cell">
      <style:table-cell-properties style:vertical-align="top" fo:padding-left="0.123cm" fo:padding-right="0.123cm" fo:padding-top="0cm" fo:padding-bottom="0cm" fo:border="none" style:writing-mode="lr-tb"/>
    </style:style>
    <style:style style:name="Tableau20.F33"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35"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35" style:family="table-cell">
      <style:table-cell-properties style:vertical-align="top" fo:padding-left="0.123cm" fo:padding-right="0.123cm" fo:padding-top="0cm" fo:padding-bottom="0cm" fo:border="none" style:writing-mode="lr-tb"/>
    </style:style>
    <style:style style:name="Tableau20.C35" style:family="table-cell">
      <style:table-cell-properties style:vertical-align="top" fo:padding-left="0.123cm" fo:padding-right="0.123cm" fo:padding-top="0cm" fo:padding-bottom="0cm" fo:border="none" style:writing-mode="lr-tb"/>
    </style:style>
    <style:style style:name="Tableau20.D35" style:family="table-cell">
      <style:table-cell-properties style:vertical-align="top" fo:padding-left="0.123cm" fo:padding-right="0.123cm" fo:padding-top="0cm" fo:padding-bottom="0cm" fo:border="none" style:writing-mode="lr-tb"/>
    </style:style>
    <style:style style:name="Tableau20.E35" style:family="table-cell">
      <style:table-cell-properties style:vertical-align="top" fo:padding-left="0.123cm" fo:padding-right="0.123cm" fo:padding-top="0cm" fo:padding-bottom="0cm" fo:border="none" style:writing-mode="lr-tb"/>
    </style:style>
    <style:style style:name="Tableau20.F35"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37"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37" style:family="table-cell">
      <style:table-cell-properties style:vertical-align="top" fo:padding-left="0.123cm" fo:padding-right="0.123cm" fo:padding-top="0cm" fo:padding-bottom="0cm" fo:border="none" style:writing-mode="lr-tb"/>
    </style:style>
    <style:style style:name="Tableau20.C37" style:family="table-cell">
      <style:table-cell-properties style:vertical-align="top" fo:padding-left="0.123cm" fo:padding-right="0.123cm" fo:padding-top="0cm" fo:padding-bottom="0cm" fo:border="none" style:writing-mode="lr-tb"/>
    </style:style>
    <style:style style:name="Tableau20.D37" style:family="table-cell">
      <style:table-cell-properties style:vertical-align="top" fo:padding-left="0.123cm" fo:padding-right="0.123cm" fo:padding-top="0cm" fo:padding-bottom="0cm" fo:border="none" style:writing-mode="lr-tb"/>
    </style:style>
    <style:style style:name="Tableau20.E37" style:family="table-cell">
      <style:table-cell-properties style:vertical-align="top" fo:padding-left="0.123cm" fo:padding-right="0.123cm" fo:padding-top="0cm" fo:padding-bottom="0cm" fo:border="none" style:writing-mode="lr-tb"/>
    </style:style>
    <style:style style:name="Tableau20.F37"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39"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39" style:family="table-cell">
      <style:table-cell-properties style:vertical-align="top" fo:padding-left="0.123cm" fo:padding-right="0.123cm" fo:padding-top="0cm" fo:padding-bottom="0cm" fo:border="none" style:writing-mode="lr-tb"/>
    </style:style>
    <style:style style:name="Tableau20.C39" style:family="table-cell">
      <style:table-cell-properties style:vertical-align="top" fo:padding-left="0.123cm" fo:padding-right="0.123cm" fo:padding-top="0cm" fo:padding-bottom="0cm" fo:border="none" style:writing-mode="lr-tb"/>
    </style:style>
    <style:style style:name="Tableau20.D39" style:family="table-cell">
      <style:table-cell-properties style:vertical-align="top" fo:padding-left="0.123cm" fo:padding-right="0.123cm" fo:padding-top="0cm" fo:padding-bottom="0cm" fo:border="none" style:writing-mode="lr-tb"/>
    </style:style>
    <style:style style:name="Tableau20.E39" style:family="table-cell">
      <style:table-cell-properties style:vertical-align="top" fo:padding-left="0.123cm" fo:padding-right="0.123cm" fo:padding-top="0cm" fo:padding-bottom="0cm" fo:border="none" style:writing-mode="lr-tb"/>
    </style:style>
    <style:style style:name="Tableau20.F39"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41"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41" style:family="table-cell">
      <style:table-cell-properties style:vertical-align="top" fo:padding-left="0.123cm" fo:padding-right="0.123cm" fo:padding-top="0cm" fo:padding-bottom="0cm" fo:border="none" style:writing-mode="lr-tb"/>
    </style:style>
    <style:style style:name="Tableau20.C41" style:family="table-cell">
      <style:table-cell-properties style:vertical-align="top" fo:padding-left="0.123cm" fo:padding-right="0.123cm" fo:padding-top="0cm" fo:padding-bottom="0cm" fo:border="none" style:writing-mode="lr-tb"/>
    </style:style>
    <style:style style:name="Tableau20.D41" style:family="table-cell">
      <style:table-cell-properties style:vertical-align="top" fo:padding-left="0.123cm" fo:padding-right="0.123cm" fo:padding-top="0cm" fo:padding-bottom="0cm" fo:border="none" style:writing-mode="lr-tb"/>
    </style:style>
    <style:style style:name="Tableau20.E41" style:family="table-cell">
      <style:table-cell-properties style:vertical-align="top" fo:padding-left="0.123cm" fo:padding-right="0.123cm" fo:padding-top="0cm" fo:padding-bottom="0cm" fo:border="none" style:writing-mode="lr-tb"/>
    </style:style>
    <style:style style:name="Tableau20.F41"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43"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43" style:family="table-cell">
      <style:table-cell-properties style:vertical-align="top" fo:padding-left="0.123cm" fo:padding-right="0.123cm" fo:padding-top="0cm" fo:padding-bottom="0cm" fo:border="none" style:writing-mode="lr-tb"/>
    </style:style>
    <style:style style:name="Tableau20.C43" style:family="table-cell">
      <style:table-cell-properties style:vertical-align="top" fo:padding-left="0.123cm" fo:padding-right="0.123cm" fo:padding-top="0cm" fo:padding-bottom="0cm" fo:border="none" style:writing-mode="lr-tb"/>
    </style:style>
    <style:style style:name="Tableau20.D43" style:family="table-cell">
      <style:table-cell-properties style:vertical-align="top" fo:padding-left="0.123cm" fo:padding-right="0.123cm" fo:padding-top="0cm" fo:padding-bottom="0cm" fo:border="none" style:writing-mode="lr-tb"/>
    </style:style>
    <style:style style:name="Tableau20.E43" style:family="table-cell">
      <style:table-cell-properties style:vertical-align="top" fo:padding-left="0.123cm" fo:padding-right="0.123cm" fo:padding-top="0cm" fo:padding-bottom="0cm" fo:border="none" style:writing-mode="lr-tb"/>
    </style:style>
    <style:style style:name="Tableau20.F43"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45"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45" style:family="table-cell">
      <style:table-cell-properties style:vertical-align="top" fo:padding-left="0.123cm" fo:padding-right="0.123cm" fo:padding-top="0cm" fo:padding-bottom="0cm" fo:border="none" style:writing-mode="lr-tb"/>
    </style:style>
    <style:style style:name="Tableau20.C45" style:family="table-cell">
      <style:table-cell-properties style:vertical-align="top" fo:padding-left="0.123cm" fo:padding-right="0.123cm" fo:padding-top="0cm" fo:padding-bottom="0cm" fo:border="none" style:writing-mode="lr-tb"/>
    </style:style>
    <style:style style:name="Tableau20.D45" style:family="table-cell">
      <style:table-cell-properties style:vertical-align="top" fo:padding-left="0.123cm" fo:padding-right="0.123cm" fo:padding-top="0cm" fo:padding-bottom="0cm" fo:border="none" style:writing-mode="lr-tb"/>
    </style:style>
    <style:style style:name="Tableau20.E45" style:family="table-cell">
      <style:table-cell-properties style:vertical-align="top" fo:padding-left="0.123cm" fo:padding-right="0.123cm" fo:padding-top="0cm" fo:padding-bottom="0cm" fo:border="none" style:writing-mode="lr-tb"/>
    </style:style>
    <style:style style:name="Tableau20.F45"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47"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47" style:family="table-cell">
      <style:table-cell-properties style:vertical-align="top" fo:padding-left="0.123cm" fo:padding-right="0.123cm" fo:padding-top="0cm" fo:padding-bottom="0cm" fo:border="none" style:writing-mode="lr-tb"/>
    </style:style>
    <style:style style:name="Tableau20.C47" style:family="table-cell">
      <style:table-cell-properties style:vertical-align="top" fo:padding-left="0.123cm" fo:padding-right="0.123cm" fo:padding-top="0cm" fo:padding-bottom="0cm" fo:border="none" style:writing-mode="lr-tb"/>
    </style:style>
    <style:style style:name="Tableau20.D47" style:family="table-cell">
      <style:table-cell-properties style:vertical-align="top" fo:padding-left="0.123cm" fo:padding-right="0.123cm" fo:padding-top="0cm" fo:padding-bottom="0cm" fo:border="none" style:writing-mode="lr-tb"/>
    </style:style>
    <style:style style:name="Tableau20.E47" style:family="table-cell">
      <style:table-cell-properties style:vertical-align="top" fo:padding-left="0.123cm" fo:padding-right="0.123cm" fo:padding-top="0cm" fo:padding-bottom="0cm" fo:border="none" style:writing-mode="lr-tb"/>
    </style:style>
    <style:style style:name="Tableau20.F47"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49" style:family="table-cell">
      <style:table-cell-properties style:vertical-align="top" fo:padding-left="0.123cm" fo:padding-right="0.123cm" fo:padding-top="0cm" fo:padding-bottom="0cm" fo:border-left="0.75pt solid #008080" fo:border-right="none" fo:border-top="none" fo:border-bottom="none" style:writing-mode="lr-tb"/>
    </style:style>
    <style:style style:name="Tableau20.B49" style:family="table-cell">
      <style:table-cell-properties style:vertical-align="top" fo:padding-left="0.123cm" fo:padding-right="0.123cm" fo:padding-top="0cm" fo:padding-bottom="0cm" fo:border="none" style:writing-mode="lr-tb"/>
    </style:style>
    <style:style style:name="Tableau20.C49" style:family="table-cell">
      <style:table-cell-properties style:vertical-align="top" fo:padding-left="0.123cm" fo:padding-right="0.123cm" fo:padding-top="0cm" fo:padding-bottom="0cm" fo:border="none" style:writing-mode="lr-tb"/>
    </style:style>
    <style:style style:name="Tableau20.D49" style:family="table-cell">
      <style:table-cell-properties style:vertical-align="top" fo:padding-left="0.123cm" fo:padding-right="0.123cm" fo:padding-top="0cm" fo:padding-bottom="0cm" fo:border="none" style:writing-mode="lr-tb"/>
    </style:style>
    <style:style style:name="Tableau20.E49" style:family="table-cell">
      <style:table-cell-properties style:vertical-align="top" fo:padding-left="0.123cm" fo:padding-right="0.123cm" fo:padding-top="0cm" fo:padding-bottom="0cm" fo:border="none" style:writing-mode="lr-tb"/>
    </style:style>
    <style:style style:name="Tableau20.F49" style:family="table-cell">
      <style:table-cell-properties style:vertical-align="top" fo:padding-left="0.123cm" fo:padding-right="0.123cm" fo:padding-top="0cm" fo:padding-bottom="0cm" fo:border-left="none" fo:border-right="0.75pt solid #008080" fo:border-top="none" fo:border-bottom="none" style:writing-mode="lr-tb"/>
    </style:style>
    <style:style style:name="Tableau20.A50" style:family="table-cell">
      <style:table-cell-properties style:vertical-align="top" fo:background-color="#c0c0c0" fo:padding-left="0.123cm" fo:padding-right="0.123cm" fo:padding-top="0cm" fo:padding-bottom="0cm" fo:border-left="0.75pt solid #008080" fo:border-right="none" fo:border-top="none" fo:border-bottom="1.5pt solid #008080" style:writing-mode="lr-tb">
        <style:background-image/>
      </style:table-cell-properties>
    </style:style>
    <style:style style:name="Tableau20.B50" style:family="table-cell">
      <style:table-cell-properties style:vertical-align="top" fo:background-color="#c0c0c0" fo:padding-left="0.123cm" fo:padding-right="0.123cm" fo:padding-top="0cm" fo:padding-bottom="0cm" fo:border-left="none" fo:border-right="none" fo:border-top="none" fo:border-bottom="1.5pt solid #008080" style:writing-mode="lr-tb">
        <style:background-image/>
      </style:table-cell-properties>
    </style:style>
    <style:style style:name="Tableau20.F50" style:family="table-cell">
      <style:table-cell-properties style:vertical-align="top" fo:background-color="#c0c0c0" fo:padding-left="0.123cm" fo:padding-right="0.123cm" fo:padding-top="0cm" fo:padding-bottom="0cm" fo:border-left="none" fo:border-right="0.75pt solid #008080" fo:border-top="none" fo:border-bottom="1.5pt solid #008080" style:writing-mode="lr-tb">
        <style:background-image/>
      </style:table-cell-properties>
    </style:style>
    <style:style style:name="Tableau21" style:family="table">
      <style:table-properties style:width="10.901cm" fo:margin-left="2.506cm" table:align="left" style:writing-mode="lr-tb"/>
    </style:style>
    <style:style style:name="Tableau21.A" style:family="table-column">
      <style:table-column-properties style:column-width="5.644cm"/>
    </style:style>
    <style:style style:name="Tableau21.B" style:family="table-column">
      <style:table-column-properties style:column-width="3.563cm"/>
    </style:style>
    <style:style style:name="Tableau21.C" style:family="table-column">
      <style:table-column-properties style:column-width="1.235cm"/>
    </style:style>
    <style:style style:name="Tableau21.D" style:family="table-column">
      <style:table-column-properties style:column-width="0.459cm"/>
    </style:style>
    <style:style style:name="Tableau21.1" style:family="table-row">
      <style:table-row-properties style:min-row-height="0.45cm" fo:keep-together="auto"/>
    </style:style>
    <style:style style:name="Tableau21.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21.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21.D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21.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21.B2" style:family="table-cell">
      <style:table-cell-properties style:vertical-align="bottom" fo:background-color="#c0c0c0" fo:padding="0cm" fo:border="none" style:writing-mode="lr-tb">
        <style:background-image/>
      </style:table-cell-properties>
    </style:style>
    <style:style style:name="Tableau21.D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21.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21.B3" style:family="table-cell">
      <style:table-cell-properties style:vertical-align="bottom" fo:background-color="#ffffff" fo:padding="0cm" fo:border="none" style:writing-mode="lr-tb">
        <style:background-image/>
      </style:table-cell-properties>
    </style:style>
    <style:style style:name="Tableau21.D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21.30" style:family="table-row">
      <style:table-row-properties style:min-row-height="0.476cm" fo:keep-together="auto"/>
    </style:style>
    <style:style style:name="Tableau21.A30" style:family="table-cell">
      <style:table-cell-properties style:vertical-align="bottom" fo:background-color="#c0c0c0" fo:padding="0cm" fo:border-left="1pt solid #000000" fo:border-right="none" fo:border-top="none" fo:border-bottom="1pt solid #000000" style:writing-mode="lr-tb">
        <style:background-image/>
      </style:table-cell-properties>
    </style:style>
    <style:style style:name="Tableau21.B30" style:family="table-cell">
      <style:table-cell-properties style:vertical-align="bottom" fo:background-color="#c0c0c0" fo:padding="0cm" fo:border-left="none" fo:border-right="none" fo:border-top="none" fo:border-bottom="1pt solid #000000" style:writing-mode="lr-tb">
        <style:background-image/>
      </style:table-cell-properties>
    </style:style>
    <style:style style:name="Tableau21.D30" style:family="table-cell">
      <style:table-cell-properties style:vertical-align="bottom" fo:background-color="#c0c0c0" fo:padding="0cm" fo:border-left="none" fo:border-right="1pt solid #000000" fo:border-top="none" fo:border-bottom="1pt solid #000000" style:writing-mode="lr-tb">
        <style:background-image/>
      </style:table-cell-properties>
    </style:style>
    <style:style style:name="Tableau22" style:family="table">
      <style:table-properties style:width="16.27cm" fo:margin-left="-0.132cm" table:align="left" style:writing-mode="lr-tb"/>
    </style:style>
    <style:style style:name="Tableau22.A" style:family="table-column">
      <style:table-column-properties style:column-width="4.621cm"/>
    </style:style>
    <style:style style:name="Tableau22.B" style:family="table-column">
      <style:table-column-properties style:column-width="1.566cm"/>
    </style:style>
    <style:style style:name="Tableau22.C" style:family="table-column">
      <style:table-column-properties style:column-width="3.962cm"/>
    </style:style>
    <style:style style:name="Tableau22.D" style:family="table-column">
      <style:table-column-properties style:column-width="0.967cm"/>
    </style:style>
    <style:style style:name="Tableau22.E" style:family="table-column">
      <style:table-column-properties style:column-width="1.005cm"/>
    </style:style>
    <style:style style:name="Tableau22.I" style:family="table-column">
      <style:table-column-properties style:column-width="1.132cm"/>
    </style:style>
    <style:style style:name="Tableau22.1" style:family="table-row">
      <style:table-row-properties fo:keep-together="auto"/>
    </style:style>
    <style:style style:name="Tableau22.A1" style:family="table-cell">
      <style:table-cell-properties style:vertical-align="top" fo:background-color="#c0c0c0" fo:padding-left="0.123cm" fo:padding-right="0.123cm" fo:padding-top="0cm" fo:padding-bottom="0cm" fo:border-left="0.5pt solid #000000" fo:border-right="none" fo:border-top="0.5pt solid #000000" fo:border-bottom="0.75pt solid #000000" style:writing-mode="lr-tb">
        <style:background-image/>
      </style:table-cell-properties>
    </style:style>
    <style:style style:name="Tableau22.B1" style:family="table-cell">
      <style:table-cell-properties style:vertical-align="top" fo:background-color="#c0c0c0" fo:padding-left="0.123cm" fo:padding-right="0.123cm" fo:padding-top="0cm" fo:padding-bottom="0cm" fo:border-left="none" fo:border-right="none" fo:border-top="0.5pt solid #000000" fo:border-bottom="0.75pt solid #000000" style:writing-mode="lr-tb">
        <style:background-image/>
      </style:table-cell-properties>
    </style:style>
    <style:style style:name="Tableau22.I1" style:family="table-cell">
      <style:table-cell-properties style:vertical-align="top" fo:background-color="#c0c0c0" fo:padding-left="0.123cm" fo:padding-right="0.123cm" fo:padding-top="0cm" fo:padding-bottom="0cm" fo:border-left="none" fo:border-right="0.5pt solid #000000" fo:border-top="0.5pt solid #000000" fo:border-bottom="0.75pt solid #000000" style:writing-mode="lr-tb">
        <style:background-image/>
      </style:table-cell-properties>
    </style:style>
    <style:style style:name="Tableau22.A2" style:family="table-cell">
      <style:table-cell-properties style:vertical-align="middle" fo:background-color="#c0c0c0" fo:padding-left="0.123cm" fo:padding-right="0.123cm" fo:padding-top="0cm" fo:padding-bottom="0cm" fo:border-left="0.5pt solid #000000" fo:border-right="none" fo:border-top="0.75pt solid #000000" fo:border-bottom="none" style:writing-mode="lr-tb">
        <style:background-image/>
      </style:table-cell-properties>
    </style:style>
    <style:style style:name="Tableau22.B2" style:family="table-cell">
      <style:table-cell-properties style:vertical-align="middle" fo:background-color="#c0c0c0" fo:padding-left="0.123cm" fo:padding-right="0.123cm" fo:padding-top="0cm" fo:padding-bottom="0cm" fo:border-left="none" fo:border-right="none" fo:border-top="0.75pt solid #000000" fo:border-bottom="none" style:writing-mode="lr-tb">
        <style:background-image/>
      </style:table-cell-properties>
    </style:style>
    <style:style style:name="Tableau22.I2" style:family="table-cell">
      <style:table-cell-properties style:vertical-align="middle" fo:background-color="#c0c0c0" fo:padding-left="0.123cm" fo:padding-right="0.123cm" fo:padding-top="0cm" fo:padding-bottom="0cm" fo:border-left="none" fo:border-right="0.5pt solid #000000" fo:border-top="0.75pt solid #000000" fo:border-bottom="none" style:writing-mode="lr-tb">
        <style:background-image/>
      </style:table-cell-properties>
    </style:style>
    <style:style style:name="Tableau22.A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2.B3" style:family="table-cell">
      <style:table-cell-properties style:vertical-align="middle" fo:padding-left="0.123cm" fo:padding-right="0.123cm" fo:padding-top="0cm" fo:padding-bottom="0cm" fo:border="none" style:writing-mode="lr-tb"/>
    </style:style>
    <style:style style:name="Tableau22.C3" style:family="table-cell">
      <style:table-cell-properties style:vertical-align="middle" fo:padding-left="0.123cm" fo:padding-right="0.123cm" fo:padding-top="0cm" fo:padding-bottom="0cm" fo:border="none" style:writing-mode="lr-tb"/>
    </style:style>
    <style:style style:name="Tableau22.D3" style:family="table-cell">
      <style:table-cell-properties style:vertical-align="middle" fo:padding-left="0.123cm" fo:padding-right="0.123cm" fo:padding-top="0cm" fo:padding-bottom="0cm" fo:border="none" style:writing-mode="lr-tb"/>
    </style:style>
    <style:style style:name="Tableau22.E3" style:family="table-cell">
      <style:table-cell-properties style:vertical-align="middle" fo:padding-left="0.123cm" fo:padding-right="0.123cm" fo:padding-top="0cm" fo:padding-bottom="0cm" fo:border="none" style:writing-mode="lr-tb"/>
    </style:style>
    <style:style style:name="Tableau22.F3" style:family="table-cell">
      <style:table-cell-properties style:vertical-align="middle" fo:padding-left="0.123cm" fo:padding-right="0.123cm" fo:padding-top="0cm" fo:padding-bottom="0cm" fo:border="none" style:writing-mode="lr-tb"/>
    </style:style>
    <style:style style:name="Tableau22.G3" style:family="table-cell">
      <style:table-cell-properties style:vertical-align="middle" fo:padding-left="0.123cm" fo:padding-right="0.123cm" fo:padding-top="0cm" fo:padding-bottom="0cm" fo:border="none" style:writing-mode="lr-tb"/>
    </style:style>
    <style:style style:name="Tableau22.H3" style:family="table-cell">
      <style:table-cell-properties style:vertical-align="middle" fo:padding-left="0.123cm" fo:padding-right="0.123cm" fo:padding-top="0cm" fo:padding-bottom="0cm" fo:border="none" style:writing-mode="lr-tb"/>
    </style:style>
    <style:style style:name="Tableau22.I3"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au22.A4" style:family="table-cell">
      <style:table-cell-properties style:vertical-align="middle" fo:background-color="#c0c0c0" fo:padding-left="0.123cm" fo:padding-right="0.123cm" fo:padding-top="0cm" fo:padding-bottom="0cm" fo:border-left="0.5pt solid #000000" fo:border-right="none" fo:border-top="none" fo:border-bottom="none" style:writing-mode="lr-tb">
        <style:background-image/>
      </style:table-cell-properties>
    </style:style>
    <style:style style:name="Tableau22.B4" style:family="table-cell">
      <style:table-cell-properties style:vertical-align="middle" fo:background-color="#c0c0c0" fo:padding-left="0.123cm" fo:padding-right="0.123cm" fo:padding-top="0cm" fo:padding-bottom="0cm" fo:border="none" style:writing-mode="lr-tb">
        <style:background-image/>
      </style:table-cell-properties>
    </style:style>
    <style:style style:name="Tableau22.I4" style:family="table-cell">
      <style:table-cell-properties style:vertical-align="middle" fo:background-color="#c0c0c0" fo:padding-left="0.123cm" fo:padding-right="0.123cm" fo:padding-top="0cm" fo:padding-bottom="0cm" fo:border-left="none" fo:border-right="0.5pt solid #000000" fo:border-top="none" fo:border-bottom="none" style:writing-mode="lr-tb">
        <style:background-image/>
      </style:table-cell-properties>
    </style:style>
    <style:style style:name="Tableau22.A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2.B5" style:family="table-cell">
      <style:table-cell-properties style:vertical-align="middle" fo:padding-left="0.123cm" fo:padding-right="0.123cm" fo:padding-top="0cm" fo:padding-bottom="0cm" fo:border="none" style:writing-mode="lr-tb"/>
    </style:style>
    <style:style style:name="Tableau22.C5" style:family="table-cell">
      <style:table-cell-properties style:vertical-align="middle" fo:padding-left="0.123cm" fo:padding-right="0.123cm" fo:padding-top="0cm" fo:padding-bottom="0cm" fo:border="none" style:writing-mode="lr-tb"/>
    </style:style>
    <style:style style:name="Tableau22.D5" style:family="table-cell">
      <style:table-cell-properties style:vertical-align="middle" fo:padding-left="0.123cm" fo:padding-right="0.123cm" fo:padding-top="0cm" fo:padding-bottom="0cm" fo:border="none" style:writing-mode="lr-tb"/>
    </style:style>
    <style:style style:name="Tableau22.E5" style:family="table-cell">
      <style:table-cell-properties style:vertical-align="middle" fo:padding-left="0.123cm" fo:padding-right="0.123cm" fo:padding-top="0cm" fo:padding-bottom="0cm" fo:border="none" style:writing-mode="lr-tb"/>
    </style:style>
    <style:style style:name="Tableau22.F5" style:family="table-cell">
      <style:table-cell-properties style:vertical-align="middle" fo:padding-left="0.123cm" fo:padding-right="0.123cm" fo:padding-top="0cm" fo:padding-bottom="0cm" fo:border="none" style:writing-mode="lr-tb"/>
    </style:style>
    <style:style style:name="Tableau22.G5" style:family="table-cell">
      <style:table-cell-properties style:vertical-align="middle" fo:padding-left="0.123cm" fo:padding-right="0.123cm" fo:padding-top="0cm" fo:padding-bottom="0cm" fo:border="none" style:writing-mode="lr-tb"/>
    </style:style>
    <style:style style:name="Tableau22.H5" style:family="table-cell">
      <style:table-cell-properties style:vertical-align="middle" fo:padding-left="0.123cm" fo:padding-right="0.123cm" fo:padding-top="0cm" fo:padding-bottom="0cm" fo:border="none" style:writing-mode="lr-tb"/>
    </style:style>
    <style:style style:name="Tableau22.I5"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au22.A7"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2.B7" style:family="table-cell">
      <style:table-cell-properties style:vertical-align="middle" fo:padding-left="0.123cm" fo:padding-right="0.123cm" fo:padding-top="0cm" fo:padding-bottom="0cm" fo:border="none" style:writing-mode="lr-tb"/>
    </style:style>
    <style:style style:name="Tableau22.C7" style:family="table-cell">
      <style:table-cell-properties style:vertical-align="middle" fo:padding-left="0.123cm" fo:padding-right="0.123cm" fo:padding-top="0cm" fo:padding-bottom="0cm" fo:border="none" style:writing-mode="lr-tb"/>
    </style:style>
    <style:style style:name="Tableau22.D7" style:family="table-cell">
      <style:table-cell-properties style:vertical-align="middle" fo:padding-left="0.123cm" fo:padding-right="0.123cm" fo:padding-top="0cm" fo:padding-bottom="0cm" fo:border="none" style:writing-mode="lr-tb"/>
    </style:style>
    <style:style style:name="Tableau22.E7" style:family="table-cell">
      <style:table-cell-properties style:vertical-align="middle" fo:padding-left="0.123cm" fo:padding-right="0.123cm" fo:padding-top="0cm" fo:padding-bottom="0cm" fo:border="none" style:writing-mode="lr-tb"/>
    </style:style>
    <style:style style:name="Tableau22.F7" style:family="table-cell">
      <style:table-cell-properties style:vertical-align="middle" fo:padding-left="0.123cm" fo:padding-right="0.123cm" fo:padding-top="0cm" fo:padding-bottom="0cm" fo:border="none" style:writing-mode="lr-tb"/>
    </style:style>
    <style:style style:name="Tableau22.G7" style:family="table-cell">
      <style:table-cell-properties style:vertical-align="middle" fo:padding-left="0.123cm" fo:padding-right="0.123cm" fo:padding-top="0cm" fo:padding-bottom="0cm" fo:border="none" style:writing-mode="lr-tb"/>
    </style:style>
    <style:style style:name="Tableau22.H7" style:family="table-cell">
      <style:table-cell-properties style:vertical-align="middle" fo:padding-left="0.123cm" fo:padding-right="0.123cm" fo:padding-top="0cm" fo:padding-bottom="0cm" fo:border="none" style:writing-mode="lr-tb"/>
    </style:style>
    <style:style style:name="Tableau22.I7"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au22.A9"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2.B9" style:family="table-cell">
      <style:table-cell-properties style:vertical-align="middle" fo:padding-left="0.123cm" fo:padding-right="0.123cm" fo:padding-top="0cm" fo:padding-bottom="0cm" fo:border="none" style:writing-mode="lr-tb"/>
    </style:style>
    <style:style style:name="Tableau22.C9" style:family="table-cell">
      <style:table-cell-properties style:vertical-align="middle" fo:padding-left="0.123cm" fo:padding-right="0.123cm" fo:padding-top="0cm" fo:padding-bottom="0cm" fo:border="none" style:writing-mode="lr-tb"/>
    </style:style>
    <style:style style:name="Tableau22.D9" style:family="table-cell">
      <style:table-cell-properties style:vertical-align="middle" fo:padding-left="0.123cm" fo:padding-right="0.123cm" fo:padding-top="0cm" fo:padding-bottom="0cm" fo:border="none" style:writing-mode="lr-tb"/>
    </style:style>
    <style:style style:name="Tableau22.E9" style:family="table-cell">
      <style:table-cell-properties style:vertical-align="middle" fo:padding-left="0.123cm" fo:padding-right="0.123cm" fo:padding-top="0cm" fo:padding-bottom="0cm" fo:border="none" style:writing-mode="lr-tb"/>
    </style:style>
    <style:style style:name="Tableau22.F9" style:family="table-cell">
      <style:table-cell-properties style:vertical-align="middle" fo:padding-left="0.123cm" fo:padding-right="0.123cm" fo:padding-top="0cm" fo:padding-bottom="0cm" fo:border="none" style:writing-mode="lr-tb"/>
    </style:style>
    <style:style style:name="Tableau22.G9" style:family="table-cell">
      <style:table-cell-properties style:vertical-align="middle" fo:padding-left="0.123cm" fo:padding-right="0.123cm" fo:padding-top="0cm" fo:padding-bottom="0cm" fo:border="none" style:writing-mode="lr-tb"/>
    </style:style>
    <style:style style:name="Tableau22.H9" style:family="table-cell">
      <style:table-cell-properties style:vertical-align="middle" fo:padding-left="0.123cm" fo:padding-right="0.123cm" fo:padding-top="0cm" fo:padding-bottom="0cm" fo:border="none" style:writing-mode="lr-tb"/>
    </style:style>
    <style:style style:name="Tableau22.I9"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au22.A1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2.B11" style:family="table-cell">
      <style:table-cell-properties style:vertical-align="middle" fo:padding-left="0.123cm" fo:padding-right="0.123cm" fo:padding-top="0cm" fo:padding-bottom="0cm" fo:border="none" style:writing-mode="lr-tb"/>
    </style:style>
    <style:style style:name="Tableau22.C11" style:family="table-cell">
      <style:table-cell-properties style:vertical-align="middle" fo:padding-left="0.123cm" fo:padding-right="0.123cm" fo:padding-top="0cm" fo:padding-bottom="0cm" fo:border="none" style:writing-mode="lr-tb"/>
    </style:style>
    <style:style style:name="Tableau22.D11" style:family="table-cell">
      <style:table-cell-properties style:vertical-align="middle" fo:padding-left="0.123cm" fo:padding-right="0.123cm" fo:padding-top="0cm" fo:padding-bottom="0cm" fo:border="none" style:writing-mode="lr-tb"/>
    </style:style>
    <style:style style:name="Tableau22.E11" style:family="table-cell">
      <style:table-cell-properties style:vertical-align="middle" fo:padding-left="0.123cm" fo:padding-right="0.123cm" fo:padding-top="0cm" fo:padding-bottom="0cm" fo:border="none" style:writing-mode="lr-tb"/>
    </style:style>
    <style:style style:name="Tableau22.F11" style:family="table-cell">
      <style:table-cell-properties style:vertical-align="middle" fo:padding-left="0.123cm" fo:padding-right="0.123cm" fo:padding-top="0cm" fo:padding-bottom="0cm" fo:border="none" style:writing-mode="lr-tb"/>
    </style:style>
    <style:style style:name="Tableau22.G11" style:family="table-cell">
      <style:table-cell-properties style:vertical-align="middle" fo:padding-left="0.123cm" fo:padding-right="0.123cm" fo:padding-top="0cm" fo:padding-bottom="0cm" fo:border="none" style:writing-mode="lr-tb"/>
    </style:style>
    <style:style style:name="Tableau22.H11" style:family="table-cell">
      <style:table-cell-properties style:vertical-align="middle" fo:padding-left="0.123cm" fo:padding-right="0.123cm" fo:padding-top="0cm" fo:padding-bottom="0cm" fo:border="none" style:writing-mode="lr-tb"/>
    </style:style>
    <style:style style:name="Tableau22.I11"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au22.A1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2.B13" style:family="table-cell">
      <style:table-cell-properties style:vertical-align="middle" fo:padding-left="0.123cm" fo:padding-right="0.123cm" fo:padding-top="0cm" fo:padding-bottom="0cm" fo:border="none" style:writing-mode="lr-tb"/>
    </style:style>
    <style:style style:name="Tableau22.C13" style:family="table-cell">
      <style:table-cell-properties style:vertical-align="middle" fo:padding-left="0.123cm" fo:padding-right="0.123cm" fo:padding-top="0cm" fo:padding-bottom="0cm" fo:border="none" style:writing-mode="lr-tb"/>
    </style:style>
    <style:style style:name="Tableau22.D13" style:family="table-cell">
      <style:table-cell-properties style:vertical-align="middle" fo:padding-left="0.123cm" fo:padding-right="0.123cm" fo:padding-top="0cm" fo:padding-bottom="0cm" fo:border="none" style:writing-mode="lr-tb"/>
    </style:style>
    <style:style style:name="Tableau22.E13" style:family="table-cell">
      <style:table-cell-properties style:vertical-align="middle" fo:padding-left="0.123cm" fo:padding-right="0.123cm" fo:padding-top="0cm" fo:padding-bottom="0cm" fo:border="none" style:writing-mode="lr-tb"/>
    </style:style>
    <style:style style:name="Tableau22.F13" style:family="table-cell">
      <style:table-cell-properties style:vertical-align="middle" fo:padding-left="0.123cm" fo:padding-right="0.123cm" fo:padding-top="0cm" fo:padding-bottom="0cm" fo:border="none" style:writing-mode="lr-tb"/>
    </style:style>
    <style:style style:name="Tableau22.G13" style:family="table-cell">
      <style:table-cell-properties style:vertical-align="middle" fo:padding-left="0.123cm" fo:padding-right="0.123cm" fo:padding-top="0cm" fo:padding-bottom="0cm" fo:border="none" style:writing-mode="lr-tb"/>
    </style:style>
    <style:style style:name="Tableau22.H13" style:family="table-cell">
      <style:table-cell-properties style:vertical-align="middle" fo:padding-left="0.123cm" fo:padding-right="0.123cm" fo:padding-top="0cm" fo:padding-bottom="0cm" fo:border="none" style:writing-mode="lr-tb"/>
    </style:style>
    <style:style style:name="Tableau22.I13"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au22.A15"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22.B15" style:family="table-cell">
      <style:table-cell-properties style:vertical-align="middle" fo:padding-left="0.123cm" fo:padding-right="0.123cm" fo:padding-top="0cm" fo:padding-bottom="0cm" fo:border="none" style:writing-mode="lr-tb"/>
    </style:style>
    <style:style style:name="Tableau22.C15" style:family="table-cell">
      <style:table-cell-properties style:vertical-align="middle" fo:padding-left="0.123cm" fo:padding-right="0.123cm" fo:padding-top="0cm" fo:padding-bottom="0cm" fo:border="none" style:writing-mode="lr-tb"/>
    </style:style>
    <style:style style:name="Tableau22.D15" style:family="table-cell">
      <style:table-cell-properties style:vertical-align="middle" fo:padding-left="0.123cm" fo:padding-right="0.123cm" fo:padding-top="0cm" fo:padding-bottom="0cm" fo:border="none" style:writing-mode="lr-tb"/>
    </style:style>
    <style:style style:name="Tableau22.E15" style:family="table-cell">
      <style:table-cell-properties style:vertical-align="middle" fo:padding-left="0.123cm" fo:padding-right="0.123cm" fo:padding-top="0cm" fo:padding-bottom="0cm" fo:border="none" style:writing-mode="lr-tb"/>
    </style:style>
    <style:style style:name="Tableau22.F15" style:family="table-cell">
      <style:table-cell-properties style:vertical-align="middle" fo:padding-left="0.123cm" fo:padding-right="0.123cm" fo:padding-top="0cm" fo:padding-bottom="0cm" fo:border="none" style:writing-mode="lr-tb"/>
    </style:style>
    <style:style style:name="Tableau22.G15" style:family="table-cell">
      <style:table-cell-properties style:vertical-align="middle" fo:padding-left="0.123cm" fo:padding-right="0.123cm" fo:padding-top="0cm" fo:padding-bottom="0cm" fo:border="none" style:writing-mode="lr-tb"/>
    </style:style>
    <style:style style:name="Tableau22.H15" style:family="table-cell">
      <style:table-cell-properties style:vertical-align="middle" fo:padding-left="0.123cm" fo:padding-right="0.123cm" fo:padding-top="0cm" fo:padding-bottom="0cm" fo:border="none" style:writing-mode="lr-tb"/>
    </style:style>
    <style:style style:name="Tableau22.I15"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au22.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22.B17"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22.C17"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22.D17"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22.E17"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22.F17"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22.G17"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22.H17"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au22.I17"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leau23" style:family="table">
      <style:table-properties style:width="18.344cm" fo:margin-left="-1.212cm" table:align="left" style:writing-mode="lr-tb"/>
    </style:style>
    <style:style style:name="Tableau23.A" style:family="table-column">
      <style:table-column-properties style:column-width="5.256cm"/>
    </style:style>
    <style:style style:name="Tableau23.B" style:family="table-column">
      <style:table-column-properties style:column-width="5.362cm"/>
    </style:style>
    <style:style style:name="Tableau23.C" style:family="table-column">
      <style:table-column-properties style:column-width="4.128cm"/>
    </style:style>
    <style:style style:name="Tableau23.D" style:family="table-column">
      <style:table-column-properties style:column-width="3.598cm"/>
    </style:style>
    <style:style style:name="Tableau23.1" style:family="table-row">
      <style:table-row-properties style:min-row-height="0.82cm" fo:keep-together="auto"/>
    </style:style>
    <style:style style:name="Tableau23.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23.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23.D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23.2" style:family="table-row">
      <style:table-row-properties style:min-row-height="0.45cm" fo:keep-together="auto"/>
    </style:style>
    <style:style style:name="Tableau23.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23.B2" style:family="table-cell">
      <style:table-cell-properties style:vertical-align="bottom" fo:background-color="#c0c0c0" fo:padding="0cm" fo:border="none" style:writing-mode="lr-tb">
        <style:background-image/>
      </style:table-cell-properties>
    </style:style>
    <style:style style:name="Tableau23.D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23.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23.B3" style:family="table-cell">
      <style:table-cell-properties style:vertical-align="bottom" fo:background-color="#ffffff" fo:padding="0cm" fo:border="none" style:writing-mode="lr-tb">
        <style:background-image/>
      </style:table-cell-properties>
    </style:style>
    <style:style style:name="Tableau23.D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23.277" style:family="table-row">
      <style:table-row-properties style:min-row-height="0.476cm" fo:keep-together="auto"/>
    </style:style>
    <style:style style:name="Tableau23.A277" style:family="table-cell">
      <style:table-cell-properties style:vertical-align="bottom" fo:background-color="#ffffff" fo:padding="0cm" fo:border-left="1pt solid #000000" fo:border-right="none" fo:border-top="none" fo:border-bottom="1pt solid #000000" style:writing-mode="lr-tb">
        <style:background-image/>
      </style:table-cell-properties>
    </style:style>
    <style:style style:name="Tableau23.B277" style:family="table-cell">
      <style:table-cell-properties style:vertical-align="bottom" fo:background-color="#ffffff" fo:padding="0cm" fo:border-left="none" fo:border-right="none" fo:border-top="none" fo:border-bottom="1pt solid #000000" style:writing-mode="lr-tb">
        <style:background-image/>
      </style:table-cell-properties>
    </style:style>
    <style:style style:name="Tableau23.D277" style:family="table-cell">
      <style:table-cell-properties style:vertical-align="bottom" fo:background-color="#ffffff" fo:padding="0cm" fo:border-left="none" fo:border-right="1pt solid #000000" fo:border-top="none" fo:border-bottom="1pt solid #000000" style:writing-mode="lr-tb">
        <style:background-image/>
      </style:table-cell-properties>
    </style:style>
    <style:style style:name="Tableau24" style:family="table">
      <style:table-properties style:width="18.374cm" fo:margin-left="-1.212cm" table:align="left" style:writing-mode="lr-tb"/>
    </style:style>
    <style:style style:name="Tableau24.A" style:family="table-column">
      <style:table-column-properties style:column-width="5.256cm"/>
    </style:style>
    <style:style style:name="Tableau24.B" style:family="table-column">
      <style:table-column-properties style:column-width="5.362cm"/>
    </style:style>
    <style:style style:name="Tableau24.C" style:family="table-column">
      <style:table-column-properties style:column-width="4.128cm"/>
    </style:style>
    <style:style style:name="Tableau24.D" style:family="table-column">
      <style:table-column-properties style:column-width="3.628cm"/>
    </style:style>
    <style:style style:name="Tableau24.1" style:family="table-row">
      <style:table-row-properties style:min-row-height="0.82cm" fo:keep-together="auto"/>
    </style:style>
    <style:style style:name="Tableau24.A1" style:family="table-cell">
      <style:table-cell-properties style:vertical-align="bottom" fo:background-color="#c0c0c0" fo:padding="0cm" fo:border-left="1pt solid #000000" fo:border-right="none" fo:border-top="1pt solid #000000" fo:border-bottom="0.5pt solid #000000" style:writing-mode="lr-tb">
        <style:background-image/>
      </style:table-cell-properties>
    </style:style>
    <style:style style:name="Tableau24.B1" style:family="table-cell">
      <style:table-cell-properties style:vertical-align="bottom" fo:background-color="#c0c0c0" fo:padding="0cm" fo:border-left="none" fo:border-right="none" fo:border-top="1pt solid #000000" fo:border-bottom="0.5pt solid #000000" style:writing-mode="lr-tb">
        <style:background-image/>
      </style:table-cell-properties>
    </style:style>
    <style:style style:name="Tableau24.D1" style:family="table-cell">
      <style:table-cell-properties style:vertical-align="bottom" fo:background-color="#c0c0c0" fo:padding="0cm" fo:border-left="none" fo:border-right="1pt solid #000000" fo:border-top="1pt solid #000000" fo:border-bottom="0.5pt solid #000000" style:writing-mode="lr-tb">
        <style:background-image/>
      </style:table-cell-properties>
    </style:style>
    <style:style style:name="Tableau24.2" style:family="table-row">
      <style:table-row-properties style:min-row-height="0.45cm" fo:keep-together="auto"/>
    </style:style>
    <style:style style:name="Tableau24.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24.B2" style:family="table-cell">
      <style:table-cell-properties style:vertical-align="bottom" fo:background-color="#c0c0c0" fo:padding="0cm" fo:border="none" style:writing-mode="lr-tb">
        <style:background-image/>
      </style:table-cell-properties>
    </style:style>
    <style:style style:name="Tableau24.D2" style:family="table-cell">
      <style:table-cell-properties style:vertical-align="bottom" fo:background-color="#c0c0c0" fo:padding="0cm" fo:border-left="none" fo:border-right="1pt solid #000000" fo:border-top="none" fo:border-bottom="none" style:writing-mode="lr-tb">
        <style:background-image/>
      </style:table-cell-properties>
    </style:style>
    <style:style style:name="Tableau24.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24.B3" style:family="table-cell">
      <style:table-cell-properties style:vertical-align="bottom" fo:background-color="#ffffff" fo:padding="0cm" fo:border="none" style:writing-mode="lr-tb">
        <style:background-image/>
      </style:table-cell-properties>
    </style:style>
    <style:style style:name="Tableau24.D3" style:family="table-cell">
      <style:table-cell-properties style:vertical-align="bottom" fo:background-color="#ffffff" fo:padding="0cm" fo:border-left="none" fo:border-right="1pt solid #000000" fo:border-top="none" fo:border-bottom="none" style:writing-mode="lr-tb">
        <style:background-image/>
      </style:table-cell-properties>
    </style:style>
    <style:style style:name="Tableau24.277" style:family="table-row">
      <style:table-row-properties style:min-row-height="0.476cm" fo:keep-together="auto"/>
    </style:style>
    <style:style style:name="Tableau25" style:family="table">
      <style:table-properties style:width="18.339cm" fo:margin-left="-1.194cm" table:align="left" style:writing-mode="lr-tb"/>
    </style:style>
    <style:style style:name="Tableau25.A" style:family="table-column">
      <style:table-column-properties style:column-width="18.339cm"/>
    </style:style>
    <style:style style:name="Tableau25.1" style:family="table-row">
      <style:table-row-properties style:min-row-height="0.476cm" fo:keep-together="auto"/>
    </style:style>
    <style:style style:name="Tableau25.A1" style:family="table-cell">
      <style:table-cell-properties style:vertical-align="bottom" fo:background-color="#ffffff" fo:padding="0cm" fo:border="none" style:writing-mode="lr-tb">
        <style:background-image/>
      </style:table-cell-properties>
    </style:style>
    <style:style style:name="Tableau26" style:family="table">
      <style:table-properties style:width="12.282cm" fo:margin-left="-0.203cm" table:align="left" style:writing-mode="lr-tb"/>
    </style:style>
    <style:style style:name="Tableau26.A" style:family="table-column">
      <style:table-column-properties style:column-width="2.413cm"/>
    </style:style>
    <style:style style:name="Tableau26.B" style:family="table-column">
      <style:table-column-properties style:column-width="5.08cm"/>
    </style:style>
    <style:style style:name="Tableau26.C" style:family="table-column">
      <style:table-column-properties style:column-width="4.789cm"/>
    </style:style>
    <style:style style:name="Tableau26.1" style:family="table-row">
      <style:table-row-properties fo:keep-together="auto"/>
    </style:style>
    <style:style style:name="Tableau26.A1" style:family="table-cell">
      <style:table-cell-properties style:vertical-align="top" fo:background-color="#c0c0c0" fo:padding-left="0.191cm" fo:padding-right="0.191cm" fo:padding-top="0cm" fo:padding-bottom="0cm" fo:border-left="0.75pt solid #008080" fo:border-right="0.75pt solid #008080" fo:border-top="1.5pt solid #008080" fo:border-bottom="0.75pt solid #000000" style:writing-mode="lr-tb">
        <style:background-image/>
      </style:table-cell-properties>
    </style:style>
    <style:style style:name="Tableau26.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au26.B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au26.C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au26.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3" style:family="table-cell">
      <style:table-cell-properties style:vertical-align="top" fo:padding-left="0.191cm" fo:padding-right="0.191cm" fo:padding-top="0cm" fo:padding-bottom="0cm" fo:border="none" style:writing-mode="lr-tb"/>
    </style:style>
    <style:style style:name="Tableau26.C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5" style:family="table-cell">
      <style:table-cell-properties style:vertical-align="top" fo:padding-left="0.191cm" fo:padding-right="0.191cm" fo:padding-top="0cm" fo:padding-bottom="0cm" fo:border="none" style:writing-mode="lr-tb"/>
    </style:style>
    <style:style style:name="Tableau26.C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7" style:family="table-cell">
      <style:table-cell-properties style:vertical-align="top" fo:padding-left="0.191cm" fo:padding-right="0.191cm" fo:padding-top="0cm" fo:padding-bottom="0cm" fo:border="none" style:writing-mode="lr-tb"/>
    </style:style>
    <style:style style:name="Tableau26.C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9" style:family="table-cell">
      <style:table-cell-properties style:vertical-align="top" fo:padding-left="0.191cm" fo:padding-right="0.191cm" fo:padding-top="0cm" fo:padding-bottom="0cm" fo:border="none" style:writing-mode="lr-tb"/>
    </style:style>
    <style:style style:name="Tableau26.C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1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11" style:family="table-cell">
      <style:table-cell-properties style:vertical-align="top" fo:padding-left="0.191cm" fo:padding-right="0.191cm" fo:padding-top="0cm" fo:padding-bottom="0cm" fo:border="none" style:writing-mode="lr-tb"/>
    </style:style>
    <style:style style:name="Tableau26.C1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1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13" style:family="table-cell">
      <style:table-cell-properties style:vertical-align="top" fo:padding-left="0.191cm" fo:padding-right="0.191cm" fo:padding-top="0cm" fo:padding-bottom="0cm" fo:border="none" style:writing-mode="lr-tb"/>
    </style:style>
    <style:style style:name="Tableau26.C1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1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15" style:family="table-cell">
      <style:table-cell-properties style:vertical-align="top" fo:padding-left="0.191cm" fo:padding-right="0.191cm" fo:padding-top="0cm" fo:padding-bottom="0cm" fo:border="none" style:writing-mode="lr-tb"/>
    </style:style>
    <style:style style:name="Tableau26.C1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1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17" style:family="table-cell">
      <style:table-cell-properties style:vertical-align="top" fo:padding-left="0.191cm" fo:padding-right="0.191cm" fo:padding-top="0cm" fo:padding-bottom="0cm" fo:border="none" style:writing-mode="lr-tb"/>
    </style:style>
    <style:style style:name="Tableau26.C1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1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19" style:family="table-cell">
      <style:table-cell-properties style:vertical-align="top" fo:padding-left="0.191cm" fo:padding-right="0.191cm" fo:padding-top="0cm" fo:padding-bottom="0cm" fo:border="none" style:writing-mode="lr-tb"/>
    </style:style>
    <style:style style:name="Tableau26.C1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2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21" style:family="table-cell">
      <style:table-cell-properties style:vertical-align="top" fo:padding-left="0.191cm" fo:padding-right="0.191cm" fo:padding-top="0cm" fo:padding-bottom="0cm" fo:border="none" style:writing-mode="lr-tb"/>
    </style:style>
    <style:style style:name="Tableau26.C2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2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23" style:family="table-cell">
      <style:table-cell-properties style:vertical-align="top" fo:padding-left="0.191cm" fo:padding-right="0.191cm" fo:padding-top="0cm" fo:padding-bottom="0cm" fo:border="none" style:writing-mode="lr-tb"/>
    </style:style>
    <style:style style:name="Tableau26.C2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2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25" style:family="table-cell">
      <style:table-cell-properties style:vertical-align="top" fo:padding-left="0.191cm" fo:padding-right="0.191cm" fo:padding-top="0cm" fo:padding-bottom="0cm" fo:border="none" style:writing-mode="lr-tb"/>
    </style:style>
    <style:style style:name="Tableau26.C2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2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27" style:family="table-cell">
      <style:table-cell-properties style:vertical-align="top" fo:padding-left="0.191cm" fo:padding-right="0.191cm" fo:padding-top="0cm" fo:padding-bottom="0cm" fo:border="none" style:writing-mode="lr-tb"/>
    </style:style>
    <style:style style:name="Tableau26.C2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2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29" style:family="table-cell">
      <style:table-cell-properties style:vertical-align="top" fo:padding-left="0.191cm" fo:padding-right="0.191cm" fo:padding-top="0cm" fo:padding-bottom="0cm" fo:border="none" style:writing-mode="lr-tb"/>
    </style:style>
    <style:style style:name="Tableau26.C2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3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31" style:family="table-cell">
      <style:table-cell-properties style:vertical-align="top" fo:padding-left="0.191cm" fo:padding-right="0.191cm" fo:padding-top="0cm" fo:padding-bottom="0cm" fo:border="none" style:writing-mode="lr-tb"/>
    </style:style>
    <style:style style:name="Tableau26.C3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3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33" style:family="table-cell">
      <style:table-cell-properties style:vertical-align="top" fo:padding-left="0.191cm" fo:padding-right="0.191cm" fo:padding-top="0cm" fo:padding-bottom="0cm" fo:border="none" style:writing-mode="lr-tb"/>
    </style:style>
    <style:style style:name="Tableau26.C3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3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35" style:family="table-cell">
      <style:table-cell-properties style:vertical-align="top" fo:padding-left="0.191cm" fo:padding-right="0.191cm" fo:padding-top="0cm" fo:padding-bottom="0cm" fo:border="none" style:writing-mode="lr-tb"/>
    </style:style>
    <style:style style:name="Tableau26.C3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3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37" style:family="table-cell">
      <style:table-cell-properties style:vertical-align="top" fo:padding-left="0.191cm" fo:padding-right="0.191cm" fo:padding-top="0cm" fo:padding-bottom="0cm" fo:border="none" style:writing-mode="lr-tb"/>
    </style:style>
    <style:style style:name="Tableau26.C3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3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39" style:family="table-cell">
      <style:table-cell-properties style:vertical-align="top" fo:padding-left="0.191cm" fo:padding-right="0.191cm" fo:padding-top="0cm" fo:padding-bottom="0cm" fo:border="none" style:writing-mode="lr-tb"/>
    </style:style>
    <style:style style:name="Tableau26.C3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4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41" style:family="table-cell">
      <style:table-cell-properties style:vertical-align="top" fo:padding-left="0.191cm" fo:padding-right="0.191cm" fo:padding-top="0cm" fo:padding-bottom="0cm" fo:border="none" style:writing-mode="lr-tb"/>
    </style:style>
    <style:style style:name="Tableau26.C4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4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43" style:family="table-cell">
      <style:table-cell-properties style:vertical-align="top" fo:padding-left="0.191cm" fo:padding-right="0.191cm" fo:padding-top="0cm" fo:padding-bottom="0cm" fo:border="none" style:writing-mode="lr-tb"/>
    </style:style>
    <style:style style:name="Tableau26.C4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4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45" style:family="table-cell">
      <style:table-cell-properties style:vertical-align="top" fo:padding-left="0.191cm" fo:padding-right="0.191cm" fo:padding-top="0cm" fo:padding-bottom="0cm" fo:border="none" style:writing-mode="lr-tb"/>
    </style:style>
    <style:style style:name="Tableau26.C4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4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47" style:family="table-cell">
      <style:table-cell-properties style:vertical-align="top" fo:padding-left="0.191cm" fo:padding-right="0.191cm" fo:padding-top="0cm" fo:padding-bottom="0cm" fo:border="none" style:writing-mode="lr-tb"/>
    </style:style>
    <style:style style:name="Tableau26.C4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4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49" style:family="table-cell">
      <style:table-cell-properties style:vertical-align="top" fo:padding-left="0.191cm" fo:padding-right="0.191cm" fo:padding-top="0cm" fo:padding-bottom="0cm" fo:border="none" style:writing-mode="lr-tb"/>
    </style:style>
    <style:style style:name="Tableau26.C4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5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51" style:family="table-cell">
      <style:table-cell-properties style:vertical-align="top" fo:padding-left="0.191cm" fo:padding-right="0.191cm" fo:padding-top="0cm" fo:padding-bottom="0cm" fo:border="none" style:writing-mode="lr-tb"/>
    </style:style>
    <style:style style:name="Tableau26.C5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5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53" style:family="table-cell">
      <style:table-cell-properties style:vertical-align="top" fo:padding-left="0.191cm" fo:padding-right="0.191cm" fo:padding-top="0cm" fo:padding-bottom="0cm" fo:border="none" style:writing-mode="lr-tb"/>
    </style:style>
    <style:style style:name="Tableau26.C5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5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55" style:family="table-cell">
      <style:table-cell-properties style:vertical-align="top" fo:padding-left="0.191cm" fo:padding-right="0.191cm" fo:padding-top="0cm" fo:padding-bottom="0cm" fo:border="none" style:writing-mode="lr-tb"/>
    </style:style>
    <style:style style:name="Tableau26.C5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5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57" style:family="table-cell">
      <style:table-cell-properties style:vertical-align="top" fo:padding-left="0.191cm" fo:padding-right="0.191cm" fo:padding-top="0cm" fo:padding-bottom="0cm" fo:border="none" style:writing-mode="lr-tb"/>
    </style:style>
    <style:style style:name="Tableau26.C5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5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59" style:family="table-cell">
      <style:table-cell-properties style:vertical-align="top" fo:padding-left="0.191cm" fo:padding-right="0.191cm" fo:padding-top="0cm" fo:padding-bottom="0cm" fo:border="none" style:writing-mode="lr-tb"/>
    </style:style>
    <style:style style:name="Tableau26.C5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6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61" style:family="table-cell">
      <style:table-cell-properties style:vertical-align="top" fo:padding-left="0.191cm" fo:padding-right="0.191cm" fo:padding-top="0cm" fo:padding-bottom="0cm" fo:border="none" style:writing-mode="lr-tb"/>
    </style:style>
    <style:style style:name="Tableau26.C6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6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63" style:family="table-cell">
      <style:table-cell-properties style:vertical-align="top" fo:padding-left="0.191cm" fo:padding-right="0.191cm" fo:padding-top="0cm" fo:padding-bottom="0cm" fo:border="none" style:writing-mode="lr-tb"/>
    </style:style>
    <style:style style:name="Tableau26.C6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6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65" style:family="table-cell">
      <style:table-cell-properties style:vertical-align="top" fo:padding-left="0.191cm" fo:padding-right="0.191cm" fo:padding-top="0cm" fo:padding-bottom="0cm" fo:border="none" style:writing-mode="lr-tb"/>
    </style:style>
    <style:style style:name="Tableau26.C6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6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67" style:family="table-cell">
      <style:table-cell-properties style:vertical-align="top" fo:padding-left="0.191cm" fo:padding-right="0.191cm" fo:padding-top="0cm" fo:padding-bottom="0cm" fo:border="none" style:writing-mode="lr-tb"/>
    </style:style>
    <style:style style:name="Tableau26.C6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6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69" style:family="table-cell">
      <style:table-cell-properties style:vertical-align="top" fo:padding-left="0.191cm" fo:padding-right="0.191cm" fo:padding-top="0cm" fo:padding-bottom="0cm" fo:border="none" style:writing-mode="lr-tb"/>
    </style:style>
    <style:style style:name="Tableau26.C6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7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6.B71" style:family="table-cell">
      <style:table-cell-properties style:vertical-align="top" fo:padding-left="0.191cm" fo:padding-right="0.191cm" fo:padding-top="0cm" fo:padding-bottom="0cm" fo:border="none" style:writing-mode="lr-tb"/>
    </style:style>
    <style:style style:name="Tableau26.C7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6.A72" style:family="table-cell">
      <style:table-cell-properties style:vertical-align="top" fo:background-color="#c0c0c0" fo:padding-left="0.191cm" fo:padding-right="0.191cm" fo:padding-top="0cm" fo:padding-bottom="0cm" fo:border-left="0.75pt solid #008080" fo:border-right="none" fo:border-top="none" fo:border-bottom="1.5pt solid #008080" style:writing-mode="lr-tb">
        <style:background-image/>
      </style:table-cell-properties>
    </style:style>
    <style:style style:name="Tableau26.B72" style:family="table-cell">
      <style:table-cell-properties style:vertical-align="top" fo:background-color="#c0c0c0" fo:padding-left="0.191cm" fo:padding-right="0.191cm" fo:padding-top="0cm" fo:padding-bottom="0cm" fo:border-left="none" fo:border-right="none" fo:border-top="none" fo:border-bottom="1.5pt solid #008080" style:writing-mode="lr-tb">
        <style:background-image/>
      </style:table-cell-properties>
    </style:style>
    <style:style style:name="Tableau26.C72" style:family="table-cell">
      <style:table-cell-properties style:vertical-align="top" fo:background-color="#c0c0c0" fo:padding-left="0.191cm" fo:padding-right="0.191cm" fo:padding-top="0cm" fo:padding-bottom="0cm" fo:border-left="none" fo:border-right="0.75pt solid #008080" fo:border-top="none" fo:border-bottom="1.5pt solid #008080" style:writing-mode="lr-tb">
        <style:background-image/>
      </style:table-cell-properties>
    </style:style>
    <style:style style:name="Tableau27" style:family="table">
      <style:table-properties style:width="16.727cm" fo:margin-left="-0.203cm" table:align="left" style:writing-mode="lr-tb"/>
    </style:style>
    <style:style style:name="Tableau27.A" style:family="table-column">
      <style:table-column-properties style:column-width="3.683cm"/>
    </style:style>
    <style:style style:name="Tableau27.B" style:family="table-column">
      <style:table-column-properties style:column-width="5.715cm"/>
    </style:style>
    <style:style style:name="Tableau27.C" style:family="table-column">
      <style:table-column-properties style:column-width="6.033cm"/>
    </style:style>
    <style:style style:name="Tableau27.D" style:family="table-column">
      <style:table-column-properties style:column-width="1.296cm"/>
    </style:style>
    <style:style style:name="Tableau27.1" style:family="table-row">
      <style:table-row-properties fo:keep-together="auto"/>
    </style:style>
    <style:style style:name="Tableau27.A1" style:family="table-cell">
      <style:table-cell-properties style:vertical-align="top" fo:background-color="#c0c0c0" fo:padding-left="0.191cm" fo:padding-right="0.191cm" fo:padding-top="0cm" fo:padding-bottom="0cm" fo:border-left="0.75pt solid #008080" fo:border-right="0.75pt solid #008080" fo:border-top="1.5pt solid #008080" fo:border-bottom="0.75pt solid #000000" style:writing-mode="lr-tb">
        <style:background-image/>
      </style:table-cell-properties>
    </style:style>
    <style:style style:name="Tableau27.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au27.B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au27.D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au27.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3" style:family="table-cell">
      <style:table-cell-properties style:vertical-align="top" fo:padding-left="0.191cm" fo:padding-right="0.191cm" fo:padding-top="0cm" fo:padding-bottom="0cm" fo:border="none" style:writing-mode="lr-tb"/>
    </style:style>
    <style:style style:name="Tableau27.C3" style:family="table-cell">
      <style:table-cell-properties style:vertical-align="top" fo:padding-left="0.191cm" fo:padding-right="0.191cm" fo:padding-top="0cm" fo:padding-bottom="0cm" fo:border="none" style:writing-mode="lr-tb"/>
    </style:style>
    <style:style style:name="Tableau27.D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5" style:family="table-cell">
      <style:table-cell-properties style:vertical-align="top" fo:padding-left="0.191cm" fo:padding-right="0.191cm" fo:padding-top="0cm" fo:padding-bottom="0cm" fo:border="none" style:writing-mode="lr-tb"/>
    </style:style>
    <style:style style:name="Tableau27.C5" style:family="table-cell">
      <style:table-cell-properties style:vertical-align="top" fo:padding-left="0.191cm" fo:padding-right="0.191cm" fo:padding-top="0cm" fo:padding-bottom="0cm" fo:border="none" style:writing-mode="lr-tb"/>
    </style:style>
    <style:style style:name="Tableau27.D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7" style:family="table-cell">
      <style:table-cell-properties style:vertical-align="top" fo:padding-left="0.191cm" fo:padding-right="0.191cm" fo:padding-top="0cm" fo:padding-bottom="0cm" fo:border="none" style:writing-mode="lr-tb"/>
    </style:style>
    <style:style style:name="Tableau27.C7" style:family="table-cell">
      <style:table-cell-properties style:vertical-align="top" fo:padding-left="0.191cm" fo:padding-right="0.191cm" fo:padding-top="0cm" fo:padding-bottom="0cm" fo:border="none" style:writing-mode="lr-tb"/>
    </style:style>
    <style:style style:name="Tableau27.D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9" style:family="table-cell">
      <style:table-cell-properties style:vertical-align="top" fo:padding-left="0.191cm" fo:padding-right="0.191cm" fo:padding-top="0cm" fo:padding-bottom="0cm" fo:border="none" style:writing-mode="lr-tb"/>
    </style:style>
    <style:style style:name="Tableau27.C9" style:family="table-cell">
      <style:table-cell-properties style:vertical-align="top" fo:padding-left="0.191cm" fo:padding-right="0.191cm" fo:padding-top="0cm" fo:padding-bottom="0cm" fo:border="none" style:writing-mode="lr-tb"/>
    </style:style>
    <style:style style:name="Tableau27.D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1" style:family="table-cell">
      <style:table-cell-properties style:vertical-align="top" fo:padding-left="0.191cm" fo:padding-right="0.191cm" fo:padding-top="0cm" fo:padding-bottom="0cm" fo:border="none" style:writing-mode="lr-tb"/>
    </style:style>
    <style:style style:name="Tableau27.C11" style:family="table-cell">
      <style:table-cell-properties style:vertical-align="top" fo:padding-left="0.191cm" fo:padding-right="0.191cm" fo:padding-top="0cm" fo:padding-bottom="0cm" fo:border="none" style:writing-mode="lr-tb"/>
    </style:style>
    <style:style style:name="Tableau27.D1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3" style:family="table-cell">
      <style:table-cell-properties style:vertical-align="top" fo:padding-left="0.191cm" fo:padding-right="0.191cm" fo:padding-top="0cm" fo:padding-bottom="0cm" fo:border="none" style:writing-mode="lr-tb"/>
    </style:style>
    <style:style style:name="Tableau27.C13" style:family="table-cell">
      <style:table-cell-properties style:vertical-align="top" fo:padding-left="0.191cm" fo:padding-right="0.191cm" fo:padding-top="0cm" fo:padding-bottom="0cm" fo:border="none" style:writing-mode="lr-tb"/>
    </style:style>
    <style:style style:name="Tableau27.D1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5" style:family="table-cell">
      <style:table-cell-properties style:vertical-align="top" fo:padding-left="0.191cm" fo:padding-right="0.191cm" fo:padding-top="0cm" fo:padding-bottom="0cm" fo:border="none" style:writing-mode="lr-tb"/>
    </style:style>
    <style:style style:name="Tableau27.C15" style:family="table-cell">
      <style:table-cell-properties style:vertical-align="top" fo:padding-left="0.191cm" fo:padding-right="0.191cm" fo:padding-top="0cm" fo:padding-bottom="0cm" fo:border="none" style:writing-mode="lr-tb"/>
    </style:style>
    <style:style style:name="Tableau27.D1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7" style:family="table-cell">
      <style:table-cell-properties style:vertical-align="top" fo:padding-left="0.191cm" fo:padding-right="0.191cm" fo:padding-top="0cm" fo:padding-bottom="0cm" fo:border="none" style:writing-mode="lr-tb"/>
    </style:style>
    <style:style style:name="Tableau27.C17" style:family="table-cell">
      <style:table-cell-properties style:vertical-align="top" fo:padding-left="0.191cm" fo:padding-right="0.191cm" fo:padding-top="0cm" fo:padding-bottom="0cm" fo:border="none" style:writing-mode="lr-tb"/>
    </style:style>
    <style:style style:name="Tableau27.D1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9" style:family="table-cell">
      <style:table-cell-properties style:vertical-align="top" fo:padding-left="0.191cm" fo:padding-right="0.191cm" fo:padding-top="0cm" fo:padding-bottom="0cm" fo:border="none" style:writing-mode="lr-tb"/>
    </style:style>
    <style:style style:name="Tableau27.C19" style:family="table-cell">
      <style:table-cell-properties style:vertical-align="top" fo:padding-left="0.191cm" fo:padding-right="0.191cm" fo:padding-top="0cm" fo:padding-bottom="0cm" fo:border="none" style:writing-mode="lr-tb"/>
    </style:style>
    <style:style style:name="Tableau27.D1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2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21" style:family="table-cell">
      <style:table-cell-properties style:vertical-align="top" fo:padding-left="0.191cm" fo:padding-right="0.191cm" fo:padding-top="0cm" fo:padding-bottom="0cm" fo:border="none" style:writing-mode="lr-tb"/>
    </style:style>
    <style:style style:name="Tableau27.C21" style:family="table-cell">
      <style:table-cell-properties style:vertical-align="top" fo:padding-left="0.191cm" fo:padding-right="0.191cm" fo:padding-top="0cm" fo:padding-bottom="0cm" fo:border="none" style:writing-mode="lr-tb"/>
    </style:style>
    <style:style style:name="Tableau27.D2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2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23" style:family="table-cell">
      <style:table-cell-properties style:vertical-align="top" fo:padding-left="0.191cm" fo:padding-right="0.191cm" fo:padding-top="0cm" fo:padding-bottom="0cm" fo:border="none" style:writing-mode="lr-tb"/>
    </style:style>
    <style:style style:name="Tableau27.C23" style:family="table-cell">
      <style:table-cell-properties style:vertical-align="top" fo:padding-left="0.191cm" fo:padding-right="0.191cm" fo:padding-top="0cm" fo:padding-bottom="0cm" fo:border="none" style:writing-mode="lr-tb"/>
    </style:style>
    <style:style style:name="Tableau27.D2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2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25" style:family="table-cell">
      <style:table-cell-properties style:vertical-align="top" fo:padding-left="0.191cm" fo:padding-right="0.191cm" fo:padding-top="0cm" fo:padding-bottom="0cm" fo:border="none" style:writing-mode="lr-tb"/>
    </style:style>
    <style:style style:name="Tableau27.C25" style:family="table-cell">
      <style:table-cell-properties style:vertical-align="top" fo:padding-left="0.191cm" fo:padding-right="0.191cm" fo:padding-top="0cm" fo:padding-bottom="0cm" fo:border="none" style:writing-mode="lr-tb"/>
    </style:style>
    <style:style style:name="Tableau27.D2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2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27" style:family="table-cell">
      <style:table-cell-properties style:vertical-align="top" fo:padding-left="0.191cm" fo:padding-right="0.191cm" fo:padding-top="0cm" fo:padding-bottom="0cm" fo:border="none" style:writing-mode="lr-tb"/>
    </style:style>
    <style:style style:name="Tableau27.C27" style:family="table-cell">
      <style:table-cell-properties style:vertical-align="top" fo:padding-left="0.191cm" fo:padding-right="0.191cm" fo:padding-top="0cm" fo:padding-bottom="0cm" fo:border="none" style:writing-mode="lr-tb"/>
    </style:style>
    <style:style style:name="Tableau27.D2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2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29" style:family="table-cell">
      <style:table-cell-properties style:vertical-align="top" fo:padding-left="0.191cm" fo:padding-right="0.191cm" fo:padding-top="0cm" fo:padding-bottom="0cm" fo:border="none" style:writing-mode="lr-tb"/>
    </style:style>
    <style:style style:name="Tableau27.C29" style:family="table-cell">
      <style:table-cell-properties style:vertical-align="top" fo:padding-left="0.191cm" fo:padding-right="0.191cm" fo:padding-top="0cm" fo:padding-bottom="0cm" fo:border="none" style:writing-mode="lr-tb"/>
    </style:style>
    <style:style style:name="Tableau27.D2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3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31" style:family="table-cell">
      <style:table-cell-properties style:vertical-align="top" fo:padding-left="0.191cm" fo:padding-right="0.191cm" fo:padding-top="0cm" fo:padding-bottom="0cm" fo:border="none" style:writing-mode="lr-tb"/>
    </style:style>
    <style:style style:name="Tableau27.C31" style:family="table-cell">
      <style:table-cell-properties style:vertical-align="top" fo:padding-left="0.191cm" fo:padding-right="0.191cm" fo:padding-top="0cm" fo:padding-bottom="0cm" fo:border="none" style:writing-mode="lr-tb"/>
    </style:style>
    <style:style style:name="Tableau27.D3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3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33" style:family="table-cell">
      <style:table-cell-properties style:vertical-align="top" fo:padding-left="0.191cm" fo:padding-right="0.191cm" fo:padding-top="0cm" fo:padding-bottom="0cm" fo:border="none" style:writing-mode="lr-tb"/>
    </style:style>
    <style:style style:name="Tableau27.C33" style:family="table-cell">
      <style:table-cell-properties style:vertical-align="top" fo:padding-left="0.191cm" fo:padding-right="0.191cm" fo:padding-top="0cm" fo:padding-bottom="0cm" fo:border="none" style:writing-mode="lr-tb"/>
    </style:style>
    <style:style style:name="Tableau27.D3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3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35" style:family="table-cell">
      <style:table-cell-properties style:vertical-align="top" fo:padding-left="0.191cm" fo:padding-right="0.191cm" fo:padding-top="0cm" fo:padding-bottom="0cm" fo:border="none" style:writing-mode="lr-tb"/>
    </style:style>
    <style:style style:name="Tableau27.C35" style:family="table-cell">
      <style:table-cell-properties style:vertical-align="top" fo:padding-left="0.191cm" fo:padding-right="0.191cm" fo:padding-top="0cm" fo:padding-bottom="0cm" fo:border="none" style:writing-mode="lr-tb"/>
    </style:style>
    <style:style style:name="Tableau27.D3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3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37" style:family="table-cell">
      <style:table-cell-properties style:vertical-align="top" fo:padding-left="0.191cm" fo:padding-right="0.191cm" fo:padding-top="0cm" fo:padding-bottom="0cm" fo:border="none" style:writing-mode="lr-tb"/>
    </style:style>
    <style:style style:name="Tableau27.C37" style:family="table-cell">
      <style:table-cell-properties style:vertical-align="top" fo:padding-left="0.191cm" fo:padding-right="0.191cm" fo:padding-top="0cm" fo:padding-bottom="0cm" fo:border="none" style:writing-mode="lr-tb"/>
    </style:style>
    <style:style style:name="Tableau27.D3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3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39" style:family="table-cell">
      <style:table-cell-properties style:vertical-align="top" fo:padding-left="0.191cm" fo:padding-right="0.191cm" fo:padding-top="0cm" fo:padding-bottom="0cm" fo:border="none" style:writing-mode="lr-tb"/>
    </style:style>
    <style:style style:name="Tableau27.C39" style:family="table-cell">
      <style:table-cell-properties style:vertical-align="top" fo:padding-left="0.191cm" fo:padding-right="0.191cm" fo:padding-top="0cm" fo:padding-bottom="0cm" fo:border="none" style:writing-mode="lr-tb"/>
    </style:style>
    <style:style style:name="Tableau27.D3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4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41" style:family="table-cell">
      <style:table-cell-properties style:vertical-align="top" fo:padding-left="0.191cm" fo:padding-right="0.191cm" fo:padding-top="0cm" fo:padding-bottom="0cm" fo:border="none" style:writing-mode="lr-tb"/>
    </style:style>
    <style:style style:name="Tableau27.C41" style:family="table-cell">
      <style:table-cell-properties style:vertical-align="top" fo:padding-left="0.191cm" fo:padding-right="0.191cm" fo:padding-top="0cm" fo:padding-bottom="0cm" fo:border="none" style:writing-mode="lr-tb"/>
    </style:style>
    <style:style style:name="Tableau27.D4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4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43" style:family="table-cell">
      <style:table-cell-properties style:vertical-align="top" fo:padding-left="0.191cm" fo:padding-right="0.191cm" fo:padding-top="0cm" fo:padding-bottom="0cm" fo:border="none" style:writing-mode="lr-tb"/>
    </style:style>
    <style:style style:name="Tableau27.C43" style:family="table-cell">
      <style:table-cell-properties style:vertical-align="top" fo:padding-left="0.191cm" fo:padding-right="0.191cm" fo:padding-top="0cm" fo:padding-bottom="0cm" fo:border="none" style:writing-mode="lr-tb"/>
    </style:style>
    <style:style style:name="Tableau27.D4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4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45" style:family="table-cell">
      <style:table-cell-properties style:vertical-align="top" fo:padding-left="0.191cm" fo:padding-right="0.191cm" fo:padding-top="0cm" fo:padding-bottom="0cm" fo:border="none" style:writing-mode="lr-tb"/>
    </style:style>
    <style:style style:name="Tableau27.C45" style:family="table-cell">
      <style:table-cell-properties style:vertical-align="top" fo:padding-left="0.191cm" fo:padding-right="0.191cm" fo:padding-top="0cm" fo:padding-bottom="0cm" fo:border="none" style:writing-mode="lr-tb"/>
    </style:style>
    <style:style style:name="Tableau27.D4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4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47" style:family="table-cell">
      <style:table-cell-properties style:vertical-align="top" fo:padding-left="0.191cm" fo:padding-right="0.191cm" fo:padding-top="0cm" fo:padding-bottom="0cm" fo:border="none" style:writing-mode="lr-tb"/>
    </style:style>
    <style:style style:name="Tableau27.C47" style:family="table-cell">
      <style:table-cell-properties style:vertical-align="top" fo:padding-left="0.191cm" fo:padding-right="0.191cm" fo:padding-top="0cm" fo:padding-bottom="0cm" fo:border="none" style:writing-mode="lr-tb"/>
    </style:style>
    <style:style style:name="Tableau27.D4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4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49" style:family="table-cell">
      <style:table-cell-properties style:vertical-align="top" fo:padding-left="0.191cm" fo:padding-right="0.191cm" fo:padding-top="0cm" fo:padding-bottom="0cm" fo:border="none" style:writing-mode="lr-tb"/>
    </style:style>
    <style:style style:name="Tableau27.C49" style:family="table-cell">
      <style:table-cell-properties style:vertical-align="top" fo:padding-left="0.191cm" fo:padding-right="0.191cm" fo:padding-top="0cm" fo:padding-bottom="0cm" fo:border="none" style:writing-mode="lr-tb"/>
    </style:style>
    <style:style style:name="Tableau27.D4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5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51" style:family="table-cell">
      <style:table-cell-properties style:vertical-align="top" fo:padding-left="0.191cm" fo:padding-right="0.191cm" fo:padding-top="0cm" fo:padding-bottom="0cm" fo:border="none" style:writing-mode="lr-tb"/>
    </style:style>
    <style:style style:name="Tableau27.C51" style:family="table-cell">
      <style:table-cell-properties style:vertical-align="top" fo:padding-left="0.191cm" fo:padding-right="0.191cm" fo:padding-top="0cm" fo:padding-bottom="0cm" fo:border="none" style:writing-mode="lr-tb"/>
    </style:style>
    <style:style style:name="Tableau27.D5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5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53" style:family="table-cell">
      <style:table-cell-properties style:vertical-align="top" fo:padding-left="0.191cm" fo:padding-right="0.191cm" fo:padding-top="0cm" fo:padding-bottom="0cm" fo:border="none" style:writing-mode="lr-tb"/>
    </style:style>
    <style:style style:name="Tableau27.C53" style:family="table-cell">
      <style:table-cell-properties style:vertical-align="top" fo:padding-left="0.191cm" fo:padding-right="0.191cm" fo:padding-top="0cm" fo:padding-bottom="0cm" fo:border="none" style:writing-mode="lr-tb"/>
    </style:style>
    <style:style style:name="Tableau27.D5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5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55" style:family="table-cell">
      <style:table-cell-properties style:vertical-align="top" fo:padding-left="0.191cm" fo:padding-right="0.191cm" fo:padding-top="0cm" fo:padding-bottom="0cm" fo:border="none" style:writing-mode="lr-tb"/>
    </style:style>
    <style:style style:name="Tableau27.C55" style:family="table-cell">
      <style:table-cell-properties style:vertical-align="top" fo:padding-left="0.191cm" fo:padding-right="0.191cm" fo:padding-top="0cm" fo:padding-bottom="0cm" fo:border="none" style:writing-mode="lr-tb"/>
    </style:style>
    <style:style style:name="Tableau27.D5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5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57" style:family="table-cell">
      <style:table-cell-properties style:vertical-align="top" fo:padding-left="0.191cm" fo:padding-right="0.191cm" fo:padding-top="0cm" fo:padding-bottom="0cm" fo:border="none" style:writing-mode="lr-tb"/>
    </style:style>
    <style:style style:name="Tableau27.C57" style:family="table-cell">
      <style:table-cell-properties style:vertical-align="top" fo:padding-left="0.191cm" fo:padding-right="0.191cm" fo:padding-top="0cm" fo:padding-bottom="0cm" fo:border="none" style:writing-mode="lr-tb"/>
    </style:style>
    <style:style style:name="Tableau27.D5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5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59" style:family="table-cell">
      <style:table-cell-properties style:vertical-align="top" fo:padding-left="0.191cm" fo:padding-right="0.191cm" fo:padding-top="0cm" fo:padding-bottom="0cm" fo:border="none" style:writing-mode="lr-tb"/>
    </style:style>
    <style:style style:name="Tableau27.C59" style:family="table-cell">
      <style:table-cell-properties style:vertical-align="top" fo:padding-left="0.191cm" fo:padding-right="0.191cm" fo:padding-top="0cm" fo:padding-bottom="0cm" fo:border="none" style:writing-mode="lr-tb"/>
    </style:style>
    <style:style style:name="Tableau27.D5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6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61" style:family="table-cell">
      <style:table-cell-properties style:vertical-align="top" fo:padding-left="0.191cm" fo:padding-right="0.191cm" fo:padding-top="0cm" fo:padding-bottom="0cm" fo:border="none" style:writing-mode="lr-tb"/>
    </style:style>
    <style:style style:name="Tableau27.C61" style:family="table-cell">
      <style:table-cell-properties style:vertical-align="top" fo:padding-left="0.191cm" fo:padding-right="0.191cm" fo:padding-top="0cm" fo:padding-bottom="0cm" fo:border="none" style:writing-mode="lr-tb"/>
    </style:style>
    <style:style style:name="Tableau27.D6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6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63" style:family="table-cell">
      <style:table-cell-properties style:vertical-align="top" fo:padding-left="0.191cm" fo:padding-right="0.191cm" fo:padding-top="0cm" fo:padding-bottom="0cm" fo:border="none" style:writing-mode="lr-tb"/>
    </style:style>
    <style:style style:name="Tableau27.C63" style:family="table-cell">
      <style:table-cell-properties style:vertical-align="top" fo:padding-left="0.191cm" fo:padding-right="0.191cm" fo:padding-top="0cm" fo:padding-bottom="0cm" fo:border="none" style:writing-mode="lr-tb"/>
    </style:style>
    <style:style style:name="Tableau27.D6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6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65" style:family="table-cell">
      <style:table-cell-properties style:vertical-align="top" fo:padding-left="0.191cm" fo:padding-right="0.191cm" fo:padding-top="0cm" fo:padding-bottom="0cm" fo:border="none" style:writing-mode="lr-tb"/>
    </style:style>
    <style:style style:name="Tableau27.C65" style:family="table-cell">
      <style:table-cell-properties style:vertical-align="top" fo:padding-left="0.191cm" fo:padding-right="0.191cm" fo:padding-top="0cm" fo:padding-bottom="0cm" fo:border="none" style:writing-mode="lr-tb"/>
    </style:style>
    <style:style style:name="Tableau27.D6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6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67" style:family="table-cell">
      <style:table-cell-properties style:vertical-align="top" fo:padding-left="0.191cm" fo:padding-right="0.191cm" fo:padding-top="0cm" fo:padding-bottom="0cm" fo:border="none" style:writing-mode="lr-tb"/>
    </style:style>
    <style:style style:name="Tableau27.C67" style:family="table-cell">
      <style:table-cell-properties style:vertical-align="top" fo:padding-left="0.191cm" fo:padding-right="0.191cm" fo:padding-top="0cm" fo:padding-bottom="0cm" fo:border="none" style:writing-mode="lr-tb"/>
    </style:style>
    <style:style style:name="Tableau27.D6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6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69" style:family="table-cell">
      <style:table-cell-properties style:vertical-align="top" fo:padding-left="0.191cm" fo:padding-right="0.191cm" fo:padding-top="0cm" fo:padding-bottom="0cm" fo:border="none" style:writing-mode="lr-tb"/>
    </style:style>
    <style:style style:name="Tableau27.C69" style:family="table-cell">
      <style:table-cell-properties style:vertical-align="top" fo:padding-left="0.191cm" fo:padding-right="0.191cm" fo:padding-top="0cm" fo:padding-bottom="0cm" fo:border="none" style:writing-mode="lr-tb"/>
    </style:style>
    <style:style style:name="Tableau27.D6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7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71" style:family="table-cell">
      <style:table-cell-properties style:vertical-align="top" fo:padding-left="0.191cm" fo:padding-right="0.191cm" fo:padding-top="0cm" fo:padding-bottom="0cm" fo:border="none" style:writing-mode="lr-tb"/>
    </style:style>
    <style:style style:name="Tableau27.C71" style:family="table-cell">
      <style:table-cell-properties style:vertical-align="top" fo:padding-left="0.191cm" fo:padding-right="0.191cm" fo:padding-top="0cm" fo:padding-bottom="0cm" fo:border="none" style:writing-mode="lr-tb"/>
    </style:style>
    <style:style style:name="Tableau27.D7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7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73" style:family="table-cell">
      <style:table-cell-properties style:vertical-align="top" fo:padding-left="0.191cm" fo:padding-right="0.191cm" fo:padding-top="0cm" fo:padding-bottom="0cm" fo:border="none" style:writing-mode="lr-tb"/>
    </style:style>
    <style:style style:name="Tableau27.C73" style:family="table-cell">
      <style:table-cell-properties style:vertical-align="top" fo:padding-left="0.191cm" fo:padding-right="0.191cm" fo:padding-top="0cm" fo:padding-bottom="0cm" fo:border="none" style:writing-mode="lr-tb"/>
    </style:style>
    <style:style style:name="Tableau27.D7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7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75" style:family="table-cell">
      <style:table-cell-properties style:vertical-align="top" fo:padding-left="0.191cm" fo:padding-right="0.191cm" fo:padding-top="0cm" fo:padding-bottom="0cm" fo:border="none" style:writing-mode="lr-tb"/>
    </style:style>
    <style:style style:name="Tableau27.C75" style:family="table-cell">
      <style:table-cell-properties style:vertical-align="top" fo:padding-left="0.191cm" fo:padding-right="0.191cm" fo:padding-top="0cm" fo:padding-bottom="0cm" fo:border="none" style:writing-mode="lr-tb"/>
    </style:style>
    <style:style style:name="Tableau27.D7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7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77" style:family="table-cell">
      <style:table-cell-properties style:vertical-align="top" fo:padding-left="0.191cm" fo:padding-right="0.191cm" fo:padding-top="0cm" fo:padding-bottom="0cm" fo:border="none" style:writing-mode="lr-tb"/>
    </style:style>
    <style:style style:name="Tableau27.C77" style:family="table-cell">
      <style:table-cell-properties style:vertical-align="top" fo:padding-left="0.191cm" fo:padding-right="0.191cm" fo:padding-top="0cm" fo:padding-bottom="0cm" fo:border="none" style:writing-mode="lr-tb"/>
    </style:style>
    <style:style style:name="Tableau27.D7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7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79" style:family="table-cell">
      <style:table-cell-properties style:vertical-align="top" fo:padding-left="0.191cm" fo:padding-right="0.191cm" fo:padding-top="0cm" fo:padding-bottom="0cm" fo:border="none" style:writing-mode="lr-tb"/>
    </style:style>
    <style:style style:name="Tableau27.C79" style:family="table-cell">
      <style:table-cell-properties style:vertical-align="top" fo:padding-left="0.191cm" fo:padding-right="0.191cm" fo:padding-top="0cm" fo:padding-bottom="0cm" fo:border="none" style:writing-mode="lr-tb"/>
    </style:style>
    <style:style style:name="Tableau27.D7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8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81" style:family="table-cell">
      <style:table-cell-properties style:vertical-align="top" fo:padding-left="0.191cm" fo:padding-right="0.191cm" fo:padding-top="0cm" fo:padding-bottom="0cm" fo:border="none" style:writing-mode="lr-tb"/>
    </style:style>
    <style:style style:name="Tableau27.C81" style:family="table-cell">
      <style:table-cell-properties style:vertical-align="top" fo:padding-left="0.191cm" fo:padding-right="0.191cm" fo:padding-top="0cm" fo:padding-bottom="0cm" fo:border="none" style:writing-mode="lr-tb"/>
    </style:style>
    <style:style style:name="Tableau27.D8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8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83" style:family="table-cell">
      <style:table-cell-properties style:vertical-align="top" fo:padding-left="0.191cm" fo:padding-right="0.191cm" fo:padding-top="0cm" fo:padding-bottom="0cm" fo:border="none" style:writing-mode="lr-tb"/>
    </style:style>
    <style:style style:name="Tableau27.C83" style:family="table-cell">
      <style:table-cell-properties style:vertical-align="top" fo:padding-left="0.191cm" fo:padding-right="0.191cm" fo:padding-top="0cm" fo:padding-bottom="0cm" fo:border="none" style:writing-mode="lr-tb"/>
    </style:style>
    <style:style style:name="Tableau27.D8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8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85" style:family="table-cell">
      <style:table-cell-properties style:vertical-align="top" fo:padding-left="0.191cm" fo:padding-right="0.191cm" fo:padding-top="0cm" fo:padding-bottom="0cm" fo:border="none" style:writing-mode="lr-tb"/>
    </style:style>
    <style:style style:name="Tableau27.C85" style:family="table-cell">
      <style:table-cell-properties style:vertical-align="top" fo:padding-left="0.191cm" fo:padding-right="0.191cm" fo:padding-top="0cm" fo:padding-bottom="0cm" fo:border="none" style:writing-mode="lr-tb"/>
    </style:style>
    <style:style style:name="Tableau27.D8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8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87" style:family="table-cell">
      <style:table-cell-properties style:vertical-align="top" fo:padding-left="0.191cm" fo:padding-right="0.191cm" fo:padding-top="0cm" fo:padding-bottom="0cm" fo:border="none" style:writing-mode="lr-tb"/>
    </style:style>
    <style:style style:name="Tableau27.C87" style:family="table-cell">
      <style:table-cell-properties style:vertical-align="top" fo:padding-left="0.191cm" fo:padding-right="0.191cm" fo:padding-top="0cm" fo:padding-bottom="0cm" fo:border="none" style:writing-mode="lr-tb"/>
    </style:style>
    <style:style style:name="Tableau27.D8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8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89" style:family="table-cell">
      <style:table-cell-properties style:vertical-align="top" fo:padding-left="0.191cm" fo:padding-right="0.191cm" fo:padding-top="0cm" fo:padding-bottom="0cm" fo:border="none" style:writing-mode="lr-tb"/>
    </style:style>
    <style:style style:name="Tableau27.C89" style:family="table-cell">
      <style:table-cell-properties style:vertical-align="top" fo:padding-left="0.191cm" fo:padding-right="0.191cm" fo:padding-top="0cm" fo:padding-bottom="0cm" fo:border="none" style:writing-mode="lr-tb"/>
    </style:style>
    <style:style style:name="Tableau27.D8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9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91" style:family="table-cell">
      <style:table-cell-properties style:vertical-align="top" fo:padding-left="0.191cm" fo:padding-right="0.191cm" fo:padding-top="0cm" fo:padding-bottom="0cm" fo:border="none" style:writing-mode="lr-tb"/>
    </style:style>
    <style:style style:name="Tableau27.C91" style:family="table-cell">
      <style:table-cell-properties style:vertical-align="top" fo:padding-left="0.191cm" fo:padding-right="0.191cm" fo:padding-top="0cm" fo:padding-bottom="0cm" fo:border="none" style:writing-mode="lr-tb"/>
    </style:style>
    <style:style style:name="Tableau27.D9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9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93" style:family="table-cell">
      <style:table-cell-properties style:vertical-align="top" fo:padding-left="0.191cm" fo:padding-right="0.191cm" fo:padding-top="0cm" fo:padding-bottom="0cm" fo:border="none" style:writing-mode="lr-tb"/>
    </style:style>
    <style:style style:name="Tableau27.C93" style:family="table-cell">
      <style:table-cell-properties style:vertical-align="top" fo:padding-left="0.191cm" fo:padding-right="0.191cm" fo:padding-top="0cm" fo:padding-bottom="0cm" fo:border="none" style:writing-mode="lr-tb"/>
    </style:style>
    <style:style style:name="Tableau27.D9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9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95" style:family="table-cell">
      <style:table-cell-properties style:vertical-align="top" fo:padding-left="0.191cm" fo:padding-right="0.191cm" fo:padding-top="0cm" fo:padding-bottom="0cm" fo:border="none" style:writing-mode="lr-tb"/>
    </style:style>
    <style:style style:name="Tableau27.C95" style:family="table-cell">
      <style:table-cell-properties style:vertical-align="top" fo:padding-left="0.191cm" fo:padding-right="0.191cm" fo:padding-top="0cm" fo:padding-bottom="0cm" fo:border="none" style:writing-mode="lr-tb"/>
    </style:style>
    <style:style style:name="Tableau27.D9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9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97" style:family="table-cell">
      <style:table-cell-properties style:vertical-align="top" fo:padding-left="0.191cm" fo:padding-right="0.191cm" fo:padding-top="0cm" fo:padding-bottom="0cm" fo:border="none" style:writing-mode="lr-tb"/>
    </style:style>
    <style:style style:name="Tableau27.C97" style:family="table-cell">
      <style:table-cell-properties style:vertical-align="top" fo:padding-left="0.191cm" fo:padding-right="0.191cm" fo:padding-top="0cm" fo:padding-bottom="0cm" fo:border="none" style:writing-mode="lr-tb"/>
    </style:style>
    <style:style style:name="Tableau27.D9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9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99" style:family="table-cell">
      <style:table-cell-properties style:vertical-align="top" fo:padding-left="0.191cm" fo:padding-right="0.191cm" fo:padding-top="0cm" fo:padding-bottom="0cm" fo:border="none" style:writing-mode="lr-tb"/>
    </style:style>
    <style:style style:name="Tableau27.C99" style:family="table-cell">
      <style:table-cell-properties style:vertical-align="top" fo:padding-left="0.191cm" fo:padding-right="0.191cm" fo:padding-top="0cm" fo:padding-bottom="0cm" fo:border="none" style:writing-mode="lr-tb"/>
    </style:style>
    <style:style style:name="Tableau27.D9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0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01" style:family="table-cell">
      <style:table-cell-properties style:vertical-align="top" fo:padding-left="0.191cm" fo:padding-right="0.191cm" fo:padding-top="0cm" fo:padding-bottom="0cm" fo:border="none" style:writing-mode="lr-tb"/>
    </style:style>
    <style:style style:name="Tableau27.C101" style:family="table-cell">
      <style:table-cell-properties style:vertical-align="top" fo:padding-left="0.191cm" fo:padding-right="0.191cm" fo:padding-top="0cm" fo:padding-bottom="0cm" fo:border="none" style:writing-mode="lr-tb"/>
    </style:style>
    <style:style style:name="Tableau27.D10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0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03" style:family="table-cell">
      <style:table-cell-properties style:vertical-align="top" fo:padding-left="0.191cm" fo:padding-right="0.191cm" fo:padding-top="0cm" fo:padding-bottom="0cm" fo:border="none" style:writing-mode="lr-tb"/>
    </style:style>
    <style:style style:name="Tableau27.C103" style:family="table-cell">
      <style:table-cell-properties style:vertical-align="top" fo:padding-left="0.191cm" fo:padding-right="0.191cm" fo:padding-top="0cm" fo:padding-bottom="0cm" fo:border="none" style:writing-mode="lr-tb"/>
    </style:style>
    <style:style style:name="Tableau27.D10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0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05" style:family="table-cell">
      <style:table-cell-properties style:vertical-align="top" fo:padding-left="0.191cm" fo:padding-right="0.191cm" fo:padding-top="0cm" fo:padding-bottom="0cm" fo:border="none" style:writing-mode="lr-tb"/>
    </style:style>
    <style:style style:name="Tableau27.C105" style:family="table-cell">
      <style:table-cell-properties style:vertical-align="top" fo:padding-left="0.191cm" fo:padding-right="0.191cm" fo:padding-top="0cm" fo:padding-bottom="0cm" fo:border="none" style:writing-mode="lr-tb"/>
    </style:style>
    <style:style style:name="Tableau27.D10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0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07" style:family="table-cell">
      <style:table-cell-properties style:vertical-align="top" fo:padding-left="0.191cm" fo:padding-right="0.191cm" fo:padding-top="0cm" fo:padding-bottom="0cm" fo:border="none" style:writing-mode="lr-tb"/>
    </style:style>
    <style:style style:name="Tableau27.C107" style:family="table-cell">
      <style:table-cell-properties style:vertical-align="top" fo:padding-left="0.191cm" fo:padding-right="0.191cm" fo:padding-top="0cm" fo:padding-bottom="0cm" fo:border="none" style:writing-mode="lr-tb"/>
    </style:style>
    <style:style style:name="Tableau27.D10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0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09" style:family="table-cell">
      <style:table-cell-properties style:vertical-align="top" fo:padding-left="0.191cm" fo:padding-right="0.191cm" fo:padding-top="0cm" fo:padding-bottom="0cm" fo:border="none" style:writing-mode="lr-tb"/>
    </style:style>
    <style:style style:name="Tableau27.C109" style:family="table-cell">
      <style:table-cell-properties style:vertical-align="top" fo:padding-left="0.191cm" fo:padding-right="0.191cm" fo:padding-top="0cm" fo:padding-bottom="0cm" fo:border="none" style:writing-mode="lr-tb"/>
    </style:style>
    <style:style style:name="Tableau27.D10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1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11" style:family="table-cell">
      <style:table-cell-properties style:vertical-align="top" fo:padding-left="0.191cm" fo:padding-right="0.191cm" fo:padding-top="0cm" fo:padding-bottom="0cm" fo:border="none" style:writing-mode="lr-tb"/>
    </style:style>
    <style:style style:name="Tableau27.C111" style:family="table-cell">
      <style:table-cell-properties style:vertical-align="top" fo:padding-left="0.191cm" fo:padding-right="0.191cm" fo:padding-top="0cm" fo:padding-bottom="0cm" fo:border="none" style:writing-mode="lr-tb"/>
    </style:style>
    <style:style style:name="Tableau27.D11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1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13" style:family="table-cell">
      <style:table-cell-properties style:vertical-align="top" fo:padding-left="0.191cm" fo:padding-right="0.191cm" fo:padding-top="0cm" fo:padding-bottom="0cm" fo:border="none" style:writing-mode="lr-tb"/>
    </style:style>
    <style:style style:name="Tableau27.C113" style:family="table-cell">
      <style:table-cell-properties style:vertical-align="top" fo:padding-left="0.191cm" fo:padding-right="0.191cm" fo:padding-top="0cm" fo:padding-bottom="0cm" fo:border="none" style:writing-mode="lr-tb"/>
    </style:style>
    <style:style style:name="Tableau27.D11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1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15" style:family="table-cell">
      <style:table-cell-properties style:vertical-align="top" fo:padding-left="0.191cm" fo:padding-right="0.191cm" fo:padding-top="0cm" fo:padding-bottom="0cm" fo:border="none" style:writing-mode="lr-tb"/>
    </style:style>
    <style:style style:name="Tableau27.C115" style:family="table-cell">
      <style:table-cell-properties style:vertical-align="top" fo:padding-left="0.191cm" fo:padding-right="0.191cm" fo:padding-top="0cm" fo:padding-bottom="0cm" fo:border="none" style:writing-mode="lr-tb"/>
    </style:style>
    <style:style style:name="Tableau27.D11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1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17" style:family="table-cell">
      <style:table-cell-properties style:vertical-align="top" fo:padding-left="0.191cm" fo:padding-right="0.191cm" fo:padding-top="0cm" fo:padding-bottom="0cm" fo:border="none" style:writing-mode="lr-tb"/>
    </style:style>
    <style:style style:name="Tableau27.C117" style:family="table-cell">
      <style:table-cell-properties style:vertical-align="top" fo:padding-left="0.191cm" fo:padding-right="0.191cm" fo:padding-top="0cm" fo:padding-bottom="0cm" fo:border="none" style:writing-mode="lr-tb"/>
    </style:style>
    <style:style style:name="Tableau27.D11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1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19" style:family="table-cell">
      <style:table-cell-properties style:vertical-align="top" fo:padding-left="0.191cm" fo:padding-right="0.191cm" fo:padding-top="0cm" fo:padding-bottom="0cm" fo:border="none" style:writing-mode="lr-tb"/>
    </style:style>
    <style:style style:name="Tableau27.C119" style:family="table-cell">
      <style:table-cell-properties style:vertical-align="top" fo:padding-left="0.191cm" fo:padding-right="0.191cm" fo:padding-top="0cm" fo:padding-bottom="0cm" fo:border="none" style:writing-mode="lr-tb"/>
    </style:style>
    <style:style style:name="Tableau27.D11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2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21" style:family="table-cell">
      <style:table-cell-properties style:vertical-align="top" fo:padding-left="0.191cm" fo:padding-right="0.191cm" fo:padding-top="0cm" fo:padding-bottom="0cm" fo:border="none" style:writing-mode="lr-tb"/>
    </style:style>
    <style:style style:name="Tableau27.C121" style:family="table-cell">
      <style:table-cell-properties style:vertical-align="top" fo:padding-left="0.191cm" fo:padding-right="0.191cm" fo:padding-top="0cm" fo:padding-bottom="0cm" fo:border="none" style:writing-mode="lr-tb"/>
    </style:style>
    <style:style style:name="Tableau27.D12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2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7.B123" style:family="table-cell">
      <style:table-cell-properties style:vertical-align="top" fo:padding-left="0.191cm" fo:padding-right="0.191cm" fo:padding-top="0cm" fo:padding-bottom="0cm" fo:border="none" style:writing-mode="lr-tb"/>
    </style:style>
    <style:style style:name="Tableau27.C123" style:family="table-cell">
      <style:table-cell-properties style:vertical-align="top" fo:padding-left="0.191cm" fo:padding-right="0.191cm" fo:padding-top="0cm" fo:padding-bottom="0cm" fo:border="none" style:writing-mode="lr-tb"/>
    </style:style>
    <style:style style:name="Tableau27.D12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7.A124" style:family="table-cell">
      <style:table-cell-properties style:vertical-align="top" fo:background-color="#c0c0c0" fo:padding-left="0.191cm" fo:padding-right="0.191cm" fo:padding-top="0cm" fo:padding-bottom="0cm" fo:border-left="0.75pt solid #008080" fo:border-right="none" fo:border-top="none" fo:border-bottom="1.5pt solid #008080" style:writing-mode="lr-tb">
        <style:background-image/>
      </style:table-cell-properties>
    </style:style>
    <style:style style:name="Tableau27.B124" style:family="table-cell">
      <style:table-cell-properties style:vertical-align="top" fo:background-color="#c0c0c0" fo:padding-left="0.191cm" fo:padding-right="0.191cm" fo:padding-top="0cm" fo:padding-bottom="0cm" fo:border-left="none" fo:border-right="none" fo:border-top="none" fo:border-bottom="1.5pt solid #008080" style:writing-mode="lr-tb">
        <style:background-image/>
      </style:table-cell-properties>
    </style:style>
    <style:style style:name="Tableau27.D124" style:family="table-cell">
      <style:table-cell-properties style:vertical-align="top" fo:background-color="#c0c0c0" fo:padding-left="0.191cm" fo:padding-right="0.191cm" fo:padding-top="0cm" fo:padding-bottom="0cm" fo:border-left="none" fo:border-right="0.75pt solid #008080" fo:border-top="none" fo:border-bottom="1.5pt solid #008080" style:writing-mode="lr-tb">
        <style:background-image/>
      </style:table-cell-properties>
    </style:style>
    <style:style style:name="Tableau28" style:family="table">
      <style:table-properties style:width="11.668cm" fo:margin-left="-0.203cm" table:align="left" style:writing-mode="lr-tb"/>
    </style:style>
    <style:style style:name="Tableau28.A" style:family="table-column">
      <style:table-column-properties style:column-width="4.731cm"/>
    </style:style>
    <style:style style:name="Tableau28.B" style:family="table-column">
      <style:table-column-properties style:column-width="3.849cm"/>
    </style:style>
    <style:style style:name="Tableau28.C" style:family="table-column">
      <style:table-column-properties style:column-width="3.089cm"/>
    </style:style>
    <style:style style:name="Tableau28.1" style:family="table-row">
      <style:table-row-properties fo:keep-together="auto"/>
    </style:style>
    <style:style style:name="Tableau28.A1" style:family="table-cell">
      <style:table-cell-properties style:vertical-align="top" fo:background-color="#c0c0c0" fo:padding-left="0.191cm" fo:padding-right="0.191cm" fo:padding-top="0cm" fo:padding-bottom="0cm" fo:border-left="0.75pt solid #008080" fo:border-right="0.75pt solid #008080" fo:border-top="1.5pt solid #008080" fo:border-bottom="0.75pt solid #000000" style:writing-mode="lr-tb">
        <style:background-image/>
      </style:table-cell-properties>
    </style:style>
    <style:style style:name="Tableau28.A2" style:family="table-cell">
      <style:table-cell-properties style:vertical-align="top" fo:background-color="#c0c0c0" fo:padding-left="0.191cm" fo:padding-right="0.191cm" fo:padding-top="0cm" fo:padding-bottom="0cm" fo:border-left="0.75pt solid #008080" fo:border-right="none" fo:border-top="none" fo:border-bottom="0.75pt solid #000000" style:writing-mode="lr-tb">
        <style:background-image/>
      </style:table-cell-properties>
    </style:style>
    <style:style style:name="Tableau28.B2" style:family="table-cell">
      <style:table-cell-properties style:vertical-align="top" fo:background-color="#c0c0c0" fo:padding-left="0.191cm" fo:padding-right="0.191cm" fo:padding-top="0cm" fo:padding-bottom="0cm" fo:border-left="none" fo:border-right="none" fo:border-top="none" fo:border-bottom="0.75pt solid #000000" style:writing-mode="lr-tb">
        <style:background-image/>
      </style:table-cell-properties>
    </style:style>
    <style:style style:name="Tableau28.C2" style:family="table-cell">
      <style:table-cell-properties style:vertical-align="top" fo:background-color="#c0c0c0" fo:padding-left="0.191cm" fo:padding-right="0.191cm" fo:padding-top="0cm" fo:padding-bottom="0cm" fo:border-left="none" fo:border-right="0.75pt solid #008080" fo:border-top="none" fo:border-bottom="0.75pt solid #000000" style:writing-mode="lr-tb">
        <style:background-image/>
      </style:table-cell-properties>
    </style:style>
    <style:style style:name="Tableau28.A3" style:family="table-cell">
      <style:table-cell-properties style:vertical-align="top" fo:background-color="#c0c0c0" fo:padding-left="0.191cm" fo:padding-right="0.191cm" fo:padding-top="0cm" fo:padding-bottom="0cm" fo:border-left="0.75pt solid #008080" fo:border-right="none" fo:border-top="0.75pt solid #000000" fo:border-bottom="none" style:writing-mode="lr-tb">
        <style:background-image/>
      </style:table-cell-properties>
    </style:style>
    <style:style style:name="Tableau28.B3" style:family="table-cell">
      <style:table-cell-properties style:vertical-align="top" fo:background-color="#c0c0c0" fo:padding-left="0.191cm" fo:padding-right="0.191cm" fo:padding-top="0cm" fo:padding-bottom="0cm" fo:border-left="none" fo:border-right="none" fo:border-top="0.75pt solid #000000" fo:border-bottom="none" style:writing-mode="lr-tb">
        <style:background-image/>
      </style:table-cell-properties>
    </style:style>
    <style:style style:name="Tableau28.C3" style:family="table-cell">
      <style:table-cell-properties style:vertical-align="top" fo:background-color="#c0c0c0" fo:padding-left="0.191cm" fo:padding-right="0.191cm" fo:padding-top="0cm" fo:padding-bottom="0cm" fo:border-left="none" fo:border-right="0.75pt solid #008080" fo:border-top="0.75pt solid #000000" fo:border-bottom="none" style:writing-mode="lr-tb">
        <style:background-image/>
      </style:table-cell-properties>
    </style:style>
    <style:style style:name="Tableau28.A4"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4" style:family="table-cell">
      <style:table-cell-properties style:vertical-align="top" fo:padding-left="0.191cm" fo:padding-right="0.191cm" fo:padding-top="0cm" fo:padding-bottom="0cm" fo:border="none" style:writing-mode="lr-tb"/>
    </style:style>
    <style:style style:name="Tableau28.C4"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5"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au28.B5"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au28.C5"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au28.A6"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6" style:family="table-cell">
      <style:table-cell-properties style:vertical-align="top" fo:padding-left="0.191cm" fo:padding-right="0.191cm" fo:padding-top="0cm" fo:padding-bottom="0cm" fo:border="none" style:writing-mode="lr-tb"/>
    </style:style>
    <style:style style:name="Tableau28.C6"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8"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8" style:family="table-cell">
      <style:table-cell-properties style:vertical-align="top" fo:padding-left="0.191cm" fo:padding-right="0.191cm" fo:padding-top="0cm" fo:padding-bottom="0cm" fo:border="none" style:writing-mode="lr-tb"/>
    </style:style>
    <style:style style:name="Tableau28.C8"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10"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10" style:family="table-cell">
      <style:table-cell-properties style:vertical-align="top" fo:padding-left="0.191cm" fo:padding-right="0.191cm" fo:padding-top="0cm" fo:padding-bottom="0cm" fo:border="none" style:writing-mode="lr-tb"/>
    </style:style>
    <style:style style:name="Tableau28.C10"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12"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12" style:family="table-cell">
      <style:table-cell-properties style:vertical-align="top" fo:padding-left="0.191cm" fo:padding-right="0.191cm" fo:padding-top="0cm" fo:padding-bottom="0cm" fo:border="none" style:writing-mode="lr-tb"/>
    </style:style>
    <style:style style:name="Tableau28.C12"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14"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14" style:family="table-cell">
      <style:table-cell-properties style:vertical-align="top" fo:padding-left="0.191cm" fo:padding-right="0.191cm" fo:padding-top="0cm" fo:padding-bottom="0cm" fo:border="none" style:writing-mode="lr-tb"/>
    </style:style>
    <style:style style:name="Tableau28.C14"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16"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16" style:family="table-cell">
      <style:table-cell-properties style:vertical-align="top" fo:padding-left="0.191cm" fo:padding-right="0.191cm" fo:padding-top="0cm" fo:padding-bottom="0cm" fo:border="none" style:writing-mode="lr-tb"/>
    </style:style>
    <style:style style:name="Tableau28.C16"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18"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18" style:family="table-cell">
      <style:table-cell-properties style:vertical-align="top" fo:padding-left="0.191cm" fo:padding-right="0.191cm" fo:padding-top="0cm" fo:padding-bottom="0cm" fo:border="none" style:writing-mode="lr-tb"/>
    </style:style>
    <style:style style:name="Tableau28.C18"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20"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20" style:family="table-cell">
      <style:table-cell-properties style:vertical-align="top" fo:padding-left="0.191cm" fo:padding-right="0.191cm" fo:padding-top="0cm" fo:padding-bottom="0cm" fo:border="none" style:writing-mode="lr-tb"/>
    </style:style>
    <style:style style:name="Tableau28.C20"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22"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22" style:family="table-cell">
      <style:table-cell-properties style:vertical-align="top" fo:padding-left="0.191cm" fo:padding-right="0.191cm" fo:padding-top="0cm" fo:padding-bottom="0cm" fo:border="none" style:writing-mode="lr-tb"/>
    </style:style>
    <style:style style:name="Tableau28.C22"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24"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24" style:family="table-cell">
      <style:table-cell-properties style:vertical-align="top" fo:padding-left="0.191cm" fo:padding-right="0.191cm" fo:padding-top="0cm" fo:padding-bottom="0cm" fo:border="none" style:writing-mode="lr-tb"/>
    </style:style>
    <style:style style:name="Tableau28.C24"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26"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26" style:family="table-cell">
      <style:table-cell-properties style:vertical-align="top" fo:padding-left="0.191cm" fo:padding-right="0.191cm" fo:padding-top="0cm" fo:padding-bottom="0cm" fo:border="none" style:writing-mode="lr-tb"/>
    </style:style>
    <style:style style:name="Tableau28.C26"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28"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28" style:family="table-cell">
      <style:table-cell-properties style:vertical-align="top" fo:padding-left="0.191cm" fo:padding-right="0.191cm" fo:padding-top="0cm" fo:padding-bottom="0cm" fo:border="none" style:writing-mode="lr-tb"/>
    </style:style>
    <style:style style:name="Tableau28.C28"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30"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30" style:family="table-cell">
      <style:table-cell-properties style:vertical-align="top" fo:padding-left="0.191cm" fo:padding-right="0.191cm" fo:padding-top="0cm" fo:padding-bottom="0cm" fo:border="none" style:writing-mode="lr-tb"/>
    </style:style>
    <style:style style:name="Tableau28.C30"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32"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au28.B32" style:family="table-cell">
      <style:table-cell-properties style:vertical-align="top" fo:padding-left="0.191cm" fo:padding-right="0.191cm" fo:padding-top="0cm" fo:padding-bottom="0cm" fo:border="none" style:writing-mode="lr-tb"/>
    </style:style>
    <style:style style:name="Tableau28.C32"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au28.A34" style:family="table-cell">
      <style:table-cell-properties style:vertical-align="top" fo:padding-left="0.191cm" fo:padding-right="0.191cm" fo:padding-top="0cm" fo:padding-bottom="0cm" fo:border-left="0.75pt solid #008080" fo:border-right="none" fo:border-top="none" fo:border-bottom="1.5pt solid #008080" style:writing-mode="lr-tb"/>
    </style:style>
    <style:style style:name="Tableau28.B34" style:family="table-cell">
      <style:table-cell-properties style:vertical-align="top" fo:padding-left="0.191cm" fo:padding-right="0.191cm" fo:padding-top="0cm" fo:padding-bottom="0cm" fo:border-left="none" fo:border-right="none" fo:border-top="none" fo:border-bottom="1.5pt solid #008080" style:writing-mode="lr-tb"/>
    </style:style>
    <style:style style:name="Tableau28.C34" style:family="table-cell">
      <style:table-cell-properties style:vertical-align="top" fo:padding-left="0.191cm" fo:padding-right="0.191cm" fo:padding-top="0cm" fo:padding-bottom="0cm" fo:border-left="none" fo:border-right="0.75pt solid #008080" fo:border-top="none" fo:border-bottom="1.5pt solid #008080" style:writing-mode="lr-tb"/>
    </style:style>
    <style:style style:name="Tableau29" style:family="table">
      <style:table-properties style:width="16.886cm" fo:margin-left="-0.092cm" table:align="left" style:writing-mode="lr-tb"/>
    </style:style>
    <style:style style:name="Tableau29.A" style:family="table-column">
      <style:table-column-properties style:column-width="2.087cm"/>
    </style:style>
    <style:style style:name="Tableau29.B" style:family="table-column">
      <style:table-column-properties style:column-width="5.719cm"/>
    </style:style>
    <style:style style:name="Tableau29.C" style:family="table-column">
      <style:table-column-properties style:column-width="2.088cm"/>
    </style:style>
    <style:style style:name="Tableau29.D" style:family="table-column">
      <style:table-column-properties style:column-width="6.992cm"/>
    </style:style>
    <style:style style:name="Tableau29.1" style:family="table-row">
      <style:table-row-properties style:min-row-height="0.462cm" fo:keep-together="auto"/>
    </style:style>
    <style:style style:name="Tableau29.A1" style:family="table-cell">
      <style:table-cell-properties style:vertical-align="top" fo:background-color="#c0c0c0" fo:padding-left="0.053cm" fo:padding-right="0.053cm" fo:padding-top="0cm" fo:padding-bottom="0cm" fo:border-left="2.25pt solid #008080" fo:border-right="none" fo:border-top="2.25pt solid #008080" fo:border-bottom="0.75pt solid #000000" style:writing-mode="lr-tb">
        <style:background-image/>
      </style:table-cell-properties>
    </style:style>
    <style:style style:name="Tableau29.B1" style:family="table-cell">
      <style:table-cell-properties style:vertical-align="top" fo:background-color="#c0c0c0" fo:padding-left="0.053cm" fo:padding-right="0.053cm" fo:padding-top="0cm" fo:padding-bottom="0cm" fo:border-left="none" fo:border-right="none" fo:border-top="2.25pt solid #008080" fo:border-bottom="0.75pt solid #000000" style:writing-mode="lr-tb">
        <style:background-image/>
      </style:table-cell-properties>
    </style:style>
    <style:style style:name="Tableau29.D1" style:family="table-cell">
      <style:table-cell-properties style:vertical-align="top" fo:background-color="#c0c0c0" fo:padding-left="0.053cm" fo:padding-right="0.053cm" fo:padding-top="0cm" fo:padding-bottom="0cm" fo:border-left="none" fo:border-right="2.25pt solid #008080" fo:border-top="2.25pt solid #008080" fo:border-bottom="0.75pt solid #000000" style:writing-mode="lr-tb">
        <style:background-image/>
      </style:table-cell-properties>
    </style:style>
    <style:style style:name="Tableau29.2" style:family="table-row">
      <style:table-row-properties style:min-row-height="0.436cm" fo:keep-together="auto"/>
    </style:style>
    <style:style style:name="Tableau29.A2" style:family="table-cell">
      <style:table-cell-properties style:vertical-align="top" fo:background-color="#c0c0c0" fo:padding-left="0.053cm" fo:padding-right="0.053cm" fo:padding-top="0cm" fo:padding-bottom="0cm" fo:border-left="2.25pt solid #008080" fo:border-right="none" fo:border-top="none" fo:border-bottom="none" style:writing-mode="lr-tb">
        <style:background-image/>
      </style:table-cell-properties>
    </style:style>
    <style:style style:name="Tableau29.B2" style:family="table-cell">
      <style:table-cell-properties style:vertical-align="top" fo:background-color="#c0c0c0" fo:padding-left="0.053cm" fo:padding-right="0.053cm" fo:padding-top="0cm" fo:padding-bottom="0cm" fo:border="none" style:writing-mode="lr-tb">
        <style:background-image/>
      </style:table-cell-properties>
    </style:style>
    <style:style style:name="Tableau29.D2" style:family="table-cell">
      <style:table-cell-properties style:vertical-align="top" fo:background-color="#c0c0c0" fo:padding-left="0.053cm" fo:padding-right="0.053cm" fo:padding-top="0cm" fo:padding-bottom="0cm" fo:border-left="none" fo:border-right="2.25pt solid #008080" fo:border-top="none" fo:border-bottom="none" style:writing-mode="lr-tb">
        <style:background-image/>
      </style:table-cell-properties>
    </style:style>
    <style:style style:name="Tableau29.A3" style:family="table-cell">
      <style:table-cell-properties style:vertical-align="top" fo:background-color="#ffffff" fo:padding-left="0.053cm" fo:padding-right="0.053cm" fo:padding-top="0cm" fo:padding-bottom="0cm" fo:border-left="2.25pt solid #008080" fo:border-right="none" fo:border-top="none" fo:border-bottom="none" style:writing-mode="lr-tb">
        <style:background-image/>
      </style:table-cell-properties>
    </style:style>
    <style:style style:name="Tableau29.B3" style:family="table-cell">
      <style:table-cell-properties style:vertical-align="top" fo:background-color="#ffffff" fo:padding-left="0.053cm" fo:padding-right="0.053cm" fo:padding-top="0cm" fo:padding-bottom="0cm" fo:border="none" style:writing-mode="lr-tb">
        <style:background-image/>
      </style:table-cell-properties>
    </style:style>
    <style:style style:name="Tableau29.D3" style:family="table-cell">
      <style:table-cell-properties style:vertical-align="top" fo:background-color="#ffffff" fo:padding-left="0.053cm" fo:padding-right="0.053cm" fo:padding-top="0cm" fo:padding-bottom="0cm" fo:border-left="none" fo:border-right="2.25pt solid #008080" fo:border-top="none" fo:border-bottom="none" style:writing-mode="lr-tb">
        <style:background-image/>
      </style:table-cell-properties>
    </style:style>
    <style:style style:name="Tableau29.A37" style:family="table-cell">
      <style:table-cell-properties style:vertical-align="top" fo:padding-left="0.053cm" fo:padding-right="0.053cm" fo:padding-top="0cm" fo:padding-bottom="0cm" fo:border-left="2.25pt solid #008080" fo:border-right="none" fo:border-top="none" fo:border-bottom="2.25pt solid #008080" style:writing-mode="lr-tb"/>
    </style:style>
    <style:style style:name="Tableau29.B37" style:family="table-cell">
      <style:table-cell-properties style:vertical-align="top" fo:padding-left="0.053cm" fo:padding-right="0.053cm" fo:padding-top="0cm" fo:padding-bottom="0cm" fo:border-left="none" fo:border-right="none" fo:border-top="none" fo:border-bottom="2.25pt solid #008080" style:writing-mode="lr-tb"/>
    </style:style>
    <style:style style:name="Tableau29.C37" style:family="table-cell">
      <style:table-cell-properties style:vertical-align="top" fo:padding-left="0.053cm" fo:padding-right="0.053cm" fo:padding-top="0cm" fo:padding-bottom="0cm" fo:border-left="2.25pt solid #008080" fo:border-right="none" fo:border-top="none" fo:border-bottom="2.25pt solid #008080" style:writing-mode="lr-tb"/>
    </style:style>
    <style:style style:name="Tableau29.D37" style:family="table-cell">
      <style:table-cell-properties style:vertical-align="top" fo:padding-left="0.053cm" fo:padding-right="0.053cm" fo:padding-top="0cm" fo:padding-bottom="0cm" fo:border-left="none" fo:border-right="2.25pt solid #008080" fo:border-top="none" fo:border-bottom="2.25pt solid #008080" style:writing-mode="lr-tb"/>
    </style:style>
    <style:style style:name="Tableau30" style:family="table">
      <style:table-properties style:width="9.472cm" fo:margin-left="2.445cm" table:align="left" style:writing-mode="lr-tb"/>
    </style:style>
    <style:style style:name="Tableau30.A" style:family="table-column">
      <style:table-column-properties style:column-width="5.946cm"/>
    </style:style>
    <style:style style:name="Tableau30.B" style:family="table-column">
      <style:table-column-properties style:column-width="3.526cm"/>
    </style:style>
    <style:style style:name="Tableau30.1" style:family="table-row">
      <style:table-row-properties style:min-row-height="0.45cm" fo:keep-together="auto"/>
    </style:style>
    <style:style style:name="Tableau30.A1" style:family="table-cell">
      <style:table-cell-properties style:vertical-align="top" fo:background-color="#c0c0c0" fo:padding="0cm" fo:border-left="0.75pt solid #008080" fo:border-right="none" fo:border-top="1.5pt solid #008080" fo:border-bottom="0.75pt solid #000000" style:writing-mode="lr-tb">
        <style:background-image/>
      </style:table-cell-properties>
    </style:style>
    <style:style style:name="Tableau30.B1" style:family="table-cell">
      <style:table-cell-properties style:vertical-align="top" fo:background-color="#c0c0c0" fo:padding="0cm" fo:border-left="none" fo:border-right="0.75pt solid #008080" fo:border-top="1.5pt solid #008080" fo:border-bottom="0.75pt solid #000000" style:writing-mode="lr-tb">
        <style:background-image/>
      </style:table-cell-properties>
    </style:style>
    <style:style style:name="Tableau30.2" style:family="table-row">
      <style:table-row-properties style:min-row-height="1.799cm" fo:keep-together="auto"/>
    </style:style>
    <style:style style:name="Tableau30.A2" style:family="table-cell">
      <style:table-cell-properties style:vertical-align="top" fo:background-color="#c0c0c0" fo:padding="0cm" fo:border-left="0.75pt solid #008080" fo:border-right="none" fo:border-top="none" fo:border-bottom="none" style:writing-mode="lr-tb">
        <style:background-image/>
      </style:table-cell-properties>
    </style:style>
    <style:style style:name="Tableau30.B2" style:family="table-cell">
      <style:table-cell-properties style:vertical-align="top" fo:background-color="#c0c0c0" fo:padding="0cm" fo:border-left="none" fo:border-right="0.75pt solid #008080" fo:border-top="none" fo:border-bottom="none" style:writing-mode="lr-tb">
        <style:background-image/>
      </style:table-cell-properties>
    </style:style>
    <style:style style:name="Tableau30.3" style:family="table-row">
      <style:table-row-properties style:min-row-height="2.275cm" fo:keep-together="auto"/>
    </style:style>
    <style:style style:name="Tableau30.A3" style:family="table-cell">
      <style:table-cell-properties style:vertical-align="top" fo:padding="0cm" fo:border-left="0.75pt solid #008080" fo:border-right="none" fo:border-top="none" fo:border-bottom="none" style:writing-mode="lr-tb"/>
    </style:style>
    <style:style style:name="Tableau30.B3" style:family="table-cell">
      <style:table-cell-properties style:vertical-align="top" fo:padding="0cm" fo:border-left="none" fo:border-right="0.75pt solid #008080" fo:border-top="none" fo:border-bottom="none" style:writing-mode="lr-tb"/>
    </style:style>
    <style:style style:name="Tableau30.A4" style:family="table-cell">
      <style:table-cell-properties style:vertical-align="top" fo:background-color="#c0c0c0" fo:padding="0cm" fo:border-left="0.75pt solid #008080" fo:border-right="none" fo:border-top="none" fo:border-bottom="1.5pt solid #008080" style:writing-mode="lr-tb">
        <style:background-image/>
      </style:table-cell-properties>
    </style:style>
    <style:style style:name="Tableau30.B4" style:family="table-cell">
      <style:table-cell-properties style:vertical-align="top" fo:background-color="#c0c0c0" fo:padding="0cm" fo:border-left="none" fo:border-right="0.75pt solid #008080" fo:border-top="none" fo:border-bottom="1.5pt solid #008080" style:writing-mode="lr-tb">
        <style:background-image/>
      </style:table-cell-properties>
    </style:style>
    <style:style style:name="Tableau31" style:family="table">
      <style:table-properties style:width="17.157cm" fo:margin-left="-0.044cm" table:align="left" style:writing-mode="lr-tb"/>
    </style:style>
    <style:style style:name="Tableau31.A" style:family="table-column">
      <style:table-column-properties style:column-width="1.87cm"/>
    </style:style>
    <style:style style:name="Tableau31.B" style:family="table-column">
      <style:table-column-properties style:column-width="2.552cm"/>
    </style:style>
    <style:style style:name="Tableau31.C" style:family="table-column">
      <style:table-column-properties style:column-width="2.54cm"/>
    </style:style>
    <style:style style:name="Tableau31.G" style:family="table-column">
      <style:table-column-properties style:column-width="2.575cm"/>
    </style:style>
    <style:style style:name="Tableau31.1" style:family="table-row">
      <style:table-row-properties style:min-row-height="0.767cm" fo:keep-together="auto"/>
    </style:style>
    <style:style style:name="Tableau31.A1" style:family="table-cell">
      <style:table-cell-properties style:vertical-align="bottom" fo:background-color="#c0c0c0" fo:padding-left="0.026cm" fo:padding-right="0.026cm" fo:padding-top="0.026cm" fo:padding-bottom="0cm" fo:border-left="1pt solid #000000" fo:border-right="none" fo:border-top="1pt solid #000000" fo:border-bottom="0.5pt solid #000000" style:writing-mode="lr-tb">
        <style:background-image/>
      </style:table-cell-properties>
    </style:style>
    <style:style style:name="Tableau31.B1" style:family="table-cell">
      <style:table-cell-properties style:vertical-align="bottom" fo:background-color="#c0c0c0" fo:padding-left="0.026cm" fo:padding-right="0.026cm" fo:padding-top="0.026cm" fo:padding-bottom="0cm" fo:border-left="none" fo:border-right="none" fo:border-top="1pt solid #000000" fo:border-bottom="0.5pt solid #000000" style:writing-mode="lr-tb">
        <style:background-image/>
      </style:table-cell-properties>
    </style:style>
    <style:style style:name="Tableau31.G1" style:family="table-cell">
      <style:table-cell-properties style:vertical-align="bottom" fo:background-color="#c0c0c0" fo:padding-left="0.026cm" fo:padding-right="0.026cm" fo:padding-top="0.026cm" fo:padding-bottom="0cm" fo:border-left="none" fo:border-right="1pt solid #000000" fo:border-top="1pt solid #000000" fo:border-bottom="0.5pt solid #000000" style:writing-mode="lr-tb">
        <style:background-image/>
      </style:table-cell-properties>
    </style:style>
    <style:style style:name="Tableau31.2" style:family="table-row">
      <style:table-row-properties style:min-row-height="0.45cm" fo:keep-together="auto"/>
    </style:style>
    <style:style style:name="Tableau31.A2" style:family="table-cell">
      <style:table-cell-properties style:vertical-align="bottom" fo:background-color="#c0c0c0" fo:padding="0cm" fo:border-left="1pt solid #000000" fo:border-right="none" fo:border-top="none" fo:border-bottom="none" style:writing-mode="lr-tb">
        <style:background-image/>
      </style:table-cell-properties>
    </style:style>
    <style:style style:name="Tableau31.B2" style:family="table-cell">
      <style:table-cell-properties style:vertical-align="bottom" fo:background-color="#c0c0c0" fo:padding-left="0.026cm" fo:padding-right="0.026cm" fo:padding-top="0cm" fo:padding-bottom="0cm" fo:border="none" style:writing-mode="lr-tb">
        <style:background-image/>
      </style:table-cell-properties>
    </style:style>
    <style:style style:name="Tableau31.C2" style:family="table-cell">
      <style:table-cell-properties style:vertical-align="bottom" fo:background-color="#c0c0c0" fo:padding-left="0.026cm" fo:padding-right="0.026cm" fo:padding-top="0.026cm" fo:padding-bottom="0cm" fo:border="none" style:writing-mode="lr-tb">
        <style:background-image/>
      </style:table-cell-properties>
    </style:style>
    <style:style style:name="Tableau31.G2" style:family="table-cell">
      <style:table-cell-properties style:vertical-align="bottom" fo:background-color="#c0c0c0" fo:padding-left="0.026cm" fo:padding-right="0.026cm" fo:padding-top="0.026cm" fo:padding-bottom="0cm" fo:border-left="none" fo:border-right="1pt solid #000000" fo:border-top="none" fo:border-bottom="none" style:writing-mode="lr-tb">
        <style:background-image/>
      </style:table-cell-properties>
    </style:style>
    <style:style style:name="Tableau31.A3" style:family="table-cell">
      <style:table-cell-properties style:vertical-align="bottom" fo:background-color="#ffffff" fo:padding="0cm" fo:border-left="1pt solid #000000" fo:border-right="none" fo:border-top="none" fo:border-bottom="none" style:writing-mode="lr-tb">
        <style:background-image/>
      </style:table-cell-properties>
    </style:style>
    <style:style style:name="Tableau31.B3" style:family="table-cell">
      <style:table-cell-properties style:vertical-align="bottom" fo:background-color="#ffffff" fo:padding-left="0.026cm" fo:padding-right="0.026cm" fo:padding-top="0cm" fo:padding-bottom="0cm" fo:border="none" style:writing-mode="lr-tb">
        <style:background-image/>
      </style:table-cell-properties>
    </style:style>
    <style:style style:name="Tableau31.C3" style:family="table-cell">
      <style:table-cell-properties style:vertical-align="bottom" fo:background-color="#ffffff" fo:padding-left="0.026cm" fo:padding-right="0.026cm" fo:padding-top="0.026cm" fo:padding-bottom="0cm" fo:border="none" style:writing-mode="lr-tb">
        <style:background-image/>
      </style:table-cell-properties>
    </style:style>
    <style:style style:name="Tableau31.G3" style:family="table-cell">
      <style:table-cell-properties style:vertical-align="bottom" fo:background-color="#ffffff" fo:padding-left="0.026cm" fo:padding-right="0.026cm" fo:padding-top="0.026cm" fo:padding-bottom="0cm" fo:border-left="none" fo:border-right="1pt solid #000000" fo:border-top="none" fo:border-bottom="none" style:writing-mode="lr-tb">
        <style:background-image/>
      </style:table-cell-properties>
    </style:style>
    <style:style style:name="Tableau31.A134" style:family="table-cell">
      <style:table-cell-properties style:vertical-align="bottom" fo:background-color="#c0c0c0" fo:padding-left="0.026cm" fo:padding-right="0.026cm" fo:padding-top="0.026cm" fo:padding-bottom="0cm" fo:border-left="0.5pt solid #000000" fo:border-right="none" fo:border-top="none" fo:border-bottom="none" style:writing-mode="lr-tb">
        <style:background-image/>
      </style:table-cell-properties>
    </style:style>
    <style:style style:name="Tableau31.A135" style:family="table-cell">
      <style:table-cell-properties style:vertical-align="bottom" fo:background-color="#ffffff" fo:padding-left="0.026cm" fo:padding-right="0.026cm" fo:padding-top="0.026cm" fo:padding-bottom="0cm" fo:border-left="0.5pt solid #000000" fo:border-right="none" fo:border-top="none" fo:border-bottom="none" style:writing-mode="lr-tb">
        <style:background-image/>
      </style:table-cell-properties>
    </style:style>
    <style:style style:name="Tableau31.146" style:family="table-row">
      <style:table-row-properties style:min-row-height="0.476cm" fo:keep-together="auto"/>
    </style:style>
    <style:style style:name="Tableau31.157" style:family="table-row">
      <style:table-row-properties style:min-row-height="0.503cm" fo:keep-together="auto"/>
    </style:style>
    <style:style style:name="Tableau31.G190" style:family="table-cell">
      <style:table-cell-properties style:vertical-align="bottom" fo:background-color="#c0c0c0" fo:padding-left="0.026cm" fo:padding-right="0.026cm" fo:padding-top="0.026cm" fo:padding-bottom="0cm" fo:border-left="none" fo:border-right="0.5pt solid #000000" fo:border-top="none" fo:border-bottom="none" style:writing-mode="lr-tb">
        <style:background-image/>
      </style:table-cell-properties>
    </style:style>
    <style:style style:name="Tableau31.A191" style:family="table-cell">
      <style:table-cell-properties style:vertical-align="bottom" fo:background-color="#ffffff" fo:padding-left="0.026cm" fo:padding-right="0.026cm" fo:padding-top="0.026cm" fo:padding-bottom="0cm" fo:border-left="0.5pt solid #000000" fo:border-right="none" fo:border-top="none" fo:border-bottom="1pt solid #000000" style:writing-mode="lr-tb">
        <style:background-image/>
      </style:table-cell-properties>
    </style:style>
    <style:style style:name="Tableau31.B191" style:family="table-cell">
      <style:table-cell-properties style:vertical-align="bottom" fo:background-color="#ffffff" fo:padding-left="0.026cm" fo:padding-right="0.026cm" fo:padding-top="0.026cm" fo:padding-bottom="0cm" fo:border-left="none" fo:border-right="none" fo:border-top="none" fo:border-bottom="1pt solid #000000" style:writing-mode="lr-tb">
        <style:background-image/>
      </style:table-cell-properties>
    </style:style>
    <style:style style:name="Tableau31.G191" style:family="table-cell">
      <style:table-cell-properties style:vertical-align="bottom" fo:background-color="#ffffff" fo:padding-left="0.026cm" fo:padding-right="0.026cm" fo:padding-top="0.026cm" fo:padding-bottom="0cm" fo:border-left="none" fo:border-right="1pt solid #000000" fo:border-top="none" fo:border-bottom="1pt solid #000000"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text-properties fo:font-style="italic" style:font-style-asian="italic"/>
    </style:style>
    <style:style style:name="P4" style:family="paragraph" style:parent-style-name="Standard">
      <style:paragraph-properties fo:text-align="center" style:justify-single-word="false"/>
      <style:text-properties fo:font-style="italic" style:font-style-asian="italic"/>
    </style:style>
    <style:style style:name="P5" style:family="paragraph" style:parent-style-name="Standard">
      <style:paragraph-properties>
        <style:tab-stops>
          <style:tab-stop style:position="15.984cm" style:type="right" style:leader-style="dotted" style:leader-text="."/>
        </style:tab-stops>
      </style:paragraph-properties>
      <style:text-properties fo:font-style="italic" fo:font-weight="bold" style:font-style-asian="italic" style:font-weight-asian="bold"/>
    </style:style>
    <style:style style:name="P6" style:family="paragraph" style:parent-style-name="Standard">
      <style:text-properties fo:language="en" fo:country="US"/>
    </style:style>
    <style:style style:name="P7" style:family="paragraph" style:parent-style-name="Standard">
      <style:text-properties fo:language="en" fo:country="US" style:font-name-asian="MS Mincho"/>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style:font-name-asian="Arial Unicode MS"/>
    </style:style>
    <style:style style:name="P10" style:family="paragraph" style:parent-style-name="Standard">
      <style:text-properties fo:color="#000000"/>
    </style:style>
    <style:style style:name="P11" style:family="paragraph" style:parent-style-name="Standard">
      <style:paragraph-properties fo:text-align="center" style:justify-single-word="false" style:text-autospace="none"/>
      <style:text-properties fo:color="#000000" fo:font-style="italic" style:font-style-asian="italic"/>
    </style:style>
    <style:style style:name="P12" style:family="paragraph" style:parent-style-name="Standard">
      <style:paragraph-properties fo:text-align="center" style:justify-single-word="false" style:text-autospace="none"/>
      <style:text-properties fo:color="#000000" fo:font-style="italic" fo:font-weight="bold" style:font-style-asian="italic" style:font-weight-asian="bold"/>
    </style:style>
    <style:style style:name="P13" style:family="paragraph" style:parent-style-name="Standard">
      <style:paragraph-properties fo:text-align="center" style:justify-single-word="false" style:text-autospace="none" style:snap-to-layout-grid="false"/>
      <style:text-properties fo:color="#000000" fo:font-style="italic" fo:font-weight="bold" style:font-style-asian="italic" style:font-weight-asian="bold"/>
    </style:style>
    <style:style style:name="P14" style:family="paragraph" style:parent-style-name="Standard">
      <style:text-properties fo:color="#000000" fo:language="nl" fo:country="NL"/>
    </style:style>
    <style:style style:name="P15" style:family="paragraph" style:parent-style-name="Standard">
      <style:paragraph-properties fo:text-align="center" style:justify-single-word="false" style:text-autospace="none"/>
      <style:text-properties fo:color="#000000" fo:language="nl" fo:country="NL" fo:font-style="italic" fo:font-weight="bold" style:font-style-asian="italic" style:font-weight-asian="bold"/>
    </style:style>
    <style:style style:name="P16" style:family="paragraph" style:parent-style-name="Standard">
      <style:paragraph-properties fo:text-align="center" style:justify-single-word="false" style:text-autospace="none" style:snap-to-layout-grid="false"/>
      <style:text-properties fo:color="#000000" fo:language="nl" fo:country="NL" fo:font-style="italic" fo:font-weight="bold" style:font-style-asian="italic" style:font-weight-asian="bold"/>
    </style:style>
    <style:style style:name="P17" style:family="paragraph" style:parent-style-name="Standard">
      <style:paragraph-properties fo:text-align="center" style:justify-single-word="false" style:text-autospace="none"/>
      <style:text-properties fo:color="#000000" fo:language="nl" fo:country="NL" fo:font-style="italic" style:font-style-asian="italic"/>
    </style:style>
    <style:style style:name="P18" style:family="paragraph" style:parent-style-name="Standard">
      <style:paragraph-properties fo:text-align="center" style:justify-single-word="false"/>
      <style:text-properties fo:color="#000000" fo:language="nl" fo:country="NL"/>
    </style:style>
    <style:style style:name="P19" style:family="paragraph" style:parent-style-name="Standard">
      <style:paragraph-properties fo:text-align="center" style:justify-single-word="false" style:text-autospace="none"/>
      <style:text-properties fo:color="#000000" fo:language="nl" fo:country="NL"/>
    </style:style>
    <style:style style:name="P20" style:family="paragraph" style:parent-style-name="Standard">
      <style:paragraph-properties fo:text-align="end" style:justify-single-word="false"/>
      <style:text-properties fo:color="#000000" fo:language="nl" fo:country="NL"/>
    </style:style>
    <style:style style:name="P21" style:family="paragraph" style:parent-style-name="Standard">
      <style:paragraph-properties fo:text-align="center" style:justify-single-word="false"/>
      <style:text-properties fo:color="#000000"/>
    </style:style>
    <style:style style:name="P22" style:family="paragraph" style:parent-style-name="Standard">
      <style:paragraph-properties fo:text-align="center" style:justify-single-word="false" style:text-autospace="none"/>
      <style:text-properties fo:color="#000000"/>
    </style:style>
    <style:style style:name="P23" style:family="paragraph" style:parent-style-name="Standard">
      <style:paragraph-properties fo:text-align="center" style:justify-single-word="false" style:snap-to-layout-grid="false"/>
      <style:text-properties fo:color="#000000"/>
    </style:style>
    <style:style style:name="P24" style:family="paragraph" style:parent-style-name="Standard">
      <style:text-properties fo:color="#000000" fo:language="en" fo:country="US"/>
    </style:style>
    <style:style style:name="P25" style:family="paragraph" style:parent-style-name="Standard">
      <style:paragraph-properties fo:text-align="center" style:justify-single-word="false" style:text-autospace="none"/>
      <style:text-properties fo:color="#000000" fo:language="en" fo:country="US" fo:font-style="italic" style:font-style-asian="italic"/>
    </style:style>
    <style:style style:name="P26" style:family="paragraph" style:parent-style-name="Standard">
      <style:paragraph-properties fo:text-align="center" style:justify-single-word="false" style:text-autospace="none"/>
      <style:text-properties fo:color="#000000" fo:language="en" fo:country="US" fo:font-style="italic" fo:font-weight="bold" style:font-style-asian="italic" style:font-weight-asian="bold"/>
    </style:style>
    <style:style style:name="P27" style:family="paragraph" style:parent-style-name="Standard">
      <style:paragraph-properties fo:text-align="center" style:justify-single-word="false" style:text-autospace="none" style:snap-to-layout-grid="false"/>
      <style:text-properties fo:color="#000000" fo:language="en" fo:country="US" fo:font-style="italic" fo:font-weight="bold" style:font-style-asian="italic" style:font-weight-asian="bold"/>
    </style:style>
    <style:style style:name="P28" style:family="paragraph" style:parent-style-name="Standard">
      <style:paragraph-properties fo:text-align="center" style:justify-single-word="false"/>
      <style:text-properties fo:color="#000000" fo:language="en" fo:country="US"/>
    </style:style>
    <style:style style:name="P29" style:family="paragraph" style:parent-style-name="Standard">
      <style:paragraph-properties fo:text-align="center" style:justify-single-word="false" style:text-autospace="none"/>
      <style:text-properties fo:color="#000000" fo:language="en" fo:country="US"/>
    </style:style>
    <style:style style:name="P30" style:family="paragraph" style:parent-style-name="Standard">
      <style:paragraph-properties fo:text-align="end" style:justify-single-word="false"/>
      <style:text-properties fo:color="#000000" fo:language="en" fo:country="US"/>
    </style:style>
    <style:style style:name="P31" style:family="paragraph" style:parent-style-name="Standard">
      <style:text-properties fo:color="#000000" fo:language="de" fo:country="DE"/>
    </style:style>
    <style:style style:name="P32" style:family="paragraph" style:parent-style-name="Standard">
      <style:paragraph-properties fo:text-align="center" style:justify-single-word="false" style:text-autospace="none"/>
      <style:text-properties fo:color="#000000" fo:language="de" fo:country="DE" fo:font-style="italic" style:font-style-asian="italic"/>
    </style:style>
    <style:style style:name="P33" style:family="paragraph" style:parent-style-name="Standard">
      <style:paragraph-properties fo:text-align="center" style:justify-single-word="false"/>
      <style:text-properties fo:color="#000000" fo:language="de" fo:country="DE"/>
    </style:style>
    <style:style style:name="P34" style:family="paragraph" style:parent-style-name="Standard">
      <style:paragraph-properties fo:text-align="center" style:justify-single-word="false" style:text-autospace="none"/>
      <style:text-properties fo:color="#000000" fo:language="de" fo:country="DE"/>
    </style:style>
    <style:style style:name="P35" style:family="paragraph" style:parent-style-name="Standard">
      <style:text-properties fo:color="#000000" fo:font-size="8pt" style:font-size-asian="8pt"/>
    </style:style>
    <style:style style:name="P36" style:family="paragraph" style:parent-style-name="Standard">
      <style:paragraph-properties fo:text-align="center" style:justify-single-word="false"/>
      <style:text-properties fo:color="#000000" fo:font-size="8pt" style:font-size-asian="8pt"/>
    </style:style>
    <style:style style:name="P37" style:family="paragraph" style:parent-style-name="Standard">
      <style:paragraph-properties fo:text-align="center" style:justify-single-word="false" style:text-autospace="none"/>
      <style:text-properties fo:color="#000000" fo:font-size="8pt" style:font-size-asian="8pt"/>
    </style:style>
    <style:style style:name="P38" style:family="paragraph" style:parent-style-name="Standard">
      <style:paragraph-properties fo:text-align="center" style:justify-single-word="false" style:text-autospace="none" style:snap-to-layout-grid="false"/>
      <style:text-properties fo:color="#000000" fo:font-size="8pt" style:font-size-asian="8pt"/>
    </style:style>
    <style:style style:name="P39" style:family="paragraph" style:parent-style-name="Standard">
      <style:paragraph-properties style:text-autospace="none"/>
      <style:text-properties fo:color="#000000" fo:font-size="8pt" style:font-size-asian="8pt"/>
    </style:style>
    <style:style style:name="P40" style:family="paragraph" style:parent-style-name="Standard">
      <style:paragraph-properties fo:text-align="end" style:justify-single-word="false"/>
      <style:text-properties fo:color="#000000" fo:font-size="8pt" style:font-size-asian="8pt"/>
    </style:style>
    <style:style style:name="P41" style:family="paragraph" style:parent-style-name="Standard">
      <style:paragraph-properties fo:text-align="end" style:justify-single-word="false" style:text-autospace="none" style:snap-to-layout-grid="false"/>
      <style:text-properties fo:color="#000000" fo:font-size="8pt" style:font-size-asian="8pt"/>
    </style:style>
    <style:style style:name="P42" style:family="paragraph" style:parent-style-name="Standard">
      <style:paragraph-properties fo:text-align="end" style:justify-single-word="false"/>
      <style:text-properties fo:color="#000000" fo:font-size="8pt" style:font-size-asian="8pt" style:font-size-complex="8pt"/>
    </style:style>
    <style:style style:name="P43" style:family="paragraph" style:parent-style-name="Standard">
      <style:text-properties fo:color="#000000" fo:font-size="8pt" fo:language="en" fo:country="US" style:font-size-asian="8pt"/>
    </style:style>
    <style:style style:name="P44" style:family="paragraph" style:parent-style-name="Standard">
      <style:paragraph-properties fo:text-align="center" style:justify-single-word="false"/>
      <style:text-properties fo:color="#000000" fo:font-size="8pt" fo:language="en" fo:country="US" style:font-size-asian="8pt"/>
    </style:style>
    <style:style style:name="P45" style:family="paragraph" style:parent-style-name="Standard">
      <style:paragraph-properties fo:text-align="center" style:justify-single-word="false" style:text-autospace="none"/>
      <style:text-properties fo:color="#000000" fo:font-size="8pt" fo:language="en" fo:country="US" style:font-size-asian="8pt"/>
    </style:style>
    <style:style style:name="P46" style:family="paragraph" style:parent-style-name="Standard">
      <style:paragraph-properties fo:text-align="center" style:justify-single-word="false" style:text-autospace="none" style:snap-to-layout-grid="false"/>
      <style:text-properties fo:color="#000000" fo:font-size="8pt" fo:language="en" fo:country="US" style:font-size-asian="8pt"/>
    </style:style>
    <style:style style:name="P47" style:family="paragraph" style:parent-style-name="Standard">
      <style:paragraph-properties style:text-autospace="none"/>
      <style:text-properties fo:color="#000000" fo:font-size="8pt" fo:language="en" fo:country="US" style:font-size-asian="8pt"/>
    </style:style>
    <style:style style:name="P48" style:family="paragraph" style:parent-style-name="Standard">
      <style:paragraph-properties fo:text-align="end" style:justify-single-word="false" style:text-autospace="none" style:snap-to-layout-grid="false"/>
      <style:text-properties fo:color="#000000" fo:font-size="8pt" fo:language="en" fo:country="US" style:font-size-asian="8pt"/>
    </style:style>
    <style:style style:name="P49" style:family="paragraph" style:parent-style-name="Standard">
      <style:paragraph-properties fo:text-align="center" style:justify-single-word="false"/>
      <style:text-properties fo:color="#000000" fo:font-size="8pt" fo:language="en" fo:country="US" style:font-name-asian="Arial Unicode MS" style:font-size-asian="8pt"/>
    </style:style>
    <style:style style:name="P50" style:family="paragraph" style:parent-style-name="Standard">
      <style:paragraph-properties fo:text-align="center" style:justify-single-word="false" style:snap-to-layout-grid="false"/>
      <style:text-properties fo:color="#000000" fo:font-size="8pt" fo:language="en" fo:country="US" style:font-name-asian="Arial Unicode MS" style:font-size-asian="8pt"/>
    </style:style>
    <style:style style:name="P51" style:family="paragraph" style:parent-style-name="Standard">
      <style:text-properties fo:color="#000000" fo:font-size="8pt" fo:language="nl" fo:country="NL" style:font-size-asian="8pt"/>
    </style:style>
    <style:style style:name="P52" style:family="paragraph" style:parent-style-name="Standard">
      <style:paragraph-properties fo:text-align="center" style:justify-single-word="false"/>
      <style:text-properties fo:color="#000000" fo:font-size="8pt" fo:language="nl" fo:country="NL" style:font-size-asian="8pt"/>
    </style:style>
    <style:style style:name="P53" style:family="paragraph" style:parent-style-name="Standard">
      <style:paragraph-properties fo:text-align="center" style:justify-single-word="false" style:snap-to-layout-grid="false"/>
      <style:text-properties fo:color="#000000" fo:font-size="8pt" fo:language="nl" fo:country="NL" style:font-name-asian="Arial Unicode MS" style:font-size-asian="8pt"/>
    </style:style>
    <style:style style:name="P54" style:family="paragraph" style:parent-style-name="Standard">
      <style:text-properties fo:color="#000000" fo:font-size="8pt" fo:language="de" fo:country="DE" style:font-size-asian="8pt"/>
    </style:style>
    <style:style style:name="P55" style:family="paragraph" style:parent-style-name="Standard">
      <style:paragraph-properties fo:text-align="center" style:justify-single-word="false"/>
      <style:text-properties fo:color="#000000" fo:font-size="8pt" fo:language="de" fo:country="DE" style:font-size-asian="8pt"/>
    </style:style>
    <style:style style:name="P56" style:family="paragraph" style:parent-style-name="Standard">
      <style:paragraph-properties fo:text-align="center" style:justify-single-word="false" style:text-autospace="none"/>
      <style:text-properties fo:color="#000000" fo:font-size="8pt" fo:language="de" fo:country="DE" style:font-size-asian="8pt"/>
    </style:style>
    <style:style style:name="P57" style:family="paragraph" style:parent-style-name="Standard">
      <style:paragraph-properties style:text-autospace="none"/>
      <style:text-properties fo:color="#000000" fo:font-size="8pt" fo:language="de" fo:country="DE" style:font-size-asian="8pt"/>
    </style:style>
    <style:style style:name="P58" style:family="paragraph" style:parent-style-name="Standard">
      <style:paragraph-properties fo:text-align="end" style:justify-single-word="false" style:text-autospace="none" style:snap-to-layout-grid="false"/>
      <style:text-properties fo:color="#000000" fo:font-size="8pt" fo:language="de" fo:country="DE" style:font-size-asian="8pt"/>
    </style:style>
    <style:style style:name="P59" style:family="paragraph" style:parent-style-name="Standard">
      <style:paragraph-properties fo:text-align="center" style:justify-single-word="false" style:snap-to-layout-grid="false"/>
      <style:text-properties fo:color="#000000" fo:font-size="8pt" fo:language="de" fo:country="DE" style:font-name-asian="Arial Unicode MS" style:font-size-asian="8pt"/>
    </style:style>
    <style:style style:name="P60" style:family="paragraph" style:parent-style-name="Standard">
      <style:paragraph-properties fo:text-align="center" style:justify-single-word="false"/>
      <style:text-properties fo:color="#000000" fo:font-size="8pt" style:font-name-asian="Arial Unicode MS" style:font-size-asian="8pt"/>
    </style:style>
    <style:style style:name="P61" style:family="paragraph" style:parent-style-name="Standard">
      <style:paragraph-properties fo:text-align="center" style:justify-single-word="false" style:snap-to-layout-grid="false"/>
      <style:text-properties fo:color="#000000" fo:font-size="8pt" style:font-name-asian="Arial Unicode MS" style:font-size-asian="8pt"/>
    </style:style>
    <style:style style:name="P62" style:family="paragraph" style:parent-style-name="Standard">
      <style:text-properties fo:color="#000000" fo:font-size="8pt" fo:language="en" fo:country="GB" style:font-size-asian="8pt"/>
    </style:style>
    <style:style style:name="P63" style:family="paragraph" style:parent-style-name="Standard">
      <style:paragraph-properties fo:text-align="center" style:justify-single-word="false"/>
      <style:text-properties fo:color="#000000" fo:font-size="8pt" fo:language="en" fo:country="GB" style:font-size-asian="8pt"/>
    </style:style>
    <style:style style:name="P64" style:family="paragraph" style:parent-style-name="Standard">
      <style:paragraph-properties fo:text-align="center" style:justify-single-word="false"/>
      <style:text-properties fo:color="#000000" fo:font-size="8pt" fo:font-weight="bold" style:font-size-asian="8pt" style:font-weight-asian="bold" style:font-weight-complex="bold"/>
    </style:style>
    <style:style style:name="P65" style:family="paragraph" style:parent-style-name="Standard">
      <style:paragraph-properties fo:text-align="center" style:justify-single-word="false"/>
      <style:text-properties fo:color="#000000" fo:font-size="8pt" fo:font-weight="bold" style:font-size-asian="8pt" style:font-weight-asian="bold" style:font-size-complex="8pt" style:font-weight-complex="bold"/>
    </style:style>
    <style:style style:name="P66" style:family="paragraph" style:parent-style-name="Standard">
      <style:paragraph-properties fo:text-align="end" style:justify-single-word="false"/>
      <style:text-properties fo:color="#000000"/>
    </style:style>
    <style:style style:name="P67" style:family="paragraph" style:parent-style-name="Standard">
      <style:paragraph-properties fo:text-align="end" style:justify-single-word="false" style:snap-to-layout-grid="false"/>
      <style:text-properties fo:color="#000000"/>
    </style:style>
    <style:style style:name="P68" style:family="paragraph" style:parent-style-name="Standard">
      <style:text-properties fo:color="#000000" fo:font-size="9pt" style:font-size-asian="9pt"/>
    </style:style>
    <style:style style:name="P69" style:family="paragraph" style:parent-style-name="Standard">
      <style:text-properties fo:color="#000000" fo:font-size="9pt" fo:language="en" fo:country="US" style:font-size-asian="9pt"/>
    </style:style>
    <style:style style:name="P70" style:family="paragraph" style:parent-style-name="Standard">
      <style:text-properties fo:color="#000000" fo:font-size="9pt" fo:language="de" fo:country="DE" style:font-size-asian="9pt"/>
    </style:style>
    <style:style style:name="P71" style:family="paragraph" style:parent-style-name="Standard">
      <style:text-properties fo:color="#000000" fo:font-size="9pt" fo:language="nl" fo:country="NL" style:font-size-asian="9pt"/>
    </style:style>
    <style:style style:name="P72" style:family="paragraph" style:parent-style-name="Standard">
      <style:paragraph-properties style:snap-to-layout-grid="false"/>
    </style:style>
    <style:style style:name="P73" style:family="paragraph" style:parent-style-name="Standard">
      <style:text-properties fo:font-size="8pt" style:font-size-asian="8pt"/>
    </style:style>
    <style:style style:name="P74" style:family="paragraph" style:parent-style-name="Standard">
      <style:paragraph-properties fo:text-align="center" style:justify-single-word="false"/>
      <style:text-properties fo:font-size="8pt" style:font-size-asian="8pt"/>
    </style:style>
    <style:style style:name="P75" style:family="paragraph" style:parent-style-name="Standard">
      <style:paragraph-properties style:snap-to-layout-grid="false"/>
      <style:text-properties fo:font-size="8pt" style:font-size-asian="8pt"/>
    </style:style>
    <style:style style:name="P76" style:family="paragraph" style:parent-style-name="Standard">
      <style:text-properties fo:font-size="8pt" fo:language="nl" fo:country="NL" style:font-size-asian="8pt"/>
    </style:style>
    <style:style style:name="P77" style:family="paragraph" style:parent-style-name="Standard">
      <style:paragraph-properties fo:text-align="center" style:justify-single-word="false"/>
      <style:text-properties fo:font-size="8pt" fo:language="nl" fo:country="NL" style:font-size-asian="8pt"/>
    </style:style>
    <style:style style:name="P78" style:family="paragraph" style:parent-style-name="Standard">
      <style:text-properties fo:font-size="8pt" fo:language="en" fo:country="US" style:font-size-asian="8pt"/>
    </style:style>
    <style:style style:name="P79" style:family="paragraph" style:parent-style-name="Standard">
      <style:paragraph-properties fo:text-align="center" style:justify-single-word="false"/>
      <style:text-properties fo:font-size="8pt" fo:language="en" fo:country="US" style:font-size-asian="8pt"/>
    </style:style>
    <style:style style:name="P80" style:family="paragraph" style:parent-style-name="Standard">
      <style:paragraph-properties fo:text-align="center" style:justify-single-word="false" style:snap-to-layout-grid="false"/>
      <style:text-properties fo:font-size="8pt" fo:language="en" fo:country="US" style:font-size-asian="8pt"/>
    </style:style>
    <style:style style:name="P81" style:family="paragraph" style:parent-style-name="Standard">
      <style:text-properties fo:font-size="8pt" fo:language="de" fo:country="DE" style:font-size-asian="8pt"/>
    </style:style>
    <style:style style:name="P82" style:family="paragraph" style:parent-style-name="Standard">
      <style:paragraph-properties fo:text-align="center" style:justify-single-word="false"/>
      <style:text-properties fo:font-size="8pt" fo:language="de" fo:country="DE" style:font-size-asian="8pt"/>
    </style:style>
    <style:style style:name="P83" style:family="paragraph" style:parent-style-name="Standard">
      <style:text-properties fo:color="#800000" fo:font-size="8pt" fo:font-style="italic" fo:font-weight="bold" style:font-size-asian="8pt" style:font-style-asian="italic" style:font-weight-asian="bold"/>
    </style:style>
    <style:style style:name="P84" style:family="paragraph" style:parent-style-name="Standard">
      <style:paragraph-properties fo:text-align="center" style:justify-single-word="false"/>
      <style:text-properties fo:color="#800000" fo:font-size="8pt" fo:font-style="italic" fo:font-weight="bold" style:font-size-asian="8pt" style:font-style-asian="italic" style:font-weight-asian="bold"/>
    </style:style>
    <style:style style:name="P85" style:family="paragraph" style:parent-style-name="Standard">
      <style:paragraph-properties fo:text-align="center" style:justify-single-word="false" style:text-autospace="none"/>
      <style:text-properties fo:color="#800000" fo:font-size="8pt" fo:font-style="italic" fo:font-weight="bold" style:font-size-asian="8pt" style:font-style-asian="italic" style:font-weight-asian="bold"/>
    </style:style>
    <style:style style:name="P86" style:family="paragraph" style:parent-style-name="Standard">
      <style:paragraph-properties fo:text-align="center" style:justify-single-word="false" style:text-autospace="none" style:snap-to-layout-grid="false"/>
      <style:text-properties fo:color="#800000" fo:font-size="8pt" fo:font-style="italic" fo:font-weight="bold" style:font-size-asian="8pt" style:font-style-asian="italic" style:font-weight-asian="bold"/>
    </style:style>
    <style:style style:name="P87" style:family="paragraph" style:parent-style-name="Standard">
      <style:paragraph-properties fo:text-align="center" style:justify-single-word="false"/>
      <style:text-properties fo:color="#800000" fo:font-size="8pt" fo:font-style="italic" fo:font-weight="bold" style:font-size-asian="8pt" style:font-style-asian="italic" style:font-weight-asian="bold" style:font-style-complex="italic" style:font-weight-complex="bold"/>
    </style:style>
    <style:style style:name="P88" style:family="paragraph" style:parent-style-name="Standard">
      <style:paragraph-properties fo:text-align="center" style:justify-single-word="false"/>
      <style:text-properties fo:color="#800000" fo:font-size="8pt" fo:language="nl" fo:country="NL" fo:font-style="italic" fo:font-weight="bold" style:font-size-asian="8pt" style:font-style-asian="italic" style:font-weight-asian="bold"/>
    </style:style>
    <style:style style:name="P89" style:family="paragraph" style:parent-style-name="Standard">
      <style:paragraph-properties fo:text-align="center" style:justify-single-word="false"/>
      <style:text-properties fo:color="#800000" fo:font-size="8pt" fo:language="en" fo:country="US" fo:font-style="italic" fo:font-weight="bold" style:font-size-asian="8pt" style:font-style-asian="italic" style:font-weight-asian="bold"/>
    </style:style>
    <style:style style:name="P90" style:family="paragraph" style:parent-style-name="Standard">
      <style:paragraph-properties fo:text-align="center" style:justify-single-word="false"/>
      <style:text-properties fo:color="#800000" fo:font-size="8pt" fo:font-weight="bold" style:font-size-asian="8pt" style:font-weight-asian="bold" style:font-weight-complex="bold"/>
    </style:style>
    <style:style style:name="P91" style:family="paragraph" style:parent-style-name="Standard">
      <style:text-properties fo:color="#800000" style:font-name="Arial" fo:font-style="italic" fo:font-weight="bold" style:font-style-asian="italic" style:font-weight-asian="bold" style:font-name-complex="Arial"/>
    </style:style>
    <style:style style:name="P92" style:family="paragraph" style:parent-style-name="Standard">
      <style:paragraph-properties fo:text-align="center" style:justify-single-word="false"/>
      <style:text-properties fo:color="#800000" style:font-name="Arial" fo:font-style="italic" fo:font-weight="bold" style:font-style-asian="italic" style:font-weight-asian="bold" style:font-name-complex="Arial"/>
    </style:style>
    <style:style style:name="P93" style:family="paragraph" style:parent-style-name="Standard">
      <style:text-properties fo:color="#800000" fo:font-style="italic" fo:font-weight="bold" style:font-style-asian="italic" style:font-weight-asian="bold"/>
    </style:style>
    <style:style style:name="P94" style:family="paragraph" style:parent-style-name="Standard">
      <style:paragraph-properties fo:text-align="center" style:justify-single-word="false"/>
      <style:text-properties fo:color="#800000" fo:font-style="italic" fo:font-weight="bold" style:font-style-asian="italic" style:font-weight-asian="bold"/>
    </style:style>
    <style:style style:name="P95" style:family="paragraph" style:parent-style-name="Standard">
      <style:paragraph-properties style:snap-to-layout-grid="false"/>
      <style:text-properties fo:color="#800000" fo:font-style="italic" fo:font-weight="bold" style:font-style-asian="italic" style:font-weight-asian="bold"/>
    </style:style>
    <style:style style:name="P96" style:family="paragraph" style:parent-style-name="Standard">
      <style:paragraph-properties fo:text-align="center" style:justify-single-word="false"/>
      <style:text-properties fo:color="#800000" fo:language="en" fo:country="US" fo:font-style="italic" fo:font-weight="bold" style:font-style-asian="italic" style:font-weight-asian="bold"/>
    </style:style>
    <style:style style:name="P97" style:family="paragraph" style:parent-style-name="Standard">
      <style:paragraph-properties fo:text-align="center" style:justify-single-word="false"/>
      <style:text-properties fo:color="#800000" fo:font-size="9pt" fo:font-style="italic" fo:font-weight="bold" style:font-size-asian="9pt" style:font-style-asian="italic" style:font-weight-asian="bold"/>
    </style:style>
    <style:style style:name="P98" style:family="paragraph" style:parent-style-name="Standard">
      <style:paragraph-properties fo:text-align="end" style:justify-single-word="false"/>
    </style:style>
    <style:style style:name="P99" style:family="paragraph" style:parent-style-name="Standard">
      <style:text-properties fo:language="nl" fo:country="NL"/>
    </style:style>
    <style:style style:name="P100" style:family="paragraph" style:parent-style-name="Standard">
      <style:paragraph-properties fo:text-align="center" style:justify-single-word="false"/>
      <style:text-properties fo:language="nl" fo:country="NL"/>
    </style:style>
    <style:style style:name="P101" style:family="paragraph" style:parent-style-name="Standard">
      <style:paragraph-properties fo:text-align="center" style:justify-single-word="false" style:snap-to-layout-grid="false"/>
      <style:text-properties fo:language="nl" fo:country="NL"/>
    </style:style>
    <style:style style:name="P102" style:family="paragraph" style:parent-style-name="Standard">
      <style:paragraph-properties style:snap-to-layout-grid="false"/>
      <style:text-properties fo:language="nl" fo:country="NL"/>
    </style:style>
    <style:style style:name="P103" style:family="paragraph" style:parent-style-name="Standard">
      <style:text-properties style:font-name="Arial" style:font-name-complex="Arial"/>
    </style:style>
    <style:style style:name="P104" style:family="paragraph" style:parent-style-name="Standard">
      <style:paragraph-properties fo:text-align="center" style:justify-single-word="false"/>
      <style:text-properties style:font-name="Arial" style:font-name-complex="Arial"/>
    </style:style>
    <style:style style:name="P105" style:family="paragraph" style:parent-style-name="Standard">
      <style:paragraph-properties fo:text-align="center" style:justify-single-word="false" style:snap-to-layout-grid="false"/>
      <style:text-properties style:font-name="Arial" style:font-name-complex="Arial"/>
    </style:style>
    <style:style style:name="P106" style:family="paragraph" style:parent-style-name="Standard">
      <style:paragraph-properties style:snap-to-layout-grid="false"/>
      <style:text-properties style:font-name="Arial" style:font-name-complex="Arial"/>
    </style:style>
    <style:style style:name="P107" style:family="paragraph" style:parent-style-name="Standard">
      <style:text-properties style:font-name="Arial" style:font-name-complex="Arial" style:font-size-complex="10pt"/>
    </style:style>
    <style:style style:name="P108" style:family="paragraph" style:parent-style-name="Standard">
      <style:paragraph-properties fo:text-align="end" style:justify-single-word="false"/>
      <style:text-properties style:font-name="Arial" style:font-name-complex="Arial" style:font-size-complex="10pt"/>
    </style:style>
    <style:style style:name="P109" style:family="paragraph" style:parent-style-name="Standard">
      <style:text-properties style:font-name="Arial" fo:language="en" fo:country="GB" style:font-name-complex="Arial"/>
    </style:style>
    <style:style style:name="P110" style:family="paragraph" style:parent-style-name="Standard">
      <style:paragraph-properties style:snap-to-layout-grid="false"/>
      <style:text-properties style:font-name="Arial" fo:language="en" fo:country="GB" style:font-name-complex="Arial"/>
    </style:style>
    <style:style style:name="P111" style:family="paragraph" style:parent-style-name="Standard">
      <style:text-properties style:font-name="Arial" fo:language="de" fo:country="DE" style:font-name-complex="Arial"/>
    </style:style>
    <style:style style:name="P112" style:family="paragraph" style:parent-style-name="Standard">
      <style:paragraph-properties fo:text-align="center" style:justify-single-word="false"/>
      <style:text-properties style:font-name="Arial" fo:language="de" fo:country="DE" style:font-name-complex="Arial"/>
    </style:style>
    <style:style style:name="P113" style:family="paragraph" style:parent-style-name="Standard">
      <style:paragraph-properties fo:text-align="center" style:justify-single-word="false" style:snap-to-layout-grid="false"/>
      <style:text-properties style:font-name="Arial" fo:language="de" fo:country="DE" style:font-name-complex="Arial"/>
    </style:style>
    <style:style style:name="P114" style:family="paragraph" style:parent-style-name="Standard">
      <style:paragraph-properties style:snap-to-layout-grid="false"/>
      <style:text-properties style:font-name="Arial" fo:language="de" fo:country="DE" style:font-name-complex="Arial"/>
    </style:style>
    <style:style style:name="P115" style:family="paragraph" style:parent-style-name="Standard">
      <style:text-properties style:font-name="Arial" fo:language="nl" fo:country="NL" style:font-name-complex="Arial"/>
    </style:style>
    <style:style style:name="P116" style:family="paragraph" style:parent-style-name="Standard">
      <style:paragraph-properties style:snap-to-layout-grid="false"/>
      <style:text-properties style:font-name="Arial" fo:language="nl" fo:country="NL" style:font-name-complex="Arial"/>
    </style:style>
    <style:style style:name="P117" style:family="paragraph" style:parent-style-name="Standard">
      <style:text-properties style:font-name="Arial" fo:language="fr" fo:country="CA" style:font-name-complex="Arial"/>
    </style:style>
    <style:style style:name="P118" style:family="paragraph" style:parent-style-name="Standard">
      <style:text-properties style:font-name-asian="MS Mincho"/>
    </style:style>
    <style:style style:name="P119" style:family="paragraph" style:parent-style-name="Standard">
      <style:paragraph-properties fo:text-align="center" style:justify-single-word="false"/>
      <style:text-properties style:font-name-asian="Arial Unicode MS"/>
    </style:style>
    <style:style style:name="P120" style:family="paragraph" style:parent-style-name="Standard">
      <style:text-properties fo:language="de" fo:country="DE"/>
    </style:style>
    <style:style style:name="P121" style:family="paragraph" style:parent-style-name="Standard">
      <style:paragraph-properties fo:text-align="center" style:justify-single-word="false"/>
      <style:text-properties fo:language="de" fo:country="DE"/>
    </style:style>
    <style:style style:name="P122" style:family="paragraph" style:parent-style-name="Standard">
      <style:text-properties fo:font-size="11pt" fo:language="fr" fo:country="CA" style:font-size-asian="11pt"/>
    </style:style>
    <style:style style:name="P123" style:family="paragraph" style:parent-style-name="Standard">
      <style:text-properties fo:language="fr" fo:country="CA"/>
    </style:style>
    <style:style style:name="P124" style:family="paragraph" style:parent-style-name="Standard">
      <style:paragraph-properties fo:text-align="center" style:justify-single-word="false"/>
      <style:text-properties fo:language="fr" fo:country="CA"/>
    </style:style>
    <style:style style:name="P125" style:family="paragraph" style:parent-style-name="Standard">
      <style:paragraph-properties fo:text-align="start" style:justify-single-word="false"/>
    </style:style>
    <style:style style:name="P126" style:family="paragraph" style:parent-style-name="Standard">
      <style:paragraph-properties fo:margin-top="0.212cm" fo:margin-bottom="0cm" style:contextual-spacing="false" fo:text-align="center" style:justify-single-word="false"/>
      <style:text-properties fo:font-size="11pt" fo:font-weight="bold" style:font-size-asian="11pt" style:font-weight-asian="bold"/>
    </style:style>
    <style:style style:name="P127" style:family="paragraph" style:parent-style-name="Standard" style:list-style-name="WW8Num4">
      <style:paragraph-properties fo:margin-left="0.953cm" fo:margin-right="0cm" fo:margin-top="0cm" fo:margin-bottom="0.212cm" style:contextual-spacing="false" fo:text-indent="-0.635cm" style:auto-text-indent="false">
        <style:tab-stops/>
      </style:paragraph-properties>
    </style:style>
    <style:style style:name="P128" style:family="paragraph" style:parent-style-name="Standard" style:list-style-name="WW8Num48">
      <style:paragraph-properties fo:margin-left="0.953cm" fo:margin-right="0cm" fo:margin-top="0cm" fo:margin-bottom="0.212cm" style:contextual-spacing="false" fo:text-indent="-0.635cm" style:auto-text-indent="false">
        <style:tab-stops/>
      </style:paragraph-properties>
    </style:style>
    <style:style style:name="P129" style:family="paragraph" style:parent-style-name="Standard" style:list-style-name="WW8Num62">
      <style:paragraph-properties fo:margin-left="0.953cm" fo:margin-right="0cm" fo:margin-top="0cm" fo:margin-bottom="0.212cm" style:contextual-spacing="false" fo:text-indent="-0.635cm" style:auto-text-indent="false">
        <style:tab-stops/>
      </style:paragraph-properties>
    </style:style>
    <style:style style:name="P130" style:family="paragraph" style:parent-style-name="Standard" style:list-style-name="WW8Num71">
      <style:paragraph-properties fo:margin-left="0.953cm" fo:margin-right="0cm" fo:margin-top="0cm" fo:margin-bottom="0.212cm" style:contextual-spacing="false" fo:text-indent="-0.635cm" style:auto-text-indent="false">
        <style:tab-stops/>
      </style:paragraph-properties>
    </style:style>
    <style:style style:name="P131" style:family="paragraph" style:parent-style-name="Standard" style:list-style-name="WW8Num32">
      <style:paragraph-properties fo:margin-left="0.953cm" fo:margin-right="0cm" fo:margin-top="0cm" fo:margin-bottom="0.212cm" style:contextual-spacing="false" fo:text-indent="-0.635cm" style:auto-text-indent="false">
        <style:tab-stops/>
      </style:paragraph-properties>
    </style:style>
    <style:style style:name="P132" style:family="paragraph" style:parent-style-name="Standard" style:list-style-name="WW8Num19">
      <style:paragraph-properties fo:margin-left="0.953cm" fo:margin-right="0cm" fo:margin-top="0cm" fo:margin-bottom="0.212cm" style:contextual-spacing="false" fo:text-indent="-0.635cm" style:auto-text-indent="false">
        <style:tab-stops/>
      </style:paragraph-properties>
    </style:style>
    <style:style style:name="P133" style:family="paragraph" style:parent-style-name="Standard" style:list-style-name="WW8Num104">
      <style:paragraph-properties fo:margin-left="0.953cm" fo:margin-right="0cm" fo:text-indent="-0.635cm" style:auto-text-indent="false">
        <style:tab-stops/>
      </style:paragraph-properties>
    </style:style>
    <style:style style:name="P134" style:family="paragraph" style:parent-style-name="Standard" style:list-style-name="WW8Num62">
      <style:paragraph-properties fo:margin-left="0.953cm" fo:margin-right="0cm" fo:text-indent="-0.635cm" style:auto-text-indent="false">
        <style:tab-stops/>
      </style:paragraph-properties>
    </style:style>
    <style:style style:name="P135" style:family="paragraph" style:parent-style-name="Standard" style:list-style-name="WW8Num54">
      <style:paragraph-properties fo:margin-left="0.953cm" fo:margin-right="0cm" fo:text-indent="-0.635cm" style:auto-text-indent="false">
        <style:tab-stops/>
      </style:paragraph-properties>
    </style:style>
    <style:style style:name="P136" style:family="paragraph" style:parent-style-name="Standard" style:list-style-name="WW8Num26">
      <style:paragraph-properties fo:margin-left="0.953cm" fo:margin-right="0cm" fo:text-indent="-0.635cm" style:auto-text-indent="false">
        <style:tab-stops/>
      </style:paragraph-properties>
    </style:style>
    <style:style style:name="P137" style:family="paragraph" style:parent-style-name="Standard" style:list-style-name="WW8Num4">
      <style:paragraph-properties fo:margin-left="0.949cm" fo:margin-right="0cm" fo:margin-top="0cm" fo:margin-bottom="0.423cm" style:contextual-spacing="false" fo:text-indent="-0.63cm" style:auto-text-indent="false">
        <style:tab-stops/>
      </style:paragraph-properties>
    </style:style>
    <style:style style:name="P138" style:family="paragraph" style:parent-style-name="Standard" style:list-style-name="WW8Num66">
      <style:paragraph-properties fo:margin-left="0.949cm" fo:margin-right="0cm" fo:margin-top="0cm" fo:margin-bottom="0.423cm" style:contextual-spacing="false" fo:text-indent="-0.63cm" style:auto-text-indent="false">
        <style:tab-stops/>
      </style:paragraph-properties>
    </style:style>
    <style:style style:name="P139" style:family="paragraph" style:parent-style-name="Standard" style:list-style-name="WW8Num104">
      <style:paragraph-properties fo:margin-left="0.949cm" fo:margin-right="0cm" fo:margin-top="0cm" fo:margin-bottom="0.423cm" style:contextual-spacing="false" fo:text-indent="-0.63cm" style:auto-text-indent="false">
        <style:tab-stops/>
      </style:paragraph-properties>
    </style:style>
    <style:style style:name="P140" style:family="paragraph" style:parent-style-name="Standard" style:list-style-name="WW8Num48">
      <style:paragraph-properties fo:margin-left="0.949cm" fo:margin-right="0cm" fo:margin-top="0cm" fo:margin-bottom="0.423cm" style:contextual-spacing="false" fo:text-indent="-0.63cm" style:auto-text-indent="false">
        <style:tab-stops/>
      </style:paragraph-properties>
    </style:style>
    <style:style style:name="P141" style:family="paragraph" style:parent-style-name="Standard" style:list-style-name="WW8Num54">
      <style:paragraph-properties fo:margin-left="0.949cm" fo:margin-right="0cm" fo:margin-top="0cm" fo:margin-bottom="0.423cm" style:contextual-spacing="false" fo:text-indent="-0.63cm" style:auto-text-indent="false">
        <style:tab-stops/>
      </style:paragraph-properties>
    </style:style>
    <style:style style:name="P142" style:family="paragraph" style:parent-style-name="Standard" style:list-style-name="WW8Num89">
      <style:paragraph-properties fo:margin-left="0.949cm" fo:margin-right="0cm" fo:margin-top="0cm" fo:margin-bottom="0.423cm" style:contextual-spacing="false" fo:text-indent="-0.63cm" style:auto-text-indent="false">
        <style:tab-stops/>
      </style:paragraph-properties>
    </style:style>
    <style:style style:name="P143" style:family="paragraph" style:parent-style-name="Standard" style:list-style-name="WW8Num77">
      <style:paragraph-properties fo:margin-left="0.949cm" fo:margin-right="0cm" fo:margin-top="0cm" fo:margin-bottom="0.423cm" style:contextual-spacing="false" fo:text-indent="-0.63cm" style:auto-text-indent="false">
        <style:tab-stops/>
      </style:paragraph-properties>
    </style:style>
    <style:style style:name="P144" style:family="paragraph" style:parent-style-name="Standard" style:list-style-name="WW8Num26">
      <style:paragraph-properties fo:margin-left="0.949cm" fo:margin-right="0cm" fo:margin-top="0cm" fo:margin-bottom="0.423cm" style:contextual-spacing="false" fo:text-indent="-0.63cm" style:auto-text-indent="false">
        <style:tab-stops/>
      </style:paragraph-properties>
    </style:style>
    <style:style style:name="P145" style:family="paragraph" style:parent-style-name="Standard" style:list-style-name="WW8Num89">
      <style:paragraph-properties fo:margin-left="0.949cm" fo:margin-right="0cm" fo:text-indent="-0.63cm" style:auto-text-indent="false">
        <style:tab-stops/>
      </style:paragraph-properties>
    </style:style>
    <style:style style:name="P146" style:family="paragraph" style:parent-style-name="Standard" style:list-style-name="WW8Num77">
      <style:paragraph-properties fo:margin-left="0.949cm" fo:margin-right="0cm" fo:text-indent="-0.63cm" style:auto-text-indent="false">
        <style:tab-stops/>
      </style:paragraph-properties>
    </style:style>
    <style:style style:name="P147" style:family="paragraph" style:parent-style-name="Standard" style:list-style-name="WW8Num71">
      <style:paragraph-properties fo:margin-left="0.949cm" fo:margin-right="0cm" fo:text-indent="-0.63cm" style:auto-text-indent="false">
        <style:tab-stops/>
      </style:paragraph-properties>
    </style:style>
    <style:style style:name="P148" style:family="paragraph" style:parent-style-name="Standard" style:list-style-name="WW8Num32">
      <style:paragraph-properties fo:margin-left="0.949cm" fo:margin-right="0cm" fo:margin-top="0.212cm" fo:margin-bottom="0.212cm" style:contextual-spacing="false" fo:text-indent="-0.63cm" style:auto-text-indent="false">
        <style:tab-stops/>
      </style:paragraph-properties>
    </style:style>
    <style:style style:name="P149" style:family="paragraph" style:parent-style-name="Standard">
      <style:paragraph-properties fo:margin-top="0cm" fo:margin-bottom="0.635cm" style:contextual-spacing="false"/>
    </style:style>
    <style:style style:name="P150" style:family="paragraph" style:parent-style-name="Standard">
      <style:paragraph-properties fo:margin-top="0cm" fo:margin-bottom="0.212cm" style:contextual-spacing="false"/>
    </style:style>
    <style:style style:name="P151" style:family="paragraph" style:parent-style-name="Standard" style:list-style-name="WW8Num111">
      <style:paragraph-properties fo:margin-top="0cm" fo:margin-bottom="0.212cm" style:contextual-spacing="false"/>
      <style:text-properties fo:font-style="italic" style:font-style-asian="italic"/>
    </style:style>
    <style:style style:name="P152" style:family="paragraph" style:parent-style-name="Standard">
      <style:paragraph-properties fo:margin-top="0cm" fo:margin-bottom="0.212cm" style:contextual-spacing="false"/>
      <style:text-properties fo:font-style="italic" fo:font-weight="bold" style:font-style-asian="italic" style:font-weight-asian="bold"/>
    </style:style>
    <style:style style:name="P153" style:family="paragraph" style:parent-style-name="Standard">
      <style:paragraph-properties fo:margin-top="0cm" fo:margin-bottom="0.212cm" style:contextual-spacing="false"/>
      <style:text-properties fo:language="en" fo:country="US"/>
    </style:style>
    <style:style style:name="P154" style:family="paragraph" style:parent-style-name="Standard">
      <style:paragraph-properties fo:margin-top="0cm" fo:margin-bottom="0.212cm" style:contextual-spacing="false" fo:text-align="start" style:justify-single-word="false"/>
    </style:style>
    <style:style style:name="P155" style:family="paragraph" style:parent-style-name="Standard">
      <style:paragraph-properties fo:margin-left="1.27cm" fo:margin-right="0cm" fo:margin-top="0cm" fo:margin-bottom="0.212cm" style:contextual-spacing="false" fo:text-indent="0cm" style:auto-text-indent="false"/>
    </style:style>
    <style:style style:name="P156" style:family="paragraph" style:parent-style-name="Standard">
      <style:paragraph-properties fo:margin-top="0cm" fo:margin-bottom="0.423cm" style:contextual-spacing="false"/>
    </style:style>
    <style:style style:name="P157" style:family="paragraph" style:parent-style-name="Standard">
      <style:paragraph-properties fo:margin-top="0cm" fo:margin-bottom="0.423cm" style:contextual-spacing="false"/>
      <style:text-properties fo:language="en" fo:country="US"/>
    </style:style>
    <style:style style:name="P158" style:family="paragraph" style:parent-style-name="Standard">
      <style:paragraph-properties fo:margin-left="0.953cm" fo:margin-right="0cm" fo:margin-top="0cm" fo:margin-bottom="0.212cm" style:contextual-spacing="false" fo:text-indent="0cm" style:auto-text-indent="false"/>
    </style:style>
    <style:style style:name="P159" style:family="paragraph" style:parent-style-name="Standard">
      <style:paragraph-properties fo:margin-top="0.212cm" fo:margin-bottom="0.212cm" style:contextual-spacing="false"/>
    </style:style>
    <style:style style:name="P160" style:family="paragraph" style:parent-style-name="Standard">
      <style:paragraph-properties fo:margin-left="3.81cm" fo:margin-right="0cm" fo:margin-top="0cm" fo:margin-bottom="0.212cm" style:contextual-spacing="false" fo:text-indent="-3.81cm" style:auto-text-indent="false"/>
    </style:style>
    <style:style style:name="P161" style:family="paragraph" style:parent-style-name="Standard">
      <style:paragraph-properties fo:margin-left="0cm" fo:margin-right="0cm" fo:margin-top="0cm" fo:margin-bottom="0.423cm" style:contextual-spacing="false" fo:text-indent="1.251cm" style:auto-text-indent="false"/>
    </style:style>
    <style:style style:name="P162" style:family="paragraph" style:parent-style-name="Standard" style:list-style-name="WW8Num37">
      <style:paragraph-properties fo:margin-left="0.635cm" fo:margin-right="0cm" fo:margin-top="0cm" fo:margin-bottom="0.141cm" style:contextual-spacing="false" fo:text-indent="-0.635cm" style:auto-text-indent="false">
        <style:tab-stops/>
      </style:paragraph-properties>
    </style:style>
    <style:style style:name="P163" style:family="paragraph" style:parent-style-name="Standard" style:list-style-name="WW8Num37">
      <style:paragraph-properties fo:margin-left="0.635cm" fo:margin-right="-0.508cm" fo:margin-top="0cm" fo:margin-bottom="0.141cm" style:contextual-spacing="false" fo:text-indent="-0.635cm" style:auto-text-indent="false">
        <style:tab-stops/>
      </style:paragraph-properties>
    </style:style>
    <style:style style:name="P164" style:family="paragraph" style:parent-style-name="Standard" style:list-style-name="WW8Num37">
      <style:paragraph-properties fo:margin-left="0.635cm" fo:margin-right="-0.826cm" fo:margin-top="0cm" fo:margin-bottom="0.141cm" style:contextual-spacing="false" fo:text-indent="-0.635cm" style:auto-text-indent="false">
        <style:tab-stops/>
      </style:paragraph-properties>
    </style:style>
    <style:style style:name="P165" style:family="paragraph" style:parent-style-name="Standard" style:list-style-name="WW8Num37">
      <style:paragraph-properties fo:margin-left="0.635cm" fo:margin-right="-1.143cm" fo:margin-top="0cm" fo:margin-bottom="0.141cm" style:contextual-spacing="false" fo:text-indent="-0.635cm" style:auto-text-indent="false">
        <style:tab-stops/>
      </style:paragraph-properties>
    </style:style>
    <style:style style:name="P166" style:family="paragraph" style:parent-style-name="Standard" style:list-style-name="WW8Num37">
      <style:paragraph-properties fo:margin-left="0.635cm" fo:margin-right="-0.191cm" fo:margin-top="0cm" fo:margin-bottom="0.141cm" style:contextual-spacing="false" fo:text-indent="-0.635cm" style:auto-text-indent="false">
        <style:tab-stops/>
      </style:paragraph-properties>
    </style:style>
    <style:style style:name="P167" style:family="paragraph" style:parent-style-name="Heading">
      <style:text-properties fo:language="fr" fo:country="FR"/>
    </style:style>
    <style:style style:name="P168" style:family="paragraph" style:parent-style-name="Text_20_body">
      <style:text-properties fo:font-size="10pt" fo:language="en" fo:country="US" style:font-size-asian="10pt"/>
    </style:style>
    <style:style style:name="P169" style:family="paragraph" style:parent-style-name="Text_20_body">
      <style:paragraph-properties fo:margin-top="0cm" fo:margin-bottom="0.212cm" style:contextual-spacing="false"/>
    </style:style>
    <style:style style:name="P170" style:family="paragraph" style:parent-style-name="Text_20_body">
      <style:paragraph-properties fo:margin-top="0cm" fo:margin-bottom="0.212cm" style:contextual-spacing="false"/>
      <style:text-properties fo:font-size="10pt" style:font-size-asian="10pt"/>
    </style:style>
    <style:style style:name="P171" style:family="paragraph" style:parent-style-name="Text_20_body">
      <style:paragraph-properties fo:margin-top="0cm" fo:margin-bottom="0.212cm" style:contextual-spacing="false"/>
      <style:text-properties fo:font-size="10pt" fo:language="en" fo:country="US" style:font-size-asian="10pt"/>
    </style:style>
    <style:style style:name="P172" style:family="paragraph" style:parent-style-name="Text_20_body">
      <style:paragraph-properties fo:margin-top="0cm" fo:margin-bottom="0.212cm" style:contextual-spacing="false"/>
      <style:text-properties fo:font-size="10pt" fo:language="nl" fo:country="NL" style:font-size-asian="10pt"/>
    </style:style>
    <style:style style:name="P173" style:family="paragraph" style:parent-style-name="Text_20_body">
      <style:paragraph-properties fo:margin-top="0cm" fo:margin-bottom="0.212cm" style:contextual-spacing="false"/>
      <style:text-properties fo:font-size="10pt" fo:font-style="italic" style:font-size-asian="10pt" style:font-style-asian="italic"/>
    </style:style>
    <style:style style:name="P174" style:family="paragraph" style:parent-style-name="Text_20_body">
      <style:paragraph-properties fo:margin-top="0cm" fo:margin-bottom="0.635cm" style:contextual-spacing="false"/>
      <style:text-properties fo:font-size="10pt" style:font-size-asian="10pt"/>
    </style:style>
    <style:style style:name="P175" style:family="paragraph" style:parent-style-name="Text_20_body">
      <style:paragraph-properties fo:margin-top="0cm" fo:margin-bottom="0.635cm" style:contextual-spacing="false"/>
      <style:text-properties fo:font-size="10pt" fo:language="en" fo:country="US" style:font-size-asian="10pt"/>
    </style:style>
    <style:style style:name="P176" style:family="paragraph" style:parent-style-name="Text_20_body">
      <style:paragraph-properties fo:margin-top="0cm" fo:margin-bottom="0.423cm" style:contextual-spacing="false"/>
    </style:style>
    <style:style style:name="P177" style:family="paragraph" style:parent-style-name="Text_20_body">
      <style:paragraph-properties fo:margin-top="0cm" fo:margin-bottom="0.423cm" style:contextual-spacing="false"/>
      <style:text-properties fo:font-size="10pt" style:font-size-asian="10pt"/>
    </style:style>
    <style:style style:name="P178" style:family="paragraph" style:parent-style-name="Text_20_body">
      <style:paragraph-properties fo:margin-left="0cm" fo:margin-right="0cm" fo:margin-top="0cm" fo:margin-bottom="0.212cm" style:contextual-spacing="false" fo:text-indent="1.249cm" style:auto-text-indent="false"/>
      <style:text-properties fo:font-size="10pt" style:font-size-asian="10pt"/>
    </style:style>
    <style:style style:name="P179" style:family="paragraph" style:parent-style-name="Text_20_body">
      <style:paragraph-properties fo:margin-left="0cm" fo:margin-right="0cm" fo:margin-top="0cm" fo:margin-bottom="0.212cm" style:contextual-spacing="false" fo:text-indent="1.249cm" style:auto-text-indent="false"/>
      <style:text-properties fo:font-size="10pt" fo:language="en" fo:country="US" style:font-size-asian="10pt"/>
    </style:style>
    <style:style style:name="P180" style:family="paragraph" style:parent-style-name="Text_20_body" style:list-style-name="WW8Num107">
      <style:paragraph-properties fo:margin-left="0.953cm" fo:margin-right="0cm" fo:margin-top="0cm" fo:margin-bottom="0.212cm" style:contextual-spacing="false" fo:text-indent="-0.635cm" style:auto-text-indent="false">
        <style:tab-stops/>
      </style:paragraph-properties>
    </style:style>
    <style:style style:name="P181" style:family="paragraph" style:parent-style-name="Text_20_body" style:list-style-name="WW8Num107">
      <style:paragraph-properties fo:margin-left="0.953cm" fo:margin-right="0cm" fo:margin-top="0cm" fo:margin-bottom="0.212cm" style:contextual-spacing="false" fo:text-indent="-0.635cm" style:auto-text-indent="false">
        <style:tab-stops/>
      </style:paragraph-properties>
      <style:text-properties fo:font-size="10pt" style:font-size-asian="10pt"/>
    </style:style>
    <style:style style:name="P182" style:family="paragraph" style:parent-style-name="Text_20_body" style:list-style-name="WW8Num107">
      <style:paragraph-properties fo:margin-left="0.949cm" fo:margin-right="0cm" fo:margin-top="0cm" fo:margin-bottom="0.423cm" style:contextual-spacing="false" fo:text-indent="-0.63cm" style:auto-text-indent="false">
        <style:tab-stops/>
      </style:paragraph-properties>
      <style:text-properties fo:font-size="10pt" style:font-size-asian="10pt"/>
    </style:style>
    <style:style style:name="P183" style:family="paragraph" style:parent-style-name="Text_20_body" style:list-style-name="WW8Num37">
      <style:paragraph-properties fo:margin-left="0.635cm" fo:margin-right="0cm" fo:margin-top="0cm" fo:margin-bottom="0.141cm" style:contextual-spacing="false" fo:text-indent="-0.635cm" style:auto-text-indent="false">
        <style:tab-stops/>
      </style:paragraph-properties>
    </style:style>
    <style:style style:name="P184" style:family="paragraph" style:parent-style-name="Titre_20_2_20_-_20_Appendices" style:list-style-name="">
      <style:paragraph-properties fo:margin-left="0cm" fo:margin-right="0cm" fo:margin-top="0cm" fo:margin-bottom="0.212cm" style:contextual-spacing="false" fo:text-indent="0cm" style:auto-text-indent="false"/>
    </style:style>
    <style:style style:name="P185" style:family="paragraph" style:parent-style-name="Titre_20_1_20_-_20_Appendices">
      <style:text-properties fo:language="fr" fo:country="FR"/>
    </style:style>
    <style:style style:name="P186" style:family="paragraph" style:parent-style-name="Titre_20_1_20_-_20_Appendices">
      <style:paragraph-properties fo:break-before="auto" fo:break-after="auto"/>
      <style:text-properties fo:language="fr" fo:country="FR"/>
    </style:style>
    <style:style style:name="P187" style:family="paragraph" style:parent-style-name="Heading_20_1">
      <style:text-properties fo:language="fr" fo:country="FR"/>
    </style:style>
    <style:style style:name="P188" style:family="paragraph" style:parent-style-name="Heading_20_1">
      <style:text-properties style:font-name="Arial" fo:font-size="10pt" fo:language="fr" fo:country="FR" fo:font-weight="normal" style:font-size-asian="10pt" style:font-weight-asian="normal" style:font-name-complex="Arial"/>
    </style:style>
    <style:style style:name="P189" style:family="paragraph" style:parent-style-name="Retrait_20_corps_20_de_20_texte_20_3">
      <style:paragraph-properties fo:margin-left="0.951cm" fo:margin-right="0cm" fo:margin-top="0cm" fo:margin-bottom="0.423cm" style:contextual-spacing="false" fo:text-indent="0cm" style:auto-text-indent="false"/>
    </style:style>
    <style:style style:name="P190" style:family="paragraph" style:parent-style-name="Heading_20_2">
      <style:text-properties fo:language="fr" fo:country="FR"/>
    </style:style>
    <style:style style:name="P191" style:family="paragraph" style:parent-style-name="Heading_20_2">
      <style:paragraph-properties style:snap-to-layout-grid="false"/>
      <style:text-properties style:font-name="Arial" fo:language="fr" fo:country="FR" fo:font-weight="normal" style:font-weight-asian="normal" style:font-name-complex="Arial"/>
    </style:style>
    <style:style style:name="P192" style:family="paragraph" style:parent-style-name="Heading_20_2">
      <style:text-properties fo:color="#800000" style:font-name="Arial" fo:language="fr" fo:country="FR" fo:font-style="italic" style:font-style-asian="italic" style:font-name-complex="Arial"/>
    </style:style>
    <style:style style:name="P193" style:family="paragraph" style:parent-style-name="Heading_20_4">
      <style:text-properties fo:language="fr" fo:country="FR"/>
    </style:style>
    <style:style style:name="P194" style:family="paragraph" style:parent-style-name="Heading_20_4">
      <style:paragraph-properties fo:break-before="page"/>
      <style:text-properties fo:language="fr" fo:country="FR"/>
    </style:style>
    <style:style style:name="P195" style:family="paragraph" style:parent-style-name="Heading_20_3">
      <style:text-properties fo:language="fr" fo:country="FR"/>
    </style:style>
    <style:style style:name="P196" style:family="paragraph" style:parent-style-name="Titre_20_3_20_-_20_Appendices">
      <style:text-properties fo:language="fr" fo:country="CA"/>
    </style:style>
    <style:style style:name="P197" style:family="paragraph" style:parent-style-name="Titre_20_3_20_-_20_Appendices">
      <style:paragraph-properties fo:break-before="page"/>
    </style:style>
    <style:style style:name="P198" style:family="paragraph" style:parent-style-name="Footer">
      <style:paragraph-properties>
        <style:tab-stops/>
      </style:paragraph-properties>
    </style:style>
    <style:style style:name="P199" style:family="paragraph" style:parent-style-name="Footer">
      <style:paragraph-properties>
        <style:tab-stops/>
      </style:paragraph-properties>
      <style:text-properties fo:color="#800000" style:font-name="Arial" fo:font-style="italic" fo:font-weight="bold" style:font-style-asian="italic" style:font-weight-asian="bold" style:font-name-complex="Arial"/>
    </style:style>
    <style:style style:name="P200" style:family="paragraph" style:parent-style-name="Footer" style:master-page-name="Standard">
      <style:paragraph-properties fo:margin-top="8.255cm" fo:margin-bottom="0cm" style:contextual-spacing="false" fo:text-align="center" style:justify-single-word="false" style:page-number="1">
        <style:tab-stops/>
      </style:paragraph-properties>
    </style:style>
    <style:style style:name="P201" style:family="paragraph" style:parent-style-name="Footer">
      <style:paragraph-properties fo:margin-top="0cm" fo:margin-bottom="0.212cm" style:contextual-spacing="false"/>
    </style:style>
    <style:style style:name="P202" style:family="paragraph" style:parent-style-name="Footer">
      <style:paragraph-properties fo:margin-top="0cm" fo:margin-bottom="0.212cm" style:contextual-spacing="false">
        <style:tab-stops>
          <style:tab-stop style:position="16.002cm" style:type="right"/>
        </style:tab-stops>
      </style:paragraph-properties>
    </style:style>
    <style:style style:name="P203" style:family="paragraph" style:parent-style-name="Footer">
      <style:paragraph-properties fo:margin-top="0cm" fo:margin-bottom="0.212cm" style:contextual-spacing="false">
        <style:tab-stops>
          <style:tab-stop style:position="16.002cm" style:type="right"/>
        </style:tab-stops>
      </style:paragraph-properties>
      <style:text-properties fo:font-weight="bold" style:font-weight-asian="bold"/>
    </style:style>
    <style:style style:name="P204" style:family="paragraph" style:parent-style-name="Footer">
      <style:paragraph-properties fo:margin-top="0cm" fo:margin-bottom="0.212cm" style:contextual-spacing="false">
        <style:tab-stops/>
      </style:paragraph-properties>
      <style:text-properties fo:font-weight="bold" style:font-weight-asian="bold"/>
    </style:style>
    <style:style style:name="P205" style:family="paragraph" style:parent-style-name="Footer">
      <style:paragraph-properties fo:margin-top="0cm" fo:margin-bottom="0.212cm" style:contextual-spacing="false">
        <style:tab-stops/>
      </style:paragraph-properties>
    </style:style>
    <style:style style:name="P206" style:family="paragraph" style:parent-style-name="Footer">
      <style:paragraph-properties fo:margin-top="0cm" fo:margin-bottom="0.423cm" style:contextual-spacing="false"/>
    </style:style>
    <style:style style:name="P207" style:family="paragraph" style:parent-style-name="Footer">
      <style:paragraph-properties fo:margin-top="0cm" fo:margin-bottom="0.423cm" style:contextual-spacing="false">
        <style:tab-stops>
          <style:tab-stop style:position="16.002cm" style:type="right"/>
        </style:tab-stops>
      </style:paragraph-properties>
    </style:style>
    <style:style style:name="P208" style:family="paragraph" style:parent-style-name="Footer">
      <style:paragraph-properties fo:margin-top="0cm" fo:margin-bottom="0.423cm" style:contextual-spacing="false">
        <style:tab-stops/>
      </style:paragraph-properties>
    </style:style>
    <style:style style:name="P209" style:family="paragraph" style:parent-style-name="Text_20_body_20_indent">
      <style:text-properties fo:language="fr" fo:country="FR" fo:font-style="normal" fo:font-weight="normal" style:language-asian="fr" style:country-asian="FR" style:font-style-asian="normal" style:font-weight-asian="normal"/>
    </style:style>
    <style:style style:name="P210" style:family="paragraph" style:parent-style-name="Text_20_body_20_indent" style:list-style-name="WW8Num104">
      <style:paragraph-properties fo:margin-left="0.953cm" fo:margin-right="0cm" fo:margin-top="0cm" fo:margin-bottom="0cm" style:contextual-spacing="false" fo:text-indent="-0.635cm" style:auto-text-indent="false">
        <style:tab-stops/>
      </style:paragraph-properties>
    </style:style>
    <style:style style:name="P211" style:family="paragraph" style:parent-style-name="Text_20_body_20_indent" style:list-style-name="WW8Num66">
      <style:paragraph-properties fo:margin-left="0.953cm" fo:margin-right="0cm" fo:margin-top="0cm" fo:margin-bottom="0cm" style:contextual-spacing="false" fo:text-indent="-0.635cm" style:auto-text-indent="false">
        <style:tab-stops/>
      </style:paragraph-properties>
      <style:text-properties fo:language="fr" fo:country="FR" fo:font-style="normal" fo:font-weight="normal" style:language-asian="fr" style:country-asian="FR" style:font-style-asian="normal" style:font-weight-asian="normal"/>
    </style:style>
    <style:style style:name="P212" style:family="paragraph" style:parent-style-name="Text_20_body_20_indent" style:list-style-name="WW8Num92">
      <style:paragraph-properties fo:margin-left="0.949cm" fo:margin-right="0cm" fo:margin-top="0cm" fo:margin-bottom="0.212cm" style:contextual-spacing="false" fo:text-indent="-0.63cm" style:auto-text-indent="false">
        <style:tab-stops/>
      </style:paragraph-properties>
      <style:text-properties fo:language="fr" fo:country="FR" fo:font-style="normal" fo:font-weight="normal" style:language-asian="fr" style:country-asian="FR" style:font-style-asian="normal" style:font-weight-asian="normal"/>
    </style:style>
    <style:style style:name="P213" style:family="paragraph" style:parent-style-name="Text_20_body_20_indent" style:list-style-name="WW8Num89">
      <style:paragraph-properties fo:margin-left="0.949cm" fo:margin-right="0cm" fo:margin-top="0cm" fo:margin-bottom="0cm" style:contextual-spacing="false" fo:text-indent="-0.63cm" style:auto-text-indent="false">
        <style:tab-stops/>
      </style:paragraph-properties>
    </style:style>
    <style:style style:name="P214" style:family="paragraph" style:parent-style-name="Corps_20_de_20_texte_20_3">
      <style:text-properties fo:font-style="italic" fo:font-weight="bold" style:font-style-asian="italic" style:font-weight-asian="bold"/>
    </style:style>
    <style:style style:name="P215" style:family="paragraph" style:parent-style-name="Corps_20_de_20_texte_20_3" style:list-style-name="WW8Num52"/>
    <style:style style:name="P216" style:family="paragraph" style:parent-style-name="Corps_20_de_20_texte_20_3">
      <style:paragraph-properties fo:margin-top="0cm" fo:margin-bottom="0.423cm" style:contextual-spacing="false"/>
    </style:style>
    <style:style style:name="P217" style:family="paragraph" style:parent-style-name="Corps_20_de_20_texte_20_3">
      <style:paragraph-properties fo:margin-top="0cm" fo:margin-bottom="0.635cm" style:contextual-spacing="false"/>
    </style:style>
    <style:style style:name="P218" style:family="paragraph" style:parent-style-name="Corps_20_de_20_texte_20_3" style:list-style-name="WW8Num78">
      <style:paragraph-properties fo:margin-left="0.953cm" fo:margin-right="0cm" fo:text-indent="-0.635cm" style:auto-text-indent="false">
        <style:tab-stops/>
      </style:paragraph-properties>
    </style:style>
    <style:style style:name="P219" style:family="paragraph" style:parent-style-name="Corps_20_de_20_texte_20_3" style:list-style-name="WW8Num78">
      <style:paragraph-properties fo:margin-left="0.949cm" fo:margin-right="0cm" fo:margin-top="0cm" fo:margin-bottom="0.635cm" style:contextual-spacing="false" fo:text-indent="-0.63cm" style:auto-text-indent="false">
        <style:tab-stops/>
      </style:paragraph-properties>
    </style:style>
    <style:style style:name="P220" style:family="paragraph" style:parent-style-name="Corps_20_de_20_texte_20_3">
      <style:paragraph-properties fo:margin-top="0cm" fo:margin-bottom="0cm" style:contextual-spacing="false"/>
    </style:style>
    <style:style style:name="P221" style:family="paragraph" style:parent-style-name="Corps_20_de_20_texte_20_3">
      <style:paragraph-properties fo:margin-top="0cm" fo:margin-bottom="0cm" style:contextual-spacing="false">
        <style:tab-stops>
          <style:tab-stop style:position="3.493cm"/>
        </style:tab-stops>
      </style:paragraph-properties>
    </style:style>
    <style:style style:name="P222" style:family="paragraph" style:parent-style-name="Corps_20_de_20_texte_20_3">
      <style:paragraph-properties fo:margin-left="3.491cm" fo:margin-right="0cm" fo:margin-top="0cm" fo:margin-bottom="0.423cm" style:contextual-spacing="false" fo:text-indent="0cm" style:auto-text-indent="false"/>
    </style:style>
    <style:style style:name="P223" style:family="paragraph" style:parent-style-name="Corps_20_de_20_texte_20_3">
      <style:paragraph-properties fo:margin-left="0cm" fo:margin-right="0cm" fo:margin-top="0cm" fo:margin-bottom="0.423cm" style:contextual-spacing="false" fo:text-indent="3.491cm" style:auto-text-indent="false"/>
    </style:style>
    <style:style style:name="P224" style:family="paragraph" style:parent-style-name="Corps_20_de_20_texte_20_3" style:list-style-name="WW8Num52">
      <style:paragraph-properties fo:margin-left="1.259cm" fo:margin-right="0cm" fo:margin-top="0.212cm" fo:margin-bottom="0.212cm" style:contextual-spacing="false" fo:text-indent="-0.63cm" style:auto-text-indent="false"/>
    </style:style>
    <style:style style:name="P225" style:family="paragraph" style:parent-style-name="Corps_20_de_20_texte_20_3" style:list-style-name="WW8Num52">
      <style:paragraph-properties fo:margin-left="1.259cm" fo:margin-right="0cm" fo:margin-top="0cm" fo:margin-bottom="0.423cm" style:contextual-spacing="false" fo:text-indent="-0.63cm" style:auto-text-indent="false"/>
    </style:style>
    <style:style style:name="P226" style:family="paragraph" style:parent-style-name="Retrait_20_corps_20_de_20_texte_20_2" style:list-style-name="WW8Num111">
      <style:text-properties fo:font-style="italic" style:font-style-asian="italic"/>
    </style:style>
    <style:style style:name="P227" style:family="paragraph" style:parent-style-name="Retrait_20_corps_20_de_20_texte_20_2" style:list-style-name="WW8Num111">
      <style:paragraph-properties fo:break-before="page"/>
    </style:style>
    <style:style style:name="P228" style:family="paragraph" style:parent-style-name="Retrait_20_corps_20_de_20_texte_20_2">
      <style:paragraph-properties fo:margin-top="0cm" fo:margin-bottom="0.423cm" style:contextual-spacing="false"/>
    </style:style>
    <style:style style:name="P229" style:family="paragraph" style:parent-style-name="Contents_20_1">
      <style:paragraph-properties>
        <style:tab-stops>
          <style:tab-stop style:position="16.002cm" style:type="right" style:leader-style="dotted" style:leader-text="."/>
        </style:tab-stops>
      </style:paragraph-properties>
    </style:style>
    <style:style style:name="P230" style:family="paragraph" style:parent-style-name="Contents_20_3">
      <style:paragraph-properties>
        <style:tab-stops>
          <style:tab-stop style:position="16.002cm" style:type="right" style:leader-style="dotted" style:leader-text="."/>
        </style:tab-stops>
      </style:paragraph-properties>
    </style:style>
    <style:style style:name="P231"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style:font-name="T4C Beaulieux" fo:font-size="24pt" style:font-size-asian="24pt" style:font-name-complex="T4C Beaulieux"/>
    </style:style>
    <style:style style:name="T2" style:family="text">
      <style:text-properties style:font-name="T4C Beaulieux" fo:font-size="26pt" style:font-size-asian="26pt" style:font-name-complex="T4C Beaulieux"/>
    </style:style>
    <style:style style:name="T3" style:family="text">
      <style:text-properties style:text-position="super 58%"/>
    </style:style>
    <style:style style:name="T4" style:family="text">
      <style:text-properties style:text-position="super 58%" style:font-name="T4C Beaulieux" fo:font-size="24pt" style:font-size-asian="24pt" style:font-name-complex="T4C Beaulieux"/>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weight="bold" style:font-weight-asian="bold"/>
    </style:style>
    <style:style style:name="T8" style:family="text">
      <style:text-properties style:font-name-asian="Verdana"/>
    </style:style>
    <style:style style:name="T9" style:family="text">
      <style:text-properties fo:font-style="normal" style:font-style-asian="normal"/>
    </style:style>
    <style:style style:name="T10" style:family="text">
      <style:text-properties fo:language="fr" fo:country="FR"/>
    </style:style>
    <style:style style:name="T11" style:family="text">
      <style:text-properties fo:language="fr" fo:country="FR" fo:font-style="normal" fo:font-weight="normal" style:language-asian="fr" style:country-asian="FR" style:font-style-asian="normal" style:font-weight-asian="normal"/>
    </style:style>
    <style:style style:name="T12" style:family="text">
      <style:text-properties fo:language="fr" fo:country="FR" fo:font-style="normal" style:font-style-asian="normal"/>
    </style:style>
    <style:style style:name="T13" style:family="text">
      <style:text-properties fo:language="fr" fo:country="FR" fo:font-weight="normal" style:language-asian="fr" style:country-asian="FR" style:font-weight-asian="normal"/>
    </style:style>
    <style:style style:name="T14" style:family="text">
      <style:text-properties fo:font-size="10pt" fo:font-style="italic" style:font-size-asian="10pt" style:font-style-asian="italic"/>
    </style:style>
    <style:style style:name="T15" style:family="text">
      <style:text-properties fo:font-size="10pt" fo:font-style="italic" fo:font-weight="bold" style:font-size-asian="10pt" style:font-style-asian="italic" style:font-weight-asian="bold"/>
    </style:style>
    <style:style style:name="T16" style:family="text">
      <style:text-properties fo:font-size="10pt" style:font-size-asian="10pt"/>
    </style:style>
    <style:style style:name="T17" style:family="text">
      <style:text-properties fo:font-size="10pt" fo:language="en" fo:country="US" fo:font-style="italic" style:font-size-asian="10pt" style:font-style-asian="italic"/>
    </style:style>
    <style:style style:name="T18" style:family="text">
      <style:text-properties fo:font-size="10pt" fo:language="en" fo:country="US" style:font-size-asian="10pt"/>
    </style:style>
    <style:style style:name="T19" style:family="text">
      <style:text-properties fo:font-size="10pt" fo:font-weight="bold" style:font-size-asian="10pt" style:font-weight-asian="bold"/>
    </style:style>
    <style:style style:name="T20" style:family="text">
      <style:text-properties fo:language="en" fo:country="US"/>
    </style:style>
    <style:style style:name="T21" style:family="text">
      <style:text-properties fo:language="en" fo:country="US" fo:font-style="italic" style:font-style-asian="italic"/>
    </style:style>
    <style:style style:name="T22" style:family="text">
      <style:text-properties fo:language="en" fo:country="US" style:font-name-asian="Arial Unicode MS"/>
    </style:style>
    <style:style style:name="T23" style:family="text">
      <style:text-properties style:font-name="Symbol"/>
    </style:style>
    <style:style style:name="T24" style:family="text">
      <style:text-properties fo:font-size="9pt" style:font-size-asian="9pt"/>
    </style:style>
    <style:style style:name="T25" style:family="text">
      <style:text-properties fo:color="#000000" fo:font-size="8pt" fo:language="en" fo:country="US" style:font-name-asian="Arial Unicode MS" style:font-size-asian="8pt"/>
    </style:style>
    <style:style style:name="T26" style:family="text">
      <style:text-properties fo:color="#000000" fo:font-size="8pt" fo:language="de" fo:country="DE" style:font-name-asian="Arial Unicode MS" style:font-size-asian="8pt"/>
    </style:style>
    <style:style style:name="T27" style:family="text">
      <style:text-properties fo:color="#000000" fo:font-size="8pt" style:font-name-asian="Arial Unicode MS" style:font-size-asian="8pt"/>
    </style:style>
    <style:style style:name="T28" style:family="text">
      <style:text-properties fo:color="#000000" fo:font-size="8pt" fo:language="nl" fo:country="NL" style:font-name-asian="Arial Unicode MS" style:font-size-asian="8pt"/>
    </style:style>
    <style:style style:name="T29" style:family="text">
      <style:text-properties fo:language="de" fo:country="DE"/>
    </style:style>
    <style:style style:name="T30" style:family="text">
      <style:text-properties fo:color="#800000" fo:font-size="8pt" fo:font-style="italic" fo:font-weight="bold" style:font-size-asian="8pt" style:font-style-asian="italic" style:font-weight-asian="bold"/>
    </style:style>
    <style:style style:name="T31" style:family="text">
      <style:text-properties fo:color="#800000" fo:font-size="8pt" fo:language="en" fo:country="US" fo:font-style="italic" fo:font-weight="bold" style:font-name-asian="Arial Unicode MS" style:font-size-asian="8pt" style:font-style-asian="italic" style:font-weight-asian="bold"/>
    </style:style>
    <style:style style:name="T32" style:family="text">
      <style:text-properties fo:color="#800000" fo:font-style="italic" fo:font-weight="bold" style:font-style-asian="italic" style:font-weight-asian="bold"/>
    </style:style>
    <style:style style:name="T33" style:family="text">
      <style:text-properties style:font-name-asian="Arial Unicode MS"/>
    </style:style>
    <style:style style:name="T34" style:family="text">
      <style:text-properties style:font-name="Arial" style:font-name-complex="Arial"/>
    </style:style>
    <style:style style:name="T35" style:family="text">
      <style:text-properties fo:language="en" fo:country="GB"/>
    </style:style>
    <style:style style:name="T36" style:family="text">
      <style:text-properties fo:language="fr" fo:country="CA"/>
    </style:style>
    <style:style style:name="T37" style:family="text"/>
    <style:style style:name="fr1" style:family="graphic" style:parent-style-name="Frame">
      <style:graphic-properties fo:margin-left="0.249cm" fo:margin-right="0.249cm" style:wrap="parallel"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text:span text:style-name="T1">L</text:span><text:bookmark text:name="_Ref498376873"/><text:span text:style-name="T1">a </text:span><text:span text:style-name="T2">¢</text:span><text:span text:style-name="T4">ème</text:span><text:span text:style-name="T1"> Prophétie</text:span></text:p>
      <text:p text:style-name="P126">Bible de l’animateur v1.20</text:p>
      <text:p text:style-name="P1"/>
      <text:p text:style-name="P4">Document de référence pour l’animation</text:p>
      <text:p text:style-name="P167">Table des matière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Titre_20_1_20_-_20_Appendices"/>
          </text:index-source-styles>
          <text:index-source-styles text:outline-level="2">
            <text:index-source-style text:style-name="Titre_20_2_20_-_20_Appendices"/>
          </text:index-source-styles>
          <text:index-source-styles text:outline-level="3">
            <text:index-source-style text:style-name="Titre_20_3_20_-_20_Appendices"/>
          </text:index-source-styles>
        </text:table-of-content-source>
        <text:index-body>
          <text:p text:style-name="P229"><text:a xlink:type="simple" xlink:href="#__RefHeading__19_546538010" text:style-name="Index_20_Link" text:visited-style-name="Index_20_Link">1.0 Organisation<text:tab/>5</text:a></text:p>
          <text:p text:style-name="P231"><text:a xlink:type="simple" xlink:href="#__RefHeading__21_546538010" text:style-name="Index_20_Link" text:visited-style-name="Index_20_Link">1.1 L'équipe GOA<text:tab/>5</text:a></text:p>
          <text:p text:style-name="P231"><text:a xlink:type="simple" xlink:href="#__RefHeading__23_546538010" text:style-name="Index_20_Link" text:visited-style-name="Index_20_Link">1.2 Adresses à communiquer aux joueurs<text:tab/>5</text:a></text:p>
          <text:p text:style-name="P231"><text:a xlink:type="simple" xlink:href="#__RefHeading__25_546538010" text:style-name="Index_20_Link" text:visited-style-name="Index_20_Link">1.3 Rôle d’un animateur<text:tab/>6</text:a></text:p>
          <text:p text:style-name="P231"><text:a xlink:type="simple" xlink:href="#__RefHeading__27_546538010" text:style-name="Index_20_Link" text:visited-style-name="Index_20_Link">1.4 L’impartialité<text:tab/>6</text:a></text:p>
          <text:p text:style-name="P231"><text:a xlink:type="simple" xlink:href="#__RefHeading__29_546538010" text:style-name="Index_20_Link" text:visited-style-name="Index_20_Link">1.5 L’évolution du jeu<text:tab/>6</text:a></text:p>
          <text:p text:style-name="P231"><text:a xlink:type="simple" xlink:href="#__RefHeading__31_546538010" text:style-name="Index_20_Link" text:visited-style-name="Index_20_Link">1.6 Organisation des équipes d'animation<text:tab/>6</text:a></text:p>
          <text:p text:style-name="P231"><text:a xlink:type="simple" xlink:href="#__RefHeading__33_546538010" text:style-name="Index_20_Link" text:visited-style-name="Index_20_Link">1.7 Elaboration des animations<text:tab/>7</text:a></text:p>
          <text:p text:style-name="P230"><text:a xlink:type="simple" xlink:href="#__RefHeading__35_546538010" text:style-name="Index_20_Link" text:visited-style-name="Index_20_Link">1.7.1 Les différents types d’animations<text:tab/>7</text:a></text:p>
          <text:p text:style-name="P230"><text:a xlink:type="simple" xlink:href="#__RefHeading__37_546538010" text:style-name="Index_20_Link" text:visited-style-name="Index_20_Link">1.7.2 L’outil de communication : les mailing-lists<text:tab/>8</text:a></text:p>
          <text:p text:style-name="P230"><text:a xlink:type="simple" xlink:href="#__RefHeading__39_546538010" text:style-name="Index_20_Link" text:visited-style-name="Index_20_Link">1.7.3 Exemple d’une préparation d’animation<text:tab/>8</text:a></text:p>
          <text:p text:style-name="P231"><text:a xlink:type="simple" xlink:href="#__RefHeading__41_546538010" text:style-name="Index_20_Link" text:visited-style-name="Index_20_Link">1.8 Coordination<text:tab/>9</text:a></text:p>
          <text:p text:style-name="P231"><text:a xlink:type="simple" xlink:href="#__RefHeading__43_546538010" text:style-name="Index_20_Link" text:visited-style-name="Index_20_Link">1.9 Les aides de jeu<text:tab/>9</text:a></text:p>
          <text:p text:style-name="P229"><text:a xlink:type="simple" xlink:href="#__RefHeading__45_546538010" text:style-name="Index_20_Link" text:visited-style-name="Index_20_Link">2.0 Univers<text:tab/>10</text:a></text:p>
          <text:p text:style-name="P231"><text:a xlink:type="simple" xlink:href="#__RefHeading__47_546538010" text:style-name="Index_20_Link" text:visited-style-name="Index_20_Link">2.1 Configuration du serveur<text:tab/>10</text:a></text:p>
          <text:p text:style-name="P230"><text:a xlink:type="simple" xlink:href="#__RefHeading__49_546538010" text:style-name="Index_20_Link" text:visited-style-name="Index_20_Link">2.1.1 Niveau minimal de PVP<text:tab/>10</text:a></text:p>
          <text:p text:style-name="P230"><text:a xlink:type="simple" xlink:href="#__RefHeading__51_546538010" text:style-name="Index_20_Link" text:visited-style-name="Index_20_Link">2.1.2 Limites de PVP<text:tab/>10</text:a></text:p>
          <text:p text:style-name="P230"><text:a xlink:type="simple" xlink:href="#__RefHeading__53_546538010" text:style-name="Index_20_Link" text:visited-style-name="Index_20_Link">2.1.3 Pourcentage de perte d’expérience<text:tab/>10</text:a></text:p>
          <text:p text:style-name="P230"><text:a xlink:type="simple" xlink:href="#__RefHeading__55_546538010" text:style-name="Index_20_Link" text:visited-style-name="Index_20_Link">2.1.4 Pourcentage d’objets perdus de l'inventaire<text:tab/>10</text:a></text:p>
          <text:p text:style-name="P230"><text:a xlink:type="simple" xlink:href="#__RefHeading__57_546538010" text:style-name="Index_20_Link" text:visited-style-name="Index_20_Link">2.1.5 Pourcentage d’objets équipés perdus<text:tab/>10</text:a></text:p>
          <text:p text:style-name="P230"><text:a xlink:type="simple" xlink:href="#__RefHeading__59_546538010" text:style-name="Index_20_Link" text:visited-style-name="Index_20_Link">2.1.6 Pourcentage de perte en pièces d'or<text:tab/>11</text:a></text:p>
          <text:p text:style-name="P230"><text:a xlink:type="simple" xlink:href="#__RefHeading__61_546538010" text:style-name="Index_20_Link" text:visited-style-name="Index_20_Link">2.1.7 Equipement de départ<text:tab/>11</text:a></text:p>
          <text:p text:style-name="P230"><text:a xlink:type="simple" xlink:href="#__RefHeading__63_546538010" text:style-name="Index_20_Link" text:visited-style-name="Index_20_Link">2.1.8 Délai entre les cris<text:tab/>11</text:a></text:p>
          <text:p text:style-name="P231"><text:a xlink:type="simple" xlink:href="#__RefHeading__65_546538010" text:style-name="Index_20_Link" text:visited-style-name="Index_20_Link">2.2 Les Religions<text:tab/>11</text:a></text:p>
          <text:p text:style-name="P231"><text:a xlink:type="simple" xlink:href="#__RefHeading__67_546538010" text:style-name="Index_20_Link" text:visited-style-name="Index_20_Link">2.3 La Noblesse<text:tab/>11</text:a></text:p>
          <text:p text:style-name="P230"><text:a xlink:type="simple" xlink:href="#__RefHeading__69_546538010" text:style-name="Index_20_Link" text:visited-style-name="Index_20_Link">2.3.1 Remarques préliminaires<text:tab/>11</text:a></text:p>
          <text:p text:style-name="P230"><text:a xlink:type="simple" xlink:href="#__RefHeading__71_546538010" text:style-name="Index_20_Link" text:visited-style-name="Index_20_Link">2.3.2 Les trois nobles des trois villes<text:tab/>12</text:a></text:p>
          <text:p text:style-name="P230"><text:a xlink:type="simple" xlink:href="#__RefHeading__73_546538010" text:style-name="Index_20_Link" text:visited-style-name="Index_20_Link">2.3.3 Le Conseil Royal<text:tab/>13</text:a></text:p>
          <text:p text:style-name="P230"><text:a xlink:type="simple" xlink:href="#__RefHeading__75_546538010" text:style-name="Index_20_Link" text:visited-style-name="Index_20_Link">2.3.4 La Garde Royale<text:tab/>14</text:a></text:p>
          <text:p text:style-name="P231"><text:a xlink:type="simple" xlink:href="#__RefHeading__77_546538010" text:style-name="Index_20_Link" text:visited-style-name="Index_20_Link"><text:s/>Le Capitaine de la Garde Royale<text:tab/>14</text:a></text:p>
          <text:p text:style-name="P230"><text:a xlink:type="simple" xlink:href="#__RefHeading__79_546538010" text:style-name="Index_20_Link" text:visited-style-name="Index_20_Link">2.3.5 Le Barde Royal<text:tab/>14</text:a></text:p>
          <text:p text:style-name="P230"><text:a xlink:type="simple" xlink:href="#__RefHeading__81_546538010" text:style-name="Index_20_Link" text:visited-style-name="Index_20_Link">2.3.6 Le Maître d’Arme<text:tab/>15</text:a></text:p>
          <text:p text:style-name="P230"><text:a xlink:type="simple" xlink:href="#__RefHeading__83_546538010" text:style-name="Index_20_Link" text:visited-style-name="Index_20_Link">2.3.7 Les Procès<text:tab/>15</text:a></text:p>
          <text:p text:style-name="P231"><text:a xlink:type="simple" xlink:href="#__RefHeading__85_546538010" text:style-name="Index_20_Link" text:visited-style-name="Index_20_Link">2.4 Gestion des PKs<text:tab/>15</text:a></text:p>
          <text:p text:style-name="P231"><text:a xlink:type="simple" xlink:href="#__RefHeading__87_546538010" text:style-name="Index_20_Link" text:visited-style-name="Index_20_Link">2.5 Les secrets de l’Univers<text:tab/>16</text:a></text:p>
          <text:p text:style-name="P229"><text:a xlink:type="simple" xlink:href="#__RefHeading__89_546538010" text:style-name="Index_20_Link" text:visited-style-name="Index_20_Link">3.0 Outils<text:tab/>16</text:a></text:p>
          <text:p text:style-name="P231"><text:a xlink:type="simple" xlink:href="#__RefHeading__91_546538010" text:style-name="Index_20_Link" text:visited-style-name="Index_20_Link">3.1 Communication dans le jeu<text:tab/>16</text:a></text:p>
          <text:p text:style-name="P231"><text:a xlink:type="simple" xlink:href="#__RefHeading__93_546538010" text:style-name="Index_20_Link" text:visited-style-name="Index_20_Link">3.2 Commandes en jeu<text:tab/>16</text:a></text:p>
          <text:p text:style-name="P230"><text:a xlink:type="simple" xlink:href="#__RefHeading__95_546538010" text:style-name="Index_20_Link" text:visited-style-name="Index_20_Link">3.2.1 Remarques générales<text:tab/>16</text:a></text:p>
          <text:p text:style-name="P230"><text:a xlink:type="simple" xlink:href="#__RefHeading__97_546538010" text:style-name="Index_20_Link" text:visited-style-name="Index_20_Link">3.2.2 Count NPC PNJ<text:tab/>17</text:a></text:p>
          <text:p text:style-name="P230"><text:a xlink:type="simple" xlink:href="#__RefHeading__99_546538010" text:style-name="Index_20_Link" text:visited-style-name="Index_20_Link">3.2.3 Emulate Monster Monstre<text:tab/>17</text:a></text:p>
          <text:p text:style-name="P230"><text:a xlink:type="simple" xlink:href="#__RefHeading__101_546538010" text:style-name="Index_20_Link" text:visited-style-name="Index_20_Link">3.2.4 Give Skill Compétence To Utilisateur<text:tab/>17</text:a></text:p>
          <text:p text:style-name="P230"><text:a xlink:type="simple" xlink:href="#__RefHeading__103_546538010" text:style-name="Index_20_Link" text:visited-style-name="Index_20_Link">3.2.5 Give Spell Sort To Utilisateur<text:tab/>17</text:a></text:p>
          <text:p text:style-name="P230"><text:a xlink:type="simple" xlink:href="#__RefHeading__105_546538010" text:style-name="Index_20_Link" text:visited-style-name="Index_20_Link">3.2.6 Query Item Objet Description<text:tab/>18</text:a></text:p>
          <text:p text:style-name="P230"><text:a xlink:type="simple" xlink:href="#__RefHeading__107_546538010" text:style-name="Index_20_Link" text:visited-style-name="Index_20_Link">3.2.7 Query Utilisateur’s Pos<text:tab/>18</text:a></text:p>
          <text:p text:style-name="P230"><text:soft-page-break/><text:a xlink:type="simple" xlink:href="#__RefHeading__109_546538010" text:style-name="Index_20_Link" text:visited-style-name="Index_20_Link">3.2.8 Remove Full PvP From Utilisateur<text:tab/>18</text:a></text:p>
          <text:p text:style-name="P230"><text:a xlink:type="simple" xlink:href="#__RefHeading__111_546538010" text:style-name="Index_20_Link" text:visited-style-name="Index_20_Link">3.2.9 Remove Spell Sort From Utilisateur<text:tab/>18</text:a></text:p>
          <text:p text:style-name="P230"><text:a xlink:type="simple" xlink:href="#__RefHeading__113_546538010" text:style-name="Index_20_Link" text:visited-style-name="Index_20_Link">3.2.10 Remove Utilisateur From User Listing<text:tab/>18</text:a></text:p>
          <text:p text:style-name="P230"><text:a xlink:type="simple" xlink:href="#__RefHeading__115_546538010" text:style-name="Index_20_Link" text:visited-style-name="Index_20_Link">3.2.11 Remove Utilisateur’s Pages<text:tab/>18</text:a></text:p>
          <text:p text:style-name="P230"><text:a xlink:type="simple" xlink:href="#__RefHeading__117_546538010" text:style-name="Index_20_Link" text:visited-style-name="Index_20_Link">3.2.12 Remove Utilisateur’s Right to PvP<text:tab/>18</text:a></text:p>
          <text:p text:style-name="P230"><text:a xlink:type="simple" xlink:href="#__RefHeading__119_546538010" text:style-name="Index_20_Link" text:visited-style-name="Index_20_Link">3.2.13 Remove Utilisateur’s Shouts<text:tab/>18</text:a></text:p>
          <text:p text:style-name="P230"><text:a xlink:type="simple" xlink:href="#__RefHeading__121_546538010" text:style-name="Index_20_Link" text:visited-style-name="Index_20_Link">3.2.14 Reset Context<text:tab/>19</text:a></text:p>
          <text:p text:style-name="P230"><text:a xlink:type="simple" xlink:href="#__RefHeading__123_546538010" text:style-name="Index_20_Link" text:visited-style-name="Index_20_Link">3.2.15 Restore Utilisateur’s Pages<text:tab/>19</text:a></text:p>
          <text:p text:style-name="P230"><text:a xlink:type="simple" xlink:href="#__RefHeading__125_546538010" text:style-name="Index_20_Link" text:visited-style-name="Index_20_Link">3.2.16 Restore Utilisateur’s Shouts<text:tab/>19</text:a></text:p>
          <text:p text:style-name="P230"><text:a xlink:type="simple" xlink:href="#__RefHeading__127_546538010" text:style-name="Index_20_Link" text:visited-style-name="Index_20_Link">3.2.17 Restore Utilisateur To User Listing<text:tab/>19</text:a></text:p>
          <text:p text:style-name="P230"><text:a xlink:type="simple" xlink:href="#__RefHeading__129_546538010" text:style-name="Index_20_Link" text:visited-style-name="Index_20_Link">3.2.18 Set Context To Utilisateur<text:tab/>19</text:a></text:p>
          <text:p text:style-name="P230"><text:a xlink:type="simple" xlink:href="#__RefHeading__131_546538010" text:style-name="Index_20_Link" text:visited-style-name="Index_20_Link">3.2.19 Set Full PvP For Utilisateur<text:tab/>19</text:a></text:p>
          <text:p text:style-name="P230"><text:a xlink:type="simple" xlink:href="#__RefHeading__133_546538010" text:style-name="Index_20_Link" text:visited-style-name="Index_20_Link">3.2.20 Set Utilisateur’s Composante To [+/-]Valeur<text:tab/>19</text:a></text:p>
          <text:p text:style-name="P230"><text:a xlink:type="simple" xlink:href="#__RefHeading__135_546538010" text:style-name="Index_20_Link" text:visited-style-name="Index_20_Link">3.2.21 Set Utilisateur’s Flag Etiquette To Valeur<text:tab/>20</text:a></text:p>
          <text:p text:style-name="P230"><text:a xlink:type="simple" xlink:href="#__RefHeading__137_546538010" text:style-name="Index_20_Link" text:visited-style-name="Index_20_Link">3.2.22 Set Utilisateur’s Shout Delay To [+/-]Valeur<text:tab/>21</text:a></text:p>
          <text:p text:style-name="P230"><text:a xlink:type="simple" xlink:href="#__RefHeading__139_546538010" text:style-name="Index_20_Link" text:visited-style-name="Index_20_Link">3.2.23 Set Utilisateur’s Skill Compétence To Valeur<text:tab/>21</text:a></text:p>
          <text:p text:style-name="P230"><text:a xlink:type="simple" xlink:href="#__RefHeading__141_546538010" text:style-name="Index_20_Link" text:visited-style-name="Index_20_Link">3.2.24 Slay Utilisateur<text:tab/>21</text:a></text:p>
          <text:p text:style-name="P230"><text:a xlink:type="simple" xlink:href="#__RefHeading__143_546538010" text:style-name="Index_20_Link" text:visited-style-name="Index_20_Link">3.2.25 Squelch Utilisateur<text:tab/>21</text:a></text:p>
          <text:p text:style-name="P230"><text:a xlink:type="simple" xlink:href="#__RefHeading__145_546538010" text:style-name="Index_20_Link" text:visited-style-name="Index_20_Link">3.2.26 Summon Item Objet [At X,Y,MONDE] [On Utilisateur]<text:tab/>21</text:a></text:p>
          <text:p text:style-name="P230"><text:a xlink:type="simple" xlink:href="#__RefHeading__147_546538010" text:style-name="Index_20_Link" text:visited-style-name="Index_20_Link">3.2.27 Summon Monster Monstre At X,Y,Monde<text:tab/>21</text:a></text:p>
          <text:p text:style-name="P230"><text:a xlink:type="simple" xlink:href="#__RefHeading__149_546538010" text:style-name="Index_20_Link" text:visited-style-name="Index_20_Link">3.2.28 Sysmsg Texte<text:tab/>22</text:a></text:p>
          <text:p text:style-name="P230"><text:a xlink:type="simple" xlink:href="#__RefHeading__151_546538010" text:style-name="Index_20_Link" text:visited-style-name="Index_20_Link">3.2.29 Teleport To NPC PNJ[, NUM_PNJ]<text:tab/>22</text:a></text:p>
          <text:p text:style-name="P230"><text:a xlink:type="simple" xlink:href="#__RefHeading__153_546538010" text:style-name="Index_20_Link" text:visited-style-name="Index_20_Link">3.2.30 Teleport To Loc Endroit<text:tab/>22</text:a></text:p>
          <text:p text:style-name="P230"><text:a xlink:type="simple" xlink:href="#__RefHeading__155_546538010" text:style-name="Index_20_Link" text:visited-style-name="Index_20_Link">3.2.31 Teleport To Utilisateur<text:tab/>22</text:a></text:p>
          <text:p text:style-name="P230"><text:a xlink:type="simple" xlink:href="#__RefHeading__157_546538010" text:style-name="Index_20_Link" text:visited-style-name="Index_20_Link">3.2.32 Teleport To X,Y,Monde<text:tab/>22</text:a></text:p>
          <text:p text:style-name="P230"><text:a xlink:type="simple" xlink:href="#__RefHeading__159_546538010" text:style-name="Index_20_Link" text:visited-style-name="Index_20_Link">3.2.33 Teleport User Utilisateur To X,Y,Monde<text:tab/>22</text:a></text:p>
          <text:p text:style-name="P230"><text:a xlink:type="simple" xlink:href="#__RefHeading__161_546538010" text:style-name="Index_20_Link" text:visited-style-name="Index_20_Link">3.2.34 Unsquelch Utilisateur<text:tab/>22</text:a></text:p>
          <text:p text:style-name="P230"><text:a xlink:type="simple" xlink:href="#__RefHeading__163_546538010" text:style-name="Index_20_Link" text:visited-style-name="Index_20_Link">3.2.35 View Utilisateur’s Composante<text:tab/>22</text:a></text:p>
          <text:p text:style-name="P230"><text:a xlink:type="simple" xlink:href="#__RefHeading__165_546538010" text:style-name="Index_20_Link" text:visited-style-name="Index_20_Link">3.2.36 Zap Utilisateur<text:tab/>23</text:a></text:p>
          <text:p text:style-name="P230"><text:a xlink:type="simple" xlink:href="#__RefHeading__167_546538010" text:style-name="Index_20_Link" text:visited-style-name="Index_20_Link">3.2.37 !run fichier.txt<text:tab/>23</text:a></text:p>
          <text:p text:style-name="P230"><text:a xlink:type="simple" xlink:href="#__RefHeading__169_546538010" text:style-name="Index_20_Link" text:visited-style-name="Index_20_Link">3.2.38 !sleep Temps<text:tab/>23</text:a></text:p>
          <text:p text:style-name="P231"><text:a xlink:type="simple" xlink:href="#__RefHeading__171_546538010" text:style-name="Index_20_Link" text:visited-style-name="Index_20_Link">3.3 L’assistant GM<text:tab/>24</text:a></text:p>
          <text:p text:style-name="P230"><text:a xlink:type="simple" xlink:href="#__RefHeading__173_546538010" text:style-name="Index_20_Link" text:visited-style-name="Index_20_Link">3.3.1 Généralités<text:tab/>24</text:a></text:p>
          <text:p text:style-name="P230"><text:a xlink:type="simple" xlink:href="#__RefHeading__175_546538010" text:style-name="Index_20_Link" text:visited-style-name="Index_20_Link">3.3.2 Last User<text:tab/>24</text:a></text:p>
          <text:p text:style-name="P230"><text:a xlink:type="simple" xlink:href="#__RefHeading__177_546538010" text:style-name="Index_20_Link" text:visited-style-name="Index_20_Link">3.3.3 Delete<text:tab/>24</text:a></text:p>
          <text:p text:style-name="P230"><text:a xlink:type="simple" xlink:href="#__RefHeading__179_546538010" text:style-name="Index_20_Link" text:visited-style-name="Index_20_Link">3.3.4 Set Portal [a-z] To X Y Z<text:tab/>24</text:a></text:p>
          <text:p text:style-name="P230"><text:a xlink:type="simple" xlink:href="#__RefHeading__181_546538010" text:style-name="Index_20_Link" text:visited-style-name="Index_20_Link">3.3.5 Set Portal [a-z] Reward [XP/GP] To Valeur<text:tab/>24</text:a></text:p>
          <text:p text:style-name="P230"><text:a xlink:type="simple" xlink:href="#__RefHeading__183_546538010" text:style-name="Index_20_Link" text:visited-style-name="Index_20_Link">3.3.6 Set Monster [1-4] To [1-50] Monstre<text:tab/>24</text:a></text:p>
          <text:p text:style-name="P230"><text:a xlink:type="simple" xlink:href="#__RefHeading__185_546538010" text:style-name="Index_20_Link" text:visited-style-name="Index_20_Link">3.3.7 List Monsters<text:tab/>25</text:a></text:p>
          <text:p text:style-name="P230"><text:a xlink:type="simple" xlink:href="#__RefHeading__187_546538010" text:style-name="Index_20_Link" text:visited-style-name="Index_20_Link">3.3.8 Reset Monsters<text:tab/>25</text:a></text:p>
          <text:p text:style-name="P230"><text:a xlink:type="simple" xlink:href="#__RefHeading__189_546538010" text:style-name="Index_20_Link" text:visited-style-name="Index_20_Link">3.3.9 Mass Summon X1 Y1 X2 Y2<text:tab/>25</text:a></text:p>
          <text:p text:style-name="P230"><text:a xlink:type="simple" xlink:href="#__RefHeading__191_546538010" text:style-name="Index_20_Link" text:visited-style-name="Index_20_Link">3.3.10 Fontaine de guérison<text:tab/>26</text:a></text:p>
          <text:p text:style-name="P231"><text:a xlink:type="simple" xlink:href="#__RefHeading__193_546538010" text:style-name="Index_20_Link" text:visited-style-name="Index_20_Link">3.4 Zones spéciales<text:tab/>26</text:a></text:p>
          <text:p text:style-name="P230"><text:a xlink:type="simple" xlink:href="#__RefHeading__195_546538010" text:style-name="Index_20_Link" text:visited-style-name="Index_20_Link">3.4.1 Avertissement<text:tab/>26</text:a></text:p>
          <text:p text:style-name="P230"><text:a xlink:type="simple" xlink:href="#__RefHeading__197_546538010" text:style-name="Index_20_Link" text:visited-style-name="Index_20_Link">3.4.2 Zones de test<text:tab/>26</text:a></text:p>
          <text:p text:style-name="P230"><text:a xlink:type="simple" xlink:href="#__RefHeading__199_546538010" text:style-name="Index_20_Link" text:visited-style-name="Index_20_Link">3.4.3 Island Madness<text:tab/>26</text:a></text:p>
          <text:p text:style-name="P230"><text:a xlink:type="simple" xlink:href="#__RefHeading__201_546538010" text:style-name="Index_20_Link" text:visited-style-name="Index_20_Link">3.4.4 Isolated Island<text:tab/>27</text:a></text:p>
          <text:p text:style-name="P230"><text:a xlink:type="simple" xlink:href="#__RefHeading__203_546538010" text:style-name="Index_20_Link" text:visited-style-name="Index_20_Link">3.4.5 Donjon Scattered Bones<text:tab/>27</text:a></text:p>
          <text:p text:style-name="P231"><text:a xlink:type="simple" xlink:href="#__RefHeading__205_546538010" text:style-name="Index_20_Link" text:visited-style-name="Index_20_Link">3.5 L’interface d’animation<text:tab/>27</text:a></text:p>
          <text:p text:style-name="P230"><text:a xlink:type="simple" xlink:href="#__RefHeading__207_546538010" text:style-name="Index_20_Link" text:visited-style-name="Index_20_Link">3.5.1 Introduction<text:tab/>27</text:a></text:p>
          <text:p text:style-name="P230"><text:a xlink:type="simple" xlink:href="#__RefHeading__209_546538010" text:style-name="Index_20_Link" text:visited-style-name="Index_20_Link">3.5.2 Gestion des religions<text:tab/>28</text:a></text:p>
          <text:p text:style-name="P230"><text:a xlink:type="simple" xlink:href="#__RefHeading__211_546538010" text:style-name="Index_20_Link" text:visited-style-name="Index_20_Link">3.5.3 Gestion des points d’expérience<text:tab/>30</text:a></text:p>
          <text:p text:style-name="P230"><text:a xlink:type="simple" xlink:href="#__RefHeading__213_546538010" text:style-name="Index_20_Link" text:visited-style-name="Index_20_Link">3.5.4 Gestion des flags<text:tab/>30</text:a></text:p>
          <text:p text:style-name="P229"><text:a xlink:type="simple" xlink:href="#__RefHeading__215_546538010" text:style-name="Index_20_Link" text:visited-style-name="Index_20_Link">A. Index des commandes GameOp<text:tab/>31</text:a></text:p>
          <text:p text:style-name="P229"><text:a xlink:type="simple" xlink:href="#__RefHeading__217_546538010" text:style-name="Index_20_Link" text:visited-style-name="Index_20_Link">B. Locs<text:tab/>33</text:a></text:p>
          <text:p text:style-name="P229"><text:a xlink:type="simple" xlink:href="#__RefHeading__219_546538010" text:style-name="Index_20_Link" text:visited-style-name="Index_20_Link">C. Objets<text:tab/>34</text:a></text:p>
          <text:p text:style-name="P231"><text:soft-page-break/><text:a xlink:type="simple" xlink:href="#__RefHeading__221_546538010" text:style-name="Index_20_Link" text:visited-style-name="Index_20_Link">1. Avertissement<text:tab/>34</text:a></text:p>
          <text:p text:style-name="P231"><text:a xlink:type="simple" xlink:href="#__RefHeading__223_546538010" text:style-name="Index_20_Link" text:visited-style-name="Index_20_Link">2. Armes<text:tab/>34</text:a></text:p>
          <text:p text:style-name="P230"><text:a xlink:type="simple" xlink:href="#__RefHeading__225_546538010" text:style-name="Index_20_Link" text:visited-style-name="Index_20_Link">a) Armes de guerriers<text:tab/>34</text:a></text:p>
          <text:p text:style-name="P230"><text:a xlink:type="simple" xlink:href="#__RefHeading__227_546538010" text:style-name="Index_20_Link" text:visited-style-name="Index_20_Link">b) Armes de druides<text:tab/>37</text:a></text:p>
          <text:p text:style-name="P230"><text:a xlink:type="simple" xlink:href="#__RefHeading__229_546538010" text:style-name="Index_20_Link" text:visited-style-name="Index_20_Link">c) Arcs<text:tab/>38</text:a></text:p>
          <text:p text:style-name="P230"><text:a xlink:type="simple" xlink:href="#__RefHeading__231_546538010" text:style-name="Index_20_Link" text:visited-style-name="Index_20_Link">d) Armes de mages<text:tab/>39</text:a></text:p>
          <text:p text:style-name="P230"><text:a xlink:type="simple" xlink:href="#__RefHeading__233_546538010" text:style-name="Index_20_Link" text:visited-style-name="Index_20_Link">e) Armes spéciales<text:tab/>39</text:a></text:p>
          <text:p text:style-name="P230"><text:a xlink:type="simple" xlink:href="#__RefHeading__235_546538010" text:style-name="Index_20_Link" text:visited-style-name="Index_20_Link">f) Armes de quêtes<text:tab/>40</text:a></text:p>
          <text:p text:style-name="P230"><text:a xlink:type="simple" xlink:href="#__RefHeading__237_546538010" text:style-name="Index_20_Link" text:visited-style-name="Index_20_Link">g) Objets de SH<text:tab/>40</text:a></text:p>
          <text:p text:style-name="P231"><text:a xlink:type="simple" xlink:href="#__RefHeading__239_546538010" text:style-name="Index_20_Link" text:visited-style-name="Index_20_Link">3. Armures et robes<text:tab/>40</text:a></text:p>
          <text:p text:style-name="P230"><text:a xlink:type="simple" xlink:href="#__RefHeading__241_546538010" text:style-name="Index_20_Link" text:visited-style-name="Index_20_Link">a) Armures et vêtements normaux<text:tab/>41</text:a></text:p>
          <text:p text:style-name="P230"><text:a xlink:type="simple" xlink:href="#__RefHeading__243_546538010" text:style-name="Index_20_Link" text:visited-style-name="Index_20_Link">b) Boucliers<text:tab/>42</text:a></text:p>
          <text:p text:style-name="P230"><text:a xlink:type="simple" xlink:href="#__RefHeading__245_546538010" text:style-name="Index_20_Link" text:visited-style-name="Index_20_Link">c) Robes et armures magiques<text:tab/>42</text:a></text:p>
          <text:p text:style-name="P230"><text:a xlink:type="simple" xlink:href="#__RefHeading__247_546538010" text:style-name="Index_20_Link" text:visited-style-name="Index_20_Link">d) Accessoires<text:tab/>43</text:a></text:p>
          <text:p text:style-name="P231"><text:a xlink:type="simple" xlink:href="#__RefHeading__249_546538010" text:style-name="Index_20_Link" text:visited-style-name="Index_20_Link">4. Bijoux<text:tab/>43</text:a></text:p>
          <text:p text:style-name="P230"><text:a xlink:type="simple" xlink:href="#__RefHeading__251_546538010" text:style-name="Index_20_Link" text:visited-style-name="Index_20_Link">a) Anneaux<text:tab/>43</text:a></text:p>
          <text:p text:style-name="P230"><text:a xlink:type="simple" xlink:href="#__RefHeading__253_546538010" text:style-name="Index_20_Link" text:visited-style-name="Index_20_Link">b) Amulettes et colliers<text:tab/>44</text:a></text:p>
          <text:p text:style-name="P230"><text:a xlink:type="simple" xlink:href="#__RefHeading__255_546538010" text:style-name="Index_20_Link" text:visited-style-name="Index_20_Link">c) Bracelets<text:tab/>44</text:a></text:p>
          <text:p text:style-name="P231"><text:a xlink:type="simple" xlink:href="#__RefHeading__257_546538010" text:style-name="Index_20_Link" text:visited-style-name="Index_20_Link">5. Objets divers<text:tab/>44</text:a></text:p>
          <text:p text:style-name="P230"><text:a xlink:type="simple" xlink:href="#__RefHeading__259_546538010" text:style-name="Index_20_Link" text:visited-style-name="Index_20_Link">a) Potions<text:tab/>44</text:a></text:p>
          <text:p text:style-name="P230"><text:a xlink:type="simple" xlink:href="#__RefHeading__261_546538010" text:style-name="Index_20_Link" text:visited-style-name="Index_20_Link">b) Objets divers<text:tab/>45</text:a></text:p>
          <text:p text:style-name="P231"><text:a xlink:type="simple" xlink:href="#__RefHeading__263_546538010" text:style-name="Index_20_Link" text:visited-style-name="Index_20_Link">6. Portails<text:tab/>47</text:a></text:p>
          <text:p text:style-name="P230"><text:a xlink:type="simple" xlink:href="#__RefHeading__265_546538010" text:style-name="Index_20_Link" text:visited-style-name="Index_20_Link">a) Portails préconfigurés<text:tab/>47</text:a></text:p>
          <text:p text:style-name="P230"><text:a xlink:type="simple" xlink:href="#__RefHeading__267_546538010" text:style-name="Index_20_Link" text:visited-style-name="Index_20_Link">b) Portails dynamiques<text:tab/>47</text:a></text:p>
          <text:p text:style-name="P229"><text:a xlink:type="simple" xlink:href="#__RefHeading__269_546538010" text:style-name="Index_20_Link" text:visited-style-name="Index_20_Link">D. Sorts et effets<text:tab/>48</text:a></text:p>
          <text:p text:style-name="P231"><text:a xlink:type="simple" xlink:href="#__RefHeading__271_546538010" text:style-name="Index_20_Link" text:visited-style-name="Index_20_Link">1. Avertissement<text:tab/>48</text:a></text:p>
          <text:p text:style-name="P231"><text:a xlink:type="simple" xlink:href="#__RefHeading__273_546538010" text:style-name="Index_20_Link" text:visited-style-name="Index_20_Link">2. Sorts<text:tab/>48</text:a></text:p>
          <text:p text:style-name="P231"><text:a xlink:type="simple" xlink:href="#__RefHeading__275_546538010" text:style-name="Index_20_Link" text:visited-style-name="Index_20_Link">3.6 Type<text:tab/>48</text:a></text:p>
          <text:p text:style-name="P231"><text:a xlink:type="simple" xlink:href="#__RefHeading__277_546538010" text:style-name="Index_20_Link" text:visited-style-name="Index_20_Link">3.7 Type<text:tab/>48</text:a></text:p>
          <text:p text:style-name="P229"><text:a xlink:type="simple" xlink:href="#__RefHeading__279_546538010" text:style-name="Index_20_Link" text:visited-style-name="Index_20_Link">4.0 Absorption de vie mineure<text:tab/>48</text:a></text:p>
          <text:p text:style-name="P229"><text:a xlink:type="simple" xlink:href="#__RefHeading__281_546538010" text:style-name="Index_20_Link" text:visited-style-name="Index_20_Link">5.0 Afflux de mana<text:tab/>48</text:a></text:p>
          <text:p text:style-name="P231"><text:a xlink:type="simple" xlink:href="#__RefHeading__283_546538010" text:style-name="Index_20_Link" text:visited-style-name="Index_20_Link">3. Effets<text:tab/>49</text:a></text:p>
          <text:p text:style-name="P229"><text:a xlink:type="simple" xlink:href="#__RefHeading__285_546538010" text:style-name="Index_20_Link" text:visited-style-name="Index_20_Link">E. Compétences<text:tab/>51</text:a></text:p>
          <text:p text:style-name="P231"><text:a xlink:type="simple" xlink:href="#__RefHeading__287_546538010" text:style-name="Index_20_Link" text:visited-style-name="Index_20_Link">1. Avertissement<text:tab/>51</text:a></text:p>
          <text:p text:style-name="P231"><text:a xlink:type="simple" xlink:href="#__RefHeading__289_546538010" text:style-name="Index_20_Link" text:visited-style-name="Index_20_Link">2. Liste<text:tab/>51</text:a></text:p>
          <text:p text:style-name="P229"><text:a xlink:type="simple" xlink:href="#__RefHeading__291_546538010" text:style-name="Index_20_Link" text:visited-style-name="Index_20_Link">F. Monstres<text:tab/>52</text:a></text:p>
          <text:p text:style-name="P231"><text:a xlink:type="simple" xlink:href="#__RefHeading__293_546538010" text:style-name="Index_20_Link" text:visited-style-name="Index_20_Link">1. Classement alphabétique<text:tab/>52</text:a></text:p>
          <text:p text:style-name="P231"><text:a xlink:type="simple" xlink:href="#__RefHeading__295_546538010" text:style-name="Index_20_Link" text:visited-style-name="Index_20_Link">2. Classement par type et lieu<text:tab/>57</text:a></text:p>
          <text:p text:style-name="P230"><text:a xlink:type="simple" xlink:href="#__RefHeading__297_546538010" text:style-name="Index_20_Link" text:visited-style-name="Index_20_Link">a) Stoneheim<text:tab/>62</text:a></text:p>
          <text:p text:style-name="P230"><text:a xlink:type="simple" xlink:href="#__RefHeading__299_546538010" text:style-name="Index_20_Link" text:visited-style-name="Index_20_Link">b) Colisée<text:tab/>66</text:a></text:p>
          <text:p text:style-name="P229"><text:a xlink:type="simple" xlink:href="#__RefHeading__301_546538010" text:style-name="Index_20_Link" text:visited-style-name="Index_20_Link">G. Apparences<text:tab/>67</text:a></text:p>
          <text:p text:style-name="P229"><text:a xlink:type="simple" xlink:href="#__RefHeading__303_546538010" text:style-name="Index_20_Link" text:visited-style-name="Index_20_Link">H. Flags de quêtes<text:tab/>68</text:a></text:p>
          <text:p text:style-name="P229"><text:a xlink:type="simple" xlink:href="#__RefHeading__305_546538010" text:style-name="Index_20_Link" text:visited-style-name="Index_20_Link">I. Niveaux et expérience<text:tab/>69</text:a></text:p>
          <text:p text:style-name="P229"><text:a xlink:type="simple" xlink:href="#__RefHeading__307_546538010" text:style-name="Index_20_Link" text:visited-style-name="Index_20_Link">J. Lexique<text:tab/>73</text:a></text:p>
        </text:index-body>
      </text:table-of-content>
      <text:p text:style-name="P5"/>
      <text:p text:style-name="P167">INTRODUCTION</text:p>
      <text:p text:style-name="P209">Vous avez été sélectionné pour devenir animateur pour le jeu La 4ème Prophétie. Ce texte vous est destiné à vous et à vous seul. Il contient un certain nombre d’informations confidentielles qu’il ne faut en aucun transmettre aux joueurs. Le non-respect de cette confidentialité peut entraîner la perte du statut d’animateur.</text:p>
      <text:h text:style-name="P187" text:outline-level="1"><text:bookmark-start text:name="__RefHeading__19_546538010"/>Organisation<text:bookmark-end text:name="__RefHeading__19_546538010"/></text:h>
      <text:h text:style-name="P190" text:outline-level="2"><text:bookmark-start text:name="__RefHeading__21_546538010"/>L'équipe GOA<text:bookmark-end text:name="__RefHeading__21_546538010"/></text:h>
      <text:p text:style-name="P216">L'équipe d'animation GOA pour la Quatrième Prophétie est actuellement constituée de cinq personnes:</text:p>
      <text:list xml:id="list4986477684689829924" text:style-name="WW8Num4">
        <text:list-item>
          <text:p text:style-name="P127"><text:span text:style-name="T5">Thomas Bidaux</text:span> (ou Camber), Chef de Projet, GameMaster des jeux massivement multijoueurs (et donc de Prophétie). Email: <text:a xlink:type="simple" xlink:href="mailto:haruspice@goa.com"><text:span text:style-name="Internet_20_link">haruspice@goa.com</text:span></text:a> (cette adresse n'est pas à communiquer aux joueurs).</text:p>
        </text:list-item>
        <text:list-item>
          <text:p text:style-name="P127"><text:span text:style-name="T5">Eric Emanuel</text:span> (ou Lynn), Responsable de la publication La Quatrième Prophétie. Il s'occupe du site officiel (<text:a xlink:type="simple" xlink:href="http://prophetie.goa.com/"><text:span text:style-name="Internet_20_link">http://prophetie.goa.com</text:span></text:a>) et de son contenu. C’est donc notamment lui qui s’occupe de placer les news et les rumeurs sur le site. <text:s/>Email: <text:a xlink:type="simple" xlink:href="mailto:lynn@goa.com"><text:span text:style-name="Internet_20_link">lynn@goa.com</text:span></text:a>.</text:p>
        </text:list-item>
        <text:list-item>
          <text:p text:style-name="P127"><text:span text:style-name="T5">Julien Coquema</text:span> (ou Shanoir), Responsable de la communauté des utilisateurs de La Quatrième Prophétie, et Coordinateur GOA des serveurs Aphrael (<text:a xlink:type="simple" xlink:href="mailto:aphrael@goa.com"><text:span text:style-name="Internet_20_link">aphrael@goa.com</text:span></text:a>), Caern-Sidhe (<text:a xlink:type="simple" xlink:href="mailto:demios@goa.com"><text:span text:style-name="Internet_20_link">caern@goa.com</text:span></text:a>) et Feyd-Ehlan (<text:a xlink:type="simple" xlink:href="mailto:ezar@goa.com"><text:span text:style-name="Internet_20_link">feyd@goa.com</text:span></text:a>). Email: <text:a xlink:type="simple" xlink:href="mailto:shanoir@goa.com"><text:span text:style-name="Internet_20_link">shanoir@goa.com</text:span></text:a>.</text:p>
        </text:list-item>
        <text:list-item>
          <text:p text:style-name="P127"><text:span text:style-name="T5">Frédéric Menou</text:span> (ou Fredouille), Responsable du support technique La Quatrième Prophétie. Il est notamment derrière l'adresse <text:a xlink:type="simple" xlink:href="mailto:support-prophetie@goa.com"><text:span text:style-name="Internet_20_link">support-prophetie@goa.com</text:span></text:a>.</text:p>
        </text:list-item>
        <text:list-item>
          <text:p text:style-name="P137"><text:span text:style-name="T5">Xavier Antoviaque</text:span> (ou Kalhaan), Coordinateur GOA des serveurs Baazul (<text:a xlink:type="simple" xlink:href="mailto:baazul@goa.com"><text:span text:style-name="Internet_20_link">baazul@goa.com</text:span></text:a>), Demios (<text:a xlink:type="simple" xlink:href="mailto:demios@goa.com"><text:span text:style-name="Internet_20_link">demios@goa.com</text:span></text:a>) et Ezar (<text:a xlink:type="simple" xlink:href="mailto:ezar@goa.com"><text:span text:style-name="Internet_20_link">ezar@goa.com</text:span></text:a>). Email: <text:a xlink:type="simple" xlink:href="mailto:kalhaan@goa.com"><text:span text:style-name="Internet_20_link">kalhaan@goa.com</text:span></text:a>.</text:p>
        </text:list-item>
      </text:list>
      <text:p text:style-name="P217">En plus des fonctions "officielles" décrites plus haut, toute l'équipe prend une grande part à l'organisation des scénarios multi-serveurs.</text:p>
      <text:h text:style-name="P190" text:outline-level="2"><text:bookmark-start text:name="__RefHeading__23_546538010"/>Adresses à communiquer aux joueurs<text:bookmark-end text:name="__RefHeading__23_546538010"/></text:h>
      <text:p text:style-name="P216">De par votre statut d’animateur, vous serez souvent contactés par des joueurs ; pour des problèmes techniques, pour des plaintes diverses, pour des propositions d’animation, etc. Afin que vous ne passiez pas votre temps à leur répondre – après tout vous aussi vous êtes là pour vous amuser – un certain nombre d’adresses email sont employées pour recevoir les demandes des joueurs. Vous n’avez donc qu’à les rediriger dessus, l’équipe GOA s’efforcera de leur répondre dans les meilleurs délais :</text:p>
      <text:list xml:id="list4269644016296592680" text:style-name="WW8Num78">
        <text:list-item>
          <text:p text:style-name="P218"><text:a xlink:type="simple" xlink:href="mailto:SERVEUR@goa.com"><text:span text:style-name="Internet_20_link">baazul@goa.com</text:span></text:a> doit recevoir toutes les demandes ayant trait spécifiquement à Baazul.</text:p>
        </text:list-item>
        <text:list-item>
          <text:p text:style-name="P218"><text:a xlink:type="simple" xlink:href="mailto:support-prophetie@goa.com"><text:span text:style-name="Internet_20_link">support-prophetie@goa.com</text:span></text:a> doit recevoir toutes les demandes d’assistance techniques, ainsi que les rapports de bug (un formulaire est disponible sur le site officiel).</text:p>
        </text:list-item>
        <text:list-item>
          <text:p text:style-name="P218"><text:a xlink:type="simple" xlink:href="mailto:camber@goa.com"><text:span text:style-name="Internet_20_link">camber@goa.com</text:span></text:a>, <text:a xlink:type="simple" xlink:href="mailto:lynn@goa.com"><text:span text:style-name="Internet_20_link">lynn@goa.com</text:span></text:a>, <text:a xlink:type="simple" xlink:href="mailto:shanoir@goa.com"><text:span text:style-name="Internet_20_link">shanoir@goa.com</text:span></text:a>, <text:a xlink:type="simple" xlink:href="mailto:kalhaan@goa.com"><text:span text:style-name="Internet_20_link">kalhaan@goa.com</text:span></text:a> servent pour les personnes désirant communiquer personnellement avec l’un d’entre nous.</text:p>
        </text:list-item>
        <text:list-item>
          <text:p text:style-name="P219">En dernier recours, si la demande n’entre dans aucune de ces catégories, renvoyer sur <text:a xlink:type="simple" xlink:href="mailto:SERVEUR@goa.com"><text:span text:style-name="Internet_20_link">baazul@goa.com</text:span></text:a>, la demande sera transférée vers la bonne adresse si besoin est.</text:p>
        </text:list-item>
      </text:list>
      <text:h text:style-name="P190" text:outline-level="2"><text:bookmark-start text:name="__RefHeading__25_546538010"/><text:soft-page-break/>Rôle d’un animateur<text:bookmark-end text:name="__RefHeading__25_546538010"/></text:h>
      <text:p text:style-name="P217">Vous avez un rôle essentiel dans le jeu. C’est vous qui allez le faire vivre et en faire un jeu de qualité. Vous allez endosser le rôle de PNJs, créer des aventures, suivre l’évolution des guildes, etc.</text:p>
      <text:h text:style-name="P190" text:outline-level="2"><text:bookmark-start text:name="__RefHeading__27_546538010"/>L’impartialité<text:bookmark-end text:name="__RefHeading__27_546538010"/></text:h>
      <text:p text:style-name="P149">Les animateurs se doivent d’être impartiaux. Cela veut dire qu’il ne faut pas favoriser les gens que l’on aime bien, mais surtout qu’il ne faut pas refuser d’aider les personnes que l’on n’aime pas. Dans le même ordre d’idée, quand vous organisez une aventure arrangez-vous pour que ce ne soit pas tout le temps les même personnes qui participent.</text:p>
      <text:h text:style-name="P190" text:outline-level="2"><text:bookmark-start text:name="__RefHeading__29_546538010"/>L’évolution du jeu<text:bookmark-end text:name="__RefHeading__29_546538010"/></text:h>
      <text:p text:style-name="Corps_20_de_20_texte_20_3">Le jeu en lui-même est développé par Vircom et nous n’avons pas de grandes possibilités quant aux modifications que nous pouvons faire dans le jeu. Cependant, il nous est tout à fait possible de développer des éléments à l’extérieur, comme c’est le cas pour les religions et le crime par exemple. Vous pouvez nous faire des suggestions et nous verrons s’il est possible de développer ces éléments. </text:p>
      <text:p text:style-name="P149">Et n’hésitez pas à proposer des améliorations pour ce manuel. Il s’agit en effet de votre principal outil, et plus il sera riche, plus vos futurs collègues sauront à quoi s’attendre. Pour soumettre vos idées ou des informations inédites, écrivez à <text:a xlink:type="simple" xlink:href="mailto:kalhaan@goa.com"><text:span text:style-name="Internet_20_link">kalhaan@goa.com</text:span></text:a>.</text:p>
      <text:h text:style-name="P190" text:outline-level="2"><text:bookmark-start text:name="__RefHeading__31_546538010"/>Organisation des équipes d'animation<text:bookmark-end text:name="__RefHeading__31_546538010"/></text:h>
      <text:p text:style-name="P216">Chaque serveur possède une équipe de huit animateurs et d'un coordinateur GOA (éventuellement aidé d'un animateur-coordinateur). Chaque animateur se voit attribuer la gestion d'un des huit domaines suivants:</text:p>
      <text:list xml:id="list2070950912293734682" text:style-name="WW8Num111">
        <text:list-item>
          <text:p text:style-name="P151">Brehan</text:p>
        </text:list-item>
      </text:list>
      <text:p text:style-name="Retrait_20_corps_20_de_20_texte_20_2">Dieu de la Guerre, du courage et de la chasse. Fils d'Artherk et d'Aglarana, la première humaine. Brehan est un dieu qui aime le défi avant tout. Il cherche désespérément à devenir encore meilleur dans toutes les formes de combat existantes, affrontant des créatures de cauchemar pour se tester. </text:p>
      <text:list xml:id="list200740471894872" text:continue-numbering="true" text:style-name="WW8Num111">
        <text:list-item>
          <text:p text:style-name="P226">Les Enfants de l’Haruspice</text:p>
        </text:list-item>
      </text:list>
      <text:p text:style-name="Retrait_20_corps_20_de_20_texte_20_2">Comme leur « Dieu », ils pensent que l'humanité est corrompue et cherchent à l'anéantir. Rien ne les démarque du citoyen moyen, et ils jouent sur le secret de leur organisation pour frapper - de temps en temps mais fort. Ils ont été déclarés hors-la-loi par le roi.</text:p>
      <text:list xml:id="list200741153643281" text:continue-numbering="true" text:style-name="WW8Num111">
        <text:list-item>
          <text:p text:style-name="P151">Iago</text:p>
        </text:list-item>
      </text:list>
      <text:p text:style-name="Retrait_20_corps_20_de_20_texte_20_2">Dieu du Commerce, des arts et de la fête. Fils d'Artherk et de Nurhan, la première naine. Iago est un dieu très proche de ses fidèles et ne manque pas de leur fournir son aide, le plus souvent pécuniaire. Il a développé une terrible obsession au cours des siècles : il collectionne. Il donnerait bien des choses pour récupérer un objet qu'il ne possède pas.</text:p>
      <text:list xml:id="list200740664040379" text:continue-numbering="true" text:style-name="WW8Num111">
        <text:list-item>
          <text:p text:style-name="P227">Les Esprits de la Nature</text:p>
        </text:list-item>
      </text:list>
      <text:p text:style-name="Retrait_20_corps_20_de_20_texte_20_2">Présents depuis toujours, ils n'accordent leur pouvoir qu'à leurs prêtres (les druides) ainsi qu'aux gens qui les respectent.</text:p>
      <text:p text:style-name="Retrait_20_corps_20_de_20_texte_20_2">Il existe une horde d'Esprits plus ou moins puissants vénérés par ce que les gens des villes appellent des primitifs. Les druides, les intermédiaires entre les humains et les Esprits, sont là pour rappeler que la puissance de ces derniers est bien plus réelle que certains ne le pensent. Parmi les esprits les plus puissants, deux noms reviennent régulièrement :</text:p>
      <text:p text:style-name="Retrait_20_corps_20_de_20_texte_20_2"><text:span text:style-name="T5">Titania</text:span>, Esprit protecteur des créatures de la forêt. Il y a bien longtemps que personne ne l'a vue, ou bien les druides cachent soigneusement leurs secrets.</text:p>
      <text:p text:style-name="Retrait_20_corps_20_de_20_texte_20_2"><text:span text:style-name="T5">Lugh</text:span>, Esprit vengeur de la nature. Il est dit qu'il apparaît sous la forme d'un homme arbre pour exprimer librement sa colère.</text:p>
      <text:list xml:id="list200740498316903" text:continue-numbering="true" text:style-name="WW8Num111">
        <text:list-item>
          <text:p text:style-name="P151">La Noblesse</text:p>
        </text:list-item>
      </text:list>
      <text:p text:style-name="P155">Le Roi, les nobles, la Cour, les cérémonies officielles sont autant de sujets relevant de la noblesse. Admirés et critiqués, les nobles sont au centre de toutes les attentions. </text:p>
      <text:list xml:id="list200741886481849" text:continue-numbering="true" text:style-name="WW8Num111">
        <text:list-item>
          <text:p text:style-name="P151">Les Rédempteurs</text:p>
        </text:list-item>
      </text:list>
      <text:p text:style-name="Retrait_20_corps_20_de_20_texte_20_2">Ils cherchent à préserver l'humanité. Ils pensent que les Puissances Supérieures ne peuvent sauver les humains, qui doivent s'affranchir de leur influence pour survivre. Ils rachètent les fautes de leurs frères en faisant preuve de bonté et de générosité. Le fondateur du mouvement s'appelle Dalaï et prêche seul et humblement à travers le monde.</text:p>
      <text:list xml:id="list200741486912360" text:continue-numbering="true" text:style-name="WW8Num111">
        <text:list-item>
          <text:p text:style-name="P151">Sélène</text:p>
        </text:list-item>
      </text:list>
      <text:p text:style-name="Retrait_20_corps_20_de_20_texte_20_2">Déesse de la Nuit, des miséreux et des assassins. Fille d'Artherk et de Læwïn, elle protège tous ceux qui utilisent les faveurs de la nuit pour exécuter leur travail. Elle abrite également les mendiants et les pauvres quand son père est trop occupé à combattre le mal.</text:p>
      <text:list xml:id="list200740571852333" text:continue-numbering="true" text:style-name="WW8Num111">
        <text:list-item>
          <text:p text:style-name="P151">Syl</text:p>
        </text:list-item>
      </text:list>
      <text:p text:style-name="P228">Déesse de la Magie et des mystères. Fille d'Artherk et de Læwïn, la première elfe. Entourée de mystère, Syl aurait appris la Magie aux mortels pour pouvoir se défendre contre les forces démoniaques. Les légendes veulent aussi qu'elle n'apprécie guère sa sœur, Sélène.</text:p>
      <text:p text:style-name="P217">Le « cloisonnement » n'est bien évidemment pas absolu, et des animations impliquant plusieurs domaines peuvent être organisées conjointement par plusieurs animateurs.</text:p>
      <text:h text:style-name="P190" text:outline-level="2"><text:bookmark-start text:name="__RefHeading__33_546538010"/>Elaboration des animations<text:bookmark-end text:name="__RefHeading__33_546538010"/></text:h>
      <text:h text:style-name="P195" text:outline-level="3"><text:bookmark-start text:name="__RefHeading__35_546538010"/>Les différents types d’animations<text:bookmark-end text:name="__RefHeading__35_546538010"/></text:h>
      <text:p text:style-name="P150">On distingue plusieurs types d'animations:</text:p>
      <text:h text:style-name="P193" text:outline-level="4">L’aventure fun</text:h>
      <text:p text:style-name="P150">Il s’agit d’événements sans conséquence sur l’univers. Il peut s’agir d’une invasion de cochons, d’une rencontre avec le magicien raté Zifnab qui, en essayant d’invoquer un esprit de la nature, se transforme en cochon. L’objectif ici est de fournir aux joueurs une animation courte et facilement compréhensible, afin que ceux qui ne peuvent pas se connecter souvent ou qui découvrent à peine le jeu ne soient pas oubliés.</text:p>
      <text:h text:style-name="P194" text:outline-level="4">L’aventure classique</text:h>
      <text:p text:style-name="P150">Il s’agit d’une quête qui ne s’étale pas sur plus de deux-trois jours. Cela veut dire que cette aventure n’aura pas de conséquences importantes sur l’univers. Au niveau des récompenses, cela peut aller d’une récompense en points d’expérience jusqu’à l’obtention d’un titre (mineur) ou d’un rang, en passant par quelques points de compétences. L’objectif de ces aventures est de fournir un moyen aux joueurs de jouer autrement qu’en tuant du monstre.</text:p>
      <text:h text:style-name="P193" text:outline-level="4">La campagne</text:h>
      <text:p text:style-name="P156">Voilà, <text:span text:style-name="T7">le</text:span> gros morceau. J’entends par campagne une suite d’aventures classiques qui ont en commun des éléments. Ces éléments peuvent se révéler utiles d’une aventure à une autre. Il est souhaitable que les campagnes aient un impact maximum sur l’univers du jeu. Ces campagnes doivent très soigneusement préparées, surtout si elles mettent en interactions plusieurs domaines, le travail d’équipe étant alors primordial. Un bon exemple de campagne est par exemple les campagnes multi-serveurs, qui s’étalent à chaque fois sur un mois (voir deux), et font participer tous les animateurs.</text:p>
      <text:h text:style-name="P195" text:outline-level="3"><text:bookmark-start text:name="__RefHeading__37_546538010"/>L’outil de communication : les mailing-lists<text:bookmark-end text:name="__RefHeading__37_546538010"/></text:h>
      <text:p text:style-name="P150">L'élaboration de ces animations passe par une discussion, centralisée dans une mailing-list unique à chaque serveur (<text:a xlink:type="simple" xlink:href="mailto:SERVEUR-prophetie@egroups.com"><text:span text:style-name="Internet_20_link">baazul-prophetie@egroups.com</text:span></text:a>, archives sur <text:a xlink:type="simple" xlink:href="http://www.egroups.com/group/SERVEUR-prophetie/"><text:span text:style-name="Internet_20_link">http://www.egroups.com/group/baazul-prophetie/</text:span></text:a>). Cette mailing-list sert à centraliser et à permettre l'archivage des échanges entre animateurs, à poster les propositions d'animation et les comptes rendus d'animation et d'intervention dans le jeu.</text:p>
      <text:p text:style-name="P150">Une seconde mailing-list vous est accessible: <text:a xlink:type="simple" xlink:href="mailto:anim-prophetie@egroups.com"><text:span text:style-name="Internet_20_link">anim-prophetie@egroups.com</text:span></text:a> (archives sur <text:a xlink:type="simple" xlink:href="http://www.egroups.com/group/anim-prophetie/"><text:span text:style-name="Internet_20_link">http://www.egroups.com/group/anim-prophetie/</text:span></text:a>). Elle sert principalement à l'élaboration des campagnes multi-serveurs, et est un moyen pour l'équipe GOA de communiquer avec l'ensemble des animateurs, tous serveurs confondus. Mais, étant donné le nombre de personnes lisant les messages postés dans cette liste, il est demandé à tous d'y poster le moins souvent possible, afin de n’y voir que l’essentiel, ce que tous les animateurs ont besoin de savoir. </text:p>
      <text:p text:style-name="P216">Il est d’ailleurs important de garder à l’esprit que ces mailing-lists sont là pour se coordonner pour les animations du jeu ; les messages sur la cuisine, le dernier virus ou bien une pétition web n’y ont donc pas leur place.</text:p>
      <text:h text:style-name="P195" text:outline-level="3"><text:bookmark-start text:name="__RefHeading__39_546538010"/>Exemple d’une préparation d’animation<text:bookmark-end text:name="__RefHeading__39_546538010"/></text:h>
      <text:p text:style-name="P150">Les étapes pour la réalisation d'une animation sont les suivantes:</text:p>
      <text:p text:style-name="P150"><text:span text:style-name="T8"><text:s/></text:span>a) [<text:span text:style-name="T5">optionnel</text:span>] Discussion préalable du thème et du contenu prévu de l'animation. Cette étape est surtout utile pour les nouveaux animateurs, afin d'obtenir des remarques et des indications avant d'aller plus loin. Cela peut être aussi utile si vous n'êtes pas sûr que votre idée sera acceptée; vous auriez une réponse qui, si elle est négative, pourrait vous sauver bien du temps et de l'énergie.</text:p>
      <text:p text:style-name="P150"><text:span text:style-name="T8"><text:s/></text:span>b) [<text:span text:style-name="T7">obligatoire</text:span>] Rédaction d'une fiche d'animation (cf. Annexe), détaillant point par point le déroulement prévu de l'intrigue (dans la mesure du possible, car il est impossible de tout prévoir...), indiquant les différents PNJs impliqués, etc. Si l'animation suppose la création de PNJs résiduels (qui sont susceptibles de réapparaître dans le futur), une fiche de PNJ doit être rédigée ; dans le cas contraire un paragraphe détaillant les traits de caractère du personnage suffit.</text:p>
      <text:p text:style-name="P150"><text:span text:style-name="T8"><text:s/></text:span>c) Réalisation de l'animation. Il est important de préciser une date et une heure précise, surtout si l'animation requiert la présence d'animateurs supplémentaires pour incarner des PNJs, afin que tout le monde puisse indiquer ses disponibilités. Les aides de jeu peuvent être aussi une source de "main d'œuvre" pour les animations, ne surtout pas hésiter à les solliciter (voir section <text:bookmark-ref text:reference-format="number-all-superior" text:ref-name="_Ref498376890">1.9</text:bookmark-ref> sur les aides).</text:p>
      <text:p text:style-name="P156"><text:span text:style-name="T8"><text:s/></text:span>d) [<text:span text:style-name="T7">obligatoire</text:span>] Compte-rendu de l'animation. Il est à poster sur la mailing-list juste après l'animation, afin de tenir informés les autres animateurs et l'équipe GOA de ce qui <text:soft-page-break/>s'est déroulé dans le jeu. Ca peut être aussi l'occasion de tirer des leçons de ce qui s'est passé, que ce soit en bien ou en mal, et ainsi enrichir l'expérience de tout le monde. </text:p>
      <text:p text:style-name="P150">Si vous avez des news à publier, c’est en général aussi le bon moment ; notez tout de même que seul Eric (Lynn) peut les placer pour l’instant, ce qui veut dire que ça ne peut être fait qu’en semaine, et pendant les heures de bureau. Ne vous impatientez donc pas trop si votre news postée le samedi à 23h n’est pas publiée deux heures après. :-) A l’avenir, il est prévu que la gestion des news sera un peu plus souple…</text:p>
      <text:p text:style-name="P150">Ces règles peuvent paraître contraignantes; elles le sont. Mais elles se sont avérées essentielles pour maintenir la cohésion de l'univers de jeu créé au sein de la Quatrième Prophétie. Et, dans la pratique, ce ne sont que quelques bonnes habitudes à prendre, qui rendent d'ailleurs tellement service qu'on en oublie vite leur aspect rebutant. ;-)</text:p>
      <text:p text:style-name="P217">Par ailleurs, un (mais un seul!) type d'animation échappe à ces règles : l'animation fun (voir plus haut). Ces animations, de par leur nature ponctuelle, sans interaction avec le reste de l'univers, et n'ayant aucune conséquence sur la trame générale, peuvent rendre l'étape b) facultative. Mais il est recommandé de posséder une bonne expérience de l'animation pour sauter cette étape, afin de pouvoir faire la part entre ce qui est envisageable dans une animation et ce qui ne l'est pas (faire courir les PJs après un rat est possible par exemple, alors que changer le skin de joueurs ou distribuer certains objets ne sont pas envisageables sans une solide concertation).</text:p>
      <text:h text:style-name="P190" text:outline-level="2"><text:bookmark-start text:name="__RefHeading__41_546538010"/>Coordination<text:bookmark-end text:name="__RefHeading__41_546538010"/></text:h>
      <text:p text:style-name="P150">Chaque serveur est encadré par un coordinateur GOA, qui se charge de valider les animations et de conseiller les animateurs. Il s'occupe également des relations avec les joueurs dans le jeu, gérant les éventuels problèmes rencontrés, est un contact mail pour les utilisateurs au niveau du serveur (<text:a xlink:type="simple" xlink:href="mailto:SERVEUR@goa.com"><text:span text:style-name="Internet_20_link">baazul@goa.com</text:span></text:a>), pour toutes les propositions d'animation et les réactions des joueurs face aux événements ayant lieu dans le jeu. </text:p>
      <text:p text:style-name="P150">Si certains joueurs deviennent désagréables, si le moindre problème se pose, si vous avez la moindre question, c'est vers lui que vous devez vous tourner.</text:p>
      <text:p text:style-name="P150">Pour Baazul, il s'agit de Xavier Antoviaque (ou Kalhaan). Les renseignements ci-dessous sont strictement confidentiels:</text:p>
      <text:p text:style-name="Standard">Compte GOA (pour les GOAmis): <text:span text:style-name="T5">Kalhaan</text:span></text:p>
      <text:p text:style-name="Standard">Email: <text:a xlink:type="simple" xlink:href="mailto:kalhaan@goa.com"><text:span text:style-name="Internet_20_link"><text:span text:style-name="T5">kalhaan@goa.com</text:span></text:span></text:a></text:p>
      <text:p text:style-name="Standard">Téléphone (fixe): <text:span text:style-name="T5">01.56.24.10.67</text:span></text:p>
      <text:p text:style-name="P150">Téléphone (portable): <text:span text:style-name="T5">06.61.32.78.61</text:span></text:p>
      <text:p text:style-name="P217">N'hésitez pas à les utiliser dès que le besoin s'en fait sentir. Un mail ou un coup de fil pouvant résoudre bien des problèmes, et répondre à bien des questions...</text:p>
      <text:h text:style-name="P190" text:outline-level="2"><text:bookmark-start text:name="__RefHeading__43_546538010"/><text:bookmark-start text:name="_Ref498376902"/><text:bookmark-start text:name="_Ref498376890"/>Les aides de jeu<text:bookmark-end text:name="__RefHeading__43_546538010"/><text:bookmark-end text:name="_Ref498376902"/><text:bookmark-end text:name="_Ref498376890"/></text:h>
      <text:p text:style-name="P150">Les aides de jeu ont un rôle prépondérant. Très présents, ils assurent une présence dans le jeu, guidant les joueurs perdus (en parlant et en ayant la possibilité de se téléporter à eux), modérant les cris (par l'intermédiaire de remove shouts), et aidant parfois les animateurs en jouant des rôles de PNJ.</text:p>
      <text:p text:style-name="P150">A noter que les aides vont prendre un rôle de plus en plus important dans l’animation des serveurs, puisqu’il va petit à petit leur être proposé de s’associer à certains d’entre vous, afin qu’ils puissent vous assister dans la gestion de vos domaines. Dans la pratique, il est prévu d’assigner un aide par domaine, qui secondera l’animateur dans le jeu.</text:p>
      <text:p text:style-name="P150">Il existe une mailing-list supplémentaire, <text:a xlink:type="simple" xlink:href="mailto:aide-SERVEUR@egroups.com"><text:span text:style-name="Internet_20_link">aide-baazul@egroups.com</text:span></text:a>, accessible aux aides et aux animateurs de Baazul. Outre permettre aux aides de faire remonter leurs informations et poser leurs questions, elle offre aux animateurs un moyen de proposer aux aides des rôles dans leurs animations. En effet, pour des rôles ne requérant aucun <text:soft-page-break/>pouvoir spécial mis à part téléport, les aides s'avèrent être de précieux appuis, et dont le roleplay est souvent irréprochable.</text:p>
      <text:p text:style-name="P150">N'hésitez d'ailleurs pas à donner votre avis sur l'intervention d’aides dans le compte rendu suivant une animation, cela permet d’apprécier leurs compétences dans ce domaine.</text:p>
      <text:h text:style-name="P187" text:outline-level="1"><text:bookmark-start text:name="__RefHeading__45_546538010"/>Univers<text:bookmark-end text:name="__RefHeading__45_546538010"/></text:h>
      <text:p text:style-name="P216">Avant d’attaquer la partie relativement indigeste des outils d’animation, voici quelques clarifications et points de repère sur le monde que vous allez devoir animer.</text:p>
      <text:h text:style-name="P190" text:outline-level="2"><text:bookmark-start text:name="__RefHeading__47_546538010"/>Configuration du serveur<text:bookmark-end text:name="__RefHeading__47_546538010"/></text:h>
      <text:h text:style-name="P195" text:outline-level="3"><text:bookmark-start text:name="__RefHeading__49_546538010"/>Niveau minimal de PVP <text:bookmark-end text:name="__RefHeading__49_546538010"/></text:h>
      <text:p text:style-name="Corps_20_de_20_texte_20_3">Il s’agit du niveau minimal où un joueur peut s'engager dans des combats entre joueurs. Ceci est aussi valable pour le vol, qui est considéré comme une interaction PvP. En dessous du niveau spécifié, le joueur ne pourra donc ni attaquer ou être attaqué par un autre joueur, ni voler ou être volé.</text:p>
      <text:p text:style-name="P216">La valeur actuelle est de 10.</text:p>
      <text:h text:style-name="P195" text:outline-level="3"><text:bookmark-start text:name="__RefHeading__51_546538010"/>Limites de PVP <text:bookmark-end text:name="__RefHeading__51_546538010"/></text:h>
      <text:p text:style-name="Corps_20_de_20_texte_20_3">Il s’agit de la différence maximale de niveau entre deux joueurs pour que ceux-ci puissent interagir en PvP. Par exemple, lorsque la limite est fixée à 2, un joueur de niveau 15 pourra seulement attaquer ou voler des personnages des niveaux 13, 14, 15, 16 ou 17 (15 ± 2). Ceci ne permet pas de passer outre le niveau minimal de PvP.</text:p>
      <text:p text:style-name="P216">La valeur actuelle est de 150.</text:p>
      <text:h text:style-name="P195" text:outline-level="3"><text:bookmark-start text:name="__RefHeading__53_546538010"/>Pourcentage de perte d’expérience <text:bookmark-end text:name="__RefHeading__53_546538010"/></text:h>
      <text:p text:style-name="Corps_20_de_20_texte_20_3">Il s’agit du pourcentage d’expérience que perd un joueur lorsqu'il meurt. Ce pourcentage représente la fraction des points d'expérience acquis depuis le dernier niveau. Ainsi, si le joueur a atteint le niveau 10 avec 250 000 XP et que le joueur a maintenant 275 000 XP, la perte d'expérience viserait les 25 000 points (275 000 - 250 000) acquis depuis le dernier niveau obtenu mais elle ne viserait pas les 275 000 points acquis depuis la création de son personnage.</text:p>
      <text:p text:style-name="P221">Valeurs actuelles : <text:tab/>- mort par monstre : 50%</text:p>
      <text:p text:style-name="P222">- mort par joueur : 50%</text:p>
      <text:p text:style-name="P216">A ces pertes s’ajoutent éventuellement celles dues au statut de hors la loi dans le cas d’une mort par joueur. Elles sont de 2% de <text:span text:style-name="T7">l’ensemble</text:span> des points d’expérience du hors la loi.</text:p>
      <text:h text:style-name="P195" text:outline-level="3"><text:bookmark-start text:name="__RefHeading__55_546538010"/>Pourcentage d’objets perdus de l'inventaire <text:bookmark-end text:name="__RefHeading__55_546538010"/></text:h>
      <text:p text:style-name="Corps_20_de_20_texte_20_3">Il s’agit du pourcentage d’objets du sac à dos du joueur qui seront jetés sur le sol à sa mort. Chaque fois qu’un joueur meurt, certains de ses objets sont jetés sur le sol et constituent un butin pour le vainqueur. Les objets qui ne peuvent être jetés ne peuvent être perdus. </text:p>
      <text:p text:style-name="P221">Valeurs actuelles : <text:tab/>- mort par monstre : 5%</text:p>
      <text:p text:style-name="P223">- mort par joueur : 10%</text:p>
      <text:h text:style-name="P195" text:outline-level="3"><text:bookmark-start text:name="__RefHeading__57_546538010"/>Pourcentage d’objets équipés perdus <text:bookmark-end text:name="__RefHeading__57_546538010"/></text:h>
      <text:p text:style-name="Corps_20_de_20_texte_20_3">Il s’agit du pourcentage d’objets qui dont le personnage s’est équipé et qui seront jetés sur le sol, à la mort du personnage. Chaque fois qu’un personnage-joueur meurt, certains <text:soft-page-break/>de ses objets sont jetés par terre et constituent un butin pour les autres joueurs. Les objets qui ne peuvent être jetés ne peuvent être perdus de cette façon</text:p>
      <text:p text:style-name="P221">Valeurs actuelles : <text:tab/>- mort par monstre : 5%</text:p>
      <text:p text:style-name="P223">- mort par joueur : 7%</text:p>
      <text:h text:style-name="P195" text:outline-level="3"><text:bookmark-start text:name="__RefHeading__59_546538010"/>Pourcentage de perte en pièces d'or <text:bookmark-end text:name="__RefHeading__59_546538010"/></text:h>
      <text:p text:style-name="Corps_20_de_20_texte_20_3">Le pourcentage de pièces d’or perdues lorsqu'un personnage meurt. À noter que les pièces d'or déposées à la banque échappent à cette pénalité. L’or disparaît simplement, sans laisser de traces : il n’est pas transféré au joueur qui a porté le coup fatal. </text:p>
      <text:p text:style-name="P221">Valeurs actuelles : <text:tab/>- mort par monstre : 35%</text:p>
      <text:p text:style-name="P223">- mort par joueur : 30%</text:p>
      <text:h text:style-name="P195" text:outline-level="3"><text:bookmark-start text:name="__RefHeading__61_546538010"/>Equipement de départ<text:bookmark-end text:name="__RefHeading__61_546538010"/></text:h>
      <text:p text:style-name="P156">L’équipement de départ d’un personnage nouvellement créé est le suivant : poignard rouillé, veste de toile, pantalon de toile, potion de guérison des blessures légères, potion de mana, 70 + 1d30 pièces d’or.</text:p>
      <text:h text:style-name="P195" text:outline-level="3"><text:bookmark-start text:name="__RefHeading__63_546538010"/>Délai entre les cris<text:bookmark-end text:name="__RefHeading__63_546538010"/></text:h>
      <text:p text:style-name="P216">Afin d’empêcher toute tentative de flood sur le serveur et sur les canaux de chat, trois secondes sont nécessaires avant qu’un joueur venant de crier puisse crier à nouveau.</text:p>
      <text:h text:style-name="P190" text:outline-level="2"><text:bookmark-start text:name="__RefHeading__65_546538010"/>Les Religions<text:bookmark-end text:name="__RefHeading__65_546538010"/></text:h>
      <text:p text:style-name="P150">Les religions dans le Monde d’Althéa ne sont pas manichéennes. Chaque Dieu est une entité avec ses intérêts, et ils sont tous persuadés d’être dans leur bon droit. Sélène, Déesse de la nuit fait preuve de bien plus de compassion que les autres en protégeant les mendiants par exemple ; un Enfant de l’Haruspice peut très bien décider d’aider les autres humains, convaincus qu’il est que la fin proche, autant que cette fin soit agréable ; Brehan aime la chasse, et du point de la Nature, cela en fait un être exécrable, etc.</text:p>
      <text:p text:style-name="P216">Les notions de Bien et de Mal dans les religions sont très floues et cela est totalement volontaire. Il est nécessaire d’entretenir ce flou pour que les joueurs ne sentent pas dans un univers rigide et réglé au millimètre prêt.</text:p>
      <text:h text:style-name="P190" text:outline-level="2"><text:bookmark-start text:name="__RefHeading__67_546538010"/>La Noblesse<text:bookmark-end text:name="__RefHeading__67_546538010"/></text:h>
      <text:p text:style-name="P216">La noblesse est un domaine très souple en pratique, mais auquel il a été donné une base rigide et commune à tous les serveurs. Cette section a pour but de décrire les différents titres ainsi que le fonctionnement général de ce domaine particulier.</text:p>
      <text:h text:style-name="P195" text:outline-level="3"><text:bookmark-start text:name="__RefHeading__69_546538010"/>Remarques préliminaires<text:bookmark-end text:name="__RefHeading__69_546538010"/></text:h>
      <text:p text:style-name="P150">Tous les titres (nobles, gardes, etc.) ne peuvent être donnés qu’à un personnage qui n’est pas hors la loi. Tous les titres doivent faire moins de 13 caractères.</text:p>
      <text:p text:style-name="P150">Un noble n’est pas forcément une personne digne de confiance mais plutôt celui qui aura su convaincre la communauté qu’il était la personne de la situation. Nous sommes loin des chevaliers de la table ronde…</text:p>
      <text:p text:style-name="P216">Un point important : jamais, Ô grand jamais, le roi ne sera remplacé par un joueur. Ce n’est pas que le concept soit dérangeant, bien au contraire, mais le roi est un PNJ essentiel à la bonne marche du jeu et sa disparition créerait trop d’incohérence. C’est pour la même raison qu’Artherk ne fait pas partie des choix disponibles auprès des joueurs. On n’a aucun contrôle sur le rôle que leur fera jouer Vircom dans le futur, et on ne peut donc pas se permettre de leur présager de leurs actions ou de leurs caractères.</text:p>
      <text:h text:style-name="P195" text:outline-level="3"><text:bookmark-start text:name="__RefHeading__71_546538010"/><text:soft-page-break/>Les trois nobles des trois villes<text:bookmark-end text:name="__RefHeading__71_546538010"/></text:h>
      <text:p text:style-name="P150">Trois titres sont imposés et communs à tous les serveurs : Baron de Lighthaven, Duc de Windhowl, Vicomte de Silversky. Si vous voulez en faire apparaître d’autres, eh bien le monde est vaste, et il y a d’autres villes et d’autres nobles... A voir au cas par cas.</text:p>
      <text:p text:style-name="P216">Ils sont nommés par le Roi, au cours d’une cérémonie où ils prêtent allégeance. Chacun de ces trois nobles possède les droits et devoirs suivants :</text:p>
      <text:p text:style-name="P214">Devoirs :</text:p>
      <text:list xml:id="list7191918167365214221" text:style-name="WW8Num66">
        <text:list-item>
          <text:p text:style-name="P211">Est membre du Conseil Royal et est donc tenu d’y assister (a priori une fois par mois ou lors d’événements particuliers).</text:p>
        </text:list-item>
        <text:list-item>
          <text:p text:style-name="P138">Faire appliquer les édits du Roi sur sa juridiction.</text:p>
        </text:list-item>
      </text:list>
      <text:p text:style-name="P214">Avantages :</text:p>
      <text:list xml:id="list1486035686361151697" text:style-name="WW8Num104">
        <text:list-item>
          <text:p text:style-name="P133">Reçoit une solde de 100 000 (Baron) / 120 000 (Duc) / 150 000 po (Vicomte) par semaine. </text:p>
        </text:list-item>
        <text:list-item>
          <text:p text:style-name="P133">Peut nommer sa garde personnelle, qui sera aussi celle de sa ville. 5 gardes maximum, leur statut est défini plus bas.</text:p>
        </text:list-item>
        <text:list-item>
          <text:p text:style-name="P210"><text:span text:style-name="T11">Reçoit le sort de recall de sa ville (Ligthaven </text:span><text:span text:style-name="T13">10019</text:span><text:span text:style-name="T11">, Windhowl </text:span><text:span text:style-name="T13">10121</text:span><text:span text:style-name="T11">, Silversky </text:span><text:span text:style-name="T13">10098</text:span><text:span text:style-name="T11">). Ce sort a exactement le même effet qu’un parchemin de la ville, et cela lui permet donc de revenir gratuitement dans sa ville à tout moment.</text:span></text:p>
        </text:list-item>
        <text:list-item>
          <text:p text:style-name="P133">Reçoit le sort de recall de Silversky. Pour le vicomte, reçoit le sort « illégal » de recall de Lighthaven.</text:p>
        </text:list-item>
        <text:list-item>
          <text:p text:style-name="P139">Peut (et doit) nommer son héritier.</text:p>
        </text:list-item>
      </text:list>
      <text:p text:style-name="P214">Avantages plus politiques :</text:p>
      <text:list xml:id="list6556343627792961167" text:style-name="WW8Num48">
        <text:list-item>
          <text:p text:style-name="P128">Peut nommer jusqu’à trois conseillers, et peut leur attribuer un titre. Ces nominations et titres peuvent être officiels ou non (à son choix). Il peut répartir (en tant que solde et respectivement pour le baron/duc/vicomte) 100 000 / 120 000 / 150 000 po par semaine entre eux. (il fixe leur solde lorsqu’il leur donne le titre).</text:p>
        </text:list-item>
      </text:list>
      <text:p text:style-name="P150">Remarque : ça peut donner des titres super individualisés (Président de la guilde marchande amicale des bouchers de Lighthaven...). </text:p>
      <text:list xml:id="list200741750338680" text:continue-numbering="true" text:style-name="WW8Num48">
        <text:list-item>
          <text:p text:style-name="P128">Peut édicter des lois dans l’enceinte de sa juridiction. Toutes ces lois doivent être soumises au préalable à l’approbation du Conseil Royal.</text:p>
        </text:list-item>
        <text:list-item>
          <text:p text:style-name="P140">Possède l’oreille du Roi... Dans ce sens, il possède un « pool » de points de crime qu’il peut distribuer par semaine. Ce sont des points qu’il peut donner ou retirer. Ce pool est de 4 / 6 / 6 points de crime par semaine respectivement pour le baron/duc/vicomte.</text:p>
        </text:list-item>
      </text:list>
      <text:p text:style-name="P150">Attention ! Les propositions des nobles seront de toutes façons à valider par les animateurs. </text:p>
      <text:p text:style-name="P150">En pratique : le baron possède un pool de 4. Il peut donc dire : le joueur A, je lui donne 2, le joueur B, je lui enlève 2...</text:p>
      <text:p text:style-name="P169"><text:span text:style-name="T14">Interface</text:span><text:span text:style-name="T16"> : Cette attribution est effectuée par le biais du site animateur et du sanctuaire pour le noble. Le noble a accès à une page (via sa feuille de personnage) où il peut dépenser son pool, en sélectionnant des joueurs et le nombre de points de crime à donner / retirer. Pour chaque proposition de sa part, il a à fournir une petite explication (exemple : a été aperçu en train de voler).</text:span></text:p>
      <text:p text:style-name="P150">Ensuite c’est à l’animateur de passer derrière et de dire oui ou non. S’il penche pour le non, il peut moduler à volonté la proposition.</text:p>
      <text:p text:style-name="P150"><text:span text:style-name="T5">Exemple</text:span> : La duchesse Solweig n’aime pas la baronne Cymoril. Comme elle est fourbe, elle n’hésite pas à user de ses charmes pour médire sur le compte de la baronne et propose de lui attribuer 6 points de crime parce qu’elle a un mauvais maquillage. Hum... <text:soft-page-break/>Le Roi n’est pas dupe. Au contraire il donne 2 points de crime à la duchesse pour avoir osé essayer de le manipuler.</text:p>
      <text:p text:style-name="P150"><text:span text:style-name="T5">Exemple</text:span> : Le vicomte Ycare rapporte au Roi que un certain Methos le révolutionnaire projette de s’emparer de son trône. Il veut lui donner 6 points de crime. La rumeur allant dans le même sens, le Roi n’hésite pas à l’accorder.</text:p>
      <text:p text:style-name="P216">Attention, il faudra bien distinguer la vérité, de ce que peut distinguer le Roi. La rumeur avait accusé le Juge Nathanael d’être Obscurantis. A ce moment-là, et bien que cela ait été faux, il aurait été facile de donner des points de crime au juge... Il faudra donc faire la part des choses entre la crédibilité des attaques et la réputation de la personne attaquée.</text:p>
      <text:p text:style-name="P214">Les juridictions :</text:p>
      <text:p text:style-name="P150">Pour <text:span text:style-name="T5">Silversky</text:span>, l’enceinte de la ville.</text:p>
      <text:p text:style-name="P150">Pour <text:span text:style-name="T5">Windhowl</text:span>, la rivière au nord de Windhowl, jusqu’au premier pont à l’est, limite orientale du duché.</text:p>
      <text:p text:style-name="P150">Pour <text:span text:style-name="T5">Lighthaven</text:span>, jusqu’à la deuxième rivière (pas celle qui entoure juste Lighthaven, mais celle du deuxième pont).</text:p>
      <text:p text:style-name="P216">Tout le reste est situé en dehors des trois juridictions et seule la garde royale y a un pouvoir. Pour l’instant, il n’est pas prévu de créer d’autres domaines.</text:p>
      <text:p text:style-name="P214">Le site officiel :</text:p>
      <text:p text:style-name="P216">Tout ce qui concerne les spécificités des trois villes (lois, titres de conseillers, particularités) est placé sur le site. </text:p>
      <text:p text:style-name="P214">Les gardes des nobles :</text:p>
      <text:p text:style-name="P150">Ils sont nommés exclusivement par les nobles en question, et sont au nombre de 5 maximum. Leur seul devoir est d’obéir aux ordres du noble (mais donc aussi de faire appliquer les édits du roi par extension).</text:p>
      <text:list xml:id="list7183209771594495953" text:style-name="WW8Num92">
        <text:list-item>
          <text:p text:style-name="P212">Ils reçoivent une solde symbolique de 10 000 po par semaine.</text:p>
        </text:list-item>
      </text:list>
      <text:p text:style-name="P216">Ils reçoivent le sort du recall de leur ville.</text:p>
      <text:h text:style-name="P195" text:outline-level="3"><text:bookmark-start text:name="__RefHeading__73_546538010"/>Le Conseil Royal<text:bookmark-end text:name="__RefHeading__73_546538010"/></text:h>
      <text:p text:style-name="P150">Le Conseil Royal seconde le Roi dans ces décisions. Difficile à gérer vu le nombre de personnes, l’idéal est qu’il se réunisse de temps en temps, notamment dans les situations de crise.</text:p>
      <text:p text:style-name="P150">Il se compose de :</text:p>
      <text:list xml:id="list1425376167737451623" text:style-name="WW8Num62">
        <text:list-item>
          <text:p text:style-name="P134">Le Roi.</text:p>
        </text:list-item>
        <text:list-item>
          <text:p text:style-name="P134">Les trois Nobles.</text:p>
        </text:list-item>
        <text:list-item>
          <text:p text:style-name="P134">Le Capitaine de la Garde Royale.</text:p>
        </text:list-item>
        <text:list-item>
          <text:p text:style-name="P134">Le chambellan.</text:p>
        </text:list-item>
        <text:list-item>
          <text:p text:style-name="P134">Le Maître d’arme.</text:p>
        </text:list-item>
        <text:list-item>
          <text:p text:style-name="P134">Les maîtres des quatre religions suivantes : Brehan, Syl, Sélène, Iago.</text:p>
        </text:list-item>
        <text:list-item>
          <text:p text:style-name="P134">Camber en tant que Premier Disciple d’Artherk.</text:p>
        </text:list-item>
        <text:list-item>
          <text:p text:style-name="P129">Plus à créer et à personnaliser pour chaque univers, 2 ou 3 conseillers.</text:p>
        </text:list-item>
      </text:list>
      <text:p text:style-name="P150">Des postes peuvent être vacants.</text:p>
      <text:p text:style-name="P150">Une petite remarque. Le Roi n’a rien de charismatique, du grand héros pour lequel les foules seraient prêtes à mourir. Pour supplanter cela, et parce que nous ne pouvons pas vraiment toucher au background de Vircom, il faut un Conseil royal fort et dynamique. Donc une grosse majorité de gentils, dans les PNJs tout du moins.</text:p>
      <text:h text:style-name="P195" text:outline-level="3"><text:bookmark-start text:name="__RefHeading__75_546538010"/><text:soft-page-break/>La Garde Royale<text:bookmark-end text:name="__RefHeading__75_546538010"/></text:h>
      <text:p text:style-name="P184"><text:bookmark-start text:name="__RefHeading__77_546538010"/>Le Capitaine de la Garde Royale<text:bookmark-end text:name="__RefHeading__77_546538010"/></text:p>
      <text:p text:style-name="P216">Il s’agit d’une personnalité à part entière, aussi voir plus importante que les nobles. Voici leurs principaux avantages et devoirs. Ses gardes sont décris un peu plus bas.</text:p>
      <text:p text:style-name="P152">Ses devoirs :</text:p>
      <text:list xml:id="list1302989703817841463" text:style-name="WW8Num54">
        <text:list-item>
          <text:p text:style-name="P135">Faire appliquer la justice royale sur l’ensemble du Royaume (même et y compris dans les trois villes). A ce niveau il a préséance sur les trois nobles.</text:p>
        </text:list-item>
        <text:list-item>
          <text:p text:style-name="P141">Est membre et se doit d’assister aux réunions du Conseil Royal (voir ci-dessus, au chapitre noblesse).</text:p>
        </text:list-item>
      </text:list>
      <text:p text:style-name="P152">Ses avantages :</text:p>
      <text:list xml:id="list1007709780185800459" text:style-name="WW8Num89">
        <text:list-item>
          <text:p text:style-name="P213"><text:span text:style-name="T11">Reçoit les sorts de recall de Lighthaven (</text:span><text:span text:style-name="T13">10019</text:span><text:span text:style-name="T11">), de Windhowl (</text:span><text:span text:style-name="T13">10098</text:span><text:span text:style-name="T11">) et de Silversky (</text:span><text:span text:style-name="T13">10121</text:span><text:span text:style-name="T11">).</text:span></text:p>
        </text:list-item>
        <text:list-item>
          <text:p text:style-name="P145">Reçoit une solde de 80 000 po par semaine.</text:p>
        </text:list-item>
        <text:list-item>
          <text:p text:style-name="P145">Possède l’oreille du Roi (même système que pour les nobles, ce qui doit lui permettre de mettre un peu à l’abri ses hommes). Il possède un pool de 7 points de crime.</text:p>
        </text:list-item>
        <text:list-item>
          <text:p text:style-name="P142">Gère un budget de 200 000 po par semaine pour la solde des gardes royaux. En pratique, il peut proposer un garde royal avec une solde précise (minimum 10 000, maximum 50 000 po par semaine) avec la même interface que pour les propositions des points de crime. </text:p>
        </text:list-item>
      </text:list>
      <text:p text:style-name="P216">Attention ce budget n’est que pour la garde royale et non pas pour lui, bien qu’il puisse toujours trouver des moyens de détourner l’argent… </text:p>
      <text:p text:style-name="P152">Les gardes royaux</text:p>
      <text:p text:style-name="P156">Ils sont nommés par le Capitaine de la Garde Royale.<text:span text:style-name="T7"> </text:span>En réalité, ils sont proposés et leur nomination est approuvée (ou non) par le Conseil Royal. C’est juste une mesure pour éviter de se retrouver avec des joueurs incontrôlables en garde royal.</text:p>
      <text:p text:style-name="P152">Leurs devoirs :</text:p>
      <text:list xml:id="list6526217910491873214" text:style-name="WW8Num77">
        <text:list-item>
          <text:p text:style-name="P143">Faire appliquer la justice du Roi sur l’ensemble du royaume. Donc traquer les hors la loi, où que ce soit, et les tuer. Aucune pitié. Y compris dans les villes dirigées par les nobles. Attention il y a un subtil jeu de préséance de rang, à savoir que le garde en mission ne doit pas être arrêté (même par un duc). Quand il n’est pas en mission (même en mission en fait), il doit le respect au noble. </text:p>
        </text:list-item>
      </text:list>
      <text:p text:style-name="P152">Leurs avantages :</text:p>
      <text:list xml:id="list200740973037179" text:continue-numbering="true" text:style-name="WW8Num77">
        <text:list-item>
          <text:p text:style-name="P146">Reçoivent les sorts de recall de Lighthaven et de Silversky.</text:p>
        </text:list-item>
        <text:list-item>
          <text:p text:style-name="P143">Reçoivent une solde minimum / maximum de 10 000 / 50 000 po par semaine.</text:p>
        </text:list-item>
      </text:list>
      <text:p text:style-name="P216">Aucun revenu en points d'expérience n’est instauré, mais ne surtout pas hésiter à les récompenser régulièrement pour leur roleplay éventuel.</text:p>
      <text:h text:style-name="P195" text:outline-level="3"><text:bookmark-start text:name="__RefHeading__79_546538010"/>Le Barde Royal<text:bookmark-end text:name="__RefHeading__79_546538010"/></text:h>
      <text:p text:style-name="P150">Titre traditionnellement décerné au meilleur poète du Royaume.</text:p>
      <text:list xml:id="list1139301984412676208" text:style-name="WW8Num71">
        <text:list-item>
          <text:p text:style-name="P147">La solde est de 15 000 po par semaine.</text:p>
        </text:list-item>
        <text:list-item>
          <text:p text:style-name="P130">Symboliquement (avec ses pamphlets...), il possède un pool de 1 point de crime par semaine à donner / retirer.</text:p>
        </text:list-item>
      </text:list>
      <text:h text:style-name="P195" text:outline-level="3"><text:bookmark-start text:name="__RefHeading__81_546538010"/><text:soft-page-break/>Le Maître d’Arme<text:bookmark-end text:name="__RefHeading__81_546538010"/></text:h>
      <text:p text:style-name="Corps_20_de_20_texte_20_3">Toutes ces indications ne sont données qu’à titre d’échelle. En effet, le Maître d’arme ne sera jamais donné à un joueur. Nous avons en effet décidé de le conserver, et de le considérer comme un moyen de secours. Quoiqu’il arrive, quoique fasse les joueurs, ce personnage sera toujours fidèle au Roi et se dressera entre lui et ses ennemis.</text:p>
      <text:p text:style-name="Corps_20_de_20_texte_20_3">Si un tel parti a été pris, c’est avant tout parce que nous ne développons pas le jeu, et que a priori le Roi Théodore va rester encore longtemps Roi…</text:p>
      <text:p text:style-name="P150">A titre d’information donc,</text:p>
      <text:list xml:id="list2886499953781612089" text:style-name="WW8Num26">
        <text:list-item>
          <text:p text:style-name="P136">Solde de 80 000 po par semaine.</text:p>
        </text:list-item>
        <text:list-item>
          <text:p text:style-name="P144">Possède un pool de 20 points de crime par semaine (ne pas s’embêter avec ça, c’est juste une indication, il ne se sert pas de la totalité chaque semaine).</text:p>
        </text:list-item>
      </text:list>
      <text:h text:style-name="P195" text:outline-level="3"><text:bookmark-start text:name="__RefHeading__83_546538010"/>Les Procès<text:bookmark-end text:name="__RefHeading__83_546538010"/></text:h>
      <text:p text:style-name="P150">Un hors la loi est une personne à abattre à vue par les gardes royaux. Il n’y a pas de question de jour / nuit / ville ou autres. Les gardes qui n’agissent pas n’ont pas à être gardes, voila tout, ou alors ils n’ont qu’à éviter de les croiser... :-)</text:p>
      <text:p text:style-name="P216">Les procès ne peuvent survenir donc que dans deux conditions :</text:p>
      <text:list xml:id="list494750222368954628" text:style-name="WW8Num32">
        <text:list-item>
          <text:p text:style-name="P131"><text:span text:style-name="T7">Le procès d’une personne non déclarée hors la loi</text:span>. C’est le plus simple. Tout se passe en roleplay. Il <text:span text:style-name="T7">faut d’ailleurs que l’accusé soit volontaire pour se rendre</text:span>. Dans le cas contraire, une bonne solution est le procès par contumace, avec application de points de crime. Soit c’est un noble qui a arrêté la personne, et c’est à sa charge (sachant que le Roi peut ensuite désavouer ou non son noble) ; soit c’est le Roi et cela donne lieu à une animation.</text:p>
        </text:list-item>
        <text:list-item>
          <text:p text:style-name="P131"><text:span text:style-name="T7">Le procès d’un hors la loi</text:span>. Uniquement dans le cas où il est volontaire et s’est rendu, ou dans le cas d’éléments n’ayant pas traits à des meurtres purs et durs... </text:p>
        </text:list-item>
      </text:list>
      <text:p text:style-name="P150"><text:span text:style-name="T5">Exemple</text:span> : Mallory est hors la loi. On découvre de nouveaux éléments incitant à penser qu’elle était haruspicienne, on refait un procès...</text:p>
      <text:p text:style-name="P149"><text:span text:style-name="T5">Exemple</text:span> : Myrkul est hors la loi. Une de ses victimes vient se plaindre. Pas de procès, Myrkul est déjà hors la loi donc condamné à mort. Point.</text:p>
      <text:h text:style-name="P190" text:outline-level="2"><text:bookmark-start text:name="__RefHeading__85_546538010"/>Gestion des PKs<text:bookmark-end text:name="__RefHeading__85_546538010"/></text:h>
      <text:p text:style-name="Corps_20_de_20_texte_20_3">Il ne sera certes jamais possible d’éliminer le phénomène (et ce n’est pas notre volonté), mais de le juguler. Nous avons donc distingué quatre cas.</text:p>
      <text:p text:style-name="P216">Attention tout cela ne s’applique qu’aux personnes qui gagnent des points de crime uniquement en tuant, pas pour des manipulations politiques ou autres... Donc à priori ceux qui sont appelés « coupe-gorge ».</text:p>
      <text:list xml:id="list200740077031379" text:continue-numbering="true" text:style-name="WW8Num32">
        <text:list-item>
          <text:p text:style-name="P148"><text:span text:style-name="T6">Le tueur roleplay</text:span>. Attention pas celui qui fait du roleplay, mais bien celui qui tue par roleplay. Il est très rare, et pour lui il n’y a rien à changer. Se méfier par contre de celui qui se dit possédé, vampirisé, etc.</text:p>
        </text:list-item>
        <text:list-item>
          <text:p text:style-name="P131"><text:span text:style-name="T6">Le tueur occasionnel</text:span> (du dimanche). Il a mauvais caractère et tue de temps en temps mais rarement (5-6 meurtres par semaine). Il devrait être régulé tout seul, par les autres joueurs. Donc pas d’inquiétude non plus.</text:p>
        </text:list-item>
        <text:list-item>
          <text:p text:style-name="P131"><text:span text:style-name="T6">Le tueur en série</text:span>. Deux possibilités. Soit il est régulé par les joueurs (petit niveau ou gros niveau qui meurt souvent), soit il monte inexorablement (série de massacres, personnages trop puissants pour être arrêtés) : Lycaos ! En gros dès que le gars dépasse la cote d’alerte (entre 20 et 35-40 points de crime), Lycaos arrive, et refroidit les ardeurs en massacrant le joueur à la colère de drake. Quelques morts <text:soft-page-break/>devraient normalement suffire, ça devrait calmer les pks en herbe et ceux-ci vont devenir « tueurs occasionnels » ou « fous psychopathes ». Ceux qui continuent d’enchaîner les meurtres et continuent de monter entrent dans la catégorie suivante.</text:p>
        </text:list-item>
      </text:list>
      <text:p text:style-name="P158">Pour ceux qui ne le connaissent pas, <text:span text:style-name="T5">Lycaos</text:span> est un mage royal, au background multi-univers. Il possède téléport, utilise colère de drake, et possède quelques millions de points de vie, et mange des drakes à son petit déjeuner...</text:p>
      <text:list xml:id="list4259998039523388628" text:style-name="WW8Num19">
        <text:list-item>
          <text:p text:style-name="P132"><text:span text:style-name="T6">Le fou psychopathe</text:span>. C’est le cas désespéré, le joueur qui abuse (serial-killer, joueur qui insulte sans discontinuer, joueur qui exploite les bugs, etc.). La punition est simple : après validation du coordinateur GOA, le maître d’arme vient l’arrêter (avec ou sans la garde royale) et le mettre en prison. Sa mana est placée à 1 (pas de mot de rappel ni de sorts de zone qui lui permettraient de se suicider), en prenant bien sûr soin de noter son score avant modification, ses parchemins et éventuellement ses cris/whisps lui sont retirés. Pour les parchemins, le joueur que l’on place en prison doit tous les utiliser (s’il n’est pas coopératif faites appel à votre coordinateur GOA).</text:p>
        </text:list-item>
      </text:list>
      <text:p text:style-name="P189">Pour son premier séjour en prison, le tarif est d’une semaine par 50 points de crimes. Pour le second, les semaines se transforment en mois, puis en années…</text:p>
      <text:h text:style-name="P190" text:outline-level="2"><text:bookmark-start text:name="__RefHeading__87_546538010"/>Les secrets de l’Univers<text:bookmark-end text:name="__RefHeading__87_546538010"/></text:h>
      <text:p text:style-name="P150">Tout univers a des secrets. Un des plaisirs du jeu est de les découvrir. Cela va de la découverte d’un complot contre un noble, à des questions plus existentielles, tel que : Qui est l’Haruspice ? Pourquoi les Dieux ne peuvent-ils rien contre lui ? Qui est l’aînée de Sélène et Syl ? etc.</text:p>
      <text:p text:style-name="P150">Concernant l’Haruspice, le point est très délicat dans le sens où le jeu est développé par Vircom et ce sont les seuls à pouvoir fournir une réponse sur ce point. La politique à ce sujet est de contourner le problème. Il ne faut jamais faire intervenir l’Haruspice directement. Les créatures maléfiques sont les conséquences de son approche, mais qui sait s’il les dirige ou si ce n’est pas une ruse de leur part quand elles disent le servir… On ne sait jamais ce que Vircom va faire comme révélations dans les extensions à venir.</text:p>
      <text:p text:style-name="P174">En partant de ce point de vue, il est préférable d’utiliser des éléments non exploités : les univers parallèles, les Dieux dont le jeu ne parle pas, etc. A nous de construire un background en parallèle de celui du jeu, plutôt que de s’enfermer dans ce dernier.</text:p>
      <text:h text:style-name="P187" text:outline-level="1"><text:bookmark-start text:name="__RefHeading__89_546538010"/>Outils<text:bookmark-end text:name="__RefHeading__89_546538010"/></text:h>
      <text:p text:style-name="P220">Afin de faire vivre le jeu plus simplement qu’un joueur, les animateurs ont accès à des outils privilégiés, dans le jeu (développement Vircom) ou hors du jeu (développement GOA).</text:p>
      <text:h text:style-name="P190" text:outline-level="2"><text:bookmark-start text:name="__RefHeading__91_546538010"/>Communication dans le jeu<text:bookmark-end text:name="__RefHeading__91_546538010"/></text:h>
      <text:p text:style-name="P216">Dans le jeu, deux canaux sont accessibles aux animateurs : Anim-GOA (mot de passe T4C116), strictement réservé aux animateurs, et Aides-GOA (mot de passe pouy), également ouvert aux aides.</text:p>
      <text:h text:style-name="P190" text:outline-level="2"><text:bookmark-start text:name="__RefHeading__93_546538010"/>Commandes en jeu<text:bookmark-end text:name="__RefHeading__93_546538010"/></text:h>
      <text:h text:style-name="P195" text:outline-level="3"><text:bookmark-start text:name="__RefHeading__95_546538010"/>Remarques générales<text:bookmark-end text:name="__RefHeading__95_546538010"/></text:h>
      <text:p text:style-name="P150">Les différentes commandes sont très simples à utiliser, pour peu que l’on prenne le temps nécessaire à les assimiler. Il suffit de taper une ligne de commande comme du texte normal de dialogue et le jeu résout lui-même l’action. </text:p>
      <text:p text:style-name="P150"><text:soft-page-break/>Quand vous tapez une ligne de commande, il est recommandé de toujours commencer par #. Dans ce cas, si la commande est erronée, rien n’apparaîtra à l’écran. Cela évite de se retrouver avec son personnage qui dit : “teleport to 153,456 0”. Evidemment, une meilleure solution, c’est de taper ses commandes avec aucun joueur à l’écran, dans les zones de test (1400,400,0 ou 1500,500,0).</text:p>
      <text:p text:style-name="P150">Attention aussi aux pièges de l’interface joueur : vous devez vous placer en mode « normal » (flèche bleue) pour taper vos commandes, sans quoi vous risquez de les voir s’afficher sur les cris ou sur l’écran d’un joueur en particulier (whisp).</text:p>
      <text:p text:style-name="P150">Dans le descriptif des commandes, les dénominations suivantes sont utilisées :</text:p>
      <text:p text:style-name="P150"><text:span text:style-name="T5">Utilisateur</text:span> : <text:tab/>le nom du personnage visé par la commande.</text:p>
      <text:p text:style-name="P150"><text:span text:style-name="T5">X</text:span> : <text:tab/><text:tab/>la position horizontale dans le monde.</text:p>
      <text:p text:style-name="P150"><text:span text:style-name="T5">Y</text:span> : <text:tab/><text:tab/>la position verticale dans le monde.</text:p>
      <text:p text:style-name="P150"><text:span text:style-name="T5">Monde</text:span> : <text:tab/>l'ID du monde visé. </text:p>
      <text:p text:style-name="P150"><text:span text:style-name="T5">Monstre</text:span> : <text:tab/>l'ID du monstre voulu. </text:p>
      <text:p text:style-name="P150">Objet : <text:tab/>l'ID de l'objet voulu. </text:p>
      <text:p text:style-name="P216">Valeur : <text:tab/>une valeur est définie par le dieu.</text:p>
      <text:h text:style-name="Heading_20_3" text:outline-level="3"><text:bookmark-start text:name="__RefHeading__97_546538010"/><text:span text:style-name="T10">Count NPC </text:span><text:span text:style-name="T12">PNJ</text:span><text:bookmark-end text:name="__RefHeading__97_546538010"/></text:h>
      <text:p text:style-name="P150">Il est possible de déterminer le nombre de fois qu’un monstre ou PNJ peuvent être régénéré pendant une partie. Cette commande peut être combinée à TELEPORT TO NPC pour sélectionner le PNJ auprès duquel vous désirez vous téléporter. <text:span text:style-name="T5">Voir appendice </text:span><text:span text:style-name="T5"><text:bookmark-ref text:reference-format="number-all-superior" text:ref-name="_Ref498380024">E</text:bookmark-ref></text:span><text:span text:style-name="T5">.</text:span></text:p>
      <text:p text:style-name="P150"><text:span text:style-name="T5">Ex. :</text:span><text:tab/>count npc Griroesh</text:p>
      <text:p text:style-name="P156"><text:tab/><text:span text:style-name="T20">teleport to npc Griroesh, 2</text:span></text:p>
      <text:h text:style-name="Heading_20_3" text:outline-level="3"><text:bookmark-start text:name="__RefHeading__99_546538010"/><text:span text:style-name="T10">Emulate Monster </text:span><text:span text:style-name="T12">Monstre</text:span><text:bookmark-end text:name="__RefHeading__99_546538010"/></text:h>
      <text:p text:style-name="P150">Cette commande permet à un opérateur de jeu de devenir un monstre. Elle modifie tous les attributs et l’apparence de l’opérateur de jeu afin qu’elle soit celui du monstre qu’il choisit d’émuler. <text:span text:style-name="T5">Voir appendice </text:span><text:span text:style-name="T5"><text:bookmark-ref text:reference-format="number" text:ref-name="_Ref498382026"/></text:span><text:span text:style-name="T5">.</text:span></text:p>
      <text:p text:style-name="P150"><text:span text:style-name="T7">Attention</text:span>, cette commande remplace tous les sorts/compétences/caractéristiques d’un personnage par ceux du monstre spécifié. Aucun retour en arrière n’est possible, mis à part en re-modifiant tout à la main.</text:p>
      <text:p text:style-name="P156"><text:span text:style-name="T5">Ex. :</text:span> <text:tab/>emulate monster brown rat</text:p>
      <text:h text:style-name="Heading_20_3" text:outline-level="3"><text:bookmark-start text:name="__RefHeading__101_546538010"/><text:span text:style-name="T10">Give Skill </text:span><text:span text:style-name="T12">Compétence</text:span><text:span text:style-name="T10"> To </text:span><text:span text:style-name="T12">Utilisateur</text:span><text:span text:style-name="T10"> <text:tab/></text:span><text:bookmark-end text:name="__RefHeading__101_546538010"/></text:h>
      <text:p text:style-name="Corps_20_de_20_texte_20_3">Accorde la compétence identifiée par compétence à un utilisateur. </text:p>
      <text:p text:style-name="Corps_20_de_20_texte_20_3">Attention ! Une compétence donnée ne peut <text:span text:style-name="T7">pas</text:span> être retirée. Utilisez donc cette commande sur des joueurs avec précaution. <text:span text:style-name="T5">Voir appendice </text:span><text:span text:style-name="T5"><text:bookmark-ref text:reference-format="number" text:ref-name="_Ref498381977">E</text:bookmark-ref></text:span><text:span text:style-name="T5">.</text:span></text:p>
      <text:p text:style-name="P153"><text:span text:style-name="T5">Ex. :</text:span> <text:tab/>give skill 2 to gargantua</text:p>
      <text:p text:style-name="P157"><text:tab/>Give skill powerful blow to gargantua</text:p>
      <text:h text:style-name="Heading_20_3" text:outline-level="3"><text:bookmark-start text:name="__RefHeading__103_546538010"/>Give Spell <text:span text:style-name="T9">Sort</text:span> To <text:span text:style-name="T9">Utilisateur</text:span> <text:bookmark-end text:name="__RefHeading__103_546538010"/></text:h>
      <text:p text:style-name="P150">Accorde le sort identifié par sort à un utilisateur. Il est à noter que si vous tentez de vous octroyer un sort que vous maîtrisez déjà, vous recevrez le message d’erreur «<text:span text:style-name="T23"></text:span>ID erroné<text:span text:style-name="T23"></text:span>». <text:span text:style-name="T5">Voir appendice </text:span><text:span text:style-name="T5"><text:bookmark-ref text:reference-format="number" text:ref-name="_Ref498382099">D</text:bookmark-ref></text:span><text:span text:style-name="T5">.</text:span></text:p>
      <text:p text:style-name="P153"><text:span text:style-name="T5">Ex.</text:span> : <text:tab/>give spell 10210 to gargantua</text:p>
      <text:p text:style-name="P157"><text:tab/>give spell vaporize to gargantua</text:p>
      <text:h text:style-name="Heading_20_3" text:outline-level="3"><text:bookmark-start text:name="__RefHeading__105_546538010"/><text:soft-page-break/><text:span text:style-name="T10">Query Item </text:span><text:span text:style-name="T12">Objet</text:span><text:span text:style-name="T10"> Description</text:span><text:bookmark-end text:name="__RefHeading__105_546538010"/></text:h>
      <text:p text:style-name="Corps_20_de_20_texte_20_3">Cette commande permet à un opérateur de jeu de voir la description de l'objet. Cette commande fournit une description de l’endroit où peut normalement se trouver l'objet. Elle permet également de voir si cet objet est légal ou non, et s'il devrait être utilisé pour récompenser les joueurs, ou s’il ne devrait être utilisé que par les concepteurs et opérateurs du jeu. <text:span text:style-name="T5">Voir appendice </text:span><text:span text:style-name="T5"><text:bookmark-ref text:reference-format="number" text:ref-name="_Ref498382220">C</text:bookmark-ref></text:span><text:span text:style-name="T5">.</text:span></text:p>
      <text:p text:style-name="P156"><text:span text:style-name="T5">Ex. :</text:span> <text:tab/>query item Chest 1 description</text:p>
      <text:h text:style-name="Heading_20_3" text:outline-level="3"><text:bookmark-start text:name="__RefHeading__107_546538010"/><text:span text:style-name="T10">Query </text:span><text:span text:style-name="T12">Utilisateur</text:span><text:span text:style-name="T10">’s Pos</text:span><text:bookmark-end text:name="__RefHeading__107_546538010"/></text:h>
      <text:p text:style-name="Corps_20_de_20_texte_20_3">Cette commande permet d'obtenir les coordonnées d'un utilisateur dans le jeu. Très utile pour repérer les coordonnées d’un point particulier : vous vous y placez, et vous obtenez les coordonnées de votre emplacement.</text:p>
      <text:p text:style-name="P156"><text:span text:style-name="T5">Ex. :</text:span> <text:tab/>query gargantua's pos</text:p>
      <text:h text:style-name="Heading_20_3" text:outline-level="3"><text:bookmark-start text:name="__RefHeading__109_546538010"/>Remove Full PvP From <text:span text:style-name="T9">Utilisateur</text:span> <text:tab/><text:bookmark-end text:name="__RefHeading__109_546538010"/></text:h>
      <text:p text:style-name="P150">Cette commande suspend tous les droits de PVP d’un utilisateur donné ; celui-ci ne sera plus à même de se faire attaquer ni de se faire attaquer d’un autre joueur, ni même de voler ou d’être volé. Ses droits dans ce domaine peuvent être rétablis à l’aide de la commande « restore utilisateur’s right to pvp ».</text:p>
      <text:p text:style-name="P157"><text:span text:style-name="T5">Ex. :</text:span> <text:tab/>remove full pvp from gargantua</text:p>
      <text:h text:style-name="Heading_20_3" text:outline-level="3"><text:bookmark-start text:name="__RefHeading__111_546538010"/><text:span text:style-name="T10">Remove Spell </text:span><text:span text:style-name="T12">Sort</text:span><text:span text:style-name="T10"> From </text:span><text:span text:style-name="T12">Utilisateur</text:span><text:span text:style-name="T10"> </text:span><text:bookmark-end text:name="__RefHeading__111_546538010"/></text:h>
      <text:p text:style-name="Corps_20_de_20_texte_20_3">Retire le sort identifié par sort d'un utilisateur. <text:span text:style-name="T5">Voir appendice </text:span><text:span text:style-name="T5"><text:bookmark-ref text:reference-format="number" text:ref-name="_Ref498382251">D</text:bookmark-ref></text:span><text:span text:style-name="T5">.</text:span></text:p>
      <text:p text:style-name="P157"><text:span text:style-name="T5">Ex. :</text:span> <text:tab/>remove spell 10210 from gargantua</text:p>
      <text:h text:style-name="Heading_20_3" text:outline-level="3"><text:bookmark-start text:name="__RefHeading__113_546538010"/><text:span text:style-name="T10">Remove </text:span><text:span text:style-name="T12">Utilisateur</text:span><text:span text:style-name="T10"> From User Listing </text:span><text:bookmark-end text:name="__RefHeading__113_546538010"/></text:h>
      <text:p text:style-name="Corps_20_de_20_texte_20_3">Vous permet de cacher le nom d’un joueur ou de vous-même de la liste des utilisateurs (ctrl-L). Les personnes ainsi « enlevées de la liste » ne seront plus à même de recevoir d’appels que de la part d’animateurs ; les joueurs ne pourront plus les joindre. Cette effet peut être enlevé au moyen de la commande « restore utilisateur to user listing ».</text:p>
      <text:p text:style-name="P156"><text:span text:style-name="T5">Ex. :</text:span> <text:tab/>remove gargantua from user listing</text:p>
      <text:h text:style-name="Heading_20_3" text:outline-level="3"><text:bookmark-start text:name="__RefHeading__115_546538010"/><text:span text:style-name="T10">Remove </text:span><text:span text:style-name="T12">Utilisateur</text:span><text:span text:style-name="T10">’s Pages </text:span><text:bookmark-end text:name="__RefHeading__115_546538010"/></text:h>
      <text:p text:style-name="P150">Vous permet de suspendre la capacité d'un joueur à appeler les autres joueurs. Retire aussi automatiquement les privilèges de cri d'un joueur. L'utilisateur peut encore appeler les animateurs.</text:p>
      <text:p text:style-name="P156"><text:span text:style-name="T5">Ex. : </text:span><text:tab/>remove gargantua’s pages</text:p>
      <text:h text:style-name="Heading_20_3" text:outline-level="3"><text:bookmark-start text:name="__RefHeading__117_546538010"/>Remove <text:span text:style-name="T9">Utilisateur</text:span>’s Right to PvP<text:bookmark-end text:name="__RefHeading__117_546538010"/></text:h>
      <text:p text:style-name="P150">Peut être utilisée pour supprimer les privilèges de combat entre joueurs d’un utilisateur. Sans cette commande, un joueur ne pourra tuer que des monstres et non les autres joueurs, et les autres joueurs ne pourront pas non plus l’attaquer. Cette commande est à utiliser très ponctuellement, de par sa nature hors-roleplay et frustrante pour les autres joueurs (pas moyen de tuer celui dont le PvP a été enlevé).</text:p>
      <text:p text:style-name="P157"><text:span text:style-name="T5">Ex. :</text:span> <text:tab/>remove gargantua's right to pvp</text:p>
      <text:h text:style-name="Heading_20_3" text:outline-level="3"><text:bookmark-start text:name="__RefHeading__119_546538010"/><text:span text:style-name="T10">Remove </text:span><text:span text:style-name="T12">Utilisateur</text:span><text:span text:style-name="T10">’s Shouts</text:span><text:bookmark-end text:name="__RefHeading__119_546538010"/></text:h>
      <text:p text:style-name="Corps_20_de_20_texte_20_3">Vous permet de suspendre la capacité d'un utilisateur à envoyer des cris globaux.</text:p>
      <text:p text:style-name="P157"><text:soft-page-break/>Ex. : <text:tab/>remove gargantua’s shouts</text:p>
      <text:h text:style-name="P195" text:outline-level="3"><text:bookmark-start text:name="__RefHeading__121_546538010"/>Reset Context<text:bookmark-end text:name="__RefHeading__121_546538010"/></text:h>
      <text:p text:style-name="Corps_20_de_20_texte_20_3">Annule la commande SET CONTEXT TO sur un joueur et rétablit les statistiques normales.</text:p>
      <text:p text:style-name="P156"><text:span text:style-name="T5">Ex. :</text:span> reset context</text:p>
      <text:h text:style-name="Heading_20_3" text:outline-level="3"><text:bookmark-start text:name="__RefHeading__123_546538010"/><text:span text:style-name="T10">Restore </text:span><text:span text:style-name="T12">Utilisateur</text:span><text:span text:style-name="T10">’s Pages</text:span><text:bookmark-end text:name="__RefHeading__123_546538010"/></text:h>
      <text:p text:style-name="Corps_20_de_20_texte_20_3">Permet de rétablir la capacité d'un joueur à appeler les autres utilisateurs.</text:p>
      <text:p text:style-name="P156"><text:span text:style-name="T5">Ex. :</text:span> <text:tab/>restore gargantua’s pages</text:p>
      <text:h text:style-name="Heading_20_3" text:outline-level="3"><text:bookmark-start text:name="__RefHeading__125_546538010"/><text:span text:style-name="T10">Restore </text:span><text:span text:style-name="T12">Utilisateur</text:span><text:span text:style-name="T10">’s Shouts</text:span><text:bookmark-end text:name="__RefHeading__125_546538010"/></text:h>
      <text:p text:style-name="Corps_20_de_20_texte_20_3">Permet de rétablir la capacité d’un joueur à crier.</text:p>
      <text:p text:style-name="P157"><text:span text:style-name="T5">Ex. :</text:span> <text:tab/>restore gargantua’s shouts</text:p>
      <text:h text:style-name="Heading_20_3" text:outline-level="3"><text:bookmark-start text:name="__RefHeading__127_546538010"/><text:span text:style-name="T10">Restore </text:span><text:span text:style-name="T12">Utilisateur</text:span><text:span text:style-name="T10"> To User Listing</text:span><text:bookmark-end text:name="__RefHeading__127_546538010"/></text:h>
      <text:p text:style-name="Corps_20_de_20_texte_20_3">Rend un utilisateur à nouveau visible dans la liste des utilisateurs (ctrl-L).</text:p>
      <text:p text:style-name="P157"><text:span text:style-name="T5">Ex. :</text:span> <text:tab/>restore user gargantua to user listing</text:p>
      <text:h text:style-name="Heading_20_3" text:outline-level="3"><text:bookmark-start text:name="__RefHeading__129_546538010"/><text:span text:style-name="T10">Set Context To </text:span><text:span text:style-name="T12">Utilisateur</text:span><text:bookmark-end text:name="__RefHeading__129_546538010"/></text:h>
      <text:p text:style-name="Corps_20_de_20_texte_20_3">Permet d’afficher les caractéristiques d’un utilisateur connecté dans votre propre inventaire. Une fois la commande effectuée, en visualisant le sac à dos (ctrl-I), l'écran d'état (ctrl-s), des compétences (ctrl-k) ou le livre des sorts (ctrl-p), vous verrez affichées les caractéristiques de l’utilisateur en lieu et place des vôtres. Utilisez la commande <text:span text:style-name="T5">reset context</text:span> pour revenir à l'état normal.</text:p>
      <text:p text:style-name="P157"><text:span text:style-name="T5">Ex. :</text:span> <text:tab/>set context to gargantua</text:p>
      <text:h text:style-name="Heading_20_3" text:outline-level="3"><text:bookmark-start text:name="__RefHeading__131_546538010"/>Set Full PvP For <text:span text:style-name="T9">Utilisateur</text:span><text:bookmark-end text:name="__RefHeading__131_546538010"/></text:h>
      <text:p text:style-name="P150">Permet à un utilisateur d'attaquer n'importe qui, sans tenir compte des restrictions du PVP. </text:p>
      <text:p text:style-name="P150">A noter : si un joueur n’a plus ses droits de PVP (retirables avec la commande <text:span text:style-name="T5">remove</text:span> utilisateur<text:span text:style-name="T5">’s right to PvP</text:span>), même si l'utilisateur a tous les pouvoirs pour attaquer grâce à cette commande, il ne pourra attaquer personne.</text:p>
      <text:p text:style-name="P157"><text:span text:style-name="T5">Ex. :</text:span> <text:tab/>set full pvp for gargantua</text:p>
      <text:h text:style-name="Heading_20_3" text:outline-level="3"><text:bookmark-start text:name="__RefHeading__133_546538010"/><text:span text:style-name="T10">Set </text:span><text:span text:style-name="T12">Utilisateur</text:span><text:span text:style-name="T10">’s </text:span><text:span text:style-name="T12">Composante</text:span><text:span text:style-name="T10"> To </text:span><text:span text:style-name="T12">[+/-]Valeur</text:span><text:bookmark-end text:name="__RefHeading__133_546538010"/></text:h>
      <text:p text:style-name="Corps_20_de_20_texte_20_3">Fixe une valeur donnée à la composante d'un utilisateur. Si le signe facultatif +/- est utilisé, la valeur de l'article augmentera ou diminuera selon le chiffre inscrit comme valeur.</text:p>
      <text:p text:style-name="P150">Composantes :</text:p>
      <text:p text:style-name="P159"><text:span text:style-name="T7">STR</text:span><text:tab/><text:tab/><text:tab/>édite la force d'un personnage.</text:p>
      <text:p text:style-name="P150"><text:span text:style-name="T7">END</text:span><text:tab/><text:tab/><text:tab/>édite l'endurance d'un personnage.</text:p>
      <text:p text:style-name="P150"><text:span text:style-name="T7">AGI</text:span> <text:tab/><text:tab/><text:tab/>édite la dextérité d'un personnage.</text:p>
      <text:p text:style-name="P150"><text:span text:style-name="T7">INT</text:span> <text:tab/><text:tab/><text:tab/>édite l'intellect d'un personnage.</text:p>
      <text:p text:style-name="P150"><text:span text:style-name="T7">WIS</text:span><text:tab/><text:tab/><text:tab/>édite la sagesse d'un personnage.</text:p>
      <text:p text:style-name="P160"><text:soft-page-break/><text:span text:style-name="T7">KARMA</text:span><text:tab/>édite le karma d'un personnage (ne pas utiliser sans l’accord d’un coordinateur).</text:p>
      <text:p text:style-name="P216">Remarque : la commande SET utilisateur’S KARMA ne permet pas d'utiliser les signes +/- pour modifier le karma actuel. Seule une valeur fixe peut être attribuée à cet attribut. Par exemple, fixer le karma de gargantua à –25 ne réduira pas l'attribut karma de 25 mais le fixera plutôt à –25.</text:p>
      <text:p text:style-name="P159"><text:span text:style-name="T7">DODGE</text:span><text:tab/><text:tab/>édite la compétence d'esquive d'un personnage.</text:p>
      <text:p text:style-name="P150"><text:span text:style-name="T7">ATTACK</text:span><text:tab/><text:tab/>édite la compétence d'attaque d'un personnage.</text:p>
      <text:p text:style-name="P150"><text:span text:style-name="T7">STATPOINTS</text:span><text:tab/>édite les points d'attribut d'un personnage.</text:p>
      <text:p text:style-name="P150"><text:span text:style-name="T7">SKILLPOINTS</text:span><text:tab/>édite les points de compétence d'un personnage.</text:p>
      <text:p text:style-name="P150"><text:span text:style-name="T7">GOLD</text:span><text:tab/><text:tab/><text:tab/>édite les pièces d'or d'un personnage.</text:p>
      <text:p text:style-name="P150"><text:span text:style-name="T7">XP</text:span><text:tab/><text:tab/><text:tab/>édite les points d'expérience d'un personnage. <text:span text:style-name="T5">Voir appendice </text:span><text:span text:style-name="T5"><text:bookmark-ref text:reference-format="number" text:ref-name="_Ref498436403">I</text:bookmark-ref></text:span></text:p>
      <text:p text:style-name="P150"><text:span text:style-name="T7">LEVEL</text:span><text:tab/><text:tab/><text:tab/>édite le niveau d'un personnage. <text:span text:style-name="T5">Voir appendice </text:span><text:span text:style-name="T5"><text:bookmark-ref text:reference-format="number" text:ref-name="_Ref498436421">I</text:bookmark-ref></text:span><text:span text:style-name="T5">.</text:span></text:p>
      <text:p text:style-name="P150"><text:span text:style-name="T7">HP</text:span><text:tab/><text:tab/><text:tab/>édite les points de vie d'un personnage.</text:p>
      <text:p text:style-name="P150"><text:span text:style-name="T7">MAX HP</text:span><text:tab/><text:tab/>édite le nombre maximal de points de vie d'un personnage.</text:p>
      <text:p text:style-name="P150"><text:span text:style-name="T7">MANA</text:span><text:tab/><text:tab/><text:tab/>édite la force magique d'un personnage.</text:p>
      <text:p text:style-name="P160"><text:span text:style-name="T7">NAME</text:span><text:tab/>change le pseudo d'un personnage-joueur. Permet à un dieu de changer de pseudo et d'emprunter une nouvelle identité. Le nouveau pseudo ne peut contenir plus de 15 caractères.</text:p>
      <text:p text:style-name="P160"><text:span text:style-name="T7">PSEUDONAME</text:span><text:tab/>change le pseudo affiché d'un personnage-joueur. Il s’agit du pseudo qui apparaît avec un clic droit sur le personnage. Ce pseudo ne doit pas être unique sur le serveur (contrairement au nom réel) et il ne sera pas reconnu par le serveur (il est impossible de zapper (ZAP) une personne en utilisant son pseudo). Il s’agit également du nom affiché dans le cimetierre. Si un utilisateur affecté d’un pseudo se déconnecte, à sa prochaine connexion, le pseudo sera à nouveau son nom réel.</text:p>
      <text:p text:style-name="P160"><text:span text:style-name="T7">TITLE<text:tab/></text:span>Change le titre d’un utilisateur (affiché dans la colonne de gauche de la liste des utilisateurs). Pour effacer un titre, utiliser la commande « <text:span text:style-name="T5">set </text:span>utilisateur<text:span text:style-name="T5">’s title to “ ” </text:span>».</text:p>
      <text:p text:style-name="P160"><text:span text:style-name="T7">APPEARANCE</text:span><text:tab/>change l'apparence d'un personnage. Permet à un dieu de se transformer en un monstre ou PNJ. Noter que modifier l'apparence d'un utilisateur peut faire planter son client. Pour éviter cela, il est recommandé de téléporter l’utilisateur après le changement, et que celui-ci ne bouge pas pendant quelques secondes. <text:span text:style-name="T21">Voir appendice </text:span><text:span text:style-name="T5"><text:bookmark-ref text:reference-format="number" text:ref-name="_Ref498382491"/></text:span><text:span text:style-name="T21">.</text:span></text:p>
      <text:p text:style-name="P150"><text:span text:style-name="T21">Ex. :</text:span><text:span text:style-name="T20"> <text:tab/>set gargantua’s str to 55</text:span></text:p>
      <text:p text:style-name="P153"><text:tab/>set gargantua’s level to 20</text:p>
      <text:p text:style-name="P157"><text:tab/>set gargantua’s max hp to 200</text:p>
      <text:h text:style-name="Heading_20_3" text:outline-level="3"><text:bookmark-start text:name="__RefHeading__135_546538010"/><text:span text:style-name="T10">Set </text:span><text:span text:style-name="T12">Utilisateur</text:span><text:span text:style-name="T10">’s Flag </text:span><text:span text:style-name="T12">Etiquette</text:span><text:span text:style-name="T10"> To </text:span><text:span text:style-name="T12">Valeur</text:span><text:bookmark-end text:name="__RefHeading__135_546538010"/></text:h>
      <text:p text:style-name="Corps_20_de_20_texte_20_3">Vous permet d’attribuer une valeur donnée à une étiquette particulière (flags de quêtes). La variable de l'étiquette est un chiffre unique qui identifie l'étiquette. Les étiquettes sont utilisées pour contrôler les différents états du joueur et pour enregistrer les différentes quêtes. Modifier l'étiquette d'un utilisateur peut avoir des répercussions importantes, n’utilisez donc pas cette commande sans l’approbation d’un coordinateur. <text:span text:style-name="T5">Voir appendice </text:span><text:span text:style-name="T5"><text:bookmark-ref text:reference-format="number" text:ref-name="_Ref498436530">H</text:bookmark-ref></text:span><text:span text:style-name="T5">.</text:span></text:p>
      <text:p text:style-name="P157"><text:span text:style-name="T5">Ex. :</text:span> <text:tab/>set gargantua’s flag 10001 to 1</text:p>
      <text:h text:style-name="Heading_20_3" text:outline-level="3"><text:bookmark-start text:name="__RefHeading__137_546538010"/><text:soft-page-break/>Set <text:span text:style-name="T9">Utilisateur</text:span>’s Shout Delay To <text:span text:style-name="T9">[+/-]Valeur</text:span><text:bookmark-end text:name="__RefHeading__137_546538010"/></text:h>
      <text:p text:style-name="Corps_20_de_20_texte_20_3">Cette commande est utilisée pour établir un délai forcé avant qu'un joueur puisse crier à nouveau, afin d’éviter le flood ou d'autres formes de harcèlement. La valeur est un nombre en secondes. À l'aide du paramètre facultatif [+/-], il est aussi possible d’ajouter ou de retrancher un certain nombre de seconde à la valeur actuelle du délai pour le joueur.</text:p>
      <text:p text:style-name="P153"><text:span text:style-name="T5">Ex. :</text:span> <text:tab/>set gargantua's shout delay to 10</text:p>
      <text:p text:style-name="P153"><text:tab/>set gargantua's shout delay to default</text:p>
      <text:p text:style-name="P161">set gargantua's shout delay to -5 (réduire le délai de 5 secondes)</text:p>
      <text:h text:style-name="Heading_20_3" text:outline-level="3"><text:bookmark-start text:name="__RefHeading__139_546538010"/><text:span text:style-name="T10">Set </text:span><text:span text:style-name="T12">Utilisateur</text:span><text:span text:style-name="T10">’s Skill </text:span><text:span text:style-name="T12">Compétence</text:span><text:span text:style-name="T10"> To </text:span><text:span text:style-name="T12">Valeur</text:span><text:bookmark-end text:name="__RefHeading__139_546538010"/></text:h>
      <text:p text:style-name="P150">Établit la valeur d’une compétence d'un utilisateur. La compétence est un chiffre unique identifiant une compétence. Le personnage-joueur doit déjà avoir appris cette compétence pour que cette commande puisse être utilisée.<text:span text:style-name="T5"> Voir appendice </text:span><text:span text:style-name="T5"><text:bookmark-ref text:reference-format="number" text:ref-name="_Ref498381977">E</text:bookmark-ref></text:span><text:span text:style-name="T5">.</text:span></text:p>
      <text:p text:style-name="P157"><text:span text:style-name="T5">Ex. :</text:span> set gargantua’s skill 1 to 100</text:p>
      <text:h text:style-name="Heading_20_3" text:outline-level="3"><text:bookmark-start text:name="__RefHeading__141_546538010"/><text:span text:style-name="T10">Slay </text:span><text:span text:style-name="T12">Utilisateur</text:span><text:bookmark-end text:name="__RefHeading__141_546538010"/></text:h>
      <text:p text:style-name="Corps_20_de_20_texte_20_3">Tue instantanément un joueur. Le joueur est tué de façon normale et les pertes sont calculées comme si le joueur avait été tué par un autre joueur. La mort apparaît également dans le cimetierre comme une mort normale.</text:p>
      <text:p text:style-name="Corps_20_de_20_texte_20_3">Evitez d’utiliser cette commande, toujours très mal perçue par les joueurs. Si vous ne pouvez pas faire autrement, préférez la commande <text:span text:style-name="T5">zap</text:span>, qui permet d’agir contre un joueur sans avoir les conséquences d’une mort.</text:p>
      <text:p text:style-name="P156"><text:span text:style-name="T5">Ex. :</text:span> <text:tab/>slay gargantua</text:p>
      <text:h text:style-name="Heading_20_3" text:outline-level="3"><text:bookmark-start text:name="__RefHeading__143_546538010"/><text:span text:style-name="T10">Squelch </text:span><text:span text:style-name="T12">Utilisateur</text:span><text:bookmark-end text:name="__RefHeading__143_546538010"/></text:h>
      <text:p text:style-name="Corps_20_de_20_texte_20_3">Vous permet de suspendre la capacité d'un joueur de parler pendant la partie (cela n’agit qu’en local, le joueur peut continuer à whisper et crier). À noter qu'un joueur réduit au silence ne peut parler et ne peut donc interagir avec les PNJ pour être guéri ou augmenter ses points de compétence.</text:p>
      <text:p text:style-name="P156"><text:span text:style-name="T5">Ex. :</text:span> <text:tab/>squelch gargantua</text:p>
      <text:h text:style-name="Heading_20_3" text:outline-level="3"><text:bookmark-start text:name="__RefHeading__145_546538010"/><text:span text:style-name="T10">Summon Item </text:span><text:span text:style-name="T12">Objet</text:span><text:span text:style-name="T10"> </text:span><text:span text:style-name="T12">[</text:span><text:span text:style-name="T10">At </text:span><text:span text:style-name="T12">X,Y,MONDE] [</text:span><text:span text:style-name="T10">On </text:span><text:span text:style-name="T12">Utilisateur]</text:span><text:bookmark-end text:name="__RefHeading__145_546538010"/></text:h>
      <text:p text:style-name="Corps_20_de_20_texte_20_3">Crée l'objet spécifié dans l'emplacement précisé. Si aucun emplacement n'est précisé (avec le suffixe facultatif [AT x,y,monde]), l'objet apparaîtra dans l'inventaire du dieu. Si le suffixe [on utilisateur] est utilisé plutôt que [AT x,y,monde], l'objet sera invoqué dans le sac à dos du joueur visé. <text:span text:style-name="T5">Voir appendice </text:span><text:span text:style-name="T5"><text:bookmark-ref text:reference-format="number" text:ref-name="_Ref498382664">C</text:bookmark-ref></text:span><text:span text:style-name="T5">.</text:span></text:p>
      <text:p text:style-name="P153"><text:span text:style-name="T5">Ex. :</text:span> <text:tab/>summon item potion of healing</text:p>
      <text:p text:style-name="P153"><text:tab/>summon item diamond on gargantua on Ploplo1</text:p>
      <text:p text:style-name="P157"><text:tab/>summon sundial at 500,500,0</text:p>
      <text:h text:style-name="Heading_20_3" text:outline-level="3"><text:bookmark-start text:name="__RefHeading__147_546538010"/><text:span text:style-name="T10">Summon Monster </text:span><text:span text:style-name="T12">Monstre</text:span><text:span text:style-name="T10"> At </text:span><text:span text:style-name="T12">X,Y,Monde</text:span><text:bookmark-end text:name="__RefHeading__147_546538010"/></text:h>
      <text:p text:style-name="Corps_20_de_20_texte_20_3">Crée une créature à la position indiquée. Le monstre se promènera alors autour et attaquera les personnages et autres créatures selon son agressivité naturelle. <text:span text:style-name="T5">Voir appendice </text:span><text:span text:style-name="T5"><text:bookmark-ref text:reference-format="number" text:ref-name="_Ref498382026"/></text:span><text:span text:style-name="T5">.</text:span></text:p>
      <text:p text:style-name="P156"><text:span text:style-name="T5">Ex. :</text:span> <text:tab/>summon monster brown rat at 2900,620,0</text:p>
      <text:h text:style-name="Heading_20_3" text:outline-level="3"><text:bookmark-start text:name="__RefHeading__149_546538010"/><text:soft-page-break/><text:span text:style-name="T10">Sysmsg </text:span><text:span text:style-name="T12">Texte</text:span><text:bookmark-end text:name="__RefHeading__149_546538010"/></text:h>
      <text:p text:style-name="Corps_20_de_20_texte_20_3">L'opérateur de jeu peut envoyer un message à tous les utilisateurs (en bleu). Cela aide à attirer l'attention des joueurs sur des événements particuliers. Votre utilisation de cette commande doit se limiter strictement à un usage dans un contexte roleplay. Il est également demandé de vérifier l’orthographe des messages que vous envoyez.</text:p>
      <text:p text:style-name="Corps_20_de_20_texte_20_3">Notez que les messages contenant des points (« . ») sont tronqués. Evitez donc ce caractère…</text:p>
      <text:p text:style-name="P156"><text:span text:style-name="T5">Ex. :</text:span> <text:tab/>sysmsg Une étrange fumée grise envahit Lighthaven</text:p>
      <text:h text:style-name="Heading_20_3" text:outline-level="3"><text:bookmark-start text:name="__RefHeading__151_546538010"/>Teleport To NPC <text:span text:style-name="T9">PNJ</text:span>[, <text:span text:style-name="T9">NUM_PNJ</text:span>]<text:bookmark-end text:name="__RefHeading__151_546538010"/></text:h>
      <text:p text:style-name="Corps_20_de_20_texte_20_3">Vous permet de vous téléporter à l’endroit où se trouve un PNJ donné, et ce, n’importe où dans le jeu. Si plusieurs « clones » du PNJ en question existent en même temps, vous pouvez ajouter la variable optionnelle NUM_PNJ pour rejoindre ce « clone » particulier. <text:span text:style-name="T21">Voir appendice </text:span><text:span text:style-name="T5"><text:bookmark-ref text:reference-format="number" text:ref-name="_Ref498382026"/></text:span><text:span text:style-name="T21">.</text:span></text:p>
      <text:p text:style-name="P153">Ex.:<text:tab/>teleport to npc Balork</text:p>
      <text:p text:style-name="P157"><text:tab/>teleport to npc Fali, 2</text:p>
      <text:h text:style-name="Heading_20_3" text:outline-level="3"><text:bookmark-start text:name="__RefHeading__153_546538010"/>Teleport To Loc <text:span text:style-name="T9">Endroit</text:span><text:bookmark-end text:name="__RefHeading__153_546538010"/></text:h>
      <text:p text:style-name="P150">Cette commande permet à l’opérateur de jeu lui-même de se téléporter directement vers l'un des endroits prédéfinis à l’<text:span text:style-name="T5">appendice </text:span><text:span text:style-name="T5"><text:bookmark-ref text:reference-format="number" text:ref-name="_Ref498382748">B</text:bookmark-ref></text:span><text:span text:style-name="T5">.</text:span></text:p>
      <text:p text:style-name="P157"><text:span text:style-name="T5">Ex.:</text:span><text:tab/>teleport to loc lh</text:p>
      <text:h text:style-name="Heading_20_3" text:outline-level="3"><text:bookmark-start text:name="__RefHeading__155_546538010"/><text:span text:style-name="T10">Teleport To </text:span><text:span text:style-name="T12">Utilisateur</text:span><text:bookmark-end text:name="__RefHeading__155_546538010"/></text:h>
      <text:p text:style-name="P150">Pour se téléporter à côté de l'utilisateur précisé.</text:p>
      <text:p text:style-name="P157"><text:span text:style-name="T5">Ex. :</text:span> <text:tab/>teleport to gargantua</text:p>
      <text:h text:style-name="Heading_20_3" text:outline-level="3"><text:bookmark-start text:name="__RefHeading__157_546538010"/>Teleport To <text:span text:style-name="T9">X,Y,Monde</text:span><text:bookmark-end text:name="__RefHeading__157_546538010"/></text:h>
      <text:p text:style-name="Corps_20_de_20_texte_20_3">Vous téléporte vers la position précisée. <text:span text:style-name="T5">Voir appendice </text:span><text:span text:style-name="T5"><text:bookmark-ref text:reference-format="number" text:ref-name="_Ref498382783">B</text:bookmark-ref></text:span><text:span text:style-name="T5">.</text:span></text:p>
      <text:p text:style-name="P157"><text:span text:style-name="T5">Ex. :</text:span> <text:tab/>teleport to 2900,620,0</text:p>
      <text:h text:style-name="Heading_20_3" text:outline-level="3"><text:bookmark-start text:name="__RefHeading__159_546538010"/><text:span text:style-name="T10">Teleport User </text:span><text:span text:style-name="T12">Utilisateur</text:span><text:span text:style-name="T10"> To </text:span><text:span text:style-name="T12">X,Y,Monde</text:span><text:bookmark-end text:name="__RefHeading__159_546538010"/></text:h>
      <text:p text:style-name="Corps_20_de_20_texte_20_3">Téléporte l’utilisateur vers la position précisée. <text:span text:style-name="T5">Voir appendice </text:span><text:span text:style-name="T5"><text:bookmark-ref text:reference-format="number" text:ref-name="_Ref498382801">B</text:bookmark-ref></text:span><text:span text:style-name="T5">.</text:span></text:p>
      <text:p text:style-name="P157"><text:span text:style-name="T5">Ex. :</text:span> <text:tab/>teleport user gargantua to 2900,620,0</text:p>
      <text:h text:style-name="Heading_20_3" text:outline-level="3"><text:bookmark-start text:name="__RefHeading__161_546538010"/><text:span text:style-name="T10">Unsquelch </text:span><text:span text:style-name="T12">Utilisateur</text:span><text:bookmark-end text:name="__RefHeading__161_546538010"/></text:h>
      <text:p text:style-name="P150">Permet de rétablir la capacité d’un joueur à parler. </text:p>
      <text:p text:style-name="P156"><text:span text:style-name="T5">Ex. :</text:span> <text:tab/>unsquelch gargantua</text:p>
      <text:h text:style-name="Heading_20_3" text:outline-level="3"><text:bookmark-start text:name="__RefHeading__163_546538010"/><text:span text:style-name="T10">View </text:span><text:span text:style-name="T12">Utilisateur</text:span><text:span text:style-name="T10">’s </text:span><text:span text:style-name="T12">Composante</text:span><text:bookmark-end text:name="__RefHeading__163_546538010"/></text:h>
      <text:p text:style-name="P216">Permet de connaître la valeur d’une composante particulière d'un utilisateur.</text:p>
      <text:p text:style-name="P150"><text:span text:style-name="T7">STR</text:span><text:tab/><text:tab/><text:tab/>voir la force d'un personnage.</text:p>
      <text:p text:style-name="P150"><text:span text:style-name="T7">END</text:span><text:tab/><text:tab/><text:tab/>voir l'endurance d'un personnage.</text:p>
      <text:p text:style-name="P150"><text:span text:style-name="T7">AGI</text:span><text:tab/><text:tab/><text:tab/>voir la dextérité d'un personnage.</text:p>
      <text:p text:style-name="P150"><text:span text:style-name="T7">INT</text:span><text:tab/><text:tab/><text:tab/>voir l'intellect d'un personnage.</text:p>
      <text:p text:style-name="P150"><text:soft-page-break/><text:span text:style-name="T7">WIS</text:span><text:tab/><text:tab/><text:tab/>voir la sagesse d'un personnage.</text:p>
      <text:p text:style-name="P150"><text:span text:style-name="T7">KARMA</text:span><text:tab/><text:tab/>voir le karma d'un personnage.</text:p>
      <text:p text:style-name="P150"><text:span text:style-name="T7">DODGE</text:span><text:tab/><text:tab/>voir l'habileté d'esquive d'un personnage.</text:p>
      <text:p text:style-name="P150"><text:span text:style-name="T7">ATTACK</text:span><text:tab/><text:tab/>voir l'habileté d'attaque d'un personnage.</text:p>
      <text:p text:style-name="P150"><text:span text:style-name="T7">AC</text:span><text:tab/><text:tab/><text:tab/>voir la classe d'armure d'un personnage.</text:p>
      <text:p text:style-name="P150"><text:span text:style-name="T7">XP</text:span><text:tab/><text:tab/><text:tab/>voir les points d'expérience d'un personnage.</text:p>
      <text:p text:style-name="P150"><text:span text:style-name="T7">MANA</text:span><text:tab/><text:tab/><text:tab/>voir les pouvoirs magiques d'un personnage.</text:p>
      <text:p text:style-name="P150"><text:span text:style-name="T7">STATPOINTS</text:span><text:tab/>voir les attributs d'un personnage.</text:p>
      <text:p text:style-name="P150"><text:span text:style-name="T7">SKILLPOINTS</text:span><text:tab/>voir les points de compétence d'un personnage.</text:p>
      <text:p text:style-name="P150"><text:span text:style-name="T7">LEVEL</text:span><text:tab/><text:tab/><text:tab/>voir le niveau d'un personnage.</text:p>
      <text:p text:style-name="P150"><text:span text:style-name="T7">GOLD</text:span><text:tab/><text:tab/><text:tab/>voir la quantité d’or que possède un personnage.</text:p>
      <text:p text:style-name="P156"><text:span text:style-name="T7">APPEARANCE</text:span><text:tab/>voir l'ID d'apparence d'un personnage.</text:p>
      <text:h text:style-name="Heading_20_3" text:outline-level="3"><text:bookmark-start text:name="__RefHeading__165_546538010"/><text:span text:style-name="T10">Zap </text:span><text:span text:style-name="T12">Utilisateur</text:span><text:bookmark-end text:name="__RefHeading__165_546538010"/></text:h>
      <text:p text:style-name="Corps_20_de_20_texte_20_3">Pour expulser un joueur du jeu. Celui-ci reçoit un message d'avertissement puis est expulsé du système. Il peut ensuite revenir dans le jeu.</text:p>
      <text:p text:style-name="Corps_20_de_20_texte_20_3">Attention ! Un utilisateur ainsi expulsé a toutes les chances de revenir furieux. Cette commande n’est donc à utiliser qu’en cas de force majeure, et si possible en ayant obtenu l’accord d’un coordinateur.</text:p>
      <text:p text:style-name="P150"><text:span text:style-name="T5">Ex. :</text:span> <text:tab/>zap gargantua</text:p>
      <text:h text:style-name="Heading_20_3" text:outline-level="3"><text:bookmark-start text:name="__RefHeading__167_546538010"/><text:span text:style-name="T10">!run </text:span><text:span text:style-name="T12">fichier.txt</text:span><text:bookmark-end text:name="__RefHeading__167_546538010"/></text:h>
      <text:p text:style-name="Corps_20_de_20_texte_20_3">Cette commande est vitale pour l’organisation d’une animation. Elle permet de préparer à l’avance une suite de commandes gameop à exécuter. Par exemple, pour chaque PNJ, vous pourrez préparer un fichier txt qui remettra les statistiques de votre personnage au niveau du PNJ. Un autre txt permettra d’invoquer les monstres au bon endroit. Les possibilités sont assez grandes, n’hésitez pas à les utiliser.</text:p>
      <text:p text:style-name="P150">Attention : lors de l’exécution d’un txt, pensez à afficher la zone de jeu en plein écran ; si vous laissez la fenêtre de chat active, vous serez bloqué jusqu’à la fin de l’exécution du script.</text:p>
      <text:h text:style-name="Heading_20_3" text:outline-level="3"><text:bookmark-start text:name="__RefHeading__169_546538010"/><text:span text:style-name="T10">!sleep </text:span><text:span text:style-name="T12">Temps</text:span><text:bookmark-end text:name="__RefHeading__169_546538010"/></text:h>
      <text:p text:style-name="P170">Entre chaque commande d’un txt, il est demandé d’inclure un temps de pause, indiqué par la commande !SLEEP temps. En effet, si celles-ci sont omises, le client enverra les commandes de manière ininterrompue au serveur, ce qui risque de le surcharger (il pourra alors « oublier » d’exécuter certaines commandes, voir même planter).</text:p>
      <text:p text:style-name="P170">La valeur recommandée est de 100 (temps en millisecondes), temps devant être allongé après une téléportation ou un changement d’apparence, qui nécéssitent des chargements de données.</text:p>
      <text:p text:style-name="Text_20_body"><text:span text:style-name="T17">Ex :</text:span><text:span text:style-name="T18"><text:tab/>set Ploplo1’s str to 4</text:span></text:p>
      <text:p text:style-name="P168"><text:tab/>!sleep 100</text:p>
      <text:p text:style-name="P175"><text:tab/>set Ploplo1’s end to 5</text:p>
      <text:h text:style-name="P190" text:outline-level="2"><text:bookmark-start text:name="__RefHeading__171_546538010"/><text:soft-page-break/>L’assistant GM<text:bookmark-end text:name="__RefHeading__171_546538010"/></text:h>
      <text:h text:style-name="P195" text:outline-level="3"><text:bookmark-start text:name="__RefHeading__173_546538010"/>Généralités<text:bookmark-end text:name="__RefHeading__173_546538010"/></text:h>
      <text:p text:style-name="P170">L’assistant GM est un PNJ conçu pour être utilisé dans des situations spécifiques. Il vous suffit de l’invoquer, et de faire un clic sur l’assistant pour lui parler comme s’il s’agissait d’un PNJ. Vous remarquerez qu’en plusieurs occasions, la syntaxe des commandes pour l’assistant GM diffère de la syntaxe des commandes gameop précédentes. Ceci est dû aux restrictions inhérentes au codage des PNJ. Pensez à accorder une attention particulière à la syntaxe de chacune de ses commandes avant d’utiliser l’assistant GM.</text:p>
      <text:p text:style-name="P170">Vous pouvez invoquer l’assistant GM avec la commande suivante :</text:p>
      <text:p text:style-name="P169"><text:span text:style-name="T16">Summon Monster GMAssistant At </text:span><text:span text:style-name="T14">X,Y,Monde</text:span></text:p>
      <text:p text:style-name="P170">Dans la pratique, invoquez-le toujours dans une zone inaccessible aux joueurs (1400,400 est le lieu tout indiqué).</text:p>
      <text:p text:style-name="P177">Vous trouverez ci-dessous la liste des commandes que vous pouvez utiliser, par le biais de l’assistant GM.</text:p>
      <text:h text:style-name="P195" text:outline-level="3"><text:bookmark-start text:name="__RefHeading__175_546538010"/>Last User<text:bookmark-end text:name="__RefHeading__175_546538010"/></text:h>
      <text:p text:style-name="P177">Cette commande indique le dernier utilisateur qui a communiqué avec l’assistant GM.</text:p>
      <text:h text:style-name="P195" text:outline-level="3"><text:bookmark-start text:name="__RefHeading__177_546538010"/>Delete<text:bookmark-end text:name="__RefHeading__177_546538010"/></text:h>
      <text:p text:style-name="P170">Ceci détruit l’assistant GM.</text:p>
      <text:h text:style-name="Heading_20_3" text:outline-level="3"><text:bookmark-start text:name="__RefHeading__179_546538010"/>Set Portal <text:span text:style-name="T9">[a-z]</text:span> To <text:span text:style-name="T9">X Y Z</text:span><text:bookmark-end text:name="__RefHeading__179_546538010"/></text:h>
      <text:p text:style-name="P169"><text:span text:style-name="T16">Cette commande configure les portails dynamiques afin de les rendre utilisables. L'on retrouve 26 portails dynamiques, soit les portails A à Z. Ils peuvent tous être configurés de façon indépendante afin de téléporter un utilisateur dans un endroit précis (</text:span><text:span text:style-name="T14">voir l’appendice </text:span><text:span text:style-name="T14"><text:bookmark-ref text:reference-format="number" text:ref-name="_Ref498401162">C.6.b</text:bookmark-ref></text:span><text:span text:style-name="T14"> pour connaître les lettres que vous pouvez utiliser</text:span><text:span text:style-name="T16">). Les portails doivent d’abord être invoqués par la commande de l’opérateur de jeu SUMMON MONSTER. La commande « </text:span><text:span text:style-name="T14">summon monster PortalX at 2500, 1500, 0 »</text:span><text:span text:style-name="T16">, par exemple, invoquerait le portail X à l’emplacement 2500, 1500, 0. Pour invoquer un portail particulier, ne mettre aucun espace entre « portal » et « X ». Les portails demeurent configurés jusqu’au redémarrage du serveur. Si, pour une raison quelconque, un personnage entre dans un portail qui n’a pas été configuré, ce personnage sera renvoyé vers son sanctuaire.</text:span></text:p>
      <text:p text:style-name="P169"><text:span text:style-name="T14">Ex. :</text:span><text:span text:style-name="T16"><text:tab/>summon monster portalx at 1000,1000,0 (commande gameop)</text:span></text:p>
      <text:p text:style-name="P178">set Portal x to 2000 2000 0 (par le biais de l’assistant GM)</text:p>
      <text:h text:style-name="Heading_20_3" text:outline-level="3"><text:bookmark-start text:name="__RefHeading__181_546538010"/>Set Portal <text:span text:style-name="T9">[a-z]</text:span> Reward <text:span text:style-name="T9">[XP/GP]</text:span> To <text:span text:style-name="T9">Valeur</text:span><text:bookmark-end text:name="__RefHeading__181_546538010"/></text:h>
      <text:p text:style-name="P170">Cette commande programme un portail donné afin qu'il donne des récompenses (pièces d'or, points d'expérience ou les deux) à tout personnage-joueur qui l'utilisera.</text:p>
      <text:p text:style-name="P170">Ex. :<text:tab/>Summon monster PortalX at 1000, 1000, 0 (commande d'op. du jeu)</text:p>
      <text:p text:style-name="P169"><text:span text:style-name="T16"><text:tab/></text:span><text:span text:style-name="T18">Set Portal X reward xp to 1000</text:span></text:p>
      <text:p text:style-name="P179">Set Portal X reward gp to 10000</text:p>
      <text:h text:style-name="Heading_20_3" text:outline-level="3"><text:bookmark-start text:name="__RefHeading__183_546538010"/>Set Monster <text:span text:style-name="T9">[1-4]</text:span> To <text:span text:style-name="T9">[1-50] Monstre</text:span><text:bookmark-end text:name="__RefHeading__183_546538010"/></text:h>
      <text:p text:style-name="P169"><text:span text:style-name="T16">La commande SET MONSTER permet de programmer à l’avance une invocation automatisée de plusieurs monstres que vous pourrez par la suite invoquer en groupe (</text:span><text:span text:style-name="T14">mass summon</text:span><text:span text:style-name="T16">) par d’autres commandes de l’assistant GM.</text:span></text:p>
      <text:p text:style-name="P177">Pour que ces commandes fonctionnent, vous devez définir au moins un paramètre de monstre avec un ID de monstre valide. Quatre monstres différents peuvent être définis, <text:soft-page-break/>un par paramètre (ils doivent être « programmés » séparément). Chaque paramètre peut être défini pour invoquer jusqu’à 50 monstres, soit un total de 200 monstres.</text:p>
      <text:list xml:id="list5801141755159028317" text:style-name="WW8Num107">
        <text:list-item>
          <text:p text:style-name="P180"><text:span text:style-name="T16">Sélectionner un numéro de paramètre, c’est-à-dire une valeur entre 1 et 4 (vous devriez habituellement commencer par 1, puis incrémenter pour chaque commande </text:span><text:span text:style-name="T14">set </text:span><text:span text:style-name="T16"><text:s/>consécutive);</text:span></text:p>
        </text:list-item>
        <text:list-item>
          <text:p text:style-name="P181">sélectionner un nombre valide (entre 1 et 50 inclusivement) de monstres que vous voulez invoquer;</text:p>
        </text:list-item>
        <text:list-item>
          <text:p text:style-name="P182">sélectionner un ID de monstre valide représentant le monstre que vous voulez invoquer au moyen de ce paramètre. IMPORTANT : La première lettre du nom du monstre DOIT être une majuscule; si le nom du monstre comporte plus d’un mot, chaque mot doit aussi commencer par une majuscule. Si vous invoquez un PNJ, TOUTES les lettres du nom doivent être en majuscules. </text:p>
        </text:list-item>
      </text:list>
      <text:p text:style-name="P169"><text:span text:style-name="T17">Ex. :</text:span><text:span text:style-name="T18"><text:tab/>set monster 1 to 5 Kilhiam</text:span></text:p>
      <text:p text:style-name="P170">Le monstre 1 (Kilhiam) sera invoqué 5 fois.</text:p>
      <text:p text:style-name="P171">Ex. :<text:tab/>set monster 3 to 25 Brown Rat</text:p>
      <text:p text:style-name="P170">Ceci définit le monstre 3 (Brown Rat) qui sera invoqué 25 fois.</text:p>
      <text:p text:style-name="P170">Remarque : Comme dans le cas des portails dynamiques, tous les paramètres seront perdus si le serveur plante ou est redémarré.</text:p>
      <text:h text:style-name="P195" text:outline-level="3"><text:bookmark-start text:name="__RefHeading__185_546538010"/><text:span text:style-name="T8"><text:s/></text:span>List Monsters<text:bookmark-end text:name="__RefHeading__185_546538010"/></text:h>
      <text:p text:style-name="P177">Cette commande permet d’énumérer tous les paramètres des monstres qui ont été définis.</text:p>
      <text:h text:style-name="P195" text:outline-level="3"><text:bookmark-start text:name="__RefHeading__187_546538010"/>Reset Monsters<text:bookmark-end text:name="__RefHeading__187_546538010"/></text:h>
      <text:p text:style-name="P177">Cette commande permet de rétablir tous les paramètres définis pour les monstres.</text:p>
      <text:h text:style-name="Heading_20_3" text:outline-level="3"><text:bookmark-start text:name="__RefHeading__189_546538010"/><text:span text:style-name="T10">Mass Summon </text:span><text:span text:style-name="T12">X1 Y1 X2 Y2</text:span><text:bookmark-end text:name="__RefHeading__189_546538010"/></text:h>
      <text:p text:style-name="P169"><text:span text:style-name="T16">Par cette commande, un opérateur de jeu peut invoquer plusieurs monstres en même temps dans une zone précise (ils doivent d’abord avoir été programmés avec la commande </text:span><text:span text:style-name="T14">set monster</text:span><text:span text:style-name="T16"> de l’assistant GM décrite précédemment). La zone d’invocation est de forme carrée ou rectangulaire et définie par les quatre paramètres qui accompagnent la commande (x1, y1, x2 et y2). x1 et y1 représentent les coordonnées du coin supérieur gauche de la zone, tandis que x2 et y2 représentent le coin inférieur droit (voir l’illustration ci-dessous). Au moment de la saisie des coordonnées, il n’est pas nécessaire d’entrer la troisième coordonnée (monde); la zone sera automatiquement située dans le même monde que l’assistant GM. Pour invoquer des monstres dans le donjon, il faut d’abord invoquer un assistant GM dans ce monde. Rappelez-vous que si un assistant tente d’invoquer un monstre à un endroit où il y a blocage, le monstre ne sera pas invoqué ni remplacé par une invocation supplémentaire.</text:span></text:p>
      <text:p text:style-name="P169"><text:span text:style-name="T14">Ex. :</text:span><text:span text:style-name="T16"><text:tab/>mass summon 1300 2000 1400 2050</text:span></text:p>
      <text:p text:style-name="P170">En supposant que l’assistant GM utilisé pour exécuter cette commande est situé à la surface (monde 0), ceci invoquerait tous les monstres définis par les paramètres de monstre à des endroits au hasard dans une zone rectangulaire correspondant à l’illustration ci-dessous.</text:p>
      <text:p text:style-name="P170"><text:tab/> 1300, 2000, 0</text:p>
      <text:p text:style-name="P170"/>
      <text:p text:style-name="P170"/>
      <text:p text:style-name="P170"><text:tab/><text:tab/><text:tab/><text:tab/><text:tab/><text:tab/><text:tab/><text:tab/>1400, 2050, 0</text:p>
      <text:p text:style-name="P177"><text:soft-page-break/>Note importante : cette commande est connue pour mal fonctionner. De plus, même si elle paraît plus simple d’emploi que les txts, la création d’invocations massives par ce biais est loin d’être pratique. Notamment, prennez garde à ne pas invoquer de créatures dans les temples, elles tueraient les joueurs qui réapparaissent, ainsi que dans des endroits innaccessibles aux joueurs, l’accumulation de monstre faisant lagger le serveur.</text:p>
      <text:h text:style-name="P195" text:outline-level="3"><text:bookmark-start text:name="__RefHeading__191_546538010"/>Fontaine de guérison<text:bookmark-end text:name="__RefHeading__191_546538010"/></text:h>
      <text:p text:style-name="P176"><text:span text:style-name="T16">L’Assistant GM peut aussi servir à activer un type d’objet spécial, la fontaine de guérison. Cet objet est invocable à l’aide de l’ID de monstre HealingWell. Par défaut, la fontaine offrira toujours une guérison. Il est possible de la désactiver par le biais de l’assistant GM et de la commande </text:span><text:span text:style-name="T14">disable healing well</text:span><text:span text:style-name="T16">; il peut être réactivé avec la commande </text:span><text:span text:style-name="T14">enable healing well</text:span><text:span text:style-name="T16">. Remarque : S’il y a plus d’une fontaine de guérison dans le monde, elles seront tous activés ou désactivés en même temps.</text:span></text:p>
      <text:h text:style-name="P190" text:outline-level="2"><text:bookmark-start text:name="__RefHeading__193_546538010"/>Zones spéciales<text:bookmark-end text:name="__RefHeading__193_546538010"/></text:h>
      <text:h text:style-name="P195" text:outline-level="3"><text:bookmark-start text:name="__RefHeading__195_546538010"/>Avertissement<text:bookmark-end text:name="__RefHeading__195_546538010"/></text:h>
      <text:p text:style-name="P169"><text:span text:style-name="T16">En dehors des zones indiquées ici, qui peuvent vous servir lors des aventures que vous organisez, il existe d’autres lieux accessibles dans le jeu par teleport. Il est </text:span><text:span text:style-name="T19">très</text:span><text:span text:style-name="T16"> important de ne pas essayer de s’y promener, car celles-ci peuvent contenir des items ou des monstres en test, qui sont susceptibles de faire planter le serveur en apparaissant, avec toutes les conséquences que cela peut avoir (cela peut aller jusqu’à la perte de </text:span><text:span text:style-name="T19">tous</text:span><text:span text:style-name="T16"> les personnages du serveur !).</text:span></text:p>
      <text:p text:style-name="P170">Si vous désirez vous aventurer dans l’une de ces zones, un serveur de test est accessible aux animateurs (« Un monde de folie » dans la liste des serveurs). Faites la demande pour y accéder auprès de votre coordinateur GOA.</text:p>
      <text:p text:style-name="P176"><text:span text:style-name="T16">Avertissement : les animateurs ne respectant pas cette règle élémentaire sont susceptibles de perdre leur statut d’animateur </text:span><text:span text:style-name="T14">sur le champ</text:span><text:span text:style-name="T16">.</text:span></text:p>
      <text:h text:style-name="P195" text:outline-level="3"><text:bookmark-start text:name="__RefHeading__197_546538010"/>Zones de test<text:bookmark-end text:name="__RefHeading__197_546538010"/></text:h>
      <text:p text:style-name="P176"><text:span text:style-name="T16">Deux zones sont accessibles aux animateurs (et uniquement à eux !) pour changer d’apparence, se regrouper avant une animation ou invoquer 20 dragons pour se défouler (bien que sur ce dernier point, il soit préférable d’utiliser le serveur de tests). Elles sont localisées en </text:span><text:span text:style-name="T14">1400,400,0</text:span><text:span text:style-name="T16"> (</text:span><text:span text:style-name="T14">test</text:span><text:span text:style-name="T16">) et en </text:span><text:span text:style-name="T14">1500,500,0</text:span><text:span text:style-name="T16"> (</text:span><text:span text:style-name="T14">test2</text:span><text:span text:style-name="T16">).</text:span></text:p>
      <text:h text:style-name="P195" text:outline-level="3"><text:bookmark-start text:name="__RefHeading__199_546538010"/>Island Madness<text:bookmark-end text:name="__RefHeading__199_546538010"/></text:h>
      <text:p text:style-name="P170">La zone Island Madness est un labyrinthe complexe d’îles et de portails statiques conçu expressément pour vos animations. La zone comprend douze îles, chacune ayant ses propres portails. Tant que les paramètres n'ont pas été choisis, ces portails expédieront tout personnage qui les utilise vers son sanctuaire. Ceci empêche toute personne de demeurer prisonnier du labyrinthe après un plantage de serveur.</text:p>
      <text:p text:style-name="P170">Un portail déjà configuré permet d’y accéder. Ce portail peut être invoqué avec l’ID IslandMadnessPortal.</text:p>
      <text:p text:style-name="P169"><text:span text:style-name="T17">Ex. :</text:span><text:span text:style-name="T18"><text:tab/>summon monster islandmadnessportal at 1400,400,0</text:span></text:p>
      <text:p text:style-name="P170">Un portail appraîtra alors en zone de test. Il est pour l’instant inactif.</text:p>
      <text:p text:style-name="P169"><text:span text:style-name="T16">Pour configurer le labyrinthe et actver le portail précédemment invoqué, il faut d’abord invoquer l’assistant GM. Le labyrinthe peut ensuite être initialisé avec la commande suivante de l’assistant GM : </text:span><text:span text:style-name="T14">island madness preset 1</text:span><text:span text:style-name="T16">. Ceci configurera automatiquement tous les portails du labyrinthe à leur premier emplacement prédéfini. Pour le moment, il n’y a qu’une configuration pour le labyrinthe, mais plusieurs préconfigurations supplémentaires seront peut-être ajoutées à l’avenir par Vircom, pour conserver l’intérêt des joueurs et les empêcher de connaître le labyrinthe trop rapidement. Dès que la </text:span><text:soft-page-break/><text:span text:style-name="T16">commande est saisie, tous les portails des îles sont activés, ainsi que le IslandMadnessPortal mentionné précédemment.</text:span></text:p>
      <text:p text:style-name="P169"><text:span text:style-name="T16">Vous pouvez également invoquer périodiquement des monstres à l’intérieur du labyrinthe d’îles. Pour ce faire, utilisez l’assistant GM et la commande </text:span><text:span text:style-name="T14">mass summon</text:span><text:span text:style-name="T16">. Afin de garantir les meilleurs résultats, utilisez les coordonnées suivantes : 2811, 2753 et 3055, 3033 (monde 0). La syntaxe ressemblerait à ce qui suit : </text:span><text:span text:style-name="T14">mass summon 2811 2753 3055 3033</text:span><text:span text:style-name="T16">. Prenez note qu’en raison de la quantité d’eau entourant les îles, environ la moitié des monstres ne seront pas invoqués.</text:span></text:p>
      <text:p text:style-name="P176"><text:span text:style-name="T16">Vous pouvez désactiver les portails en utilisant la commande suivante, qui devra être envoyée à l’assistant GM : </text:span><text:span text:style-name="T14">island madness end</text:span><text:span text:style-name="T16">. Ceci rend inactifs tous les portails des îles, y compris le IslandMadnessPortal. Tous les joueurs qui restent à l’intérieur du labyrinthe seront automatiquement envoyés vers leur sanctuaire lorsqu’ils tenteront d’avoir accès à un portail. Prenez note qu’il est possible d’enlever un portail à l’aide du sort </text:span><text:span text:style-name="T14">vaporize</text:span><text:span text:style-name="T16">.</text:span></text:p>
      <text:h text:style-name="P195" text:outline-level="3"><text:bookmark-start text:name="__RefHeading__201_546538010"/>Isolated Island<text:bookmark-end text:name="__RefHeading__201_546538010"/></text:h>
      <text:p text:style-name="P169"><text:span text:style-name="T16">L’île isolée doit être activée par l’assistant GM au moyen de la commande </text:span><text:span text:style-name="T14">isolated island start</text:span><text:span text:style-name="T16"> et désactivée avec la commande </text:span><text:span text:style-name="T14">isolated island end</text:span><text:span text:style-name="T16">.</text:span></text:p>
      <text:p text:style-name="P169"><text:span text:style-name="T16">Pour amener les joueurs sur l’île, vous devrez invoquer un portail spécial configuré au préalable pour envoyer quiconque l’utilise sur l’île. Le portail doit être invoqué au moyen de la commande </text:span><text:span text:style-name="T14">summon monster</text:span><text:span text:style-name="T16"> de l’opérateur de jeu et son ID d’invocation est IsolatedIslandPortal. Il est possible d’enlever un portail au moyen du sort </text:span><text:span text:style-name="T14">vaporize</text:span><text:span text:style-name="T16">.</text:span></text:p>
      <text:p text:style-name="P169"><text:span text:style-name="T14">Ex. :</text:span><text:span text:style-name="T16"><text:tab/>summon monster isolatedislandportal at 1400,400,0</text:span></text:p>
      <text:p text:style-name="P176"><text:span text:style-name="T16">Si vous voulez invoquer des monstres dans l’île pour augmenter le niveau de difficulté de la quête, vous pouvez utiliser l’assistant GM avec la commande suivante : </text:span><text:span text:style-name="T14">mass summon 2514 2648 2769 2952</text:span><text:span text:style-name="T16">. Puisque l’île est entourée d’eau, environ 60 % des monstres seront invoqués avec succès.</text:span></text:p>
      <text:h text:style-name="P195" text:outline-level="3"><text:bookmark-start text:name="__RefHeading__203_546538010"/>Donjon Scattered Bones<text:bookmark-end text:name="__RefHeading__203_546538010"/></text:h>
      <text:p text:style-name="P170">Le donjon comprend trois niveaux de mêmes dimensions. Le premier niveau a deux escaliers dans le coin inférieur gauche et le coin supérieur droit. Le deuxième niveau est un petit labyrinthe avec un portail au centre. Le troisième niveau est un donjon plus ouvert. Si la zone n’est pas activée au moyen de l’assistant GM, les portails des deuxième et troisième niveaux enverront tout personnage qui essaie de les utiliser vers son sanctuaire.</text:p>
      <text:p text:style-name="P169"><text:span text:style-name="T16">Pour amener les jouers dans le donjon, vous devrez utiliser un portail spécial. Ce portail peut être invoqué avec l’ID ScatteredBonesPortal. Le portail demeurera inactif jusqu’à ce que le donjon ScatteredBones soit activé à l’aide de l’assistant GM. Il est possible d’enlever un portail au moyen du sort </text:span><text:span text:style-name="T14">vaporize</text:span><text:span text:style-name="T16">.</text:span></text:p>
      <text:p text:style-name="P169"><text:span text:style-name="T16">Pour le moment, il n’existe aucun endroit dédié où vous pouvez invoquer un assistant GM et travailler en toute tranquillité sur ce niveau (1). Entre-temps, il est possible d’utiliser le donjon en toute sécurité aux coordonnées 910,320,0 puisqu’il ne contient encore aucun monstre et qu’il n’est pas accessible aux joueurs. Entrez ensuite la commande suivante à l’assistant GM pour initialiser le donjon : </text:span><text:span text:style-name="T14">scattered bones start</text:span><text:span text:style-name="T16">. Pour « fermer » le donjon, la commande </text:span><text:span text:style-name="T14">scattered bones end</text:span><text:span text:style-name="T16"> désactive le portail ScatteredBonesPortal mentionné précédemment et les portails des deuxième et troisième niveaux du donjon.</text:span></text:p>
      <text:h text:style-name="P190" text:outline-level="2"><text:bookmark-start text:name="__RefHeading__205_546538010"/>L’interface d’animation<text:bookmark-end text:name="__RefHeading__205_546538010"/></text:h>
      <text:h text:style-name="P195" text:outline-level="3"><text:bookmark-start text:name="__RefHeading__207_546538010"/>Introduction<text:bookmark-end text:name="__RefHeading__207_546538010"/></text:h>
      <text:p text:style-name="Corps_20_de_20_texte_20_3">Muni des noms d’utilisateurs et mots de passe que votre coordinateur GOA vous aura fourni, vous pouvez vous connecter à l’interface d’animation, qui remplit un certain <text:soft-page-break/>nombre de fonctions hors ligne ayant principalement trait aux fonctionnalités développées par GOA.</text:p>
      <text:p text:style-name="P154">L’adresse de connexion est la suivante : <text:a xlink:type="simple" xlink:href="http://prophetie.goa.com/anim%20T4C/Login_Anim.asp"><text:span text:style-name="Internet_20_link">http://prophetie.goa.com/anim%20T4C/Login_Anim.asp</text:span></text:a> </text:p>
      <text:p text:style-name="P156">Une fois rentré le login/mot de passe NT, puis votre identifiant/mot de passe, une page séparée en deux parties apparaît. Trois sections vous sont alors utiles : <text:span text:style-name="T5">gestion des religions</text:span>, <text:span text:style-name="T5">gestion des points d'expérience</text:span>, <text:span text:style-name="T5">gestion des flags</text:span>. Lisez en détail <text:span text:style-name="T7">tout</text:span> ce qui suit avant de les utiliser.</text:p>
      <text:h text:style-name="P195" text:outline-level="3"><text:bookmark-start text:name="__RefHeading__209_546538010"/>Gestion des religions<text:bookmark-end text:name="__RefHeading__209_546538010"/></text:h>
      <text:p text:style-name="P202">Une fois sur la page de modification des religions, vous pouvez sélectionner la religion que vous désirez modifier. <text:span text:style-name="T5">Attention</text:span>, vous avez accès à toutes les religions du serveur. Il est donc naturellement interdit d’agir sur les domaines d’un autre animateur sans avoir obtenu son accord.</text:p>
      <text:p text:style-name="P207">Deux sections sont fonctionnelles pour le moment : les fonction et les membres d’une religion.</text:p>
      <text:p text:style-name="P203">Fonctions de la religion</text:p>
      <text:p text:style-name="P202">Toute modification à ce niveau est à faire valider par votre coordinateur<text:span text:style-name="T5"> avant</text:span> d’être effective. C’est bien entendu valable au moment de la création de la hierarchie si votre religion n’en possède pas déjà une. Notez également que ce que l’on appelle « fonction » est un titre religieux. C’est à différencier des titres de noblesse (Baron, Duc, Garde, etc.), qui eux apparaissent dans le jeu.</text:p>
      <text:p text:style-name="P201">Vous avez accès aux différentes fonctions déjà créées pour votre religion, sur votre serveur, avec les informations suivantes :</text:p>
      <text:p text:style-name="P201"><text:span text:style-name="T5">Une croix</text:span> : Attention, c’est pour supprimer la fonction en question. A n’utiliser qu’avec prudence. Il est à noter que vous ne pouvez détruire une fonction tant qu’au moins un personnage la possède encore.</text:p>
      <text:p text:style-name="P201"><text:span text:style-name="T5">Fonction et Rang</text:span> : Le rang 4 est le plus élevé accessible aux joueurs.</text:p>
      <text:p text:style-name="P201"><text:span text:style-name="T5">Visible</text:span> : Un « oui » signifie que le titre est visible (et donc tous les joueurs qui le possèdent) sur les listes disponibles sur le site officiel. Si il n’y a rien c’est qu’il s’agit d’un titre caché.</text:p>
      <text:p text:style-name="P208"><text:span text:style-name="T5">Adeptes</text:span> : C’est le nombre de personnages qui possède cette fonction.</text:p>
      <text:p text:style-name="P201"><text:span text:style-name="T6">Création d’une nouvelle fonction</text:span> :</text:p>
      <text:p text:style-name="P201">Les rubriques importantes, à remplir pour créer une fonction (un titre religieux).</text:p>
      <text:p text:style-name="P201"><text:span text:style-name="T5">Nom</text:span> : Eviter les noms ridicules, sachant que ceux-ci sont instantanément placés sur le site officiel.</text:p>
      <text:p text:style-name="P201"><text:span text:style-name="T5">Rang</text:span> : à choisir, du rang 2 au rang 4. Le rang 4 est le plus élevé. Le rang possède une influence directe sur les bonus attribués aux joueurs. Un rang 4 équivaut à un bonus donné 4 fois plus importants que le bonus de base. C’est énorme, cela fait 24 points de caractéristiques en plus, soit l’équivalent de 5 niveaux. Les rangs 3 et 2 correspondent à des bonus respectivement 3 et 2 fois plus importants que le bonus de base.</text:p>
      <text:p text:style-name="P201"><text:span text:style-name="T7">Attention</text:span>, afin d’éviter des problèmes déséquilibre, il est demandé de bien tenir compte de ces chiffres : pas plus de 4 rangs 4, pas plus de 12 rangs 3, et une cinquantaine de rangs 2. Si de nouveaux joueurs méritent un poste de rang 4 et que vous êtes complet, et bien faites un départage (luttes internes, quêtes, etc.).</text:p>
      <text:p text:style-name="P201"><text:span text:style-name="T5">Visible</text:span> : La case cochée signifie que les personnages avec ce titre apparaîtront sur les listes visibles sur le site officiel. Un titre caché est créé en ne cochant pas la case.</text:p>
      <text:p text:style-name="P208"><text:span text:style-name="T5">Créer</text:span> : Valide la création en cours. Une fois cette étape réalisée, vous pouvez retourner sur les membres pour attribuer cette nouvelle fonction à de nouveaux personnages.</text:p>
      <text:p text:style-name="P204"><text:soft-page-break/>Membres de la religion</text:p>
      <text:p text:style-name="P201">La section « <text:span text:style-name="T5">Membres de la </text:span>religion » sert à voir la liste des personnages, à chercher un membre précis, ou à affecter une fonction (un titre religieux) à un personnage. En validant la première page vous arrivez directement sur une page qui affiche l’ensemble des membres de la religion qui ne sont pas disciples.</text:p>
      <text:p text:style-name="P201"><text:span text:style-name="T5">Recherche de personnage</text:span> : rentrez le nom du personnage (ou une partie), et vous obtenez les personnages qui correspondent et <text:span text:style-name="T5">appartiennent</text:span> à la religion.</text:p>
      <text:p text:style-name="P201">Exemple : chercher « Art » et vous obtiendrez Arthur, Tanart, et Enartatain.</text:p>
      <text:p text:style-name="P201"><text:span text:style-name="T5">Liste de tous les membres</text:span> : pour afficher la liste de tous les membres, faites une recherche avec « % ». <text:span text:style-name="T7">Attention</text:span>, Une telle recherche travaille directement au niveau de la base de données du jeu. Elle est à éviter dans la mesure du possible, et surtout à ne pas faire lors des périodes d’affluence (fin d’après-midi, soirée). Cela peut créer du lag et faire planter le serveur, donc effectuer des recherches individualisées dans la mesure du possible.</text:p>
      <text:p text:style-name="P201"><text:span text:style-name="T5">Compte d’un personnage.</text:span> Lorsque vous avez trouvé un personnage, vous avez les informations suivantes : Compte T4C, nom, fonction. En cliquant sur le nom de sa fonction, vous pouvez lui en attribuer une autre parmi celles existantes pour la religion sur le serveur en question. Ce lien est inopérant si le joueur est connecté, et aucune modification n’est possible.</text:p>
      <text:p text:style-name="P201"><text:span text:style-name="T5">Rang</text:span> : correspond au rang de la fonction (Disciple = rang 1, le rang le plus élevé accessible aux joueurs est le rang 4).</text:p>
      <text:p text:style-name="P201"><text:span text:style-name="T5">Visible</text:span> : Un « oui » signifie que le personnage est visible sur le site officiel, avec son titre religieux. Si il n’y a rien, c’est qu’il n’y est pas visible. Notez que tout le monde peut consulter les listes de religions visibles. Un « non » signifie que le personnage possède un titre caché, il n’apparaît pas dans les listes de religions. Cela doit être le cas de la grande majorité des membres de Sélène et de l’Haruspice.</text:p>
      <text:p text:style-name="P201"><text:span text:style-name="T5">Etat bonus</text:span> : Un « non » signifie que le personnage n’a pas ses bonus de religion (en général car il a déjà changé de religion). En cliquant sur « non », vous lui retirez ou rendez ses bonus. De même, un « oui » signifie que le personnage possède ses bonus, et en cliquant dessus, il passe en « non », et il perd ses bonus.</text:p>
      <text:p text:style-name="P206"><text:span text:style-name="T5">Conn</text:span> : pour « connecté ». S’il y a un « oui » alors c’est que le joueur est actuellement connecté et que vous ne pouvez faire aucune opération sur lui.</text:p>
      <text:p text:style-name="P204">Rappels</text:p>
      <text:p text:style-name="P201"><text:span text:style-name="T5">Les bonus de disciple</text:span> : Il s’agit d’un « droit » du joueur. Si un joueur choisit une religion, il a ses bonus. Si il ne fait pas de roleplay, alors il ne monte pas, mais il ne perd pas ces bonus. Bien sûr s’il a changé de religion, alors il doit faire preuve de roleplay pour les regagner (mais ne soyez pas trop durs, ce sont les joueurs roleplay qui passent niveau 2).</text:p>
      <text:p text:style-name="P201">Pour un niveau 1, les bonus sont les suivants :</text:p>
      <table:table table:name="Tableau1" table:style-name="Tableau1">
        <table:table-column table:style-name="Tableau1.A"/>
        <table:table-column table:style-name="Tableau1.B"/>
        <table:table-row table:style-name="Tableau1.1">
          <table:table-cell table:style-name="Tableau1.A1" office:value-type="string">
            <text:p text:style-name="P3">Brehan</text:p>
          </table:table-cell>
          <table:table-cell table:style-name="Tableau1.B1" office:value-type="string">
            <text:p text:style-name="Standard">+6 en Force, +15 en attaque</text:p>
          </table:table-cell>
        </table:table-row>
        <table:table-row table:style-name="Tableau1.1">
          <table:table-cell table:style-name="Tableau1.A2" office:value-type="string">
            <text:p text:style-name="P3">Iago</text:p>
          </table:table-cell>
          <table:table-cell table:style-name="Tableau1.B2" office:value-type="string">
            <text:p text:style-name="Standard">+3 en intelligence et Endurance, +1000 Po * niveau de personnage</text:p>
          </table:table-cell>
        </table:table-row>
        <table:table-row table:style-name="Tableau1.1">
          <table:table-cell table:style-name="Tableau1.A3" office:value-type="string">
            <text:p text:style-name="P3">Sélène</text:p>
          </table:table-cell>
          <table:table-cell table:style-name="Tableau1.B3" office:value-type="string">
            <text:p text:style-name="Standard">+6 en Dextérité, +15 en Esquive</text:p>
          </table:table-cell>
        </table:table-row>
        <table:table-row table:style-name="Tableau1.1">
          <table:table-cell table:style-name="Tableau1.A2" office:value-type="string">
            <text:p text:style-name="P3">Syl</text:p>
          </table:table-cell>
          <table:table-cell table:style-name="Tableau1.B2" office:value-type="string">
            <text:p text:style-name="Standard">+6 en intelligence, +10 en points de Mana</text:p>
          </table:table-cell>
        </table:table-row>
        <table:table-row table:style-name="Tableau1.1">
          <table:table-cell table:style-name="Tableau1.A3" office:value-type="string">
            <text:p text:style-name="P3">Rédempteur</text:p>
          </table:table-cell>
          <table:table-cell table:style-name="Tableau1.B3" office:value-type="string">
            <text:p text:style-name="Standard">+6 en Sagesse, +15 points de vies</text:p>
          </table:table-cell>
        </table:table-row>
        <table:table-row table:style-name="Tableau1.1">
          <table:table-cell table:style-name="Tableau1.A2" office:value-type="string">
            <text:p text:style-name="P3">Haruspice</text:p>
          </table:table-cell>
          <table:table-cell table:style-name="Tableau1.B2" office:value-type="string">
            <text:p text:style-name="Standard">+3 en Force et Intelligence, +10 en points de Mana</text:p>
          </table:table-cell>
        </table:table-row>
        <table:table-row table:style-name="Tableau1.1">
          <table:table-cell table:style-name="Tableau1.A3" office:value-type="string">
            <text:p text:style-name="P3">Esprits de la Nature </text:p>
          </table:table-cell>
          <table:table-cell table:style-name="Tableau1.B3" office:value-type="string">
            <text:p text:style-name="Standard">+3 en Endurance et Sagesse, +15 en points de vie</text:p>
          </table:table-cell>
        </table:table-row>
        <table:table-row table:style-name="Tableau1.8">
          <table:table-cell table:style-name="Tableau1.A8" office:value-type="string">
            <text:p text:style-name="P3">Sans-Dieu</text:p>
          </table:table-cell>
          <table:table-cell table:style-name="Tableau1.B8" office:value-type="string">
            <text:p text:style-name="Standard">+1 dans chaque Caractéristique, +15 points de vie</text:p>
          </table:table-cell>
        </table:table-row>
      </table:table>
      <text:p text:style-name="P201"/>
      <text:p text:style-name="P201"><text:span text:style-name="T5">Vos PNJs</text:span> : Pour l’instant, ils sont placés à la main par Eric. Si vous désirez placer des PNJs sur les listes du site, vous devez envoyer leur nom, avec leur fonction et leur rang.</text:p>
      <text:p text:style-name="P206"><text:soft-page-break/><text:span text:style-name="T5">Les sans Dieu</text:span> : Ils ont un bonus de base, ça s’arrête là. S’ils le perdent, ils ne le regagnet pas. Aucune fonction de rang supérieur à 1.</text:p>
      <text:h text:style-name="P195" text:outline-level="3"><text:bookmark-start text:name="__RefHeading__211_546538010"/>Gestion des points d’expérience<text:bookmark-end text:name="__RefHeading__211_546538010"/></text:h>
      <text:p text:style-name="P205">Une fois sur la page d’attribution des points d’expérience, vous pouvez entrer un nom de personnage (ou une partie), et vous obtenez les personnages qui correspondent. Une liste de noms apparait, cliquez sur le nom du personnage que vous désirez récompenser. Vous avez alors à entrer la justification et l’ampleur de la récompense (petite, moyenne ou grande), puis sur le bouton <text:span text:style-name="T5">affecter</text:span>.</text:p>
      <text:p text:style-name="P150"><text:span text:style-name="T5">Colonne « Conn »</text:span> (frame de gauche) : précise si le joueur est actuellement connecté <text:s/>ou <text:s/>non. Si oui, vous ne pourrez lui attribuer de récompense tant qu’il sera en ligne.</text:p>
      <text:p text:style-name="P150"><text:span text:style-name="T5">Petit <text:s/>carré <text:s/>blanc</text:span> (liste des récompenses, à droite) : <text:s/>en <text:s/>passant <text:s/>dessus <text:s/>et <text:s/>en attendant quelques secondes, vous verrez la justification de la récompense.</text:p>
      <text:p text:style-name="P150"><text:span text:style-name="T5">Date</text:span> : la date de l'attribution.</text:p>
      <text:p text:style-name="P150"><text:span text:style-name="T5">Récompense</text:span> : RP (<text:span text:style-name="T7">r</text:span>écompense <text:span text:style-name="T7">p</text:span>etite), 15% des points nécessaire pour atteindre le niveau suivant, soit 1/6<text:span text:style-name="T3">e</text:span> de barre d’xp ; RM (<text:span text:style-name="T7">r</text:span>écompense <text:span text:style-name="T7">m</text:span>oyenne), 30% des pts nécessaire pour atteindre leniveau suivant, soit 1/3 de barre d’xp ; GR (<text:span text:style-name="T7">g</text:span>rande <text:span text:style-name="T7">r</text:span>écompense), 50% des pts nécessaire pour atteindre le niveau suivant, soit 1/2 barre d’xp. Entre parenthèses se trouve le niveau du personnage au moment de la récompense. La colonne suivante indique le nombre de points d’expérience attribués.</text:p>
      <text:p text:style-name="P150"><text:span text:style-name="T5">Auteur</text:span> : personne ayant attribué les points d’expérience.</text:p>
      <text:h text:style-name="P195" text:outline-level="3"><text:bookmark-start text:name="__RefHeading__213_546538010"/>Gestion des flags<text:bookmark-end text:name="__RefHeading__213_546538010"/></text:h>
      <text:p text:style-name="P150">Pour sélectionner une personne à qui vous désirez donner ou retirer un flag, il y a deux solutions. En choississant un flag dans « <text:span text:style-name="T5">Voir les flags déjà affectés </text:span>» vous verrez l’intégralité des comptes possedant ce flag. Vous pouvez également faire une recherche sur un nom de compte ou de personnage, en entrant tout ou une partie de ce nom. La liste des comptes s’affiche dans le frame inférieur gauche.</text:p>
      <text:p text:style-name="P150">Dans cette liste, en cliquant sur le nom de compte, vous obtiendrez la liste des personnages ainsi que les autres flags sur ce compte, dans le frame inférieur droit. Notez que si le joueur est connecté, vous ne pourrez pas modifier ses flags depuis l’interface. Pour supprimer un flag déjà attribué, il suffit de cliquer sur le X à côté du flag. Pour donner un flag au compte sélectionné, utilisez le champ « <text:span text:style-name="T5">Ajouter un flag</text:span> », en sélectionnant le flag désiré puis en utilisant le bouton « <text:span text:style-name="T5">Ajouter</text:span> ».</text:p>
      <text:p text:style-name="P150">Quelques précisions concernant deux flags particuliers :</text:p>
      <text:p text:style-name="P150">Le flag <text:span text:style-name="T5">!run</text:span> peut être donné à des joueurs mais uniquement s'ils en ont vraiment besoin (et non si c’est pour dire bonjour de manière originale), donc essentiellement les bardes. C'est surtout pour votre usage qu'il est là.</text:p>
      <text:p text:style-name="P150">Le flag <text:span text:style-name="T5">lockout</text:span> doit être manipulé avec les plus grandes précautions. Un compte possédant ce flag est bloqué, et ne peut plus se connecter au jeu. A réserver à des cas très particuliers de gêneurs, si possible avec l’approbation d’un coordinateur. Si vous devez l’affecter à un joueur, prévenez immédiatement votre coordinateur GOA.</text:p>
      <text:p text:style-name="P167">APPENDICES</text:p>
      <text:list xml:id="list2744042876224851546" text:style-name="WW8Num45">
        <text:list-item>
          <text:p text:style-name="P186"><text:bookmark-start text:name="__RefHeading__215_546538010"/>Index des commandes GameOp<text:bookmark-end text:name="__RefHeading__215_546538010"/></text:p>
        </text:list-item>
      </text:list>
      <text:list xml:id="list3504241344699518127" text:style-name="WW8Num37">
        <text:list-item>
          <text:p text:style-name="P162"><text:span text:style-name="T7">Count</text:span><text:span text:style-name="T6"> </text:span><text:span text:style-name="T7">NPC </text:span><text:span text:style-name="T6">PNJ</text:span><text:span text:style-name="T7"> </text:span>: Compte le nombre de <text:span text:style-name="T5">PNJ</text:span> du type spécifié.</text:p>
        </text:list-item>
        <text:list-item>
          <text:p text:style-name="P163"><text:span text:style-name="T7">Emulate Monster </text:span><text:span text:style-name="T6">Monstre</text:span> : Donne l’apparence et les caractéristiques d’un <text:span text:style-name="T5">monstre</text:span>.</text:p>
        </text:list-item>
        <text:list-item>
          <text:p text:style-name="P162"><text:span text:style-name="T7">Give Skill </text:span><text:span text:style-name="T6">Compétence</text:span><text:span text:style-name="T7"> To </text:span><text:span text:style-name="T6">Utilisateur</text:span> : Donne une <text:span text:style-name="T5">compétence</text:span> à un <text:span text:style-name="T5">utilisateur</text:span>.</text:p>
        </text:list-item>
        <text:list-item>
          <text:p text:style-name="P162"><text:span text:style-name="T7">Give Spell </text:span><text:span text:style-name="T6">Sort</text:span><text:span text:style-name="T7"> To </text:span><text:span text:style-name="T6">Utilisateur</text:span><text:span text:style-name="T7"> </text:span>: Donne un <text:span text:style-name="T5">sort</text:span> à un <text:span text:style-name="T5">utilisateur</text:span>.</text:p>
        </text:list-item>
        <text:list-item>
          <text:p text:style-name="P162"><text:span text:style-name="T7">Query</text:span><text:span text:style-name="T6"> </text:span><text:span text:style-name="T7">Item </text:span><text:span text:style-name="T6">Objet </text:span><text:span text:style-name="T7">Description</text:span> : Donne la description d’un <text:span text:style-name="T5">objet</text:span>.</text:p>
        </text:list-item>
        <text:list-item>
          <text:p text:style-name="P162"><text:span text:style-name="T7">Query </text:span><text:span text:style-name="T6">Utilisateur</text:span><text:span text:style-name="T7">’s Pos</text:span> : Donne les coordonnées d’un <text:span text:style-name="T5">utilisateur</text:span>.</text:p>
        </text:list-item>
        <text:list-item>
          <text:p text:style-name="P162"><text:span text:style-name="T7">Remove Full PvP From </text:span><text:span text:style-name="T6">Utilisateur</text:span> : Enlève le Full PvP d’un <text:span text:style-name="T5">utilisateur</text:span>.</text:p>
        </text:list-item>
        <text:list-item>
          <text:p text:style-name="P162"><text:span text:style-name="T7">Remove Spell </text:span><text:span text:style-name="T6">Sort</text:span><text:span text:style-name="T7"> From </text:span><text:span text:style-name="T6">Utilisateur</text:span> : Enlève un <text:span text:style-name="T5">sort</text:span> d’un <text:span text:style-name="T5">utilisateur</text:span>.</text:p>
        </text:list-item>
        <text:list-item>
          <text:p text:style-name="P164"><text:span text:style-name="T7">Remove </text:span><text:span text:style-name="T6">Utilisateur</text:span><text:span text:style-name="T7"> From</text:span><text:span text:style-name="T6"> </text:span><text:span text:style-name="T7">User</text:span><text:span text:style-name="T6"> </text:span><text:span text:style-name="T7">Listing</text:span> : Retire un <text:span text:style-name="T5">utilisateur</text:span> de la liste des connectés.</text:p>
        </text:list-item>
        <text:list-item>
          <text:p text:style-name="P162"><text:span text:style-name="T7">Remove </text:span><text:span text:style-name="T6">Utilisateur</text:span><text:span text:style-name="T7">’s Pages</text:span> : Coupe les whisps d’un <text:span text:style-name="T5">utilisateur</text:span>.</text:p>
        </text:list-item>
        <text:list-item>
          <text:p text:style-name="P162"><text:span text:style-name="T7">Remove</text:span><text:span text:style-name="T6"> Utilisateur</text:span><text:span text:style-name="T7">’s Right to PvP</text:span> : Enlève le droit au PvP d’un <text:span text:style-name="T5">utilisateur</text:span>.</text:p>
        </text:list-item>
        <text:list-item>
          <text:p text:style-name="P162"><text:span text:style-name="T7">Remove </text:span><text:span text:style-name="T6">Utilisateur</text:span><text:span text:style-name="T7">’s</text:span><text:span text:style-name="T6"> </text:span><text:span text:style-name="T7">Shouts</text:span> : Coupe les cris d’un <text:span text:style-name="T5">utilisateur</text:span>.</text:p>
        </text:list-item>
        <text:list-item>
          <text:p text:style-name="P162"><text:span text:style-name="T7">Remove </text:span><text:span text:style-name="T6">Utilisateur</text:span><text:span text:style-name="T7">’s</text:span><text:span text:style-name="T6"> </text:span><text:span text:style-name="T7">Flag Etiquette</text:span> : Enlève l’<text:span text:style-name="T5">étiquette</text:span> de quête d’un <text:span text:style-name="T5">utilisateur</text:span>.</text:p>
        </text:list-item>
        <text:list-item>
          <text:p text:style-name="P162"><text:span text:style-name="T7">Reset Context</text:span> : Restore les caractéristiques après un set context.</text:p>
        </text:list-item>
        <text:list-item>
          <text:p text:style-name="P162"><text:span text:style-name="T7">Restore </text:span><text:span text:style-name="T6">Utilisateur</text:span><text:span text:style-name="T7">’s Pages</text:span> : Rend les whisps d’un <text:span text:style-name="T5">utilisateur</text:span>.</text:p>
        </text:list-item>
        <text:list-item>
          <text:p text:style-name="P162"><text:span text:style-name="T7">Restore </text:span><text:span text:style-name="T6">Utilisateur</text:span><text:span text:style-name="T7">’s Shouts</text:span> : Rend les cris d’un <text:span text:style-name="T5">utilisateur</text:span>.</text:p>
        </text:list-item>
        <text:list-item>
          <text:p text:style-name="P164"><text:span text:style-name="T7">Restore </text:span><text:span text:style-name="T6">Utilisateur</text:span><text:span text:style-name="T7"> To User Listing</text:span> : Remet un <text:span text:style-name="T5">utilisateur</text:span> dans la liste des connectés.</text:p>
        </text:list-item>
        <text:list-item>
          <text:p text:style-name="P163"><text:span text:style-name="T7">Set Context To </text:span><text:span text:style-name="T6">Utilisateur</text:span> : Permet de visualiser les caractéristiques d’un <text:span text:style-name="T5">utilisateur</text:span>.</text:p>
        </text:list-item>
        <text:list-item>
          <text:p text:style-name="P162"><text:span text:style-name="T7">Set Full PvP For </text:span><text:span text:style-name="T6">Utilisateur</text:span> : Attribue le Full PvP à un <text:span text:style-name="T5">utilisateur</text:span>.</text:p>
        </text:list-item>
        <text:list-item>
          <text:p text:style-name="P163"><text:span text:style-name="T7">Set </text:span><text:span text:style-name="T6">Utilisateur</text:span><text:span text:style-name="T7">’s Composante To [+/-]</text:span><text:span text:style-name="T6">Valeur</text:span> : Modifie la <text:span text:style-name="T5">composante</text:span> (<text:span text:style-name="T24">STR, END, AGI, INT, WIS, KARMA, DODGE, ATTACK, STATPOINTS, SKILLPOINTS, GOLD, XP, LEVEL, HP, MAX HP, MANA, NAME, PSEUDONAME, PSEUDONAME, CORPSE</text:span>) d’un <text:span text:style-name="T5">utilisateur</text:span>.</text:p>
        </text:list-item>
        <text:list-item>
          <text:p text:style-name="P165"><text:span text:style-name="T7">Set </text:span><text:span text:style-name="T6">Utilisateur</text:span><text:span text:style-name="T7">’s Flag </text:span><text:span text:style-name="T6">Etiquette</text:span><text:span text:style-name="T7"> To </text:span><text:span text:style-name="T6">Valeur</text:span> : Donne une <text:span text:style-name="T5">valeur</text:span> à une <text:span text:style-name="T5">étiquette</text:span> de quête.</text:p>
        </text:list-item>
        <text:list-item>
          <text:p text:style-name="P162"><text:span text:style-name="T7">Set </text:span><text:span text:style-name="T6">Utilisateur</text:span><text:span text:style-name="T7">’s Shout Delay To [+/-]</text:span><text:span text:style-name="T6">Valeur</text:span> : Règle le <text:span text:style-name="T5">délai</text:span> entre deux cris.</text:p>
        </text:list-item>
        <text:list-item>
          <text:p text:style-name="P162"><text:span text:style-name="T7">Set </text:span><text:span text:style-name="T6">Utilisateur</text:span><text:span text:style-name="T7">’s Skill </text:span><text:span text:style-name="T6">Compétence</text:span><text:span text:style-name="T7"> To </text:span><text:span text:style-name="T6">Valeur</text:span> : Règle la <text:span text:style-name="T5">valeur</text:span> d’une <text:span text:style-name="T5">compétence</text:span>.</text:p>
        </text:list-item>
        <text:list-item>
          <text:p text:style-name="P162"><text:span text:style-name="T7">Slay </text:span><text:span text:style-name="T6">Utilisateur</text:span> : Tue un <text:span text:style-name="T5">utilisateur</text:span>.</text:p>
        </text:list-item>
        <text:list-item>
          <text:p text:style-name="P162"><text:span text:style-name="T7">Squelch </text:span><text:span text:style-name="T6">Utilisateur</text:span> : Empêche un <text:span text:style-name="T5">utilisateur</text:span> de converser localement.</text:p>
        </text:list-item>
        <text:list-item>
          <text:p text:style-name="P162"><text:span text:style-name="T7">Summon Item </text:span><text:span text:style-name="T6">Objet</text:span><text:span text:style-name="T7"> [At </text:span><text:span text:style-name="T6">X,Y,MONDE</text:span><text:span text:style-name="T7">] [On </text:span><text:span text:style-name="T6">Utilisateur</text:span><text:span text:style-name="T7">]</text:span> : Invoque un <text:span text:style-name="T5">objet</text:span>.</text:p>
        </text:list-item>
        <text:list-item>
          <text:p text:style-name="P162"><text:span text:style-name="T7">Summon Monster </text:span><text:span text:style-name="T6">Monstre</text:span><text:span text:style-name="T7"> At </text:span><text:span text:style-name="T6">X,Y,Monde</text:span> : Invoque un <text:span text:style-name="T5">monstre</text:span>.</text:p>
        </text:list-item>
        <text:list-item>
          <text:p text:style-name="P162"><text:span text:style-name="T7">Sysmsg </text:span><text:span text:style-name="T6">Texte</text:span> : Affiche un message système.</text:p>
        </text:list-item>
        <text:list-item>
          <text:p text:style-name="P162"><text:span text:style-name="T7">Teleport To NPC </text:span><text:span text:style-name="T6">PNJ</text:span><text:span text:style-name="T7">[, </text:span><text:span text:style-name="T6">NUM_PNJ</text:span><text:span text:style-name="T7">]</text:span> : Téléporte auprès d’un <text:span text:style-name="T5">PNJ</text:span>.</text:p>
        </text:list-item>
        <text:list-item>
          <text:p text:style-name="P162"><text:span text:style-name="T7">Teleport To Loc </text:span><text:span text:style-name="T6">Endroit</text:span> : Téléporte à un <text:span text:style-name="T5">endroit</text:span> (loc) prédéfini.</text:p>
        </text:list-item>
        <text:list-item>
          <text:p text:style-name="P162"><text:span text:style-name="T7">Teleport To </text:span><text:span text:style-name="T6">Utilisateur</text:span> : Téléporte auprès d’un <text:span text:style-name="T5">utilisateur</text:span>.</text:p>
        </text:list-item>
        <text:list-item>
          <text:p text:style-name="P162"><text:span text:style-name="T7">Teleport To </text:span><text:span text:style-name="T6">X,Y,Monde</text:span> : Téléporte à la <text:span text:style-name="T5">coordonnée</text:span> spécifiée.</text:p>
        </text:list-item>
        <text:list-item>
          <text:p text:style-name="P166"><text:span text:style-name="T7">Teleport User </text:span><text:span text:style-name="T6">Utilisateur</text:span><text:span text:style-name="T7"> To </text:span><text:span text:style-name="T6">X,Y,Monde</text:span> : Téléporte un <text:span text:style-name="T5">utilisateur</text:span>.</text:p>
        </text:list-item>
        <text:list-item>
          <text:p text:style-name="P162"><text:soft-page-break/><text:span text:style-name="T7">Unsquelch </text:span><text:span text:style-name="T6">Utilisateur</text:span> : Rétablit la capacité de parler localement d’un <text:span text:style-name="T5">utilisateur</text:span>.</text:p>
        </text:list-item>
        <text:list-item>
          <text:p text:style-name="P163"><text:span text:style-name="T7">View </text:span><text:span text:style-name="T6">Utilisateur</text:span><text:span text:style-name="T7">’s Composante</text:span> : Donne la valeur d’une composante d’un <text:span text:style-name="T5">utilisateur</text:span>.</text:p>
        </text:list-item>
        <text:list-item>
          <text:p text:style-name="P162"><text:span text:style-name="T7">Zap </text:span><text:span text:style-name="T6">Utilisateur</text:span> : Expulse un <text:span text:style-name="T5">utilisateur</text:span> hors du jeu.</text:p>
        </text:list-item>
        <text:list-item>
          <text:p text:style-name="P162"><text:span text:style-name="T7">!run </text:span><text:span text:style-name="T6">fichier.txt</text:span> : Lance un script.</text:p>
        </text:list-item>
        <text:list-item>
          <text:p text:style-name="P183"><text:span text:style-name="T19">!sleep </text:span><text:span text:style-name="T15">Temps</text:span><text:span text:style-name="T16"> : Pause l’exécution pendant un temps spécifié.</text:span></text:p>
        </text:list-item>
      </text:list>
      <text:list xml:id="list200740645282926" text:continue-list="list2744042876224851546" text:style-name="WW8Num45">
        <text:list-item>
          <text:p text:style-name="P185"><draw:frame draw:style-name="fr1" draw:name="Cadre1" text:anchor-type="paragraph" svg:x="6.101cm" svg:y="1.526cm" svg:width="11.629cm" draw:z-index="0"><draw:text-box fo:min-height="0.058cm"><table:table table:name="Tableau2" table:style-name="Tableau2"><table:table-column table:style-name="Tableau2.A"/><table:table-column table:style-name="Tableau2.B"/><table:table-column table:style-name="Tableau2.C"/><table:table-row table:style-name="Tableau2.1"><table:table-cell table:style-name="Tableau2.A1" office:value-type="string"><text:p text:style-name="P11">Loc</text:p></table:table-cell><table:table-cell table:style-name="Tableau2.A1" office:value-type="string"><text:p text:style-name="P11">Lieu</text:p></table:table-cell><table:table-cell table:style-name="Tableau2.C1" office:value-type="string"><text:p text:style-name="P11">Coordonnées</text:p></table:table-cell></table:table-row><table:table-row table:style-name="Tableau2.1"><table:table-cell table:style-name="Tableau2.A1" office:value-type="string"><text:p text:style-name="P13"/></table:table-cell><table:table-cell table:style-name="Tableau2.B2" office:value-type="string"><text:p text:style-name="P15">Lighthaven</text:p></table:table-cell><table:table-cell table:style-name="Tableau2.C2" office:value-type="string"><text:p text:style-name="P16"/></table:table-cell></table:table-row><table:table-row table:style-name="Tableau2.1"><table:table-cell table:style-name="Tableau2.A3" office:value-type="string"><text:p text:style-name="P19">lh</text:p></table:table-cell><table:table-cell table:style-name="Tableau2.B3" office:value-type="string"><text:p text:style-name="P19">Temple de Lighthaven</text:p></table:table-cell><table:table-cell table:style-name="Tableau2.C3" office:value-type="string"><text:p text:style-name="P17">2919,1051,0</text:p></table:table-cell></table:table-row><table:table-row table:style-name="Tableau2.1"><table:table-cell table:style-name="Tableau2.A4" office:value-type="string"><text:p text:style-name="P19">lhpont1</text:p></table:table-cell><table:table-cell table:style-name="Tableau2.B4" office:value-type="string"><text:p text:style-name="P19">Pont nord de Lighthaven</text:p></table:table-cell><table:table-cell table:style-name="Tableau2.C4" office:value-type="string"><text:p text:style-name="P11">2791,1025,0</text:p></table:table-cell></table:table-row><table:table-row table:style-name="Tableau2.1"><table:table-cell table:style-name="Tableau2.A5" office:value-type="string"><text:p text:style-name="P22">lhpont2</text:p></table:table-cell><table:table-cell table:style-name="Tableau2.B5" office:value-type="string"><text:p text:style-name="P22">Pont sud de Lighthaven</text:p></table:table-cell><table:table-cell table:style-name="Tableau2.C5" office:value-type="string"><text:p text:style-name="P11">2728,1135,0</text:p></table:table-cell></table:table-row><table:table-row table:style-name="Tableau2.1"><table:table-cell table:style-name="Tableau2.A6" office:value-type="string"><text:p text:style-name="P22">lhfontaine</text:p></table:table-cell><table:table-cell table:style-name="Tableau2.B6" office:value-type="string"><text:p text:style-name="P22">Fontaine de Lighthaven</text:p></table:table-cell><table:table-cell table:style-name="Tableau2.C6" office:value-type="string"><text:p text:style-name="P11">2845,1130,0</text:p></table:table-cell></table:table-row><table:table-row table:style-name="Tableau2.1"><table:table-cell table:style-name="Tableau2.A7" office:value-type="string"><text:p text:style-name="P22">lhcave1</text:p></table:table-cell><table:table-cell table:style-name="Tableau2.B7" office:value-type="string"><text:p text:style-name="P22">Sous-sol du Temple (-1)</text:p></table:table-cell><table:table-cell table:style-name="Tableau2.C7" office:value-type="string"><text:p text:style-name="P11">357,335,1</text:p></table:table-cell></table:table-row><table:table-row table:style-name="Tableau2.1"><table:table-cell table:style-name="Tableau2.A8" office:value-type="string"><text:p text:style-name="P22">lhcave2</text:p></table:table-cell><table:table-cell table:style-name="Tableau2.B8" office:value-type="string"><text:p text:style-name="P22">Sous-sol du Temple (-2)</text:p></table:table-cell><table:table-cell table:style-name="Tableau2.C8" office:value-type="string"><text:p text:style-name="P11">263,117,1</text:p></table:table-cell></table:table-row><table:table-row table:style-name="Tableau2.1"><table:table-cell table:style-name="Tableau2.A9" office:value-type="string"><text:p text:style-name="P22">lhcave3</text:p></table:table-cell><table:table-cell table:style-name="Tableau2.B9" office:value-type="string"><text:p text:style-name="P22">Sous-sol du Temple (-3)</text:p></table:table-cell><table:table-cell table:style-name="Tableau2.C9" office:value-type="string"><text:p text:style-name="P11">111,381,1</text:p></table:table-cell></table:table-row><table:table-row table:style-name="Tableau2.1"><table:table-cell table:style-name="Tableau2.A10" office:value-type="string"><text:p text:style-name="P22">lhcave4</text:p></table:table-cell><table:table-cell table:style-name="Tableau2.B10" office:value-type="string"><text:p text:style-name="P22">Sous-sol du Temple (-4)</text:p></table:table-cell><table:table-cell table:style-name="Tableau2.C10" office:value-type="string"><text:p text:style-name="P11">207,440,1</text:p></table:table-cell></table:table-row><table:table-row table:style-name="Tableau2.1"><table:table-cell table:style-name="Tableau2.A11" office:value-type="string"><text:p text:style-name="P22">lhcercle</text:p></table:table-cell><table:table-cell table:style-name="Tableau2.B11" office:value-type="string"><text:p text:style-name="P22">Cercle de pierre de LH</text:p></table:table-cell><table:table-cell table:style-name="Tableau2.C11" office:value-type="string"><text:p text:style-name="P25">3025,884,0</text:p></table:table-cell></table:table-row><table:table-row table:style-name="Tableau2.1"><table:table-cell table:style-name="Tableau2.A1" office:value-type="string"><text:p text:style-name="P27"/></table:table-cell><table:table-cell table:style-name="Tableau2.B2" office:value-type="string"><text:p text:style-name="P26">Windhowl</text:p></table:table-cell><table:table-cell table:style-name="Tableau2.C2" office:value-type="string"><text:p text:style-name="P27"/></table:table-cell></table:table-row><table:table-row table:style-name="Tableau2.1"><table:table-cell table:style-name="Tableau2.A13" office:value-type="string"><text:p text:style-name="P29">wh</text:p></table:table-cell><table:table-cell table:style-name="Tableau2.B13" office:value-type="string"><text:p text:style-name="P29">Temple de Windhowl</text:p></table:table-cell><table:table-cell table:style-name="Tableau2.C13" office:value-type="string"><text:p text:style-name="P25">1645,1196,0</text:p></table:table-cell></table:table-row><table:table-row table:style-name="Tableau2.1"><table:table-cell table:style-name="Tableau2.A14" office:value-type="string"><text:p text:style-name="P29">whentree</text:p></table:table-cell><table:table-cell table:style-name="Tableau2.B14" office:value-type="string"><text:p text:style-name="P22">Entrée de Windhowl</text:p></table:table-cell><table:table-cell table:style-name="Tableau2.C14" office:value-type="string"><text:p text:style-name="P11">1825,1300,0</text:p></table:table-cell></table:table-row><table:table-row table:style-name="Tableau2.1"><table:table-cell table:style-name="Tableau2.A15" office:value-type="string"><text:p text:style-name="P22">whcercle</text:p></table:table-cell><table:table-cell table:style-name="Tableau2.B15" office:value-type="string"><text:p text:style-name="P22">Cercle de pierre de WH</text:p></table:table-cell><table:table-cell table:style-name="Tableau2.C15" office:value-type="string"><text:p text:style-name="P11">1580,920,0</text:p></table:table-cell></table:table-row><table:table-row table:style-name="Tableau2.1"><table:table-cell table:style-name="Tableau2.A1" office:value-type="string"><text:p text:style-name="P13"/></table:table-cell><table:table-cell table:style-name="Tableau2.B2" office:value-type="string"><text:p text:style-name="P12">Silversky</text:p></table:table-cell><table:table-cell table:style-name="Tableau2.C2" office:value-type="string"><text:p text:style-name="P13"/></table:table-cell></table:table-row><table:table-row table:style-name="Tableau2.1"><table:table-cell table:style-name="Tableau2.A17" office:value-type="string"><text:p text:style-name="P22">ss</text:p></table:table-cell><table:table-cell table:style-name="Tableau2.B17" office:value-type="string"><text:p text:style-name="P22">Temple de Silversky</text:p></table:table-cell><table:table-cell table:style-name="Tableau2.C17" office:value-type="string"><text:p text:style-name="P11">1568,2395,0</text:p></table:table-cell></table:table-row><table:table-row table:style-name="Tableau2.1"><table:table-cell table:style-name="Tableau2.A18" office:value-type="string"><text:p text:style-name="P22">ssentree1</text:p></table:table-cell><table:table-cell table:style-name="Tableau2.B18" office:value-type="string"><text:p text:style-name="P22">Entrée nord de Silversky</text:p></table:table-cell><table:table-cell table:style-name="Tableau2.C18" office:value-type="string"><text:p text:style-name="P11">1491,2298,0</text:p></table:table-cell></table:table-row><table:table-row table:style-name="Tableau2.1"><table:table-cell table:style-name="Tableau2.A19" office:value-type="string"><text:p text:style-name="P22">ssentree2</text:p></table:table-cell><table:table-cell table:style-name="Tableau2.B19" office:value-type="string"><text:p text:style-name="P22">Entrée sud de Silversky</text:p></table:table-cell><table:table-cell table:style-name="Tableau2.C19" office:value-type="string"><text:p text:style-name="P11">1475,2571,0</text:p></table:table-cell></table:table-row><table:table-row table:style-name="Tableau2.1"><table:table-cell table:style-name="Tableau2.A20" office:value-type="string"><text:p text:style-name="P22">sspalais</text:p></table:table-cell><table:table-cell table:style-name="Tableau2.B20" office:value-type="string"><text:p text:style-name="P22">Salle du trône</text:p></table:table-cell><table:table-cell table:style-name="Tableau2.C20" office:value-type="string"><text:p text:style-name="P11">1380,2334,0</text:p></table:table-cell></table:table-row><table:table-row table:style-name="Tableau2.1"><table:table-cell table:style-name="Tableau2.A21" office:value-type="string"><text:p text:style-name="P22">ssfontaine</text:p></table:table-cell><table:table-cell table:style-name="Tableau2.B21" office:value-type="string"><text:p text:style-name="P22">Fontaine de Silversky</text:p></table:table-cell><table:table-cell table:style-name="Tableau2.C21" office:value-type="string"><text:p text:style-name="P11">1496,2464,0</text:p></table:table-cell></table:table-row><table:table-row table:style-name="Tableau2.1"><table:table-cell table:style-name="Tableau2.A22" office:value-type="string"><text:p text:style-name="P22">sscercle</text:p></table:table-cell><table:table-cell table:style-name="Tableau2.B22" office:value-type="string"><text:p text:style-name="P22">Cercle de pierre de SS</text:p></table:table-cell><table:table-cell table:style-name="Tableau2.C22" office:value-type="string"><text:p text:style-name="P11">1695,2164,0</text:p></table:table-cell></table:table-row><table:table-row table:style-name="Tableau2.1"><table:table-cell table:style-name="Tableau2.A1" office:value-type="string"><text:p text:style-name="P13"/></table:table-cell><table:table-cell table:style-name="Tableau2.B2" office:value-type="string"><text:p text:style-name="P12">Arakas</text:p></table:table-cell><table:table-cell table:style-name="Tableau2.C2" office:value-type="string"><text:p text:style-name="P13"/></table:table-cell></table:table-row><table:table-row table:style-name="Tableau2.1"><table:table-cell table:style-name="Tableau2.A24" office:value-type="string"><text:p text:style-name="P22">2ponts</text:p></table:table-cell><table:table-cell table:style-name="Tableau2.B24" office:value-type="string"><text:p text:style-name="P22">Les deux ponts d'Arakas</text:p></table:table-cell><table:table-cell table:style-name="Tableau2.C24" office:value-type="string"><text:p text:style-name="P11">2402,541,0</text:p></table:table-cell></table:table-row><table:table-row table:style-name="Tableau2.1"><table:table-cell table:style-name="Tableau2.A25" office:value-type="string"><text:p text:style-name="P22">pontlh</text:p></table:table-cell><table:table-cell table:style-name="Tableau2.B25" office:value-type="string"><text:p text:style-name="P22">Premier pont après LH</text:p></table:table-cell><table:table-cell table:style-name="Tableau2.C25" office:value-type="string"><text:p text:style-name="P11">2539,1070,0</text:p></table:table-cell></table:table-row><table:table-row table:style-name="Tableau2.1"><table:table-cell table:style-name="Tableau2.A26" office:value-type="string"><text:p text:style-name="P22">pontwh</text:p></table:table-cell><table:table-cell table:style-name="Tableau2.B26" office:value-type="string"><text:p text:style-name="P22">Premier pont après WH</text:p></table:table-cell><table:table-cell table:style-name="Tableau2.C26" office:value-type="string"><text:p text:style-name="P11">2118,1035,0</text:p></table:table-cell></table:table-row><table:table-row table:style-name="Tableau2.1"><table:table-cell table:style-name="Tableau2.A27" office:value-type="string"><text:p text:style-name="P22">druide1</text:p></table:table-cell><table:table-cell table:style-name="Tableau2.B27" office:value-type="string"><text:p text:style-name="P22">Druides d'Arakas</text:p></table:table-cell><table:table-cell table:style-name="Tableau2.C27" office:value-type="string"><text:p text:style-name="P17">2793,200,0</text:p></table:table-cell></table:table-row><table:table-row table:style-name="Tableau2.1"><table:table-cell table:style-name="Tableau2.A28" office:value-type="string"><text:p text:style-name="P19">kraanian</text:p></table:table-cell><table:table-cell table:style-name="Tableau2.B28" office:value-type="string"><text:p text:style-name="P19">Kraanians</text:p></table:table-cell><table:table-cell table:style-name="Tableau2.C28" office:value-type="string"><text:p text:style-name="P17">2222,860,0</text:p></table:table-cell></table:table-row><table:table-row table:style-name="Tableau2.1"><table:table-cell table:style-name="Tableau2.A29" office:value-type="string"><text:p text:style-name="P19">kraanianlac</text:p></table:table-cell><table:table-cell table:style-name="Tableau2.B29" office:value-type="string"><text:p text:style-name="P22">Lac aux Kraanians</text:p></table:table-cell><table:table-cell table:style-name="Tableau2.C29" office:value-type="string"><text:p text:style-name="P11">2000,720,0</text:p></table:table-cell></table:table-row><table:table-row table:style-name="Tableau2.1"><table:table-cell table:style-name="Tableau2.A30" office:value-type="string"><text:p text:style-name="P22">labyentree</text:p></table:table-cell><table:table-cell table:style-name="Tableau2.B30" office:value-type="string"><text:p text:style-name="P22">Entrée du labyrinthe</text:p></table:table-cell><table:table-cell table:style-name="Tableau2.C30" office:value-type="string"><text:p text:style-name="P11">2317,895,0</text:p></table:table-cell></table:table-row><table:table-row table:style-name="Tableau2.1"><table:table-cell table:style-name="Tableau2.A31" office:value-type="string"><text:p text:style-name="P22">labysortie</text:p></table:table-cell><table:table-cell table:style-name="Tableau2.B31" office:value-type="string"><text:p text:style-name="P22">Sortie du labyrinthe</text:p></table:table-cell><table:table-cell table:style-name="Tableau2.C31" office:value-type="string"><text:p text:style-name="P11">2861,505,0</text:p></table:table-cell></table:table-row><table:table-row table:style-name="Tableau2.1"><table:table-cell table:style-name="Tableau2.A32" office:value-type="string"><text:p text:style-name="P22">grottebrigand</text:p></table:table-cell><table:table-cell table:style-name="Tableau2.B32" office:value-type="string"><text:p text:style-name="P22">Entrée de la grotte aux brigands</text:p></table:table-cell><table:table-cell table:style-name="Tableau2.C32" office:value-type="string"><text:p text:style-name="P11">2205,1465,0</text:p></table:table-cell></table:table-row><table:table-row table:style-name="Tableau2.1"><table:table-cell table:style-name="Tableau2.A33" office:value-type="string"><text:p text:style-name="P22">brigand</text:p></table:table-cell><table:table-cell table:style-name="Tableau2.B33" office:value-type="string"><text:p text:style-name="P22">Village des brigands</text:p></table:table-cell><table:table-cell table:style-name="Tableau2.C33" office:value-type="string"><text:p text:style-name="P11">2121,1219,0</text:p></table:table-cell></table:table-row><table:table-row table:style-name="Tableau2.1"><table:table-cell table:style-name="Tableau2.A34" office:value-type="string"><text:p text:style-name="P22">ermite</text:p></table:table-cell><table:table-cell table:style-name="Tableau2.B34" office:value-type="string"><text:p text:style-name="P22">Maison de l'ermite</text:p></table:table-cell><table:table-cell table:style-name="Tableau2.C34" office:value-type="string"><text:p text:style-name="P32">2835,666,0</text:p></table:table-cell></table:table-row><table:table-row table:style-name="Tableau2.1"><table:table-cell table:style-name="Tableau2.A35" office:value-type="string"><text:p text:style-name="P34">troll</text:p></table:table-cell><table:table-cell table:style-name="Tableau2.B35" office:value-type="string"><text:p text:style-name="P34">Troll d'Arakas</text:p></table:table-cell><table:table-cell table:style-name="Tableau2.C35" office:value-type="string"><text:p text:style-name="P17">1587,167,0</text:p></table:table-cell></table:table-row><table:table-row table:style-name="Tableau2.1"><table:table-cell table:style-name="Tableau2.A1" office:value-type="string"><text:p text:style-name="P16"/></table:table-cell><table:table-cell table:style-name="Tableau2.B2" office:value-type="string"><text:p text:style-name="P15">Raven’s Dust</text:p></table:table-cell><table:table-cell table:style-name="Tableau2.C2" office:value-type="string"><text:p text:style-name="P16"/></table:table-cell></table:table-row><table:table-row table:style-name="Tableau2.1"><table:table-cell table:style-name="Tableau2.A37" office:value-type="string"><text:p text:style-name="P19">druide2</text:p></table:table-cell><table:table-cell table:style-name="Tableau2.B37" office:value-type="string"><text:p text:style-name="P19">Druides de Raven's Dust</text:p></table:table-cell><table:table-cell table:style-name="Tableau2.C37" office:value-type="string"><text:p text:style-name="P11">1450,2868,0</text:p></table:table-cell></table:table-row><table:table-row table:style-name="Tableau2.1"><table:table-cell table:style-name="Tableau2.A38" office:value-type="string"><text:p text:style-name="P22">tata</text:p></table:table-cell><table:table-cell table:style-name="Tableau2.B38" office:value-type="string"><text:p text:style-name="P22">Lac aux tarentules</text:p></table:table-cell><table:table-cell table:style-name="Tableau2.C38" office:value-type="string"><text:p text:style-name="P11">783,2070,0</text:p></table:table-cell></table:table-row><table:table-row table:style-name="Tableau2.1"><table:table-cell table:style-name="Tableau2.A39" office:value-type="string"><text:p text:style-name="P22">skel</text:p></table:table-cell><table:table-cell table:style-name="Tableau2.B39" office:value-type="string"><text:p text:style-name="P22">Sorciers squelettes</text:p></table:table-cell><table:table-cell table:style-name="Tableau2.C39" office:value-type="string"><text:p text:style-name="P11">800,1470,0</text:p></table:table-cell></table:table-row><table:table-row table:style-name="Tableau2.1"><table:table-cell table:style-name="Tableau2.A40" office:value-type="string"><text:p text:style-name="P22">desert</text:p></table:table-cell><table:table-cell table:style-name="Tableau2.B40" office:value-type="string"><text:p text:style-name="P22">Désert</text:p></table:table-cell><table:table-cell table:style-name="Tableau2.C40" office:value-type="string"><text:p text:style-name="P11">293,2534,0</text:p></table:table-cell></table:table-row><table:table-row table:style-name="Tableau2.1"><table:table-cell table:style-name="Tableau2.A41" office:value-type="string"><text:p text:style-name="P22">mino</text:p></table:table-cell><table:table-cell table:style-name="Tableau2.B41" office:value-type="string"><text:p text:style-name="P22">Labyrinthe aux minotaures</text:p></table:table-cell><table:table-cell table:style-name="Tableau2.C41" office:value-type="string"><text:p text:style-name="P11">335,820,1</text:p></table:table-cell></table:table-row><table:table-row table:style-name="Tableau2.1"><table:table-cell table:style-name="Tableau2.A1" table:number-columns-spanned="2" office:value-type="string"><text:p text:style-name="P12"><text:span text:style-name="T8"><text:s text:c="23"/></text:span>Zones animateurs</text:p></table:table-cell><table:covered-table-cell/><table:table-cell table:style-name="Tableau2.C2" office:value-type="string"><text:p text:style-name="P13"/></table:table-cell></table:table-row><table:table-row table:style-name="Tableau2.1"><table:table-cell table:style-name="Tableau2.A43" office:value-type="string"><text:p text:style-name="P22">test</text:p></table:table-cell><table:table-cell table:style-name="Tableau2.B43" office:value-type="string"><text:p text:style-name="P22">Zone de test</text:p></table:table-cell><table:table-cell table:style-name="Tableau2.C43" office:value-type="string"><text:p text:style-name="P11">1400,400,0</text:p></table:table-cell></table:table-row><table:table-row table:style-name="Tableau2.1"><table:table-cell table:style-name="Tableau2.A44" office:value-type="string"><text:p text:style-name="P22">test2</text:p></table:table-cell><table:table-cell table:style-name="Tableau2.B44" office:value-type="string"><text:p text:style-name="P22">Zone de test</text:p></table:table-cell><table:table-cell table:style-name="Tableau2.C44" office:value-type="string"><text:p text:style-name="P11">1500,500,0</text:p></table:table-cell></table:table-row><table:table-row table:style-name="Tableau2.1"><table:table-cell table:style-name="Tableau2.A45" office:value-type="string"><text:p text:style-name="P22">ile</text:p></table:table-cell><table:table-cell table:style-name="Tableau2.B45" office:value-type="string"><text:p text:style-name="P22">Île isolée</text:p></table:table-cell><table:table-cell table:style-name="Tableau2.C45" office:value-type="string"><text:p text:style-name="P25">2640,2785,0</text:p></table:table-cell></table:table-row><table:table-row table:style-name="Tableau2.1"><table:table-cell table:style-name="Tableau2.A46" office:value-type="string"><text:p text:style-name="P29">donjon</text:p></table:table-cell><table:table-cell table:style-name="Tableau2.B46" office:value-type="string"><text:p text:style-name="P29">Scattered bones</text:p></table:table-cell><table:table-cell table:style-name="Tableau2.C46" office:value-type="string"><text:p text:style-name="P25">393,2850,1</text:p></table:table-cell></table:table-row><table:table-row table:style-name="Tableau2.1"><table:table-cell table:style-name="Tableau2.A47" office:value-type="string"><text:p text:style-name="P29">madness</text:p></table:table-cell><table:table-cell table:style-name="Tableau2.B47" office:value-type="string"><text:p text:style-name="P29">Island madness</text:p></table:table-cell><table:table-cell table:style-name="Tableau2.C47" office:value-type="string"><text:p text:style-name="P11">2825,2780,0</text:p></table:table-cell></table:table-row><table:table-row table:style-name="Tableau2.1"><table:table-cell table:style-name="Tableau2.A48" office:value-type="string"><text:p text:style-name="P22">prison</text:p></table:table-cell><table:table-cell table:style-name="Tableau2.B48" office:value-type="string"><text:p text:style-name="P22">Prison</text:p></table:table-cell><table:table-cell table:style-name="Tableau2.C48" office:value-type="string"><text:p text:style-name="P11">2998,362,0</text:p></table:table-cell></table:table-row><table:table-row table:style-name="Tableau2.1"><table:table-cell table:style-name="Tableau2.A49" office:value-type="string"><text:p text:style-name="P22">cachot1</text:p></table:table-cell><table:table-cell table:style-name="Tableau2.B49" office:value-type="string"><text:p text:style-name="P22">Cachot 1</text:p></table:table-cell><table:table-cell table:style-name="Tableau2.C49" office:value-type="string"><text:p text:style-name="P11">2989,350,0</text:p></table:table-cell></table:table-row><table:table-row table:style-name="Tableau2.1"><table:table-cell table:style-name="Tableau2.A50" office:value-type="string"><text:p text:style-name="P22">cachot2</text:p></table:table-cell><table:table-cell table:style-name="Tableau2.B50" office:value-type="string"><text:p text:style-name="P22">Cachot 2</text:p></table:table-cell><table:table-cell table:style-name="Tableau2.C50" office:value-type="string"><text:p text:style-name="P11">3000,330,0</text:p></table:table-cell></table:table-row><table:table-row table:style-name="Tableau2.1"><table:table-cell table:style-name="Tableau2.A51" office:value-type="string"><text:p text:style-name="P22">cachot3</text:p></table:table-cell><table:table-cell table:style-name="Tableau2.B51" office:value-type="string"><text:p text:style-name="P22">Cachot 3</text:p></table:table-cell><table:table-cell table:style-name="Tableau2.C51" office:value-type="string"><text:p text:style-name="P11">3010,340,0</text:p></table:table-cell></table:table-row><table:table-row table:style-name="Tableau2.1"><table:table-cell table:style-name="Tableau2.A52" office:value-type="string"><text:p text:style-name="P22">cachot4</text:p></table:table-cell><table:table-cell table:style-name="Tableau2.B52" office:value-type="string"><text:p text:style-name="P22">Cachot 4</text:p></table:table-cell><table:table-cell table:style-name="Tableau2.C52" office:value-type="string"><text:p text:style-name="P11">3020,350,0</text:p></table:table-cell></table:table-row><table:table-row table:style-name="Tableau2.1"><table:table-cell table:style-name="Tableau2.A53" office:value-type="string"><text:p text:style-name="P22">cachot5</text:p></table:table-cell><table:table-cell table:style-name="Tableau2.B53" office:value-type="string"><text:p text:style-name="P22">Cachot 5</text:p></table:table-cell><table:table-cell table:style-name="Tableau2.C53" office:value-type="string"><text:p text:style-name="P11">2960,350,0</text:p></table:table-cell></table:table-row><table:table-row table:style-name="Tableau2.1"><table:table-cell table:style-name="Tableau2.A54" office:value-type="string"><text:p text:style-name="P22">cachot6</text:p></table:table-cell><table:table-cell table:style-name="Tableau2.B54" office:value-type="string"><text:p text:style-name="P22">Cachot 6</text:p></table:table-cell><table:table-cell table:style-name="Tableau2.C54" office:value-type="string"><text:p text:style-name="P11">2970,360,0</text:p></table:table-cell></table:table-row><table:table-row table:style-name="Tableau2.1"><table:table-cell table:style-name="Tableau2.A55" office:value-type="string"><text:p text:style-name="P22">cachot7</text:p></table:table-cell><table:table-cell table:style-name="Tableau2.B55" office:value-type="string"><text:p text:style-name="P22">Cachot 7</text:p></table:table-cell><table:table-cell table:style-name="Tableau2.C55" office:value-type="string"><text:p text:style-name="P11">2980,370,0</text:p></table:table-cell></table:table-row><table:table-row table:style-name="Tableau2.1"><table:table-cell table:style-name="Tableau2.A56" office:value-type="string"><text:p text:style-name="P22">cachot8</text:p></table:table-cell><table:table-cell table:style-name="Tableau2.B56" office:value-type="string"><text:p text:style-name="P22">Cachot 8</text:p></table:table-cell><table:table-cell table:style-name="Tableau2.C56" office:value-type="string"><text:p text:style-name="P11">2990,380,0</text:p></table:table-cell></table:table-row></table:table></draw:text-box></draw:frame><text:bookmark-start text:name="__RefHeading__217_546538010"/><text:bookmark-start text:name="_Ref498382801"/><text:bookmark-start text:name="_Ref498382783"/><text:bookmark-start text:name="_Ref498382748"/>Locs<text:bookmark-end text:name="__RefHeading__217_546538010"/><text:bookmark-end text:name="_Ref498382801"/><text:bookmark-end text:name="_Ref498382783"/><text:bookmark-end text:name="_Ref498382748"/></text:p>
        </text:list-item>
        <text:list-item>
          <text:p text:style-name="P185"><text:bookmark-start text:name="__RefHeading__219_546538010"/><text:bookmark-start text:name="_Ref498382664"/><text:bookmark-start text:name="_Ref498382220"/>Objets<text:bookmark-end text:name="__RefHeading__219_546538010"/><text:bookmark-end text:name="_Ref498382664"/><text:bookmark-end text:name="_Ref498382220"/></text:p>
          <text:list>
            <text:list-item>
              <text:p text:style-name="Titre_20_2_20_-_20_Appendices"><text:bookmark-start text:name="__RefHeading__221_546538010"/>Avertissement<text:bookmark-end text:name="__RefHeading__221_546538010"/></text:p>
            </text:list-item>
          </text:list>
        </text:list-item>
      </text:list>
      <text:p text:style-name="Corps_20_de_20_texte_20_3">La liste des objets ci-dessous se veut exhaustive. Mais attention à son utilisation ! Tous ne doivent pas être invoqués avec la même légèreté. Certains objets peuvent déséquilibrer le jeu, et d’autre, illégaux, sont même susceptibles de faire planter le serveur ou (pire !) entraîner la perte de la licence T4C si un problème survient et est lié à l’existence de ces objets.</text:p>
      <text:p text:style-name="P216">Un certain nombre de règles sont donc à observer. On distingue trois types d’objet ; avant d’invoquer quoi que ce soit, vérifiez à quelle catégorie celui-ci appartient. Le type est indiqué à droite du tableau, dans la dernière colonne (rien, V ou X).</text:p>
      <text:list xml:id="list1499627956357342623" text:style-name="WW8Num52">
        <text:list-item>
          <text:p text:style-name="P224">Les objets invocables sans validation (aucun symbole) : ce sont en général des objets disponibles dans le jeu. Leur distribution est a priori sans conséquence, pour peu que celle-ci soit justifiée (récompense pour roleplay, par exemple). A signaler dans la mailing-list.</text:p>
        </text:list-item>
        <text:list-item>
          <text:p text:style-name="P215">Les objets dont l’utilisation ou la distribution demande validation (symbole V). Pour qu’un tel objet puisse être invoqué, il faut <text:span text:style-name="T7">absolument</text:span> que cela ait été validé au préalable. La seule exception est la zone de test (1400,400,0), où vous pouvez les tester. Mais ils ne doivent pas sortir de cette zone, y compris dans votre inventaire ou équipés sur vous…</text:p>
        </text:list-item>
        <text:list-item>
          <text:p text:style-name="P225">Les objet illégaux (symbole X). Sauf cas exceptionnels, dûment validés et approuvés par un coordinateur GOA, ces objets ne doivent jamais apparaître dans le jeu. Même pour tester ! Le non respect de cette règle pourrait valoir à GOA de perdre ses licences, et à vous de perdre votre statut d’animateur, donc prêtez-y la plus grande attention.</text:p>
        </text:list-item>
      </text:list>
      <text:p text:style-name="P216"><text:span text:style-name="T5">Tout objet n’étant pas référencé dans les tableaux ci-dessous est considéré comme appartenant à la dernière catégorie, et ne doit </text:span><text:span text:style-name="T6">jamais</text:span><text:span text:style-name="T5"> être invoqué.</text:span> Dans ce cas, écrivez à <text:a xlink:type="simple" xlink:href="mailto:kalhaan@goa.com"><text:span text:style-name="Internet_20_link">kalhaan@goa.com</text:span></text:a> en précisant les informations que vous avez sur cet objet.</text:p>
      <text:list xml:id="list200742009457650" text:continue-list="list200740645282926" text:style-name="WW8Num45">
        <text:list-item>
          <text:list>
            <text:list-item>
              <text:p text:style-name="Titre_20_2_20_-_20_Appendices"><text:bookmark-start text:name="__RefHeading__223_546538010"/>Armes<text:bookmark-end text:name="__RefHeading__223_546538010"/></text:p>
              <text:list>
                <text:list-item>
                  <text:p text:style-name="Titre_20_3_20_-_20_Appendices"><text:bookmark-start text:name="__RefHeading__225_546538010"/>Armes de guerriers<text:bookmark-end text:name="__RefHeading__225_546538010"/></text:p>
                </text:list-item>
              </text:list>
            </text:list-item>
          </text:list>
        </text:list-item>
      </text:list>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row table:style-name="Tableau3.1">
          <table:table-cell table:style-name="Tableau3.A1" office:value-type="string">
            <text:p text:style-name="P84">Nom en français</text:p>
          </table:table-cell>
          <table:table-cell table:style-name="Tableau3.B1" office:value-type="string">
            <text:p text:style-name="P84">Nom d'invocation</text:p>
          </table:table-cell>
          <table:table-cell table:style-name="Tableau3.B1" office:value-type="string">
            <text:p text:style-name="P84">FOR </text:p>
          </table:table-cell>
          <table:table-cell table:style-name="Tableau3.B1" office:value-type="string">
            <text:p text:style-name="P84">INT</text:p>
          </table:table-cell>
          <table:table-cell table:style-name="Tableau3.B1" office:value-type="string">
            <text:p text:style-name="P84">SAG </text:p>
          </table:table-cell>
          <table:table-cell table:style-name="Tableau3.B1" office:value-type="string">
            <text:p text:style-name="P84">Dégats</text:p>
          </table:table-cell>
          <table:table-cell table:style-name="Tableau3.B1" office:value-type="string">
            <text:p text:style-name="P84">Lieu</text:p>
          </table:table-cell>
          <table:table-cell table:style-name="Tableau3.H1" office:value-type="string">
            <text:p text:style-name="P84"> </text:p>
          </table:table-cell>
        </table:table-row>
        <table:table-row table:style-name="Tableau3.1">
          <table:table-cell table:style-name="Tableau3.A2" office:value-type="string">
            <text:p text:style-name="P35">Poignard rouillé</text:p>
          </table:table-cell>
          <table:table-cell table:style-name="Tableau3.B2" office:value-type="string">
            <text:p text:style-name="P35">Rusted Dirk</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01-04</text:p>
          </table:table-cell>
          <table:table-cell table:style-name="Tableau3.B2" office:value-type="string">
            <text:p text:style-name="P35">Arakas</text:p>
          </table:table-cell>
          <table:table-cell table:style-name="Tableau3.H2" office:value-type="string">
            <text:p text:style-name="P35"> </text:p>
          </table:table-cell>
        </table:table-row>
        <table:table-row table:style-name="Tableau3.1">
          <table:table-cell table:style-name="Tableau3.A3" office:value-type="string">
            <text:p text:style-name="P35">Poignard rouillé +1</text:p>
          </table:table-cell>
          <table:table-cell table:style-name="Tableau3.B3" office:value-type="string">
            <text:p text:style-name="P43">Rusted Dirk 1</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02-04</text:p>
          </table:table-cell>
          <table:table-cell table:style-name="Tableau3.B3" office:value-type="string">
            <text:p text:style-name="P43">Introuvable</text:p>
          </table:table-cell>
          <table:table-cell table:style-name="Tableau3.H3" office:value-type="string">
            <text:p text:style-name="P43"> </text:p>
          </table:table-cell>
        </table:table-row>
        <table:table-row table:style-name="Tableau3.1">
          <table:table-cell table:style-name="Tableau3.A2" office:value-type="string">
            <text:p text:style-name="P35">Poignard rouillé +2</text:p>
          </table:table-cell>
          <table:table-cell table:style-name="Tableau3.B2" office:value-type="string">
            <text:p text:style-name="P35">Rusted Dirk 2</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02-05</text:p>
          </table:table-cell>
          <table:table-cell table:style-name="Tableau3.B2" office:value-type="string">
            <text:p text:style-name="P35">Introuvable</text:p>
          </table:table-cell>
          <table:table-cell table:style-name="Tableau3.H2" office:value-type="string">
            <text:p text:style-name="P35"> </text:p>
          </table:table-cell>
        </table:table-row>
        <table:table-row table:style-name="Tableau3.1">
          <table:table-cell table:style-name="Tableau3.A3" office:value-type="string">
            <text:p text:style-name="P35">Epée courte rouillée</text:p>
          </table:table-cell>
          <table:table-cell table:style-name="Tableau3.B3" office:value-type="string">
            <text:p text:style-name="P43">Rusted Short Sword</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02-04</text:p>
          </table:table-cell>
          <table:table-cell table:style-name="Tableau3.B3" office:value-type="string">
            <text:p text:style-name="P35">Arakas</text:p>
          </table:table-cell>
          <table:table-cell table:style-name="Tableau3.H3" office:value-type="string">
            <text:p text:style-name="P35"> </text:p>
          </table:table-cell>
        </table:table-row>
        <table:table-row table:style-name="Tableau3.1">
          <table:table-cell table:style-name="Tableau3.A2" office:value-type="string">
            <text:p text:style-name="P35">Epée courte rouillée +1 </text:p>
          </table:table-cell>
          <table:table-cell table:style-name="Tableau3.B2" office:value-type="string">
            <text:p text:style-name="P43">Rusted Short Sword 1</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02-05</text:p>
          </table:table-cell>
          <table:table-cell table:style-name="Tableau3.B2" office:value-type="string">
            <text:p text:style-name="P35">Arakas</text:p>
          </table:table-cell>
          <table:table-cell table:style-name="Tableau3.H2" office:value-type="string">
            <text:p text:style-name="P35"> </text:p>
          </table:table-cell>
        </table:table-row>
        <table:table-row table:style-name="Tableau3.1">
          <table:table-cell table:style-name="Tableau3.A3" office:value-type="string">
            <text:p text:style-name="P35">Epée courte rouillée +2 </text:p>
          </table:table-cell>
          <table:table-cell table:style-name="Tableau3.B3" office:value-type="string">
            <text:p text:style-name="P43">Rusted Short Sword 2</text:p>
          </table:table-cell>
          <table:table-cell table:style-name="Tableau3.B3" office:value-type="string">
            <text:p text:style-name="P52">0</text:p>
          </table:table-cell>
          <table:table-cell table:style-name="Tableau3.B3" office:value-type="string">
            <text:p text:style-name="P52">0</text:p>
          </table:table-cell>
          <table:table-cell table:style-name="Tableau3.B3" office:value-type="string">
            <text:p text:style-name="P52">0</text:p>
          </table:table-cell>
          <table:table-cell table:style-name="Tableau3.B3" office:value-type="string">
            <text:p text:style-name="P52">02-05</text:p>
          </table:table-cell>
          <table:table-cell table:style-name="Tableau3.B3" office:value-type="string">
            <text:p text:style-name="P51">Arakas</text:p>
          </table:table-cell>
          <table:table-cell table:style-name="Tableau3.H3" office:value-type="string">
            <text:p text:style-name="P51"> </text:p>
          </table:table-cell>
        </table:table-row>
        <table:table-row table:style-name="Tableau3.1">
          <table:table-cell table:style-name="Tableau3.A2" office:value-type="string">
            <text:p text:style-name="P51">Gourdin</text:p>
          </table:table-cell>
          <table:table-cell table:style-name="Tableau3.B2" office:value-type="string">
            <text:p text:style-name="P51">Wooden Club</text:p>
          </table:table-cell>
          <table:table-cell table:style-name="Tableau3.B2" office:value-type="string">
            <text:p text:style-name="P52">0</text:p>
          </table:table-cell>
          <table:table-cell table:style-name="Tableau3.B2" office:value-type="string">
            <text:p text:style-name="P52">0</text:p>
          </table:table-cell>
          <table:table-cell table:style-name="Tableau3.B2" office:value-type="string">
            <text:p text:style-name="P52">0</text:p>
          </table:table-cell>
          <table:table-cell table:style-name="Tableau3.B2" office:value-type="string">
            <text:p text:style-name="P52">02-04</text:p>
          </table:table-cell>
          <table:table-cell table:style-name="Tableau3.B2" office:value-type="string">
            <text:p text:style-name="P51">Arakas</text:p>
          </table:table-cell>
          <table:table-cell table:style-name="Tableau3.H2" office:value-type="string">
            <text:p text:style-name="P51"> </text:p>
          </table:table-cell>
        </table:table-row>
        <table:table-row table:style-name="Tableau3.1">
          <table:table-cell table:style-name="Tableau3.A3" office:value-type="string">
            <text:p text:style-name="P51">Gourdin +1</text:p>
          </table:table-cell>
          <table:table-cell table:style-name="Tableau3.B3" office:value-type="string">
            <text:p text:style-name="P51">Wooden Club 1</text:p>
          </table:table-cell>
          <table:table-cell table:style-name="Tableau3.B3" office:value-type="string">
            <text:p text:style-name="P52">0</text:p>
          </table:table-cell>
          <table:table-cell table:style-name="Tableau3.B3" office:value-type="string">
            <text:p text:style-name="P52">0</text:p>
          </table:table-cell>
          <table:table-cell table:style-name="Tableau3.B3" office:value-type="string">
            <text:p text:style-name="P52">0</text:p>
          </table:table-cell>
          <table:table-cell table:style-name="Tableau3.B3" office:value-type="string">
            <text:p text:style-name="P52">02-05</text:p>
          </table:table-cell>
          <table:table-cell table:style-name="Tableau3.B3" office:value-type="string">
            <text:p text:style-name="P51">Arakas</text:p>
          </table:table-cell>
          <table:table-cell table:style-name="Tableau3.H3" office:value-type="string">
            <text:p text:style-name="P51"> </text:p>
          </table:table-cell>
        </table:table-row>
        <table:table-row table:style-name="Tableau3.1">
          <table:table-cell table:style-name="Tableau3.A2" office:value-type="string">
            <text:p text:style-name="P51">Gourdin +2</text:p>
          </table:table-cell>
          <table:table-cell table:style-name="Tableau3.B2" office:value-type="string">
            <text:p text:style-name="P51">Wooden Club 2</text:p>
          </table:table-cell>
          <table:table-cell table:style-name="Tableau3.B2" office:value-type="string">
            <text:p text:style-name="P52">0</text:p>
          </table:table-cell>
          <table:table-cell table:style-name="Tableau3.B2" office:value-type="string">
            <text:p text:style-name="P52">0</text:p>
          </table:table-cell>
          <table:table-cell table:style-name="Tableau3.B2" office:value-type="string">
            <text:p text:style-name="P52">0</text:p>
          </table:table-cell>
          <table:table-cell table:style-name="Tableau3.B2" office:value-type="string">
            <text:p text:style-name="P52">02-05</text:p>
          </table:table-cell>
          <table:table-cell table:style-name="Tableau3.B2" office:value-type="string">
            <text:p text:style-name="P51">Arakas</text:p>
          </table:table-cell>
          <table:table-cell table:style-name="Tableau3.H2" office:value-type="string">
            <text:p text:style-name="P51"> </text:p>
          </table:table-cell>
        </table:table-row>
        <table:table-row table:style-name="Tableau3.1">
          <table:table-cell table:style-name="Tableau3.A3" office:value-type="string">
            <text:p text:style-name="P51">Gourdin +3</text:p>
          </table:table-cell>
          <table:table-cell table:style-name="Tableau3.B3" office:value-type="string">
            <text:p text:style-name="P51">Wooden Club 3</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 </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Dague rouillée</text:p>
          </table:table-cell>
          <table:table-cell table:style-name="Tableau3.B2" office:value-type="string">
            <text:p text:style-name="P35">Rusted Dagger</text:p>
          </table:table-cell>
          <table:table-cell table:style-name="Tableau3.B2" office:value-type="string">
            <text:p text:style-name="P36">24</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06-10</text:p>
          </table:table-cell>
          <table:table-cell table:style-name="Tableau3.B2" office:value-type="string">
            <text:p text:style-name="P35">Arakas</text:p>
          </table:table-cell>
          <table:table-cell table:style-name="Tableau3.H2" office:value-type="string">
            <text:p text:style-name="P35"> </text:p>
          </table:table-cell>
        </table:table-row>
        <table:table-row table:style-name="Tableau3.1">
          <table:table-cell table:style-name="Tableau3.A3" office:value-type="string">
            <text:p text:style-name="P35">Dague rouillée +1</text:p>
          </table:table-cell>
          <table:table-cell table:style-name="Tableau3.B3" office:value-type="string">
            <text:p text:style-name="P43">Rusted Dagger 1</text:p>
          </table:table-cell>
          <table:table-cell table:style-name="Tableau3.B3" office:value-type="string">
            <text:p text:style-name="P44">24</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06-12</text:p>
          </table:table-cell>
          <table:table-cell table:style-name="Tableau3.B3" office:value-type="string">
            <text:p text:style-name="P43">Introuvable</text:p>
          </table:table-cell>
          <table:table-cell table:style-name="Tableau3.H3" office:value-type="string">
            <text:p text:style-name="P43"> </text:p>
          </table:table-cell>
        </table:table-row>
        <table:table-row table:style-name="Tableau3.1">
          <table:table-cell table:style-name="Tableau3.A2" office:value-type="string">
            <text:p text:style-name="P35">Dague rouillée +2 </text:p>
          </table:table-cell>
          <table:table-cell table:style-name="Tableau3.B2" office:value-type="string">
            <text:p text:style-name="P35">Rusted Dagger 2</text:p>
          </table:table-cell>
          <table:table-cell table:style-name="Tableau3.B2" office:value-type="string">
            <text:p text:style-name="P36">24</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07-13</text:p>
          </table:table-cell>
          <table:table-cell table:style-name="Tableau3.B2" office:value-type="string">
            <text:p text:style-name="P35">Introuvable</text:p>
          </table:table-cell>
          <table:table-cell table:style-name="Tableau3.H2" office:value-type="string">
            <text:p text:style-name="P35"> </text:p>
          </table:table-cell>
        </table:table-row>
        <table:table-row table:style-name="Tableau3.1">
          <table:table-cell table:style-name="Tableau3.A3" office:value-type="string">
            <text:p text:style-name="P35">Dague rouillée +3 </text:p>
          </table:table-cell>
          <table:table-cell table:style-name="Tableau3.B3" office:value-type="string">
            <text:p text:style-name="P43">Rusted Dagger 3</text:p>
          </table:table-cell>
          <table:table-cell table:style-name="Tableau3.B3" office:value-type="string">
            <text:p text:style-name="P44">24</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09-15</text:p>
          </table:table-cell>
          <table:table-cell table:style-name="Tableau3.B3" office:value-type="string">
            <text:p text:style-name="P43">Introuvable</text:p>
          </table:table-cell>
          <table:table-cell table:style-name="Tableau3.H3" office:value-type="string">
            <text:p text:style-name="P35">V</text:p>
          </table:table-cell>
        </table:table-row>
        <table:table-row table:style-name="Tableau3.1">
          <table:table-cell table:style-name="Tableau3.A2" office:value-type="string">
            <text:p text:style-name="P35">Epée longue rouillée </text:p>
          </table:table-cell>
          <table:table-cell table:style-name="Tableau3.B2" office:value-type="string">
            <text:p text:style-name="P43">Rusted Long Sword</text:p>
          </table:table-cell>
          <table:table-cell table:style-name="Tableau3.B2" office:value-type="string">
            <text:p text:style-name="P36">24</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06-11</text:p>
          </table:table-cell>
          <table:table-cell table:style-name="Tableau3.B2" office:value-type="string">
            <text:p text:style-name="P35">Arakas</text:p>
          </table:table-cell>
          <table:table-cell table:style-name="Tableau3.H2" office:value-type="string">
            <text:p text:style-name="P35"> </text:p>
          </table:table-cell>
        </table:table-row>
        <table:table-row table:style-name="Tableau3.1">
          <table:table-cell table:style-name="Tableau3.A3" office:value-type="string">
            <text:p text:style-name="P35">Epée longue rouillée +1</text:p>
          </table:table-cell>
          <table:table-cell table:style-name="Tableau3.B3" office:value-type="string">
            <text:p text:style-name="P43">Rusted Long Sword 1</text:p>
          </table:table-cell>
          <table:table-cell table:style-name="Tableau3.B3" office:value-type="string">
            <text:p text:style-name="P36">24</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07-12</text:p>
          </table:table-cell>
          <table:table-cell table:style-name="Tableau3.B3" office:value-type="string">
            <text:p text:style-name="P35">Arakas</text:p>
          </table:table-cell>
          <table:table-cell table:style-name="Tableau3.H3" office:value-type="string">
            <text:p text:style-name="P35"> </text:p>
          </table:table-cell>
        </table:table-row>
        <table:table-row table:style-name="Tableau3.1">
          <table:table-cell table:style-name="Tableau3.A2" office:value-type="string">
            <text:p text:style-name="P35">Epée longue rouillée +2</text:p>
          </table:table-cell>
          <table:table-cell table:style-name="Tableau3.B2" office:value-type="string">
            <text:p text:style-name="P43">Rusted Long Sword 2</text:p>
          </table:table-cell>
          <table:table-cell table:style-name="Tableau3.B2" office:value-type="string">
            <text:p text:style-name="P36">24</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08-14</text:p>
          </table:table-cell>
          <table:table-cell table:style-name="Tableau3.B2" office:value-type="string">
            <text:p text:style-name="P35">Arakas</text:p>
          </table:table-cell>
          <table:table-cell table:style-name="Tableau3.H2" office:value-type="string">
            <text:p text:style-name="P35"> </text:p>
          </table:table-cell>
        </table:table-row>
        <table:table-row table:style-name="Tableau3.1">
          <table:table-cell table:style-name="Tableau3.A3" office:value-type="string">
            <text:p text:style-name="P35">Epée longue rouillée +3</text:p>
          </table:table-cell>
          <table:table-cell table:style-name="Tableau3.B3" office:value-type="string">
            <text:p text:style-name="P43">Rusted Long Sword 3</text:p>
          </table:table-cell>
          <table:table-cell table:style-name="Tableau3.B3" office:value-type="string">
            <text:p text:style-name="P36">24</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09-16</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Hachette rouillée </text:p>
          </table:table-cell>
          <table:table-cell table:style-name="Tableau3.B2" office:value-type="string">
            <text:p text:style-name="P43">Rusted Hand Axe</text:p>
          </table:table-cell>
          <table:table-cell table:style-name="Tableau3.B2" office:value-type="string">
            <text:p text:style-name="P36">39</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3 - 22</text:p>
          </table:table-cell>
          <table:table-cell table:style-name="Tableau3.B2" office:value-type="string">
            <text:p text:style-name="P35">Arakas</text:p>
          </table:table-cell>
          <table:table-cell table:style-name="Tableau3.H2" office:value-type="string">
            <text:p text:style-name="P35"> </text:p>
          </table:table-cell>
        </table:table-row>
        <table:table-row table:style-name="Tableau3.1">
          <table:table-cell table:style-name="Tableau3.A3" office:value-type="string">
            <text:p text:style-name="P35">Hachette rouillée +1 </text:p>
          </table:table-cell>
          <table:table-cell table:style-name="Tableau3.B3" office:value-type="string">
            <text:p text:style-name="P43">Rusted Hand Axe 1</text:p>
          </table:table-cell>
          <table:table-cell table:style-name="Tableau3.B3" office:value-type="string">
            <text:p text:style-name="P36">39</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5 - 25</text:p>
          </table:table-cell>
          <table:table-cell table:style-name="Tableau3.B3" office:value-type="string">
            <text:p text:style-name="P35">Arakas</text:p>
          </table:table-cell>
          <table:table-cell table:style-name="Tableau3.H3" office:value-type="string">
            <text:p text:style-name="P35"> </text:p>
          </table:table-cell>
        </table:table-row>
        <text:soft-page-break/>
        <table:table-row table:style-name="Tableau3.1">
          <table:table-cell table:style-name="Tableau3.A2" office:value-type="string">
            <text:p text:style-name="P35">Hachette rouillée +2 </text:p>
          </table:table-cell>
          <table:table-cell table:style-name="Tableau3.B2" office:value-type="string">
            <text:p text:style-name="P43">Rusted Hand Axe 2</text:p>
          </table:table-cell>
          <table:table-cell table:style-name="Tableau3.B2" office:value-type="string">
            <text:p text:style-name="P36">39</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7 - 29</text:p>
          </table:table-cell>
          <table:table-cell table:style-name="Tableau3.B2" office:value-type="string">
            <text:p text:style-name="P35">Arakas</text:p>
          </table:table-cell>
          <table:table-cell table:style-name="Tableau3.H2" office:value-type="string">
            <text:p text:style-name="P35"> </text:p>
          </table:table-cell>
        </table:table-row>
        <table:table-row table:style-name="Tableau3.1">
          <table:table-cell table:style-name="Tableau3.A3" office:value-type="string">
            <text:p text:style-name="P35">Hachette rouillée +3 </text:p>
          </table:table-cell>
          <table:table-cell table:style-name="Tableau3.B3" office:value-type="string">
            <text:p text:style-name="P43">Rusted Hand Axe 3</text:p>
          </table:table-cell>
          <table:table-cell table:style-name="Tableau3.B3" office:value-type="string">
            <text:p text:style-name="P36">39</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0 - 33</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Poignard poli</text:p>
          </table:table-cell>
          <table:table-cell table:style-name="Tableau3.B2" office:value-type="string">
            <text:p text:style-name="P43">Polished Dirk</text:p>
          </table:table-cell>
          <table:table-cell table:style-name="Tableau3.B2" office:value-type="string">
            <text:p text:style-name="P44">53</text:p>
          </table:table-cell>
          <table:table-cell table:style-name="Tableau3.B2" office:value-type="string">
            <text:p text:style-name="P44">0</text:p>
          </table:table-cell>
          <table:table-cell table:style-name="Tableau3.B2" office:value-type="string">
            <text:p text:style-name="P44">0</text:p>
          </table:table-cell>
          <table:table-cell table:style-name="Tableau3.B2" office:value-type="string">
            <text:p text:style-name="P44">14 - 22</text:p>
          </table:table-cell>
          <table:table-cell table:style-name="Tableau3.B2" office:value-type="string">
            <text:p text:style-name="P43">Arakas</text:p>
          </table:table-cell>
          <table:table-cell table:style-name="Tableau3.H2" office:value-type="string">
            <text:p text:style-name="P43"> </text:p>
          </table:table-cell>
        </table:table-row>
        <table:table-row table:style-name="Tableau3.1">
          <table:table-cell table:style-name="Tableau3.A3" office:value-type="string">
            <text:p text:style-name="P43">Poignard poli+1 </text:p>
          </table:table-cell>
          <table:table-cell table:style-name="Tableau3.B3" office:value-type="string">
            <text:p text:style-name="P43">Polished Dirk 1</text:p>
          </table:table-cell>
          <table:table-cell table:style-name="Tableau3.B3" office:value-type="string">
            <text:p text:style-name="P44">53</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16 - 26</text:p>
          </table:table-cell>
          <table:table-cell table:style-name="Tableau3.B3" office:value-type="string">
            <text:p text:style-name="P43">Arakas</text:p>
          </table:table-cell>
          <table:table-cell table:style-name="Tableau3.H3" office:value-type="string">
            <text:p text:style-name="P43"> </text:p>
          </table:table-cell>
        </table:table-row>
        <table:table-row table:style-name="Tableau3.1">
          <table:table-cell table:style-name="Tableau3.A2" office:value-type="string">
            <text:p text:style-name="P43">Poignard poli+2 </text:p>
          </table:table-cell>
          <table:table-cell table:style-name="Tableau3.B2" office:value-type="string">
            <text:p text:style-name="P43">Polished Dirk 2</text:p>
          </table:table-cell>
          <table:table-cell table:style-name="Tableau3.B2" office:value-type="string">
            <text:p text:style-name="P44">53</text:p>
          </table:table-cell>
          <table:table-cell table:style-name="Tableau3.B2" office:value-type="string">
            <text:p text:style-name="P44">0</text:p>
          </table:table-cell>
          <table:table-cell table:style-name="Tableau3.B2" office:value-type="string">
            <text:p text:style-name="P44">0</text:p>
          </table:table-cell>
          <table:table-cell table:style-name="Tableau3.B2" office:value-type="string">
            <text:p text:style-name="P44">18 - 29</text:p>
          </table:table-cell>
          <table:table-cell table:style-name="Tableau3.B2" office:value-type="string">
            <text:p text:style-name="P43">Arakas</text:p>
          </table:table-cell>
          <table:table-cell table:style-name="Tableau3.H2" office:value-type="string">
            <text:p text:style-name="P43"> </text:p>
          </table:table-cell>
        </table:table-row>
        <table:table-row table:style-name="Tableau3.1">
          <table:table-cell table:style-name="Tableau3.A3" office:value-type="string">
            <text:p text:style-name="P43">Epée courte polie</text:p>
          </table:table-cell>
          <table:table-cell table:style-name="Tableau3.B3" office:value-type="string">
            <text:p text:style-name="P43">Polished Short Sword</text:p>
          </table:table-cell>
          <table:table-cell table:style-name="Tableau3.B3" office:value-type="string">
            <text:p text:style-name="P36">53</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0 - 31</text:p>
          </table:table-cell>
          <table:table-cell table:style-name="Tableau3.B3" office:value-type="string">
            <text:p text:style-name="P35">Arakas</text:p>
          </table:table-cell>
          <table:table-cell table:style-name="Tableau3.H3" office:value-type="string">
            <text:p text:style-name="P35"> </text:p>
          </table:table-cell>
        </table:table-row>
        <table:table-row table:style-name="Tableau3.1">
          <table:table-cell table:style-name="Tableau3.A2" office:value-type="string">
            <text:p text:style-name="P35">Epée courte polie +1 </text:p>
          </table:table-cell>
          <table:table-cell table:style-name="Tableau3.B2" office:value-type="string">
            <text:p text:style-name="P43">Polished Short Sword 1</text:p>
          </table:table-cell>
          <table:table-cell table:style-name="Tableau3.B2" office:value-type="string">
            <text:p text:style-name="P36">53</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8 - 29</text:p>
          </table:table-cell>
          <table:table-cell table:style-name="Tableau3.B2" office:value-type="string">
            <text:p text:style-name="P35">Arakas</text:p>
          </table:table-cell>
          <table:table-cell table:style-name="Tableau3.H2" office:value-type="string">
            <text:p text:style-name="P35"> </text:p>
          </table:table-cell>
        </table:table-row>
        <table:table-row table:style-name="Tableau3.1">
          <table:table-cell table:style-name="Tableau3.A3" office:value-type="string">
            <text:p text:style-name="P35">Epée courte polie +2 </text:p>
          </table:table-cell>
          <table:table-cell table:style-name="Tableau3.B3" office:value-type="string">
            <text:p text:style-name="P43">Polished Short Sword 2</text:p>
          </table:table-cell>
          <table:table-cell table:style-name="Tableau3.B3" office:value-type="string">
            <text:p text:style-name="P36">53</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0 - 33</text:p>
          </table:table-cell>
          <table:table-cell table:style-name="Tableau3.B3" office:value-type="string">
            <text:p text:style-name="P35">Arakas</text:p>
          </table:table-cell>
          <table:table-cell table:style-name="Tableau3.H3" office:value-type="string">
            <text:p text:style-name="P35"> </text:p>
          </table:table-cell>
        </table:table-row>
        <table:table-row table:style-name="Tableau3.1">
          <table:table-cell table:style-name="Tableau3.A2" office:value-type="string">
            <text:p text:style-name="P35">Epée longue polie </text:p>
          </table:table-cell>
          <table:table-cell table:style-name="Tableau3.B2" office:value-type="string">
            <text:p text:style-name="P43">Polished Long Sword</text:p>
          </table:table-cell>
          <table:table-cell table:style-name="Tableau3.B2" office:value-type="string">
            <text:p text:style-name="P36">68</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22 - 34</text:p>
          </table:table-cell>
          <table:table-cell table:style-name="Tableau3.B2" office:value-type="string">
            <text:p text:style-name="P35">Arakas</text:p>
          </table:table-cell>
          <table:table-cell table:style-name="Tableau3.H2" office:value-type="string">
            <text:p text:style-name="P35"> </text:p>
          </table:table-cell>
        </table:table-row>
        <table:table-row table:style-name="Tableau3.1">
          <table:table-cell table:style-name="Tableau3.A3" office:value-type="string">
            <text:p text:style-name="P35">Epée longue polie +1</text:p>
          </table:table-cell>
          <table:table-cell table:style-name="Tableau3.B3" office:value-type="string">
            <text:p text:style-name="P43">Polished Long Sword 1</text:p>
          </table:table-cell>
          <table:table-cell table:style-name="Tableau3.B3" office:value-type="string">
            <text:p text:style-name="P36">68</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6 - 39</text:p>
          </table:table-cell>
          <table:table-cell table:style-name="Tableau3.B3" office:value-type="string">
            <text:p text:style-name="P35">Arakas</text:p>
          </table:table-cell>
          <table:table-cell table:style-name="Tableau3.H3" office:value-type="string">
            <text:p text:style-name="P35"> </text:p>
          </table:table-cell>
        </table:table-row>
        <table:table-row table:style-name="Tableau3.1">
          <table:table-cell table:style-name="Tableau3.A2" office:value-type="string">
            <text:p text:style-name="P35">Epée longue polie +2</text:p>
          </table:table-cell>
          <table:table-cell table:style-name="Tableau3.B2" office:value-type="string">
            <text:p text:style-name="P43">Polished Long Sword 2</text:p>
          </table:table-cell>
          <table:table-cell table:style-name="Tableau3.B2" office:value-type="string">
            <text:p text:style-name="P55">68</text:p>
          </table:table-cell>
          <table:table-cell table:style-name="Tableau3.B2" office:value-type="string">
            <text:p text:style-name="P55">0</text:p>
          </table:table-cell>
          <table:table-cell table:style-name="Tableau3.B2" office:value-type="string">
            <text:p text:style-name="P55">0</text:p>
          </table:table-cell>
          <table:table-cell table:style-name="Tableau3.B2" office:value-type="string">
            <text:p text:style-name="P55">28 - 45</text:p>
          </table:table-cell>
          <table:table-cell table:style-name="Tableau3.B2" office:value-type="string">
            <text:p text:style-name="P54">Arakas</text:p>
          </table:table-cell>
          <table:table-cell table:style-name="Tableau3.H2" office:value-type="string">
            <text:p text:style-name="P54"> </text:p>
          </table:table-cell>
        </table:table-row>
        <table:table-row table:style-name="Tableau3.1">
          <table:table-cell table:style-name="Tableau3.A3" office:value-type="string">
            <text:p text:style-name="P54">Dague polie </text:p>
          </table:table-cell>
          <table:table-cell table:style-name="Tableau3.B3" office:value-type="string">
            <text:p text:style-name="P54">Polished Dagger</text:p>
          </table:table-cell>
          <table:table-cell table:style-name="Tableau3.B3" office:value-type="string">
            <text:p text:style-name="P55">68</text:p>
          </table:table-cell>
          <table:table-cell table:style-name="Tableau3.B3" office:value-type="string">
            <text:p text:style-name="P55">0</text:p>
          </table:table-cell>
          <table:table-cell table:style-name="Tableau3.B3" office:value-type="string">
            <text:p text:style-name="P55">0</text:p>
          </table:table-cell>
          <table:table-cell table:style-name="Tableau3.B3" office:value-type="string">
            <text:p text:style-name="P55">21 - 33</text:p>
          </table:table-cell>
          <table:table-cell table:style-name="Tableau3.B3" office:value-type="string">
            <text:p text:style-name="P54">Arakas</text:p>
          </table:table-cell>
          <table:table-cell table:style-name="Tableau3.H3" office:value-type="string">
            <text:p text:style-name="P54"> </text:p>
          </table:table-cell>
        </table:table-row>
        <table:table-row table:style-name="Tableau3.1">
          <table:table-cell table:style-name="Tableau3.A2" office:value-type="string">
            <text:p text:style-name="P54">Dague polie +1</text:p>
          </table:table-cell>
          <table:table-cell table:style-name="Tableau3.B2" office:value-type="string">
            <text:p text:style-name="P54">Polished Dagger 1</text:p>
          </table:table-cell>
          <table:table-cell table:style-name="Tableau3.B2" office:value-type="string">
            <text:p text:style-name="P55">68</text:p>
          </table:table-cell>
          <table:table-cell table:style-name="Tableau3.B2" office:value-type="string">
            <text:p text:style-name="P55">0</text:p>
          </table:table-cell>
          <table:table-cell table:style-name="Tableau3.B2" office:value-type="string">
            <text:p text:style-name="P55">0</text:p>
          </table:table-cell>
          <table:table-cell table:style-name="Tableau3.B2" office:value-type="string">
            <text:p text:style-name="P55">24 - 37</text:p>
          </table:table-cell>
          <table:table-cell table:style-name="Tableau3.B2" office:value-type="string">
            <text:p text:style-name="P54">Arakas</text:p>
          </table:table-cell>
          <table:table-cell table:style-name="Tableau3.H2" office:value-type="string">
            <text:p text:style-name="P54"> </text:p>
          </table:table-cell>
        </table:table-row>
        <table:table-row table:style-name="Tableau3.1">
          <table:table-cell table:style-name="Tableau3.A3" office:value-type="string">
            <text:p text:style-name="P54">Dague polie +2</text:p>
          </table:table-cell>
          <table:table-cell table:style-name="Tableau3.B3" office:value-type="string">
            <text:p text:style-name="P54">Polished Dagger 2</text:p>
          </table:table-cell>
          <table:table-cell table:style-name="Tableau3.B3" office:value-type="string">
            <text:p text:style-name="P55">68</text:p>
          </table:table-cell>
          <table:table-cell table:style-name="Tableau3.B3" office:value-type="string">
            <text:p text:style-name="P55">0</text:p>
          </table:table-cell>
          <table:table-cell table:style-name="Tableau3.B3" office:value-type="string">
            <text:p text:style-name="P55">0</text:p>
          </table:table-cell>
          <table:table-cell table:style-name="Tableau3.B3" office:value-type="string">
            <text:p text:style-name="P55">27 - 42</text:p>
          </table:table-cell>
          <table:table-cell table:style-name="Tableau3.B3" office:value-type="string">
            <text:p text:style-name="P54">Arakas</text:p>
          </table:table-cell>
          <table:table-cell table:style-name="Tableau3.H3" office:value-type="string">
            <text:p text:style-name="P54"> </text:p>
          </table:table-cell>
        </table:table-row>
        <table:table-row table:style-name="Tableau3.1">
          <table:table-cell table:style-name="Tableau3.A2" office:value-type="string">
            <text:p text:style-name="P54">Dague polie +3</text:p>
          </table:table-cell>
          <table:table-cell table:style-name="Tableau3.B2" office:value-type="string">
            <text:p text:style-name="P43">Polished Dagger 3</text:p>
          </table:table-cell>
          <table:table-cell table:style-name="Tableau3.B2" office:value-type="string">
            <text:p text:style-name="P44">68</text:p>
          </table:table-cell>
          <table:table-cell table:style-name="Tableau3.B2" office:value-type="string">
            <text:p text:style-name="P44">0</text:p>
          </table:table-cell>
          <table:table-cell table:style-name="Tableau3.B2" office:value-type="string">
            <text:p text:style-name="P44">0</text:p>
          </table:table-cell>
          <table:table-cell table:style-name="Tableau3.B2" office:value-type="string">
            <text:p text:style-name="P44">30 - 49</text:p>
          </table:table-cell>
          <table:table-cell table:style-name="Tableau3.B2" office:value-type="string">
            <text:p text:style-name="P43">Introuvable</text:p>
          </table:table-cell>
          <table:table-cell table:style-name="Tableau3.H2" office:value-type="string">
            <text:p text:style-name="P35">V</text:p>
          </table:table-cell>
        </table:table-row>
        <table:table-row table:style-name="Tableau3.1">
          <table:table-cell table:style-name="Tableau3.A3" office:value-type="string">
            <text:p text:style-name="P35">Glaive poli </text:p>
          </table:table-cell>
          <table:table-cell table:style-name="Tableau3.B3" office:value-type="string">
            <text:p text:style-name="P43">Polished Broadsword</text:p>
          </table:table-cell>
          <table:table-cell table:style-name="Tableau3.B3" office:value-type="string">
            <text:p text:style-name="P44">82</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28 - 44</text:p>
          </table:table-cell>
          <table:table-cell table:style-name="Tableau3.B3" office:value-type="string">
            <text:p text:style-name="P43">Arakas</text:p>
          </table:table-cell>
          <table:table-cell table:style-name="Tableau3.H3" office:value-type="string">
            <text:p text:style-name="P43"> </text:p>
          </table:table-cell>
        </table:table-row>
        <table:table-row table:style-name="Tableau3.1">
          <table:table-cell table:style-name="Tableau3.A2" office:value-type="string">
            <text:p text:style-name="P43">Glaive poli +1</text:p>
          </table:table-cell>
          <table:table-cell table:style-name="Tableau3.B2" office:value-type="string">
            <text:p text:style-name="P43">Polished Broadsword 1</text:p>
          </table:table-cell>
          <table:table-cell table:style-name="Tableau3.B2" office:value-type="string">
            <text:p text:style-name="P44">82</text:p>
          </table:table-cell>
          <table:table-cell table:style-name="Tableau3.B2" office:value-type="string">
            <text:p text:style-name="P44">0</text:p>
          </table:table-cell>
          <table:table-cell table:style-name="Tableau3.B2" office:value-type="string">
            <text:p text:style-name="P44">0</text:p>
          </table:table-cell>
          <table:table-cell table:style-name="Tableau3.B2" office:value-type="string">
            <text:p text:style-name="P44">32 - 51</text:p>
          </table:table-cell>
          <table:table-cell table:style-name="Tableau3.B2" office:value-type="string">
            <text:p text:style-name="P43">Arakas</text:p>
          </table:table-cell>
          <table:table-cell table:style-name="Tableau3.H2" office:value-type="string">
            <text:p text:style-name="P43"> </text:p>
          </table:table-cell>
        </table:table-row>
        <table:table-row table:style-name="Tableau3.1">
          <table:table-cell table:style-name="Tableau3.A3" office:value-type="string">
            <text:p text:style-name="P43">Glaive poli +2</text:p>
          </table:table-cell>
          <table:table-cell table:style-name="Tableau3.B3" office:value-type="string">
            <text:p text:style-name="P43">Polished Broadsword 2</text:p>
          </table:table-cell>
          <table:table-cell table:style-name="Tableau3.B3" office:value-type="string">
            <text:p text:style-name="P44">82</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37 - 57</text:p>
          </table:table-cell>
          <table:table-cell table:style-name="Tableau3.B3" office:value-type="string">
            <text:p text:style-name="P43">Arakas</text:p>
          </table:table-cell>
          <table:table-cell table:style-name="Tableau3.H3" office:value-type="string">
            <text:p text:style-name="P43"> </text:p>
          </table:table-cell>
        </table:table-row>
        <table:table-row table:style-name="Tableau3.1">
          <table:table-cell table:style-name="Tableau3.A2" office:value-type="string">
            <text:p text:style-name="P43">Glaive poli +3</text:p>
          </table:table-cell>
          <table:table-cell table:style-name="Tableau3.B2" office:value-type="string">
            <text:p text:style-name="P43">Polished Broadsword 3</text:p>
          </table:table-cell>
          <table:table-cell table:style-name="Tableau3.B2" office:value-type="string">
            <text:p text:style-name="P36">82</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42 - 66</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Dague de qualité </text:p>
          </table:table-cell>
          <table:table-cell table:style-name="Tableau3.B3" office:value-type="string">
            <text:p text:style-name="P43">Fine Steel Dagger</text:p>
          </table:table-cell>
          <table:table-cell table:style-name="Tableau3.B3" office:value-type="string">
            <text:p text:style-name="P44">97</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32 - 46</text:p>
          </table:table-cell>
          <table:table-cell table:style-name="Tableau3.B3" office:value-type="string">
            <text:p text:style-name="P43">Raven's Dust</text:p>
          </table:table-cell>
          <table:table-cell table:style-name="Tableau3.H3" office:value-type="string">
            <text:p text:style-name="P43"> </text:p>
          </table:table-cell>
        </table:table-row>
        <table:table-row table:style-name="Tableau3.1">
          <table:table-cell table:style-name="Tableau3.A2" office:value-type="string">
            <text:p text:style-name="P35">Dague de qualité +1</text:p>
          </table:table-cell>
          <table:table-cell table:style-name="Tableau3.B2" office:value-type="string">
            <text:p text:style-name="P43">Fine Steel Dagger 1</text:p>
          </table:table-cell>
          <table:table-cell table:style-name="Tableau3.B2" office:value-type="string">
            <text:p text:style-name="P44">97</text:p>
          </table:table-cell>
          <table:table-cell table:style-name="Tableau3.B2" office:value-type="string">
            <text:p text:style-name="P44">0</text:p>
          </table:table-cell>
          <table:table-cell table:style-name="Tableau3.B2" office:value-type="string">
            <text:p text:style-name="P44">0</text:p>
          </table:table-cell>
          <table:table-cell table:style-name="Tableau3.B2" office:value-type="string">
            <text:p text:style-name="P44">35 - 55</text:p>
          </table:table-cell>
          <table:table-cell table:style-name="Tableau3.B2" office:value-type="string">
            <text:p text:style-name="P43">Raven's Dust</text:p>
          </table:table-cell>
          <table:table-cell table:style-name="Tableau3.H2" office:value-type="string">
            <text:p text:style-name="P43"> </text:p>
          </table:table-cell>
        </table:table-row>
        <table:table-row table:style-name="Tableau3.1">
          <table:table-cell table:style-name="Tableau3.A3" office:value-type="string">
            <text:p text:style-name="P35">Dague de qualité +2</text:p>
          </table:table-cell>
          <table:table-cell table:style-name="Tableau3.B3" office:value-type="string">
            <text:p text:style-name="P43">Fine Steel Dagger 2</text:p>
          </table:table-cell>
          <table:table-cell table:style-name="Tableau3.B3" office:value-type="string">
            <text:p text:style-name="P44">97</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40 - 62</text:p>
          </table:table-cell>
          <table:table-cell table:style-name="Tableau3.B3" office:value-type="string">
            <text:p text:style-name="P43">Raven's Dust</text:p>
          </table:table-cell>
          <table:table-cell table:style-name="Tableau3.H3" office:value-type="string">
            <text:p text:style-name="P43"> </text:p>
          </table:table-cell>
        </table:table-row>
        <table:table-row table:style-name="Tableau3.1">
          <table:table-cell table:style-name="Tableau3.A2" office:value-type="string">
            <text:p text:style-name="P35">Dague de qualité +3</text:p>
          </table:table-cell>
          <table:table-cell table:style-name="Tableau3.B2" office:value-type="string">
            <text:p text:style-name="P43">Fine Steel Dagger 3</text:p>
          </table:table-cell>
          <table:table-cell table:style-name="Tableau3.B2" office:value-type="string">
            <text:p text:style-name="P44">97</text:p>
          </table:table-cell>
          <table:table-cell table:style-name="Tableau3.B2" office:value-type="string">
            <text:p text:style-name="P44">0</text:p>
          </table:table-cell>
          <table:table-cell table:style-name="Tableau3.B2" office:value-type="string">
            <text:p text:style-name="P44">0</text:p>
          </table:table-cell>
          <table:table-cell table:style-name="Tableau3.B2" office:value-type="string">
            <text:p text:style-name="P44">46 - 72</text:p>
          </table:table-cell>
          <table:table-cell table:style-name="Tableau3.B2" office:value-type="string">
            <text:p text:style-name="P43">Introuvable</text:p>
          </table:table-cell>
          <table:table-cell table:style-name="Tableau3.H2" office:value-type="string">
            <text:p text:style-name="P35">V</text:p>
          </table:table-cell>
        </table:table-row>
        <table:table-row table:style-name="Tableau3.1">
          <table:table-cell table:style-name="Tableau3.A3" office:value-type="string">
            <text:p text:style-name="P35">Hachette polie </text:p>
          </table:table-cell>
          <table:table-cell table:style-name="Tableau3.B3" office:value-type="string">
            <text:p text:style-name="P43">Polished Hand Axe</text:p>
          </table:table-cell>
          <table:table-cell table:style-name="Tableau3.B3" office:value-type="string">
            <text:p text:style-name="P55">97</text:p>
          </table:table-cell>
          <table:table-cell table:style-name="Tableau3.B3" office:value-type="string">
            <text:p text:style-name="P55">0</text:p>
          </table:table-cell>
          <table:table-cell table:style-name="Tableau3.B3" office:value-type="string">
            <text:p text:style-name="P55">0</text:p>
          </table:table-cell>
          <table:table-cell table:style-name="Tableau3.B3" office:value-type="string">
            <text:p text:style-name="P55">38 - 60</text:p>
          </table:table-cell>
          <table:table-cell table:style-name="Tableau3.B3" office:value-type="string">
            <text:p text:style-name="P54">Arakas</text:p>
          </table:table-cell>
          <table:table-cell table:style-name="Tableau3.H3" office:value-type="string">
            <text:p text:style-name="P54"> </text:p>
          </table:table-cell>
        </table:table-row>
        <table:table-row table:style-name="Tableau3.1">
          <table:table-cell table:style-name="Tableau3.A2" office:value-type="string">
            <text:p text:style-name="P54">Hachette polie +1</text:p>
          </table:table-cell>
          <table:table-cell table:style-name="Tableau3.B2" office:value-type="string">
            <text:p text:style-name="P54">Polished Hand Axe 1</text:p>
          </table:table-cell>
          <table:table-cell table:style-name="Tableau3.B2" office:value-type="string">
            <text:p text:style-name="P55">97</text:p>
          </table:table-cell>
          <table:table-cell table:style-name="Tableau3.B2" office:value-type="string">
            <text:p text:style-name="P55">0</text:p>
          </table:table-cell>
          <table:table-cell table:style-name="Tableau3.B2" office:value-type="string">
            <text:p text:style-name="P55">0</text:p>
          </table:table-cell>
          <table:table-cell table:style-name="Tableau3.B2" office:value-type="string">
            <text:p text:style-name="P55">44 - 69</text:p>
          </table:table-cell>
          <table:table-cell table:style-name="Tableau3.B2" office:value-type="string">
            <text:p text:style-name="P54">Arakas</text:p>
          </table:table-cell>
          <table:table-cell table:style-name="Tableau3.H2" office:value-type="string">
            <text:p text:style-name="P54"> </text:p>
          </table:table-cell>
        </table:table-row>
        <table:table-row table:style-name="Tableau3.1">
          <table:table-cell table:style-name="Tableau3.A3" office:value-type="string">
            <text:p text:style-name="P35">Hachette polie +2</text:p>
          </table:table-cell>
          <table:table-cell table:style-name="Tableau3.B3" office:value-type="string">
            <text:p text:style-name="P35">Polished Hand Axe 2</text:p>
          </table:table-cell>
          <table:table-cell table:style-name="Tableau3.B3" office:value-type="string">
            <text:p text:style-name="P36">97</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50 - 78</text:p>
          </table:table-cell>
          <table:table-cell table:style-name="Tableau3.B3" office:value-type="string">
            <text:p text:style-name="P35">Arakas</text:p>
          </table:table-cell>
          <table:table-cell table:style-name="Tableau3.H3" office:value-type="string">
            <text:p text:style-name="P35"> </text:p>
          </table:table-cell>
        </table:table-row>
        <table:table-row table:style-name="Tableau3.1">
          <table:table-cell table:style-name="Tableau3.A2" office:value-type="string">
            <text:p text:style-name="P35">Hachette polie +3</text:p>
          </table:table-cell>
          <table:table-cell table:style-name="Tableau3.B2" office:value-type="string">
            <text:p text:style-name="P35">Polished Hand Axe 3</text:p>
          </table:table-cell>
          <table:table-cell table:style-name="Tableau3.B2" office:value-type="string">
            <text:p text:style-name="P36">97</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58 - 90</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Epée courte en acier de qualité </text:p>
          </table:table-cell>
          <table:table-cell table:style-name="Tableau3.B3" office:value-type="string">
            <text:p text:style-name="P43">Fine Steel Short Sword</text:p>
          </table:table-cell>
          <table:table-cell table:style-name="Tableau3.B3" office:value-type="string">
            <text:p text:style-name="P36">111</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37 - 55</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Epée courte en acier de qualité +1</text:p>
          </table:table-cell>
          <table:table-cell table:style-name="Tableau3.B2" office:value-type="string">
            <text:p text:style-name="P43">Fine Steel Short Sword 1</text:p>
          </table:table-cell>
          <table:table-cell table:style-name="Tableau3.B2" office:value-type="string">
            <text:p text:style-name="P36">111</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42 - 62</text:p>
          </table:table-cell>
          <table:table-cell table:style-name="Tableau3.B2" office:value-type="string">
            <text:p text:style-name="P35">Raven's Dust</text:p>
          </table:table-cell>
          <table:table-cell table:style-name="Tableau3.H2" office:value-type="string">
            <text:p text:style-name="P35"> </text:p>
          </table:table-cell>
        </table:table-row>
        <table:table-row table:style-name="Tableau3.1">
          <table:table-cell table:style-name="Tableau3.A3" office:value-type="string">
            <text:p text:style-name="P35">Epée courte en acier de qualité +2</text:p>
          </table:table-cell>
          <table:table-cell table:style-name="Tableau3.B3" office:value-type="string">
            <text:p text:style-name="P43">Fine Steel Short Sword 2</text:p>
          </table:table-cell>
          <table:table-cell table:style-name="Tableau3.B3" office:value-type="string">
            <text:p text:style-name="P36">111</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46 - 72</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Epée longue en acier de qualité </text:p>
          </table:table-cell>
          <table:table-cell table:style-name="Tableau3.B2" office:value-type="string">
            <text:p text:style-name="P43">Fine Steel Long Sword</text:p>
          </table:table-cell>
          <table:table-cell table:style-name="Tableau3.B2" office:value-type="string">
            <text:p text:style-name="P36">126</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43 - 66</text:p>
          </table:table-cell>
          <table:table-cell table:style-name="Tableau3.B2" office:value-type="string">
            <text:p text:style-name="P35">Raven's Dust</text:p>
          </table:table-cell>
          <table:table-cell table:style-name="Tableau3.H2" office:value-type="string">
            <text:p text:style-name="P35"> </text:p>
          </table:table-cell>
        </table:table-row>
        <table:table-row table:style-name="Tableau3.1">
          <table:table-cell table:style-name="Tableau3.A3" office:value-type="string">
            <text:p text:style-name="P35">Epée longue en acier de qualité +1</text:p>
          </table:table-cell>
          <table:table-cell table:style-name="Tableau3.B3" office:value-type="string">
            <text:p text:style-name="P43">Fine Steel Long Sword 1</text:p>
          </table:table-cell>
          <table:table-cell table:style-name="Tableau3.B3" office:value-type="string">
            <text:p text:style-name="P36">126</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50 - 75</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Epée longue en acier de qualité +2</text:p>
          </table:table-cell>
          <table:table-cell table:style-name="Tableau3.B2" office:value-type="string">
            <text:p text:style-name="P43">Fine Steel Long Sword 2</text:p>
          </table:table-cell>
          <table:table-cell table:style-name="Tableau3.B2" office:value-type="string">
            <text:p text:style-name="P36">126</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55 - 85</text:p>
          </table:table-cell>
          <table:table-cell table:style-name="Tableau3.B2" office:value-type="string">
            <text:p text:style-name="P35">Raven's Dust</text:p>
          </table:table-cell>
          <table:table-cell table:style-name="Tableau3.H2" office:value-type="string">
            <text:p text:style-name="P35"> </text:p>
          </table:table-cell>
        </table:table-row>
        <table:table-row table:style-name="Tableau3.1">
          <table:table-cell table:style-name="Tableau3.A3" office:value-type="string">
            <text:p text:style-name="P35">Dague de qualité </text:p>
          </table:table-cell>
          <table:table-cell table:style-name="Tableau3.B3" office:value-type="string">
            <text:p text:style-name="P43">High Metal Dagger</text:p>
          </table:table-cell>
          <table:table-cell table:style-name="Tableau3.B3" office:value-type="string">
            <text:p text:style-name="P36">126</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41 - 63</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Dague de qualité 1</text:p>
          </table:table-cell>
          <table:table-cell table:style-name="Tableau3.B2" office:value-type="string">
            <text:p text:style-name="P43">High Metal Dagger 1</text:p>
          </table:table-cell>
          <table:table-cell table:style-name="Tableau3.B2" office:value-type="string">
            <text:p text:style-name="P36">126</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46 - 72</text:p>
          </table:table-cell>
          <table:table-cell table:style-name="Tableau3.B2" office:value-type="string">
            <text:p text:style-name="P35">Raven's Dust</text:p>
          </table:table-cell>
          <table:table-cell table:style-name="Tableau3.H2" office:value-type="string">
            <text:p text:style-name="P35"> </text:p>
          </table:table-cell>
        </table:table-row>
        <table:table-row table:style-name="Tableau3.1">
          <table:table-cell table:style-name="Tableau3.A3" office:value-type="string">
            <text:p text:style-name="P35">Dague de qualité 2</text:p>
          </table:table-cell>
          <table:table-cell table:style-name="Tableau3.B3" office:value-type="string">
            <text:p text:style-name="P43">High Metal Dagger 2</text:p>
          </table:table-cell>
          <table:table-cell table:style-name="Tableau3.B3" office:value-type="string">
            <text:p text:style-name="P36">126</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54 - 80</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Dague de qualité 3</text:p>
          </table:table-cell>
          <table:table-cell table:style-name="Tableau3.B2" office:value-type="string">
            <text:p text:style-name="P43">High Metal Dagger 3</text:p>
          </table:table-cell>
          <table:table-cell table:style-name="Tableau3.B2" office:value-type="string">
            <text:p text:style-name="P36">126</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61 - 94</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Glaive en acier de qualité </text:p>
          </table:table-cell>
          <table:table-cell table:style-name="Tableau3.B3" office:value-type="string">
            <text:p text:style-name="P43">Fine Steel Broadsword</text:p>
          </table:table-cell>
          <table:table-cell table:style-name="Tableau3.B3" office:value-type="string">
            <text:p text:style-name="P36">14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50 - 76</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Glaive en acier de qualité +1 </text:p>
          </table:table-cell>
          <table:table-cell table:style-name="Tableau3.B2" office:value-type="string">
            <text:p text:style-name="P43">Fine Steel Broadsword 1</text:p>
          </table:table-cell>
          <table:table-cell table:style-name="Tableau3.B2" office:value-type="string">
            <text:p text:style-name="P36">14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60 - 88</text:p>
          </table:table-cell>
          <table:table-cell table:style-name="Tableau3.B2" office:value-type="string">
            <text:p text:style-name="P35">Raven's Dust</text:p>
          </table:table-cell>
          <table:table-cell table:style-name="Tableau3.H2" office:value-type="string">
            <text:p text:style-name="P35"> </text:p>
          </table:table-cell>
        </table:table-row>
        <table:table-row table:style-name="Tableau3.1">
          <table:table-cell table:style-name="Tableau3.A3" office:value-type="string">
            <text:p text:style-name="P35">Glaive en acier de qualité +2 </text:p>
          </table:table-cell>
          <table:table-cell table:style-name="Tableau3.B3" office:value-type="string">
            <text:p text:style-name="P43">Fine Steel Broadsword 2</text:p>
          </table:table-cell>
          <table:table-cell table:style-name="Tableau3.B3" office:value-type="string">
            <text:p text:style-name="P36">14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66 - 100</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Hache en acier de qualité </text:p>
          </table:table-cell>
          <table:table-cell table:style-name="Tableau3.B2" office:value-type="string">
            <text:p text:style-name="P43">Fine Stell Hand Axe</text:p>
          </table:table-cell>
          <table:table-cell table:style-name="Tableau3.B2" office:value-type="string">
            <text:p text:style-name="P44">155</text:p>
          </table:table-cell>
          <table:table-cell table:style-name="Tableau3.B2" office:value-type="string">
            <text:p text:style-name="P44">0</text:p>
          </table:table-cell>
          <table:table-cell table:style-name="Tableau3.B2" office:value-type="string">
            <text:p text:style-name="P44">0</text:p>
          </table:table-cell>
          <table:table-cell table:style-name="Tableau3.B2" office:value-type="string">
            <text:p text:style-name="P44">64 - 96</text:p>
          </table:table-cell>
          <table:table-cell table:style-name="Tableau3.B2" office:value-type="string">
            <text:p text:style-name="P43">Raven's Dust</text:p>
          </table:table-cell>
          <table:table-cell table:style-name="Tableau3.H2" office:value-type="string">
            <text:p text:style-name="P43"> </text:p>
          </table:table-cell>
        </table:table-row>
        <table:table-row table:style-name="Tableau3.1">
          <table:table-cell table:style-name="Tableau3.A3" office:value-type="string">
            <text:p text:style-name="P35">Hache en acier de qualité +1 </text:p>
          </table:table-cell>
          <table:table-cell table:style-name="Tableau3.B3" office:value-type="string">
            <text:p text:style-name="P43">Fine Steel Hand Axe 1</text:p>
          </table:table-cell>
          <table:table-cell table:style-name="Tableau3.B3" office:value-type="string">
            <text:p text:style-name="P36">155</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73 - 110</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Hache en acier de qualité +2 </text:p>
          </table:table-cell>
          <table:table-cell table:style-name="Tableau3.B2" office:value-type="string">
            <text:p text:style-name="P43">Fine Stell Hand Axe 2</text:p>
          </table:table-cell>
          <table:table-cell table:style-name="Tableau3.B2" office:value-type="string">
            <text:p text:style-name="P44">155</text:p>
          </table:table-cell>
          <table:table-cell table:style-name="Tableau3.B2" office:value-type="string">
            <text:p text:style-name="P44">0</text:p>
          </table:table-cell>
          <table:table-cell table:style-name="Tableau3.B2" office:value-type="string">
            <text:p text:style-name="P44">0</text:p>
          </table:table-cell>
          <table:table-cell table:style-name="Tableau3.B2" office:value-type="string">
            <text:p text:style-name="P44">83 - 125</text:p>
          </table:table-cell>
          <table:table-cell table:style-name="Tableau3.B2" office:value-type="string">
            <text:p text:style-name="P43">Raven's Dust</text:p>
          </table:table-cell>
          <table:table-cell table:style-name="Tableau3.H2" office:value-type="string">
            <text:p text:style-name="P43"> </text:p>
          </table:table-cell>
        </table:table-row>
        <table:table-row table:style-name="Tableau3.1">
          <table:table-cell table:style-name="Tableau3.A3" office:value-type="string">
            <text:p text:style-name="P35">Cimeterre en Acier de Qualité</text:p>
          </table:table-cell>
          <table:table-cell table:style-name="Tableau3.B3" office:value-type="string">
            <text:p text:style-name="P43">Fine Steel Scimitar</text:p>
          </table:table-cell>
          <table:table-cell table:style-name="Tableau3.B3" office:value-type="string">
            <text:p text:style-name="P36">155</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58 - 88</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Cimeterre en acier de qualité +1 </text:p>
          </table:table-cell>
          <table:table-cell table:style-name="Tableau3.B2" office:value-type="string">
            <text:p text:style-name="P43">Fine Steel Scimitar 1</text:p>
          </table:table-cell>
          <table:table-cell table:style-name="Tableau3.B2" office:value-type="string">
            <text:p text:style-name="P36">155</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68 - 102</text:p>
          </table:table-cell>
          <table:table-cell table:style-name="Tableau3.B2" office:value-type="string">
            <text:p text:style-name="P35">Raven's Dust</text:p>
          </table:table-cell>
          <table:table-cell table:style-name="Tableau3.H2" office:value-type="string">
            <text:p text:style-name="P35"> </text:p>
          </table:table-cell>
        </table:table-row>
        <table:table-row table:style-name="Tableau3.1">
          <table:table-cell table:style-name="Tableau3.A3" office:value-type="string">
            <text:p text:style-name="P35">Cimeterre en acier de qualité +2 </text:p>
          </table:table-cell>
          <table:table-cell table:style-name="Tableau3.B3" office:value-type="string">
            <text:p text:style-name="P43">Fine Steel Scimitar 2</text:p>
          </table:table-cell>
          <table:table-cell table:style-name="Tableau3.B3" office:value-type="string">
            <text:p text:style-name="P36">155</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76 - 115</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Cimeterre en acier de qualité +3 </text:p>
          </table:table-cell>
          <table:table-cell table:style-name="Tableau3.B2" office:value-type="string">
            <text:p text:style-name="P43">Fine Steel Scimitar 3</text:p>
          </table:table-cell>
          <table:table-cell table:style-name="Tableau3.B2" office:value-type="string">
            <text:p text:style-name="P36">155</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88 - 134</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Hache de Guerre en Acier de Qualité</text:p>
          </table:table-cell>
          <table:table-cell table:style-name="Tableau3.B3" office:value-type="string">
            <text:p text:style-name="P43">Fine Steel Battle Axe</text:p>
          </table:table-cell>
          <table:table-cell table:style-name="Tableau3.B3" office:value-type="string">
            <text:p text:style-name="P36">184</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92 - 135</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Hache de guerre en acier de qualité +1</text:p>
          </table:table-cell>
          <table:table-cell table:style-name="Tableau3.B2" office:value-type="string">
            <text:p text:style-name="P43">Fine Stell Battle Axe 1</text:p>
          </table:table-cell>
          <table:table-cell table:style-name="Tableau3.B2" office:value-type="string">
            <text:p text:style-name="P36">184</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05 - 160</text:p>
          </table:table-cell>
          <table:table-cell table:style-name="Tableau3.B2" office:value-type="string">
            <text:p text:style-name="P35">Raven's Dust</text:p>
          </table:table-cell>
          <table:table-cell table:style-name="Tableau3.H2" office:value-type="string">
            <text:p text:style-name="P35"> </text:p>
          </table:table-cell>
        </table:table-row>
        <table:table-row table:style-name="Tableau3.1">
          <table:table-cell table:style-name="Tableau3.A3" office:value-type="string">
            <text:p text:style-name="P35">Hache de guerre en acier de qualité +2</text:p>
          </table:table-cell>
          <table:table-cell table:style-name="Tableau3.B3" office:value-type="string">
            <text:p text:style-name="P43">Fine Steel Battle Axe 2</text:p>
          </table:table-cell>
          <table:table-cell table:style-name="Tableau3.B3" office:value-type="string">
            <text:p text:style-name="P36">184</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18 - 180</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Hache de guerre en acier de qualité +3</text:p>
          </table:table-cell>
          <table:table-cell table:style-name="Tableau3.B2" office:value-type="string">
            <text:p text:style-name="P43">Fine Steel Battle Axe 3</text:p>
          </table:table-cell>
          <table:table-cell table:style-name="Tableau3.B2" office:value-type="string">
            <text:p text:style-name="P36">184</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38 - 208</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Epée courte de qualité</text:p>
          </table:table-cell>
          <table:table-cell table:style-name="Tableau3.B3" office:value-type="string">
            <text:p text:style-name="P43">High Metal Short Sword</text:p>
          </table:table-cell>
          <table:table-cell table:style-name="Tableau3.B3" office:value-type="string">
            <text:p text:style-name="P36">184</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62 - 93</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Epée courte de qualité +1</text:p>
          </table:table-cell>
          <table:table-cell table:style-name="Tableau3.B2" office:value-type="string">
            <text:p text:style-name="P43">High Metal Short Sword 1</text:p>
          </table:table-cell>
          <table:table-cell table:style-name="Tableau3.B2" office:value-type="string">
            <text:p text:style-name="P36">184</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70 - 108</text:p>
          </table:table-cell>
          <table:table-cell table:style-name="Tableau3.B2" office:value-type="string">
            <text:p text:style-name="P35">Raven's Dust</text:p>
          </table:table-cell>
          <table:table-cell table:style-name="Tableau3.H2" office:value-type="string">
            <text:p text:style-name="P35"> </text:p>
          </table:table-cell>
        </table:table-row>
        <table:table-row table:style-name="Tableau3.1">
          <table:table-cell table:style-name="Tableau3.A3" office:value-type="string">
            <text:p text:style-name="P35">Epée courte de qualité +2</text:p>
          </table:table-cell>
          <table:table-cell table:style-name="Tableau3.B3" office:value-type="string">
            <text:p text:style-name="P43">High Metal Short Sword 2</text:p>
          </table:table-cell>
          <table:table-cell table:style-name="Tableau3.B3" office:value-type="string">
            <text:p text:style-name="P36">184</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80 - 120</text:p>
          </table:table-cell>
          <table:table-cell table:style-name="Tableau3.B3" office:value-type="string">
            <text:p text:style-name="P35">Raven's Dust</text:p>
          </table:table-cell>
          <table:table-cell table:style-name="Tableau3.H3" office:value-type="string">
            <text:p text:style-name="P35"> </text:p>
          </table:table-cell>
        </table:table-row>
        <table:table-row table:style-name="Tableau3.1">
          <table:table-cell table:style-name="Tableau3.A2" office:value-type="string">
            <text:p text:style-name="P35">Epée longue de qualité </text:p>
          </table:table-cell>
          <table:table-cell table:style-name="Tableau3.B2" office:value-type="string">
            <text:p text:style-name="P43">High Metal Long Sword</text:p>
          </table:table-cell>
          <table:table-cell table:style-name="Tableau3.B2" office:value-type="string">
            <text:p text:style-name="P36">198</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69 - 103 </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Epée longue de qualité +1</text:p>
          </table:table-cell>
          <table:table-cell table:style-name="Tableau3.B3" office:value-type="string">
            <text:p text:style-name="P43">High Metal Long Sword 1</text:p>
          </table:table-cell>
          <table:table-cell table:style-name="Tableau3.B3" office:value-type="string">
            <text:p text:style-name="P36">198</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79 - 121 </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Epée longue de qualité +2</text:p>
          </table:table-cell>
          <table:table-cell table:style-name="Tableau3.B2" office:value-type="string">
            <text:p text:style-name="P43">High Metal Long Sword 2</text:p>
          </table:table-cell>
          <table:table-cell table:style-name="Tableau3.B2" office:value-type="string">
            <text:p text:style-name="P36">198</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90 - 137 </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Glaive de qualité </text:p>
          </table:table-cell>
          <table:table-cell table:style-name="Tableau3.B3" office:value-type="string">
            <text:p text:style-name="P43">High Metal Broadsword</text:p>
          </table:table-cell>
          <table:table-cell table:style-name="Tableau3.B3" office:value-type="string">
            <text:p text:style-name="P36">213</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79 - 115</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Glaive de qualité +1</text:p>
          </table:table-cell>
          <table:table-cell table:style-name="Tableau3.B2" office:value-type="string">
            <text:p text:style-name="P43">High Metal Broadsword 1</text:p>
          </table:table-cell>
          <table:table-cell table:style-name="Tableau3.B2" office:value-type="string">
            <text:p text:style-name="P36">213</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89 - 135</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Glaive de qualité +2</text:p>
          </table:table-cell>
          <table:table-cell table:style-name="Tableau3.B3" office:value-type="string">
            <text:p text:style-name="P43">High Metal Broadsword 2</text:p>
          </table:table-cell>
          <table:table-cell table:style-name="Tableau3.B3" office:value-type="string">
            <text:p text:style-name="P36">213</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02 - 150</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Cimeterre de qualité</text:p>
          </table:table-cell>
          <table:table-cell table:style-name="Tableau3.B2" office:value-type="string">
            <text:p text:style-name="P43">High Metal Scimitar</text:p>
          </table:table-cell>
          <table:table-cell table:style-name="Tableau3.B2" office:value-type="string">
            <text:p text:style-name="P36">227</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86 - 132</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Cimeterre de qualité +1</text:p>
          </table:table-cell>
          <table:table-cell table:style-name="Tableau3.B3" office:value-type="string">
            <text:p text:style-name="P43">High Metal Scimitar 1</text:p>
          </table:table-cell>
          <table:table-cell table:style-name="Tableau3.B3" office:value-type="string">
            <text:p text:style-name="P36">227</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00 - 152</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Cimeterre de qualité +2</text:p>
          </table:table-cell>
          <table:table-cell table:style-name="Tableau3.B2" office:value-type="string">
            <text:p text:style-name="P43">High Metal Scimitar 2</text:p>
          </table:table-cell>
          <table:table-cell table:style-name="Tableau3.B2" office:value-type="string">
            <text:p text:style-name="P36">227</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12 - 172</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Epée batarde de qualité </text:p>
          </table:table-cell>
          <table:table-cell table:style-name="Tableau3.B3" office:value-type="string">
            <text:p text:style-name="P43">High Metal Bastard Sword</text:p>
          </table:table-cell>
          <table:table-cell table:style-name="Tableau3.B3" office:value-type="string">
            <text:p text:style-name="P36">242</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02 - 150</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Epée batarde de qualité +1</text:p>
          </table:table-cell>
          <table:table-cell table:style-name="Tableau3.B2" office:value-type="string">
            <text:p text:style-name="P43">High Metal Bastard Sword 1</text:p>
          </table:table-cell>
          <table:table-cell table:style-name="Tableau3.B2" office:value-type="string">
            <text:p text:style-name="P36">242</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16 - 175</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Epée batarde de qualité +2</text:p>
          </table:table-cell>
          <table:table-cell table:style-name="Tableau3.B3" office:value-type="string">
            <text:p text:style-name="P43">High Metal Bastard Sword 2</text:p>
          </table:table-cell>
          <table:table-cell table:style-name="Tableau3.B3" office:value-type="string">
            <text:p text:style-name="P36">242</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32 - 198</text:p>
          </table:table-cell>
          <table:table-cell table:style-name="Tableau3.B3" office:value-type="string">
            <text:p text:style-name="P35">Introuvable</text:p>
          </table:table-cell>
          <table:table-cell table:style-name="Tableau3.H3" office:value-type="string">
            <text:p text:style-name="P35">V</text:p>
          </table:table-cell>
        </table:table-row>
        <text:soft-page-break/>
        <table:table-row table:style-name="Tableau3.1">
          <table:table-cell table:style-name="Tableau3.A2" office:value-type="string">
            <text:p text:style-name="P35">Epée batarde de qualité +3 </text:p>
          </table:table-cell>
          <table:table-cell table:style-name="Tableau3.B2" office:value-type="string">
            <text:p text:style-name="P43">High Metal Bastard Sword 3</text:p>
          </table:table-cell>
          <table:table-cell table:style-name="Tableau3.B2" office:value-type="string">
            <text:p text:style-name="P36">242</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52 - 225</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Hachette de qualité </text:p>
          </table:table-cell>
          <table:table-cell table:style-name="Tableau3.B3" office:value-type="string">
            <text:p text:style-name="P43">High Metal Hand Axe</text:p>
          </table:table-cell>
          <table:table-cell table:style-name="Tableau3.B3" office:value-type="string">
            <text:p text:style-name="P36">242</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02 - 151</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Hachette de qualité +1</text:p>
          </table:table-cell>
          <table:table-cell table:style-name="Tableau3.B2" office:value-type="string">
            <text:p text:style-name="P43">High Metal Hand Axe 1</text:p>
          </table:table-cell>
          <table:table-cell table:style-name="Tableau3.B2" office:value-type="string">
            <text:p text:style-name="P36">242</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16 - 175</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Hachette de qualité +2</text:p>
          </table:table-cell>
          <table:table-cell table:style-name="Tableau3.B3" office:value-type="string">
            <text:p text:style-name="P43">High Metal Hand Axe 2</text:p>
          </table:table-cell>
          <table:table-cell table:style-name="Tableau3.B3" office:value-type="string">
            <text:p text:style-name="P36">242</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32 - 200</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Hache de guerre de qualité </text:p>
          </table:table-cell>
          <table:table-cell table:style-name="Tableau3.B2" office:value-type="string">
            <text:p text:style-name="P43">High Metal Battle Axe</text:p>
          </table:table-cell>
          <table:table-cell table:style-name="Tableau3.B2" office:value-type="string">
            <text:p text:style-name="P36">271</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36 - 206</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Hache de guerre de qualité +1 </text:p>
          </table:table-cell>
          <table:table-cell table:style-name="Tableau3.B3" office:value-type="string">
            <text:p text:style-name="P43">High Metal Battle Axe 1</text:p>
          </table:table-cell>
          <table:table-cell table:style-name="Tableau3.B3" office:value-type="string">
            <text:p text:style-name="P36">271</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56 - 238</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Hache de guerre de qualité +2 </text:p>
          </table:table-cell>
          <table:table-cell table:style-name="Tableau3.B2" office:value-type="string">
            <text:p text:style-name="P43">High Metal Battle Axe 2</text:p>
          </table:table-cell>
          <table:table-cell table:style-name="Tableau3.B2" office:value-type="string">
            <text:p text:style-name="P36">271</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78 - 269</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Hache de qualité à deux tranchants</text:p>
          </table:table-cell>
          <table:table-cell table:style-name="Tableau3.B3" office:value-type="string">
            <text:p text:style-name="P43">High Metal Broad Axe</text:p>
          </table:table-cell>
          <table:table-cell table:style-name="Tableau3.B3" office:value-type="string">
            <text:p text:style-name="P36">30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02 - 300</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Hache de qualité à deux tranchants +1</text:p>
          </table:table-cell>
          <table:table-cell table:style-name="Tableau3.B2" office:value-type="string">
            <text:p text:style-name="P43">High Metal Broad Axe 1</text:p>
          </table:table-cell>
          <table:table-cell table:style-name="Tableau3.B2" office:value-type="string">
            <text:p text:style-name="P36">30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232 - 350</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Hache de qualité à deux tranchants +2</text:p>
          </table:table-cell>
          <table:table-cell table:style-name="Tableau3.B3" office:value-type="string">
            <text:p text:style-name="P43">High Metal Broad Axe 2</text:p>
          </table:table-cell>
          <table:table-cell table:style-name="Tableau3.B3" office:value-type="string">
            <text:p text:style-name="P36">30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62 - 392</text:p>
          </table:table-cell>
          <table:table-cell table:style-name="Tableau3.B3" office:value-type="string">
            <text:p text:style-name="P35">Introuvable</text:p>
          </table:table-cell>
          <table:table-cell table:style-name="Tableau3.H3" office:value-type="string">
            <text:p text:style-name="P35">V</text:p>
          </table:table-cell>
        </table:table-row>
        <table:table-row table:style-name="Tableau3.1">
          <table:table-cell table:style-name="Tableau3.A2" office:value-type="string">
            <text:p text:style-name="P35">Hache de qualité à deux tranchants +3</text:p>
          </table:table-cell>
          <table:table-cell table:style-name="Tableau3.B2" office:value-type="string">
            <text:p text:style-name="P43">High Metal Broad Axe 3</text:p>
          </table:table-cell>
          <table:table-cell table:style-name="Tableau3.B2" office:value-type="string">
            <text:p text:style-name="P36">30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305 - 355</text:p>
          </table:table-cell>
          <table:table-cell table:style-name="Tableau3.B2" office:value-type="string">
            <text:p text:style-name="P35">Introuvable</text:p>
          </table:table-cell>
          <table:table-cell table:style-name="Tableau3.H2" office:value-type="string">
            <text:p text:style-name="P35">V</text:p>
          </table:table-cell>
        </table:table-row>
        <table:table-row table:style-name="Tableau3.1">
          <table:table-cell table:style-name="Tableau3.A3" office:value-type="string">
            <text:p text:style-name="P35">Dague de Mithril </text:p>
          </table:table-cell>
          <table:table-cell table:style-name="Tableau3.B3" office:value-type="string">
            <text:p text:style-name="P35">Mithril Dagger</text:p>
          </table:table-cell>
          <table:table-cell table:style-name="Tableau3.B3" office:value-type="string">
            <text:p text:style-name="P36">155</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52 - 78</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Dague de Mithril +1 </text:p>
          </table:table-cell>
          <table:table-cell table:style-name="Tableau3.B2" office:value-type="string">
            <text:p text:style-name="P35">Mithril Dagger 1</text:p>
          </table:table-cell>
          <table:table-cell table:style-name="Tableau3.B2" office:value-type="string">
            <text:p text:style-name="P36">155</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60 - 89</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Dague de Mithril +2 </text:p>
          </table:table-cell>
          <table:table-cell table:style-name="Tableau3.B3" office:value-type="string">
            <text:p text:style-name="P35">Mithril Dagger 2</text:p>
          </table:table-cell>
          <table:table-cell table:style-name="Tableau3.B3" office:value-type="string">
            <text:p text:style-name="P36">155</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66 - 101</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Lame de Mithril </text:p>
          </table:table-cell>
          <table:table-cell table:style-name="Tableau3.B2" office:value-type="string">
            <text:p text:style-name="P35">Mithril Blade</text:p>
          </table:table-cell>
          <table:table-cell table:style-name="Tableau3.B2" office:value-type="string">
            <text:p text:style-name="P36">184</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68 - 102 </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Lame de Mithril +1</text:p>
          </table:table-cell>
          <table:table-cell table:style-name="Tableau3.B3" office:value-type="string">
            <text:p text:style-name="P35">Mithril Blade 1</text:p>
          </table:table-cell>
          <table:table-cell table:style-name="Tableau3.B3" office:value-type="string">
            <text:p text:style-name="P36">184</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76 - 116 </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Lame de Mithril +2</text:p>
          </table:table-cell>
          <table:table-cell table:style-name="Tableau3.B2" office:value-type="string">
            <text:p text:style-name="P35">Mithril Blade 2</text:p>
          </table:table-cell>
          <table:table-cell table:style-name="Tableau3.B2" office:value-type="string">
            <text:p text:style-name="P36">184</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88 - 132 </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Lame de Mithril +3</text:p>
          </table:table-cell>
          <table:table-cell table:style-name="Tableau3.B3" office:value-type="string">
            <text:p text:style-name="P35">Mithril Blade 3</text:p>
          </table:table-cell>
          <table:table-cell table:style-name="Tableau3.B3" office:value-type="string">
            <text:p text:style-name="P36">184</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00 - 153</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Lame d'Adamantite </text:p>
          </table:table-cell>
          <table:table-cell table:style-name="Tableau3.B2" office:value-type="string">
            <text:p text:style-name="P35">Adamantite Blade</text:p>
          </table:table-cell>
          <table:table-cell table:style-name="Tableau3.B2" office:value-type="string">
            <text:p text:style-name="P36">242</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90 - 130</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Lame d'Adamantite +1</text:p>
          </table:table-cell>
          <table:table-cell table:style-name="Tableau3.B3" office:value-type="string">
            <text:p text:style-name="P35">Adamantite Blade 1</text:p>
          </table:table-cell>
          <table:table-cell table:style-name="Tableau3.B3" office:value-type="string">
            <text:p text:style-name="P36">242</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02 - 155</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Lame d'Adamantite +2</text:p>
          </table:table-cell>
          <table:table-cell table:style-name="Tableau3.B2" office:value-type="string">
            <text:p text:style-name="P35">Adamantite Blade 2</text:p>
          </table:table-cell>
          <table:table-cell table:style-name="Tableau3.B2" office:value-type="string">
            <text:p text:style-name="P36">242</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15 - 175</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Lame d'Adamantite +3</text:p>
          </table:table-cell>
          <table:table-cell table:style-name="Tableau3.B3" office:value-type="string">
            <text:p text:style-name="P35">Adamantite Blade 3</text:p>
          </table:table-cell>
          <table:table-cell table:style-name="Tableau3.B3" office:value-type="string">
            <text:p text:style-name="P36">242</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32 - 200</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longue de Mithril </text:p>
          </table:table-cell>
          <table:table-cell table:style-name="Tableau3.B2" office:value-type="string">
            <text:p text:style-name="P43">Mithril Long Sword</text:p>
          </table:table-cell>
          <table:table-cell table:style-name="Tableau3.B2" office:value-type="string">
            <text:p text:style-name="P36">271</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95 - 105</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longue de Mithril +1 </text:p>
          </table:table-cell>
          <table:table-cell table:style-name="Tableau3.B3" office:value-type="string">
            <text:p text:style-name="P43">Mithril Long Sword 1</text:p>
          </table:table-cell>
          <table:table-cell table:style-name="Tableau3.B3" office:value-type="string">
            <text:p text:style-name="P36">271</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10 - 166</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longue de Mithril +2 </text:p>
          </table:table-cell>
          <table:table-cell table:style-name="Tableau3.B2" office:value-type="string">
            <text:p text:style-name="P43">Mithril Long Sword 2</text:p>
          </table:table-cell>
          <table:table-cell table:style-name="Tableau3.B2" office:value-type="string">
            <text:p text:style-name="P36">271</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24 - 188</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Glaive de Mithril </text:p>
          </table:table-cell>
          <table:table-cell table:style-name="Tableau3.B3" office:value-type="string">
            <text:p text:style-name="P43">Mithril Broadsword</text:p>
          </table:table-cell>
          <table:table-cell table:style-name="Tableau3.B3" office:value-type="string">
            <text:p text:style-name="P44">285</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105 - 160</text:p>
          </table:table-cell>
          <table:table-cell table:style-name="Tableau3.B3" office:value-type="string">
            <text:p text:style-name="P43">Introuvable</text:p>
          </table:table-cell>
          <table:table-cell table:style-name="Tableau3.H3" office:value-type="string">
            <text:p text:style-name="P35">X</text:p>
          </table:table-cell>
        </table:table-row>
        <table:table-row table:style-name="Tableau3.1">
          <table:table-cell table:style-name="Tableau3.A2" office:value-type="string">
            <text:p text:style-name="P35">Glaive de Mithril +1</text:p>
          </table:table-cell>
          <table:table-cell table:style-name="Tableau3.B2" office:value-type="string">
            <text:p text:style-name="P43">Mithril Broadsword 1</text:p>
          </table:table-cell>
          <table:table-cell table:style-name="Tableau3.B2" office:value-type="string">
            <text:p text:style-name="P44">285</text:p>
          </table:table-cell>
          <table:table-cell table:style-name="Tableau3.B2" office:value-type="string">
            <text:p text:style-name="P44">0</text:p>
          </table:table-cell>
          <table:table-cell table:style-name="Tableau3.B2" office:value-type="string">
            <text:p text:style-name="P44">0</text:p>
          </table:table-cell>
          <table:table-cell table:style-name="Tableau3.B2" office:value-type="string">
            <text:p text:style-name="P44">122 - 184</text:p>
          </table:table-cell>
          <table:table-cell table:style-name="Tableau3.B2" office:value-type="string">
            <text:p text:style-name="P43">Introuvable</text:p>
          </table:table-cell>
          <table:table-cell table:style-name="Tableau3.H2" office:value-type="string">
            <text:p text:style-name="P35">X</text:p>
          </table:table-cell>
        </table:table-row>
        <table:table-row table:style-name="Tableau3.1">
          <table:table-cell table:style-name="Tableau3.A3" office:value-type="string">
            <text:p text:style-name="P35">Glaive de Mithril +2</text:p>
          </table:table-cell>
          <table:table-cell table:style-name="Tableau3.B3" office:value-type="string">
            <text:p text:style-name="P43">Mithril Broadsword 2</text:p>
          </table:table-cell>
          <table:table-cell table:style-name="Tableau3.B3" office:value-type="string">
            <text:p text:style-name="P44">285</text:p>
          </table:table-cell>
          <table:table-cell table:style-name="Tableau3.B3" office:value-type="string">
            <text:p text:style-name="P44">0</text:p>
          </table:table-cell>
          <table:table-cell table:style-name="Tableau3.B3" office:value-type="string">
            <text:p text:style-name="P44">0</text:p>
          </table:table-cell>
          <table:table-cell table:style-name="Tableau3.B3" office:value-type="string">
            <text:p text:style-name="P44">138 - 208</text:p>
          </table:table-cell>
          <table:table-cell table:style-name="Tableau3.B3" office:value-type="string">
            <text:p text:style-name="P43">Introuvable</text:p>
          </table:table-cell>
          <table:table-cell table:style-name="Tableau3.H3" office:value-type="string">
            <text:p text:style-name="P35">X</text:p>
          </table:table-cell>
        </table:table-row>
        <table:table-row table:style-name="Tableau3.1">
          <table:table-cell table:style-name="Tableau3.A2" office:value-type="string">
            <text:p text:style-name="P35">Lame ancienne </text:p>
          </table:table-cell>
          <table:table-cell table:style-name="Tableau3.B2" office:value-type="string">
            <text:p text:style-name="P35">Ancient Blade</text:p>
          </table:table-cell>
          <table:table-cell table:style-name="Tableau3.B2" office:value-type="string">
            <text:p text:style-name="P36">30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10 - 166</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Lame ancienne +1</text:p>
          </table:table-cell>
          <table:table-cell table:style-name="Tableau3.B3" office:value-type="string">
            <text:p text:style-name="P35">Ancient Blade 1</text:p>
          </table:table-cell>
          <table:table-cell table:style-name="Tableau3.B3" office:value-type="string">
            <text:p text:style-name="P36">30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25 - 192</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Lame ancienne +2</text:p>
          </table:table-cell>
          <table:table-cell table:style-name="Tableau3.B2" office:value-type="string">
            <text:p text:style-name="P35">Ancient Blade 2</text:p>
          </table:table-cell>
          <table:table-cell table:style-name="Tableau3.B2" office:value-type="string">
            <text:p text:style-name="P36">30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44 - 218</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Lame ancienne +3</text:p>
          </table:table-cell>
          <table:table-cell table:style-name="Tableau3.B3" office:value-type="string">
            <text:p text:style-name="P35">Ancient Blade 3</text:p>
          </table:table-cell>
          <table:table-cell table:style-name="Tableau3.B3" office:value-type="string">
            <text:p text:style-name="P36">30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66 - 250</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Cimeterre de Mithril </text:p>
          </table:table-cell>
          <table:table-cell table:style-name="Tableau3.B2" office:value-type="string">
            <text:p text:style-name="P35">Mithril Scimitar</text:p>
          </table:table-cell>
          <table:table-cell table:style-name="Tableau3.B2" office:value-type="string">
            <text:p text:style-name="P36">30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16 - 131</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Cimeterre de Mithril +1</text:p>
          </table:table-cell>
          <table:table-cell table:style-name="Tableau3.B3" office:value-type="string">
            <text:p text:style-name="P35">Mithril Scimitar 1</text:p>
          </table:table-cell>
          <table:table-cell table:style-name="Tableau3.B3" office:value-type="string">
            <text:p text:style-name="P36">30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33 - 202</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Cimeterre de Mithril +2</text:p>
          </table:table-cell>
          <table:table-cell table:style-name="Tableau3.B2" office:value-type="string">
            <text:p text:style-name="P35">Mithril Scimitar 2</text:p>
          </table:table-cell>
          <table:table-cell table:style-name="Tableau3.B2" office:value-type="string">
            <text:p text:style-name="P36">30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50 - 228</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batarde de Mithril </text:p>
          </table:table-cell>
          <table:table-cell table:style-name="Tableau3.B3" office:value-type="string">
            <text:p text:style-name="P43">Mithril Bastard Sword</text:p>
          </table:table-cell>
          <table:table-cell table:style-name="Tableau3.B3" office:value-type="string">
            <text:p text:style-name="P36">314</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28 - 196</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batarde de Mithril +1</text:p>
          </table:table-cell>
          <table:table-cell table:style-name="Tableau3.B2" office:value-type="string">
            <text:p text:style-name="P43">Mithril Bastard Sword 1</text:p>
          </table:table-cell>
          <table:table-cell table:style-name="Tableau3.B2" office:value-type="string">
            <text:p text:style-name="P36">314</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48 - 225</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batarde de Mithril +2</text:p>
          </table:table-cell>
          <table:table-cell table:style-name="Tableau3.B3" office:value-type="string">
            <text:p text:style-name="P43">Mithril Bastard Sword 2</text:p>
          </table:table-cell>
          <table:table-cell table:style-name="Tableau3.B3" office:value-type="string">
            <text:p text:style-name="P36">314</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67 - 254</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à deux mains de Mithril </text:p>
          </table:table-cell>
          <table:table-cell table:style-name="Tableau3.B2" office:value-type="string">
            <text:p text:style-name="P43">Mithril Two Handed Sword</text:p>
          </table:table-cell>
          <table:table-cell table:style-name="Tableau3.B2" office:value-type="string">
            <text:p text:style-name="P36">329</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56 - 240</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à deux mains de Mithril +1</text:p>
          </table:table-cell>
          <table:table-cell table:style-name="Tableau3.B3" office:value-type="string">
            <text:p text:style-name="P43">Mithril Two Handed Sword 1</text:p>
          </table:table-cell>
          <table:table-cell table:style-name="Tableau3.B3" office:value-type="string">
            <text:p text:style-name="P36">329</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81 - 275</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à deux mains de Mithril +2</text:p>
          </table:table-cell>
          <table:table-cell table:style-name="Tableau3.B2" office:value-type="string">
            <text:p text:style-name="P43">Mithril Two Handed Sword 2</text:p>
          </table:table-cell>
          <table:table-cell table:style-name="Tableau3.B2" office:value-type="string">
            <text:p text:style-name="P36">329</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204 - 310</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à deux mains de Mithril +3</text:p>
          </table:table-cell>
          <table:table-cell table:style-name="Tableau3.B3" office:value-type="string">
            <text:p text:style-name="P43">Mithril Two Handed Sword 3</text:p>
          </table:table-cell>
          <table:table-cell table:style-name="Tableau3.B3" office:value-type="string">
            <text:p text:style-name="P36">329</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36 - 360</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Glaive d'adamantite </text:p>
          </table:table-cell>
          <table:table-cell table:style-name="Tableau3.B2" office:value-type="string">
            <text:p text:style-name="P35">Adamantite Broadsword</text:p>
          </table:table-cell>
          <table:table-cell table:style-name="Tableau3.B2" office:value-type="string">
            <text:p text:style-name="P36">358</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20 - 180</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Glaive d'adamantite +1 </text:p>
          </table:table-cell>
          <table:table-cell table:style-name="Tableau3.B3" office:value-type="string">
            <text:p text:style-name="P35">Adamantite Broadsword 1</text:p>
          </table:table-cell>
          <table:table-cell table:style-name="Tableau3.B3" office:value-type="string">
            <text:p text:style-name="P36">358</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37 - 205</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Glaive d'adamantite +2 </text:p>
          </table:table-cell>
          <table:table-cell table:style-name="Tableau3.B2" office:value-type="string">
            <text:p text:style-name="P35">Adamantite Broadsword 2</text:p>
          </table:table-cell>
          <table:table-cell table:style-name="Tableau3.B2" office:value-type="string">
            <text:p text:style-name="P36">358</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55 - 240</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Glaive d'adamantite +3 </text:p>
          </table:table-cell>
          <table:table-cell table:style-name="Tableau3.B3" office:value-type="string">
            <text:p text:style-name="P35">Adamantite Broadsword 3</text:p>
          </table:table-cell>
          <table:table-cell table:style-name="Tableau3.B3" office:value-type="string">
            <text:p text:style-name="P36">358</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 </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Hache de guerre en Mithril </text:p>
          </table:table-cell>
          <table:table-cell table:style-name="Tableau3.B2" office:value-type="string">
            <text:p text:style-name="P43">Mithril Battle Axe</text:p>
          </table:table-cell>
          <table:table-cell table:style-name="Tableau3.B2" office:value-type="string">
            <text:p text:style-name="P36">358</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64 - 252</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Hache de guerre en Mithril +1 </text:p>
          </table:table-cell>
          <table:table-cell table:style-name="Tableau3.B3" office:value-type="string">
            <text:p text:style-name="P43">Mithril Battle Axe 1</text:p>
          </table:table-cell>
          <table:table-cell table:style-name="Tableau3.B3" office:value-type="string">
            <text:p text:style-name="P36">358</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88 - 290</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Hache de guerre en Mithril +2 </text:p>
          </table:table-cell>
          <table:table-cell table:style-name="Tableau3.B2" office:value-type="string">
            <text:p text:style-name="P43">Mithril Battle Axe 2</text:p>
          </table:table-cell>
          <table:table-cell table:style-name="Tableau3.B2" office:value-type="string">
            <text:p text:style-name="P36">358</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212 - 328</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Cimeterre d'adamantite </text:p>
          </table:table-cell>
          <table:table-cell table:style-name="Tableau3.B3" office:value-type="string">
            <text:p text:style-name="P35">Adamantite Scimitar</text:p>
          </table:table-cell>
          <table:table-cell table:style-name="Tableau3.B3" office:value-type="string">
            <text:p text:style-name="P36">372</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26 - 190</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Cimeterre d'adamantite 1</text:p>
          </table:table-cell>
          <table:table-cell table:style-name="Tableau3.B2" office:value-type="string">
            <text:p text:style-name="P35">Adamantite Scimitar 1</text:p>
          </table:table-cell>
          <table:table-cell table:style-name="Tableau3.B2" office:value-type="string">
            <text:p text:style-name="P36">372</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46 - 224</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Cimeterre d'adamantite 2</text:p>
          </table:table-cell>
          <table:table-cell table:style-name="Tableau3.B3" office:value-type="string">
            <text:p text:style-name="P35">Adamantite Scimitar 2</text:p>
          </table:table-cell>
          <table:table-cell table:style-name="Tableau3.B3" office:value-type="string">
            <text:p text:style-name="P36">372</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 </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batarde d'adamantite </text:p>
          </table:table-cell>
          <table:table-cell table:style-name="Tableau3.B2" office:value-type="string">
            <text:p text:style-name="P35">Adamantite Bastard Sword</text:p>
          </table:table-cell>
          <table:table-cell table:style-name="Tableau3.B2" office:value-type="string">
            <text:p text:style-name="P36">387</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42 - 220</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batarde d'adamantite +1 </text:p>
          </table:table-cell>
          <table:table-cell table:style-name="Tableau3.B3" office:value-type="string">
            <text:p text:style-name="P35">Adamantite Bastard Sword 1</text:p>
          </table:table-cell>
          <table:table-cell table:style-name="Tableau3.B3" office:value-type="string">
            <text:p text:style-name="P36">387</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62 - 254</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batarde d'adamantite +2 </text:p>
          </table:table-cell>
          <table:table-cell table:style-name="Tableau3.B2" office:value-type="string">
            <text:p text:style-name="P35">Adamantite Bastard Sword 2</text:p>
          </table:table-cell>
          <table:table-cell table:style-name="Tableau3.B2" office:value-type="string">
            <text:p text:style-name="P36">387</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84 - 286</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à deux mains d'adamantite </text:p>
          </table:table-cell>
          <table:table-cell table:style-name="Tableau3.B3" office:value-type="string">
            <text:p text:style-name="P43">Adamantite Two Handed Sword</text:p>
          </table:table-cell>
          <table:table-cell table:style-name="Tableau3.B3" office:value-type="string">
            <text:p text:style-name="P36">401</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74 - 270</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d'adamantite à deux mains +1 </text:p>
          </table:table-cell>
          <table:table-cell table:style-name="Tableau3.B2" office:value-type="string">
            <text:p text:style-name="P43">Adamantite Two Handed Sword 1</text:p>
          </table:table-cell>
          <table:table-cell table:style-name="Tableau3.B2" office:value-type="string">
            <text:p text:style-name="P36">401</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200 - 310</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d'adamantite à deux mains +2 </text:p>
          </table:table-cell>
          <table:table-cell table:style-name="Tableau3.B3" office:value-type="string">
            <text:p text:style-name="P43">Adamantite Two Handed Sword 2</text:p>
          </table:table-cell>
          <table:table-cell table:style-name="Tableau3.B3" office:value-type="string">
            <text:p text:style-name="P36">401</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22 - 350</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d'adamantite à deux mains +3 </text:p>
          </table:table-cell>
          <table:table-cell table:style-name="Tableau3.B2" office:value-type="string">
            <text:p text:style-name="P43">Adamantite Two Handed Sword 3</text:p>
          </table:table-cell>
          <table:table-cell table:style-name="Tableau3.B2" office:value-type="string">
            <text:p text:style-name="P36">401</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258 - 405</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Hache à deux tranchants en Mithril </text:p>
          </table:table-cell>
          <table:table-cell table:style-name="Tableau3.B3" office:value-type="string">
            <text:p text:style-name="P43">Mithril Broad Axe</text:p>
          </table:table-cell>
          <table:table-cell table:style-name="Tableau3.B3" office:value-type="string">
            <text:p text:style-name="P36">416</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34 - 468</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Hache à deux tranchants en Mithril +1</text:p>
          </table:table-cell>
          <table:table-cell table:style-name="Tableau3.B2" office:value-type="string">
            <text:p text:style-name="P43">Mithril Broad Axe 1</text:p>
          </table:table-cell>
          <table:table-cell table:style-name="Tableau3.B2" office:value-type="string">
            <text:p text:style-name="P36">416</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270 - 475</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Hache à deux tranchants en Mithril +2</text:p>
          </table:table-cell>
          <table:table-cell table:style-name="Tableau3.B3" office:value-type="string">
            <text:p text:style-name="P43">Mithril Broad Axe 2</text:p>
          </table:table-cell>
          <table:table-cell table:style-name="Tableau3.B3" office:value-type="string">
            <text:p text:style-name="P36">416</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304 - 480</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Hache à deux tranchants en Mithril +3</text:p>
          </table:table-cell>
          <table:table-cell table:style-name="Tableau3.B2" office:value-type="string">
            <text:p text:style-name="P43">Mithril Broad Axe 3</text:p>
          </table:table-cell>
          <table:table-cell table:style-name="Tableau3.B2" office:value-type="string">
            <text:p text:style-name="P36">416</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350 - 555</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Cimeterre ancien </text:p>
          </table:table-cell>
          <table:table-cell table:style-name="Tableau3.B3" office:value-type="string">
            <text:p text:style-name="P35">Ancient Scimitar</text:p>
          </table:table-cell>
          <table:table-cell table:style-name="Tableau3.B3" office:value-type="string">
            <text:p text:style-name="P36">459</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42 - 225</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Cimeterre ancien +1 </text:p>
          </table:table-cell>
          <table:table-cell table:style-name="Tableau3.B2" office:value-type="string">
            <text:p text:style-name="P35">Ancient Scimitar 1</text:p>
          </table:table-cell>
          <table:table-cell table:style-name="Tableau3.B2" office:value-type="string">
            <text:p text:style-name="P36">459</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62 - 260</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Cimeterre ancien +2 </text:p>
          </table:table-cell>
          <table:table-cell table:style-name="Tableau3.B3" office:value-type="string">
            <text:p text:style-name="P35">Ancient Scimitar 2</text:p>
          </table:table-cell>
          <table:table-cell table:style-name="Tableau3.B3" office:value-type="string">
            <text:p text:style-name="P36">459</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84 - 292</text:p>
          </table:table-cell>
          <table:table-cell table:style-name="Tableau3.B3" office:value-type="string">
            <text:p text:style-name="P35">Introuvable</text:p>
          </table:table-cell>
          <table:table-cell table:style-name="Tableau3.H3" office:value-type="string">
            <text:p text:style-name="P35">X</text:p>
          </table:table-cell>
        </table:table-row>
        <text:soft-page-break/>
        <table:table-row table:style-name="Tableau3.1">
          <table:table-cell table:style-name="Tableau3.A2" office:value-type="string">
            <text:p text:style-name="P35">Epée batarde ancienne </text:p>
          </table:table-cell>
          <table:table-cell table:style-name="Tableau3.B2" office:value-type="string">
            <text:p text:style-name="P35">Ancient Bastard Sword</text:p>
          </table:table-cell>
          <table:table-cell table:style-name="Tableau3.B2" office:value-type="string">
            <text:p text:style-name="P36">532</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166 - 265</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batarde ancienne +1</text:p>
          </table:table-cell>
          <table:table-cell table:style-name="Tableau3.B3" office:value-type="string">
            <text:p text:style-name="P35">Ancient Bastard Sword 1</text:p>
          </table:table-cell>
          <table:table-cell table:style-name="Tableau3.B3" office:value-type="string">
            <text:p text:style-name="P36">532</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192 - 310</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batarde ancienne +2</text:p>
          </table:table-cell>
          <table:table-cell table:style-name="Tableau3.B2" office:value-type="string">
            <text:p text:style-name="P35">Ancient Bastard Sword 2</text:p>
          </table:table-cell>
          <table:table-cell table:style-name="Tableau3.B2" office:value-type="string">
            <text:p text:style-name="P36">532</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212 - 349</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Hache ancienne à deux tranchants</text:p>
          </table:table-cell>
          <table:table-cell table:style-name="Tableau3.B3" office:value-type="string">
            <text:p text:style-name="P43">Ancient Broad Axe</text:p>
          </table:table-cell>
          <table:table-cell table:style-name="Tableau3.B3" office:value-type="string">
            <text:p text:style-name="P36">59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80 - 465</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Hache ancienne à deux tranchants 1</text:p>
          </table:table-cell>
          <table:table-cell table:style-name="Tableau3.B2" office:value-type="string">
            <text:p text:style-name="P43">Ancient Broad Axe 1</text:p>
          </table:table-cell>
          <table:table-cell table:style-name="Tableau3.B2" office:value-type="string">
            <text:p text:style-name="P36">59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325 - 535</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Hache ancienne à deux tranchants 2</text:p>
          </table:table-cell>
          <table:table-cell table:style-name="Tableau3.B3" office:value-type="string">
            <text:p text:style-name="P43">Ancient Broad Axe 2</text:p>
          </table:table-cell>
          <table:table-cell table:style-name="Tableau3.B3" office:value-type="string">
            <text:p text:style-name="P36">59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370 - 600</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Hache ancienne à deux tranchants 3</text:p>
          </table:table-cell>
          <table:table-cell table:style-name="Tableau3.B2" office:value-type="string">
            <text:p text:style-name="P43">Ancient Broad Axe 3</text:p>
          </table:table-cell>
          <table:table-cell table:style-name="Tableau3.B2" office:value-type="string">
            <text:p text:style-name="P36">59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423 - 690</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à deux mains ancienne </text:p>
          </table:table-cell>
          <table:table-cell table:style-name="Tableau3.B3" office:value-type="string">
            <text:p text:style-name="P43">Ancient Two Handed Sword</text:p>
          </table:table-cell>
          <table:table-cell table:style-name="Tableau3.B3" office:value-type="string">
            <text:p text:style-name="P36">59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12 - 345</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
          <table:table-cell table:style-name="Tableau3.A2" office:value-type="string">
            <text:p text:style-name="P35">Epée à deux mains ancienne +1 </text:p>
          </table:table-cell>
          <table:table-cell table:style-name="Tableau3.B2" office:value-type="string">
            <text:p text:style-name="P43">Ancient Two Handed Sword 1</text:p>
          </table:table-cell>
          <table:table-cell table:style-name="Tableau3.B2" office:value-type="string">
            <text:p text:style-name="P36">590</text:p>
          </table:table-cell>
          <table:table-cell table:style-name="Tableau3.B2" office:value-type="string">
            <text:p text:style-name="P36">0</text:p>
          </table:table-cell>
          <table:table-cell table:style-name="Tableau3.B2" office:value-type="string">
            <text:p text:style-name="P36">0</text:p>
          </table:table-cell>
          <table:table-cell table:style-name="Tableau3.B2" office:value-type="string">
            <text:p text:style-name="P36">244 - 400</text:p>
          </table:table-cell>
          <table:table-cell table:style-name="Tableau3.B2" office:value-type="string">
            <text:p text:style-name="P35">Introuvable</text:p>
          </table:table-cell>
          <table:table-cell table:style-name="Tableau3.H2" office:value-type="string">
            <text:p text:style-name="P35">X</text:p>
          </table:table-cell>
        </table:table-row>
        <table:table-row table:style-name="Tableau3.1">
          <table:table-cell table:style-name="Tableau3.A3" office:value-type="string">
            <text:p text:style-name="P35">Epée à deux mains ancienne +2 </text:p>
          </table:table-cell>
          <table:table-cell table:style-name="Tableau3.B3" office:value-type="string">
            <text:p text:style-name="P43">Ancient Two Handed Sword 2</text:p>
          </table:table-cell>
          <table:table-cell table:style-name="Tableau3.B3" office:value-type="string">
            <text:p text:style-name="P36">590</text:p>
          </table:table-cell>
          <table:table-cell table:style-name="Tableau3.B3" office:value-type="string">
            <text:p text:style-name="P36">0</text:p>
          </table:table-cell>
          <table:table-cell table:style-name="Tableau3.B3" office:value-type="string">
            <text:p text:style-name="P36">0</text:p>
          </table:table-cell>
          <table:table-cell table:style-name="Tableau3.B3" office:value-type="string">
            <text:p text:style-name="P36">274 - 454</text:p>
          </table:table-cell>
          <table:table-cell table:style-name="Tableau3.B3" office:value-type="string">
            <text:p text:style-name="P35">Introuvable</text:p>
          </table:table-cell>
          <table:table-cell table:style-name="Tableau3.H3" office:value-type="string">
            <text:p text:style-name="P35">X</text:p>
          </table:table-cell>
        </table:table-row>
        <table:table-row table:style-name="Tableau3.164">
          <table:table-cell table:style-name="Tableau3.A164" office:value-type="string">
            <text:p text:style-name="P35">Epée à deux mains ancienne +3 </text:p>
          </table:table-cell>
          <table:table-cell table:style-name="Tableau3.B164" office:value-type="string">
            <text:p text:style-name="P43">Ancient Two Handed Sword 3</text:p>
          </table:table-cell>
          <table:table-cell table:style-name="Tableau3.B164" office:value-type="string">
            <text:p text:style-name="P36">590</text:p>
          </table:table-cell>
          <table:table-cell table:style-name="Tableau3.B164" office:value-type="string">
            <text:p text:style-name="P36">0</text:p>
          </table:table-cell>
          <table:table-cell table:style-name="Tableau3.B164" office:value-type="string">
            <text:p text:style-name="P36">0</text:p>
          </table:table-cell>
          <table:table-cell table:style-name="Tableau3.B164" office:value-type="string">
            <text:p text:style-name="P36">318 - 524</text:p>
          </table:table-cell>
          <table:table-cell table:style-name="Tableau3.B164" office:value-type="string">
            <text:p text:style-name="P35">Introuvable</text:p>
          </table:table-cell>
          <table:table-cell table:style-name="Tableau3.H164" office:value-type="string">
            <text:p text:style-name="P35">X</text:p>
          </table:table-cell>
        </table:table-row>
      </table:table>
      <text:p text:style-name="P198"/>
      <text:list xml:id="list200742040016596" text:continue-numbering="true" text:style-name="WW8Num45">
        <text:list-item>
          <text:list>
            <text:list-item>
              <text:list>
                <text:list-item>
                  <text:p text:style-name="Titre_20_3_20_-_20_Appendices"><text:bookmark-start text:name="__RefHeading__227_546538010"/>Armes de druides<text:bookmark-end text:name="__RefHeading__227_546538010"/></text:p>
                </text:list-item>
              </text:list>
            </text:list-item>
          </text:list>
        </text:list-item>
      </text:list>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C"/>
        <table:table-column table:style-name="Tableau4.F"/>
        <table:table-column table:style-name="Tableau4.G"/>
        <table:table-column table:style-name="Tableau4.H"/>
        <table:table-row table:style-name="Tableau4.1">
          <table:table-cell table:style-name="Tableau4.A1" office:value-type="string">
            <text:p text:style-name="P84">Nom en français</text:p>
          </table:table-cell>
          <table:table-cell table:style-name="Tableau4.B1" office:value-type="string">
            <text:p text:style-name="P84">Nom d'invocation</text:p>
          </table:table-cell>
          <table:table-cell table:style-name="Tableau4.B1" office:value-type="string">
            <text:p text:style-name="P84">FOR </text:p>
          </table:table-cell>
          <table:table-cell table:style-name="Tableau4.B1" office:value-type="string">
            <text:p text:style-name="P84">INT</text:p>
          </table:table-cell>
          <table:table-cell table:style-name="Tableau4.B1" office:value-type="string">
            <text:p text:style-name="P84">SAG </text:p>
          </table:table-cell>
          <table:table-cell table:style-name="Tableau4.B1" office:value-type="string">
            <text:p text:style-name="P84">Dégats</text:p>
          </table:table-cell>
          <table:table-cell table:style-name="Tableau4.B1" office:value-type="string">
            <text:p text:style-name="P84">Lieu</text:p>
          </table:table-cell>
          <table:table-cell table:style-name="Tableau4.H1" office:value-type="string">
            <text:p text:style-name="P84"> </text:p>
          </table:table-cell>
        </table:table-row>
        <table:table-row table:style-name="Tableau4.1">
          <table:table-cell table:style-name="Tableau4.A2" office:value-type="string">
            <text:p text:style-name="P35">Gourdin renforcé</text:p>
          </table:table-cell>
          <table:table-cell table:style-name="Tableau4.B2" office:value-type="string">
            <text:p text:style-name="P43">Steel Reinforced Club</text:p>
          </table:table-cell>
          <table:table-cell table:style-name="Tableau4.B2" office:value-type="string">
            <text:p text:style-name="P36">30</text:p>
          </table:table-cell>
          <table:table-cell table:style-name="Tableau4.B2" office:value-type="string">
            <text:p text:style-name="P36">0</text:p>
          </table:table-cell>
          <table:table-cell table:style-name="Tableau4.B2" office:value-type="string">
            <text:p text:style-name="P36">34</text:p>
          </table:table-cell>
          <table:table-cell table:style-name="Tableau4.B2" office:value-type="string">
            <text:p text:style-name="P36">11-48</text:p>
          </table:table-cell>
          <table:table-cell table:style-name="Tableau4.B2" office:value-type="string">
            <text:p text:style-name="P35">Arakas</text:p>
          </table:table-cell>
          <table:table-cell table:style-name="Tableau4.H2" office:value-type="string">
            <text:p text:style-name="P35"> </text:p>
          </table:table-cell>
        </table:table-row>
        <table:table-row table:style-name="Tableau4.1">
          <table:table-cell table:style-name="Tableau4.A3" office:value-type="string">
            <text:p text:style-name="P35">Gourdin renforcé +1</text:p>
          </table:table-cell>
          <table:table-cell table:style-name="Tableau4.B3" office:value-type="string">
            <text:p text:style-name="P43">Steel Reinforced Club 1</text:p>
          </table:table-cell>
          <table:table-cell table:style-name="Tableau4.B3" office:value-type="string">
            <text:p text:style-name="P36">30</text:p>
          </table:table-cell>
          <table:table-cell table:style-name="Tableau4.B3" office:value-type="string">
            <text:p text:style-name="P36">0</text:p>
          </table:table-cell>
          <table:table-cell table:style-name="Tableau4.B3" office:value-type="string">
            <text:p text:style-name="P36">34</text:p>
          </table:table-cell>
          <table:table-cell table:style-name="Tableau4.B3" office:value-type="string">
            <text:p text:style-name="P36">12-20</text:p>
          </table:table-cell>
          <table:table-cell table:style-name="Tableau4.B3" office:value-type="string">
            <text:p text:style-name="P35">Arakas</text:p>
          </table:table-cell>
          <table:table-cell table:style-name="Tableau4.H3" office:value-type="string">
            <text:p text:style-name="P35"> </text:p>
          </table:table-cell>
        </table:table-row>
        <table:table-row table:style-name="Tableau4.1">
          <table:table-cell table:style-name="Tableau4.A2" office:value-type="string">
            <text:p text:style-name="P35">Gourdin renforcé +2</text:p>
          </table:table-cell>
          <table:table-cell table:style-name="Tableau4.B2" office:value-type="string">
            <text:p text:style-name="P43">Steel Reinforced Club 2</text:p>
          </table:table-cell>
          <table:table-cell table:style-name="Tableau4.B2" office:value-type="string">
            <text:p text:style-name="P36">30</text:p>
          </table:table-cell>
          <table:table-cell table:style-name="Tableau4.B2" office:value-type="string">
            <text:p text:style-name="P36">0</text:p>
          </table:table-cell>
          <table:table-cell table:style-name="Tableau4.B2" office:value-type="string">
            <text:p text:style-name="P36">34</text:p>
          </table:table-cell>
          <table:table-cell table:style-name="Tableau4.B2" office:value-type="string">
            <text:p text:style-name="P36">14 - 23</text:p>
          </table:table-cell>
          <table:table-cell table:style-name="Tableau4.B2" office:value-type="string">
            <text:p text:style-name="P35">Arakas</text:p>
          </table:table-cell>
          <table:table-cell table:style-name="Tableau4.H2" office:value-type="string">
            <text:p text:style-name="P35"> </text:p>
          </table:table-cell>
        </table:table-row>
        <table:table-row table:style-name="Tableau4.1">
          <table:table-cell table:style-name="Tableau4.A3" office:value-type="string">
            <text:p text:style-name="P35">Marteau de guerre renforcé </text:p>
          </table:table-cell>
          <table:table-cell table:style-name="Tableau4.B3" office:value-type="string">
            <text:p text:style-name="P35">Steel Reinforced Warhammer</text:p>
          </table:table-cell>
          <table:table-cell table:style-name="Tableau4.B3" office:value-type="string">
            <text:p text:style-name="P36">40</text:p>
          </table:table-cell>
          <table:table-cell table:style-name="Tableau4.B3" office:value-type="string">
            <text:p text:style-name="P36">0</text:p>
          </table:table-cell>
          <table:table-cell table:style-name="Tableau4.B3" office:value-type="string">
            <text:p text:style-name="P36">41</text:p>
          </table:table-cell>
          <table:table-cell table:style-name="Tableau4.B3" office:value-type="string">
            <text:p text:style-name="P36">17 - 28</text:p>
          </table:table-cell>
          <table:table-cell table:style-name="Tableau4.B3" office:value-type="string">
            <text:p text:style-name="P35">Arakas</text:p>
          </table:table-cell>
          <table:table-cell table:style-name="Tableau4.H3" office:value-type="string">
            <text:p text:style-name="P35"> </text:p>
          </table:table-cell>
        </table:table-row>
        <table:table-row table:style-name="Tableau4.1">
          <table:table-cell table:style-name="Tableau4.A2" office:value-type="string">
            <text:p text:style-name="P35">Marteau de guerre renforcé +1</text:p>
          </table:table-cell>
          <table:table-cell table:style-name="Tableau4.B2" office:value-type="string">
            <text:p text:style-name="P35">Steel Reinforced Warhammer 1</text:p>
          </table:table-cell>
          <table:table-cell table:style-name="Tableau4.B2" office:value-type="string">
            <text:p text:style-name="P36">40</text:p>
          </table:table-cell>
          <table:table-cell table:style-name="Tableau4.B2" office:value-type="string">
            <text:p text:style-name="P36">0</text:p>
          </table:table-cell>
          <table:table-cell table:style-name="Tableau4.B2" office:value-type="string">
            <text:p text:style-name="P36">41</text:p>
          </table:table-cell>
          <table:table-cell table:style-name="Tableau4.B2" office:value-type="string">
            <text:p text:style-name="P36">20 - 32</text:p>
          </table:table-cell>
          <table:table-cell table:style-name="Tableau4.B2" office:value-type="string">
            <text:p text:style-name="P35">Arakas</text:p>
          </table:table-cell>
          <table:table-cell table:style-name="Tableau4.H2" office:value-type="string">
            <text:p text:style-name="P35"> </text:p>
          </table:table-cell>
        </table:table-row>
        <table:table-row table:style-name="Tableau4.1">
          <table:table-cell table:style-name="Tableau4.A3" office:value-type="string">
            <text:p text:style-name="P35">Marteau de guerre renforcé +2</text:p>
          </table:table-cell>
          <table:table-cell table:style-name="Tableau4.B3" office:value-type="string">
            <text:p text:style-name="P35">Steel Reinforced Warhammer 2</text:p>
          </table:table-cell>
          <table:table-cell table:style-name="Tableau4.B3" office:value-type="string">
            <text:p text:style-name="P36">40</text:p>
          </table:table-cell>
          <table:table-cell table:style-name="Tableau4.B3" office:value-type="string">
            <text:p text:style-name="P36">0</text:p>
          </table:table-cell>
          <table:table-cell table:style-name="Tableau4.B3" office:value-type="string">
            <text:p text:style-name="P36">41</text:p>
          </table:table-cell>
          <table:table-cell table:style-name="Tableau4.B3" office:value-type="string">
            <text:p text:style-name="P36">22 - 36</text:p>
          </table:table-cell>
          <table:table-cell table:style-name="Tableau4.B3" office:value-type="string">
            <text:p text:style-name="P35">Arakas</text:p>
          </table:table-cell>
          <table:table-cell table:style-name="Tableau4.H3" office:value-type="string">
            <text:p text:style-name="P35"> </text:p>
          </table:table-cell>
        </table:table-row>
        <table:table-row table:style-name="Tableau4.1">
          <table:table-cell table:style-name="Tableau4.A2" office:value-type="string">
            <text:p text:style-name="P35">Marteau de guerre renforcé +3</text:p>
          </table:table-cell>
          <table:table-cell table:style-name="Tableau4.B2" office:value-type="string">
            <text:p text:style-name="P43">Steel Reinforced Warhammer 3</text:p>
          </table:table-cell>
          <table:table-cell table:style-name="Tableau4.B2" office:value-type="string">
            <text:p text:style-name="P44">40</text:p>
          </table:table-cell>
          <table:table-cell table:style-name="Tableau4.B2" office:value-type="string">
            <text:p text:style-name="P44">0</text:p>
          </table:table-cell>
          <table:table-cell table:style-name="Tableau4.B2" office:value-type="string">
            <text:p text:style-name="P44">41</text:p>
          </table:table-cell>
          <table:table-cell table:style-name="Tableau4.B2" office:value-type="string">
            <text:p text:style-name="P44">26 - 42</text:p>
          </table:table-cell>
          <table:table-cell table:style-name="Tableau4.B2" office:value-type="string">
            <text:p text:style-name="P43">Introuvable</text:p>
          </table:table-cell>
          <table:table-cell table:style-name="Tableau4.H2" office:value-type="string">
            <text:p text:style-name="P35">V</text:p>
          </table:table-cell>
        </table:table-row>
        <table:table-row table:style-name="Tableau4.1">
          <table:table-cell table:style-name="Tableau4.A3" office:value-type="string">
            <text:p text:style-name="P35">Marteau de guerre en acier de qualité </text:p>
          </table:table-cell>
          <table:table-cell table:style-name="Tableau4.B3" office:value-type="string">
            <text:p text:style-name="P35">Fine Steel Warhammer</text:p>
          </table:table-cell>
          <table:table-cell table:style-name="Tableau4.B3" office:value-type="string">
            <text:p text:style-name="P36">60</text:p>
          </table:table-cell>
          <table:table-cell table:style-name="Tableau4.B3" office:value-type="string">
            <text:p text:style-name="P36">0</text:p>
          </table:table-cell>
          <table:table-cell table:style-name="Tableau4.B3" office:value-type="string">
            <text:p text:style-name="P36">56</text:p>
          </table:table-cell>
          <table:table-cell table:style-name="Tableau4.B3" office:value-type="string">
            <text:p text:style-name="P36">28 - 44</text:p>
          </table:table-cell>
          <table:table-cell table:style-name="Tableau4.B3" office:value-type="string">
            <text:p text:style-name="P35">Raven's Dust</text:p>
          </table:table-cell>
          <table:table-cell table:style-name="Tableau4.H3" office:value-type="string">
            <text:p text:style-name="P35"> </text:p>
          </table:table-cell>
        </table:table-row>
        <table:table-row table:style-name="Tableau4.1">
          <table:table-cell table:style-name="Tableau4.A2" office:value-type="string">
            <text:p text:style-name="P35">Marteau de guerre en acier de qualité +1 </text:p>
          </table:table-cell>
          <table:table-cell table:style-name="Tableau4.B2" office:value-type="string">
            <text:p text:style-name="P35">Fine Steel Warhammer 1</text:p>
          </table:table-cell>
          <table:table-cell table:style-name="Tableau4.B2" office:value-type="string">
            <text:p text:style-name="P36">60</text:p>
          </table:table-cell>
          <table:table-cell table:style-name="Tableau4.B2" office:value-type="string">
            <text:p text:style-name="P36">0</text:p>
          </table:table-cell>
          <table:table-cell table:style-name="Tableau4.B2" office:value-type="string">
            <text:p text:style-name="P36">56</text:p>
          </table:table-cell>
          <table:table-cell table:style-name="Tableau4.B2" office:value-type="string">
            <text:p text:style-name="P36">32 - 51</text:p>
          </table:table-cell>
          <table:table-cell table:style-name="Tableau4.B2" office:value-type="string">
            <text:p text:style-name="P35">Raven's Dust</text:p>
          </table:table-cell>
          <table:table-cell table:style-name="Tableau4.H2" office:value-type="string">
            <text:p text:style-name="P35"> </text:p>
          </table:table-cell>
        </table:table-row>
        <table:table-row table:style-name="Tableau4.1">
          <table:table-cell table:style-name="Tableau4.A3" office:value-type="string">
            <text:p text:style-name="P35">Marteau de guerre en acier de qualité +2 </text:p>
          </table:table-cell>
          <table:table-cell table:style-name="Tableau4.B3" office:value-type="string">
            <text:p text:style-name="P35">Fine Steel Warhammer 2</text:p>
          </table:table-cell>
          <table:table-cell table:style-name="Tableau4.B3" office:value-type="string">
            <text:p text:style-name="P36">60</text:p>
          </table:table-cell>
          <table:table-cell table:style-name="Tableau4.B3" office:value-type="string">
            <text:p text:style-name="P36">0</text:p>
          </table:table-cell>
          <table:table-cell table:style-name="Tableau4.B3" office:value-type="string">
            <text:p text:style-name="P36">56</text:p>
          </table:table-cell>
          <table:table-cell table:style-name="Tableau4.B3" office:value-type="string">
            <text:p text:style-name="P36">37 - 57</text:p>
          </table:table-cell>
          <table:table-cell table:style-name="Tableau4.B3" office:value-type="string">
            <text:p text:style-name="P35">Raven's Dust</text:p>
          </table:table-cell>
          <table:table-cell table:style-name="Tableau4.H3" office:value-type="string">
            <text:p text:style-name="P35"> </text:p>
          </table:table-cell>
        </table:table-row>
        <table:table-row table:style-name="Tableau4.1">
          <table:table-cell table:style-name="Tableau4.A2" office:value-type="string">
            <text:p text:style-name="P35">Marteau de guerre en acier de qualité +3 </text:p>
          </table:table-cell>
          <table:table-cell table:style-name="Tableau4.B2" office:value-type="string">
            <text:p text:style-name="P43">Fine Steel Warhammer 3</text:p>
          </table:table-cell>
          <table:table-cell table:style-name="Tableau4.B2" office:value-type="string">
            <text:p text:style-name="P44">60</text:p>
          </table:table-cell>
          <table:table-cell table:style-name="Tableau4.B2" office:value-type="string">
            <text:p text:style-name="P44">0</text:p>
          </table:table-cell>
          <table:table-cell table:style-name="Tableau4.B2" office:value-type="string">
            <text:p text:style-name="P44">56</text:p>
          </table:table-cell>
          <table:table-cell table:style-name="Tableau4.B2" office:value-type="string">
            <text:p text:style-name="P44"> </text:p>
          </table:table-cell>
          <table:table-cell table:style-name="Tableau4.B2" office:value-type="string">
            <text:p text:style-name="P43">Introuvable</text:p>
          </table:table-cell>
          <table:table-cell table:style-name="Tableau4.H2" office:value-type="string">
            <text:p text:style-name="P35">V</text:p>
          </table:table-cell>
        </table:table-row>
        <table:table-row table:style-name="Tableau4.1">
          <table:table-cell table:style-name="Tableau4.A3" office:value-type="string">
            <text:p text:style-name="P35">Masse en acier de qualité </text:p>
          </table:table-cell>
          <table:table-cell table:style-name="Tableau4.B3" office:value-type="string">
            <text:p text:style-name="P43">Fine Steel Mace</text:p>
          </table:table-cell>
          <table:table-cell table:style-name="Tableau4.B3" office:value-type="string">
            <text:p text:style-name="P36">90</text:p>
          </table:table-cell>
          <table:table-cell table:style-name="Tableau4.B3" office:value-type="string">
            <text:p text:style-name="P36">0</text:p>
          </table:table-cell>
          <table:table-cell table:style-name="Tableau4.B3" office:value-type="string">
            <text:p text:style-name="P36">79</text:p>
          </table:table-cell>
          <table:table-cell table:style-name="Tableau4.B3" office:value-type="string">
            <text:p text:style-name="P36">45 - 69</text:p>
          </table:table-cell>
          <table:table-cell table:style-name="Tableau4.B3" office:value-type="string">
            <text:p text:style-name="P35">Raven's Dust</text:p>
          </table:table-cell>
          <table:table-cell table:style-name="Tableau4.H3" office:value-type="string">
            <text:p text:style-name="P35"> </text:p>
          </table:table-cell>
        </table:table-row>
        <table:table-row table:style-name="Tableau4.1">
          <table:table-cell table:style-name="Tableau4.A2" office:value-type="string">
            <text:p text:style-name="P35">Masse en acier de qualité +1 </text:p>
          </table:table-cell>
          <table:table-cell table:style-name="Tableau4.B2" office:value-type="string">
            <text:p text:style-name="P43">Fine Steel Mace 1</text:p>
          </table:table-cell>
          <table:table-cell table:style-name="Tableau4.B2" office:value-type="string">
            <text:p text:style-name="P36">90</text:p>
          </table:table-cell>
          <table:table-cell table:style-name="Tableau4.B2" office:value-type="string">
            <text:p text:style-name="P36">0</text:p>
          </table:table-cell>
          <table:table-cell table:style-name="Tableau4.B2" office:value-type="string">
            <text:p text:style-name="P36">79</text:p>
          </table:table-cell>
          <table:table-cell table:style-name="Tableau4.B2" office:value-type="string">
            <text:p text:style-name="P36">51 - 78</text:p>
          </table:table-cell>
          <table:table-cell table:style-name="Tableau4.B2" office:value-type="string">
            <text:p text:style-name="P35">Raven's Dust</text:p>
          </table:table-cell>
          <table:table-cell table:style-name="Tableau4.H2" office:value-type="string">
            <text:p text:style-name="P35"> </text:p>
          </table:table-cell>
        </table:table-row>
        <table:table-row table:style-name="Tableau4.1">
          <table:table-cell table:style-name="Tableau4.A3" office:value-type="string">
            <text:p text:style-name="P35">Masse en acier de qualité +2 </text:p>
          </table:table-cell>
          <table:table-cell table:style-name="Tableau4.B3" office:value-type="string">
            <text:p text:style-name="P43">Fine Steel Mace 2</text:p>
          </table:table-cell>
          <table:table-cell table:style-name="Tableau4.B3" office:value-type="string">
            <text:p text:style-name="P36">90</text:p>
          </table:table-cell>
          <table:table-cell table:style-name="Tableau4.B3" office:value-type="string">
            <text:p text:style-name="P36">0</text:p>
          </table:table-cell>
          <table:table-cell table:style-name="Tableau4.B3" office:value-type="string">
            <text:p text:style-name="P36">79</text:p>
          </table:table-cell>
          <table:table-cell table:style-name="Tableau4.B3" office:value-type="string">
            <text:p text:style-name="P36">58 - 90</text:p>
          </table:table-cell>
          <table:table-cell table:style-name="Tableau4.B3" office:value-type="string">
            <text:p text:style-name="P35">Raven's Dust</text:p>
          </table:table-cell>
          <table:table-cell table:style-name="Tableau4.H3" office:value-type="string">
            <text:p text:style-name="P35"> </text:p>
          </table:table-cell>
        </table:table-row>
        <table:table-row table:style-name="Tableau4.1">
          <table:table-cell table:style-name="Tableau4.A2" office:value-type="string">
            <text:p text:style-name="P35">Masse en acier de qualité +3 </text:p>
          </table:table-cell>
          <table:table-cell table:style-name="Tableau4.B2" office:value-type="string">
            <text:p text:style-name="P43">Fine Steel Mace 3</text:p>
          </table:table-cell>
          <table:table-cell table:style-name="Tableau4.B2" office:value-type="string">
            <text:p text:style-name="P36">90</text:p>
          </table:table-cell>
          <table:table-cell table:style-name="Tableau4.B2" office:value-type="string">
            <text:p text:style-name="P36">0</text:p>
          </table:table-cell>
          <table:table-cell table:style-name="Tableau4.B2" office:value-type="string">
            <text:p text:style-name="P36">79</text:p>
          </table:table-cell>
          <table:table-cell table:style-name="Tableau4.B2" office:value-type="string">
            <text:p text:style-name="P36">68 - 101</text:p>
          </table:table-cell>
          <table:table-cell table:style-name="Tableau4.B2" office:value-type="string">
            <text:p text:style-name="P35">Introuvable</text:p>
          </table:table-cell>
          <table:table-cell table:style-name="Tableau4.H2" office:value-type="string">
            <text:p text:style-name="P35">V</text:p>
          </table:table-cell>
        </table:table-row>
        <table:table-row table:style-name="Tableau4.1">
          <table:table-cell table:style-name="Tableau4.A3" office:value-type="string">
            <text:p text:style-name="P35">Masse de qualité </text:p>
          </table:table-cell>
          <table:table-cell table:style-name="Tableau4.B3" office:value-type="string">
            <text:p text:style-name="P43">High Metal Mace</text:p>
          </table:table-cell>
          <table:table-cell table:style-name="Tableau4.B3" office:value-type="string">
            <text:p text:style-name="P36">110</text:p>
          </table:table-cell>
          <table:table-cell table:style-name="Tableau4.B3" office:value-type="string">
            <text:p text:style-name="P36">0</text:p>
          </table:table-cell>
          <table:table-cell table:style-name="Tableau4.B3" office:value-type="string">
            <text:p text:style-name="P36">94</text:p>
          </table:table-cell>
          <table:table-cell table:style-name="Tableau4.B3" office:value-type="string">
            <text:p text:style-name="P36">56 - 85</text:p>
          </table:table-cell>
          <table:table-cell table:style-name="Tableau4.B3" office:value-type="string">
            <text:p text:style-name="P35">Raven's Dust</text:p>
          </table:table-cell>
          <table:table-cell table:style-name="Tableau4.H3" office:value-type="string">
            <text:p text:style-name="P35"> </text:p>
          </table:table-cell>
        </table:table-row>
        <table:table-row table:style-name="Tableau4.1">
          <table:table-cell table:style-name="Tableau4.A2" office:value-type="string">
            <text:p text:style-name="P35">Masse de qualité +1</text:p>
          </table:table-cell>
          <table:table-cell table:style-name="Tableau4.B2" office:value-type="string">
            <text:p text:style-name="P43">High Metal Mace 1</text:p>
          </table:table-cell>
          <table:table-cell table:style-name="Tableau4.B2" office:value-type="string">
            <text:p text:style-name="P36">110</text:p>
          </table:table-cell>
          <table:table-cell table:style-name="Tableau4.B2" office:value-type="string">
            <text:p text:style-name="P36">0</text:p>
          </table:table-cell>
          <table:table-cell table:style-name="Tableau4.B2" office:value-type="string">
            <text:p text:style-name="P36">94</text:p>
          </table:table-cell>
          <table:table-cell table:style-name="Tableau4.B2" office:value-type="string">
            <text:p text:style-name="P36">64 - 98</text:p>
          </table:table-cell>
          <table:table-cell table:style-name="Tableau4.B2" office:value-type="string">
            <text:p text:style-name="P35">Raven's Dust</text:p>
          </table:table-cell>
          <table:table-cell table:style-name="Tableau4.H2" office:value-type="string">
            <text:p text:style-name="P35"> </text:p>
          </table:table-cell>
        </table:table-row>
        <table:table-row table:style-name="Tableau4.1">
          <table:table-cell table:style-name="Tableau4.A3" office:value-type="string">
            <text:p text:style-name="P35">Masse de qualité +2</text:p>
          </table:table-cell>
          <table:table-cell table:style-name="Tableau4.B3" office:value-type="string">
            <text:p text:style-name="P43">High Metal Mace 2</text:p>
          </table:table-cell>
          <table:table-cell table:style-name="Tableau4.B3" office:value-type="string">
            <text:p text:style-name="P36">110</text:p>
          </table:table-cell>
          <table:table-cell table:style-name="Tableau4.B3" office:value-type="string">
            <text:p text:style-name="P36">0</text:p>
          </table:table-cell>
          <table:table-cell table:style-name="Tableau4.B3" office:value-type="string">
            <text:p text:style-name="P36">94</text:p>
          </table:table-cell>
          <table:table-cell table:style-name="Tableau4.B3" office:value-type="string">
            <text:p text:style-name="P36">72 - 111</text:p>
          </table:table-cell>
          <table:table-cell table:style-name="Tableau4.B3" office:value-type="string">
            <text:p text:style-name="P35">Raven's Dust</text:p>
          </table:table-cell>
          <table:table-cell table:style-name="Tableau4.H3" office:value-type="string">
            <text:p text:style-name="P35"> </text:p>
          </table:table-cell>
        </table:table-row>
        <table:table-row table:style-name="Tableau4.1">
          <table:table-cell table:style-name="Tableau4.A2" office:value-type="string">
            <text:p text:style-name="P35">Fléau de qualité </text:p>
          </table:table-cell>
          <table:table-cell table:style-name="Tableau4.B2" office:value-type="string">
            <text:p text:style-name="P43">High Metal Flail</text:p>
          </table:table-cell>
          <table:table-cell table:style-name="Tableau4.B2" office:value-type="string">
            <text:p text:style-name="P36">140</text:p>
          </table:table-cell>
          <table:table-cell table:style-name="Tableau4.B2" office:value-type="string">
            <text:p text:style-name="P36">0</text:p>
          </table:table-cell>
          <table:table-cell table:style-name="Tableau4.B2" office:value-type="string">
            <text:p text:style-name="P36">116</text:p>
          </table:table-cell>
          <table:table-cell table:style-name="Tableau4.B2" office:value-type="string">
            <text:p text:style-name="P36">80 - 120</text:p>
          </table:table-cell>
          <table:table-cell table:style-name="Tableau4.B2" office:value-type="string">
            <text:p text:style-name="P35">Raven's Dust</text:p>
          </table:table-cell>
          <table:table-cell table:style-name="Tableau4.H2" office:value-type="string">
            <text:p text:style-name="P35"> </text:p>
          </table:table-cell>
        </table:table-row>
        <table:table-row table:style-name="Tableau4.1">
          <table:table-cell table:style-name="Tableau4.A3" office:value-type="string">
            <text:p text:style-name="P35">Fléau de qualité +1 </text:p>
          </table:table-cell>
          <table:table-cell table:style-name="Tableau4.B3" office:value-type="string">
            <text:p text:style-name="P43">High Metal Flail 1</text:p>
          </table:table-cell>
          <table:table-cell table:style-name="Tableau4.B3" office:value-type="string">
            <text:p text:style-name="P36">140</text:p>
          </table:table-cell>
          <table:table-cell table:style-name="Tableau4.B3" office:value-type="string">
            <text:p text:style-name="P36">0</text:p>
          </table:table-cell>
          <table:table-cell table:style-name="Tableau4.B3" office:value-type="string">
            <text:p text:style-name="P36">116</text:p>
          </table:table-cell>
          <table:table-cell table:style-name="Tableau4.B3" office:value-type="string">
            <text:p text:style-name="P36">92 - 136</text:p>
          </table:table-cell>
          <table:table-cell table:style-name="Tableau4.B3" office:value-type="string">
            <text:p text:style-name="P35">Raven's Dust</text:p>
          </table:table-cell>
          <table:table-cell table:style-name="Tableau4.H3" office:value-type="string">
            <text:p text:style-name="P35"> </text:p>
          </table:table-cell>
        </table:table-row>
        <table:table-row table:style-name="Tableau4.1">
          <table:table-cell table:style-name="Tableau4.A2" office:value-type="string">
            <text:p text:style-name="P35">Fléau de qualité +2 </text:p>
          </table:table-cell>
          <table:table-cell table:style-name="Tableau4.B2" office:value-type="string">
            <text:p text:style-name="P43">High Metal Flail 2</text:p>
          </table:table-cell>
          <table:table-cell table:style-name="Tableau4.B2" office:value-type="string">
            <text:p text:style-name="P36">140</text:p>
          </table:table-cell>
          <table:table-cell table:style-name="Tableau4.B2" office:value-type="string">
            <text:p text:style-name="P36">0</text:p>
          </table:table-cell>
          <table:table-cell table:style-name="Tableau4.B2" office:value-type="string">
            <text:p text:style-name="P36">116</text:p>
          </table:table-cell>
          <table:table-cell table:style-name="Tableau4.B2" office:value-type="string">
            <text:p text:style-name="P36">102 - 156</text:p>
          </table:table-cell>
          <table:table-cell table:style-name="Tableau4.B2" office:value-type="string">
            <text:p text:style-name="P35">Raven's Dust</text:p>
          </table:table-cell>
          <table:table-cell table:style-name="Tableau4.H2" office:value-type="string">
            <text:p text:style-name="P35"> </text:p>
          </table:table-cell>
        </table:table-row>
        <table:table-row table:style-name="Tableau4.1">
          <table:table-cell table:style-name="Tableau4.A3" office:value-type="string">
            <text:p text:style-name="P35">Fléau de qualité +3 </text:p>
          </table:table-cell>
          <table:table-cell table:style-name="Tableau4.B3" office:value-type="string">
            <text:p text:style-name="P43">High Metal Flail 3</text:p>
          </table:table-cell>
          <table:table-cell table:style-name="Tableau4.B3" office:value-type="string">
            <text:p text:style-name="P36">140</text:p>
          </table:table-cell>
          <table:table-cell table:style-name="Tableau4.B3" office:value-type="string">
            <text:p text:style-name="P36">0</text:p>
          </table:table-cell>
          <table:table-cell table:style-name="Tableau4.B3" office:value-type="string">
            <text:p text:style-name="P36">116</text:p>
          </table:table-cell>
          <table:table-cell table:style-name="Tableau4.B3" office:value-type="string">
            <text:p text:style-name="P36">118 - 178</text:p>
          </table:table-cell>
          <table:table-cell table:style-name="Tableau4.B3" office:value-type="string">
            <text:p text:style-name="P35">Introuvable</text:p>
          </table:table-cell>
          <table:table-cell table:style-name="Tableau4.H3" office:value-type="string">
            <text:p text:style-name="P35">V</text:p>
          </table:table-cell>
        </table:table-row>
        <table:table-row table:style-name="Tableau4.1">
          <table:table-cell table:style-name="Tableau4.A2" office:value-type="string">
            <text:p text:style-name="P35">Fléau de Mithril </text:p>
          </table:table-cell>
          <table:table-cell table:style-name="Tableau4.B2" office:value-type="string">
            <text:p text:style-name="P35">Mithril Flail</text:p>
          </table:table-cell>
          <table:table-cell table:style-name="Tableau4.B2" office:value-type="string">
            <text:p text:style-name="P36">170</text:p>
          </table:table-cell>
          <table:table-cell table:style-name="Tableau4.B2" office:value-type="string">
            <text:p text:style-name="P36">0</text:p>
          </table:table-cell>
          <table:table-cell table:style-name="Tableau4.B2" office:value-type="string">
            <text:p text:style-name="P36">139</text:p>
          </table:table-cell>
          <table:table-cell table:style-name="Tableau4.B2" office:value-type="string">
            <text:p text:style-name="P36">96 - 147</text:p>
          </table:table-cell>
          <table:table-cell table:style-name="Tableau4.B2" office:value-type="string">
            <text:p text:style-name="P35">Introuvable</text:p>
          </table:table-cell>
          <table:table-cell table:style-name="Tableau4.H2" office:value-type="string">
            <text:p text:style-name="P35">X</text:p>
          </table:table-cell>
        </table:table-row>
        <table:table-row table:style-name="Tableau4.1">
          <table:table-cell table:style-name="Tableau4.A3" office:value-type="string">
            <text:p text:style-name="P35">Fléau de Mithril +1 </text:p>
          </table:table-cell>
          <table:table-cell table:style-name="Tableau4.B3" office:value-type="string">
            <text:p text:style-name="P35">Mithril Flail 1</text:p>
          </table:table-cell>
          <table:table-cell table:style-name="Tableau4.B3" office:value-type="string">
            <text:p text:style-name="P36">170</text:p>
          </table:table-cell>
          <table:table-cell table:style-name="Tableau4.B3" office:value-type="string">
            <text:p text:style-name="P36">0</text:p>
          </table:table-cell>
          <table:table-cell table:style-name="Tableau4.B3" office:value-type="string">
            <text:p text:style-name="P36">139</text:p>
          </table:table-cell>
          <table:table-cell table:style-name="Tableau4.B3" office:value-type="string">
            <text:p text:style-name="P36">112 - 169</text:p>
          </table:table-cell>
          <table:table-cell table:style-name="Tableau4.B3" office:value-type="string">
            <text:p text:style-name="P35">Introuvable</text:p>
          </table:table-cell>
          <table:table-cell table:style-name="Tableau4.H3" office:value-type="string">
            <text:p text:style-name="P35">X</text:p>
          </table:table-cell>
        </table:table-row>
        <table:table-row table:style-name="Tableau4.1">
          <table:table-cell table:style-name="Tableau4.A2" office:value-type="string">
            <text:p text:style-name="P35">Fléau de Mithril +2 </text:p>
          </table:table-cell>
          <table:table-cell table:style-name="Tableau4.B2" office:value-type="string">
            <text:p text:style-name="P35">Mithril Flail 2</text:p>
          </table:table-cell>
          <table:table-cell table:style-name="Tableau4.B2" office:value-type="string">
            <text:p text:style-name="P36">170</text:p>
          </table:table-cell>
          <table:table-cell table:style-name="Tableau4.B2" office:value-type="string">
            <text:p text:style-name="P36">0</text:p>
          </table:table-cell>
          <table:table-cell table:style-name="Tableau4.B2" office:value-type="string">
            <text:p text:style-name="P36">139</text:p>
          </table:table-cell>
          <table:table-cell table:style-name="Tableau4.B2" office:value-type="string">
            <text:p text:style-name="P36">126 - 190</text:p>
          </table:table-cell>
          <table:table-cell table:style-name="Tableau4.B2" office:value-type="string">
            <text:p text:style-name="P35">Introuvable</text:p>
          </table:table-cell>
          <table:table-cell table:style-name="Tableau4.H2" office:value-type="string">
            <text:p text:style-name="P35">X</text:p>
          </table:table-cell>
        </table:table-row>
        <table:table-row table:style-name="Tableau4.1">
          <table:table-cell table:style-name="Tableau4.A3" office:value-type="string">
            <text:p text:style-name="P35">Fleau d'armes en Mithril </text:p>
          </table:table-cell>
          <table:table-cell table:style-name="Tableau4.B3" office:value-type="string">
            <text:p text:style-name="P43">Mithril Morningstar</text:p>
          </table:table-cell>
          <table:table-cell table:style-name="Tableau4.B3" office:value-type="string">
            <text:p text:style-name="P44">210</text:p>
          </table:table-cell>
          <table:table-cell table:style-name="Tableau4.B3" office:value-type="string">
            <text:p text:style-name="P44">0</text:p>
          </table:table-cell>
          <table:table-cell table:style-name="Tableau4.B3" office:value-type="string">
            <text:p text:style-name="P44">169</text:p>
          </table:table-cell>
          <table:table-cell table:style-name="Tableau4.B3" office:value-type="string">
            <text:p text:style-name="P44">121 - 182</text:p>
          </table:table-cell>
          <table:table-cell table:style-name="Tableau4.B3" office:value-type="string">
            <text:p text:style-name="P43">Introuvable</text:p>
          </table:table-cell>
          <table:table-cell table:style-name="Tableau4.H3" office:value-type="string">
            <text:p text:style-name="P35">X</text:p>
          </table:table-cell>
        </table:table-row>
        <table:table-row table:style-name="Tableau4.1">
          <table:table-cell table:style-name="Tableau4.A2" office:value-type="string">
            <text:p text:style-name="P35">Fleau d'armes en Mithril +1</text:p>
          </table:table-cell>
          <table:table-cell table:style-name="Tableau4.B2" office:value-type="string">
            <text:p text:style-name="P43">Mithril Morningstar 1</text:p>
          </table:table-cell>
          <table:table-cell table:style-name="Tableau4.B2" office:value-type="string">
            <text:p text:style-name="P44">210</text:p>
          </table:table-cell>
          <table:table-cell table:style-name="Tableau4.B2" office:value-type="string">
            <text:p text:style-name="P44">0</text:p>
          </table:table-cell>
          <table:table-cell table:style-name="Tableau4.B2" office:value-type="string">
            <text:p text:style-name="P44">169</text:p>
          </table:table-cell>
          <table:table-cell table:style-name="Tableau4.B2" office:value-type="string">
            <text:p text:style-name="P44">140 - 210</text:p>
          </table:table-cell>
          <table:table-cell table:style-name="Tableau4.B2" office:value-type="string">
            <text:p text:style-name="P43">Introuvable</text:p>
          </table:table-cell>
          <table:table-cell table:style-name="Tableau4.H2" office:value-type="string">
            <text:p text:style-name="P35">X</text:p>
          </table:table-cell>
        </table:table-row>
        <table:table-row table:style-name="Tableau4.1">
          <table:table-cell table:style-name="Tableau4.A3" office:value-type="string">
            <text:p text:style-name="P35">Fleau d'armes en Mithril +2</text:p>
          </table:table-cell>
          <table:table-cell table:style-name="Tableau4.B3" office:value-type="string">
            <text:p text:style-name="P43">Mithril Morningstar 2</text:p>
          </table:table-cell>
          <table:table-cell table:style-name="Tableau4.B3" office:value-type="string">
            <text:p text:style-name="P44">210</text:p>
          </table:table-cell>
          <table:table-cell table:style-name="Tableau4.B3" office:value-type="string">
            <text:p text:style-name="P44">0</text:p>
          </table:table-cell>
          <table:table-cell table:style-name="Tableau4.B3" office:value-type="string">
            <text:p text:style-name="P44">169</text:p>
          </table:table-cell>
          <table:table-cell table:style-name="Tableau4.B3" office:value-type="string">
            <text:p text:style-name="P44">157 - 238</text:p>
          </table:table-cell>
          <table:table-cell table:style-name="Tableau4.B3" office:value-type="string">
            <text:p text:style-name="P43">Introuvable</text:p>
          </table:table-cell>
          <table:table-cell table:style-name="Tableau4.H3" office:value-type="string">
            <text:p text:style-name="P35">X</text:p>
          </table:table-cell>
        </table:table-row>
        <table:table-row table:style-name="Tableau4.1">
          <table:table-cell table:style-name="Tableau4.A2" office:value-type="string">
            <text:p text:style-name="P35">Fleau d'armes en Mithril +3</text:p>
          </table:table-cell>
          <table:table-cell table:style-name="Tableau4.B2" office:value-type="string">
            <text:p text:style-name="P43">Mithril Morningstar 3</text:p>
          </table:table-cell>
          <table:table-cell table:style-name="Tableau4.B2" office:value-type="string">
            <text:p text:style-name="P44">210</text:p>
          </table:table-cell>
          <table:table-cell table:style-name="Tableau4.B2" office:value-type="string">
            <text:p text:style-name="P44">0</text:p>
          </table:table-cell>
          <table:table-cell table:style-name="Tableau4.B2" office:value-type="string">
            <text:p text:style-name="P44">169</text:p>
          </table:table-cell>
          <table:table-cell table:style-name="Tableau4.B2" office:value-type="string">
            <text:p text:style-name="P44">181 - 274</text:p>
          </table:table-cell>
          <table:table-cell table:style-name="Tableau4.B2" office:value-type="string">
            <text:p text:style-name="P43">Introuvable</text:p>
          </table:table-cell>
          <table:table-cell table:style-name="Tableau4.H2" office:value-type="string">
            <text:p text:style-name="P35">X</text:p>
          </table:table-cell>
        </table:table-row>
        <table:table-row table:style-name="Tableau4.1">
          <table:table-cell table:style-name="Tableau4.A3" office:value-type="string">
            <text:p text:style-name="P35">Fléau d'armes ancien </text:p>
          </table:table-cell>
          <table:table-cell table:style-name="Tableau4.B3" office:value-type="string">
            <text:p text:style-name="P35">Ancient Morningstar</text:p>
          </table:table-cell>
          <table:table-cell table:style-name="Tableau4.B3" office:value-type="string">
            <text:p text:style-name="P36">260</text:p>
          </table:table-cell>
          <table:table-cell table:style-name="Tableau4.B3" office:value-type="string">
            <text:p text:style-name="P36">0</text:p>
          </table:table-cell>
          <table:table-cell table:style-name="Tableau4.B3" office:value-type="string">
            <text:p text:style-name="P36">206</text:p>
          </table:table-cell>
          <table:table-cell table:style-name="Tableau4.B3" office:value-type="string">
            <text:p text:style-name="P36">133 - 206</text:p>
          </table:table-cell>
          <table:table-cell table:style-name="Tableau4.B3" office:value-type="string">
            <text:p text:style-name="P35">Introuvable</text:p>
          </table:table-cell>
          <table:table-cell table:style-name="Tableau4.H3" office:value-type="string">
            <text:p text:style-name="P35">X</text:p>
          </table:table-cell>
        </table:table-row>
        <table:table-row table:style-name="Tableau4.1">
          <table:table-cell table:style-name="Tableau4.A2" office:value-type="string">
            <text:p text:style-name="P35">Fléau d'armes ancien +1</text:p>
          </table:table-cell>
          <table:table-cell table:style-name="Tableau4.B2" office:value-type="string">
            <text:p text:style-name="P35">Ancient Morningstar 1</text:p>
          </table:table-cell>
          <table:table-cell table:style-name="Tableau4.B2" office:value-type="string">
            <text:p text:style-name="P36">260</text:p>
          </table:table-cell>
          <table:table-cell table:style-name="Tableau4.B2" office:value-type="string">
            <text:p text:style-name="P36">0</text:p>
          </table:table-cell>
          <table:table-cell table:style-name="Tableau4.B2" office:value-type="string">
            <text:p text:style-name="P36">206</text:p>
          </table:table-cell>
          <table:table-cell table:style-name="Tableau4.B2" office:value-type="string">
            <text:p text:style-name="P36">155 - 238</text:p>
          </table:table-cell>
          <table:table-cell table:style-name="Tableau4.B2" office:value-type="string">
            <text:p text:style-name="P35">Introuvable</text:p>
          </table:table-cell>
          <table:table-cell table:style-name="Tableau4.H2" office:value-type="string">
            <text:p text:style-name="P35">X</text:p>
          </table:table-cell>
        </table:table-row>
        <table:table-row table:style-name="Tableau4.1">
          <table:table-cell table:style-name="Tableau4.A3" office:value-type="string">
            <text:p text:style-name="P35">Fléau d'armes ancien +2</text:p>
          </table:table-cell>
          <table:table-cell table:style-name="Tableau4.B3" office:value-type="string">
            <text:p text:style-name="P35">Ancient Morningstar 2</text:p>
          </table:table-cell>
          <table:table-cell table:style-name="Tableau4.B3" office:value-type="string">
            <text:p text:style-name="P36">260</text:p>
          </table:table-cell>
          <table:table-cell table:style-name="Tableau4.B3" office:value-type="string">
            <text:p text:style-name="P36">0</text:p>
          </table:table-cell>
          <table:table-cell table:style-name="Tableau4.B3" office:value-type="string">
            <text:p text:style-name="P36">206</text:p>
          </table:table-cell>
          <table:table-cell table:style-name="Tableau4.B3" office:value-type="string">
            <text:p text:style-name="P36">174 - 265</text:p>
          </table:table-cell>
          <table:table-cell table:style-name="Tableau4.B3" office:value-type="string">
            <text:p text:style-name="P35">Introuvable</text:p>
          </table:table-cell>
          <table:table-cell table:style-name="Tableau4.H3" office:value-type="string">
            <text:p text:style-name="P35">X</text:p>
          </table:table-cell>
        </table:table-row>
        <table:table-row table:style-name="Tableau4.34">
          <table:table-cell table:style-name="Tableau4.A34" office:value-type="string">
            <text:p text:style-name="P35">Fléau d'armes ancien +3</text:p>
          </table:table-cell>
          <table:table-cell table:style-name="Tableau4.B34" office:value-type="string">
            <text:p text:style-name="P35">Ancient Morningstar 3</text:p>
          </table:table-cell>
          <table:table-cell table:style-name="Tableau4.B34" office:value-type="string">
            <text:p text:style-name="P36">260</text:p>
          </table:table-cell>
          <table:table-cell table:style-name="Tableau4.B34" office:value-type="string">
            <text:p text:style-name="P36">0</text:p>
          </table:table-cell>
          <table:table-cell table:style-name="Tableau4.B34" office:value-type="string">
            <text:p text:style-name="P36">206</text:p>
          </table:table-cell>
          <table:table-cell table:style-name="Tableau4.B34" office:value-type="string">
            <text:p text:style-name="P36">200 - 308</text:p>
          </table:table-cell>
          <table:table-cell table:style-name="Tableau4.B34" office:value-type="string">
            <text:p text:style-name="P35">Introuvable</text:p>
          </table:table-cell>
          <table:table-cell table:style-name="Tableau4.H34" office:value-type="string">
            <text:p text:style-name="P35">X</text:p>
          </table:table-cell>
        </table:table-row>
      </table:table>
      <text:p text:style-name="Standard"/>
      <text:list xml:id="list200741664475536" text:continue-numbering="true" text:style-name="WW8Num45">
        <text:list-item>
          <text:list>
            <text:list-item>
              <text:list>
                <text:list-item>
                  <text:p text:style-name="P197"><text:bookmark-start text:name="__RefHeading__229_546538010"/>Arcs<text:bookmark-end text:name="__RefHeading__229_546538010"/></text:p>
                </text:list-item>
              </text:list>
            </text:list-item>
          </text:list>
        </text:list-item>
      </text:list>
      <text:p text:style-name="Standard"/>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office:value-type="string">
            <text:p text:style-name="P85">Nom en français</text:p>
          </table:table-cell>
          <table:table-cell table:style-name="Tableau5.B1" office:value-type="string">
            <text:p text:style-name="P85">Nom d'invocation</text:p>
          </table:table-cell>
          <table:table-cell table:style-name="Tableau5.B1" office:value-type="string">
            <text:p text:style-name="P85">DEX</text:p>
          </table:table-cell>
          <table:table-cell table:style-name="Tableau5.B1" office:value-type="string">
            <text:p text:style-name="P85">Dégats</text:p>
          </table:table-cell>
          <table:table-cell table:style-name="Tableau5.B1" office:value-type="string">
            <text:p text:style-name="P85">Lieu</text:p>
          </table:table-cell>
          <table:table-cell table:style-name="Tableau5.F1" office:value-type="string">
            <text:p text:style-name="P86"/>
          </table:table-cell>
        </table:table-row>
        <table:table-row table:style-name="Tableau5.1">
          <table:table-cell table:style-name="Tableau5.A2" office:value-type="string">
            <text:p text:style-name="P39">Arc droit en frêne</text:p>
          </table:table-cell>
          <table:table-cell table:style-name="Tableau5.B2" office:value-type="string">
            <text:p text:style-name="P47">Ashwood flatbow</text:p>
          </table:table-cell>
          <table:table-cell table:style-name="Tableau5.B2" office:value-type="string">
            <text:p text:style-name="P45">0</text:p>
          </table:table-cell>
          <table:table-cell table:style-name="Tableau5.B2" office:value-type="string">
            <text:p text:style-name="P48"/>
          </table:table-cell>
          <table:table-cell table:style-name="Tableau5.B2" office:value-type="string">
            <text:p text:style-name="P47">Arakas</text:p>
          </table:table-cell>
          <table:table-cell table:style-name="Tableau5.F2" office:value-type="string">
            <text:p text:style-name="P48"/>
          </table:table-cell>
        </table:table-row>
        <table:table-row table:style-name="Tableau5.1">
          <table:table-cell table:style-name="Tableau5.A3" office:value-type="string">
            <text:p text:style-name="P39">Arc droit en frêne +1</text:p>
          </table:table-cell>
          <table:table-cell table:style-name="Tableau5.B3" office:value-type="string">
            <text:p text:style-name="P47">Ashwood flatbow 1</text:p>
          </table:table-cell>
          <table:table-cell table:style-name="Tableau5.B3" office:value-type="string">
            <text:p text:style-name="P45">0</text:p>
          </table:table-cell>
          <table:table-cell table:style-name="Tableau5.B3" office:value-type="string">
            <text:p text:style-name="P48"/>
          </table:table-cell>
          <table:table-cell table:style-name="Tableau5.B3" office:value-type="string">
            <text:p text:style-name="P47">Arakas</text:p>
          </table:table-cell>
          <table:table-cell table:style-name="Tableau5.F3" office:value-type="string">
            <text:p text:style-name="P48"/>
          </table:table-cell>
        </table:table-row>
        <table:table-row table:style-name="Tableau5.1">
          <table:table-cell table:style-name="Tableau5.A2" office:value-type="string">
            <text:p text:style-name="P39">Arc droit en frêne +2</text:p>
          </table:table-cell>
          <table:table-cell table:style-name="Tableau5.B2" office:value-type="string">
            <text:p text:style-name="P47">Ashwood flatbow 2</text:p>
          </table:table-cell>
          <table:table-cell table:style-name="Tableau5.B2" office:value-type="string">
            <text:p text:style-name="P45">0</text:p>
          </table:table-cell>
          <table:table-cell table:style-name="Tableau5.B2" office:value-type="string">
            <text:p text:style-name="P48"/>
          </table:table-cell>
          <table:table-cell table:style-name="Tableau5.B2" office:value-type="string">
            <text:p text:style-name="P47">Arakas</text:p>
          </table:table-cell>
          <table:table-cell table:style-name="Tableau5.F2" office:value-type="string">
            <text:p text:style-name="P48"/>
          </table:table-cell>
        </table:table-row>
        <table:table-row table:style-name="Tableau5.1">
          <table:table-cell table:style-name="Tableau5.A3" office:value-type="string">
            <text:p text:style-name="P39">Grand arc en frêne</text:p>
          </table:table-cell>
          <table:table-cell table:style-name="Tableau5.B3" office:value-type="string">
            <text:p text:style-name="P47">Ashwood longbow</text:p>
          </table:table-cell>
          <table:table-cell table:style-name="Tableau5.B3" office:value-type="string">
            <text:p text:style-name="P45">24</text:p>
          </table:table-cell>
          <table:table-cell table:style-name="Tableau5.B3" office:value-type="string">
            <text:p text:style-name="P48"/>
          </table:table-cell>
          <table:table-cell table:style-name="Tableau5.B3" office:value-type="string">
            <text:p text:style-name="P47">Arakas</text:p>
          </table:table-cell>
          <table:table-cell table:style-name="Tableau5.F3" office:value-type="string">
            <text:p text:style-name="P48"/>
          </table:table-cell>
        </table:table-row>
        <table:table-row table:style-name="Tableau5.1">
          <table:table-cell table:style-name="Tableau5.A2" office:value-type="string">
            <text:p text:style-name="P39">Grand arc en frêne +1</text:p>
          </table:table-cell>
          <table:table-cell table:style-name="Tableau5.B2" office:value-type="string">
            <text:p text:style-name="P47">Ashwood longbow 1</text:p>
          </table:table-cell>
          <table:table-cell table:style-name="Tableau5.B2" office:value-type="string">
            <text:p text:style-name="P45">24</text:p>
          </table:table-cell>
          <table:table-cell table:style-name="Tableau5.B2" office:value-type="string">
            <text:p text:style-name="P48"/>
          </table:table-cell>
          <table:table-cell table:style-name="Tableau5.B2" office:value-type="string">
            <text:p text:style-name="P47">Arakas</text:p>
          </table:table-cell>
          <table:table-cell table:style-name="Tableau5.F2" office:value-type="string">
            <text:p text:style-name="P48"/>
          </table:table-cell>
        </table:table-row>
        <table:table-row table:style-name="Tableau5.1">
          <table:table-cell table:style-name="Tableau5.A3" office:value-type="string">
            <text:p text:style-name="P39">Grand arc en frêne +2</text:p>
          </table:table-cell>
          <table:table-cell table:style-name="Tableau5.B3" office:value-type="string">
            <text:p text:style-name="P47">Ashwood longbow 2</text:p>
          </table:table-cell>
          <table:table-cell table:style-name="Tableau5.B3" office:value-type="string">
            <text:p text:style-name="P45">24</text:p>
          </table:table-cell>
          <table:table-cell table:style-name="Tableau5.B3" office:value-type="string">
            <text:p text:style-name="P48"/>
          </table:table-cell>
          <table:table-cell table:style-name="Tableau5.B3" office:value-type="string">
            <text:p text:style-name="P47">Arakas</text:p>
          </table:table-cell>
          <table:table-cell table:style-name="Tableau5.F3" office:value-type="string">
            <text:p text:style-name="P48"/>
          </table:table-cell>
        </table:table-row>
        <table:table-row table:style-name="Tableau5.1">
          <table:table-cell table:style-name="Tableau5.A2" office:value-type="string">
            <text:p text:style-name="P39">Arc courbé en frêne</text:p>
          </table:table-cell>
          <table:table-cell table:style-name="Tableau5.B2" office:value-type="string">
            <text:p text:style-name="P47">Ashwood reflex bow</text:p>
          </table:table-cell>
          <table:table-cell table:style-name="Tableau5.B2" office:value-type="string">
            <text:p text:style-name="P37">39</text:p>
          </table:table-cell>
          <table:table-cell table:style-name="Tableau5.B2" office:value-type="string">
            <text:p text:style-name="P41"/>
          </table:table-cell>
          <table:table-cell table:style-name="Tableau5.B2" office:value-type="string">
            <text:p text:style-name="P39">Arakas</text:p>
          </table:table-cell>
          <table:table-cell table:style-name="Tableau5.F2" office:value-type="string">
            <text:p text:style-name="P41"/>
          </table:table-cell>
        </table:table-row>
        <table:table-row table:style-name="Tableau5.1">
          <table:table-cell table:style-name="Tableau5.A3" office:value-type="string">
            <text:p text:style-name="P39">Arc courbé en frêne +1</text:p>
          </table:table-cell>
          <table:table-cell table:style-name="Tableau5.B3" office:value-type="string">
            <text:p text:style-name="P47">Ashwood reflex bow 1</text:p>
          </table:table-cell>
          <table:table-cell table:style-name="Tableau5.B3" office:value-type="string">
            <text:p text:style-name="P37">39</text:p>
          </table:table-cell>
          <table:table-cell table:style-name="Tableau5.B3" office:value-type="string">
            <text:p text:style-name="P41"/>
          </table:table-cell>
          <table:table-cell table:style-name="Tableau5.B3" office:value-type="string">
            <text:p text:style-name="P39">Arakas</text:p>
          </table:table-cell>
          <table:table-cell table:style-name="Tableau5.F3" office:value-type="string">
            <text:p text:style-name="P41"/>
          </table:table-cell>
        </table:table-row>
        <table:table-row table:style-name="Tableau5.1">
          <table:table-cell table:style-name="Tableau5.A2" office:value-type="string">
            <text:p text:style-name="P39">Arc courbé en frêne +2</text:p>
          </table:table-cell>
          <table:table-cell table:style-name="Tableau5.B2" office:value-type="string">
            <text:p text:style-name="P47">Ashwood reflex bow 2</text:p>
          </table:table-cell>
          <table:table-cell table:style-name="Tableau5.B2" office:value-type="string">
            <text:p text:style-name="P37">39</text:p>
          </table:table-cell>
          <table:table-cell table:style-name="Tableau5.B2" office:value-type="string">
            <text:p text:style-name="P41"/>
          </table:table-cell>
          <table:table-cell table:style-name="Tableau5.B2" office:value-type="string">
            <text:p text:style-name="P39">Arakas</text:p>
          </table:table-cell>
          <table:table-cell table:style-name="Tableau5.F2" office:value-type="string">
            <text:p text:style-name="P41"/>
          </table:table-cell>
        </table:table-row>
        <table:table-row table:style-name="Tableau5.1">
          <table:table-cell table:style-name="Tableau5.A3" office:value-type="string">
            <text:p text:style-name="P39">Arc courbé en frêne +3</text:p>
          </table:table-cell>
          <table:table-cell table:style-name="Tableau5.B3" office:value-type="string">
            <text:p text:style-name="P47">Ashwood reflex bow 3</text:p>
          </table:table-cell>
          <table:table-cell table:style-name="Tableau5.B3" office:value-type="string">
            <text:p text:style-name="P37">39</text:p>
          </table:table-cell>
          <table:table-cell table:style-name="Tableau5.B3" office:value-type="string">
            <text:p text:style-name="P41"/>
          </table:table-cell>
          <table:table-cell table:style-name="Tableau5.B3" office:value-type="string">
            <text:p text:style-name="P39">Introuvable</text:p>
          </table:table-cell>
          <table:table-cell table:style-name="Tableau5.F3" office:value-type="string">
            <text:p text:style-name="P39">V</text:p>
          </table:table-cell>
        </table:table-row>
        <table:table-row table:style-name="Tableau5.1">
          <table:table-cell table:style-name="Tableau5.A2" office:value-type="string">
            <text:p text:style-name="P39">Arc droit en orme</text:p>
          </table:table-cell>
          <table:table-cell table:style-name="Tableau5.B2" office:value-type="string">
            <text:p text:style-name="P57">Elm flatbow</text:p>
          </table:table-cell>
          <table:table-cell table:style-name="Tableau5.B2" office:value-type="string">
            <text:p text:style-name="P56">53</text:p>
          </table:table-cell>
          <table:table-cell table:style-name="Tableau5.B2" office:value-type="string">
            <text:p text:style-name="P58"/>
          </table:table-cell>
          <table:table-cell table:style-name="Tableau5.B2" office:value-type="string">
            <text:p text:style-name="P57">Arakas</text:p>
          </table:table-cell>
          <table:table-cell table:style-name="Tableau5.F2" office:value-type="string">
            <text:p text:style-name="P58"/>
          </table:table-cell>
        </table:table-row>
        <table:table-row table:style-name="Tableau5.1">
          <table:table-cell table:style-name="Tableau5.A3" office:value-type="string">
            <text:p text:style-name="P39">Arc droit en orme +1</text:p>
          </table:table-cell>
          <table:table-cell table:style-name="Tableau5.B3" office:value-type="string">
            <text:p text:style-name="P57">Elm flatbow 1</text:p>
          </table:table-cell>
          <table:table-cell table:style-name="Tableau5.B3" office:value-type="string">
            <text:p text:style-name="P56">53</text:p>
          </table:table-cell>
          <table:table-cell table:style-name="Tableau5.B3" office:value-type="string">
            <text:p text:style-name="P58"/>
          </table:table-cell>
          <table:table-cell table:style-name="Tableau5.B3" office:value-type="string">
            <text:p text:style-name="P57">Arakas</text:p>
          </table:table-cell>
          <table:table-cell table:style-name="Tableau5.F3" office:value-type="string">
            <text:p text:style-name="P58"/>
          </table:table-cell>
        </table:table-row>
        <table:table-row table:style-name="Tableau5.1">
          <table:table-cell table:style-name="Tableau5.A2" office:value-type="string">
            <text:p text:style-name="P39">Arc droit en orme +2</text:p>
          </table:table-cell>
          <table:table-cell table:style-name="Tableau5.B2" office:value-type="string">
            <text:p text:style-name="P57">Elm flatbow 2</text:p>
          </table:table-cell>
          <table:table-cell table:style-name="Tableau5.B2" office:value-type="string">
            <text:p text:style-name="P56">53</text:p>
          </table:table-cell>
          <table:table-cell table:style-name="Tableau5.B2" office:value-type="string">
            <text:p text:style-name="P58"/>
          </table:table-cell>
          <table:table-cell table:style-name="Tableau5.B2" office:value-type="string">
            <text:p text:style-name="P57">Arakas</text:p>
          </table:table-cell>
          <table:table-cell table:style-name="Tableau5.F2" office:value-type="string">
            <text:p text:style-name="P58"/>
          </table:table-cell>
        </table:table-row>
        <table:table-row table:style-name="Tableau5.1">
          <table:table-cell table:style-name="Tableau5.A3" office:value-type="string">
            <text:p text:style-name="P39">Grand arc en orme</text:p>
          </table:table-cell>
          <table:table-cell table:style-name="Tableau5.B3" office:value-type="string">
            <text:p text:style-name="P47">Elm longbow</text:p>
          </table:table-cell>
          <table:table-cell table:style-name="Tableau5.B3" office:value-type="string">
            <text:p text:style-name="P45">68</text:p>
          </table:table-cell>
          <table:table-cell table:style-name="Tableau5.B3" office:value-type="string">
            <text:p text:style-name="P48"/>
          </table:table-cell>
          <table:table-cell table:style-name="Tableau5.B3" office:value-type="string">
            <text:p text:style-name="P47">Arakas</text:p>
          </table:table-cell>
          <table:table-cell table:style-name="Tableau5.F3" office:value-type="string">
            <text:p text:style-name="P48"/>
          </table:table-cell>
        </table:table-row>
        <table:table-row table:style-name="Tableau5.1">
          <table:table-cell table:style-name="Tableau5.A2" office:value-type="string">
            <text:p text:style-name="P39">Grand arc en orme +1</text:p>
          </table:table-cell>
          <table:table-cell table:style-name="Tableau5.B2" office:value-type="string">
            <text:p text:style-name="P47">Elm longbow 1</text:p>
          </table:table-cell>
          <table:table-cell table:style-name="Tableau5.B2" office:value-type="string">
            <text:p text:style-name="P45">68</text:p>
          </table:table-cell>
          <table:table-cell table:style-name="Tableau5.B2" office:value-type="string">
            <text:p text:style-name="P48"/>
          </table:table-cell>
          <table:table-cell table:style-name="Tableau5.B2" office:value-type="string">
            <text:p text:style-name="P47">Arakas</text:p>
          </table:table-cell>
          <table:table-cell table:style-name="Tableau5.F2" office:value-type="string">
            <text:p text:style-name="P48"/>
          </table:table-cell>
        </table:table-row>
        <table:table-row table:style-name="Tableau5.1">
          <table:table-cell table:style-name="Tableau5.A3" office:value-type="string">
            <text:p text:style-name="P39">Grand arc en orme +2</text:p>
          </table:table-cell>
          <table:table-cell table:style-name="Tableau5.B3" office:value-type="string">
            <text:p text:style-name="P47">Elm longbow 2</text:p>
          </table:table-cell>
          <table:table-cell table:style-name="Tableau5.B3" office:value-type="string">
            <text:p text:style-name="P45">68</text:p>
          </table:table-cell>
          <table:table-cell table:style-name="Tableau5.B3" office:value-type="string">
            <text:p text:style-name="P48"/>
          </table:table-cell>
          <table:table-cell table:style-name="Tableau5.B3" office:value-type="string">
            <text:p text:style-name="P47">Arakas</text:p>
          </table:table-cell>
          <table:table-cell table:style-name="Tableau5.F3" office:value-type="string">
            <text:p text:style-name="P48"/>
          </table:table-cell>
        </table:table-row>
        <table:table-row table:style-name="Tableau5.1">
          <table:table-cell table:style-name="Tableau5.A2" office:value-type="string">
            <text:p text:style-name="P39">Arc recourbé en orme</text:p>
          </table:table-cell>
          <table:table-cell table:style-name="Tableau5.B2" office:value-type="string">
            <text:p text:style-name="P47">Elm recurve bow</text:p>
          </table:table-cell>
          <table:table-cell table:style-name="Tableau5.B2" office:value-type="string">
            <text:p text:style-name="P37">97</text:p>
          </table:table-cell>
          <table:table-cell table:style-name="Tableau5.B2" office:value-type="string">
            <text:p text:style-name="P41"/>
          </table:table-cell>
          <table:table-cell table:style-name="Tableau5.B2" office:value-type="string">
            <text:p text:style-name="P39">Arakas</text:p>
          </table:table-cell>
          <table:table-cell table:style-name="Tableau5.F2" office:value-type="string">
            <text:p text:style-name="P41"/>
          </table:table-cell>
        </table:table-row>
        <table:table-row table:style-name="Tableau5.1">
          <table:table-cell table:style-name="Tableau5.A3" office:value-type="string">
            <text:p text:style-name="P39">Arc recourbé en orme +1</text:p>
          </table:table-cell>
          <table:table-cell table:style-name="Tableau5.B3" office:value-type="string">
            <text:p text:style-name="P47">Elm recurve bow 1</text:p>
          </table:table-cell>
          <table:table-cell table:style-name="Tableau5.B3" office:value-type="string">
            <text:p text:style-name="P37">97</text:p>
          </table:table-cell>
          <table:table-cell table:style-name="Tableau5.B3" office:value-type="string">
            <text:p text:style-name="P41"/>
          </table:table-cell>
          <table:table-cell table:style-name="Tableau5.B3" office:value-type="string">
            <text:p text:style-name="P39">Arakas</text:p>
          </table:table-cell>
          <table:table-cell table:style-name="Tableau5.F3" office:value-type="string">
            <text:p text:style-name="P41"/>
          </table:table-cell>
        </table:table-row>
        <table:table-row table:style-name="Tableau5.1">
          <table:table-cell table:style-name="Tableau5.A2" office:value-type="string">
            <text:p text:style-name="P39">Arc recourbé en orme +2</text:p>
          </table:table-cell>
          <table:table-cell table:style-name="Tableau5.B2" office:value-type="string">
            <text:p text:style-name="P47">Elm recurve bow 2</text:p>
          </table:table-cell>
          <table:table-cell table:style-name="Tableau5.B2" office:value-type="string">
            <text:p text:style-name="P37">97</text:p>
          </table:table-cell>
          <table:table-cell table:style-name="Tableau5.B2" office:value-type="string">
            <text:p text:style-name="P41"/>
          </table:table-cell>
          <table:table-cell table:style-name="Tableau5.B2" office:value-type="string">
            <text:p text:style-name="P39">Arakas</text:p>
          </table:table-cell>
          <table:table-cell table:style-name="Tableau5.F2" office:value-type="string">
            <text:p text:style-name="P41"/>
          </table:table-cell>
        </table:table-row>
        <table:table-row table:style-name="Tableau5.1">
          <table:table-cell table:style-name="Tableau5.A3" office:value-type="string">
            <text:p text:style-name="P39">Arc recourbé en orme +3</text:p>
          </table:table-cell>
          <table:table-cell table:style-name="Tableau5.B3" office:value-type="string">
            <text:p text:style-name="P47">Elm recurve bow 3</text:p>
          </table:table-cell>
          <table:table-cell table:style-name="Tableau5.B3" office:value-type="string">
            <text:p text:style-name="P37">97</text:p>
          </table:table-cell>
          <table:table-cell table:style-name="Tableau5.B3" office:value-type="string">
            <text:p text:style-name="P41"/>
          </table:table-cell>
          <table:table-cell table:style-name="Tableau5.B3" office:value-type="string">
            <text:p text:style-name="P39">Introuvable</text:p>
          </table:table-cell>
          <table:table-cell table:style-name="Tableau5.F3" office:value-type="string">
            <text:p text:style-name="P39">V</text:p>
          </table:table-cell>
        </table:table-row>
        <table:table-row table:style-name="Tableau5.1">
          <table:table-cell table:style-name="Tableau5.A2" office:value-type="string">
            <text:p text:style-name="P39">Arc courbé en orme</text:p>
          </table:table-cell>
          <table:table-cell table:style-name="Tableau5.B2" office:value-type="string">
            <text:p text:style-name="P57">Elm reflex bow</text:p>
          </table:table-cell>
          <table:table-cell table:style-name="Tableau5.B2" office:value-type="string">
            <text:p text:style-name="P37">82</text:p>
          </table:table-cell>
          <table:table-cell table:style-name="Tableau5.B2" office:value-type="string">
            <text:p text:style-name="P41"/>
          </table:table-cell>
          <table:table-cell table:style-name="Tableau5.B2" office:value-type="string">
            <text:p text:style-name="P39">Arakas</text:p>
          </table:table-cell>
          <table:table-cell table:style-name="Tableau5.F2" office:value-type="string">
            <text:p text:style-name="P41"/>
          </table:table-cell>
        </table:table-row>
        <table:table-row table:style-name="Tableau5.1">
          <table:table-cell table:style-name="Tableau5.A3" office:value-type="string">
            <text:p text:style-name="P39">Arc courbé en orme +1</text:p>
          </table:table-cell>
          <table:table-cell table:style-name="Tableau5.B3" office:value-type="string">
            <text:p text:style-name="P57">Elm reflex bow 1</text:p>
          </table:table-cell>
          <table:table-cell table:style-name="Tableau5.B3" office:value-type="string">
            <text:p text:style-name="P37">82</text:p>
          </table:table-cell>
          <table:table-cell table:style-name="Tableau5.B3" office:value-type="string">
            <text:p text:style-name="P41"/>
          </table:table-cell>
          <table:table-cell table:style-name="Tableau5.B3" office:value-type="string">
            <text:p text:style-name="P39">Arakas</text:p>
          </table:table-cell>
          <table:table-cell table:style-name="Tableau5.F3" office:value-type="string">
            <text:p text:style-name="P41"/>
          </table:table-cell>
        </table:table-row>
        <table:table-row table:style-name="Tableau5.1">
          <table:table-cell table:style-name="Tableau5.A2" office:value-type="string">
            <text:p text:style-name="P39">Arc courbé en orme +2</text:p>
          </table:table-cell>
          <table:table-cell table:style-name="Tableau5.B2" office:value-type="string">
            <text:p text:style-name="P57">Elm reflex bow 2</text:p>
          </table:table-cell>
          <table:table-cell table:style-name="Tableau5.B2" office:value-type="string">
            <text:p text:style-name="P37">82</text:p>
          </table:table-cell>
          <table:table-cell table:style-name="Tableau5.B2" office:value-type="string">
            <text:p text:style-name="P41"/>
          </table:table-cell>
          <table:table-cell table:style-name="Tableau5.B2" office:value-type="string">
            <text:p text:style-name="P39">Arakas</text:p>
          </table:table-cell>
          <table:table-cell table:style-name="Tableau5.F2" office:value-type="string">
            <text:p text:style-name="P41"/>
          </table:table-cell>
        </table:table-row>
        <table:table-row table:style-name="Tableau5.1">
          <table:table-cell table:style-name="Tableau5.A3" office:value-type="string">
            <text:p text:style-name="P39">Arc à poulies en noyer blanc</text:p>
          </table:table-cell>
          <table:table-cell table:style-name="Tableau5.B3" office:value-type="string">
            <text:p text:style-name="P47">Hickory compound bow</text:p>
          </table:table-cell>
          <table:table-cell table:style-name="Tableau5.B3" office:value-type="string">
            <text:p text:style-name="P37">184</text:p>
          </table:table-cell>
          <table:table-cell table:style-name="Tableau5.B3" office:value-type="string">
            <text:p text:style-name="P41"/>
          </table:table-cell>
          <table:table-cell table:style-name="Tableau5.B3" office:value-type="string">
            <text:p text:style-name="P39">Raven's Dust</text:p>
          </table:table-cell>
          <table:table-cell table:style-name="Tableau5.F3" office:value-type="string">
            <text:p text:style-name="P41"/>
          </table:table-cell>
        </table:table-row>
        <table:table-row table:style-name="Tableau5.1">
          <table:table-cell table:style-name="Tableau5.A2" office:value-type="string">
            <text:p text:style-name="P39">Arc à poulies en noyer blanc +1</text:p>
          </table:table-cell>
          <table:table-cell table:style-name="Tableau5.B2" office:value-type="string">
            <text:p text:style-name="P47">Hickory compound bow 1</text:p>
          </table:table-cell>
          <table:table-cell table:style-name="Tableau5.B2" office:value-type="string">
            <text:p text:style-name="P37">184</text:p>
          </table:table-cell>
          <table:table-cell table:style-name="Tableau5.B2" office:value-type="string">
            <text:p text:style-name="P41"/>
          </table:table-cell>
          <table:table-cell table:style-name="Tableau5.B2" office:value-type="string">
            <text:p text:style-name="P39">Raven's Dust</text:p>
          </table:table-cell>
          <table:table-cell table:style-name="Tableau5.F2" office:value-type="string">
            <text:p text:style-name="P41"/>
          </table:table-cell>
        </table:table-row>
        <table:table-row table:style-name="Tableau5.1">
          <table:table-cell table:style-name="Tableau5.A3" office:value-type="string">
            <text:p text:style-name="P39">Arc à poulies en noyer blanc +2</text:p>
          </table:table-cell>
          <table:table-cell table:style-name="Tableau5.B3" office:value-type="string">
            <text:p text:style-name="P47">Hickory compound bow 2</text:p>
          </table:table-cell>
          <table:table-cell table:style-name="Tableau5.B3" office:value-type="string">
            <text:p text:style-name="P37">184</text:p>
          </table:table-cell>
          <table:table-cell table:style-name="Tableau5.B3" office:value-type="string">
            <text:p text:style-name="P41"/>
          </table:table-cell>
          <table:table-cell table:style-name="Tableau5.B3" office:value-type="string">
            <text:p text:style-name="P39">Raven's Dust</text:p>
          </table:table-cell>
          <table:table-cell table:style-name="Tableau5.F3" office:value-type="string">
            <text:p text:style-name="P41"/>
          </table:table-cell>
        </table:table-row>
        <table:table-row table:style-name="Tableau5.1">
          <table:table-cell table:style-name="Tableau5.A2" office:value-type="string">
            <text:p text:style-name="P39">Arc à poulies en noyer blanc +3</text:p>
          </table:table-cell>
          <table:table-cell table:style-name="Tableau5.B2" office:value-type="string">
            <text:p text:style-name="P47">Hickory compound bow 3</text:p>
          </table:table-cell>
          <table:table-cell table:style-name="Tableau5.B2" office:value-type="string">
            <text:p text:style-name="P37">184</text:p>
          </table:table-cell>
          <table:table-cell table:style-name="Tableau5.B2" office:value-type="string">
            <text:p text:style-name="P41"/>
          </table:table-cell>
          <table:table-cell table:style-name="Tableau5.B2" office:value-type="string">
            <text:p text:style-name="P39">Introuvable</text:p>
          </table:table-cell>
          <table:table-cell table:style-name="Tableau5.F2" office:value-type="string">
            <text:p text:style-name="P39">V</text:p>
          </table:table-cell>
        </table:table-row>
        <table:table-row table:style-name="Tableau5.1">
          <table:table-cell table:style-name="Tableau5.A3" office:value-type="string">
            <text:p text:style-name="P39">Arc droit en noyer blanc</text:p>
          </table:table-cell>
          <table:table-cell table:style-name="Tableau5.B3" office:value-type="string">
            <text:p text:style-name="P47">Hickory flatbow</text:p>
          </table:table-cell>
          <table:table-cell table:style-name="Tableau5.B3" office:value-type="string">
            <text:p text:style-name="P45">126</text:p>
          </table:table-cell>
          <table:table-cell table:style-name="Tableau5.B3" office:value-type="string">
            <text:p text:style-name="P48"/>
          </table:table-cell>
          <table:table-cell table:style-name="Tableau5.B3" office:value-type="string">
            <text:p text:style-name="P47">Raven's Dust</text:p>
          </table:table-cell>
          <table:table-cell table:style-name="Tableau5.F3" office:value-type="string">
            <text:p text:style-name="P48"/>
          </table:table-cell>
        </table:table-row>
        <table:table-row table:style-name="Tableau5.1">
          <table:table-cell table:style-name="Tableau5.A2" office:value-type="string">
            <text:p text:style-name="P39">Arc droit en noyer blanc +1</text:p>
          </table:table-cell>
          <table:table-cell table:style-name="Tableau5.B2" office:value-type="string">
            <text:p text:style-name="P47">Hickory flatbow 1</text:p>
          </table:table-cell>
          <table:table-cell table:style-name="Tableau5.B2" office:value-type="string">
            <text:p text:style-name="P45">126</text:p>
          </table:table-cell>
          <table:table-cell table:style-name="Tableau5.B2" office:value-type="string">
            <text:p text:style-name="P48"/>
          </table:table-cell>
          <table:table-cell table:style-name="Tableau5.B2" office:value-type="string">
            <text:p text:style-name="P47">Raven's Dust</text:p>
          </table:table-cell>
          <table:table-cell table:style-name="Tableau5.F2" office:value-type="string">
            <text:p text:style-name="P48"/>
          </table:table-cell>
        </table:table-row>
        <table:table-row table:style-name="Tableau5.1">
          <table:table-cell table:style-name="Tableau5.A3" office:value-type="string">
            <text:p text:style-name="P39">Arc droit en noyer blanc +2</text:p>
          </table:table-cell>
          <table:table-cell table:style-name="Tableau5.B3" office:value-type="string">
            <text:p text:style-name="P47">Hickory flatbow 2</text:p>
          </table:table-cell>
          <table:table-cell table:style-name="Tableau5.B3" office:value-type="string">
            <text:p text:style-name="P45">126</text:p>
          </table:table-cell>
          <table:table-cell table:style-name="Tableau5.B3" office:value-type="string">
            <text:p text:style-name="P48"/>
          </table:table-cell>
          <table:table-cell table:style-name="Tableau5.B3" office:value-type="string">
            <text:p text:style-name="P47">Raven's Dust</text:p>
          </table:table-cell>
          <table:table-cell table:style-name="Tableau5.F3" office:value-type="string">
            <text:p text:style-name="P48"/>
          </table:table-cell>
        </table:table-row>
        <table:table-row table:style-name="Tableau5.1">
          <table:table-cell table:style-name="Tableau5.A2" office:value-type="string">
            <text:p text:style-name="P39">Grand arc en noyer blanc</text:p>
          </table:table-cell>
          <table:table-cell table:style-name="Tableau5.B2" office:value-type="string">
            <text:p text:style-name="P47">Hickory longbow</text:p>
          </table:table-cell>
          <table:table-cell table:style-name="Tableau5.B2" office:value-type="string">
            <text:p text:style-name="P45">140</text:p>
          </table:table-cell>
          <table:table-cell table:style-name="Tableau5.B2" office:value-type="string">
            <text:p text:style-name="P48"/>
          </table:table-cell>
          <table:table-cell table:style-name="Tableau5.B2" office:value-type="string">
            <text:p text:style-name="P47">Raven's Dust</text:p>
          </table:table-cell>
          <table:table-cell table:style-name="Tableau5.F2" office:value-type="string">
            <text:p text:style-name="P48"/>
          </table:table-cell>
        </table:table-row>
        <table:table-row table:style-name="Tableau5.1">
          <table:table-cell table:style-name="Tableau5.A3" office:value-type="string">
            <text:p text:style-name="P39">Grand arc en noyer blanc +1</text:p>
          </table:table-cell>
          <table:table-cell table:style-name="Tableau5.B3" office:value-type="string">
            <text:p text:style-name="P47">Hickory longbow 1</text:p>
          </table:table-cell>
          <table:table-cell table:style-name="Tableau5.B3" office:value-type="string">
            <text:p text:style-name="P45">140</text:p>
          </table:table-cell>
          <table:table-cell table:style-name="Tableau5.B3" office:value-type="string">
            <text:p text:style-name="P48"/>
          </table:table-cell>
          <table:table-cell table:style-name="Tableau5.B3" office:value-type="string">
            <text:p text:style-name="P47">Raven's Dust</text:p>
          </table:table-cell>
          <table:table-cell table:style-name="Tableau5.F3" office:value-type="string">
            <text:p text:style-name="P48"/>
          </table:table-cell>
        </table:table-row>
        <table:table-row table:style-name="Tableau5.1">
          <table:table-cell table:style-name="Tableau5.A2" office:value-type="string">
            <text:p text:style-name="P39">Grand arc en noyer blanc +2</text:p>
          </table:table-cell>
          <table:table-cell table:style-name="Tableau5.B2" office:value-type="string">
            <text:p text:style-name="P47">Hickory longbow 2</text:p>
          </table:table-cell>
          <table:table-cell table:style-name="Tableau5.B2" office:value-type="string">
            <text:p text:style-name="P45">140</text:p>
          </table:table-cell>
          <table:table-cell table:style-name="Tableau5.B2" office:value-type="string">
            <text:p text:style-name="P48"/>
          </table:table-cell>
          <table:table-cell table:style-name="Tableau5.B2" office:value-type="string">
            <text:p text:style-name="P47">Raven's Dust</text:p>
          </table:table-cell>
          <table:table-cell table:style-name="Tableau5.F2" office:value-type="string">
            <text:p text:style-name="P48"/>
          </table:table-cell>
        </table:table-row>
        <table:table-row table:style-name="Tableau5.1">
          <table:table-cell table:style-name="Tableau5.A3" office:value-type="string">
            <text:p text:style-name="P39">Arc recourbé en noyer blanc</text:p>
          </table:table-cell>
          <table:table-cell table:style-name="Tableau5.B3" office:value-type="string">
            <text:p text:style-name="P47">Hickory recurve bow</text:p>
          </table:table-cell>
          <table:table-cell table:style-name="Tableau5.B3" office:value-type="string">
            <text:p text:style-name="P37">169</text:p>
          </table:table-cell>
          <table:table-cell table:style-name="Tableau5.B3" office:value-type="string">
            <text:p text:style-name="P41"/>
          </table:table-cell>
          <table:table-cell table:style-name="Tableau5.B3" office:value-type="string">
            <text:p text:style-name="P39">Raven's Dust</text:p>
          </table:table-cell>
          <table:table-cell table:style-name="Tableau5.F3" office:value-type="string">
            <text:p text:style-name="P41"/>
          </table:table-cell>
        </table:table-row>
        <table:table-row table:style-name="Tableau5.1">
          <table:table-cell table:style-name="Tableau5.A2" office:value-type="string">
            <text:p text:style-name="P39">Arc recourbé en noyer blanc +1</text:p>
          </table:table-cell>
          <table:table-cell table:style-name="Tableau5.B2" office:value-type="string">
            <text:p text:style-name="P47">Hickory recurve bow 1</text:p>
          </table:table-cell>
          <table:table-cell table:style-name="Tableau5.B2" office:value-type="string">
            <text:p text:style-name="P37">169</text:p>
          </table:table-cell>
          <table:table-cell table:style-name="Tableau5.B2" office:value-type="string">
            <text:p text:style-name="P41"/>
          </table:table-cell>
          <table:table-cell table:style-name="Tableau5.B2" office:value-type="string">
            <text:p text:style-name="P39">Raven's Dust</text:p>
          </table:table-cell>
          <table:table-cell table:style-name="Tableau5.F2" office:value-type="string">
            <text:p text:style-name="P41"/>
          </table:table-cell>
        </table:table-row>
        <table:table-row table:style-name="Tableau5.1">
          <table:table-cell table:style-name="Tableau5.A3" office:value-type="string">
            <text:p text:style-name="P39">Arc recourbé en noyer blanc +2</text:p>
          </table:table-cell>
          <table:table-cell table:style-name="Tableau5.B3" office:value-type="string">
            <text:p text:style-name="P47">Hickory recurve bow 2</text:p>
          </table:table-cell>
          <table:table-cell table:style-name="Tableau5.B3" office:value-type="string">
            <text:p text:style-name="P37">169</text:p>
          </table:table-cell>
          <table:table-cell table:style-name="Tableau5.B3" office:value-type="string">
            <text:p text:style-name="P41"/>
          </table:table-cell>
          <table:table-cell table:style-name="Tableau5.B3" office:value-type="string">
            <text:p text:style-name="P39">Raven's Dust</text:p>
          </table:table-cell>
          <table:table-cell table:style-name="Tableau5.F3" office:value-type="string">
            <text:p text:style-name="P41"/>
          </table:table-cell>
        </table:table-row>
        <table:table-row table:style-name="Tableau5.1">
          <table:table-cell table:style-name="Tableau5.A2" office:value-type="string">
            <text:p text:style-name="P39">Arc recourbé en noyer blanc</text:p>
          </table:table-cell>
          <table:table-cell table:style-name="Tableau5.B2" office:value-type="string">
            <text:p text:style-name="P47">Hickory reflex bow</text:p>
          </table:table-cell>
          <table:table-cell table:style-name="Tableau5.B2" office:value-type="string">
            <text:p text:style-name="P37">155</text:p>
          </table:table-cell>
          <table:table-cell table:style-name="Tableau5.B2" office:value-type="string">
            <text:p text:style-name="P41"/>
          </table:table-cell>
          <table:table-cell table:style-name="Tableau5.B2" office:value-type="string">
            <text:p text:style-name="P39">Raven's Dust</text:p>
          </table:table-cell>
          <table:table-cell table:style-name="Tableau5.F2" office:value-type="string">
            <text:p text:style-name="P41"/>
          </table:table-cell>
        </table:table-row>
        <table:table-row table:style-name="Tableau5.1">
          <table:table-cell table:style-name="Tableau5.A3" office:value-type="string">
            <text:p text:style-name="P39">Arc courbé en noyer blanc +1</text:p>
          </table:table-cell>
          <table:table-cell table:style-name="Tableau5.B3" office:value-type="string">
            <text:p text:style-name="P47">Hickory reflex bow 1</text:p>
          </table:table-cell>
          <table:table-cell table:style-name="Tableau5.B3" office:value-type="string">
            <text:p text:style-name="P37">155</text:p>
          </table:table-cell>
          <table:table-cell table:style-name="Tableau5.B3" office:value-type="string">
            <text:p text:style-name="P41"/>
          </table:table-cell>
          <table:table-cell table:style-name="Tableau5.B3" office:value-type="string">
            <text:p text:style-name="P39">Raven's Dust</text:p>
          </table:table-cell>
          <table:table-cell table:style-name="Tableau5.F3" office:value-type="string">
            <text:p text:style-name="P41"/>
          </table:table-cell>
        </table:table-row>
        <table:table-row table:style-name="Tableau5.1">
          <table:table-cell table:style-name="Tableau5.A2" office:value-type="string">
            <text:p text:style-name="P39">Arc courbé en noyer blanc +2</text:p>
          </table:table-cell>
          <table:table-cell table:style-name="Tableau5.B2" office:value-type="string">
            <text:p text:style-name="P47">Hickory reflex bow 2</text:p>
          </table:table-cell>
          <table:table-cell table:style-name="Tableau5.B2" office:value-type="string">
            <text:p text:style-name="P37">155</text:p>
          </table:table-cell>
          <table:table-cell table:style-name="Tableau5.B2" office:value-type="string">
            <text:p text:style-name="P41"/>
          </table:table-cell>
          <table:table-cell table:style-name="Tableau5.B2" office:value-type="string">
            <text:p text:style-name="P39">Raven's Dust</text:p>
          </table:table-cell>
          <table:table-cell table:style-name="Tableau5.F2" office:value-type="string">
            <text:p text:style-name="P41"/>
          </table:table-cell>
        </table:table-row>
        <table:table-row table:style-name="Tableau5.1">
          <table:table-cell table:style-name="Tableau5.A3" office:value-type="string">
            <text:p text:style-name="P39">Arc composite en oxandre</text:p>
          </table:table-cell>
          <table:table-cell table:style-name="Tableau5.B3" office:value-type="string">
            <text:p text:style-name="P47">Lancewood composite bow</text:p>
          </table:table-cell>
          <table:table-cell table:style-name="Tableau5.B3" office:value-type="string">
            <text:p text:style-name="P46"/>
          </table:table-cell>
          <table:table-cell table:style-name="Tableau5.B3" office:value-type="string">
            <text:p text:style-name="P48"/>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composite en oxandre +1</text:p>
          </table:table-cell>
          <table:table-cell table:style-name="Tableau5.B2" office:value-type="string">
            <text:p text:style-name="P47">Lancewood composite bow 1</text:p>
          </table:table-cell>
          <table:table-cell table:style-name="Tableau5.B2" office:value-type="string">
            <text:p text:style-name="P46"/>
          </table:table-cell>
          <table:table-cell table:style-name="Tableau5.B2" office:value-type="string">
            <text:p text:style-name="P48"/>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composite en oxandre +2</text:p>
          </table:table-cell>
          <table:table-cell table:style-name="Tableau5.B3" office:value-type="string">
            <text:p text:style-name="P47">Lancewood composite bow 2</text:p>
          </table:table-cell>
          <table:table-cell table:style-name="Tableau5.B3" office:value-type="string">
            <text:p text:style-name="P46"/>
          </table:table-cell>
          <table:table-cell table:style-name="Tableau5.B3" office:value-type="string">
            <text:p text:style-name="P48"/>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composite en oxandre +3</text:p>
          </table:table-cell>
          <table:table-cell table:style-name="Tableau5.B2" office:value-type="string">
            <text:p text:style-name="P47">Lancewood composite bow 3</text:p>
          </table:table-cell>
          <table:table-cell table:style-name="Tableau5.B2" office:value-type="string">
            <text:p text:style-name="P46"/>
          </table:table-cell>
          <table:table-cell table:style-name="Tableau5.B2" office:value-type="string">
            <text:p text:style-name="P48"/>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à poulies en oxandre</text:p>
          </table:table-cell>
          <table:table-cell table:style-name="Tableau5.B3" office:value-type="string">
            <text:p text:style-name="P47">Lancewood compound bow</text:p>
          </table:table-cell>
          <table:table-cell table:style-name="Tableau5.B3" office:value-type="string">
            <text:p text:style-name="P46"/>
          </table:table-cell>
          <table:table-cell table:style-name="Tableau5.B3" office:value-type="string">
            <text:p text:style-name="P48"/>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à poulies en oxandre +1</text:p>
          </table:table-cell>
          <table:table-cell table:style-name="Tableau5.B2" office:value-type="string">
            <text:p text:style-name="P47">Lancewood compound bow 1</text:p>
          </table:table-cell>
          <table:table-cell table:style-name="Tableau5.B2" office:value-type="string">
            <text:p text:style-name="P46"/>
          </table:table-cell>
          <table:table-cell table:style-name="Tableau5.B2" office:value-type="string">
            <text:p text:style-name="P48"/>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à poulies en oxandre +2</text:p>
          </table:table-cell>
          <table:table-cell table:style-name="Tableau5.B3" office:value-type="string">
            <text:p text:style-name="P47">Lancewood compound bow 2</text:p>
          </table:table-cell>
          <table:table-cell table:style-name="Tableau5.B3" office:value-type="string">
            <text:p text:style-name="P46"/>
          </table:table-cell>
          <table:table-cell table:style-name="Tableau5.B3" office:value-type="string">
            <text:p text:style-name="P48"/>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recourbé en oxandre</text:p>
          </table:table-cell>
          <table:table-cell table:style-name="Tableau5.B2" office:value-type="string">
            <text:p text:style-name="P47">Lancewood recurve bow</text:p>
          </table:table-cell>
          <table:table-cell table:style-name="Tableau5.B2" office:value-type="string">
            <text:p text:style-name="P46"/>
          </table:table-cell>
          <table:table-cell table:style-name="Tableau5.B2" office:value-type="string">
            <text:p text:style-name="P48"/>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recourbé en oxandre +1</text:p>
          </table:table-cell>
          <table:table-cell table:style-name="Tableau5.B3" office:value-type="string">
            <text:p text:style-name="P47">Lancewood recurve bow 1</text:p>
          </table:table-cell>
          <table:table-cell table:style-name="Tableau5.B3" office:value-type="string">
            <text:p text:style-name="P46"/>
          </table:table-cell>
          <table:table-cell table:style-name="Tableau5.B3" office:value-type="string">
            <text:p text:style-name="P48"/>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recourbé en oxandre +2</text:p>
          </table:table-cell>
          <table:table-cell table:style-name="Tableau5.B2" office:value-type="string">
            <text:p text:style-name="P47">Lancewood recurve bow 2</text:p>
          </table:table-cell>
          <table:table-cell table:style-name="Tableau5.B2" office:value-type="string">
            <text:p text:style-name="P46"/>
          </table:table-cell>
          <table:table-cell table:style-name="Tableau5.B2" office:value-type="string">
            <text:p text:style-name="P48"/>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recourbé en oxandre</text:p>
          </table:table-cell>
          <table:table-cell table:style-name="Tableau5.B3" office:value-type="string">
            <text:p text:style-name="P47">Lancewood reflex bow</text:p>
          </table:table-cell>
          <table:table-cell table:style-name="Tableau5.B3" office:value-type="string">
            <text:p text:style-name="P46"/>
          </table:table-cell>
          <table:table-cell table:style-name="Tableau5.B3" office:value-type="string">
            <text:p text:style-name="P48"/>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courbé en oxandre +1</text:p>
          </table:table-cell>
          <table:table-cell table:style-name="Tableau5.B2" office:value-type="string">
            <text:p text:style-name="P47">Lancewood reflex bow 1</text:p>
          </table:table-cell>
          <table:table-cell table:style-name="Tableau5.B2" office:value-type="string">
            <text:p text:style-name="P46"/>
          </table:table-cell>
          <table:table-cell table:style-name="Tableau5.B2" office:value-type="string">
            <text:p text:style-name="P48"/>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courbé en oxandre +2</text:p>
          </table:table-cell>
          <table:table-cell table:style-name="Tableau5.B3" office:value-type="string">
            <text:p text:style-name="P47">Lancewood reflex bow 2</text:p>
          </table:table-cell>
          <table:table-cell table:style-name="Tableau5.B3" office:value-type="string">
            <text:p text:style-name="P46"/>
          </table:table-cell>
          <table:table-cell table:style-name="Tableau5.B3" office:value-type="string">
            <text:p text:style-name="P48"/>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composite en chêne</text:p>
          </table:table-cell>
          <table:table-cell table:style-name="Tableau5.B2" office:value-type="string">
            <text:p text:style-name="P39">Oak composite bow</text:p>
          </table:table-cell>
          <table:table-cell table:style-name="Tableau5.B2" office:value-type="string">
            <text:p text:style-name="P38"/>
          </table:table-cell>
          <table:table-cell table:style-name="Tableau5.B2" office:value-type="string">
            <text:p text:style-name="P41"/>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composite en chêne +1</text:p>
          </table:table-cell>
          <table:table-cell table:style-name="Tableau5.B3" office:value-type="string">
            <text:p text:style-name="P39">Oak composite bow 1</text:p>
          </table:table-cell>
          <table:table-cell table:style-name="Tableau5.B3" office:value-type="string">
            <text:p text:style-name="P38"/>
          </table:table-cell>
          <table:table-cell table:style-name="Tableau5.B3" office:value-type="string">
            <text:p text:style-name="P41"/>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composite en chêne +2</text:p>
          </table:table-cell>
          <table:table-cell table:style-name="Tableau5.B2" office:value-type="string">
            <text:p text:style-name="P39">Oak composite bow 2</text:p>
          </table:table-cell>
          <table:table-cell table:style-name="Tableau5.B2" office:value-type="string">
            <text:p text:style-name="P38"/>
          </table:table-cell>
          <table:table-cell table:style-name="Tableau5.B2" office:value-type="string">
            <text:p text:style-name="P41"/>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composite en chêne +3</text:p>
          </table:table-cell>
          <table:table-cell table:style-name="Tableau5.B3" office:value-type="string">
            <text:p text:style-name="P39">Oak composite bow 3</text:p>
          </table:table-cell>
          <table:table-cell table:style-name="Tableau5.B3" office:value-type="string">
            <text:p text:style-name="P38"/>
          </table:table-cell>
          <table:table-cell table:style-name="Tableau5.B3" office:value-type="string">
            <text:p text:style-name="P41"/>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à poulies en chêne</text:p>
          </table:table-cell>
          <table:table-cell table:style-name="Tableau5.B2" office:value-type="string">
            <text:p text:style-name="P47">Oak compound bow</text:p>
          </table:table-cell>
          <table:table-cell table:style-name="Tableau5.B2" office:value-type="string">
            <text:p text:style-name="P46"/>
          </table:table-cell>
          <table:table-cell table:style-name="Tableau5.B2" office:value-type="string">
            <text:p text:style-name="P48"/>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à poulies en chêne +1</text:p>
          </table:table-cell>
          <table:table-cell table:style-name="Tableau5.B3" office:value-type="string">
            <text:p text:style-name="P47">Oak compound bow 1</text:p>
          </table:table-cell>
          <table:table-cell table:style-name="Tableau5.B3" office:value-type="string">
            <text:p text:style-name="P46"/>
          </table:table-cell>
          <table:table-cell table:style-name="Tableau5.B3" office:value-type="string">
            <text:p text:style-name="P48"/>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à poulies en chêne +2</text:p>
          </table:table-cell>
          <table:table-cell table:style-name="Tableau5.B2" office:value-type="string">
            <text:p text:style-name="P47">Oak compound bow 2</text:p>
          </table:table-cell>
          <table:table-cell table:style-name="Tableau5.B2" office:value-type="string">
            <text:p text:style-name="P46"/>
          </table:table-cell>
          <table:table-cell table:style-name="Tableau5.B2" office:value-type="string">
            <text:p text:style-name="P48"/>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droit en chêne</text:p>
          </table:table-cell>
          <table:table-cell table:style-name="Tableau5.B3" office:value-type="string">
            <text:p text:style-name="P39">Oak flatbow</text:p>
          </table:table-cell>
          <table:table-cell table:style-name="Tableau5.B3" office:value-type="string">
            <text:p text:style-name="P38"/>
          </table:table-cell>
          <table:table-cell table:style-name="Tableau5.B3" office:value-type="string">
            <text:p text:style-name="P41"/>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droit en chêne +1</text:p>
          </table:table-cell>
          <table:table-cell table:style-name="Tableau5.B2" office:value-type="string">
            <text:p text:style-name="P39">Oak flatbow 1</text:p>
          </table:table-cell>
          <table:table-cell table:style-name="Tableau5.B2" office:value-type="string">
            <text:p text:style-name="P38"/>
          </table:table-cell>
          <table:table-cell table:style-name="Tableau5.B2" office:value-type="string">
            <text:p text:style-name="P41"/>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droit en chêne +2</text:p>
          </table:table-cell>
          <table:table-cell table:style-name="Tableau5.B3" office:value-type="string">
            <text:p text:style-name="P39">Oak flatbow 2</text:p>
          </table:table-cell>
          <table:table-cell table:style-name="Tableau5.B3" office:value-type="string">
            <text:p text:style-name="P38"/>
          </table:table-cell>
          <table:table-cell table:style-name="Tableau5.B3" office:value-type="string">
            <text:p text:style-name="P41"/>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Grand arc en chêne</text:p>
          </table:table-cell>
          <table:table-cell table:style-name="Tableau5.B2" office:value-type="string">
            <text:p text:style-name="P39">Oak longbow</text:p>
          </table:table-cell>
          <table:table-cell table:style-name="Tableau5.B2" office:value-type="string">
            <text:p text:style-name="P38"/>
          </table:table-cell>
          <table:table-cell table:style-name="Tableau5.B2" office:value-type="string">
            <text:p text:style-name="P41"/>
          </table:table-cell>
          <table:table-cell table:style-name="Tableau5.B2" office:value-type="string">
            <text:p text:style-name="P39">Introuvable</text:p>
          </table:table-cell>
          <table:table-cell table:style-name="Tableau5.F2" office:value-type="string">
            <text:p text:style-name="P39">X</text:p>
          </table:table-cell>
        </table:table-row>
        <text:soft-page-break/>
        <table:table-row table:style-name="Tableau5.1">
          <table:table-cell table:style-name="Tableau5.A3" office:value-type="string">
            <text:p text:style-name="P39">Grand arc en chêne +1</text:p>
          </table:table-cell>
          <table:table-cell table:style-name="Tableau5.B3" office:value-type="string">
            <text:p text:style-name="P39">Oak longbow 1</text:p>
          </table:table-cell>
          <table:table-cell table:style-name="Tableau5.B3" office:value-type="string">
            <text:p text:style-name="P38"/>
          </table:table-cell>
          <table:table-cell table:style-name="Tableau5.B3" office:value-type="string">
            <text:p text:style-name="P41"/>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Grand arc en chêne +2</text:p>
          </table:table-cell>
          <table:table-cell table:style-name="Tableau5.B2" office:value-type="string">
            <text:p text:style-name="P39">Oak longbow 2</text:p>
          </table:table-cell>
          <table:table-cell table:style-name="Tableau5.B2" office:value-type="string">
            <text:p text:style-name="P38"/>
          </table:table-cell>
          <table:table-cell table:style-name="Tableau5.B2" office:value-type="string">
            <text:p text:style-name="P41"/>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recourbé en chêne</text:p>
          </table:table-cell>
          <table:table-cell table:style-name="Tableau5.B3" office:value-type="string">
            <text:p text:style-name="P47">Oak recurve bow</text:p>
          </table:table-cell>
          <table:table-cell table:style-name="Tableau5.B3" office:value-type="string">
            <text:p text:style-name="P46"/>
          </table:table-cell>
          <table:table-cell table:style-name="Tableau5.B3" office:value-type="string">
            <text:p text:style-name="P48"/>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recourbé en chêne +1</text:p>
          </table:table-cell>
          <table:table-cell table:style-name="Tableau5.B2" office:value-type="string">
            <text:p text:style-name="P47">Oak recurve bow 1</text:p>
          </table:table-cell>
          <table:table-cell table:style-name="Tableau5.B2" office:value-type="string">
            <text:p text:style-name="P46"/>
          </table:table-cell>
          <table:table-cell table:style-name="Tableau5.B2" office:value-type="string">
            <text:p text:style-name="P48"/>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recourbé en chêne +2</text:p>
          </table:table-cell>
          <table:table-cell table:style-name="Tableau5.B3" office:value-type="string">
            <text:p text:style-name="P47">Oak recurve bow 2</text:p>
          </table:table-cell>
          <table:table-cell table:style-name="Tableau5.B3" office:value-type="string">
            <text:p text:style-name="P46"/>
          </table:table-cell>
          <table:table-cell table:style-name="Tableau5.B3" office:value-type="string">
            <text:p text:style-name="P48"/>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2" office:value-type="string">
            <text:p text:style-name="P39">Arc courbé en chêne</text:p>
          </table:table-cell>
          <table:table-cell table:style-name="Tableau5.B2" office:value-type="string">
            <text:p text:style-name="P39">Oak reflex bow</text:p>
          </table:table-cell>
          <table:table-cell table:style-name="Tableau5.B2" office:value-type="string">
            <text:p text:style-name="P38"/>
          </table:table-cell>
          <table:table-cell table:style-name="Tableau5.B2" office:value-type="string">
            <text:p text:style-name="P41"/>
          </table:table-cell>
          <table:table-cell table:style-name="Tableau5.B2" office:value-type="string">
            <text:p text:style-name="P39">Introuvable</text:p>
          </table:table-cell>
          <table:table-cell table:style-name="Tableau5.F2" office:value-type="string">
            <text:p text:style-name="P39">X</text:p>
          </table:table-cell>
        </table:table-row>
        <table:table-row table:style-name="Tableau5.1">
          <table:table-cell table:style-name="Tableau5.A3" office:value-type="string">
            <text:p text:style-name="P39">Arc courbé en chêne +1</text:p>
          </table:table-cell>
          <table:table-cell table:style-name="Tableau5.B3" office:value-type="string">
            <text:p text:style-name="P39">Oak reflex bow 1</text:p>
          </table:table-cell>
          <table:table-cell table:style-name="Tableau5.B3" office:value-type="string">
            <text:p text:style-name="P38"/>
          </table:table-cell>
          <table:table-cell table:style-name="Tableau5.B3" office:value-type="string">
            <text:p text:style-name="P41"/>
          </table:table-cell>
          <table:table-cell table:style-name="Tableau5.B3" office:value-type="string">
            <text:p text:style-name="P39">Introuvable</text:p>
          </table:table-cell>
          <table:table-cell table:style-name="Tableau5.F3" office:value-type="string">
            <text:p text:style-name="P39">X</text:p>
          </table:table-cell>
        </table:table-row>
        <table:table-row table:style-name="Tableau5.1">
          <table:table-cell table:style-name="Tableau5.A72" office:value-type="string">
            <text:p text:style-name="P39">Arc courbé en chêne +2</text:p>
          </table:table-cell>
          <table:table-cell table:style-name="Tableau5.B72" office:value-type="string">
            <text:p text:style-name="P39">Oak reflex bow 2</text:p>
          </table:table-cell>
          <table:table-cell table:style-name="Tableau5.B72" office:value-type="string">
            <text:p text:style-name="P38"/>
          </table:table-cell>
          <table:table-cell table:style-name="Tableau5.B72" office:value-type="string">
            <text:p text:style-name="P41"/>
          </table:table-cell>
          <table:table-cell table:style-name="Tableau5.B72" office:value-type="string">
            <text:p text:style-name="P39">Introuvable</text:p>
          </table:table-cell>
          <table:table-cell table:style-name="Tableau5.F72" office:value-type="string">
            <text:p text:style-name="P39">X</text:p>
          </table:table-cell>
        </table:table-row>
      </table:table>
      <text:p text:style-name="Standard"/>
      <text:list xml:id="list200742167476081" text:continue-numbering="true" text:style-name="WW8Num45">
        <text:list-item>
          <text:list>
            <text:list-item>
              <text:list>
                <text:list-item>
                  <text:p text:style-name="Titre_20_3_20_-_20_Appendices"><text:bookmark-start text:name="__RefHeading__231_546538010"/>Armes de mages<text:bookmark-end text:name="__RefHeading__231_546538010"/></text:p>
                </text:list-item>
              </text:list>
            </text:list-item>
          </text:list>
        </text:list-item>
      </text:list>
      <text:p text:style-name="Standard"/>
      <table:table table:name="Tableau6" table:style-name="Tableau6">
        <table:table-column table:style-name="Tableau6.A"/>
        <table:table-column table:style-name="Tableau6.B"/>
        <table:table-column table:style-name="Tableau6.C"/>
        <table:table-column table:style-name="Tableau6.D"/>
        <table:table-column table:style-name="Tableau6.C"/>
        <table:table-column table:style-name="Tableau6.F"/>
        <table:table-column table:style-name="Tableau6.G"/>
        <table:table-column table:style-name="Tableau6.H"/>
        <table:table-row table:style-name="Tableau6.1">
          <table:table-cell table:style-name="Tableau6.A1" office:value-type="string">
            <text:p text:style-name="P84">Nom en français</text:p>
          </table:table-cell>
          <table:table-cell table:style-name="Tableau6.B1" office:value-type="string">
            <text:p text:style-name="P84">Nom d'invocation</text:p>
          </table:table-cell>
          <table:table-cell table:style-name="Tableau6.B1" office:value-type="string">
            <text:p text:style-name="P84">FOR </text:p>
          </table:table-cell>
          <table:table-cell table:style-name="Tableau6.B1" office:value-type="string">
            <text:p text:style-name="P84">INT</text:p>
          </table:table-cell>
          <table:table-cell table:style-name="Tableau6.B1" office:value-type="string">
            <text:p text:style-name="P84">SAG </text:p>
          </table:table-cell>
          <table:table-cell table:style-name="Tableau6.B1" office:value-type="string">
            <text:p text:style-name="P84">Dégats</text:p>
          </table:table-cell>
          <table:table-cell table:style-name="Tableau6.B1" office:value-type="string">
            <text:p text:style-name="P84">Lieu</text:p>
          </table:table-cell>
          <table:table-cell table:style-name="Tableau6.H1" office:value-type="string">
            <text:p text:style-name="P74"> </text:p>
          </table:table-cell>
        </table:table-row>
        <table:table-row table:style-name="Tableau6.1">
          <table:table-cell table:style-name="Tableau6.A2" office:value-type="string">
            <text:p text:style-name="P73">Sceptre de bois</text:p>
          </table:table-cell>
          <table:table-cell table:style-name="Tableau6.B2" office:value-type="string">
            <text:p text:style-name="P76">Wooden staff</text:p>
          </table:table-cell>
          <table:table-cell table:style-name="Tableau6.B2" office:value-type="string">
            <text:p text:style-name="P77">0</text:p>
          </table:table-cell>
          <table:table-cell table:style-name="Tableau6.B2" office:value-type="string">
            <text:p text:style-name="P77">0</text:p>
          </table:table-cell>
          <table:table-cell table:style-name="Tableau6.B2" office:value-type="string">
            <text:p text:style-name="P77">0</text:p>
          </table:table-cell>
          <table:table-cell table:style-name="Tableau6.B2" office:value-type="string">
            <text:p text:style-name="P77"> </text:p>
          </table:table-cell>
          <table:table-cell table:style-name="Tableau6.B2" office:value-type="string">
            <text:p text:style-name="P76">Arakas</text:p>
          </table:table-cell>
          <table:table-cell table:style-name="Tableau6.H2" office:value-type="string">
            <text:p text:style-name="P77"> </text:p>
          </table:table-cell>
        </table:table-row>
        <table:table-row table:style-name="Tableau6.1">
          <table:table-cell table:style-name="Tableau6.A3" office:value-type="string">
            <text:p text:style-name="P76">Sceptre de bois +1</text:p>
          </table:table-cell>
          <table:table-cell table:style-name="Tableau6.B3" office:value-type="string">
            <text:p text:style-name="P76">Wooden staff 1</text:p>
          </table:table-cell>
          <table:table-cell table:style-name="Tableau6.B3" office:value-type="string">
            <text:p text:style-name="P77">0</text:p>
          </table:table-cell>
          <table:table-cell table:style-name="Tableau6.B3" office:value-type="string">
            <text:p text:style-name="P77">0</text:p>
          </table:table-cell>
          <table:table-cell table:style-name="Tableau6.B3" office:value-type="string">
            <text:p text:style-name="P77">0</text:p>
          </table:table-cell>
          <table:table-cell table:style-name="Tableau6.B3" office:value-type="string">
            <text:p text:style-name="P77"> </text:p>
          </table:table-cell>
          <table:table-cell table:style-name="Tableau6.B3" office:value-type="string">
            <text:p text:style-name="P76">Arakas</text:p>
          </table:table-cell>
          <table:table-cell table:style-name="Tableau6.H3" office:value-type="string">
            <text:p text:style-name="P77"> </text:p>
          </table:table-cell>
        </table:table-row>
        <table:table-row table:style-name="Tableau6.1">
          <table:table-cell table:style-name="Tableau6.A2" office:value-type="string">
            <text:p text:style-name="P76">Sceptre de bois +2</text:p>
          </table:table-cell>
          <table:table-cell table:style-name="Tableau6.B2" office:value-type="string">
            <text:p text:style-name="P76">Wooden staff 2</text:p>
          </table:table-cell>
          <table:table-cell table:style-name="Tableau6.B2" office:value-type="string">
            <text:p text:style-name="P77">0</text:p>
          </table:table-cell>
          <table:table-cell table:style-name="Tableau6.B2" office:value-type="string">
            <text:p text:style-name="P77">0</text:p>
          </table:table-cell>
          <table:table-cell table:style-name="Tableau6.B2" office:value-type="string">
            <text:p text:style-name="P77">0</text:p>
          </table:table-cell>
          <table:table-cell table:style-name="Tableau6.B2" office:value-type="string">
            <text:p text:style-name="P77"> </text:p>
          </table:table-cell>
          <table:table-cell table:style-name="Tableau6.B2" office:value-type="string">
            <text:p text:style-name="P76">Arakas</text:p>
          </table:table-cell>
          <table:table-cell table:style-name="Tableau6.H2" office:value-type="string">
            <text:p text:style-name="P77"> </text:p>
          </table:table-cell>
        </table:table-row>
        <table:table-row table:style-name="Tableau6.1">
          <table:table-cell table:style-name="Tableau6.A3" office:value-type="string">
            <text:p text:style-name="P76">Sceptre de Fer</text:p>
          </table:table-cell>
          <table:table-cell table:style-name="Tableau6.B3" office:value-type="string">
            <text:p text:style-name="P78">Iron staff</text:p>
          </table:table-cell>
          <table:table-cell table:style-name="Tableau6.B3" office:value-type="string">
            <text:p text:style-name="P79">12</text:p>
          </table:table-cell>
          <table:table-cell table:style-name="Tableau6.B3" office:value-type="string">
            <text:p text:style-name="P79">21</text:p>
          </table:table-cell>
          <table:table-cell table:style-name="Tableau6.B3" office:value-type="string">
            <text:p text:style-name="P79">0</text:p>
          </table:table-cell>
          <table:table-cell table:style-name="Tableau6.B3" office:value-type="string">
            <text:p text:style-name="P79">04-10</text:p>
          </table:table-cell>
          <table:table-cell table:style-name="Tableau6.B3" office:value-type="string">
            <text:p text:style-name="P78">Arakas</text:p>
          </table:table-cell>
          <table:table-cell table:style-name="Tableau6.H3" office:value-type="string">
            <text:p text:style-name="P79"> </text:p>
          </table:table-cell>
        </table:table-row>
        <table:table-row table:style-name="Tableau6.1">
          <table:table-cell table:style-name="Tableau6.A2" office:value-type="string">
            <text:p text:style-name="P73">Sceptre de Fer 1</text:p>
          </table:table-cell>
          <table:table-cell table:style-name="Tableau6.B2" office:value-type="string">
            <text:p text:style-name="P78">Iron staff 1</text:p>
          </table:table-cell>
          <table:table-cell table:style-name="Tableau6.B2" office:value-type="string">
            <text:p text:style-name="P79">12</text:p>
          </table:table-cell>
          <table:table-cell table:style-name="Tableau6.B2" office:value-type="string">
            <text:p text:style-name="P79">21</text:p>
          </table:table-cell>
          <table:table-cell table:style-name="Tableau6.B2" office:value-type="string">
            <text:p text:style-name="P79">0</text:p>
          </table:table-cell>
          <table:table-cell table:style-name="Tableau6.B2" office:value-type="string">
            <text:p text:style-name="P79">05-10</text:p>
          </table:table-cell>
          <table:table-cell table:style-name="Tableau6.B2" office:value-type="string">
            <text:p text:style-name="P78">Arakas</text:p>
          </table:table-cell>
          <table:table-cell table:style-name="Tableau6.H2" office:value-type="string">
            <text:p text:style-name="P79"> </text:p>
          </table:table-cell>
        </table:table-row>
        <table:table-row table:style-name="Tableau6.1">
          <table:table-cell table:style-name="Tableau6.A3" office:value-type="string">
            <text:p text:style-name="P73">Sceptre de Fer 2</text:p>
          </table:table-cell>
          <table:table-cell table:style-name="Tableau6.B3" office:value-type="string">
            <text:p text:style-name="P78">Iron staff 2</text:p>
          </table:table-cell>
          <table:table-cell table:style-name="Tableau6.B3" office:value-type="string">
            <text:p text:style-name="P79">12</text:p>
          </table:table-cell>
          <table:table-cell table:style-name="Tableau6.B3" office:value-type="string">
            <text:p text:style-name="P79">21</text:p>
          </table:table-cell>
          <table:table-cell table:style-name="Tableau6.B3" office:value-type="string">
            <text:p text:style-name="P79">0</text:p>
          </table:table-cell>
          <table:table-cell table:style-name="Tableau6.B3" office:value-type="string">
            <text:p text:style-name="P79">06-11</text:p>
          </table:table-cell>
          <table:table-cell table:style-name="Tableau6.B3" office:value-type="string">
            <text:p text:style-name="P78">Arakas</text:p>
          </table:table-cell>
          <table:table-cell table:style-name="Tableau6.H3" office:value-type="string">
            <text:p text:style-name="P79"> </text:p>
          </table:table-cell>
        </table:table-row>
        <table:table-row table:style-name="Tableau6.1">
          <table:table-cell table:style-name="Tableau6.A2" office:value-type="string">
            <text:p text:style-name="P73">Bâton de combat</text:p>
          </table:table-cell>
          <table:table-cell table:style-name="Tableau6.B2" office:value-type="string">
            <text:p text:style-name="P73">Quarterstaff</text:p>
          </table:table-cell>
          <table:table-cell table:style-name="Tableau6.B2" office:value-type="string">
            <text:p text:style-name="P74">13</text:p>
          </table:table-cell>
          <table:table-cell table:style-name="Tableau6.B2" office:value-type="string">
            <text:p text:style-name="P74">30</text:p>
          </table:table-cell>
          <table:table-cell table:style-name="Tableau6.B2" office:value-type="string">
            <text:p text:style-name="P74">0</text:p>
          </table:table-cell>
          <table:table-cell table:style-name="Tableau6.B2" office:value-type="string">
            <text:p text:style-name="P74">08-13</text:p>
          </table:table-cell>
          <table:table-cell table:style-name="Tableau6.B2" office:value-type="string">
            <text:p text:style-name="P73">Arakas</text:p>
          </table:table-cell>
          <table:table-cell table:style-name="Tableau6.H2" office:value-type="string">
            <text:p text:style-name="P74"> </text:p>
          </table:table-cell>
        </table:table-row>
        <table:table-row table:style-name="Tableau6.1">
          <table:table-cell table:style-name="Tableau6.A3" office:value-type="string">
            <text:p text:style-name="P73">Bâton de combat +1</text:p>
          </table:table-cell>
          <table:table-cell table:style-name="Tableau6.B3" office:value-type="string">
            <text:p text:style-name="P73">Quarterstaff 1</text:p>
          </table:table-cell>
          <table:table-cell table:style-name="Tableau6.B3" office:value-type="string">
            <text:p text:style-name="P74">13</text:p>
          </table:table-cell>
          <table:table-cell table:style-name="Tableau6.B3" office:value-type="string">
            <text:p text:style-name="P74">30</text:p>
          </table:table-cell>
          <table:table-cell table:style-name="Tableau6.B3" office:value-type="string">
            <text:p text:style-name="P74">0</text:p>
          </table:table-cell>
          <table:table-cell table:style-name="Tableau6.B3" office:value-type="string">
            <text:p text:style-name="P74">09-15</text:p>
          </table:table-cell>
          <table:table-cell table:style-name="Tableau6.B3" office:value-type="string">
            <text:p text:style-name="P73">Arakas</text:p>
          </table:table-cell>
          <table:table-cell table:style-name="Tableau6.H3" office:value-type="string">
            <text:p text:style-name="P74"> </text:p>
          </table:table-cell>
        </table:table-row>
        <table:table-row table:style-name="Tableau6.1">
          <table:table-cell table:style-name="Tableau6.A2" office:value-type="string">
            <text:p text:style-name="P73">Bâton de combat +2</text:p>
          </table:table-cell>
          <table:table-cell table:style-name="Tableau6.B2" office:value-type="string">
            <text:p text:style-name="P78">Quarterstaff 2</text:p>
          </table:table-cell>
          <table:table-cell table:style-name="Tableau6.B2" office:value-type="string">
            <text:p text:style-name="P79">13</text:p>
          </table:table-cell>
          <table:table-cell table:style-name="Tableau6.B2" office:value-type="string">
            <text:p text:style-name="P79">30</text:p>
          </table:table-cell>
          <table:table-cell table:style-name="Tableau6.B2" office:value-type="string">
            <text:p text:style-name="P79">0</text:p>
          </table:table-cell>
          <table:table-cell table:style-name="Tableau6.B2" office:value-type="string">
            <text:p text:style-name="P79">10-17</text:p>
          </table:table-cell>
          <table:table-cell table:style-name="Tableau6.B2" office:value-type="string">
            <text:p text:style-name="P78">Arakas</text:p>
          </table:table-cell>
          <table:table-cell table:style-name="Tableau6.H2" office:value-type="string">
            <text:p text:style-name="P79"> </text:p>
          </table:table-cell>
        </table:table-row>
        <table:table-row table:style-name="Tableau6.1">
          <table:table-cell table:style-name="Tableau6.A3" office:value-type="string">
            <text:p text:style-name="P78">Sceptre d'épines</text:p>
          </table:table-cell>
          <table:table-cell table:style-name="Tableau6.B3" office:value-type="string">
            <text:p text:style-name="P78">Staff of thorns</text:p>
          </table:table-cell>
          <table:table-cell table:style-name="Tableau6.B3" office:value-type="string">
            <text:p text:style-name="P74">14</text:p>
          </table:table-cell>
          <table:table-cell table:style-name="Tableau6.B3" office:value-type="string">
            <text:p text:style-name="P74">39</text:p>
          </table:table-cell>
          <table:table-cell table:style-name="Tableau6.B3" office:value-type="string">
            <text:p text:style-name="P74">0</text:p>
          </table:table-cell>
          <table:table-cell table:style-name="Tableau6.B3" office:value-type="string">
            <text:p text:style-name="P74">11-18</text:p>
          </table:table-cell>
          <table:table-cell table:style-name="Tableau6.B3" office:value-type="string">
            <text:p text:style-name="P73">Raven's Dust</text:p>
          </table:table-cell>
          <table:table-cell table:style-name="Tableau6.H3" office:value-type="string">
            <text:p text:style-name="P74"> </text:p>
          </table:table-cell>
        </table:table-row>
        <table:table-row table:style-name="Tableau6.1">
          <table:table-cell table:style-name="Tableau6.A2" office:value-type="string">
            <text:p text:style-name="P73">Sceptre d'épines +1</text:p>
          </table:table-cell>
          <table:table-cell table:style-name="Tableau6.B2" office:value-type="string">
            <text:p text:style-name="P78">Staff of thorns 1</text:p>
          </table:table-cell>
          <table:table-cell table:style-name="Tableau6.B2" office:value-type="string">
            <text:p text:style-name="P74">14</text:p>
          </table:table-cell>
          <table:table-cell table:style-name="Tableau6.B2" office:value-type="string">
            <text:p text:style-name="P74">39</text:p>
          </table:table-cell>
          <table:table-cell table:style-name="Tableau6.B2" office:value-type="string">
            <text:p text:style-name="P74">0</text:p>
          </table:table-cell>
          <table:table-cell table:style-name="Tableau6.B2" office:value-type="string">
            <text:p text:style-name="P74">12-20</text:p>
          </table:table-cell>
          <table:table-cell table:style-name="Tableau6.B2" office:value-type="string">
            <text:p text:style-name="P73">Raven's Dust</text:p>
          </table:table-cell>
          <table:table-cell table:style-name="Tableau6.H2" office:value-type="string">
            <text:p text:style-name="P74"> </text:p>
          </table:table-cell>
        </table:table-row>
        <table:table-row table:style-name="Tableau6.1">
          <table:table-cell table:style-name="Tableau6.A3" office:value-type="string">
            <text:p text:style-name="P73">Sceptre d'épines +2</text:p>
          </table:table-cell>
          <table:table-cell table:style-name="Tableau6.B3" office:value-type="string">
            <text:p text:style-name="P78">Staff of thorns 2</text:p>
          </table:table-cell>
          <table:table-cell table:style-name="Tableau6.B3" office:value-type="string">
            <text:p text:style-name="P79">14</text:p>
          </table:table-cell>
          <table:table-cell table:style-name="Tableau6.B3" office:value-type="string">
            <text:p text:style-name="P79">39</text:p>
          </table:table-cell>
          <table:table-cell table:style-name="Tableau6.B3" office:value-type="string">
            <text:p text:style-name="P79">0</text:p>
          </table:table-cell>
          <table:table-cell table:style-name="Tableau6.B3" office:value-type="string">
            <text:p text:style-name="P79">14-23</text:p>
          </table:table-cell>
          <table:table-cell table:style-name="Tableau6.B3" office:value-type="string">
            <text:p text:style-name="P78">Raven's Dust</text:p>
          </table:table-cell>
          <table:table-cell table:style-name="Tableau6.H3" office:value-type="string">
            <text:p text:style-name="P79"> </text:p>
          </table:table-cell>
        </table:table-row>
        <table:table-row table:style-name="Tableau6.1">
          <table:table-cell table:style-name="Tableau6.A2" office:value-type="string">
            <text:p text:style-name="P78">Bo</text:p>
          </table:table-cell>
          <table:table-cell table:style-name="Tableau6.B2" office:value-type="string">
            <text:p text:style-name="P78">Bo</text:p>
          </table:table-cell>
          <table:table-cell table:style-name="Tableau6.B2" office:value-type="string">
            <text:p text:style-name="P79">15</text:p>
          </table:table-cell>
          <table:table-cell table:style-name="Tableau6.B2" office:value-type="string">
            <text:p text:style-name="P79">47</text:p>
          </table:table-cell>
          <table:table-cell table:style-name="Tableau6.B2" office:value-type="string">
            <text:p text:style-name="P79">0</text:p>
          </table:table-cell>
          <table:table-cell table:style-name="Tableau6.B2" office:value-type="string">
            <text:p text:style-name="P79">14-22</text:p>
          </table:table-cell>
          <table:table-cell table:style-name="Tableau6.B2" office:value-type="string">
            <text:p text:style-name="P78">Raven's Dust</text:p>
          </table:table-cell>
          <table:table-cell table:style-name="Tableau6.H2" office:value-type="string">
            <text:p text:style-name="P79"> </text:p>
          </table:table-cell>
        </table:table-row>
        <table:table-row table:style-name="Tableau6.1">
          <table:table-cell table:style-name="Tableau6.A3" office:value-type="string">
            <text:p text:style-name="P78">Bo +1</text:p>
          </table:table-cell>
          <table:table-cell table:style-name="Tableau6.B3" office:value-type="string">
            <text:p text:style-name="P78">Bo 1</text:p>
          </table:table-cell>
          <table:table-cell table:style-name="Tableau6.B3" office:value-type="string">
            <text:p text:style-name="P79">15</text:p>
          </table:table-cell>
          <table:table-cell table:style-name="Tableau6.B3" office:value-type="string">
            <text:p text:style-name="P79">47</text:p>
          </table:table-cell>
          <table:table-cell table:style-name="Tableau6.B3" office:value-type="string">
            <text:p text:style-name="P79">0</text:p>
          </table:table-cell>
          <table:table-cell table:style-name="Tableau6.B3" office:value-type="string">
            <text:p text:style-name="P79">16-25</text:p>
          </table:table-cell>
          <table:table-cell table:style-name="Tableau6.B3" office:value-type="string">
            <text:p text:style-name="P78">Raven's Dust</text:p>
          </table:table-cell>
          <table:table-cell table:style-name="Tableau6.H3" office:value-type="string">
            <text:p text:style-name="P79"> </text:p>
          </table:table-cell>
        </table:table-row>
        <table:table-row table:style-name="Tableau6.1">
          <table:table-cell table:style-name="Tableau6.A2" office:value-type="string">
            <text:p text:style-name="P78">Bo +2</text:p>
          </table:table-cell>
          <table:table-cell table:style-name="Tableau6.B2" office:value-type="string">
            <text:p text:style-name="P78">Bo 2</text:p>
          </table:table-cell>
          <table:table-cell table:style-name="Tableau6.B2" office:value-type="string">
            <text:p text:style-name="P77">15</text:p>
          </table:table-cell>
          <table:table-cell table:style-name="Tableau6.B2" office:value-type="string">
            <text:p text:style-name="P77">47</text:p>
          </table:table-cell>
          <table:table-cell table:style-name="Tableau6.B2" office:value-type="string">
            <text:p text:style-name="P77">0</text:p>
          </table:table-cell>
          <table:table-cell table:style-name="Tableau6.B2" office:value-type="string">
            <text:p text:style-name="P77">18-29</text:p>
          </table:table-cell>
          <table:table-cell table:style-name="Tableau6.B2" office:value-type="string">
            <text:p text:style-name="P76">Raven's Dust</text:p>
          </table:table-cell>
          <table:table-cell table:style-name="Tableau6.H2" office:value-type="string">
            <text:p text:style-name="P77"> </text:p>
          </table:table-cell>
        </table:table-row>
        <table:table-row table:style-name="Tableau6.1">
          <table:table-cell table:style-name="Tableau6.A3" office:value-type="string">
            <text:p text:style-name="P76">Rang kwan</text:p>
          </table:table-cell>
          <table:table-cell table:style-name="Tableau6.B3" office:value-type="string">
            <text:p text:style-name="P76">Rang kwan</text:p>
          </table:table-cell>
          <table:table-cell table:style-name="Tableau6.B3" office:value-type="string">
            <text:p text:style-name="P77">16</text:p>
          </table:table-cell>
          <table:table-cell table:style-name="Tableau6.B3" office:value-type="string">
            <text:p text:style-name="P77">56</text:p>
          </table:table-cell>
          <table:table-cell table:style-name="Tableau6.B3" office:value-type="string">
            <text:p text:style-name="P77">0</text:p>
          </table:table-cell>
          <table:table-cell table:style-name="Tableau6.B3" office:value-type="string">
            <text:p text:style-name="P77">17-27</text:p>
          </table:table-cell>
          <table:table-cell table:style-name="Tableau6.B3" office:value-type="string">
            <text:p text:style-name="P76">Raven's Dust</text:p>
          </table:table-cell>
          <table:table-cell table:style-name="Tableau6.H3" office:value-type="string">
            <text:p text:style-name="P77"> </text:p>
          </table:table-cell>
        </table:table-row>
        <table:table-row table:style-name="Tableau6.1">
          <table:table-cell table:style-name="Tableau6.A2" office:value-type="string">
            <text:p text:style-name="P76">Rang kwan +1</text:p>
          </table:table-cell>
          <table:table-cell table:style-name="Tableau6.B2" office:value-type="string">
            <text:p text:style-name="P76">Rang kwan 1</text:p>
          </table:table-cell>
          <table:table-cell table:style-name="Tableau6.B2" office:value-type="string">
            <text:p text:style-name="P77">16</text:p>
          </table:table-cell>
          <table:table-cell table:style-name="Tableau6.B2" office:value-type="string">
            <text:p text:style-name="P77">56</text:p>
          </table:table-cell>
          <table:table-cell table:style-name="Tableau6.B2" office:value-type="string">
            <text:p text:style-name="P77">0</text:p>
          </table:table-cell>
          <table:table-cell table:style-name="Tableau6.B2" office:value-type="string">
            <text:p text:style-name="P77">19-31</text:p>
          </table:table-cell>
          <table:table-cell table:style-name="Tableau6.B2" office:value-type="string">
            <text:p text:style-name="P76">Raven's Dust</text:p>
          </table:table-cell>
          <table:table-cell table:style-name="Tableau6.H2" office:value-type="string">
            <text:p text:style-name="P77"> </text:p>
          </table:table-cell>
        </table:table-row>
        <table:table-row table:style-name="Tableau6.1">
          <table:table-cell table:style-name="Tableau6.A3" office:value-type="string">
            <text:p text:style-name="P76">Rang kwan +2</text:p>
          </table:table-cell>
          <table:table-cell table:style-name="Tableau6.B3" office:value-type="string">
            <text:p text:style-name="P76">Rang kwan 2</text:p>
          </table:table-cell>
          <table:table-cell table:style-name="Tableau6.B3" office:value-type="string">
            <text:p text:style-name="P79">16</text:p>
          </table:table-cell>
          <table:table-cell table:style-name="Tableau6.B3" office:value-type="string">
            <text:p text:style-name="P79">56</text:p>
          </table:table-cell>
          <table:table-cell table:style-name="Tableau6.B3" office:value-type="string">
            <text:p text:style-name="P79">0</text:p>
          </table:table-cell>
          <table:table-cell table:style-name="Tableau6.B3" office:value-type="string">
            <text:p text:style-name="P79">22-35</text:p>
          </table:table-cell>
          <table:table-cell table:style-name="Tableau6.B3" office:value-type="string">
            <text:p text:style-name="P78">Raven's Dust</text:p>
          </table:table-cell>
          <table:table-cell table:style-name="Tableau6.H3" office:value-type="string">
            <text:p text:style-name="P79"> </text:p>
          </table:table-cell>
        </table:table-row>
        <table:table-row table:style-name="Tableau6.1">
          <table:table-cell table:style-name="Tableau6.A2" office:value-type="string">
            <text:p text:style-name="P78">Tetsubo</text:p>
          </table:table-cell>
          <table:table-cell table:style-name="Tableau6.B2" office:value-type="string">
            <text:p text:style-name="P78">Tetsubo</text:p>
          </table:table-cell>
          <table:table-cell table:style-name="Tableau6.B2" office:value-type="string">
            <text:p text:style-name="P79">17</text:p>
          </table:table-cell>
          <table:table-cell table:style-name="Tableau6.B2" office:value-type="string">
            <text:p text:style-name="P79">68</text:p>
          </table:table-cell>
          <table:table-cell table:style-name="Tableau6.B2" office:value-type="string">
            <text:p text:style-name="P79">0</text:p>
          </table:table-cell>
          <table:table-cell table:style-name="Tableau6.B2" office:value-type="string">
            <text:p text:style-name="P79">21-33</text:p>
          </table:table-cell>
          <table:table-cell table:style-name="Tableau6.B2" office:value-type="string">
            <text:p text:style-name="P78">Raven's Dust</text:p>
          </table:table-cell>
          <table:table-cell table:style-name="Tableau6.H2" office:value-type="string">
            <text:p text:style-name="P79"> </text:p>
          </table:table-cell>
        </table:table-row>
        <table:table-row table:style-name="Tableau6.1">
          <table:table-cell table:style-name="Tableau6.A3" office:value-type="string">
            <text:p text:style-name="P78">Tetsubo +1</text:p>
          </table:table-cell>
          <table:table-cell table:style-name="Tableau6.B3" office:value-type="string">
            <text:p text:style-name="P78">Tetsubo 1</text:p>
          </table:table-cell>
          <table:table-cell table:style-name="Tableau6.B3" office:value-type="string">
            <text:p text:style-name="P79">17</text:p>
          </table:table-cell>
          <table:table-cell table:style-name="Tableau6.B3" office:value-type="string">
            <text:p text:style-name="P79">68</text:p>
          </table:table-cell>
          <table:table-cell table:style-name="Tableau6.B3" office:value-type="string">
            <text:p text:style-name="P79">0</text:p>
          </table:table-cell>
          <table:table-cell table:style-name="Tableau6.B3" office:value-type="string">
            <text:p text:style-name="P79">24-37</text:p>
          </table:table-cell>
          <table:table-cell table:style-name="Tableau6.B3" office:value-type="string">
            <text:p text:style-name="P78">Raven's Dust</text:p>
          </table:table-cell>
          <table:table-cell table:style-name="Tableau6.H3" office:value-type="string">
            <text:p text:style-name="P79"> </text:p>
          </table:table-cell>
        </table:table-row>
        <table:table-row table:style-name="Tableau6.22">
          <table:table-cell table:style-name="Tableau6.A22" office:value-type="string">
            <text:p text:style-name="P78">Tetsubo +2</text:p>
          </table:table-cell>
          <table:table-cell table:style-name="Tableau6.B22" office:value-type="string">
            <text:p text:style-name="P78">Tetsubo 2</text:p>
          </table:table-cell>
          <table:table-cell table:style-name="Tableau6.B22" office:value-type="string">
            <text:p text:style-name="P79">17</text:p>
          </table:table-cell>
          <table:table-cell table:style-name="Tableau6.B22" office:value-type="string">
            <text:p text:style-name="P79">68</text:p>
          </table:table-cell>
          <table:table-cell table:style-name="Tableau6.B22" office:value-type="string">
            <text:p text:style-name="P79">0</text:p>
          </table:table-cell>
          <table:table-cell table:style-name="Tableau6.B22" office:value-type="string">
            <text:p text:style-name="P79">27-42</text:p>
          </table:table-cell>
          <table:table-cell table:style-name="Tableau6.B22" office:value-type="string">
            <text:p text:style-name="P78">Raven's Dust</text:p>
          </table:table-cell>
          <table:table-cell table:style-name="Tableau6.H22" office:value-type="string">
            <text:p text:style-name="P79"> </text:p>
          </table:table-cell>
        </table:table-row>
      </table:table>
      <text:p text:style-name="Standard"/>
      <text:list xml:id="list200742453155671" text:continue-numbering="true" text:style-name="WW8Num45">
        <text:list-item>
          <text:list>
            <text:list-item>
              <text:list>
                <text:list-item>
                  <text:p text:style-name="Titre_20_3_20_-_20_Appendices"><text:bookmark-start text:name="__RefHeading__233_546538010"/>Armes spéciales<text:bookmark-end text:name="__RefHeading__233_546538010"/></text:p>
                </text:list-item>
              </text:list>
            </text:list-item>
          </text:list>
        </text:list-item>
      </text:list>
      <text:p text:style-name="Standard"/>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column table:style-name="Tableau7.H"/>
        <table:table-row table:style-name="Tableau7.1">
          <table:table-cell table:style-name="Tableau7.A1" office:value-type="string">
            <text:p text:style-name="P84">Nom en français</text:p>
          </table:table-cell>
          <table:table-cell table:style-name="Tableau7.B1" office:value-type="string">
            <text:p text:style-name="P84">Nom d'invocation</text:p>
          </table:table-cell>
          <table:table-cell table:style-name="Tableau7.B1" office:value-type="string">
            <text:p text:style-name="P84">FOR </text:p>
          </table:table-cell>
          <table:table-cell table:style-name="Tableau7.B1" office:value-type="string">
            <text:p text:style-name="P84">INT</text:p>
          </table:table-cell>
          <table:table-cell table:style-name="Tableau7.B1" office:value-type="string">
            <text:p text:style-name="P84">SAG </text:p>
          </table:table-cell>
          <table:table-cell table:style-name="Tableau7.B1" office:value-type="string">
            <text:p text:style-name="P84">Dégats</text:p>
          </table:table-cell>
          <table:table-cell table:style-name="Tableau7.B1" office:value-type="string">
            <text:p text:style-name="P84">Lieu</text:p>
          </table:table-cell>
          <table:table-cell table:style-name="Tableau7.H1" office:value-type="string">
            <text:p text:style-name="P74"> </text:p>
          </table:table-cell>
        </table:table-row>
        <table:table-row table:style-name="Tableau7.1">
          <table:table-cell table:style-name="Tableau7.A2" office:value-type="string">
            <text:p text:style-name="P73">Voleuse d'âme</text:p>
          </table:table-cell>
          <table:table-cell table:style-name="Tableau7.B2" office:value-type="string">
            <text:p text:style-name="P73">GM SoulStealer</text:p>
          </table:table-cell>
          <table:table-cell table:style-name="Tableau7.B2" office:value-type="string">
            <text:p text:style-name="P74">0</text:p>
          </table:table-cell>
          <table:table-cell table:style-name="Tableau7.B2" office:value-type="string">
            <text:p text:style-name="P74">0</text:p>
          </table:table-cell>
          <table:table-cell table:style-name="Tableau7.B2" office:value-type="string">
            <text:p text:style-name="P74">0</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V</text:p>
          </table:table-cell>
        </table:table-row>
        <table:table-row table:style-name="Tableau7.1">
          <table:table-cell table:style-name="Tableau7.A3" office:value-type="string">
            <text:p text:style-name="P73">Dague du crâne</text:p>
          </table:table-cell>
          <table:table-cell table:style-name="Tableau7.B3" office:value-type="string">
            <text:p text:style-name="P81">Skull dagger 2</text:p>
          </table:table-cell>
          <table:table-cell table:style-name="Tableau7.B3" office:value-type="string">
            <text:p text:style-name="P82">12</text:p>
          </table:table-cell>
          <table:table-cell table:style-name="Tableau7.B3" office:value-type="string">
            <text:p text:style-name="P82">43</text:p>
          </table:table-cell>
          <table:table-cell table:style-name="Tableau7.B3" office:value-type="string">
            <text:p text:style-name="P82">15</text:p>
          </table:table-cell>
          <table:table-cell table:style-name="Tableau7.B3" office:value-type="string">
            <text:p text:style-name="P82"> </text:p>
          </table:table-cell>
          <table:table-cell table:style-name="Tableau7.B3" office:value-type="string">
            <text:p text:style-name="P81">Arakas</text:p>
          </table:table-cell>
          <table:table-cell table:style-name="Tableau7.H3" office:value-type="string">
            <text:p text:style-name="P82"> </text:p>
          </table:table-cell>
        </table:table-row>
        <table:table-row table:style-name="Tableau7.1">
          <table:table-cell table:style-name="Tableau7.A2" office:value-type="string">
            <text:p text:style-name="P78">Sceptre d'ingéniosité +1</text:p>
          </table:table-cell>
          <table:table-cell table:style-name="Tableau7.B2" office:value-type="string">
            <text:p text:style-name="P78">Crowned staff of cleverness</text:p>
          </table:table-cell>
          <table:table-cell table:style-name="Tableau7.B2" office:value-type="string">
            <text:p text:style-name="P79">20</text:p>
          </table:table-cell>
          <table:table-cell table:style-name="Tableau7.B2" office:value-type="string">
            <text:p text:style-name="P79">175</text:p>
          </table:table-cell>
          <table:table-cell table:style-name="Tableau7.B2" office:value-type="string">
            <text:p text:style-name="P79">15</text:p>
          </table:table-cell>
          <table:table-cell table:style-name="Tableau7.B2" office:value-type="string">
            <text:p text:style-name="P79"> </text:p>
          </table:table-cell>
          <table:table-cell table:style-name="Tableau7.B2" office:value-type="string">
            <text:p text:style-name="P78">Introuvable</text:p>
          </table:table-cell>
          <table:table-cell table:style-name="Tableau7.H2" office:value-type="string">
            <text:p text:style-name="P79">V</text:p>
          </table:table-cell>
        </table:table-row>
        <table:table-row table:style-name="Tableau7.1">
          <table:table-cell table:style-name="Tableau7.A3" office:value-type="string">
            <text:p text:style-name="P78">Crooked staff of vigor</text:p>
          </table:table-cell>
          <table:table-cell table:style-name="Tableau7.B3" office:value-type="string">
            <text:p text:style-name="P78">Crooked staff of vigor</text:p>
          </table:table-cell>
          <table:table-cell table:style-name="Tableau7.B3" office:value-type="string">
            <text:p text:style-name="P74">25</text:p>
          </table:table-cell>
          <table:table-cell table:style-name="Tableau7.B3" office:value-type="string">
            <text:p text:style-name="P74">100</text:p>
          </table:table-cell>
          <table:table-cell table:style-name="Tableau7.B3" office:value-type="string">
            <text:p text:style-name="P74">2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V</text:p>
          </table:table-cell>
        </table:table-row>
        <table:table-row table:style-name="Tableau7.6">
          <table:table-cell table:style-name="Tableau7.A2" office:value-type="string">
            <text:p text:style-name="P73">Sceptre tellurique à pommeau d'émeraude</text:p>
          </table:table-cell>
          <table:table-cell table:style-name="Tableau7.B2" office:value-type="string">
            <text:p text:style-name="P78">Emerald topped staff of earthquakes</text:p>
          </table:table-cell>
          <table:table-cell table:style-name="Tableau7.C6" office:value-type="string">
            <text:p text:style-name="P74">25</text:p>
          </table:table-cell>
          <table:table-cell table:style-name="Tableau7.C6" office:value-type="string">
            <text:p text:style-name="P74">178</text:p>
          </table:table-cell>
          <table:table-cell table:style-name="Tableau7.C6" office:value-type="string">
            <text:p text:style-name="P74">15</text:p>
          </table:table-cell>
          <table:table-cell table:style-name="Tableau7.C6" office:value-type="string">
            <text:p text:style-name="P74"> </text:p>
          </table:table-cell>
          <table:table-cell table:style-name="Tableau7.C6" office:value-type="string">
            <text:p text:style-name="P73">Introuvable</text:p>
          </table:table-cell>
          <table:table-cell table:style-name="Tableau7.H6" office:value-type="string">
            <text:p text:style-name="P74">V</text:p>
          </table:table-cell>
        </table:table-row>
        <table:table-row table:style-name="Tableau7.1">
          <table:table-cell table:style-name="Tableau7.A3" office:value-type="string">
            <text:p text:style-name="P73">Dague perceuse d'armure</text:p>
          </table:table-cell>
          <table:table-cell table:style-name="Tableau7.B3" office:value-type="string">
            <text:p text:style-name="P78">Dagger of Piercing</text:p>
          </table:table-cell>
          <table:table-cell table:style-name="Tableau7.B3" office:value-type="string">
            <text:p text:style-name="P74">39</text:p>
          </table:table-cell>
          <table:table-cell table:style-name="Tableau7.B3" office:value-type="string">
            <text:p text:style-name="P74">19</text:p>
          </table:table-cell>
          <table:table-cell table:style-name="Tableau7.B3" office:value-type="string">
            <text:p text:style-name="P74">21</text:p>
          </table:table-cell>
          <table:table-cell table:style-name="Tableau7.B3" office:value-type="string">
            <text:p text:style-name="P74"> </text:p>
          </table:table-cell>
          <table:table-cell table:style-name="Tableau7.B3" office:value-type="string">
            <text:p text:style-name="P73">Arakas</text:p>
          </table:table-cell>
          <table:table-cell table:style-name="Tableau7.H3" office:value-type="string">
            <text:p text:style-name="P74"> </text:p>
          </table:table-cell>
        </table:table-row>
        <table:table-row table:style-name="Tableau7.1">
          <table:table-cell table:style-name="Tableau7.A2" office:value-type="string">
            <text:p text:style-name="P73">Fléau de stabilité</text:p>
          </table:table-cell>
          <table:table-cell table:style-name="Tableau7.B2" office:value-type="string">
            <text:p text:style-name="P78">Flail of stability</text:p>
          </table:table-cell>
          <table:table-cell table:style-name="Tableau7.B2" office:value-type="string">
            <text:p text:style-name="P74">40</text:p>
          </table:table-cell>
          <table:table-cell table:style-name="Tableau7.B2" office:value-type="string">
            <text:p text:style-name="P74">0</text:p>
          </table:table-cell>
          <table:table-cell table:style-name="Tableau7.B2" office:value-type="string">
            <text:p text:style-name="P74">41</text:p>
          </table:table-cell>
          <table:table-cell table:style-name="Tableau7.B2" office:value-type="string">
            <text:p text:style-name="P74">24-25</text:p>
          </table:table-cell>
          <table:table-cell table:style-name="Tableau7.B2" office:value-type="string">
            <text:p text:style-name="P73">Arakas</text:p>
          </table:table-cell>
          <table:table-cell table:style-name="Tableau7.H2" office:value-type="string">
            <text:p text:style-name="P74"> </text:p>
          </table:table-cell>
        </table:table-row>
        <table:table-row table:style-name="Tableau7.1">
          <table:table-cell table:style-name="Tableau7.A3" office:value-type="string">
            <text:p text:style-name="P73">Dague de vitalité</text:p>
          </table:table-cell>
          <table:table-cell table:style-name="Tableau7.B3" office:value-type="string">
            <text:p text:style-name="P78">Dagger of vitality</text:p>
          </table:table-cell>
          <table:table-cell table:style-name="Tableau7.B3" office:value-type="string">
            <text:p text:style-name="P74">42</text:p>
          </table:table-cell>
          <table:table-cell table:style-name="Tableau7.B3" office:value-type="string">
            <text:p text:style-name="P74">25</text:p>
          </table:table-cell>
          <table:table-cell table:style-name="Tableau7.B3" office:value-type="string">
            <text:p text:style-name="P74">30</text:p>
          </table:table-cell>
          <table:table-cell table:style-name="Tableau7.B3" office:value-type="string">
            <text:p text:style-name="P74">12-19</text:p>
          </table:table-cell>
          <table:table-cell table:style-name="Tableau7.B3" office:value-type="string">
            <text:p text:style-name="P73">Arakas</text:p>
          </table:table-cell>
          <table:table-cell table:style-name="Tableau7.H3" office:value-type="string">
            <text:p text:style-name="P74"> </text:p>
          </table:table-cell>
        </table:table-row>
        <table:table-row table:style-name="Tableau7.1">
          <table:table-cell table:style-name="Tableau7.A2" office:value-type="string">
            <text:p text:style-name="P73">Epée du chaos</text:p>
          </table:table-cell>
          <table:table-cell table:style-name="Tableau7.B2" office:value-type="string">
            <text:p text:style-name="P81">Chaos Sword</text:p>
          </table:table-cell>
          <table:table-cell table:style-name="Tableau7.B2" office:value-type="string">
            <text:p text:style-name="P82">53</text:p>
          </table:table-cell>
          <table:table-cell table:style-name="Tableau7.B2" office:value-type="string">
            <text:p text:style-name="P82">0</text:p>
          </table:table-cell>
          <table:table-cell table:style-name="Tableau7.B2" office:value-type="string">
            <text:p text:style-name="P82">0</text:p>
          </table:table-cell>
          <table:table-cell table:style-name="Tableau7.B2" office:value-type="string">
            <text:p text:style-name="P82">01-40</text:p>
          </table:table-cell>
          <table:table-cell table:style-name="Tableau7.B2" office:value-type="string">
            <text:p text:style-name="P81">Arakas</text:p>
          </table:table-cell>
          <table:table-cell table:style-name="Tableau7.H2" office:value-type="string">
            <text:p text:style-name="P82"> </text:p>
          </table:table-cell>
        </table:table-row>
        <table:table-row table:style-name="Tableau7.1">
          <table:table-cell table:style-name="Tableau7.A3" office:value-type="string">
            <text:p text:style-name="P76">Lame de gobelin</text:p>
          </table:table-cell>
          <table:table-cell table:style-name="Tableau7.B3" office:value-type="string">
            <text:p text:style-name="P76">Goblin Blade</text:p>
          </table:table-cell>
          <table:table-cell table:style-name="Tableau7.B3" office:value-type="string">
            <text:p text:style-name="P77">53</text:p>
          </table:table-cell>
          <table:table-cell table:style-name="Tableau7.B3" office:value-type="string">
            <text:p text:style-name="P77">0</text:p>
          </table:table-cell>
          <table:table-cell table:style-name="Tableau7.B3" office:value-type="string">
            <text:p text:style-name="P77">0</text:p>
          </table:table-cell>
          <table:table-cell table:style-name="Tableau7.B3" office:value-type="string">
            <text:p text:style-name="P77">16 - 25</text:p>
          </table:table-cell>
          <table:table-cell table:style-name="Tableau7.B3" office:value-type="string">
            <text:p text:style-name="P76">Arakas</text:p>
          </table:table-cell>
          <table:table-cell table:style-name="Tableau7.H3" office:value-type="string">
            <text:p text:style-name="P77"> </text:p>
          </table:table-cell>
        </table:table-row>
        <table:table-row table:style-name="Tableau7.1">
          <table:table-cell table:style-name="Tableau7.A2" office:value-type="string">
            <text:p text:style-name="P73">Solaris</text:p>
          </table:table-cell>
          <table:table-cell table:style-name="Tableau7.B2" office:value-type="string">
            <text:p text:style-name="P73">Lightbringer</text:p>
          </table:table-cell>
          <table:table-cell table:style-name="Tableau7.B2" office:value-type="string">
            <text:p text:style-name="P74">53</text:p>
          </table:table-cell>
          <table:table-cell table:style-name="Tableau7.B2" office:value-type="string">
            <text:p text:style-name="P74">25</text:p>
          </table:table-cell>
          <table:table-cell table:style-name="Tableau7.B2" office:value-type="string">
            <text:p text:style-name="P74">25</text:p>
          </table:table-cell>
          <table:table-cell table:style-name="Tableau7.B2" office:value-type="string">
            <text:p text:style-name="P74"> </text:p>
          </table:table-cell>
          <table:table-cell table:style-name="Tableau7.B2" office:value-type="string">
            <text:p text:style-name="P73">Arakas</text:p>
          </table:table-cell>
          <table:table-cell table:style-name="Tableau7.H2" office:value-type="string">
            <text:p text:style-name="P74"> </text:p>
          </table:table-cell>
        </table:table-row>
        <table:table-row table:style-name="Tableau7.1">
          <table:table-cell table:style-name="Tableau7.A3" office:value-type="string">
            <text:p text:style-name="P73">Epée de fureur</text:p>
          </table:table-cell>
          <table:table-cell table:style-name="Tableau7.B3" office:value-type="string">
            <text:p text:style-name="P78">Sword of fury</text:p>
          </table:table-cell>
          <table:table-cell table:style-name="Tableau7.B3" office:value-type="string">
            <text:p text:style-name="P74">59</text:p>
          </table:table-cell>
          <table:table-cell table:style-name="Tableau7.B3" office:value-type="string">
            <text:p text:style-name="P74">21</text:p>
          </table:table-cell>
          <table:table-cell table:style-name="Tableau7.B3" office:value-type="string">
            <text:p text:style-name="P74">24</text:p>
          </table:table-cell>
          <table:table-cell table:style-name="Tableau7.B3" office:value-type="string">
            <text:p text:style-name="P74">18-29</text:p>
          </table:table-cell>
          <table:table-cell table:style-name="Tableau7.B3" office:value-type="string">
            <text:p text:style-name="P73">Raven's Dust</text:p>
          </table:table-cell>
          <table:table-cell table:style-name="Tableau7.H3" office:value-type="string">
            <text:p text:style-name="P74"> </text:p>
          </table:table-cell>
        </table:table-row>
        <table:table-row table:style-name="Tableau7.1">
          <table:table-cell table:style-name="Tableau7.A2" office:value-type="string">
            <text:p text:style-name="P73">Epée de la nuit</text:p>
          </table:table-cell>
          <table:table-cell table:style-name="Tableau7.B2" office:value-type="string">
            <text:p text:style-name="P73">Nightsword</text:p>
          </table:table-cell>
          <table:table-cell table:style-name="Tableau7.B2" office:value-type="string">
            <text:p text:style-name="P74">65</text:p>
          </table:table-cell>
          <table:table-cell table:style-name="Tableau7.B2" office:value-type="string">
            <text:p text:style-name="P74">30</text:p>
          </table:table-cell>
          <table:table-cell table:style-name="Tableau7.B2" office:value-type="string">
            <text:p text:style-name="P74">25</text:p>
          </table:table-cell>
          <table:table-cell table:style-name="Tableau7.B2" office:value-type="string">
            <text:p text:style-name="P74">21-33</text:p>
          </table:table-cell>
          <table:table-cell table:style-name="Tableau7.B2" office:value-type="string">
            <text:p text:style-name="P73">Arakas</text:p>
          </table:table-cell>
          <table:table-cell table:style-name="Tableau7.H2" office:value-type="string">
            <text:p text:style-name="P74"> </text:p>
          </table:table-cell>
        </table:table-row>
        <table:table-row table:style-name="Tableau7.1">
          <table:table-cell table:style-name="Tableau7.A3" office:value-type="string">
            <text:p text:style-name="P73">Lame des ténèbres</text:p>
          </table:table-cell>
          <table:table-cell table:style-name="Tableau7.B3" office:value-type="string">
            <text:p text:style-name="P81">Shadow Blade</text:p>
          </table:table-cell>
          <table:table-cell table:style-name="Tableau7.B3" office:value-type="string">
            <text:p text:style-name="P82">68</text:p>
          </table:table-cell>
          <table:table-cell table:style-name="Tableau7.B3" office:value-type="string">
            <text:p text:style-name="P82">19</text:p>
          </table:table-cell>
          <table:table-cell table:style-name="Tableau7.B3" office:value-type="string">
            <text:p text:style-name="P82">21</text:p>
          </table:table-cell>
          <table:table-cell table:style-name="Tableau7.B3" office:value-type="string">
            <text:p text:style-name="P82">22-34</text:p>
          </table:table-cell>
          <table:table-cell table:style-name="Tableau7.B3" office:value-type="string">
            <text:p text:style-name="P81">Arakas</text:p>
          </table:table-cell>
          <table:table-cell table:style-name="Tableau7.H3" office:value-type="string">
            <text:p text:style-name="P82"> </text:p>
          </table:table-cell>
        </table:table-row>
        <table:table-row table:style-name="Tableau7.1">
          <table:table-cell table:style-name="Tableau7.A2" office:value-type="string">
            <text:p text:style-name="P81">Défenderesse</text:p>
          </table:table-cell>
          <table:table-cell table:style-name="Tableau7.B2" office:value-type="string">
            <text:p text:style-name="P81">Defender</text:p>
          </table:table-cell>
          <table:table-cell table:style-name="Tableau7.B2" office:value-type="string">
            <text:p text:style-name="P74">68</text:p>
          </table:table-cell>
          <table:table-cell table:style-name="Tableau7.B2" office:value-type="string">
            <text:p text:style-name="P74">25</text:p>
          </table:table-cell>
          <table:table-cell table:style-name="Tableau7.B2" office:value-type="string">
            <text:p text:style-name="P74">30</text:p>
          </table:table-cell>
          <table:table-cell table:style-name="Tableau7.B2" office:value-type="string">
            <text:p text:style-name="P74">31-49</text:p>
          </table:table-cell>
          <table:table-cell table:style-name="Tableau7.B2" office:value-type="string">
            <text:p text:style-name="P73">Arakas</text:p>
          </table:table-cell>
          <table:table-cell table:style-name="Tableau7.H2" office:value-type="string">
            <text:p text:style-name="P74"> </text:p>
          </table:table-cell>
        </table:table-row>
        <table:table-row table:style-name="Tableau7.1">
          <table:table-cell table:style-name="Tableau7.A3" office:value-type="string">
            <text:p text:style-name="P73">Hache d'argent</text:p>
          </table:table-cell>
          <table:table-cell table:style-name="Tableau7.B3" office:value-type="string">
            <text:p text:style-name="P81">Silver Axe</text:p>
          </table:table-cell>
          <table:table-cell table:style-name="Tableau7.B3" office:value-type="string">
            <text:p text:style-name="P82">71</text:p>
          </table:table-cell>
          <table:table-cell table:style-name="Tableau7.B3" office:value-type="string">
            <text:p text:style-name="P82">0</text:p>
          </table:table-cell>
          <table:table-cell table:style-name="Tableau7.B3" office:value-type="string">
            <text:p text:style-name="P82">0</text:p>
          </table:table-cell>
          <table:table-cell table:style-name="Tableau7.B3" office:value-type="string">
            <text:p text:style-name="P82">27 - 43</text:p>
          </table:table-cell>
          <table:table-cell table:style-name="Tableau7.B3" office:value-type="string">
            <text:p text:style-name="P81">Arakas</text:p>
          </table:table-cell>
          <table:table-cell table:style-name="Tableau7.H3" office:value-type="string">
            <text:p text:style-name="P82"> </text:p>
          </table:table-cell>
        </table:table-row>
        <table:table-row table:style-name="Tableau7.1">
          <table:table-cell table:style-name="Tableau7.A2" office:value-type="string">
            <text:p text:style-name="P73">Aiguillon</text:p>
          </table:table-cell>
          <table:table-cell table:style-name="Tableau7.B2" office:value-type="string">
            <text:p text:style-name="P73">Stinger</text:p>
          </table:table-cell>
          <table:table-cell table:style-name="Tableau7.B2" office:value-type="string">
            <text:p text:style-name="P74">73</text:p>
          </table:table-cell>
          <table:table-cell table:style-name="Tableau7.B2" office:value-type="string">
            <text:p text:style-name="P74">15</text:p>
          </table:table-cell>
          <table:table-cell table:style-name="Tableau7.B2" office:value-type="string">
            <text:p text:style-name="P74">15</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9">V</text:p>
          </table:table-cell>
        </table:table-row>
        <table:table-row table:style-name="Tableau7.1">
          <table:table-cell table:style-name="Tableau7.A3" office:value-type="string">
            <text:p text:style-name="P78">Twisted long sword</text:p>
          </table:table-cell>
          <table:table-cell table:style-name="Tableau7.B3" office:value-type="string">
            <text:p text:style-name="P78">Twisted long sword</text:p>
          </table:table-cell>
          <table:table-cell table:style-name="Tableau7.B3" office:value-type="string">
            <text:p text:style-name="P74">75</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V</text:p>
          </table:table-cell>
        </table:table-row>
        <table:table-row table:style-name="Tableau7.1">
          <table:table-cell table:style-name="Tableau7.A2" office:value-type="string">
            <text:p text:style-name="P73">Lame démoniaque</text:p>
          </table:table-cell>
          <table:table-cell table:style-name="Tableau7.B2" office:value-type="string">
            <text:p text:style-name="P81">Demonblade</text:p>
          </table:table-cell>
          <table:table-cell table:style-name="Tableau7.B2" office:value-type="string">
            <text:p text:style-name="P82">76</text:p>
          </table:table-cell>
          <table:table-cell table:style-name="Tableau7.B2" office:value-type="string">
            <text:p text:style-name="P82">0</text:p>
          </table:table-cell>
          <table:table-cell table:style-name="Tableau7.B2" office:value-type="string">
            <text:p text:style-name="P82">0</text:p>
          </table:table-cell>
          <table:table-cell table:style-name="Tableau7.B2" office:value-type="string">
            <text:p text:style-name="P82">01-63</text:p>
          </table:table-cell>
          <table:table-cell table:style-name="Tableau7.B2" office:value-type="string">
            <text:p text:style-name="P81">Arakas</text:p>
          </table:table-cell>
          <table:table-cell table:style-name="Tableau7.H2" office:value-type="string">
            <text:p text:style-name="P82"> </text:p>
          </table:table-cell>
        </table:table-row>
        <table:table-row table:style-name="Tableau7.1">
          <table:table-cell table:style-name="Tableau7.A3" office:value-type="string">
            <text:p text:style-name="P81">Gourdin du troll</text:p>
          </table:table-cell>
          <table:table-cell table:style-name="Tableau7.B3" office:value-type="string">
            <text:p text:style-name="P81">Troll Club</text:p>
          </table:table-cell>
          <table:table-cell table:style-name="Tableau7.B3" office:value-type="string">
            <text:p text:style-name="P82">79</text:p>
          </table:table-cell>
          <table:table-cell table:style-name="Tableau7.B3" office:value-type="string">
            <text:p text:style-name="P82">0</text:p>
          </table:table-cell>
          <table:table-cell table:style-name="Tableau7.B3" office:value-type="string">
            <text:p text:style-name="P82">0</text:p>
          </table:table-cell>
          <table:table-cell table:style-name="Tableau7.B3" office:value-type="string">
            <text:p text:style-name="P82">26 - 39</text:p>
          </table:table-cell>
          <table:table-cell table:style-name="Tableau7.B3" office:value-type="string">
            <text:p text:style-name="P81">Arakas</text:p>
          </table:table-cell>
          <table:table-cell table:style-name="Tableau7.H3" office:value-type="string">
            <text:p text:style-name="P82"> </text:p>
          </table:table-cell>
        </table:table-row>
        <table:table-row table:style-name="Tableau7.1">
          <table:table-cell table:style-name="Tableau7.A2" office:value-type="string">
            <text:p text:style-name="P78">Quickstrike</text:p>
          </table:table-cell>
          <table:table-cell table:style-name="Tableau7.B2" office:value-type="string">
            <text:p text:style-name="P78">Quickstrike</text:p>
          </table:table-cell>
          <table:table-cell table:style-name="Tableau7.B2" office:value-type="string">
            <text:p text:style-name="P79">80</text:p>
          </table:table-cell>
          <table:table-cell table:style-name="Tableau7.B2" office:value-type="string">
            <text:p text:style-name="P79">0</text:p>
          </table:table-cell>
          <table:table-cell table:style-name="Tableau7.B2" office:value-type="string">
            <text:p text:style-name="P79">0</text:p>
          </table:table-cell>
          <table:table-cell table:style-name="Tableau7.B2" office:value-type="string">
            <text:p text:style-name="P79"> </text:p>
          </table:table-cell>
          <table:table-cell table:style-name="Tableau7.B2" office:value-type="string">
            <text:p text:style-name="P78">Introuvable</text:p>
          </table:table-cell>
          <table:table-cell table:style-name="Tableau7.H2" office:value-type="string">
            <text:p text:style-name="P74">V</text:p>
          </table:table-cell>
        </table:table-row>
        <table:table-row table:style-name="Tableau7.1">
          <table:table-cell table:style-name="Tableau7.A3" office:value-type="string">
            <text:p text:style-name="P73">Lame d'acuité</text:p>
          </table:table-cell>
          <table:table-cell table:style-name="Tableau7.B3" office:value-type="string">
            <text:p text:style-name="P78">Blade of sharpness</text:p>
          </table:table-cell>
          <table:table-cell table:style-name="Tableau7.B3" office:value-type="string">
            <text:p text:style-name="P74">82</text:p>
          </table:table-cell>
          <table:table-cell table:style-name="Tableau7.B3" office:value-type="string">
            <text:p text:style-name="P74">20</text:p>
          </table:table-cell>
          <table:table-cell table:style-name="Tableau7.B3" office:value-type="string">
            <text:p text:style-name="P74">23</text:p>
          </table:table-cell>
          <table:table-cell table:style-name="Tableau7.B3" office:value-type="string">
            <text:p text:style-name="P74"> </text:p>
          </table:table-cell>
          <table:table-cell table:style-name="Tableau7.B3" office:value-type="string">
            <text:p text:style-name="P73">Raven's Dust</text:p>
          </table:table-cell>
          <table:table-cell table:style-name="Tableau7.H3" office:value-type="string">
            <text:p text:style-name="P74"> </text:p>
          </table:table-cell>
        </table:table-row>
        <table:table-row table:style-name="Tableau7.1">
          <table:table-cell table:style-name="Tableau7.A2" office:value-type="string">
            <text:p text:style-name="P73">Hache de destruction</text:p>
          </table:table-cell>
          <table:table-cell table:style-name="Tableau7.B2" office:value-type="string">
            <text:p text:style-name="P78">Axe of destruction</text:p>
          </table:table-cell>
          <table:table-cell table:style-name="Tableau7.B2" office:value-type="string">
            <text:p text:style-name="P74">82</text:p>
          </table:table-cell>
          <table:table-cell table:style-name="Tableau7.B2" office:value-type="string">
            <text:p text:style-name="P74">25</text:p>
          </table:table-cell>
          <table:table-cell table:style-name="Tableau7.B2" office:value-type="string">
            <text:p text:style-name="P74">30</text:p>
          </table:table-cell>
          <table:table-cell table:style-name="Tableau7.B2" office:value-type="string">
            <text:p text:style-name="P74"> </text:p>
          </table:table-cell>
          <table:table-cell table:style-name="Tableau7.B2" office:value-type="string">
            <text:p text:style-name="P73">Arakas</text:p>
          </table:table-cell>
          <table:table-cell table:style-name="Tableau7.H2" office:value-type="string">
            <text:p text:style-name="P74"> </text:p>
          </table:table-cell>
        </table:table-row>
        <text:soft-page-break/>
        <table:table-row table:style-name="Tableau7.1">
          <table:table-cell table:style-name="Tableau7.A3" office:value-type="string">
            <text:p text:style-name="P73">Lame de glace</text:p>
          </table:table-cell>
          <table:table-cell table:style-name="Tableau7.B3" office:value-type="string">
            <text:p text:style-name="P73">Ice blade</text:p>
          </table:table-cell>
          <table:table-cell table:style-name="Tableau7.B3" office:value-type="string">
            <text:p text:style-name="P74">95</text:p>
          </table:table-cell>
          <table:table-cell table:style-name="Tableau7.B3" office:value-type="string">
            <text:p text:style-name="P74">3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V</text:p>
          </table:table-cell>
        </table:table-row>
        <table:table-row table:style-name="Tableau7.1">
          <table:table-cell table:style-name="Tableau7.A2" office:value-type="string">
            <text:p text:style-name="P73">Pourfendeur de gobelin</text:p>
          </table:table-cell>
          <table:table-cell table:style-name="Tableau7.B2" office:value-type="string">
            <text:p text:style-name="P78">Goblin Slayer</text:p>
          </table:table-cell>
          <table:table-cell table:style-name="Tableau7.B2" office:value-type="string">
            <text:p text:style-name="P79">97</text:p>
          </table:table-cell>
          <table:table-cell table:style-name="Tableau7.B2" office:value-type="string">
            <text:p text:style-name="P79">20</text:p>
          </table:table-cell>
          <table:table-cell table:style-name="Tableau7.B2" office:value-type="string">
            <text:p text:style-name="P79">23</text:p>
          </table:table-cell>
          <table:table-cell table:style-name="Tableau7.B2" office:value-type="string">
            <text:p text:style-name="P79">25-44</text:p>
          </table:table-cell>
          <table:table-cell table:style-name="Tableau7.B2" office:value-type="string">
            <text:p text:style-name="P78">Raven's Dust</text:p>
          </table:table-cell>
          <table:table-cell table:style-name="Tableau7.H2" office:value-type="string">
            <text:p text:style-name="P79"> </text:p>
          </table:table-cell>
        </table:table-row>
        <table:table-row table:style-name="Tableau7.1">
          <table:table-cell table:style-name="Tableau7.A3" office:value-type="string">
            <text:p text:style-name="P78">Tidal Blade</text:p>
          </table:table-cell>
          <table:table-cell table:style-name="Tableau7.B3" office:value-type="string">
            <text:p text:style-name="P78">Tidal blade</text:p>
          </table:table-cell>
          <table:table-cell table:style-name="Tableau7.B3" office:value-type="string">
            <text:p text:style-name="P79">110</text:p>
          </table:table-cell>
          <table:table-cell table:style-name="Tableau7.B3" office:value-type="string">
            <text:p text:style-name="P79">0</text:p>
          </table:table-cell>
          <table:table-cell table:style-name="Tableau7.B3" office:value-type="string">
            <text:p text:style-name="P79">0</text:p>
          </table:table-cell>
          <table:table-cell table:style-name="Tableau7.B3" office:value-type="string">
            <text:p text:style-name="P79"> </text:p>
          </table:table-cell>
          <table:table-cell table:style-name="Tableau7.B3" office:value-type="string">
            <text:p text:style-name="P78">Introuvable</text:p>
          </table:table-cell>
          <table:table-cell table:style-name="Tableau7.H3" office:value-type="string">
            <text:p text:style-name="P79">V</text:p>
          </table:table-cell>
        </table:table-row>
        <table:table-row table:style-name="Tableau7.1">
          <table:table-cell table:style-name="Tableau7.A2" office:value-type="string">
            <text:p text:style-name="P78">Holy cutlass</text:p>
          </table:table-cell>
          <table:table-cell table:style-name="Tableau7.B2" office:value-type="string">
            <text:p text:style-name="P78">Holy cutlass</text:p>
          </table:table-cell>
          <table:table-cell table:style-name="Tableau7.B2" office:value-type="string">
            <text:p text:style-name="P79">120</text:p>
          </table:table-cell>
          <table:table-cell table:style-name="Tableau7.B2" office:value-type="string">
            <text:p text:style-name="P79">0</text:p>
          </table:table-cell>
          <table:table-cell table:style-name="Tableau7.B2" office:value-type="string">
            <text:p text:style-name="P79">0</text:p>
          </table:table-cell>
          <table:table-cell table:style-name="Tableau7.B2" office:value-type="string">
            <text:p text:style-name="P79"> </text:p>
          </table:table-cell>
          <table:table-cell table:style-name="Tableau7.B2" office:value-type="string">
            <text:p text:style-name="P78">Introuvable</text:p>
          </table:table-cell>
          <table:table-cell table:style-name="Tableau7.H2" office:value-type="string">
            <text:p text:style-name="P74">V</text:p>
          </table:table-cell>
        </table:table-row>
        <table:table-row table:style-name="Tableau7.1">
          <table:table-cell table:style-name="Tableau7.A3" office:value-type="string">
            <text:p text:style-name="P73">Corrupteur d'âme de Druss</text:p>
          </table:table-cell>
          <table:table-cell table:style-name="Tableau7.B3" office:value-type="string">
            <text:p text:style-name="P78">GM Druss briber of souls</text:p>
          </table:table-cell>
          <table:table-cell table:style-name="Tableau7.B3" office:value-type="string">
            <text:p text:style-name="P74">130</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V</text:p>
          </table:table-cell>
        </table:table-row>
        <table:table-row table:style-name="Tableau7.1">
          <table:table-cell table:style-name="Tableau7.A2" office:value-type="string">
            <text:p text:style-name="P73">Crusher</text:p>
          </table:table-cell>
          <table:table-cell table:style-name="Tableau7.B2" office:value-type="string">
            <text:p text:style-name="P73">Crusher</text:p>
          </table:table-cell>
          <table:table-cell table:style-name="Tableau7.B2" office:value-type="string">
            <text:p text:style-name="P74">140</text:p>
          </table:table-cell>
          <table:table-cell table:style-name="Tableau7.B2" office:value-type="string">
            <text:p text:style-name="P74">0</text:p>
          </table:table-cell>
          <table:table-cell table:style-name="Tableau7.B2" office:value-type="string">
            <text:p text:style-name="P74">30</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V</text:p>
          </table:table-cell>
        </table:table-row>
        <table:table-row table:style-name="Tableau7.1">
          <table:table-cell table:style-name="Tableau7.A3" office:value-type="string">
            <text:p text:style-name="P73">Crimson bastard sword</text:p>
          </table:table-cell>
          <table:table-cell table:style-name="Tableau7.B3" office:value-type="string">
            <text:p text:style-name="P73">Crimson bastard sword</text:p>
          </table:table-cell>
          <table:table-cell table:style-name="Tableau7.B3" office:value-type="string">
            <text:p text:style-name="P74">150</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V</text:p>
          </table:table-cell>
        </table:table-row>
        <table:table-row table:style-name="Tableau7.1">
          <table:table-cell table:style-name="Tableau7.A2" office:value-type="string">
            <text:p text:style-name="P73">Purity</text:p>
          </table:table-cell>
          <table:table-cell table:style-name="Tableau7.B2" office:value-type="string">
            <text:p text:style-name="P73">Purity</text:p>
          </table:table-cell>
          <table:table-cell table:style-name="Tableau7.B2" office:value-type="string">
            <text:p text:style-name="P74">150</text:p>
          </table:table-cell>
          <table:table-cell table:style-name="Tableau7.B2" office:value-type="string">
            <text:p text:style-name="P74">0</text:p>
          </table:table-cell>
          <table:table-cell table:style-name="Tableau7.B2" office:value-type="string">
            <text:p text:style-name="P74">30</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V</text:p>
          </table:table-cell>
        </table:table-row>
        <table:table-row table:style-name="Tableau7.1">
          <table:table-cell table:style-name="Tableau7.A3" office:value-type="string">
            <text:p text:style-name="P73">Fléau du froid</text:p>
          </table:table-cell>
          <table:table-cell table:style-name="Tableau7.B3" office:value-type="string">
            <text:p text:style-name="P73">GM Frostbane</text:p>
          </table:table-cell>
          <table:table-cell table:style-name="Tableau7.B3" office:value-type="string">
            <text:p text:style-name="P79">155</text:p>
          </table:table-cell>
          <table:table-cell table:style-name="Tableau7.B3" office:value-type="string">
            <text:p text:style-name="P79">60</text:p>
          </table:table-cell>
          <table:table-cell table:style-name="Tableau7.B3" office:value-type="string">
            <text:p text:style-name="P79">60</text:p>
          </table:table-cell>
          <table:table-cell table:style-name="Tableau7.B3" office:value-type="string">
            <text:p text:style-name="P79"> </text:p>
          </table:table-cell>
          <table:table-cell table:style-name="Tableau7.B3" office:value-type="string">
            <text:p text:style-name="P78">Introuvable</text:p>
          </table:table-cell>
          <table:table-cell table:style-name="Tableau7.H3" office:value-type="string">
            <text:p text:style-name="P79">V</text:p>
          </table:table-cell>
        </table:table-row>
        <table:table-row table:style-name="Tableau7.1">
          <table:table-cell table:style-name="Tableau7.A2" office:value-type="string">
            <text:p text:style-name="P78">Windslash</text:p>
          </table:table-cell>
          <table:table-cell table:style-name="Tableau7.B2" office:value-type="string">
            <text:p text:style-name="P78">Windslash</text:p>
          </table:table-cell>
          <table:table-cell table:style-name="Tableau7.B2" office:value-type="string">
            <text:p text:style-name="P79">180</text:p>
          </table:table-cell>
          <table:table-cell table:style-name="Tableau7.B2" office:value-type="string">
            <text:p text:style-name="P79">0</text:p>
          </table:table-cell>
          <table:table-cell table:style-name="Tableau7.B2" office:value-type="string">
            <text:p text:style-name="P79">0</text:p>
          </table:table-cell>
          <table:table-cell table:style-name="Tableau7.B2" office:value-type="string">
            <text:p text:style-name="P79"> </text:p>
          </table:table-cell>
          <table:table-cell table:style-name="Tableau7.B2" office:value-type="string">
            <text:p text:style-name="P78">Introuvable</text:p>
          </table:table-cell>
          <table:table-cell table:style-name="Tableau7.H2" office:value-type="string">
            <text:p text:style-name="P79">V</text:p>
          </table:table-cell>
        </table:table-row>
        <table:table-row table:style-name="Tableau7.1">
          <table:table-cell table:style-name="Tableau7.A3" office:value-type="string">
            <text:p text:style-name="P73">Mjolnir</text:p>
          </table:table-cell>
          <table:table-cell table:style-name="Tableau7.B3" office:value-type="string">
            <text:p text:style-name="P73">Mjolnir</text:p>
          </table:table-cell>
          <table:table-cell table:style-name="Tableau7.B3" office:value-type="string">
            <text:p text:style-name="P74">200</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V</text:p>
          </table:table-cell>
        </table:table-row>
        <table:table-row table:style-name="Tableau7.1">
          <table:table-cell table:style-name="Tableau7.A2" office:value-type="string">
            <text:p text:style-name="P73">Mjolnir (inutilisable)</text:p>
          </table:table-cell>
          <table:table-cell table:style-name="Tableau7.B2" office:value-type="string">
            <text:p text:style-name="P73">GM Mjolnir</text:p>
          </table:table-cell>
          <table:table-cell table:style-name="Tableau7.B2" office:value-type="string">
            <text:p text:style-name="P74">210</text:p>
          </table:table-cell>
          <table:table-cell table:style-name="Tableau7.B2" office:value-type="string">
            <text:p text:style-name="P74">15</text:p>
          </table:table-cell>
          <table:table-cell table:style-name="Tableau7.B2" office:value-type="string">
            <text:p text:style-name="P74">169</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9">V</text:p>
          </table:table-cell>
        </table:table-row>
        <table:table-row table:style-name="Tableau7.1">
          <table:table-cell table:style-name="Tableau7.A3" office:value-type="string">
            <text:p text:style-name="P78">Frost wakizashi</text:p>
          </table:table-cell>
          <table:table-cell table:style-name="Tableau7.B3" office:value-type="string">
            <text:p text:style-name="P73">Frost wakizashi</text:p>
          </table:table-cell>
          <table:table-cell table:style-name="Tableau7.B3" office:value-type="string">
            <text:p text:style-name="P74">240</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V</text:p>
          </table:table-cell>
        </table:table-row>
        <table:table-row table:style-name="Tableau7.1">
          <table:table-cell table:style-name="Tableau7.A2" office:value-type="string">
            <text:p text:style-name="P73">Epée des ténèbres</text:p>
          </table:table-cell>
          <table:table-cell table:style-name="Tableau7.B2" office:value-type="string">
            <text:p text:style-name="P73">Darksword</text:p>
          </table:table-cell>
          <table:table-cell table:style-name="Tableau7.B2" office:value-type="string">
            <text:p text:style-name="P74">242</text:p>
          </table:table-cell>
          <table:table-cell table:style-name="Tableau7.B2" office:value-type="string">
            <text:p text:style-name="P74">35</text:p>
          </table:table-cell>
          <table:table-cell table:style-name="Tableau7.B2" office:value-type="string">
            <text:p text:style-name="P74">45</text:p>
          </table:table-cell>
          <table:table-cell table:style-name="Tableau7.B2" office:value-type="string">
            <text:p text:style-name="P74"> </text:p>
          </table:table-cell>
          <table:table-cell table:style-name="Tableau7.B2" office:value-type="string">
            <text:p text:style-name="P73">Arakas</text:p>
          </table:table-cell>
          <table:table-cell table:style-name="Tableau7.H2" office:value-type="string">
            <text:p text:style-name="P74"> </text:p>
          </table:table-cell>
        </table:table-row>
        <table:table-row table:style-name="Tableau7.1">
          <table:table-cell table:style-name="Tableau7.A3" office:value-type="string">
            <text:p text:style-name="P73">Colossus</text:p>
          </table:table-cell>
          <table:table-cell table:style-name="Tableau7.B3" office:value-type="string">
            <text:p text:style-name="P73">Colossus</text:p>
          </table:table-cell>
          <table:table-cell table:style-name="Tableau7.B3" office:value-type="string">
            <text:p text:style-name="P74">250</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V</text:p>
          </table:table-cell>
        </table:table-row>
        <table:table-row table:style-name="Tableau7.1">
          <table:table-cell table:style-name="Tableau7.A2" office:value-type="string">
            <text:p text:style-name="P73">Tempest</text:p>
          </table:table-cell>
          <table:table-cell table:style-name="Tableau7.B2" office:value-type="string">
            <text:p text:style-name="P73">Tempest</text:p>
          </table:table-cell>
          <table:table-cell table:style-name="Tableau7.B2" office:value-type="string">
            <text:p text:style-name="P74">250</text:p>
          </table:table-cell>
          <table:table-cell table:style-name="Tableau7.B2" office:value-type="string">
            <text:p text:style-name="P74">0</text:p>
          </table:table-cell>
          <table:table-cell table:style-name="Tableau7.B2" office:value-type="string">
            <text:p text:style-name="P74">0</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9">V</text:p>
          </table:table-cell>
        </table:table-row>
        <table:table-row table:style-name="Tableau7.1">
          <table:table-cell table:style-name="Tableau7.A3" office:value-type="string">
            <text:p text:style-name="P78">Soul of flare</text:p>
          </table:table-cell>
          <table:table-cell table:style-name="Tableau7.B3" office:value-type="string">
            <text:p text:style-name="P78">Soul of Flare</text:p>
          </table:table-cell>
          <table:table-cell table:style-name="Tableau7.B3" office:value-type="string">
            <text:p text:style-name="P74">350</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V</text:p>
          </table:table-cell>
        </table:table-row>
        <table:table-row table:style-name="Tableau7.1">
          <table:table-cell table:style-name="Tableau7.A2" office:value-type="string">
            <text:p text:style-name="P73">Pourfendeur d'elfe</text:p>
          </table:table-cell>
          <table:table-cell table:style-name="Tableau7.B2" office:value-type="string">
            <text:p text:style-name="P78">Elvenbane</text:p>
          </table:table-cell>
          <table:table-cell table:style-name="Tableau7.B2" office:value-type="string">
            <text:p text:style-name="P79"> </text:p>
          </table:table-cell>
          <table:table-cell table:style-name="Tableau7.B2" office:value-type="string">
            <text:p text:style-name="P79"> </text:p>
          </table:table-cell>
          <table:table-cell table:style-name="Tableau7.B2" office:value-type="string">
            <text:p text:style-name="P79"> </text:p>
          </table:table-cell>
          <table:table-cell table:style-name="Tableau7.B2" office:value-type="string">
            <text:p text:style-name="P79"> </text:p>
          </table:table-cell>
          <table:table-cell table:style-name="Tableau7.B2" office:value-type="string">
            <text:p text:style-name="P78">Raven's Dust</text:p>
          </table:table-cell>
          <table:table-cell table:style-name="Tableau7.H2" office:value-type="string">
            <text:p text:style-name="P79"> </text:p>
          </table:table-cell>
        </table:table-row>
        <table:table-row table:style-name="Tableau7.1">
          <table:table-cell table:style-name="Tableau7.A3" office:value-type="string">
            <text:p text:style-name="P79">-</text:p>
          </table:table-cell>
          <table:table-cell table:style-name="Tableau7.B3" office:value-type="string">
            <text:p text:style-name="P78">Drakes tome of destruction</text:p>
          </table:table-cell>
          <table:table-cell table:style-name="Tableau7.B3" office:value-type="string">
            <text:p text:style-name="P74">0</text:p>
          </table:table-cell>
          <table:table-cell table:style-name="Tableau7.B3" office:value-type="string">
            <text:p text:style-name="P74">65535</text:p>
          </table:table-cell>
          <table:table-cell table:style-name="Tableau7.B3" office:value-type="string">
            <text:p text:style-name="P74">65535</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X</text:p>
          </table:table-cell>
        </table:table-row>
        <table:table-row table:style-name="Tableau7.1">
          <table:table-cell table:style-name="Tableau7.A2" office:value-type="string">
            <text:p text:style-name="P73">Hache vampirique</text:p>
          </table:table-cell>
          <table:table-cell table:style-name="Tableau7.B2" office:value-type="string">
            <text:p text:style-name="P73">GM Vampire Axe</text:p>
          </table:table-cell>
          <table:table-cell table:style-name="Tableau7.B2" office:value-type="string">
            <text:p text:style-name="P74">85</text:p>
          </table:table-cell>
          <table:table-cell table:style-name="Tableau7.B2" office:value-type="string">
            <text:p text:style-name="P74">0</text:p>
          </table:table-cell>
          <table:table-cell table:style-name="Tableau7.B2" office:value-type="string">
            <text:p text:style-name="P74">0</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Pognard rouillé *</text:p>
          </table:table-cell>
          <table:table-cell table:style-name="Tableau7.B3" office:value-type="string">
            <text:p text:style-name="P73">Dagger</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X</text:p>
          </table:table-cell>
        </table:table-row>
        <table:table-row table:style-name="Tableau7.1">
          <table:table-cell table:style-name="Tableau7.A2" office:value-type="string">
            <text:p text:style-name="P73">Dague de crâne *</text:p>
          </table:table-cell>
          <table:table-cell table:style-name="Tableau7.B2" office:value-type="string">
            <text:p text:style-name="P73">Skull Dagger</text:p>
          </table:table-cell>
          <table:table-cell table:style-name="Tableau7.B2" office:value-type="string">
            <text:p text:style-name="P74">12</text:p>
          </table:table-cell>
          <table:table-cell table:style-name="Tableau7.B2" office:value-type="string">
            <text:p text:style-name="P74">43</text:p>
          </table:table-cell>
          <table:table-cell table:style-name="Tableau7.B2" office:value-type="string">
            <text:p text:style-name="P74">15</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Epée longue rouillée *</text:p>
          </table:table-cell>
          <table:table-cell table:style-name="Tableau7.B3" office:value-type="string">
            <text:p text:style-name="P78">Shortsword</text:p>
          </table:table-cell>
          <table:table-cell table:style-name="Tableau7.B3" office:value-type="string">
            <text:p text:style-name="P79">24</text:p>
          </table:table-cell>
          <table:table-cell table:style-name="Tableau7.B3" office:value-type="string">
            <text:p text:style-name="P79">0</text:p>
          </table:table-cell>
          <table:table-cell table:style-name="Tableau7.B3" office:value-type="string">
            <text:p text:style-name="P79">0</text:p>
          </table:table-cell>
          <table:table-cell table:style-name="Tableau7.B3" office:value-type="string">
            <text:p text:style-name="P79"> </text:p>
          </table:table-cell>
          <table:table-cell table:style-name="Tableau7.B3" office:value-type="string">
            <text:p text:style-name="P78">Introuvable</text:p>
          </table:table-cell>
          <table:table-cell table:style-name="Tableau7.H3" office:value-type="string">
            <text:p text:style-name="P79">X</text:p>
          </table:table-cell>
        </table:table-row>
        <table:table-row table:style-name="Tableau7.1">
          <table:table-cell table:style-name="Tableau7.A2" office:value-type="string">
            <text:p text:style-name="P73">Gourdin renforcé *</text:p>
          </table:table-cell>
          <table:table-cell table:style-name="Tableau7.B2" office:value-type="string">
            <text:p text:style-name="P73">Mace</text:p>
          </table:table-cell>
          <table:table-cell table:style-name="Tableau7.B2" office:value-type="string">
            <text:p text:style-name="P74">30</text:p>
          </table:table-cell>
          <table:table-cell table:style-name="Tableau7.B2" office:value-type="string">
            <text:p text:style-name="P74">0</text:p>
          </table:table-cell>
          <table:table-cell table:style-name="Tableau7.B2" office:value-type="string">
            <text:p text:style-name="P74">34</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Gourdin renforcé *</text:p>
          </table:table-cell>
          <table:table-cell table:style-name="Tableau7.B3" office:value-type="string">
            <text:p text:style-name="P73">Maul</text:p>
          </table:table-cell>
          <table:table-cell table:style-name="Tableau7.B3" office:value-type="string">
            <text:p text:style-name="P74">30</text:p>
          </table:table-cell>
          <table:table-cell table:style-name="Tableau7.B3" office:value-type="string">
            <text:p text:style-name="P74">0</text:p>
          </table:table-cell>
          <table:table-cell table:style-name="Tableau7.B3" office:value-type="string">
            <text:p text:style-name="P74">34</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X</text:p>
          </table:table-cell>
        </table:table-row>
        <table:table-row table:style-name="Tableau7.1">
          <table:table-cell table:style-name="Tableau7.A2" office:value-type="string">
            <text:p text:style-name="P73">Gourdin renforcé *</text:p>
          </table:table-cell>
          <table:table-cell table:style-name="Tableau7.B2" office:value-type="string">
            <text:p text:style-name="P73">Morningstar</text:p>
          </table:table-cell>
          <table:table-cell table:style-name="Tableau7.B2" office:value-type="string">
            <text:p text:style-name="P74">30</text:p>
          </table:table-cell>
          <table:table-cell table:style-name="Tableau7.B2" office:value-type="string">
            <text:p text:style-name="P74">0</text:p>
          </table:table-cell>
          <table:table-cell table:style-name="Tableau7.B2" office:value-type="string">
            <text:p text:style-name="P74">34</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Gourdin renforcé *</text:p>
          </table:table-cell>
          <table:table-cell table:style-name="Tableau7.B3" office:value-type="string">
            <text:p text:style-name="P73">Warhammer</text:p>
          </table:table-cell>
          <table:table-cell table:style-name="Tableau7.B3" office:value-type="string">
            <text:p text:style-name="P74">30</text:p>
          </table:table-cell>
          <table:table-cell table:style-name="Tableau7.B3" office:value-type="string">
            <text:p text:style-name="P74">0</text:p>
          </table:table-cell>
          <table:table-cell table:style-name="Tableau7.B3" office:value-type="string">
            <text:p text:style-name="P74">34</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X</text:p>
          </table:table-cell>
        </table:table-row>
        <table:table-row table:style-name="Tableau7.1">
          <table:table-cell table:style-name="Tableau7.A2" office:value-type="string">
            <text:p text:style-name="P78">Dague torsadée *</text:p>
          </table:table-cell>
          <table:table-cell table:style-name="Tableau7.B2" office:value-type="string">
            <text:p text:style-name="P78">Twisted dagger</text:p>
          </table:table-cell>
          <table:table-cell table:style-name="Tableau7.B2" office:value-type="string">
            <text:p text:style-name="P74">30</text:p>
          </table:table-cell>
          <table:table-cell table:style-name="Tableau7.B2" office:value-type="string">
            <text:p text:style-name="P74">30</text:p>
          </table:table-cell>
          <table:table-cell table:style-name="Tableau7.B2" office:value-type="string">
            <text:p text:style-name="P74">50</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Hachette rouillée *</text:p>
          </table:table-cell>
          <table:table-cell table:style-name="Tableau7.B3" office:value-type="string">
            <text:p text:style-name="P73">Axe</text:p>
          </table:table-cell>
          <table:table-cell table:style-name="Tableau7.B3" office:value-type="string">
            <text:p text:style-name="P74">39</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X</text:p>
          </table:table-cell>
        </table:table-row>
        <table:table-row table:style-name="Tableau7.1">
          <table:table-cell table:style-name="Tableau7.A2" office:value-type="string">
            <text:p text:style-name="P73">Gourdin renforcé *</text:p>
          </table:table-cell>
          <table:table-cell table:style-name="Tableau7.B2" office:value-type="string">
            <text:p text:style-name="P73">Flail</text:p>
          </table:table-cell>
          <table:table-cell table:style-name="Tableau7.B2" office:value-type="string">
            <text:p text:style-name="P74">42</text:p>
          </table:table-cell>
          <table:table-cell table:style-name="Tableau7.B2" office:value-type="string">
            <text:p text:style-name="P74">0</text:p>
          </table:table-cell>
          <table:table-cell table:style-name="Tableau7.B2" office:value-type="string">
            <text:p text:style-name="P74">34</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Dague sombre *</text:p>
          </table:table-cell>
          <table:table-cell table:style-name="Tableau7.B3" office:value-type="string">
            <text:p text:style-name="P73">Darkthorn</text:p>
          </table:table-cell>
          <table:table-cell table:style-name="Tableau7.B3" office:value-type="string">
            <text:p text:style-name="P74">44</text:p>
          </table:table-cell>
          <table:table-cell table:style-name="Tableau7.B3" office:value-type="string">
            <text:p text:style-name="P74">15</text:p>
          </table:table-cell>
          <table:table-cell table:style-name="Tableau7.B3" office:value-type="string">
            <text:p text:style-name="P74">15</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X</text:p>
          </table:table-cell>
        </table:table-row>
        <table:table-row table:style-name="Tableau7.1">
          <table:table-cell table:style-name="Tableau7.A2" office:value-type="string">
            <text:p text:style-name="P73">Epée courte polie *</text:p>
          </table:table-cell>
          <table:table-cell table:style-name="Tableau7.B2" office:value-type="string">
            <text:p text:style-name="P73">Bastard sword</text:p>
          </table:table-cell>
          <table:table-cell table:style-name="Tableau7.B2" office:value-type="string">
            <text:p text:style-name="P74">53</text:p>
          </table:table-cell>
          <table:table-cell table:style-name="Tableau7.B2" office:value-type="string">
            <text:p text:style-name="P74">0</text:p>
          </table:table-cell>
          <table:table-cell table:style-name="Tableau7.B2" office:value-type="string">
            <text:p text:style-name="P74">0</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Epée courte polie *</text:p>
          </table:table-cell>
          <table:table-cell table:style-name="Tableau7.B3" office:value-type="string">
            <text:p text:style-name="P73">Longsword</text:p>
          </table:table-cell>
          <table:table-cell table:style-name="Tableau7.B3" office:value-type="string">
            <text:p text:style-name="P74">53</text:p>
          </table:table-cell>
          <table:table-cell table:style-name="Tableau7.B3" office:value-type="string">
            <text:p text:style-name="P74">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X</text:p>
          </table:table-cell>
        </table:table-row>
        <table:table-row table:style-name="Tableau7.1">
          <table:table-cell table:style-name="Tableau7.A2" office:value-type="string">
            <text:p text:style-name="P73">Epée longue polie *</text:p>
          </table:table-cell>
          <table:table-cell table:style-name="Tableau7.B2" office:value-type="string">
            <text:p text:style-name="P73">Double axe</text:p>
          </table:table-cell>
          <table:table-cell table:style-name="Tableau7.B2" office:value-type="string">
            <text:p text:style-name="P74">68</text:p>
          </table:table-cell>
          <table:table-cell table:style-name="Tableau7.B2" office:value-type="string">
            <text:p text:style-name="P74">0</text:p>
          </table:table-cell>
          <table:table-cell table:style-name="Tableau7.B2" office:value-type="string">
            <text:p text:style-name="P74">0</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Epée longue polie *</text:p>
          </table:table-cell>
          <table:table-cell table:style-name="Tableau7.B3" office:value-type="string">
            <text:p text:style-name="P78">Mithril sword</text:p>
          </table:table-cell>
          <table:table-cell table:style-name="Tableau7.B3" office:value-type="string">
            <text:p text:style-name="P79">68</text:p>
          </table:table-cell>
          <table:table-cell table:style-name="Tableau7.B3" office:value-type="string">
            <text:p text:style-name="P79">0</text:p>
          </table:table-cell>
          <table:table-cell table:style-name="Tableau7.B3" office:value-type="string">
            <text:p text:style-name="P79">0</text:p>
          </table:table-cell>
          <table:table-cell table:style-name="Tableau7.B3" office:value-type="string">
            <text:p text:style-name="P79"> </text:p>
          </table:table-cell>
          <table:table-cell table:style-name="Tableau7.B3" office:value-type="string">
            <text:p text:style-name="P78">Introuvable</text:p>
          </table:table-cell>
          <table:table-cell table:style-name="Tableau7.H3" office:value-type="string">
            <text:p text:style-name="P79">X</text:p>
          </table:table-cell>
        </table:table-row>
        <table:table-row table:style-name="Tableau7.1">
          <table:table-cell table:style-name="Tableau7.A2" office:value-type="string">
            <text:p text:style-name="P78"> </text:p>
          </table:table-cell>
          <table:table-cell table:style-name="Tableau7.B2" office:value-type="string">
            <text:p text:style-name="P78">Sword of justice</text:p>
          </table:table-cell>
          <table:table-cell table:style-name="Tableau7.B2" office:value-type="string">
            <text:p text:style-name="P74">71</text:p>
          </table:table-cell>
          <table:table-cell table:style-name="Tableau7.B2" office:value-type="string">
            <text:p text:style-name="P74">20</text:p>
          </table:table-cell>
          <table:table-cell table:style-name="Tableau7.B2" office:value-type="string">
            <text:p text:style-name="P74">23</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Tristelame rouillée *</text:p>
          </table:table-cell>
          <table:table-cell table:style-name="Tableau7.B3" office:value-type="string">
            <text:p text:style-name="P78">Rusted sword of sorrow</text:p>
          </table:table-cell>
          <table:table-cell table:style-name="Tableau7.B3" office:value-type="string">
            <text:p text:style-name="P74">76</text:p>
          </table:table-cell>
          <table:table-cell table:style-name="Tableau7.B3" office:value-type="string">
            <text:p text:style-name="P74">30</text:p>
          </table:table-cell>
          <table:table-cell table:style-name="Tableau7.B3" office:value-type="string">
            <text:p text:style-name="P74">2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X</text:p>
          </table:table-cell>
        </table:table-row>
        <table:table-row table:style-name="Tableau7.1">
          <table:table-cell table:style-name="Tableau7.A2" office:value-type="string">
            <text:p text:style-name="P73">Glaive poli *</text:p>
          </table:table-cell>
          <table:table-cell table:style-name="Tableau7.B2" office:value-type="string">
            <text:p text:style-name="P78">Battle sword</text:p>
          </table:table-cell>
          <table:table-cell table:style-name="Tableau7.B2" office:value-type="string">
            <text:p text:style-name="P79">82</text:p>
          </table:table-cell>
          <table:table-cell table:style-name="Tableau7.B2" office:value-type="string">
            <text:p text:style-name="P79">0</text:p>
          </table:table-cell>
          <table:table-cell table:style-name="Tableau7.B2" office:value-type="string">
            <text:p text:style-name="P79">0</text:p>
          </table:table-cell>
          <table:table-cell table:style-name="Tableau7.B2" office:value-type="string">
            <text:p text:style-name="P79"> </text:p>
          </table:table-cell>
          <table:table-cell table:style-name="Tableau7.B2" office:value-type="string">
            <text:p text:style-name="P78">Introuvable</text:p>
          </table:table-cell>
          <table:table-cell table:style-name="Tableau7.H2" office:value-type="string">
            <text:p text:style-name="P74">X</text:p>
          </table:table-cell>
        </table:table-row>
        <table:table-row table:style-name="Tableau7.1">
          <table:table-cell table:style-name="Tableau7.A3" office:value-type="string">
            <text:p text:style-name="P73">Sanguinaire *</text:p>
          </table:table-cell>
          <table:table-cell table:style-name="Tableau7.B3" office:value-type="string">
            <text:p text:style-name="P73">Bloodthirst</text:p>
          </table:table-cell>
          <table:table-cell table:style-name="Tableau7.B3" office:value-type="string">
            <text:p text:style-name="P74">82</text:p>
          </table:table-cell>
          <table:table-cell table:style-name="Tableau7.B3" office:value-type="string">
            <text:p text:style-name="P74">20</text:p>
          </table:table-cell>
          <table:table-cell table:style-name="Tableau7.B3" office:value-type="string">
            <text:p text:style-name="P74">0</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X</text:p>
          </table:table-cell>
        </table:table-row>
        <table:table-row table:style-name="Tableau7.1">
          <table:table-cell table:style-name="Tableau7.A2" office:value-type="string">
            <text:p text:style-name="P73">Fléau d'arme du soleil (inutilisable)</text:p>
          </table:table-cell>
          <table:table-cell table:style-name="Tableau7.B2" office:value-type="string">
            <text:p text:style-name="P78">Morningstar of the Sun</text:p>
          </table:table-cell>
          <table:table-cell table:style-name="Tableau7.B2" office:value-type="string">
            <text:p text:style-name="P74">100</text:p>
          </table:table-cell>
          <table:table-cell table:style-name="Tableau7.B2" office:value-type="string">
            <text:p text:style-name="P74">20</text:p>
          </table:table-cell>
          <table:table-cell table:style-name="Tableau7.B2" office:value-type="string">
            <text:p text:style-name="P74">100</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Lame Obscure (inutilisable)</text:p>
          </table:table-cell>
          <table:table-cell table:style-name="Tableau7.B3" office:value-type="string">
            <text:p text:style-name="P73">Gloom Blade</text:p>
          </table:table-cell>
          <table:table-cell table:style-name="Tableau7.B3" office:value-type="string">
            <text:p text:style-name="P74"> </text:p>
          </table:table-cell>
          <table:table-cell table:style-name="Tableau7.B3" office:value-type="string">
            <text:p text:style-name="P74"> </text:p>
          </table:table-cell>
          <table:table-cell table:style-name="Tableau7.B3" office:value-type="string">
            <text:p text:style-name="P74"> </text:p>
          </table:table-cell>
          <table:table-cell table:style-name="Tableau7.B3" office:value-type="string">
            <text:p text:style-name="P74"> </text:p>
          </table:table-cell>
          <table:table-cell table:style-name="Tableau7.B3" office:value-type="string">
            <text:p text:style-name="P73">Introuvable</text:p>
          </table:table-cell>
          <table:table-cell table:style-name="Tableau7.H3" office:value-type="string">
            <text:p text:style-name="P74">X</text:p>
          </table:table-cell>
        </table:table-row>
        <table:table-row table:style-name="Tableau7.1">
          <table:table-cell table:style-name="Tableau7.A2" office:value-type="string">
            <text:p text:style-name="P73">Epée ronronnante</text:p>
          </table:table-cell>
          <table:table-cell table:style-name="Tableau7.B2" office:value-type="string">
            <text:p text:style-name="P73">GM Purrr Blade</text:p>
          </table:table-cell>
          <table:table-cell table:style-name="Tableau7.B2" office:value-type="string">
            <text:p text:style-name="P74"> </text:p>
          </table:table-cell>
          <table:table-cell table:style-name="Tableau7.B2" office:value-type="string">
            <text:p text:style-name="P74"> </text:p>
          </table:table-cell>
          <table:table-cell table:style-name="Tableau7.B2" office:value-type="string">
            <text:p text:style-name="P74"> </text:p>
          </table:table-cell>
          <table:table-cell table:style-name="Tableau7.B2" office:value-type="string">
            <text:p text:style-name="P74"> </text:p>
          </table:table-cell>
          <table:table-cell table:style-name="Tableau7.B2" office:value-type="string">
            <text:p text:style-name="P73">Introuvable</text:p>
          </table:table-cell>
          <table:table-cell table:style-name="Tableau7.H2" office:value-type="string">
            <text:p text:style-name="P74">X</text:p>
          </table:table-cell>
        </table:table-row>
        <table:table-row table:style-name="Tableau7.1">
          <table:table-cell table:style-name="Tableau7.A3" office:value-type="string">
            <text:p text:style-name="P73">Sabre de pirate</text:p>
          </table:table-cell>
          <table:table-cell table:style-name="Tableau7.B3" office:value-type="string">
            <text:p text:style-name="P78">Pirate Cutlass</text:p>
          </table:table-cell>
          <table:table-cell table:style-name="Tableau7.B3" office:value-type="string">
            <text:p text:style-name="P79"> </text:p>
          </table:table-cell>
          <table:table-cell table:style-name="Tableau7.B3" office:value-type="string">
            <text:p text:style-name="P79"> </text:p>
          </table:table-cell>
          <table:table-cell table:style-name="Tableau7.B3" office:value-type="string">
            <text:p text:style-name="P79"> </text:p>
          </table:table-cell>
          <table:table-cell table:style-name="Tableau7.B3" office:value-type="string">
            <text:p text:style-name="P79"> </text:p>
          </table:table-cell>
          <table:table-cell table:style-name="Tableau7.B3" office:value-type="string">
            <text:p text:style-name="P78">Introuvable</text:p>
          </table:table-cell>
          <table:table-cell table:style-name="Tableau7.H3" office:value-type="string">
            <text:p text:style-name="P79">X</text:p>
          </table:table-cell>
        </table:table-row>
        <table:table-row table:style-name="Tableau7.1">
          <table:table-cell table:style-name="Tableau7.A2" office:value-type="string">
            <text:p text:style-name="P79">-</text:p>
          </table:table-cell>
          <table:table-cell table:style-name="Tableau7.B2" office:value-type="string">
            <text:p text:style-name="P78">Sword of Majesty</text:p>
          </table:table-cell>
          <table:table-cell table:style-name="Tableau7.B2" office:value-type="string">
            <text:p text:style-name="P79">0</text:p>
          </table:table-cell>
          <table:table-cell table:style-name="Tableau7.B2" office:value-type="string">
            <text:p text:style-name="P79">0</text:p>
          </table:table-cell>
          <table:table-cell table:style-name="Tableau7.B2" office:value-type="string">
            <text:p text:style-name="P79">0</text:p>
          </table:table-cell>
          <table:table-cell table:style-name="Tableau7.B2" office:value-type="string">
            <text:p text:style-name="P79"> </text:p>
          </table:table-cell>
          <table:table-cell table:style-name="Tableau7.B2" office:value-type="string">
            <text:p text:style-name="P78">Introuvable</text:p>
          </table:table-cell>
          <table:table-cell table:style-name="Tableau7.H2" office:value-type="string">
            <text:p text:style-name="P79">X</text:p>
          </table:table-cell>
        </table:table-row>
        <table:table-row table:style-name="Tableau7.69">
          <table:table-cell table:style-name="Tableau7.A69" office:value-type="string">
            <text:p text:style-name="P79">-</text:p>
          </table:table-cell>
          <table:table-cell table:style-name="Tableau7.B69" office:value-type="string">
            <text:p text:style-name="P78">Blade of heroism</text:p>
          </table:table-cell>
          <table:table-cell table:style-name="Tableau7.B69" office:value-type="string">
            <text:p text:style-name="P74">155</text:p>
          </table:table-cell>
          <table:table-cell table:style-name="Tableau7.B69" office:value-type="string">
            <text:p text:style-name="P74">0</text:p>
          </table:table-cell>
          <table:table-cell table:style-name="Tableau7.B69" office:value-type="string">
            <text:p text:style-name="P74">0</text:p>
          </table:table-cell>
          <table:table-cell table:style-name="Tableau7.B69" office:value-type="string">
            <text:p text:style-name="P74"> </text:p>
          </table:table-cell>
          <table:table-cell table:style-name="Tableau7.B69" office:value-type="string">
            <text:p text:style-name="P73">Introuvable</text:p>
          </table:table-cell>
          <table:table-cell table:style-name="Tableau7.H69" office:value-type="string">
            <text:p text:style-name="P74">X</text:p>
          </table:table-cell>
        </table:table-row>
      </table:table>
      <text:p text:style-name="Standard"/>
      <text:list xml:id="list200741224104934" text:continue-numbering="true" text:style-name="WW8Num45">
        <text:list-item>
          <text:list>
            <text:list-item>
              <text:list>
                <text:list-item>
                  <text:p text:style-name="Titre_20_3_20_-_20_Appendices"><text:bookmark-start text:name="__RefHeading__235_546538010"/>Armes de quêtes<text:bookmark-end text:name="__RefHeading__235_546538010"/></text:p>
                </text:list-item>
              </text:list>
            </text:list-item>
          </text:list>
        </text:list-item>
      </text:list>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C"/>
        <table:table-column table:style-name="Tableau8.F"/>
        <table:table-column table:style-name="Tableau8.G"/>
        <table:table-row table:style-name="Tableau8.1">
          <table:table-cell table:style-name="Tableau8.A1" office:value-type="string">
            <text:p text:style-name="P84">Nom en français</text:p>
          </table:table-cell>
          <table:table-cell table:style-name="Tableau8.B1" office:value-type="string">
            <text:p text:style-name="P84">Nom d'invocation</text:p>
          </table:table-cell>
          <table:table-cell table:style-name="Tableau8.B1" office:value-type="string">
            <text:p text:style-name="P84">FOR </text:p>
          </table:table-cell>
          <table:table-cell table:style-name="Tableau8.B1" office:value-type="string">
            <text:p text:style-name="P84">INT</text:p>
          </table:table-cell>
          <table:table-cell table:style-name="Tableau8.B1" office:value-type="string">
            <text:p text:style-name="P84">SAG </text:p>
          </table:table-cell>
          <table:table-cell table:style-name="Tableau8.B1" office:value-type="string">
            <text:p text:style-name="P84">Dégats</text:p>
          </table:table-cell>
          <table:table-cell table:style-name="Tableau8.B1" office:value-type="string">
            <text:p text:style-name="P88">Lieu</text:p>
          </table:table-cell>
        </table:table-row>
        <table:table-row table:style-name="Tableau8.1">
          <table:table-cell table:style-name="Tableau8.A2" office:value-type="string">
            <text:p text:style-name="P76"> </text:p>
          </table:table-cell>
          <table:table-cell table:style-name="Tableau8.B2" office:value-type="string">
            <text:p text:style-name="P76">Blood dagger</text:p>
          </table:table-cell>
          <table:table-cell table:style-name="Tableau8.B2" office:value-type="string">
            <text:p text:style-name="P77">0</text:p>
          </table:table-cell>
          <table:table-cell table:style-name="Tableau8.B2" office:value-type="string">
            <text:p text:style-name="P77">0</text:p>
          </table:table-cell>
          <table:table-cell table:style-name="Tableau8.B2" office:value-type="string">
            <text:p text:style-name="P77">0</text:p>
          </table:table-cell>
          <table:table-cell table:style-name="Tableau8.B2" office:value-type="string">
            <text:p text:style-name="P77"> </text:p>
          </table:table-cell>
          <table:table-cell table:style-name="Tableau8.B2" office:value-type="string">
            <text:p text:style-name="P76">Raven's Dust</text:p>
          </table:table-cell>
        </table:table-row>
        <table:table-row table:style-name="Tableau8.1">
          <table:table-cell table:style-name="Tableau8.A3" office:value-type="string">
            <text:p text:style-name="P73">Lame de destruction</text:p>
          </table:table-cell>
          <table:table-cell table:style-name="Tableau8.B3" office:value-type="string">
            <text:p text:style-name="P78">Blade of Ruin</text:p>
          </table:table-cell>
          <table:table-cell table:style-name="Tableau8.B3" office:value-type="string">
            <text:p text:style-name="P74">126</text:p>
          </table:table-cell>
          <table:table-cell table:style-name="Tableau8.B3" office:value-type="string">
            <text:p text:style-name="P74">100</text:p>
          </table:table-cell>
          <table:table-cell table:style-name="Tableau8.B3" office:value-type="string">
            <text:p text:style-name="P74">20</text:p>
          </table:table-cell>
          <table:table-cell table:style-name="Tableau8.B3" office:value-type="string">
            <text:p text:style-name="P74"> </text:p>
          </table:table-cell>
          <table:table-cell table:style-name="Tableau8.B3" office:value-type="string">
            <text:p text:style-name="P73">Raven's Dust</text:p>
          </table:table-cell>
        </table:table-row>
        <table:table-row table:style-name="Tableau8.1">
          <table:table-cell table:style-name="Tableau8.A2" office:value-type="string">
            <text:p text:style-name="P73">Epée de Puissance</text:p>
          </table:table-cell>
          <table:table-cell table:style-name="Tableau8.B2" office:value-type="string">
            <text:p text:style-name="P78">Sword of Might</text:p>
          </table:table-cell>
          <table:table-cell table:style-name="Tableau8.B2" office:value-type="string">
            <text:p text:style-name="P74">1000</text:p>
          </table:table-cell>
          <table:table-cell table:style-name="Tableau8.B2" office:value-type="string">
            <text:p text:style-name="P74">1000</text:p>
          </table:table-cell>
          <table:table-cell table:style-name="Tableau8.B2" office:value-type="string">
            <text:p text:style-name="P74">1000</text:p>
          </table:table-cell>
          <table:table-cell table:style-name="Tableau8.B2" office:value-type="string">
            <text:p text:style-name="P74"> </text:p>
          </table:table-cell>
          <table:table-cell table:style-name="Tableau8.B2" office:value-type="string">
            <text:p text:style-name="P73">Raven's Dust</text:p>
          </table:table-cell>
        </table:table-row>
        <table:table-row table:style-name="Tableau8.5">
          <table:table-cell table:style-name="Tableau8.A5" office:value-type="string">
            <text:p text:style-name="P73">Lame de destruction</text:p>
          </table:table-cell>
          <table:table-cell table:style-name="Tableau8.B5" office:value-type="string">
            <text:p text:style-name="P78">Fake blade of ruin</text:p>
          </table:table-cell>
          <table:table-cell table:style-name="Tableau8.B5" office:value-type="string">
            <text:p text:style-name="P79"> </text:p>
          </table:table-cell>
          <table:table-cell table:style-name="Tableau8.B5" office:value-type="string">
            <text:p text:style-name="P79"> </text:p>
          </table:table-cell>
          <table:table-cell table:style-name="Tableau8.B5" office:value-type="string">
            <text:p text:style-name="P79"> </text:p>
          </table:table-cell>
          <table:table-cell table:style-name="Tableau8.B5" office:value-type="string">
            <text:p text:style-name="P79"> </text:p>
          </table:table-cell>
          <table:table-cell table:style-name="Tableau8.B5" office:value-type="string">
            <text:p text:style-name="P78">Raven's Dust</text:p>
          </table:table-cell>
        </table:table-row>
      </table:table>
      <text:p text:style-name="P6"/>
      <text:p text:style-name="P6"/>
      <text:list xml:id="list200742302285515" text:continue-numbering="true" text:style-name="WW8Num45">
        <text:list-item>
          <text:list>
            <text:list-item>
              <text:list>
                <text:list-item>
                  <text:p text:style-name="Titre_20_3_20_-_20_Appendices"><text:bookmark-start text:name="__RefHeading__237_546538010"/>Objets de SH<text:bookmark-end text:name="__RefHeading__237_546538010"/></text:p>
                </text:list-item>
              </text:list>
            </text:list-item>
          </text:list>
        </text:list-item>
      </text:list>
      <text:p text:style-name="P3"/>
      <text:p text:style-name="P3"/>
      <text:list xml:id="list200741686449559" text:continue-numbering="true" text:style-name="WW8Num45">
        <text:list-item>
          <text:list>
            <text:list-item>
              <text:p text:style-name="Titre_20_2_20_-_20_Appendices"><text:bookmark-start text:name="__RefHeading__239_546538010"/>Armures et robes<text:bookmark-end text:name="__RefHeading__239_546538010"/></text:p>
              <text:list>
                <text:list-item>
                  <text:p text:style-name="Titre_20_3_20_-_20_Appendices"><text:bookmark-start text:name="__RefHeading__241_546538010"/><text:soft-page-break/>Armures et vêtements normaux<text:bookmark-end text:name="__RefHeading__241_546538010"/></text:p>
                </text:list-item>
              </text:list>
            </text:list-item>
          </text:list>
        </text:list-item>
      </text:list>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84">Nom en français</text:p>
          </table:table-cell>
          <table:table-cell table:style-name="Tableau9.B1" office:value-type="string">
            <text:p text:style-name="P84">Nom d'invocation</text:p>
          </table:table-cell>
          <table:table-cell table:style-name="Tableau9.B1" office:value-type="string">
            <text:p text:style-name="P84">END</text:p>
          </table:table-cell>
          <table:table-cell table:style-name="Tableau9.B1" office:value-type="string">
            <text:p text:style-name="P84">CA</text:p>
          </table:table-cell>
          <table:table-cell table:style-name="Tableau9.B1" office:value-type="string">
            <text:p text:style-name="P83">Lieu</text:p>
          </table:table-cell>
          <table:table-cell table:style-name="Tableau9.F1" office:value-type="string">
            <text:p text:style-name="P83"> </text:p>
          </table:table-cell>
        </table:table-row>
        <table:table-row table:style-name="Tableau9.1">
          <table:table-cell table:style-name="Tableau9.A2" office:value-type="string">
            <text:p text:style-name="P35">Pantalon de toile</text:p>
          </table:table-cell>
          <table:table-cell table:style-name="Tableau9.B2" office:value-type="string">
            <text:p text:style-name="P43">Cloth pants</text:p>
          </table:table-cell>
          <table:table-cell table:style-name="Tableau9.B2" office:value-type="string">
            <text:p text:style-name="P44">0</text:p>
          </table:table-cell>
          <table:table-cell table:style-name="Tableau9.B2" office:value-type="string">
            <text:p text:style-name="P44">0</text:p>
          </table:table-cell>
          <table:table-cell table:style-name="Tableau9.B2" office:value-type="string">
            <text:p text:style-name="P43">Arakas</text:p>
          </table:table-cell>
          <table:table-cell table:style-name="Tableau9.F2" office:value-type="string">
            <text:p text:style-name="P43"> </text:p>
          </table:table-cell>
        </table:table-row>
        <table:table-row table:style-name="Tableau9.1">
          <table:table-cell table:style-name="Tableau9.A3" office:value-type="string">
            <text:p text:style-name="P35">Veste de toile</text:p>
          </table:table-cell>
          <table:table-cell table:style-name="Tableau9.B3" office:value-type="string">
            <text:p text:style-name="P43">Cloth vest</text:p>
          </table:table-cell>
          <table:table-cell table:style-name="Tableau9.B3" office:value-type="string">
            <text:p text:style-name="P44">0</text:p>
          </table:table-cell>
          <table:table-cell table:style-name="Tableau9.B3" office:value-type="string">
            <text:p text:style-name="P44">0</text:p>
          </table:table-cell>
          <table:table-cell table:style-name="Tableau9.B3" office:value-type="string">
            <text:p text:style-name="P43">Arakas</text:p>
          </table:table-cell>
          <table:table-cell table:style-name="Tableau9.F3" office:value-type="string">
            <text:p text:style-name="P43"> </text:p>
          </table:table-cell>
        </table:table-row>
        <table:table-row table:style-name="Tableau9.1">
          <table:table-cell table:style-name="Tableau9.A2" office:value-type="string">
            <text:p text:style-name="P43">Cape rouge</text:p>
          </table:table-cell>
          <table:table-cell table:style-name="Tableau9.B2" office:value-type="string">
            <text:p text:style-name="P43">Red cape</text:p>
          </table:table-cell>
          <table:table-cell table:style-name="Tableau9.B2" office:value-type="string">
            <text:p text:style-name="P36">25</text:p>
          </table:table-cell>
          <table:table-cell table:style-name="Tableau9.B2" office:value-type="string">
            <text:p text:style-name="P36">0</text:p>
          </table:table-cell>
          <table:table-cell table:style-name="Tableau9.B2" office:value-type="string">
            <text:p text:style-name="P35">Arakas</text:p>
          </table:table-cell>
          <table:table-cell table:style-name="Tableau9.F2" office:value-type="string">
            <text:p text:style-name="P35"> </text:p>
          </table:table-cell>
        </table:table-row>
        <table:table-row table:style-name="Tableau9.1">
          <table:table-cell table:style-name="Tableau9.A3" office:value-type="string">
            <text:p text:style-name="P35">Armure de cuir</text:p>
          </table:table-cell>
          <table:table-cell table:style-name="Tableau9.B3" office:value-type="string">
            <text:p text:style-name="P43">Leather armor</text:p>
          </table:table-cell>
          <table:table-cell table:style-name="Tableau9.B3" office:value-type="string">
            <text:p text:style-name="P44">25</text:p>
          </table:table-cell>
          <table:table-cell table:style-name="Tableau9.B3" office:value-type="string">
            <text:p text:style-name="P44">1.4</text:p>
          </table:table-cell>
          <table:table-cell table:style-name="Tableau9.B3" office:value-type="string">
            <text:p text:style-name="P43">Arakas</text:p>
          </table:table-cell>
          <table:table-cell table:style-name="Tableau9.F3" office:value-type="string">
            <text:p text:style-name="P43"> </text:p>
          </table:table-cell>
        </table:table-row>
        <table:table-row table:style-name="Tableau9.1">
          <table:table-cell table:style-name="Tableau9.A2" office:value-type="string">
            <text:p text:style-name="P43">Ceinture de cuir</text:p>
          </table:table-cell>
          <table:table-cell table:style-name="Tableau9.B2" office:value-type="string">
            <text:p text:style-name="P43">Leather belt</text:p>
          </table:table-cell>
          <table:table-cell table:style-name="Tableau9.B2" office:value-type="string">
            <text:p text:style-name="P36">25</text:p>
          </table:table-cell>
          <table:table-cell table:style-name="Tableau9.B2" office:value-type="string">
            <text:p text:style-name="P36">.4</text:p>
          </table:table-cell>
          <table:table-cell table:style-name="Tableau9.B2" office:value-type="string">
            <text:p text:style-name="P35">Arakas</text:p>
          </table:table-cell>
          <table:table-cell table:style-name="Tableau9.F2" office:value-type="string">
            <text:p text:style-name="P35"> </text:p>
          </table:table-cell>
        </table:table-row>
        <table:table-row table:style-name="Tableau9.1">
          <table:table-cell table:style-name="Tableau9.A3" office:value-type="string">
            <text:p text:style-name="P35">Bottes de cuir</text:p>
          </table:table-cell>
          <table:table-cell table:style-name="Tableau9.B3" office:value-type="string">
            <text:p text:style-name="P43">Leather boots</text:p>
          </table:table-cell>
          <table:table-cell table:style-name="Tableau9.B3" office:value-type="string">
            <text:p text:style-name="P44">25</text:p>
          </table:table-cell>
          <table:table-cell table:style-name="Tableau9.B3" office:value-type="string">
            <text:p text:style-name="P44">.4</text:p>
          </table:table-cell>
          <table:table-cell table:style-name="Tableau9.B3" office:value-type="string">
            <text:p text:style-name="P43">Arakas</text:p>
          </table:table-cell>
          <table:table-cell table:style-name="Tableau9.F3" office:value-type="string">
            <text:p text:style-name="P43"> </text:p>
          </table:table-cell>
        </table:table-row>
        <table:table-row table:style-name="Tableau9.1">
          <table:table-cell table:style-name="Tableau9.A2" office:value-type="string">
            <text:p text:style-name="P35">Gants de cuir</text:p>
          </table:table-cell>
          <table:table-cell table:style-name="Tableau9.B2" office:value-type="string">
            <text:p text:style-name="P43">Leather gloves</text:p>
          </table:table-cell>
          <table:table-cell table:style-name="Tableau9.B2" office:value-type="string">
            <text:p text:style-name="P44">25</text:p>
          </table:table-cell>
          <table:table-cell table:style-name="Tableau9.B2" office:value-type="string">
            <text:p text:style-name="P44">.4</text:p>
          </table:table-cell>
          <table:table-cell table:style-name="Tableau9.B2" office:value-type="string">
            <text:p text:style-name="P43">Arakas</text:p>
          </table:table-cell>
          <table:table-cell table:style-name="Tableau9.F2" office:value-type="string">
            <text:p text:style-name="P43"> </text:p>
          </table:table-cell>
        </table:table-row>
        <table:table-row table:style-name="Tableau9.1">
          <table:table-cell table:style-name="Tableau9.A3" office:value-type="string">
            <text:p text:style-name="P35">Casque de cuir</text:p>
          </table:table-cell>
          <table:table-cell table:style-name="Tableau9.B3" office:value-type="string">
            <text:p text:style-name="P43">Leather Helmet</text:p>
          </table:table-cell>
          <table:table-cell table:style-name="Tableau9.B3" office:value-type="string">
            <text:p text:style-name="P44">25</text:p>
          </table:table-cell>
          <table:table-cell table:style-name="Tableau9.B3" office:value-type="string">
            <text:p text:style-name="P44">.4</text:p>
          </table:table-cell>
          <table:table-cell table:style-name="Tableau9.B3" office:value-type="string">
            <text:p text:style-name="P43">Arakas</text:p>
          </table:table-cell>
          <table:table-cell table:style-name="Tableau9.F3" office:value-type="string">
            <text:p text:style-name="P43"> </text:p>
          </table:table-cell>
        </table:table-row>
        <table:table-row table:style-name="Tableau9.1">
          <table:table-cell table:style-name="Tableau9.A2" office:value-type="string">
            <text:p text:style-name="P35">Jambières de cuir</text:p>
          </table:table-cell>
          <table:table-cell table:style-name="Tableau9.B2" office:value-type="string">
            <text:p text:style-name="P43">Leather pants</text:p>
          </table:table-cell>
          <table:table-cell table:style-name="Tableau9.B2" office:value-type="string">
            <text:p text:style-name="P44">25</text:p>
          </table:table-cell>
          <table:table-cell table:style-name="Tableau9.B2" office:value-type="string">
            <text:p text:style-name="P44">.6</text:p>
          </table:table-cell>
          <table:table-cell table:style-name="Tableau9.B2" office:value-type="string">
            <text:p text:style-name="P43">Arakas</text:p>
          </table:table-cell>
          <table:table-cell table:style-name="Tableau9.F2" office:value-type="string">
            <text:p text:style-name="P43"> </text:p>
          </table:table-cell>
        </table:table-row>
        <table:table-row table:style-name="Tableau9.1">
          <table:table-cell table:style-name="Tableau9.A3" office:value-type="string">
            <text:p text:style-name="P35">Armure de cuir clouté</text:p>
          </table:table-cell>
          <table:table-cell table:style-name="Tableau9.B3" office:value-type="string">
            <text:p text:style-name="P43">Studded leather armor</text:p>
          </table:table-cell>
          <table:table-cell table:style-name="Tableau9.B3" office:value-type="string">
            <text:p text:style-name="P36">45</text:p>
          </table:table-cell>
          <table:table-cell table:style-name="Tableau9.B3" office:value-type="string">
            <text:p text:style-name="P36">2.8</text:p>
          </table:table-cell>
          <table:table-cell table:style-name="Tableau9.B3" office:value-type="string">
            <text:p text:style-name="P35">Arakas</text:p>
          </table:table-cell>
          <table:table-cell table:style-name="Tableau9.F3" office:value-type="string">
            <text:p text:style-name="P35"> </text:p>
          </table:table-cell>
        </table:table-row>
        <table:table-row table:style-name="Tableau9.1">
          <table:table-cell table:style-name="Tableau9.A2" office:value-type="string">
            <text:p text:style-name="P35">Ceinturon de cuir clouté</text:p>
          </table:table-cell>
          <table:table-cell table:style-name="Tableau9.B2" office:value-type="string">
            <text:p text:style-name="P43">Studded leather belt</text:p>
          </table:table-cell>
          <table:table-cell table:style-name="Tableau9.B2" office:value-type="string">
            <text:p text:style-name="P36">45</text:p>
          </table:table-cell>
          <table:table-cell table:style-name="Tableau9.B2" office:value-type="string">
            <text:p text:style-name="P36">.6</text:p>
          </table:table-cell>
          <table:table-cell table:style-name="Tableau9.B2" office:value-type="string">
            <text:p text:style-name="P35">Arakas</text:p>
          </table:table-cell>
          <table:table-cell table:style-name="Tableau9.F2" office:value-type="string">
            <text:p text:style-name="P35"> </text:p>
          </table:table-cell>
        </table:table-row>
        <table:table-row table:style-name="Tableau9.1">
          <table:table-cell table:style-name="Tableau9.A3" office:value-type="string">
            <text:p text:style-name="P35">Bottes de cuir clouté</text:p>
          </table:table-cell>
          <table:table-cell table:style-name="Tableau9.B3" office:value-type="string">
            <text:p text:style-name="P43">Studded leather boots</text:p>
          </table:table-cell>
          <table:table-cell table:style-name="Tableau9.B3" office:value-type="string">
            <text:p text:style-name="P36">45</text:p>
          </table:table-cell>
          <table:table-cell table:style-name="Tableau9.B3" office:value-type="string">
            <text:p text:style-name="P36">.6</text:p>
          </table:table-cell>
          <table:table-cell table:style-name="Tableau9.B3" office:value-type="string">
            <text:p text:style-name="P35">Arakas</text:p>
          </table:table-cell>
          <table:table-cell table:style-name="Tableau9.F3" office:value-type="string">
            <text:p text:style-name="P35"> </text:p>
          </table:table-cell>
        </table:table-row>
        <table:table-row table:style-name="Tableau9.1">
          <table:table-cell table:style-name="Tableau9.A2" office:value-type="string">
            <text:p text:style-name="P35">Gants de cuir clouté</text:p>
          </table:table-cell>
          <table:table-cell table:style-name="Tableau9.B2" office:value-type="string">
            <text:p text:style-name="P43">Studded leather gloves</text:p>
          </table:table-cell>
          <table:table-cell table:style-name="Tableau9.B2" office:value-type="string">
            <text:p text:style-name="P36">45</text:p>
          </table:table-cell>
          <table:table-cell table:style-name="Tableau9.B2" office:value-type="string">
            <text:p text:style-name="P36">.6</text:p>
          </table:table-cell>
          <table:table-cell table:style-name="Tableau9.B2" office:value-type="string">
            <text:p text:style-name="P35">Arakas</text:p>
          </table:table-cell>
          <table:table-cell table:style-name="Tableau9.F2" office:value-type="string">
            <text:p text:style-name="P35"> </text:p>
          </table:table-cell>
        </table:table-row>
        <table:table-row table:style-name="Tableau9.1">
          <table:table-cell table:style-name="Tableau9.A3" office:value-type="string">
            <text:p text:style-name="P35">Casque de cuir clouté</text:p>
          </table:table-cell>
          <table:table-cell table:style-name="Tableau9.B3" office:value-type="string">
            <text:p text:style-name="P43">Studded leather helmet</text:p>
          </table:table-cell>
          <table:table-cell table:style-name="Tableau9.B3" office:value-type="string">
            <text:p text:style-name="P36">45</text:p>
          </table:table-cell>
          <table:table-cell table:style-name="Tableau9.B3" office:value-type="string">
            <text:p text:style-name="P36">.6</text:p>
          </table:table-cell>
          <table:table-cell table:style-name="Tableau9.B3" office:value-type="string">
            <text:p text:style-name="P35">Arakas</text:p>
          </table:table-cell>
          <table:table-cell table:style-name="Tableau9.F3" office:value-type="string">
            <text:p text:style-name="P35"> </text:p>
          </table:table-cell>
        </table:table-row>
        <table:table-row table:style-name="Tableau9.1">
          <table:table-cell table:style-name="Tableau9.A2" office:value-type="string">
            <text:p text:style-name="P35">Jambières de cuir clouté</text:p>
          </table:table-cell>
          <table:table-cell table:style-name="Tableau9.B2" office:value-type="string">
            <text:p text:style-name="P43">Studded leather pants</text:p>
          </table:table-cell>
          <table:table-cell table:style-name="Tableau9.B2" office:value-type="string">
            <text:p text:style-name="P36">45</text:p>
          </table:table-cell>
          <table:table-cell table:style-name="Tableau9.B2" office:value-type="string">
            <text:p text:style-name="P36">.8</text:p>
          </table:table-cell>
          <table:table-cell table:style-name="Tableau9.B2" office:value-type="string">
            <text:p text:style-name="P35">Arakas</text:p>
          </table:table-cell>
          <table:table-cell table:style-name="Tableau9.F2" office:value-type="string">
            <text:p text:style-name="P35"> </text:p>
          </table:table-cell>
        </table:table-row>
        <table:table-row table:style-name="Tableau9.1">
          <table:table-cell table:style-name="Tableau9.A3" office:value-type="string">
            <text:p text:style-name="P35">Cotte d'anneaux</text:p>
          </table:table-cell>
          <table:table-cell table:style-name="Tableau9.B3" office:value-type="string">
            <text:p text:style-name="P43">Ringmail armor</text:p>
          </table:table-cell>
          <table:table-cell table:style-name="Tableau9.B3" office:value-type="string">
            <text:p text:style-name="P44">60</text:p>
          </table:table-cell>
          <table:table-cell table:style-name="Tableau9.B3" office:value-type="string">
            <text:p text:style-name="P44">4.2</text:p>
          </table:table-cell>
          <table:table-cell table:style-name="Tableau9.B3" office:value-type="string">
            <text:p text:style-name="P43">Raven's Dust</text:p>
          </table:table-cell>
          <table:table-cell table:style-name="Tableau9.F3" office:value-type="string">
            <text:p text:style-name="P43"> </text:p>
          </table:table-cell>
        </table:table-row>
        <table:table-row table:style-name="Tableau9.1">
          <table:table-cell table:style-name="Tableau9.A2" office:value-type="string">
            <text:p text:style-name="P35">Bottes d'anneaux</text:p>
          </table:table-cell>
          <table:table-cell table:style-name="Tableau9.B2" office:value-type="string">
            <text:p text:style-name="P35">Ringmail boots</text:p>
          </table:table-cell>
          <table:table-cell table:style-name="Tableau9.B2" office:value-type="string">
            <text:p text:style-name="P36">60</text:p>
          </table:table-cell>
          <table:table-cell table:style-name="Tableau9.B2" office:value-type="string">
            <text:p text:style-name="P36">1.2</text:p>
          </table:table-cell>
          <table:table-cell table:style-name="Tableau9.B2" office:value-type="string">
            <text:p text:style-name="P35">Raven's Dust</text:p>
          </table:table-cell>
          <table:table-cell table:style-name="Tableau9.F2" office:value-type="string">
            <text:p text:style-name="P35"> </text:p>
          </table:table-cell>
        </table:table-row>
        <table:table-row table:style-name="Tableau9.1">
          <table:table-cell table:style-name="Tableau9.A3" office:value-type="string">
            <text:p text:style-name="P35">Gantelets d'anneaux</text:p>
          </table:table-cell>
          <table:table-cell table:style-name="Tableau9.B3" office:value-type="string">
            <text:p text:style-name="P43">Ringmail gauntlets</text:p>
          </table:table-cell>
          <table:table-cell table:style-name="Tableau9.B3" office:value-type="string">
            <text:p text:style-name="P44">60</text:p>
          </table:table-cell>
          <table:table-cell table:style-name="Tableau9.B3" office:value-type="string">
            <text:p text:style-name="P44">1.2</text:p>
          </table:table-cell>
          <table:table-cell table:style-name="Tableau9.B3" office:value-type="string">
            <text:p text:style-name="P43">Raven's Dust</text:p>
          </table:table-cell>
          <table:table-cell table:style-name="Tableau9.F3" office:value-type="string">
            <text:p text:style-name="P43"> </text:p>
          </table:table-cell>
        </table:table-row>
        <table:table-row table:style-name="Tableau9.1">
          <table:table-cell table:style-name="Tableau9.A2" office:value-type="string">
            <text:p text:style-name="P35">Ceinturon d'anneaux</text:p>
          </table:table-cell>
          <table:table-cell table:style-name="Tableau9.B2" office:value-type="string">
            <text:p text:style-name="P35">Ringmail girdle</text:p>
          </table:table-cell>
          <table:table-cell table:style-name="Tableau9.B2" office:value-type="string">
            <text:p text:style-name="P36">60</text:p>
          </table:table-cell>
          <table:table-cell table:style-name="Tableau9.B2" office:value-type="string">
            <text:p text:style-name="P36">.8</text:p>
          </table:table-cell>
          <table:table-cell table:style-name="Tableau9.B2" office:value-type="string">
            <text:p text:style-name="P35">Raven's Dust</text:p>
          </table:table-cell>
          <table:table-cell table:style-name="Tableau9.F2" office:value-type="string">
            <text:p text:style-name="P35"> </text:p>
          </table:table-cell>
        </table:table-row>
        <table:table-row table:style-name="Tableau9.1">
          <table:table-cell table:style-name="Tableau9.A3" office:value-type="string">
            <text:p text:style-name="P35">Casque d'anneaux</text:p>
          </table:table-cell>
          <table:table-cell table:style-name="Tableau9.B3" office:value-type="string">
            <text:p text:style-name="P43">Ringmail helmet</text:p>
          </table:table-cell>
          <table:table-cell table:style-name="Tableau9.B3" office:value-type="string">
            <text:p text:style-name="P44">60</text:p>
          </table:table-cell>
          <table:table-cell table:style-name="Tableau9.B3" office:value-type="string">
            <text:p text:style-name="P44">1.2</text:p>
          </table:table-cell>
          <table:table-cell table:style-name="Tableau9.B3" office:value-type="string">
            <text:p text:style-name="P43">Raven's Dust</text:p>
          </table:table-cell>
          <table:table-cell table:style-name="Tableau9.F3" office:value-type="string">
            <text:p text:style-name="P43"> </text:p>
          </table:table-cell>
        </table:table-row>
        <table:table-row table:style-name="Tableau9.1">
          <table:table-cell table:style-name="Tableau9.A2" office:value-type="string">
            <text:p text:style-name="P35">Jambières d'anneaux</text:p>
          </table:table-cell>
          <table:table-cell table:style-name="Tableau9.B2" office:value-type="string">
            <text:p text:style-name="P35">Ringmail leggings</text:p>
          </table:table-cell>
          <table:table-cell table:style-name="Tableau9.B2" office:value-type="string">
            <text:p text:style-name="P36">60</text:p>
          </table:table-cell>
          <table:table-cell table:style-name="Tableau9.B2" office:value-type="string">
            <text:p text:style-name="P36">1.4</text:p>
          </table:table-cell>
          <table:table-cell table:style-name="Tableau9.B2" office:value-type="string">
            <text:p text:style-name="P35">Raven's Dust</text:p>
          </table:table-cell>
          <table:table-cell table:style-name="Tableau9.F2" office:value-type="string">
            <text:p text:style-name="P35"> </text:p>
          </table:table-cell>
        </table:table-row>
        <table:table-row table:style-name="Tableau9.1">
          <table:table-cell table:style-name="Tableau9.A3" office:value-type="string">
            <text:p text:style-name="P35">Armure de cuir elfique</text:p>
          </table:table-cell>
          <table:table-cell table:style-name="Tableau9.B3" office:value-type="string">
            <text:p text:style-name="P43">Elven leather armor</text:p>
          </table:table-cell>
          <table:table-cell table:style-name="Tableau9.B3" office:value-type="string">
            <text:p text:style-name="P36">75</text:p>
          </table:table-cell>
          <table:table-cell table:style-name="Tableau9.B3" office:value-type="string">
            <text:p text:style-name="P36">5.6</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Ceinture de cuir elfique</text:p>
          </table:table-cell>
          <table:table-cell table:style-name="Tableau9.B2" office:value-type="string">
            <text:p text:style-name="P43">Elven leather belt</text:p>
          </table:table-cell>
          <table:table-cell table:style-name="Tableau9.B2" office:value-type="string">
            <text:p text:style-name="P36">75</text:p>
          </table:table-cell>
          <table:table-cell table:style-name="Tableau9.B2" office:value-type="string">
            <text:p text:style-name="P36">1.4</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Bottes de cuir elfique</text:p>
          </table:table-cell>
          <table:table-cell table:style-name="Tableau9.B3" office:value-type="string">
            <text:p text:style-name="P43">Elven leather boots</text:p>
          </table:table-cell>
          <table:table-cell table:style-name="Tableau9.B3" office:value-type="string">
            <text:p text:style-name="P36">75</text:p>
          </table:table-cell>
          <table:table-cell table:style-name="Tableau9.B3" office:value-type="string">
            <text:p text:style-name="P36">1.4</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Gants de cuir elfiques</text:p>
          </table:table-cell>
          <table:table-cell table:style-name="Tableau9.B2" office:value-type="string">
            <text:p text:style-name="P43">Elven leather gloves</text:p>
          </table:table-cell>
          <table:table-cell table:style-name="Tableau9.B2" office:value-type="string">
            <text:p text:style-name="P36">75</text:p>
          </table:table-cell>
          <table:table-cell table:style-name="Tableau9.B2" office:value-type="string">
            <text:p text:style-name="P36">1.4</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Heaume de cuir elfique</text:p>
          </table:table-cell>
          <table:table-cell table:style-name="Tableau9.B3" office:value-type="string">
            <text:p text:style-name="P43">Elven leather helmet</text:p>
          </table:table-cell>
          <table:table-cell table:style-name="Tableau9.B3" office:value-type="string">
            <text:p text:style-name="P36">75</text:p>
          </table:table-cell>
          <table:table-cell table:style-name="Tableau9.B3" office:value-type="string">
            <text:p text:style-name="P36">1.4</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Jambières de cuir elfiques</text:p>
          </table:table-cell>
          <table:table-cell table:style-name="Tableau9.B2" office:value-type="string">
            <text:p text:style-name="P43">Elven leather leggings</text:p>
          </table:table-cell>
          <table:table-cell table:style-name="Tableau9.B2" office:value-type="string">
            <text:p text:style-name="P36">75</text:p>
          </table:table-cell>
          <table:table-cell table:style-name="Tableau9.B2" office:value-type="string">
            <text:p text:style-name="P36">1.8</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Cotte de mailles</text:p>
          </table:table-cell>
          <table:table-cell table:style-name="Tableau9.B3" office:value-type="string">
            <text:p text:style-name="P35">Chainmail</text:p>
          </table:table-cell>
          <table:table-cell table:style-name="Tableau9.B3" office:value-type="string">
            <text:p text:style-name="P36">80</text:p>
          </table:table-cell>
          <table:table-cell table:style-name="Tableau9.B3" office:value-type="string">
            <text:p text:style-name="P36">5.8</text:p>
          </table:table-cell>
          <table:table-cell table:style-name="Tableau9.B3" office:value-type="string">
            <text:p text:style-name="P35">Raven's Dust</text:p>
          </table:table-cell>
          <table:table-cell table:style-name="Tableau9.F3" office:value-type="string">
            <text:p text:style-name="P35"> </text:p>
          </table:table-cell>
        </table:table-row>
        <table:table-row table:style-name="Tableau9.1">
          <table:table-cell table:style-name="Tableau9.A2" office:value-type="string">
            <text:p text:style-name="P35">Bottes de mailles</text:p>
          </table:table-cell>
          <table:table-cell table:style-name="Tableau9.B2" office:value-type="string">
            <text:p text:style-name="P43">Chainmail boots</text:p>
          </table:table-cell>
          <table:table-cell table:style-name="Tableau9.B2" office:value-type="string">
            <text:p text:style-name="P44">80</text:p>
          </table:table-cell>
          <table:table-cell table:style-name="Tableau9.B2" office:value-type="string">
            <text:p text:style-name="P44">1.6</text:p>
          </table:table-cell>
          <table:table-cell table:style-name="Tableau9.B2" office:value-type="string">
            <text:p text:style-name="P43">Raven's Dust</text:p>
          </table:table-cell>
          <table:table-cell table:style-name="Tableau9.F2" office:value-type="string">
            <text:p text:style-name="P43"> </text:p>
          </table:table-cell>
        </table:table-row>
        <table:table-row table:style-name="Tableau9.1">
          <table:table-cell table:style-name="Tableau9.A3" office:value-type="string">
            <text:p text:style-name="P35">Casque de mailles</text:p>
          </table:table-cell>
          <table:table-cell table:style-name="Tableau9.B3" office:value-type="string">
            <text:p text:style-name="P43">Chainmail coif</text:p>
          </table:table-cell>
          <table:table-cell table:style-name="Tableau9.B3" office:value-type="string">
            <text:p text:style-name="P44">80</text:p>
          </table:table-cell>
          <table:table-cell table:style-name="Tableau9.B3" office:value-type="string">
            <text:p text:style-name="P44">1.6</text:p>
          </table:table-cell>
          <table:table-cell table:style-name="Tableau9.B3" office:value-type="string">
            <text:p text:style-name="P43">Raven's Dust</text:p>
          </table:table-cell>
          <table:table-cell table:style-name="Tableau9.F3" office:value-type="string">
            <text:p text:style-name="P43"> </text:p>
          </table:table-cell>
        </table:table-row>
        <table:table-row table:style-name="Tableau9.1">
          <table:table-cell table:style-name="Tableau9.A2" office:value-type="string">
            <text:p text:style-name="P35">Gantelets de mailles</text:p>
          </table:table-cell>
          <table:table-cell table:style-name="Tableau9.B2" office:value-type="string">
            <text:p text:style-name="P43">Chainmail girdle</text:p>
          </table:table-cell>
          <table:table-cell table:style-name="Tableau9.B2" office:value-type="string">
            <text:p text:style-name="P44">80</text:p>
          </table:table-cell>
          <table:table-cell table:style-name="Tableau9.B2" office:value-type="string">
            <text:p text:style-name="P44">1.6</text:p>
          </table:table-cell>
          <table:table-cell table:style-name="Tableau9.B2" office:value-type="string">
            <text:p text:style-name="P43">Raven's Dust</text:p>
          </table:table-cell>
          <table:table-cell table:style-name="Tableau9.F2" office:value-type="string">
            <text:p text:style-name="P43"> </text:p>
          </table:table-cell>
        </table:table-row>
        <table:table-row table:style-name="Tableau9.1">
          <table:table-cell table:style-name="Tableau9.A3" office:value-type="string">
            <text:p text:style-name="P35">Ceinturon de mailles</text:p>
          </table:table-cell>
          <table:table-cell table:style-name="Tableau9.B3" office:value-type="string">
            <text:p text:style-name="P43">Chainmail gloves</text:p>
          </table:table-cell>
          <table:table-cell table:style-name="Tableau9.B3" office:value-type="string">
            <text:p text:style-name="P44">80</text:p>
          </table:table-cell>
          <table:table-cell table:style-name="Tableau9.B3" office:value-type="string">
            <text:p text:style-name="P44">1.6</text:p>
          </table:table-cell>
          <table:table-cell table:style-name="Tableau9.B3" office:value-type="string">
            <text:p text:style-name="P43">Raven's Dust</text:p>
          </table:table-cell>
          <table:table-cell table:style-name="Tableau9.F3" office:value-type="string">
            <text:p text:style-name="P43"> </text:p>
          </table:table-cell>
        </table:table-row>
        <table:table-row table:style-name="Tableau9.1">
          <table:table-cell table:style-name="Tableau9.A2" office:value-type="string">
            <text:p text:style-name="P35">Jambières de mailles</text:p>
          </table:table-cell>
          <table:table-cell table:style-name="Tableau9.B2" office:value-type="string">
            <text:p text:style-name="P43">Chainmail leggings</text:p>
          </table:table-cell>
          <table:table-cell table:style-name="Tableau9.B2" office:value-type="string">
            <text:p text:style-name="P44">80</text:p>
          </table:table-cell>
          <table:table-cell table:style-name="Tableau9.B2" office:value-type="string">
            <text:p text:style-name="P44">1.8</text:p>
          </table:table-cell>
          <table:table-cell table:style-name="Tableau9.B2" office:value-type="string">
            <text:p text:style-name="P43">Raven's Dust</text:p>
          </table:table-cell>
          <table:table-cell table:style-name="Tableau9.F2" office:value-type="string">
            <text:p text:style-name="P43"> </text:p>
          </table:table-cell>
        </table:table-row>
        <table:table-row table:style-name="Tableau9.1">
          <table:table-cell table:style-name="Tableau9.A3" office:value-type="string">
            <text:p text:style-name="P35">Armure d'écailles</text:p>
          </table:table-cell>
          <table:table-cell table:style-name="Tableau9.B3" office:value-type="string">
            <text:p text:style-name="P35">Scale mail</text:p>
          </table:table-cell>
          <table:table-cell table:style-name="Tableau9.B3" office:value-type="string">
            <text:p text:style-name="P36">100</text:p>
          </table:table-cell>
          <table:table-cell table:style-name="Tableau9.B3" office:value-type="string">
            <text:p text:style-name="P36">8.4</text:p>
          </table:table-cell>
          <table:table-cell table:style-name="Tableau9.B3" office:value-type="string">
            <text:p text:style-name="P35">Introuvable</text:p>
          </table:table-cell>
          <table:table-cell table:style-name="Tableau9.F3" office:value-type="string">
            <text:p text:style-name="P35">V</text:p>
          </table:table-cell>
        </table:table-row>
        <table:table-row table:style-name="Tableau9.1">
          <table:table-cell table:style-name="Tableau9.A2" office:value-type="string">
            <text:p text:style-name="P35">Bottes d'écailles</text:p>
          </table:table-cell>
          <table:table-cell table:style-name="Tableau9.B2" office:value-type="string">
            <text:p text:style-name="P43">Scalemail boots</text:p>
          </table:table-cell>
          <table:table-cell table:style-name="Tableau9.B2" office:value-type="string">
            <text:p text:style-name="P44">100</text:p>
          </table:table-cell>
          <table:table-cell table:style-name="Tableau9.B2" office:value-type="string">
            <text:p text:style-name="P44">2.2</text:p>
          </table:table-cell>
          <table:table-cell table:style-name="Tableau9.B2" office:value-type="string">
            <text:p text:style-name="P43">Raven's Dust</text:p>
          </table:table-cell>
          <table:table-cell table:style-name="Tableau9.F2" office:value-type="string">
            <text:p text:style-name="P35">V</text:p>
          </table:table-cell>
        </table:table-row>
        <table:table-row table:style-name="Tableau9.1">
          <table:table-cell table:style-name="Tableau9.A3" office:value-type="string">
            <text:p text:style-name="P35">Gantelets d'écailles</text:p>
          </table:table-cell>
          <table:table-cell table:style-name="Tableau9.B3" office:value-type="string">
            <text:p text:style-name="P43">Scalemail gauntlets</text:p>
          </table:table-cell>
          <table:table-cell table:style-name="Tableau9.B3" office:value-type="string">
            <text:p text:style-name="P44">100</text:p>
          </table:table-cell>
          <table:table-cell table:style-name="Tableau9.B3" office:value-type="string">
            <text:p text:style-name="P44">1.6 </text:p>
          </table:table-cell>
          <table:table-cell table:style-name="Tableau9.B3" office:value-type="string">
            <text:p text:style-name="P43">Raven's Dust</text:p>
          </table:table-cell>
          <table:table-cell table:style-name="Tableau9.F3" office:value-type="string">
            <text:p text:style-name="P35">V</text:p>
          </table:table-cell>
        </table:table-row>
        <table:table-row table:style-name="Tableau9.1">
          <table:table-cell table:style-name="Tableau9.A2" office:value-type="string">
            <text:p text:style-name="P35">Casque d'écailles</text:p>
          </table:table-cell>
          <table:table-cell table:style-name="Tableau9.B2" office:value-type="string">
            <text:p text:style-name="P43">Scalemail helmet</text:p>
          </table:table-cell>
          <table:table-cell table:style-name="Tableau9.B2" office:value-type="string">
            <text:p text:style-name="P44">100</text:p>
          </table:table-cell>
          <table:table-cell table:style-name="Tableau9.B2" office:value-type="string">
            <text:p text:style-name="P44">2.0</text:p>
          </table:table-cell>
          <table:table-cell table:style-name="Tableau9.B2" office:value-type="string">
            <text:p text:style-name="P43">Raven's Dust</text:p>
          </table:table-cell>
          <table:table-cell table:style-name="Tableau9.F2" office:value-type="string">
            <text:p text:style-name="P35">V</text:p>
          </table:table-cell>
        </table:table-row>
        <table:table-row table:style-name="Tableau9.1">
          <table:table-cell table:style-name="Tableau9.A3" office:value-type="string">
            <text:p text:style-name="P35">Jambières d'écailles</text:p>
          </table:table-cell>
          <table:table-cell table:style-name="Tableau9.B3" office:value-type="string">
            <text:p text:style-name="P35">Scalemail leggings</text:p>
          </table:table-cell>
          <table:table-cell table:style-name="Tableau9.B3" office:value-type="string">
            <text:p text:style-name="P36">100</text:p>
          </table:table-cell>
          <table:table-cell table:style-name="Tableau9.B3" office:value-type="string">
            <text:p text:style-name="P36">1.8</text:p>
          </table:table-cell>
          <table:table-cell table:style-name="Tableau9.B3" office:value-type="string">
            <text:p text:style-name="P35">Raven's Dust</text:p>
          </table:table-cell>
          <table:table-cell table:style-name="Tableau9.F3" office:value-type="string">
            <text:p text:style-name="P35">V</text:p>
          </table:table-cell>
        </table:table-row>
        <table:table-row table:style-name="Tableau9.1">
          <table:table-cell table:style-name="Tableau9.A2" office:value-type="string">
            <text:p text:style-name="P35">Protecteur fait d'écailles</text:p>
          </table:table-cell>
          <table:table-cell table:style-name="Tableau9.B2" office:value-type="string">
            <text:p text:style-name="P35">Scalemail protector</text:p>
          </table:table-cell>
          <table:table-cell table:style-name="Tableau9.B2" office:value-type="string">
            <text:p text:style-name="P36">100</text:p>
          </table:table-cell>
          <table:table-cell table:style-name="Tableau9.B2" office:value-type="string">
            <text:p text:style-name="P36">1.6</text:p>
          </table:table-cell>
          <table:table-cell table:style-name="Tableau9.B2" office:value-type="string">
            <text:p text:style-name="P35">Raven's Dust</text:p>
          </table:table-cell>
          <table:table-cell table:style-name="Tableau9.F2" office:value-type="string">
            <text:p text:style-name="P35">V</text:p>
          </table:table-cell>
        </table:table-row>
        <table:table-row table:style-name="Tableau9.1">
          <table:table-cell table:style-name="Tableau9.A3" office:value-type="string">
            <text:p text:style-name="P35">Cotte de maille elfique</text:p>
          </table:table-cell>
          <table:table-cell table:style-name="Tableau9.B3" office:value-type="string">
            <text:p text:style-name="P43">Elven chainmail armor</text:p>
          </table:table-cell>
          <table:table-cell table:style-name="Tableau9.B3" office:value-type="string">
            <text:p text:style-name="P36">110</text:p>
          </table:table-cell>
          <table:table-cell table:style-name="Tableau9.B3" office:value-type="string">
            <text:p text:style-name="P36">10.2</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Bottes de maille elfique</text:p>
          </table:table-cell>
          <table:table-cell table:style-name="Tableau9.B2" office:value-type="string">
            <text:p text:style-name="P43">Elven chainmail boots</text:p>
          </table:table-cell>
          <table:table-cell table:style-name="Tableau9.B2" office:value-type="string">
            <text:p text:style-name="P36">110</text:p>
          </table:table-cell>
          <table:table-cell table:style-name="Tableau9.B2" office:value-type="string">
            <text:p text:style-name="P36">2.8</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Gantelets de maille elfiques</text:p>
          </table:table-cell>
          <table:table-cell table:style-name="Tableau9.B3" office:value-type="string">
            <text:p text:style-name="P43">Elven chainmail gauntlets</text:p>
          </table:table-cell>
          <table:table-cell table:style-name="Tableau9.B3" office:value-type="string">
            <text:p text:style-name="P36">110</text:p>
          </table:table-cell>
          <table:table-cell table:style-name="Tableau9.B3" office:value-type="string">
            <text:p text:style-name="P36">2.8</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Ceinturon de mailles elfique</text:p>
          </table:table-cell>
          <table:table-cell table:style-name="Tableau9.B2" office:value-type="string">
            <text:p text:style-name="P43">Elven chainmail girdle</text:p>
          </table:table-cell>
          <table:table-cell table:style-name="Tableau9.B2" office:value-type="string">
            <text:p text:style-name="P36">110</text:p>
          </table:table-cell>
          <table:table-cell table:style-name="Tableau9.B2" office:value-type="string">
            <text:p text:style-name="P36">2.2</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Heaume de mailles elfique</text:p>
          </table:table-cell>
          <table:table-cell table:style-name="Tableau9.B3" office:value-type="string">
            <text:p text:style-name="P43">Elven chainmail helmet</text:p>
          </table:table-cell>
          <table:table-cell table:style-name="Tableau9.B3" office:value-type="string">
            <text:p text:style-name="P36">110</text:p>
          </table:table-cell>
          <table:table-cell table:style-name="Tableau9.B3" office:value-type="string">
            <text:p text:style-name="P36">2.6</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Jambières de mailles elfiques</text:p>
          </table:table-cell>
          <table:table-cell table:style-name="Tableau9.B2" office:value-type="string">
            <text:p text:style-name="P35">Elven chainmail leggings</text:p>
          </table:table-cell>
          <table:table-cell table:style-name="Tableau9.B2" office:value-type="string">
            <text:p text:style-name="P36">110</text:p>
          </table:table-cell>
          <table:table-cell table:style-name="Tableau9.B2" office:value-type="string">
            <text:p text:style-name="P36">3.4</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Armure de plates</text:p>
          </table:table-cell>
          <table:table-cell table:style-name="Tableau9.B3" office:value-type="string">
            <text:p text:style-name="P43">Platemail Armor</text:p>
          </table:table-cell>
          <table:table-cell table:style-name="Tableau9.B3" office:value-type="string">
            <text:p text:style-name="P44">125</text:p>
          </table:table-cell>
          <table:table-cell table:style-name="Tableau9.B3" office:value-type="string">
            <text:p text:style-name="P44">12.4</text:p>
          </table:table-cell>
          <table:table-cell table:style-name="Tableau9.B3" office:value-type="string">
            <text:p text:style-name="P43">Raven's Dust</text:p>
          </table:table-cell>
          <table:table-cell table:style-name="Tableau9.F3" office:value-type="string">
            <text:p text:style-name="P35">V</text:p>
          </table:table-cell>
        </table:table-row>
        <table:table-row table:style-name="Tableau9.1">
          <table:table-cell table:style-name="Tableau9.A2" office:value-type="string">
            <text:p text:style-name="P35">Bottes de plates</text:p>
          </table:table-cell>
          <table:table-cell table:style-name="Tableau9.B2" office:value-type="string">
            <text:p text:style-name="P43">Platemail Boots</text:p>
          </table:table-cell>
          <table:table-cell table:style-name="Tableau9.B2" office:value-type="string">
            <text:p text:style-name="P44">125</text:p>
          </table:table-cell>
          <table:table-cell table:style-name="Tableau9.B2" office:value-type="string">
            <text:p text:style-name="P44">3.2</text:p>
          </table:table-cell>
          <table:table-cell table:style-name="Tableau9.B2" office:value-type="string">
            <text:p text:style-name="P43">Raven's Dust</text:p>
          </table:table-cell>
          <table:table-cell table:style-name="Tableau9.F2" office:value-type="string">
            <text:p text:style-name="P35">V</text:p>
          </table:table-cell>
        </table:table-row>
        <table:table-row table:style-name="Tableau9.1">
          <table:table-cell table:style-name="Tableau9.A3" office:value-type="string">
            <text:p text:style-name="P35">Gantelets de plates</text:p>
          </table:table-cell>
          <table:table-cell table:style-name="Tableau9.B3" office:value-type="string">
            <text:p text:style-name="P43">Platemail Gauntlets</text:p>
          </table:table-cell>
          <table:table-cell table:style-name="Tableau9.B3" office:value-type="string">
            <text:p text:style-name="P44">125</text:p>
          </table:table-cell>
          <table:table-cell table:style-name="Tableau9.B3" office:value-type="string">
            <text:p text:style-name="P44">3.2</text:p>
          </table:table-cell>
          <table:table-cell table:style-name="Tableau9.B3" office:value-type="string">
            <text:p text:style-name="P43">Raven's Dust</text:p>
          </table:table-cell>
          <table:table-cell table:style-name="Tableau9.F3" office:value-type="string">
            <text:p text:style-name="P35">V</text:p>
          </table:table-cell>
        </table:table-row>
        <table:table-row table:style-name="Tableau9.1">
          <table:table-cell table:style-name="Tableau9.A2" office:value-type="string">
            <text:p text:style-name="P35">Heaume de plates</text:p>
          </table:table-cell>
          <table:table-cell table:style-name="Tableau9.B2" office:value-type="string">
            <text:p text:style-name="P43">Platemail Helmet</text:p>
          </table:table-cell>
          <table:table-cell table:style-name="Tableau9.B2" office:value-type="string">
            <text:p text:style-name="P44">125</text:p>
          </table:table-cell>
          <table:table-cell table:style-name="Tableau9.B2" office:value-type="string">
            <text:p text:style-name="P44">3.0</text:p>
          </table:table-cell>
          <table:table-cell table:style-name="Tableau9.B2" office:value-type="string">
            <text:p text:style-name="P43">Raven's Dust</text:p>
          </table:table-cell>
          <table:table-cell table:style-name="Tableau9.F2" office:value-type="string">
            <text:p text:style-name="P35">V</text:p>
          </table:table-cell>
        </table:table-row>
        <table:table-row table:style-name="Tableau9.1">
          <table:table-cell table:style-name="Tableau9.A3" office:value-type="string">
            <text:p text:style-name="P35">Jambières de plates</text:p>
          </table:table-cell>
          <table:table-cell table:style-name="Tableau9.B3" office:value-type="string">
            <text:p text:style-name="P43">Platemail Leggings</text:p>
          </table:table-cell>
          <table:table-cell table:style-name="Tableau9.B3" office:value-type="string">
            <text:p text:style-name="P44">125</text:p>
          </table:table-cell>
          <table:table-cell table:style-name="Tableau9.B3" office:value-type="string">
            <text:p text:style-name="P44">4.6</text:p>
          </table:table-cell>
          <table:table-cell table:style-name="Tableau9.B3" office:value-type="string">
            <text:p text:style-name="P43">Raven's Dust</text:p>
          </table:table-cell>
          <table:table-cell table:style-name="Tableau9.F3" office:value-type="string">
            <text:p text:style-name="P35">V</text:p>
          </table:table-cell>
        </table:table-row>
        <table:table-row table:style-name="Tableau9.1">
          <table:table-cell table:style-name="Tableau9.A2" office:value-type="string">
            <text:p text:style-name="P35">Protecteur en plates</text:p>
          </table:table-cell>
          <table:table-cell table:style-name="Tableau9.B2" office:value-type="string">
            <text:p text:style-name="P43">Platemail Protector</text:p>
          </table:table-cell>
          <table:table-cell table:style-name="Tableau9.B2" office:value-type="string">
            <text:p text:style-name="P44">125</text:p>
          </table:table-cell>
          <table:table-cell table:style-name="Tableau9.B2" office:value-type="string">
            <text:p text:style-name="P44">2.6</text:p>
          </table:table-cell>
          <table:table-cell table:style-name="Tableau9.B2" office:value-type="string">
            <text:p text:style-name="P43">Raven's Dust</text:p>
          </table:table-cell>
          <table:table-cell table:style-name="Tableau9.F2" office:value-type="string">
            <text:p text:style-name="P35">V</text:p>
          </table:table-cell>
        </table:table-row>
        <table:table-row table:style-name="Tableau9.1">
          <table:table-cell table:style-name="Tableau9.A3" office:value-type="string">
            <text:p text:style-name="P35">Cotte de maille en mithril</text:p>
          </table:table-cell>
          <table:table-cell table:style-name="Tableau9.B3" office:value-type="string">
            <text:p text:style-name="P35">Mithril chainmail armor</text:p>
          </table:table-cell>
          <table:table-cell table:style-name="Tableau9.B3" office:value-type="string">
            <text:p text:style-name="P36">150</text:p>
          </table:table-cell>
          <table:table-cell table:style-name="Tableau9.B3" office:value-type="string">
            <text:p text:style-name="P36">16.6</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Bottes de mailles en mithril</text:p>
          </table:table-cell>
          <table:table-cell table:style-name="Tableau9.B2" office:value-type="string">
            <text:p text:style-name="P35">Mithril chainmail boots</text:p>
          </table:table-cell>
          <table:table-cell table:style-name="Tableau9.B2" office:value-type="string">
            <text:p text:style-name="P36">150</text:p>
          </table:table-cell>
          <table:table-cell table:style-name="Tableau9.B2" office:value-type="string">
            <text:p text:style-name="P36">4.8</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Gantelets de mailles en mithril</text:p>
          </table:table-cell>
          <table:table-cell table:style-name="Tableau9.B3" office:value-type="string">
            <text:p text:style-name="P35">Mithril chainmail gauntlets</text:p>
          </table:table-cell>
          <table:table-cell table:style-name="Tableau9.B3" office:value-type="string">
            <text:p text:style-name="P36">150</text:p>
          </table:table-cell>
          <table:table-cell table:style-name="Tableau9.B3" office:value-type="string">
            <text:p text:style-name="P36">4.8</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Ceinturon de mailles en mithril</text:p>
          </table:table-cell>
          <table:table-cell table:style-name="Tableau9.B2" office:value-type="string">
            <text:p text:style-name="P43">Mithril chainmail girdle</text:p>
          </table:table-cell>
          <table:table-cell table:style-name="Tableau9.B2" office:value-type="string">
            <text:p text:style-name="P36">150</text:p>
          </table:table-cell>
          <table:table-cell table:style-name="Tableau9.B2" office:value-type="string">
            <text:p text:style-name="P36">3.4</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Heaume de mailles en mithril</text:p>
          </table:table-cell>
          <table:table-cell table:style-name="Tableau9.B3" office:value-type="string">
            <text:p text:style-name="P35">Mithril chainmail helmet</text:p>
          </table:table-cell>
          <table:table-cell table:style-name="Tableau9.B3" office:value-type="string">
            <text:p text:style-name="P36">150</text:p>
          </table:table-cell>
          <table:table-cell table:style-name="Tableau9.B3" office:value-type="string">
            <text:p text:style-name="P36">4.8</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Jambières de mailles en mithril</text:p>
          </table:table-cell>
          <table:table-cell table:style-name="Tableau9.B2" office:value-type="string">
            <text:p text:style-name="P35">Mithril chainmail leggings</text:p>
          </table:table-cell>
          <table:table-cell table:style-name="Tableau9.B2" office:value-type="string">
            <text:p text:style-name="P36">150</text:p>
          </table:table-cell>
          <table:table-cell table:style-name="Tableau9.B2" office:value-type="string">
            <text:p text:style-name="P36">5.8</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Protecteur en plates de nain</text:p>
          </table:table-cell>
          <table:table-cell table:style-name="Tableau9.B3" office:value-type="string">
            <text:p text:style-name="P35">Dwarven plate protector</text:p>
          </table:table-cell>
          <table:table-cell table:style-name="Tableau9.B3" office:value-type="string">
            <text:p text:style-name="P36">160</text:p>
          </table:table-cell>
          <table:table-cell table:style-name="Tableau9.B3" office:value-type="string">
            <text:p text:style-name="P36">4.2</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Armure de plates de nain</text:p>
          </table:table-cell>
          <table:table-cell table:style-name="Tableau9.B2" office:value-type="string">
            <text:p text:style-name="P43">Dwarven platemail armor</text:p>
          </table:table-cell>
          <table:table-cell table:style-name="Tableau9.B2" office:value-type="string">
            <text:p text:style-name="P36">160</text:p>
          </table:table-cell>
          <table:table-cell table:style-name="Tableau9.B2" office:value-type="string">
            <text:p text:style-name="P36">19.0</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Bottes de plates de nain</text:p>
          </table:table-cell>
          <table:table-cell table:style-name="Tableau9.B3" office:value-type="string">
            <text:p text:style-name="P43">Dwarven platemail boots</text:p>
          </table:table-cell>
          <table:table-cell table:style-name="Tableau9.B3" office:value-type="string">
            <text:p text:style-name="P36">160</text:p>
          </table:table-cell>
          <table:table-cell table:style-name="Tableau9.B3" office:value-type="string">
            <text:p text:style-name="P36">5.6</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Gantelets de plate de nain</text:p>
          </table:table-cell>
          <table:table-cell table:style-name="Tableau9.B2" office:value-type="string">
            <text:p text:style-name="P43">Dwarven platemail gauntlets</text:p>
          </table:table-cell>
          <table:table-cell table:style-name="Tableau9.B2" office:value-type="string">
            <text:p text:style-name="P36">160</text:p>
          </table:table-cell>
          <table:table-cell table:style-name="Tableau9.B2" office:value-type="string">
            <text:p text:style-name="P36">5.6</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Heaume de plates de nain</text:p>
          </table:table-cell>
          <table:table-cell table:style-name="Tableau9.B3" office:value-type="string">
            <text:p text:style-name="P43">Dwarven platemail helmet</text:p>
          </table:table-cell>
          <table:table-cell table:style-name="Tableau9.B3" office:value-type="string">
            <text:p text:style-name="P36">160</text:p>
          </table:table-cell>
          <table:table-cell table:style-name="Tableau9.B3" office:value-type="string">
            <text:p text:style-name="P36">5.0</text:p>
          </table:table-cell>
          <table:table-cell table:style-name="Tableau9.B3" office:value-type="string">
            <text:p text:style-name="P35">Introuvable</text:p>
          </table:table-cell>
          <table:table-cell table:style-name="Tableau9.F3" office:value-type="string">
            <text:p text:style-name="P35">X</text:p>
          </table:table-cell>
        </table:table-row>
        <text:soft-page-break/>
        <table:table-row table:style-name="Tableau9.1">
          <table:table-cell table:style-name="Tableau9.A2" office:value-type="string">
            <text:p text:style-name="P35">Jambières de plates de nain</text:p>
          </table:table-cell>
          <table:table-cell table:style-name="Tableau9.B2" office:value-type="string">
            <text:p text:style-name="P35">Dwarven platemail leggings</text:p>
          </table:table-cell>
          <table:table-cell table:style-name="Tableau9.B2" office:value-type="string">
            <text:p text:style-name="P36">160</text:p>
          </table:table-cell>
          <table:table-cell table:style-name="Tableau9.B2" office:value-type="string">
            <text:p text:style-name="P36">6.8</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Armure d'écailles de dragons</text:p>
          </table:table-cell>
          <table:table-cell table:style-name="Tableau9.B3" office:value-type="string">
            <text:p text:style-name="P35">Dragonscale armor</text:p>
          </table:table-cell>
          <table:table-cell table:style-name="Tableau9.B3" office:value-type="string">
            <text:p text:style-name="P36">180</text:p>
          </table:table-cell>
          <table:table-cell table:style-name="Tableau9.B3" office:value-type="string">
            <text:p text:style-name="P36">23.4</text:p>
          </table:table-cell>
          <table:table-cell table:style-name="Tableau9.B3" office:value-type="string">
            <text:p text:style-name="P35">Introuvable</text:p>
          </table:table-cell>
          <table:table-cell table:style-name="Tableau9.F3" office:value-type="string">
            <text:p text:style-name="P35">V</text:p>
          </table:table-cell>
        </table:table-row>
        <table:table-row table:style-name="Tableau9.1">
          <table:table-cell table:style-name="Tableau9.A2" office:value-type="string">
            <text:p text:style-name="P35">Bottes d'écailles de dragon</text:p>
          </table:table-cell>
          <table:table-cell table:style-name="Tableau9.B2" office:value-type="string">
            <text:p text:style-name="P35">Dragonscale boots</text:p>
          </table:table-cell>
          <table:table-cell table:style-name="Tableau9.B2" office:value-type="string">
            <text:p text:style-name="P36">180</text:p>
          </table:table-cell>
          <table:table-cell table:style-name="Tableau9.B2" office:value-type="string">
            <text:p text:style-name="P36">6.2</text:p>
          </table:table-cell>
          <table:table-cell table:style-name="Tableau9.B2" office:value-type="string">
            <text:p text:style-name="P35">Introuvable</text:p>
          </table:table-cell>
          <table:table-cell table:style-name="Tableau9.F2" office:value-type="string">
            <text:p text:style-name="P35">V</text:p>
          </table:table-cell>
        </table:table-row>
        <table:table-row table:style-name="Tableau9.1">
          <table:table-cell table:style-name="Tableau9.A3" office:value-type="string">
            <text:p text:style-name="P35">Gantelets d'écailles de dragon</text:p>
          </table:table-cell>
          <table:table-cell table:style-name="Tableau9.B3" office:value-type="string">
            <text:p text:style-name="P35">Dragonscale gauntlets</text:p>
          </table:table-cell>
          <table:table-cell table:style-name="Tableau9.B3" office:value-type="string">
            <text:p text:style-name="P36">180</text:p>
          </table:table-cell>
          <table:table-cell table:style-name="Tableau9.B3" office:value-type="string">
            <text:p text:style-name="P36">6.2</text:p>
          </table:table-cell>
          <table:table-cell table:style-name="Tableau9.B3" office:value-type="string">
            <text:p text:style-name="P35">Introuvable</text:p>
          </table:table-cell>
          <table:table-cell table:style-name="Tableau9.F3" office:value-type="string">
            <text:p text:style-name="P35">V</text:p>
          </table:table-cell>
        </table:table-row>
        <table:table-row table:style-name="Tableau9.1">
          <table:table-cell table:style-name="Tableau9.A2" office:value-type="string">
            <text:p text:style-name="P35">Heaume d'écailles de dragon</text:p>
          </table:table-cell>
          <table:table-cell table:style-name="Tableau9.B2" office:value-type="string">
            <text:p text:style-name="P35">Dragonscale helmet</text:p>
          </table:table-cell>
          <table:table-cell table:style-name="Tableau9.B2" office:value-type="string">
            <text:p text:style-name="P36">180</text:p>
          </table:table-cell>
          <table:table-cell table:style-name="Tableau9.B2" office:value-type="string">
            <text:p text:style-name="P36">6.0</text:p>
          </table:table-cell>
          <table:table-cell table:style-name="Tableau9.B2" office:value-type="string">
            <text:p text:style-name="P35">Introuvable</text:p>
          </table:table-cell>
          <table:table-cell table:style-name="Tableau9.F2" office:value-type="string">
            <text:p text:style-name="P35">V</text:p>
          </table:table-cell>
        </table:table-row>
        <table:table-row table:style-name="Tableau9.1">
          <table:table-cell table:style-name="Tableau9.A3" office:value-type="string">
            <text:p text:style-name="P35">Jambières d'écailles de dragon</text:p>
          </table:table-cell>
          <table:table-cell table:style-name="Tableau9.B3" office:value-type="string">
            <text:p text:style-name="P35">Dragonscale leggings</text:p>
          </table:table-cell>
          <table:table-cell table:style-name="Tableau9.B3" office:value-type="string">
            <text:p text:style-name="P36">180</text:p>
          </table:table-cell>
          <table:table-cell table:style-name="Tableau9.B3" office:value-type="string">
            <text:p text:style-name="P36">7.8</text:p>
          </table:table-cell>
          <table:table-cell table:style-name="Tableau9.B3" office:value-type="string">
            <text:p text:style-name="P35">Introuvable</text:p>
          </table:table-cell>
          <table:table-cell table:style-name="Tableau9.F3" office:value-type="string">
            <text:p text:style-name="P35">V</text:p>
          </table:table-cell>
        </table:table-row>
        <table:table-row table:style-name="Tableau9.1">
          <table:table-cell table:style-name="Tableau9.A2" office:value-type="string">
            <text:p text:style-name="P35">Protecteur en écailles de dragon</text:p>
          </table:table-cell>
          <table:table-cell table:style-name="Tableau9.B2" office:value-type="string">
            <text:p text:style-name="P35">Dragonscale protector</text:p>
          </table:table-cell>
          <table:table-cell table:style-name="Tableau9.B2" office:value-type="string">
            <text:p text:style-name="P36">180</text:p>
          </table:table-cell>
          <table:table-cell table:style-name="Tableau9.B2" office:value-type="string">
            <text:p text:style-name="P36">5.4</text:p>
          </table:table-cell>
          <table:table-cell table:style-name="Tableau9.B2" office:value-type="string">
            <text:p text:style-name="P35">Introuvable</text:p>
          </table:table-cell>
          <table:table-cell table:style-name="Tableau9.F2" office:value-type="string">
            <text:p text:style-name="P35">V</text:p>
          </table:table-cell>
        </table:table-row>
        <table:table-row table:style-name="Tableau9.1">
          <table:table-cell table:style-name="Tableau9.A3" office:value-type="string">
            <text:p text:style-name="P35">Protecteur de plates en adamantite</text:p>
          </table:table-cell>
          <table:table-cell table:style-name="Tableau9.B3" office:value-type="string">
            <text:p text:style-name="P35">Adamantite plate protector</text:p>
          </table:table-cell>
          <table:table-cell table:style-name="Tableau9.B3" office:value-type="string">
            <text:p text:style-name="P36">230</text:p>
          </table:table-cell>
          <table:table-cell table:style-name="Tableau9.B3" office:value-type="string">
            <text:p text:style-name="P36">35.8</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Armure de plates en adamantite</text:p>
          </table:table-cell>
          <table:table-cell table:style-name="Tableau9.B2" office:value-type="string">
            <text:p text:style-name="P35">Adamantite platemail armor</text:p>
          </table:table-cell>
          <table:table-cell table:style-name="Tableau9.B2" office:value-type="string">
            <text:p text:style-name="P36">230</text:p>
          </table:table-cell>
          <table:table-cell table:style-name="Tableau9.B2" office:value-type="string">
            <text:p text:style-name="P36">10.6</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Bottes de plates en adamantite</text:p>
          </table:table-cell>
          <table:table-cell table:style-name="Tableau9.B3" office:value-type="string">
            <text:p text:style-name="P35">Adamantite platemail boots</text:p>
          </table:table-cell>
          <table:table-cell table:style-name="Tableau9.B3" office:value-type="string">
            <text:p text:style-name="P36">230</text:p>
          </table:table-cell>
          <table:table-cell table:style-name="Tableau9.B3" office:value-type="string">
            <text:p text:style-name="P36">10.6</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Gantelet de plates en adamantite</text:p>
          </table:table-cell>
          <table:table-cell table:style-name="Tableau9.B2" office:value-type="string">
            <text:p text:style-name="P35">Adamantite platemail gauntlets</text:p>
          </table:table-cell>
          <table:table-cell table:style-name="Tableau9.B2" office:value-type="string">
            <text:p text:style-name="P36">230</text:p>
          </table:table-cell>
          <table:table-cell table:style-name="Tableau9.B2" office:value-type="string">
            <text:p text:style-name="P36">10.4</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Heaume de plates en adamantite</text:p>
          </table:table-cell>
          <table:table-cell table:style-name="Tableau9.B3" office:value-type="string">
            <text:p text:style-name="P35">Adamantite platemail helmet</text:p>
          </table:table-cell>
          <table:table-cell table:style-name="Tableau9.B3" office:value-type="string">
            <text:p text:style-name="P36">230</text:p>
          </table:table-cell>
          <table:table-cell table:style-name="Tableau9.B3" office:value-type="string">
            <text:p text:style-name="P36">11.8</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Jambières de plates en adamantite</text:p>
          </table:table-cell>
          <table:table-cell table:style-name="Tableau9.B2" office:value-type="string">
            <text:p text:style-name="P35">Adamantite platemail leggings</text:p>
          </table:table-cell>
          <table:table-cell table:style-name="Tableau9.B2" office:value-type="string">
            <text:p text:style-name="P36">230</text:p>
          </table:table-cell>
          <table:table-cell table:style-name="Tableau9.B2" office:value-type="string">
            <text:p text:style-name="P36">7.8 </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Protecteur de plates ancien</text:p>
          </table:table-cell>
          <table:table-cell table:style-name="Tableau9.B3" office:value-type="string">
            <text:p text:style-name="P35">Ancient plate protector</text:p>
          </table:table-cell>
          <table:table-cell table:style-name="Tableau9.B3" office:value-type="string">
            <text:p text:style-name="P36">300</text:p>
          </table:table-cell>
          <table:table-cell table:style-name="Tableau9.B3" office:value-type="string">
            <text:p text:style-name="P36">7.8</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Armure de plates ancienne</text:p>
          </table:table-cell>
          <table:table-cell table:style-name="Tableau9.B2" office:value-type="string">
            <text:p text:style-name="P35">Ancient platemail armor</text:p>
          </table:table-cell>
          <table:table-cell table:style-name="Tableau9.B2" office:value-type="string">
            <text:p text:style-name="P36">300</text:p>
          </table:table-cell>
          <table:table-cell table:style-name="Tableau9.B2" office:value-type="string">
            <text:p text:style-name="P36">57.8</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Bottes de plates anciennes</text:p>
          </table:table-cell>
          <table:table-cell table:style-name="Tableau9.B3" office:value-type="string">
            <text:p text:style-name="P35">Ancient platemail boots</text:p>
          </table:table-cell>
          <table:table-cell table:style-name="Tableau9.B3" office:value-type="string">
            <text:p text:style-name="P36">300</text:p>
          </table:table-cell>
          <table:table-cell table:style-name="Tableau9.B3" office:value-type="string">
            <text:p text:style-name="P36">10.6</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1">
          <table:table-cell table:style-name="Tableau9.A2" office:value-type="string">
            <text:p text:style-name="P35">Gantelets de plates anciens</text:p>
          </table:table-cell>
          <table:table-cell table:style-name="Tableau9.B2" office:value-type="string">
            <text:p text:style-name="P35">Ancient platemail gauntlets</text:p>
          </table:table-cell>
          <table:table-cell table:style-name="Tableau9.B2" office:value-type="string">
            <text:p text:style-name="P36">300</text:p>
          </table:table-cell>
          <table:table-cell table:style-name="Tableau9.B2" office:value-type="string">
            <text:p text:style-name="P36">17.4</text:p>
          </table:table-cell>
          <table:table-cell table:style-name="Tableau9.B2" office:value-type="string">
            <text:p text:style-name="P35">Introuvable</text:p>
          </table:table-cell>
          <table:table-cell table:style-name="Tableau9.F2" office:value-type="string">
            <text:p text:style-name="P35">X</text:p>
          </table:table-cell>
        </table:table-row>
        <table:table-row table:style-name="Tableau9.1">
          <table:table-cell table:style-name="Tableau9.A3" office:value-type="string">
            <text:p text:style-name="P35">Heaume de plates ancien</text:p>
          </table:table-cell>
          <table:table-cell table:style-name="Tableau9.B3" office:value-type="string">
            <text:p text:style-name="P35">Ancient platemail helmet</text:p>
          </table:table-cell>
          <table:table-cell table:style-name="Tableau9.B3" office:value-type="string">
            <text:p text:style-name="P36">300</text:p>
          </table:table-cell>
          <table:table-cell table:style-name="Tableau9.B3" office:value-type="string">
            <text:p text:style-name="P36">16.6</text:p>
          </table:table-cell>
          <table:table-cell table:style-name="Tableau9.B3" office:value-type="string">
            <text:p text:style-name="P35">Introuvable</text:p>
          </table:table-cell>
          <table:table-cell table:style-name="Tableau9.F3" office:value-type="string">
            <text:p text:style-name="P35">X</text:p>
          </table:table-cell>
        </table:table-row>
        <table:table-row table:style-name="Tableau9.82">
          <table:table-cell table:style-name="Tableau9.A82" office:value-type="string">
            <text:p text:style-name="P35">Jambières de plates anciennes</text:p>
          </table:table-cell>
          <table:table-cell table:style-name="Tableau9.B82" office:value-type="string">
            <text:p text:style-name="P35">Ancient platemail leggings</text:p>
          </table:table-cell>
          <table:table-cell table:style-name="Tableau9.B82" office:value-type="string">
            <text:p text:style-name="P36">300</text:p>
          </table:table-cell>
          <table:table-cell table:style-name="Tableau9.B82" office:value-type="string">
            <text:p text:style-name="P36">11.8</text:p>
          </table:table-cell>
          <table:table-cell table:style-name="Tableau9.B82" office:value-type="string">
            <text:p text:style-name="P35">Introuvable</text:p>
          </table:table-cell>
          <table:table-cell table:style-name="Tableau9.F82" office:value-type="string">
            <text:p text:style-name="P35">X</text:p>
          </table:table-cell>
        </table:table-row>
      </table:table>
      <text:p text:style-name="Standard"/>
      <text:list xml:id="list200742388158100" text:continue-numbering="true" text:style-name="WW8Num45">
        <text:list-item>
          <text:list>
            <text:list-item>
              <text:list>
                <text:list-item>
                  <text:p text:style-name="Titre_20_3_20_-_20_Appendices"><text:bookmark-start text:name="__RefHeading__243_546538010"/>Boucliers<text:bookmark-end text:name="__RefHeading__243_546538010"/></text:p>
                </text:list-item>
              </text:list>
            </text:list-item>
          </text:list>
        </text:list-item>
      </text:list>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office:value-type="string">
            <text:p text:style-name="P84">Nom en français</text:p>
          </table:table-cell>
          <table:table-cell table:style-name="Tableau10.B1" office:value-type="string">
            <text:p text:style-name="P84">Nom d'invocation</text:p>
          </table:table-cell>
          <table:table-cell table:style-name="Tableau10.B1" office:value-type="string">
            <text:p text:style-name="P84">END</text:p>
          </table:table-cell>
          <table:table-cell table:style-name="Tableau10.B1" office:value-type="string">
            <text:p text:style-name="P84">INT</text:p>
          </table:table-cell>
          <table:table-cell table:style-name="Tableau10.B1" office:value-type="string">
            <text:p text:style-name="P84">SAG</text:p>
          </table:table-cell>
          <table:table-cell table:style-name="Tableau10.B1" office:value-type="string">
            <text:p text:style-name="P84">CA</text:p>
          </table:table-cell>
          <table:table-cell table:style-name="Tableau10.B1" office:value-type="string">
            <text:p text:style-name="P84">Lieu</text:p>
          </table:table-cell>
          <table:table-cell table:style-name="Tableau10.H1" office:value-type="string">
            <text:p text:style-name="P84"> </text:p>
          </table:table-cell>
        </table:table-row>
        <table:table-row table:style-name="Tableau10.1">
          <table:table-cell table:style-name="Tableau10.A2" office:value-type="string">
            <text:p text:style-name="P35">Bouclier en bois</text:p>
          </table:table-cell>
          <table:table-cell table:style-name="Tableau10.B2" office:value-type="string">
            <text:p text:style-name="P51">Wooden Shield</text:p>
          </table:table-cell>
          <table:table-cell table:style-name="Tableau10.B2" office:value-type="string">
            <text:p text:style-name="P52">45</text:p>
          </table:table-cell>
          <table:table-cell table:style-name="Tableau10.B2" office:value-type="string">
            <text:p text:style-name="P52">0</text:p>
          </table:table-cell>
          <table:table-cell table:style-name="Tableau10.B2" office:value-type="string">
            <text:p text:style-name="P52">0</text:p>
          </table:table-cell>
          <table:table-cell table:style-name="Tableau10.B2" office:value-type="string">
            <text:p text:style-name="P52">1.8</text:p>
          </table:table-cell>
          <table:table-cell table:style-name="Tableau10.B2" office:value-type="string">
            <text:p text:style-name="P51">Arakas</text:p>
          </table:table-cell>
          <table:table-cell table:style-name="Tableau10.H2" office:value-type="string">
            <text:p text:style-name="P51"> </text:p>
          </table:table-cell>
        </table:table-row>
        <table:table-row table:style-name="Tableau10.1">
          <table:table-cell table:style-name="Tableau10.A3" office:value-type="string">
            <text:p text:style-name="P51">Bouclier de Windhowl</text:p>
          </table:table-cell>
          <table:table-cell table:style-name="Tableau10.B3" office:value-type="string">
            <text:p text:style-name="P51">Windhowl shield</text:p>
          </table:table-cell>
          <table:table-cell table:style-name="Tableau10.B3" office:value-type="string">
            <text:p text:style-name="P52">60</text:p>
          </table:table-cell>
          <table:table-cell table:style-name="Tableau10.B3" office:value-type="string">
            <text:p text:style-name="P52">26</text:p>
          </table:table-cell>
          <table:table-cell table:style-name="Tableau10.B3" office:value-type="string">
            <text:p text:style-name="P52">23</text:p>
          </table:table-cell>
          <table:table-cell table:style-name="Tableau10.B3" office:value-type="string">
            <text:p text:style-name="P52">3.4</text:p>
          </table:table-cell>
          <table:table-cell table:style-name="Tableau10.B3" office:value-type="string">
            <text:p text:style-name="P51">Arakas</text:p>
          </table:table-cell>
          <table:table-cell table:style-name="Tableau10.H3" office:value-type="string">
            <text:p text:style-name="P51"> </text:p>
          </table:table-cell>
        </table:table-row>
        <table:table-row table:style-name="Tableau10.1">
          <table:table-cell table:style-name="Tableau10.A2" office:value-type="string">
            <text:p text:style-name="P51">Bouclier rond </text:p>
          </table:table-cell>
          <table:table-cell table:style-name="Tableau10.B2" office:value-type="string">
            <text:p text:style-name="P43">Round shield</text:p>
          </table:table-cell>
          <table:table-cell table:style-name="Tableau10.B2" office:value-type="string">
            <text:p text:style-name="P44">60</text:p>
          </table:table-cell>
          <table:table-cell table:style-name="Tableau10.B2" office:value-type="string">
            <text:p text:style-name="P44">0 </text:p>
          </table:table-cell>
          <table:table-cell table:style-name="Tableau10.B2" office:value-type="string">
            <text:p text:style-name="P44">0 </text:p>
          </table:table-cell>
          <table:table-cell table:style-name="Tableau10.B2" office:value-type="string">
            <text:p text:style-name="P44">2.8</text:p>
          </table:table-cell>
          <table:table-cell table:style-name="Tableau10.B2" office:value-type="string">
            <text:p text:style-name="P43">Arakas</text:p>
          </table:table-cell>
          <table:table-cell table:style-name="Tableau10.H2" office:value-type="string">
            <text:p text:style-name="P43"> </text:p>
          </table:table-cell>
        </table:table-row>
        <table:table-row table:style-name="Tableau10.1">
          <table:table-cell table:style-name="Tableau10.A3" office:value-type="string">
            <text:p text:style-name="P43">Bouclier orque </text:p>
          </table:table-cell>
          <table:table-cell table:style-name="Tableau10.B3" office:value-type="string">
            <text:p text:style-name="P43">Orcish shield</text:p>
          </table:table-cell>
          <table:table-cell table:style-name="Tableau10.B3" office:value-type="string">
            <text:p text:style-name="P44">80</text:p>
          </table:table-cell>
          <table:table-cell table:style-name="Tableau10.B3" office:value-type="string">
            <text:p text:style-name="P44">0</text:p>
          </table:table-cell>
          <table:table-cell table:style-name="Tableau10.B3" office:value-type="string">
            <text:p text:style-name="P44">0</text:p>
          </table:table-cell>
          <table:table-cell table:style-name="Tableau10.B3" office:value-type="string">
            <text:p text:style-name="P44">4.4</text:p>
          </table:table-cell>
          <table:table-cell table:style-name="Tableau10.B3" office:value-type="string">
            <text:p text:style-name="P43">Raven's Dust</text:p>
          </table:table-cell>
          <table:table-cell table:style-name="Tableau10.H3" office:value-type="string">
            <text:p text:style-name="P43"> </text:p>
          </table:table-cell>
        </table:table-row>
        <table:table-row table:style-name="Tableau10.1">
          <table:table-cell table:style-name="Tableau10.A2" office:value-type="string">
            <text:p text:style-name="P43">Grand bouclier</text:p>
          </table:table-cell>
          <table:table-cell table:style-name="Tableau10.B2" office:value-type="string">
            <text:p text:style-name="P43">Large Shield</text:p>
          </table:table-cell>
          <table:table-cell table:style-name="Tableau10.B2" office:value-type="string">
            <text:p text:style-name="P44">100</text:p>
          </table:table-cell>
          <table:table-cell table:style-name="Tableau10.B2" office:value-type="string">
            <text:p text:style-name="P44">0</text:p>
          </table:table-cell>
          <table:table-cell table:style-name="Tableau10.B2" office:value-type="string">
            <text:p text:style-name="P44">0</text:p>
          </table:table-cell>
          <table:table-cell table:style-name="Tableau10.B2" office:value-type="string">
            <text:p text:style-name="P44">6.2</text:p>
          </table:table-cell>
          <table:table-cell table:style-name="Tableau10.B2" office:value-type="string">
            <text:p text:style-name="P43">Raven's Dust</text:p>
          </table:table-cell>
          <table:table-cell table:style-name="Tableau10.H2" office:value-type="string">
            <text:p text:style-name="P43"> </text:p>
          </table:table-cell>
        </table:table-row>
        <table:table-row table:style-name="Tableau10.1">
          <table:table-cell table:style-name="Tableau10.A3" office:value-type="string">
            <text:p text:style-name="P35">Bouclier de la tour</text:p>
          </table:table-cell>
          <table:table-cell table:style-name="Tableau10.B3" office:value-type="string">
            <text:p text:style-name="P43">Tower shield</text:p>
          </table:table-cell>
          <table:table-cell table:style-name="Tableau10.B3" office:value-type="string">
            <text:p text:style-name="P44">125</text:p>
          </table:table-cell>
          <table:table-cell table:style-name="Tableau10.B3" office:value-type="string">
            <text:p text:style-name="P44">0</text:p>
          </table:table-cell>
          <table:table-cell table:style-name="Tableau10.B3" office:value-type="string">
            <text:p text:style-name="P44">0</text:p>
          </table:table-cell>
          <table:table-cell table:style-name="Tableau10.B3" office:value-type="string">
            <text:p text:style-name="P44">8.8</text:p>
          </table:table-cell>
          <table:table-cell table:style-name="Tableau10.B3" office:value-type="string">
            <text:p text:style-name="P43">Raven's Dust</text:p>
          </table:table-cell>
          <table:table-cell table:style-name="Tableau10.H3" office:value-type="string">
            <text:p text:style-name="P35">V</text:p>
          </table:table-cell>
        </table:table-row>
        <table:table-row table:style-name="Tableau10.1">
          <table:table-cell table:style-name="Tableau10.A2" office:value-type="string">
            <text:p text:style-name="P35">Bouclier de Mithril</text:p>
          </table:table-cell>
          <table:table-cell table:style-name="Tableau10.B2" office:value-type="string">
            <text:p text:style-name="P43">Mithril shield</text:p>
          </table:table-cell>
          <table:table-cell table:style-name="Tableau10.B2" office:value-type="string">
            <text:p text:style-name="P44">150</text:p>
          </table:table-cell>
          <table:table-cell table:style-name="Tableau10.B2" office:value-type="string">
            <text:p text:style-name="P44">0</text:p>
          </table:table-cell>
          <table:table-cell table:style-name="Tableau10.B2" office:value-type="string">
            <text:p text:style-name="P44">0</text:p>
          </table:table-cell>
          <table:table-cell table:style-name="Tableau10.B2" office:value-type="string">
            <text:p text:style-name="P44">12.6</text:p>
          </table:table-cell>
          <table:table-cell table:style-name="Tableau10.B2" office:value-type="string">
            <text:p text:style-name="P43">Introuvable</text:p>
          </table:table-cell>
          <table:table-cell table:style-name="Tableau10.H2" office:value-type="string">
            <text:p text:style-name="P35">X</text:p>
          </table:table-cell>
        </table:table-row>
        <table:table-row table:style-name="Tableau10.1">
          <table:table-cell table:style-name="Tableau10.A3" office:value-type="string">
            <text:p text:style-name="P35">Bouclier de corail</text:p>
          </table:table-cell>
          <table:table-cell table:style-name="Tableau10.B3" office:value-type="string">
            <text:p text:style-name="P43">Coral shield</text:p>
          </table:table-cell>
          <table:table-cell table:style-name="Tableau10.B3" office:value-type="string">
            <text:p text:style-name="P44">180</text:p>
          </table:table-cell>
          <table:table-cell table:style-name="Tableau10.B3" office:value-type="string">
            <text:p text:style-name="P44">90</text:p>
          </table:table-cell>
          <table:table-cell table:style-name="Tableau10.B3" office:value-type="string">
            <text:p text:style-name="P44">65</text:p>
          </table:table-cell>
          <table:table-cell table:style-name="Tableau10.B3" office:value-type="string">
            <text:p text:style-name="P44"> </text:p>
          </table:table-cell>
          <table:table-cell table:style-name="Tableau10.B3" office:value-type="string">
            <text:p text:style-name="P43">Introuvable</text:p>
          </table:table-cell>
          <table:table-cell table:style-name="Tableau10.H3" office:value-type="string">
            <text:p text:style-name="P35">X</text:p>
          </table:table-cell>
        </table:table-row>
        <table:table-row table:style-name="Tableau10.1">
          <table:table-cell table:style-name="Tableau10.A2" office:value-type="string">
            <text:p text:style-name="P35">Bouclier gothique </text:p>
          </table:table-cell>
          <table:table-cell table:style-name="Tableau10.B2" office:value-type="string">
            <text:p text:style-name="P43">Gothic shield</text:p>
          </table:table-cell>
          <table:table-cell table:style-name="Tableau10.B2" office:value-type="string">
            <text:p text:style-name="P44">180</text:p>
          </table:table-cell>
          <table:table-cell table:style-name="Tableau10.B2" office:value-type="string">
            <text:p text:style-name="P44">0</text:p>
          </table:table-cell>
          <table:table-cell table:style-name="Tableau10.B2" office:value-type="string">
            <text:p text:style-name="P44">0</text:p>
          </table:table-cell>
          <table:table-cell table:style-name="Tableau10.B2" office:value-type="string">
            <text:p text:style-name="P44">16.4</text:p>
          </table:table-cell>
          <table:table-cell table:style-name="Tableau10.B2" office:value-type="string">
            <text:p text:style-name="P43">Introuvable</text:p>
          </table:table-cell>
          <table:table-cell table:style-name="Tableau10.H2" office:value-type="string">
            <text:p text:style-name="P35">X</text:p>
          </table:table-cell>
        </table:table-row>
        <table:table-row table:style-name="Tableau10.1">
          <table:table-cell table:style-name="Tableau10.A3" office:value-type="string">
            <text:p text:style-name="P35">Bouclier d'adamantite</text:p>
          </table:table-cell>
          <table:table-cell table:style-name="Tableau10.B3" office:value-type="string">
            <text:p text:style-name="P35">Adamantite shield</text:p>
          </table:table-cell>
          <table:table-cell table:style-name="Tableau10.B3" office:value-type="string">
            <text:p text:style-name="P36">230</text:p>
          </table:table-cell>
          <table:table-cell table:style-name="Tableau10.B3" office:value-type="string">
            <text:p text:style-name="P36">0</text:p>
          </table:table-cell>
          <table:table-cell table:style-name="Tableau10.B3" office:value-type="string">
            <text:p text:style-name="P36">0</text:p>
          </table:table-cell>
          <table:table-cell table:style-name="Tableau10.B3" office:value-type="string">
            <text:p text:style-name="P36"> </text:p>
          </table:table-cell>
          <table:table-cell table:style-name="Tableau10.B3" office:value-type="string">
            <text:p text:style-name="P35">Introuvable</text:p>
          </table:table-cell>
          <table:table-cell table:style-name="Tableau10.H3" office:value-type="string">
            <text:p text:style-name="P35">X</text:p>
          </table:table-cell>
        </table:table-row>
        <table:table-row table:style-name="Tableau10.12">
          <table:table-cell table:style-name="Tableau10.A12" office:value-type="string">
            <text:p text:style-name="P35">Bouclier des ères</text:p>
          </table:table-cell>
          <table:table-cell table:style-name="Tableau10.B12" office:value-type="string">
            <text:p text:style-name="P43">Shield of the Ages</text:p>
          </table:table-cell>
          <table:table-cell table:style-name="Tableau10.B12" office:value-type="string">
            <text:p text:style-name="P36">300</text:p>
          </table:table-cell>
          <table:table-cell table:style-name="Tableau10.B12" office:value-type="string">
            <text:p text:style-name="P36">0</text:p>
          </table:table-cell>
          <table:table-cell table:style-name="Tableau10.B12" office:value-type="string">
            <text:p text:style-name="P36">0</text:p>
          </table:table-cell>
          <table:table-cell table:style-name="Tableau10.B12" office:value-type="string">
            <text:p text:style-name="P36"> </text:p>
          </table:table-cell>
          <table:table-cell table:style-name="Tableau10.B12" office:value-type="string">
            <text:p text:style-name="P35">Introuvable</text:p>
          </table:table-cell>
          <table:table-cell table:style-name="Tableau10.H12" office:value-type="string">
            <text:p text:style-name="P35">X</text:p>
          </table:table-cell>
        </table:table-row>
      </table:table>
      <text:p text:style-name="Standard"/>
      <text:list xml:id="list200741159730016" text:continue-numbering="true" text:style-name="WW8Num45">
        <text:list-item>
          <text:list>
            <text:list-item>
              <text:list>
                <text:list-item>
                  <text:p text:style-name="Titre_20_3_20_-_20_Appendices"><text:bookmark-start text:name="__RefHeading__245_546538010"/>Robes et armures magiques<text:bookmark-end text:name="__RefHeading__245_546538010"/></text:p>
                </text:list-item>
              </text:list>
            </text:list-item>
          </text:list>
        </text:list-item>
      </text:list>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style-name="Tableau11.1">
          <table:table-cell table:style-name="Tableau11.A1" office:value-type="string">
            <text:p text:style-name="P84">Nom en français</text:p>
          </table:table-cell>
          <table:table-cell table:style-name="Tableau11.B1" office:value-type="string">
            <text:p text:style-name="P84">Nom d'invocation</text:p>
          </table:table-cell>
          <table:table-cell table:style-name="Tableau11.B1" office:value-type="string">
            <text:p text:style-name="P84">END</text:p>
          </table:table-cell>
          <table:table-cell table:style-name="Tableau11.B1" office:value-type="string">
            <text:p text:style-name="P84">INT</text:p>
          </table:table-cell>
          <table:table-cell table:style-name="Tableau11.B1" office:value-type="string">
            <text:p text:style-name="P84">SAG</text:p>
          </table:table-cell>
          <table:table-cell table:style-name="Tableau11.B1" office:value-type="string">
            <text:p text:style-name="P84">CA</text:p>
          </table:table-cell>
          <table:table-cell table:style-name="Tableau11.B1" office:value-type="string">
            <text:p text:style-name="P84">Lieu</text:p>
          </table:table-cell>
          <table:table-cell table:style-name="Tableau11.H1" office:value-type="string">
            <text:p text:style-name="P84"> </text:p>
          </table:table-cell>
        </table:table-row>
        <table:table-row table:style-name="Tableau11.1">
          <table:table-cell table:style-name="Tableau11.A2" office:value-type="string">
            <text:p text:style-name="P73">Ceinture de cuir *</text:p>
          </table:table-cell>
          <table:table-cell table:style-name="Tableau11.B2" office:value-type="string">
            <text:p text:style-name="P73">Belt</text:p>
          </table:table-cell>
          <table:table-cell table:style-name="Tableau11.B2" office:value-type="string">
            <text:p text:style-name="P74">0</text:p>
          </table:table-cell>
          <table:table-cell table:style-name="Tableau11.B2" office:value-type="string">
            <text:p text:style-name="P74">0</text:p>
          </table:table-cell>
          <table:table-cell table:style-name="Tableau11.B2" office:value-type="string">
            <text:p text:style-name="P74">0</text:p>
          </table:table-cell>
          <table:table-cell table:style-name="Tableau11.B2" office:value-type="string">
            <text:p text:style-name="P74"> </text:p>
          </table:table-cell>
          <table:table-cell table:style-name="Tableau11.B2" office:value-type="string">
            <text:p text:style-name="P73">Introuvable</text:p>
          </table:table-cell>
          <table:table-cell table:style-name="Tableau11.H2" office:value-type="string">
            <text:p text:style-name="P73">X</text:p>
          </table:table-cell>
        </table:table-row>
        <table:table-row table:style-name="Tableau11.1">
          <table:table-cell table:style-name="Tableau11.A3" office:value-type="string">
            <text:p text:style-name="P73">Robe blanche brillante</text:p>
          </table:table-cell>
          <table:table-cell table:style-name="Tableau11.B3" office:value-type="string">
            <text:p text:style-name="P78">Shimmering white robe</text:p>
          </table:table-cell>
          <table:table-cell table:style-name="Tableau11.C3" office:value-type="string">
            <text:p text:style-name="P74">12</text:p>
          </table:table-cell>
          <table:table-cell table:style-name="Tableau11.D3" office:value-type="string">
            <text:p text:style-name="P74">20</text:p>
          </table:table-cell>
          <table:table-cell table:style-name="Tableau11.E3" office:value-type="string">
            <text:p text:style-name="P74">35</text:p>
          </table:table-cell>
          <table:table-cell table:style-name="Tableau11.F3" office:value-type="string">
            <text:p text:style-name="P74"> </text:p>
          </table:table-cell>
          <table:table-cell table:style-name="Tableau11.G3" office:value-type="string">
            <text:p text:style-name="P73">Arakas</text:p>
          </table:table-cell>
          <table:table-cell table:style-name="Tableau11.H3" office:value-type="string">
            <text:p text:style-name="P73">V</text:p>
          </table:table-cell>
        </table:table-row>
        <table:table-row table:style-name="Tableau11.1">
          <table:table-cell table:style-name="Tableau11.A2" office:value-type="string">
            <text:p text:style-name="P73">Robe de l’Archmagi</text:p>
          </table:table-cell>
          <table:table-cell table:style-name="Tableau11.B2" office:value-type="string">
            <text:p text:style-name="P78">Robe of the Arch magi</text:p>
          </table:table-cell>
          <table:table-cell table:style-name="Tableau11.B2" office:value-type="string">
            <text:p text:style-name="P80"/>
          </table:table-cell>
          <table:table-cell table:style-name="Tableau11.B2" office:value-type="string">
            <text:p text:style-name="P80"/>
          </table:table-cell>
          <table:table-cell table:style-name="Tableau11.B2" office:value-type="string">
            <text:p text:style-name="P80"/>
          </table:table-cell>
          <table:table-cell table:style-name="Tableau11.B2" office:value-type="string">
            <text:p text:style-name="P80"/>
          </table:table-cell>
          <table:table-cell table:style-name="Tableau11.B2" office:value-type="string">
            <text:p text:style-name="P78">Stoneheim</text:p>
          </table:table-cell>
          <table:table-cell table:style-name="Tableau11.H2" office:value-type="string">
            <text:p text:style-name="P78">V</text:p>
          </table:table-cell>
        </table:table-row>
        <table:table-row table:style-name="Tableau11.1">
          <table:table-cell table:style-name="Tableau11.A5" office:value-type="string">
            <text:p text:style-name="P78">Robe celeste</text:p>
          </table:table-cell>
          <table:table-cell table:style-name="Tableau11.B5" office:value-type="string">
            <text:p text:style-name="P78">Robe of heaven</text:p>
          </table:table-cell>
          <table:table-cell table:style-name="Tableau11.C5" office:value-type="string">
            <text:p text:style-name="P80"/>
          </table:table-cell>
          <table:table-cell table:style-name="Tableau11.D5" office:value-type="string">
            <text:p text:style-name="P80"/>
          </table:table-cell>
          <table:table-cell table:style-name="Tableau11.E5" office:value-type="string">
            <text:p text:style-name="P80"/>
          </table:table-cell>
          <table:table-cell table:style-name="Tableau11.F5" office:value-type="string">
            <text:p text:style-name="P80"/>
          </table:table-cell>
          <table:table-cell table:style-name="Tableau11.G5" office:value-type="string">
            <text:p text:style-name="P73">Stoneheim</text:p>
          </table:table-cell>
          <table:table-cell table:style-name="Tableau11.H5" office:value-type="string">
            <text:p text:style-name="P73">V</text:p>
          </table:table-cell>
        </table:table-row>
        <table:table-row table:style-name="Tableau11.1">
          <table:table-cell table:style-name="Tableau11.A2" office:value-type="string">
            <text:p text:style-name="P73">Robe de la mort</text:p>
          </table:table-cell>
          <table:table-cell table:style-name="Tableau11.B2" office:value-type="string">
            <text:p text:style-name="P78">Mantle of <text:s/>death</text:p>
          </table:table-cell>
          <table:table-cell table:style-name="Tableau11.B2" office:value-type="string">
            <text:p text:style-name="P80"/>
          </table:table-cell>
          <table:table-cell table:style-name="Tableau11.B2" office:value-type="string">
            <text:p text:style-name="P80"/>
          </table:table-cell>
          <table:table-cell table:style-name="Tableau11.B2" office:value-type="string">
            <text:p text:style-name="P80"/>
          </table:table-cell>
          <table:table-cell table:style-name="Tableau11.B2" office:value-type="string">
            <text:p text:style-name="P80"/>
          </table:table-cell>
          <table:table-cell table:style-name="Tableau11.B2" office:value-type="string">
            <text:p text:style-name="P81">Stoneheim</text:p>
          </table:table-cell>
          <table:table-cell table:style-name="Tableau11.H2" office:value-type="string">
            <text:p text:style-name="P81">V</text:p>
          </table:table-cell>
        </table:table-row>
        <table:table-row table:style-name="Tableau11.1">
          <table:table-cell table:style-name="Tableau11.A7" office:value-type="string">
            <text:p text:style-name="P81">Robe des bois</text:p>
          </table:table-cell>
          <table:table-cell table:style-name="Tableau11.B7" office:value-type="string">
            <text:p text:style-name="P81">Woodland robe</text:p>
          </table:table-cell>
          <table:table-cell table:style-name="Tableau11.C7" office:value-type="string">
            <text:p text:style-name="P74">12</text:p>
          </table:table-cell>
          <table:table-cell table:style-name="Tableau11.D7" office:value-type="string">
            <text:p text:style-name="P74">28</text:p>
          </table:table-cell>
          <table:table-cell table:style-name="Tableau11.E7" office:value-type="string">
            <text:p text:style-name="P74">28</text:p>
          </table:table-cell>
          <table:table-cell table:style-name="Tableau11.F7" office:value-type="string">
            <text:p text:style-name="P74"> </text:p>
          </table:table-cell>
          <table:table-cell table:style-name="Tableau11.G7" office:value-type="string">
            <text:p text:style-name="P73">Arakas</text:p>
          </table:table-cell>
          <table:table-cell table:style-name="Tableau11.H7" office:value-type="string">
            <text:p text:style-name="P73">V</text:p>
          </table:table-cell>
        </table:table-row>
        <table:table-row table:style-name="Tableau11.1">
          <table:table-cell table:style-name="Tableau11.A2" office:value-type="string">
            <text:p text:style-name="P73">Robe des elfes en soie d'argent</text:p>
          </table:table-cell>
          <table:table-cell table:style-name="Tableau11.B2" office:value-type="string">
            <text:p text:style-name="P73">Elven silversilk robe</text:p>
          </table:table-cell>
          <table:table-cell table:style-name="Tableau11.B2" office:value-type="string">
            <text:p text:style-name="P74">16</text:p>
          </table:table-cell>
          <table:table-cell table:style-name="Tableau11.B2" office:value-type="string">
            <text:p text:style-name="P74">20</text:p>
          </table:table-cell>
          <table:table-cell table:style-name="Tableau11.B2" office:value-type="string">
            <text:p text:style-name="P74">73</text:p>
          </table:table-cell>
          <table:table-cell table:style-name="Tableau11.B2" office:value-type="string">
            <text:p text:style-name="P74"> </text:p>
          </table:table-cell>
          <table:table-cell table:style-name="Tableau11.B2" office:value-type="string">
            <text:p text:style-name="P73">Raven's Dust</text:p>
          </table:table-cell>
          <table:table-cell table:style-name="Tableau11.H2" office:value-type="string">
            <text:p text:style-name="P73">V</text:p>
          </table:table-cell>
        </table:table-row>
        <table:table-row table:style-name="Tableau11.1">
          <table:table-cell table:style-name="Tableau11.A9" office:value-type="string">
            <text:p text:style-name="P73">Robe de protection ornée de runes</text:p>
          </table:table-cell>
          <table:table-cell table:style-name="Tableau11.B9" office:value-type="string">
            <text:p text:style-name="P78">Rune etched robe of protection</text:p>
          </table:table-cell>
          <table:table-cell table:style-name="Tableau11.C9" office:value-type="string">
            <text:p text:style-name="P79">16</text:p>
          </table:table-cell>
          <table:table-cell table:style-name="Tableau11.D9" office:value-type="string">
            <text:p text:style-name="P79">43</text:p>
          </table:table-cell>
          <table:table-cell table:style-name="Tableau11.E9" office:value-type="string">
            <text:p text:style-name="P79">50</text:p>
          </table:table-cell>
          <table:table-cell table:style-name="Tableau11.F9" office:value-type="string">
            <text:p text:style-name="P79"> </text:p>
          </table:table-cell>
          <table:table-cell table:style-name="Tableau11.G9" office:value-type="string">
            <text:p text:style-name="P78">Raven's Dust</text:p>
          </table:table-cell>
          <table:table-cell table:style-name="Tableau11.H9" office:value-type="string">
            <text:p text:style-name="P78">V</text:p>
          </table:table-cell>
        </table:table-row>
        <table:table-row table:style-name="Tableau11.1">
          <table:table-cell table:style-name="Tableau11.A2" office:value-type="string">
            <text:p text:style-name="P73">Manteau du shaman </text:p>
          </table:table-cell>
          <table:table-cell table:style-name="Tableau11.B2" office:value-type="string">
            <text:p text:style-name="P78">Shaman mantle</text:p>
          </table:table-cell>
          <table:table-cell table:style-name="Tableau11.B2" office:value-type="string">
            <text:p text:style-name="P79">18</text:p>
          </table:table-cell>
          <table:table-cell table:style-name="Tableau11.B2" office:value-type="string">
            <text:p text:style-name="P79">50</text:p>
          </table:table-cell>
          <table:table-cell table:style-name="Tableau11.B2" office:value-type="string">
            <text:p text:style-name="P79">68</text:p>
          </table:table-cell>
          <table:table-cell table:style-name="Tableau11.B2" office:value-type="string">
            <text:p text:style-name="P79">4.15</text:p>
          </table:table-cell>
          <table:table-cell table:style-name="Tableau11.B2" office:value-type="string">
            <text:p text:style-name="P78">Raven's Dust</text:p>
          </table:table-cell>
          <table:table-cell table:style-name="Tableau11.H2" office:value-type="string">
            <text:p text:style-name="P73">V</text:p>
          </table:table-cell>
        </table:table-row>
        <table:table-row table:style-name="Tableau11.1">
          <table:table-cell table:style-name="Tableau11.A11" office:value-type="string">
            <text:p text:style-name="P73">Habits de feuilles </text:p>
          </table:table-cell>
          <table:table-cell table:style-name="Tableau11.B11" office:value-type="string">
            <text:p text:style-name="P73">Nature garb</text:p>
          </table:table-cell>
          <table:table-cell table:style-name="Tableau11.C11" office:value-type="string">
            <text:p text:style-name="P74">20</text:p>
          </table:table-cell>
          <table:table-cell table:style-name="Tableau11.D11" office:value-type="string">
            <text:p text:style-name="P74">15</text:p>
          </table:table-cell>
          <table:table-cell table:style-name="Tableau11.E11" office:value-type="string">
            <text:p text:style-name="P74">115</text:p>
          </table:table-cell>
          <table:table-cell table:style-name="Tableau11.F11" office:value-type="string">
            <text:p text:style-name="P74">5.95</text:p>
          </table:table-cell>
          <table:table-cell table:style-name="Tableau11.G11" office:value-type="string">
            <text:p text:style-name="P73">Raven's Dust</text:p>
          </table:table-cell>
          <table:table-cell table:style-name="Tableau11.H11" office:value-type="string">
            <text:p text:style-name="P73">V</text:p>
          </table:table-cell>
        </table:table-row>
        <table:table-row table:style-name="Tableau11.1">
          <table:table-cell table:style-name="Tableau11.A2" office:value-type="string">
            <text:p text:style-name="P73">Manteau du prestidigitateur</text:p>
          </table:table-cell>
          <table:table-cell table:style-name="Tableau11.B2" office:value-type="string">
            <text:p text:style-name="P73">Conjurer mantle</text:p>
          </table:table-cell>
          <table:table-cell table:style-name="Tableau11.B2" office:value-type="string">
            <text:p text:style-name="P74">20</text:p>
          </table:table-cell>
          <table:table-cell table:style-name="Tableau11.B2" office:value-type="string">
            <text:p text:style-name="P74">110</text:p>
          </table:table-cell>
          <table:table-cell table:style-name="Tableau11.B2" office:value-type="string">
            <text:p text:style-name="P74">20</text:p>
          </table:table-cell>
          <table:table-cell table:style-name="Tableau11.B2" office:value-type="string">
            <text:p text:style-name="P74"> </text:p>
          </table:table-cell>
          <table:table-cell table:style-name="Tableau11.B2" office:value-type="string">
            <text:p text:style-name="P73">Raven's Dust</text:p>
          </table:table-cell>
          <table:table-cell table:style-name="Tableau11.H2" office:value-type="string">
            <text:p text:style-name="P73">V</text:p>
          </table:table-cell>
        </table:table-row>
        <table:table-row table:style-name="Tableau11.1">
          <table:table-cell table:style-name="Tableau11.A13" office:value-type="string">
            <text:p text:style-name="P73">Costume des morts</text:p>
          </table:table-cell>
          <table:table-cell table:style-name="Tableau11.B13" office:value-type="string">
            <text:p text:style-name="P78">Garb of the dead</text:p>
          </table:table-cell>
          <table:table-cell table:style-name="Tableau11.C13" office:value-type="string">
            <text:p text:style-name="P79">21</text:p>
          </table:table-cell>
          <table:table-cell table:style-name="Tableau11.D13" office:value-type="string">
            <text:p text:style-name="P79">128</text:p>
          </table:table-cell>
          <table:table-cell table:style-name="Tableau11.E13" office:value-type="string">
            <text:p text:style-name="P79">15</text:p>
          </table:table-cell>
          <table:table-cell table:style-name="Tableau11.F13" office:value-type="string">
            <text:p text:style-name="P79"> </text:p>
          </table:table-cell>
          <table:table-cell table:style-name="Tableau11.G13" office:value-type="string">
            <text:p text:style-name="P78">Raven's Dust</text:p>
          </table:table-cell>
          <table:table-cell table:style-name="Tableau11.H13" office:value-type="string">
            <text:p text:style-name="P78">V</text:p>
          </table:table-cell>
        </table:table-row>
        <table:table-row table:style-name="Tableau11.1">
          <table:table-cell table:style-name="Tableau11.A2" office:value-type="string">
            <text:p text:style-name="P73">Armure de cuir durci *</text:p>
          </table:table-cell>
          <table:table-cell table:style-name="Tableau11.B2" office:value-type="string">
            <text:p text:style-name="P78">Hardened leather armor</text:p>
          </table:table-cell>
          <table:table-cell table:style-name="Tableau11.B2" office:value-type="string">
            <text:p text:style-name="P74">25</text:p>
          </table:table-cell>
          <table:table-cell table:style-name="Tableau11.B2" office:value-type="string">
            <text:p text:style-name="P74">0</text:p>
          </table:table-cell>
          <table:table-cell table:style-name="Tableau11.B2" office:value-type="string">
            <text:p text:style-name="P74">0</text:p>
          </table:table-cell>
          <table:table-cell table:style-name="Tableau11.B2" office:value-type="string">
            <text:p text:style-name="P74"> </text:p>
          </table:table-cell>
          <table:table-cell table:style-name="Tableau11.B2" office:value-type="string">
            <text:p text:style-name="P73">Introuvable</text:p>
          </table:table-cell>
          <table:table-cell table:style-name="Tableau11.H2" office:value-type="string">
            <text:p text:style-name="P73">X</text:p>
          </table:table-cell>
        </table:table-row>
        <table:table-row table:style-name="Tableau11.1">
          <table:table-cell table:style-name="Tableau11.A15" office:value-type="string">
            <text:p text:style-name="P73">Armure de cuir gobeline</text:p>
          </table:table-cell>
          <table:table-cell table:style-name="Tableau11.B15" office:value-type="string">
            <text:p text:style-name="P78">Goblin leather armor</text:p>
          </table:table-cell>
          <table:table-cell table:style-name="Tableau11.C15" office:value-type="string">
            <text:p text:style-name="P74">25</text:p>
          </table:table-cell>
          <table:table-cell table:style-name="Tableau11.D15" office:value-type="string">
            <text:p text:style-name="P74">17</text:p>
          </table:table-cell>
          <table:table-cell table:style-name="Tableau11.E15" office:value-type="string">
            <text:p text:style-name="P74">18</text:p>
          </table:table-cell>
          <table:table-cell table:style-name="Tableau11.F15" office:value-type="string">
            <text:p text:style-name="P74"> </text:p>
          </table:table-cell>
          <table:table-cell table:style-name="Tableau11.G15" office:value-type="string">
            <text:p text:style-name="P73">Arakas</text:p>
          </table:table-cell>
          <table:table-cell table:style-name="Tableau11.H15" office:value-type="string">
            <text:p text:style-name="P73">V</text:p>
          </table:table-cell>
        </table:table-row>
        <table:table-row table:style-name="Tableau11.1">
          <table:table-cell table:style-name="Tableau11.A2" office:value-type="string">
            <text:p text:style-name="P73">Bottes de rapidité</text:p>
          </table:table-cell>
          <table:table-cell table:style-name="Tableau11.B2" office:value-type="string">
            <text:p text:style-name="P78">Boots of speed</text:p>
          </table:table-cell>
          <table:table-cell table:style-name="Tableau11.B2" office:value-type="string">
            <text:p text:style-name="P74">25</text:p>
          </table:table-cell>
          <table:table-cell table:style-name="Tableau11.B2" office:value-type="string">
            <text:p text:style-name="P74">20</text:p>
          </table:table-cell>
          <table:table-cell table:style-name="Tableau11.B2" office:value-type="string">
            <text:p text:style-name="P74">20</text:p>
          </table:table-cell>
          <table:table-cell table:style-name="Tableau11.B2" office:value-type="string">
            <text:p text:style-name="P74"> </text:p>
          </table:table-cell>
          <table:table-cell table:style-name="Tableau11.B2" office:value-type="string">
            <text:p text:style-name="P73">Introuvable</text:p>
          </table:table-cell>
          <table:table-cell table:style-name="Tableau11.H2" office:value-type="string">
            <text:p text:style-name="P73">X</text:p>
          </table:table-cell>
        </table:table-row>
        <table:table-row table:style-name="Tableau11.1">
          <table:table-cell table:style-name="Tableau11.A17" office:value-type="string">
            <text:p text:style-name="P73">Casque du soigneur </text:p>
          </table:table-cell>
          <table:table-cell table:style-name="Tableau11.B17" office:value-type="string">
            <text:p text:style-name="P78">Helmet of the healer</text:p>
          </table:table-cell>
          <table:table-cell table:style-name="Tableau11.C17" office:value-type="string">
            <text:p text:style-name="P74">30</text:p>
          </table:table-cell>
          <table:table-cell table:style-name="Tableau11.D17" office:value-type="string">
            <text:p text:style-name="P74">0</text:p>
          </table:table-cell>
          <table:table-cell table:style-name="Tableau11.E17" office:value-type="string">
            <text:p text:style-name="P74">30</text:p>
          </table:table-cell>
          <table:table-cell table:style-name="Tableau11.F17" office:value-type="string">
            <text:p text:style-name="P74">1</text:p>
          </table:table-cell>
          <table:table-cell table:style-name="Tableau11.G17" office:value-type="string">
            <text:p text:style-name="P73">Introuvable</text:p>
          </table:table-cell>
          <table:table-cell table:style-name="Tableau11.H17" office:value-type="string">
            <text:p text:style-name="P73">X</text:p>
          </table:table-cell>
        </table:table-row>
        <table:table-row table:style-name="Tableau11.1">
          <table:table-cell table:style-name="Tableau11.A2" office:value-type="string">
            <text:p text:style-name="P73">Robes de grand-prêtre</text:p>
          </table:table-cell>
          <table:table-cell table:style-name="Tableau11.B2" office:value-type="string">
            <text:p text:style-name="P78">High Clerist Robes</text:p>
          </table:table-cell>
          <table:table-cell table:style-name="Tableau11.B2" office:value-type="string">
            <text:p text:style-name="P74">30</text:p>
          </table:table-cell>
          <table:table-cell table:style-name="Tableau11.B2" office:value-type="string">
            <text:p text:style-name="P74">20</text:p>
          </table:table-cell>
          <table:table-cell table:style-name="Tableau11.B2" office:value-type="string">
            <text:p text:style-name="P74">40</text:p>
          </table:table-cell>
          <table:table-cell table:style-name="Tableau11.B2" office:value-type="string">
            <text:p text:style-name="P74">3</text:p>
          </table:table-cell>
          <table:table-cell table:style-name="Tableau11.B2" office:value-type="string">
            <text:p text:style-name="P73">Introuvable</text:p>
          </table:table-cell>
          <table:table-cell table:style-name="Tableau11.H2" office:value-type="string">
            <text:p text:style-name="P73">X</text:p>
          </table:table-cell>
        </table:table-row>
        <table:table-row table:style-name="Tableau11.1">
          <table:table-cell table:style-name="Tableau11.A19" office:value-type="string">
            <text:p text:style-name="P73">Robe de sorcier</text:p>
          </table:table-cell>
          <table:table-cell table:style-name="Tableau11.B19" office:value-type="string">
            <text:p text:style-name="P78">GM robes of sorcery</text:p>
          </table:table-cell>
          <table:table-cell table:style-name="Tableau11.C19" office:value-type="string">
            <text:p text:style-name="P74">30</text:p>
          </table:table-cell>
          <table:table-cell table:style-name="Tableau11.D19" office:value-type="string">
            <text:p text:style-name="P74">40</text:p>
          </table:table-cell>
          <table:table-cell table:style-name="Tableau11.E19" office:value-type="string">
            <text:p text:style-name="P74">40</text:p>
          </table:table-cell>
          <table:table-cell table:style-name="Tableau11.F19" office:value-type="string">
            <text:p text:style-name="P74"> </text:p>
          </table:table-cell>
          <table:table-cell table:style-name="Tableau11.G19" office:value-type="string">
            <text:p text:style-name="P73">Introuvable</text:p>
          </table:table-cell>
          <table:table-cell table:style-name="Tableau11.H19" office:value-type="string">
            <text:p text:style-name="P73">V</text:p>
          </table:table-cell>
        </table:table-row>
        <table:table-row table:style-name="Tableau11.1">
          <table:table-cell table:style-name="Tableau11.A2" office:value-type="string">
            <text:p text:style-name="P73">Armure de lâcheté *</text:p>
          </table:table-cell>
          <table:table-cell table:style-name="Tableau11.B2" office:value-type="string">
            <text:p text:style-name="P78">Armor of cowardice</text:p>
          </table:table-cell>
          <table:table-cell table:style-name="Tableau11.B2" office:value-type="string">
            <text:p text:style-name="P74">46</text:p>
          </table:table-cell>
          <table:table-cell table:style-name="Tableau11.B2" office:value-type="string">
            <text:p text:style-name="P74">0</text:p>
          </table:table-cell>
          <table:table-cell table:style-name="Tableau11.B2" office:value-type="string">
            <text:p text:style-name="P74">0</text:p>
          </table:table-cell>
          <table:table-cell table:style-name="Tableau11.B2" office:value-type="string">
            <text:p text:style-name="P74"> </text:p>
          </table:table-cell>
          <table:table-cell table:style-name="Tableau11.B2" office:value-type="string">
            <text:p text:style-name="P73">Introuvable</text:p>
          </table:table-cell>
          <table:table-cell table:style-name="Tableau11.H2" office:value-type="string">
            <text:p text:style-name="P73">X</text:p>
          </table:table-cell>
        </table:table-row>
        <table:table-row table:style-name="Tableau11.1">
          <table:table-cell table:style-name="Tableau11.A21" office:value-type="string">
            <text:p text:style-name="P73">Armure d'égoisme *</text:p>
          </table:table-cell>
          <table:table-cell table:style-name="Tableau11.B21" office:value-type="string">
            <text:p text:style-name="P78">Armor of selfishness</text:p>
          </table:table-cell>
          <table:table-cell table:style-name="Tableau11.C21" office:value-type="string">
            <text:p text:style-name="P74">67</text:p>
          </table:table-cell>
          <table:table-cell table:style-name="Tableau11.D21" office:value-type="string">
            <text:p text:style-name="P74">30</text:p>
          </table:table-cell>
          <table:table-cell table:style-name="Tableau11.E21" office:value-type="string">
            <text:p text:style-name="P74">0</text:p>
          </table:table-cell>
          <table:table-cell table:style-name="Tableau11.F21" office:value-type="string">
            <text:p text:style-name="P74"> </text:p>
          </table:table-cell>
          <table:table-cell table:style-name="Tableau11.G21" office:value-type="string">
            <text:p text:style-name="P73">Introuvable</text:p>
          </table:table-cell>
          <table:table-cell table:style-name="Tableau11.H21" office:value-type="string">
            <text:p text:style-name="P73">X</text:p>
          </table:table-cell>
        </table:table-row>
        <table:table-row table:style-name="Tableau11.1">
          <table:table-cell table:style-name="Tableau11.A2" office:value-type="string">
            <text:p text:style-name="P73">Cotte de mailles bénie</text:p>
          </table:table-cell>
          <table:table-cell table:style-name="Tableau11.B2" office:value-type="string">
            <text:p text:style-name="P78">Blessed chainmail armor</text:p>
          </table:table-cell>
          <table:table-cell table:style-name="Tableau11.B2" office:value-type="string">
            <text:p text:style-name="P74">80</text:p>
          </table:table-cell>
          <table:table-cell table:style-name="Tableau11.B2" office:value-type="string">
            <text:p text:style-name="P74">40</text:p>
          </table:table-cell>
          <table:table-cell table:style-name="Tableau11.B2" office:value-type="string">
            <text:p text:style-name="P74">53</text:p>
          </table:table-cell>
          <table:table-cell table:style-name="Tableau11.B2" office:value-type="string">
            <text:p text:style-name="P74"> </text:p>
          </table:table-cell>
          <table:table-cell table:style-name="Tableau11.B2" office:value-type="string">
            <text:p text:style-name="P73">Introuvable</text:p>
          </table:table-cell>
          <table:table-cell table:style-name="Tableau11.H2" office:value-type="string">
            <text:p text:style-name="P73">V</text:p>
          </table:table-cell>
        </table:table-row>
        <table:table-row table:style-name="Tableau11.1">
          <table:table-cell table:style-name="Tableau11.A23" office:value-type="string">
            <text:p text:style-name="P73">Azure plate armor</text:p>
          </table:table-cell>
          <table:table-cell table:style-name="Tableau11.B23" office:value-type="string">
            <text:p text:style-name="P73">Azure plate armor</text:p>
          </table:table-cell>
          <table:table-cell table:style-name="Tableau11.C23" office:value-type="string">
            <text:p text:style-name="P74">100</text:p>
          </table:table-cell>
          <table:table-cell table:style-name="Tableau11.D23" office:value-type="string">
            <text:p text:style-name="P74">50</text:p>
          </table:table-cell>
          <table:table-cell table:style-name="Tableau11.E23" office:value-type="string">
            <text:p text:style-name="P74">50</text:p>
          </table:table-cell>
          <table:table-cell table:style-name="Tableau11.F23" office:value-type="string">
            <text:p text:style-name="P74"> </text:p>
          </table:table-cell>
          <table:table-cell table:style-name="Tableau11.G23" office:value-type="string">
            <text:p text:style-name="P73">Introuvable</text:p>
          </table:table-cell>
          <table:table-cell table:style-name="Tableau11.H23" office:value-type="string">
            <text:p text:style-name="P73">V</text:p>
          </table:table-cell>
        </table:table-row>
        <table:table-row table:style-name="Tableau11.1">
          <table:table-cell table:style-name="Tableau11.A2" office:value-type="string">
            <text:p text:style-name="P73">Azure plate boots</text:p>
          </table:table-cell>
          <table:table-cell table:style-name="Tableau11.B2" office:value-type="string">
            <text:p text:style-name="P73">Azure plate boots</text:p>
          </table:table-cell>
          <table:table-cell table:style-name="Tableau11.B2" office:value-type="string">
            <text:p text:style-name="P74">100</text:p>
          </table:table-cell>
          <table:table-cell table:style-name="Tableau11.B2" office:value-type="string">
            <text:p text:style-name="P74">50</text:p>
          </table:table-cell>
          <table:table-cell table:style-name="Tableau11.B2" office:value-type="string">
            <text:p text:style-name="P74">50</text:p>
          </table:table-cell>
          <table:table-cell table:style-name="Tableau11.B2" office:value-type="string">
            <text:p text:style-name="P74"> </text:p>
          </table:table-cell>
          <table:table-cell table:style-name="Tableau11.B2" office:value-type="string">
            <text:p text:style-name="P73">Introuvable</text:p>
          </table:table-cell>
          <table:table-cell table:style-name="Tableau11.H2" office:value-type="string">
            <text:p text:style-name="P73">V</text:p>
          </table:table-cell>
        </table:table-row>
        <text:soft-page-break/>
        <table:table-row table:style-name="Tableau11.1">
          <table:table-cell table:style-name="Tableau11.A25" office:value-type="string">
            <text:p text:style-name="P73">Azure plate gauntlets</text:p>
          </table:table-cell>
          <table:table-cell table:style-name="Tableau11.B25" office:value-type="string">
            <text:p text:style-name="P73">Azure plate gauntlets</text:p>
          </table:table-cell>
          <table:table-cell table:style-name="Tableau11.C25" office:value-type="string">
            <text:p text:style-name="P74">100</text:p>
          </table:table-cell>
          <table:table-cell table:style-name="Tableau11.D25" office:value-type="string">
            <text:p text:style-name="P74">50</text:p>
          </table:table-cell>
          <table:table-cell table:style-name="Tableau11.E25" office:value-type="string">
            <text:p text:style-name="P74">50</text:p>
          </table:table-cell>
          <table:table-cell table:style-name="Tableau11.F25" office:value-type="string">
            <text:p text:style-name="P74"> </text:p>
          </table:table-cell>
          <table:table-cell table:style-name="Tableau11.G25" office:value-type="string">
            <text:p text:style-name="P73">Introuvable</text:p>
          </table:table-cell>
          <table:table-cell table:style-name="Tableau11.H25" office:value-type="string">
            <text:p text:style-name="P81">V</text:p>
          </table:table-cell>
        </table:table-row>
        <table:table-row table:style-name="Tableau11.1">
          <table:table-cell table:style-name="Tableau11.A2" office:value-type="string">
            <text:p text:style-name="P81">Azure plate helm</text:p>
          </table:table-cell>
          <table:table-cell table:style-name="Tableau11.B2" office:value-type="string">
            <text:p text:style-name="P81">Azure plate helm</text:p>
          </table:table-cell>
          <table:table-cell table:style-name="Tableau11.B2" office:value-type="string">
            <text:p text:style-name="P74">100</text:p>
          </table:table-cell>
          <table:table-cell table:style-name="Tableau11.B2" office:value-type="string">
            <text:p text:style-name="P74">50</text:p>
          </table:table-cell>
          <table:table-cell table:style-name="Tableau11.B2" office:value-type="string">
            <text:p text:style-name="P74">50</text:p>
          </table:table-cell>
          <table:table-cell table:style-name="Tableau11.B2" office:value-type="string">
            <text:p text:style-name="P74"> </text:p>
          </table:table-cell>
          <table:table-cell table:style-name="Tableau11.B2" office:value-type="string">
            <text:p text:style-name="P73">Introuvable</text:p>
          </table:table-cell>
          <table:table-cell table:style-name="Tableau11.H2" office:value-type="string">
            <text:p text:style-name="P73">V</text:p>
          </table:table-cell>
        </table:table-row>
        <table:table-row table:style-name="Tableau11.1">
          <table:table-cell table:style-name="Tableau11.A27" office:value-type="string">
            <text:p text:style-name="P73">Azure plate leggings</text:p>
          </table:table-cell>
          <table:table-cell table:style-name="Tableau11.B27" office:value-type="string">
            <text:p text:style-name="P73">Azure plate leggings</text:p>
          </table:table-cell>
          <table:table-cell table:style-name="Tableau11.C27" office:value-type="string">
            <text:p text:style-name="P74">100</text:p>
          </table:table-cell>
          <table:table-cell table:style-name="Tableau11.D27" office:value-type="string">
            <text:p text:style-name="P74">50</text:p>
          </table:table-cell>
          <table:table-cell table:style-name="Tableau11.E27" office:value-type="string">
            <text:p text:style-name="P74">50</text:p>
          </table:table-cell>
          <table:table-cell table:style-name="Tableau11.F27" office:value-type="string">
            <text:p text:style-name="P74"> </text:p>
          </table:table-cell>
          <table:table-cell table:style-name="Tableau11.G27" office:value-type="string">
            <text:p text:style-name="P73">Introuvable</text:p>
          </table:table-cell>
          <table:table-cell table:style-name="Tableau11.H27" office:value-type="string">
            <text:p text:style-name="P73">V</text:p>
          </table:table-cell>
        </table:table-row>
        <table:table-row table:style-name="Tableau11.1">
          <table:table-cell table:style-name="Tableau11.A28" office:value-type="string">
            <text:p text:style-name="P73">Azure plate protector</text:p>
          </table:table-cell>
          <table:table-cell table:style-name="Tableau11.B28" office:value-type="string">
            <text:p text:style-name="P73">Azure plate protector</text:p>
          </table:table-cell>
          <table:table-cell table:style-name="Tableau11.B28" office:value-type="string">
            <text:p text:style-name="P74">100</text:p>
          </table:table-cell>
          <table:table-cell table:style-name="Tableau11.B28" office:value-type="string">
            <text:p text:style-name="P74">50</text:p>
          </table:table-cell>
          <table:table-cell table:style-name="Tableau11.B28" office:value-type="string">
            <text:p text:style-name="P74">50</text:p>
          </table:table-cell>
          <table:table-cell table:style-name="Tableau11.B28" office:value-type="string">
            <text:p text:style-name="P74"> </text:p>
          </table:table-cell>
          <table:table-cell table:style-name="Tableau11.B28" office:value-type="string">
            <text:p text:style-name="P73">Introuvable</text:p>
          </table:table-cell>
          <table:table-cell table:style-name="Tableau11.H28" office:value-type="string">
            <text:p text:style-name="P73">V</text:p>
          </table:table-cell>
        </table:table-row>
      </table:table>
      <text:p text:style-name="Standard"/>
      <text:list xml:id="list200741703512616" text:continue-numbering="true" text:style-name="WW8Num45">
        <text:list-item>
          <text:list>
            <text:list-item>
              <text:list>
                <text:list-item>
                  <text:p text:style-name="Titre_20_3_20_-_20_Appendices"><text:bookmark-start text:name="__RefHeading__247_546538010"/>Accessoires<text:bookmark-end text:name="__RefHeading__247_546538010"/></text:p>
                </text:list-item>
              </text:list>
            </text:list-item>
          </text:list>
        </text:list-item>
      </text:list>
      <text:p text:style-name="Standard"/>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office:value-type="string">
            <text:p text:style-name="P84">Nom en français</text:p>
          </table:table-cell>
          <table:table-cell table:style-name="Tableau12.B1" office:value-type="string">
            <text:p text:style-name="P84">Nom d'invocation</text:p>
          </table:table-cell>
          <table:table-cell table:style-name="Tableau12.B1" office:value-type="string">
            <text:p text:style-name="P84">END</text:p>
          </table:table-cell>
          <table:table-cell table:style-name="Tableau12.B1" office:value-type="string">
            <text:p text:style-name="P84">INT</text:p>
          </table:table-cell>
          <table:table-cell table:style-name="Tableau12.B1" office:value-type="string">
            <text:p text:style-name="P84">SAG</text:p>
          </table:table-cell>
          <table:table-cell table:style-name="Tableau12.B1" office:value-type="string">
            <text:p text:style-name="P84">CA</text:p>
          </table:table-cell>
          <table:table-cell table:style-name="Tableau12.B1" office:value-type="string">
            <text:p text:style-name="P84">Lieu</text:p>
          </table:table-cell>
          <table:table-cell table:style-name="Tableau12.H1" office:value-type="string">
            <text:p text:style-name="P84"> </text:p>
          </table:table-cell>
        </table:table-row>
        <table:table-row table:style-name="Tableau12.1">
          <table:table-cell table:style-name="Tableau12.A2" office:value-type="string">
            <text:p text:style-name="P73">Châpeau elfique</text:p>
          </table:table-cell>
          <table:table-cell table:style-name="Tableau12.B2" office:value-type="string">
            <text:p text:style-name="P73">GM Elven hat</text:p>
          </table:table-cell>
          <table:table-cell table:style-name="Tableau12.B2" office:value-type="string">
            <text:p text:style-name="P74">0</text:p>
          </table:table-cell>
          <table:table-cell table:style-name="Tableau12.B2" office:value-type="string">
            <text:p text:style-name="P74">0</text:p>
          </table:table-cell>
          <table:table-cell table:style-name="Tableau12.B2" office:value-type="string">
            <text:p text:style-name="P74">0</text:p>
          </table:table-cell>
          <table:table-cell table:style-name="Tableau12.B2" office:value-type="string">
            <text:p text:style-name="P74"> </text:p>
          </table:table-cell>
          <table:table-cell table:style-name="Tableau12.B2" office:value-type="string">
            <text:p text:style-name="P73">Introuvable</text:p>
          </table:table-cell>
          <table:table-cell table:style-name="Tableau12.H2" office:value-type="string">
            <text:p text:style-name="P73">V</text:p>
          </table:table-cell>
        </table:table-row>
        <table:table-row table:style-name="Tableau12.1">
          <table:table-cell table:style-name="Tableau12.A3" office:value-type="string">
            <text:p text:style-name="P73">Couronne du bouffon morbide</text:p>
          </table:table-cell>
          <table:table-cell table:style-name="Tableau12.B3" office:value-type="string">
            <text:p text:style-name="P78">Crown of the Jester</text:p>
          </table:table-cell>
          <table:table-cell table:style-name="Tableau12.C3" office:value-type="string">
            <text:p text:style-name="P79">0</text:p>
          </table:table-cell>
          <table:table-cell table:style-name="Tableau12.D3" office:value-type="string">
            <text:p text:style-name="P79">19</text:p>
          </table:table-cell>
          <table:table-cell table:style-name="Tableau12.E3" office:value-type="string">
            <text:p text:style-name="P79">21</text:p>
          </table:table-cell>
          <table:table-cell table:style-name="Tableau12.F3" office:value-type="string">
            <text:p text:style-name="P79">2</text:p>
          </table:table-cell>
          <table:table-cell table:style-name="Tableau12.G3" office:value-type="string">
            <text:p text:style-name="P78">Raven's Dust</text:p>
          </table:table-cell>
          <table:table-cell table:style-name="Tableau12.H3" office:value-type="string">
            <text:p text:style-name="P78">V</text:p>
          </table:table-cell>
        </table:table-row>
        <table:table-row table:style-name="Tableau12.1">
          <table:table-cell table:style-name="Tableau12.A2" office:value-type="string">
            <text:p text:style-name="P73">Ceinture de chasteté</text:p>
          </table:table-cell>
          <table:table-cell table:style-name="Tableau12.B2" office:value-type="string">
            <text:p text:style-name="P78">GM Chastity belt</text:p>
          </table:table-cell>
          <table:table-cell table:style-name="Tableau12.B2" office:value-type="string">
            <text:p text:style-name="P74">0</text:p>
          </table:table-cell>
          <table:table-cell table:style-name="Tableau12.B2" office:value-type="string">
            <text:p text:style-name="P74">0</text:p>
          </table:table-cell>
          <table:table-cell table:style-name="Tableau12.B2" office:value-type="string">
            <text:p text:style-name="P74">0</text:p>
          </table:table-cell>
          <table:table-cell table:style-name="Tableau12.B2" office:value-type="string">
            <text:p text:style-name="P74">1</text:p>
          </table:table-cell>
          <table:table-cell table:style-name="Tableau12.B2" office:value-type="string">
            <text:p text:style-name="P73">Introuvable</text:p>
          </table:table-cell>
          <table:table-cell table:style-name="Tableau12.H2" office:value-type="string">
            <text:p text:style-name="P73">V</text:p>
          </table:table-cell>
        </table:table-row>
        <table:table-row table:style-name="Tableau12.1">
          <table:table-cell table:style-name="Tableau12.A5" office:value-type="string">
            <text:p text:style-name="P73">Boucle passe-partout</text:p>
          </table:table-cell>
          <table:table-cell table:style-name="Tableau12.B5" office:value-type="string">
            <text:p text:style-name="P78">Buckle of lockpicks</text:p>
          </table:table-cell>
          <table:table-cell table:style-name="Tableau12.C5" office:value-type="string">
            <text:p text:style-name="P74">25</text:p>
          </table:table-cell>
          <table:table-cell table:style-name="Tableau12.D5" office:value-type="string">
            <text:p text:style-name="P74">30</text:p>
          </table:table-cell>
          <table:table-cell table:style-name="Tableau12.E5" office:value-type="string">
            <text:p text:style-name="P74">30</text:p>
          </table:table-cell>
          <table:table-cell table:style-name="Tableau12.F5" office:value-type="string">
            <text:p text:style-name="P74"> </text:p>
          </table:table-cell>
          <table:table-cell table:style-name="Tableau12.G5" office:value-type="string">
            <text:p text:style-name="P73">Introuvable</text:p>
          </table:table-cell>
          <table:table-cell table:style-name="Tableau12.H5" office:value-type="string">
            <text:p text:style-name="P73">V</text:p>
          </table:table-cell>
        </table:table-row>
        <table:table-row table:style-name="Tableau12.1">
          <table:table-cell table:style-name="Tableau12.A2" office:value-type="string">
            <text:p text:style-name="P73">Ceinturon de force</text:p>
          </table:table-cell>
          <table:table-cell table:style-name="Tableau12.B2" office:value-type="string">
            <text:p text:style-name="P78">Girdle of strength</text:p>
          </table:table-cell>
          <table:table-cell table:style-name="Tableau12.B2" office:value-type="string">
            <text:p text:style-name="P74">45</text:p>
          </table:table-cell>
          <table:table-cell table:style-name="Tableau12.B2" office:value-type="string">
            <text:p text:style-name="P74">25</text:p>
          </table:table-cell>
          <table:table-cell table:style-name="Tableau12.B2" office:value-type="string">
            <text:p text:style-name="P74">30</text:p>
          </table:table-cell>
          <table:table-cell table:style-name="Tableau12.B2" office:value-type="string">
            <text:p text:style-name="P74"> </text:p>
          </table:table-cell>
          <table:table-cell table:style-name="Tableau12.B2" office:value-type="string">
            <text:p text:style-name="P73">Arakas</text:p>
          </table:table-cell>
          <table:table-cell table:style-name="Tableau12.H2" office:value-type="string">
            <text:p text:style-name="P73">V</text:p>
          </table:table-cell>
        </table:table-row>
        <table:table-row table:style-name="Tableau12.1">
          <table:table-cell table:style-name="Tableau12.A7" office:value-type="string">
            <text:p text:style-name="P73">Ceinture de survie en cuir</text:p>
          </table:table-cell>
          <table:table-cell table:style-name="Tableau12.B7" office:value-type="string">
            <text:p text:style-name="P78">Leather belt of survival</text:p>
          </table:table-cell>
          <table:table-cell table:style-name="Tableau12.C7" office:value-type="string">
            <text:p text:style-name="P74">25</text:p>
          </table:table-cell>
          <table:table-cell table:style-name="Tableau12.D7" office:value-type="string">
            <text:p text:style-name="P74">0</text:p>
          </table:table-cell>
          <table:table-cell table:style-name="Tableau12.E7" office:value-type="string">
            <text:p text:style-name="P74">0</text:p>
          </table:table-cell>
          <table:table-cell table:style-name="Tableau12.F7" office:value-type="string">
            <text:p text:style-name="P74"> </text:p>
          </table:table-cell>
          <table:table-cell table:style-name="Tableau12.G7" office:value-type="string">
            <text:p text:style-name="P73">Arakas</text:p>
          </table:table-cell>
          <table:table-cell table:style-name="Tableau12.H7" office:value-type="string">
            <text:p text:style-name="P73">V</text:p>
          </table:table-cell>
        </table:table-row>
        <table:table-row table:style-name="Tableau12.1">
          <table:table-cell table:style-name="Tableau12.A2" office:value-type="string">
            <text:p text:style-name="P73">Protecteur Scarabé </text:p>
          </table:table-cell>
          <table:table-cell table:style-name="Tableau12.B2" office:value-type="string">
            <text:p text:style-name="P78">Scarab Protector</text:p>
          </table:table-cell>
          <table:table-cell table:style-name="Tableau12.B2" office:value-type="string">
            <text:p text:style-name="P79">100</text:p>
          </table:table-cell>
          <table:table-cell table:style-name="Tableau12.B2" office:value-type="string">
            <text:p text:style-name="P79">53</text:p>
          </table:table-cell>
          <table:table-cell table:style-name="Tableau12.B2" office:value-type="string">
            <text:p text:style-name="P79">40</text:p>
          </table:table-cell>
          <table:table-cell table:style-name="Tableau12.B2" office:value-type="string">
            <text:p text:style-name="P79"> </text:p>
          </table:table-cell>
          <table:table-cell table:style-name="Tableau12.B2" office:value-type="string">
            <text:p text:style-name="P78">Raven's dust</text:p>
          </table:table-cell>
          <table:table-cell table:style-name="Tableau12.H2" office:value-type="string">
            <text:p text:style-name="P73">V</text:p>
          </table:table-cell>
        </table:table-row>
        <table:table-row table:style-name="Tableau12.1">
          <table:table-cell table:style-name="Tableau12.A9" office:value-type="string">
            <text:p text:style-name="P73">Ceinturon de courage</text:p>
          </table:table-cell>
          <table:table-cell table:style-name="Tableau12.B9" office:value-type="string">
            <text:p text:style-name="P78">Girdle of courage</text:p>
          </table:table-cell>
          <table:table-cell table:style-name="Tableau12.C9" office:value-type="string">
            <text:p text:style-name="P74">0</text:p>
          </table:table-cell>
          <table:table-cell table:style-name="Tableau12.D9" office:value-type="string">
            <text:p text:style-name="P74">26</text:p>
          </table:table-cell>
          <table:table-cell table:style-name="Tableau12.E9" office:value-type="string">
            <text:p text:style-name="P74">28</text:p>
          </table:table-cell>
          <table:table-cell table:style-name="Tableau12.F9" office:value-type="string">
            <text:p text:style-name="P74">1</text:p>
          </table:table-cell>
          <table:table-cell table:style-name="Tableau12.G9" office:value-type="string">
            <text:p text:style-name="P73">Introuvable</text:p>
          </table:table-cell>
          <table:table-cell table:style-name="Tableau12.H9" office:value-type="string">
            <text:p text:style-name="P73">V</text:p>
          </table:table-cell>
        </table:table-row>
        <table:table-row table:style-name="Tableau12.1">
          <table:table-cell table:style-name="Tableau12.A2" office:value-type="string">
            <text:p text:style-name="P73">Ceinturon de protection</text:p>
          </table:table-cell>
          <table:table-cell table:style-name="Tableau12.B2" office:value-type="string">
            <text:p text:style-name="P78">Girdle of protection</text:p>
          </table:table-cell>
          <table:table-cell table:style-name="Tableau12.B2" office:value-type="string">
            <text:p text:style-name="P74">25</text:p>
          </table:table-cell>
          <table:table-cell table:style-name="Tableau12.B2" office:value-type="string">
            <text:p text:style-name="P74">19</text:p>
          </table:table-cell>
          <table:table-cell table:style-name="Tableau12.B2" office:value-type="string">
            <text:p text:style-name="P74">21</text:p>
          </table:table-cell>
          <table:table-cell table:style-name="Tableau12.B2" office:value-type="string">
            <text:p text:style-name="P74">2</text:p>
          </table:table-cell>
          <table:table-cell table:style-name="Tableau12.B2" office:value-type="string">
            <text:p text:style-name="P73">Introuvable</text:p>
          </table:table-cell>
          <table:table-cell table:style-name="Tableau12.H2" office:value-type="string">
            <text:p text:style-name="P73">V</text:p>
          </table:table-cell>
        </table:table-row>
        <table:table-row table:style-name="Tableau12.1">
          <table:table-cell table:style-name="Tableau12.A11" office:value-type="string">
            <text:p text:style-name="P73">Gants de voleur</text:p>
          </table:table-cell>
          <table:table-cell table:style-name="Tableau12.B11" office:value-type="string">
            <text:p text:style-name="P78">Thief gloves</text:p>
          </table:table-cell>
          <table:table-cell table:style-name="Tableau12.C11" office:value-type="string">
            <text:p text:style-name="P79">15</text:p>
          </table:table-cell>
          <table:table-cell table:style-name="Tableau12.D11" office:value-type="string">
            <text:p text:style-name="P79">30</text:p>
          </table:table-cell>
          <table:table-cell table:style-name="Tableau12.E11" office:value-type="string">
            <text:p text:style-name="P79">0</text:p>
          </table:table-cell>
          <table:table-cell table:style-name="Tableau12.F11" office:value-type="string">
            <text:p text:style-name="P79"> </text:p>
          </table:table-cell>
          <table:table-cell table:style-name="Tableau12.G11" office:value-type="string">
            <text:p text:style-name="P78">Introuvable</text:p>
          </table:table-cell>
          <table:table-cell table:style-name="Tableau12.H11" office:value-type="string">
            <text:p text:style-name="P73">V</text:p>
          </table:table-cell>
        </table:table-row>
        <table:table-row table:style-name="Tableau12.1">
          <table:table-cell table:style-name="Tableau12.A2" office:value-type="string">
            <text:p text:style-name="P73">Gants du duelliste</text:p>
          </table:table-cell>
          <table:table-cell table:style-name="Tableau12.B2" office:value-type="string">
            <text:p text:style-name="P78">Gloves of the duelist</text:p>
          </table:table-cell>
          <table:table-cell table:style-name="Tableau12.B2" office:value-type="string">
            <text:p text:style-name="P74">45</text:p>
          </table:table-cell>
          <table:table-cell table:style-name="Tableau12.B2" office:value-type="string">
            <text:p text:style-name="P74">27</text:p>
          </table:table-cell>
          <table:table-cell table:style-name="Tableau12.B2" office:value-type="string">
            <text:p text:style-name="P74">33</text:p>
          </table:table-cell>
          <table:table-cell table:style-name="Tableau12.B2" office:value-type="string">
            <text:p text:style-name="P74">1,6</text:p>
          </table:table-cell>
          <table:table-cell table:style-name="Tableau12.B2" office:value-type="string">
            <text:p text:style-name="P73">Arakas</text:p>
          </table:table-cell>
          <table:table-cell table:style-name="Tableau12.H2" office:value-type="string">
            <text:p text:style-name="P73">V</text:p>
          </table:table-cell>
        </table:table-row>
        <table:table-row table:style-name="Tableau12.1">
          <table:table-cell table:style-name="Tableau12.A13" office:value-type="string">
            <text:p text:style-name="P73">Bottes en peau de lézard noir</text:p>
          </table:table-cell>
          <table:table-cell table:style-name="Tableau12.B13" office:value-type="string">
            <text:p text:style-name="P78">Black lizardskin boots</text:p>
          </table:table-cell>
          <table:table-cell table:style-name="Tableau12.C13" office:value-type="string">
            <text:p text:style-name="P79">75</text:p>
          </table:table-cell>
          <table:table-cell table:style-name="Tableau12.D13" office:value-type="string">
            <text:p text:style-name="P79">30</text:p>
          </table:table-cell>
          <table:table-cell table:style-name="Tableau12.E13" office:value-type="string">
            <text:p text:style-name="P79">25</text:p>
          </table:table-cell>
          <table:table-cell table:style-name="Tableau12.F13" office:value-type="string">
            <text:p text:style-name="P79">2</text:p>
          </table:table-cell>
          <table:table-cell table:style-name="Tableau12.G13" office:value-type="string">
            <text:p text:style-name="P78">Raven's Dust</text:p>
          </table:table-cell>
          <table:table-cell table:style-name="Tableau12.H13" office:value-type="string">
            <text:p text:style-name="P78">V</text:p>
          </table:table-cell>
        </table:table-row>
        <table:table-row table:style-name="Tableau12.14">
          <table:table-cell table:style-name="Tableau12.A2" office:value-type="string">
            <text:p text:style-name="P78">Heaume spectral</text:p>
          </table:table-cell>
          <table:table-cell table:style-name="Tableau12.B2" office:value-type="string">
            <text:p text:style-name="P78">Spectral helm</text:p>
          </table:table-cell>
          <table:table-cell table:style-name="Tableau12.B2" office:value-type="string">
            <text:p text:style-name="P80"/>
          </table:table-cell>
          <table:table-cell table:style-name="Tableau12.B2" office:value-type="string">
            <text:p text:style-name="P80"/>
          </table:table-cell>
          <table:table-cell table:style-name="Tableau12.B2" office:value-type="string">
            <text:p text:style-name="P80"/>
          </table:table-cell>
          <table:table-cell table:style-name="Tableau12.B2" office:value-type="string">
            <text:p text:style-name="P80"/>
          </table:table-cell>
          <table:table-cell table:style-name="Tableau12.B2" office:value-type="string">
            <text:p text:style-name="P73">Stoneheim</text:p>
          </table:table-cell>
          <table:table-cell table:style-name="Tableau12.H2" office:value-type="string">
            <text:p text:style-name="P75"/>
          </table:table-cell>
        </table:table-row>
        <table:table-row table:style-name="Tableau12.14">
          <table:table-cell table:style-name="Tableau12.A15" office:value-type="string">
            <text:p text:style-name="P73">Cape de resistance au feu</text:p>
          </table:table-cell>
          <table:table-cell table:style-name="Tableau12.B15" office:value-type="string">
            <text:p text:style-name="P78">Cape of fire resistance</text:p>
          </table:table-cell>
          <table:table-cell table:style-name="Tableau12.C15" office:value-type="string">
            <text:p text:style-name="P77">0</text:p>
          </table:table-cell>
          <table:table-cell table:style-name="Tableau12.D15" office:value-type="string">
            <text:p text:style-name="P77">45</text:p>
          </table:table-cell>
          <table:table-cell table:style-name="Tableau12.E15" office:value-type="string">
            <text:p text:style-name="P77">35</text:p>
          </table:table-cell>
          <table:table-cell table:style-name="Tableau12.F15" office:value-type="string">
            <text:p text:style-name="P77">1</text:p>
          </table:table-cell>
          <table:table-cell table:style-name="Tableau12.G15" office:value-type="string">
            <text:p text:style-name="P76">Raven’s Dust</text:p>
          </table:table-cell>
          <table:table-cell table:style-name="Tableau12.H15" office:value-type="string">
            <text:p text:style-name="P76">V</text:p>
          </table:table-cell>
        </table:table-row>
      </table:table>
      <text:p text:style-name="P99"/>
      <text:p text:style-name="P99"/>
      <text:list xml:id="list200740733965322" text:continue-numbering="true" text:style-name="WW8Num45">
        <text:list-item>
          <text:list>
            <text:list-item>
              <text:p text:style-name="Titre_20_2_20_-_20_Appendices"><text:bookmark-start text:name="__RefHeading__249_546538010"/>Bijoux<text:bookmark-end text:name="__RefHeading__249_546538010"/></text:p>
              <text:list>
                <text:list-item>
                  <text:p text:style-name="Titre_20_3_20_-_20_Appendices"><text:bookmark-start text:name="__RefHeading__251_546538010"/>Anneaux<text:bookmark-end text:name="__RefHeading__251_546538010"/></text:p>
                </text:list-item>
              </text:list>
            </text:list-item>
          </text:list>
        </text:list-item>
      </text:list>
      <text:p text:style-name="P170"/>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office:value-type="string">
            <text:p text:style-name="P84">Nom en français</text:p>
          </table:table-cell>
          <table:table-cell table:style-name="Tableau13.B1" office:value-type="string">
            <text:p text:style-name="P84">Nom d'invocation</text:p>
          </table:table-cell>
          <table:table-cell table:style-name="Tableau13.B1" office:value-type="string">
            <text:p text:style-name="P84">INT</text:p>
          </table:table-cell>
          <table:table-cell table:style-name="Tableau13.B1" office:value-type="string">
            <text:p text:style-name="P84">SAG</text:p>
          </table:table-cell>
          <table:table-cell table:style-name="Tableau13.E1" office:value-type="string">
            <text:p text:style-name="P84">Lieu</text:p>
          </table:table-cell>
          <table:table-cell table:style-name="Tableau13.F1" office:value-type="string">
            <text:p text:style-name="P84"> </text:p>
          </table:table-cell>
        </table:table-row>
        <table:table-row table:style-name="Tableau13.1">
          <table:table-cell table:style-name="Tableau13.A2" office:value-type="string">
            <text:p text:style-name="P35">Anneau de fiançailles en argent</text:p>
          </table:table-cell>
          <table:table-cell table:style-name="Tableau13.B2" office:value-type="string">
            <text:p text:style-name="P43">GM Silver Ring of Engagement</text:p>
          </table:table-cell>
          <table:table-cell table:style-name="Tableau13.B2" office:value-type="string">
            <text:p text:style-name="P44">0</text:p>
          </table:table-cell>
          <table:table-cell table:style-name="Tableau13.B2" office:value-type="string">
            <text:p text:style-name="P44">0</text:p>
          </table:table-cell>
          <table:table-cell table:style-name="Tableau13.B2" office:value-type="string">
            <text:p text:style-name="P43">Introuvable</text:p>
          </table:table-cell>
          <table:table-cell table:style-name="Tableau13.F2" office:value-type="string">
            <text:p text:style-name="P35">V</text:p>
          </table:table-cell>
        </table:table-row>
        <table:table-row table:style-name="Tableau13.1">
          <table:table-cell table:style-name="Tableau13.A3" office:value-type="string">
            <text:p text:style-name="P35">Anneau de protection contre les morts-vivants</text:p>
          </table:table-cell>
          <table:table-cell table:style-name="Tableau13.B3" office:value-type="string">
            <text:p text:style-name="P43">Silvery ring of undead bane</text:p>
          </table:table-cell>
          <table:table-cell table:style-name="Tableau13.B3" office:value-type="string">
            <text:p text:style-name="P36">0</text:p>
          </table:table-cell>
          <table:table-cell table:style-name="Tableau13.B3" office:value-type="string">
            <text:p text:style-name="P36">0</text:p>
          </table:table-cell>
          <table:table-cell table:style-name="Tableau13.B3" office:value-type="string">
            <text:p text:style-name="P35">Introuvable</text:p>
          </table:table-cell>
          <table:table-cell table:style-name="Tableau13.F3" office:value-type="string">
            <text:p text:style-name="P35">X</text:p>
          </table:table-cell>
        </table:table-row>
        <table:table-row table:style-name="Tableau13.1">
          <table:table-cell table:style-name="Tableau13.A2" office:value-type="string">
            <text:p text:style-name="P35">Anneau des Ténèbres</text:p>
          </table:table-cell>
          <table:table-cell table:style-name="Tableau13.B2" office:value-type="string">
            <text:p text:style-name="P43">Ring of darkness</text:p>
          </table:table-cell>
          <table:table-cell table:style-name="Tableau13.B2" office:value-type="string">
            <text:p text:style-name="P36">0</text:p>
          </table:table-cell>
          <table:table-cell table:style-name="Tableau13.B2" office:value-type="string">
            <text:p text:style-name="P36">0</text:p>
          </table:table-cell>
          <table:table-cell table:style-name="Tableau13.B2" office:value-type="string">
            <text:p text:style-name="P35">Arakas</text:p>
          </table:table-cell>
          <table:table-cell table:style-name="Tableau13.F2" office:value-type="string">
            <text:p text:style-name="P35">V</text:p>
          </table:table-cell>
        </table:table-row>
        <table:table-row table:style-name="Tableau13.1">
          <table:table-cell table:style-name="Tableau13.A3" office:value-type="string">
            <text:p text:style-name="P35">Bagues de fiançailles en diamant</text:p>
          </table:table-cell>
          <table:table-cell table:style-name="Tableau13.B3" office:value-type="string">
            <text:p text:style-name="P43">GM Diamond Ring of Engagement</text:p>
          </table:table-cell>
          <table:table-cell table:style-name="Tableau13.B3" office:value-type="string">
            <text:p text:style-name="P36">0</text:p>
          </table:table-cell>
          <table:table-cell table:style-name="Tableau13.B3" office:value-type="string">
            <text:p text:style-name="P36">0</text:p>
          </table:table-cell>
          <table:table-cell table:style-name="Tableau13.B3" office:value-type="string">
            <text:p text:style-name="P35">Introuvable</text:p>
          </table:table-cell>
          <table:table-cell table:style-name="Tableau13.F3" office:value-type="string">
            <text:p text:style-name="P35">V</text:p>
          </table:table-cell>
        </table:table-row>
        <table:table-row table:style-name="Tableau13.1">
          <table:table-cell table:style-name="Tableau13.A2" office:value-type="string">
            <text:p text:style-name="P35">Bagues de fiançailles en or</text:p>
          </table:table-cell>
          <table:table-cell table:style-name="Tableau13.B2" office:value-type="string">
            <text:p text:style-name="P43">GM Gold Ring of Engagement</text:p>
          </table:table-cell>
          <table:table-cell table:style-name="Tableau13.B2" office:value-type="string">
            <text:p text:style-name="P36">0</text:p>
          </table:table-cell>
          <table:table-cell table:style-name="Tableau13.B2" office:value-type="string">
            <text:p text:style-name="P36">0</text:p>
          </table:table-cell>
          <table:table-cell table:style-name="Tableau13.B2" office:value-type="string">
            <text:p text:style-name="P35">Introuvable</text:p>
          </table:table-cell>
          <table:table-cell table:style-name="Tableau13.F2" office:value-type="string">
            <text:p text:style-name="P35">V</text:p>
          </table:table-cell>
        </table:table-row>
        <table:table-row table:style-name="Tableau13.1">
          <table:table-cell table:style-name="Tableau13.A3" office:value-type="string">
            <text:p text:style-name="P35">Collier de dents de loup</text:p>
          </table:table-cell>
          <table:table-cell table:style-name="Tableau13.B3" office:value-type="string">
            <text:p text:style-name="P43">Wolftooth necklace</text:p>
          </table:table-cell>
          <table:table-cell table:style-name="Tableau13.B3" office:value-type="string">
            <text:p text:style-name="P44">0</text:p>
          </table:table-cell>
          <table:table-cell table:style-name="Tableau13.B3" office:value-type="string">
            <text:p text:style-name="P44">0</text:p>
          </table:table-cell>
          <table:table-cell table:style-name="Tableau13.B3" office:value-type="string">
            <text:p text:style-name="P43">Introuvable</text:p>
          </table:table-cell>
          <table:table-cell table:style-name="Tableau13.F3" office:value-type="string">
            <text:p text:style-name="P35">V</text:p>
          </table:table-cell>
        </table:table-row>
        <table:table-row table:style-name="Tableau13.1">
          <table:table-cell table:style-name="Tableau13.A2" office:value-type="string">
            <text:p text:style-name="P35">Anneau de foi</text:p>
          </table:table-cell>
          <table:table-cell table:style-name="Tableau13.B2" office:value-type="string">
            <text:p text:style-name="P43">Ring of faith</text:p>
          </table:table-cell>
          <table:table-cell table:style-name="Tableau13.B2" office:value-type="string">
            <text:p text:style-name="P36">15</text:p>
          </table:table-cell>
          <table:table-cell table:style-name="Tableau13.B2" office:value-type="string">
            <text:p text:style-name="P36">65</text:p>
          </table:table-cell>
          <table:table-cell table:style-name="Tableau13.B2" office:value-type="string">
            <text:p text:style-name="P35">Arakas</text:p>
          </table:table-cell>
          <table:table-cell table:style-name="Tableau13.F2" office:value-type="string">
            <text:p text:style-name="P35">V</text:p>
          </table:table-cell>
        </table:table-row>
        <table:table-row table:style-name="Tableau13.1">
          <table:table-cell table:style-name="Tableau13.A3" office:value-type="string">
            <text:p text:style-name="P35">Anneau de fer</text:p>
          </table:table-cell>
          <table:table-cell table:style-name="Tableau13.B3" office:value-type="string">
            <text:p text:style-name="P35">Iron ring</text:p>
          </table:table-cell>
          <table:table-cell table:style-name="Tableau13.B3" office:value-type="string">
            <text:p text:style-name="P36">17</text:p>
          </table:table-cell>
          <table:table-cell table:style-name="Tableau13.B3" office:value-type="string">
            <text:p text:style-name="P36">18</text:p>
          </table:table-cell>
          <table:table-cell table:style-name="Tableau13.B3" office:value-type="string">
            <text:p text:style-name="P35">Arakas</text:p>
          </table:table-cell>
          <table:table-cell table:style-name="Tableau13.F3" office:value-type="string">
            <text:p text:style-name="P35"> </text:p>
          </table:table-cell>
        </table:table-row>
        <table:table-row table:style-name="Tableau13.1">
          <table:table-cell table:style-name="Tableau13.A2" office:value-type="string">
            <text:p text:style-name="P35">Anneau de confiance </text:p>
          </table:table-cell>
          <table:table-cell table:style-name="Tableau13.B2" office:value-type="string">
            <text:p text:style-name="P43">Ring of confidence</text:p>
          </table:table-cell>
          <table:table-cell table:style-name="Tableau13.B2" office:value-type="string">
            <text:p text:style-name="P36">17</text:p>
          </table:table-cell>
          <table:table-cell table:style-name="Tableau13.B2" office:value-type="string">
            <text:p text:style-name="P36">31</text:p>
          </table:table-cell>
          <table:table-cell table:style-name="Tableau13.B2" office:value-type="string">
            <text:p text:style-name="P35">Arakas</text:p>
          </table:table-cell>
          <table:table-cell table:style-name="Tableau13.F2" office:value-type="string">
            <text:p text:style-name="P35">V</text:p>
          </table:table-cell>
        </table:table-row>
        <table:table-row table:style-name="Tableau13.1">
          <table:table-cell table:style-name="Tableau13.A3" office:value-type="string">
            <text:p text:style-name="P35">Anneau de pierre de lune</text:p>
          </table:table-cell>
          <table:table-cell table:style-name="Tableau13.B3" office:value-type="string">
            <text:p text:style-name="P43">Moonstone ring</text:p>
          </table:table-cell>
          <table:table-cell table:style-name="Tableau13.B3" office:value-type="string">
            <text:p text:style-name="P44">19</text:p>
          </table:table-cell>
          <table:table-cell table:style-name="Tableau13.B3" office:value-type="string">
            <text:p text:style-name="P44">46</text:p>
          </table:table-cell>
          <table:table-cell table:style-name="Tableau13.B3" office:value-type="string">
            <text:p text:style-name="P43">Raven's Dust</text:p>
          </table:table-cell>
          <table:table-cell table:style-name="Tableau13.F3" office:value-type="string">
            <text:p text:style-name="P35">V</text:p>
          </table:table-cell>
        </table:table-row>
        <table:table-row table:style-name="Tableau13.1">
          <table:table-cell table:style-name="Tableau13.A2" office:value-type="string">
            <text:p text:style-name="P35">Anneau porte-bonheur</text:p>
          </table:table-cell>
          <table:table-cell table:style-name="Tableau13.B2" office:value-type="string">
            <text:p text:style-name="P43">Ring of chance</text:p>
          </table:table-cell>
          <table:table-cell table:style-name="Tableau13.B2" office:value-type="string">
            <text:p text:style-name="P36">20</text:p>
          </table:table-cell>
          <table:table-cell table:style-name="Tableau13.B2" office:value-type="string">
            <text:p text:style-name="P36">20</text:p>
          </table:table-cell>
          <table:table-cell table:style-name="Tableau13.B2" office:value-type="string">
            <text:p text:style-name="P35">Introuvable</text:p>
          </table:table-cell>
          <table:table-cell table:style-name="Tableau13.F2" office:value-type="string">
            <text:p text:style-name="P35">X</text:p>
          </table:table-cell>
        </table:table-row>
        <table:table-row table:style-name="Tableau13.1">
          <table:table-cell table:style-name="Tableau13.A3" office:value-type="string">
            <text:p text:style-name="P35">Anneau de l'ours</text:p>
          </table:table-cell>
          <table:table-cell table:style-name="Tableau13.B3" office:value-type="string">
            <text:p text:style-name="P43">Ring of the bear</text:p>
          </table:table-cell>
          <table:table-cell table:style-name="Tableau13.B3" office:value-type="string">
            <text:p text:style-name="P36">20</text:p>
          </table:table-cell>
          <table:table-cell table:style-name="Tableau13.B3" office:value-type="string">
            <text:p text:style-name="P36">23</text:p>
          </table:table-cell>
          <table:table-cell table:style-name="Tableau13.B3" office:value-type="string">
            <text:p text:style-name="P35">Arakas</text:p>
          </table:table-cell>
          <table:table-cell table:style-name="Tableau13.F3" office:value-type="string">
            <text:p text:style-name="P35">V</text:p>
          </table:table-cell>
        </table:table-row>
        <table:table-row table:style-name="Tableau13.1">
          <table:table-cell table:style-name="Tableau13.A2" office:value-type="string">
            <text:p text:style-name="P35">Amulette de volonté de fer</text:p>
          </table:table-cell>
          <table:table-cell table:style-name="Tableau13.B2" office:value-type="string">
            <text:p text:style-name="P43">Amulet of Ironwill</text:p>
          </table:table-cell>
          <table:table-cell table:style-name="Tableau13.B2" office:value-type="string">
            <text:p text:style-name="P36">22</text:p>
          </table:table-cell>
          <table:table-cell table:style-name="Tableau13.B2" office:value-type="string">
            <text:p text:style-name="P36">23</text:p>
          </table:table-cell>
          <table:table-cell table:style-name="Tableau13.B2" office:value-type="string">
            <text:p text:style-name="P35">Introuvable</text:p>
          </table:table-cell>
          <table:table-cell table:style-name="Tableau13.F2" office:value-type="string">
            <text:p text:style-name="P35">X</text:p>
          </table:table-cell>
        </table:table-row>
        <table:table-row table:style-name="Tableau13.1">
          <table:table-cell table:style-name="Tableau13.A3" office:value-type="string">
            <text:p text:style-name="P35">Anneau d'or</text:p>
          </table:table-cell>
          <table:table-cell table:style-name="Tableau13.B3" office:value-type="string">
            <text:p text:style-name="P43">Golden ring</text:p>
          </table:table-cell>
          <table:table-cell table:style-name="Tableau13.B3" office:value-type="string">
            <text:p text:style-name="P44">22</text:p>
          </table:table-cell>
          <table:table-cell table:style-name="Tableau13.B3" office:value-type="string">
            <text:p text:style-name="P44">26</text:p>
          </table:table-cell>
          <table:table-cell table:style-name="Tableau13.B3" office:value-type="string">
            <text:p text:style-name="P43">Arakas</text:p>
          </table:table-cell>
          <table:table-cell table:style-name="Tableau13.F3" office:value-type="string">
            <text:p text:style-name="P43"> </text:p>
          </table:table-cell>
        </table:table-row>
        <table:table-row table:style-name="Tableau13.1">
          <table:table-cell table:style-name="Tableau13.A2" office:value-type="string">
            <text:p text:style-name="P43">Anneau des Initiés</text:p>
          </table:table-cell>
          <table:table-cell table:style-name="Tableau13.B2" office:value-type="string">
            <text:p text:style-name="P43">Ring of the initiate</text:p>
          </table:table-cell>
          <table:table-cell table:style-name="Tableau13.B2" office:value-type="string">
            <text:p text:style-name="P36">23</text:p>
          </table:table-cell>
          <table:table-cell table:style-name="Tableau13.B2" office:value-type="string">
            <text:p text:style-name="P36">25</text:p>
          </table:table-cell>
          <table:table-cell table:style-name="Tableau13.B2" office:value-type="string">
            <text:p text:style-name="P35">Arakas</text:p>
          </table:table-cell>
          <table:table-cell table:style-name="Tableau13.F2" office:value-type="string">
            <text:p text:style-name="P35">V</text:p>
          </table:table-cell>
        </table:table-row>
        <table:table-row table:style-name="Tableau13.1">
          <table:table-cell table:style-name="Tableau13.A3" office:value-type="string">
            <text:p text:style-name="P35">Anneau de lumière</text:p>
          </table:table-cell>
          <table:table-cell table:style-name="Tableau13.B3" office:value-type="string">
            <text:p text:style-name="P43">Ring of light</text:p>
          </table:table-cell>
          <table:table-cell table:style-name="Tableau13.B3" office:value-type="string">
            <text:p text:style-name="P36">25</text:p>
          </table:table-cell>
          <table:table-cell table:style-name="Tableau13.B3" office:value-type="string">
            <text:p text:style-name="P36">25</text:p>
          </table:table-cell>
          <table:table-cell table:style-name="Tableau13.B3" office:value-type="string">
            <text:p text:style-name="P35">Arakas</text:p>
          </table:table-cell>
          <table:table-cell table:style-name="Tableau13.F3" office:value-type="string">
            <text:p text:style-name="P35">V</text:p>
          </table:table-cell>
        </table:table-row>
        <table:table-row table:style-name="Tableau13.1">
          <table:table-cell table:style-name="Tableau13.A2" office:value-type="string">
            <text:p text:style-name="P35">Pendentif porte-bonheur</text:p>
          </table:table-cell>
          <table:table-cell table:style-name="Tableau13.B2" office:value-type="string">
            <text:p text:style-name="P43">Pendant of luck</text:p>
          </table:table-cell>
          <table:table-cell table:style-name="Tableau13.B2" office:value-type="string">
            <text:p text:style-name="P36">25</text:p>
          </table:table-cell>
          <table:table-cell table:style-name="Tableau13.B2" office:value-type="string">
            <text:p text:style-name="P36">25</text:p>
          </table:table-cell>
          <table:table-cell table:style-name="Tableau13.B2" office:value-type="string">
            <text:p text:style-name="P35">Introuvable</text:p>
          </table:table-cell>
          <table:table-cell table:style-name="Tableau13.F2" office:value-type="string">
            <text:p text:style-name="P35">X</text:p>
          </table:table-cell>
        </table:table-row>
        <table:table-row table:style-name="Tableau13.1">
          <table:table-cell table:style-name="Tableau13.A3" office:value-type="string">
            <text:p text:style-name="P35">Amulette de précision</text:p>
          </table:table-cell>
          <table:table-cell table:style-name="Tableau13.B3" office:value-type="string">
            <text:p text:style-name="P43">Amulet of precision</text:p>
          </table:table-cell>
          <table:table-cell table:style-name="Tableau13.B3" office:value-type="string">
            <text:p text:style-name="P36">27</text:p>
          </table:table-cell>
          <table:table-cell table:style-name="Tableau13.B3" office:value-type="string">
            <text:p text:style-name="P36">26</text:p>
          </table:table-cell>
          <table:table-cell table:style-name="Tableau13.B3" office:value-type="string">
            <text:p text:style-name="P35">Arakas</text:p>
          </table:table-cell>
          <table:table-cell table:style-name="Tableau13.F3" office:value-type="string">
            <text:p text:style-name="P35">V</text:p>
          </table:table-cell>
        </table:table-row>
        <table:table-row table:style-name="Tableau13.1">
          <table:table-cell table:style-name="Tableau13.A2" office:value-type="string">
            <text:p text:style-name="P35">Anneau du clan des minotaures</text:p>
          </table:table-cell>
          <table:table-cell table:style-name="Tableau13.B2" office:value-type="string">
            <text:p text:style-name="P43">Minotaur clan ring</text:p>
          </table:table-cell>
          <table:table-cell table:style-name="Tableau13.B2" office:value-type="string">
            <text:p text:style-name="P44">27</text:p>
          </table:table-cell>
          <table:table-cell table:style-name="Tableau13.B2" office:value-type="string">
            <text:p text:style-name="P44">33</text:p>
          </table:table-cell>
          <table:table-cell table:style-name="Tableau13.B2" office:value-type="string">
            <text:p text:style-name="P43">Raven's Dust</text:p>
          </table:table-cell>
          <table:table-cell table:style-name="Tableau13.F2" office:value-type="string">
            <text:p text:style-name="P35">V</text:p>
          </table:table-cell>
        </table:table-row>
        <table:table-row table:style-name="Tableau13.1">
          <table:table-cell table:style-name="Tableau13.A3" office:value-type="string">
            <text:p text:style-name="P35">Anneau de précision</text:p>
          </table:table-cell>
          <table:table-cell table:style-name="Tableau13.B3" office:value-type="string">
            <text:p text:style-name="P43">Ring of accuracy</text:p>
          </table:table-cell>
          <table:table-cell table:style-name="Tableau13.B3" office:value-type="string">
            <text:p text:style-name="P36">29</text:p>
          </table:table-cell>
          <table:table-cell table:style-name="Tableau13.B3" office:value-type="string">
            <text:p text:style-name="P36">29</text:p>
          </table:table-cell>
          <table:table-cell table:style-name="Tableau13.B3" office:value-type="string">
            <text:p text:style-name="P35">Arakas</text:p>
          </table:table-cell>
          <table:table-cell table:style-name="Tableau13.F3" office:value-type="string">
            <text:p text:style-name="P35">V</text:p>
          </table:table-cell>
        </table:table-row>
        <table:table-row table:style-name="Tableau13.1">
          <table:table-cell table:style-name="Tableau13.A2" office:value-type="string">
            <text:p text:style-name="P35">Anneau d'onyx</text:p>
          </table:table-cell>
          <table:table-cell table:style-name="Tableau13.B2" office:value-type="string">
            <text:p text:style-name="P43">Onyx ring</text:p>
          </table:table-cell>
          <table:table-cell table:style-name="Tableau13.B2" office:value-type="string">
            <text:p text:style-name="P44">29</text:p>
          </table:table-cell>
          <table:table-cell table:style-name="Tableau13.B2" office:value-type="string">
            <text:p text:style-name="P44">31</text:p>
          </table:table-cell>
          <table:table-cell table:style-name="Tableau13.B2" office:value-type="string">
            <text:p text:style-name="P43">Raven's Dust</text:p>
          </table:table-cell>
          <table:table-cell table:style-name="Tableau13.F2" office:value-type="string">
            <text:p text:style-name="P35">V</text:p>
          </table:table-cell>
        </table:table-row>
        <table:table-row table:style-name="Tableau13.1">
          <table:table-cell table:style-name="Tableau13.A3" office:value-type="string">
            <text:p text:style-name="P35">Anneau de pierre de sang</text:p>
          </table:table-cell>
          <table:table-cell table:style-name="Tableau13.B3" office:value-type="string">
            <text:p text:style-name="P43">Bloodstone ring</text:p>
          </table:table-cell>
          <table:table-cell table:style-name="Tableau13.B3" office:value-type="string">
            <text:p text:style-name="P44">30</text:p>
          </table:table-cell>
          <table:table-cell table:style-name="Tableau13.B3" office:value-type="string">
            <text:p text:style-name="P44">18</text:p>
          </table:table-cell>
          <table:table-cell table:style-name="Tableau13.B3" office:value-type="string">
            <text:p text:style-name="P43">Raven's Dust</text:p>
          </table:table-cell>
          <table:table-cell table:style-name="Tableau13.F3" office:value-type="string">
            <text:p text:style-name="P35">V</text:p>
          </table:table-cell>
        </table:table-row>
        <table:table-row table:style-name="Tableau13.1">
          <table:table-cell table:style-name="Tableau13.A2" office:value-type="string">
            <text:p text:style-name="P35">Anneau de platine</text:p>
          </table:table-cell>
          <table:table-cell table:style-name="Tableau13.B2" office:value-type="string">
            <text:p text:style-name="P43">Platinum ring</text:p>
          </table:table-cell>
          <table:table-cell table:style-name="Tableau13.B2" office:value-type="string">
            <text:p text:style-name="P44">37</text:p>
          </table:table-cell>
          <table:table-cell table:style-name="Tableau13.B2" office:value-type="string">
            <text:p text:style-name="P44">41</text:p>
          </table:table-cell>
          <table:table-cell table:style-name="Tableau13.B2" office:value-type="string">
            <text:p text:style-name="P43">Raven's Dust</text:p>
          </table:table-cell>
          <table:table-cell table:style-name="Tableau13.F2" office:value-type="string">
            <text:p text:style-name="P35">V</text:p>
          </table:table-cell>
        </table:table-row>
        <table:table-row table:style-name="Tableau13.1">
          <table:table-cell table:style-name="Tableau13.A3" office:value-type="string">
            <text:p text:style-name="P35">Talisman de protrection contre le mal</text:p>
          </table:table-cell>
          <table:table-cell table:style-name="Tableau13.B3" office:value-type="string">
            <text:p text:style-name="P43">Talisman of protection from evil</text:p>
          </table:table-cell>
          <table:table-cell table:style-name="Tableau13.B3" office:value-type="string">
            <text:p text:style-name="P36">40</text:p>
          </table:table-cell>
          <table:table-cell table:style-name="Tableau13.B3" office:value-type="string">
            <text:p text:style-name="P36">53</text:p>
          </table:table-cell>
          <table:table-cell table:style-name="Tableau13.B3" office:value-type="string">
            <text:p text:style-name="P35">Introuvable</text:p>
          </table:table-cell>
          <table:table-cell table:style-name="Tableau13.F3" office:value-type="string">
            <text:p text:style-name="P35">X</text:p>
          </table:table-cell>
        </table:table-row>
        <table:table-row table:style-name="Tableau13.1">
          <table:table-cell table:style-name="Tableau13.A2" office:value-type="string">
            <text:p text:style-name="P35">Collier en pierres de sang</text:p>
          </table:table-cell>
          <table:table-cell table:style-name="Tableau13.B2" office:value-type="string">
            <text:p text:style-name="P43">Bloodstone necklace</text:p>
          </table:table-cell>
          <table:table-cell table:style-name="Tableau13.B2" office:value-type="string">
            <text:p text:style-name="P44">44</text:p>
          </table:table-cell>
          <table:table-cell table:style-name="Tableau13.B2" office:value-type="string">
            <text:p text:style-name="P44">21</text:p>
          </table:table-cell>
          <table:table-cell table:style-name="Tableau13.B2" office:value-type="string">
            <text:p text:style-name="P43">Raven's Dust</text:p>
          </table:table-cell>
          <table:table-cell table:style-name="Tableau13.F2" office:value-type="string">
            <text:p text:style-name="P35">V</text:p>
          </table:table-cell>
        </table:table-row>
        <table:table-row table:style-name="Tableau13.1">
          <table:table-cell table:style-name="Tableau13.A3" office:value-type="string">
            <text:p text:style-name="P35">Anneau du sorcier</text:p>
          </table:table-cell>
          <table:table-cell table:style-name="Tableau13.B3" office:value-type="string">
            <text:p text:style-name="P43">Warlock ring</text:p>
          </table:table-cell>
          <table:table-cell table:style-name="Tableau13.B3" office:value-type="string">
            <text:p text:style-name="P44">53</text:p>
          </table:table-cell>
          <table:table-cell table:style-name="Tableau13.B3" office:value-type="string">
            <text:p text:style-name="P44">15</text:p>
          </table:table-cell>
          <table:table-cell table:style-name="Tableau13.B3" office:value-type="string">
            <text:p text:style-name="P43">Arakas</text:p>
          </table:table-cell>
          <table:table-cell table:style-name="Tableau13.F3" office:value-type="string">
            <text:p text:style-name="P43">V</text:p>
          </table:table-cell>
        </table:table-row>
        <table:table-row table:style-name="Tableau13.1">
          <table:table-cell table:style-name="Tableau13.A2" office:value-type="string">
            <text:p text:style-name="P43">Anneau de sorcellerie en jade</text:p>
          </table:table-cell>
          <table:table-cell table:style-name="Tableau13.B2" office:value-type="string">
            <text:p text:style-name="P43">Jade ring of sorcery</text:p>
          </table:table-cell>
          <table:table-cell table:style-name="Tableau13.B2" office:value-type="string">
            <text:p text:style-name="P44">90</text:p>
          </table:table-cell>
          <table:table-cell table:style-name="Tableau13.B2" office:value-type="string">
            <text:p text:style-name="P44">65</text:p>
          </table:table-cell>
          <table:table-cell table:style-name="Tableau13.B2" office:value-type="string">
            <text:p text:style-name="P43">Raven's Dust</text:p>
          </table:table-cell>
          <table:table-cell table:style-name="Tableau13.F2" office:value-type="string">
            <text:p text:style-name="P43">V</text:p>
          </table:table-cell>
        </table:table-row>
        <table:table-row table:style-name="Tableau13.29">
          <table:table-cell table:style-name="Tableau13.A29" office:value-type="string">
            <text:p text:style-name="P43">Chipped azure ring</text:p>
          </table:table-cell>
          <table:table-cell table:style-name="Tableau13.B29" office:value-type="string">
            <text:p text:style-name="P43">Chipped azure ring</text:p>
          </table:table-cell>
          <table:table-cell table:style-name="Tableau13.B29" office:value-type="string">
            <text:p text:style-name="P36">100</text:p>
          </table:table-cell>
          <table:table-cell table:style-name="Tableau13.B29" office:value-type="string">
            <text:p text:style-name="P36">75</text:p>
          </table:table-cell>
          <table:table-cell table:style-name="Tableau13.B29" office:value-type="string">
            <text:p text:style-name="P35">Introuvable</text:p>
          </table:table-cell>
          <table:table-cell table:style-name="Tableau13.F29" office:value-type="string">
            <text:p text:style-name="P35">V</text:p>
          </table:table-cell>
        </table:table-row>
      </table:table>
      <text:p text:style-name="P170"/>
      <text:list xml:id="list200742126238574" text:continue-numbering="true" text:style-name="WW8Num45">
        <text:list-item>
          <text:list>
            <text:list-item>
              <text:list>
                <text:list-item>
                  <text:p text:style-name="Titre_20_3_20_-_20_Appendices"><text:bookmark-start text:name="__RefHeading__253_546538010"/><text:soft-page-break/>Amulettes et colliers<text:bookmark-end text:name="__RefHeading__253_546538010"/></text:p>
                </text:list-item>
              </text:list>
            </text:list-item>
          </text:list>
        </text:list-item>
      </text:list>
      <text:p text:style-name="Standard"/>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office:value-type="string">
            <text:p text:style-name="P84">Nom en français</text:p>
          </table:table-cell>
          <table:table-cell table:style-name="Tableau14.B1" office:value-type="string">
            <text:p text:style-name="P84">Nom d'invocation</text:p>
          </table:table-cell>
          <table:table-cell table:style-name="Tableau14.B1" office:value-type="string">
            <text:p text:style-name="P84">INT</text:p>
          </table:table-cell>
          <table:table-cell table:style-name="Tableau14.B1" office:value-type="string">
            <text:p text:style-name="P84">SAG</text:p>
          </table:table-cell>
          <table:table-cell table:style-name="Tableau14.E1" office:value-type="string">
            <text:p text:style-name="P84">Lieu</text:p>
          </table:table-cell>
          <table:table-cell table:style-name="Tableau14.F1" office:value-type="string">
            <text:p text:style-name="P84"> </text:p>
          </table:table-cell>
        </table:table-row>
        <table:table-row table:style-name="Tableau14.1">
          <table:table-cell table:style-name="Tableau14.A2" office:value-type="string">
            <text:p text:style-name="P35">Amulette d'esquive</text:p>
          </table:table-cell>
          <table:table-cell table:style-name="Tableau14.B2" office:value-type="string">
            <text:p text:style-name="P51">Amulet of dodging</text:p>
          </table:table-cell>
          <table:table-cell table:style-name="Tableau14.B2" office:value-type="string">
            <text:p text:style-name="P52">21</text:p>
          </table:table-cell>
          <table:table-cell table:style-name="Tableau14.B2" office:value-type="string">
            <text:p text:style-name="P52">19</text:p>
          </table:table-cell>
          <table:table-cell table:style-name="Tableau14.B2" office:value-type="string">
            <text:p text:style-name="P51">Arakas</text:p>
          </table:table-cell>
          <table:table-cell table:style-name="Tableau14.F2" office:value-type="string">
            <text:p text:style-name="P51">V</text:p>
          </table:table-cell>
        </table:table-row>
        <table:table-row table:style-name="Tableau14.1">
          <table:table-cell table:style-name="Tableau14.A3" office:value-type="string">
            <text:p text:style-name="P51">Amulette de lumière</text:p>
          </table:table-cell>
          <table:table-cell table:style-name="Tableau14.B3" office:value-type="string">
            <text:p text:style-name="P51">Amulet of light</text:p>
          </table:table-cell>
          <table:table-cell table:style-name="Tableau14.B3" office:value-type="string">
            <text:p text:style-name="P52">27</text:p>
          </table:table-cell>
          <table:table-cell table:style-name="Tableau14.B3" office:value-type="string">
            <text:p text:style-name="P52">28</text:p>
          </table:table-cell>
          <table:table-cell table:style-name="Tableau14.B3" office:value-type="string">
            <text:p text:style-name="P51">Arakas</text:p>
          </table:table-cell>
          <table:table-cell table:style-name="Tableau14.F3" office:value-type="string">
            <text:p text:style-name="P51">V</text:p>
          </table:table-cell>
        </table:table-row>
        <table:table-row table:style-name="Tableau14.1">
          <table:table-cell table:style-name="Tableau14.A2" office:value-type="string">
            <text:p text:style-name="P51">Amulette d'intelligence</text:p>
          </table:table-cell>
          <table:table-cell table:style-name="Tableau14.B2" office:value-type="string">
            <text:p text:style-name="P51">Amulet of intelligence</text:p>
          </table:table-cell>
          <table:table-cell table:style-name="Tableau14.B2" office:value-type="string">
            <text:p text:style-name="P52">28</text:p>
          </table:table-cell>
          <table:table-cell table:style-name="Tableau14.B2" office:value-type="string">
            <text:p text:style-name="P52">15</text:p>
          </table:table-cell>
          <table:table-cell table:style-name="Tableau14.B2" office:value-type="string">
            <text:p text:style-name="P51">Arakas</text:p>
          </table:table-cell>
          <table:table-cell table:style-name="Tableau14.F2" office:value-type="string">
            <text:p text:style-name="P51">V</text:p>
          </table:table-cell>
        </table:table-row>
        <table:table-row table:style-name="Tableau14.1">
          <table:table-cell table:style-name="Tableau14.A3" office:value-type="string">
            <text:p text:style-name="P51">Amulette de Jarko</text:p>
          </table:table-cell>
          <table:table-cell table:style-name="Tableau14.B3" office:value-type="string">
            <text:p text:style-name="P51">Jarko Amulet</text:p>
          </table:table-cell>
          <table:table-cell table:style-name="Tableau14.B3" office:value-type="string">
            <text:p text:style-name="P52">28</text:p>
          </table:table-cell>
          <table:table-cell table:style-name="Tableau14.B3" office:value-type="string">
            <text:p text:style-name="P52">15</text:p>
          </table:table-cell>
          <table:table-cell table:style-name="Tableau14.B3" office:value-type="string">
            <text:p text:style-name="P51">Arakas</text:p>
          </table:table-cell>
          <table:table-cell table:style-name="Tableau14.F3" office:value-type="string">
            <text:p text:style-name="P35">V</text:p>
          </table:table-cell>
        </table:table-row>
        <table:table-row table:style-name="Tableau14.1">
          <table:table-cell table:style-name="Tableau14.A2" office:value-type="string">
            <text:p text:style-name="P35">Collier de diamant</text:p>
          </table:table-cell>
          <table:table-cell table:style-name="Tableau14.B2" office:value-type="string">
            <text:p text:style-name="P43">Diamond necklace</text:p>
          </table:table-cell>
          <table:table-cell table:style-name="Tableau14.B2" office:value-type="string">
            <text:p text:style-name="P44">29</text:p>
          </table:table-cell>
          <table:table-cell table:style-name="Tableau14.B2" office:value-type="string">
            <text:p text:style-name="P44">29</text:p>
          </table:table-cell>
          <table:table-cell table:style-name="Tableau14.B2" office:value-type="string">
            <text:p text:style-name="P43">Arakas</text:p>
          </table:table-cell>
          <table:table-cell table:style-name="Tableau14.F2" office:value-type="string">
            <text:p text:style-name="P35">V</text:p>
          </table:table-cell>
        </table:table-row>
        <table:table-row table:style-name="Tableau14.1">
          <table:table-cell table:style-name="Tableau14.A3" office:value-type="string">
            <text:p text:style-name="P35">Collier orque rudimentaire</text:p>
          </table:table-cell>
          <table:table-cell table:style-name="Tableau14.B3" office:value-type="string">
            <text:p text:style-name="P43">Crude orcish necklace</text:p>
          </table:table-cell>
          <table:table-cell table:style-name="Tableau14.B3" office:value-type="string">
            <text:p text:style-name="P36">29</text:p>
          </table:table-cell>
          <table:table-cell table:style-name="Tableau14.B3" office:value-type="string">
            <text:p text:style-name="P36">36</text:p>
          </table:table-cell>
          <table:table-cell table:style-name="Tableau14.B3" office:value-type="string">
            <text:p text:style-name="P35">Arakas</text:p>
          </table:table-cell>
          <table:table-cell table:style-name="Tableau14.F3" office:value-type="string">
            <text:p text:style-name="P35">V</text:p>
          </table:table-cell>
        </table:table-row>
        <table:table-row table:style-name="Tableau14.1">
          <table:table-cell table:style-name="Tableau14.A2" office:value-type="string">
            <text:p text:style-name="P35">Amulette éthérée</text:p>
          </table:table-cell>
          <table:table-cell table:style-name="Tableau14.B2" office:value-type="string">
            <text:p text:style-name="P43">Ethereal amulet</text:p>
          </table:table-cell>
          <table:table-cell table:style-name="Tableau14.B2" office:value-type="string">
            <text:p text:style-name="P44">75</text:p>
          </table:table-cell>
          <table:table-cell table:style-name="Tableau14.B2" office:value-type="string">
            <text:p text:style-name="P44">55</text:p>
          </table:table-cell>
          <table:table-cell table:style-name="Tableau14.B2" office:value-type="string">
            <text:p text:style-name="P43">Raven's Dust</text:p>
          </table:table-cell>
          <table:table-cell table:style-name="Tableau14.F2" office:value-type="string">
            <text:p text:style-name="P35">V</text:p>
          </table:table-cell>
        </table:table-row>
        <table:table-row table:style-name="Tableau14.9">
          <table:table-cell table:style-name="Tableau14.A9" office:value-type="string">
            <text:p text:style-name="P35">Collier de soumission</text:p>
          </table:table-cell>
          <table:table-cell table:style-name="Tableau14.B9" office:value-type="string">
            <text:p text:style-name="P43">GM Collar of submission</text:p>
          </table:table-cell>
          <table:table-cell table:style-name="Tableau14.B9" office:value-type="string">
            <text:p text:style-name="P36">0</text:p>
          </table:table-cell>
          <table:table-cell table:style-name="Tableau14.B9" office:value-type="string">
            <text:p text:style-name="P36">0</text:p>
          </table:table-cell>
          <table:table-cell table:style-name="Tableau14.B9" office:value-type="string">
            <text:p text:style-name="P35">Introuvable</text:p>
          </table:table-cell>
          <table:table-cell table:style-name="Tableau14.F9" office:value-type="string">
            <text:p text:style-name="P35">V</text:p>
          </table:table-cell>
        </table:table-row>
      </table:table>
      <text:p text:style-name="Standard"/>
      <text:list xml:id="list200742245202214" text:continue-numbering="true" text:style-name="WW8Num45">
        <text:list-item>
          <text:list>
            <text:list-item>
              <text:list>
                <text:list-item>
                  <text:p text:style-name="Titre_20_3_20_-_20_Appendices"><text:bookmark-start text:name="__RefHeading__255_546538010"/>Bracelets<text:bookmark-end text:name="__RefHeading__255_546538010"/></text:p>
                </text:list-item>
              </text:list>
            </text:list-item>
          </text:list>
        </text:list-item>
      </text:list>
      <text:p text:style-name="Standard"/>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style-name="Tableau15.1">
          <table:table-cell table:style-name="Tableau15.A1" office:value-type="string">
            <text:p text:style-name="P84">Nom en français</text:p>
          </table:table-cell>
          <table:table-cell table:style-name="Tableau15.B1" office:value-type="string">
            <text:p text:style-name="P84">Nom d'invocation</text:p>
          </table:table-cell>
          <table:table-cell table:style-name="Tableau15.B1" office:value-type="string">
            <text:p text:style-name="P84">INT</text:p>
          </table:table-cell>
          <table:table-cell table:style-name="Tableau15.B1" office:value-type="string">
            <text:p text:style-name="P84">SAG</text:p>
          </table:table-cell>
          <table:table-cell table:style-name="Tableau15.E1" office:value-type="string">
            <text:p text:style-name="P84">Lieu</text:p>
          </table:table-cell>
          <table:table-cell table:style-name="Tableau15.F1" office:value-type="string">
            <text:p text:style-name="P84"> </text:p>
          </table:table-cell>
        </table:table-row>
        <table:table-row table:style-name="Tableau15.1">
          <table:table-cell table:style-name="Tableau15.A2" office:value-type="string">
            <text:p text:style-name="P35">Bracelet d'or</text:p>
          </table:table-cell>
          <table:table-cell table:style-name="Tableau15.B2" office:value-type="string">
            <text:p text:style-name="P43">Golden bracelet</text:p>
          </table:table-cell>
          <table:table-cell table:style-name="Tableau15.B2" office:value-type="string">
            <text:p text:style-name="P44">21</text:p>
          </table:table-cell>
          <table:table-cell table:style-name="Tableau15.B2" office:value-type="string">
            <text:p text:style-name="P44">24</text:p>
          </table:table-cell>
          <table:table-cell table:style-name="Tableau15.B2" office:value-type="string">
            <text:p text:style-name="P43">Arakas</text:p>
          </table:table-cell>
          <table:table-cell table:style-name="Tableau15.F2" office:value-type="string">
            <text:p text:style-name="P43">V</text:p>
          </table:table-cell>
        </table:table-row>
        <table:table-row table:style-name="Tableau15.1">
          <table:table-cell table:style-name="Tableau15.A3" office:value-type="string">
            <text:p text:style-name="P43">Bracelet de puissance</text:p>
          </table:table-cell>
          <table:table-cell table:style-name="Tableau15.B3" office:value-type="string">
            <text:p text:style-name="P43">Bracelet of power</text:p>
          </table:table-cell>
          <table:table-cell table:style-name="Tableau15.B3" office:value-type="string">
            <text:p text:style-name="P36">24</text:p>
          </table:table-cell>
          <table:table-cell table:style-name="Tableau15.B3" office:value-type="string">
            <text:p text:style-name="P36">29</text:p>
          </table:table-cell>
          <table:table-cell table:style-name="Tableau15.B3" office:value-type="string">
            <text:p text:style-name="P35">Arakas</text:p>
          </table:table-cell>
          <table:table-cell table:style-name="Tableau15.F3" office:value-type="string">
            <text:p text:style-name="P35">V</text:p>
          </table:table-cell>
        </table:table-row>
        <table:table-row table:style-name="Tableau15.1">
          <table:table-cell table:style-name="Tableau15.A2" office:value-type="string">
            <text:p text:style-name="P35">Bracelet d'orque</text:p>
          </table:table-cell>
          <table:table-cell table:style-name="Tableau15.B2" office:value-type="string">
            <text:p text:style-name="P43">Orcish wristband</text:p>
          </table:table-cell>
          <table:table-cell table:style-name="Tableau15.B2" office:value-type="string">
            <text:p text:style-name="P44">32</text:p>
          </table:table-cell>
          <table:table-cell table:style-name="Tableau15.B2" office:value-type="string">
            <text:p text:style-name="P44">38</text:p>
          </table:table-cell>
          <table:table-cell table:style-name="Tableau15.B2" office:value-type="string">
            <text:p text:style-name="P43">Arakas</text:p>
          </table:table-cell>
          <table:table-cell table:style-name="Tableau15.F2" office:value-type="string">
            <text:p text:style-name="P35">V</text:p>
          </table:table-cell>
        </table:table-row>
        <table:table-row table:style-name="Tableau15.1">
          <table:table-cell table:style-name="Tableau15.A3" office:value-type="string">
            <text:p text:style-name="P35">Bracelet de saphir</text:p>
          </table:table-cell>
          <table:table-cell table:style-name="Tableau15.B3" office:value-type="string">
            <text:p text:style-name="P35">Sapphire bracelet</text:p>
          </table:table-cell>
          <table:table-cell table:style-name="Tableau15.B3" office:value-type="string">
            <text:p text:style-name="P36">33</text:p>
          </table:table-cell>
          <table:table-cell table:style-name="Tableau15.B3" office:value-type="string">
            <text:p text:style-name="P36">33</text:p>
          </table:table-cell>
          <table:table-cell table:style-name="Tableau15.B3" office:value-type="string">
            <text:p text:style-name="P35">Arakas</text:p>
          </table:table-cell>
          <table:table-cell table:style-name="Tableau15.F3" office:value-type="string">
            <text:p text:style-name="P35">V</text:p>
          </table:table-cell>
        </table:table-row>
        <table:table-row table:style-name="Tableau15.6">
          <table:table-cell table:style-name="Tableau15.A6" office:value-type="string">
            <text:p text:style-name="P35">Bracelet de force d'ogre</text:p>
          </table:table-cell>
          <table:table-cell table:style-name="Tableau15.B6" office:value-type="string">
            <text:p text:style-name="P43">Wristband of ogre strength</text:p>
          </table:table-cell>
          <table:table-cell table:style-name="Tableau15.B6" office:value-type="string">
            <text:p text:style-name="P44">40</text:p>
          </table:table-cell>
          <table:table-cell table:style-name="Tableau15.B6" office:value-type="string">
            <text:p text:style-name="P44">53</text:p>
          </table:table-cell>
          <table:table-cell table:style-name="Tableau15.B6" office:value-type="string">
            <text:p text:style-name="P43">Raven's Dust</text:p>
          </table:table-cell>
          <table:table-cell table:style-name="Tableau15.F6" office:value-type="string">
            <text:p text:style-name="P43">V</text:p>
          </table:table-cell>
        </table:table-row>
      </table:table>
      <text:p text:style-name="P6"/>
      <text:p text:style-name="P6"/>
      <text:list xml:id="list200741306685185" text:continue-numbering="true" text:style-name="WW8Num45">
        <text:list-item>
          <text:list>
            <text:list-item>
              <text:p text:style-name="Titre_20_2_20_-_20_Appendices"><text:bookmark-start text:name="__RefHeading__257_546538010"/>Objets divers<text:bookmark-end text:name="__RefHeading__257_546538010"/></text:p>
              <text:list>
                <text:list-item>
                  <text:p text:style-name="Titre_20_3_20_-_20_Appendices"><text:bookmark-start text:name="__RefHeading__259_546538010"/>Potions<text:bookmark-end text:name="__RefHeading__259_546538010"/></text:p>
                </text:list-item>
              </text:list>
            </text:list-item>
          </text:list>
        </text:list-item>
      </text:list>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style-name="Tableau16.1">
          <table:table-cell table:style-name="Tableau16.A1" office:value-type="string">
            <text:p text:style-name="P84">Nom en français</text:p>
          </table:table-cell>
          <table:table-cell table:style-name="Tableau16.B1" office:value-type="string">
            <text:p text:style-name="P84">Nom d'invocation</text:p>
          </table:table-cell>
          <table:table-cell table:style-name="Tableau16.B1" office:value-type="string">
            <text:p text:style-name="P84">Effets</text:p>
          </table:table-cell>
          <table:table-cell table:style-name="Tableau16.B1" office:value-type="string">
            <text:p text:style-name="P84">Lieu</text:p>
          </table:table-cell>
          <table:table-cell table:style-name="Tableau16.E1" office:value-type="string">
            <text:p text:style-name="P84"> </text:p>
          </table:table-cell>
        </table:table-row>
        <table:table-row table:style-name="Tableau16.1">
          <table:table-cell table:style-name="Tableau16.A2" office:value-type="string">
            <text:p text:style-name="P35">Elixir de mana</text:p>
          </table:table-cell>
          <table:table-cell table:style-name="Tableau16.B2" office:value-type="string">
            <text:p text:style-name="P35">Mana Elixir</text:p>
          </table:table-cell>
          <table:table-cell table:style-name="Tableau16.B2" office:value-type="string">
            <text:p text:style-name="P35">Regain de points de magie</text:p>
          </table:table-cell>
          <table:table-cell table:style-name="Tableau16.B2" office:value-type="string">
            <text:p text:style-name="P35">Raven's Dust</text:p>
          </table:table-cell>
          <table:table-cell table:style-name="Tableau16.E2" office:value-type="string">
            <text:p text:style-name="P35"> </text:p>
          </table:table-cell>
        </table:table-row>
        <table:table-row table:style-name="Tableau16.1">
          <table:table-cell table:style-name="Tableau16.A3" office:value-type="string">
            <text:p text:style-name="P35">Elixir de Pureté</text:p>
          </table:table-cell>
          <table:table-cell table:style-name="Tableau16.B3" office:value-type="string">
            <text:p text:style-name="P43">Elixir of purity</text:p>
          </table:table-cell>
          <table:table-cell table:style-name="Tableau16.B3" office:value-type="string">
            <text:p text:style-name="P43"> </text:p>
          </table:table-cell>
          <table:table-cell table:style-name="Tableau16.B3" office:value-type="string">
            <text:p text:style-name="P35">Arakas</text:p>
          </table:table-cell>
          <table:table-cell table:style-name="Tableau16.E3" office:value-type="string">
            <text:p text:style-name="P35">V</text:p>
          </table:table-cell>
        </table:table-row>
        <table:table-row table:style-name="Tableau16.1">
          <table:table-cell table:style-name="Tableau16.A2" office:value-type="string">
            <text:p text:style-name="P35">Fiole de liquide bleutée</text:p>
          </table:table-cell>
          <table:table-cell table:style-name="Tableau16.B2" office:value-type="string">
            <text:p text:style-name="P43">Flask of bluish liquid</text:p>
          </table:table-cell>
          <table:table-cell table:style-name="Tableau16.B2" office:value-type="string">
            <text:p text:style-name="P43"> </text:p>
          </table:table-cell>
          <table:table-cell table:style-name="Tableau16.B2" office:value-type="string">
            <text:p text:style-name="P35">Arakas</text:p>
          </table:table-cell>
          <table:table-cell table:style-name="Tableau16.E2" office:value-type="string">
            <text:p text:style-name="P35"> </text:p>
          </table:table-cell>
        </table:table-row>
        <table:table-row table:style-name="Tableau16.1">
          <table:table-cell table:style-name="Tableau16.A3" office:value-type="string">
            <text:p text:style-name="P35">Fiole de sang de gobelin</text:p>
          </table:table-cell>
          <table:table-cell table:style-name="Tableau16.B3" office:value-type="string">
            <text:p text:style-name="P35">Flask of Goblin Blood</text:p>
          </table:table-cell>
          <table:table-cell table:style-name="Tableau16.B3" office:value-type="string">
            <text:p text:style-name="P35"> </text:p>
          </table:table-cell>
          <table:table-cell table:style-name="Tableau16.B3" office:value-type="string">
            <text:p text:style-name="P35">Arakas</text:p>
          </table:table-cell>
          <table:table-cell table:style-name="Tableau16.E3" office:value-type="string">
            <text:p text:style-name="P35"> </text:p>
          </table:table-cell>
        </table:table-row>
        <table:table-row table:style-name="Tableau16.1">
          <table:table-cell table:style-name="Tableau16.A2" office:value-type="string">
            <text:p text:style-name="P35">Fiole de venin d'araignée</text:p>
          </table:table-cell>
          <table:table-cell table:style-name="Tableau16.B2" office:value-type="string">
            <text:p text:style-name="P43">Vial of spider venom</text:p>
          </table:table-cell>
          <table:table-cell table:style-name="Tableau16.B2" office:value-type="string">
            <text:p text:style-name="P43"> </text:p>
          </table:table-cell>
          <table:table-cell table:style-name="Tableau16.B2" office:value-type="string">
            <text:p text:style-name="P35">Arakas</text:p>
          </table:table-cell>
          <table:table-cell table:style-name="Tableau16.E2" office:value-type="string">
            <text:p text:style-name="P35"> </text:p>
          </table:table-cell>
        </table:table-row>
        <table:table-row table:style-name="Tableau16.1">
          <table:table-cell table:style-name="Tableau16.A3" office:value-type="string">
            <text:p text:style-name="P35">Fiole d'eau cristalline</text:p>
          </table:table-cell>
          <table:table-cell table:style-name="Tableau16.B3" office:value-type="string">
            <text:p text:style-name="P43">Flask of crystal water</text:p>
          </table:table-cell>
          <table:table-cell table:style-name="Tableau16.B3" office:value-type="string">
            <text:p text:style-name="P43"> </text:p>
          </table:table-cell>
          <table:table-cell table:style-name="Tableau16.B3" office:value-type="string">
            <text:p text:style-name="P35">Arakas</text:p>
          </table:table-cell>
          <table:table-cell table:style-name="Tableau16.E3" office:value-type="string">
            <text:p text:style-name="P35"> </text:p>
          </table:table-cell>
        </table:table-row>
        <table:table-row table:style-name="Tableau16.1">
          <table:table-cell table:style-name="Tableau16.A2" office:value-type="string">
            <text:p text:style-name="P35">Fiole orange</text:p>
          </table:table-cell>
          <table:table-cell table:style-name="Tableau16.B2" office:value-type="string">
            <text:p text:style-name="P35">Orange flask</text:p>
          </table:table-cell>
          <table:table-cell table:style-name="Tableau16.B2" office:value-type="string">
            <text:p text:style-name="P35"> </text:p>
          </table:table-cell>
          <table:table-cell table:style-name="Tableau16.B2" office:value-type="string">
            <text:p text:style-name="P35">Introuvable</text:p>
          </table:table-cell>
          <table:table-cell table:style-name="Tableau16.E2" office:value-type="string">
            <text:p text:style-name="P35">X</text:p>
          </table:table-cell>
        </table:table-row>
        <table:table-row table:style-name="Tableau16.1">
          <table:table-cell table:style-name="Tableau16.A3" office:value-type="string">
            <text:p text:style-name="P35">Fiole vide</text:p>
          </table:table-cell>
          <table:table-cell table:style-name="Tableau16.B3" office:value-type="string">
            <text:p text:style-name="P43">Empty flask</text:p>
          </table:table-cell>
          <table:table-cell table:style-name="Tableau16.B3" office:value-type="string">
            <text:p text:style-name="P43"> </text:p>
          </table:table-cell>
          <table:table-cell table:style-name="Tableau16.B3" office:value-type="string">
            <text:p text:style-name="P43">Arakas</text:p>
          </table:table-cell>
          <table:table-cell table:style-name="Tableau16.E3" office:value-type="string">
            <text:p text:style-name="P43"> </text:p>
          </table:table-cell>
        </table:table-row>
        <table:table-row table:style-name="Tableau16.1">
          <table:table-cell table:style-name="Tableau16.A2" office:value-type="string">
            <text:p text:style-name="P35">Hyperpotion de courage</text:p>
          </table:table-cell>
          <table:table-cell table:style-name="Tableau16.B2" office:value-type="string">
            <text:p text:style-name="P43">Hyper potion of fortitude</text:p>
          </table:table-cell>
          <table:table-cell table:style-name="Tableau16.B2" office:value-type="string">
            <text:p text:style-name="P35">+25 % endurance ou + 50</text:p>
          </table:table-cell>
          <table:table-cell table:style-name="Tableau16.B2" office:value-type="string">
            <text:p text:style-name="P35">Introuvable</text:p>
          </table:table-cell>
          <table:table-cell table:style-name="Tableau16.E2" office:value-type="string">
            <text:p text:style-name="P35">V</text:p>
          </table:table-cell>
        </table:table-row>
        <table:table-row table:style-name="Tableau16.1">
          <table:table-cell table:style-name="Tableau16.A3" office:value-type="string">
            <text:p text:style-name="P35">Hyperpotion de dextérité</text:p>
          </table:table-cell>
          <table:table-cell table:style-name="Tableau16.B3" office:value-type="string">
            <text:p text:style-name="P43">Hyper potion of nimbleness</text:p>
          </table:table-cell>
          <table:table-cell table:style-name="Tableau16.B3" office:value-type="string">
            <text:p text:style-name="P35">+25 % agilité ou + 50</text:p>
          </table:table-cell>
          <table:table-cell table:style-name="Tableau16.B3" office:value-type="string">
            <text:p text:style-name="P35">Introuvable</text:p>
          </table:table-cell>
          <table:table-cell table:style-name="Tableau16.E3" office:value-type="string">
            <text:p text:style-name="P35">V</text:p>
          </table:table-cell>
        </table:table-row>
        <table:table-row table:style-name="Tableau16.1">
          <table:table-cell table:style-name="Tableau16.A2" office:value-type="string">
            <text:p text:style-name="P35">Hyperpotion de fureur</text:p>
          </table:table-cell>
          <table:table-cell table:style-name="Tableau16.B2" office:value-type="string">
            <text:p text:style-name="P43">Hyper potion of fury</text:p>
          </table:table-cell>
          <table:table-cell table:style-name="Tableau16.B2" office:value-type="string">
            <text:p text:style-name="P35">+25 % force ou + 50</text:p>
          </table:table-cell>
          <table:table-cell table:style-name="Tableau16.B2" office:value-type="string">
            <text:p text:style-name="P35">Introuvable</text:p>
          </table:table-cell>
          <table:table-cell table:style-name="Tableau16.E2" office:value-type="string">
            <text:p text:style-name="P35">V</text:p>
          </table:table-cell>
        </table:table-row>
        <table:table-row table:style-name="Tableau16.1">
          <table:table-cell table:style-name="Tableau16.A3" office:value-type="string">
            <text:p text:style-name="P35">Hyperpotion de rage</text:p>
          </table:table-cell>
          <table:table-cell table:style-name="Tableau16.B3" office:value-type="string">
            <text:p text:style-name="P43">Hyper potion of violent rage</text:p>
          </table:table-cell>
          <table:table-cell table:style-name="Tableau16.B3" office:value-type="string">
            <text:p text:style-name="P35">*4 force et attaque</text:p>
          </table:table-cell>
          <table:table-cell table:style-name="Tableau16.B3" office:value-type="string">
            <text:p text:style-name="P35">Introuvable</text:p>
          </table:table-cell>
          <table:table-cell table:style-name="Tableau16.E3" office:value-type="string">
            <text:p text:style-name="P35">V</text:p>
          </table:table-cell>
        </table:table-row>
        <table:table-row table:style-name="Tableau16.1">
          <table:table-cell table:style-name="Tableau16.A2" office:value-type="string">
            <text:p text:style-name="P35">Hyperpotion de tranquilité</text:p>
          </table:table-cell>
          <table:table-cell table:style-name="Tableau16.B2" office:value-type="string">
            <text:p text:style-name="P43">Hyper potion of tranquility</text:p>
          </table:table-cell>
          <table:table-cell table:style-name="Tableau16.B2" office:value-type="string">
            <text:p text:style-name="P35">+25 % sagesse ou + 50</text:p>
          </table:table-cell>
          <table:table-cell table:style-name="Tableau16.B2" office:value-type="string">
            <text:p text:style-name="P35">Introuvable</text:p>
          </table:table-cell>
          <table:table-cell table:style-name="Tableau16.E2" office:value-type="string">
            <text:p text:style-name="P35">V</text:p>
          </table:table-cell>
        </table:table-row>
        <table:table-row table:style-name="Tableau16.1">
          <table:table-cell table:style-name="Tableau16.A3" office:value-type="string">
            <text:p text:style-name="P35">Hyperpotion d'esprit clair</text:p>
          </table:table-cell>
          <table:table-cell table:style-name="Tableau16.B3" office:value-type="string">
            <text:p text:style-name="P43">Hyper potion of clear thought</text:p>
          </table:table-cell>
          <table:table-cell table:style-name="Tableau16.B3" office:value-type="string">
            <text:p text:style-name="P35">+25 % intelligence ou + 50</text:p>
          </table:table-cell>
          <table:table-cell table:style-name="Tableau16.B3" office:value-type="string">
            <text:p text:style-name="P35">Introuvable</text:p>
          </table:table-cell>
          <table:table-cell table:style-name="Tableau16.E3" office:value-type="string">
            <text:p text:style-name="P35">V</text:p>
          </table:table-cell>
        </table:table-row>
        <table:table-row table:style-name="Tableau16.1">
          <table:table-cell table:style-name="Tableau16.A2" office:value-type="string">
            <text:p text:style-name="P35">Potion de courage</text:p>
          </table:table-cell>
          <table:table-cell table:style-name="Tableau16.B2" office:value-type="string">
            <text:p text:style-name="P43">Potion of fortitude</text:p>
          </table:table-cell>
          <table:table-cell table:style-name="Tableau16.B2" office:value-type="string">
            <text:p text:style-name="P35">+10 endurance</text:p>
          </table:table-cell>
          <table:table-cell table:style-name="Tableau16.B2" office:value-type="string">
            <text:p text:style-name="P35">Arakas</text:p>
          </table:table-cell>
          <table:table-cell table:style-name="Tableau16.E2" office:value-type="string">
            <text:p text:style-name="P35"> </text:p>
          </table:table-cell>
        </table:table-row>
        <table:table-row table:style-name="Tableau16.1">
          <table:table-cell table:style-name="Tableau16.A3" office:value-type="string">
            <text:p text:style-name="P35">Potion de dextérité</text:p>
          </table:table-cell>
          <table:table-cell table:style-name="Tableau16.B3" office:value-type="string">
            <text:p text:style-name="P43">Potion of nimbleness</text:p>
          </table:table-cell>
          <table:table-cell table:style-name="Tableau16.B3" office:value-type="string">
            <text:p text:style-name="P35">+10 dextérité</text:p>
          </table:table-cell>
          <table:table-cell table:style-name="Tableau16.B3" office:value-type="string">
            <text:p text:style-name="P35">Arakas</text:p>
          </table:table-cell>
          <table:table-cell table:style-name="Tableau16.E3" office:value-type="string">
            <text:p text:style-name="P35"> </text:p>
          </table:table-cell>
        </table:table-row>
        <table:table-row table:style-name="Tableau16.18">
          <table:table-cell table:style-name="Tableau16.A2" office:value-type="string">
            <text:p text:style-name="P35">Potion de faible résistance à la terre</text:p>
          </table:table-cell>
          <table:table-cell table:style-name="Tableau16.B2" office:value-type="string">
            <text:p text:style-name="P43">Potion of lesser earth resistance</text:p>
          </table:table-cell>
          <table:table-cell table:style-name="Tableau16.B2" office:value-type="string">
            <text:p text:style-name="P43"> </text:p>
          </table:table-cell>
          <table:table-cell table:style-name="Tableau16.B2" office:value-type="string">
            <text:p text:style-name="P35">Introuvable</text:p>
          </table:table-cell>
          <table:table-cell table:style-name="Tableau16.E2" office:value-type="string">
            <text:p text:style-name="P35">X</text:p>
          </table:table-cell>
        </table:table-row>
        <table:table-row table:style-name="Tableau16.18">
          <table:table-cell table:style-name="Tableau16.A3" office:value-type="string">
            <text:p text:style-name="P35">Potion de faible résistance à l'air</text:p>
          </table:table-cell>
          <table:table-cell table:style-name="Tableau16.B3" office:value-type="string">
            <text:p text:style-name="P43">Potion of lesser air resistance</text:p>
          </table:table-cell>
          <table:table-cell table:style-name="Tableau16.B3" office:value-type="string">
            <text:p text:style-name="P43"> </text:p>
          </table:table-cell>
          <table:table-cell table:style-name="Tableau16.B3" office:value-type="string">
            <text:p text:style-name="P35">Introuvable</text:p>
          </table:table-cell>
          <table:table-cell table:style-name="Tableau16.E3" office:value-type="string">
            <text:p text:style-name="P35">X</text:p>
          </table:table-cell>
        </table:table-row>
        <table:table-row table:style-name="Tableau16.18">
          <table:table-cell table:style-name="Tableau16.A2" office:value-type="string">
            <text:p text:style-name="P35">Potion de faible résistance à l'eau</text:p>
          </table:table-cell>
          <table:table-cell table:style-name="Tableau16.B2" office:value-type="string">
            <text:p text:style-name="P43">Potion of lesser water resistance</text:p>
          </table:table-cell>
          <table:table-cell table:style-name="Tableau16.B2" office:value-type="string">
            <text:p text:style-name="P43"> </text:p>
          </table:table-cell>
          <table:table-cell table:style-name="Tableau16.B2" office:value-type="string">
            <text:p text:style-name="P35">Introuvable</text:p>
          </table:table-cell>
          <table:table-cell table:style-name="Tableau16.E2" office:value-type="string">
            <text:p text:style-name="P35">X</text:p>
          </table:table-cell>
        </table:table-row>
        <table:table-row table:style-name="Tableau16.18">
          <table:table-cell table:style-name="Tableau16.A3" office:value-type="string">
            <text:p text:style-name="P35">Potion de faible résistance au feu</text:p>
          </table:table-cell>
          <table:table-cell table:style-name="Tableau16.B3" office:value-type="string">
            <text:p text:style-name="P43">Potion of lesser fire resistance</text:p>
          </table:table-cell>
          <table:table-cell table:style-name="Tableau16.B3" office:value-type="string">
            <text:p text:style-name="P43"> </text:p>
          </table:table-cell>
          <table:table-cell table:style-name="Tableau16.B3" office:value-type="string">
            <text:p text:style-name="P35">Introuvable</text:p>
          </table:table-cell>
          <table:table-cell table:style-name="Tableau16.E3" office:value-type="string">
            <text:p text:style-name="P35">X</text:p>
          </table:table-cell>
        </table:table-row>
        <table:table-row table:style-name="Tableau16.22">
          <table:table-cell table:style-name="Tableau16.A2" office:value-type="string">
            <text:p text:style-name="P35">Potion de fureur</text:p>
          </table:table-cell>
          <table:table-cell table:style-name="Tableau16.B2" office:value-type="string">
            <text:p text:style-name="P43">Potion of fury</text:p>
          </table:table-cell>
          <table:table-cell table:style-name="Tableau16.B2" office:value-type="string">
            <text:p text:style-name="P35">+10 force</text:p>
          </table:table-cell>
          <table:table-cell table:style-name="Tableau16.B2" office:value-type="string">
            <text:p text:style-name="P35">Arakas</text:p>
          </table:table-cell>
          <table:table-cell table:style-name="Tableau16.E2" office:value-type="string">
            <text:p text:style-name="P35"> </text:p>
          </table:table-cell>
        </table:table-row>
        <table:table-row table:style-name="Tableau16.18">
          <table:table-cell table:style-name="Tableau16.A3" office:value-type="string">
            <text:p text:style-name="P35">Potion de grande résistance à la terre</text:p>
          </table:table-cell>
          <table:table-cell table:style-name="Tableau16.B3" office:value-type="string">
            <text:p text:style-name="P43">Potion of greater earth resistance</text:p>
          </table:table-cell>
          <table:table-cell table:style-name="Tableau16.B3" office:value-type="string">
            <text:p text:style-name="P43"> </text:p>
          </table:table-cell>
          <table:table-cell table:style-name="Tableau16.B3" office:value-type="string">
            <text:p text:style-name="P35">Introuvable</text:p>
          </table:table-cell>
          <table:table-cell table:style-name="Tableau16.E3" office:value-type="string">
            <text:p text:style-name="P35">X</text:p>
          </table:table-cell>
        </table:table-row>
        <table:table-row table:style-name="Tableau16.18">
          <table:table-cell table:style-name="Tableau16.A2" office:value-type="string">
            <text:p text:style-name="P35">Potion de grande résistance à l'air</text:p>
          </table:table-cell>
          <table:table-cell table:style-name="Tableau16.B2" office:value-type="string">
            <text:p text:style-name="P43">Potion of greater air resistance</text:p>
          </table:table-cell>
          <table:table-cell table:style-name="Tableau16.B2" office:value-type="string">
            <text:p text:style-name="P43"> </text:p>
          </table:table-cell>
          <table:table-cell table:style-name="Tableau16.B2" office:value-type="string">
            <text:p text:style-name="P35">Introuvable</text:p>
          </table:table-cell>
          <table:table-cell table:style-name="Tableau16.E2" office:value-type="string">
            <text:p text:style-name="P35">X</text:p>
          </table:table-cell>
        </table:table-row>
        <text:soft-page-break/>
        <table:table-row table:style-name="Tableau16.18">
          <table:table-cell table:style-name="Tableau16.A3" office:value-type="string">
            <text:p text:style-name="P35">Potion de grande résistance à l'eau</text:p>
          </table:table-cell>
          <table:table-cell table:style-name="Tableau16.B3" office:value-type="string">
            <text:p text:style-name="P43">Potion of greater water resistance</text:p>
          </table:table-cell>
          <table:table-cell table:style-name="Tableau16.B3" office:value-type="string">
            <text:p text:style-name="P43"> </text:p>
          </table:table-cell>
          <table:table-cell table:style-name="Tableau16.B3" office:value-type="string">
            <text:p text:style-name="P35">Introuvable</text:p>
          </table:table-cell>
          <table:table-cell table:style-name="Tableau16.E3" office:value-type="string">
            <text:p text:style-name="P35">X</text:p>
          </table:table-cell>
        </table:table-row>
        <table:table-row table:style-name="Tableau16.18">
          <table:table-cell table:style-name="Tableau16.A2" office:value-type="string">
            <text:p text:style-name="P35">Potion de grande résistance au feu</text:p>
          </table:table-cell>
          <table:table-cell table:style-name="Tableau16.B2" office:value-type="string">
            <text:p text:style-name="P43">Potion of greater fire resistance</text:p>
          </table:table-cell>
          <table:table-cell table:style-name="Tableau16.B2" office:value-type="string">
            <text:p text:style-name="P43"> </text:p>
          </table:table-cell>
          <table:table-cell table:style-name="Tableau16.B2" office:value-type="string">
            <text:p text:style-name="P35">Introuvable</text:p>
          </table:table-cell>
          <table:table-cell table:style-name="Tableau16.E2" office:value-type="string">
            <text:p text:style-name="P35">X</text:p>
          </table:table-cell>
        </table:table-row>
        <table:table-row table:style-name="Tableau16.1">
          <table:table-cell table:style-name="Tableau16.A3" office:value-type="string">
            <text:p text:style-name="P35">Potion de guérison</text:p>
          </table:table-cell>
          <table:table-cell table:style-name="Tableau16.B3" office:value-type="string">
            <text:p text:style-name="P35">Healing potion</text:p>
          </table:table-cell>
          <table:table-cell table:style-name="Tableau16.B3" office:value-type="string">
            <text:p text:style-name="P35"> </text:p>
          </table:table-cell>
          <table:table-cell table:style-name="Tableau16.B3" office:value-type="string">
            <text:p text:style-name="P35"> </text:p>
          </table:table-cell>
          <table:table-cell table:style-name="Tableau16.E3" office:value-type="string">
            <text:p text:style-name="P35"> </text:p>
          </table:table-cell>
        </table:table-row>
        <table:table-row table:style-name="Tableau16.18">
          <table:table-cell table:style-name="Tableau16.A2" office:value-type="string">
            <text:p text:style-name="P35">Potion de guérison - blessures graves</text:p>
          </table:table-cell>
          <table:table-cell table:style-name="Tableau16.B2" office:value-type="string">
            <text:p text:style-name="P43">Serious healing potion</text:p>
          </table:table-cell>
          <table:table-cell table:style-name="Tableau16.B2" office:value-type="string">
            <text:p text:style-name="P35">Guérison</text:p>
          </table:table-cell>
          <table:table-cell table:style-name="Tableau16.B2" office:value-type="string">
            <text:p text:style-name="P35">Raven's Dust</text:p>
          </table:table-cell>
          <table:table-cell table:style-name="Tableau16.E2" office:value-type="string">
            <text:p text:style-name="P35"> </text:p>
          </table:table-cell>
        </table:table-row>
        <table:table-row table:style-name="Tableau16.1">
          <table:table-cell table:style-name="Tableau16.A3" office:value-type="string">
            <text:p text:style-name="P35">Potion de guérison *</text:p>
          </table:table-cell>
          <table:table-cell table:style-name="Tableau16.B3" office:value-type="string">
            <text:p text:style-name="P43">Potion of greater healing</text:p>
          </table:table-cell>
          <table:table-cell table:style-name="Tableau16.B3" office:value-type="string">
            <text:p text:style-name="P43"> </text:p>
          </table:table-cell>
          <table:table-cell table:style-name="Tableau16.B3" office:value-type="string">
            <text:p text:style-name="P35">Introuvable</text:p>
          </table:table-cell>
          <table:table-cell table:style-name="Tableau16.E3" office:value-type="string">
            <text:p text:style-name="P35">X</text:p>
          </table:table-cell>
        </table:table-row>
        <table:table-row table:style-name="Tableau16.1">
          <table:table-cell table:style-name="Tableau16.A2" office:value-type="string">
            <text:p text:style-name="P35">Potion de guérison critique</text:p>
          </table:table-cell>
          <table:table-cell table:style-name="Tableau16.B2" office:value-type="string">
            <text:p text:style-name="P43">Critical healing potion</text:p>
          </table:table-cell>
          <table:table-cell table:style-name="Tableau16.B2" office:value-type="string">
            <text:p text:style-name="P35">Guérison</text:p>
          </table:table-cell>
          <table:table-cell table:style-name="Tableau16.B2" office:value-type="string">
            <text:p text:style-name="P35">Introuvable</text:p>
          </table:table-cell>
          <table:table-cell table:style-name="Tableau16.E2" office:value-type="string">
            <text:p text:style-name="P35"> </text:p>
          </table:table-cell>
        </table:table-row>
        <table:table-row table:style-name="Tableau16.1">
          <table:table-cell table:style-name="Tableau16.A3" office:value-type="string">
            <text:p text:style-name="P35">Potion de guérison divine</text:p>
          </table:table-cell>
          <table:table-cell table:style-name="Tableau16.B3" office:value-type="string">
            <text:p text:style-name="P43">GM Godly potion of healing</text:p>
          </table:table-cell>
          <table:table-cell table:style-name="Tableau16.B3" office:value-type="string">
            <text:p text:style-name="P35">Guérison complète 10 fois</text:p>
          </table:table-cell>
          <table:table-cell table:style-name="Tableau16.B3" office:value-type="string">
            <text:p text:style-name="P35">Introuvable</text:p>
          </table:table-cell>
          <table:table-cell table:style-name="Tableau16.E3" office:value-type="string">
            <text:p text:style-name="P35">V</text:p>
          </table:table-cell>
        </table:table-row>
        <table:table-row table:style-name="Tableau16.1">
          <table:table-cell table:style-name="Tableau16.A2" office:value-type="string">
            <text:p text:style-name="P35">Potion de guérison divine</text:p>
          </table:table-cell>
          <table:table-cell table:style-name="Tableau16.B2" office:value-type="string">
            <text:p text:style-name="P43">Deific healing potion</text:p>
          </table:table-cell>
          <table:table-cell table:style-name="Tableau16.B2" office:value-type="string">
            <text:p text:style-name="P35">Guérison complète</text:p>
          </table:table-cell>
          <table:table-cell table:style-name="Tableau16.B2" office:value-type="string">
            <text:p text:style-name="P35">Introuvable</text:p>
          </table:table-cell>
          <table:table-cell table:style-name="Tableau16.E2" office:value-type="string">
            <text:p text:style-name="P35">V</text:p>
          </table:table-cell>
        </table:table-row>
        <table:table-row table:style-name="Tableau16.1">
          <table:table-cell table:style-name="Tableau16.A3" office:value-type="string">
            <text:p text:style-name="P35">Potion de guérison légère</text:p>
          </table:table-cell>
          <table:table-cell table:style-name="Tableau16.B3" office:value-type="string">
            <text:p text:style-name="P43">Light healing potion</text:p>
          </table:table-cell>
          <table:table-cell table:style-name="Tableau16.B3" office:value-type="string">
            <text:p text:style-name="P35">Guérison</text:p>
          </table:table-cell>
          <table:table-cell table:style-name="Tableau16.B3" office:value-type="string">
            <text:p text:style-name="P35">Arakas</text:p>
          </table:table-cell>
          <table:table-cell table:style-name="Tableau16.E3" office:value-type="string">
            <text:p text:style-name="P35"> </text:p>
          </table:table-cell>
        </table:table-row>
        <table:table-row table:style-name="Tableau16.1">
          <table:table-cell table:style-name="Tableau16.A2" office:value-type="string">
            <text:p text:style-name="P35">Potion de guérison légère *</text:p>
          </table:table-cell>
          <table:table-cell table:style-name="Tableau16.B2" office:value-type="string">
            <text:p text:style-name="P43">Potion of healing</text:p>
          </table:table-cell>
          <table:table-cell table:style-name="Tableau16.B2" office:value-type="string">
            <text:p text:style-name="P43"> </text:p>
          </table:table-cell>
          <table:table-cell table:style-name="Tableau16.B2" office:value-type="string">
            <text:p text:style-name="P35">Introuvable</text:p>
          </table:table-cell>
          <table:table-cell table:style-name="Tableau16.E2" office:value-type="string">
            <text:p text:style-name="P35">X</text:p>
          </table:table-cell>
        </table:table-row>
        <table:table-row table:style-name="Tableau16.1">
          <table:table-cell table:style-name="Tableau16.A3" office:value-type="string">
            <text:p text:style-name="P35">Potion de mana</text:p>
          </table:table-cell>
          <table:table-cell table:style-name="Tableau16.B3" office:value-type="string">
            <text:p text:style-name="P43">Potion of mana</text:p>
          </table:table-cell>
          <table:table-cell table:style-name="Tableau16.B3" office:value-type="string">
            <text:p text:style-name="P35">Regain de ponts de magie</text:p>
          </table:table-cell>
          <table:table-cell table:style-name="Tableau16.B3" office:value-type="string">
            <text:p text:style-name="P35">Arakas</text:p>
          </table:table-cell>
          <table:table-cell table:style-name="Tableau16.E3" office:value-type="string">
            <text:p text:style-name="P35"> </text:p>
          </table:table-cell>
        </table:table-row>
        <table:table-row table:style-name="Tableau16.1">
          <table:table-cell table:style-name="Tableau16.A2" office:value-type="string">
            <text:p text:style-name="P35">Potion de régénération</text:p>
          </table:table-cell>
          <table:table-cell table:style-name="Tableau16.B2" office:value-type="string">
            <text:p text:style-name="P43">Potion of regeneration</text:p>
          </table:table-cell>
          <table:table-cell table:style-name="Tableau16.B2" office:value-type="string">
            <text:p text:style-name="P35">Régénération</text:p>
          </table:table-cell>
          <table:table-cell table:style-name="Tableau16.B2" office:value-type="string">
            <text:p text:style-name="P35">Arakas</text:p>
          </table:table-cell>
          <table:table-cell table:style-name="Tableau16.E2" office:value-type="string">
            <text:p text:style-name="P35"> </text:p>
          </table:table-cell>
        </table:table-row>
        <table:table-row table:style-name="Tableau16.18">
          <table:table-cell table:style-name="Tableau16.A3" office:value-type="string">
            <text:p text:style-name="P35">Potion de résistance partielle à l'air</text:p>
          </table:table-cell>
          <table:table-cell table:style-name="Tableau16.B3" office:value-type="string">
            <text:p text:style-name="P43">Potion of partial air resistance</text:p>
          </table:table-cell>
          <table:table-cell table:style-name="Tableau16.B3" office:value-type="string">
            <text:p text:style-name="P43"> </text:p>
          </table:table-cell>
          <table:table-cell table:style-name="Tableau16.B3" office:value-type="string">
            <text:p text:style-name="P35">Introuvable</text:p>
          </table:table-cell>
          <table:table-cell table:style-name="Tableau16.E3" office:value-type="string">
            <text:p text:style-name="P35">X</text:p>
          </table:table-cell>
        </table:table-row>
        <table:table-row table:style-name="Tableau16.18">
          <table:table-cell table:style-name="Tableau16.A2" office:value-type="string">
            <text:p text:style-name="P35">Potion de résistance partielle à l'eau</text:p>
          </table:table-cell>
          <table:table-cell table:style-name="Tableau16.B2" office:value-type="string">
            <text:p text:style-name="P43">Potion of partial water resistance</text:p>
          </table:table-cell>
          <table:table-cell table:style-name="Tableau16.B2" office:value-type="string">
            <text:p text:style-name="P43"> </text:p>
          </table:table-cell>
          <table:table-cell table:style-name="Tableau16.B2" office:value-type="string">
            <text:p text:style-name="P35">Introuvable</text:p>
          </table:table-cell>
          <table:table-cell table:style-name="Tableau16.E2" office:value-type="string">
            <text:p text:style-name="P35">X</text:p>
          </table:table-cell>
        </table:table-row>
        <table:table-row table:style-name="Tableau16.18">
          <table:table-cell table:style-name="Tableau16.A3" office:value-type="string">
            <text:p text:style-name="P35">Potion de résistance partielle au feu</text:p>
          </table:table-cell>
          <table:table-cell table:style-name="Tableau16.B3" office:value-type="string">
            <text:p text:style-name="P43">Potion of partial fire resistance</text:p>
          </table:table-cell>
          <table:table-cell table:style-name="Tableau16.B3" office:value-type="string">
            <text:p text:style-name="P43"> </text:p>
          </table:table-cell>
          <table:table-cell table:style-name="Tableau16.B3" office:value-type="string">
            <text:p text:style-name="P35">Introuvable</text:p>
          </table:table-cell>
          <table:table-cell table:style-name="Tableau16.E3" office:value-type="string">
            <text:p text:style-name="P35">X</text:p>
          </table:table-cell>
        </table:table-row>
        <table:table-row table:style-name="Tableau16.1">
          <table:table-cell table:style-name="Tableau16.A2" office:value-type="string">
            <text:p text:style-name="P35">Potion de tranquilité</text:p>
          </table:table-cell>
          <table:table-cell table:style-name="Tableau16.B2" office:value-type="string">
            <text:p text:style-name="P43">Potion of tranquility</text:p>
          </table:table-cell>
          <table:table-cell table:style-name="Tableau16.B2" office:value-type="string">
            <text:p text:style-name="P35">+10 sagesse</text:p>
          </table:table-cell>
          <table:table-cell table:style-name="Tableau16.B2" office:value-type="string">
            <text:p text:style-name="P35">Arakas</text:p>
          </table:table-cell>
          <table:table-cell table:style-name="Tableau16.E2" office:value-type="string">
            <text:p text:style-name="P35"> </text:p>
          </table:table-cell>
        </table:table-row>
        <table:table-row table:style-name="Tableau16.1">
          <table:table-cell table:style-name="Tableau16.A3" office:value-type="string">
            <text:p text:style-name="P35">Potion d'esprit clair</text:p>
          </table:table-cell>
          <table:table-cell table:style-name="Tableau16.B3" office:value-type="string">
            <text:p text:style-name="P43">Potion of clear thought</text:p>
          </table:table-cell>
          <table:table-cell table:style-name="Tableau16.B3" office:value-type="string">
            <text:p text:style-name="P35">+10 intelligence</text:p>
          </table:table-cell>
          <table:table-cell table:style-name="Tableau16.B3" office:value-type="string">
            <text:p text:style-name="P35">Arakas</text:p>
          </table:table-cell>
          <table:table-cell table:style-name="Tableau16.E3" office:value-type="string">
            <text:p text:style-name="P35"> </text:p>
          </table:table-cell>
        </table:table-row>
        <table:table-row table:style-name="Tableau16.1">
          <table:table-cell table:style-name="Tableau16.A2" office:value-type="string">
            <text:p text:style-name="P35">Potion d'héroisme</text:p>
          </table:table-cell>
          <table:table-cell table:style-name="Tableau16.B2" office:value-type="string">
            <text:p text:style-name="P43">Potion of Heroism</text:p>
          </table:table-cell>
          <table:table-cell table:style-name="Tableau16.B2" office:value-type="string">
            <text:p text:style-name="P35">+10 attaque</text:p>
          </table:table-cell>
          <table:table-cell table:style-name="Tableau16.B2" office:value-type="string">
            <text:p text:style-name="P35">Arakas</text:p>
          </table:table-cell>
          <table:table-cell table:style-name="Tableau16.E2" office:value-type="string">
            <text:p text:style-name="P35">X</text:p>
          </table:table-cell>
        </table:table-row>
        <table:table-row table:style-name="Tableau16.1">
          <table:table-cell table:style-name="Tableau16.A43" office:value-type="string">
            <text:p text:style-name="P35">Sang de dragon</text:p>
          </table:table-cell>
          <table:table-cell table:style-name="Tableau16.B43" office:value-type="string">
            <text:p text:style-name="P35">Dragon Blood</text:p>
          </table:table-cell>
          <table:table-cell table:style-name="Tableau16.B43" office:value-type="string">
            <text:p text:style-name="P35"> </text:p>
          </table:table-cell>
          <table:table-cell table:style-name="Tableau16.B43" office:value-type="string">
            <text:p text:style-name="P35">Introuvable</text:p>
          </table:table-cell>
          <table:table-cell table:style-name="Tableau16.E43" office:value-type="string">
            <text:p text:style-name="P35">X</text:p>
          </table:table-cell>
        </table:table-row>
      </table:table>
      <text:p text:style-name="Standard"/>
      <text:list xml:id="list200740739888174" text:continue-numbering="true" text:style-name="WW8Num45">
        <text:list-item>
          <text:list>
            <text:list-item>
              <text:list>
                <text:list-item>
                  <text:p text:style-name="Titre_20_3_20_-_20_Appendices"><text:bookmark-start text:name="__RefHeading__261_546538010"/>Objets divers<text:bookmark-end text:name="__RefHeading__261_546538010"/></text:p>
                </text:list-item>
              </text:list>
            </text:list-item>
          </text:list>
        </text:list-item>
      </text:list>
      <text:p text:style-name="Standard"/>
      <table:table table:name="Tableau17" table:style-name="Tableau17">
        <table:table-column table:style-name="Tableau17.A"/>
        <table:table-column table:style-name="Tableau17.B"/>
        <table:table-column table:style-name="Tableau17.C"/>
        <table:table-column table:style-name="Tableau17.D"/>
        <table:table-row table:style-name="Tableau17.1">
          <table:table-cell table:style-name="Tableau17.A1" office:value-type="string">
            <text:p text:style-name="P84">Nom en français</text:p>
          </table:table-cell>
          <table:table-cell table:style-name="Tableau17.B1" office:value-type="string">
            <text:p text:style-name="P84">Nom d'invocation</text:p>
          </table:table-cell>
          <table:table-cell table:style-name="Tableau17.B1" office:value-type="string">
            <text:p text:style-name="P84">Lieu</text:p>
          </table:table-cell>
          <table:table-cell table:style-name="Tableau17.D1" office:value-type="string">
            <text:p text:style-name="P84"> </text:p>
          </table:table-cell>
        </table:table-row>
        <table:table-row table:style-name="Tableau17.1">
          <table:table-cell table:style-name="Tableau17.A2" office:value-type="string">
            <text:p text:style-name="P35">Aile d'une chauve-souris vampire</text:p>
          </table:table-cell>
          <table:table-cell table:style-name="Tableau17.B2" office:value-type="string">
            <text:p text:style-name="P43">Vampire bat wings</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35">Ailes de chauve-souris putride</text:p>
          </table:table-cell>
          <table:table-cell table:style-name="Tableau17.B3" office:value-type="string">
            <text:p text:style-name="P43">Decaying Bat Wings</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Baies de belladone</text:p>
          </table:table-cell>
          <table:table-cell table:style-name="Tableau17.B2" office:value-type="string">
            <text:p text:style-name="P43">Belladona berries</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35">Baies de genlèvres</text:p>
          </table:table-cell>
          <table:table-cell table:style-name="Tableau17.B3" office:value-type="string">
            <text:p text:style-name="P43">Juniper Berries</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43">Bandelettes de momie</text:p>
          </table:table-cell>
          <table:table-cell table:style-name="Tableau17.B2" office:value-type="string">
            <text:p text:style-name="P43">Mummy bandages</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43">Bâton de mana</text:p>
          </table:table-cell>
          <table:table-cell table:style-name="Tableau17.B3" office:value-type="string">
            <text:p text:style-name="P43">Rod of Mana</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43">Boîte de bijoux</text:p>
          </table:table-cell>
          <table:table-cell table:style-name="Tableau17.B2" office:value-type="string">
            <text:p text:style-name="P43">Box of jewels</text:p>
          </table:table-cell>
          <table:table-cell table:style-name="Tableau17.B2" office:value-type="string">
            <text:p text:style-name="P35">Arakas</text:p>
          </table:table-cell>
          <table:table-cell table:style-name="Tableau17.D2" office:value-type="string">
            <text:p text:style-name="P61"/>
          </table:table-cell>
        </table:table-row>
        <table:table-row table:style-name="Tableau17.1">
          <table:table-cell table:style-name="Tableau17.A3" office:value-type="string">
            <text:p text:style-name="P35">Boite ornée de runes</text:p>
          </table:table-cell>
          <table:table-cell table:style-name="Tableau17.B3" office:value-type="string">
            <text:p text:style-name="P43">Runic scripting kit</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Calice d'or</text:p>
          </table:table-cell>
          <table:table-cell table:style-name="Tableau17.B2" office:value-type="string">
            <text:p text:style-name="P43">Golden chalice</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35">Chope de bière vide</text:p>
          </table:table-cell>
          <table:table-cell table:style-name="Tableau17.B3" office:value-type="string">
            <text:p text:style-name="P43">Empty Beer Mug</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Chroniques de l'apocalypse</text:p>
          </table:table-cell>
          <table:table-cell table:style-name="Tableau17.B2" office:value-type="string">
            <text:p text:style-name="P43">Chronicles of Doom</text:p>
          </table:table-cell>
          <table:table-cell table:style-name="Tableau17.B2" office:value-type="string">
            <text:p text:style-name="P35">Raven's Dust</text:p>
          </table:table-cell>
          <table:table-cell table:style-name="Tableau17.D2" office:value-type="string">
            <text:p text:style-name="P61"/>
          </table:table-cell>
        </table:table-row>
        <table:table-row table:style-name="Tableau17.1">
          <table:table-cell table:style-name="Tableau17.A3" office:value-type="string">
            <text:p text:style-name="P35">Cire de guêpe</text:p>
          </table:table-cell>
          <table:table-cell table:style-name="Tableau17.B3" office:value-type="string">
            <text:p text:style-name="P43">Wasp wax</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43">Clé de fer</text:p>
          </table:table-cell>
          <table:table-cell table:style-name="Tableau17.B2" office:value-type="string">
            <text:p text:style-name="P43">Iron key</text:p>
          </table:table-cell>
          <table:table-cell table:style-name="Tableau17.B2" office:value-type="string">
            <text:p text:style-name="P43">Arakas</text:p>
          </table:table-cell>
          <table:table-cell table:style-name="Tableau17.D2" office:value-type="string">
            <text:p text:style-name="P50"/>
          </table:table-cell>
        </table:table-row>
        <table:table-row table:style-name="Tableau17.1">
          <table:table-cell table:style-name="Tableau17.A3" office:value-type="string">
            <text:p text:style-name="P51">Clé de Reynen</text:p>
          </table:table-cell>
          <table:table-cell table:style-name="Tableau17.B3" office:value-type="string">
            <text:p text:style-name="P51">Reynen Key</text:p>
          </table:table-cell>
          <table:table-cell table:style-name="Tableau17.B3" office:value-type="string">
            <text:p text:style-name="P43">Raven's Dust</text:p>
          </table:table-cell>
          <table:table-cell table:style-name="Tableau17.D3" office:value-type="string">
            <text:p text:style-name="P49">V</text:p>
          </table:table-cell>
        </table:table-row>
        <table:table-row table:style-name="Tableau17.1">
          <table:table-cell table:style-name="Tableau17.A2" office:value-type="string">
            <text:p text:style-name="P43">Clé royale #1</text:p>
          </table:table-cell>
          <table:table-cell table:style-name="Tableau17.B2" office:value-type="string">
            <text:p text:style-name="P43">Royal Key 1</text:p>
          </table:table-cell>
          <table:table-cell table:style-name="Tableau17.B2" office:value-type="string">
            <text:p text:style-name="P43">Raven's Dust</text:p>
          </table:table-cell>
          <table:table-cell table:style-name="Tableau17.D2" office:value-type="string">
            <text:p text:style-name="P60">V</text:p>
          </table:table-cell>
        </table:table-row>
        <table:table-row table:style-name="Tableau17.1">
          <table:table-cell table:style-name="Tableau17.A3" office:value-type="string">
            <text:p text:style-name="P35">Clé royale #2</text:p>
          </table:table-cell>
          <table:table-cell table:style-name="Tableau17.B3" office:value-type="string">
            <text:p text:style-name="P43">Royal Key 2</text:p>
          </table:table-cell>
          <table:table-cell table:style-name="Tableau17.B3" office:value-type="string">
            <text:p text:style-name="P43">Raven's Dust</text:p>
          </table:table-cell>
          <table:table-cell table:style-name="Tableau17.D3" office:value-type="string">
            <text:p text:style-name="P60">V</text:p>
          </table:table-cell>
        </table:table-row>
        <table:table-row table:style-name="Tableau17.1">
          <table:table-cell table:style-name="Tableau17.A2" office:value-type="string">
            <text:p text:style-name="P35">Clé royale #3</text:p>
          </table:table-cell>
          <table:table-cell table:style-name="Tableau17.B2" office:value-type="string">
            <text:p text:style-name="P43">Royal Key 3</text:p>
          </table:table-cell>
          <table:table-cell table:style-name="Tableau17.B2" office:value-type="string">
            <text:p text:style-name="P43">Raven's Dust</text:p>
          </table:table-cell>
          <table:table-cell table:style-name="Tableau17.D2" office:value-type="string">
            <text:p text:style-name="P60">V</text:p>
          </table:table-cell>
        </table:table-row>
        <table:table-row table:style-name="Tableau17.1">
          <table:table-cell table:style-name="Tableau17.A3" office:value-type="string">
            <text:p text:style-name="P35">Clé royale #4</text:p>
          </table:table-cell>
          <table:table-cell table:style-name="Tableau17.B3" office:value-type="string">
            <text:p text:style-name="P43">Royal Key 4</text:p>
          </table:table-cell>
          <table:table-cell table:style-name="Tableau17.B3" office:value-type="string">
            <text:p text:style-name="P43">Raven's Dust</text:p>
          </table:table-cell>
          <table:table-cell table:style-name="Tableau17.D3" office:value-type="string">
            <text:p text:style-name="P60">V</text:p>
          </table:table-cell>
        </table:table-row>
        <table:table-row table:style-name="Tableau17.1">
          <table:table-cell table:style-name="Tableau17.A2" office:value-type="string">
            <text:p text:style-name="P35">Clé royale #5</text:p>
          </table:table-cell>
          <table:table-cell table:style-name="Tableau17.B2" office:value-type="string">
            <text:p text:style-name="P43">Royal Key 5</text:p>
          </table:table-cell>
          <table:table-cell table:style-name="Tableau17.B2" office:value-type="string">
            <text:p text:style-name="P43">Raven's Dust</text:p>
          </table:table-cell>
          <table:table-cell table:style-name="Tableau17.D2" office:value-type="string">
            <text:p text:style-name="P60">V</text:p>
          </table:table-cell>
        </table:table-row>
        <table:table-row table:style-name="Tableau17.1">
          <table:table-cell table:style-name="Tableau17.A3" office:value-type="string">
            <text:p text:style-name="P35">Clé royale #6</text:p>
          </table:table-cell>
          <table:table-cell table:style-name="Tableau17.B3" office:value-type="string">
            <text:p text:style-name="P43">Royal Key 6</text:p>
          </table:table-cell>
          <table:table-cell table:style-name="Tableau17.B3" office:value-type="string">
            <text:p text:style-name="P43">Raven's Dust</text:p>
          </table:table-cell>
          <table:table-cell table:style-name="Tableau17.D3" office:value-type="string">
            <text:p text:style-name="P36">V</text:p>
          </table:table-cell>
        </table:table-row>
        <table:table-row table:style-name="Tableau17.1">
          <table:table-cell table:style-name="Tableau17.A2" office:value-type="string">
            <text:p text:style-name="P35">Clef de pierre</text:p>
          </table:table-cell>
          <table:table-cell table:style-name="Tableau17.B2" office:value-type="string">
            <text:p text:style-name="P43">Stone key</text:p>
          </table:table-cell>
          <table:table-cell table:style-name="Tableau17.B2" office:value-type="string">
            <text:p text:style-name="P43">Arakas</text:p>
          </table:table-cell>
          <table:table-cell table:style-name="Tableau17.D2" office:value-type="string">
            <text:p text:style-name="P50"/>
          </table:table-cell>
        </table:table-row>
        <table:table-row table:style-name="Tableau17.1">
          <table:table-cell table:style-name="Tableau17.A3" office:value-type="string">
            <text:p text:style-name="P35">Clés des ténèbres</text:p>
          </table:table-cell>
          <table:table-cell table:style-name="Tableau17.B3" office:value-type="string">
            <text:p text:style-name="P43">Dark key</text:p>
          </table:table-cell>
          <table:table-cell table:style-name="Tableau17.B3" office:value-type="string">
            <text:p text:style-name="P43">Arakas</text:p>
          </table:table-cell>
          <table:table-cell table:style-name="Tableau17.D3" office:value-type="string">
            <text:p text:style-name="P50"/>
          </table:table-cell>
        </table:table-row>
        <table:table-row table:style-name="Tableau17.1">
          <table:table-cell table:style-name="Tableau17.A2" office:value-type="string">
            <text:p text:style-name="P35">Coffre de Reynen</text:p>
          </table:table-cell>
          <table:table-cell table:style-name="Tableau17.B2" office:value-type="string">
            <text:p text:style-name="P43">Reynen Chest</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35">Crâne de démon</text:p>
          </table:table-cell>
          <table:table-cell table:style-name="Tableau17.B3" office:value-type="string">
            <text:p text:style-name="P54">Demon skull</text:p>
          </table:table-cell>
          <table:table-cell table:style-name="Tableau17.B3" office:value-type="string">
            <text:p text:style-name="P54">Arakas</text:p>
          </table:table-cell>
          <table:table-cell table:style-name="Tableau17.D3" office:value-type="string">
            <text:p text:style-name="P59"/>
          </table:table-cell>
        </table:table-row>
        <table:table-row table:style-name="Tableau17.1">
          <table:table-cell table:style-name="Tableau17.A2" office:value-type="string">
            <text:p text:style-name="P35">Crâne du bouffon morbide</text:p>
          </table:table-cell>
          <table:table-cell table:style-name="Tableau17.B2" office:value-type="string">
            <text:p text:style-name="P43">Death Jester Skull</text:p>
          </table:table-cell>
          <table:table-cell table:style-name="Tableau17.B2" office:value-type="string">
            <text:p text:style-name="P51">Raven's Dust</text:p>
          </table:table-cell>
          <table:table-cell table:style-name="Tableau17.D2" office:value-type="string">
            <text:p text:style-name="P53"/>
          </table:table-cell>
        </table:table-row>
        <table:table-row table:style-name="Tableau17.1">
          <table:table-cell table:style-name="Tableau17.A3" office:value-type="string">
            <text:p text:style-name="P51">Dent de Dragon</text:p>
          </table:table-cell>
          <table:table-cell table:style-name="Tableau17.B3" office:value-type="string">
            <text:p text:style-name="P51">Dragon Tooth</text:p>
          </table:table-cell>
          <table:table-cell table:style-name="Tableau17.B3" office:value-type="string">
            <text:p text:style-name="P51">Arakas</text:p>
          </table:table-cell>
          <table:table-cell table:style-name="Tableau17.D3" office:value-type="string">
            <text:p text:style-name="P53"/>
          </table:table-cell>
        </table:table-row>
        <table:table-row table:style-name="Tableau17.1">
          <table:table-cell table:style-name="Tableau17.A2" office:value-type="string">
            <text:p text:style-name="P35">Dent de tigre</text:p>
          </table:table-cell>
          <table:table-cell table:style-name="Tableau17.B2" office:value-type="string">
            <text:p text:style-name="P35">Tiger tooth</text:p>
          </table:table-cell>
          <table:table-cell table:style-name="Tableau17.B2" office:value-type="string">
            <text:p text:style-name="P35">Raven's Dust</text:p>
          </table:table-cell>
          <table:table-cell table:style-name="Tableau17.D2" office:value-type="string">
            <text:p text:style-name="P61"/>
          </table:table-cell>
        </table:table-row>
        <table:table-row table:style-name="Tableau17.1">
          <table:table-cell table:style-name="Tableau17.A3" office:value-type="string">
            <text:p text:style-name="P35">Diamant</text:p>
          </table:table-cell>
          <table:table-cell table:style-name="Tableau17.B3" office:value-type="string">
            <text:p text:style-name="P35">Diamond</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Feu de camp</text:p>
          </table:table-cell>
          <table:table-cell table:style-name="Tableau17.B2" office:value-type="string">
            <text:p text:style-name="P35">Campfire</text:p>
          </table:table-cell>
          <table:table-cell table:style-name="Tableau17.B2" office:value-type="string">
            <text:p text:style-name="P35">Introuvable</text:p>
          </table:table-cell>
          <table:table-cell table:style-name="Tableau17.D2" office:value-type="string">
            <text:p text:style-name="P36">X</text:p>
          </table:table-cell>
        </table:table-row>
        <table:table-row table:style-name="Tableau17.1">
          <table:table-cell table:style-name="Tableau17.A3" office:value-type="string">
            <text:p text:style-name="P35">Feu de camp</text:p>
          </table:table-cell>
          <table:table-cell table:style-name="Tableau17.B3" office:value-type="string">
            <text:p text:style-name="P43">GM Fire camp</text:p>
          </table:table-cell>
          <table:table-cell table:style-name="Tableau17.B3" office:value-type="string">
            <text:p text:style-name="P35">Introuvable</text:p>
          </table:table-cell>
          <table:table-cell table:style-name="Tableau17.D3" office:value-type="string">
            <text:p text:style-name="P61"/>
          </table:table-cell>
        </table:table-row>
        <table:table-row table:style-name="Tableau17.1">
          <table:table-cell table:style-name="Tableau17.A2" office:value-type="string">
            <text:p text:style-name="P35">Feuille d'arbre démoniaque</text:p>
          </table:table-cell>
          <table:table-cell table:style-name="Tableau17.B2" office:value-type="string">
            <text:p text:style-name="P43">Demon Tree Leaf</text:p>
          </table:table-cell>
          <table:table-cell table:style-name="Tableau17.B2" office:value-type="string">
            <text:p text:style-name="P35">Raven's Dust</text:p>
          </table:table-cell>
          <table:table-cell table:style-name="Tableau17.D2" office:value-type="string">
            <text:p text:style-name="P61"/>
          </table:table-cell>
        </table:table-row>
        <text:soft-page-break/>
        <table:table-row table:style-name="Tableau17.1">
          <table:table-cell table:style-name="Tableau17.A3" office:value-type="string">
            <text:p text:style-name="P35">Feuille d'arbre rose</text:p>
          </table:table-cell>
          <table:table-cell table:style-name="Tableau17.B3" office:value-type="string">
            <text:p text:style-name="P43">Leaf of a pink tree</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Feuille de guérison</text:p>
          </table:table-cell>
          <table:table-cell table:style-name="Tableau17.B2" office:value-type="string">
            <text:p text:style-name="P43">Healing leaf</text:p>
          </table:table-cell>
          <table:table-cell table:style-name="Tableau17.B2" office:value-type="string">
            <text:p text:style-name="P43">Arakas</text:p>
          </table:table-cell>
          <table:table-cell table:style-name="Tableau17.D2" office:value-type="string">
            <text:p text:style-name="P50"/>
          </table:table-cell>
        </table:table-row>
        <table:table-row table:style-name="Tableau17.1">
          <table:table-cell table:style-name="Tableau17.A3" office:value-type="string">
            <text:p text:style-name="P35">Herbe de cuthana</text:p>
          </table:table-cell>
          <table:table-cell table:style-name="Tableau17.B3" office:value-type="string">
            <text:p text:style-name="P43">Cuthana herb</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35">Lettre à Jamar</text:p>
          </table:table-cell>
          <table:table-cell table:style-name="Tableau17.B2" office:value-type="string">
            <text:p text:style-name="P43">Letter to Jamar</text:p>
          </table:table-cell>
          <table:table-cell table:style-name="Tableau17.B2" office:value-type="string">
            <text:p text:style-name="P35">Raven's Dust</text:p>
          </table:table-cell>
          <table:table-cell table:style-name="Tableau17.D2" office:value-type="string">
            <text:p text:style-name="P61"/>
          </table:table-cell>
        </table:table-row>
        <table:table-row table:style-name="Tableau17.1">
          <table:table-cell table:style-name="Tableau17.A3" office:value-type="string">
            <text:p text:style-name="P35">Lettre à Kalir</text:p>
          </table:table-cell>
          <table:table-cell table:style-name="Tableau17.B3" office:value-type="string">
            <text:p text:style-name="P43">Letter to Kalir</text:p>
          </table:table-cell>
          <table:table-cell table:style-name="Tableau17.B3" office:value-type="string">
            <text:p text:style-name="P35">Raven's Dust</text:p>
          </table:table-cell>
          <table:table-cell table:style-name="Tableau17.D3" office:value-type="string">
            <text:p text:style-name="P61"/>
          </table:table-cell>
        </table:table-row>
        <table:table-row table:style-name="Tableau17.1">
          <table:table-cell table:style-name="Tableau17.A2" office:value-type="string">
            <text:p text:style-name="P35">Lettre à Sunrock</text:p>
          </table:table-cell>
          <table:table-cell table:style-name="Tableau17.B2" office:value-type="string">
            <text:p text:style-name="P43">Letter to sunrock</text:p>
          </table:table-cell>
          <table:table-cell table:style-name="Tableau17.B2" office:value-type="string">
            <text:p text:style-name="P35">Arakas</text:p>
          </table:table-cell>
          <table:table-cell table:style-name="Tableau17.D2" office:value-type="string">
            <text:p text:style-name="P61"/>
          </table:table-cell>
        </table:table-row>
        <table:table-row table:style-name="Tableau17.1">
          <table:table-cell table:style-name="Tableau17.A3" office:value-type="string">
            <text:p text:style-name="P35">Lettre du marchand</text:p>
          </table:table-cell>
          <table:table-cell table:style-name="Tableau17.B3" office:value-type="string">
            <text:p text:style-name="P35">Merchant Letter</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Livre de Feylor</text:p>
          </table:table-cell>
          <table:table-cell table:style-name="Tableau17.B2" office:value-type="string">
            <text:p text:style-name="P43">Book of Feylor</text:p>
          </table:table-cell>
          <table:table-cell table:style-name="Tableau17.B2" office:value-type="string">
            <text:p text:style-name="P35">Arakas</text:p>
          </table:table-cell>
          <table:table-cell table:style-name="Tableau17.D2" office:value-type="string">
            <text:p text:style-name="P61"/>
          </table:table-cell>
        </table:table-row>
        <table:table-row table:style-name="Tableau17.1">
          <table:table-cell table:style-name="Tableau17.A3" office:value-type="string">
            <text:p text:style-name="P35">Livre de l'Art de la Guerre</text:p>
          </table:table-cell>
          <table:table-cell table:style-name="Tableau17.B3" office:value-type="string">
            <text:p text:style-name="P43">Book of Warfare</text:p>
          </table:table-cell>
          <table:table-cell table:style-name="Tableau17.B3" office:value-type="string">
            <text:p text:style-name="P51">Raven's Dust</text:p>
          </table:table-cell>
          <table:table-cell table:style-name="Tableau17.D3" office:value-type="string">
            <text:p text:style-name="P53"/>
          </table:table-cell>
        </table:table-row>
        <table:table-row table:style-name="Tableau17.1">
          <table:table-cell table:style-name="Tableau17.A2" office:value-type="string">
            <text:p text:style-name="P51">Œuf de kraanian</text:p>
          </table:table-cell>
          <table:table-cell table:style-name="Tableau17.B2" office:value-type="string">
            <text:p text:style-name="P43">Kraanian egg</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35">Os de squelette</text:p>
          </table:table-cell>
          <table:table-cell table:style-name="Tableau17.B3" office:value-type="string">
            <text:p text:style-name="P43">Skeleton bone</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43">Os humain</text:p>
          </table:table-cell>
          <table:table-cell table:style-name="Tableau17.B2" office:value-type="string">
            <text:p text:style-name="P43">human bone</text:p>
          </table:table-cell>
          <table:table-cell table:style-name="Tableau17.B2" office:value-type="string">
            <text:p text:style-name="P35">Arakas</text:p>
          </table:table-cell>
          <table:table-cell table:style-name="Tableau17.D2" office:value-type="string">
            <text:p text:style-name="P61"/>
          </table:table-cell>
        </table:table-row>
        <table:table-row table:style-name="Tableau17.1">
          <table:table-cell table:style-name="Tableau17.A3" office:value-type="string">
            <text:p text:style-name="P35">Parchemin d'Aloysius</text:p>
          </table:table-cell>
          <table:table-cell table:style-name="Tableau17.B3" office:value-type="string">
            <text:p text:style-name="P43">Note DeepOne</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43">Parchemin de LightHaven</text:p>
          </table:table-cell>
          <table:table-cell table:style-name="Tableau17.B2" office:value-type="string">
            <text:p text:style-name="P43">Scroll of Lighthaven</text:p>
          </table:table-cell>
          <table:table-cell table:style-name="Tableau17.B2" office:value-type="string">
            <text:p text:style-name="P43">Arakas</text:p>
          </table:table-cell>
          <table:table-cell table:style-name="Tableau17.D2" office:value-type="string">
            <text:p text:style-name="P50"/>
          </table:table-cell>
        </table:table-row>
        <table:table-row table:style-name="Tableau17.1">
          <table:table-cell table:style-name="Tableau17.A3" office:value-type="string">
            <text:p text:style-name="P43">Parchemin de LightHaven</text:p>
          </table:table-cell>
          <table:table-cell table:style-name="Tableau17.B3" office:value-type="string">
            <text:p text:style-name="P43">GM Scroll of Lighthaven</text:p>
          </table:table-cell>
          <table:table-cell table:style-name="Tableau17.B3" office:value-type="string">
            <text:p text:style-name="P35">Introuvable</text:p>
          </table:table-cell>
          <table:table-cell table:style-name="Tableau17.D3" office:value-type="string">
            <text:p text:style-name="P36">V</text:p>
          </table:table-cell>
        </table:table-row>
        <table:table-row table:style-name="Tableau17.1">
          <table:table-cell table:style-name="Tableau17.A2" office:value-type="string">
            <text:p text:style-name="P35">Parchemin de mauvaise action</text:p>
          </table:table-cell>
          <table:table-cell table:style-name="Tableau17.B2" office:value-type="string">
            <text:p text:style-name="P43">Scroll of evil deed</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43">Parchemin de SilverSky</text:p>
          </table:table-cell>
          <table:table-cell table:style-name="Tableau17.B3" office:value-type="string">
            <text:p text:style-name="P43">Scroll of Silversky</text:p>
          </table:table-cell>
          <table:table-cell table:style-name="Tableau17.B3" office:value-type="string">
            <text:p text:style-name="P35">Raven’s Dust</text:p>
          </table:table-cell>
          <table:table-cell table:style-name="Tableau17.D3" office:value-type="string">
            <text:p text:style-name="P61"/>
          </table:table-cell>
        </table:table-row>
        <table:table-row table:style-name="Tableau17.1">
          <table:table-cell table:style-name="Tableau17.A2" office:value-type="string">
            <text:p text:style-name="P35">Parchemin de SilverSky</text:p>
          </table:table-cell>
          <table:table-cell table:style-name="Tableau17.B2" office:value-type="string">
            <text:p text:style-name="P43">GM Scroll of Silversky</text:p>
          </table:table-cell>
          <table:table-cell table:style-name="Tableau17.B2" office:value-type="string">
            <text:p text:style-name="P35">Introuvable</text:p>
          </table:table-cell>
          <table:table-cell table:style-name="Tableau17.D2" office:value-type="string">
            <text:p text:style-name="P36">V</text:p>
          </table:table-cell>
        </table:table-row>
        <table:table-row table:style-name="Tableau17.1">
          <table:table-cell table:style-name="Tableau17.A3" office:value-type="string">
            <text:p text:style-name="P35">Parchemin de Windhowl</text:p>
          </table:table-cell>
          <table:table-cell table:style-name="Tableau17.B3" office:value-type="string">
            <text:p text:style-name="P43">Scroll of Windhowl</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Parchemin de Windhowl</text:p>
          </table:table-cell>
          <table:table-cell table:style-name="Tableau17.B2" office:value-type="string">
            <text:p text:style-name="P35">GM Scroll of WindHowl</text:p>
          </table:table-cell>
          <table:table-cell table:style-name="Tableau17.B2" office:value-type="string">
            <text:p text:style-name="P35">Introuvable</text:p>
          </table:table-cell>
          <table:table-cell table:style-name="Tableau17.D2" office:value-type="string">
            <text:p text:style-name="P36">V</text:p>
          </table:table-cell>
        </table:table-row>
        <table:table-row table:style-name="Tableau17.1">
          <table:table-cell table:style-name="Tableau17.A3" office:value-type="string">
            <text:p text:style-name="P35">Parchemin d'enchantement</text:p>
          </table:table-cell>
          <table:table-cell table:style-name="Tableau17.B3" office:value-type="string">
            <text:p text:style-name="P43">Scroll of Enchantment</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Parchemin du sanctuaire</text:p>
          </table:table-cell>
          <table:table-cell table:style-name="Tableau17.B2" office:value-type="string">
            <text:p text:style-name="P43">Scroll of sanctuary</text:p>
          </table:table-cell>
          <table:table-cell table:style-name="Tableau17.B2" office:value-type="string">
            <text:p text:style-name="P35">Arakas</text:p>
          </table:table-cell>
          <table:table-cell table:style-name="Tableau17.D2" office:value-type="string">
            <text:p text:style-name="P61"/>
          </table:table-cell>
        </table:table-row>
        <table:table-row table:style-name="Tableau17.1">
          <table:table-cell table:style-name="Tableau17.A3" office:value-type="string">
            <text:p text:style-name="P35">Parchemin magique vierge</text:p>
          </table:table-cell>
          <table:table-cell table:style-name="Tableau17.B3" office:value-type="string">
            <text:p text:style-name="P43">Blank magic scroll</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Parchemin vierge</text:p>
          </table:table-cell>
          <table:table-cell table:style-name="Tableau17.B2" office:value-type="string">
            <text:p text:style-name="P35">Plain blank scroll</text:p>
          </table:table-cell>
          <table:table-cell table:style-name="Tableau17.B2" office:value-type="string">
            <text:p text:style-name="P35">Arakas</text:p>
          </table:table-cell>
          <table:table-cell table:style-name="Tableau17.D2" office:value-type="string">
            <text:p text:style-name="P61"/>
          </table:table-cell>
        </table:table-row>
        <table:table-row table:style-name="Tableau17.1">
          <table:table-cell table:style-name="Tableau17.A3" office:value-type="string">
            <text:p text:style-name="P35">Peau d'antilope</text:p>
          </table:table-cell>
          <table:table-cell table:style-name="Tableau17.B3" office:value-type="string">
            <text:p text:style-name="P35">Antelope skin</text:p>
          </table:table-cell>
          <table:table-cell table:style-name="Tableau17.B3" office:value-type="string">
            <text:p text:style-name="P35">Raven's Dust</text:p>
          </table:table-cell>
          <table:table-cell table:style-name="Tableau17.D3" office:value-type="string">
            <text:p text:style-name="P61"/>
          </table:table-cell>
        </table:table-row>
        <table:table-row table:style-name="Tableau17.1">
          <table:table-cell table:style-name="Tableau17.A2" office:value-type="string">
            <text:p text:style-name="P35">Peau d'antilope tannée</text:p>
          </table:table-cell>
          <table:table-cell table:style-name="Tableau17.B2" office:value-type="string">
            <text:p text:style-name="P43">Tanned antelope skin</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43">Pied humain</text:p>
          </table:table-cell>
          <table:table-cell table:style-name="Tableau17.B3" office:value-type="string">
            <text:p text:style-name="P43">Human foot</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43">Pierre bleue</text:p>
          </table:table-cell>
          <table:table-cell table:style-name="Tableau17.B2" office:value-type="string">
            <text:p text:style-name="P43">Blue gem</text:p>
          </table:table-cell>
          <table:table-cell table:style-name="Tableau17.B2" office:value-type="string">
            <text:p text:style-name="P43">Raven's Dust</text:p>
          </table:table-cell>
          <table:table-cell table:style-name="Tableau17.D2" office:value-type="string">
            <text:p text:style-name="P36">V</text:p>
          </table:table-cell>
        </table:table-row>
        <table:table-row table:style-name="Tableau17.1">
          <table:table-cell table:style-name="Tableau17.A3" office:value-type="string">
            <text:p text:style-name="P35">Pierre de Destinée</text:p>
          </table:table-cell>
          <table:table-cell table:style-name="Tableau17.B3" office:value-type="string">
            <text:p text:style-name="P43">Gem of Destiny</text:p>
          </table:table-cell>
          <table:table-cell table:style-name="Tableau17.B3" office:value-type="string">
            <text:p text:style-name="P35">Introuvable</text:p>
          </table:table-cell>
          <table:table-cell table:style-name="Tableau17.D3" office:value-type="string">
            <text:p text:style-name="P36">V</text:p>
          </table:table-cell>
        </table:table-row>
        <table:table-row table:style-name="Tableau17.1">
          <table:table-cell table:style-name="Tableau17.A2" office:value-type="string">
            <text:p text:style-name="P35">Pierre de mana</text:p>
          </table:table-cell>
          <table:table-cell table:style-name="Tableau17.B2" office:value-type="string">
            <text:p text:style-name="P35">Manastone</text:p>
          </table:table-cell>
          <table:table-cell table:style-name="Tableau17.B2" office:value-type="string">
            <text:p text:style-name="P35">Raven’s Dust</text:p>
          </table:table-cell>
          <table:table-cell table:style-name="Tableau17.D2" office:value-type="string">
            <text:p text:style-name="P61"/>
          </table:table-cell>
        </table:table-row>
        <table:table-row table:style-name="Tableau17.1">
          <table:table-cell table:style-name="Tableau17.A3" office:value-type="string">
            <text:p text:style-name="P35">Pierre de vie</text:p>
          </table:table-cell>
          <table:table-cell table:style-name="Tableau17.B3" office:value-type="string">
            <text:p text:style-name="P43">Stone of Life</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Pierre jaune</text:p>
          </table:table-cell>
          <table:table-cell table:style-name="Tableau17.B2" office:value-type="string">
            <text:p text:style-name="P43">Yellow gem</text:p>
          </table:table-cell>
          <table:table-cell table:style-name="Tableau17.B2" office:value-type="string">
            <text:p text:style-name="P43">Raven's Dust</text:p>
          </table:table-cell>
          <table:table-cell table:style-name="Tableau17.D2" office:value-type="string">
            <text:p text:style-name="P36">V</text:p>
          </table:table-cell>
        </table:table-row>
        <table:table-row table:style-name="Tableau17.1">
          <table:table-cell table:style-name="Tableau17.A3" office:value-type="string">
            <text:p text:style-name="P35">Pierre rouge</text:p>
          </table:table-cell>
          <table:table-cell table:style-name="Tableau17.B3" office:value-type="string">
            <text:p text:style-name="P43">Red gem</text:p>
          </table:table-cell>
          <table:table-cell table:style-name="Tableau17.B3" office:value-type="string">
            <text:p text:style-name="P43">Raven's Dust</text:p>
          </table:table-cell>
          <table:table-cell table:style-name="Tableau17.D3" office:value-type="string">
            <text:p text:style-name="P36">V</text:p>
          </table:table-cell>
        </table:table-row>
        <table:table-row table:style-name="Tableau17.1">
          <table:table-cell table:style-name="Tableau17.A2" office:value-type="string">
            <text:p text:style-name="P35">Pierre verte</text:p>
          </table:table-cell>
          <table:table-cell table:style-name="Tableau17.B2" office:value-type="string">
            <text:p text:style-name="P35">Green gem</text:p>
          </table:table-cell>
          <table:table-cell table:style-name="Tableau17.B2" office:value-type="string">
            <text:p text:style-name="P35">Raven's Dust</text:p>
          </table:table-cell>
          <table:table-cell table:style-name="Tableau17.D2" office:value-type="string">
            <text:p text:style-name="P36">V</text:p>
          </table:table-cell>
        </table:table-row>
        <table:table-row table:style-name="Tableau17.1">
          <table:table-cell table:style-name="Tableau17.A3" office:value-type="string">
            <text:p text:style-name="P35">Pierre verte de l'esprit de la forêt</text:p>
          </table:table-cell>
          <table:table-cell table:style-name="Tableau17.B3" office:value-type="string">
            <text:p text:style-name="P43">Green Gemstone</text:p>
          </table:table-cell>
          <table:table-cell table:style-name="Tableau17.B3" office:value-type="string">
            <text:p text:style-name="P43">Raven's Dust</text:p>
          </table:table-cell>
          <table:table-cell table:style-name="Tableau17.D3" office:value-type="string">
            <text:p text:style-name="P44">V</text:p>
          </table:table-cell>
        </table:table-row>
        <table:table-row table:style-name="Tableau17.1">
          <table:table-cell table:style-name="Tableau17.A2" office:value-type="string">
            <text:p text:style-name="P43">Plans orques</text:p>
          </table:table-cell>
          <table:table-cell table:style-name="Tableau17.B2" office:value-type="string">
            <text:p text:style-name="P43">Plans</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43">Plume</text:p>
          </table:table-cell>
          <table:table-cell table:style-name="Tableau17.B3" office:value-type="string">
            <text:p text:style-name="P43">Feather</text:p>
          </table:table-cell>
          <table:table-cell table:style-name="Tableau17.B3" office:value-type="string">
            <text:p text:style-name="P43">Arakas</text:p>
          </table:table-cell>
          <table:table-cell table:style-name="Tableau17.D3" office:value-type="string">
            <text:p text:style-name="P50"/>
          </table:table-cell>
        </table:table-row>
        <table:table-row table:style-name="Tableau17.1">
          <table:table-cell table:style-name="Tableau17.A2" office:value-type="string">
            <text:p text:style-name="P43">Plume d'argent</text:p>
          </table:table-cell>
          <table:table-cell table:style-name="Tableau17.B2" office:value-type="string">
            <text:p text:style-name="P43">Silver Feather</text:p>
          </table:table-cell>
          <table:table-cell table:style-name="Tableau17.B2" office:value-type="string">
            <text:p text:style-name="P43">Raven's Dust</text:p>
          </table:table-cell>
          <table:table-cell table:style-name="Tableau17.D2" office:value-type="string">
            <text:p text:style-name="P60">V</text:p>
          </table:table-cell>
        </table:table-row>
        <table:table-row table:style-name="Tableau17.1">
          <table:table-cell table:style-name="Tableau17.A3" office:value-type="string">
            <text:p text:style-name="P35">Poisson mort</text:p>
          </table:table-cell>
          <table:table-cell table:style-name="Tableau17.B3" office:value-type="string">
            <text:p text:style-name="P43">Dead Fishes</text:p>
          </table:table-cell>
          <table:table-cell table:style-name="Tableau17.B3" office:value-type="string">
            <text:p text:style-name="P43">Arakas</text:p>
          </table:table-cell>
          <table:table-cell table:style-name="Tableau17.D3" office:value-type="string">
            <text:p text:style-name="P50"/>
          </table:table-cell>
        </table:table-row>
        <table:table-row table:style-name="Tableau17.1">
          <table:table-cell table:style-name="Tableau17.A2" office:value-type="string">
            <text:p text:style-name="P35">Pomme</text:p>
          </table:table-cell>
          <table:table-cell table:style-name="Tableau17.B2" office:value-type="string">
            <text:p text:style-name="P35">Apple</text:p>
          </table:table-cell>
          <table:table-cell table:style-name="Tableau17.B2" office:value-type="string">
            <text:p text:style-name="P35">Arakas</text:p>
          </table:table-cell>
          <table:table-cell table:style-name="Tableau17.D2" office:value-type="string">
            <text:p text:style-name="P61"/>
          </table:table-cell>
        </table:table-row>
        <table:table-row table:style-name="Tableau17.1">
          <table:table-cell table:style-name="Tableau17.A3" office:value-type="string">
            <text:p text:style-name="P35">Pomme de cire</text:p>
          </table:table-cell>
          <table:table-cell table:style-name="Tableau17.B3" office:value-type="string">
            <text:p text:style-name="P43">Wax Apple</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35">Pomme empoisonnée</text:p>
          </table:table-cell>
          <table:table-cell table:style-name="Tableau17.B2" office:value-type="string">
            <text:p text:style-name="P35">Poison Apple</text:p>
          </table:table-cell>
          <table:table-cell table:style-name="Tableau17.B2" office:value-type="string">
            <text:p text:style-name="P43">Raven's Dust</text:p>
          </table:table-cell>
          <table:table-cell table:style-name="Tableau17.D2" office:value-type="string">
            <text:p text:style-name="P49">V</text:p>
          </table:table-cell>
        </table:table-row>
        <table:table-row table:style-name="Tableau17.1">
          <table:table-cell table:style-name="Tableau17.A3" office:value-type="string">
            <text:p text:style-name="P35">Prisme de mana</text:p>
          </table:table-cell>
          <table:table-cell table:style-name="Tableau17.B3" office:value-type="string">
            <text:p text:style-name="P43">Mana prism</text:p>
          </table:table-cell>
          <table:table-cell table:style-name="Tableau17.B3" office:value-type="string">
            <text:p text:style-name="P43">Raven's Dust</text:p>
          </table:table-cell>
          <table:table-cell table:style-name="Tableau17.D3" office:value-type="string">
            <text:p text:style-name="P52">V</text:p>
          </table:table-cell>
        </table:table-row>
        <table:table-row table:style-name="Tableau17.1">
          <table:table-cell table:style-name="Tableau17.A2" office:value-type="string">
            <text:p text:style-name="P51">Rapport de Rolf</text:p>
          </table:table-cell>
          <table:table-cell table:style-name="Tableau17.B2" office:value-type="string">
            <text:p text:style-name="P51">Rolph report</text:p>
          </table:table-cell>
          <table:table-cell table:style-name="Tableau17.B2" office:value-type="string">
            <text:p text:style-name="P51">Arakas</text:p>
          </table:table-cell>
          <table:table-cell table:style-name="Tableau17.D2" office:value-type="string">
            <text:p text:style-name="P53"/>
          </table:table-cell>
        </table:table-row>
        <table:table-row table:style-name="Tableau17.1">
          <table:table-cell table:style-name="Tableau17.A3" office:value-type="string">
            <text:p text:style-name="P35">Rapport de Siegfried</text:p>
          </table:table-cell>
          <table:table-cell table:style-name="Tableau17.B3" office:value-type="string">
            <text:p text:style-name="P35">Sigfried report</text:p>
          </table:table-cell>
          <table:table-cell table:style-name="Tableau17.B3" office:value-type="string">
            <text:p text:style-name="P35">Arakas</text:p>
          </table:table-cell>
          <table:table-cell table:style-name="Tableau17.D3" office:value-type="string">
            <text:p text:style-name="P61"/>
          </table:table-cell>
        </table:table-row>
        <table:table-row table:style-name="Tableau17.1">
          <table:table-cell table:style-name="Tableau17.A2" office:value-type="string">
            <text:p text:style-name="P35">Sablier</text:p>
          </table:table-cell>
          <table:table-cell table:style-name="Tableau17.B2" office:value-type="string">
            <text:p text:style-name="P35">Hourglass</text:p>
          </table:table-cell>
          <table:table-cell table:style-name="Tableau17.B2" office:value-type="string">
            <text:p text:style-name="P35">Introuvable</text:p>
          </table:table-cell>
          <table:table-cell table:style-name="Tableau17.D2" office:value-type="string">
            <text:p text:style-name="P61"/>
          </table:table-cell>
        </table:table-row>
        <table:table-row table:style-name="Tableau17.1">
          <table:table-cell table:style-name="Tableau17.A3" office:value-type="string">
            <text:p text:style-name="P35">Sachet de baies de genlèvres</text:p>
          </table:table-cell>
          <table:table-cell table:style-name="Tableau17.B3" office:value-type="string">
            <text:p text:style-name="P43">Pouch of juniper berries</text:p>
          </table:table-cell>
          <table:table-cell table:style-name="Tableau17.B3" office:value-type="string">
            <text:p text:style-name="P35">Raven's Dust</text:p>
          </table:table-cell>
          <table:table-cell table:style-name="Tableau17.D3" office:value-type="string">
            <text:p text:style-name="P61"/>
          </table:table-cell>
        </table:table-row>
        <table:table-row table:style-name="Tableau17.1">
          <table:table-cell table:style-name="Tableau17.A2" office:value-type="string">
            <text:p text:style-name="P35">Sachet de douce-amères</text:p>
          </table:table-cell>
          <table:table-cell table:style-name="Tableau17.B2" office:value-type="string">
            <text:p text:style-name="P43">Pouch of Woody Nightshade</text:p>
          </table:table-cell>
          <table:table-cell table:style-name="Tableau17.B2" office:value-type="string">
            <text:p text:style-name="P35">Raven's Dust</text:p>
          </table:table-cell>
          <table:table-cell table:style-name="Tableau17.D2" office:value-type="string">
            <text:p text:style-name="P61"/>
          </table:table-cell>
        </table:table-row>
        <table:table-row table:style-name="Tableau17.1">
          <table:table-cell table:style-name="Tableau17.A3" office:value-type="string">
            <text:p text:style-name="P35">Sachet de feuilles de pissenlits</text:p>
          </table:table-cell>
          <table:table-cell table:style-name="Tableau17.B3" office:value-type="string">
            <text:p text:style-name="P43">Pouch of dandelion leaves</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43">Sachet de gingembre sauvage</text:p>
          </table:table-cell>
          <table:table-cell table:style-name="Tableau17.B2" office:value-type="string">
            <text:p text:style-name="P43">Pouch of Black Snakeroot</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43">Sachet de graines à chapelet</text:p>
          </table:table-cell>
          <table:table-cell table:style-name="Tableau17.B3" office:value-type="string">
            <text:p text:style-name="P43">Pouch of Blue Cohosh</text:p>
          </table:table-cell>
          <table:table-cell table:style-name="Tableau17.B3" office:value-type="string">
            <text:p text:style-name="P35">Raven's Dust</text:p>
          </table:table-cell>
          <table:table-cell table:style-name="Tableau17.D3" office:value-type="string">
            <text:p text:style-name="P61"/>
          </table:table-cell>
        </table:table-row>
        <table:table-row table:style-name="Tableau17.1">
          <table:table-cell table:style-name="Tableau17.A2" office:value-type="string">
            <text:p text:style-name="P35">Sachet de poudre jaune</text:p>
          </table:table-cell>
          <table:table-cell table:style-name="Tableau17.B2" office:value-type="string">
            <text:p text:style-name="P43">Pouch of yellow powder</text:p>
          </table:table-cell>
          <table:table-cell table:style-name="Tableau17.B2" office:value-type="string">
            <text:p text:style-name="P35">Raven's Dust</text:p>
          </table:table-cell>
          <table:table-cell table:style-name="Tableau17.D2" office:value-type="string">
            <text:p text:style-name="P61"/>
          </table:table-cell>
        </table:table-row>
        <table:table-row table:style-name="Tableau17.1">
          <table:table-cell table:style-name="Tableau17.A3" office:value-type="string">
            <text:p text:style-name="P35">Sachet d'écorce de saule</text:p>
          </table:table-cell>
          <table:table-cell table:style-name="Tableau17.B3" office:value-type="string">
            <text:p text:style-name="P43">Pouch of willow bark</text:p>
          </table:table-cell>
          <table:table-cell table:style-name="Tableau17.B3" office:value-type="string">
            <text:p text:style-name="P35">Raven's Dust</text:p>
          </table:table-cell>
          <table:table-cell table:style-name="Tableau17.D3" office:value-type="string">
            <text:p text:style-name="P61"/>
          </table:table-cell>
        </table:table-row>
        <table:table-row table:style-name="Tableau17.1">
          <table:table-cell table:style-name="Tableau17.A2" office:value-type="string">
            <text:p text:style-name="P35">Sachet d'hamamélis</text:p>
          </table:table-cell>
          <table:table-cell table:style-name="Tableau17.B2" office:value-type="string">
            <text:p text:style-name="P43">Pouch of Witch Hazel</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43">Saffran</text:p>
          </table:table-cell>
          <table:table-cell table:style-name="Tableau17.B3" office:value-type="string">
            <text:p text:style-name="P35">Saffron</text:p>
          </table:table-cell>
          <table:table-cell table:style-name="Tableau17.B3" office:value-type="string">
            <text:p text:style-name="P35">Introuvable</text:p>
          </table:table-cell>
          <table:table-cell table:style-name="Tableau17.D3" office:value-type="string">
            <text:p text:style-name="P36">X</text:p>
          </table:table-cell>
        </table:table-row>
        <table:table-row table:style-name="Tableau17.1">
          <table:table-cell table:style-name="Tableau17.A2" office:value-type="string">
            <text:p text:style-name="P54">Saphir</text:p>
          </table:table-cell>
          <table:table-cell table:style-name="Tableau17.B2" office:value-type="string">
            <text:p text:style-name="P54">Sapphire Gem</text:p>
          </table:table-cell>
          <table:table-cell table:style-name="Tableau17.B2" office:value-type="string">
            <text:p text:style-name="P43">Raven's Dust</text:p>
          </table:table-cell>
          <table:table-cell table:style-name="Tableau17.D2" office:value-type="string">
            <text:p text:style-name="P44">V</text:p>
          </table:table-cell>
        </table:table-row>
        <table:table-row table:style-name="Tableau17.1">
          <table:table-cell table:style-name="Tableau17.A3" office:value-type="string">
            <text:p text:style-name="P43">Shadeen's earrings</text:p>
          </table:table-cell>
          <table:table-cell table:style-name="Tableau17.B3" office:value-type="string">
            <text:p text:style-name="P43">Shadeen earrings</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43">Tambour de baldric</text:p>
          </table:table-cell>
          <table:table-cell table:style-name="Tableau17.B2" office:value-type="string">
            <text:p text:style-name="P43">Baldric drum</text:p>
          </table:table-cell>
          <table:table-cell table:style-name="Tableau17.B2" office:value-type="string">
            <text:p text:style-name="P43">Raven's Dust</text:p>
          </table:table-cell>
          <table:table-cell table:style-name="Tableau17.D2" office:value-type="string">
            <text:p text:style-name="P50"/>
          </table:table-cell>
        </table:table-row>
        <table:table-row table:style-name="Tableau17.1">
          <table:table-cell table:style-name="Tableau17.A3" office:value-type="string">
            <text:p text:style-name="P43">Tesson brillant</text:p>
          </table:table-cell>
          <table:table-cell table:style-name="Tableau17.B3" office:value-type="string">
            <text:p text:style-name="P43">Gleaming shard</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43">Torche</text:p>
          </table:table-cell>
          <table:table-cell table:style-name="Tableau17.B2" office:value-type="string">
            <text:p text:style-name="P35">Torch</text:p>
          </table:table-cell>
          <table:table-cell table:style-name="Tableau17.B2" office:value-type="string">
            <text:p text:style-name="P35">Arakas</text:p>
          </table:table-cell>
          <table:table-cell table:style-name="Tableau17.D2" office:value-type="string">
            <text:p text:style-name="P61"/>
          </table:table-cell>
        </table:table-row>
        <table:table-row table:style-name="Tableau17.1">
          <table:table-cell table:style-name="Tableau17.A3" office:value-type="string">
            <text:p text:style-name="P35">Un parchemin bien enroulé</text:p>
          </table:table-cell>
          <table:table-cell table:style-name="Tableau17.B3" office:value-type="string">
            <text:p text:style-name="P43">Letter from Damien to Xanth</text:p>
          </table:table-cell>
          <table:table-cell table:style-name="Tableau17.B3" office:value-type="string">
            <text:p text:style-name="P35">Raven's Dust</text:p>
          </table:table-cell>
          <table:table-cell table:style-name="Tableau17.D3" office:value-type="string">
            <text:p text:style-name="P61"/>
          </table:table-cell>
        </table:table-row>
        <table:table-row table:style-name="Tableau17.1">
          <table:table-cell table:style-name="Tableau17.A2" office:value-type="string">
            <text:p text:style-name="P35">Yeux de kraanian</text:p>
          </table:table-cell>
          <table:table-cell table:style-name="Tableau17.B2" office:value-type="string">
            <text:p text:style-name="P43">Kraanian Eyes</text:p>
          </table:table-cell>
          <table:table-cell table:style-name="Tableau17.B2" office:value-type="string">
            <text:p text:style-name="P43">Raven's Dust</text:p>
          </table:table-cell>
          <table:table-cell table:style-name="Tableau17.D2" office:value-type="string">
            <text:p text:style-name="P50"/>
          </table:table-cell>
        </table:table-row>
        <text:soft-page-break/>
        <table:table-row table:style-name="Tableau17.1">
          <table:table-cell table:style-name="Tableau17.A3" office:value-type="string">
            <text:p text:style-name="P35">Yeux de tarentules</text:p>
          </table:table-cell>
          <table:table-cell table:style-name="Tableau17.B3" office:value-type="string">
            <text:p text:style-name="P43">Tarantula eyes</text:p>
          </table:table-cell>
          <table:table-cell table:style-name="Tableau17.B3" office:value-type="string">
            <text:p text:style-name="P43">Raven's Dust</text:p>
          </table:table-cell>
          <table:table-cell table:style-name="Tableau17.D3" office:value-type="string">
            <text:p text:style-name="P50"/>
          </table:table-cell>
        </table:table-row>
        <table:table-row table:style-name="Tableau17.1">
          <table:table-cell table:style-name="Tableau17.A2" office:value-type="string">
            <text:p text:style-name="P43"> </text:p>
          </table:table-cell>
          <table:table-cell table:style-name="Tableau17.B2" office:value-type="string">
            <text:p text:style-name="P43">Magic scripting kit</text:p>
          </table:table-cell>
          <table:table-cell table:style-name="Tableau17.B2" office:value-type="string">
            <text:p text:style-name="P43">Arakas</text:p>
          </table:table-cell>
          <table:table-cell table:style-name="Tableau17.D2" office:value-type="string">
            <text:p text:style-name="P50"/>
          </table:table-cell>
        </table:table-row>
        <table:table-row table:style-name="Tableau17.1">
          <table:table-cell table:style-name="Tableau17.A97" office:value-type="string">
            <text:p text:style-name="P43"> </text:p>
          </table:table-cell>
          <table:table-cell table:style-name="Tableau17.B97" office:value-type="string">
            <text:p text:style-name="P43">Demon tree wood</text:p>
          </table:table-cell>
          <table:table-cell table:style-name="Tableau17.B97" office:value-type="string">
            <text:p text:style-name="P43">Raven's Dust</text:p>
          </table:table-cell>
          <table:table-cell table:style-name="Tableau17.D97" office:value-type="string">
            <text:p text:style-name="P36">V</text:p>
          </table:table-cell>
        </table:table-row>
      </table:table>
      <text:p text:style-name="Standard"/>
      <text:p text:style-name="Standard"/>
      <text:list xml:id="list200741891409550" text:continue-numbering="true" text:style-name="WW8Num45">
        <text:list-item>
          <text:list>
            <text:list-item>
              <text:p text:style-name="Titre_20_2_20_-_20_Appendices"><text:bookmark-start text:name="__RefHeading__263_546538010"/>Portails<text:bookmark-end text:name="__RefHeading__263_546538010"/></text:p>
              <text:list>
                <text:list-item>
                  <text:p text:style-name="Titre_20_3_20_-_20_Appendices"><text:bookmark-start text:name="__RefHeading__265_546538010"/>Portails préconfigurés<text:bookmark-end text:name="__RefHeading__265_546538010"/></text:p>
                </text:list-item>
              </text:list>
            </text:list-item>
          </text:list>
        </text:list-item>
      </text:list>
      <text:p text:style-name="Standard"/>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84">ID du portail</text:p>
          </table:table-cell>
          <table:table-cell table:style-name="Tableau18.B1" office:value-type="string">
            <text:p text:style-name="P84">Destination</text:p>
          </table:table-cell>
          <table:table-cell table:style-name="Tableau18.C1" office:value-type="string">
            <text:p text:style-name="P84">Coordonnées</text:p>
          </table:table-cell>
        </table:table-row>
        <table:table-row table:style-name="Tableau18.1">
          <table:table-cell table:style-name="Tableau18.A2" office:value-type="string">
            <text:p text:style-name="P35">LightHavenPortal</text:p>
          </table:table-cell>
          <table:table-cell table:style-name="Tableau18.B2" office:value-type="string">
            <text:p text:style-name="P51">Temple de Lighthaven</text:p>
          </table:table-cell>
          <table:table-cell table:style-name="Tableau18.C2" office:value-type="string">
            <text:p text:style-name="P51">2945,1058,0</text:p>
          </table:table-cell>
        </table:table-row>
        <table:table-row table:style-name="Tableau18.1">
          <table:table-cell table:style-name="Tableau18.A3" office:value-type="string">
            <text:p text:style-name="P51">WindHowlPortal</text:p>
          </table:table-cell>
          <table:table-cell table:style-name="Tableau18.B3" office:value-type="string">
            <text:p text:style-name="P51">Temple de Windhowl</text:p>
          </table:table-cell>
          <table:table-cell table:style-name="Tableau18.C3" office:value-type="string">
            <text:p text:style-name="P35">1685,1171,0</text:p>
          </table:table-cell>
        </table:table-row>
        <table:table-row table:style-name="Tableau18.1">
          <table:table-cell table:style-name="Tableau18.A2" office:value-type="string">
            <text:p text:style-name="P35">SilverSkyPortal</text:p>
          </table:table-cell>
          <table:table-cell table:style-name="Tableau18.B2" office:value-type="string">
            <text:p text:style-name="P35">Temple de Silversky</text:p>
          </table:table-cell>
          <table:table-cell table:style-name="Tableau18.C2" office:value-type="string">
            <text:p text:style-name="P35">1557,2406,0</text:p>
          </table:table-cell>
        </table:table-row>
        <table:table-row table:style-name="Tableau18.1">
          <table:table-cell table:style-name="Tableau18.A3" office:value-type="string">
            <text:p text:style-name="P35">SanctuaryPortal</text:p>
          </table:table-cell>
          <table:table-cell table:style-name="Tableau18.B3" office:value-type="string">
            <text:p text:style-name="P35">Sanctuaire de l'utilisateur</text:p>
          </table:table-cell>
          <table:table-cell table:style-name="Tableau18.C3" office:value-type="string">
            <text:p text:style-name="P35">Variable</text:p>
          </table:table-cell>
        </table:table-row>
        <table:table-row table:style-name="Tableau18.1">
          <table:table-cell table:style-name="Tableau18.A2" office:value-type="string">
            <text:p text:style-name="P35">ScatteredBonesPortal</text:p>
          </table:table-cell>
          <table:table-cell table:style-name="Tableau18.B2" office:value-type="string">
            <text:p text:style-name="P35">Zone Animateur – Scattered bones</text:p>
          </table:table-cell>
          <table:table-cell table:style-name="Tableau18.C2" office:value-type="string">
            <text:p text:style-name="P35">395,2695,1</text:p>
          </table:table-cell>
        </table:table-row>
        <table:table-row table:style-name="Tableau18.1">
          <table:table-cell table:style-name="Tableau18.A3" office:value-type="string">
            <text:p text:style-name="P35">IsolatedIslandPortal</text:p>
          </table:table-cell>
          <table:table-cell table:style-name="Tableau18.B3" office:value-type="string">
            <text:p text:style-name="P35">Zone Animateur – Isolated island</text:p>
          </table:table-cell>
          <table:table-cell table:style-name="Tableau18.C3" office:value-type="string">
            <text:p text:style-name="P43">2945,1058,0</text:p>
          </table:table-cell>
        </table:table-row>
        <table:table-row table:style-name="Tableau18.1">
          <table:table-cell table:style-name="Tableau18.A8" office:value-type="string">
            <text:p text:style-name="P43">IslandMadnessPortal</text:p>
          </table:table-cell>
          <table:table-cell table:style-name="Tableau18.B8" office:value-type="string">
            <text:p text:style-name="P43">Zone Animateur – Island Madness</text:p>
          </table:table-cell>
          <table:table-cell table:style-name="Tableau18.C8" office:value-type="string">
            <text:p text:style-name="P35">2825,2780,0</text:p>
          </table:table-cell>
        </table:table-row>
      </table:table>
      <text:p text:style-name="Standard"/>
      <text:list xml:id="list200741567483604" text:continue-numbering="true" text:style-name="WW8Num45">
        <text:list-item>
          <text:list>
            <text:list-item>
              <text:list>
                <text:list-item>
                  <text:p text:style-name="Titre_20_3_20_-_20_Appendices"><text:bookmark-start text:name="__RefHeading__267_546538010"/><text:bookmark-start text:name="_Ref498401162"/>Portails dynamiques<text:bookmark-end text:name="__RefHeading__267_546538010"/><text:bookmark-end text:name="_Ref498401162"/></text:p>
                </text:list-item>
              </text:list>
            </text:list-item>
          </text:list>
        </text:list-item>
      </text:list>
      <text:p text:style-name="P220">Chaque animateur, par l’intermédiaire de son domaine, se voit attribuer trois portails, dont il peut modifier les coordonnées à son gré. Les autres portails ne doivent pas être modifiés sans accord préalable.</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4">Lettre</text:p>
          </table:table-cell>
          <table:table-cell table:style-name="Tableau19.B1" office:value-type="string">
            <text:p text:style-name="P84">Nom</text:p>
          </table:table-cell>
          <table:table-cell table:style-name="Tableau19.C1" office:value-type="string">
            <text:p text:style-name="P84">Attribution</text:p>
          </table:table-cell>
        </table:table-row>
        <table:table-row table:style-name="Tableau19.1">
          <table:table-cell table:style-name="Tableau19.A2" office:value-type="string">
            <text:p text:style-name="P63">A</text:p>
          </table:table-cell>
          <table:table-cell table:style-name="Tableau19.B2" office:value-type="string">
            <text:p text:style-name="P62">PortalA</text:p>
          </table:table-cell>
          <table:table-cell table:style-name="Tableau19.C2" office:value-type="string">
            <text:p text:style-name="P62">Brehan</text:p>
          </table:table-cell>
        </table:table-row>
        <table:table-row table:style-name="Tableau19.1">
          <table:table-cell table:style-name="Tableau19.A3" office:value-type="string">
            <text:p text:style-name="P63">B</text:p>
          </table:table-cell>
          <table:table-cell table:style-name="Tableau19.B3" office:value-type="string">
            <text:p text:style-name="P54">PortalB</text:p>
          </table:table-cell>
          <table:table-cell table:style-name="Tableau19.C3" office:value-type="string">
            <text:p text:style-name="P54">Brehan</text:p>
          </table:table-cell>
        </table:table-row>
        <table:table-row table:style-name="Tableau19.1">
          <table:table-cell table:style-name="Tableau19.A2" office:value-type="string">
            <text:p text:style-name="P55">C</text:p>
          </table:table-cell>
          <table:table-cell table:style-name="Tableau19.B2" office:value-type="string">
            <text:p text:style-name="P62">PortalC</text:p>
          </table:table-cell>
          <table:table-cell table:style-name="Tableau19.C2" office:value-type="string">
            <text:p text:style-name="P62">Brehan</text:p>
          </table:table-cell>
        </table:table-row>
        <table:table-row table:style-name="Tableau19.1">
          <table:table-cell table:style-name="Tableau19.A3" office:value-type="string">
            <text:p text:style-name="P63">D</text:p>
          </table:table-cell>
          <table:table-cell table:style-name="Tableau19.B3" office:value-type="string">
            <text:p text:style-name="P62">PortalD</text:p>
          </table:table-cell>
          <table:table-cell table:style-name="Tableau19.C3" office:value-type="string">
            <text:p text:style-name="P62">Haruspice</text:p>
          </table:table-cell>
        </table:table-row>
        <table:table-row table:style-name="Tableau19.1">
          <table:table-cell table:style-name="Tableau19.A2" office:value-type="string">
            <text:p text:style-name="P63">E</text:p>
          </table:table-cell>
          <table:table-cell table:style-name="Tableau19.B2" office:value-type="string">
            <text:p text:style-name="P62">PortalE</text:p>
          </table:table-cell>
          <table:table-cell table:style-name="Tableau19.C2" office:value-type="string">
            <text:p text:style-name="P62">Haruspice</text:p>
          </table:table-cell>
        </table:table-row>
        <table:table-row table:style-name="Tableau19.1">
          <table:table-cell table:style-name="Tableau19.A3" office:value-type="string">
            <text:p text:style-name="P63">F</text:p>
          </table:table-cell>
          <table:table-cell table:style-name="Tableau19.B3" office:value-type="string">
            <text:p text:style-name="P62">PortalF</text:p>
          </table:table-cell>
          <table:table-cell table:style-name="Tableau19.C3" office:value-type="string">
            <text:p text:style-name="P62">Haruspice</text:p>
          </table:table-cell>
        </table:table-row>
        <table:table-row table:style-name="Tableau19.1">
          <table:table-cell table:style-name="Tableau19.A2" office:value-type="string">
            <text:p text:style-name="P63">G</text:p>
          </table:table-cell>
          <table:table-cell table:style-name="Tableau19.B2" office:value-type="string">
            <text:p text:style-name="P62">PortalG</text:p>
          </table:table-cell>
          <table:table-cell table:style-name="Tableau19.C2" office:value-type="string">
            <text:p text:style-name="P62">Iago</text:p>
          </table:table-cell>
        </table:table-row>
        <table:table-row table:style-name="Tableau19.1">
          <table:table-cell table:style-name="Tableau19.A3" office:value-type="string">
            <text:p text:style-name="P63">H</text:p>
          </table:table-cell>
          <table:table-cell table:style-name="Tableau19.B3" office:value-type="string">
            <text:p text:style-name="P62">PortalH</text:p>
          </table:table-cell>
          <table:table-cell table:style-name="Tableau19.C3" office:value-type="string">
            <text:p text:style-name="P62">Iago</text:p>
          </table:table-cell>
        </table:table-row>
        <table:table-row table:style-name="Tableau19.1">
          <table:table-cell table:style-name="Tableau19.A2" office:value-type="string">
            <text:p text:style-name="P63">I</text:p>
          </table:table-cell>
          <table:table-cell table:style-name="Tableau19.B2" office:value-type="string">
            <text:p text:style-name="P62">PortalI</text:p>
          </table:table-cell>
          <table:table-cell table:style-name="Tableau19.C2" office:value-type="string">
            <text:p text:style-name="P62">Iago</text:p>
          </table:table-cell>
        </table:table-row>
        <table:table-row table:style-name="Tableau19.1">
          <table:table-cell table:style-name="Tableau19.A3" office:value-type="string">
            <text:p text:style-name="P63">J</text:p>
          </table:table-cell>
          <table:table-cell table:style-name="Tableau19.B3" office:value-type="string">
            <text:p text:style-name="P62">PortalJ</text:p>
          </table:table-cell>
          <table:table-cell table:style-name="Tableau19.C3" office:value-type="string">
            <text:p text:style-name="P62">Nature</text:p>
          </table:table-cell>
        </table:table-row>
        <table:table-row table:style-name="Tableau19.1">
          <table:table-cell table:style-name="Tableau19.A2" office:value-type="string">
            <text:p text:style-name="P63">K</text:p>
          </table:table-cell>
          <table:table-cell table:style-name="Tableau19.B2" office:value-type="string">
            <text:p text:style-name="P62">PortalK</text:p>
          </table:table-cell>
          <table:table-cell table:style-name="Tableau19.C2" office:value-type="string">
            <text:p text:style-name="P62">Nature</text:p>
          </table:table-cell>
        </table:table-row>
        <table:table-row table:style-name="Tableau19.1">
          <table:table-cell table:style-name="Tableau19.A3" office:value-type="string">
            <text:p text:style-name="P63">L</text:p>
          </table:table-cell>
          <table:table-cell table:style-name="Tableau19.B3" office:value-type="string">
            <text:p text:style-name="P62">PortalL</text:p>
          </table:table-cell>
          <table:table-cell table:style-name="Tableau19.C3" office:value-type="string">
            <text:p text:style-name="P62">Nature</text:p>
          </table:table-cell>
        </table:table-row>
        <table:table-row table:style-name="Tableau19.1">
          <table:table-cell table:style-name="Tableau19.A2" office:value-type="string">
            <text:p text:style-name="P63">M</text:p>
          </table:table-cell>
          <table:table-cell table:style-name="Tableau19.B2" office:value-type="string">
            <text:p text:style-name="P62">PortalM</text:p>
          </table:table-cell>
          <table:table-cell table:style-name="Tableau19.C2" office:value-type="string">
            <text:p text:style-name="P62">Noblesse</text:p>
          </table:table-cell>
        </table:table-row>
        <table:table-row table:style-name="Tableau19.1">
          <table:table-cell table:style-name="Tableau19.A3" office:value-type="string">
            <text:p text:style-name="P63">N</text:p>
          </table:table-cell>
          <table:table-cell table:style-name="Tableau19.B3" office:value-type="string">
            <text:p text:style-name="P62">PortalN</text:p>
          </table:table-cell>
          <table:table-cell table:style-name="Tableau19.C3" office:value-type="string">
            <text:p text:style-name="P62">Noblesse</text:p>
          </table:table-cell>
        </table:table-row>
        <table:table-row table:style-name="Tableau19.1">
          <table:table-cell table:style-name="Tableau19.A2" office:value-type="string">
            <text:p text:style-name="P63">O</text:p>
          </table:table-cell>
          <table:table-cell table:style-name="Tableau19.B2" office:value-type="string">
            <text:p text:style-name="P62">PortalO</text:p>
          </table:table-cell>
          <table:table-cell table:style-name="Tableau19.C2" office:value-type="string">
            <text:p text:style-name="P62">Noblesse</text:p>
          </table:table-cell>
        </table:table-row>
        <table:table-row table:style-name="Tableau19.1">
          <table:table-cell table:style-name="Tableau19.A3" office:value-type="string">
            <text:p text:style-name="P36">P</text:p>
          </table:table-cell>
          <table:table-cell table:style-name="Tableau19.B3" office:value-type="string">
            <text:p text:style-name="P35">PortalP</text:p>
          </table:table-cell>
          <table:table-cell table:style-name="Tableau19.C3" office:value-type="string">
            <text:p text:style-name="P35">Rédempteurs</text:p>
          </table:table-cell>
        </table:table-row>
        <table:table-row table:style-name="Tableau19.1">
          <table:table-cell table:style-name="Tableau19.A2" office:value-type="string">
            <text:p text:style-name="P36">Q</text:p>
          </table:table-cell>
          <table:table-cell table:style-name="Tableau19.B2" office:value-type="string">
            <text:p text:style-name="P35">PortalQ</text:p>
          </table:table-cell>
          <table:table-cell table:style-name="Tableau19.C2" office:value-type="string">
            <text:p text:style-name="P35">Rédempteurs</text:p>
          </table:table-cell>
        </table:table-row>
        <table:table-row table:style-name="Tableau19.1">
          <table:table-cell table:style-name="Tableau19.A3" office:value-type="string">
            <text:p text:style-name="P36">R</text:p>
          </table:table-cell>
          <table:table-cell table:style-name="Tableau19.B3" office:value-type="string">
            <text:p text:style-name="P35">PortalR</text:p>
          </table:table-cell>
          <table:table-cell table:style-name="Tableau19.C3" office:value-type="string">
            <text:p text:style-name="P35">Rédempteurs</text:p>
          </table:table-cell>
        </table:table-row>
        <table:table-row table:style-name="Tableau19.1">
          <table:table-cell table:style-name="Tableau19.A2" office:value-type="string">
            <text:p text:style-name="P36">S</text:p>
          </table:table-cell>
          <table:table-cell table:style-name="Tableau19.B2" office:value-type="string">
            <text:p text:style-name="P35">PortalS</text:p>
          </table:table-cell>
          <table:table-cell table:style-name="Tableau19.C2" office:value-type="string">
            <text:p text:style-name="P35">Sélène</text:p>
          </table:table-cell>
        </table:table-row>
        <table:table-row table:style-name="Tableau19.1">
          <table:table-cell table:style-name="Tableau19.A3" office:value-type="string">
            <text:p text:style-name="P36">T</text:p>
          </table:table-cell>
          <table:table-cell table:style-name="Tableau19.B3" office:value-type="string">
            <text:p text:style-name="P35">PortalT</text:p>
          </table:table-cell>
          <table:table-cell table:style-name="Tableau19.C3" office:value-type="string">
            <text:p text:style-name="P35">Sélène</text:p>
          </table:table-cell>
        </table:table-row>
        <table:table-row table:style-name="Tableau19.1">
          <table:table-cell table:style-name="Tableau19.A2" office:value-type="string">
            <text:p text:style-name="P36">U</text:p>
          </table:table-cell>
          <table:table-cell table:style-name="Tableau19.B2" office:value-type="string">
            <text:p text:style-name="P35">PortalU</text:p>
          </table:table-cell>
          <table:table-cell table:style-name="Tableau19.C2" office:value-type="string">
            <text:p text:style-name="P35">Sélène</text:p>
          </table:table-cell>
        </table:table-row>
        <table:table-row table:style-name="Tableau19.1">
          <table:table-cell table:style-name="Tableau19.A3" office:value-type="string">
            <text:p text:style-name="P36">V</text:p>
          </table:table-cell>
          <table:table-cell table:style-name="Tableau19.B3" office:value-type="string">
            <text:p text:style-name="P35">PortalV</text:p>
          </table:table-cell>
          <table:table-cell table:style-name="Tableau19.C3" office:value-type="string">
            <text:p text:style-name="P35">Syl</text:p>
          </table:table-cell>
        </table:table-row>
        <table:table-row table:style-name="Tableau19.1">
          <table:table-cell table:style-name="Tableau19.A2" office:value-type="string">
            <text:p text:style-name="P36">W</text:p>
          </table:table-cell>
          <table:table-cell table:style-name="Tableau19.B2" office:value-type="string">
            <text:p text:style-name="P35">PortalW</text:p>
          </table:table-cell>
          <table:table-cell table:style-name="Tableau19.C2" office:value-type="string">
            <text:p text:style-name="P35">Syl</text:p>
          </table:table-cell>
        </table:table-row>
        <table:table-row table:style-name="Tableau19.1">
          <table:table-cell table:style-name="Tableau19.A3" office:value-type="string">
            <text:p text:style-name="P36">X</text:p>
          </table:table-cell>
          <table:table-cell table:style-name="Tableau19.B3" office:value-type="string">
            <text:p text:style-name="P35">PortalX</text:p>
          </table:table-cell>
          <table:table-cell table:style-name="Tableau19.C3" office:value-type="string">
            <text:p text:style-name="P35">Syl</text:p>
          </table:table-cell>
        </table:table-row>
        <table:table-row table:style-name="Tableau19.1">
          <table:table-cell table:style-name="Tableau19.A2" office:value-type="string">
            <text:p text:style-name="P36">Y</text:p>
          </table:table-cell>
          <table:table-cell table:style-name="Tableau19.B2" office:value-type="string">
            <text:p text:style-name="P35">PortalY</text:p>
          </table:table-cell>
          <table:table-cell table:style-name="Tableau19.C2" office:value-type="string">
            <text:p text:style-name="P35">Coordination</text:p>
          </table:table-cell>
        </table:table-row>
        <table:table-row table:style-name="Tableau19.27">
          <table:table-cell table:style-name="Tableau19.A27" office:value-type="string">
            <text:p text:style-name="P36">Z</text:p>
          </table:table-cell>
          <table:table-cell table:style-name="Tableau19.B27" office:value-type="string">
            <text:p text:style-name="P35">PortalZ</text:p>
          </table:table-cell>
          <table:table-cell table:style-name="Tableau19.C27" office:value-type="string">
            <text:p text:style-name="P35">Prison</text:p>
          </table:table-cell>
        </table:table-row>
      </table:table>
      <text:p text:style-name="Standard"/>
      <text:list xml:id="list200741967026834" text:continue-numbering="true" text:style-name="WW8Num45">
        <text:list-item>
          <text:p text:style-name="P185"><text:bookmark-start text:name="__RefHeading__269_546538010"/><text:bookmark-start text:name="_Ref498382251"/><text:bookmark-start text:name="_Ref498382099"/>Sorts et effets<text:bookmark-end text:name="__RefHeading__269_546538010"/><text:bookmark-end text:name="_Ref498382251"/><text:bookmark-end text:name="_Ref498382099"/></text:p>
          <text:list>
            <text:list-item>
              <text:p text:style-name="Titre_20_2_20_-_20_Appendices"><text:bookmark-start text:name="__RefHeading__271_546538010"/>Avertissement<text:bookmark-end text:name="__RefHeading__271_546538010"/></text:p>
            </text:list-item>
          </text:list>
        </text:list-item>
      </text:list>
      <text:p text:style-name="Corps_20_de_20_texte_20_3">La liste des sorts ci-dessous se veut complète, sans être exhaustive (ne serait-ce que parce que beaucoup de sorts sont inutiles). Mais attention à son utilisation ! Tous ne doivent pas être utilisés avec la même légèreté. Certains sorts peuvent déséquilibrer le jeu (recalls vers les villes, sorts d’animateurs), et d’autres, illégaux, sont même susceptibles de faire planter le serveur ou (pire !) d’entraîner la perte des licences T4C si un problème survient et est lié à l’utilisation de ces sorts.</text:p>
      <text:p text:style-name="P216">Un certain nombre de règles sont donc à observer. On distingue deux types de sorts ou d’effets ; avant d’en ajouter un à un livre de sort, vérifiez à quelle catégorie celui-ci appartient. Le type est indiqué à droite du tableau, dans la dernière colonne (rien ou X).</text:p>
      <text:list xml:id="list200742468502659" text:continue-list="list1499627956357342623" text:style-name="WW8Num52">
        <text:list-item>
          <text:p text:style-name="P224">Sorts légaux (aucun symbole) ; ceux-ci peuvent être ajoutés/retirés librement des livres de sorts, et utilisés sans restrictions. Cependant, n’oubliez pas que la modification du livre de sort d’un joueur demande validation.</text:p>
        </text:list-item>
        <text:list-item>
          <text:p text:style-name="P225">Sorts illégaux (symbole X). Sauf cas exceptionnels, dûement validés et approuvés par un coordinateur GOA, ces sorts ne doivent jamais apparaître dans un quelconque livre de sort, et encore moins être utilisés. Même pour tester ! Le non respect de cette règle pourrait valoir à GOA de perdre ses licences, et à vous de perdre votre statut d’animateur, donc prêtez-y la plus grande attention.</text:p>
        </text:list-item>
      </text:list>
      <text:p text:style-name="P217"><text:span text:style-name="T5">Tout sort n’étant pas référencé dans les tableaux ci-dessous est considéré comme appartenant à la dernière catégorie, et ne doit </text:span><text:span text:style-name="T6">jamais</text:span><text:span text:style-name="T5"> être placé dans un livre de sort.</text:span> La seule exception à cette règle sont les tests réalisés sur le serveur réservé à cet effet. Si vous veniez à découvrir un sort intéressant, écrivez à <text:a xlink:type="simple" xlink:href="mailto:kalhaan@goa.com"><text:span text:style-name="Internet_20_link">kalhaan@goa.com</text:span></text:a> en précisant l’id du sort, mais ne l’utilisez en aucun cas sur un des serveurs accessibles aux joueurs.</text:p>
      <text:list xml:id="list200742106053772" text:continue-list="list200741967026834" text:style-name="WW8Num45">
        <text:list-item>
          <text:list>
            <text:list-item>
              <text:p text:style-name="Titre_20_2_20_-_20_Appendices"><text:bookmark-start text:name="__RefHeading__273_546538010"/>Sorts<text:bookmark-end text:name="__RefHeading__273_546538010"/></text:p>
            </text:list-item>
          </text:list>
        </text:list-item>
      </text:list>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row table:style-name="Tableau20.1">
          <table:table-cell table:style-name="Tableau20.A1" office:value-type="string">
            <text:p text:style-name="P92">Id</text:p>
          </table:table-cell>
          <table:table-cell table:style-name="Tableau20.B1" office:value-type="string">
            <text:h text:style-name="P192" text:outline-level="2"><text:bookmark-start text:name="__RefHeading__275_546538010"/>Type<text:bookmark-end text:name="__RefHeading__275_546538010"/></text:h>
          </table:table-cell>
          <table:table-cell table:style-name="Tableau20.B1" office:value-type="string">
            <text:p text:style-name="P92">Nom</text:p>
          </table:table-cell>
          <table:table-cell table:style-name="Tableau20.B1" office:value-type="string">
            <text:p text:style-name="P92">Id</text:p>
          </table:table-cell>
          <table:table-cell table:style-name="Tableau20.B1" office:value-type="string">
            <text:h text:style-name="P192" text:outline-level="2"><text:bookmark-start text:name="__RefHeading__277_546538010"/>Type<text:bookmark-end text:name="__RefHeading__277_546538010"/></text:h>
          </table:table-cell>
          <table:table-cell table:style-name="Tableau20.F1" office:value-type="string">
            <text:p text:style-name="P92">Nom</text:p>
          </table:table-cell>
        </table:table-row>
        <table:table-row table:style-name="Tableau20.1">
          <table:table-cell table:style-name="Tableau20.A2" office:value-type="string">
            <text:p text:style-name="P103">10152</text:p>
          </table:table-cell>
          <table:table-cell table:style-name="Tableau20.B2" office:value-type="string">
            <text:p text:style-name="P104">Sort</text:p>
          </table:table-cell>
          <table:table-cell table:style-name="Tableau20.B2" office:value-type="string">
            <text:p text:style-name="P103">Absorption de vie</text:p>
          </table:table-cell>
          <table:table-cell table:style-name="Tableau20.B2" office:value-type="string">
            <text:p text:style-name="P103">10257</text:p>
          </table:table-cell>
          <table:table-cell table:style-name="Tableau20.B2" office:value-type="string">
            <text:p text:style-name="P104">Sort</text:p>
          </table:table-cell>
          <table:table-cell table:style-name="Tableau20.F2" office:value-type="string">
            <text:p text:style-name="P103">Invisibilité</text:p>
          </table:table-cell>
        </table:table-row>
        <table:table-row table:style-name="Tableau20.1">
          <table:table-cell table:style-name="Tableau20.A3" office:value-type="string">
            <text:p text:style-name="P103">10169</text:p>
          </table:table-cell>
          <table:table-cell table:style-name="Tableau20.B3" office:value-type="string">
            <text:p text:style-name="P105"/>
          </table:table-cell>
          <table:table-cell table:style-name="Tableau20.C3" office:value-type="string">
            <text:p text:style-name="P103">Absorption de vie majeure</text:p>
          </table:table-cell>
          <table:table-cell table:style-name="Tableau20.D3" office:value-type="string">
            <text:p text:style-name="P103">10030</text:p>
          </table:table-cell>
          <table:table-cell table:style-name="Tableau20.E3" office:value-type="string">
            <text:p text:style-name="P105"/>
          </table:table-cell>
          <table:table-cell table:style-name="Tableau20.F3" office:value-type="string">
            <text:p text:style-name="P103">Invocation de la foudre</text:p>
          </table:table-cell>
        </table:table-row>
        <table:table-row table:style-name="Tableau20.1">
          <table:table-cell table:style-name="Tableau20.A2" office:value-type="string">
            <text:p text:style-name="P103">10099</text:p>
          </table:table-cell>
          <table:table-cell table:style-name="Tableau20.B2" office:value-type="string">
            <text:p text:style-name="P105"/>
          </table:table-cell>
          <table:table-cell table:style-name="Tableau20.B2" office:value-type="string">
            <text:h text:style-name="P188" text:outline-level="1"><text:bookmark-start text:name="__RefHeading__279_546538010"/>Absorption de vie mineure<text:bookmark-end text:name="__RefHeading__279_546538010"/></text:h>
          </table:table-cell>
          <table:table-cell table:style-name="Tableau20.B2" office:value-type="string">
            <text:p text:style-name="P103">10097</text:p>
          </table:table-cell>
          <table:table-cell table:style-name="Tableau20.B2" office:value-type="string">
            <text:p text:style-name="P105"/>
          </table:table-cell>
          <table:table-cell table:style-name="Tableau20.F2" office:value-type="string">
            <text:p text:style-name="P103">Lumière</text:p>
          </table:table-cell>
        </table:table-row>
        <table:table-row table:style-name="Tableau20.1">
          <table:table-cell table:style-name="Tableau20.A5" office:value-type="string">
            <text:p text:style-name="P103">10139</text:p>
          </table:table-cell>
          <table:table-cell table:style-name="Tableau20.B5" office:value-type="string">
            <text:p text:style-name="P105"/>
          </table:table-cell>
          <table:table-cell table:style-name="Tableau20.C5" office:value-type="string">
            <text:h text:style-name="P188" text:outline-level="1"><text:bookmark-start text:name="__RefHeading__281_546538010"/>Afflux de mana<text:bookmark-end text:name="__RefHeading__281_546538010"/></text:h>
          </table:table-cell>
          <table:table-cell table:style-name="Tableau20.D5" office:value-type="string">
            <text:p text:style-name="P103">10038</text:p>
          </table:table-cell>
          <table:table-cell table:style-name="Tableau20.E5" office:value-type="string">
            <text:p text:style-name="P105"/>
          </table:table-cell>
          <table:table-cell table:style-name="Tableau20.F5" office:value-type="string">
            <text:p text:style-name="P103">Malédiction</text:p>
          </table:table-cell>
        </table:table-row>
        <table:table-row table:style-name="Tableau20.1">
          <table:table-cell table:style-name="Tableau20.A2" office:value-type="string">
            <text:p text:style-name="P103">10172</text:p>
          </table:table-cell>
          <table:table-cell table:style-name="Tableau20.B2" office:value-type="string">
            <text:p text:style-name="P105"/>
          </table:table-cell>
          <table:table-cell table:style-name="Tableau20.B2" office:value-type="string">
            <text:p text:style-name="P103">Agilité</text:p>
          </table:table-cell>
          <table:table-cell table:style-name="Tableau20.B2" office:value-type="string">
            <text:p text:style-name="P103">10126</text:p>
          </table:table-cell>
          <table:table-cell table:style-name="Tableau20.B2" office:value-type="string">
            <text:p text:style-name="P105"/>
          </table:table-cell>
          <table:table-cell table:style-name="Tableau20.F2" office:value-type="string">
            <text:p text:style-name="P103">Météorite</text:p>
          </table:table-cell>
        </table:table-row>
        <table:table-row table:style-name="Tableau20.1">
          <table:table-cell table:style-name="Tableau20.A7" office:value-type="string">
            <text:p text:style-name="P103">10236</text:p>
          </table:table-cell>
          <table:table-cell table:style-name="Tableau20.B7" office:value-type="string">
            <text:p text:style-name="P105"/>
          </table:table-cell>
          <table:table-cell table:style-name="Tableau20.C7" office:value-type="string">
            <text:p text:style-name="P103">Antidote pour poison</text:p>
          </table:table-cell>
          <table:table-cell table:style-name="Tableau20.D7" office:value-type="string">
            <text:p text:style-name="P103">11029</text:p>
          </table:table-cell>
          <table:table-cell table:style-name="Tableau20.E7" office:value-type="string">
            <text:p text:style-name="P105"/>
          </table:table-cell>
          <table:table-cell table:style-name="Tableau20.F7" office:value-type="string">
            <text:p text:style-name="P103">Mot de rappel</text:p>
          </table:table-cell>
        </table:table-row>
        <table:table-row table:style-name="Tableau20.1">
          <table:table-cell table:style-name="Tableau20.A2" office:value-type="string">
            <text:p text:style-name="P103">10140</text:p>
          </table:table-cell>
          <table:table-cell table:style-name="Tableau20.B2" office:value-type="string">
            <text:p text:style-name="P105"/>
          </table:table-cell>
          <table:table-cell table:style-name="Tableau20.B2" office:value-type="string">
            <text:p text:style-name="P103">Aura de guérison</text:p>
          </table:table-cell>
          <table:table-cell table:style-name="Tableau20.B2" office:value-type="string">
            <text:p text:style-name="P103">10147</text:p>
          </table:table-cell>
          <table:table-cell table:style-name="Tableau20.B2" office:value-type="string">
            <text:p text:style-name="P105"/>
          </table:table-cell>
          <table:table-cell table:style-name="Tableau20.F2" office:value-type="string">
            <text:p text:style-name="P103">Peau de pierre</text:p>
          </table:table-cell>
        </table:table-row>
        <table:table-row table:style-name="Tableau20.1">
          <table:table-cell table:style-name="Tableau20.A9" office:value-type="string">
            <text:p text:style-name="P103">10135</text:p>
          </table:table-cell>
          <table:table-cell table:style-name="Tableau20.B9" office:value-type="string">
            <text:p text:style-name="P105"/>
          </table:table-cell>
          <table:table-cell table:style-name="Tableau20.C9" office:value-type="string">
            <text:p text:style-name="P103">Avalanche</text:p>
          </table:table-cell>
          <table:table-cell table:style-name="Tableau20.D9" office:value-type="string">
            <text:p text:style-name="P103">10149</text:p>
          </table:table-cell>
          <table:table-cell table:style-name="Tableau20.E9" office:value-type="string">
            <text:p text:style-name="P105"/>
          </table:table-cell>
          <table:table-cell table:style-name="Tableau20.F9" office:value-type="string">
            <text:p text:style-name="P103">Pensées claires</text:p>
          </table:table-cell>
        </table:table-row>
        <table:table-row table:style-name="Tableau20.1">
          <table:table-cell table:style-name="Tableau20.A2" office:value-type="string">
            <text:p text:style-name="P103">10123</text:p>
          </table:table-cell>
          <table:table-cell table:style-name="Tableau20.B2" office:value-type="string">
            <text:p text:style-name="P105"/>
          </table:table-cell>
          <table:table-cell table:style-name="Tableau20.B2" office:value-type="string">
            <text:p text:style-name="P103">Barrière de protection</text:p>
          </table:table-cell>
          <table:table-cell table:style-name="Tableau20.B2" office:value-type="string">
            <text:p text:style-name="P103">10107</text:p>
          </table:table-cell>
          <table:table-cell table:style-name="Tableau20.B2" office:value-type="string">
            <text:p text:style-name="P105"/>
          </table:table-cell>
          <table:table-cell table:style-name="Tableau20.F2" office:value-type="string">
            <text:p text:style-name="P103">Peste</text:p>
          </table:table-cell>
        </table:table-row>
        <table:table-row table:style-name="Tableau20.1">
          <table:table-cell table:style-name="Tableau20.A11" office:value-type="string">
            <text:p text:style-name="P103">10267</text:p>
          </table:table-cell>
          <table:table-cell table:style-name="Tableau20.B11" office:value-type="string">
            <text:p text:style-name="P105"/>
          </table:table-cell>
          <table:table-cell table:style-name="Tableau20.C11" office:value-type="string">
            <text:p text:style-name="P103">Bénédiction</text:p>
          </table:table-cell>
          <table:table-cell table:style-name="Tableau20.D11" office:value-type="string">
            <text:p text:style-name="P103">10127</text:p>
          </table:table-cell>
          <table:table-cell table:style-name="Tableau20.E11" office:value-type="string">
            <text:p text:style-name="P105"/>
          </table:table-cell>
          <table:table-cell table:style-name="Tableau20.F11" office:value-type="string">
            <text:p text:style-name="P103">Pluie d'étincelles</text:p>
          </table:table-cell>
        </table:table-row>
        <table:table-row table:style-name="Tableau20.1">
          <table:table-cell table:style-name="Tableau20.A2" office:value-type="string">
            <text:p text:style-name="P103">10134</text:p>
          </table:table-cell>
          <table:table-cell table:style-name="Tableau20.B2" office:value-type="string">
            <text:p text:style-name="P105"/>
          </table:table-cell>
          <table:table-cell table:style-name="Tableau20.B2" office:value-type="string">
            <text:p text:style-name="P103">Blizzard</text:p>
          </table:table-cell>
          <table:table-cell table:style-name="Tableau20.B2" office:value-type="string">
            <text:p text:style-name="P103">10020</text:p>
          </table:table-cell>
          <table:table-cell table:style-name="Tableau20.B2" office:value-type="string">
            <text:p text:style-name="P105"/>
          </table:table-cell>
          <table:table-cell table:style-name="Tableau20.F2" office:value-type="string">
            <text:p text:style-name="P103">Poison</text:p>
          </table:table-cell>
        </table:table-row>
        <table:table-row table:style-name="Tableau20.1">
          <table:table-cell table:style-name="Tableau20.A13" office:value-type="string">
            <text:p text:style-name="P103">10171</text:p>
          </table:table-cell>
          <table:table-cell table:style-name="Tableau20.B13" office:value-type="string">
            <text:p text:style-name="P105"/>
          </table:table-cell>
          <table:table-cell table:style-name="Tableau20.C13" office:value-type="string">
            <text:p text:style-name="P103">Bouclier de feu</text:p>
          </table:table-cell>
          <table:table-cell table:style-name="Tableau20.D13" office:value-type="string">
            <text:p text:style-name="P103">10115</text:p>
          </table:table-cell>
          <table:table-cell table:style-name="Tableau20.E13" office:value-type="string">
            <text:p text:style-name="P105"/>
          </table:table-cell>
          <table:table-cell table:style-name="Tableau20.F13" office:value-type="string">
            <text:p text:style-name="P103">Protection</text:p>
          </table:table-cell>
        </table:table-row>
        <table:table-row table:style-name="Tableau20.1">
          <table:table-cell table:style-name="Tableau20.A2" office:value-type="string">
            <text:p text:style-name="P103">10146</text:p>
          </table:table-cell>
          <table:table-cell table:style-name="Tableau20.B2" office:value-type="string">
            <text:p text:style-name="P105"/>
          </table:table-cell>
          <table:table-cell table:style-name="Tableau20.B2" office:value-type="string">
            <text:p text:style-name="P103">Bouclier de mana</text:p>
          </table:table-cell>
          <table:table-cell table:style-name="Tableau20.B2" office:value-type="string">
            <text:p text:style-name="P103">10145</text:p>
          </table:table-cell>
          <table:table-cell table:style-name="Tableau20.B2" office:value-type="string">
            <text:p text:style-name="P105"/>
          </table:table-cell>
          <table:table-cell table:style-name="Tableau20.F2" office:value-type="string">
            <text:p text:style-name="P103">Repousser les morts vivants</text:p>
          </table:table-cell>
        </table:table-row>
        <table:table-row table:style-name="Tableau20.1">
          <table:table-cell table:style-name="Tableau20.A15" office:value-type="string">
            <text:p text:style-name="P103">10081</text:p>
          </table:table-cell>
          <table:table-cell table:style-name="Tableau20.B15" office:value-type="string">
            <text:p text:style-name="P105"/>
          </table:table-cell>
          <table:table-cell table:style-name="Tableau20.C15" office:value-type="string">
            <text:p text:style-name="P103">Bouclier d'électricité</text:p>
          </table:table-cell>
          <table:table-cell table:style-name="Tableau20.D15" office:value-type="string">
            <text:p text:style-name="P103">10170</text:p>
          </table:table-cell>
          <table:table-cell table:style-name="Tableau20.E15" office:value-type="string">
            <text:p text:style-name="P105"/>
          </table:table-cell>
          <table:table-cell table:style-name="Tableau20.F15" office:value-type="string">
            <text:p text:style-name="P103">Résistance à la glace</text:p>
          </table:table-cell>
        </table:table-row>
        <table:table-row table:style-name="Tableau20.1">
          <table:table-cell table:style-name="Tableau20.A2" office:value-type="string">
            <text:p text:style-name="P103">10060</text:p>
          </table:table-cell>
          <table:table-cell table:style-name="Tableau20.B2" office:value-type="string">
            <text:p text:style-name="P105"/>
          </table:table-cell>
          <table:table-cell table:style-name="Tableau20.B2" office:value-type="string">
            <text:p text:style-name="P103">Bouclier du chaos</text:p>
          </table:table-cell>
          <table:table-cell table:style-name="Tableau20.B2" office:value-type="string">
            <text:p text:style-name="P103">10154</text:p>
          </table:table-cell>
          <table:table-cell table:style-name="Tableau20.B2" office:value-type="string">
            <text:p text:style-name="P105"/>
          </table:table-cell>
          <table:table-cell table:style-name="Tableau20.F2" office:value-type="string">
            <text:p text:style-name="P103">Résistance au feu</text:p>
          </table:table-cell>
        </table:table-row>
        <table:table-row table:style-name="Tableau20.1">
          <table:table-cell table:style-name="Tableau20.A17" office:value-type="string">
            <text:p text:style-name="P103">10263</text:p>
          </table:table-cell>
          <table:table-cell table:style-name="Tableau20.B17" office:value-type="string">
            <text:p text:style-name="P105"/>
          </table:table-cell>
          <table:table-cell table:style-name="Tableau20.C17" office:value-type="string">
            <text:p text:style-name="P103">Boulders</text:p>
          </table:table-cell>
          <table:table-cell table:style-name="Tableau20.D17" office:value-type="string">
            <text:p text:style-name="P103">10262</text:p>
          </table:table-cell>
          <table:table-cell table:style-name="Tableau20.E17" office:value-type="string">
            <text:p text:style-name="P105"/>
          </table:table-cell>
          <table:table-cell table:style-name="Tableau20.F17" office:value-type="string">
            <text:p text:style-name="P103">Révélations</text:p>
          </table:table-cell>
        </table:table-row>
        <table:table-row table:style-name="Tableau20.1">
          <table:table-cell table:style-name="Tableau20.A2" office:value-type="string">
            <text:p text:style-name="P103">10018</text:p>
          </table:table-cell>
          <table:table-cell table:style-name="Tableau20.B2" office:value-type="string">
            <text:p text:style-name="P105"/>
          </table:table-cell>
          <table:table-cell table:style-name="Tableau20.B2" office:value-type="string">
            <text:p text:style-name="P103">Boule de feu</text:p>
          </table:table-cell>
          <table:table-cell table:style-name="Tableau20.B2" office:value-type="string">
            <text:p text:style-name="P103">10148</text:p>
          </table:table-cell>
          <table:table-cell table:style-name="Tableau20.B2" office:value-type="string">
            <text:p text:style-name="P105"/>
          </table:table-cell>
          <table:table-cell table:style-name="Tableau20.F2" office:value-type="string">
            <text:p text:style-name="P103">Sanctuaire</text:p>
          </table:table-cell>
        </table:table-row>
        <table:table-row table:style-name="Tableau20.1">
          <table:table-cell table:style-name="Tableau20.A19" office:value-type="string">
            <text:p text:style-name="P103">10077</text:p>
          </table:table-cell>
          <table:table-cell table:style-name="Tableau20.B19" office:value-type="string">
            <text:p text:style-name="P105"/>
          </table:table-cell>
          <table:table-cell table:style-name="Tableau20.C19" office:value-type="string">
            <text:p text:style-name="P103">Boule de glace</text:p>
          </table:table-cell>
          <table:table-cell table:style-name="Tableau20.D19" office:value-type="string">
            <text:p text:style-name="P103">10082</text:p>
          </table:table-cell>
          <table:table-cell table:style-name="Tableau20.E19" office:value-type="string">
            <text:p text:style-name="P105"/>
          </table:table-cell>
          <table:table-cell table:style-name="Tableau20.F19" office:value-type="string">
            <text:p text:style-name="P103">Séisme</text:p>
          </table:table-cell>
        </table:table-row>
        <table:table-row table:style-name="Tableau20.1">
          <table:table-cell table:style-name="Tableau20.A2" office:value-type="string">
            <text:p text:style-name="P103">10078</text:p>
          </table:table-cell>
          <table:table-cell table:style-name="Tableau20.B2" office:value-type="string">
            <text:p text:style-name="P105"/>
          </table:table-cell>
          <table:table-cell table:style-name="Tableau20.B2" office:value-type="string">
            <text:p text:style-name="P103">Chaîne d'éclairs</text:p>
          </table:table-cell>
          <table:table-cell table:style-name="Tableau20.B2" office:value-type="string">
            <text:p text:style-name="P103">10129</text:p>
          </table:table-cell>
          <table:table-cell table:style-name="Tableau20.B2" office:value-type="string">
            <text:p text:style-name="P105"/>
          </table:table-cell>
          <table:table-cell table:style-name="Tableau20.F2" office:value-type="string">
            <text:p text:style-name="P103">Tempête de feu</text:p>
          </table:table-cell>
        </table:table-row>
        <text:soft-page-break/>
        <table:table-row table:style-name="Tableau20.1">
          <table:table-cell table:style-name="Tableau20.A21" office:value-type="string">
            <text:p text:style-name="P103">10143</text:p>
          </table:table-cell>
          <table:table-cell table:style-name="Tableau20.B21" office:value-type="string">
            <text:p text:style-name="P105"/>
          </table:table-cell>
          <table:table-cell table:style-name="Tableau20.C21" office:value-type="string">
            <text:p text:style-name="P103">Cyclone</text:p>
          </table:table-cell>
          <table:table-cell table:style-name="Tableau20.D21" office:value-type="string">
            <text:p text:style-name="P103">10133</text:p>
          </table:table-cell>
          <table:table-cell table:style-name="Tableau20.E21" office:value-type="string">
            <text:p text:style-name="P105"/>
          </table:table-cell>
          <table:table-cell table:style-name="Tableau20.F21" office:value-type="string">
            <text:p text:style-name="P103">Tempête de glace</text:p>
          </table:table-cell>
        </table:table-row>
        <table:table-row table:style-name="Tableau20.1">
          <table:table-cell table:style-name="Tableau20.A2" office:value-type="string">
            <text:p text:style-name="P103">10009</text:p>
          </table:table-cell>
          <table:table-cell table:style-name="Tableau20.B2" office:value-type="string">
            <text:h text:style-name="P191" text:outline-level="2"/>
          </table:table-cell>
          <table:table-cell table:style-name="Tableau20.B2" office:value-type="string">
            <text:p text:style-name="P103">Dard de feu</text:p>
          </table:table-cell>
          <table:table-cell table:style-name="Tableau20.B2" office:value-type="string">
            <text:p text:style-name="P103">10142</text:p>
          </table:table-cell>
          <table:table-cell table:style-name="Tableau20.B2" office:value-type="string">
            <text:p text:style-name="P105"/>
          </table:table-cell>
          <table:table-cell table:style-name="Tableau20.F2" office:value-type="string">
            <text:p text:style-name="P103">Tornade</text:p>
          </table:table-cell>
        </table:table-row>
        <table:table-row table:style-name="Tableau20.1">
          <table:table-cell table:style-name="Tableau20.A23" office:value-type="string">
            <text:p text:style-name="P103">10258</text:p>
          </table:table-cell>
          <table:table-cell table:style-name="Tableau20.B23" office:value-type="string">
            <text:p text:style-name="P105"/>
          </table:table-cell>
          <table:table-cell table:style-name="Tableau20.C23" office:value-type="string">
            <text:p text:style-name="P103">Détection de l’invisible</text:p>
          </table:table-cell>
          <table:table-cell table:style-name="Tableau20.D23" office:value-type="string">
            <text:p text:style-name="P103">10027</text:p>
          </table:table-cell>
          <table:table-cell table:style-name="Tableau20.E23" office:value-type="string">
            <text:p text:style-name="P105"/>
          </table:table-cell>
          <table:table-cell table:style-name="Tableau20.F23" office:value-type="string">
            <text:p text:style-name="P103">Tourbillon</text:p>
          </table:table-cell>
        </table:table-row>
        <table:table-row table:style-name="Tableau20.1">
          <table:table-cell table:style-name="Tableau20.A2" office:value-type="string">
            <text:p text:style-name="P103">10259</text:p>
          </table:table-cell>
          <table:table-cell table:style-name="Tableau20.B2" office:value-type="string">
            <text:p text:style-name="P105"/>
          </table:table-cell>
          <table:table-cell table:style-name="Tableau20.B2" office:value-type="string">
            <text:p text:style-name="P103">Détection de la dissimulation</text:p>
          </table:table-cell>
          <table:table-cell table:style-name="Tableau20.B2" office:value-type="string">
            <text:p text:style-name="P103">10168</text:p>
          </table:table-cell>
          <table:table-cell table:style-name="Tableau20.B2" office:value-type="string">
            <text:p text:style-name="P105"/>
          </table:table-cell>
          <table:table-cell table:style-name="Tableau20.F2" office:value-type="string">
            <text:p text:style-name="P103">Tranquilité</text:p>
          </table:table-cell>
        </table:table-row>
        <table:table-row table:style-name="Tableau20.1">
          <table:table-cell table:style-name="Tableau20.A25" office:value-type="string">
            <text:p text:style-name="P103">10248</text:p>
          </table:table-cell>
          <table:table-cell table:style-name="Tableau20.B25" office:value-type="string">
            <text:p text:style-name="P105"/>
          </table:table-cell>
          <table:table-cell table:style-name="Tableau20.C25" office:value-type="string">
            <text:p text:style-name="P103">Dissipation de la magie</text:p>
          </table:table-cell>
          <table:table-cell table:style-name="Tableau20.D25" office:value-type="string">
            <text:p text:style-name="P103">10136</text:p>
          </table:table-cell>
          <table:table-cell table:style-name="Tableau20.E25" office:value-type="string">
            <text:p text:style-name="P105"/>
          </table:table-cell>
          <table:table-cell table:style-name="Tableau20.F25" office:value-type="string">
            <text:p text:style-name="P103">Tsunami</text:p>
          </table:table-cell>
        </table:table-row>
        <table:table-row table:style-name="Tableau20.1">
          <table:table-cell table:style-name="Tableau20.A2" office:value-type="string">
            <text:p text:style-name="P103">10028</text:p>
          </table:table-cell>
          <table:table-cell table:style-name="Tableau20.B2" office:value-type="string">
            <text:p text:style-name="P105"/>
          </table:table-cell>
          <table:table-cell table:style-name="Tableau20.B2" office:value-type="string">
            <text:p text:style-name="P103">Eclair</text:p>
          </table:table-cell>
          <table:table-cell table:style-name="Tableau20.B2" office:value-type="string">
            <text:p text:style-name="P103">10076</text:p>
          </table:table-cell>
          <table:table-cell table:style-name="Tableau20.B2" office:value-type="string">
            <text:p text:style-name="P105"/>
          </table:table-cell>
          <table:table-cell table:style-name="Tableau20.F2" office:value-type="string">
            <text:p text:style-name="P103">Vague de feu</text:p>
          </table:table-cell>
        </table:table-row>
        <table:table-row table:style-name="Tableau20.1">
          <table:table-cell table:style-name="Tableau20.A27" office:value-type="string">
            <text:p text:style-name="P103">10017</text:p>
          </table:table-cell>
          <table:table-cell table:style-name="Tableau20.B27" office:value-type="string">
            <text:p text:style-name="P105"/>
          </table:table-cell>
          <table:table-cell table:style-name="Tableau20.C27" office:value-type="string">
            <text:p text:style-name="P103">Eclair de feu</text:p>
          </table:table-cell>
          <table:table-cell table:style-name="Tableau20.D27" office:value-type="string">
            <text:p text:style-name="P103">10264</text:p>
          </table:table-cell>
          <table:table-cell table:style-name="Tableau20.E27" office:value-type="string">
            <text:p text:style-name="P105"/>
          </table:table-cell>
          <table:table-cell table:style-name="Tableau20.F27" office:value-type="string">
            <text:p text:style-name="P103">Vol d’Âme</text:p>
          </table:table-cell>
        </table:table-row>
        <table:table-row table:style-name="Tableau20.1">
          <table:table-cell table:style-name="Tableau20.A2" office:value-type="string">
            <text:p text:style-name="P103">10026</text:p>
          </table:table-cell>
          <table:table-cell table:style-name="Tableau20.B2" office:value-type="string">
            <text:p text:style-name="P105"/>
          </table:table-cell>
          <table:table-cell table:style-name="Tableau20.B2" office:value-type="string">
            <text:p text:style-name="P103">Eclair de glace</text:p>
          </table:table-cell>
          <table:table-cell table:style-name="Tableau20.B2" office:value-type="string">
            <text:p text:style-name="P103">10080</text:p>
          </table:table-cell>
          <table:table-cell table:style-name="Tableau20.B2" office:value-type="string">
            <text:p text:style-name="P105"/>
          </table:table-cell>
          <table:table-cell table:style-name="Tableau20.F2" office:value-type="string">
            <text:p text:style-name="P103">Vortex d'air</text:p>
          </table:table-cell>
        </table:table-row>
        <table:table-row table:style-name="Tableau20.1">
          <table:table-cell table:style-name="Tableau20.A29" office:value-type="string">
            <text:p text:style-name="P103">10079</text:p>
          </table:table-cell>
          <table:table-cell table:style-name="Tableau20.B29" office:value-type="string">
            <text:p text:style-name="P105"/>
          </table:table-cell>
          <table:table-cell table:style-name="Tableau20.C29" office:value-type="string">
            <text:p text:style-name="P103">Eclair de lumière</text:p>
          </table:table-cell>
          <table:table-cell table:style-name="Tableau20.D29" office:value-type="string">
            <text:p text:style-name="P103">10250</text:p>
          </table:table-cell>
          <table:table-cell table:style-name="Tableau20.E29" office:value-type="string">
            <text:p text:style-name="P105"/>
          </table:table-cell>
          <table:table-cell table:style-name="Tableau20.F29" office:value-type="string">
            <text:p text:style-name="P103">Vortex vers Bois Creux</text:p>
          </table:table-cell>
        </table:table-row>
        <table:table-row table:style-name="Tableau20.1">
          <table:table-cell table:style-name="Tableau20.A2" office:value-type="string">
            <text:p text:style-name="P103">10022</text:p>
          </table:table-cell>
          <table:table-cell table:style-name="Tableau20.B2" office:value-type="string">
            <text:p text:style-name="P105"/>
          </table:table-cell>
          <table:table-cell table:style-name="Tableau20.B2" office:value-type="string">
            <text:p text:style-name="P103">Eclat de glace</text:p>
          </table:table-cell>
          <table:table-cell table:style-name="Tableau20.B2" office:value-type="string">
            <text:p text:style-name="P103">10255</text:p>
          </table:table-cell>
          <table:table-cell table:style-name="Tableau20.B2" office:value-type="string">
            <text:p text:style-name="P105"/>
          </table:table-cell>
          <table:table-cell table:style-name="Tableau20.F2" office:value-type="string">
            <text:p text:style-name="P103">Vortex vers le Val des magiciens</text:p>
          </table:table-cell>
        </table:table-row>
        <table:table-row table:style-name="Tableau20.1">
          <table:table-cell table:style-name="Tableau20.A31" office:value-type="string">
            <text:p text:style-name="P103">10035</text:p>
          </table:table-cell>
          <table:table-cell table:style-name="Tableau20.B31" office:value-type="string">
            <text:p text:style-name="P105"/>
          </table:table-cell>
          <table:table-cell table:style-name="Tableau20.C31" office:value-type="string">
            <text:p text:style-name="P103">Eclat de pierre</text:p>
          </table:table-cell>
          <table:table-cell table:style-name="Tableau20.D31" office:value-type="string">
            <text:p text:style-name="P103">10253</text:p>
          </table:table-cell>
          <table:table-cell table:style-name="Tableau20.E31" office:value-type="string">
            <text:p text:style-name="P105"/>
          </table:table-cell>
          <table:table-cell table:style-name="Tableau20.F31" office:value-type="string">
            <text:p text:style-name="P103">Vortex vers les Druides</text:p>
          </table:table-cell>
        </table:table-row>
        <table:table-row table:style-name="Tableau20.1">
          <table:table-cell table:style-name="Tableau20.A2" office:value-type="string">
            <text:p text:style-name="P103">10021</text:p>
          </table:table-cell>
          <table:table-cell table:style-name="Tableau20.B2" office:value-type="string">
            <text:p text:style-name="P105"/>
          </table:table-cell>
          <table:table-cell table:style-name="Tableau20.B2" office:value-type="string">
            <text:p text:style-name="P103">Empoisonnement</text:p>
          </table:table-cell>
          <table:table-cell table:style-name="Tableau20.B2" office:value-type="string">
            <text:p text:style-name="P103">10251</text:p>
          </table:table-cell>
          <table:table-cell table:style-name="Tableau20.B2" office:value-type="string">
            <text:p text:style-name="P105"/>
          </table:table-cell>
          <table:table-cell table:style-name="Tableau20.F2" office:value-type="string">
            <text:p text:style-name="P103">Vortex vers Lighthaven</text:p>
          </table:table-cell>
        </table:table-row>
        <table:table-row table:style-name="Tableau20.1">
          <table:table-cell table:style-name="Tableau20.A33" office:value-type="string">
            <text:p text:style-name="P103">10024</text:p>
          </table:table-cell>
          <table:table-cell table:style-name="Tableau20.B33" office:value-type="string">
            <text:p text:style-name="P105"/>
          </table:table-cell>
          <table:table-cell table:style-name="Tableau20.C33" office:value-type="string">
            <text:p text:style-name="P103">Empoisonnement par flèche</text:p>
          </table:table-cell>
          <table:table-cell table:style-name="Tableau20.D33" office:value-type="string">
            <text:p text:style-name="P103">10254</text:p>
          </table:table-cell>
          <table:table-cell table:style-name="Tableau20.E33" office:value-type="string">
            <text:p text:style-name="P105"/>
          </table:table-cell>
          <table:table-cell table:style-name="Tableau20.F33" office:value-type="string">
            <text:p text:style-name="P103">Vortex vers Silversky</text:p>
          </table:table-cell>
        </table:table-row>
        <table:table-row table:style-name="Tableau20.1">
          <table:table-cell table:style-name="Tableau20.A2" office:value-type="string">
            <text:p text:style-name="P103">10150</text:p>
          </table:table-cell>
          <table:table-cell table:style-name="Tableau20.B2" office:value-type="string">
            <text:p text:style-name="P105"/>
          </table:table-cell>
          <table:table-cell table:style-name="Tableau20.B2" office:value-type="string">
            <text:p text:style-name="P103">Enchevêtrement</text:p>
          </table:table-cell>
          <table:table-cell table:style-name="Tableau20.B2" office:value-type="string">
            <text:p text:style-name="P103">10256</text:p>
          </table:table-cell>
          <table:table-cell table:style-name="Tableau20.B2" office:value-type="string">
            <text:p text:style-name="P105"/>
          </table:table-cell>
          <table:table-cell table:style-name="Tableau20.F2" office:value-type="string">
            <text:p text:style-name="P103">Vortex vers Stonecrest</text:p>
          </table:table-cell>
        </table:table-row>
        <table:table-row table:style-name="Tableau20.1">
          <table:table-cell table:style-name="Tableau20.A35" office:value-type="string">
            <text:p text:style-name="P103">10131</text:p>
          </table:table-cell>
          <table:table-cell table:style-name="Tableau20.B35" office:value-type="string">
            <text:p text:style-name="P105"/>
          </table:table-cell>
          <table:table-cell table:style-name="Tableau20.C35" office:value-type="string">
            <text:p text:style-name="P103">Explosion de mana</text:p>
          </table:table-cell>
          <table:table-cell table:style-name="Tableau20.D35" office:value-type="string">
            <text:p text:style-name="P103">10252</text:p>
          </table:table-cell>
          <table:table-cell table:style-name="Tableau20.E35" office:value-type="string">
            <text:p text:style-name="P105"/>
          </table:table-cell>
          <table:table-cell table:style-name="Tableau20.F35" office:value-type="string">
            <text:p text:style-name="P103">Vortex vers Windhowl</text:p>
          </table:table-cell>
        </table:table-row>
        <table:table-row table:style-name="Tableau20.1">
          <table:table-cell table:style-name="Tableau20.A2" office:value-type="string">
            <text:p text:style-name="P103">10128</text:p>
          </table:table-cell>
          <table:table-cell table:style-name="Tableau20.B2" office:value-type="string">
            <text:p text:style-name="P105"/>
          </table:table-cell>
          <table:table-cell table:style-name="Tableau20.B2" office:value-type="string">
            <text:p text:style-name="P103">Flamme</text:p>
          </table:table-cell>
          <table:table-cell table:style-name="Tableau20.B2" office:value-type="string">
            <text:p text:style-name="P106"/>
          </table:table-cell>
          <table:table-cell table:style-name="Tableau20.B2" office:value-type="string">
            <text:p text:style-name="P105"/>
          </table:table-cell>
          <table:table-cell table:style-name="Tableau20.F2" office:value-type="string">
            <text:p text:style-name="P106"/>
          </table:table-cell>
        </table:table-row>
        <table:table-row table:style-name="Tableau20.1">
          <table:table-cell table:style-name="Tableau20.A37" office:value-type="string">
            <text:p text:style-name="P103">10023</text:p>
          </table:table-cell>
          <table:table-cell table:style-name="Tableau20.B37" office:value-type="string">
            <text:p text:style-name="P105"/>
          </table:table-cell>
          <table:table-cell table:style-name="Tableau20.C37" office:value-type="string">
            <text:p text:style-name="P103">Flèche empoisonnée</text:p>
          </table:table-cell>
          <table:table-cell table:style-name="Tableau20.D37" office:value-type="string">
            <text:p text:style-name="P106"/>
          </table:table-cell>
          <table:table-cell table:style-name="Tableau20.E37" office:value-type="string">
            <text:p text:style-name="P105"/>
          </table:table-cell>
          <table:table-cell table:style-name="Tableau20.F37" office:value-type="string">
            <text:p text:style-name="P106"/>
          </table:table-cell>
        </table:table-row>
        <table:table-row table:style-name="Tableau20.1">
          <table:table-cell table:style-name="Tableau20.A2" office:value-type="string">
            <text:p text:style-name="P103">10016</text:p>
          </table:table-cell>
          <table:table-cell table:style-name="Tableau20.B2" office:value-type="string">
            <text:p text:style-name="P105"/>
          </table:table-cell>
          <table:table-cell table:style-name="Tableau20.B2" office:value-type="string">
            <text:p text:style-name="P103">Flèche enflammée</text:p>
          </table:table-cell>
          <table:table-cell table:style-name="Tableau20.B2" office:value-type="string">
            <text:p text:style-name="P106"/>
          </table:table-cell>
          <table:table-cell table:style-name="Tableau20.B2" office:value-type="string">
            <text:p text:style-name="P105"/>
          </table:table-cell>
          <table:table-cell table:style-name="Tableau20.F2" office:value-type="string">
            <text:p text:style-name="P106"/>
          </table:table-cell>
        </table:table-row>
        <table:table-row table:style-name="Tableau20.1">
          <table:table-cell table:style-name="Tableau20.A39" office:value-type="string">
            <text:p text:style-name="P103">10124</text:p>
          </table:table-cell>
          <table:table-cell table:style-name="Tableau20.B39" office:value-type="string">
            <text:p text:style-name="P105"/>
          </table:table-cell>
          <table:table-cell table:style-name="Tableau20.C39" office:value-type="string">
            <text:p text:style-name="P103">Force de la terre</text:p>
          </table:table-cell>
          <table:table-cell table:style-name="Tableau20.D39" office:value-type="string">
            <text:p text:style-name="P103">10085</text:p>
          </table:table-cell>
          <table:table-cell table:style-name="Tableau20.E39" office:value-type="string">
            <text:p text:style-name="P104">Sort GM</text:p>
          </table:table-cell>
          <table:table-cell table:style-name="Tableau20.F39" office:value-type="string">
            <text:p text:style-name="P103">Colère de drake</text:p>
          </table:table-cell>
        </table:table-row>
        <table:table-row table:style-name="Tableau20.1">
          <table:table-cell table:style-name="Tableau20.A2" office:value-type="string">
            <text:p text:style-name="P103">10037</text:p>
          </table:table-cell>
          <table:table-cell table:style-name="Tableau20.B2" office:value-type="string">
            <text:p text:style-name="P105"/>
          </table:table-cell>
          <table:table-cell table:style-name="Tableau20.B2" office:value-type="string">
            <text:p text:style-name="P103">Fracassement</text:p>
          </table:table-cell>
          <table:table-cell table:style-name="Tableau20.B2" office:value-type="string">
            <text:p text:style-name="P103">10215</text:p>
          </table:table-cell>
          <table:table-cell table:style-name="Tableau20.B2" office:value-type="string">
            <text:p text:style-name="P104">Sort GM</text:p>
          </table:table-cell>
          <table:table-cell table:style-name="Tableau20.F2" office:value-type="string">
            <text:p text:style-name="P109">Drake's blades of vengeance</text:p>
          </table:table-cell>
        </table:table-row>
        <table:table-row table:style-name="Tableau20.1">
          <table:table-cell table:style-name="Tableau20.A41" office:value-type="string">
            <text:p text:style-name="P111">10025</text:p>
          </table:table-cell>
          <table:table-cell table:style-name="Tableau20.B41" office:value-type="string">
            <text:p text:style-name="P113"/>
          </table:table-cell>
          <table:table-cell table:style-name="Tableau20.C41" office:value-type="string">
            <text:p text:style-name="P111">Gel</text:p>
          </table:table-cell>
          <table:table-cell table:style-name="Tableau20.D41" office:value-type="string">
            <text:p text:style-name="P111">10063</text:p>
          </table:table-cell>
          <table:table-cell table:style-name="Tableau20.E41" office:value-type="string">
            <text:p text:style-name="P112">Sort GM</text:p>
          </table:table-cell>
          <table:table-cell table:style-name="Tableau20.F41" office:value-type="string">
            <text:p text:style-name="P103">Essence de drake</text:p>
          </table:table-cell>
        </table:table-row>
        <table:table-row table:style-name="Tableau20.1">
          <table:table-cell table:style-name="Tableau20.A2" office:value-type="string">
            <text:p text:style-name="P103">10132</text:p>
          </table:table-cell>
          <table:table-cell table:style-name="Tableau20.B2" office:value-type="string">
            <text:p text:style-name="P105"/>
          </table:table-cell>
          <table:table-cell table:style-name="Tableau20.B2" office:value-type="string">
            <text:p text:style-name="P103">Glacier</text:p>
          </table:table-cell>
          <table:table-cell table:style-name="Tableau20.B2" office:value-type="string">
            <text:p text:style-name="P103">10073</text:p>
          </table:table-cell>
          <table:table-cell table:style-name="Tableau20.B2" office:value-type="string">
            <text:p text:style-name="P104">Sort GM</text:p>
          </table:table-cell>
          <table:table-cell table:style-name="Tableau20.F2" office:value-type="string">
            <text:p text:style-name="P103">Tétrachoc</text:p>
          </table:table-cell>
        </table:table-row>
        <table:table-row table:style-name="Tableau20.1">
          <table:table-cell table:style-name="Tableau20.A43" office:value-type="string">
            <text:p text:style-name="P103">10137</text:p>
          </table:table-cell>
          <table:table-cell table:style-name="Tableau20.B43" office:value-type="string">
            <text:p text:style-name="P105"/>
          </table:table-cell>
          <table:table-cell table:style-name="Tableau20.C43" office:value-type="string">
            <text:p text:style-name="P103">Guérison</text:p>
          </table:table-cell>
          <table:table-cell table:style-name="Tableau20.D43" office:value-type="string">
            <text:p text:style-name="P103">10210</text:p>
          </table:table-cell>
          <table:table-cell table:style-name="Tableau20.E43" office:value-type="string">
            <text:p text:style-name="P104">Sort GM</text:p>
          </table:table-cell>
          <table:table-cell table:style-name="Tableau20.F43" office:value-type="string">
            <text:p text:style-name="P103">Vaporisation</text:p>
          </table:table-cell>
        </table:table-row>
        <table:table-row table:style-name="Tableau20.1">
          <table:table-cell table:style-name="Tableau20.A2" office:value-type="string">
            <text:p text:style-name="P103">10034</text:p>
          </table:table-cell>
          <table:table-cell table:style-name="Tableau20.B2" office:value-type="string">
            <text:p text:style-name="P105"/>
          </table:table-cell>
          <table:table-cell table:style-name="Tableau20.B2" office:value-type="string">
            <text:p text:style-name="P103">Guérison critique</text:p>
          </table:table-cell>
          <table:table-cell table:style-name="Tableau20.B2" office:value-type="string">
            <text:p text:style-name="P103">10400</text:p>
          </table:table-cell>
          <table:table-cell table:style-name="Tableau20.B2" office:value-type="string">
            <text:p text:style-name="P104">Sort GM</text:p>
          </table:table-cell>
          <table:table-cell table:style-name="Tableau20.F2" office:value-type="string">
            <text:p text:style-name="P109">Wrath of Marc</text:p>
          </table:table-cell>
        </table:table-row>
        <table:table-row table:style-name="Tableau20.1">
          <table:table-cell table:style-name="Tableau20.A45" office:value-type="string">
            <text:p text:style-name="P103">10138</text:p>
          </table:table-cell>
          <table:table-cell table:style-name="Tableau20.B45" office:value-type="string">
            <text:p text:style-name="P105"/>
          </table:table-cell>
          <table:table-cell table:style-name="Tableau20.C45" office:value-type="string">
            <text:p text:style-name="P103">Guérison de groupe</text:p>
          </table:table-cell>
          <table:table-cell table:style-name="Tableau20.D45" office:value-type="string">
            <text:p text:style-name="P106"/>
          </table:table-cell>
          <table:table-cell table:style-name="Tableau20.E45" office:value-type="string">
            <text:p text:style-name="P105"/>
          </table:table-cell>
          <table:table-cell table:style-name="Tableau20.F45" office:value-type="string">
            <text:p text:style-name="P106"/>
          </table:table-cell>
        </table:table-row>
        <table:table-row table:style-name="Tableau20.1">
          <table:table-cell table:style-name="Tableau20.A2" office:value-type="string">
            <text:p text:style-name="P103">10033</text:p>
          </table:table-cell>
          <table:table-cell table:style-name="Tableau20.B2" office:value-type="string">
            <text:p text:style-name="P105"/>
          </table:table-cell>
          <table:table-cell table:style-name="Tableau20.B2" office:value-type="string">
            <text:p text:style-name="P103">Guérison importante</text:p>
          </table:table-cell>
          <table:table-cell table:style-name="Tableau20.B2" office:value-type="string">
            <text:p text:style-name="P106"/>
          </table:table-cell>
          <table:table-cell table:style-name="Tableau20.B2" office:value-type="string">
            <text:p text:style-name="P105"/>
          </table:table-cell>
          <table:table-cell table:style-name="Tableau20.F2" office:value-type="string">
            <text:p text:style-name="P106"/>
          </table:table-cell>
        </table:table-row>
        <table:table-row table:style-name="Tableau20.1">
          <table:table-cell table:style-name="Tableau20.A47" office:value-type="string">
            <text:p text:style-name="P103">10032</text:p>
          </table:table-cell>
          <table:table-cell table:style-name="Tableau20.B47" office:value-type="string">
            <text:p text:style-name="P105"/>
          </table:table-cell>
          <table:table-cell table:style-name="Tableau20.C47" office:value-type="string">
            <text:p text:style-name="P103">Guérison légère</text:p>
          </table:table-cell>
          <table:table-cell table:style-name="Tableau20.D47" office:value-type="string">
            <text:p text:style-name="P106"/>
          </table:table-cell>
          <table:table-cell table:style-name="Tableau20.E47" office:value-type="string">
            <text:p text:style-name="P105"/>
          </table:table-cell>
          <table:table-cell table:style-name="Tableau20.F47" office:value-type="string">
            <text:p text:style-name="P106"/>
          </table:table-cell>
        </table:table-row>
        <table:table-row table:style-name="Tableau20.1">
          <table:table-cell table:style-name="Tableau20.A2" office:value-type="string">
            <text:p text:style-name="P103">10130</text:p>
          </table:table-cell>
          <table:table-cell table:style-name="Tableau20.B2" office:value-type="string">
            <text:p text:style-name="P105"/>
          </table:table-cell>
          <table:table-cell table:style-name="Tableau20.B2" office:value-type="string">
            <text:p text:style-name="P103">Inferno</text:p>
          </table:table-cell>
          <table:table-cell table:style-name="Tableau20.B2" office:value-type="string">
            <text:p text:style-name="P106"/>
          </table:table-cell>
          <table:table-cell table:style-name="Tableau20.B2" office:value-type="string">
            <text:p text:style-name="P105"/>
          </table:table-cell>
          <table:table-cell table:style-name="Tableau20.F2" office:value-type="string">
            <text:p text:style-name="P106"/>
          </table:table-cell>
        </table:table-row>
        <table:table-row table:style-name="Tableau20.1">
          <table:table-cell table:style-name="Tableau20.A49" office:value-type="string">
            <text:p text:style-name="P103">10125</text:p>
          </table:table-cell>
          <table:table-cell table:style-name="Tableau20.B49" office:value-type="string">
            <text:p text:style-name="P105"/>
          </table:table-cell>
          <table:table-cell table:style-name="Tableau20.C49" office:value-type="string">
            <text:p text:style-name="P103">Instinct de combat mineur</text:p>
          </table:table-cell>
          <table:table-cell table:style-name="Tableau20.D49" office:value-type="string">
            <text:p text:style-name="P106"/>
          </table:table-cell>
          <table:table-cell table:style-name="Tableau20.E49" office:value-type="string">
            <text:p text:style-name="P105"/>
          </table:table-cell>
          <table:table-cell table:style-name="Tableau20.F49" office:value-type="string">
            <text:p text:style-name="P106"/>
          </table:table-cell>
        </table:table-row>
        <table:table-row table:style-name="Tableau20.1">
          <table:table-cell table:style-name="Tableau20.A50" office:value-type="string">
            <text:p text:style-name="P103">10144</text:p>
          </table:table-cell>
          <table:table-cell table:style-name="Tableau20.B50" office:value-type="string">
            <text:p text:style-name="P105"/>
          </table:table-cell>
          <table:table-cell table:style-name="Tableau20.B50" office:value-type="string">
            <text:p text:style-name="P103">Instinct de combat supérieur</text:p>
          </table:table-cell>
          <table:table-cell table:style-name="Tableau20.B50" office:value-type="string">
            <text:p text:style-name="P106"/>
          </table:table-cell>
          <table:table-cell table:style-name="Tableau20.B50" office:value-type="string">
            <text:p text:style-name="P105"/>
          </table:table-cell>
          <table:table-cell table:style-name="Tableau20.F50" office:value-type="string">
            <text:p text:style-name="P106"/>
          </table:table-cell>
        </table:table-row>
      </table:table>
      <text:p text:style-name="P103"/>
      <text:p text:style-name="P198"/>
      <text:list xml:id="list200741066445927" text:continue-numbering="true" text:style-name="WW8Num45">
        <text:list-item>
          <text:list>
            <text:list-item>
              <text:p text:style-name="Titre_20_2_20_-_20_Appendices"><text:bookmark-start text:name="__RefHeading__283_546538010"/>Effets<text:bookmark-end text:name="__RefHeading__283_546538010"/></text:p>
            </text:list-item>
          </text:list>
        </text:list-item>
      </text:list>
      <text:p text:style-name="Standard"/>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p text:style-name="P94">Nom en français</text:p>
          </table:table-cell>
          <table:table-cell table:style-name="Tableau21.B1" office:value-type="string">
            <text:p text:style-name="P96">Pseudo-ID</text:p>
          </table:table-cell>
          <table:table-cell table:style-name="Tableau21.B1" office:value-type="string">
            <text:p text:style-name="P96">ID</text:p>
          </table:table-cell>
          <table:table-cell table:style-name="Tableau21.D1" office:value-type="string">
            <text:p text:style-name="P96"> </text:p>
          </table:table-cell>
        </table:table-row>
        <table:table-row table:style-name="Tableau21.1">
          <table:table-cell table:style-name="Tableau21.A2" office:value-type="string">
            <text:p text:style-name="P24">Bouclier bleu</text:p>
          </table:table-cell>
          <table:table-cell table:style-name="Tableau21.B2" office:value-type="string">
            <text:p text:style-name="P24">Blue wipe</text:p>
          </table:table-cell>
          <table:table-cell table:style-name="Tableau21.B2" office:value-type="string">
            <text:p text:style-name="P66">10044</text:p>
          </table:table-cell>
          <table:table-cell table:style-name="Tableau21.D2" office:value-type="string">
            <text:p text:style-name="P21"> </text:p>
          </table:table-cell>
        </table:table-row>
        <table:table-row table:style-name="Tableau21.1">
          <table:table-cell table:style-name="Tableau21.A3" office:value-type="string">
            <text:p text:style-name="P10">Bouclier du chaos</text:p>
          </table:table-cell>
          <table:table-cell table:style-name="Tableau21.B3" office:value-type="string">
            <text:p text:style-name="P24">Chaos shield effect</text:p>
          </table:table-cell>
          <table:table-cell table:style-name="Tableau21.B3" office:value-type="string">
            <text:p text:style-name="P30">10061</text:p>
          </table:table-cell>
          <table:table-cell table:style-name="Tableau21.D3" office:value-type="string">
            <text:p text:style-name="P28"> </text:p>
          </table:table-cell>
        </table:table-row>
        <table:table-row table:style-name="Tableau21.1">
          <table:table-cell table:style-name="Tableau21.A2" office:value-type="string">
            <text:p text:style-name="P24">Bouclier rouge</text:p>
          </table:table-cell>
          <table:table-cell table:style-name="Tableau21.B2" office:value-type="string">
            <text:p text:style-name="P24">Red wipe</text:p>
          </table:table-cell>
          <table:table-cell table:style-name="Tableau21.B2" office:value-type="string">
            <text:p text:style-name="P20">10047</text:p>
          </table:table-cell>
          <table:table-cell table:style-name="Tableau21.D2" office:value-type="string">
            <text:p text:style-name="P18"> </text:p>
          </table:table-cell>
        </table:table-row>
        <table:table-row table:style-name="Tableau21.1">
          <table:table-cell table:style-name="Tableau21.A3" office:value-type="string">
            <text:p text:style-name="P14">Bouclier vert</text:p>
          </table:table-cell>
          <table:table-cell table:style-name="Tableau21.B3" office:value-type="string">
            <text:p text:style-name="P14">Green wipe</text:p>
          </table:table-cell>
          <table:table-cell table:style-name="Tableau21.B3" office:value-type="string">
            <text:p text:style-name="P66">10043</text:p>
          </table:table-cell>
          <table:table-cell table:style-name="Tableau21.D3" office:value-type="string">
            <text:p text:style-name="P21"> </text:p>
          </table:table-cell>
        </table:table-row>
        <table:table-row table:style-name="Tableau21.1">
          <table:table-cell table:style-name="Tableau21.A2" office:value-type="string">
            <text:p text:style-name="P10">Boule de feu</text:p>
          </table:table-cell>
          <table:table-cell table:style-name="Tableau21.B2" office:value-type="string">
            <text:p text:style-name="P10">Fire ball</text:p>
          </table:table-cell>
          <table:table-cell table:style-name="Tableau21.B2" office:value-type="string">
            <text:p text:style-name="P66">10057</text:p>
          </table:table-cell>
          <table:table-cell table:style-name="Tableau21.D2" office:value-type="string">
            <text:p text:style-name="P21"> </text:p>
          </table:table-cell>
        </table:table-row>
        <table:table-row table:style-name="Tableau21.1">
          <table:table-cell table:style-name="Tableau21.A3" office:value-type="string">
            <text:p text:style-name="P10">Boule de feu</text:p>
          </table:table-cell>
          <table:table-cell table:style-name="Tableau21.B3" office:value-type="string">
            <text:p text:style-name="P24">Great bolt</text:p>
          </table:table-cell>
          <table:table-cell table:style-name="Tableau21.B3" office:value-type="string">
            <text:p text:style-name="P30">10053</text:p>
          </table:table-cell>
          <table:table-cell table:style-name="Tableau21.D3" office:value-type="string">
            <text:p text:style-name="P28"> </text:p>
          </table:table-cell>
        </table:table-row>
        <table:table-row table:style-name="Tableau21.1">
          <table:table-cell table:style-name="Tableau21.A2" office:value-type="string">
            <text:p text:style-name="P24">Dard de feu</text:p>
          </table:table-cell>
          <table:table-cell table:style-name="Tableau21.B2" office:value-type="string">
            <text:p text:style-name="P24">Fire bolt</text:p>
          </table:table-cell>
          <table:table-cell table:style-name="Tableau21.B2" office:value-type="string">
            <text:p text:style-name="P30">10054</text:p>
          </table:table-cell>
          <table:table-cell table:style-name="Tableau21.D2" office:value-type="string">
            <text:p text:style-name="P28"> </text:p>
          </table:table-cell>
        </table:table-row>
        <table:table-row table:style-name="Tableau21.1">
          <table:table-cell table:style-name="Tableau21.A3" office:value-type="string">
            <text:p text:style-name="P24">Eclair</text:p>
          </table:table-cell>
          <table:table-cell table:style-name="Tableau21.B3" office:value-type="string">
            <text:p text:style-name="P24">Lightning Bolt</text:p>
          </table:table-cell>
          <table:table-cell table:style-name="Tableau21.B3" office:value-type="string">
            <text:p text:style-name="P66">10042</text:p>
          </table:table-cell>
          <table:table-cell table:style-name="Tableau21.D3" office:value-type="string">
            <text:p text:style-name="P21"> </text:p>
          </table:table-cell>
        </table:table-row>
        <table:table-row table:style-name="Tableau21.1">
          <table:table-cell table:style-name="Tableau21.A2" office:value-type="string">
            <text:p text:style-name="P10">Eclat de glace</text:p>
          </table:table-cell>
          <table:table-cell table:style-name="Tableau21.B2" office:value-type="string">
            <text:p text:style-name="P10">Ice shard</text:p>
          </table:table-cell>
          <table:table-cell table:style-name="Tableau21.B2" office:value-type="string">
            <text:p text:style-name="P66">10069</text:p>
          </table:table-cell>
          <table:table-cell table:style-name="Tableau21.D2" office:value-type="string">
            <text:p text:style-name="P21"> </text:p>
          </table:table-cell>
        </table:table-row>
        <table:table-row table:style-name="Tableau21.1">
          <table:table-cell table:style-name="Tableau21.A3" office:value-type="string">
            <text:p text:style-name="P10">Eclat de pierre</text:p>
          </table:table-cell>
          <table:table-cell table:style-name="Tableau21.B3" office:value-type="string">
            <text:p text:style-name="P10">Stone shard</text:p>
          </table:table-cell>
          <table:table-cell table:style-name="Tableau21.B3" office:value-type="string">
            <text:p text:style-name="P66">10071</text:p>
          </table:table-cell>
          <table:table-cell table:style-name="Tableau21.D3" office:value-type="string">
            <text:p text:style-name="P21"> </text:p>
          </table:table-cell>
        </table:table-row>
        <table:table-row table:style-name="Tableau21.1">
          <table:table-cell table:style-name="Tableau21.A2" office:value-type="string">
            <text:p text:style-name="P10">Effet Essence de Drake</text:p>
          </table:table-cell>
          <table:table-cell table:style-name="Tableau21.B2" office:value-type="string">
            <text:p text:style-name="P24">Essence of Drake</text:p>
          </table:table-cell>
          <table:table-cell table:style-name="Tableau21.B2" office:value-type="string">
            <text:p text:style-name="P66">10075</text:p>
          </table:table-cell>
          <table:table-cell table:style-name="Tableau21.D2" office:value-type="string">
            <text:p text:style-name="P21"> </text:p>
          </table:table-cell>
        </table:table-row>
        <table:table-row table:style-name="Tableau21.1">
          <table:table-cell table:style-name="Tableau21.A3" office:value-type="string">
            <text:p text:style-name="P10">Explosion importante</text:p>
          </table:table-cell>
          <table:table-cell table:style-name="Tableau21.B3" office:value-type="string">
            <text:p text:style-name="P10">Great explosion</text:p>
          </table:table-cell>
          <table:table-cell table:style-name="Tableau21.B3" office:value-type="string">
            <text:p text:style-name="P66">10050</text:p>
          </table:table-cell>
          <table:table-cell table:style-name="Tableau21.D3" office:value-type="string">
            <text:p text:style-name="P21"> </text:p>
          </table:table-cell>
        </table:table-row>
        <table:table-row table:style-name="Tableau21.1">
          <table:table-cell table:style-name="Tableau21.A2" office:value-type="string">
            <text:p text:style-name="P10">Explosion ridicule</text:p>
          </table:table-cell>
          <table:table-cell table:style-name="Tableau21.B2" office:value-type="string">
            <text:p text:style-name="P24">Small explosion</text:p>
          </table:table-cell>
          <table:table-cell table:style-name="Tableau21.B2" office:value-type="string">
            <text:p text:style-name="P30">10049</text:p>
          </table:table-cell>
          <table:table-cell table:style-name="Tableau21.D2" office:value-type="string">
            <text:p text:style-name="P28"> </text:p>
          </table:table-cell>
        </table:table-row>
        <table:table-row table:style-name="Tableau21.1">
          <table:table-cell table:style-name="Tableau21.A3" office:value-type="string">
            <text:p text:style-name="P24">Flamme</text:p>
          </table:table-cell>
          <table:table-cell table:style-name="Tableau21.B3" office:value-type="string">
            <text:p text:style-name="P10">Flak</text:p>
          </table:table-cell>
          <table:table-cell table:style-name="Tableau21.B3" office:value-type="string">
            <text:p text:style-name="P66">10052</text:p>
          </table:table-cell>
          <table:table-cell table:style-name="Tableau21.D3" office:value-type="string">
            <text:p text:style-name="P21"> </text:p>
          </table:table-cell>
        </table:table-row>
        <table:table-row table:style-name="Tableau21.1">
          <table:table-cell table:style-name="Tableau21.A2" office:value-type="string">
            <text:p text:style-name="P10">Malédiction</text:p>
          </table:table-cell>
          <table:table-cell table:style-name="Tableau21.B2" office:value-type="string">
            <text:p text:style-name="P10">Curse</text:p>
          </table:table-cell>
          <table:table-cell table:style-name="Tableau21.B2" office:value-type="string">
            <text:p text:style-name="P66">10055</text:p>
          </table:table-cell>
          <table:table-cell table:style-name="Tableau21.D2" office:value-type="string">
            <text:p text:style-name="P21"> </text:p>
          </table:table-cell>
        </table:table-row>
        <table:table-row table:style-name="Tableau21.1">
          <table:table-cell table:style-name="Tableau21.A3" office:value-type="string">
            <text:p text:style-name="P10">Nuage avec pluie de glace</text:p>
          </table:table-cell>
          <table:table-cell table:style-name="Tableau21.B3" office:value-type="string">
            <text:p text:style-name="P10">Effect glacier</text:p>
          </table:table-cell>
          <table:table-cell table:style-name="Tableau21.B3" office:value-type="string">
            <text:p text:style-name="P66">10338</text:p>
          </table:table-cell>
          <table:table-cell table:style-name="Tableau21.D3" office:value-type="string">
            <text:p text:style-name="P21"> </text:p>
          </table:table-cell>
        </table:table-row>
        <table:table-row table:style-name="Tableau21.1">
          <table:table-cell table:style-name="Tableau21.A2" office:value-type="string">
            <text:p text:style-name="P10">Nuage de pierre</text:p>
          </table:table-cell>
          <table:table-cell table:style-name="Tableau21.B2" office:value-type="string">
            <text:p text:style-name="P10">Rockfly</text:p>
          </table:table-cell>
          <table:table-cell table:style-name="Tableau21.B2" office:value-type="string">
            <text:p text:style-name="P66">10067</text:p>
          </table:table-cell>
          <table:table-cell table:style-name="Tableau21.D2" office:value-type="string">
            <text:p text:style-name="P21"> </text:p>
          </table:table-cell>
        </table:table-row>
        <table:table-row table:style-name="Tableau21.1">
          <table:table-cell table:style-name="Tableau21.A3" office:value-type="string">
            <text:p text:style-name="P10">Nuage de poison</text:p>
          </table:table-cell>
          <table:table-cell table:style-name="Tableau21.B3" office:value-type="string">
            <text:p text:style-name="P10">poison cloud</text:p>
          </table:table-cell>
          <table:table-cell table:style-name="Tableau21.B3" office:value-type="string">
            <text:p text:style-name="P66">10072</text:p>
          </table:table-cell>
          <table:table-cell table:style-name="Tableau21.D3" office:value-type="string">
            <text:p text:style-name="P21"> </text:p>
          </table:table-cell>
        </table:table-row>
        <table:table-row table:style-name="Tableau21.1">
          <table:table-cell table:style-name="Tableau21.A2" office:value-type="string">
            <text:p text:style-name="P10">Nuage de vapeur</text:p>
          </table:table-cell>
          <table:table-cell table:style-name="Tableau21.B2" office:value-type="string">
            <text:p text:style-name="P10">Ice cloud</text:p>
          </table:table-cell>
          <table:table-cell table:style-name="Tableau21.B2" office:value-type="string">
            <text:p text:style-name="P66">10068</text:p>
          </table:table-cell>
          <table:table-cell table:style-name="Tableau21.D2" office:value-type="string">
            <text:p text:style-name="P21"> </text:p>
          </table:table-cell>
        </table:table-row>
        <text:soft-page-break/>
        <table:table-row table:style-name="Tableau21.1">
          <table:table-cell table:style-name="Tableau21.A3" office:value-type="string">
            <text:p text:style-name="P10">Onde de choc</text:p>
          </table:table-cell>
          <table:table-cell table:style-name="Tableau21.B3" office:value-type="string">
            <text:p text:style-name="P10">Shockwave</text:p>
          </table:table-cell>
          <table:table-cell table:style-name="Tableau21.B3" office:value-type="string">
            <text:p text:style-name="P66">10048</text:p>
          </table:table-cell>
          <table:table-cell table:style-name="Tableau21.D3" office:value-type="string">
            <text:p text:style-name="P21"> </text:p>
          </table:table-cell>
        </table:table-row>
        <table:table-row table:style-name="Tableau21.1">
          <table:table-cell table:style-name="Tableau21.A2" office:value-type="string">
            <text:p text:style-name="P10">Pentagramme</text:p>
          </table:table-cell>
          <table:table-cell table:style-name="Tableau21.B2" office:value-type="string">
            <text:p text:style-name="P10">Pentacle</text:p>
          </table:table-cell>
          <table:table-cell table:style-name="Tableau21.B2" office:value-type="string">
            <text:p text:style-name="P66">10046</text:p>
          </table:table-cell>
          <table:table-cell table:style-name="Tableau21.D2" office:value-type="string">
            <text:p text:style-name="P21"> </text:p>
          </table:table-cell>
        </table:table-row>
        <table:table-row table:style-name="Tableau21.1">
          <table:table-cell table:style-name="Tableau21.A3" office:value-type="string">
            <text:p text:style-name="P10">Tempête de flamme</text:p>
          </table:table-cell>
          <table:table-cell table:style-name="Tableau21.B3" office:value-type="string">
            <text:p text:style-name="P10">Flak 2</text:p>
          </table:table-cell>
          <table:table-cell table:style-name="Tableau21.B3" office:value-type="string">
            <text:p text:style-name="P66">10051</text:p>
          </table:table-cell>
          <table:table-cell table:style-name="Tableau21.D3" office:value-type="string">
            <text:p text:style-name="P21"> </text:p>
          </table:table-cell>
        </table:table-row>
        <table:table-row table:style-name="Tableau21.1">
          <table:table-cell table:style-name="Tableau21.A2" office:value-type="string">
            <text:p text:style-name="P10"> </text:p>
          </table:table-cell>
          <table:table-cell table:style-name="Tableau21.B2" office:value-type="string">
            <text:p text:style-name="P10"> </text:p>
          </table:table-cell>
          <table:table-cell table:style-name="Tableau21.B2" office:value-type="string">
            <text:p text:style-name="P66">10041</text:p>
          </table:table-cell>
          <table:table-cell table:style-name="Tableau21.D2" office:value-type="string">
            <text:p text:style-name="P21"> </text:p>
          </table:table-cell>
        </table:table-row>
        <table:table-row table:style-name="Tableau21.1">
          <table:table-cell table:style-name="Tableau21.A3" office:value-type="string">
            <text:p text:style-name="P10">Avalanche de pierre</text:p>
          </table:table-cell>
          <table:table-cell table:style-name="Tableau21.B3" office:value-type="string">
            <text:p text:style-name="P10">Effect boulder</text:p>
          </table:table-cell>
          <table:table-cell table:style-name="Tableau21.B3" office:value-type="string">
            <text:p text:style-name="P66">10339</text:p>
          </table:table-cell>
          <table:table-cell table:style-name="Tableau21.D3" office:value-type="string">
            <text:p text:style-name="P21">X</text:p>
          </table:table-cell>
        </table:table-row>
        <table:table-row table:style-name="Tableau21.1">
          <table:table-cell table:style-name="Tableau21.A2" office:value-type="string">
            <text:p text:style-name="P10">Effet de tétrachoc</text:p>
          </table:table-cell>
          <table:table-cell table:style-name="Tableau21.B2" office:value-type="string">
            <text:p text:style-name="P10">Tetrachoc effect</text:p>
          </table:table-cell>
          <table:table-cell table:style-name="Tableau21.B2" office:value-type="string">
            <text:p text:style-name="P66">10074</text:p>
          </table:table-cell>
          <table:table-cell table:style-name="Tableau21.D2" office:value-type="string">
            <text:p text:style-name="P21">X</text:p>
          </table:table-cell>
        </table:table-row>
        <table:table-row table:style-name="Tableau21.1">
          <table:table-cell table:style-name="Tableau21.A3" office:value-type="string">
            <text:p text:style-name="P10">Enchevêtrement</text:p>
          </table:table-cell>
          <table:table-cell table:style-name="Tableau21.B3" office:value-type="string">
            <text:p text:style-name="P10">Effect entangle</text:p>
          </table:table-cell>
          <table:table-cell table:style-name="Tableau21.B3" office:value-type="string">
            <text:p text:style-name="P66">10337</text:p>
          </table:table-cell>
          <table:table-cell table:style-name="Tableau21.D3" office:value-type="string">
            <text:p text:style-name="P21">X</text:p>
          </table:table-cell>
        </table:table-row>
        <table:table-row table:style-name="Tableau21.1">
          <table:table-cell table:style-name="Tableau21.A2" office:value-type="string">
            <text:p text:style-name="P10">Fumée en cerlce</text:p>
          </table:table-cell>
          <table:table-cell table:style-name="Tableau21.B2" office:value-type="string">
            <text:p text:style-name="P10">Effect bless</text:p>
          </table:table-cell>
          <table:table-cell table:style-name="Tableau21.B2" office:value-type="string">
            <text:p text:style-name="P66">10336</text:p>
          </table:table-cell>
          <table:table-cell table:style-name="Tableau21.D2" office:value-type="string">
            <text:p text:style-name="P21">X</text:p>
          </table:table-cell>
        </table:table-row>
        <table:table-row table:style-name="Tableau21.1">
          <table:table-cell table:style-name="Tableau21.A3" office:value-type="string">
            <text:p text:style-name="P10">Météorite sur un pentagramme</text:p>
          </table:table-cell>
          <table:table-cell table:style-name="Tableau21.B3" office:value-type="string">
            <text:p text:style-name="P14">Effect meteor</text:p>
          </table:table-cell>
          <table:table-cell table:style-name="Tableau21.B3" office:value-type="string">
            <text:p text:style-name="P20">10341</text:p>
          </table:table-cell>
          <table:table-cell table:style-name="Tableau21.D3" office:value-type="string">
            <text:p text:style-name="P18">X</text:p>
          </table:table-cell>
        </table:table-row>
        <table:table-row table:style-name="Tableau21.30">
          <table:table-cell table:style-name="Tableau21.A30" office:value-type="string">
            <text:p text:style-name="P10">Porte dimensionnelle</text:p>
          </table:table-cell>
          <table:table-cell table:style-name="Tableau21.B30" office:value-type="string">
            <text:p text:style-name="P10">Effect gateway 1</text:p>
          </table:table-cell>
          <table:table-cell table:style-name="Tableau21.B30" office:value-type="string">
            <text:p text:style-name="P66">10340</text:p>
          </table:table-cell>
          <table:table-cell table:style-name="Tableau21.D30" office:value-type="string">
            <text:p text:style-name="P21">X</text:p>
          </table:table-cell>
        </table:table-row>
      </table:table>
      <text:p text:style-name="Standard"/>
      <text:list xml:id="list200741092027347" text:continue-numbering="true" text:style-name="WW8Num45">
        <text:list-item>
          <text:p text:style-name="P185"><text:bookmark-start text:name="__RefHeading__285_546538010"/><text:bookmark-start text:name="_Ref498381977"/><text:bookmark-start text:name="_Ref498380024"/>Compétences<text:bookmark-end text:name="__RefHeading__285_546538010"/><text:bookmark-end text:name="_Ref498381977"/></text:p>
          <text:list>
            <text:list-item>
              <text:p text:style-name="Titre_20_2_20_-_20_Appendices"><text:bookmark-start text:name="__RefHeading__287_546538010"/>Avertissement<text:bookmark-end text:name="__RefHeading__287_546538010"/></text:p>
            </text:list-item>
          </text:list>
        </text:list-item>
      </text:list>
      <text:p text:style-name="P156">Une compétence attribuée ne peut être retirée d’un personnage, faites attention si vous êtes amenés à modifier directement un joueur. Les compétences marquées d’un symbole X sont illégales, et ne doivent <text:span text:style-name="T7">jamais</text:span> être attribuées en dehors du serveur de test. Le non respect de cette règle peut entraîner la perte du statut d’animateur.</text:p>
      <text:list xml:id="list200742710615899" text:continue-numbering="true" text:style-name="WW8Num45">
        <text:list-item>
          <text:list>
            <text:list-item>
              <text:p text:style-name="Titre_20_2_20_-_20_Appendices"><text:bookmark-start text:name="__RefHeading__289_546538010"/>Liste<text:bookmark-end text:name="__RefHeading__289_546538010"/></text:p>
            </text:list-item>
          </text:list>
        </text:list-item>
      </text:list>
      <table:table table:name="Tableau22" table:style-name="Tableau22">
        <table:table-column table:style-name="Tableau22.A"/>
        <table:table-column table:style-name="Tableau22.B"/>
        <table:table-column table:style-name="Tableau22.C"/>
        <table:table-column table:style-name="Tableau22.D"/>
        <table:table-column table:style-name="Tableau22.E" table:number-columns-repeated="4"/>
        <table:table-column table:style-name="Tableau22.I"/>
        <table:table-row table:style-name="Tableau22.1">
          <table:table-cell table:style-name="Tableau22.A1" office:value-type="string">
            <text:p text:style-name="P84"><text:bookmark text:name="_Ref498382026"/>Nom en français<text:line-break/></text:p>
          </table:table-cell>
          <table:table-cell table:style-name="Tableau22.B1" office:value-type="string">
            <text:p text:style-name="P84">ID</text:p>
          </table:table-cell>
          <table:table-cell table:style-name="Tableau22.B1" office:value-type="string">
            <text:p text:style-name="P84">Entraîneur</text:p>
          </table:table-cell>
          <table:table-cell table:style-name="Tableau22.B1" office:value-type="string">
            <text:p text:style-name="P84">Niv</text:p>
          </table:table-cell>
          <table:table-cell table:style-name="Tableau22.B1" office:value-type="string">
            <text:p text:style-name="P89">FOR</text:p>
          </table:table-cell>
          <table:table-cell table:style-name="Tableau22.B1" office:value-type="string">
            <text:p text:style-name="P89">DEX</text:p>
          </table:table-cell>
          <table:table-cell table:style-name="Tableau22.B1" office:value-type="string">
            <text:p text:style-name="P89">INT</text:p>
          </table:table-cell>
          <table:table-cell table:style-name="Tableau22.B1" office:value-type="string">
            <text:p text:style-name="P89">SAG</text:p>
          </table:table-cell>
          <table:table-cell table:style-name="Tableau22.I1" office:value-type="string">
            <text:p text:style-name="P89">END</text:p>
          </table:table-cell>
        </table:table-row>
        <table:table-row table:style-name="Tableau22.1">
          <table:table-cell table:style-name="Tableau22.A2" office:value-type="string">
            <text:p text:style-name="P7">Attaque</text:p>
          </table:table-cell>
          <table:table-cell table:style-name="Tableau22.B2" office:value-type="string">
            <text:p text:style-name="P8">attack</text:p>
          </table:table-cell>
          <table:table-cell table:style-name="Tableau22.B2" office:value-type="string">
            <text:p text:style-name="P6"> ...</text:p>
          </table:table-cell>
          <table:table-cell table:style-name="Tableau22.B2" office:value-type="string">
            <text:p text:style-name="P9">-</text:p>
          </table:table-cell>
          <table:table-cell table:style-name="Tableau22.B2" office:value-type="string">
            <text:p text:style-name="P9">-</text:p>
          </table:table-cell>
          <table:table-cell table:style-name="Tableau22.B2" office:value-type="string">
            <text:p text:style-name="P9">-</text:p>
          </table:table-cell>
          <table:table-cell table:style-name="Tableau22.B2" office:value-type="string">
            <text:p text:style-name="P9">-</text:p>
          </table:table-cell>
          <table:table-cell table:style-name="Tableau22.B2" office:value-type="string">
            <text:p text:style-name="P9">-</text:p>
          </table:table-cell>
          <table:table-cell table:style-name="Tableau22.I2" office:value-type="string">
            <text:p text:style-name="P9">-</text:p>
          </table:table-cell>
        </table:table-row>
        <table:table-row table:style-name="Tableau22.1">
          <table:table-cell table:style-name="Tableau22.A3" office:value-type="string">
            <text:p text:style-name="P7">Esquive</text:p>
          </table:table-cell>
          <table:table-cell table:style-name="Tableau22.B3" office:value-type="string">
            <text:p text:style-name="P8">dodge</text:p>
          </table:table-cell>
          <table:table-cell table:style-name="Tableau22.C3" office:value-type="string">
            <text:p text:style-name="Standard"><text:span text:style-name="T20"> </text:span>...</text:p>
          </table:table-cell>
          <table:table-cell table:style-name="Tableau22.D3" office:value-type="string">
            <text:p text:style-name="P1">-</text:p>
          </table:table-cell>
          <table:table-cell table:style-name="Tableau22.E3" office:value-type="string">
            <text:p text:style-name="P1">-</text:p>
          </table:table-cell>
          <table:table-cell table:style-name="Tableau22.F3" office:value-type="string">
            <text:p text:style-name="P1">-</text:p>
          </table:table-cell>
          <table:table-cell table:style-name="Tableau22.G3" office:value-type="string">
            <text:p text:style-name="P1">-</text:p>
          </table:table-cell>
          <table:table-cell table:style-name="Tableau22.H3" office:value-type="string">
            <text:p text:style-name="P1">-</text:p>
          </table:table-cell>
          <table:table-cell table:style-name="Tableau22.I3" office:value-type="string">
            <text:p text:style-name="P1">-</text:p>
          </table:table-cell>
        </table:table-row>
        <table:table-row table:style-name="Tableau22.1">
          <table:table-cell table:style-name="Tableau22.A4" office:value-type="string">
            <text:p text:style-name="Standard">Coup assommant</text:p>
          </table:table-cell>
          <table:table-cell table:style-name="Tableau22.B4" office:value-type="string">
            <text:p text:style-name="P1">1</text:p>
          </table:table-cell>
          <table:table-cell table:style-name="Tableau22.B4" office:value-type="string">
            <text:p text:style-name="Standard">Ortanalas</text:p>
          </table:table-cell>
          <table:table-cell table:style-name="Tableau22.B4" office:value-type="string">
            <text:p text:style-name="P1">5</text:p>
          </table:table-cell>
          <table:table-cell table:style-name="Tableau22.B4" office:value-type="string">
            <text:p text:style-name="P1">35</text:p>
          </table:table-cell>
          <table:table-cell table:style-name="Tableau22.B4" office:value-type="string">
            <text:p text:style-name="P1">25</text:p>
          </table:table-cell>
          <table:table-cell table:style-name="Tableau22.B4" office:value-type="string">
            <text:p text:style-name="P119">-</text:p>
          </table:table-cell>
          <table:table-cell table:style-name="Tableau22.B4" office:value-type="string">
            <text:p text:style-name="P119">-</text:p>
          </table:table-cell>
          <table:table-cell table:style-name="Tableau22.I4" office:value-type="string">
            <text:p text:style-name="P119">-</text:p>
          </table:table-cell>
        </table:table-row>
        <table:table-row table:style-name="Tableau22.1">
          <table:table-cell table:style-name="Tableau22.A5" office:value-type="string">
            <text:p text:style-name="Standard">Coup puissant</text:p>
          </table:table-cell>
          <table:table-cell table:style-name="Tableau22.B5" office:value-type="string">
            <text:p text:style-name="P1">2</text:p>
          </table:table-cell>
          <table:table-cell table:style-name="Tableau22.C5" office:value-type="string">
            <text:p text:style-name="Standard">Jagar Kar, Arganor</text:p>
          </table:table-cell>
          <table:table-cell table:style-name="Tableau22.D5" office:value-type="string">
            <text:p text:style-name="P1">15</text:p>
          </table:table-cell>
          <table:table-cell table:style-name="Tableau22.E5" office:value-type="string">
            <text:p text:style-name="P1">50</text:p>
          </table:table-cell>
          <table:table-cell table:style-name="Tableau22.F5" office:value-type="string">
            <text:p text:style-name="P1">30</text:p>
          </table:table-cell>
          <table:table-cell table:style-name="Tableau22.G5" office:value-type="string">
            <text:p text:style-name="P119">-</text:p>
          </table:table-cell>
          <table:table-cell table:style-name="Tableau22.H5" office:value-type="string">
            <text:p text:style-name="P119">-</text:p>
          </table:table-cell>
          <table:table-cell table:style-name="Tableau22.I5" office:value-type="string">
            <text:p text:style-name="P119">-</text:p>
          </table:table-cell>
        </table:table-row>
        <table:table-row table:style-name="Tableau22.1">
          <table:table-cell table:style-name="Tableau22.A4" office:value-type="string">
            <text:p text:style-name="Standard">Premiers soins</text:p>
          </table:table-cell>
          <table:table-cell table:style-name="Tableau22.B4" office:value-type="string">
            <text:p text:style-name="P1">4</text:p>
          </table:table-cell>
          <table:table-cell table:style-name="Tableau22.B4" office:value-type="string">
            <text:p text:style-name="Standard">Morindin Tennglaw</text:p>
          </table:table-cell>
          <table:table-cell table:style-name="Tableau22.B4" office:value-type="string">
            <text:p text:style-name="P1">12</text:p>
          </table:table-cell>
          <table:table-cell table:style-name="Tableau22.B4" office:value-type="string">
            <text:p text:style-name="P119">-</text:p>
          </table:table-cell>
          <table:table-cell table:style-name="Tableau22.B4" office:value-type="string">
            <text:p text:style-name="P119">-</text:p>
          </table:table-cell>
          <table:table-cell table:style-name="Tableau22.B4" office:value-type="string">
            <text:p text:style-name="P1">20</text:p>
          </table:table-cell>
          <table:table-cell table:style-name="Tableau22.B4" office:value-type="string">
            <text:p text:style-name="P1">20</text:p>
          </table:table-cell>
          <table:table-cell table:style-name="Tableau22.I4" office:value-type="string">
            <text:p text:style-name="P119">-</text:p>
          </table:table-cell>
        </table:table-row>
        <table:table-row table:style-name="Tableau22.1">
          <table:table-cell table:style-name="Tableau22.A7" office:value-type="string">
            <text:p text:style-name="Standard">Parade</text:p>
          </table:table-cell>
          <table:table-cell table:style-name="Tableau22.B7" office:value-type="string">
            <text:p text:style-name="P1">8</text:p>
          </table:table-cell>
          <table:table-cell table:style-name="Tableau22.C7" office:value-type="string">
            <text:p text:style-name="Standard">Garnir</text:p>
          </table:table-cell>
          <table:table-cell table:style-name="Tableau22.D7" office:value-type="string">
            <text:p text:style-name="P1">10</text:p>
          </table:table-cell>
          <table:table-cell table:style-name="Tableau22.E7" office:value-type="string">
            <text:p text:style-name="P119">-</text:p>
          </table:table-cell>
          <table:table-cell table:style-name="Tableau22.F7" office:value-type="string">
            <text:p text:style-name="P1">30</text:p>
          </table:table-cell>
          <table:table-cell table:style-name="Tableau22.G7" office:value-type="string">
            <text:p text:style-name="P1">20</text:p>
          </table:table-cell>
          <table:table-cell table:style-name="Tableau22.H7" office:value-type="string">
            <text:p text:style-name="P119">-</text:p>
          </table:table-cell>
          <table:table-cell table:style-name="Tableau22.I7" office:value-type="string">
            <text:p text:style-name="P119">-</text:p>
          </table:table-cell>
        </table:table-row>
        <table:table-row table:style-name="Tableau22.1">
          <table:table-cell table:style-name="Tableau22.A4" office:value-type="string">
            <text:p text:style-name="Standard">Méditation</text:p>
          </table:table-cell>
          <table:table-cell table:style-name="Tableau22.B4" office:value-type="string">
            <text:p text:style-name="P1">9</text:p>
          </table:table-cell>
          <table:table-cell table:style-name="Tableau22.B4" office:value-type="string">
            <text:p text:style-name="Standard">Lantalir Glawtar</text:p>
          </table:table-cell>
          <table:table-cell table:style-name="Tableau22.B4" office:value-type="string">
            <text:p text:style-name="P1">16</text:p>
          </table:table-cell>
          <table:table-cell table:style-name="Tableau22.B4" office:value-type="string">
            <text:p text:style-name="P119">-</text:p>
          </table:table-cell>
          <table:table-cell table:style-name="Tableau22.B4" office:value-type="string">
            <text:p text:style-name="P119">-</text:p>
          </table:table-cell>
          <table:table-cell table:style-name="Tableau22.B4" office:value-type="string">
            <text:p text:style-name="P1">30</text:p>
          </table:table-cell>
          <table:table-cell table:style-name="Tableau22.B4" office:value-type="string">
            <text:p text:style-name="P1">30</text:p>
          </table:table-cell>
          <table:table-cell table:style-name="Tableau22.I4" office:value-type="string">
            <text:p text:style-name="P119">-</text:p>
          </table:table-cell>
        </table:table-row>
        <table:table-row table:style-name="Tableau22.1">
          <table:table-cell table:style-name="Tableau22.A9" office:value-type="string">
            <text:p text:style-name="P118">Cacher</text:p>
          </table:table-cell>
          <table:table-cell table:style-name="Tableau22.B9" office:value-type="string">
            <text:p text:style-name="P121">14</text:p>
          </table:table-cell>
          <table:table-cell table:style-name="Tableau22.C9" office:value-type="string">
            <text:p text:style-name="P120">Meltar Winterstorm</text:p>
          </table:table-cell>
          <table:table-cell table:style-name="Tableau22.D9" office:value-type="string">
            <text:p text:style-name="P121">???</text:p>
          </table:table-cell>
          <table:table-cell table:style-name="Tableau22.E9" office:value-type="string">
            <text:p text:style-name="P121">-</text:p>
          </table:table-cell>
          <table:table-cell table:style-name="Tableau22.F9" office:value-type="string">
            <text:p text:style-name="P121">-</text:p>
          </table:table-cell>
          <table:table-cell table:style-name="Tableau22.G9" office:value-type="string">
            <text:p text:style-name="P121">-</text:p>
          </table:table-cell>
          <table:table-cell table:style-name="Tableau22.H9" office:value-type="string">
            <text:p text:style-name="P121">-</text:p>
          </table:table-cell>
          <table:table-cell table:style-name="Tableau22.I9" office:value-type="string">
            <text:p text:style-name="P121">-</text:p>
          </table:table-cell>
        </table:table-row>
        <table:table-row table:style-name="Tableau22.1">
          <table:table-cell table:style-name="Tableau22.A4" office:value-type="string">
            <text:p text:style-name="P120">Voler</text:p>
          </table:table-cell>
          <table:table-cell table:style-name="Tableau22.B4" office:value-type="string">
            <text:p text:style-name="P121">15</text:p>
          </table:table-cell>
          <table:table-cell table:style-name="Tableau22.B4" office:value-type="string">
            <text:p text:style-name="P120">Baldric Iraelis</text:p>
          </table:table-cell>
          <table:table-cell table:style-name="Tableau22.B4" office:value-type="string">
            <text:p text:style-name="P8">17</text:p>
          </table:table-cell>
          <table:table-cell table:style-name="Tableau22.B4" office:value-type="string">
            <text:p text:style-name="P9">-</text:p>
          </table:table-cell>
          <table:table-cell table:style-name="Tableau22.B4" office:value-type="string">
            <text:p text:style-name="P8">50</text:p>
          </table:table-cell>
          <table:table-cell table:style-name="Tableau22.B4" office:value-type="string">
            <text:p text:style-name="P9">-</text:p>
          </table:table-cell>
          <table:table-cell table:style-name="Tableau22.B4" office:value-type="string">
            <text:p text:style-name="P9">-</text:p>
          </table:table-cell>
          <table:table-cell table:style-name="Tableau22.I4" office:value-type="string">
            <text:p text:style-name="P9">-</text:p>
          </table:table-cell>
        </table:table-row>
        <table:table-row table:style-name="Tableau22.1">
          <table:table-cell table:style-name="Tableau22.A11" office:value-type="string">
            <text:p text:style-name="P7">Faufiler</text:p>
          </table:table-cell>
          <table:table-cell table:style-name="Tableau22.B11" office:value-type="string">
            <text:p text:style-name="P8">16</text:p>
          </table:table-cell>
          <table:table-cell table:style-name="Tableau22.C11" office:value-type="string">
            <text:p text:style-name="P6">Dantalir the Bard</text:p>
          </table:table-cell>
          <table:table-cell table:style-name="Tableau22.D11" office:value-type="string">
            <text:p text:style-name="P1">???</text:p>
          </table:table-cell>
          <table:table-cell table:style-name="Tableau22.E11" office:value-type="string">
            <text:p text:style-name="P1">-</text:p>
          </table:table-cell>
          <table:table-cell table:style-name="Tableau22.F11" office:value-type="string">
            <text:p text:style-name="P1">75</text:p>
          </table:table-cell>
          <table:table-cell table:style-name="Tableau22.G11" office:value-type="string">
            <text:p text:style-name="P1">-</text:p>
          </table:table-cell>
          <table:table-cell table:style-name="Tableau22.H11" office:value-type="string">
            <text:p text:style-name="P1">-</text:p>
          </table:table-cell>
          <table:table-cell table:style-name="Tableau22.I11" office:value-type="string">
            <text:p text:style-name="P1">-</text:p>
          </table:table-cell>
        </table:table-row>
        <table:table-row table:style-name="Tableau22.1">
          <table:table-cell table:style-name="Tableau22.A4" office:value-type="string">
            <text:p text:style-name="P118">Chercher</text:p>
          </table:table-cell>
          <table:table-cell table:style-name="Tableau22.B4" office:value-type="string">
            <text:p text:style-name="P1">17</text:p>
          </table:table-cell>
          <table:table-cell table:style-name="Tableau22.B4" office:value-type="string">
            <text:p text:style-name="Standard">Chryseida Yolangda</text:p>
          </table:table-cell>
          <table:table-cell table:style-name="Tableau22.B4" office:value-type="string">
            <text:p text:style-name="P1">???</text:p>
          </table:table-cell>
          <table:table-cell table:style-name="Tableau22.B4" office:value-type="string">
            <text:p text:style-name="P1">-</text:p>
          </table:table-cell>
          <table:table-cell table:style-name="Tableau22.B4" office:value-type="string">
            <text:p text:style-name="P1">-</text:p>
          </table:table-cell>
          <table:table-cell table:style-name="Tableau22.B4" office:value-type="string">
            <text:p text:style-name="P1">25</text:p>
          </table:table-cell>
          <table:table-cell table:style-name="Tableau22.B4" office:value-type="string">
            <text:p text:style-name="P1">-</text:p>
          </table:table-cell>
          <table:table-cell table:style-name="Tableau22.I4" office:value-type="string">
            <text:p text:style-name="P1">-</text:p>
          </table:table-cell>
        </table:table-row>
        <table:table-row table:style-name="Tableau22.1">
          <table:table-cell table:style-name="Tableau22.A13" office:value-type="string">
            <text:p text:style-name="Standard">Crochetage de serrures</text:p>
          </table:table-cell>
          <table:table-cell table:style-name="Tableau22.B13" office:value-type="string">
            <text:p text:style-name="P1">26</text:p>
          </table:table-cell>
          <table:table-cell table:style-name="Tableau22.C13" office:value-type="string">
            <text:p text:style-name="Standard">Lyria</text:p>
          </table:table-cell>
          <table:table-cell table:style-name="Tableau22.D13" office:value-type="string">
            <text:p text:style-name="P1">12</text:p>
          </table:table-cell>
          <table:table-cell table:style-name="Tableau22.E13" office:value-type="string">
            <text:p text:style-name="P119">-</text:p>
          </table:table-cell>
          <table:table-cell table:style-name="Tableau22.F13" office:value-type="string">
            <text:p text:style-name="P1">40</text:p>
          </table:table-cell>
          <table:table-cell table:style-name="Tableau22.G13" office:value-type="string">
            <text:p text:style-name="P119">-</text:p>
          </table:table-cell>
          <table:table-cell table:style-name="Tableau22.H13" office:value-type="string">
            <text:p text:style-name="P119">-</text:p>
          </table:table-cell>
          <table:table-cell table:style-name="Tableau22.I13" office:value-type="string">
            <text:p text:style-name="P119">-</text:p>
          </table:table-cell>
        </table:table-row>
        <table:table-row table:style-name="Tableau22.1">
          <table:table-cell table:style-name="Tableau22.A4" office:value-type="string">
            <text:p text:style-name="Standard">Transpercer l'armure</text:p>
          </table:table-cell>
          <table:table-cell table:style-name="Tableau22.B4" office:value-type="string">
            <text:p text:style-name="P1">27</text:p>
          </table:table-cell>
          <table:table-cell table:style-name="Tableau22.B4" office:value-type="string">
            <text:p text:style-name="Standard">Adriana</text:p>
          </table:table-cell>
          <table:table-cell table:style-name="Tableau22.B4" office:value-type="string">
            <text:p text:style-name="P1">25</text:p>
          </table:table-cell>
          <table:table-cell table:style-name="Tableau22.B4" office:value-type="string">
            <text:p text:style-name="P1">75</text:p>
          </table:table-cell>
          <table:table-cell table:style-name="Tableau22.B4" office:value-type="string">
            <text:p text:style-name="P1">40</text:p>
          </table:table-cell>
          <table:table-cell table:style-name="Tableau22.B4" office:value-type="string">
            <text:p text:style-name="P1">30</text:p>
          </table:table-cell>
          <table:table-cell table:style-name="Tableau22.B4" office:value-type="string">
            <text:p text:style-name="P119">-</text:p>
          </table:table-cell>
          <table:table-cell table:style-name="Tableau22.I4" office:value-type="string">
            <text:p text:style-name="P119">-</text:p>
          </table:table-cell>
        </table:table-row>
        <table:table-row table:style-name="Tableau22.1">
          <table:table-cell table:style-name="Tableau22.A15" office:value-type="string">
            <text:p text:style-name="Standard">Coup d'œil</text:p>
          </table:table-cell>
          <table:table-cell table:style-name="Tableau22.B15" office:value-type="string">
            <text:p text:style-name="P1">28</text:p>
          </table:table-cell>
          <table:table-cell table:style-name="Tableau22.C15" office:value-type="string">
            <text:p text:style-name="Standard">Shadow</text:p>
          </table:table-cell>
          <table:table-cell table:style-name="Tableau22.D15" office:value-type="string">
            <text:p text:style-name="P1">5</text:p>
          </table:table-cell>
          <table:table-cell table:style-name="Tableau22.E15" office:value-type="string">
            <text:p text:style-name="P119">-</text:p>
          </table:table-cell>
          <table:table-cell table:style-name="Tableau22.F15" office:value-type="string">
            <text:p text:style-name="P1">30</text:p>
          </table:table-cell>
          <table:table-cell table:style-name="Tableau22.G15" office:value-type="string">
            <text:p text:style-name="P119">-</text:p>
          </table:table-cell>
          <table:table-cell table:style-name="Tableau22.H15" office:value-type="string">
            <text:p text:style-name="P119">-</text:p>
          </table:table-cell>
          <table:table-cell table:style-name="Tableau22.I15" office:value-type="string">
            <text:p text:style-name="P119">-</text:p>
          </table:table-cell>
        </table:table-row>
        <table:table-row table:style-name="Tableau22.1">
          <table:table-cell table:style-name="Tableau22.A4" office:value-type="string">
            <text:p text:style-name="Standard">Guérison rapide</text:p>
          </table:table-cell>
          <table:table-cell table:style-name="Tableau22.B4" office:value-type="string">
            <text:p text:style-name="P1">29</text:p>
          </table:table-cell>
          <table:table-cell table:style-name="Tableau22.B4" office:value-type="string">
            <text:p text:style-name="Standard">Mhorgwloth</text:p>
          </table:table-cell>
          <table:table-cell table:style-name="Tableau22.B4" office:value-type="string">
            <text:p text:style-name="P1">30</text:p>
          </table:table-cell>
          <table:table-cell table:style-name="Tableau22.B4" office:value-type="string">
            <text:p text:style-name="P119">-</text:p>
          </table:table-cell>
          <table:table-cell table:style-name="Tableau22.B4" office:value-type="string">
            <text:p text:style-name="P119">-</text:p>
          </table:table-cell>
          <table:table-cell table:style-name="Tableau22.B4" office:value-type="string">
            <text:p text:style-name="P119">-</text:p>
          </table:table-cell>
          <table:table-cell table:style-name="Tableau22.B4" office:value-type="string">
            <text:p text:style-name="P119">-</text:p>
          </table:table-cell>
          <table:table-cell table:style-name="Tableau22.I4" office:value-type="string">
            <text:p text:style-name="P1">80</text:p>
          </table:table-cell>
        </table:table-row>
        <table:table-row table:style-name="Tableau22.1">
          <table:table-cell table:style-name="Tableau22.A17" office:value-type="string">
            <text:p text:style-name="P118">Archerie</text:p>
          </table:table-cell>
          <table:table-cell table:style-name="Tableau22.B17" office:value-type="string">
            <text:p text:style-name="P1">35</text:p>
          </table:table-cell>
          <table:table-cell table:style-name="Tableau22.C17" office:value-type="string">
            <text:p text:style-name="Standard">...</text:p>
          </table:table-cell>
          <table:table-cell table:style-name="Tableau22.D17" office:value-type="string">
            <text:p text:style-name="P1">-</text:p>
          </table:table-cell>
          <table:table-cell table:style-name="Tableau22.E17" office:value-type="string">
            <text:p text:style-name="P1">-</text:p>
          </table:table-cell>
          <table:table-cell table:style-name="Tableau22.F17" office:value-type="string">
            <text:p text:style-name="P1">-</text:p>
          </table:table-cell>
          <table:table-cell table:style-name="Tableau22.G17" office:value-type="string">
            <text:p text:style-name="P1">-</text:p>
          </table:table-cell>
          <table:table-cell table:style-name="Tableau22.H17" office:value-type="string">
            <text:p text:style-name="P1">-</text:p>
          </table:table-cell>
          <table:table-cell table:style-name="Tableau22.I17" office:value-type="string">
            <text:p text:style-name="P1">-</text:p>
          </table:table-cell>
        </table:table-row>
      </table:table>
      <text:list xml:id="list200740893390236" text:continue-numbering="true" text:style-name="WW8Num45">
        <text:list-item>
          <text:p text:style-name="P185"><text:bookmark-start text:name="__RefHeading__291_546538010"/>Monstres<text:bookmark-end text:name="_Ref498380024"/><text:bookmark-end text:name="__RefHeading__291_546538010"/></text:p>
          <text:list>
            <text:list-item>
              <text:p text:style-name="Titre_20_2_20_-_20_Appendices"><text:bookmark-start text:name="__RefHeading__293_546538010"/>Classement alphabétique<text:bookmark-end text:name="__RefHeading__293_546538010"/></text:p>
            </text:list-item>
          </text:list>
        </text:list-item>
      </text:list>
      <text:p text:style-name="Standard"/>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office:value-type="string">
            <text:p text:style-name="P97">Nom en français</text:p>
          </table:table-cell>
          <table:table-cell table:style-name="Tableau23.B1" office:value-type="string">
            <text:p text:style-name="P97">Référence PNJ <text:line-break/>(teleport to npc)</text:p>
          </table:table-cell>
          <table:table-cell table:style-name="Tableau23.B1" office:value-type="string">
            <text:p text:style-name="P97">Nom d'invocation</text:p>
          </table:table-cell>
          <table:table-cell table:style-name="Tableau23.D1" office:value-type="string">
            <text:p text:style-name="P97">Type/Lieu</text:p>
          </table:table-cell>
        </table:table-row>
        <table:table-row table:style-name="Tableau23.2">
          <table:table-cell table:style-name="Tableau23.A2" office:value-type="string">
            <text:p text:style-name="P68">Abeille tueuse</text:p>
          </table:table-cell>
          <table:table-cell table:style-name="Tableau23.B2" office:value-type="string">
            <text:p text:style-name="P69">Death stinger</text:p>
          </table:table-cell>
          <table:table-cell table:style-name="Tableau23.B2" office:value-type="string">
            <text:p text:style-name="P69">Death stinger</text:p>
          </table:table-cell>
          <table:table-cell table:style-name="Tableau23.D2" office:value-type="string">
            <text:p text:style-name="P69">Raven's Dust</text:p>
          </table:table-cell>
        </table:table-row>
        <table:table-row table:style-name="Tableau23.2">
          <table:table-cell table:style-name="Tableau23.A3" office:value-type="string">
            <text:p text:style-name="P69">Adriana</text:p>
          </table:table-cell>
          <table:table-cell table:style-name="Tableau23.B3" office:value-type="string">
            <text:p text:style-name="P69">Adriana</text:p>
          </table:table-cell>
          <table:table-cell table:style-name="Tableau23.B3" office:value-type="string">
            <text:p text:style-name="P69">Adriana</text:p>
          </table:table-cell>
          <table:table-cell table:style-name="Tableau23.D3" office:value-type="string">
            <text:p text:style-name="P69">PNJ (1585, 2528, 0)</text:p>
          </table:table-cell>
        </table:table-row>
        <table:table-row table:style-name="Tableau23.2">
          <table:table-cell table:style-name="Tableau23.A2" office:value-type="string">
            <text:p text:style-name="P69">Aloysius Starbolt</text:p>
          </table:table-cell>
          <table:table-cell table:style-name="Tableau23.B2" office:value-type="string">
            <text:p text:style-name="P69">Aloysius Starbolt</text:p>
          </table:table-cell>
          <table:table-cell table:style-name="Tableau23.B2" office:value-type="string">
            <text:p text:style-name="P69">Aloysius Starbolt</text:p>
          </table:table-cell>
          <table:table-cell table:style-name="Tableau23.D2" office:value-type="string">
            <text:p text:style-name="P69">PNJ (1342, 2380, 0)</text:p>
          </table:table-cell>
        </table:table-row>
        <table:table-row table:style-name="Tableau23.2">
          <table:table-cell table:style-name="Tableau23.A3" office:value-type="string">
            <text:p text:style-name="P69">Amandra</text:p>
          </table:table-cell>
          <table:table-cell table:style-name="Tableau23.B3" office:value-type="string">
            <text:p text:style-name="P69">Amandra</text:p>
          </table:table-cell>
          <table:table-cell table:style-name="Tableau23.B3" office:value-type="string">
            <text:p text:style-name="P69">Amandra</text:p>
          </table:table-cell>
          <table:table-cell table:style-name="Tableau23.D3" office:value-type="string">
            <text:p text:style-name="P69">PNJ (1584, 2518, 0)</text:p>
          </table:table-cell>
        </table:table-row>
        <table:table-row table:style-name="Tableau23.2">
          <table:table-cell table:style-name="Tableau23.A2" office:value-type="string">
            <text:p text:style-name="P69">Annabelle</text:p>
          </table:table-cell>
          <table:table-cell table:style-name="Tableau23.B2" office:value-type="string">
            <text:p text:style-name="P69">Annabelle</text:p>
          </table:table-cell>
          <table:table-cell table:style-name="Tableau23.B2" office:value-type="string">
            <text:p text:style-name="P69">Annabelle</text:p>
          </table:table-cell>
          <table:table-cell table:style-name="Tableau23.D2" office:value-type="string">
            <text:p text:style-name="P69">PNJ (1551, 205, 0)</text:p>
          </table:table-cell>
        </table:table-row>
        <table:table-row table:style-name="Tableau23.2">
          <table:table-cell table:style-name="Tableau23.A3" office:value-type="string">
            <text:p text:style-name="P69">Anrak</text:p>
          </table:table-cell>
          <table:table-cell table:style-name="Tableau23.B3" office:value-type="string">
            <text:p text:style-name="P69">Anrak</text:p>
          </table:table-cell>
          <table:table-cell table:style-name="Tableau23.B3" office:value-type="string">
            <text:p text:style-name="P69">?</text:p>
          </table:table-cell>
          <table:table-cell table:style-name="Tableau23.D3" office:value-type="string">
            <text:p text:style-name="P69"> </text:p>
          </table:table-cell>
        </table:table-row>
        <table:table-row table:style-name="Tableau23.2">
          <table:table-cell table:style-name="Tableau23.A2" office:value-type="string">
            <text:p text:style-name="P69">Anthropophage</text:p>
          </table:table-cell>
          <table:table-cell table:style-name="Tableau23.B2" office:value-type="string">
            <text:p text:style-name="P69">Flesh eater</text:p>
          </table:table-cell>
          <table:table-cell table:style-name="Tableau23.B2" office:value-type="string">
            <text:p text:style-name="P69">Flesh eater</text:p>
          </table:table-cell>
          <table:table-cell table:style-name="Tableau23.D2" office:value-type="string">
            <text:p text:style-name="P69">Raven's Dust</text:p>
          </table:table-cell>
        </table:table-row>
        <table:table-row table:style-name="Tableau23.2">
          <table:table-cell table:style-name="Tableau23.A3" office:value-type="string">
            <text:p text:style-name="P69">Antilope</text:p>
          </table:table-cell>
          <table:table-cell table:style-name="Tableau23.B3" office:value-type="string">
            <text:p text:style-name="P69">Antelope</text:p>
          </table:table-cell>
          <table:table-cell table:style-name="Tableau23.B3" office:value-type="string">
            <text:p text:style-name="P69">Antelope</text:p>
          </table:table-cell>
          <table:table-cell table:style-name="Tableau23.D3" office:value-type="string">
            <text:p text:style-name="P69">Animal</text:p>
          </table:table-cell>
        </table:table-row>
        <table:table-row table:style-name="Tableau23.2">
          <table:table-cell table:style-name="Tableau23.A2" office:value-type="string">
            <text:p text:style-name="P69">Araf'Kul</text:p>
          </table:table-cell>
          <table:table-cell table:style-name="Tableau23.B2" office:value-type="string">
            <text:p text:style-name="P69">Araf'Kul</text:p>
          </table:table-cell>
          <table:table-cell table:style-name="Tableau23.B2" office:value-type="string">
            <text:p text:style-name="P69">Araf Kul</text:p>
          </table:table-cell>
          <table:table-cell table:style-name="Tableau23.D2" office:value-type="string">
            <text:p text:style-name="P69">Arakas (Boss)</text:p>
          </table:table-cell>
        </table:table-row>
        <table:table-row table:style-name="Tableau23.2">
          <table:table-cell table:style-name="Tableau23.A3" office:value-type="string">
            <text:p text:style-name="P69">Araignée géante</text:p>
          </table:table-cell>
          <table:table-cell table:style-name="Tableau23.B3" office:value-type="string">
            <text:p text:style-name="P68">Giant spider</text:p>
          </table:table-cell>
          <table:table-cell table:style-name="Tableau23.B3" office:value-type="string">
            <text:p text:style-name="P68">Giant spider</text:p>
          </table:table-cell>
          <table:table-cell table:style-name="Tableau23.D3" office:value-type="string">
            <text:p text:style-name="P68">Arakas</text:p>
          </table:table-cell>
        </table:table-row>
        <table:table-row table:style-name="Tableau23.2">
          <table:table-cell table:style-name="Tableau23.A2" office:value-type="string">
            <text:p text:style-name="P68">Araignée noire</text:p>
          </table:table-cell>
          <table:table-cell table:style-name="Tableau23.B2" office:value-type="string">
            <text:p text:style-name="P70">Dark spider</text:p>
          </table:table-cell>
          <table:table-cell table:style-name="Tableau23.B2" office:value-type="string">
            <text:p text:style-name="P70">Dark spider</text:p>
          </table:table-cell>
          <table:table-cell table:style-name="Tableau23.D2" office:value-type="string">
            <text:p text:style-name="P70">Arakas</text:p>
          </table:table-cell>
        </table:table-row>
        <table:table-row table:style-name="Tableau23.2">
          <table:table-cell table:style-name="Tableau23.A3" office:value-type="string">
            <text:p text:style-name="P70">Araknor</text:p>
          </table:table-cell>
          <table:table-cell table:style-name="Tableau23.B3" office:value-type="string">
            <text:p text:style-name="P70">Araknor</text:p>
          </table:table-cell>
          <table:table-cell table:style-name="Tableau23.B3" office:value-type="string">
            <text:p text:style-name="P68">Araknor</text:p>
          </table:table-cell>
          <table:table-cell table:style-name="Tableau23.D3" office:value-type="string">
            <text:p text:style-name="P68">PNJ (2981, 1035, 0)</text:p>
          </table:table-cell>
        </table:table-row>
        <table:table-row table:style-name="Tableau23.2">
          <table:table-cell table:style-name="Tableau23.A2" office:value-type="string">
            <text:p text:style-name="P68">Arbre démoniaque</text:p>
          </table:table-cell>
          <table:table-cell table:style-name="Tableau23.B2" office:value-type="string">
            <text:p text:style-name="P69">Demon tree</text:p>
          </table:table-cell>
          <table:table-cell table:style-name="Tableau23.B2" office:value-type="string">
            <text:p text:style-name="P69">Demon tree</text:p>
          </table:table-cell>
          <table:table-cell table:style-name="Tableau23.D2" office:value-type="string">
            <text:p text:style-name="P69">Raven's Dust</text:p>
          </table:table-cell>
        </table:table-row>
        <table:table-row table:style-name="Tableau23.2">
          <table:table-cell table:style-name="Tableau23.A3" office:value-type="string">
            <text:p text:style-name="P69">Arganor Iargh</text:p>
          </table:table-cell>
          <table:table-cell table:style-name="Tableau23.B3" office:value-type="string">
            <text:p text:style-name="P69">Arganor Iargh</text:p>
          </table:table-cell>
          <table:table-cell table:style-name="Tableau23.B3" office:value-type="string">
            <text:p text:style-name="P69">Arganor Iargh</text:p>
          </table:table-cell>
          <table:table-cell table:style-name="Tableau23.D3" office:value-type="string">
            <text:p text:style-name="P68">PNJ (1689, 1232, 0)</text:p>
          </table:table-cell>
        </table:table-row>
        <table:table-row table:style-name="Tableau23.2">
          <table:table-cell table:style-name="Tableau23.A2" office:value-type="string">
            <text:p text:style-name="P68">Asarr</text:p>
          </table:table-cell>
          <table:table-cell table:style-name="Tableau23.B2" office:value-type="string">
            <text:p text:style-name="P68">Asarr</text:p>
          </table:table-cell>
          <table:table-cell table:style-name="Tableau23.B2" office:value-type="string">
            <text:p text:style-name="P68">Asarr</text:p>
          </table:table-cell>
          <table:table-cell table:style-name="Tableau23.D2" office:value-type="string">
            <text:p text:style-name="P68">PNJ (2139, 1226, 0)</text:p>
          </table:table-cell>
        </table:table-row>
        <table:table-row table:style-name="Tableau23.2">
          <table:table-cell table:style-name="Tableau23.A3" office:value-type="string">
            <text:p text:style-name="P68">Assassin</text:p>
          </table:table-cell>
          <table:table-cell table:style-name="Tableau23.B3" office:value-type="string">
            <text:p text:style-name="P68">Assassin</text:p>
          </table:table-cell>
          <table:table-cell table:style-name="Tableau23.B3" office:value-type="string">
            <text:p text:style-name="P68">Assassin</text:p>
          </table:table-cell>
          <table:table-cell table:style-name="Tableau23.D3" office:value-type="string">
            <text:p text:style-name="P68">Arakas</text:p>
          </table:table-cell>
        </table:table-row>
        <table:table-row table:style-name="Tableau23.2">
          <table:table-cell table:style-name="Tableau23.A2" office:value-type="string">
            <text:p text:style-name="P68">Assassin masqué de Shadeen</text:p>
          </table:table-cell>
          <table:table-cell table:style-name="Tableau23.B2" office:value-type="string">
            <text:p text:style-name="P69">Shadeen's masked assassin</text:p>
          </table:table-cell>
          <table:table-cell table:style-name="Tableau23.B2" office:value-type="string">
            <text:p text:style-name="P69">?</text:p>
          </table:table-cell>
          <table:table-cell table:style-name="Tableau23.D2" office:value-type="string">
            <text:p text:style-name="P69"> </text:p>
          </table:table-cell>
        </table:table-row>
        <table:table-row table:style-name="Tableau23.2">
          <table:table-cell table:style-name="Tableau23.A3" office:value-type="string">
            <text:p text:style-name="P69">Assyst Anter</text:p>
          </table:table-cell>
          <table:table-cell table:style-name="Tableau23.B3" office:value-type="string">
            <text:p text:style-name="P69">Assyst Anter</text:p>
          </table:table-cell>
          <table:table-cell table:style-name="Tableau23.B3" office:value-type="string">
            <text:p text:style-name="P69">Assyst Anter</text:p>
          </table:table-cell>
          <table:table-cell table:style-name="Tableau23.D3" office:value-type="string">
            <text:p text:style-name="P69">PNJ (1639, 1191, 0)</text:p>
          </table:table-cell>
        </table:table-row>
        <table:table-row table:style-name="Tableau23.2">
          <table:table-cell table:style-name="Tableau23.A2" office:value-type="string">
            <text:p text:style-name="P69">Atrocité</text:p>
          </table:table-cell>
          <table:table-cell table:style-name="Tableau23.B2" office:value-type="string">
            <text:p text:style-name="P69">Atrocity</text:p>
          </table:table-cell>
          <table:table-cell table:style-name="Tableau23.B2" office:value-type="string">
            <text:p text:style-name="P69">Atrocity</text:p>
          </table:table-cell>
          <table:table-cell table:style-name="Tableau23.D2" office:value-type="string">
            <text:p text:style-name="P69">Arakas</text:p>
          </table:table-cell>
        </table:table-row>
        <table:table-row table:style-name="Tableau23.2">
          <table:table-cell table:style-name="Tableau23.A3" office:value-type="string">
            <text:p text:style-name="P69">Baldric Iraelis</text:p>
          </table:table-cell>
          <table:table-cell table:style-name="Tableau23.B3" office:value-type="string">
            <text:p text:style-name="P69">Baldric Silverknife</text:p>
          </table:table-cell>
          <table:table-cell table:style-name="Tableau23.B3" office:value-type="string">
            <text:p text:style-name="P69">Baldric Silverknife</text:p>
          </table:table-cell>
          <table:table-cell table:style-name="Tableau23.D3" office:value-type="string">
            <text:p text:style-name="P69">PNJ (1573, 2551, 0)</text:p>
          </table:table-cell>
        </table:table-row>
        <table:table-row table:style-name="Tableau23.2">
          <table:table-cell table:style-name="Tableau23.A2" office:value-type="string">
            <text:p text:style-name="P69">Balork</text:p>
          </table:table-cell>
          <table:table-cell table:style-name="Tableau23.B2" office:value-type="string">
            <text:p text:style-name="P69">Balork</text:p>
          </table:table-cell>
          <table:table-cell table:style-name="Tableau23.B2" office:value-type="string">
            <text:p text:style-name="P69">Balork</text:p>
          </table:table-cell>
          <table:table-cell table:style-name="Tableau23.D2" office:value-type="string">
            <text:p text:style-name="P69">PNJ (235, 452, 1)</text:p>
          </table:table-cell>
        </table:table-row>
        <table:table-row table:style-name="Tableau23.2">
          <table:table-cell table:style-name="Tableau23.A3" office:value-type="string">
            <text:p text:style-name="P69">Bane Gwengad</text:p>
          </table:table-cell>
          <table:table-cell table:style-name="Tableau23.B3" office:value-type="string">
            <text:p text:style-name="P69">Bane Blackblood</text:p>
          </table:table-cell>
          <table:table-cell table:style-name="Tableau23.B3" office:value-type="string">
            <text:p text:style-name="P69">Bane Blackblood</text:p>
          </table:table-cell>
          <table:table-cell table:style-name="Tableau23.D3" office:value-type="string">
            <text:p text:style-name="P69">PNJ (328, 1638, 0)</text:p>
          </table:table-cell>
        </table:table-row>
        <table:table-row table:style-name="Tableau23.2">
          <table:table-cell table:style-name="Tableau23.A2" office:value-type="string">
            <text:p text:style-name="P70">Belagan</text:p>
          </table:table-cell>
          <table:table-cell table:style-name="Tableau23.B2" office:value-type="string">
            <text:p text:style-name="P70">Belagan</text:p>
          </table:table-cell>
          <table:table-cell table:style-name="Tableau23.B2" office:value-type="string">
            <text:p text:style-name="P70">Belagan</text:p>
          </table:table-cell>
          <table:table-cell table:style-name="Tableau23.D2" office:value-type="string">
            <text:p text:style-name="P68">PNJ (1598, 2539, 0)</text:p>
          </table:table-cell>
        </table:table-row>
        <table:table-row table:style-name="Tableau23.2">
          <table:table-cell table:style-name="Tableau23.A3" office:value-type="string">
            <text:p text:style-name="P68">Bend Hayjes le pourri</text:p>
          </table:table-cell>
          <table:table-cell table:style-name="Tableau23.B3" office:value-type="string">
            <text:p text:style-name="P69">Bend Hayjes the rotten</text:p>
          </table:table-cell>
          <table:table-cell table:style-name="Tableau23.B3" office:value-type="string">
            <text:p text:style-name="P69">Bend Hayjes the rotten</text:p>
          </table:table-cell>
          <table:table-cell table:style-name="Tableau23.D3" office:value-type="string">
            <text:p text:style-name="P69">Raven's Dust (Boss)</text:p>
          </table:table-cell>
        </table:table-row>
        <table:table-row table:style-name="Tableau23.2">
          <table:table-cell table:style-name="Tableau23.A2" office:value-type="string">
            <text:p text:style-name="P71">Blaarg Pedista</text:p>
          </table:table-cell>
          <table:table-cell table:style-name="Tableau23.B2" office:value-type="string">
            <text:p text:style-name="P71">Blaarg Toemangler</text:p>
          </table:table-cell>
          <table:table-cell table:style-name="Tableau23.B2" office:value-type="string">
            <text:p text:style-name="P69">Blaarg Toemangler</text:p>
          </table:table-cell>
          <table:table-cell table:style-name="Tableau23.D2" office:value-type="string">
            <text:p text:style-name="P69">Raven's Dust (Boss)</text:p>
          </table:table-cell>
        </table:table-row>
        <table:table-row table:style-name="Tableau23.2">
          <table:table-cell table:style-name="Tableau23.A3" office:value-type="string">
            <text:p text:style-name="P69">Blob</text:p>
          </table:table-cell>
          <table:table-cell table:style-name="Tableau23.B3" office:value-type="string">
            <text:p text:style-name="P69">Acid slime</text:p>
          </table:table-cell>
          <table:table-cell table:style-name="Tableau23.B3" office:value-type="string">
            <text:p text:style-name="P69">Acid slime</text:p>
          </table:table-cell>
          <table:table-cell table:style-name="Tableau23.D3" office:value-type="string">
            <text:p text:style-name="P69">Raven's Dust</text:p>
          </table:table-cell>
        </table:table-row>
        <table:table-row table:style-name="Tableau23.2">
          <table:table-cell table:style-name="Tableau23.A2" office:value-type="string">
            <text:p text:style-name="P69">Boreas</text:p>
          </table:table-cell>
          <table:table-cell table:style-name="Tableau23.B2" office:value-type="string">
            <text:p text:style-name="P69">Boreas</text:p>
          </table:table-cell>
          <table:table-cell table:style-name="Tableau23.B2" office:value-type="string">
            <text:p text:style-name="P69">Boreas</text:p>
          </table:table-cell>
          <table:table-cell table:style-name="Tableau23.D2" office:value-type="string">
            <text:p text:style-name="P69">PNJ (1525, 2562, 0)</text:p>
          </table:table-cell>
        </table:table-row>
        <table:table-row table:style-name="Tableau23.2">
          <table:table-cell table:style-name="Tableau23.A3" office:value-type="string">
            <text:p text:style-name="P68">Boroar le chevalier</text:p>
          </table:table-cell>
          <table:table-cell table:style-name="Tableau23.B3" office:value-type="string">
            <text:p text:style-name="P69">Boroar the Knight</text:p>
          </table:table-cell>
          <table:table-cell table:style-name="Tableau23.B3" office:value-type="string">
            <text:p text:style-name="P69">Boroar the Knight</text:p>
          </table:table-cell>
          <table:table-cell table:style-name="Tableau23.D3" office:value-type="string">
            <text:p text:style-name="P69">PNJ (1799, 1252, 0)</text:p>
          </table:table-cell>
        </table:table-row>
        <table:table-row table:style-name="Tableau23.2">
          <table:table-cell table:style-name="Tableau23.A2" office:value-type="string">
            <text:p text:style-name="P69">Bouffon morbide</text:p>
          </table:table-cell>
          <table:table-cell table:style-name="Tableau23.B2" office:value-type="string">
            <text:p text:style-name="P69">Death Jester</text:p>
          </table:table-cell>
          <table:table-cell table:style-name="Tableau23.B2" office:value-type="string">
            <text:p text:style-name="P69">Death Jester</text:p>
          </table:table-cell>
          <table:table-cell table:style-name="Tableau23.D2" office:value-type="string">
            <text:p text:style-name="P69">PNJ (183, 2328, 1)</text:p>
          </table:table-cell>
        </table:table-row>
        <table:table-row table:style-name="Tableau23.2">
          <table:table-cell table:style-name="Tableau23.A3" office:value-type="string">
            <text:p text:style-name="P69">Bourgmestre Sunrock</text:p>
          </table:table-cell>
          <table:table-cell table:style-name="Tableau23.B3" office:value-type="string">
            <text:p text:style-name="P69">Lord Sunrock</text:p>
          </table:table-cell>
          <table:table-cell table:style-name="Tableau23.B3" office:value-type="string">
            <text:p text:style-name="P69">Lord Sunrock</text:p>
          </table:table-cell>
          <table:table-cell table:style-name="Tableau23.D3" office:value-type="string">
            <text:p text:style-name="P69">PNJ (1609, 1181, 0)</text:p>
          </table:table-cell>
        </table:table-row>
        <table:table-row table:style-name="Tableau23.2">
          <table:table-cell table:style-name="Tableau23.A2" office:value-type="string">
            <text:p text:style-name="P69">Brath le Fétide</text:p>
          </table:table-cell>
          <table:table-cell table:style-name="Tableau23.B2" office:value-type="string">
            <text:p text:style-name="P69">Stinkbreath</text:p>
          </table:table-cell>
          <table:table-cell table:style-name="Tableau23.B2" office:value-type="string">
            <text:p text:style-name="P69">Stinkbreath</text:p>
          </table:table-cell>
          <table:table-cell table:style-name="Tableau23.D2" office:value-type="string">
            <text:p text:style-name="P69">PNJ (941, 1048, 2)</text:p>
          </table:table-cell>
        </table:table-row>
        <table:table-row table:style-name="Tableau23.2">
          <table:table-cell table:style-name="Tableau23.A3" office:value-type="string">
            <text:p text:style-name="P69">Brigand</text:p>
          </table:table-cell>
          <table:table-cell table:style-name="Tableau23.B3" office:value-type="string">
            <text:p text:style-name="P70">Brigand</text:p>
          </table:table-cell>
          <table:table-cell table:style-name="Tableau23.B3" office:value-type="string">
            <text:p text:style-name="P70">Brigand</text:p>
          </table:table-cell>
          <table:table-cell table:style-name="Tableau23.D3" office:value-type="string">
            <text:p text:style-name="P70">Arakas</text:p>
          </table:table-cell>
        </table:table-row>
        <table:table-row table:style-name="Tableau23.2">
          <table:table-cell table:style-name="Tableau23.A2" office:value-type="string">
            <text:p text:style-name="P70">Bugar Sakkor</text:p>
          </table:table-cell>
          <table:table-cell table:style-name="Tableau23.B2" office:value-type="string">
            <text:p text:style-name="P70">Bugar pouchsnatcher</text:p>
          </table:table-cell>
          <table:table-cell table:style-name="Tableau23.B2" office:value-type="string">
            <text:p text:style-name="P69">Bugar pouchsnatcher</text:p>
          </table:table-cell>
          <table:table-cell table:style-name="Tableau23.D2" office:value-type="string">
            <text:p text:style-name="P69">Raven's Dust (Boss)</text:p>
          </table:table-cell>
        </table:table-row>
        <table:table-row table:style-name="Tableau23.2">
          <table:table-cell table:style-name="Tableau23.A3" office:value-type="string">
            <text:p text:style-name="P69">Bulldoza</text:p>
          </table:table-cell>
          <table:table-cell table:style-name="Tableau23.B3" office:value-type="string">
            <text:p text:style-name="P69">Bulldaoza</text:p>
          </table:table-cell>
          <table:table-cell table:style-name="Tableau23.B3" office:value-type="string">
            <text:p text:style-name="P69">Bulldaoza</text:p>
          </table:table-cell>
          <table:table-cell table:style-name="Tableau23.D3" office:value-type="string">
            <text:p text:style-name="P69">Raven's Dust (Boss)</text:p>
          </table:table-cell>
        </table:table-row>
        <table:table-row table:style-name="Tableau23.2">
          <table:table-cell table:style-name="Tableau23.A2" office:value-type="string">
            <text:p text:style-name="P69">Cadavre animé</text:p>
          </table:table-cell>
          <table:table-cell table:style-name="Tableau23.B2" office:value-type="string">
            <text:p text:style-name="P69">Animated corpse</text:p>
          </table:table-cell>
          <table:table-cell table:style-name="Tableau23.B2" office:value-type="string">
            <text:p text:style-name="P69">Animated corpse</text:p>
          </table:table-cell>
          <table:table-cell table:style-name="Tableau23.D2" office:value-type="string">
            <text:p text:style-name="P69">Arakas</text:p>
          </table:table-cell>
        </table:table-row>
        <table:table-row table:style-name="Tableau23.2">
          <table:table-cell table:style-name="Tableau23.A3" office:value-type="string">
            <text:p text:style-name="P69">Capitaine Harock Harr</text:p>
          </table:table-cell>
          <table:table-cell table:style-name="Tableau23.B3" office:value-type="string">
            <text:p text:style-name="P69">Captain Harock Harr</text:p>
          </table:table-cell>
          <table:table-cell table:style-name="Tableau23.B3" office:value-type="string">
            <text:p text:style-name="P69">Captain Harock Harr</text:p>
          </table:table-cell>
          <table:table-cell table:style-name="Tableau23.D3" office:value-type="string">
            <text:p text:style-name="P68">PNJ (1583, 1215, 0)</text:p>
          </table:table-cell>
        </table:table-row>
        <table:table-row table:style-name="Tableau23.2">
          <table:table-cell table:style-name="Tableau23.A2" office:value-type="string">
            <text:p text:style-name="P68">Capitaine Jambedefer</text:p>
          </table:table-cell>
          <table:table-cell table:style-name="Tableau23.B2" office:value-type="string">
            <text:p text:style-name="P68">Captain Ironleg</text:p>
          </table:table-cell>
          <table:table-cell table:style-name="Tableau23.B2" office:value-type="string">
            <text:p text:style-name="P68">Captain Ironleg</text:p>
          </table:table-cell>
          <table:table-cell table:style-name="Tableau23.D2" office:value-type="string">
            <text:p text:style-name="P68">PNJ (1619, 2623, 0)</text:p>
          </table:table-cell>
        </table:table-row>
        <table:table-row table:style-name="Tableau23.2">
          <table:table-cell table:style-name="Tableau23.A3" office:value-type="string">
            <text:p text:style-name="P68">Cassetête</text:p>
          </table:table-cell>
          <table:table-cell table:style-name="Tableau23.B3" office:value-type="string">
            <text:p text:style-name="P69">Headsmasher</text:p>
          </table:table-cell>
          <table:table-cell table:style-name="Tableau23.B3" office:value-type="string">
            <text:p text:style-name="P69">Headsmasher</text:p>
          </table:table-cell>
          <table:table-cell table:style-name="Tableau23.D3" office:value-type="string">
            <text:p text:style-name="P69">Raven's Dust (Boss)</text:p>
          </table:table-cell>
        </table:table-row>
        <table:table-row table:style-name="Tableau23.2">
          <table:table-cell table:style-name="Tableau23.A2" office:value-type="string">
            <text:p text:style-name="P69">Celestina Avel</text:p>
          </table:table-cell>
          <table:table-cell table:style-name="Tableau23.B2" office:value-type="string">
            <text:p text:style-name="P69">Celestina Waterbreeze</text:p>
          </table:table-cell>
          <table:table-cell table:style-name="Tableau23.B2" office:value-type="string">
            <text:p text:style-name="P71">Celestina Waterbreeze</text:p>
          </table:table-cell>
          <table:table-cell table:style-name="Tableau23.D2" office:value-type="string">
            <text:p text:style-name="P71">PNJ (1499, 2847, 0)</text:p>
          </table:table-cell>
        </table:table-row>
        <table:table-row table:style-name="Tableau23.2">
          <table:table-cell table:style-name="Tableau23.A3" office:value-type="string">
            <text:p text:style-name="P68">Celydia</text:p>
          </table:table-cell>
          <table:table-cell table:style-name="Tableau23.B3" office:value-type="string">
            <text:p text:style-name="P68">Celydia</text:p>
          </table:table-cell>
          <table:table-cell table:style-name="Tableau23.B3" office:value-type="string">
            <text:p text:style-name="P68">Celydia</text:p>
          </table:table-cell>
          <table:table-cell table:style-name="Tableau23.D3" office:value-type="string">
            <text:p text:style-name="P68">PNJ (1426, 2349, 0)</text:p>
          </table:table-cell>
        </table:table-row>
        <table:table-row table:style-name="Tableau23.2">
          <table:table-cell table:style-name="Tableau23.A2" office:value-type="string">
            <text:p text:style-name="P68">Chaman minotaure</text:p>
          </table:table-cell>
          <table:table-cell table:style-name="Tableau23.B2" office:value-type="string">
            <text:p text:style-name="P69">Minotaur shaman</text:p>
          </table:table-cell>
          <table:table-cell table:style-name="Tableau23.B2" office:value-type="string">
            <text:p text:style-name="P69">Minotaur shaman</text:p>
          </table:table-cell>
          <table:table-cell table:style-name="Tableau23.D2" office:value-type="string">
            <text:p text:style-name="P69">Raven's Dust</text:p>
          </table:table-cell>
        </table:table-row>
        <table:table-row table:style-name="Tableau23.2">
          <table:table-cell table:style-name="Tableau23.A3" office:value-type="string">
            <text:p text:style-name="P69">Chaman orque</text:p>
          </table:table-cell>
          <table:table-cell table:style-name="Tableau23.B3" office:value-type="string">
            <text:p text:style-name="P69">Orc shaman</text:p>
          </table:table-cell>
          <table:table-cell table:style-name="Tableau23.B3" office:value-type="string">
            <text:p text:style-name="P69">Orc shaman</text:p>
          </table:table-cell>
          <table:table-cell table:style-name="Tableau23.D3" office:value-type="string">
            <text:p text:style-name="P69">Arakas</text:p>
          </table:table-cell>
        </table:table-row>
        <table:table-row table:style-name="Tableau23.2">
          <table:table-cell table:style-name="Tableau23.A2" office:value-type="string">
            <text:p text:style-name="P69">Chambellan Thomar</text:p>
          </table:table-cell>
          <table:table-cell table:style-name="Tableau23.B2" office:value-type="string">
            <text:p text:style-name="P69">Chamberlain Thomar</text:p>
          </table:table-cell>
          <table:table-cell table:style-name="Tableau23.B2" office:value-type="string">
            <text:p text:style-name="P69">Chamberlain Thomar</text:p>
          </table:table-cell>
          <table:table-cell table:style-name="Tableau23.D2" office:value-type="string">
            <text:p text:style-name="P68">PNJ (1417, 2340, 0)</text:p>
          </table:table-cell>
        </table:table-row>
        <table:table-row table:style-name="Tableau23.2">
          <table:table-cell table:style-name="Tableau23.A3" office:value-type="string">
            <text:p text:style-name="P68">Chauve-souris</text:p>
          </table:table-cell>
          <table:table-cell table:style-name="Tableau23.B3" office:value-type="string">
            <text:p text:style-name="P71">Bat</text:p>
          </table:table-cell>
          <table:table-cell table:style-name="Tableau23.B3" office:value-type="string">
            <text:p text:style-name="P71">Bat</text:p>
          </table:table-cell>
          <table:table-cell table:style-name="Tableau23.D3" office:value-type="string">
            <text:p text:style-name="P71">Arakas</text:p>
          </table:table-cell>
        </table:table-row>
        <table:table-row table:style-name="Tableau23.2">
          <table:table-cell table:style-name="Tableau23.A2" office:value-type="string">
            <text:p text:style-name="P68">Chauve-souris charognarde</text:p>
          </table:table-cell>
          <table:table-cell table:style-name="Tableau23.B2" office:value-type="string">
            <text:p text:style-name="P68">Scavenger bat</text:p>
          </table:table-cell>
          <table:table-cell table:style-name="Tableau23.B2" office:value-type="string">
            <text:p text:style-name="P68">Scavenger bat</text:p>
          </table:table-cell>
          <table:table-cell table:style-name="Tableau23.D2" office:value-type="string">
            <text:p text:style-name="P68">Arakas</text:p>
          </table:table-cell>
        </table:table-row>
        <table:table-row table:style-name="Tableau23.2">
          <table:table-cell table:style-name="Tableau23.A3" office:value-type="string">
            <text:p text:style-name="P68">Chauve-souris des cavernes</text:p>
          </table:table-cell>
          <table:table-cell table:style-name="Tableau23.B3" office:value-type="string">
            <text:p text:style-name="P70">Dungeon bat</text:p>
          </table:table-cell>
          <table:table-cell table:style-name="Tableau23.B3" office:value-type="string">
            <text:p text:style-name="P70">Dungeon bat</text:p>
          </table:table-cell>
          <table:table-cell table:style-name="Tableau23.D3" office:value-type="string">
            <text:p text:style-name="P68">Arakas</text:p>
          </table:table-cell>
        </table:table-row>
        <table:table-row table:style-name="Tableau23.2">
          <table:table-cell table:style-name="Tableau23.A2" office:value-type="string">
            <text:p text:style-name="P68">Chauve-souris géante</text:p>
          </table:table-cell>
          <table:table-cell table:style-name="Tableau23.B2" office:value-type="string">
            <text:p text:style-name="P69">Giant bat</text:p>
          </table:table-cell>
          <table:table-cell table:style-name="Tableau23.B2" office:value-type="string">
            <text:p text:style-name="P69">Giant bat</text:p>
          </table:table-cell>
          <table:table-cell table:style-name="Tableau23.D2" office:value-type="string">
            <text:p text:style-name="P68">Arakas</text:p>
          </table:table-cell>
        </table:table-row>
        <table:table-row table:style-name="Tableau23.2">
          <table:table-cell table:style-name="Tableau23.A3" office:value-type="string">
            <text:p text:style-name="P68">Chauve-souris mort-vivante</text:p>
          </table:table-cell>
          <table:table-cell table:style-name="Tableau23.B3" office:value-type="string">
            <text:p text:style-name="P69">Undead bat</text:p>
          </table:table-cell>
          <table:table-cell table:style-name="Tableau23.B3" office:value-type="string">
            <text:p text:style-name="P69">Undead bat</text:p>
          </table:table-cell>
          <table:table-cell table:style-name="Tableau23.D3" office:value-type="string">
            <text:p text:style-name="P68">Arakas</text:p>
          </table:table-cell>
        </table:table-row>
        <text:soft-page-break/>
        <table:table-row table:style-name="Tableau23.2">
          <table:table-cell table:style-name="Tableau23.A2" office:value-type="string">
            <text:p text:style-name="P68">Chauve-souris vampire</text:p>
          </table:table-cell>
          <table:table-cell table:style-name="Tableau23.B2" office:value-type="string">
            <text:p text:style-name="P68">Vampire bat</text:p>
          </table:table-cell>
          <table:table-cell table:style-name="Tableau23.B2" office:value-type="string">
            <text:p text:style-name="P68">Vampire bat</text:p>
          </table:table-cell>
          <table:table-cell table:style-name="Tableau23.D2" office:value-type="string">
            <text:p text:style-name="P68">Raven's Dust</text:p>
          </table:table-cell>
        </table:table-row>
        <table:table-row table:style-name="Tableau23.2">
          <table:table-cell table:style-name="Tableau23.A3" office:value-type="string">
            <text:p text:style-name="P68">Chef de guerre gobelin</text:p>
          </table:table-cell>
          <table:table-cell table:style-name="Tableau23.B3" office:value-type="string">
            <text:p text:style-name="P69">Goblin warchief</text:p>
          </table:table-cell>
          <table:table-cell table:style-name="Tableau23.B3" office:value-type="string">
            <text:p text:style-name="P69">Goblin warchief</text:p>
          </table:table-cell>
          <table:table-cell table:style-name="Tableau23.D3" office:value-type="string">
            <text:p text:style-name="P70">Arakas</text:p>
          </table:table-cell>
        </table:table-row>
        <table:table-row table:style-name="Tableau23.2">
          <table:table-cell table:style-name="Tableau23.A2" office:value-type="string">
            <text:p text:style-name="P70">Chef gobelin</text:p>
          </table:table-cell>
          <table:table-cell table:style-name="Tableau23.B2" office:value-type="string">
            <text:p text:style-name="P69">Goblin chieftain</text:p>
          </table:table-cell>
          <table:table-cell table:style-name="Tableau23.B2" office:value-type="string">
            <text:p text:style-name="P69">Goblin chieftain</text:p>
          </table:table-cell>
          <table:table-cell table:style-name="Tableau23.D2" office:value-type="string">
            <text:p text:style-name="P68">Arakas</text:p>
          </table:table-cell>
        </table:table-row>
        <table:table-row table:style-name="Tableau23.2">
          <table:table-cell table:style-name="Tableau23.A3" office:value-type="string">
            <text:p text:style-name="P68">Chef minotaure</text:p>
          </table:table-cell>
          <table:table-cell table:style-name="Tableau23.B3" office:value-type="string">
            <text:p text:style-name="P69">Minotaur chieftain</text:p>
          </table:table-cell>
          <table:table-cell table:style-name="Tableau23.B3" office:value-type="string">
            <text:p text:style-name="P69">Minotaur chieftain</text:p>
          </table:table-cell>
          <table:table-cell table:style-name="Tableau23.D3" office:value-type="string">
            <text:p text:style-name="P69">Raven's Dust</text:p>
          </table:table-cell>
        </table:table-row>
        <table:table-row table:style-name="Tableau23.2">
          <table:table-cell table:style-name="Tableau23.A2" office:value-type="string">
            <text:p text:style-name="P68">Chef orque renégat</text:p>
          </table:table-cell>
          <table:table-cell table:style-name="Tableau23.B2" office:value-type="string">
            <text:p text:style-name="P69">Renegade Orc Leader</text:p>
          </table:table-cell>
          <table:table-cell table:style-name="Tableau23.B2" office:value-type="string">
            <text:p text:style-name="P69">Renegade Orc Leader</text:p>
          </table:table-cell>
          <table:table-cell table:style-name="Tableau23.D2" office:value-type="string">
            <text:p text:style-name="P68">PNJ (1073, 276, 1)</text:p>
          </table:table-cell>
        </table:table-row>
        <table:table-row table:style-name="Tableau23.2">
          <table:table-cell table:style-name="Tableau23.A3" office:value-type="string">
            <text:p text:style-name="P68">Cheval sauvage</text:p>
          </table:table-cell>
          <table:table-cell table:style-name="Tableau23.B3" office:value-type="string">
            <text:p text:style-name="P69">Wild horse</text:p>
          </table:table-cell>
          <table:table-cell table:style-name="Tableau23.B3" office:value-type="string">
            <text:p text:style-name="P69">Wild horse</text:p>
          </table:table-cell>
          <table:table-cell table:style-name="Tableau23.D3" office:value-type="string">
            <text:p text:style-name="P68">Animal</text:p>
          </table:table-cell>
        </table:table-row>
        <table:table-row table:style-name="Tableau23.2">
          <table:table-cell table:style-name="Tableau23.A2" office:value-type="string">
            <text:p text:style-name="P68">Cobra</text:p>
          </table:table-cell>
          <table:table-cell table:style-name="Tableau23.B2" office:value-type="string">
            <text:p text:style-name="P68">Cobra</text:p>
          </table:table-cell>
          <table:table-cell table:style-name="Tableau23.B2" office:value-type="string">
            <text:p text:style-name="P69">Cobra</text:p>
          </table:table-cell>
          <table:table-cell table:style-name="Tableau23.D2" office:value-type="string">
            <text:p text:style-name="P69">Arakas</text:p>
          </table:table-cell>
        </table:table-row>
        <table:table-row table:style-name="Tableau23.2">
          <table:table-cell table:style-name="Tableau23.A3" office:value-type="string">
            <text:p text:style-name="P69">Comte Hémogobelin</text:p>
          </table:table-cell>
          <table:table-cell table:style-name="Tableau23.B3" office:value-type="string">
            <text:p text:style-name="P69">Count Hemogoblin</text:p>
          </table:table-cell>
          <table:table-cell table:style-name="Tableau23.B3" office:value-type="string">
            <text:p text:style-name="P69">Count Hemogoblin</text:p>
          </table:table-cell>
          <table:table-cell table:style-name="Tableau23.D3" office:value-type="string">
            <text:p text:style-name="P69">PNJ (371, 2523, 2)</text:p>
          </table:table-cell>
        </table:table-row>
        <table:table-row table:style-name="Tableau23.2">
          <table:table-cell table:style-name="Tableau23.A2" office:value-type="string">
            <text:p text:style-name="P69">Corsaire Leowald</text:p>
          </table:table-cell>
          <table:table-cell table:style-name="Tableau23.B2" office:value-type="string">
            <text:p text:style-name="P69">Corsair Leodwald</text:p>
          </table:table-cell>
          <table:table-cell table:style-name="Tableau23.B2" office:value-type="string">
            <text:p text:style-name="P68">CorsairMagere</text:p>
          </table:table-cell>
          <table:table-cell table:style-name="Tableau23.D2" office:value-type="string">
            <text:p text:style-name="P68">PNJ (1615, 2635, 0)</text:p>
          </table:table-cell>
        </table:table-row>
        <table:table-row table:style-name="Tableau23.2">
          <table:table-cell table:style-name="Tableau23.A3" office:value-type="string">
            <text:p text:style-name="P68">Crânenfeu</text:p>
          </table:table-cell>
          <table:table-cell table:style-name="Tableau23.B3" office:value-type="string">
            <text:p text:style-name="P68">Skullfire</text:p>
          </table:table-cell>
          <table:table-cell table:style-name="Tableau23.B3" office:value-type="string">
            <text:p text:style-name="P68">Skullfire</text:p>
          </table:table-cell>
          <table:table-cell table:style-name="Tableau23.D3" office:value-type="string">
            <text:p text:style-name="P68">PNJ (553, 2117, 1)</text:p>
          </table:table-cell>
        </table:table-row>
        <table:table-row table:style-name="Tableau23.2">
          <table:table-cell table:style-name="Tableau23.A2" office:value-type="string">
            <text:p text:style-name="P68">Créature bannie</text:p>
          </table:table-cell>
          <table:table-cell table:style-name="Tableau23.B2" office:value-type="string">
            <text:p text:style-name="P69">Cursed being</text:p>
          </table:table-cell>
          <table:table-cell table:style-name="Tableau23.B2" office:value-type="string">
            <text:p text:style-name="P69">Cursed being</text:p>
          </table:table-cell>
          <table:table-cell table:style-name="Tableau23.D2" office:value-type="string">
            <text:p text:style-name="P71">Arakas</text:p>
          </table:table-cell>
        </table:table-row>
        <table:table-row table:style-name="Tableau23.2">
          <table:table-cell table:style-name="Tableau23.A3" office:value-type="string">
            <text:p text:style-name="P71">Darius Moonglow</text:p>
          </table:table-cell>
          <table:table-cell table:style-name="Tableau23.B3" office:value-type="string">
            <text:p text:style-name="P71">Darius Moonglow</text:p>
          </table:table-cell>
          <table:table-cell table:style-name="Tableau23.B3" office:value-type="string">
            <text:p text:style-name="P71">Darius Moonglow</text:p>
          </table:table-cell>
          <table:table-cell table:style-name="Tableau23.D3" office:value-type="string">
            <text:p text:style-name="P71">PNJ (1466, 2888, 0)</text:p>
          </table:table-cell>
        </table:table-row>
        <table:table-row table:style-name="Tableau23.2">
          <table:table-cell table:style-name="Tableau23.A2" office:value-type="string">
            <text:p text:style-name="P71">DarkFang</text:p>
          </table:table-cell>
          <table:table-cell table:style-name="Tableau23.B2" office:value-type="string">
            <text:p text:style-name="P70">DarkFang</text:p>
          </table:table-cell>
          <table:table-cell table:style-name="Tableau23.B2" office:value-type="string">
            <text:p text:style-name="P70">Dragon</text:p>
          </table:table-cell>
          <table:table-cell table:style-name="Tableau23.D2" office:value-type="string">
            <text:p text:style-name="P70">PNJ (2835, 1113, 0)</text:p>
          </table:table-cell>
        </table:table-row>
        <table:table-row table:style-name="Tableau23.2">
          <table:table-cell table:style-name="Tableau23.A3" office:value-type="string">
            <text:p text:style-name="P68">Déchets organiques</text:p>
          </table:table-cell>
          <table:table-cell table:style-name="Tableau23.B3" office:value-type="string">
            <text:p text:style-name="P68">Organic waste</text:p>
          </table:table-cell>
          <table:table-cell table:style-name="Tableau23.B3" office:value-type="string">
            <text:p text:style-name="P71">Organic waste</text:p>
          </table:table-cell>
          <table:table-cell table:style-name="Tableau23.D3" office:value-type="string">
            <text:p text:style-name="P71">Arakas</text:p>
          </table:table-cell>
        </table:table-row>
        <table:table-row table:style-name="Tableau23.2">
          <table:table-cell table:style-name="Tableau23.A2" office:value-type="string">
            <text:p text:style-name="P71">Delvar Dorndir</text:p>
          </table:table-cell>
          <table:table-cell table:style-name="Tableau23.B2" office:value-type="string">
            <text:p text:style-name="P71">Delvar Irongrip</text:p>
          </table:table-cell>
          <table:table-cell table:style-name="Tableau23.B2" office:value-type="string">
            <text:p text:style-name="P71">Delvar Irongrip</text:p>
          </table:table-cell>
          <table:table-cell table:style-name="Tableau23.D2" office:value-type="string">
            <text:p text:style-name="P71">PNJ (2407, 807, 0)</text:p>
          </table:table-cell>
        </table:table-row>
        <table:table-row table:style-name="Tableau23.2">
          <table:table-cell table:style-name="Tableau23.A3" office:value-type="string">
            <text:p text:style-name="P68">Delwobble l'invocateur fou</text:p>
          </table:table-cell>
          <table:table-cell table:style-name="Tableau23.B3" office:value-type="string">
            <text:p text:style-name="P69">Delwobble the mad summoner</text:p>
          </table:table-cell>
          <table:table-cell table:style-name="Tableau23.B3" office:value-type="string">
            <text:p text:style-name="P68">MobDelwobble</text:p>
          </table:table-cell>
          <table:table-cell table:style-name="Tableau23.D3" office:value-type="string">
            <text:p text:style-name="P68">PNJ (1578, 78, 1)</text:p>
          </table:table-cell>
        </table:table-row>
        <table:table-row table:style-name="Tableau23.2">
          <table:table-cell table:style-name="Tableau23.A2" office:value-type="string">
            <text:p text:style-name="P68">Derran Talandre</text:p>
          </table:table-cell>
          <table:table-cell table:style-name="Tableau23.B2" office:value-type="string">
            <text:p text:style-name="P68">Derran Ironstrife</text:p>
          </table:table-cell>
          <table:table-cell table:style-name="Tableau23.B2" office:value-type="string">
            <text:p text:style-name="P68">Derran Ironstrife</text:p>
          </table:table-cell>
          <table:table-cell table:style-name="Tableau23.D2" office:value-type="string">
            <text:p text:style-name="P68">PNJ (1368, 2413, 0)</text:p>
          </table:table-cell>
        </table:table-row>
        <table:table-row table:style-name="Tableau23.2">
          <table:table-cell table:style-name="Tableau23.A3" office:value-type="string">
            <text:p text:style-name="P68">Desséché</text:p>
          </table:table-cell>
          <table:table-cell table:style-name="Tableau23.B3" office:value-type="string">
            <text:p text:style-name="P69">Bonedead</text:p>
          </table:table-cell>
          <table:table-cell table:style-name="Tableau23.B3" office:value-type="string">
            <text:p text:style-name="P69">Bonedead</text:p>
          </table:table-cell>
          <table:table-cell table:style-name="Tableau23.D3" office:value-type="string">
            <text:p text:style-name="P69">PNJ (442, 164, 1)</text:p>
          </table:table-cell>
        </table:table-row>
        <table:table-row table:style-name="Tableau23.2">
          <table:table-cell table:style-name="Tableau23.A2" office:value-type="string">
            <text:p text:style-name="P68">Disciple de l'ombre</text:p>
          </table:table-cell>
          <table:table-cell table:style-name="Tableau23.B2" office:value-type="string">
            <text:p text:style-name="P69">Nightblade</text:p>
          </table:table-cell>
          <table:table-cell table:style-name="Tableau23.B2" office:value-type="string">
            <text:p text:style-name="P69">Nightblade</text:p>
          </table:table-cell>
          <table:table-cell table:style-name="Tableau23.D2" office:value-type="string">
            <text:p text:style-name="P69">Raven's Dust</text:p>
          </table:table-cell>
        </table:table-row>
        <table:table-row table:style-name="Tableau23.2">
          <table:table-cell table:style-name="Tableau23.A3" office:value-type="string">
            <text:p text:style-name="P68">Doremas</text:p>
          </table:table-cell>
          <table:table-cell table:style-name="Tableau23.B3" office:value-type="string">
            <text:p text:style-name="P68">Doremas</text:p>
          </table:table-cell>
          <table:table-cell table:style-name="Tableau23.B3" office:value-type="string">
            <text:p text:style-name="P68">Doremas</text:p>
          </table:table-cell>
          <table:table-cell table:style-name="Tableau23.D3" office:value-type="string">
            <text:p text:style-name="P68">PNJ (1448, 2503, 0)</text:p>
          </table:table-cell>
        </table:table-row>
        <table:table-row table:style-name="Tableau23.2">
          <table:table-cell table:style-name="Tableau23.A2" office:value-type="string">
            <text:p text:style-name="P68">Dorken le Putride</text:p>
          </table:table-cell>
          <table:table-cell table:style-name="Tableau23.B2" office:value-type="string">
            <text:p text:style-name="P71">Dorken Rotsmell</text:p>
          </table:table-cell>
          <table:table-cell table:style-name="Tableau23.B2" office:value-type="string">
            <text:p text:style-name="P71">Dorken Rotsmell</text:p>
          </table:table-cell>
          <table:table-cell table:style-name="Tableau23.D2" office:value-type="string">
            <text:p text:style-name="P71">PNJ (2690, 905, 0)</text:p>
          </table:table-cell>
        </table:table-row>
        <table:table-row table:style-name="Tableau23.2">
          <table:table-cell table:style-name="Tableau23.A3" office:value-type="string">
            <text:p text:style-name="P71">Drardos</text:p>
          </table:table-cell>
          <table:table-cell table:style-name="Tableau23.B3" office:value-type="string">
            <text:p text:style-name="P71">Drardos</text:p>
          </table:table-cell>
          <table:table-cell table:style-name="Tableau23.B3" office:value-type="string">
            <text:p text:style-name="P71">Drardos</text:p>
          </table:table-cell>
          <table:table-cell table:style-name="Tableau23.D3" office:value-type="string">
            <text:p text:style-name="P71">PNJ (1598, 2575, 0)</text:p>
          </table:table-cell>
        </table:table-row>
        <table:table-row table:style-name="Tableau23.2">
          <table:table-cell table:style-name="Tableau23.A2" office:value-type="string">
            <text:p text:style-name="P70">Dunikus Cathbad</text:p>
          </table:table-cell>
          <table:table-cell table:style-name="Tableau23.B2" office:value-type="string">
            <text:p text:style-name="P70">Dunikus Hornwind</text:p>
          </table:table-cell>
          <table:table-cell table:style-name="Tableau23.B2" office:value-type="string">
            <text:p text:style-name="P70">Dunikus</text:p>
          </table:table-cell>
          <table:table-cell table:style-name="Tableau23.D2" office:value-type="string">
            <text:p text:style-name="P70">PNJ (2831, 146, 0)</text:p>
          </table:table-cell>
        </table:table-row>
        <table:table-row table:style-name="Tableau23.2">
          <table:table-cell table:style-name="Tableau23.A3" office:value-type="string">
            <text:p text:style-name="P70">Dwarthon Lithin</text:p>
          </table:table-cell>
          <table:table-cell table:style-name="Tableau23.B3" office:value-type="string">
            <text:p text:style-name="P69">Dwarthon Stoneface</text:p>
          </table:table-cell>
          <table:table-cell table:style-name="Tableau23.B3" office:value-type="string">
            <text:p text:style-name="P69">Dwarthon Stoneface</text:p>
          </table:table-cell>
          <table:table-cell table:style-name="Tableau23.D3" office:value-type="string">
            <text:p text:style-name="P68">PNJ (303, 1678, 0)</text:p>
          </table:table-cell>
        </table:table-row>
        <table:table-row table:style-name="Tableau23.2">
          <table:table-cell table:style-name="Tableau23.A2" office:value-type="string">
            <text:p text:style-name="P68">Éclaireur gobelin</text:p>
          </table:table-cell>
          <table:table-cell table:style-name="Tableau23.B2" office:value-type="string">
            <text:p text:style-name="P68">Goblin scout</text:p>
          </table:table-cell>
          <table:table-cell table:style-name="Tableau23.B2" office:value-type="string">
            <text:p text:style-name="P68">Goblin scout</text:p>
          </table:table-cell>
          <table:table-cell table:style-name="Tableau23.D2" office:value-type="string">
            <text:p text:style-name="P68">Arakas</text:p>
          </table:table-cell>
        </table:table-row>
        <table:table-row table:style-name="Tableau23.2">
          <table:table-cell table:style-name="Tableau23.A3" office:value-type="string">
            <text:p text:style-name="P68">Éclaireur orque</text:p>
          </table:table-cell>
          <table:table-cell table:style-name="Tableau23.B3" office:value-type="string">
            <text:p text:style-name="P68">Orc scout</text:p>
          </table:table-cell>
          <table:table-cell table:style-name="Tableau23.B3" office:value-type="string">
            <text:p text:style-name="P68">Orc scout</text:p>
          </table:table-cell>
          <table:table-cell table:style-name="Tableau23.D3" office:value-type="string">
            <text:p text:style-name="P71">Arakas</text:p>
          </table:table-cell>
        </table:table-row>
        <table:table-row table:style-name="Tableau23.2">
          <table:table-cell table:style-name="Tableau23.A2" office:value-type="string">
            <text:p text:style-name="P71">Edden</text:p>
          </table:table-cell>
          <table:table-cell table:style-name="Tableau23.B2" office:value-type="string">
            <text:p text:style-name="P71">Edden</text:p>
          </table:table-cell>
          <table:table-cell table:style-name="Tableau23.B2" office:value-type="string">
            <text:p text:style-name="P71">Edden</text:p>
          </table:table-cell>
          <table:table-cell table:style-name="Tableau23.D2" office:value-type="string">
            <text:p text:style-name="P71">PNJ (1445, 2418, 0)</text:p>
          </table:table-cell>
        </table:table-row>
        <table:table-row table:style-name="Tableau23.2">
          <table:table-cell table:style-name="Tableau23.A3" office:value-type="string">
            <text:p text:style-name="P71">Edgar Gimplestratten</text:p>
          </table:table-cell>
          <table:table-cell table:style-name="Tableau23.B3" office:value-type="string">
            <text:p text:style-name="P71">Edgar Gimplestratten</text:p>
          </table:table-cell>
          <table:table-cell table:style-name="Tableau23.B3" office:value-type="string">
            <text:p text:style-name="P71">Edgar Gimplestratten</text:p>
          </table:table-cell>
          <table:table-cell table:style-name="Tableau23.D3" office:value-type="string">
            <text:p text:style-name="P71">PNJ (2855, 1165, 0)</text:p>
          </table:table-cell>
        </table:table-row>
        <table:table-row table:style-name="Tableau23.2">
          <table:table-cell table:style-name="Tableau23.A2" office:value-type="string">
            <text:p text:style-name="P71">Elmert Merkis</text:p>
          </table:table-cell>
          <table:table-cell table:style-name="Tableau23.B2" office:value-type="string">
            <text:p text:style-name="P71">Elmert Merkiss</text:p>
          </table:table-cell>
          <table:table-cell table:style-name="Tableau23.B2" office:value-type="string">
            <text:p text:style-name="P71">Elmert Merkiss</text:p>
          </table:table-cell>
          <table:table-cell table:style-name="Tableau23.D2" office:value-type="string">
            <text:p text:style-name="P71">PNJ (2868, 1135, 0)</text:p>
          </table:table-cell>
        </table:table-row>
        <table:table-row table:style-name="Tableau23.2">
          <table:table-cell table:style-name="Tableau23.A3" office:value-type="string">
            <text:p text:style-name="P71">Elysana Blackrose</text:p>
          </table:table-cell>
          <table:table-cell table:style-name="Tableau23.B3" office:value-type="string">
            <text:p text:style-name="P69">Elysana Blackrose</text:p>
          </table:table-cell>
          <table:table-cell table:style-name="Tableau23.B3" office:value-type="string">
            <text:p text:style-name="P69">Elysana Blackrose</text:p>
          </table:table-cell>
          <table:table-cell table:style-name="Tableau23.D3" office:value-type="string">
            <text:p text:style-name="P71">PNJ (1561, 2471, 0)</text:p>
          </table:table-cell>
        </table:table-row>
        <table:table-row table:style-name="Tableau23.2">
          <table:table-cell table:style-name="Tableau23.A2" office:value-type="string">
            <text:p text:style-name="P71">Eraka</text:p>
          </table:table-cell>
          <table:table-cell table:style-name="Tableau23.B2" office:value-type="string">
            <text:p text:style-name="P71">Eraka</text:p>
          </table:table-cell>
          <table:table-cell table:style-name="Tableau23.B2" office:value-type="string">
            <text:p text:style-name="P71">Eraka</text:p>
          </table:table-cell>
          <table:table-cell table:style-name="Tableau23.D2" office:value-type="string">
            <text:p text:style-name="P71">PNJ (1802, 1257, 0)</text:p>
          </table:table-cell>
        </table:table-row>
        <table:table-row table:style-name="Tableau23.2">
          <table:table-cell table:style-name="Tableau23.A3" office:value-type="string">
            <text:p text:style-name="P71">Etheanan</text:p>
          </table:table-cell>
          <table:table-cell table:style-name="Tableau23.B3" office:value-type="string">
            <text:p text:style-name="P69">Etheanan</text:p>
          </table:table-cell>
          <table:table-cell table:style-name="Tableau23.B3" office:value-type="string">
            <text:p text:style-name="P69">Etheanan</text:p>
          </table:table-cell>
          <table:table-cell table:style-name="Tableau23.D3" office:value-type="string">
            <text:p text:style-name="P69">PNJ (614, 1893, 0)</text:p>
          </table:table-cell>
        </table:table-row>
        <table:table-row table:style-name="Tableau23.2">
          <table:table-cell table:style-name="Tableau23.A2" office:value-type="string">
            <text:p text:style-name="P69">Évêque Crowbanner</text:p>
          </table:table-cell>
          <table:table-cell table:style-name="Tableau23.B2" office:value-type="string">
            <text:p text:style-name="P69">Bishop Crowbanner</text:p>
          </table:table-cell>
          <table:table-cell table:style-name="Tableau23.B2" office:value-type="string">
            <text:p text:style-name="P69">Bishop Crowbanner</text:p>
          </table:table-cell>
          <table:table-cell table:style-name="Tableau23.D2" office:value-type="string">
            <text:p text:style-name="P68">PNJ (1415, 2334, 0)</text:p>
          </table:table-cell>
        </table:table-row>
        <table:table-row table:style-name="Tableau23.2">
          <table:table-cell table:style-name="Tableau23.A3" office:value-type="string">
            <text:p text:style-name="P68">Fali</text:p>
          </table:table-cell>
          <table:table-cell table:style-name="Tableau23.B3" office:value-type="string">
            <text:p text:style-name="P68">Fali</text:p>
          </table:table-cell>
          <table:table-cell table:style-name="Tableau23.B3" office:value-type="string">
            <text:p text:style-name="P68">Fali</text:p>
          </table:table-cell>
          <table:table-cell table:style-name="Tableau23.D3" office:value-type="string">
            <text:p text:style-name="P68">PNJ (2900, 1068, 0)</text:p>
          </table:table-cell>
        </table:table-row>
        <table:table-row table:style-name="Tableau23.2">
          <table:table-cell table:style-name="Tableau23.A2" office:value-type="string">
            <text:p text:style-name="P68">Fataliste</text:p>
          </table:table-cell>
          <table:table-cell table:style-name="Tableau23.B2" office:value-type="string">
            <text:p text:style-name="P69">Death Chosen</text:p>
          </table:table-cell>
          <table:table-cell table:style-name="Tableau23.B2" office:value-type="string">
            <text:p text:style-name="P69">Death Chosen</text:p>
          </table:table-cell>
          <table:table-cell table:style-name="Tableau23.D2" office:value-type="string">
            <text:p text:style-name="P69">Raven's Dust</text:p>
          </table:table-cell>
        </table:table-row>
        <table:table-row table:style-name="Tableau23.2">
          <table:table-cell table:style-name="Tableau23.A3" office:value-type="string">
            <text:p text:style-name="P69">Frère Giamas</text:p>
          </table:table-cell>
          <table:table-cell table:style-name="Tableau23.B3" office:value-type="string">
            <text:p text:style-name="P69">Brother Giamas</text:p>
          </table:table-cell>
          <table:table-cell table:style-name="Tableau23.B3" office:value-type="string">
            <text:p text:style-name="P69">Giamas</text:p>
          </table:table-cell>
          <table:table-cell table:style-name="Tableau23.D3" office:value-type="string">
            <text:p text:style-name="P68">PNJ (1548, 2399, 0)</text:p>
          </table:table-cell>
        </table:table-row>
        <table:table-row table:style-name="Tableau23.2">
          <table:table-cell table:style-name="Tableau23.A2" office:value-type="string">
            <text:p text:style-name="P68">Frère Harforr</text:p>
          </table:table-cell>
          <table:table-cell table:style-name="Tableau23.B2" office:value-type="string">
            <text:p text:style-name="P69">Brother Harforr</text:p>
          </table:table-cell>
          <table:table-cell table:style-name="Tableau23.B2" office:value-type="string">
            <text:p text:style-name="P69">Brother Harforr</text:p>
          </table:table-cell>
          <table:table-cell table:style-name="Tableau23.D2" office:value-type="string">
            <text:p text:style-name="P70">PNJ (1653, 1171, 0)</text:p>
          </table:table-cell>
        </table:table-row>
        <table:table-row table:style-name="Tableau23.2">
          <table:table-cell table:style-name="Tableau23.A3" office:value-type="string">
            <text:p text:style-name="P70">Frère Kiran</text:p>
          </table:table-cell>
          <table:table-cell table:style-name="Tableau23.B3" office:value-type="string">
            <text:p text:style-name="P69">Brother Kiran</text:p>
          </table:table-cell>
          <table:table-cell table:style-name="Tableau23.B3" office:value-type="string">
            <text:p text:style-name="P69">Brother Kiran</text:p>
          </table:table-cell>
          <table:table-cell table:style-name="Tableau23.D3" office:value-type="string">
            <text:p text:style-name="P69">PNJ (2955, 1048, 0)</text:p>
          </table:table-cell>
        </table:table-row>
        <table:table-row table:style-name="Tableau23.2">
          <table:table-cell table:style-name="Tableau23.A2" office:value-type="string">
            <text:p text:style-name="P69">Frère Niuss</text:p>
          </table:table-cell>
          <table:table-cell table:style-name="Tableau23.B2" office:value-type="string">
            <text:p text:style-name="P69">Brother Niuss</text:p>
          </table:table-cell>
          <table:table-cell table:style-name="Tableau23.B2" office:value-type="string">
            <text:p text:style-name="P69">Brother Niuss</text:p>
          </table:table-cell>
          <table:table-cell table:style-name="Tableau23.D2" office:value-type="string">
            <text:p text:style-name="P69">PNJ (1693, 1176, 0)</text:p>
          </table:table-cell>
        </table:table-row>
        <table:table-row table:style-name="Tableau23.2">
          <table:table-cell table:style-name="Tableau23.A3" office:value-type="string">
            <text:p text:style-name="P69">Frère Thorkas</text:p>
          </table:table-cell>
          <table:table-cell table:style-name="Tableau23.B3" office:value-type="string">
            <text:p text:style-name="P69">Brother Thorkas</text:p>
          </table:table-cell>
          <table:table-cell table:style-name="Tableau23.B3" office:value-type="string">
            <text:p text:style-name="P69">Brother Thorkas</text:p>
          </table:table-cell>
          <table:table-cell table:style-name="Tableau23.D3" office:value-type="string">
            <text:p text:style-name="P69">PNJ (1565, 2398, 0)</text:p>
          </table:table-cell>
        </table:table-row>
        <table:table-row table:style-name="Tableau23.2">
          <table:table-cell table:style-name="Tableau23.A2" office:value-type="string">
            <text:p text:style-name="P68">Fugar le puant</text:p>
          </table:table-cell>
          <table:table-cell table:style-name="Tableau23.B2" office:value-type="string">
            <text:p text:style-name="P69">Fugar the smelly</text:p>
          </table:table-cell>
          <table:table-cell table:style-name="Tableau23.B2" office:value-type="string">
            <text:p text:style-name="P69">Fugar the smelly</text:p>
          </table:table-cell>
          <table:table-cell table:style-name="Tableau23.D2" office:value-type="string">
            <text:p text:style-name="P68">Arakas (Boss)</text:p>
          </table:table-cell>
        </table:table-row>
        <table:table-row table:style-name="Tableau23.2">
          <table:table-cell table:style-name="Tableau23.A3" office:value-type="string">
            <text:p text:style-name="P68">Garde de l'Apocalypse</text:p>
          </table:table-cell>
          <table:table-cell table:style-name="Tableau23.B3" office:value-type="string">
            <text:p text:style-name="P69">Doom guard</text:p>
          </table:table-cell>
          <table:table-cell table:style-name="Tableau23.B3" office:value-type="string">
            <text:p text:style-name="P69">Doom guard</text:p>
          </table:table-cell>
          <table:table-cell table:style-name="Tableau23.D3" office:value-type="string">
            <text:p text:style-name="P68">Raven's Dust</text:p>
          </table:table-cell>
        </table:table-row>
        <table:table-row table:style-name="Tableau23.2">
          <table:table-cell table:style-name="Tableau23.A2" office:value-type="string">
            <text:p text:style-name="P68">Garde de l'ombre</text:p>
          </table:table-cell>
          <table:table-cell table:style-name="Tableau23.B2" office:value-type="string">
            <text:p text:style-name="P69">Blackguard</text:p>
          </table:table-cell>
          <table:table-cell table:style-name="Tableau23.B2" office:value-type="string">
            <text:p text:style-name="P69">Blackguard</text:p>
          </table:table-cell>
          <table:table-cell table:style-name="Tableau23.D2" office:value-type="string">
            <text:p text:style-name="P69">Raven's Dust</text:p>
          </table:table-cell>
        </table:table-row>
        <table:table-row table:style-name="Tableau23.2">
          <table:table-cell table:style-name="Tableau23.A3" office:value-type="string">
            <text:p text:style-name="P68">Gardien de prison baraqué</text:p>
          </table:table-cell>
          <table:table-cell table:style-name="Tableau23.B3" office:value-type="string">
            <text:p text:style-name="P69">Burly jailkeeper</text:p>
          </table:table-cell>
          <table:table-cell table:style-name="Tableau23.B3" office:value-type="string">
            <text:p text:style-name="P69">Jailkeeper</text:p>
          </table:table-cell>
          <table:table-cell table:style-name="Tableau23.D3" office:value-type="string">
            <text:p text:style-name="P69">Raven's Dust</text:p>
          </table:table-cell>
        </table:table-row>
        <table:table-row table:style-name="Tableau23.2">
          <table:table-cell table:style-name="Tableau23.A2" office:value-type="string">
            <text:p text:style-name="P69">Gardien orque</text:p>
          </table:table-cell>
          <table:table-cell table:style-name="Tableau23.B2" office:value-type="string">
            <text:p text:style-name="P69">Orc guardian</text:p>
          </table:table-cell>
          <table:table-cell table:style-name="Tableau23.B2" office:value-type="string">
            <text:p text:style-name="P69">Orc guardian</text:p>
          </table:table-cell>
          <table:table-cell table:style-name="Tableau23.D2" office:value-type="string">
            <text:p text:style-name="P69">Raven's Dust</text:p>
          </table:table-cell>
        </table:table-row>
        <table:table-row table:style-name="Tableau23.2">
          <table:table-cell table:style-name="Tableau23.A3" office:value-type="string">
            <text:p text:style-name="P69">Gardien squelette</text:p>
          </table:table-cell>
          <table:table-cell table:style-name="Tableau23.B3" office:value-type="string">
            <text:p text:style-name="P69">Skeleton guardian</text:p>
          </table:table-cell>
          <table:table-cell table:style-name="Tableau23.B3" office:value-type="string">
            <text:p text:style-name="P69">Skeleton guardian</text:p>
          </table:table-cell>
          <table:table-cell table:style-name="Tableau23.D3" office:value-type="string">
            <text:p text:style-name="P69">Arakas</text:p>
          </table:table-cell>
        </table:table-row>
        <table:table-row table:style-name="Tableau23.2">
          <table:table-cell table:style-name="Tableau23.A2" office:value-type="string">
            <text:p text:style-name="P69">Garnir</text:p>
          </table:table-cell>
          <table:table-cell table:style-name="Tableau23.B2" office:value-type="string">
            <text:p text:style-name="P69">Garnir</text:p>
          </table:table-cell>
          <table:table-cell table:style-name="Tableau23.B2" office:value-type="string">
            <text:p text:style-name="P69">Garnir</text:p>
          </table:table-cell>
          <table:table-cell table:style-name="Tableau23.D2" office:value-type="string">
            <text:p text:style-name="P69">PNJ (1692, 1224, 0)</text:p>
          </table:table-cell>
        </table:table-row>
        <table:table-row table:style-name="Tableau23.2">
          <table:table-cell table:style-name="Tableau23.A3" office:value-type="string">
            <text:p text:style-name="P69">Geena</text:p>
          </table:table-cell>
          <table:table-cell table:style-name="Tableau23.B3" office:value-type="string">
            <text:p text:style-name="P71">Geena</text:p>
          </table:table-cell>
          <table:table-cell table:style-name="Tableau23.B3" office:value-type="string">
            <text:p text:style-name="P71">Geena</text:p>
          </table:table-cell>
          <table:table-cell table:style-name="Tableau23.D3" office:value-type="string">
            <text:p text:style-name="P71">PNJ (2864, 1058, 0)</text:p>
          </table:table-cell>
        </table:table-row>
        <table:table-row table:style-name="Tableau23.2">
          <table:table-cell table:style-name="Tableau23.A2" office:value-type="string">
            <text:p text:style-name="P69">Général gobelin</text:p>
          </table:table-cell>
          <table:table-cell table:style-name="Tableau23.B2" office:value-type="string">
            <text:p text:style-name="P69">Goblin warlord</text:p>
          </table:table-cell>
          <table:table-cell table:style-name="Tableau23.B2" office:value-type="string">
            <text:p text:style-name="P69">Goblin warlord</text:p>
          </table:table-cell>
          <table:table-cell table:style-name="Tableau23.D2" office:value-type="string">
            <text:p text:style-name="P69">Arakas</text:p>
          </table:table-cell>
        </table:table-row>
        <table:table-row table:style-name="Tableau23.2">
          <table:table-cell table:style-name="Tableau23.A3" office:value-type="string">
            <text:p text:style-name="P69">George le troisième</text:p>
          </table:table-cell>
          <table:table-cell table:style-name="Tableau23.B3" office:value-type="string">
            <text:p text:style-name="P69">George the third</text:p>
          </table:table-cell>
          <table:table-cell table:style-name="Tableau23.B3" office:value-type="string">
            <text:p text:style-name="P69">GeorgeTheIIIrd</text:p>
          </table:table-cell>
          <table:table-cell table:style-name="Tableau23.D3" office:value-type="string">
            <text:p text:style-name="P69">PNJ (1811, 1263, 0)</text:p>
          </table:table-cell>
        </table:table-row>
        <table:table-row table:style-name="Tableau23.2">
          <table:table-cell table:style-name="Tableau23.A2" office:value-type="string">
            <text:p text:style-name="P69">Geram</text:p>
          </table:table-cell>
          <table:table-cell table:style-name="Tableau23.B2" office:value-type="string">
            <text:p text:style-name="P71">Geram</text:p>
          </table:table-cell>
          <table:table-cell table:style-name="Tableau23.B2" office:value-type="string">
            <text:p text:style-name="P71">Geram</text:p>
          </table:table-cell>
          <table:table-cell table:style-name="Tableau23.D2" office:value-type="string">
            <text:p text:style-name="P71">PNJ (1500, 2547, 0)</text:p>
          </table:table-cell>
        </table:table-row>
        <table:table-row table:style-name="Tableau23.2">
          <table:table-cell table:style-name="Tableau23.A3" office:value-type="string">
            <text:p text:style-name="P70">Ghundarg Garak</text:p>
          </table:table-cell>
          <table:table-cell table:style-name="Tableau23.B3" office:value-type="string">
            <text:p text:style-name="P70">Ghundarg Rumblefoot</text:p>
          </table:table-cell>
          <table:table-cell table:style-name="Tableau23.B3" office:value-type="string">
            <text:p text:style-name="P69">Ghundarg Rumblefoot</text:p>
          </table:table-cell>
          <table:table-cell table:style-name="Tableau23.D3" office:value-type="string">
            <text:p text:style-name="P69">PNJ (1135, 1798, 0)</text:p>
          </table:table-cell>
        </table:table-row>
        <table:table-row table:style-name="Tableau23.2">
          <table:table-cell table:style-name="Tableau23.A2" office:value-type="string">
            <text:p text:style-name="P70">Gobelin</text:p>
          </table:table-cell>
          <table:table-cell table:style-name="Tableau23.B2" office:value-type="string">
            <text:p text:style-name="P70">Goblin</text:p>
          </table:table-cell>
          <table:table-cell table:style-name="Tableau23.B2" office:value-type="string">
            <text:p text:style-name="P70">Goblin</text:p>
          </table:table-cell>
          <table:table-cell table:style-name="Tableau23.D2" office:value-type="string">
            <text:p text:style-name="P70">Arakas</text:p>
          </table:table-cell>
        </table:table-row>
        <table:table-row table:style-name="Tableau23.2">
          <table:table-cell table:style-name="Tableau23.A3" office:value-type="string">
            <text:p text:style-name="P70">Gorben le fou</text:p>
          </table:table-cell>
          <table:table-cell table:style-name="Tableau23.B3" office:value-type="string">
            <text:p text:style-name="P69">Gorben the mad</text:p>
          </table:table-cell>
          <table:table-cell table:style-name="Tableau23.B3" office:value-type="string">
            <text:p text:style-name="P70">Gorben</text:p>
          </table:table-cell>
          <table:table-cell table:style-name="Tableau23.D3" office:value-type="string">
            <text:p text:style-name="P70">Arakas (Boss)</text:p>
          </table:table-cell>
        </table:table-row>
        <text:soft-page-break/>
        <table:table-row table:style-name="Tableau23.2">
          <table:table-cell table:style-name="Tableau23.A2" office:value-type="string">
            <text:p text:style-name="P71">Graax</text:p>
          </table:table-cell>
          <table:table-cell table:style-name="Tableau23.B2" office:value-type="string">
            <text:p text:style-name="P71">Graax</text:p>
          </table:table-cell>
          <table:table-cell table:style-name="Tableau23.B2" office:value-type="string">
            <text:p text:style-name="P71">Graax</text:p>
          </table:table-cell>
          <table:table-cell table:style-name="Tableau23.D2" office:value-type="string">
            <text:p text:style-name="P69">Arakas (Boss)</text:p>
          </table:table-cell>
        </table:table-row>
        <table:table-row table:style-name="Tableau23.2">
          <table:table-cell table:style-name="Tableau23.A3" office:value-type="string">
            <text:p text:style-name="P69">Greyard Eedy</text:p>
          </table:table-cell>
          <table:table-cell table:style-name="Tableau23.B3" office:value-type="string">
            <text:p text:style-name="P69">Greyard Eedy</text:p>
          </table:table-cell>
          <table:table-cell table:style-name="Tableau23.B3" office:value-type="string">
            <text:p text:style-name="P69">Greyard Eedy</text:p>
          </table:table-cell>
          <table:table-cell table:style-name="Tableau23.D3" office:value-type="string">
            <text:p text:style-name="P68">PNJ (1620, 1209, 0)</text:p>
          </table:table-cell>
        </table:table-row>
        <table:table-row table:style-name="Tableau23.2">
          <table:table-cell table:style-name="Tableau23.A2" office:value-type="string">
            <text:p text:style-name="P68">GreyLeaf l'arbre démoniaque</text:p>
          </table:table-cell>
          <table:table-cell table:style-name="Tableau23.B2" office:value-type="string">
            <text:p text:style-name="P69">GreyLeaf the daemon tree</text:p>
          </table:table-cell>
          <table:table-cell table:style-name="Tableau23.B2" office:value-type="string">
            <text:p text:style-name="P69">Greyleaf</text:p>
          </table:table-cell>
          <table:table-cell table:style-name="Tableau23.D2" office:value-type="string">
            <text:p text:style-name="P69">PNJ (849, 2086, 0)</text:p>
          </table:table-cell>
        </table:table-row>
        <table:table-row table:style-name="Tableau23.2">
          <table:table-cell table:style-name="Tableau23.A3" office:value-type="string">
            <text:p text:style-name="P69">Grimish</text:p>
          </table:table-cell>
          <table:table-cell table:style-name="Tableau23.B3" office:value-type="string">
            <text:p text:style-name="P69">Grimish</text:p>
          </table:table-cell>
          <table:table-cell table:style-name="Tableau23.B3" office:value-type="string">
            <text:p text:style-name="P69">Grimish</text:p>
          </table:table-cell>
          <table:table-cell table:style-name="Tableau23.D3" office:value-type="string">
            <text:p text:style-name="P69">PNJ (1400, 1827, 0)</text:p>
          </table:table-cell>
        </table:table-row>
        <table:table-row table:style-name="Tableau23.2">
          <table:table-cell table:style-name="Tableau23.A2" office:value-type="string">
            <text:p text:style-name="P69">Griroesh</text:p>
          </table:table-cell>
          <table:table-cell table:style-name="Tableau23.B2" office:value-type="string">
            <text:p text:style-name="P69">Griroesh</text:p>
          </table:table-cell>
          <table:table-cell table:style-name="Tableau23.B2" office:value-type="string">
            <text:p text:style-name="P69">Griroesh</text:p>
          </table:table-cell>
          <table:table-cell table:style-name="Tableau23.D2" office:value-type="string">
            <text:p text:style-name="P69">Arakas (Boss)</text:p>
          </table:table-cell>
        </table:table-row>
        <table:table-row table:style-name="Tableau23.2">
          <table:table-cell table:style-name="Tableau23.A3" office:value-type="string">
            <text:p text:style-name="P69">Grott</text:p>
          </table:table-cell>
          <table:table-cell table:style-name="Tableau23.B3" office:value-type="string">
            <text:p text:style-name="P69">Grott</text:p>
          </table:table-cell>
          <table:table-cell table:style-name="Tableau23.B3" office:value-type="string">
            <text:p text:style-name="P69">Grott</text:p>
          </table:table-cell>
          <table:table-cell table:style-name="Tableau23.D3" office:value-type="string">
            <text:p text:style-name="P69">Raven's Dust (Boss)</text:p>
          </table:table-cell>
        </table:table-row>
        <table:table-row table:style-name="Tableau23.2">
          <table:table-cell table:style-name="Tableau23.A2" office:value-type="string">
            <text:p text:style-name="P69">Grudish Auricula</text:p>
          </table:table-cell>
          <table:table-cell table:style-name="Tableau23.B2" office:value-type="string">
            <text:p text:style-name="P69">Grudish Earchewer</text:p>
          </table:table-cell>
          <table:table-cell table:style-name="Tableau23.B2" office:value-type="string">
            <text:p text:style-name="P69">Grudish Earchewer</text:p>
          </table:table-cell>
          <table:table-cell table:style-name="Tableau23.D2" office:value-type="string">
            <text:p text:style-name="P69">Raven's Dust (Boss)</text:p>
          </table:table-cell>
        </table:table-row>
        <table:table-row table:style-name="Tableau23.2">
          <table:table-cell table:style-name="Tableau23.A3" office:value-type="string">
            <text:p text:style-name="P69">Guêpe géante</text:p>
          </table:table-cell>
          <table:table-cell table:style-name="Tableau23.B3" office:value-type="string">
            <text:p text:style-name="P69">Giant wasp</text:p>
          </table:table-cell>
          <table:table-cell table:style-name="Tableau23.B3" office:value-type="string">
            <text:p text:style-name="P69">Giant wasp</text:p>
          </table:table-cell>
          <table:table-cell table:style-name="Tableau23.D3" office:value-type="string">
            <text:p text:style-name="P69">Arakas</text:p>
          </table:table-cell>
        </table:table-row>
        <table:table-row table:style-name="Tableau23.2">
          <table:table-cell table:style-name="Tableau23.A2" office:value-type="string">
            <text:p text:style-name="P69">Guerrier gobelin</text:p>
          </table:table-cell>
          <table:table-cell table:style-name="Tableau23.B2" office:value-type="string">
            <text:p text:style-name="P69">Goblin warrior</text:p>
          </table:table-cell>
          <table:table-cell table:style-name="Tableau23.B2" office:value-type="string">
            <text:p text:style-name="P69">Goblin warrior</text:p>
          </table:table-cell>
          <table:table-cell table:style-name="Tableau23.D2" office:value-type="string">
            <text:p text:style-name="P69">Arakas</text:p>
          </table:table-cell>
        </table:table-row>
        <table:table-row table:style-name="Tableau23.2">
          <table:table-cell table:style-name="Tableau23.A3" office:value-type="string">
            <text:p text:style-name="P69">Guerrier minotaure</text:p>
          </table:table-cell>
          <table:table-cell table:style-name="Tableau23.B3" office:value-type="string">
            <text:p text:style-name="P69">Minotaur warrior</text:p>
          </table:table-cell>
          <table:table-cell table:style-name="Tableau23.B3" office:value-type="string">
            <text:p text:style-name="P69">Minotaur warrior</text:p>
          </table:table-cell>
          <table:table-cell table:style-name="Tableau23.D3" office:value-type="string">
            <text:p text:style-name="P69">Raven's Dust</text:p>
          </table:table-cell>
        </table:table-row>
        <table:table-row table:style-name="Tableau23.2">
          <table:table-cell table:style-name="Tableau23.A2" office:value-type="string">
            <text:p text:style-name="P69">Guerrier orque</text:p>
          </table:table-cell>
          <table:table-cell table:style-name="Tableau23.B2" office:value-type="string">
            <text:p text:style-name="P69">Orc warrior</text:p>
          </table:table-cell>
          <table:table-cell table:style-name="Tableau23.B2" office:value-type="string">
            <text:p text:style-name="P69">Orc warrior</text:p>
          </table:table-cell>
          <table:table-cell table:style-name="Tableau23.D2" office:value-type="string">
            <text:p text:style-name="P69">Raven's Dust</text:p>
          </table:table-cell>
        </table:table-row>
        <table:table-row table:style-name="Tableau23.2">
          <table:table-cell table:style-name="Tableau23.A3" office:value-type="string">
            <text:p text:style-name="P69">Guerrier squelette</text:p>
          </table:table-cell>
          <table:table-cell table:style-name="Tableau23.B3" office:value-type="string">
            <text:p text:style-name="P69">Skeleton warrior</text:p>
          </table:table-cell>
          <table:table-cell table:style-name="Tableau23.B3" office:value-type="string">
            <text:p text:style-name="P70">Skeleton warrior</text:p>
          </table:table-cell>
          <table:table-cell table:style-name="Tableau23.D3" office:value-type="string">
            <text:p text:style-name="P70">Arakas</text:p>
          </table:table-cell>
        </table:table-row>
        <table:table-row table:style-name="Tableau23.2">
          <table:table-cell table:style-name="Tableau23.A2" office:value-type="string">
            <text:p text:style-name="P68">Guerrier-mage orque</text:p>
          </table:table-cell>
          <table:table-cell table:style-name="Tableau23.B2" office:value-type="string">
            <text:p text:style-name="P69">Orc battlemage</text:p>
          </table:table-cell>
          <table:table-cell table:style-name="Tableau23.B2" office:value-type="string">
            <text:p text:style-name="P69">Orc battlemage</text:p>
          </table:table-cell>
          <table:table-cell table:style-name="Tableau23.D2" office:value-type="string">
            <text:p text:style-name="P69">Raven's Dust</text:p>
          </table:table-cell>
        </table:table-row>
        <table:table-row table:style-name="Tableau23.2">
          <table:table-cell table:style-name="Tableau23.A3" office:value-type="string">
            <text:p text:style-name="P70">Guntertag Destroy</text:p>
          </table:table-cell>
          <table:table-cell table:style-name="Tableau23.B3" office:value-type="string">
            <text:p text:style-name="P70">Guntertag Destroy</text:p>
          </table:table-cell>
          <table:table-cell table:style-name="Tableau23.B3" office:value-type="string">
            <text:p text:style-name="P70">Guntertag Destroy</text:p>
          </table:table-cell>
          <table:table-cell table:style-name="Tableau23.D3" office:value-type="string">
            <text:p text:style-name="P70">PNJ (1813, 1273, 0)</text:p>
          </table:table-cell>
        </table:table-row>
        <table:table-row table:style-name="Tableau23.2">
          <table:table-cell table:style-name="Tableau23.A2" office:value-type="string">
            <text:p text:style-name="P71">Guurk</text:p>
          </table:table-cell>
          <table:table-cell table:style-name="Tableau23.B2" office:value-type="string">
            <text:p text:style-name="P71">Guurk</text:p>
          </table:table-cell>
          <table:table-cell table:style-name="Tableau23.B2" office:value-type="string">
            <text:p text:style-name="P71">Guurk</text:p>
          </table:table-cell>
          <table:table-cell table:style-name="Tableau23.D2" office:value-type="string">
            <text:p text:style-name="P71">Arakas (Boss)</text:p>
          </table:table-cell>
        </table:table-row>
        <table:table-row table:style-name="Tableau23.2">
          <table:table-cell table:style-name="Tableau23.A3" office:value-type="string">
            <text:p text:style-name="P71">Gwen</text:p>
          </table:table-cell>
          <table:table-cell table:style-name="Tableau23.B3" office:value-type="string">
            <text:p text:style-name="P71">Gwen</text:p>
          </table:table-cell>
          <table:table-cell table:style-name="Tableau23.B3" office:value-type="string">
            <text:p text:style-name="P68">Gwen</text:p>
          </table:table-cell>
          <table:table-cell table:style-name="Tableau23.D3" office:value-type="string">
            <text:p text:style-name="P68">PNJ (1667, 1271, 0)</text:p>
          </table:table-cell>
        </table:table-row>
        <table:table-row table:style-name="Tableau23.2">
          <table:table-cell table:style-name="Tableau23.A2" office:value-type="string">
            <text:p text:style-name="P68">Hache des ténèbres</text:p>
          </table:table-cell>
          <table:table-cell table:style-name="Tableau23.B2" office:value-type="string">
            <text:p text:style-name="P70">Dark Axe</text:p>
          </table:table-cell>
          <table:table-cell table:style-name="Tableau23.B2" office:value-type="string">
            <text:p text:style-name="P70">Dark Axe</text:p>
          </table:table-cell>
          <table:table-cell table:style-name="Tableau23.D2" office:value-type="string">
            <text:p text:style-name="P71">PNJ (1358, 273, 1)</text:p>
          </table:table-cell>
        </table:table-row>
        <table:table-row table:style-name="Tableau23.2">
          <table:table-cell table:style-name="Tableau23.A3" office:value-type="string">
            <text:p text:style-name="P71">Haden</text:p>
          </table:table-cell>
          <table:table-cell table:style-name="Tableau23.B3" office:value-type="string">
            <text:p text:style-name="P71">Haden</text:p>
          </table:table-cell>
          <table:table-cell table:style-name="Tableau23.B3" office:value-type="string">
            <text:p text:style-name="P70">Haden</text:p>
          </table:table-cell>
          <table:table-cell table:style-name="Tableau23.D3" office:value-type="string">
            <text:p text:style-name="P70">PNJ (87, 2654, 0)</text:p>
          </table:table-cell>
        </table:table-row>
        <table:table-row table:style-name="Tableau23.2">
          <table:table-cell table:style-name="Tableau23.A2" office:value-type="string">
            <text:p text:style-name="P70">Halam</text:p>
          </table:table-cell>
          <table:table-cell table:style-name="Tableau23.B2" office:value-type="string">
            <text:p text:style-name="P70">Halam</text:p>
          </table:table-cell>
          <table:table-cell table:style-name="Tableau23.B2" office:value-type="string">
            <text:p text:style-name="P68">Halam</text:p>
          </table:table-cell>
          <table:table-cell table:style-name="Tableau23.D2" office:value-type="string">
            <text:p text:style-name="P68">PNJ (2848, 1067, 0)</text:p>
          </table:table-cell>
        </table:table-row>
        <table:table-row table:style-name="Tableau23.2">
          <table:table-cell table:style-name="Tableau23.A3" office:value-type="string">
            <text:p text:style-name="P68">Horreur enrubannée</text:p>
          </table:table-cell>
          <table:table-cell table:style-name="Tableau23.B3" office:value-type="string">
            <text:p text:style-name="P69">Bandaged horror</text:p>
          </table:table-cell>
          <table:table-cell table:style-name="Tableau23.B3" office:value-type="string">
            <text:p text:style-name="P69">Bandaged horror</text:p>
          </table:table-cell>
          <table:table-cell table:style-name="Tableau23.D3" office:value-type="string">
            <text:p text:style-name="P69">Raven's Dust</text:p>
          </table:table-cell>
        </table:table-row>
        <table:table-row table:style-name="Tableau23.2">
          <table:table-cell table:style-name="Tableau23.A2" office:value-type="string">
            <text:p text:style-name="P69">Horreur hurlante</text:p>
          </table:table-cell>
          <table:table-cell table:style-name="Tableau23.B2" office:value-type="string">
            <text:p text:style-name="P69">Shrieking horror</text:p>
          </table:table-cell>
          <table:table-cell table:style-name="Tableau23.B2" office:value-type="string">
            <text:p text:style-name="P69">Shrieking horror</text:p>
          </table:table-cell>
          <table:table-cell table:style-name="Tableau23.D2" office:value-type="string">
            <text:p text:style-name="P69">Raven's Dust</text:p>
          </table:table-cell>
        </table:table-row>
        <table:table-row table:style-name="Tableau23.2">
          <table:table-cell table:style-name="Tableau23.A3" office:value-type="string">
            <text:p text:style-name="P69">Horreur railleuse</text:p>
          </table:table-cell>
          <table:table-cell table:style-name="Tableau23.B3" office:value-type="string">
            <text:p text:style-name="P69">Taunting Horror</text:p>
          </table:table-cell>
          <table:table-cell table:style-name="Tableau23.B3" office:value-type="string">
            <text:p text:style-name="P69">Taunting Horror</text:p>
          </table:table-cell>
          <table:table-cell table:style-name="Tableau23.D3" office:value-type="string">
            <text:p text:style-name="P69">Raven's Dust</text:p>
          </table:table-cell>
        </table:table-row>
        <table:table-row table:style-name="Tableau23.2">
          <table:table-cell table:style-name="Tableau23.A2" office:value-type="string">
            <text:p text:style-name="P69">Hurbag Digitus</text:p>
          </table:table-cell>
          <table:table-cell table:style-name="Tableau23.B2" office:value-type="string">
            <text:p text:style-name="P69">Hurbag Nailripper</text:p>
          </table:table-cell>
          <table:table-cell table:style-name="Tableau23.B2" office:value-type="string">
            <text:p text:style-name="P69">Hurbag Nailripper</text:p>
          </table:table-cell>
          <table:table-cell table:style-name="Tableau23.D2" office:value-type="string">
            <text:p text:style-name="P69">Raven's Dust (Boss)</text:p>
          </table:table-cell>
        </table:table-row>
        <table:table-row table:style-name="Tableau23.2">
          <table:table-cell table:style-name="Tableau23.A3" office:value-type="string">
            <text:p text:style-name="P69">Iago Caballero</text:p>
          </table:table-cell>
          <table:table-cell table:style-name="Tableau23.B3" office:value-type="string">
            <text:p text:style-name="P69">Iago Caballero</text:p>
          </table:table-cell>
          <table:table-cell table:style-name="Tableau23.B3" office:value-type="string">
            <text:p text:style-name="P69">Iago Caballero</text:p>
          </table:table-cell>
          <table:table-cell table:style-name="Tableau23.D3" office:value-type="string">
            <text:p text:style-name="P69">PNJ (812, 2714, 0)</text:p>
          </table:table-cell>
        </table:table-row>
        <table:table-row table:style-name="Tableau23.2">
          <table:table-cell table:style-name="Tableau23.A2" office:value-type="string">
            <text:p text:style-name="P69">Idas</text:p>
          </table:table-cell>
          <table:table-cell table:style-name="Tableau23.B2" office:value-type="string">
            <text:p text:style-name="P69">Idas</text:p>
          </table:table-cell>
          <table:table-cell table:style-name="Tableau23.B2" office:value-type="string">
            <text:p text:style-name="P68">Idas</text:p>
          </table:table-cell>
          <table:table-cell table:style-name="Tableau23.D2" office:value-type="string">
            <text:p text:style-name="P68">PNJ (1453, 2409, 0)</text:p>
          </table:table-cell>
        </table:table-row>
        <table:table-row table:style-name="Tableau23.2">
          <table:table-cell table:style-name="Tableau23.A3" office:value-type="string">
            <text:p text:style-name="P68">Illusionniste</text:p>
          </table:table-cell>
          <table:table-cell table:style-name="Tableau23.B3" office:value-type="string">
            <text:p text:style-name="P69">Illusion weaver</text:p>
          </table:table-cell>
          <table:table-cell table:style-name="Tableau23.B3" office:value-type="string">
            <text:p text:style-name="P69">?</text:p>
          </table:table-cell>
          <table:table-cell table:style-name="Tableau23.D3" office:value-type="string">
            <text:p text:style-name="P69"> </text:p>
          </table:table-cell>
        </table:table-row>
        <table:table-row table:style-name="Tableau23.2">
          <table:table-cell table:style-name="Tableau23.A2" office:value-type="string">
            <text:p text:style-name="P69">Invocation ratée</text:p>
          </table:table-cell>
          <table:table-cell table:style-name="Tableau23.B2" office:value-type="string">
            <text:p text:style-name="P69">Failed summon</text:p>
          </table:table-cell>
          <table:table-cell table:style-name="Tableau23.B2" office:value-type="string">
            <text:p text:style-name="P69">Failed summon</text:p>
          </table:table-cell>
          <table:table-cell table:style-name="Tableau23.D2" office:value-type="string">
            <text:p text:style-name="P69">Raven's Dust</text:p>
          </table:table-cell>
        </table:table-row>
        <table:table-row table:style-name="Tableau23.2">
          <table:table-cell table:style-name="Tableau23.A3" office:value-type="string">
            <text:p text:style-name="P69">Iraltok</text:p>
          </table:table-cell>
          <table:table-cell table:style-name="Tableau23.B3" office:value-type="string">
            <text:p text:style-name="P69">Iraltok</text:p>
          </table:table-cell>
          <table:table-cell table:style-name="Tableau23.B3" office:value-type="string">
            <text:p text:style-name="P69">Iraltok</text:p>
          </table:table-cell>
          <table:table-cell table:style-name="Tableau23.D3" office:value-type="string">
            <text:p text:style-name="P69">PNJ (2998, 952, 0)</text:p>
          </table:table-cell>
        </table:table-row>
        <table:table-row table:style-name="Tableau23.2">
          <table:table-cell table:style-name="Tableau23.A2" office:value-type="string">
            <text:p text:style-name="P69">Iroual Guezan</text:p>
          </table:table-cell>
          <table:table-cell table:style-name="Tableau23.B2" office:value-type="string">
            <text:p text:style-name="P69">Iroual Knowall</text:p>
          </table:table-cell>
          <table:table-cell table:style-name="Tableau23.B2" office:value-type="string">
            <text:p text:style-name="P69">Iroual Knowall</text:p>
          </table:table-cell>
          <table:table-cell table:style-name="Tableau23.D2" office:value-type="string">
            <text:p text:style-name="P69">PNJ (1784, 1233, 0)</text:p>
          </table:table-cell>
        </table:table-row>
        <table:table-row table:style-name="Tableau23.2">
          <table:table-cell table:style-name="Tableau23.A3" office:value-type="string">
            <text:p text:style-name="P69">Isulgur</text:p>
          </table:table-cell>
          <table:table-cell table:style-name="Tableau23.B3" office:value-type="string">
            <text:p text:style-name="P69">Isulgur</text:p>
          </table:table-cell>
          <table:table-cell table:style-name="Tableau23.B3" office:value-type="string">
            <text:p text:style-name="P69">Isulgur</text:p>
          </table:table-cell>
          <table:table-cell table:style-name="Tableau23.D3" office:value-type="string">
            <text:p text:style-name="P69">PNJ (2970, 1096, 0)</text:p>
          </table:table-cell>
        </table:table-row>
        <table:table-row table:style-name="Tableau23.2">
          <table:table-cell table:style-name="Tableau23.A2" office:value-type="string">
            <text:p text:style-name="P69">Ivrogne</text:p>
          </table:table-cell>
          <table:table-cell table:style-name="Tableau23.B2" office:value-type="string">
            <text:p text:style-name="P70">Drunk</text:p>
          </table:table-cell>
          <table:table-cell table:style-name="Tableau23.B2" office:value-type="string">
            <text:p text:style-name="P70">Drunk</text:p>
          </table:table-cell>
          <table:table-cell table:style-name="Tableau23.D2" office:value-type="string">
            <text:p text:style-name="P70">PNJ (1768, 1233, 0)</text:p>
          </table:table-cell>
        </table:table-row>
        <table:table-row table:style-name="Tableau23.2">
          <table:table-cell table:style-name="Tableau23.A3" office:value-type="string">
            <text:p text:style-name="P70">Jagar Kar</text:p>
          </table:table-cell>
          <table:table-cell table:style-name="Tableau23.B3" office:value-type="string">
            <text:p text:style-name="P70">Jagar Kar</text:p>
          </table:table-cell>
          <table:table-cell table:style-name="Tableau23.B3" office:value-type="string">
            <text:p text:style-name="P70">Jagar Kar</text:p>
          </table:table-cell>
          <table:table-cell table:style-name="Tableau23.D3" office:value-type="string">
            <text:p text:style-name="P70">PNJ (2920, 1082, 0)</text:p>
          </table:table-cell>
        </table:table-row>
        <table:table-row table:style-name="Tableau23.2">
          <table:table-cell table:style-name="Tableau23.A2" office:value-type="string">
            <text:p text:style-name="P68">Jalus</text:p>
          </table:table-cell>
          <table:table-cell table:style-name="Tableau23.B2" office:value-type="string">
            <text:p text:style-name="P68">Jalus</text:p>
          </table:table-cell>
          <table:table-cell table:style-name="Tableau23.B2" office:value-type="string">
            <text:p text:style-name="P68">Jalus</text:p>
          </table:table-cell>
          <table:table-cell table:style-name="Tableau23.D2" office:value-type="string">
            <text:p text:style-name="P68">PNJ (2838, 1177, 0)</text:p>
          </table:table-cell>
        </table:table-row>
        <table:table-row table:style-name="Tableau23.2">
          <table:table-cell table:style-name="Tableau23.A3" office:value-type="string">
            <text:p text:style-name="P68">Jamar</text:p>
          </table:table-cell>
          <table:table-cell table:style-name="Tableau23.B3" office:value-type="string">
            <text:p text:style-name="P68">Jamar</text:p>
          </table:table-cell>
          <table:table-cell table:style-name="Tableau23.B3" office:value-type="string">
            <text:p text:style-name="P68">Jamar</text:p>
          </table:table-cell>
          <table:table-cell table:style-name="Tableau23.D3" office:value-type="string">
            <text:p text:style-name="P68">PNJ (1491, 2501, 0)</text:p>
          </table:table-cell>
        </table:table-row>
        <table:table-row table:style-name="Tableau23.2">
          <table:table-cell table:style-name="Tableau23.A2" office:value-type="string">
            <text:p text:style-name="P68">Jarko le nécromancien</text:p>
          </table:table-cell>
          <table:table-cell table:style-name="Tableau23.B2" office:value-type="string">
            <text:p text:style-name="P69">Jarko the necromancer</text:p>
          </table:table-cell>
          <table:table-cell table:style-name="Tableau23.B2" office:value-type="string">
            <text:p text:style-name="P69">Jarko</text:p>
          </table:table-cell>
          <table:table-cell table:style-name="Tableau23.D2" office:value-type="string">
            <text:p text:style-name="P69">PNJ (1088, 103, 1)</text:p>
          </table:table-cell>
        </table:table-row>
        <table:table-row table:style-name="Tableau23.2">
          <table:table-cell table:style-name="Tableau23.A3" office:value-type="string">
            <text:p text:style-name="P69">Jeremiah</text:p>
          </table:table-cell>
          <table:table-cell table:style-name="Tableau23.B3" office:value-type="string">
            <text:p text:style-name="P69">Jeremiah</text:p>
          </table:table-cell>
          <table:table-cell table:style-name="Tableau23.B3" office:value-type="string">
            <text:p text:style-name="P69">Jeremiah</text:p>
          </table:table-cell>
          <table:table-cell table:style-name="Tableau23.D3" office:value-type="string">
            <text:p text:style-name="P69">PNJ (1344, 2377, 0)</text:p>
          </table:table-cell>
        </table:table-row>
        <table:table-row table:style-name="Tableau23.2">
          <table:table-cell table:style-name="Tableau23.A2" office:value-type="string">
            <text:p text:style-name="P69">Jon Hamhoo</text:p>
          </table:table-cell>
          <table:table-cell table:style-name="Tableau23.B2" office:value-type="string">
            <text:p text:style-name="P69">Jon Hamhoo</text:p>
          </table:table-cell>
          <table:table-cell table:style-name="Tableau23.B2" office:value-type="string">
            <text:p text:style-name="P71">Jon Hamhoo</text:p>
          </table:table-cell>
          <table:table-cell table:style-name="Tableau23.D2" office:value-type="string">
            <text:p text:style-name="P71">PNJ (1480, 2375, 0)</text:p>
          </table:table-cell>
        </table:table-row>
        <table:table-row table:style-name="Tableau23.2">
          <table:table-cell table:style-name="Tableau23.A3" office:value-type="string">
            <text:p text:style-name="P68">Jurnistakr Kira</text:p>
          </table:table-cell>
          <table:table-cell table:style-name="Tableau23.B3" office:value-type="string">
            <text:p text:style-name="P68">Jurnistakr Kira</text:p>
          </table:table-cell>
          <table:table-cell table:style-name="Tableau23.B3" office:value-type="string">
            <text:p text:style-name="P68">Jurnistakr Kira</text:p>
          </table:table-cell>
          <table:table-cell table:style-name="Tableau23.D3" office:value-type="string">
            <text:p text:style-name="P68">PNJ (1698, 1152, 0)</text:p>
          </table:table-cell>
        </table:table-row>
        <table:table-row table:style-name="Tableau23.2">
          <table:table-cell table:style-name="Tableau23.A2" office:value-type="string">
            <text:p text:style-name="P71">Kalastor</text:p>
          </table:table-cell>
          <table:table-cell table:style-name="Tableau23.B2" office:value-type="string">
            <text:p text:style-name="P71">Kalastor</text:p>
          </table:table-cell>
          <table:table-cell table:style-name="Tableau23.B2" office:value-type="string">
            <text:p text:style-name="P71">Kalastor</text:p>
          </table:table-cell>
          <table:table-cell table:style-name="Tableau23.D2" office:value-type="string">
            <text:p text:style-name="P71">PNJ (2882, 1128, 0)</text:p>
          </table:table-cell>
        </table:table-row>
        <table:table-row table:style-name="Tableau23.2">
          <table:table-cell table:style-name="Tableau23.A3" office:value-type="string">
            <text:p text:style-name="P70">Kalir</text:p>
          </table:table-cell>
          <table:table-cell table:style-name="Tableau23.B3" office:value-type="string">
            <text:p text:style-name="P70">Kalir</text:p>
          </table:table-cell>
          <table:table-cell table:style-name="Tableau23.B3" office:value-type="string">
            <text:p text:style-name="P70">Kalir</text:p>
          </table:table-cell>
          <table:table-cell table:style-name="Tableau23.D3" office:value-type="string">
            <text:p text:style-name="P71">PNJ (276, 2518, 0)</text:p>
          </table:table-cell>
        </table:table-row>
        <table:table-row table:style-name="Tableau23.2">
          <table:table-cell table:style-name="Tableau23.A2" office:value-type="string">
            <text:p text:style-name="P71">Karl</text:p>
          </table:table-cell>
          <table:table-cell table:style-name="Tableau23.B2" office:value-type="string">
            <text:p text:style-name="P71">Karl</text:p>
          </table:table-cell>
          <table:table-cell table:style-name="Tableau23.B2" office:value-type="string">
            <text:p text:style-name="P71">Karl</text:p>
          </table:table-cell>
          <table:table-cell table:style-name="Tableau23.D2" office:value-type="string">
            <text:p text:style-name="P71">PNJ (1701, 1238, 0)</text:p>
          </table:table-cell>
        </table:table-row>
        <table:table-row table:style-name="Tableau23.2">
          <table:table-cell table:style-name="Tableau23.A3" office:value-type="string">
            <text:p text:style-name="P71">Kederic Steriad</text:p>
          </table:table-cell>
          <table:table-cell table:style-name="Tableau23.B3" office:value-type="string">
            <text:p text:style-name="P71">Kederic Riverbane</text:p>
          </table:table-cell>
          <table:table-cell table:style-name="Tableau23.B3" office:value-type="string">
            <text:p text:style-name="P71">Kederic</text:p>
          </table:table-cell>
          <table:table-cell table:style-name="Tableau23.D3" office:value-type="string">
            <text:p text:style-name="P71">PNJ (1405, 2854, 0)</text:p>
          </table:table-cell>
        </table:table-row>
        <table:table-row table:style-name="Tableau23.2">
          <table:table-cell table:style-name="Tableau23.A2" office:value-type="string">
            <text:p text:style-name="P71">Kiadus</text:p>
          </table:table-cell>
          <table:table-cell table:style-name="Tableau23.B2" office:value-type="string">
            <text:p text:style-name="P71">Kiadus</text:p>
          </table:table-cell>
          <table:table-cell table:style-name="Tableau23.B2" office:value-type="string">
            <text:p text:style-name="P71">Kiadus</text:p>
          </table:table-cell>
          <table:table-cell table:style-name="Tableau23.D2" office:value-type="string">
            <text:p text:style-name="P71">PNJ (1467, 2395, 0)</text:p>
          </table:table-cell>
        </table:table-row>
        <table:table-row table:style-name="Tableau23.2">
          <table:table-cell table:style-name="Tableau23.A3" office:value-type="string">
            <text:p text:style-name="P71">Kilhiam</text:p>
          </table:table-cell>
          <table:table-cell table:style-name="Tableau23.B3" office:value-type="string">
            <text:p text:style-name="P71">Kilhiam</text:p>
          </table:table-cell>
          <table:table-cell table:style-name="Tableau23.B3" office:value-type="string">
            <text:p text:style-name="P71">Kilhiam</text:p>
          </table:table-cell>
          <table:table-cell table:style-name="Tableau23.D3" office:value-type="string">
            <text:p text:style-name="P71">PNJ (2961, 1058, 0)</text:p>
          </table:table-cell>
        </table:table-row>
        <table:table-row table:style-name="Tableau23.2">
          <table:table-cell table:style-name="Tableau23.A2" office:value-type="string">
            <text:p text:style-name="P71">Kirlor Dhul</text:p>
          </table:table-cell>
          <table:table-cell table:style-name="Tableau23.B2" office:value-type="string">
            <text:p text:style-name="P71">Kirlor Dhul</text:p>
          </table:table-cell>
          <table:table-cell table:style-name="Tableau23.B2" office:value-type="string">
            <text:p text:style-name="P71">Kirlor Dhul</text:p>
          </table:table-cell>
          <table:table-cell table:style-name="Tableau23.D2" office:value-type="string">
            <text:p text:style-name="P71">PNJ (2967, 1111, 0)</text:p>
          </table:table-cell>
        </table:table-row>
        <table:table-row table:style-name="Tableau23.2">
          <table:table-cell table:style-name="Tableau23.A3" office:value-type="string">
            <text:p text:style-name="P68">Kraanian à mille-pattes</text:p>
          </table:table-cell>
          <table:table-cell table:style-name="Tableau23.B3" office:value-type="string">
            <text:p text:style-name="P71">Kraanian millipede</text:p>
          </table:table-cell>
          <table:table-cell table:style-name="Tableau23.B3" office:value-type="string">
            <text:p text:style-name="P71">Kraanian millipede</text:p>
          </table:table-cell>
          <table:table-cell table:style-name="Tableau23.D3" office:value-type="string">
            <text:p text:style-name="P71">Arakas</text:p>
          </table:table-cell>
        </table:table-row>
        <table:table-row table:style-name="Tableau23.2">
          <table:table-cell table:style-name="Tableau23.A2" office:value-type="string">
            <text:p text:style-name="P71">Kraanian volant</text:p>
          </table:table-cell>
          <table:table-cell table:style-name="Tableau23.B2" office:value-type="string">
            <text:p text:style-name="P71">Kraanian flyer</text:p>
          </table:table-cell>
          <table:table-cell table:style-name="Tableau23.B2" office:value-type="string">
            <text:p text:style-name="P71">Kraanian flyer</text:p>
          </table:table-cell>
          <table:table-cell table:style-name="Tableau23.D2" office:value-type="string">
            <text:p text:style-name="P71">Arakas</text:p>
          </table:table-cell>
        </table:table-row>
        <table:table-row table:style-name="Tableau23.2">
          <table:table-cell table:style-name="Tableau23.A3" office:value-type="string">
            <text:p text:style-name="P69">Lance Silversmith</text:p>
          </table:table-cell>
          <table:table-cell table:style-name="Tableau23.B3" office:value-type="string">
            <text:p text:style-name="P69">Lance Silversmith</text:p>
          </table:table-cell>
          <table:table-cell table:style-name="Tableau23.B3" office:value-type="string">
            <text:p text:style-name="P69">Lance Silversmith</text:p>
          </table:table-cell>
          <table:table-cell table:style-name="Tableau23.D3" office:value-type="string">
            <text:p text:style-name="P69">PNJ (2580, 690, 0)</text:p>
          </table:table-cell>
        </table:table-row>
        <table:table-row table:style-name="Tableau23.2">
          <table:table-cell table:style-name="Tableau23.A2" office:value-type="string">
            <text:p text:style-name="P68">Lantalir Glawtar</text:p>
          </table:table-cell>
          <table:table-cell table:style-name="Tableau23.B2" office:value-type="string">
            <text:p text:style-name="P68">Lantalir Rainmist</text:p>
          </table:table-cell>
          <table:table-cell table:style-name="Tableau23.B2" office:value-type="string">
            <text:p text:style-name="P69">Lantalir</text:p>
          </table:table-cell>
          <table:table-cell table:style-name="Tableau23.D2" office:value-type="string">
            <text:p text:style-name="P69">PNJ (2801, 220, 0)</text:p>
          </table:table-cell>
        </table:table-row>
        <table:table-row table:style-name="Tableau23.2">
          <table:table-cell table:style-name="Tableau23.A3" office:value-type="string">
            <text:p text:style-name="P69">Laonian Rikarr</text:p>
          </table:table-cell>
          <table:table-cell table:style-name="Tableau23.B3" office:value-type="string">
            <text:p text:style-name="P69">Laonian Rikarr</text:p>
          </table:table-cell>
          <table:table-cell table:style-name="Tableau23.B3" office:value-type="string">
            <text:p text:style-name="P69">Laonian Rikarr</text:p>
          </table:table-cell>
          <table:table-cell table:style-name="Tableau23.D3" office:value-type="string">
            <text:p text:style-name="P69">PNJ (1705, 1158, 0)</text:p>
          </table:table-cell>
        </table:table-row>
        <table:table-row table:style-name="Tableau23.2">
          <table:table-cell table:style-name="Tableau23.A2" office:value-type="string">
            <text:p text:style-name="P68">Laren</text:p>
          </table:table-cell>
          <table:table-cell table:style-name="Tableau23.B2" office:value-type="string">
            <text:p text:style-name="P68">Laren</text:p>
          </table:table-cell>
          <table:table-cell table:style-name="Tableau23.B2" office:value-type="string">
            <text:p text:style-name="P68">Laren</text:p>
          </table:table-cell>
          <table:table-cell table:style-name="Tableau23.D2" office:value-type="string">
            <text:p text:style-name="P68">PNJ (1497, 2534, 0)</text:p>
          </table:table-cell>
        </table:table-row>
        <table:table-row table:style-name="Tableau23.2">
          <table:table-cell table:style-name="Tableau23.A3" office:value-type="string">
            <text:p text:style-name="P68">Le déchu</text:p>
          </table:table-cell>
          <table:table-cell table:style-name="Tableau23.B3" office:value-type="string">
            <text:p text:style-name="P69">Broken One</text:p>
          </table:table-cell>
          <table:table-cell table:style-name="Tableau23.B3" office:value-type="string">
            <text:p text:style-name="P69">Broken One</text:p>
          </table:table-cell>
          <table:table-cell table:style-name="Tableau23.D3" office:value-type="string">
            <text:p text:style-name="P68">Raven's Dust</text:p>
          </table:table-cell>
        </table:table-row>
        <table:table-row table:style-name="Tableau23.2">
          <table:table-cell table:style-name="Tableau23.A2" office:value-type="string">
            <text:p text:style-name="P68">Le fouineur</text:p>
          </table:table-cell>
          <table:table-cell table:style-name="Tableau23.B2" office:value-type="string">
            <text:p text:style-name="P69">The Lurker</text:p>
          </table:table-cell>
          <table:table-cell table:style-name="Tableau23.B2" office:value-type="string">
            <text:p text:style-name="P69">The Lurker</text:p>
          </table:table-cell>
          <table:table-cell table:style-name="Tableau23.D2" office:value-type="string">
            <text:p text:style-name="P69">PNJ (1714, 1174, 0)</text:p>
          </table:table-cell>
        </table:table-row>
        <table:table-row table:style-name="Tableau23.2">
          <table:table-cell table:style-name="Tableau23.A3" office:value-type="string">
            <text:p text:style-name="P69">Leana</text:p>
          </table:table-cell>
          <table:table-cell table:style-name="Tableau23.B3" office:value-type="string">
            <text:p text:style-name="P69">Leana</text:p>
          </table:table-cell>
          <table:table-cell table:style-name="Tableau23.B3" office:value-type="string">
            <text:p text:style-name="P69">Leana</text:p>
          </table:table-cell>
          <table:table-cell table:style-name="Tableau23.D3" office:value-type="string">
            <text:p text:style-name="P69">PNJ (1593, 2502, 0)</text:p>
          </table:table-cell>
        </table:table-row>
        <text:soft-page-break/>
        <table:table-row table:style-name="Tableau23.2">
          <table:table-cell table:style-name="Tableau23.A2" office:value-type="string">
            <text:p text:style-name="P69">Liedric Guergue</text:p>
          </table:table-cell>
          <table:table-cell table:style-name="Tableau23.B2" office:value-type="string">
            <text:p text:style-name="P69">Liedric Throatcutter</text:p>
          </table:table-cell>
          <table:table-cell table:style-name="Tableau23.B2" office:value-type="string">
            <text:p text:style-name="P69">Liedric Throatcutter</text:p>
          </table:table-cell>
          <table:table-cell table:style-name="Tableau23.D2" office:value-type="string">
            <text:p text:style-name="P69">Raven's Dust (Boss)</text:p>
          </table:table-cell>
        </table:table-row>
        <table:table-row table:style-name="Tableau23.2">
          <table:table-cell table:style-name="Tableau23.A3" office:value-type="string">
            <text:p text:style-name="P69">Lieutenant gobelin</text:p>
          </table:table-cell>
          <table:table-cell table:style-name="Tableau23.B3" office:value-type="string">
            <text:p text:style-name="P69">Goblin subchief</text:p>
          </table:table-cell>
          <table:table-cell table:style-name="Tableau23.B3" office:value-type="string">
            <text:p text:style-name="P69">Goblin subchief</text:p>
          </table:table-cell>
          <table:table-cell table:style-name="Tableau23.D3" office:value-type="string">
            <text:p text:style-name="P69">Arakas</text:p>
          </table:table-cell>
        </table:table-row>
        <table:table-row table:style-name="Tableau23.2">
          <table:table-cell table:style-name="Tableau23.A2" office:value-type="string">
            <text:p text:style-name="P69">Liurn Clar</text:p>
          </table:table-cell>
          <table:table-cell table:style-name="Tableau23.B2" office:value-type="string">
            <text:p text:style-name="P69">Liurn Clar</text:p>
          </table:table-cell>
          <table:table-cell table:style-name="Tableau23.B2" office:value-type="string">
            <text:p text:style-name="P69">Liurn Clar</text:p>
          </table:table-cell>
          <table:table-cell table:style-name="Tableau23.D2" office:value-type="string">
            <text:p text:style-name="P69">PNJ (1599, 1250, 0)</text:p>
          </table:table-cell>
        </table:table-row>
        <table:table-row table:style-name="Tableau23.2">
          <table:table-cell table:style-name="Tableau23.A3" office:value-type="string">
            <text:p text:style-name="P69">Lothan</text:p>
          </table:table-cell>
          <table:table-cell table:style-name="Tableau23.B3" office:value-type="string">
            <text:p text:style-name="P69">Lothan</text:p>
          </table:table-cell>
          <table:table-cell table:style-name="Tableau23.B3" office:value-type="string">
            <text:p text:style-name="P69">Lothan</text:p>
          </table:table-cell>
          <table:table-cell table:style-name="Tableau23.D3" office:value-type="string">
            <text:p text:style-name="P69">PNJ (2979, 968, 0)</text:p>
          </table:table-cell>
        </table:table-row>
        <table:table-row table:style-name="Tableau23.2">
          <table:table-cell table:style-name="Tableau23.A2" office:value-type="string">
            <text:p text:style-name="P69">Lyria</text:p>
          </table:table-cell>
          <table:table-cell table:style-name="Tableau23.B2" office:value-type="string">
            <text:p text:style-name="P68">Lyria</text:p>
          </table:table-cell>
          <table:table-cell table:style-name="Tableau23.B2" office:value-type="string">
            <text:p text:style-name="P68">Lyria</text:p>
          </table:table-cell>
          <table:table-cell table:style-name="Tableau23.D2" office:value-type="string">
            <text:p text:style-name="P68">PNJ (2181, 1276, 0)</text:p>
          </table:table-cell>
        </table:table-row>
        <table:table-row table:style-name="Tableau23.2">
          <table:table-cell table:style-name="Tableau23.A3" office:value-type="string">
            <text:p text:style-name="P68">Mage rôdeur</text:p>
          </table:table-cell>
          <table:table-cell table:style-name="Tableau23.B3" office:value-type="string">
            <text:p text:style-name="P68">Rogue mage</text:p>
          </table:table-cell>
          <table:table-cell table:style-name="Tableau23.B3" office:value-type="string">
            <text:p text:style-name="P68">Rogue mage</text:p>
          </table:table-cell>
          <table:table-cell table:style-name="Tableau23.D3" office:value-type="string">
            <text:p text:style-name="P71">Raven's Dust</text:p>
          </table:table-cell>
        </table:table-row>
        <table:table-row table:style-name="Tableau23.2">
          <table:table-cell table:style-name="Tableau23.A2" office:value-type="string">
            <text:p text:style-name="P71">Malaar</text:p>
          </table:table-cell>
          <table:table-cell table:style-name="Tableau23.B2" office:value-type="string">
            <text:p text:style-name="P71">Malaar</text:p>
          </table:table-cell>
          <table:table-cell table:style-name="Tableau23.B2" office:value-type="string">
            <text:p text:style-name="P71">Malaar</text:p>
          </table:table-cell>
          <table:table-cell table:style-name="Tableau23.D2" office:value-type="string">
            <text:p text:style-name="P71">PNJ (1690, 1165, 0)</text:p>
          </table:table-cell>
        </table:table-row>
        <table:table-row table:style-name="Tableau23.2">
          <table:table-cell table:style-name="Tableau23.A3" office:value-type="string">
            <text:p text:style-name="P71">Markam</text:p>
          </table:table-cell>
          <table:table-cell table:style-name="Tableau23.B3" office:value-type="string">
            <text:p text:style-name="P70">Markam</text:p>
          </table:table-cell>
          <table:table-cell table:style-name="Tableau23.B3" office:value-type="string">
            <text:p text:style-name="P70">Markam</text:p>
          </table:table-cell>
          <table:table-cell table:style-name="Tableau23.D3" office:value-type="string">
            <text:p text:style-name="P70">PNJ (2954, 1102, 0)</text:p>
          </table:table-cell>
        </table:table-row>
        <table:table-row table:style-name="Tableau23.2">
          <table:table-cell table:style-name="Tableau23.A2" office:value-type="string">
            <text:p text:style-name="P69">Marnec Sunim</text:p>
          </table:table-cell>
          <table:table-cell table:style-name="Tableau23.B2" office:value-type="string">
            <text:p text:style-name="P69">Marnec Sunim</text:p>
          </table:table-cell>
          <table:table-cell table:style-name="Tableau23.B2" office:value-type="string">
            <text:p text:style-name="P69">Marnec Sunim</text:p>
          </table:table-cell>
          <table:table-cell table:style-name="Tableau23.D2" office:value-type="string">
            <text:p text:style-name="P69">PNJ (2918, 1178, 0)</text:p>
          </table:table-cell>
        </table:table-row>
        <table:table-row table:style-name="Tableau23.2">
          <table:table-cell table:style-name="Tableau23.A3" office:value-type="string">
            <text:p text:style-name="P69">Marsac Cred</text:p>
          </table:table-cell>
          <table:table-cell table:style-name="Tableau23.B3" office:value-type="string">
            <text:p text:style-name="P69">Marsac Cred</text:p>
          </table:table-cell>
          <table:table-cell table:style-name="Tableau23.B3" office:value-type="string">
            <text:p text:style-name="P69">Marsac Cred</text:p>
          </table:table-cell>
          <table:table-cell table:style-name="Tableau23.D3" office:value-type="string">
            <text:p text:style-name="P70">PNJ (1608, 1253, 0)</text:p>
          </table:table-cell>
        </table:table-row>
        <table:table-row table:style-name="Tableau23.2">
          <table:table-cell table:style-name="Tableau23.A2" office:value-type="string">
            <text:p text:style-name="P70">Menark</text:p>
          </table:table-cell>
          <table:table-cell table:style-name="Tableau23.B2" office:value-type="string">
            <text:p text:style-name="P70">Menark</text:p>
          </table:table-cell>
          <table:table-cell table:style-name="Tableau23.B2" office:value-type="string">
            <text:p text:style-name="P70">Menark</text:p>
          </table:table-cell>
          <table:table-cell table:style-name="Tableau23.D2" office:value-type="string">
            <text:p text:style-name="P70">PNJ (1342, 2383, 0)</text:p>
          </table:table-cell>
        </table:table-row>
        <table:table-row table:style-name="Tableau23.2">
          <table:table-cell table:style-name="Tableau23.A3" office:value-type="string">
            <text:p text:style-name="P70">Metanas</text:p>
          </table:table-cell>
          <table:table-cell table:style-name="Tableau23.B3" office:value-type="string">
            <text:p text:style-name="P70">Metanas</text:p>
          </table:table-cell>
          <table:table-cell table:style-name="Tableau23.B3" office:value-type="string">
            <text:p text:style-name="P70">Metanas</text:p>
          </table:table-cell>
          <table:table-cell table:style-name="Tableau23.D3" office:value-type="string">
            <text:p text:style-name="P70">PNJ (1517, 2528, 0)</text:p>
          </table:table-cell>
        </table:table-row>
        <table:table-row table:style-name="Tableau23.2">
          <table:table-cell table:style-name="Tableau23.A2" office:value-type="string">
            <text:p text:style-name="P69">Mhorgwloth le troll</text:p>
          </table:table-cell>
          <table:table-cell table:style-name="Tableau23.B2" office:value-type="string">
            <text:p text:style-name="P69">Mhorgwloth the troll</text:p>
          </table:table-cell>
          <table:table-cell table:style-name="Tableau23.B2" office:value-type="string">
            <text:p text:style-name="P69">Mhorgwloth</text:p>
          </table:table-cell>
          <table:table-cell table:style-name="Tableau23.D2" office:value-type="string">
            <text:p text:style-name="P69">PNJ (1566, 174, 0)</text:p>
          </table:table-cell>
        </table:table-row>
        <table:table-row table:style-name="Tableau23.2">
          <table:table-cell table:style-name="Tableau23.A3" office:value-type="string">
            <text:p text:style-name="P69">Mirak Nira</text:p>
          </table:table-cell>
          <table:table-cell table:style-name="Tableau23.B3" office:value-type="string">
            <text:p text:style-name="P68">Mirak Nira</text:p>
          </table:table-cell>
          <table:table-cell table:style-name="Tableau23.B3" office:value-type="string">
            <text:p text:style-name="P68">Mirak Nira</text:p>
          </table:table-cell>
          <table:table-cell table:style-name="Tableau23.D3" office:value-type="string">
            <text:p text:style-name="P70">PNJ (1641, 1181, 0)</text:p>
          </table:table-cell>
        </table:table-row>
        <table:table-row table:style-name="Tableau23.2">
          <table:table-cell table:style-name="Tableau23.A2" office:value-type="string">
            <text:p text:style-name="P70">Miram Laky</text:p>
          </table:table-cell>
          <table:table-cell table:style-name="Tableau23.B2" office:value-type="string">
            <text:p text:style-name="P70">Miram Laky</text:p>
          </table:table-cell>
          <table:table-cell table:style-name="Tableau23.B2" office:value-type="string">
            <text:p text:style-name="P70">Miram Laky</text:p>
          </table:table-cell>
          <table:table-cell table:style-name="Tableau23.D2" office:value-type="string">
            <text:p text:style-name="P68">PNJ (1741, 1306, 0)</text:p>
          </table:table-cell>
        </table:table-row>
        <table:table-row table:style-name="Tableau23.2">
          <table:table-cell table:style-name="Tableau23.A3" office:value-type="string">
            <text:p text:style-name="P68">Mirandul</text:p>
          </table:table-cell>
          <table:table-cell table:style-name="Tableau23.B3" office:value-type="string">
            <text:p text:style-name="P68">Mirandul</text:p>
          </table:table-cell>
          <table:table-cell table:style-name="Tableau23.B3" office:value-type="string">
            <text:p text:style-name="P68">Mirandul</text:p>
          </table:table-cell>
          <table:table-cell table:style-name="Tableau23.D3" office:value-type="string">
            <text:p text:style-name="P68">PNJ (2193, 1234, 0)</text:p>
          </table:table-cell>
        </table:table-row>
        <table:table-row table:style-name="Tableau23.2">
          <table:table-cell table:style-name="Tableau23.A2" office:value-type="string">
            <text:p text:style-name="P68">Mithrand</text:p>
          </table:table-cell>
          <table:table-cell table:style-name="Tableau23.B2" office:value-type="string">
            <text:p text:style-name="P69">Mithrand</text:p>
          </table:table-cell>
          <table:table-cell table:style-name="Tableau23.B2" office:value-type="string">
            <text:p text:style-name="P69">Mithrand</text:p>
          </table:table-cell>
          <table:table-cell table:style-name="Tableau23.D2" office:value-type="string">
            <text:p text:style-name="P69">PNJ (2961, 1093, 0)</text:p>
          </table:table-cell>
        </table:table-row>
        <table:table-row table:style-name="Tableau23.2">
          <table:table-cell table:style-name="Tableau23.A3" office:value-type="string">
            <text:p text:style-name="P69">Momie</text:p>
          </table:table-cell>
          <table:table-cell table:style-name="Tableau23.B3" office:value-type="string">
            <text:p text:style-name="P69">Mummy</text:p>
          </table:table-cell>
          <table:table-cell table:style-name="Tableau23.B3" office:value-type="string">
            <text:p text:style-name="P69">Mummy</text:p>
          </table:table-cell>
          <table:table-cell table:style-name="Tableau23.D3" office:value-type="string">
            <text:p text:style-name="P68">Arakas</text:p>
          </table:table-cell>
        </table:table-row>
        <table:table-row table:style-name="Tableau23.2">
          <table:table-cell table:style-name="Tableau23.A2" office:value-type="string">
            <text:p text:style-name="P68">Monseigneur Damien</text:p>
          </table:table-cell>
          <table:table-cell table:style-name="Tableau23.B2" office:value-type="string">
            <text:p text:style-name="P68">Monsignor Damien</text:p>
          </table:table-cell>
          <table:table-cell table:style-name="Tableau23.B2" office:value-type="string">
            <text:p text:style-name="P68">Monsignor Damien</text:p>
          </table:table-cell>
          <table:table-cell table:style-name="Tableau23.D2" office:value-type="string">
            <text:p text:style-name="P71">PNJ (1030, 2090, 0)</text:p>
          </table:table-cell>
        </table:table-row>
        <table:table-row table:style-name="Tableau23.2">
          <table:table-cell table:style-name="Tableau23.A3" office:value-type="string">
            <text:p text:style-name="P71">Moonrock</text:p>
          </table:table-cell>
          <table:table-cell table:style-name="Tableau23.B3" office:value-type="string">
            <text:p text:style-name="P71">Moonrock</text:p>
          </table:table-cell>
          <table:table-cell table:style-name="Tableau23.B3" office:value-type="string">
            <text:p text:style-name="P69">Moonrock</text:p>
          </table:table-cell>
          <table:table-cell table:style-name="Tableau23.D3" office:value-type="string">
            <text:p text:style-name="P69">PNJ (2947, 1043, 0)</text:p>
          </table:table-cell>
        </table:table-row>
        <table:table-row table:style-name="Tableau23.2">
          <table:table-cell table:style-name="Tableau23.A2" office:value-type="string">
            <text:p text:style-name="P69">Mordrick Maensel</text:p>
          </table:table-cell>
          <table:table-cell table:style-name="Tableau23.B2" office:value-type="string">
            <text:p text:style-name="P69">Mordrick Warstone</text:p>
          </table:table-cell>
          <table:table-cell table:style-name="Tableau23.B2" office:value-type="string">
            <text:p text:style-name="P69">Mordrick Warstone</text:p>
          </table:table-cell>
          <table:table-cell table:style-name="Tableau23.D2" office:value-type="string">
            <text:p text:style-name="P69">PNJ (1440, 2381, 0)</text:p>
          </table:table-cell>
        </table:table-row>
        <table:table-row table:style-name="Tableau23.2">
          <table:table-cell table:style-name="Tableau23.A3" office:value-type="string">
            <text:p text:style-name="P69">Morindin Tennglaw</text:p>
          </table:table-cell>
          <table:table-cell table:style-name="Tableau23.B3" office:value-type="string">
            <text:p text:style-name="P69">Morindin Arrowmist</text:p>
          </table:table-cell>
          <table:table-cell table:style-name="Tableau23.B3" office:value-type="string">
            <text:p text:style-name="P69">Morindin Arrowmist</text:p>
          </table:table-cell>
          <table:table-cell table:style-name="Tableau23.D3" office:value-type="string">
            <text:p text:style-name="P69">PNJ (706, 1912, 0)</text:p>
          </table:table-cell>
        </table:table-row>
        <table:table-row table:style-name="Tableau23.2">
          <table:table-cell table:style-name="Tableau23.A2" office:value-type="string">
            <text:p text:style-name="P69">Mortdart</text:p>
          </table:table-cell>
          <table:table-cell table:style-name="Tableau23.B2" office:value-type="string">
            <text:p text:style-name="P69">Dead Bolt</text:p>
          </table:table-cell>
          <table:table-cell table:style-name="Tableau23.B2" office:value-type="string">
            <text:p text:style-name="P69">Dead Bolt</text:p>
          </table:table-cell>
          <table:table-cell table:style-name="Tableau23.D2" office:value-type="string">
            <text:p text:style-name="P69">PNJ (849, 1710, 2)</text:p>
          </table:table-cell>
        </table:table-row>
        <table:table-row table:style-name="Tableau23.2">
          <table:table-cell table:style-name="Tableau23.A3" office:value-type="string">
            <text:p text:style-name="P69">Mrish Jalnec</text:p>
          </table:table-cell>
          <table:table-cell table:style-name="Tableau23.B3" office:value-type="string">
            <text:p text:style-name="P69">Mrish Yellowblood</text:p>
          </table:table-cell>
          <table:table-cell table:style-name="Tableau23.B3" office:value-type="string">
            <text:p text:style-name="P69">Mrish Yellowblood</text:p>
          </table:table-cell>
          <table:table-cell table:style-name="Tableau23.D3" office:value-type="string">
            <text:p text:style-name="P69">Arakas (Boss)</text:p>
          </table:table-cell>
        </table:table-row>
        <table:table-row table:style-name="Tableau23.2">
          <table:table-cell table:style-name="Tableau23.A2" office:value-type="string">
            <text:p text:style-name="P69">Murmuntag</text:p>
          </table:table-cell>
          <table:table-cell table:style-name="Tableau23.B2" office:value-type="string">
            <text:p text:style-name="P69">Murmuntag</text:p>
          </table:table-cell>
          <table:table-cell table:style-name="Tableau23.B2" office:value-type="string">
            <text:p text:style-name="P69">Murmuntag</text:p>
          </table:table-cell>
          <table:table-cell table:style-name="Tableau23.D2" office:value-type="string">
            <text:p text:style-name="P70">PNJ (2848, 1126, 0)</text:p>
          </table:table-cell>
        </table:table-row>
        <table:table-row table:style-name="Tableau23.2">
          <table:table-cell table:style-name="Tableau23.A3" office:value-type="string">
            <text:p text:style-name="P70">Mushn</text:p>
          </table:table-cell>
          <table:table-cell table:style-name="Tableau23.B3" office:value-type="string">
            <text:p text:style-name="P70">Mushn</text:p>
          </table:table-cell>
          <table:table-cell table:style-name="Tableau23.B3" office:value-type="string">
            <text:p text:style-name="P70">Mushn</text:p>
          </table:table-cell>
          <table:table-cell table:style-name="Tableau23.D3" office:value-type="string">
            <text:p text:style-name="P70">PNJ (1755, 1319, 0)</text:p>
          </table:table-cell>
        </table:table-row>
        <table:table-row table:style-name="Tableau23.2">
          <table:table-cell table:style-name="Tableau23.A2" office:value-type="string">
            <text:p text:style-name="P70">Nafuhr Morzhol</text:p>
          </table:table-cell>
          <table:table-cell table:style-name="Tableau23.B2" office:value-type="string">
            <text:p text:style-name="P70">Nafuhr Bloodhammer</text:p>
          </table:table-cell>
          <table:table-cell table:style-name="Tableau23.B2" office:value-type="string">
            <text:p text:style-name="P69">Nafuhr Bloodhammer</text:p>
          </table:table-cell>
          <table:table-cell table:style-name="Tableau23.D2" office:value-type="string">
            <text:p text:style-name="P69">PNJ (1446, 2454, 0)</text:p>
          </table:table-cell>
        </table:table-row>
        <table:table-row table:style-name="Tableau23.2">
          <table:table-cell table:style-name="Tableau23.A3" office:value-type="string">
            <text:p text:style-name="P69">Nevanis</text:p>
          </table:table-cell>
          <table:table-cell table:style-name="Tableau23.B3" office:value-type="string">
            <text:p text:style-name="P69">Nevanis</text:p>
          </table:table-cell>
          <table:table-cell table:style-name="Tableau23.B3" office:value-type="string">
            <text:p text:style-name="P69">Nevanis</text:p>
          </table:table-cell>
          <table:table-cell table:style-name="Tableau23.D3" office:value-type="string">
            <text:p text:style-name="P69">PNJ (302, 288, 1)</text:p>
          </table:table-cell>
        </table:table-row>
        <table:table-row table:style-name="Tableau23.2">
          <table:table-cell table:style-name="Tableau23.A2" office:value-type="string">
            <text:p text:style-name="P69">Nisalm Malorik</text:p>
          </table:table-cell>
          <table:table-cell table:style-name="Tableau23.B2" office:value-type="string">
            <text:p text:style-name="P69">Nisalm Malorik</text:p>
          </table:table-cell>
          <table:table-cell table:style-name="Tableau23.B2" office:value-type="string">
            <text:p text:style-name="P69">Nisalm Malorik</text:p>
          </table:table-cell>
          <table:table-cell table:style-name="Tableau23.D2" office:value-type="string">
            <text:p text:style-name="P68">PNJ (1621, 1175, 0)</text:p>
          </table:table-cell>
        </table:table-row>
        <table:table-row table:style-name="Tableau23.2">
          <table:table-cell table:style-name="Tableau23.A3" office:value-type="string">
            <text:p text:style-name="P68">orque archemage</text:p>
          </table:table-cell>
          <table:table-cell table:style-name="Tableau23.B3" office:value-type="string">
            <text:p text:style-name="P69">Orcish arch mage</text:p>
          </table:table-cell>
          <table:table-cell table:style-name="Tableau23.B3" office:value-type="string">
            <text:p text:style-name="P69">OrcArchmage</text:p>
          </table:table-cell>
          <table:table-cell table:style-name="Tableau23.D3" office:value-type="string">
            <text:p text:style-name="P69">PNJ (1395, 1830, 0)</text:p>
          </table:table-cell>
        </table:table-row>
        <table:table-row table:style-name="Tableau23.2">
          <table:table-cell table:style-name="Tableau23.A2" office:value-type="string">
            <text:p text:style-name="P69">Orque berserker</text:p>
          </table:table-cell>
          <table:table-cell table:style-name="Tableau23.B2" office:value-type="string">
            <text:p text:style-name="P69">Orc berserker</text:p>
          </table:table-cell>
          <table:table-cell table:style-name="Tableau23.B2" office:value-type="string">
            <text:p text:style-name="P69">Orc berserker</text:p>
          </table:table-cell>
          <table:table-cell table:style-name="Tableau23.D2" office:value-type="string">
            <text:p text:style-name="P69">Raven's Dust</text:p>
          </table:table-cell>
        </table:table-row>
        <table:table-row table:style-name="Tableau23.2">
          <table:table-cell table:style-name="Tableau23.A3" office:value-type="string">
            <text:p text:style-name="P69">Orque déserteur</text:p>
          </table:table-cell>
          <table:table-cell table:style-name="Tableau23.B3" office:value-type="string">
            <text:p text:style-name="P69">Orc deserter</text:p>
          </table:table-cell>
          <table:table-cell table:style-name="Tableau23.B3" office:value-type="string">
            <text:p text:style-name="P69">Orc deserter</text:p>
          </table:table-cell>
          <table:table-cell table:style-name="Tableau23.D3" office:value-type="string">
            <text:p text:style-name="P69">Raven's Dust</text:p>
          </table:table-cell>
        </table:table-row>
        <table:table-row table:style-name="Tableau23.2">
          <table:table-cell table:style-name="Tableau23.A2" office:value-type="string">
            <text:p text:style-name="P69">Orque errant</text:p>
          </table:table-cell>
          <table:table-cell table:style-name="Tableau23.B2" office:value-type="string">
            <text:p text:style-name="P69">Wandering orc</text:p>
          </table:table-cell>
          <table:table-cell table:style-name="Tableau23.B2" office:value-type="string">
            <text:p text:style-name="P69">Wandering orc</text:p>
          </table:table-cell>
          <table:table-cell table:style-name="Tableau23.D2" office:value-type="string">
            <text:p text:style-name="P69">Arakas</text:p>
          </table:table-cell>
        </table:table-row>
        <table:table-row table:style-name="Tableau23.2">
          <table:table-cell table:style-name="Tableau23.A3" office:value-type="string">
            <text:p text:style-name="P69">Ortanalas</text:p>
          </table:table-cell>
          <table:table-cell table:style-name="Tableau23.B3" office:value-type="string">
            <text:p text:style-name="P69">Ortanalas</text:p>
          </table:table-cell>
          <table:table-cell table:style-name="Tableau23.B3" office:value-type="string">
            <text:p text:style-name="P69">Ortanalas</text:p>
          </table:table-cell>
          <table:table-cell table:style-name="Tableau23.D3" office:value-type="string">
            <text:p text:style-name="P69">PNJ (2924, 1093, 0)</text:p>
          </table:table-cell>
        </table:table-row>
        <table:table-row table:style-name="Tableau23.2">
          <table:table-cell table:style-name="Tableau23.A2" office:value-type="string">
            <text:p text:style-name="P69">Ouvrier kraanian</text:p>
          </table:table-cell>
          <table:table-cell table:style-name="Tableau23.B2" office:value-type="string">
            <text:p text:style-name="P69">Kraanian worker</text:p>
          </table:table-cell>
          <table:table-cell table:style-name="Tableau23.B2" office:value-type="string">
            <text:p text:style-name="P71">Kraanian worker</text:p>
          </table:table-cell>
          <table:table-cell table:style-name="Tableau23.D2" office:value-type="string">
            <text:p text:style-name="P71">Arakas</text:p>
          </table:table-cell>
        </table:table-row>
        <table:table-row table:style-name="Tableau23.2">
          <table:table-cell table:style-name="Tableau23.A3" office:value-type="string">
            <text:p text:style-name="P69">Pillard</text:p>
          </table:table-cell>
          <table:table-cell table:style-name="Tableau23.B3" office:value-type="string">
            <text:p text:style-name="P69">Raider</text:p>
          </table:table-cell>
          <table:table-cell table:style-name="Tableau23.B3" office:value-type="string">
            <text:p text:style-name="P69">Raider</text:p>
          </table:table-cell>
          <table:table-cell table:style-name="Tableau23.D3" office:value-type="string">
            <text:p text:style-name="P68">Arakas</text:p>
          </table:table-cell>
        </table:table-row>
        <table:table-row table:style-name="Tableau23.2">
          <table:table-cell table:style-name="Tableau23.A2" office:value-type="string">
            <text:p text:style-name="P68">Pillard des dunes</text:p>
          </table:table-cell>
          <table:table-cell table:style-name="Tableau23.B2" office:value-type="string">
            <text:p text:style-name="P68">Dune raider</text:p>
          </table:table-cell>
          <table:table-cell table:style-name="Tableau23.B2" office:value-type="string">
            <text:p text:style-name="P68">Dune raider</text:p>
          </table:table-cell>
          <table:table-cell table:style-name="Tableau23.D2" office:value-type="string">
            <text:p text:style-name="P68">Raven's Dust</text:p>
          </table:table-cell>
        </table:table-row>
        <table:table-row table:style-name="Tableau23.2">
          <table:table-cell table:style-name="Tableau23.A3" office:value-type="string">
            <text:p text:style-name="P68">Pilleur de tombe</text:p>
          </table:table-cell>
          <table:table-cell table:style-name="Tableau23.B3" office:value-type="string">
            <text:p text:style-name="P69">Tomb raider</text:p>
          </table:table-cell>
          <table:table-cell table:style-name="Tableau23.B3" office:value-type="string">
            <text:p text:style-name="P69">Tomb raider</text:p>
          </table:table-cell>
          <table:table-cell table:style-name="Tableau23.D3" office:value-type="string">
            <text:p text:style-name="P69">Arakas (Boss)</text:p>
          </table:table-cell>
        </table:table-row>
        <table:table-row table:style-name="Tableau23.2">
          <table:table-cell table:style-name="Tableau23.A2" office:value-type="string">
            <text:p text:style-name="P69">Princesse Delilah</text:p>
          </table:table-cell>
          <table:table-cell table:style-name="Tableau23.B2" office:value-type="string">
            <text:p text:style-name="P69">Princess Delilah</text:p>
          </table:table-cell>
          <table:table-cell table:style-name="Tableau23.B2" office:value-type="string">
            <text:p text:style-name="P69">Princess Delilah</text:p>
          </table:table-cell>
          <table:table-cell table:style-name="Tableau23.D2" office:value-type="string">
            <text:p text:style-name="P68">PNJ (1420, 2320, 0)</text:p>
          </table:table-cell>
        </table:table-row>
        <table:table-row table:style-name="Tableau23.2">
          <table:table-cell table:style-name="Tableau23.A3" office:value-type="string">
            <text:p text:style-name="P68">Prisonnier désespéré</text:p>
          </table:table-cell>
          <table:table-cell table:style-name="Tableau23.B3" office:value-type="string">
            <text:p text:style-name="P69">Desperate prisoner</text:p>
          </table:table-cell>
          <table:table-cell table:style-name="Tableau23.B3" office:value-type="string">
            <text:p text:style-name="P69">?</text:p>
          </table:table-cell>
          <table:table-cell table:style-name="Tableau23.D3" office:value-type="string">
            <text:p text:style-name="P69">Raven's Dust</text:p>
          </table:table-cell>
        </table:table-row>
        <table:table-row table:style-name="Tableau23.2">
          <table:table-cell table:style-name="Tableau23.A2" office:value-type="string">
            <text:p text:style-name="P69">Profundus</text:p>
          </table:table-cell>
          <table:table-cell table:style-name="Tableau23.B2" office:value-type="string">
            <text:p text:style-name="P69">Deep one</text:p>
          </table:table-cell>
          <table:table-cell table:style-name="Tableau23.B2" office:value-type="string">
            <text:p text:style-name="P69">Deep one</text:p>
          </table:table-cell>
          <table:table-cell table:style-name="Tableau23.D2" office:value-type="string">
            <text:p text:style-name="P69">PNJ (932, 424, 2)</text:p>
          </table:table-cell>
        </table:table-row>
        <table:table-row table:style-name="Tableau23.2">
          <table:table-cell table:style-name="Tableau23.A3" office:value-type="string">
            <text:p text:style-name="P68">Protecteur de la forêt</text:p>
          </table:table-cell>
          <table:table-cell table:style-name="Tableau23.B3" office:value-type="string">
            <text:p text:style-name="P69">Forest guardian</text:p>
          </table:table-cell>
          <table:table-cell table:style-name="Tableau23.B3" office:value-type="string">
            <text:p text:style-name="P69">Forest guardian</text:p>
          </table:table-cell>
          <table:table-cell table:style-name="Tableau23.D3" office:value-type="string">
            <text:p text:style-name="P68">Arakas (Boss)</text:p>
          </table:table-cell>
        </table:table-row>
        <table:table-row table:style-name="Tableau23.2">
          <table:table-cell table:style-name="Tableau23.A2" office:value-type="string">
            <text:p text:style-name="P68">Quardos le borgne</text:p>
          </table:table-cell>
          <table:table-cell table:style-name="Tableau23.B2" office:value-type="string">
            <text:p text:style-name="P69">Eye-patched Qardos</text:p>
          </table:table-cell>
          <table:table-cell table:style-name="Tableau23.B2" office:value-type="string">
            <text:p text:style-name="P69">Eye-patched Qardos</text:p>
          </table:table-cell>
          <table:table-cell table:style-name="Tableau23.D2" office:value-type="string">
            <text:p text:style-name="P69">Raven's Dust (Boss)</text:p>
          </table:table-cell>
        </table:table-row>
        <table:table-row table:style-name="Tableau23.2">
          <table:table-cell table:style-name="Tableau23.A3" office:value-type="string">
            <text:p text:style-name="P68">Quelet Hon l'assoiffé</text:p>
          </table:table-cell>
          <table:table-cell table:style-name="Tableau23.B3" office:value-type="string">
            <text:p text:style-name="P69">Quelet Hon the thirsty</text:p>
          </table:table-cell>
          <table:table-cell table:style-name="Tableau23.B3" office:value-type="string">
            <text:p text:style-name="P69">Quelet Hon the thirsty</text:p>
          </table:table-cell>
          <table:table-cell table:style-name="Tableau23.D3" office:value-type="string">
            <text:p text:style-name="P69">Raven's Dust (Boss)</text:p>
          </table:table-cell>
        </table:table-row>
        <table:table-row table:style-name="Tableau23.2">
          <table:table-cell table:style-name="Tableau23.A2" office:value-type="string">
            <text:p text:style-name="P68">Rat brun</text:p>
          </table:table-cell>
          <table:table-cell table:style-name="Tableau23.B2" office:value-type="string">
            <text:p text:style-name="P68">Brown rat</text:p>
          </table:table-cell>
          <table:table-cell table:style-name="Tableau23.B2" office:value-type="string">
            <text:p text:style-name="P68">Brown rat</text:p>
          </table:table-cell>
          <table:table-cell table:style-name="Tableau23.D2" office:value-type="string">
            <text:p text:style-name="P68">Arakas</text:p>
          </table:table-cell>
        </table:table-row>
        <table:table-row table:style-name="Tableau23.2">
          <table:table-cell table:style-name="Tableau23.A3" office:value-type="string">
            <text:p text:style-name="P68">Rat géant</text:p>
          </table:table-cell>
          <table:table-cell table:style-name="Tableau23.B3" office:value-type="string">
            <text:p text:style-name="P68">Large rat</text:p>
          </table:table-cell>
          <table:table-cell table:style-name="Tableau23.B3" office:value-type="string">
            <text:p text:style-name="P68">Large rat</text:p>
          </table:table-cell>
          <table:table-cell table:style-name="Tableau23.D3" office:value-type="string">
            <text:p text:style-name="P68">Arakas</text:p>
          </table:table-cell>
        </table:table-row>
        <table:table-row table:style-name="Tableau23.2">
          <table:table-cell table:style-name="Tableau23.A2" office:value-type="string">
            <text:p text:style-name="P68">Rat pestiféré</text:p>
          </table:table-cell>
          <table:table-cell table:style-name="Tableau23.B2" office:value-type="string">
            <text:p text:style-name="P68">Plague rat</text:p>
          </table:table-cell>
          <table:table-cell table:style-name="Tableau23.B2" office:value-type="string">
            <text:p text:style-name="P68">Plague rat</text:p>
          </table:table-cell>
          <table:table-cell table:style-name="Tableau23.D2" office:value-type="string">
            <text:p text:style-name="P68">Arakas</text:p>
          </table:table-cell>
        </table:table-row>
        <table:table-row table:style-name="Tableau23.2">
          <table:table-cell table:style-name="Tableau23.A3" office:value-type="string">
            <text:p text:style-name="P70">Rat-garou</text:p>
          </table:table-cell>
          <table:table-cell table:style-name="Tableau23.B3" office:value-type="string">
            <text:p text:style-name="P70">Wererat</text:p>
          </table:table-cell>
          <table:table-cell table:style-name="Tableau23.B3" office:value-type="string">
            <text:p text:style-name="P69">Wererat</text:p>
          </table:table-cell>
          <table:table-cell table:style-name="Tableau23.D3" office:value-type="string">
            <text:p text:style-name="P69">Raven's Dust</text:p>
          </table:table-cell>
        </table:table-row>
        <table:table-row table:style-name="Tableau23.2">
          <table:table-cell table:style-name="Tableau23.A2" office:value-type="string">
            <text:p text:style-name="P68">Ratsputin le rat-garou</text:p>
          </table:table-cell>
          <table:table-cell table:style-name="Tableau23.B2" office:value-type="string">
            <text:p text:style-name="P69">Ratsputin the wererat</text:p>
          </table:table-cell>
          <table:table-cell table:style-name="Tableau23.B2" office:value-type="string">
            <text:p text:style-name="P68">Ratsputin</text:p>
          </table:table-cell>
          <table:table-cell table:style-name="Tableau23.D2" office:value-type="string">
            <text:p text:style-name="P68">PNJ (963, 581, 2)</text:p>
          </table:table-cell>
        </table:table-row>
        <table:table-row table:style-name="Tableau23.2">
          <table:table-cell table:style-name="Tableau23.A3" office:value-type="string">
            <text:p text:style-name="P68">Razek le balafré</text:p>
          </table:table-cell>
          <table:table-cell table:style-name="Tableau23.B3" office:value-type="string">
            <text:p text:style-name="P69">Scar-face Razek</text:p>
          </table:table-cell>
          <table:table-cell table:style-name="Tableau23.B3" office:value-type="string">
            <text:p text:style-name="P69">Scar-face Razek</text:p>
          </table:table-cell>
          <table:table-cell table:style-name="Tableau23.D3" office:value-type="string">
            <text:p text:style-name="P69">Arakas (Boss)</text:p>
          </table:table-cell>
        </table:table-row>
        <table:table-row table:style-name="Tableau23.2">
          <table:table-cell table:style-name="Tableau23.A2" office:value-type="string">
            <text:p text:style-name="P69">Reynen Aspicdart</text:p>
          </table:table-cell>
          <table:table-cell table:style-name="Tableau23.B2" office:value-type="string">
            <text:p text:style-name="P69">Reynen Aspicdart</text:p>
          </table:table-cell>
          <table:table-cell table:style-name="Tableau23.B2" office:value-type="string">
            <text:p text:style-name="P69">Reynen Aspicdart</text:p>
          </table:table-cell>
          <table:table-cell table:style-name="Tableau23.D2" office:value-type="string">
            <text:p text:style-name="P69">PNJ (870, 800, 2)</text:p>
          </table:table-cell>
        </table:table-row>
        <table:table-row table:style-name="Tableau23.2">
          <table:table-cell table:style-name="Tableau23.A3" office:value-type="string">
            <text:p text:style-name="P69">Rhodar Pyras</text:p>
          </table:table-cell>
          <table:table-cell table:style-name="Tableau23.B3" office:value-type="string">
            <text:p text:style-name="P69">Rhodar Heatforge</text:p>
          </table:table-cell>
          <table:table-cell table:style-name="Tableau23.B3" office:value-type="string">
            <text:p text:style-name="P69">Rhodar Heatforge</text:p>
          </table:table-cell>
          <table:table-cell table:style-name="Tableau23.D3" office:value-type="string">
            <text:p text:style-name="P69">PNJ (1495, 2422, 0)</text:p>
          </table:table-cell>
        </table:table-row>
        <table:table-row table:style-name="Tableau23.2">
          <table:table-cell table:style-name="Tableau23.A2" office:value-type="string">
            <text:p text:style-name="P68">Roi Théodore XIII</text:p>
          </table:table-cell>
          <table:table-cell table:style-name="Tableau23.B2" office:value-type="string">
            <text:p text:style-name="P69">King Theodore XIII</text:p>
          </table:table-cell>
          <table:table-cell table:style-name="Tableau23.B2" office:value-type="string">
            <text:p text:style-name="P69">KingTheodore</text:p>
          </table:table-cell>
          <table:table-cell table:style-name="Tableau23.D2" office:value-type="string">
            <text:p text:style-name="P69">PNJ (1402, 2294, 0)</text:p>
          </table:table-cell>
        </table:table-row>
        <table:table-row table:style-name="Tableau23.2">
          <table:table-cell table:style-name="Tableau23.A3" office:value-type="string">
            <text:p text:style-name="P69">Rolph</text:p>
          </table:table-cell>
          <table:table-cell table:style-name="Tableau23.B3" office:value-type="string">
            <text:p text:style-name="P69">Rolph</text:p>
          </table:table-cell>
          <table:table-cell table:style-name="Tableau23.B3" office:value-type="string">
            <text:p text:style-name="P69">Rolph</text:p>
          </table:table-cell>
          <table:table-cell table:style-name="Tableau23.D3" office:value-type="string">
            <text:p text:style-name="P69">PNJ (2901, 1069, 0)</text:p>
          </table:table-cell>
        </table:table-row>
        <text:soft-page-break/>
        <table:table-row table:style-name="Tableau23.2">
          <table:table-cell table:style-name="Tableau23.A2" office:value-type="string">
            <text:p text:style-name="P69">Rondy</text:p>
          </table:table-cell>
          <table:table-cell table:style-name="Tableau23.B2" office:value-type="string">
            <text:p text:style-name="P71">Rondy</text:p>
          </table:table-cell>
          <table:table-cell table:style-name="Tableau23.B2" office:value-type="string">
            <text:p text:style-name="P71">Rondy</text:p>
          </table:table-cell>
          <table:table-cell table:style-name="Tableau23.D2" office:value-type="string">
            <text:p text:style-name="P71">PNJ (1594, 2502, 0)</text:p>
          </table:table-cell>
        </table:table-row>
        <table:table-row table:style-name="Tableau23.2">
          <table:table-cell table:style-name="Tableau23.A3" office:value-type="string">
            <text:p text:style-name="P69">Roshnak Tul</text:p>
          </table:table-cell>
          <table:table-cell table:style-name="Tableau23.B3" office:value-type="string">
            <text:p text:style-name="P69">Roshnak Tul</text:p>
          </table:table-cell>
          <table:table-cell table:style-name="Tableau23.B3" office:value-type="string">
            <text:p text:style-name="P69">Roshnak Tul</text:p>
          </table:table-cell>
          <table:table-cell table:style-name="Tableau23.D3" office:value-type="string">
            <text:p text:style-name="P69">Arakas (Boss)</text:p>
          </table:table-cell>
        </table:table-row>
        <table:table-row table:style-name="Tableau23.2">
          <table:table-cell table:style-name="Tableau23.A2" office:value-type="string">
            <text:p text:style-name="P68">Ruk le mineur</text:p>
          </table:table-cell>
          <table:table-cell table:style-name="Tableau23.B2" office:value-type="string">
            <text:p text:style-name="P69">Ruk the miner</text:p>
          </table:table-cell>
          <table:table-cell table:style-name="Tableau23.B2" office:value-type="string">
            <text:p text:style-name="P69">Ruk the miner</text:p>
          </table:table-cell>
          <table:table-cell table:style-name="Tableau23.D2" office:value-type="string">
            <text:p text:style-name="P69">Arakas (Boss)</text:p>
          </table:table-cell>
        </table:table-row>
        <table:table-row table:style-name="Tableau23.2">
          <table:table-cell table:style-name="Tableau23.A3" office:value-type="string">
            <text:p text:style-name="P69">R'yleth Cth</text:p>
          </table:table-cell>
          <table:table-cell table:style-name="Tableau23.B3" office:value-type="string">
            <text:p text:style-name="P69">R'yleth Cth</text:p>
          </table:table-cell>
          <table:table-cell table:style-name="Tableau23.B3" office:value-type="string">
            <text:p text:style-name="P69">RylethCth</text:p>
          </table:table-cell>
          <table:table-cell table:style-name="Tableau23.D3" office:value-type="string">
            <text:p text:style-name="P68">PNJ (1604, 1244, 0)</text:p>
          </table:table-cell>
        </table:table-row>
        <table:table-row table:style-name="Tableau23.2">
          <table:table-cell table:style-name="Tableau23.A2" office:value-type="string">
            <text:p text:style-name="P68">Sabotcasseur</text:p>
          </table:table-cell>
          <table:table-cell table:style-name="Tableau23.B2" office:value-type="string">
            <text:p text:style-name="P68">Hoofcrusher</text:p>
          </table:table-cell>
          <table:table-cell table:style-name="Tableau23.B2" office:value-type="string">
            <text:p text:style-name="P69">Hoofcrusher</text:p>
          </table:table-cell>
          <table:table-cell table:style-name="Tableau23.D2" office:value-type="string">
            <text:p text:style-name="P69">Raven's Dust (Boss)</text:p>
          </table:table-cell>
        </table:table-row>
        <table:table-row table:style-name="Tableau23.2">
          <table:table-cell table:style-name="Tableau23.A3" office:value-type="string">
            <text:p text:style-name="P68">Samaritain de Lighthaven</text:p>
          </table:table-cell>
          <table:table-cell table:style-name="Tableau23.B3" office:value-type="string">
            <text:p text:style-name="P69">Lighthaven Samaritan</text:p>
          </table:table-cell>
          <table:table-cell table:style-name="Tableau23.B3" office:value-type="string">
            <text:p text:style-name="P69">Lighthaven Samaritan</text:p>
          </table:table-cell>
          <table:table-cell table:style-name="Tableau23.D3" office:value-type="string">
            <text:p text:style-name="P69">PNJ (2931, 1072, 0)</text:p>
          </table:table-cell>
        </table:table-row>
        <table:table-row table:style-name="Tableau23.2">
          <table:table-cell table:style-name="Tableau23.A2" office:value-type="string">
            <text:p text:style-name="P69">Samaritain de Windhowl</text:p>
          </table:table-cell>
          <table:table-cell table:style-name="Tableau23.B2" office:value-type="string">
            <text:p text:style-name="P69">Windhowl Samaritan</text:p>
          </table:table-cell>
          <table:table-cell table:style-name="Tableau23.B2" office:value-type="string">
            <text:p text:style-name="P69">Windhowl Samaritan</text:p>
          </table:table-cell>
          <table:table-cell table:style-name="Tableau23.D2" office:value-type="string">
            <text:p text:style-name="P69">PNJ (1794, 1275, 0)</text:p>
          </table:table-cell>
        </table:table-row>
        <table:table-row table:style-name="Tableau23.2">
          <table:table-cell table:style-name="Tableau23.A3" office:value-type="string">
            <text:p text:style-name="P69">Samil Algder</text:p>
          </table:table-cell>
          <table:table-cell table:style-name="Tableau23.B3" office:value-type="string">
            <text:p text:style-name="P69">Samil Algder</text:p>
          </table:table-cell>
          <table:table-cell table:style-name="Tableau23.B3" office:value-type="string">
            <text:p text:style-name="P69">Samil Algder</text:p>
          </table:table-cell>
          <table:table-cell table:style-name="Tableau23.D3" office:value-type="string">
            <text:p text:style-name="P69">PNJ (1704, 1158, 0)</text:p>
          </table:table-cell>
        </table:table-row>
        <table:table-row table:style-name="Tableau23.2">
          <table:table-cell table:style-name="Tableau23.A2" office:value-type="string">
            <text:p text:style-name="P69">Samuel</text:p>
          </table:table-cell>
          <table:table-cell table:style-name="Tableau23.B2" office:value-type="string">
            <text:p text:style-name="P69">Samuel</text:p>
          </table:table-cell>
          <table:table-cell table:style-name="Tableau23.B2" office:value-type="string">
            <text:p text:style-name="P69">Samuel</text:p>
          </table:table-cell>
          <table:table-cell table:style-name="Tableau23.D2" office:value-type="string">
            <text:p text:style-name="P71">PNJ (1402, 2323, 0)</text:p>
          </table:table-cell>
        </table:table-row>
        <table:table-row table:style-name="Tableau23.2">
          <table:table-cell table:style-name="Tableau23.A3" office:value-type="string">
            <text:p text:style-name="P71">Scélérat</text:p>
          </table:table-cell>
          <table:table-cell table:style-name="Tableau23.B3" office:value-type="string">
            <text:p text:style-name="P71">Nightbreed</text:p>
          </table:table-cell>
          <table:table-cell table:style-name="Tableau23.B3" office:value-type="string">
            <text:p text:style-name="P69">Nightbreed</text:p>
          </table:table-cell>
          <table:table-cell table:style-name="Tableau23.D3" office:value-type="string">
            <text:p text:style-name="P69">Raven's Dust</text:p>
          </table:table-cell>
        </table:table-row>
        <table:table-row table:style-name="Tableau23.2">
          <table:table-cell table:style-name="Tableau23.A2" office:value-type="string">
            <text:p text:style-name="P69">Scorpion géant</text:p>
          </table:table-cell>
          <table:table-cell table:style-name="Tableau23.B2" office:value-type="string">
            <text:p text:style-name="P69">Giant scorpion</text:p>
          </table:table-cell>
          <table:table-cell table:style-name="Tableau23.B2" office:value-type="string">
            <text:p text:style-name="P69">Giant scorpion</text:p>
          </table:table-cell>
          <table:table-cell table:style-name="Tableau23.D2" office:value-type="string">
            <text:p text:style-name="P69">Raven's Dust</text:p>
          </table:table-cell>
        </table:table-row>
        <table:table-row table:style-name="Tableau23.2">
          <table:table-cell table:style-name="Tableau23.A3" office:value-type="string">
            <text:p text:style-name="P68">Seigneur des sables</text:p>
          </table:table-cell>
          <table:table-cell table:style-name="Tableau23.B3" office:value-type="string">
            <text:p text:style-name="P69">Sandlord</text:p>
          </table:table-cell>
          <table:table-cell table:style-name="Tableau23.B3" office:value-type="string">
            <text:p text:style-name="P69">Sandlord</text:p>
          </table:table-cell>
          <table:table-cell table:style-name="Tableau23.D3" office:value-type="string">
            <text:p text:style-name="P69">Raven's Dust</text:p>
          </table:table-cell>
        </table:table-row>
        <table:table-row table:style-name="Tableau23.2">
          <table:table-cell table:style-name="Tableau23.A2" office:value-type="string">
            <text:p text:style-name="P68">Seigneur Travis</text:p>
          </table:table-cell>
          <table:table-cell table:style-name="Tableau23.B2" office:value-type="string">
            <text:p text:style-name="P68">Lord Travis</text:p>
          </table:table-cell>
          <table:table-cell table:style-name="Tableau23.B2" office:value-type="string">
            <text:p text:style-name="P68">Lord Travis</text:p>
          </table:table-cell>
          <table:table-cell table:style-name="Tableau23.D2" office:value-type="string">
            <text:p text:style-name="P68">PNJ (1787, 1301, 0)</text:p>
          </table:table-cell>
        </table:table-row>
        <table:table-row table:style-name="Tableau23.2">
          <table:table-cell table:style-name="Tableau23.A3" office:value-type="string">
            <text:p text:style-name="P68">Serpent venimeux</text:p>
          </table:table-cell>
          <table:table-cell table:style-name="Tableau23.B3" office:value-type="string">
            <text:p text:style-name="P68">Poisonous snake</text:p>
          </table:table-cell>
          <table:table-cell table:style-name="Tableau23.B3" office:value-type="string">
            <text:p text:style-name="P69">Poisonous snake</text:p>
          </table:table-cell>
          <table:table-cell table:style-name="Tableau23.D3" office:value-type="string">
            <text:p text:style-name="P69">Arakas</text:p>
          </table:table-cell>
        </table:table-row>
        <table:table-row table:style-name="Tableau23.2">
          <table:table-cell table:style-name="Tableau23.A2" office:value-type="string">
            <text:p text:style-name="P68">Shadeen la dague</text:p>
          </table:table-cell>
          <table:table-cell table:style-name="Tableau23.B2" office:value-type="string">
            <text:p text:style-name="P69">Shadeen the Dagger</text:p>
          </table:table-cell>
          <table:table-cell table:style-name="Tableau23.B2" office:value-type="string">
            <text:p text:style-name="P69">Shadeen</text:p>
          </table:table-cell>
          <table:table-cell table:style-name="Tableau23.D2" office:value-type="string">
            <text:p text:style-name="P69">PNJ (1593, 102, 1)</text:p>
          </table:table-cell>
        </table:table-row>
        <table:table-row table:style-name="Tableau23.2">
          <table:table-cell table:style-name="Tableau23.A3" office:value-type="string">
            <text:p text:style-name="P69">Shovanis</text:p>
          </table:table-cell>
          <table:table-cell table:style-name="Tableau23.B3" office:value-type="string">
            <text:p text:style-name="P69">Shovanis</text:p>
          </table:table-cell>
          <table:table-cell table:style-name="Tableau23.B3" office:value-type="string">
            <text:p text:style-name="P69">Shovanis</text:p>
          </table:table-cell>
          <table:table-cell table:style-name="Tableau23.D3" office:value-type="string">
            <text:p text:style-name="P69">PNJ (318, 295, 1)</text:p>
          </table:table-cell>
        </table:table-row>
        <table:table-row table:style-name="Tableau23.2">
          <table:table-cell table:style-name="Tableau23.A2" office:value-type="string">
            <text:p text:style-name="P69">Sigfried</text:p>
          </table:table-cell>
          <table:table-cell table:style-name="Tableau23.B2" office:value-type="string">
            <text:p text:style-name="P69">Sigfried</text:p>
          </table:table-cell>
          <table:table-cell table:style-name="Tableau23.B2" office:value-type="string">
            <text:p text:style-name="P69">Sigfried</text:p>
          </table:table-cell>
          <table:table-cell table:style-name="Tableau23.D2" office:value-type="string">
            <text:p text:style-name="P69">PNJ (2921, 1041, 0)</text:p>
          </table:table-cell>
        </table:table-row>
        <table:table-row table:style-name="Tableau23.2">
          <table:table-cell table:style-name="Tableau23.A3" office:value-type="string">
            <text:p text:style-name="P69">Skipper Barberouge</text:p>
          </table:table-cell>
          <table:table-cell table:style-name="Tableau23.B3" office:value-type="string">
            <text:p text:style-name="P69">Skipper Red Beard</text:p>
          </table:table-cell>
          <table:table-cell table:style-name="Tableau23.B3" office:value-type="string">
            <text:p text:style-name="P69">Skipper Red Beard</text:p>
          </table:table-cell>
          <table:table-cell table:style-name="Tableau23.D3" office:value-type="string">
            <text:p text:style-name="P69">PNJ (1570, 1226, 0)</text:p>
          </table:table-cell>
        </table:table-row>
        <table:table-row table:style-name="Tableau23.2">
          <table:table-cell table:style-name="Tableau23.A2" office:value-type="string">
            <text:p text:style-name="P69">Skrull</text:p>
          </table:table-cell>
          <table:table-cell table:style-name="Tableau23.B2" office:value-type="string">
            <text:p text:style-name="P69">Skrull</text:p>
          </table:table-cell>
          <table:table-cell table:style-name="Tableau23.B2" office:value-type="string">
            <text:p text:style-name="P69">Skrull</text:p>
          </table:table-cell>
          <table:table-cell table:style-name="Tableau23.D2" office:value-type="string">
            <text:p text:style-name="P69">PNJ (949, 1704, 0)</text:p>
          </table:table-cell>
        </table:table-row>
        <table:table-row table:style-name="Tableau23.2">
          <table:table-cell table:style-name="Tableau23.A3" office:value-type="string">
            <text:p text:style-name="P69">Sorcier momifié</text:p>
          </table:table-cell>
          <table:table-cell table:style-name="Tableau23.B3" office:value-type="string">
            <text:p text:style-name="P69">Wizard mummy</text:p>
          </table:table-cell>
          <table:table-cell table:style-name="Tableau23.B3" office:value-type="string">
            <text:p text:style-name="P69">Wizard mummy</text:p>
          </table:table-cell>
          <table:table-cell table:style-name="Tableau23.D3" office:value-type="string">
            <text:p text:style-name="P69">Arakas</text:p>
          </table:table-cell>
        </table:table-row>
        <table:table-row table:style-name="Tableau23.2">
          <table:table-cell table:style-name="Tableau23.A2" office:value-type="string">
            <text:p text:style-name="P69">Sorcier squelette</text:p>
          </table:table-cell>
          <table:table-cell table:style-name="Tableau23.B2" office:value-type="string">
            <text:p text:style-name="P69">Skeleton warlock</text:p>
          </table:table-cell>
          <table:table-cell table:style-name="Tableau23.B2" office:value-type="string">
            <text:p text:style-name="P69">Skeleton warlock</text:p>
          </table:table-cell>
          <table:table-cell table:style-name="Tableau23.D2" office:value-type="string">
            <text:p text:style-name="P69">Raven's Dust</text:p>
          </table:table-cell>
        </table:table-row>
        <table:table-row table:style-name="Tableau23.2">
          <table:table-cell table:style-name="Tableau23.A3" office:value-type="string">
            <text:p text:style-name="P68">Spectre de Théopold</text:p>
          </table:table-cell>
          <table:table-cell table:style-name="Tableau23.B3" office:value-type="string">
            <text:p text:style-name="P69">Theopold's Specter</text:p>
          </table:table-cell>
          <table:table-cell table:style-name="Tableau23.B3" office:value-type="string">
            <text:p text:style-name="P69">Theopold</text:p>
          </table:table-cell>
          <table:table-cell table:style-name="Tableau23.D3" office:value-type="string">
            <text:p text:style-name="P68">PNJ (625, 290, 2)</text:p>
          </table:table-cell>
        </table:table-row>
        <table:table-row table:style-name="Tableau23.2">
          <table:table-cell table:style-name="Tableau23.A2" office:value-type="string">
            <text:p text:style-name="P68">Squelette</text:p>
          </table:table-cell>
          <table:table-cell table:style-name="Tableau23.B2" office:value-type="string">
            <text:p text:style-name="P68">Skeleton</text:p>
          </table:table-cell>
          <table:table-cell table:style-name="Tableau23.B2" office:value-type="string">
            <text:p text:style-name="P68">Skeleton</text:p>
          </table:table-cell>
          <table:table-cell table:style-name="Tableau23.D2" office:value-type="string">
            <text:p text:style-name="P68">Arakas</text:p>
          </table:table-cell>
        </table:table-row>
        <table:table-row table:style-name="Tableau23.2">
          <table:table-cell table:style-name="Tableau23.A3" office:value-type="string">
            <text:p text:style-name="P68">Taliron</text:p>
          </table:table-cell>
          <table:table-cell table:style-name="Tableau23.B3" office:value-type="string">
            <text:p text:style-name="P68">Taliron</text:p>
          </table:table-cell>
          <table:table-cell table:style-name="Tableau23.B3" office:value-type="string">
            <text:p text:style-name="P68">Taliron</text:p>
          </table:table-cell>
          <table:table-cell table:style-name="Tableau23.D3" office:value-type="string">
            <text:p text:style-name="P68">PNJ (1554, 2515, 0)</text:p>
          </table:table-cell>
        </table:table-row>
        <table:table-row table:style-name="Tableau23.2">
          <table:table-cell table:style-name="Tableau23.A2" office:value-type="string">
            <text:p text:style-name="P68">Talon Dirsell</text:p>
          </table:table-cell>
          <table:table-cell table:style-name="Tableau23.B2" office:value-type="string">
            <text:p text:style-name="P68">Talon Irongaze</text:p>
          </table:table-cell>
          <table:table-cell table:style-name="Tableau23.B2" office:value-type="string">
            <text:p text:style-name="P68">Talon Irongaze</text:p>
          </table:table-cell>
          <table:table-cell table:style-name="Tableau23.D2" office:value-type="string">
            <text:p text:style-name="P68">PNJ (1383, 2312, 0)</text:p>
          </table:table-cell>
        </table:table-row>
        <table:table-row table:style-name="Tableau23.2">
          <table:table-cell table:style-name="Tableau23.A3" office:value-type="string">
            <text:p text:style-name="P68">Tarentule</text:p>
          </table:table-cell>
          <table:table-cell table:style-name="Tableau23.B3" office:value-type="string">
            <text:p text:style-name="P68">Tarantula</text:p>
          </table:table-cell>
          <table:table-cell table:style-name="Tableau23.B3" office:value-type="string">
            <text:p text:style-name="P68">Tarantula</text:p>
          </table:table-cell>
          <table:table-cell table:style-name="Tableau23.D3" office:value-type="string">
            <text:p text:style-name="P68">Raven's Dust</text:p>
          </table:table-cell>
        </table:table-row>
        <table:table-row table:style-name="Tableau23.1">
          <table:table-cell table:style-name="Tableau23.A2" office:value-type="string">
            <text:p text:style-name="P68">T-Bone</text:p>
          </table:table-cell>
          <table:table-cell table:style-name="Tableau23.B2" office:value-type="string">
            <text:p text:style-name="P68">T-Bone</text:p>
          </table:table-cell>
          <table:table-cell table:style-name="Tableau23.B2" office:value-type="string">
            <text:p text:style-name="P68">T-Bone</text:p>
          </table:table-cell>
          <table:table-cell table:style-name="Tableau23.D2" office:value-type="string">
            <text:p text:style-name="P68">PNJ (189, 2475, 2 <text:line-break/>ou 189, 2975, 2)</text:p>
          </table:table-cell>
        </table:table-row>
        <table:table-row table:style-name="Tableau23.2">
          <table:table-cell table:style-name="Tableau23.A3" office:value-type="string">
            <text:p text:style-name="P71">Terwin</text:p>
          </table:table-cell>
          <table:table-cell table:style-name="Tableau23.B3" office:value-type="string">
            <text:p text:style-name="P71">Terwin</text:p>
          </table:table-cell>
          <table:table-cell table:style-name="Tableau23.B3" office:value-type="string">
            <text:p text:style-name="P71">Terwin</text:p>
          </table:table-cell>
          <table:table-cell table:style-name="Tableau23.D3" office:value-type="string">
            <text:p text:style-name="P68">PNJ (1379, 2354, 0)</text:p>
          </table:table-cell>
        </table:table-row>
        <table:table-row table:style-name="Tableau23.2">
          <table:table-cell table:style-name="Tableau23.A2" office:value-type="string">
            <text:p text:style-name="P68">Thadoss le ronchonneur</text:p>
          </table:table-cell>
          <table:table-cell table:style-name="Tableau23.B2" office:value-type="string">
            <text:p text:style-name="P69">Thadoss the moaner</text:p>
          </table:table-cell>
          <table:table-cell table:style-name="Tableau23.B2" office:value-type="string">
            <text:p text:style-name="P69">Thadoss the moaner</text:p>
          </table:table-cell>
          <table:table-cell table:style-name="Tableau23.D2" office:value-type="string">
            <text:p text:style-name="P69">Raven's Dust (Boss)</text:p>
          </table:table-cell>
        </table:table-row>
        <table:table-row table:style-name="Tableau23.2">
          <table:table-cell table:style-name="Tableau23.A3" office:value-type="string">
            <text:p text:style-name="P69">Thea</text:p>
          </table:table-cell>
          <table:table-cell table:style-name="Tableau23.B3" office:value-type="string">
            <text:p text:style-name="P69">Thea</text:p>
          </table:table-cell>
          <table:table-cell table:style-name="Tableau23.B3" office:value-type="string">
            <text:p text:style-name="P69">Thea</text:p>
          </table:table-cell>
          <table:table-cell table:style-name="Tableau23.D3" office:value-type="string">
            <text:p text:style-name="P70">PNJ (1503, 2526, 0)</text:p>
          </table:table-cell>
        </table:table-row>
        <table:table-row table:style-name="Tableau23.2">
          <table:table-cell table:style-name="Tableau23.A2" office:value-type="string">
            <text:p text:style-name="P70">Thorbin Kaloneg</text:p>
          </table:table-cell>
          <table:table-cell table:style-name="Tableau23.B2" office:value-type="string">
            <text:p text:style-name="P69">Thorbin Wildheart</text:p>
          </table:table-cell>
          <table:table-cell table:style-name="Tableau23.B2" office:value-type="string">
            <text:p text:style-name="P69">Thorbin Wildheart</text:p>
          </table:table-cell>
          <table:table-cell table:style-name="Tableau23.D2" office:value-type="string">
            <text:p text:style-name="P68">PNJ (1507, 2544, 0)</text:p>
          </table:table-cell>
        </table:table-row>
        <table:table-row table:style-name="Tableau23.2">
          <table:table-cell table:style-name="Tableau23.A3" office:value-type="string">
            <text:p text:style-name="P68">Tobias</text:p>
          </table:table-cell>
          <table:table-cell table:style-name="Tableau23.B3" office:value-type="string">
            <text:p text:style-name="P68">Tobias</text:p>
          </table:table-cell>
          <table:table-cell table:style-name="Tableau23.B3" office:value-type="string">
            <text:p text:style-name="P71">Tobias</text:p>
          </table:table-cell>
          <table:table-cell table:style-name="Tableau23.D3" office:value-type="string">
            <text:p text:style-name="P71">PNJ (1343, 2374, 0)</text:p>
          </table:table-cell>
        </table:table-row>
        <table:table-row table:style-name="Tableau23.2">
          <table:table-cell table:style-name="Tableau23.A2" office:value-type="string">
            <text:p text:style-name="P71">Totak</text:p>
          </table:table-cell>
          <table:table-cell table:style-name="Tableau23.B2" office:value-type="string">
            <text:p text:style-name="P71">Totak</text:p>
          </table:table-cell>
          <table:table-cell table:style-name="Tableau23.B2" office:value-type="string">
            <text:p text:style-name="P69">Totak</text:p>
          </table:table-cell>
          <table:table-cell table:style-name="Tableau23.D2" office:value-type="string">
            <text:p text:style-name="P69">PNJ (2151, 1224, 0)</text:p>
          </table:table-cell>
        </table:table-row>
        <table:table-row table:style-name="Tableau23.2">
          <table:table-cell table:style-name="Tableau23.A3" office:value-type="string">
            <text:p text:style-name="P69">Trish Jalnec</text:p>
          </table:table-cell>
          <table:table-cell table:style-name="Tableau23.B3" office:value-type="string">
            <text:p text:style-name="P69">Trish Yellowblood</text:p>
          </table:table-cell>
          <table:table-cell table:style-name="Tableau23.B3" office:value-type="string">
            <text:p text:style-name="P69">Trish Yellowblood</text:p>
          </table:table-cell>
          <table:table-cell table:style-name="Tableau23.D3" office:value-type="string">
            <text:p text:style-name="P69">Arakas (Boss)</text:p>
          </table:table-cell>
        </table:table-row>
        <table:table-row table:style-name="Tableau23.2">
          <table:table-cell table:style-name="Tableau23.A2" office:value-type="string">
            <text:p text:style-name="P70">Ttayh Mark</text:p>
          </table:table-cell>
          <table:table-cell table:style-name="Tableau23.B2" office:value-type="string">
            <text:p text:style-name="P70">Ttayh Mark</text:p>
          </table:table-cell>
          <table:table-cell table:style-name="Tableau23.B2" office:value-type="string">
            <text:p text:style-name="P70">Ttayh Mark</text:p>
          </table:table-cell>
          <table:table-cell table:style-name="Tableau23.D2" office:value-type="string">
            <text:p text:style-name="P70">PNJ (1734, 1194, 0)</text:p>
          </table:table-cell>
        </table:table-row>
        <table:table-row table:style-name="Tableau23.2">
          <table:table-cell table:style-name="Tableau23.A3" office:value-type="string">
            <text:p text:style-name="P68">Un arbre qui marche</text:p>
          </table:table-cell>
          <table:table-cell table:style-name="Tableau23.B3" office:value-type="string">
            <text:p text:style-name="P69">A walking tree</text:p>
          </table:table-cell>
          <table:table-cell table:style-name="Tableau23.B3" office:value-type="string">
            <text:p text:style-name="P68">AaronBrownbark</text:p>
          </table:table-cell>
          <table:table-cell table:style-name="Tableau23.D3" office:value-type="string">
            <text:p text:style-name="P68">PNJ (812, 1568, 0)</text:p>
          </table:table-cell>
        </table:table-row>
        <table:table-row table:style-name="Tableau23.2">
          <table:table-cell table:style-name="Tableau23.A2" office:value-type="string">
            <text:p text:style-name="P68">Un aveugle</text:p>
          </table:table-cell>
          <table:table-cell table:style-name="Tableau23.B2" office:value-type="string">
            <text:p text:style-name="P69">A blind man</text:p>
          </table:table-cell>
          <table:table-cell table:style-name="Tableau23.B2" office:value-type="string">
            <text:p text:style-name="P69">Xanth</text:p>
          </table:table-cell>
          <table:table-cell table:style-name="Tableau23.D2" office:value-type="string">
            <text:p text:style-name="P68">PNJ (677,1627,2)</text:p>
          </table:table-cell>
        </table:table-row>
        <table:table-row table:style-name="Tableau23.2">
          <table:table-cell table:style-name="Tableau23.A3" office:value-type="string">
            <text:p text:style-name="P68">Un cadavre trébuchant</text:p>
          </table:table-cell>
          <table:table-cell table:style-name="Tableau23.B3" office:value-type="string">
            <text:p text:style-name="P69">A stumbling corpse</text:p>
          </table:table-cell>
          <table:table-cell table:style-name="Tableau23.B3" office:value-type="string">
            <text:p text:style-name="P68">Brother2</text:p>
          </table:table-cell>
          <table:table-cell table:style-name="Tableau23.D3" office:value-type="string">
            <text:p text:style-name="P68">PNJ (465, 2460, 1)</text:p>
          </table:table-cell>
        </table:table-row>
        <table:table-row table:style-name="Tableau23.2">
          <table:table-cell table:style-name="Tableau23.A2" office:value-type="string">
            <text:p text:style-name="P68">Un cochon</text:p>
          </table:table-cell>
          <table:table-cell table:style-name="Tableau23.B2" office:value-type="string">
            <text:p text:style-name="P68">A pig</text:p>
          </table:table-cell>
          <table:table-cell table:style-name="Tableau23.B2" office:value-type="string">
            <text:p text:style-name="P68">Pig</text:p>
          </table:table-cell>
          <table:table-cell table:style-name="Tableau23.D2" office:value-type="string">
            <text:p text:style-name="P68">Animal</text:p>
          </table:table-cell>
        </table:table-row>
        <table:table-row table:style-name="Tableau23.2">
          <table:table-cell table:style-name="Tableau23.A3" office:value-type="string">
            <text:p text:style-name="P68">Un commis voyageur</text:p>
          </table:table-cell>
          <table:table-cell table:style-name="Tableau23.B3" office:value-type="string">
            <text:p text:style-name="P68">A traveling merchant</text:p>
          </table:table-cell>
          <table:table-cell table:style-name="Tableau23.B3" office:value-type="string">
            <text:p text:style-name="P68">?</text:p>
          </table:table-cell>
          <table:table-cell table:style-name="Tableau23.D3" office:value-type="string">
            <text:p text:style-name="P68"> </text:p>
          </table:table-cell>
        </table:table-row>
        <table:table-row table:style-name="Tableau23.2">
          <table:table-cell table:style-name="Tableau23.A2" office:value-type="string">
            <text:p text:style-name="P68">Un démon rampant</text:p>
          </table:table-cell>
          <table:table-cell table:style-name="Tableau23.B2" office:value-type="string">
            <text:p text:style-name="P69">A creeping fiend</text:p>
          </table:table-cell>
          <table:table-cell table:style-name="Tableau23.B2" office:value-type="string">
            <text:p text:style-name="P68">Brother11</text:p>
          </table:table-cell>
          <table:table-cell table:style-name="Tableau23.D2" office:value-type="string">
            <text:p text:style-name="P68">PNJ (610, 2436, 1)</text:p>
          </table:table-cell>
        </table:table-row>
        <table:table-row table:style-name="Tableau23.2">
          <table:table-cell table:style-name="Tableau23.A3" office:value-type="string">
            <text:p text:style-name="P68">Un gardien</text:p>
          </table:table-cell>
          <table:table-cell table:style-name="Tableau23.B3" office:value-type="string">
            <text:p text:style-name="P68">A guard</text:p>
          </table:table-cell>
          <table:table-cell table:style-name="Tableau23.B3" office:value-type="string">
            <text:p text:style-name="P68">?</text:p>
          </table:table-cell>
          <table:table-cell table:style-name="Tableau23.D3" office:value-type="string">
            <text:p text:style-name="P68"> </text:p>
          </table:table-cell>
        </table:table-row>
        <table:table-row table:style-name="Tableau23.2">
          <table:table-cell table:style-name="Tableau23.A2" office:value-type="string">
            <text:p text:style-name="P68">Un gardien blessé</text:p>
          </table:table-cell>
          <table:table-cell table:style-name="Tableau23.B2" office:value-type="string">
            <text:p text:style-name="P69">A wounded guard</text:p>
          </table:table-cell>
          <table:table-cell table:style-name="Tableau23.B2" office:value-type="string">
            <text:p text:style-name="P68">WoundedGuard</text:p>
          </table:table-cell>
          <table:table-cell table:style-name="Tableau23.D2" office:value-type="string">
            <text:p text:style-name="P68">PNJ (1787, 1293, 0)</text:p>
          </table:table-cell>
        </table:table-row>
        <table:table-row table:style-name="Tableau23.2">
          <table:table-cell table:style-name="Tableau23.A3" office:value-type="string">
            <text:p text:style-name="P68">Un homme de la garde</text:p>
          </table:table-cell>
          <table:table-cell table:style-name="Tableau23.B3" office:value-type="string">
            <text:p text:style-name="P69">A guardsman</text:p>
          </table:table-cell>
          <table:table-cell table:style-name="Tableau23.B3" office:value-type="string">
            <text:p text:style-name="P69">Guardman</text:p>
          </table:table-cell>
          <table:table-cell table:style-name="Tableau23.D3" office:value-type="string">
            <text:p text:style-name="P68">PNJ (2865, 1076, 0)</text:p>
          </table:table-cell>
        </table:table-row>
        <table:table-row table:style-name="Tableau23.2">
          <table:table-cell table:style-name="Tableau23.A2" office:value-type="string">
            <text:p text:style-name="P68">Un homme joyeux</text:p>
          </table:table-cell>
          <table:table-cell table:style-name="Tableau23.B2" office:value-type="string">
            <text:p text:style-name="P69">A happy fellow</text:p>
          </table:table-cell>
          <table:table-cell table:style-name="Tableau23.B2" office:value-type="string">
            <text:p text:style-name="P68">?</text:p>
          </table:table-cell>
          <table:table-cell table:style-name="Tableau23.D2" office:value-type="string">
            <text:p text:style-name="P68"> </text:p>
          </table:table-cell>
        </table:table-row>
        <table:table-row table:style-name="Tableau23.2">
          <table:table-cell table:style-name="Tableau23.A3" office:value-type="string">
            <text:p text:style-name="P68">Un marchand errant</text:p>
          </table:table-cell>
          <table:table-cell table:style-name="Tableau23.B3" office:value-type="string">
            <text:p text:style-name="P69">A wandering merchant</text:p>
          </table:table-cell>
          <table:table-cell table:style-name="Tableau23.B3" office:value-type="string">
            <text:p text:style-name="P68">?</text:p>
          </table:table-cell>
          <table:table-cell table:style-name="Tableau23.D3" office:value-type="string">
            <text:p text:style-name="P68"> </text:p>
          </table:table-cell>
        </table:table-row>
        <table:table-row table:style-name="Tableau23.2">
          <table:table-cell table:style-name="Tableau23.A2" office:value-type="string">
            <text:p text:style-name="P68">Un monstre putride</text:p>
          </table:table-cell>
          <table:table-cell table:style-name="Tableau23.B2" office:value-type="string">
            <text:p text:style-name="P69">A putrid beast</text:p>
          </table:table-cell>
          <table:table-cell table:style-name="Tableau23.B2" office:value-type="string">
            <text:p text:style-name="P68">Brother10</text:p>
          </table:table-cell>
          <table:table-cell table:style-name="Tableau23.D2" office:value-type="string">
            <text:p text:style-name="P68">PNJ (571, 2443, 1)</text:p>
          </table:table-cell>
        </table:table-row>
        <table:table-row table:style-name="Tableau23.2">
          <table:table-cell table:style-name="Tableau23.A3" office:value-type="string">
            <text:p text:style-name="P68">Un voyageur paisible</text:p>
          </table:table-cell>
          <table:table-cell table:style-name="Tableau23.B3" office:value-type="string">
            <text:p text:style-name="P69">A peaceful traveler</text:p>
          </table:table-cell>
          <table:table-cell table:style-name="Tableau23.B3" office:value-type="string">
            <text:p text:style-name="P68">?</text:p>
          </table:table-cell>
          <table:table-cell table:style-name="Tableau23.D3" office:value-type="string">
            <text:p text:style-name="P68"> </text:p>
          </table:table-cell>
        </table:table-row>
        <table:table-row table:style-name="Tableau23.2">
          <table:table-cell table:style-name="Tableau23.A2" office:value-type="string">
            <text:p text:style-name="P68">Une âme tourmentée</text:p>
          </table:table-cell>
          <table:table-cell table:style-name="Tableau23.B2" office:value-type="string">
            <text:p text:style-name="P68">A miserable soul</text:p>
          </table:table-cell>
          <table:table-cell table:style-name="Tableau23.B2" office:value-type="string">
            <text:p text:style-name="P68">Brother8</text:p>
          </table:table-cell>
          <table:table-cell table:style-name="Tableau23.D2" office:value-type="string">
            <text:p text:style-name="P68">PNJ (635, 2375, 1)</text:p>
          </table:table-cell>
        </table:table-row>
        <table:table-row table:style-name="Tableau23.2">
          <table:table-cell table:style-name="Tableau23.A3" office:value-type="string">
            <text:p text:style-name="P68">Une créature fragile</text:p>
          </table:table-cell>
          <table:table-cell table:style-name="Tableau23.B3" office:value-type="string">
            <text:p text:style-name="P69">A frail creature</text:p>
          </table:table-cell>
          <table:table-cell table:style-name="Tableau23.B3" office:value-type="string">
            <text:p text:style-name="P68">Brother4</text:p>
          </table:table-cell>
          <table:table-cell table:style-name="Tableau23.D3" office:value-type="string">
            <text:p text:style-name="P68">PNJ (514, 2330, 1)</text:p>
          </table:table-cell>
        </table:table-row>
        <table:table-row table:style-name="Tableau23.2">
          <table:table-cell table:style-name="Tableau23.A2" office:value-type="string">
            <text:p text:style-name="P68">Une créature pitoyable</text:p>
          </table:table-cell>
          <table:table-cell table:style-name="Tableau23.B2" office:value-type="string">
            <text:p text:style-name="P69">A pitiful being</text:p>
          </table:table-cell>
          <table:table-cell table:style-name="Tableau23.B2" office:value-type="string">
            <text:p text:style-name="P68">Brother6</text:p>
          </table:table-cell>
          <table:table-cell table:style-name="Tableau23.D2" office:value-type="string">
            <text:p text:style-name="P68">PNJ (559, 2353, 1)</text:p>
          </table:table-cell>
        </table:table-row>
        <table:table-row table:style-name="Tableau23.2">
          <table:table-cell table:style-name="Tableau23.A3" office:value-type="string">
            <text:p text:style-name="P68">Une entité hurlante</text:p>
          </table:table-cell>
          <table:table-cell table:style-name="Tableau23.B3" office:value-type="string">
            <text:p text:style-name="P69">A wailing entity</text:p>
          </table:table-cell>
          <table:table-cell table:style-name="Tableau23.B3" office:value-type="string">
            <text:p text:style-name="P68">Brother7</text:p>
          </table:table-cell>
          <table:table-cell table:style-name="Tableau23.D3" office:value-type="string">
            <text:p text:style-name="P68">PNJ (568, 2441, 1)</text:p>
          </table:table-cell>
        </table:table-row>
        <table:table-row table:style-name="Tableau23.2">
          <table:table-cell table:style-name="Tableau23.A2" office:value-type="string">
            <text:p text:style-name="P68">Une horreur repoussante</text:p>
          </table:table-cell>
          <table:table-cell table:style-name="Tableau23.B2" office:value-type="string">
            <text:p text:style-name="P69">A loathsome horror</text:p>
          </table:table-cell>
          <table:table-cell table:style-name="Tableau23.B2" office:value-type="string">
            <text:p text:style-name="P69">Brother12</text:p>
          </table:table-cell>
          <table:table-cell table:style-name="Tableau23.D2" office:value-type="string">
            <text:p text:style-name="P69">PNJ (680, 2390, 1)</text:p>
          </table:table-cell>
        </table:table-row>
        <table:table-row table:style-name="Tableau23.2">
          <table:table-cell table:style-name="Tableau23.A3" office:value-type="string">
            <text:p text:style-name="P69">Une infâme abomination</text:p>
          </table:table-cell>
          <table:table-cell table:style-name="Tableau23.B3" office:value-type="string">
            <text:p text:style-name="P69">A foul abomination</text:p>
          </table:table-cell>
          <table:table-cell table:style-name="Tableau23.B3" office:value-type="string">
            <text:p text:style-name="P69">Brother9</text:p>
          </table:table-cell>
          <table:table-cell table:style-name="Tableau23.D3" office:value-type="string">
            <text:p text:style-name="P68">PNJ (561, 2548, 1)</text:p>
          </table:table-cell>
        </table:table-row>
        <text:soft-page-break/>
        <table:table-row table:style-name="Tableau23.2">
          <table:table-cell table:style-name="Tableau23.A2" office:value-type="string">
            <text:p text:style-name="P68">Une loque humaine</text:p>
          </table:table-cell>
          <table:table-cell table:style-name="Tableau23.B2" office:value-type="string">
            <text:p text:style-name="P69">A decrepit figure</text:p>
          </table:table-cell>
          <table:table-cell table:style-name="Tableau23.B2" office:value-type="string">
            <text:p text:style-name="P68">Brother1</text:p>
          </table:table-cell>
          <table:table-cell table:style-name="Tableau23.D2" office:value-type="string">
            <text:p text:style-name="P68">PNJ (633, 2353, 1)</text:p>
          </table:table-cell>
        </table:table-row>
        <table:table-row table:style-name="Tableau23.2">
          <table:table-cell table:style-name="Tableau23.A3" office:value-type="string">
            <text:p text:style-name="P68">Une monstruosité putride</text:p>
          </table:table-cell>
          <table:table-cell table:style-name="Tableau23.B3" office:value-type="string">
            <text:p text:style-name="P69">A rotting monstrosity</text:p>
          </table:table-cell>
          <table:table-cell table:style-name="Tableau23.B3" office:value-type="string">
            <text:p text:style-name="P68">Brother5</text:p>
          </table:table-cell>
          <table:table-cell table:style-name="Tableau23.D3" office:value-type="string">
            <text:p text:style-name="P68">PNJ (433, 2385, 1)</text:p>
          </table:table-cell>
        </table:table-row>
        <table:table-row table:style-name="Tableau23.2">
          <table:table-cell table:style-name="Tableau23.A2" office:value-type="string">
            <text:p text:style-name="P68">Une ombre gémissante</text:p>
          </table:table-cell>
          <table:table-cell table:style-name="Tableau23.B2" office:value-type="string">
            <text:p text:style-name="P69">A moaning shadow</text:p>
          </table:table-cell>
          <table:table-cell table:style-name="Tableau23.B2" office:value-type="string">
            <text:p text:style-name="P68">Brother3</text:p>
          </table:table-cell>
          <table:table-cell table:style-name="Tableau23.D2" office:value-type="string">
            <text:p text:style-name="P68">PNJ (526, 2562, 1)</text:p>
          </table:table-cell>
        </table:table-row>
        <table:table-row table:style-name="Tableau23.2">
          <table:table-cell table:style-name="Tableau23.A3" office:value-type="string">
            <text:p text:style-name="P68">Une sombre silhouette...</text:p>
          </table:table-cell>
          <table:table-cell table:style-name="Tableau23.B3" office:value-type="string">
            <text:p text:style-name="P68">A dark figure...</text:p>
          </table:table-cell>
          <table:table-cell table:style-name="Tableau23.B3" office:value-type="string">
            <text:p text:style-name="P68">?</text:p>
          </table:table-cell>
          <table:table-cell table:style-name="Tableau23.D3" office:value-type="string">
            <text:p text:style-name="P68"> </text:p>
          </table:table-cell>
        </table:table-row>
        <table:table-row table:style-name="Tableau23.2">
          <table:table-cell table:style-name="Tableau23.A2" office:value-type="string">
            <text:p text:style-name="P68">Uranos </text:p>
          </table:table-cell>
          <table:table-cell table:style-name="Tableau23.B2" office:value-type="string">
            <text:p text:style-name="P68">Uranos</text:p>
          </table:table-cell>
          <table:table-cell table:style-name="Tableau23.B2" office:value-type="string">
            <text:p text:style-name="P68">Uranos</text:p>
          </table:table-cell>
          <table:table-cell table:style-name="Tableau23.D2" office:value-type="string">
            <text:p text:style-name="P68">PNJ (2975, 950, 0)</text:p>
          </table:table-cell>
        </table:table-row>
        <table:table-row table:style-name="Tableau23.2">
          <table:table-cell table:style-name="Tableau23.A3" office:value-type="string">
            <text:p text:style-name="P68">Ver géant des sables</text:p>
          </table:table-cell>
          <table:table-cell table:style-name="Tableau23.B3" office:value-type="string">
            <text:p text:style-name="P69">Sand worm</text:p>
          </table:table-cell>
          <table:table-cell table:style-name="Tableau23.B3" office:value-type="string">
            <text:p text:style-name="P69">Sand worm</text:p>
          </table:table-cell>
          <table:table-cell table:style-name="Tableau23.D3" office:value-type="string">
            <text:p text:style-name="P71">Raven's Dust</text:p>
          </table:table-cell>
        </table:table-row>
        <table:table-row table:style-name="Tableau23.2">
          <table:table-cell table:style-name="Tableau23.A2" office:value-type="string">
            <text:p text:style-name="P71">Vert-de-vase</text:p>
          </table:table-cell>
          <table:table-cell table:style-name="Tableau23.B2" office:value-type="string">
            <text:p text:style-name="P71">Green slime</text:p>
          </table:table-cell>
          <table:table-cell table:style-name="Tableau23.B2" office:value-type="string">
            <text:p text:style-name="P71">Green slime</text:p>
          </table:table-cell>
          <table:table-cell table:style-name="Tableau23.D2" office:value-type="string">
            <text:p text:style-name="P70">Arakas</text:p>
          </table:table-cell>
        </table:table-row>
        <table:table-row table:style-name="Tableau23.2">
          <table:table-cell table:style-name="Tableau23.A3" office:value-type="string">
            <text:p text:style-name="P70">Vieil ermite</text:p>
          </table:table-cell>
          <table:table-cell table:style-name="Tableau23.B3" office:value-type="string">
            <text:p text:style-name="P69">Old Hermit</text:p>
          </table:table-cell>
          <table:table-cell table:style-name="Tableau23.B3" office:value-type="string">
            <text:p text:style-name="P69">Old Hermit</text:p>
          </table:table-cell>
          <table:table-cell table:style-name="Tableau23.D3" office:value-type="string">
            <text:p text:style-name="P71">PNJ (2813, 686, 0)</text:p>
          </table:table-cell>
        </table:table-row>
        <table:table-row table:style-name="Tableau23.2">
          <table:table-cell table:style-name="Tableau23.A2" office:value-type="string">
            <text:p text:style-name="P71">Yolak</text:p>
          </table:table-cell>
          <table:table-cell table:style-name="Tableau23.B2" office:value-type="string">
            <text:p text:style-name="P71">Yolak</text:p>
          </table:table-cell>
          <table:table-cell table:style-name="Tableau23.B2" office:value-type="string">
            <text:p text:style-name="P69">Yolak</text:p>
          </table:table-cell>
          <table:table-cell table:style-name="Tableau23.D2" office:value-type="string">
            <text:p text:style-name="P69">PNJ (1649, 1243, 0)</text:p>
          </table:table-cell>
        </table:table-row>
        <table:table-row table:style-name="Tableau23.2">
          <table:table-cell table:style-name="Tableau23.A3" office:value-type="string">
            <text:p text:style-name="P69">Yrian Holenarbed</text:p>
          </table:table-cell>
          <table:table-cell table:style-name="Tableau23.B3" office:value-type="string">
            <text:p text:style-name="P69">Yrian Earthsong</text:p>
          </table:table-cell>
          <table:table-cell table:style-name="Tableau23.B3" office:value-type="string">
            <text:p text:style-name="P71">Yrian</text:p>
          </table:table-cell>
          <table:table-cell table:style-name="Tableau23.D3" office:value-type="string">
            <text:p text:style-name="P71">PNJ (2877, 169, 0)</text:p>
          </table:table-cell>
        </table:table-row>
        <table:table-row table:style-name="Tableau23.2">
          <table:table-cell table:style-name="Tableau23.A2" office:value-type="string">
            <text:p text:style-name="P71">Zhakar</text:p>
          </table:table-cell>
          <table:table-cell table:style-name="Tableau23.B2" office:value-type="string">
            <text:p text:style-name="P71">Zhakar</text:p>
          </table:table-cell>
          <table:table-cell table:style-name="Tableau23.B2" office:value-type="string">
            <text:p text:style-name="P71">Zhakar</text:p>
          </table:table-cell>
          <table:table-cell table:style-name="Tableau23.D2" office:value-type="string">
            <text:p text:style-name="P71">PNJ (55, 1769, 0)</text:p>
          </table:table-cell>
        </table:table-row>
        <table:table-row table:style-name="Tableau23.277">
          <table:table-cell table:style-name="Tableau23.A277" office:value-type="string">
            <text:p text:style-name="P71">Zombie putride</text:p>
          </table:table-cell>
          <table:table-cell table:style-name="Tableau23.B277" office:value-type="string">
            <text:p text:style-name="P71">Decaying zombie</text:p>
          </table:table-cell>
          <table:table-cell table:style-name="Tableau23.B277" office:value-type="string">
            <text:p text:style-name="P71">Decaying zombie</text:p>
          </table:table-cell>
          <table:table-cell table:style-name="Tableau23.D277" office:value-type="string">
            <text:p text:style-name="P71">Arakas</text:p>
          </table:table-cell>
        </table:table-row>
      </table:table>
      <text:p text:style-name="P172"/>
      <text:p text:style-name="P172"/>
      <text:list xml:id="list200742788280324" text:continue-numbering="true" text:style-name="WW8Num45">
        <text:list-item>
          <text:list>
            <text:list-item>
              <text:p text:style-name="Titre_20_2_20_-_20_Appendices"><text:bookmark-start text:name="__RefHeading__295_546538010"/>Classement par type et lieu<text:bookmark-end text:name="__RefHeading__295_546538010"/></text:p>
            </text:list-item>
          </text:list>
        </text:list-item>
      </text:list>
      <text:p text:style-name="Standard"/>
      <table:table table:name="Tableau24" table:style-name="Tableau24">
        <table:table-column table:style-name="Tableau24.A"/>
        <table:table-column table:style-name="Tableau24.B"/>
        <table:table-column table:style-name="Tableau24.C"/>
        <table:table-column table:style-name="Tableau24.D"/>
        <table:table-row table:style-name="Tableau24.1">
          <table:table-cell table:style-name="Tableau24.A1" office:value-type="string">
            <text:p text:style-name="P97">Nom en français</text:p>
          </table:table-cell>
          <table:table-cell table:style-name="Tableau24.B1" office:value-type="string">
            <text:p text:style-name="P97">Référence PNJ <text:line-break/>(teleport to npc)</text:p>
          </table:table-cell>
          <table:table-cell table:style-name="Tableau24.B1" office:value-type="string">
            <text:p text:style-name="P97">Nom d'invocation</text:p>
          </table:table-cell>
          <table:table-cell table:style-name="Tableau24.D1" office:value-type="string">
            <text:p text:style-name="P97">Type/Lieu</text:p>
          </table:table-cell>
        </table:table-row>
        <table:table-row table:style-name="Tableau24.2">
          <table:table-cell table:style-name="Tableau24.A2" office:value-type="string">
            <text:p text:style-name="P68">Antilope</text:p>
          </table:table-cell>
          <table:table-cell table:style-name="Tableau24.B2" office:value-type="string">
            <text:p text:style-name="P68">Antelope</text:p>
          </table:table-cell>
          <table:table-cell table:style-name="Tableau24.B2" office:value-type="string">
            <text:p text:style-name="P68">Antelope</text:p>
          </table:table-cell>
          <table:table-cell table:style-name="Tableau24.D2" office:value-type="string">
            <text:p text:style-name="P68">Animal</text:p>
          </table:table-cell>
        </table:table-row>
        <table:table-row table:style-name="Tableau24.2">
          <table:table-cell table:style-name="Tableau24.A3" office:value-type="string">
            <text:p text:style-name="P68">Cheval sauvage</text:p>
          </table:table-cell>
          <table:table-cell table:style-name="Tableau24.B3" office:value-type="string">
            <text:p text:style-name="P69">Wild horse</text:p>
          </table:table-cell>
          <table:table-cell table:style-name="Tableau24.B3" office:value-type="string">
            <text:p text:style-name="P69">Wild horse</text:p>
          </table:table-cell>
          <table:table-cell table:style-name="Tableau24.D3" office:value-type="string">
            <text:p text:style-name="P68">Animal</text:p>
          </table:table-cell>
        </table:table-row>
        <table:table-row table:style-name="Tableau24.2">
          <table:table-cell table:style-name="Tableau24.A2" office:value-type="string">
            <text:p text:style-name="P68">Un cochon</text:p>
          </table:table-cell>
          <table:table-cell table:style-name="Tableau24.B2" office:value-type="string">
            <text:p text:style-name="P69">A pig</text:p>
          </table:table-cell>
          <table:table-cell table:style-name="Tableau24.B2" office:value-type="string">
            <text:p text:style-name="P69">Pig</text:p>
          </table:table-cell>
          <table:table-cell table:style-name="Tableau24.D2" office:value-type="string">
            <text:p text:style-name="P68">Animal</text:p>
          </table:table-cell>
        </table:table-row>
        <table:table-row table:style-name="Tableau24.2">
          <table:table-cell table:style-name="Tableau24.A3" office:value-type="string">
            <text:p text:style-name="P68">Araignée géante</text:p>
          </table:table-cell>
          <table:table-cell table:style-name="Tableau24.B3" office:value-type="string">
            <text:p text:style-name="P68">Giant spider</text:p>
          </table:table-cell>
          <table:table-cell table:style-name="Tableau24.B3" office:value-type="string">
            <text:p text:style-name="P68">Giant spider</text:p>
          </table:table-cell>
          <table:table-cell table:style-name="Tableau24.D3" office:value-type="string">
            <text:p text:style-name="P68">Arakas</text:p>
          </table:table-cell>
        </table:table-row>
        <table:table-row table:style-name="Tableau24.2">
          <table:table-cell table:style-name="Tableau24.A2" office:value-type="string">
            <text:p text:style-name="P68">Araignée noire</text:p>
          </table:table-cell>
          <table:table-cell table:style-name="Tableau24.B2" office:value-type="string">
            <text:p text:style-name="P70">Dark spider</text:p>
          </table:table-cell>
          <table:table-cell table:style-name="Tableau24.B2" office:value-type="string">
            <text:p text:style-name="P70">Dark spider</text:p>
          </table:table-cell>
          <table:table-cell table:style-name="Tableau24.D2" office:value-type="string">
            <text:p text:style-name="P68">Arakas</text:p>
          </table:table-cell>
        </table:table-row>
        <table:table-row table:style-name="Tableau24.2">
          <table:table-cell table:style-name="Tableau24.A3" office:value-type="string">
            <text:p text:style-name="P68">Assassin</text:p>
          </table:table-cell>
          <table:table-cell table:style-name="Tableau24.B3" office:value-type="string">
            <text:p text:style-name="P68">Assassin</text:p>
          </table:table-cell>
          <table:table-cell table:style-name="Tableau24.B3" office:value-type="string">
            <text:p text:style-name="P68">Assassin</text:p>
          </table:table-cell>
          <table:table-cell table:style-name="Tableau24.D3" office:value-type="string">
            <text:p text:style-name="P68">Arakas</text:p>
          </table:table-cell>
        </table:table-row>
        <table:table-row table:style-name="Tableau24.2">
          <table:table-cell table:style-name="Tableau24.A2" office:value-type="string">
            <text:p text:style-name="P68">Atrocité</text:p>
          </table:table-cell>
          <table:table-cell table:style-name="Tableau24.B2" office:value-type="string">
            <text:p text:style-name="P69">Atrocity</text:p>
          </table:table-cell>
          <table:table-cell table:style-name="Tableau24.B2" office:value-type="string">
            <text:p text:style-name="P69">Atrocity</text:p>
          </table:table-cell>
          <table:table-cell table:style-name="Tableau24.D2" office:value-type="string">
            <text:p text:style-name="P69">Arakas</text:p>
          </table:table-cell>
        </table:table-row>
        <table:table-row table:style-name="Tableau24.2">
          <table:table-cell table:style-name="Tableau24.A3" office:value-type="string">
            <text:p text:style-name="P70">Brigand</text:p>
          </table:table-cell>
          <table:table-cell table:style-name="Tableau24.B3" office:value-type="string">
            <text:p text:style-name="P70">Brigand</text:p>
          </table:table-cell>
          <table:table-cell table:style-name="Tableau24.B3" office:value-type="string">
            <text:p text:style-name="P70">Brigand</text:p>
          </table:table-cell>
          <table:table-cell table:style-name="Tableau24.D3" office:value-type="string">
            <text:p text:style-name="P68">Arakas</text:p>
          </table:table-cell>
        </table:table-row>
        <table:table-row table:style-name="Tableau24.2">
          <table:table-cell table:style-name="Tableau24.A2" office:value-type="string">
            <text:p text:style-name="P68">Cadavre animé</text:p>
          </table:table-cell>
          <table:table-cell table:style-name="Tableau24.B2" office:value-type="string">
            <text:p text:style-name="P69">Animated corpse</text:p>
          </table:table-cell>
          <table:table-cell table:style-name="Tableau24.B2" office:value-type="string">
            <text:p text:style-name="P69">Animated corpse</text:p>
          </table:table-cell>
          <table:table-cell table:style-name="Tableau24.D2" office:value-type="string">
            <text:p text:style-name="P68">Arakas</text:p>
          </table:table-cell>
        </table:table-row>
        <table:table-row table:style-name="Tableau24.2">
          <table:table-cell table:style-name="Tableau24.A3" office:value-type="string">
            <text:p text:style-name="P68">Chaman orque</text:p>
          </table:table-cell>
          <table:table-cell table:style-name="Tableau24.B3" office:value-type="string">
            <text:p text:style-name="P69">Orc shaman</text:p>
          </table:table-cell>
          <table:table-cell table:style-name="Tableau24.B3" office:value-type="string">
            <text:p text:style-name="P69">Orc shaman</text:p>
          </table:table-cell>
          <table:table-cell table:style-name="Tableau24.D3" office:value-type="string">
            <text:p text:style-name="P68">Arakas</text:p>
          </table:table-cell>
        </table:table-row>
        <table:table-row table:style-name="Tableau24.2">
          <table:table-cell table:style-name="Tableau24.A2" office:value-type="string">
            <text:p text:style-name="P68">Chauve-souris</text:p>
          </table:table-cell>
          <table:table-cell table:style-name="Tableau24.B2" office:value-type="string">
            <text:p text:style-name="P71">Bat</text:p>
          </table:table-cell>
          <table:table-cell table:style-name="Tableau24.B2" office:value-type="string">
            <text:p text:style-name="P71">Bat</text:p>
          </table:table-cell>
          <table:table-cell table:style-name="Tableau24.D2" office:value-type="string">
            <text:p text:style-name="P71">Arakas</text:p>
          </table:table-cell>
        </table:table-row>
        <table:table-row table:style-name="Tableau24.2">
          <table:table-cell table:style-name="Tableau24.A3" office:value-type="string">
            <text:p text:style-name="P68">Chauve-souris charognarde</text:p>
          </table:table-cell>
          <table:table-cell table:style-name="Tableau24.B3" office:value-type="string">
            <text:p text:style-name="P68">Scavenger bat</text:p>
          </table:table-cell>
          <table:table-cell table:style-name="Tableau24.B3" office:value-type="string">
            <text:p text:style-name="P68">Scavenger bat</text:p>
          </table:table-cell>
          <table:table-cell table:style-name="Tableau24.D3" office:value-type="string">
            <text:p text:style-name="P68">Arakas</text:p>
          </table:table-cell>
        </table:table-row>
        <table:table-row table:style-name="Tableau24.2">
          <table:table-cell table:style-name="Tableau24.A2" office:value-type="string">
            <text:p text:style-name="P68">Chauve-souris des cavernes</text:p>
          </table:table-cell>
          <table:table-cell table:style-name="Tableau24.B2" office:value-type="string">
            <text:p text:style-name="P70">Dungeon bat</text:p>
          </table:table-cell>
          <table:table-cell table:style-name="Tableau24.B2" office:value-type="string">
            <text:p text:style-name="P70">Dungeon bat</text:p>
          </table:table-cell>
          <table:table-cell table:style-name="Tableau24.D2" office:value-type="string">
            <text:p text:style-name="P68">Arakas</text:p>
          </table:table-cell>
        </table:table-row>
        <table:table-row table:style-name="Tableau24.2">
          <table:table-cell table:style-name="Tableau24.A3" office:value-type="string">
            <text:p text:style-name="P68">Chauve-souris géante</text:p>
          </table:table-cell>
          <table:table-cell table:style-name="Tableau24.B3" office:value-type="string">
            <text:p text:style-name="P69">Giant bat</text:p>
          </table:table-cell>
          <table:table-cell table:style-name="Tableau24.B3" office:value-type="string">
            <text:p text:style-name="P69">Giant bat</text:p>
          </table:table-cell>
          <table:table-cell table:style-name="Tableau24.D3" office:value-type="string">
            <text:p text:style-name="P68">Arakas</text:p>
          </table:table-cell>
        </table:table-row>
        <table:table-row table:style-name="Tableau24.2">
          <table:table-cell table:style-name="Tableau24.A2" office:value-type="string">
            <text:p text:style-name="P68">Chauve-souris mort-vivante</text:p>
          </table:table-cell>
          <table:table-cell table:style-name="Tableau24.B2" office:value-type="string">
            <text:p text:style-name="P69">Undead bat</text:p>
          </table:table-cell>
          <table:table-cell table:style-name="Tableau24.B2" office:value-type="string">
            <text:p text:style-name="P69">Undead bat</text:p>
          </table:table-cell>
          <table:table-cell table:style-name="Tableau24.D2" office:value-type="string">
            <text:p text:style-name="P68">Arakas</text:p>
          </table:table-cell>
        </table:table-row>
        <table:table-row table:style-name="Tableau24.2">
          <table:table-cell table:style-name="Tableau24.A3" office:value-type="string">
            <text:p text:style-name="P68">Chef de guerre gobelin</text:p>
          </table:table-cell>
          <table:table-cell table:style-name="Tableau24.B3" office:value-type="string">
            <text:p text:style-name="P69">Goblin warchief</text:p>
          </table:table-cell>
          <table:table-cell table:style-name="Tableau24.B3" office:value-type="string">
            <text:p text:style-name="P69">Goblin warchief</text:p>
          </table:table-cell>
          <table:table-cell table:style-name="Tableau24.D3" office:value-type="string">
            <text:p text:style-name="P70">Arakas</text:p>
          </table:table-cell>
        </table:table-row>
        <table:table-row table:style-name="Tableau24.2">
          <table:table-cell table:style-name="Tableau24.A2" office:value-type="string">
            <text:p text:style-name="P70">Chef gobelin</text:p>
          </table:table-cell>
          <table:table-cell table:style-name="Tableau24.B2" office:value-type="string">
            <text:p text:style-name="P69">Goblin chieftain</text:p>
          </table:table-cell>
          <table:table-cell table:style-name="Tableau24.B2" office:value-type="string">
            <text:p text:style-name="P69">Goblin chieftain</text:p>
          </table:table-cell>
          <table:table-cell table:style-name="Tableau24.D2" office:value-type="string">
            <text:p text:style-name="P68">Arakas</text:p>
          </table:table-cell>
        </table:table-row>
        <table:table-row table:style-name="Tableau24.2">
          <table:table-cell table:style-name="Tableau24.A3" office:value-type="string">
            <text:p text:style-name="P68">Cobra</text:p>
          </table:table-cell>
          <table:table-cell table:style-name="Tableau24.B3" office:value-type="string">
            <text:p text:style-name="P68">Cobra</text:p>
          </table:table-cell>
          <table:table-cell table:style-name="Tableau24.B3" office:value-type="string">
            <text:p text:style-name="P68">Cobra</text:p>
          </table:table-cell>
          <table:table-cell table:style-name="Tableau24.D3" office:value-type="string">
            <text:p text:style-name="P68">Arakas</text:p>
          </table:table-cell>
        </table:table-row>
        <table:table-row table:style-name="Tableau24.2">
          <table:table-cell table:style-name="Tableau24.A2" office:value-type="string">
            <text:p text:style-name="P68">Créature bannie</text:p>
          </table:table-cell>
          <table:table-cell table:style-name="Tableau24.B2" office:value-type="string">
            <text:p text:style-name="P69">Cursed being</text:p>
          </table:table-cell>
          <table:table-cell table:style-name="Tableau24.B2" office:value-type="string">
            <text:p text:style-name="P69">Cursed being</text:p>
          </table:table-cell>
          <table:table-cell table:style-name="Tableau24.D2" office:value-type="string">
            <text:p text:style-name="P68">Arakas</text:p>
          </table:table-cell>
        </table:table-row>
        <table:table-row table:style-name="Tableau24.2">
          <table:table-cell table:style-name="Tableau24.A3" office:value-type="string">
            <text:p text:style-name="P68">Déchets organiques</text:p>
          </table:table-cell>
          <table:table-cell table:style-name="Tableau24.B3" office:value-type="string">
            <text:p text:style-name="P69">Organic waste</text:p>
          </table:table-cell>
          <table:table-cell table:style-name="Tableau24.B3" office:value-type="string">
            <text:p text:style-name="P69">Organic waste</text:p>
          </table:table-cell>
          <table:table-cell table:style-name="Tableau24.D3" office:value-type="string">
            <text:p text:style-name="P68">Arakas</text:p>
          </table:table-cell>
        </table:table-row>
        <table:table-row table:style-name="Tableau24.2">
          <table:table-cell table:style-name="Tableau24.A2" office:value-type="string">
            <text:p text:style-name="P68">Éclaireur gobelin</text:p>
          </table:table-cell>
          <table:table-cell table:style-name="Tableau24.B2" office:value-type="string">
            <text:p text:style-name="P68">Goblin scout</text:p>
          </table:table-cell>
          <table:table-cell table:style-name="Tableau24.B2" office:value-type="string">
            <text:p text:style-name="P68">Goblin scout</text:p>
          </table:table-cell>
          <table:table-cell table:style-name="Tableau24.D2" office:value-type="string">
            <text:p text:style-name="P68">Arakas</text:p>
          </table:table-cell>
        </table:table-row>
        <table:table-row table:style-name="Tableau24.2">
          <table:table-cell table:style-name="Tableau24.A3" office:value-type="string">
            <text:p text:style-name="P68">Éclaireur orque</text:p>
          </table:table-cell>
          <table:table-cell table:style-name="Tableau24.B3" office:value-type="string">
            <text:p text:style-name="P68">Orc scout</text:p>
          </table:table-cell>
          <table:table-cell table:style-name="Tableau24.B3" office:value-type="string">
            <text:p text:style-name="P68">Orc scout</text:p>
          </table:table-cell>
          <table:table-cell table:style-name="Tableau24.D3" office:value-type="string">
            <text:p text:style-name="P69">Arakas</text:p>
          </table:table-cell>
        </table:table-row>
        <table:table-row table:style-name="Tableau24.2">
          <table:table-cell table:style-name="Tableau24.A2" office:value-type="string">
            <text:p text:style-name="P69">Gardien squelette</text:p>
          </table:table-cell>
          <table:table-cell table:style-name="Tableau24.B2" office:value-type="string">
            <text:p text:style-name="P69">Skeleton guardian</text:p>
          </table:table-cell>
          <table:table-cell table:style-name="Tableau24.B2" office:value-type="string">
            <text:p text:style-name="P69">Skeleton guardian</text:p>
          </table:table-cell>
          <table:table-cell table:style-name="Tableau24.D2" office:value-type="string">
            <text:p text:style-name="P68">Arakas</text:p>
          </table:table-cell>
        </table:table-row>
        <table:table-row table:style-name="Tableau24.2">
          <table:table-cell table:style-name="Tableau24.A3" office:value-type="string">
            <text:p text:style-name="P68">Général gobelin</text:p>
          </table:table-cell>
          <table:table-cell table:style-name="Tableau24.B3" office:value-type="string">
            <text:p text:style-name="P70">Goblin warlord</text:p>
          </table:table-cell>
          <table:table-cell table:style-name="Tableau24.B3" office:value-type="string">
            <text:p text:style-name="P70">Goblin warlord</text:p>
          </table:table-cell>
          <table:table-cell table:style-name="Tableau24.D3" office:value-type="string">
            <text:p text:style-name="P70">Arakas</text:p>
          </table:table-cell>
        </table:table-row>
        <table:table-row table:style-name="Tableau24.2">
          <table:table-cell table:style-name="Tableau24.A2" office:value-type="string">
            <text:p text:style-name="P70">Gobelin</text:p>
          </table:table-cell>
          <table:table-cell table:style-name="Tableau24.B2" office:value-type="string">
            <text:p text:style-name="P70">Goblin</text:p>
          </table:table-cell>
          <table:table-cell table:style-name="Tableau24.B2" office:value-type="string">
            <text:p text:style-name="P70">Goblin</text:p>
          </table:table-cell>
          <table:table-cell table:style-name="Tableau24.D2" office:value-type="string">
            <text:p text:style-name="P70">Arakas</text:p>
          </table:table-cell>
        </table:table-row>
        <table:table-row table:style-name="Tableau24.2">
          <table:table-cell table:style-name="Tableau24.A3" office:value-type="string">
            <text:p text:style-name="P70">Guêpe géante</text:p>
          </table:table-cell>
          <table:table-cell table:style-name="Tableau24.B3" office:value-type="string">
            <text:p text:style-name="P69">Giant wasp</text:p>
          </table:table-cell>
          <table:table-cell table:style-name="Tableau24.B3" office:value-type="string">
            <text:p text:style-name="P69">Giant wasp</text:p>
          </table:table-cell>
          <table:table-cell table:style-name="Tableau24.D3" office:value-type="string">
            <text:p text:style-name="P70">Arakas</text:p>
          </table:table-cell>
        </table:table-row>
        <table:table-row table:style-name="Tableau24.2">
          <table:table-cell table:style-name="Tableau24.A2" office:value-type="string">
            <text:p text:style-name="P70">Guerrier gobelin</text:p>
          </table:table-cell>
          <table:table-cell table:style-name="Tableau24.B2" office:value-type="string">
            <text:p text:style-name="P69">Goblin warrior</text:p>
          </table:table-cell>
          <table:table-cell table:style-name="Tableau24.B2" office:value-type="string">
            <text:p text:style-name="P69">Goblin warrior</text:p>
          </table:table-cell>
          <table:table-cell table:style-name="Tableau24.D2" office:value-type="string">
            <text:p text:style-name="P68">Arakas</text:p>
          </table:table-cell>
        </table:table-row>
        <table:table-row table:style-name="Tableau24.2">
          <table:table-cell table:style-name="Tableau24.A3" office:value-type="string">
            <text:p text:style-name="P68">Guerrier squelette</text:p>
          </table:table-cell>
          <table:table-cell table:style-name="Tableau24.B3" office:value-type="string">
            <text:p text:style-name="P69">Skeleton warrior</text:p>
          </table:table-cell>
          <table:table-cell table:style-name="Tableau24.B3" office:value-type="string">
            <text:p text:style-name="P69">Skeleton warrior</text:p>
          </table:table-cell>
          <table:table-cell table:style-name="Tableau24.D3" office:value-type="string">
            <text:p text:style-name="P68">Arakas</text:p>
          </table:table-cell>
        </table:table-row>
        <table:table-row table:style-name="Tableau24.2">
          <table:table-cell table:style-name="Tableau24.A2" office:value-type="string">
            <text:p text:style-name="P68">Kraanian à mille-pattes</text:p>
          </table:table-cell>
          <table:table-cell table:style-name="Tableau24.B2" office:value-type="string">
            <text:p text:style-name="P71">Kraanian millipede</text:p>
          </table:table-cell>
          <table:table-cell table:style-name="Tableau24.B2" office:value-type="string">
            <text:p text:style-name="P71">Kraanian millipede</text:p>
          </table:table-cell>
          <table:table-cell table:style-name="Tableau24.D2" office:value-type="string">
            <text:p text:style-name="P71">Arakas</text:p>
          </table:table-cell>
        </table:table-row>
        <table:table-row table:style-name="Tableau24.2">
          <table:table-cell table:style-name="Tableau24.A3" office:value-type="string">
            <text:p text:style-name="P71">Kraanian volant</text:p>
          </table:table-cell>
          <table:table-cell table:style-name="Tableau24.B3" office:value-type="string">
            <text:p text:style-name="P71">Kraanian flyer</text:p>
          </table:table-cell>
          <table:table-cell table:style-name="Tableau24.B3" office:value-type="string">
            <text:p text:style-name="P71">Kraanian flyer</text:p>
          </table:table-cell>
          <table:table-cell table:style-name="Tableau24.D3" office:value-type="string">
            <text:p text:style-name="P71">Arakas</text:p>
          </table:table-cell>
        </table:table-row>
        <table:table-row table:style-name="Tableau24.2">
          <table:table-cell table:style-name="Tableau24.A2" office:value-type="string">
            <text:p text:style-name="P71">Lieutenant gobelin</text:p>
          </table:table-cell>
          <table:table-cell table:style-name="Tableau24.B2" office:value-type="string">
            <text:p text:style-name="P71">Goblin subchief</text:p>
          </table:table-cell>
          <table:table-cell table:style-name="Tableau24.B2" office:value-type="string">
            <text:p text:style-name="P71">Goblin subchief</text:p>
          </table:table-cell>
          <table:table-cell table:style-name="Tableau24.D2" office:value-type="string">
            <text:p text:style-name="P71">Arakas</text:p>
          </table:table-cell>
        </table:table-row>
        <table:table-row table:style-name="Tableau24.2">
          <table:table-cell table:style-name="Tableau24.A3" office:value-type="string">
            <text:p text:style-name="P71">Momie</text:p>
          </table:table-cell>
          <table:table-cell table:style-name="Tableau24.B3" office:value-type="string">
            <text:p text:style-name="P71">Mummy</text:p>
          </table:table-cell>
          <table:table-cell table:style-name="Tableau24.B3" office:value-type="string">
            <text:p text:style-name="P71">Mummy</text:p>
          </table:table-cell>
          <table:table-cell table:style-name="Tableau24.D3" office:value-type="string">
            <text:p text:style-name="P71">Arakas</text:p>
          </table:table-cell>
        </table:table-row>
        <table:table-row table:style-name="Tableau24.2">
          <table:table-cell table:style-name="Tableau24.A2" office:value-type="string">
            <text:p text:style-name="P71">Orque errant</text:p>
          </table:table-cell>
          <table:table-cell table:style-name="Tableau24.B2" office:value-type="string">
            <text:p text:style-name="P71">Wandering orc</text:p>
          </table:table-cell>
          <table:table-cell table:style-name="Tableau24.B2" office:value-type="string">
            <text:p text:style-name="P71">Wandering orc</text:p>
          </table:table-cell>
          <table:table-cell table:style-name="Tableau24.D2" office:value-type="string">
            <text:p text:style-name="P68">Arakas</text:p>
          </table:table-cell>
        </table:table-row>
        <table:table-row table:style-name="Tableau24.2">
          <table:table-cell table:style-name="Tableau24.A3" office:value-type="string">
            <text:p text:style-name="P68">Ouvrier kraanian</text:p>
          </table:table-cell>
          <table:table-cell table:style-name="Tableau24.B3" office:value-type="string">
            <text:p text:style-name="P71">Kraanian worker</text:p>
          </table:table-cell>
          <table:table-cell table:style-name="Tableau24.B3" office:value-type="string">
            <text:p text:style-name="P71">Kraanian worker</text:p>
          </table:table-cell>
          <table:table-cell table:style-name="Tableau24.D3" office:value-type="string">
            <text:p text:style-name="P71">Arakas</text:p>
          </table:table-cell>
        </table:table-row>
        <table:table-row table:style-name="Tableau24.2">
          <table:table-cell table:style-name="Tableau24.A2" office:value-type="string">
            <text:p text:style-name="P69">Pillard</text:p>
          </table:table-cell>
          <table:table-cell table:style-name="Tableau24.B2" office:value-type="string">
            <text:p text:style-name="P69">Raider</text:p>
          </table:table-cell>
          <table:table-cell table:style-name="Tableau24.B2" office:value-type="string">
            <text:p text:style-name="P69">Raider</text:p>
          </table:table-cell>
          <table:table-cell table:style-name="Tableau24.D2" office:value-type="string">
            <text:p text:style-name="P70">Arakas</text:p>
          </table:table-cell>
        </table:table-row>
        <text:soft-page-break/>
        <table:table-row table:style-name="Tableau24.2">
          <table:table-cell table:style-name="Tableau24.A3" office:value-type="string">
            <text:p text:style-name="P70">Rat brun</text:p>
          </table:table-cell>
          <table:table-cell table:style-name="Tableau24.B3" office:value-type="string">
            <text:p text:style-name="P69">Brown rat</text:p>
          </table:table-cell>
          <table:table-cell table:style-name="Tableau24.B3" office:value-type="string">
            <text:p text:style-name="P69">Brown rat</text:p>
          </table:table-cell>
          <table:table-cell table:style-name="Tableau24.D3" office:value-type="string">
            <text:p text:style-name="P70">Arakas</text:p>
          </table:table-cell>
        </table:table-row>
        <table:table-row table:style-name="Tableau24.2">
          <table:table-cell table:style-name="Tableau24.A2" office:value-type="string">
            <text:p text:style-name="P70">Rat géant</text:p>
          </table:table-cell>
          <table:table-cell table:style-name="Tableau24.B2" office:value-type="string">
            <text:p text:style-name="P68">Large rat</text:p>
          </table:table-cell>
          <table:table-cell table:style-name="Tableau24.B2" office:value-type="string">
            <text:p text:style-name="P68">Large rat</text:p>
          </table:table-cell>
          <table:table-cell table:style-name="Tableau24.D2" office:value-type="string">
            <text:p text:style-name="P68">Arakas</text:p>
          </table:table-cell>
        </table:table-row>
        <table:table-row table:style-name="Tableau24.2">
          <table:table-cell table:style-name="Tableau24.A3" office:value-type="string">
            <text:p text:style-name="P68">Rat pestiféré</text:p>
          </table:table-cell>
          <table:table-cell table:style-name="Tableau24.B3" office:value-type="string">
            <text:p text:style-name="P68">Plague rat</text:p>
          </table:table-cell>
          <table:table-cell table:style-name="Tableau24.B3" office:value-type="string">
            <text:p text:style-name="P68">Plague rat</text:p>
          </table:table-cell>
          <table:table-cell table:style-name="Tableau24.D3" office:value-type="string">
            <text:p text:style-name="P68">Arakas</text:p>
          </table:table-cell>
        </table:table-row>
        <table:table-row table:style-name="Tableau24.2">
          <table:table-cell table:style-name="Tableau24.A2" office:value-type="string">
            <text:p text:style-name="P68">Serpent venimeux</text:p>
          </table:table-cell>
          <table:table-cell table:style-name="Tableau24.B2" office:value-type="string">
            <text:p text:style-name="P69">Poisonous snake</text:p>
          </table:table-cell>
          <table:table-cell table:style-name="Tableau24.B2" office:value-type="string">
            <text:p text:style-name="P69">Poisonous snake</text:p>
          </table:table-cell>
          <table:table-cell table:style-name="Tableau24.D2" office:value-type="string">
            <text:p text:style-name="P68">Arakas</text:p>
          </table:table-cell>
        </table:table-row>
        <table:table-row table:style-name="Tableau24.2">
          <table:table-cell table:style-name="Tableau24.A3" office:value-type="string">
            <text:p text:style-name="P68">Sorcier momifié</text:p>
          </table:table-cell>
          <table:table-cell table:style-name="Tableau24.B3" office:value-type="string">
            <text:p text:style-name="P69">Wizard mummy</text:p>
          </table:table-cell>
          <table:table-cell table:style-name="Tableau24.B3" office:value-type="string">
            <text:p text:style-name="P69">Wizard mummy</text:p>
          </table:table-cell>
          <table:table-cell table:style-name="Tableau24.D3" office:value-type="string">
            <text:p text:style-name="P70">Arakas</text:p>
          </table:table-cell>
        </table:table-row>
        <table:table-row table:style-name="Tableau24.2">
          <table:table-cell table:style-name="Tableau24.A2" office:value-type="string">
            <text:p text:style-name="P70">Squelette</text:p>
          </table:table-cell>
          <table:table-cell table:style-name="Tableau24.B2" office:value-type="string">
            <text:p text:style-name="P70">Skeleton</text:p>
          </table:table-cell>
          <table:table-cell table:style-name="Tableau24.B2" office:value-type="string">
            <text:p text:style-name="P70">Skeleton</text:p>
          </table:table-cell>
          <table:table-cell table:style-name="Tableau24.D2" office:value-type="string">
            <text:p text:style-name="P71">Arakas</text:p>
          </table:table-cell>
        </table:table-row>
        <table:table-row table:style-name="Tableau24.2">
          <table:table-cell table:style-name="Tableau24.A3" office:value-type="string">
            <text:p text:style-name="P71">Vert-de-vase</text:p>
          </table:table-cell>
          <table:table-cell table:style-name="Tableau24.B3" office:value-type="string">
            <text:p text:style-name="P71">Green slime</text:p>
          </table:table-cell>
          <table:table-cell table:style-name="Tableau24.B3" office:value-type="string">
            <text:p text:style-name="P71">Green slime</text:p>
          </table:table-cell>
          <table:table-cell table:style-name="Tableau24.D3" office:value-type="string">
            <text:p text:style-name="P71">Arakas</text:p>
          </table:table-cell>
        </table:table-row>
        <table:table-row table:style-name="Tableau24.2">
          <table:table-cell table:style-name="Tableau24.A2" office:value-type="string">
            <text:p text:style-name="P71">Zombie putride</text:p>
          </table:table-cell>
          <table:table-cell table:style-name="Tableau24.B2" office:value-type="string">
            <text:p text:style-name="P71">Decaying zombie</text:p>
          </table:table-cell>
          <table:table-cell table:style-name="Tableau24.B2" office:value-type="string">
            <text:p text:style-name="P71">Decaying zombie</text:p>
          </table:table-cell>
          <table:table-cell table:style-name="Tableau24.D2" office:value-type="string">
            <text:p text:style-name="P71">Arakas</text:p>
          </table:table-cell>
        </table:table-row>
        <table:table-row table:style-name="Tableau24.2">
          <table:table-cell table:style-name="Tableau24.A3" office:value-type="string">
            <text:p text:style-name="P71">Araf'Kul</text:p>
          </table:table-cell>
          <table:table-cell table:style-name="Tableau24.B3" office:value-type="string">
            <text:p text:style-name="P71">Araf'Kul</text:p>
          </table:table-cell>
          <table:table-cell table:style-name="Tableau24.B3" office:value-type="string">
            <text:p text:style-name="P71">Araf Kul</text:p>
          </table:table-cell>
          <table:table-cell table:style-name="Tableau24.D3" office:value-type="string">
            <text:p text:style-name="P68">Arakas (Boss)</text:p>
          </table:table-cell>
        </table:table-row>
        <table:table-row table:style-name="Tableau24.2">
          <table:table-cell table:style-name="Tableau24.A2" office:value-type="string">
            <text:p text:style-name="P68">Fugar le puant</text:p>
          </table:table-cell>
          <table:table-cell table:style-name="Tableau24.B2" office:value-type="string">
            <text:p text:style-name="P69">Fugar the smelly</text:p>
          </table:table-cell>
          <table:table-cell table:style-name="Tableau24.B2" office:value-type="string">
            <text:p text:style-name="P69">Fugar the smelly</text:p>
          </table:table-cell>
          <table:table-cell table:style-name="Tableau24.D2" office:value-type="string">
            <text:p text:style-name="P69">Arakas (Boss)</text:p>
          </table:table-cell>
        </table:table-row>
        <table:table-row table:style-name="Tableau24.2">
          <table:table-cell table:style-name="Tableau24.A3" office:value-type="string">
            <text:p text:style-name="P69">Gorben le fou</text:p>
          </table:table-cell>
          <table:table-cell table:style-name="Tableau24.B3" office:value-type="string">
            <text:p text:style-name="P69">Gorben the mad</text:p>
          </table:table-cell>
          <table:table-cell table:style-name="Tableau24.B3" office:value-type="string">
            <text:p text:style-name="P69">Gorben</text:p>
          </table:table-cell>
          <table:table-cell table:style-name="Tableau24.D3" office:value-type="string">
            <text:p text:style-name="P69">Arakas (Boss)</text:p>
          </table:table-cell>
        </table:table-row>
        <table:table-row table:style-name="Tableau24.2">
          <table:table-cell table:style-name="Tableau24.A2" office:value-type="string">
            <text:p text:style-name="P69">Graax</text:p>
          </table:table-cell>
          <table:table-cell table:style-name="Tableau24.B2" office:value-type="string">
            <text:p text:style-name="P69">Graax</text:p>
          </table:table-cell>
          <table:table-cell table:style-name="Tableau24.B2" office:value-type="string">
            <text:p text:style-name="P69">Graax</text:p>
          </table:table-cell>
          <table:table-cell table:style-name="Tableau24.D2" office:value-type="string">
            <text:p text:style-name="P69">Arakas (Boss)</text:p>
          </table:table-cell>
        </table:table-row>
        <table:table-row table:style-name="Tableau24.2">
          <table:table-cell table:style-name="Tableau24.A3" office:value-type="string">
            <text:p text:style-name="P69">Griroesh</text:p>
          </table:table-cell>
          <table:table-cell table:style-name="Tableau24.B3" office:value-type="string">
            <text:p text:style-name="P69">Griroesh</text:p>
          </table:table-cell>
          <table:table-cell table:style-name="Tableau24.B3" office:value-type="string">
            <text:p text:style-name="P69">Griroesh</text:p>
          </table:table-cell>
          <table:table-cell table:style-name="Tableau24.D3" office:value-type="string">
            <text:p text:style-name="P69">Arakas (Boss)</text:p>
          </table:table-cell>
        </table:table-row>
        <table:table-row table:style-name="Tableau24.2">
          <table:table-cell table:style-name="Tableau24.A2" office:value-type="string">
            <text:p text:style-name="P71">Guurk</text:p>
          </table:table-cell>
          <table:table-cell table:style-name="Tableau24.B2" office:value-type="string">
            <text:p text:style-name="P71">Guurk</text:p>
          </table:table-cell>
          <table:table-cell table:style-name="Tableau24.B2" office:value-type="string">
            <text:p text:style-name="P71">Guurk</text:p>
          </table:table-cell>
          <table:table-cell table:style-name="Tableau24.D2" office:value-type="string">
            <text:p text:style-name="P69">Arakas (Boss)</text:p>
          </table:table-cell>
        </table:table-row>
        <table:table-row table:style-name="Tableau24.2">
          <table:table-cell table:style-name="Tableau24.A3" office:value-type="string">
            <text:p text:style-name="P69">Mrish Jalnec</text:p>
          </table:table-cell>
          <table:table-cell table:style-name="Tableau24.B3" office:value-type="string">
            <text:p text:style-name="P69">Mrish Yellowblood</text:p>
          </table:table-cell>
          <table:table-cell table:style-name="Tableau24.B3" office:value-type="string">
            <text:p text:style-name="P69">Mrish Yellowblood</text:p>
          </table:table-cell>
          <table:table-cell table:style-name="Tableau24.D3" office:value-type="string">
            <text:p text:style-name="P68">Arakas (Boss)</text:p>
          </table:table-cell>
        </table:table-row>
        <table:table-row table:style-name="Tableau24.2">
          <table:table-cell table:style-name="Tableau24.A2" office:value-type="string">
            <text:p text:style-name="P68">Pilleur de tombe</text:p>
          </table:table-cell>
          <table:table-cell table:style-name="Tableau24.B2" office:value-type="string">
            <text:p text:style-name="P68">Tomb raider</text:p>
          </table:table-cell>
          <table:table-cell table:style-name="Tableau24.B2" office:value-type="string">
            <text:p text:style-name="P68">Tomb raider</text:p>
          </table:table-cell>
          <table:table-cell table:style-name="Tableau24.D2" office:value-type="string">
            <text:p text:style-name="P68">Arakas (Boss)</text:p>
          </table:table-cell>
        </table:table-row>
        <table:table-row table:style-name="Tableau24.2">
          <table:table-cell table:style-name="Tableau24.A3" office:value-type="string">
            <text:p text:style-name="P68">Protecteur de la forêt</text:p>
          </table:table-cell>
          <table:table-cell table:style-name="Tableau24.B3" office:value-type="string">
            <text:p text:style-name="P69">Forest guardian</text:p>
          </table:table-cell>
          <table:table-cell table:style-name="Tableau24.B3" office:value-type="string">
            <text:p text:style-name="P69">Forest guardian</text:p>
          </table:table-cell>
          <table:table-cell table:style-name="Tableau24.D3" office:value-type="string">
            <text:p text:style-name="P68">Arakas (Boss)</text:p>
          </table:table-cell>
        </table:table-row>
        <table:table-row table:style-name="Tableau24.2">
          <table:table-cell table:style-name="Tableau24.A2" office:value-type="string">
            <text:p text:style-name="P68">Razek le balafré</text:p>
          </table:table-cell>
          <table:table-cell table:style-name="Tableau24.B2" office:value-type="string">
            <text:p text:style-name="P69">Scar-face Razek</text:p>
          </table:table-cell>
          <table:table-cell table:style-name="Tableau24.B2" office:value-type="string">
            <text:p text:style-name="P69">Scar-face Razek</text:p>
          </table:table-cell>
          <table:table-cell table:style-name="Tableau24.D2" office:value-type="string">
            <text:p text:style-name="P69">Arakas (Boss)</text:p>
          </table:table-cell>
        </table:table-row>
        <table:table-row table:style-name="Tableau24.2">
          <table:table-cell table:style-name="Tableau24.A3" office:value-type="string">
            <text:p text:style-name="P69">Roshnak Tul</text:p>
          </table:table-cell>
          <table:table-cell table:style-name="Tableau24.B3" office:value-type="string">
            <text:p text:style-name="P69">Roshnak Tul</text:p>
          </table:table-cell>
          <table:table-cell table:style-name="Tableau24.B3" office:value-type="string">
            <text:p text:style-name="P69">Roshnak Tul</text:p>
          </table:table-cell>
          <table:table-cell table:style-name="Tableau24.D3" office:value-type="string">
            <text:p text:style-name="P68">Arakas (Boss)</text:p>
          </table:table-cell>
        </table:table-row>
        <table:table-row table:style-name="Tableau24.2">
          <table:table-cell table:style-name="Tableau24.A2" office:value-type="string">
            <text:p text:style-name="P68">Ruk le mineur</text:p>
          </table:table-cell>
          <table:table-cell table:style-name="Tableau24.B2" office:value-type="string">
            <text:p text:style-name="P69">Ruk the miner</text:p>
          </table:table-cell>
          <table:table-cell table:style-name="Tableau24.B2" office:value-type="string">
            <text:p text:style-name="P69">Ruk the miner</text:p>
          </table:table-cell>
          <table:table-cell table:style-name="Tableau24.D2" office:value-type="string">
            <text:p text:style-name="P69">Arakas (Boss)</text:p>
          </table:table-cell>
        </table:table-row>
        <table:table-row table:style-name="Tableau24.2">
          <table:table-cell table:style-name="Tableau24.A3" office:value-type="string">
            <text:p text:style-name="P69">Trish Jalnec</text:p>
          </table:table-cell>
          <table:table-cell table:style-name="Tableau24.B3" office:value-type="string">
            <text:p text:style-name="P69">Trish Yellowblood</text:p>
          </table:table-cell>
          <table:table-cell table:style-name="Tableau24.B3" office:value-type="string">
            <text:p text:style-name="P69">Trish Yellowblood</text:p>
          </table:table-cell>
          <table:table-cell table:style-name="Tableau24.D3" office:value-type="string">
            <text:p text:style-name="P68">Arakas (Boss)</text:p>
          </table:table-cell>
        </table:table-row>
        <table:table-row table:style-name="Tableau24.2">
          <table:table-cell table:style-name="Tableau24.A2" office:value-type="string">
            <text:p text:style-name="P68">Monseigneur Damien</text:p>
          </table:table-cell>
          <table:table-cell table:style-name="Tableau24.B2" office:value-type="string">
            <text:p text:style-name="P68">Monsignor Damien</text:p>
          </table:table-cell>
          <table:table-cell table:style-name="Tableau24.B2" office:value-type="string">
            <text:p text:style-name="P68">Monsignor Damien</text:p>
          </table:table-cell>
          <table:table-cell table:style-name="Tableau24.D2" office:value-type="string">
            <text:p text:style-name="P68">PNJ (1030, 2090, 0)</text:p>
          </table:table-cell>
        </table:table-row>
        <table:table-row table:style-name="Tableau24.2">
          <table:table-cell table:style-name="Tableau24.A3" office:value-type="string">
            <text:p text:style-name="P68">Chef orque renégat</text:p>
          </table:table-cell>
          <table:table-cell table:style-name="Tableau24.B3" office:value-type="string">
            <text:p text:style-name="P69">Renegade Orc Leader</text:p>
          </table:table-cell>
          <table:table-cell table:style-name="Tableau24.B3" office:value-type="string">
            <text:p text:style-name="P69">Renegade Orc Leader</text:p>
          </table:table-cell>
          <table:table-cell table:style-name="Tableau24.D3" office:value-type="string">
            <text:p text:style-name="P68">PNJ (1073, 276, 1)</text:p>
          </table:table-cell>
        </table:table-row>
        <table:table-row table:style-name="Tableau24.2">
          <table:table-cell table:style-name="Tableau24.A2" office:value-type="string">
            <text:p text:style-name="P68">Jarko le nécromancien</text:p>
          </table:table-cell>
          <table:table-cell table:style-name="Tableau24.B2" office:value-type="string">
            <text:p text:style-name="P69">Jarko the necromancer</text:p>
          </table:table-cell>
          <table:table-cell table:style-name="Tableau24.B2" office:value-type="string">
            <text:p text:style-name="P69">Jarko</text:p>
          </table:table-cell>
          <table:table-cell table:style-name="Tableau24.D2" office:value-type="string">
            <text:p text:style-name="P69">PNJ (1088, 103, 1)</text:p>
          </table:table-cell>
        </table:table-row>
        <table:table-row table:style-name="Tableau24.2">
          <table:table-cell table:style-name="Tableau24.A3" office:value-type="string">
            <text:p text:style-name="P69">Ghundarg Garak</text:p>
          </table:table-cell>
          <table:table-cell table:style-name="Tableau24.B3" office:value-type="string">
            <text:p text:style-name="P69">Ghundarg Rumblefoot</text:p>
          </table:table-cell>
          <table:table-cell table:style-name="Tableau24.B3" office:value-type="string">
            <text:p text:style-name="P69">Ghundarg Rumblefoot</text:p>
          </table:table-cell>
          <table:table-cell table:style-name="Tableau24.D3" office:value-type="string">
            <text:p text:style-name="P69">PNJ (1135, 1798, 0)</text:p>
          </table:table-cell>
        </table:table-row>
        <table:table-row table:style-name="Tableau24.2">
          <table:table-cell table:style-name="Tableau24.A2" office:value-type="string">
            <text:p text:style-name="P69">Aloysius Starbolt</text:p>
          </table:table-cell>
          <table:table-cell table:style-name="Tableau24.B2" office:value-type="string">
            <text:p text:style-name="P69">Aloysius Starbolt</text:p>
          </table:table-cell>
          <table:table-cell table:style-name="Tableau24.B2" office:value-type="string">
            <text:p text:style-name="P69">Aloysius Starbolt</text:p>
          </table:table-cell>
          <table:table-cell table:style-name="Tableau24.D2" office:value-type="string">
            <text:p text:style-name="P69">PNJ (1342, 2380, 0)</text:p>
          </table:table-cell>
        </table:table-row>
        <table:table-row table:style-name="Tableau24.2">
          <table:table-cell table:style-name="Tableau24.A3" office:value-type="string">
            <text:p text:style-name="P69">Menark</text:p>
          </table:table-cell>
          <table:table-cell table:style-name="Tableau24.B3" office:value-type="string">
            <text:p text:style-name="P69">Menark</text:p>
          </table:table-cell>
          <table:table-cell table:style-name="Tableau24.B3" office:value-type="string">
            <text:p text:style-name="P68">Menark</text:p>
          </table:table-cell>
          <table:table-cell table:style-name="Tableau24.D3" office:value-type="string">
            <text:p text:style-name="P68">PNJ (1342, 2383, 0)</text:p>
          </table:table-cell>
        </table:table-row>
        <table:table-row table:style-name="Tableau24.2">
          <table:table-cell table:style-name="Tableau24.A2" office:value-type="string">
            <text:p text:style-name="P68">Tobias</text:p>
          </table:table-cell>
          <table:table-cell table:style-name="Tableau24.B2" office:value-type="string">
            <text:p text:style-name="P68">Tobias</text:p>
          </table:table-cell>
          <table:table-cell table:style-name="Tableau24.B2" office:value-type="string">
            <text:p text:style-name="P69">Tobias</text:p>
          </table:table-cell>
          <table:table-cell table:style-name="Tableau24.D2" office:value-type="string">
            <text:p text:style-name="P69">PNJ (1343, 2374, 0)</text:p>
          </table:table-cell>
        </table:table-row>
        <table:table-row table:style-name="Tableau24.2">
          <table:table-cell table:style-name="Tableau24.A3" office:value-type="string">
            <text:p text:style-name="P69">Jeremiah</text:p>
          </table:table-cell>
          <table:table-cell table:style-name="Tableau24.B3" office:value-type="string">
            <text:p text:style-name="P69">Jeremiah</text:p>
          </table:table-cell>
          <table:table-cell table:style-name="Tableau24.B3" office:value-type="string">
            <text:p text:style-name="P69">Jeremiah</text:p>
          </table:table-cell>
          <table:table-cell table:style-name="Tableau24.D3" office:value-type="string">
            <text:p text:style-name="P69">PNJ (1344, 2377, 0)</text:p>
          </table:table-cell>
        </table:table-row>
        <table:table-row table:style-name="Tableau24.2">
          <table:table-cell table:style-name="Tableau24.A2" office:value-type="string">
            <text:p text:style-name="P68">Hache des ténèbres</text:p>
          </table:table-cell>
          <table:table-cell table:style-name="Tableau24.B2" office:value-type="string">
            <text:p text:style-name="P70">Dark Axe</text:p>
          </table:table-cell>
          <table:table-cell table:style-name="Tableau24.B2" office:value-type="string">
            <text:p text:style-name="P70">Dark Axe</text:p>
          </table:table-cell>
          <table:table-cell table:style-name="Tableau24.D2" office:value-type="string">
            <text:p text:style-name="P68">PNJ (1358, 273, 1)</text:p>
          </table:table-cell>
        </table:table-row>
        <table:table-row table:style-name="Tableau24.2">
          <table:table-cell table:style-name="Tableau24.A3" office:value-type="string">
            <text:p text:style-name="P68">Derran Talandre</text:p>
          </table:table-cell>
          <table:table-cell table:style-name="Tableau24.B3" office:value-type="string">
            <text:p text:style-name="P68">Derran Ironstrife</text:p>
          </table:table-cell>
          <table:table-cell table:style-name="Tableau24.B3" office:value-type="string">
            <text:p text:style-name="P68">Derran Ironstrife</text:p>
          </table:table-cell>
          <table:table-cell table:style-name="Tableau24.D3" office:value-type="string">
            <text:p text:style-name="P68">PNJ (1368, 2413, 0)</text:p>
          </table:table-cell>
        </table:table-row>
        <table:table-row table:style-name="Tableau24.2">
          <table:table-cell table:style-name="Tableau24.A2" office:value-type="string">
            <text:p text:style-name="P68">Terwin</text:p>
          </table:table-cell>
          <table:table-cell table:style-name="Tableau24.B2" office:value-type="string">
            <text:p text:style-name="P68">Terwin</text:p>
          </table:table-cell>
          <table:table-cell table:style-name="Tableau24.B2" office:value-type="string">
            <text:p text:style-name="P68">Terwin</text:p>
          </table:table-cell>
          <table:table-cell table:style-name="Tableau24.D2" office:value-type="string">
            <text:p text:style-name="P68">PNJ (1379, 2354, 0)</text:p>
          </table:table-cell>
        </table:table-row>
        <table:table-row table:style-name="Tableau24.2">
          <table:table-cell table:style-name="Tableau24.A3" office:value-type="string">
            <text:p text:style-name="P68">Talon Dirsell</text:p>
          </table:table-cell>
          <table:table-cell table:style-name="Tableau24.B3" office:value-type="string">
            <text:p text:style-name="P68">Talon Irongaze</text:p>
          </table:table-cell>
          <table:table-cell table:style-name="Tableau24.B3" office:value-type="string">
            <text:p text:style-name="P68">Talon Irongaze</text:p>
          </table:table-cell>
          <table:table-cell table:style-name="Tableau24.D3" office:value-type="string">
            <text:p text:style-name="P68">PNJ (1383, 2312, 0)</text:p>
          </table:table-cell>
        </table:table-row>
        <table:table-row table:style-name="Tableau24.2">
          <table:table-cell table:style-name="Tableau24.A2" office:value-type="string">
            <text:p text:style-name="P68">orque archemage</text:p>
          </table:table-cell>
          <table:table-cell table:style-name="Tableau24.B2" office:value-type="string">
            <text:p text:style-name="P69">Orcish arch mage</text:p>
          </table:table-cell>
          <table:table-cell table:style-name="Tableau24.B2" office:value-type="string">
            <text:p text:style-name="P69">OrcArchmage</text:p>
          </table:table-cell>
          <table:table-cell table:style-name="Tableau24.D2" office:value-type="string">
            <text:p text:style-name="P69">PNJ (1395, 1830, 0)</text:p>
          </table:table-cell>
        </table:table-row>
        <table:table-row table:style-name="Tableau24.2">
          <table:table-cell table:style-name="Tableau24.A3" office:value-type="string">
            <text:p text:style-name="P69">Grimish</text:p>
          </table:table-cell>
          <table:table-cell table:style-name="Tableau24.B3" office:value-type="string">
            <text:p text:style-name="P69">Grimish</text:p>
          </table:table-cell>
          <table:table-cell table:style-name="Tableau24.B3" office:value-type="string">
            <text:p text:style-name="P69">Grimish</text:p>
          </table:table-cell>
          <table:table-cell table:style-name="Tableau24.D3" office:value-type="string">
            <text:p text:style-name="P69">PNJ (1400, 1827, 0)</text:p>
          </table:table-cell>
        </table:table-row>
        <table:table-row table:style-name="Tableau24.2">
          <table:table-cell table:style-name="Tableau24.A2" office:value-type="string">
            <text:p text:style-name="P68">Roi Théodore XIII</text:p>
          </table:table-cell>
          <table:table-cell table:style-name="Tableau24.B2" office:value-type="string">
            <text:p text:style-name="P69">King Theodore XIII</text:p>
          </table:table-cell>
          <table:table-cell table:style-name="Tableau24.B2" office:value-type="string">
            <text:p text:style-name="P69">KingTheodore</text:p>
          </table:table-cell>
          <table:table-cell table:style-name="Tableau24.D2" office:value-type="string">
            <text:p text:style-name="P69">PNJ (1402, 2294, 0)</text:p>
          </table:table-cell>
        </table:table-row>
        <table:table-row table:style-name="Tableau24.2">
          <table:table-cell table:style-name="Tableau24.A3" office:value-type="string">
            <text:p text:style-name="P69">Samuel</text:p>
          </table:table-cell>
          <table:table-cell table:style-name="Tableau24.B3" office:value-type="string">
            <text:p text:style-name="P69">Samuel</text:p>
          </table:table-cell>
          <table:table-cell table:style-name="Tableau24.B3" office:value-type="string">
            <text:p text:style-name="P69">Samuel</text:p>
          </table:table-cell>
          <table:table-cell table:style-name="Tableau24.D3" office:value-type="string">
            <text:p text:style-name="P69">PNJ (1402, 2323, 0)</text:p>
          </table:table-cell>
        </table:table-row>
        <table:table-row table:style-name="Tableau24.2">
          <table:table-cell table:style-name="Tableau24.A2" office:value-type="string">
            <text:p text:style-name="P69">Kederic Steriad</text:p>
          </table:table-cell>
          <table:table-cell table:style-name="Tableau24.B2" office:value-type="string">
            <text:p text:style-name="P69">Kederic Riverbane</text:p>
          </table:table-cell>
          <table:table-cell table:style-name="Tableau24.B2" office:value-type="string">
            <text:p text:style-name="P69">Kederic</text:p>
          </table:table-cell>
          <table:table-cell table:style-name="Tableau24.D2" office:value-type="string">
            <text:p text:style-name="P69">PNJ (1405, 2854, 0)</text:p>
          </table:table-cell>
        </table:table-row>
        <table:table-row table:style-name="Tableau24.2">
          <table:table-cell table:style-name="Tableau24.A3" office:value-type="string">
            <text:p text:style-name="P69">Évêque Crowbanner</text:p>
          </table:table-cell>
          <table:table-cell table:style-name="Tableau24.B3" office:value-type="string">
            <text:p text:style-name="P69">Bishop Crowbanner</text:p>
          </table:table-cell>
          <table:table-cell table:style-name="Tableau24.B3" office:value-type="string">
            <text:p text:style-name="P69">Bishop Crowbanner</text:p>
          </table:table-cell>
          <table:table-cell table:style-name="Tableau24.D3" office:value-type="string">
            <text:p text:style-name="P69">PNJ (1415, 2334, 0)</text:p>
          </table:table-cell>
        </table:table-row>
        <table:table-row table:style-name="Tableau24.2">
          <table:table-cell table:style-name="Tableau24.A2" office:value-type="string">
            <text:p text:style-name="P69">Chambellan Thomar</text:p>
          </table:table-cell>
          <table:table-cell table:style-name="Tableau24.B2" office:value-type="string">
            <text:p text:style-name="P69">Chamberlain Thomar</text:p>
          </table:table-cell>
          <table:table-cell table:style-name="Tableau24.B2" office:value-type="string">
            <text:p text:style-name="P69">Chamberlain Thomar</text:p>
          </table:table-cell>
          <table:table-cell table:style-name="Tableau24.D2" office:value-type="string">
            <text:p text:style-name="P68">PNJ (1417, 2340, 0)</text:p>
          </table:table-cell>
        </table:table-row>
        <table:table-row table:style-name="Tableau24.2">
          <table:table-cell table:style-name="Tableau24.A3" office:value-type="string">
            <text:p text:style-name="P68">Princesse Delilah</text:p>
          </table:table-cell>
          <table:table-cell table:style-name="Tableau24.B3" office:value-type="string">
            <text:p text:style-name="P69">Princess Delilah</text:p>
          </table:table-cell>
          <table:table-cell table:style-name="Tableau24.B3" office:value-type="string">
            <text:p text:style-name="P69">Princess Delilah</text:p>
          </table:table-cell>
          <table:table-cell table:style-name="Tableau24.D3" office:value-type="string">
            <text:p text:style-name="P68">PNJ (1420, 2320, 0)</text:p>
          </table:table-cell>
        </table:table-row>
        <table:table-row table:style-name="Tableau24.2">
          <table:table-cell table:style-name="Tableau24.A2" office:value-type="string">
            <text:p text:style-name="P68">Celydia</text:p>
          </table:table-cell>
          <table:table-cell table:style-name="Tableau24.B2" office:value-type="string">
            <text:p text:style-name="P68">Celydia</text:p>
          </table:table-cell>
          <table:table-cell table:style-name="Tableau24.B2" office:value-type="string">
            <text:p text:style-name="P69">Celydia</text:p>
          </table:table-cell>
          <table:table-cell table:style-name="Tableau24.D2" office:value-type="string">
            <text:p text:style-name="P69">PNJ (1426, 2349, 0)</text:p>
          </table:table-cell>
        </table:table-row>
        <table:table-row table:style-name="Tableau24.2">
          <table:table-cell table:style-name="Tableau24.A3" office:value-type="string">
            <text:p text:style-name="P69">Mordrick Maensel</text:p>
          </table:table-cell>
          <table:table-cell table:style-name="Tableau24.B3" office:value-type="string">
            <text:p text:style-name="P70">Mordrick Warstone</text:p>
          </table:table-cell>
          <table:table-cell table:style-name="Tableau24.B3" office:value-type="string">
            <text:p text:style-name="P70">Mordrick Warstone</text:p>
          </table:table-cell>
          <table:table-cell table:style-name="Tableau24.D3" office:value-type="string">
            <text:p text:style-name="P71">PNJ (1440, 2381, 0)</text:p>
          </table:table-cell>
        </table:table-row>
        <table:table-row table:style-name="Tableau24.2">
          <table:table-cell table:style-name="Tableau24.A2" office:value-type="string">
            <text:p text:style-name="P71">Edden</text:p>
          </table:table-cell>
          <table:table-cell table:style-name="Tableau24.B2" office:value-type="string">
            <text:p text:style-name="P71">Edden</text:p>
          </table:table-cell>
          <table:table-cell table:style-name="Tableau24.B2" office:value-type="string">
            <text:p text:style-name="P71">Edden</text:p>
          </table:table-cell>
          <table:table-cell table:style-name="Tableau24.D2" office:value-type="string">
            <text:p text:style-name="P71">PNJ (1445, 2418, 0)</text:p>
          </table:table-cell>
        </table:table-row>
        <table:table-row table:style-name="Tableau24.2">
          <table:table-cell table:style-name="Tableau24.A3" office:value-type="string">
            <text:p text:style-name="P71">Nafuhr Morzhol</text:p>
          </table:table-cell>
          <table:table-cell table:style-name="Tableau24.B3" office:value-type="string">
            <text:p text:style-name="P70">Nafuhr Bloodhammer</text:p>
          </table:table-cell>
          <table:table-cell table:style-name="Tableau24.B3" office:value-type="string">
            <text:p text:style-name="P70">Nafuhr Bloodhammer</text:p>
          </table:table-cell>
          <table:table-cell table:style-name="Tableau24.D3" office:value-type="string">
            <text:p text:style-name="P70">PNJ (1446, 2454, 0)</text:p>
          </table:table-cell>
        </table:table-row>
        <table:table-row table:style-name="Tableau24.2">
          <table:table-cell table:style-name="Tableau24.A2" office:value-type="string">
            <text:p text:style-name="P70">Doremas</text:p>
          </table:table-cell>
          <table:table-cell table:style-name="Tableau24.B2" office:value-type="string">
            <text:p text:style-name="P70">Doremas</text:p>
          </table:table-cell>
          <table:table-cell table:style-name="Tableau24.B2" office:value-type="string">
            <text:p text:style-name="P70">Doremas</text:p>
          </table:table-cell>
          <table:table-cell table:style-name="Tableau24.D2" office:value-type="string">
            <text:p text:style-name="P70">PNJ (1448, 2503, 0)</text:p>
          </table:table-cell>
        </table:table-row>
        <table:table-row table:style-name="Tableau24.2">
          <table:table-cell table:style-name="Tableau24.A3" office:value-type="string">
            <text:p text:style-name="P70">Idas</text:p>
          </table:table-cell>
          <table:table-cell table:style-name="Tableau24.B3" office:value-type="string">
            <text:p text:style-name="P70">Idas</text:p>
          </table:table-cell>
          <table:table-cell table:style-name="Tableau24.B3" office:value-type="string">
            <text:p text:style-name="P70">Idas</text:p>
          </table:table-cell>
          <table:table-cell table:style-name="Tableau24.D3" office:value-type="string">
            <text:p text:style-name="P71">PNJ (1453, 2409, 0)</text:p>
          </table:table-cell>
        </table:table-row>
        <table:table-row table:style-name="Tableau24.2">
          <table:table-cell table:style-name="Tableau24.A2" office:value-type="string">
            <text:p text:style-name="P71">Darius Moonglow</text:p>
          </table:table-cell>
          <table:table-cell table:style-name="Tableau24.B2" office:value-type="string">
            <text:p text:style-name="P71">Darius Moonglow</text:p>
          </table:table-cell>
          <table:table-cell table:style-name="Tableau24.B2" office:value-type="string">
            <text:p text:style-name="P71">Darius Moonglow</text:p>
          </table:table-cell>
          <table:table-cell table:style-name="Tableau24.D2" office:value-type="string">
            <text:p text:style-name="P71">PNJ (1466, 2888, 0)</text:p>
          </table:table-cell>
        </table:table-row>
        <table:table-row table:style-name="Tableau24.2">
          <table:table-cell table:style-name="Tableau24.A3" office:value-type="string">
            <text:p text:style-name="P71">Kiadus</text:p>
          </table:table-cell>
          <table:table-cell table:style-name="Tableau24.B3" office:value-type="string">
            <text:p text:style-name="P71">Kiadus</text:p>
          </table:table-cell>
          <table:table-cell table:style-name="Tableau24.B3" office:value-type="string">
            <text:p text:style-name="P71">Kiadus</text:p>
          </table:table-cell>
          <table:table-cell table:style-name="Tableau24.D3" office:value-type="string">
            <text:p text:style-name="P71">PNJ (1467, 2395, 0)</text:p>
          </table:table-cell>
        </table:table-row>
        <table:table-row table:style-name="Tableau24.2">
          <table:table-cell table:style-name="Tableau24.A2" office:value-type="string">
            <text:p text:style-name="P71">Jon Hamhoo</text:p>
          </table:table-cell>
          <table:table-cell table:style-name="Tableau24.B2" office:value-type="string">
            <text:p text:style-name="P69">Jon Hamhoo</text:p>
          </table:table-cell>
          <table:table-cell table:style-name="Tableau24.B2" office:value-type="string">
            <text:p text:style-name="P69">Jon Hamhoo</text:p>
          </table:table-cell>
          <table:table-cell table:style-name="Tableau24.D2" office:value-type="string">
            <text:p text:style-name="P68">PNJ (1480, 2375, 0)</text:p>
          </table:table-cell>
        </table:table-row>
        <table:table-row table:style-name="Tableau24.2">
          <table:table-cell table:style-name="Tableau24.A3" office:value-type="string">
            <text:p text:style-name="P68">Jamar</text:p>
          </table:table-cell>
          <table:table-cell table:style-name="Tableau24.B3" office:value-type="string">
            <text:p text:style-name="P68">Jamar</text:p>
          </table:table-cell>
          <table:table-cell table:style-name="Tableau24.B3" office:value-type="string">
            <text:p text:style-name="P68">Jamar</text:p>
          </table:table-cell>
          <table:table-cell table:style-name="Tableau24.D3" office:value-type="string">
            <text:p text:style-name="P68">PNJ (1491, 2501, 0)</text:p>
          </table:table-cell>
        </table:table-row>
        <table:table-row table:style-name="Tableau24.2">
          <table:table-cell table:style-name="Tableau24.A2" office:value-type="string">
            <text:p text:style-name="P68">Rhodar Pyras</text:p>
          </table:table-cell>
          <table:table-cell table:style-name="Tableau24.B2" office:value-type="string">
            <text:p text:style-name="P69">Rhodar Heatforge</text:p>
          </table:table-cell>
          <table:table-cell table:style-name="Tableau24.B2" office:value-type="string">
            <text:p text:style-name="P69">Rhodar Heatforge</text:p>
          </table:table-cell>
          <table:table-cell table:style-name="Tableau24.D2" office:value-type="string">
            <text:p text:style-name="P69">PNJ (1495, 2422, 0)</text:p>
          </table:table-cell>
        </table:table-row>
        <table:table-row table:style-name="Tableau24.2">
          <table:table-cell table:style-name="Tableau24.A3" office:value-type="string">
            <text:p text:style-name="P69">Laren</text:p>
          </table:table-cell>
          <table:table-cell table:style-name="Tableau24.B3" office:value-type="string">
            <text:p text:style-name="P69">Laren</text:p>
          </table:table-cell>
          <table:table-cell table:style-name="Tableau24.B3" office:value-type="string">
            <text:p text:style-name="P69">Laren</text:p>
          </table:table-cell>
          <table:table-cell table:style-name="Tableau24.D3" office:value-type="string">
            <text:p text:style-name="P69">PNJ (1497, 2534, 0)</text:p>
          </table:table-cell>
        </table:table-row>
        <table:table-row table:style-name="Tableau24.2">
          <table:table-cell table:style-name="Tableau24.A2" office:value-type="string">
            <text:p text:style-name="P69">Celestina Avel</text:p>
          </table:table-cell>
          <table:table-cell table:style-name="Tableau24.B2" office:value-type="string">
            <text:p text:style-name="P71">Celestina Waterbreeze</text:p>
          </table:table-cell>
          <table:table-cell table:style-name="Tableau24.B2" office:value-type="string">
            <text:p text:style-name="P71">Celestina Waterbreeze</text:p>
          </table:table-cell>
          <table:table-cell table:style-name="Tableau24.D2" office:value-type="string">
            <text:p text:style-name="P71">PNJ (1499, 2847, 0)</text:p>
          </table:table-cell>
        </table:table-row>
        <text:soft-page-break/>
        <table:table-row table:style-name="Tableau24.2">
          <table:table-cell table:style-name="Tableau24.A3" office:value-type="string">
            <text:p text:style-name="P71">Geram</text:p>
          </table:table-cell>
          <table:table-cell table:style-name="Tableau24.B3" office:value-type="string">
            <text:p text:style-name="P71">Geram</text:p>
          </table:table-cell>
          <table:table-cell table:style-name="Tableau24.B3" office:value-type="string">
            <text:p text:style-name="P71">Geram</text:p>
          </table:table-cell>
          <table:table-cell table:style-name="Tableau24.D3" office:value-type="string">
            <text:p text:style-name="P71">PNJ (1500, 2547, 0)</text:p>
          </table:table-cell>
        </table:table-row>
        <table:table-row table:style-name="Tableau24.2">
          <table:table-cell table:style-name="Tableau24.A2" office:value-type="string">
            <text:p text:style-name="P69">Thea</text:p>
          </table:table-cell>
          <table:table-cell table:style-name="Tableau24.B2" office:value-type="string">
            <text:p text:style-name="P69">Thea</text:p>
          </table:table-cell>
          <table:table-cell table:style-name="Tableau24.B2" office:value-type="string">
            <text:p text:style-name="P69">Thea</text:p>
          </table:table-cell>
          <table:table-cell table:style-name="Tableau24.D2" office:value-type="string">
            <text:p text:style-name="P70">PNJ (1503, 2526, 0)</text:p>
          </table:table-cell>
        </table:table-row>
        <table:table-row table:style-name="Tableau24.2">
          <table:table-cell table:style-name="Tableau24.A3" office:value-type="string">
            <text:p text:style-name="P70">Thorbin Kaloneg</text:p>
          </table:table-cell>
          <table:table-cell table:style-name="Tableau24.B3" office:value-type="string">
            <text:p text:style-name="P69">Thorbin Wildheart</text:p>
          </table:table-cell>
          <table:table-cell table:style-name="Tableau24.B3" office:value-type="string">
            <text:p text:style-name="P69">Thorbin Wildheart</text:p>
          </table:table-cell>
          <table:table-cell table:style-name="Tableau24.D3" office:value-type="string">
            <text:p text:style-name="P70">PNJ (1507, 2544, 0)</text:p>
          </table:table-cell>
        </table:table-row>
        <table:table-row table:style-name="Tableau24.2">
          <table:table-cell table:style-name="Tableau24.A2" office:value-type="string">
            <text:p text:style-name="P70">Metanas</text:p>
          </table:table-cell>
          <table:table-cell table:style-name="Tableau24.B2" office:value-type="string">
            <text:p text:style-name="P70">Metanas</text:p>
          </table:table-cell>
          <table:table-cell table:style-name="Tableau24.B2" office:value-type="string">
            <text:p text:style-name="P69">Metanas</text:p>
          </table:table-cell>
          <table:table-cell table:style-name="Tableau24.D2" office:value-type="string">
            <text:p text:style-name="P69">PNJ (1517, 2528, 0)</text:p>
          </table:table-cell>
        </table:table-row>
        <table:table-row table:style-name="Tableau24.2">
          <table:table-cell table:style-name="Tableau24.A3" office:value-type="string">
            <text:p text:style-name="P69">Boreas</text:p>
          </table:table-cell>
          <table:table-cell table:style-name="Tableau24.B3" office:value-type="string">
            <text:p text:style-name="P69">Boreas</text:p>
          </table:table-cell>
          <table:table-cell table:style-name="Tableau24.B3" office:value-type="string">
            <text:p text:style-name="P69">Boreas</text:p>
          </table:table-cell>
          <table:table-cell table:style-name="Tableau24.D3" office:value-type="string">
            <text:p text:style-name="P69">PNJ (1525, 2562, 0)</text:p>
          </table:table-cell>
        </table:table-row>
        <table:table-row table:style-name="Tableau24.2">
          <table:table-cell table:style-name="Tableau24.A2" office:value-type="string">
            <text:p text:style-name="P69">Frère Giamas</text:p>
          </table:table-cell>
          <table:table-cell table:style-name="Tableau24.B2" office:value-type="string">
            <text:p text:style-name="P69">Brother Giamas</text:p>
          </table:table-cell>
          <table:table-cell table:style-name="Tableau24.B2" office:value-type="string">
            <text:p text:style-name="P69">Giamas</text:p>
          </table:table-cell>
          <table:table-cell table:style-name="Tableau24.D2" office:value-type="string">
            <text:p text:style-name="P68">PNJ (1548, 2399, 0)</text:p>
          </table:table-cell>
        </table:table-row>
        <table:table-row table:style-name="Tableau24.2">
          <table:table-cell table:style-name="Tableau24.A3" office:value-type="string">
            <text:p text:style-name="P68">Annabelle</text:p>
          </table:table-cell>
          <table:table-cell table:style-name="Tableau24.B3" office:value-type="string">
            <text:p text:style-name="P68">Annabelle</text:p>
          </table:table-cell>
          <table:table-cell table:style-name="Tableau24.B3" office:value-type="string">
            <text:p text:style-name="P68">Annabelle</text:p>
          </table:table-cell>
          <table:table-cell table:style-name="Tableau24.D3" office:value-type="string">
            <text:p text:style-name="P68">PNJ (1551, 205, 0)</text:p>
          </table:table-cell>
        </table:table-row>
        <table:table-row table:style-name="Tableau24.2">
          <table:table-cell table:style-name="Tableau24.A2" office:value-type="string">
            <text:p text:style-name="P68">Taliron</text:p>
          </table:table-cell>
          <table:table-cell table:style-name="Tableau24.B2" office:value-type="string">
            <text:p text:style-name="P68">Taliron</text:p>
          </table:table-cell>
          <table:table-cell table:style-name="Tableau24.B2" office:value-type="string">
            <text:p text:style-name="P68">Taliron</text:p>
          </table:table-cell>
          <table:table-cell table:style-name="Tableau24.D2" office:value-type="string">
            <text:p text:style-name="P68">PNJ (1554, 2515, 0)</text:p>
          </table:table-cell>
        </table:table-row>
        <table:table-row table:style-name="Tableau24.2">
          <table:table-cell table:style-name="Tableau24.A3" office:value-type="string">
            <text:p text:style-name="P69">Elysana Blackrose</text:p>
          </table:table-cell>
          <table:table-cell table:style-name="Tableau24.B3" office:value-type="string">
            <text:p text:style-name="P69">Elysana Blackrose</text:p>
          </table:table-cell>
          <table:table-cell table:style-name="Tableau24.B3" office:value-type="string">
            <text:p text:style-name="P69">Elysana Blackrose</text:p>
          </table:table-cell>
          <table:table-cell table:style-name="Tableau24.D3" office:value-type="string">
            <text:p text:style-name="P69">PNJ (1561, 2471, 0)</text:p>
          </table:table-cell>
        </table:table-row>
        <table:table-row table:style-name="Tableau24.2">
          <table:table-cell table:style-name="Tableau24.A2" office:value-type="string">
            <text:p text:style-name="P69">Frère Thorkas</text:p>
          </table:table-cell>
          <table:table-cell table:style-name="Tableau24.B2" office:value-type="string">
            <text:p text:style-name="P69">Brother Thorkas</text:p>
          </table:table-cell>
          <table:table-cell table:style-name="Tableau24.B2" office:value-type="string">
            <text:p text:style-name="P69">Brother Thorkas</text:p>
          </table:table-cell>
          <table:table-cell table:style-name="Tableau24.D2" office:value-type="string">
            <text:p text:style-name="P69">PNJ (1565, 2398, 0)</text:p>
          </table:table-cell>
        </table:table-row>
        <table:table-row table:style-name="Tableau24.2">
          <table:table-cell table:style-name="Tableau24.A3" office:value-type="string">
            <text:p text:style-name="P69">Mhorgwloth le troll</text:p>
          </table:table-cell>
          <table:table-cell table:style-name="Tableau24.B3" office:value-type="string">
            <text:p text:style-name="P69">Mhorgwloth the troll</text:p>
          </table:table-cell>
          <table:table-cell table:style-name="Tableau24.B3" office:value-type="string">
            <text:p text:style-name="P69">Mhorgwloth</text:p>
          </table:table-cell>
          <table:table-cell table:style-name="Tableau24.D3" office:value-type="string">
            <text:p text:style-name="P69">PNJ (1566, 174, 0)</text:p>
          </table:table-cell>
        </table:table-row>
        <table:table-row table:style-name="Tableau24.2">
          <table:table-cell table:style-name="Tableau24.A2" office:value-type="string">
            <text:p text:style-name="P69">Skipper Barberouge</text:p>
          </table:table-cell>
          <table:table-cell table:style-name="Tableau24.B2" office:value-type="string">
            <text:p text:style-name="P69">Skipper Red Beard</text:p>
          </table:table-cell>
          <table:table-cell table:style-name="Tableau24.B2" office:value-type="string">
            <text:p text:style-name="P69">Skipper Red Beard</text:p>
          </table:table-cell>
          <table:table-cell table:style-name="Tableau24.D2" office:value-type="string">
            <text:p text:style-name="P70">PNJ (1570, 1226, 0)</text:p>
          </table:table-cell>
        </table:table-row>
        <table:table-row table:style-name="Tableau24.2">
          <table:table-cell table:style-name="Tableau24.A3" office:value-type="string">
            <text:p text:style-name="P70">Baldric Iraelis</text:p>
          </table:table-cell>
          <table:table-cell table:style-name="Tableau24.B3" office:value-type="string">
            <text:p text:style-name="P70">Baldric Silverknife</text:p>
          </table:table-cell>
          <table:table-cell table:style-name="Tableau24.B3" office:value-type="string">
            <text:p text:style-name="P70">Baldric Silverknife</text:p>
          </table:table-cell>
          <table:table-cell table:style-name="Tableau24.D3" office:value-type="string">
            <text:p text:style-name="P68">PNJ (1573, 2551, 0)</text:p>
          </table:table-cell>
        </table:table-row>
        <table:table-row table:style-name="Tableau24.2">
          <table:table-cell table:style-name="Tableau24.A2" office:value-type="string">
            <text:p text:style-name="P68">Delwobble l'invocateur fou</text:p>
          </table:table-cell>
          <table:table-cell table:style-name="Tableau24.B2" office:value-type="string">
            <text:p text:style-name="P69">Delwobble the mad summoner</text:p>
          </table:table-cell>
          <table:table-cell table:style-name="Tableau24.B2" office:value-type="string">
            <text:p text:style-name="P69">MobDelwobble</text:p>
          </table:table-cell>
          <table:table-cell table:style-name="Tableau24.D2" office:value-type="string">
            <text:p text:style-name="P69">PNJ (1578, 78, 1)</text:p>
          </table:table-cell>
        </table:table-row>
        <table:table-row table:style-name="Tableau24.2">
          <table:table-cell table:style-name="Tableau24.A3" office:value-type="string">
            <text:p text:style-name="P69">Capitaine Harock Harr</text:p>
          </table:table-cell>
          <table:table-cell table:style-name="Tableau24.B3" office:value-type="string">
            <text:p text:style-name="P69">Captain Harock Harr</text:p>
          </table:table-cell>
          <table:table-cell table:style-name="Tableau24.B3" office:value-type="string">
            <text:p text:style-name="P69">Captain Harock Harr</text:p>
          </table:table-cell>
          <table:table-cell table:style-name="Tableau24.D3" office:value-type="string">
            <text:p text:style-name="P68">PNJ (1583, 1215, 0)</text:p>
          </table:table-cell>
        </table:table-row>
        <table:table-row table:style-name="Tableau24.2">
          <table:table-cell table:style-name="Tableau24.A2" office:value-type="string">
            <text:p text:style-name="P68">Amandra</text:p>
          </table:table-cell>
          <table:table-cell table:style-name="Tableau24.B2" office:value-type="string">
            <text:p text:style-name="P68">Amandra</text:p>
          </table:table-cell>
          <table:table-cell table:style-name="Tableau24.B2" office:value-type="string">
            <text:p text:style-name="P68">Amandra</text:p>
          </table:table-cell>
          <table:table-cell table:style-name="Tableau24.D2" office:value-type="string">
            <text:p text:style-name="P69">PNJ (1584, 2518, 0)</text:p>
          </table:table-cell>
        </table:table-row>
        <table:table-row table:style-name="Tableau24.2">
          <table:table-cell table:style-name="Tableau24.A3" office:value-type="string">
            <text:p text:style-name="P69">Adriana</text:p>
          </table:table-cell>
          <table:table-cell table:style-name="Tableau24.B3" office:value-type="string">
            <text:p text:style-name="P69">Adriana</text:p>
          </table:table-cell>
          <table:table-cell table:style-name="Tableau24.B3" office:value-type="string">
            <text:p text:style-name="P69">Adriana</text:p>
          </table:table-cell>
          <table:table-cell table:style-name="Tableau24.D3" office:value-type="string">
            <text:p text:style-name="P69">PNJ (1585, 2528, 0)</text:p>
          </table:table-cell>
        </table:table-row>
        <table:table-row table:style-name="Tableau24.2">
          <table:table-cell table:style-name="Tableau24.A2" office:value-type="string">
            <text:p text:style-name="P69">Shadeen la dague</text:p>
          </table:table-cell>
          <table:table-cell table:style-name="Tableau24.B2" office:value-type="string">
            <text:p text:style-name="P69">Shadeen the Dagger</text:p>
          </table:table-cell>
          <table:table-cell table:style-name="Tableau24.B2" office:value-type="string">
            <text:p text:style-name="P69">Shadeen</text:p>
          </table:table-cell>
          <table:table-cell table:style-name="Tableau24.D2" office:value-type="string">
            <text:p text:style-name="P69">PNJ (1593, 102, 1)</text:p>
          </table:table-cell>
        </table:table-row>
        <table:table-row table:style-name="Tableau24.2">
          <table:table-cell table:style-name="Tableau24.A3" office:value-type="string">
            <text:p text:style-name="P69">Leana</text:p>
          </table:table-cell>
          <table:table-cell table:style-name="Tableau24.B3" office:value-type="string">
            <text:p text:style-name="P69">Leana</text:p>
          </table:table-cell>
          <table:table-cell table:style-name="Tableau24.B3" office:value-type="string">
            <text:p text:style-name="P69">Leana</text:p>
          </table:table-cell>
          <table:table-cell table:style-name="Tableau24.D3" office:value-type="string">
            <text:p text:style-name="P69">PNJ (1593, 2502, 0)</text:p>
          </table:table-cell>
        </table:table-row>
        <table:table-row table:style-name="Tableau24.2">
          <table:table-cell table:style-name="Tableau24.A2" office:value-type="string">
            <text:p text:style-name="P71">Rondy</text:p>
          </table:table-cell>
          <table:table-cell table:style-name="Tableau24.B2" office:value-type="string">
            <text:p text:style-name="P71">Rondy</text:p>
          </table:table-cell>
          <table:table-cell table:style-name="Tableau24.B2" office:value-type="string">
            <text:p text:style-name="P71">Rondy</text:p>
          </table:table-cell>
          <table:table-cell table:style-name="Tableau24.D2" office:value-type="string">
            <text:p text:style-name="P70">PNJ (1594, 2502, 0)</text:p>
          </table:table-cell>
        </table:table-row>
        <table:table-row table:style-name="Tableau24.2">
          <table:table-cell table:style-name="Tableau24.A3" office:value-type="string">
            <text:p text:style-name="P70">Belagan</text:p>
          </table:table-cell>
          <table:table-cell table:style-name="Tableau24.B3" office:value-type="string">
            <text:p text:style-name="P70">Belagan</text:p>
          </table:table-cell>
          <table:table-cell table:style-name="Tableau24.B3" office:value-type="string">
            <text:p text:style-name="P71">Belagan</text:p>
          </table:table-cell>
          <table:table-cell table:style-name="Tableau24.D3" office:value-type="string">
            <text:p text:style-name="P71">PNJ (1598, 2539, 0)</text:p>
          </table:table-cell>
        </table:table-row>
        <table:table-row table:style-name="Tableau24.2">
          <table:table-cell table:style-name="Tableau24.A2" office:value-type="string">
            <text:p text:style-name="P71">Drardos</text:p>
          </table:table-cell>
          <table:table-cell table:style-name="Tableau24.B2" office:value-type="string">
            <text:p text:style-name="P71">Drardos</text:p>
          </table:table-cell>
          <table:table-cell table:style-name="Tableau24.B2" office:value-type="string">
            <text:p text:style-name="P71">Drardos</text:p>
          </table:table-cell>
          <table:table-cell table:style-name="Tableau24.D2" office:value-type="string">
            <text:p text:style-name="P71">PNJ (1598, 2575, 0)</text:p>
          </table:table-cell>
        </table:table-row>
        <table:table-row table:style-name="Tableau24.2">
          <table:table-cell table:style-name="Tableau24.A3" office:value-type="string">
            <text:p text:style-name="P69">Liurn Clar</text:p>
          </table:table-cell>
          <table:table-cell table:style-name="Tableau24.B3" office:value-type="string">
            <text:p text:style-name="P69">Liurn Clar</text:p>
          </table:table-cell>
          <table:table-cell table:style-name="Tableau24.B3" office:value-type="string">
            <text:p text:style-name="P69">Liurn Clar</text:p>
          </table:table-cell>
          <table:table-cell table:style-name="Tableau24.D3" office:value-type="string">
            <text:p text:style-name="P69">PNJ (1599, 1250, 0)</text:p>
          </table:table-cell>
        </table:table-row>
        <table:table-row table:style-name="Tableau24.2">
          <table:table-cell table:style-name="Tableau24.A2" office:value-type="string">
            <text:p text:style-name="P69">R'yleth Cth</text:p>
          </table:table-cell>
          <table:table-cell table:style-name="Tableau24.B2" office:value-type="string">
            <text:p text:style-name="P69">R'yleth Cth</text:p>
          </table:table-cell>
          <table:table-cell table:style-name="Tableau24.B2" office:value-type="string">
            <text:p text:style-name="P69">RylethCth</text:p>
          </table:table-cell>
          <table:table-cell table:style-name="Tableau24.D2" office:value-type="string">
            <text:p text:style-name="P69">PNJ (1604, 1244, 0)</text:p>
          </table:table-cell>
        </table:table-row>
        <table:table-row table:style-name="Tableau24.2">
          <table:table-cell table:style-name="Tableau24.A3" office:value-type="string">
            <text:p text:style-name="P69">Marsac Cred</text:p>
          </table:table-cell>
          <table:table-cell table:style-name="Tableau24.B3" office:value-type="string">
            <text:p text:style-name="P69">Marsac Cred</text:p>
          </table:table-cell>
          <table:table-cell table:style-name="Tableau24.B3" office:value-type="string">
            <text:p text:style-name="P69">Marsac Cred</text:p>
          </table:table-cell>
          <table:table-cell table:style-name="Tableau24.D3" office:value-type="string">
            <text:p text:style-name="P69">PNJ (1608, 1253, 0)</text:p>
          </table:table-cell>
        </table:table-row>
        <table:table-row table:style-name="Tableau24.2">
          <table:table-cell table:style-name="Tableau24.A2" office:value-type="string">
            <text:p text:style-name="P69">Bourgmestre Sunrock</text:p>
          </table:table-cell>
          <table:table-cell table:style-name="Tableau24.B2" office:value-type="string">
            <text:p text:style-name="P69">Lord Sunrock</text:p>
          </table:table-cell>
          <table:table-cell table:style-name="Tableau24.B2" office:value-type="string">
            <text:p text:style-name="P69">Lord Sunrock</text:p>
          </table:table-cell>
          <table:table-cell table:style-name="Tableau24.D2" office:value-type="string">
            <text:p text:style-name="P68">PNJ (1609, 1181, 0)</text:p>
          </table:table-cell>
        </table:table-row>
        <table:table-row table:style-name="Tableau24.2">
          <table:table-cell table:style-name="Tableau24.A3" office:value-type="string">
            <text:p text:style-name="P68">Corsaire Leowald</text:p>
          </table:table-cell>
          <table:table-cell table:style-name="Tableau24.B3" office:value-type="string">
            <text:p text:style-name="P69">Corsair Leodwald</text:p>
          </table:table-cell>
          <table:table-cell table:style-name="Tableau24.B3" office:value-type="string">
            <text:p text:style-name="P69">CorsairMagere</text:p>
          </table:table-cell>
          <table:table-cell table:style-name="Tableau24.D3" office:value-type="string">
            <text:p text:style-name="P69">PNJ (1615, 2635, 0)</text:p>
          </table:table-cell>
        </table:table-row>
        <table:table-row table:style-name="Tableau24.2">
          <table:table-cell table:style-name="Tableau24.A2" office:value-type="string">
            <text:p text:style-name="P69">Capitaine Jambedefer</text:p>
          </table:table-cell>
          <table:table-cell table:style-name="Tableau24.B2" office:value-type="string">
            <text:p text:style-name="P69">Captain Ironleg</text:p>
          </table:table-cell>
          <table:table-cell table:style-name="Tableau24.B2" office:value-type="string">
            <text:p text:style-name="P69">Captain Ironleg</text:p>
          </table:table-cell>
          <table:table-cell table:style-name="Tableau24.D2" office:value-type="string">
            <text:p text:style-name="P69">PNJ (1619, 2623, 0)</text:p>
          </table:table-cell>
        </table:table-row>
        <table:table-row table:style-name="Tableau24.2">
          <table:table-cell table:style-name="Tableau24.A3" office:value-type="string">
            <text:p text:style-name="P69">Greyard Eedy</text:p>
          </table:table-cell>
          <table:table-cell table:style-name="Tableau24.B3" office:value-type="string">
            <text:p text:style-name="P69">Greyard Eedy</text:p>
          </table:table-cell>
          <table:table-cell table:style-name="Tableau24.B3" office:value-type="string">
            <text:p text:style-name="P69">Greyard Eedy</text:p>
          </table:table-cell>
          <table:table-cell table:style-name="Tableau24.D3" office:value-type="string">
            <text:p text:style-name="P69">PNJ (1620, 1209, 0)</text:p>
          </table:table-cell>
        </table:table-row>
        <table:table-row table:style-name="Tableau24.2">
          <table:table-cell table:style-name="Tableau24.A2" office:value-type="string">
            <text:p text:style-name="P69">Nisalm Malorik</text:p>
          </table:table-cell>
          <table:table-cell table:style-name="Tableau24.B2" office:value-type="string">
            <text:p text:style-name="P69">Nisalm Malorik</text:p>
          </table:table-cell>
          <table:table-cell table:style-name="Tableau24.B2" office:value-type="string">
            <text:p text:style-name="P69">Nisalm Malorik</text:p>
          </table:table-cell>
          <table:table-cell table:style-name="Tableau24.D2" office:value-type="string">
            <text:p text:style-name="P68">PNJ (1621, 1175, 0)</text:p>
          </table:table-cell>
        </table:table-row>
        <table:table-row table:style-name="Tableau24.2">
          <table:table-cell table:style-name="Tableau24.A3" office:value-type="string">
            <text:p text:style-name="P68">Assyst Anter</text:p>
          </table:table-cell>
          <table:table-cell table:style-name="Tableau24.B3" office:value-type="string">
            <text:p text:style-name="P68">Assyst Anter</text:p>
          </table:table-cell>
          <table:table-cell table:style-name="Tableau24.B3" office:value-type="string">
            <text:p text:style-name="P68">Assyst Anter</text:p>
          </table:table-cell>
          <table:table-cell table:style-name="Tableau24.D3" office:value-type="string">
            <text:p text:style-name="P68">PNJ (1639, 1191, 0)</text:p>
          </table:table-cell>
        </table:table-row>
        <table:table-row table:style-name="Tableau24.2">
          <table:table-cell table:style-name="Tableau24.A2" office:value-type="string">
            <text:p text:style-name="P68">Mirak Nira</text:p>
          </table:table-cell>
          <table:table-cell table:style-name="Tableau24.B2" office:value-type="string">
            <text:p text:style-name="P68">Mirak Nira</text:p>
          </table:table-cell>
          <table:table-cell table:style-name="Tableau24.B2" office:value-type="string">
            <text:p text:style-name="P68">Mirak Nira</text:p>
          </table:table-cell>
          <table:table-cell table:style-name="Tableau24.D2" office:value-type="string">
            <text:p text:style-name="P68">PNJ (1641, 1181, 0)</text:p>
          </table:table-cell>
        </table:table-row>
        <table:table-row table:style-name="Tableau24.2">
          <table:table-cell table:style-name="Tableau24.A3" office:value-type="string">
            <text:p text:style-name="P68">Yolak</text:p>
          </table:table-cell>
          <table:table-cell table:style-name="Tableau24.B3" office:value-type="string">
            <text:p text:style-name="P68">Yolak</text:p>
          </table:table-cell>
          <table:table-cell table:style-name="Tableau24.B3" office:value-type="string">
            <text:p text:style-name="P68">Yolak</text:p>
          </table:table-cell>
          <table:table-cell table:style-name="Tableau24.D3" office:value-type="string">
            <text:p text:style-name="P68">PNJ (1649, 1243, 0)</text:p>
          </table:table-cell>
        </table:table-row>
        <table:table-row table:style-name="Tableau24.2">
          <table:table-cell table:style-name="Tableau24.A2" office:value-type="string">
            <text:p text:style-name="P69">Frère Harforr</text:p>
          </table:table-cell>
          <table:table-cell table:style-name="Tableau24.B2" office:value-type="string">
            <text:p text:style-name="P69">Brother Harforr</text:p>
          </table:table-cell>
          <table:table-cell table:style-name="Tableau24.B2" office:value-type="string">
            <text:p text:style-name="P69">Brother Harforr</text:p>
          </table:table-cell>
          <table:table-cell table:style-name="Tableau24.D2" office:value-type="string">
            <text:p text:style-name="P69">PNJ (1653, 1171, 0)</text:p>
          </table:table-cell>
        </table:table-row>
        <table:table-row table:style-name="Tableau24.2">
          <table:table-cell table:style-name="Tableau24.A3" office:value-type="string">
            <text:p text:style-name="P71">Gwen</text:p>
          </table:table-cell>
          <table:table-cell table:style-name="Tableau24.B3" office:value-type="string">
            <text:p text:style-name="P71">Gwen</text:p>
          </table:table-cell>
          <table:table-cell table:style-name="Tableau24.B3" office:value-type="string">
            <text:p text:style-name="P71">Gwen</text:p>
          </table:table-cell>
          <table:table-cell table:style-name="Tableau24.D3" office:value-type="string">
            <text:p text:style-name="P69">PNJ (1667, 1271, 0)</text:p>
          </table:table-cell>
        </table:table-row>
        <table:table-row table:style-name="Tableau24.2">
          <table:table-cell table:style-name="Tableau24.A2" office:value-type="string">
            <text:p text:style-name="P69">Arganor Iargh</text:p>
          </table:table-cell>
          <table:table-cell table:style-name="Tableau24.B2" office:value-type="string">
            <text:p text:style-name="P69">Arganor Iargh</text:p>
          </table:table-cell>
          <table:table-cell table:style-name="Tableau24.B2" office:value-type="string">
            <text:p text:style-name="P69">Arganor Iargh</text:p>
          </table:table-cell>
          <table:table-cell table:style-name="Tableau24.D2" office:value-type="string">
            <text:p text:style-name="P71">PNJ (1689, 1232, 0)</text:p>
          </table:table-cell>
        </table:table-row>
        <table:table-row table:style-name="Tableau24.2">
          <table:table-cell table:style-name="Tableau24.A3" office:value-type="string">
            <text:p text:style-name="P71">Malaar</text:p>
          </table:table-cell>
          <table:table-cell table:style-name="Tableau24.B3" office:value-type="string">
            <text:p text:style-name="P71">Malaar</text:p>
          </table:table-cell>
          <table:table-cell table:style-name="Tableau24.B3" office:value-type="string">
            <text:p text:style-name="P68">Malaar</text:p>
          </table:table-cell>
          <table:table-cell table:style-name="Tableau24.D3" office:value-type="string">
            <text:p text:style-name="P68">PNJ (1690, 1165, 0)</text:p>
          </table:table-cell>
        </table:table-row>
        <table:table-row table:style-name="Tableau24.2">
          <table:table-cell table:style-name="Tableau24.A2" office:value-type="string">
            <text:p text:style-name="P68">Garnir</text:p>
          </table:table-cell>
          <table:table-cell table:style-name="Tableau24.B2" office:value-type="string">
            <text:p text:style-name="P68">Garnir</text:p>
          </table:table-cell>
          <table:table-cell table:style-name="Tableau24.B2" office:value-type="string">
            <text:p text:style-name="P68">Garnir</text:p>
          </table:table-cell>
          <table:table-cell table:style-name="Tableau24.D2" office:value-type="string">
            <text:p text:style-name="P68">PNJ (1692, 1224, 0)</text:p>
          </table:table-cell>
        </table:table-row>
        <table:table-row table:style-name="Tableau24.2">
          <table:table-cell table:style-name="Tableau24.A3" office:value-type="string">
            <text:p text:style-name="P68">Frère Niuss</text:p>
          </table:table-cell>
          <table:table-cell table:style-name="Tableau24.B3" office:value-type="string">
            <text:p text:style-name="P69">Brother Niuss</text:p>
          </table:table-cell>
          <table:table-cell table:style-name="Tableau24.B3" office:value-type="string">
            <text:p text:style-name="P69">Brother Niuss</text:p>
          </table:table-cell>
          <table:table-cell table:style-name="Tableau24.D3" office:value-type="string">
            <text:p text:style-name="P68">PNJ (1693, 1176, 0)</text:p>
          </table:table-cell>
        </table:table-row>
        <table:table-row table:style-name="Tableau24.2">
          <table:table-cell table:style-name="Tableau24.A2" office:value-type="string">
            <text:p text:style-name="P68">Jurnistakr Kira</text:p>
          </table:table-cell>
          <table:table-cell table:style-name="Tableau24.B2" office:value-type="string">
            <text:p text:style-name="P68">Jurnistakr Kira</text:p>
          </table:table-cell>
          <table:table-cell table:style-name="Tableau24.B2" office:value-type="string">
            <text:p text:style-name="P68">Jurnistakr Kira</text:p>
          </table:table-cell>
          <table:table-cell table:style-name="Tableau24.D2" office:value-type="string">
            <text:p text:style-name="P68">PNJ (1698, 1152, 0)</text:p>
          </table:table-cell>
        </table:table-row>
        <table:table-row table:style-name="Tableau24.2">
          <table:table-cell table:style-name="Tableau24.A3" office:value-type="string">
            <text:p text:style-name="P71">Karl</text:p>
          </table:table-cell>
          <table:table-cell table:style-name="Tableau24.B3" office:value-type="string">
            <text:p text:style-name="P71">Karl</text:p>
          </table:table-cell>
          <table:table-cell table:style-name="Tableau24.B3" office:value-type="string">
            <text:p text:style-name="P71">Karl</text:p>
          </table:table-cell>
          <table:table-cell table:style-name="Tableau24.D3" office:value-type="string">
            <text:p text:style-name="P71">PNJ (1701, 1238, 0)</text:p>
          </table:table-cell>
        </table:table-row>
        <table:table-row table:style-name="Tableau24.2">
          <table:table-cell table:style-name="Tableau24.A2" office:value-type="string">
            <text:p text:style-name="P71">Samil Algder</text:p>
          </table:table-cell>
          <table:table-cell table:style-name="Tableau24.B2" office:value-type="string">
            <text:p text:style-name="P71">Samil Algder</text:p>
          </table:table-cell>
          <table:table-cell table:style-name="Tableau24.B2" office:value-type="string">
            <text:p text:style-name="P71">Samil Algder</text:p>
          </table:table-cell>
          <table:table-cell table:style-name="Tableau24.D2" office:value-type="string">
            <text:p text:style-name="P71">PNJ (1704, 1158, 0)</text:p>
          </table:table-cell>
        </table:table-row>
        <table:table-row table:style-name="Tableau24.2">
          <table:table-cell table:style-name="Tableau24.A3" office:value-type="string">
            <text:p text:style-name="P71">Laonian Rikarr</text:p>
          </table:table-cell>
          <table:table-cell table:style-name="Tableau24.B3" office:value-type="string">
            <text:p text:style-name="P71">Laonian Rikarr</text:p>
          </table:table-cell>
          <table:table-cell table:style-name="Tableau24.B3" office:value-type="string">
            <text:p text:style-name="P71">Laonian Rikarr</text:p>
          </table:table-cell>
          <table:table-cell table:style-name="Tableau24.D3" office:value-type="string">
            <text:p text:style-name="P68">PNJ (1705, 1158, 0)</text:p>
          </table:table-cell>
        </table:table-row>
        <table:table-row table:style-name="Tableau24.2">
          <table:table-cell table:style-name="Tableau24.A2" office:value-type="string">
            <text:p text:style-name="P68">Le fouineur</text:p>
          </table:table-cell>
          <table:table-cell table:style-name="Tableau24.B2" office:value-type="string">
            <text:p text:style-name="P69">The Lurker</text:p>
          </table:table-cell>
          <table:table-cell table:style-name="Tableau24.B2" office:value-type="string">
            <text:p text:style-name="P69">The Lurker</text:p>
          </table:table-cell>
          <table:table-cell table:style-name="Tableau24.D2" office:value-type="string">
            <text:p text:style-name="P70">PNJ (1714, 1174, 0)</text:p>
          </table:table-cell>
        </table:table-row>
        <table:table-row table:style-name="Tableau24.2">
          <table:table-cell table:style-name="Tableau24.A3" office:value-type="string">
            <text:p text:style-name="P70">Ttayh Mark</text:p>
          </table:table-cell>
          <table:table-cell table:style-name="Tableau24.B3" office:value-type="string">
            <text:p text:style-name="P70">Ttayh Mark</text:p>
          </table:table-cell>
          <table:table-cell table:style-name="Tableau24.B3" office:value-type="string">
            <text:p text:style-name="P70">Ttayh Mark</text:p>
          </table:table-cell>
          <table:table-cell table:style-name="Tableau24.D3" office:value-type="string">
            <text:p text:style-name="P70">PNJ (1734, 1194, 0)</text:p>
          </table:table-cell>
        </table:table-row>
        <table:table-row table:style-name="Tableau24.2">
          <table:table-cell table:style-name="Tableau24.A2" office:value-type="string">
            <text:p text:style-name="P70">Miram Laky</text:p>
          </table:table-cell>
          <table:table-cell table:style-name="Tableau24.B2" office:value-type="string">
            <text:p text:style-name="P70">Miram Laky</text:p>
          </table:table-cell>
          <table:table-cell table:style-name="Tableau24.B2" office:value-type="string">
            <text:p text:style-name="P70">Miram Laky</text:p>
          </table:table-cell>
          <table:table-cell table:style-name="Tableau24.D2" office:value-type="string">
            <text:p text:style-name="P70">PNJ (1741, 1306, 0)</text:p>
          </table:table-cell>
        </table:table-row>
        <table:table-row table:style-name="Tableau24.2">
          <table:table-cell table:style-name="Tableau24.A3" office:value-type="string">
            <text:p text:style-name="P70">Mushn</text:p>
          </table:table-cell>
          <table:table-cell table:style-name="Tableau24.B3" office:value-type="string">
            <text:p text:style-name="P70">Mushn</text:p>
          </table:table-cell>
          <table:table-cell table:style-name="Tableau24.B3" office:value-type="string">
            <text:p text:style-name="P68">Mushn</text:p>
          </table:table-cell>
          <table:table-cell table:style-name="Tableau24.D3" office:value-type="string">
            <text:p text:style-name="P68">PNJ (1755, 1319, 0)</text:p>
          </table:table-cell>
        </table:table-row>
        <table:table-row table:style-name="Tableau24.2">
          <table:table-cell table:style-name="Tableau24.A2" office:value-type="string">
            <text:p text:style-name="P68">Ivrogne</text:p>
          </table:table-cell>
          <table:table-cell table:style-name="Tableau24.B2" office:value-type="string">
            <text:p text:style-name="P70">Drunk</text:p>
          </table:table-cell>
          <table:table-cell table:style-name="Tableau24.B2" office:value-type="string">
            <text:p text:style-name="P70">Drunk</text:p>
          </table:table-cell>
          <table:table-cell table:style-name="Tableau24.D2" office:value-type="string">
            <text:p text:style-name="P70">PNJ (1768, 1233, 0)</text:p>
          </table:table-cell>
        </table:table-row>
        <table:table-row table:style-name="Tableau24.2">
          <table:table-cell table:style-name="Tableau24.A3" office:value-type="string">
            <text:p text:style-name="P69">Iroual Guezan</text:p>
          </table:table-cell>
          <table:table-cell table:style-name="Tableau24.B3" office:value-type="string">
            <text:p text:style-name="P69">Iroual Knowall</text:p>
          </table:table-cell>
          <table:table-cell table:style-name="Tableau24.B3" office:value-type="string">
            <text:p text:style-name="P69">Iroual Knowall</text:p>
          </table:table-cell>
          <table:table-cell table:style-name="Tableau24.D3" office:value-type="string">
            <text:p text:style-name="P69">PNJ (1784, 1233, 0)</text:p>
          </table:table-cell>
        </table:table-row>
        <table:table-row table:style-name="Tableau24.2">
          <table:table-cell table:style-name="Tableau24.A2" office:value-type="string">
            <text:p text:style-name="P68">Un gardien blessé</text:p>
          </table:table-cell>
          <table:table-cell table:style-name="Tableau24.B2" office:value-type="string">
            <text:p text:style-name="P69">A wounded guard</text:p>
          </table:table-cell>
          <table:table-cell table:style-name="Tableau24.B2" office:value-type="string">
            <text:p text:style-name="P69">WoundedGuard</text:p>
          </table:table-cell>
          <table:table-cell table:style-name="Tableau24.D2" office:value-type="string">
            <text:p text:style-name="P69">PNJ (1787, 1293, 0)</text:p>
          </table:table-cell>
        </table:table-row>
        <table:table-row table:style-name="Tableau24.2">
          <table:table-cell table:style-name="Tableau24.A3" office:value-type="string">
            <text:p text:style-name="P69">Seigneur Travis</text:p>
          </table:table-cell>
          <table:table-cell table:style-name="Tableau24.B3" office:value-type="string">
            <text:p text:style-name="P68">Lord Travis</text:p>
          </table:table-cell>
          <table:table-cell table:style-name="Tableau24.B3" office:value-type="string">
            <text:p text:style-name="P68">Lord Travis</text:p>
          </table:table-cell>
          <table:table-cell table:style-name="Tableau24.D3" office:value-type="string">
            <text:p text:style-name="P69">PNJ (1787, 1301, 0)</text:p>
          </table:table-cell>
        </table:table-row>
        <table:table-row table:style-name="Tableau24.2">
          <table:table-cell table:style-name="Tableau24.A2" office:value-type="string">
            <text:p text:style-name="P69">Samaritain de Windhowl</text:p>
          </table:table-cell>
          <table:table-cell table:style-name="Tableau24.B2" office:value-type="string">
            <text:p text:style-name="P69">Windhowl Samaritan</text:p>
          </table:table-cell>
          <table:table-cell table:style-name="Tableau24.B2" office:value-type="string">
            <text:p text:style-name="P69">Windhowl Samaritan</text:p>
          </table:table-cell>
          <table:table-cell table:style-name="Tableau24.D2" office:value-type="string">
            <text:p text:style-name="P69">PNJ (1794, 1275, 0)</text:p>
          </table:table-cell>
        </table:table-row>
        <table:table-row table:style-name="Tableau24.2">
          <table:table-cell table:style-name="Tableau24.A3" office:value-type="string">
            <text:p text:style-name="P68">Boroar le chevalier</text:p>
          </table:table-cell>
          <table:table-cell table:style-name="Tableau24.B3" office:value-type="string">
            <text:p text:style-name="P69">Boroar the Knight</text:p>
          </table:table-cell>
          <table:table-cell table:style-name="Tableau24.B3" office:value-type="string">
            <text:p text:style-name="P69">Boroar the Knight</text:p>
          </table:table-cell>
          <table:table-cell table:style-name="Tableau24.D3" office:value-type="string">
            <text:p text:style-name="P71">PNJ (1799, 1252, 0)</text:p>
          </table:table-cell>
        </table:table-row>
        <table:table-row table:style-name="Tableau24.2">
          <table:table-cell table:style-name="Tableau24.A2" office:value-type="string">
            <text:p text:style-name="P71">Eraka</text:p>
          </table:table-cell>
          <table:table-cell table:style-name="Tableau24.B2" office:value-type="string">
            <text:p text:style-name="P71">Eraka</text:p>
          </table:table-cell>
          <table:table-cell table:style-name="Tableau24.B2" office:value-type="string">
            <text:p text:style-name="P68">Eraka</text:p>
          </table:table-cell>
          <table:table-cell table:style-name="Tableau24.D2" office:value-type="string">
            <text:p text:style-name="P68">PNJ (1802, 1257, 0)</text:p>
          </table:table-cell>
        </table:table-row>
        <text:soft-page-break/>
        <table:table-row table:style-name="Tableau24.2">
          <table:table-cell table:style-name="Tableau24.A3" office:value-type="string">
            <text:p text:style-name="P68">George le troisième</text:p>
          </table:table-cell>
          <table:table-cell table:style-name="Tableau24.B3" office:value-type="string">
            <text:p text:style-name="P69">George the third</text:p>
          </table:table-cell>
          <table:table-cell table:style-name="Tableau24.B3" office:value-type="string">
            <text:p text:style-name="P69">GeorgeTheIIIrd</text:p>
          </table:table-cell>
          <table:table-cell table:style-name="Tableau24.D3" office:value-type="string">
            <text:p text:style-name="P69">PNJ (1811, 1263, 0)</text:p>
          </table:table-cell>
        </table:table-row>
        <table:table-row table:style-name="Tableau24.2">
          <table:table-cell table:style-name="Tableau24.A2" office:value-type="string">
            <text:p text:style-name="P69">Guntertag Destroy</text:p>
          </table:table-cell>
          <table:table-cell table:style-name="Tableau24.B2" office:value-type="string">
            <text:p text:style-name="P69">Guntertag Destroy</text:p>
          </table:table-cell>
          <table:table-cell table:style-name="Tableau24.B2" office:value-type="string">
            <text:p text:style-name="P69">Guntertag Destroy</text:p>
          </table:table-cell>
          <table:table-cell table:style-name="Tableau24.D2" office:value-type="string">
            <text:p text:style-name="P69">PNJ (1813, 1273, 0)</text:p>
          </table:table-cell>
        </table:table-row>
        <table:table-row table:style-name="Tableau24.2">
          <table:table-cell table:style-name="Tableau24.A3" office:value-type="string">
            <text:p text:style-name="P69">Bouffon morbide</text:p>
          </table:table-cell>
          <table:table-cell table:style-name="Tableau24.B3" office:value-type="string">
            <text:p text:style-name="P69">Death Jester</text:p>
          </table:table-cell>
          <table:table-cell table:style-name="Tableau24.B3" office:value-type="string">
            <text:p text:style-name="P69">Death Jester</text:p>
          </table:table-cell>
          <table:table-cell table:style-name="Tableau24.D3" office:value-type="string">
            <text:p text:style-name="P69">PNJ (183, 2328, 1)</text:p>
          </table:table-cell>
        </table:table-row>
        <table:table-row table:style-name="Tableau24.1">
          <table:table-cell table:style-name="Tableau24.A2" office:value-type="string">
            <text:p text:style-name="P69">T-Bone</text:p>
          </table:table-cell>
          <table:table-cell table:style-name="Tableau24.B2" office:value-type="string">
            <text:p text:style-name="P69">T-Bone</text:p>
          </table:table-cell>
          <table:table-cell table:style-name="Tableau24.B2" office:value-type="string">
            <text:p text:style-name="P68">T-Bone</text:p>
          </table:table-cell>
          <table:table-cell table:style-name="Tableau24.D2" office:value-type="string">
            <text:p text:style-name="P68">PNJ (189, 2475, 2 <text:line-break/>ou 189, 2975, 2)</text:p>
          </table:table-cell>
        </table:table-row>
        <table:table-row table:style-name="Tableau24.2">
          <table:table-cell table:style-name="Tableau24.A3" office:value-type="string">
            <text:p text:style-name="P68">Asarr</text:p>
          </table:table-cell>
          <table:table-cell table:style-name="Tableau24.B3" office:value-type="string">
            <text:p text:style-name="P68">Asarr</text:p>
          </table:table-cell>
          <table:table-cell table:style-name="Tableau24.B3" office:value-type="string">
            <text:p text:style-name="P68">Asarr</text:p>
          </table:table-cell>
          <table:table-cell table:style-name="Tableau24.D3" office:value-type="string">
            <text:p text:style-name="P68">PNJ (2139, 1226, 0)</text:p>
          </table:table-cell>
        </table:table-row>
        <table:table-row table:style-name="Tableau24.2">
          <table:table-cell table:style-name="Tableau24.A2" office:value-type="string">
            <text:p text:style-name="P68">Totak</text:p>
          </table:table-cell>
          <table:table-cell table:style-name="Tableau24.B2" office:value-type="string">
            <text:p text:style-name="P68">Totak</text:p>
          </table:table-cell>
          <table:table-cell table:style-name="Tableau24.B2" office:value-type="string">
            <text:p text:style-name="P68">Totak</text:p>
          </table:table-cell>
          <table:table-cell table:style-name="Tableau24.D2" office:value-type="string">
            <text:p text:style-name="P68">PNJ (2151, 1224, 0)</text:p>
          </table:table-cell>
        </table:table-row>
        <table:table-row table:style-name="Tableau24.2">
          <table:table-cell table:style-name="Tableau24.A3" office:value-type="string">
            <text:p text:style-name="P68">Lyria</text:p>
          </table:table-cell>
          <table:table-cell table:style-name="Tableau24.B3" office:value-type="string">
            <text:p text:style-name="P68">Lyria</text:p>
          </table:table-cell>
          <table:table-cell table:style-name="Tableau24.B3" office:value-type="string">
            <text:p text:style-name="P68">Lyria</text:p>
          </table:table-cell>
          <table:table-cell table:style-name="Tableau24.D3" office:value-type="string">
            <text:p text:style-name="P68">PNJ (2181, 1276, 0)</text:p>
          </table:table-cell>
        </table:table-row>
        <table:table-row table:style-name="Tableau24.2">
          <table:table-cell table:style-name="Tableau24.A2" office:value-type="string">
            <text:p text:style-name="P68">Mirandul</text:p>
          </table:table-cell>
          <table:table-cell table:style-name="Tableau24.B2" office:value-type="string">
            <text:p text:style-name="P68">Mirandul</text:p>
          </table:table-cell>
          <table:table-cell table:style-name="Tableau24.B2" office:value-type="string">
            <text:p text:style-name="P68">Mirandul</text:p>
          </table:table-cell>
          <table:table-cell table:style-name="Tableau24.D2" office:value-type="string">
            <text:p text:style-name="P68">PNJ (2193, 1234, 0)</text:p>
          </table:table-cell>
        </table:table-row>
        <table:table-row table:style-name="Tableau24.2">
          <table:table-cell table:style-name="Tableau24.A3" office:value-type="string">
            <text:p text:style-name="P68">Balork</text:p>
          </table:table-cell>
          <table:table-cell table:style-name="Tableau24.B3" office:value-type="string">
            <text:p text:style-name="P69">Balork</text:p>
          </table:table-cell>
          <table:table-cell table:style-name="Tableau24.B3" office:value-type="string">
            <text:p text:style-name="P69">Balork</text:p>
          </table:table-cell>
          <table:table-cell table:style-name="Tableau24.D3" office:value-type="string">
            <text:p text:style-name="P69">PNJ (235, 452, 1)</text:p>
          </table:table-cell>
        </table:table-row>
        <table:table-row table:style-name="Tableau24.2">
          <table:table-cell table:style-name="Tableau24.A2" office:value-type="string">
            <text:p text:style-name="P71">Delvar Dorndir</text:p>
          </table:table-cell>
          <table:table-cell table:style-name="Tableau24.B2" office:value-type="string">
            <text:p text:style-name="P71">Delvar Irongrip</text:p>
          </table:table-cell>
          <table:table-cell table:style-name="Tableau24.B2" office:value-type="string">
            <text:p text:style-name="P71">Delvar Irongrip</text:p>
          </table:table-cell>
          <table:table-cell table:style-name="Tableau24.D2" office:value-type="string">
            <text:p text:style-name="P71">PNJ (2407, 807, 0)</text:p>
          </table:table-cell>
        </table:table-row>
        <table:table-row table:style-name="Tableau24.2">
          <table:table-cell table:style-name="Tableau24.A3" office:value-type="string">
            <text:p text:style-name="P69">Lance Silversmith</text:p>
          </table:table-cell>
          <table:table-cell table:style-name="Tableau24.B3" office:value-type="string">
            <text:p text:style-name="P69">Lance Silversmith</text:p>
          </table:table-cell>
          <table:table-cell table:style-name="Tableau24.B3" office:value-type="string">
            <text:p text:style-name="P69">Lance Silversmith</text:p>
          </table:table-cell>
          <table:table-cell table:style-name="Tableau24.D3" office:value-type="string">
            <text:p text:style-name="P69">PNJ (2580, 690, 0)</text:p>
          </table:table-cell>
        </table:table-row>
        <table:table-row table:style-name="Tableau24.2">
          <table:table-cell table:style-name="Tableau24.A2" office:value-type="string">
            <text:p text:style-name="P68">Dorken le Putride</text:p>
          </table:table-cell>
          <table:table-cell table:style-name="Tableau24.B2" office:value-type="string">
            <text:p text:style-name="P70">Dorken Rotsmell</text:p>
          </table:table-cell>
          <table:table-cell table:style-name="Tableau24.B2" office:value-type="string">
            <text:p text:style-name="P70">Dorken Rotsmell</text:p>
          </table:table-cell>
          <table:table-cell table:style-name="Tableau24.D2" office:value-type="string">
            <text:p text:style-name="P70">PNJ (2690, 905, 0)</text:p>
          </table:table-cell>
        </table:table-row>
        <table:table-row table:style-name="Tableau24.2">
          <table:table-cell table:style-name="Tableau24.A3" office:value-type="string">
            <text:p text:style-name="P70">Kalir</text:p>
          </table:table-cell>
          <table:table-cell table:style-name="Tableau24.B3" office:value-type="string">
            <text:p text:style-name="P70">Kalir</text:p>
          </table:table-cell>
          <table:table-cell table:style-name="Tableau24.B3" office:value-type="string">
            <text:p text:style-name="P68">Kalir</text:p>
          </table:table-cell>
          <table:table-cell table:style-name="Tableau24.D3" office:value-type="string">
            <text:p text:style-name="P68">PNJ (276, 2518, 0)</text:p>
          </table:table-cell>
        </table:table-row>
        <table:table-row table:style-name="Tableau24.2">
          <table:table-cell table:style-name="Tableau24.A2" office:value-type="string">
            <text:p text:style-name="P68">Lantalir Glawtar</text:p>
          </table:table-cell>
          <table:table-cell table:style-name="Tableau24.B2" office:value-type="string">
            <text:p text:style-name="P68">Lantalir Rainmist</text:p>
          </table:table-cell>
          <table:table-cell table:style-name="Tableau24.B2" office:value-type="string">
            <text:p text:style-name="P68">Lantalir</text:p>
          </table:table-cell>
          <table:table-cell table:style-name="Tableau24.D2" office:value-type="string">
            <text:p text:style-name="P69">PNJ (2801, 220, 0)</text:p>
          </table:table-cell>
        </table:table-row>
        <table:table-row table:style-name="Tableau24.2">
          <table:table-cell table:style-name="Tableau24.A3" office:value-type="string">
            <text:p text:style-name="P69">Vieil ermite</text:p>
          </table:table-cell>
          <table:table-cell table:style-name="Tableau24.B3" office:value-type="string">
            <text:p text:style-name="P69">Old Hermit</text:p>
          </table:table-cell>
          <table:table-cell table:style-name="Tableau24.B3" office:value-type="string">
            <text:p text:style-name="P69">Old Hermit</text:p>
          </table:table-cell>
          <table:table-cell table:style-name="Tableau24.D3" office:value-type="string">
            <text:p text:style-name="P69">PNJ (2813, 686, 0)</text:p>
          </table:table-cell>
        </table:table-row>
        <table:table-row table:style-name="Tableau24.2">
          <table:table-cell table:style-name="Tableau24.A2" office:value-type="string">
            <text:p text:style-name="P69">Dunikus Cathbad</text:p>
          </table:table-cell>
          <table:table-cell table:style-name="Tableau24.B2" office:value-type="string">
            <text:p text:style-name="P70">Dunikus Hornwind</text:p>
          </table:table-cell>
          <table:table-cell table:style-name="Tableau24.B2" office:value-type="string">
            <text:p text:style-name="P70">Dunikus</text:p>
          </table:table-cell>
          <table:table-cell table:style-name="Tableau24.D2" office:value-type="string">
            <text:p text:style-name="P70">PNJ (2831, 146, 0)</text:p>
          </table:table-cell>
        </table:table-row>
        <table:table-row table:style-name="Tableau24.2">
          <table:table-cell table:style-name="Tableau24.A3" office:value-type="string">
            <text:p text:style-name="P70">DarkFang</text:p>
          </table:table-cell>
          <table:table-cell table:style-name="Tableau24.B3" office:value-type="string">
            <text:p text:style-name="P70">DarkFang</text:p>
          </table:table-cell>
          <table:table-cell table:style-name="Tableau24.B3" office:value-type="string">
            <text:p text:style-name="P68">Dragon</text:p>
          </table:table-cell>
          <table:table-cell table:style-name="Tableau24.D3" office:value-type="string">
            <text:p text:style-name="P68">PNJ (2835, 1113, 0)</text:p>
          </table:table-cell>
        </table:table-row>
        <table:table-row table:style-name="Tableau24.2">
          <table:table-cell table:style-name="Tableau24.A2" office:value-type="string">
            <text:p text:style-name="P68">Jalus</text:p>
          </table:table-cell>
          <table:table-cell table:style-name="Tableau24.B2" office:value-type="string">
            <text:p text:style-name="P68">Jalus</text:p>
          </table:table-cell>
          <table:table-cell table:style-name="Tableau24.B2" office:value-type="string">
            <text:p text:style-name="P68">Jalus</text:p>
          </table:table-cell>
          <table:table-cell table:style-name="Tableau24.D2" office:value-type="string">
            <text:p text:style-name="P68">PNJ (2838, 1177, 0)</text:p>
          </table:table-cell>
        </table:table-row>
        <table:table-row table:style-name="Tableau24.2">
          <table:table-cell table:style-name="Tableau24.A3" office:value-type="string">
            <text:p text:style-name="P70">Halam</text:p>
          </table:table-cell>
          <table:table-cell table:style-name="Tableau24.B3" office:value-type="string">
            <text:p text:style-name="P70">Halam</text:p>
          </table:table-cell>
          <table:table-cell table:style-name="Tableau24.B3" office:value-type="string">
            <text:p text:style-name="P70">Halam</text:p>
          </table:table-cell>
          <table:table-cell table:style-name="Tableau24.D3" office:value-type="string">
            <text:p text:style-name="P69">PNJ (2848, 1067, 0)</text:p>
          </table:table-cell>
        </table:table-row>
        <table:table-row table:style-name="Tableau24.2">
          <table:table-cell table:style-name="Tableau24.A2" office:value-type="string">
            <text:p text:style-name="P69">Murmuntag</text:p>
          </table:table-cell>
          <table:table-cell table:style-name="Tableau24.B2" office:value-type="string">
            <text:p text:style-name="P69">Murmuntag</text:p>
          </table:table-cell>
          <table:table-cell table:style-name="Tableau24.B2" office:value-type="string">
            <text:p text:style-name="P69">Murmuntag</text:p>
          </table:table-cell>
          <table:table-cell table:style-name="Tableau24.D2" office:value-type="string">
            <text:p text:style-name="P69">PNJ (2848, 1126, 0)</text:p>
          </table:table-cell>
        </table:table-row>
        <table:table-row table:style-name="Tableau24.2">
          <table:table-cell table:style-name="Tableau24.A3" office:value-type="string">
            <text:p text:style-name="P69">Edgar Gimplestratten</text:p>
          </table:table-cell>
          <table:table-cell table:style-name="Tableau24.B3" office:value-type="string">
            <text:p text:style-name="P69">Edgar Gimplestratten</text:p>
          </table:table-cell>
          <table:table-cell table:style-name="Tableau24.B3" office:value-type="string">
            <text:p text:style-name="P69">Edgar Gimplestratten</text:p>
          </table:table-cell>
          <table:table-cell table:style-name="Tableau24.D3" office:value-type="string">
            <text:p text:style-name="P69">PNJ (2855, 1165, 0)</text:p>
          </table:table-cell>
        </table:table-row>
        <table:table-row table:style-name="Tableau24.2">
          <table:table-cell table:style-name="Tableau24.A2" office:value-type="string">
            <text:p text:style-name="P69">Geena</text:p>
          </table:table-cell>
          <table:table-cell table:style-name="Tableau24.B2" office:value-type="string">
            <text:p text:style-name="P71">Geena</text:p>
          </table:table-cell>
          <table:table-cell table:style-name="Tableau24.B2" office:value-type="string">
            <text:p text:style-name="P71">Geena</text:p>
          </table:table-cell>
          <table:table-cell table:style-name="Tableau24.D2" office:value-type="string">
            <text:p text:style-name="P71">PNJ (2864, 1058, 0)</text:p>
          </table:table-cell>
        </table:table-row>
        <table:table-row table:style-name="Tableau24.2">
          <table:table-cell table:style-name="Tableau24.A3" office:value-type="string">
            <text:p text:style-name="P68">Un homme de la garde</text:p>
          </table:table-cell>
          <table:table-cell table:style-name="Tableau24.B3" office:value-type="string">
            <text:p text:style-name="P69">A guardsman</text:p>
          </table:table-cell>
          <table:table-cell table:style-name="Tableau24.B3" office:value-type="string">
            <text:p text:style-name="P69">Guardman</text:p>
          </table:table-cell>
          <table:table-cell table:style-name="Tableau24.D3" office:value-type="string">
            <text:p text:style-name="P71">PNJ (2865, 1076, 0)</text:p>
          </table:table-cell>
        </table:table-row>
        <table:table-row table:style-name="Tableau24.2">
          <table:table-cell table:style-name="Tableau24.A2" office:value-type="string">
            <text:p text:style-name="P71">Elmert Merkis</text:p>
          </table:table-cell>
          <table:table-cell table:style-name="Tableau24.B2" office:value-type="string">
            <text:p text:style-name="P69">Elmert Merkiss</text:p>
          </table:table-cell>
          <table:table-cell table:style-name="Tableau24.B2" office:value-type="string">
            <text:p text:style-name="P69">Elmert Merkiss</text:p>
          </table:table-cell>
          <table:table-cell table:style-name="Tableau24.D2" office:value-type="string">
            <text:p text:style-name="P69">PNJ (2868, 1135, 0)</text:p>
          </table:table-cell>
        </table:table-row>
        <table:table-row table:style-name="Tableau24.2">
          <table:table-cell table:style-name="Tableau24.A3" office:value-type="string">
            <text:p text:style-name="P69">Yrian Holenarbed</text:p>
          </table:table-cell>
          <table:table-cell table:style-name="Tableau24.B3" office:value-type="string">
            <text:p text:style-name="P69">Yrian Earthsong</text:p>
          </table:table-cell>
          <table:table-cell table:style-name="Tableau24.B3" office:value-type="string">
            <text:p text:style-name="P69">Yrian</text:p>
          </table:table-cell>
          <table:table-cell table:style-name="Tableau24.D3" office:value-type="string">
            <text:p text:style-name="P71">PNJ (2877, 169, 0)</text:p>
          </table:table-cell>
        </table:table-row>
        <table:table-row table:style-name="Tableau24.2">
          <table:table-cell table:style-name="Tableau24.A2" office:value-type="string">
            <text:p text:style-name="P71">Kalastor</text:p>
          </table:table-cell>
          <table:table-cell table:style-name="Tableau24.B2" office:value-type="string">
            <text:p text:style-name="P71">Kalastor</text:p>
          </table:table-cell>
          <table:table-cell table:style-name="Tableau24.B2" office:value-type="string">
            <text:p text:style-name="P70">Kalastor</text:p>
          </table:table-cell>
          <table:table-cell table:style-name="Tableau24.D2" office:value-type="string">
            <text:p text:style-name="P70">PNJ (2882, 1128, 0)</text:p>
          </table:table-cell>
        </table:table-row>
        <table:table-row table:style-name="Tableau24.2">
          <table:table-cell table:style-name="Tableau24.A3" office:value-type="string">
            <text:p text:style-name="P70">Fali</text:p>
          </table:table-cell>
          <table:table-cell table:style-name="Tableau24.B3" office:value-type="string">
            <text:p text:style-name="P70">Fali</text:p>
          </table:table-cell>
          <table:table-cell table:style-name="Tableau24.B3" office:value-type="string">
            <text:p text:style-name="P70">Fali</text:p>
          </table:table-cell>
          <table:table-cell table:style-name="Tableau24.D3" office:value-type="string">
            <text:p text:style-name="P70">PNJ (2900, 1068, 0)</text:p>
          </table:table-cell>
        </table:table-row>
        <table:table-row table:style-name="Tableau24.2">
          <table:table-cell table:style-name="Tableau24.A2" office:value-type="string">
            <text:p text:style-name="P70">Rolph</text:p>
          </table:table-cell>
          <table:table-cell table:style-name="Tableau24.B2" office:value-type="string">
            <text:p text:style-name="P71">Rolph</text:p>
          </table:table-cell>
          <table:table-cell table:style-name="Tableau24.B2" office:value-type="string">
            <text:p text:style-name="P71">Rolph</text:p>
          </table:table-cell>
          <table:table-cell table:style-name="Tableau24.D2" office:value-type="string">
            <text:p text:style-name="P71">PNJ (2901, 1069, 0)</text:p>
          </table:table-cell>
        </table:table-row>
        <table:table-row table:style-name="Tableau24.2">
          <table:table-cell table:style-name="Tableau24.A3" office:value-type="string">
            <text:p text:style-name="P69">Marnec Sunim</text:p>
          </table:table-cell>
          <table:table-cell table:style-name="Tableau24.B3" office:value-type="string">
            <text:p text:style-name="P69">Marnec Sunim</text:p>
          </table:table-cell>
          <table:table-cell table:style-name="Tableau24.B3" office:value-type="string">
            <text:p text:style-name="P70">Marnec Sunim</text:p>
          </table:table-cell>
          <table:table-cell table:style-name="Tableau24.D3" office:value-type="string">
            <text:p text:style-name="P70">PNJ (2918, 1178, 0)</text:p>
          </table:table-cell>
        </table:table-row>
        <table:table-row table:style-name="Tableau24.2">
          <table:table-cell table:style-name="Tableau24.A2" office:value-type="string">
            <text:p text:style-name="P70">Jagar Kar</text:p>
          </table:table-cell>
          <table:table-cell table:style-name="Tableau24.B2" office:value-type="string">
            <text:p text:style-name="P70">Jagar Kar</text:p>
          </table:table-cell>
          <table:table-cell table:style-name="Tableau24.B2" office:value-type="string">
            <text:p text:style-name="P70">Jagar Kar</text:p>
          </table:table-cell>
          <table:table-cell table:style-name="Tableau24.D2" office:value-type="string">
            <text:p text:style-name="P69">PNJ (2920, 1082, 0)</text:p>
          </table:table-cell>
        </table:table-row>
        <table:table-row table:style-name="Tableau24.2">
          <table:table-cell table:style-name="Tableau24.A3" office:value-type="string">
            <text:p text:style-name="P69">Sigfried</text:p>
          </table:table-cell>
          <table:table-cell table:style-name="Tableau24.B3" office:value-type="string">
            <text:p text:style-name="P69">Sigfried</text:p>
          </table:table-cell>
          <table:table-cell table:style-name="Tableau24.B3" office:value-type="string">
            <text:p text:style-name="P69">Sigfried</text:p>
          </table:table-cell>
          <table:table-cell table:style-name="Tableau24.D3" office:value-type="string">
            <text:p text:style-name="P69">PNJ (2921, 1041, 0)</text:p>
          </table:table-cell>
        </table:table-row>
        <table:table-row table:style-name="Tableau24.2">
          <table:table-cell table:style-name="Tableau24.A2" office:value-type="string">
            <text:p text:style-name="P68">Ortanalas</text:p>
          </table:table-cell>
          <table:table-cell table:style-name="Tableau24.B2" office:value-type="string">
            <text:p text:style-name="P68">Ortanalas</text:p>
          </table:table-cell>
          <table:table-cell table:style-name="Tableau24.B2" office:value-type="string">
            <text:p text:style-name="P68">Ortanalas</text:p>
          </table:table-cell>
          <table:table-cell table:style-name="Tableau24.D2" office:value-type="string">
            <text:p text:style-name="P68">PNJ (2924, 1093, 0)</text:p>
          </table:table-cell>
        </table:table-row>
        <table:table-row table:style-name="Tableau24.2">
          <table:table-cell table:style-name="Tableau24.A3" office:value-type="string">
            <text:p text:style-name="P68">Samaritain de Lighthaven</text:p>
          </table:table-cell>
          <table:table-cell table:style-name="Tableau24.B3" office:value-type="string">
            <text:p text:style-name="P69">Lighthaven Samaritan</text:p>
          </table:table-cell>
          <table:table-cell table:style-name="Tableau24.B3" office:value-type="string">
            <text:p text:style-name="P69">Lighthaven Samaritan</text:p>
          </table:table-cell>
          <table:table-cell table:style-name="Tableau24.D3" office:value-type="string">
            <text:p text:style-name="P71">PNJ (2931, 1072, 0)</text:p>
          </table:table-cell>
        </table:table-row>
        <table:table-row table:style-name="Tableau24.2">
          <table:table-cell table:style-name="Tableau24.A2" office:value-type="string">
            <text:p text:style-name="P71">Moonrock</text:p>
          </table:table-cell>
          <table:table-cell table:style-name="Tableau24.B2" office:value-type="string">
            <text:p text:style-name="P71">Moonrock</text:p>
          </table:table-cell>
          <table:table-cell table:style-name="Tableau24.B2" office:value-type="string">
            <text:p text:style-name="P70">Moonrock</text:p>
          </table:table-cell>
          <table:table-cell table:style-name="Tableau24.D2" office:value-type="string">
            <text:p text:style-name="P70">PNJ (2947, 1043, 0)</text:p>
          </table:table-cell>
        </table:table-row>
        <table:table-row table:style-name="Tableau24.2">
          <table:table-cell table:style-name="Tableau24.A3" office:value-type="string">
            <text:p text:style-name="P70">Markam</text:p>
          </table:table-cell>
          <table:table-cell table:style-name="Tableau24.B3" office:value-type="string">
            <text:p text:style-name="P70">Markam</text:p>
          </table:table-cell>
          <table:table-cell table:style-name="Tableau24.B3" office:value-type="string">
            <text:p text:style-name="P70">Markam</text:p>
          </table:table-cell>
          <table:table-cell table:style-name="Tableau24.D3" office:value-type="string">
            <text:p text:style-name="P70">PNJ (2954, 1102, 0)</text:p>
          </table:table-cell>
        </table:table-row>
        <table:table-row table:style-name="Tableau24.2">
          <table:table-cell table:style-name="Tableau24.A2" office:value-type="string">
            <text:p text:style-name="P70">Frère Kiran</text:p>
          </table:table-cell>
          <table:table-cell table:style-name="Tableau24.B2" office:value-type="string">
            <text:p text:style-name="P70">Brother Kiran</text:p>
          </table:table-cell>
          <table:table-cell table:style-name="Tableau24.B2" office:value-type="string">
            <text:p text:style-name="P70">Brother Kiran</text:p>
          </table:table-cell>
          <table:table-cell table:style-name="Tableau24.D2" office:value-type="string">
            <text:p text:style-name="P70">PNJ (2955, 1048, 0)</text:p>
          </table:table-cell>
        </table:table-row>
        <table:table-row table:style-name="Tableau24.2">
          <table:table-cell table:style-name="Tableau24.A3" office:value-type="string">
            <text:p text:style-name="P70">Kilhiam</text:p>
          </table:table-cell>
          <table:table-cell table:style-name="Tableau24.B3" office:value-type="string">
            <text:p text:style-name="P70">Kilhiam</text:p>
          </table:table-cell>
          <table:table-cell table:style-name="Tableau24.B3" office:value-type="string">
            <text:p text:style-name="P70">Kilhiam</text:p>
          </table:table-cell>
          <table:table-cell table:style-name="Tableau24.D3" office:value-type="string">
            <text:p text:style-name="P70">PNJ (2961, 1058, 0)</text:p>
          </table:table-cell>
        </table:table-row>
        <table:table-row table:style-name="Tableau24.2">
          <table:table-cell table:style-name="Tableau24.A2" office:value-type="string">
            <text:p text:style-name="P70">Mithrand</text:p>
          </table:table-cell>
          <table:table-cell table:style-name="Tableau24.B2" office:value-type="string">
            <text:p text:style-name="P70">Mithrand</text:p>
          </table:table-cell>
          <table:table-cell table:style-name="Tableau24.B2" office:value-type="string">
            <text:p text:style-name="P70">Mithrand</text:p>
          </table:table-cell>
          <table:table-cell table:style-name="Tableau24.D2" office:value-type="string">
            <text:p text:style-name="P70">PNJ (2961, 1093, 0)</text:p>
          </table:table-cell>
        </table:table-row>
        <table:table-row table:style-name="Tableau24.2">
          <table:table-cell table:style-name="Tableau24.A3" office:value-type="string">
            <text:p text:style-name="P70">Kirlor Dhul</text:p>
          </table:table-cell>
          <table:table-cell table:style-name="Tableau24.B3" office:value-type="string">
            <text:p text:style-name="P70">Kirlor Dhul</text:p>
          </table:table-cell>
          <table:table-cell table:style-name="Tableau24.B3" office:value-type="string">
            <text:p text:style-name="P70">Kirlor Dhul</text:p>
          </table:table-cell>
          <table:table-cell table:style-name="Tableau24.D3" office:value-type="string">
            <text:p text:style-name="P70">PNJ (2967, 1111, 0)</text:p>
          </table:table-cell>
        </table:table-row>
        <table:table-row table:style-name="Tableau24.2">
          <table:table-cell table:style-name="Tableau24.A2" office:value-type="string">
            <text:p text:style-name="P70">Isulgur</text:p>
          </table:table-cell>
          <table:table-cell table:style-name="Tableau24.B2" office:value-type="string">
            <text:p text:style-name="P70">Isulgur</text:p>
          </table:table-cell>
          <table:table-cell table:style-name="Tableau24.B2" office:value-type="string">
            <text:p text:style-name="P70">Isulgur</text:p>
          </table:table-cell>
          <table:table-cell table:style-name="Tableau24.D2" office:value-type="string">
            <text:p text:style-name="P70">PNJ (2970, 1096, 0)</text:p>
          </table:table-cell>
        </table:table-row>
        <table:table-row table:style-name="Tableau24.2">
          <table:table-cell table:style-name="Tableau24.A3" office:value-type="string">
            <text:p text:style-name="P70">Uranos </text:p>
          </table:table-cell>
          <table:table-cell table:style-name="Tableau24.B3" office:value-type="string">
            <text:p text:style-name="P70">Uranos</text:p>
          </table:table-cell>
          <table:table-cell table:style-name="Tableau24.B3" office:value-type="string">
            <text:p text:style-name="P69">Uranos</text:p>
          </table:table-cell>
          <table:table-cell table:style-name="Tableau24.D3" office:value-type="string">
            <text:p text:style-name="P69">PNJ (2975, 950, 0)</text:p>
          </table:table-cell>
        </table:table-row>
        <table:table-row table:style-name="Tableau24.2">
          <table:table-cell table:style-name="Tableau24.A2" office:value-type="string">
            <text:p text:style-name="P69">Lothan</text:p>
          </table:table-cell>
          <table:table-cell table:style-name="Tableau24.B2" office:value-type="string">
            <text:p text:style-name="P69">Lothan</text:p>
          </table:table-cell>
          <table:table-cell table:style-name="Tableau24.B2" office:value-type="string">
            <text:p text:style-name="P69">Lothan</text:p>
          </table:table-cell>
          <table:table-cell table:style-name="Tableau24.D2" office:value-type="string">
            <text:p text:style-name="P69">PNJ (2979, 968, 0)</text:p>
          </table:table-cell>
        </table:table-row>
        <table:table-row table:style-name="Tableau24.2">
          <table:table-cell table:style-name="Tableau24.A3" office:value-type="string">
            <text:p text:style-name="P69">Araknor</text:p>
          </table:table-cell>
          <table:table-cell table:style-name="Tableau24.B3" office:value-type="string">
            <text:p text:style-name="P69">Araknor</text:p>
          </table:table-cell>
          <table:table-cell table:style-name="Tableau24.B3" office:value-type="string">
            <text:p text:style-name="P69">Araknor</text:p>
          </table:table-cell>
          <table:table-cell table:style-name="Tableau24.D3" office:value-type="string">
            <text:p text:style-name="P69">PNJ (2981, 1035, 0)</text:p>
          </table:table-cell>
        </table:table-row>
        <table:table-row table:style-name="Tableau24.2">
          <table:table-cell table:style-name="Tableau24.A2" office:value-type="string">
            <text:p text:style-name="P69">Iraltok</text:p>
          </table:table-cell>
          <table:table-cell table:style-name="Tableau24.B2" office:value-type="string">
            <text:p text:style-name="P69">Iraltok</text:p>
          </table:table-cell>
          <table:table-cell table:style-name="Tableau24.B2" office:value-type="string">
            <text:p text:style-name="P69">Iraltok</text:p>
          </table:table-cell>
          <table:table-cell table:style-name="Tableau24.D2" office:value-type="string">
            <text:p text:style-name="P69">PNJ (2998, 952, 0)</text:p>
          </table:table-cell>
        </table:table-row>
        <table:table-row table:style-name="Tableau24.2">
          <table:table-cell table:style-name="Tableau24.A3" office:value-type="string">
            <text:p text:style-name="P69">Nevanis</text:p>
          </table:table-cell>
          <table:table-cell table:style-name="Tableau24.B3" office:value-type="string">
            <text:p text:style-name="P69">Nevanis</text:p>
          </table:table-cell>
          <table:table-cell table:style-name="Tableau24.B3" office:value-type="string">
            <text:p text:style-name="P69">Nevanis</text:p>
          </table:table-cell>
          <table:table-cell table:style-name="Tableau24.D3" office:value-type="string">
            <text:p text:style-name="P69">PNJ (302, 288, 1)</text:p>
          </table:table-cell>
        </table:table-row>
        <table:table-row table:style-name="Tableau24.2">
          <table:table-cell table:style-name="Tableau24.A2" office:value-type="string">
            <text:p text:style-name="P69">Dwarthon Lithin</text:p>
          </table:table-cell>
          <table:table-cell table:style-name="Tableau24.B2" office:value-type="string">
            <text:p text:style-name="P69">Dwarthon Stoneface</text:p>
          </table:table-cell>
          <table:table-cell table:style-name="Tableau24.B2" office:value-type="string">
            <text:p text:style-name="P69">Dwarthon Stoneface</text:p>
          </table:table-cell>
          <table:table-cell table:style-name="Tableau24.D2" office:value-type="string">
            <text:p text:style-name="P69">PNJ (303, 1678, 0)</text:p>
          </table:table-cell>
        </table:table-row>
        <table:table-row table:style-name="Tableau24.2">
          <table:table-cell table:style-name="Tableau24.A3" office:value-type="string">
            <text:p text:style-name="P69">Shovanis</text:p>
          </table:table-cell>
          <table:table-cell table:style-name="Tableau24.B3" office:value-type="string">
            <text:p text:style-name="P69">Shovanis</text:p>
          </table:table-cell>
          <table:table-cell table:style-name="Tableau24.B3" office:value-type="string">
            <text:p text:style-name="P69">Shovanis</text:p>
          </table:table-cell>
          <table:table-cell table:style-name="Tableau24.D3" office:value-type="string">
            <text:p text:style-name="P69">PNJ (318, 295, 1)</text:p>
          </table:table-cell>
        </table:table-row>
        <table:table-row table:style-name="Tableau24.2">
          <table:table-cell table:style-name="Tableau24.A2" office:value-type="string">
            <text:p text:style-name="P69">Bane Gwengad</text:p>
          </table:table-cell>
          <table:table-cell table:style-name="Tableau24.B2" office:value-type="string">
            <text:p text:style-name="P69">Bane Blackblood</text:p>
          </table:table-cell>
          <table:table-cell table:style-name="Tableau24.B2" office:value-type="string">
            <text:p text:style-name="P69">Bane Blackblood</text:p>
          </table:table-cell>
          <table:table-cell table:style-name="Tableau24.D2" office:value-type="string">
            <text:p text:style-name="P69">PNJ (328, 1638, 0)</text:p>
          </table:table-cell>
        </table:table-row>
        <table:table-row table:style-name="Tableau24.2">
          <table:table-cell table:style-name="Tableau24.A3" office:value-type="string">
            <text:p text:style-name="P69">Comte Hémogobelin</text:p>
          </table:table-cell>
          <table:table-cell table:style-name="Tableau24.B3" office:value-type="string">
            <text:p text:style-name="P69">Count Hemogoblin</text:p>
          </table:table-cell>
          <table:table-cell table:style-name="Tableau24.B3" office:value-type="string">
            <text:p text:style-name="P69">Count Hemogoblin</text:p>
          </table:table-cell>
          <table:table-cell table:style-name="Tableau24.D3" office:value-type="string">
            <text:p text:style-name="P69">PNJ (371, 2523, 2)</text:p>
          </table:table-cell>
        </table:table-row>
        <table:table-row table:style-name="Tableau24.2">
          <table:table-cell table:style-name="Tableau24.A2" office:value-type="string">
            <text:p text:style-name="P68">Une monstruosité putride</text:p>
          </table:table-cell>
          <table:table-cell table:style-name="Tableau24.B2" office:value-type="string">
            <text:p text:style-name="P69">A rotting monstrosity</text:p>
          </table:table-cell>
          <table:table-cell table:style-name="Tableau24.B2" office:value-type="string">
            <text:p text:style-name="P69">Brother5</text:p>
          </table:table-cell>
          <table:table-cell table:style-name="Tableau24.D2" office:value-type="string">
            <text:p text:style-name="P69">PNJ (433, 2385, 1)</text:p>
          </table:table-cell>
        </table:table-row>
        <table:table-row table:style-name="Tableau24.2">
          <table:table-cell table:style-name="Tableau24.A3" office:value-type="string">
            <text:p text:style-name="P69">Desséché</text:p>
          </table:table-cell>
          <table:table-cell table:style-name="Tableau24.B3" office:value-type="string">
            <text:p text:style-name="P69">Bonedead</text:p>
          </table:table-cell>
          <table:table-cell table:style-name="Tableau24.B3" office:value-type="string">
            <text:p text:style-name="P68">Bonedead</text:p>
          </table:table-cell>
          <table:table-cell table:style-name="Tableau24.D3" office:value-type="string">
            <text:p text:style-name="P68">PNJ (442, 164, 1)</text:p>
          </table:table-cell>
        </table:table-row>
        <table:table-row table:style-name="Tableau24.2">
          <table:table-cell table:style-name="Tableau24.A2" office:value-type="string">
            <text:p text:style-name="P68">Un cadavre trébuchant</text:p>
          </table:table-cell>
          <table:table-cell table:style-name="Tableau24.B2" office:value-type="string">
            <text:p text:style-name="P69">A stumbling corpse</text:p>
          </table:table-cell>
          <table:table-cell table:style-name="Tableau24.B2" office:value-type="string">
            <text:p text:style-name="P68">Brother2</text:p>
          </table:table-cell>
          <table:table-cell table:style-name="Tableau24.D2" office:value-type="string">
            <text:p text:style-name="P68">PNJ (465, 2460, 1)</text:p>
          </table:table-cell>
        </table:table-row>
        <table:table-row table:style-name="Tableau24.2">
          <table:table-cell table:style-name="Tableau24.A3" office:value-type="string">
            <text:p text:style-name="P68">Une créature fragile</text:p>
          </table:table-cell>
          <table:table-cell table:style-name="Tableau24.B3" office:value-type="string">
            <text:p text:style-name="P69">A frail creature</text:p>
          </table:table-cell>
          <table:table-cell table:style-name="Tableau24.B3" office:value-type="string">
            <text:p text:style-name="P68">Brother4</text:p>
          </table:table-cell>
          <table:table-cell table:style-name="Tableau24.D3" office:value-type="string">
            <text:p text:style-name="P68">PNJ (514, 2330, 1)</text:p>
          </table:table-cell>
        </table:table-row>
        <table:table-row table:style-name="Tableau24.2">
          <table:table-cell table:style-name="Tableau24.A2" office:value-type="string">
            <text:p text:style-name="P68">Une ombre gémissante</text:p>
          </table:table-cell>
          <table:table-cell table:style-name="Tableau24.B2" office:value-type="string">
            <text:p text:style-name="P69">A moaning shadow</text:p>
          </table:table-cell>
          <table:table-cell table:style-name="Tableau24.B2" office:value-type="string">
            <text:p text:style-name="P69">Brother3</text:p>
          </table:table-cell>
          <table:table-cell table:style-name="Tableau24.D2" office:value-type="string">
            <text:p text:style-name="P69">PNJ (526, 2562, 1)</text:p>
          </table:table-cell>
        </table:table-row>
        <text:soft-page-break/>
        <table:table-row table:style-name="Tableau24.2">
          <table:table-cell table:style-name="Tableau24.A3" office:value-type="string">
            <text:p text:style-name="P69">Zhakar</text:p>
          </table:table-cell>
          <table:table-cell table:style-name="Tableau24.B3" office:value-type="string">
            <text:p text:style-name="P71">Zhakar</text:p>
          </table:table-cell>
          <table:table-cell table:style-name="Tableau24.B3" office:value-type="string">
            <text:p text:style-name="P71">Zhakar</text:p>
          </table:table-cell>
          <table:table-cell table:style-name="Tableau24.D3" office:value-type="string">
            <text:p text:style-name="P71">PNJ (55, 1769, 0)</text:p>
          </table:table-cell>
        </table:table-row>
        <table:table-row table:style-name="Tableau24.2">
          <table:table-cell table:style-name="Tableau24.A2" office:value-type="string">
            <text:p text:style-name="P68">Crânenfeu</text:p>
          </table:table-cell>
          <table:table-cell table:style-name="Tableau24.B2" office:value-type="string">
            <text:p text:style-name="P68">Skullfire</text:p>
          </table:table-cell>
          <table:table-cell table:style-name="Tableau24.B2" office:value-type="string">
            <text:p text:style-name="P68">Skullfire</text:p>
          </table:table-cell>
          <table:table-cell table:style-name="Tableau24.D2" office:value-type="string">
            <text:p text:style-name="P68">PNJ (553, 2117, 1)</text:p>
          </table:table-cell>
        </table:table-row>
        <table:table-row table:style-name="Tableau24.2">
          <table:table-cell table:style-name="Tableau24.A3" office:value-type="string">
            <text:p text:style-name="P68">Une créature pitoyable</text:p>
          </table:table-cell>
          <table:table-cell table:style-name="Tableau24.B3" office:value-type="string">
            <text:p text:style-name="P69">A pitiful being</text:p>
          </table:table-cell>
          <table:table-cell table:style-name="Tableau24.B3" office:value-type="string">
            <text:p text:style-name="P69">Brother6</text:p>
          </table:table-cell>
          <table:table-cell table:style-name="Tableau24.D3" office:value-type="string">
            <text:p text:style-name="P69">PNJ (559, 2353, 1)</text:p>
          </table:table-cell>
        </table:table-row>
        <table:table-row table:style-name="Tableau24.2">
          <table:table-cell table:style-name="Tableau24.A2" office:value-type="string">
            <text:p text:style-name="P69">Une infâme abomination</text:p>
          </table:table-cell>
          <table:table-cell table:style-name="Tableau24.B2" office:value-type="string">
            <text:p text:style-name="P69">A foul abomination</text:p>
          </table:table-cell>
          <table:table-cell table:style-name="Tableau24.B2" office:value-type="string">
            <text:p text:style-name="P69">Brother9</text:p>
          </table:table-cell>
          <table:table-cell table:style-name="Tableau24.D2" office:value-type="string">
            <text:p text:style-name="P68">PNJ (561, 2548, 1)</text:p>
          </table:table-cell>
        </table:table-row>
        <table:table-row table:style-name="Tableau24.2">
          <table:table-cell table:style-name="Tableau24.A3" office:value-type="string">
            <text:p text:style-name="P68">Une entité hurlante</text:p>
          </table:table-cell>
          <table:table-cell table:style-name="Tableau24.B3" office:value-type="string">
            <text:p text:style-name="P69">A wailing entity</text:p>
          </table:table-cell>
          <table:table-cell table:style-name="Tableau24.B3" office:value-type="string">
            <text:p text:style-name="P69">Brother7</text:p>
          </table:table-cell>
          <table:table-cell table:style-name="Tableau24.D3" office:value-type="string">
            <text:p text:style-name="P69">PNJ (568, 2441, 1)</text:p>
          </table:table-cell>
        </table:table-row>
        <table:table-row table:style-name="Tableau24.2">
          <table:table-cell table:style-name="Tableau24.A2" office:value-type="string">
            <text:p text:style-name="P69">Un monstre putride</text:p>
          </table:table-cell>
          <table:table-cell table:style-name="Tableau24.B2" office:value-type="string">
            <text:p text:style-name="P69">A putrid beast</text:p>
          </table:table-cell>
          <table:table-cell table:style-name="Tableau24.B2" office:value-type="string">
            <text:p text:style-name="P68">Brother10</text:p>
          </table:table-cell>
          <table:table-cell table:style-name="Tableau24.D2" office:value-type="string">
            <text:p text:style-name="P68">PNJ (571, 2443, 1)</text:p>
          </table:table-cell>
        </table:table-row>
        <table:table-row table:style-name="Tableau24.2">
          <table:table-cell table:style-name="Tableau24.A3" office:value-type="string">
            <text:p text:style-name="P68">Un démon rampant</text:p>
          </table:table-cell>
          <table:table-cell table:style-name="Tableau24.B3" office:value-type="string">
            <text:p text:style-name="P69">A creeping fiend</text:p>
          </table:table-cell>
          <table:table-cell table:style-name="Tableau24.B3" office:value-type="string">
            <text:p text:style-name="P69">Brother11</text:p>
          </table:table-cell>
          <table:table-cell table:style-name="Tableau24.D3" office:value-type="string">
            <text:p text:style-name="P69">PNJ (610, 2436, 1)</text:p>
          </table:table-cell>
        </table:table-row>
        <table:table-row table:style-name="Tableau24.2">
          <table:table-cell table:style-name="Tableau24.A2" office:value-type="string">
            <text:p text:style-name="P69">Etheanan</text:p>
          </table:table-cell>
          <table:table-cell table:style-name="Tableau24.B2" office:value-type="string">
            <text:p text:style-name="P69">Etheanan</text:p>
          </table:table-cell>
          <table:table-cell table:style-name="Tableau24.B2" office:value-type="string">
            <text:p text:style-name="P69">Etheanan</text:p>
          </table:table-cell>
          <table:table-cell table:style-name="Tableau24.D2" office:value-type="string">
            <text:p text:style-name="P69">PNJ (614, 1893, 0)</text:p>
          </table:table-cell>
        </table:table-row>
        <table:table-row table:style-name="Tableau24.2">
          <table:table-cell table:style-name="Tableau24.A3" office:value-type="string">
            <text:p text:style-name="P69">Un aveugle</text:p>
          </table:table-cell>
          <table:table-cell table:style-name="Tableau24.B3" office:value-type="string">
            <text:p text:style-name="P69">A blind man</text:p>
          </table:table-cell>
          <table:table-cell table:style-name="Tableau24.B3" office:value-type="string">
            <text:p text:style-name="P69">Xanth</text:p>
          </table:table-cell>
          <table:table-cell table:style-name="Tableau24.D3" office:value-type="string">
            <text:p text:style-name="P68">PNJ (618, 1897, 0)</text:p>
          </table:table-cell>
        </table:table-row>
        <table:table-row table:style-name="Tableau24.2">
          <table:table-cell table:style-name="Tableau24.A2" office:value-type="string">
            <text:p text:style-name="P68">Spectre de Théopold</text:p>
          </table:table-cell>
          <table:table-cell table:style-name="Tableau24.B2" office:value-type="string">
            <text:p text:style-name="P69">Theopold's Specter</text:p>
          </table:table-cell>
          <table:table-cell table:style-name="Tableau24.B2" office:value-type="string">
            <text:p text:style-name="P69">Theopold</text:p>
          </table:table-cell>
          <table:table-cell table:style-name="Tableau24.D2" office:value-type="string">
            <text:p text:style-name="P68">PNJ (625, 290, 2)</text:p>
          </table:table-cell>
        </table:table-row>
        <table:table-row table:style-name="Tableau24.2">
          <table:table-cell table:style-name="Tableau24.A3" office:value-type="string">
            <text:p text:style-name="P68">Une loque humaine</text:p>
          </table:table-cell>
          <table:table-cell table:style-name="Tableau24.B3" office:value-type="string">
            <text:p text:style-name="P69">A decrepit figure</text:p>
          </table:table-cell>
          <table:table-cell table:style-name="Tableau24.B3" office:value-type="string">
            <text:p text:style-name="P68">Brother1</text:p>
          </table:table-cell>
          <table:table-cell table:style-name="Tableau24.D3" office:value-type="string">
            <text:p text:style-name="P68">PNJ (633, 2353, 1)</text:p>
          </table:table-cell>
        </table:table-row>
        <table:table-row table:style-name="Tableau24.2">
          <table:table-cell table:style-name="Tableau24.A2" office:value-type="string">
            <text:p text:style-name="P68">Une âme tourmentée</text:p>
          </table:table-cell>
          <table:table-cell table:style-name="Tableau24.B2" office:value-type="string">
            <text:p text:style-name="P68">A miserable soul</text:p>
          </table:table-cell>
          <table:table-cell table:style-name="Tableau24.B2" office:value-type="string">
            <text:p text:style-name="P68">Brother8</text:p>
          </table:table-cell>
          <table:table-cell table:style-name="Tableau24.D2" office:value-type="string">
            <text:p text:style-name="P68">PNJ (635, 2375, 1)</text:p>
          </table:table-cell>
        </table:table-row>
        <table:table-row table:style-name="Tableau24.2">
          <table:table-cell table:style-name="Tableau24.A3" office:value-type="string">
            <text:p text:style-name="P68">Une horreur repoussante</text:p>
          </table:table-cell>
          <table:table-cell table:style-name="Tableau24.B3" office:value-type="string">
            <text:p text:style-name="P69">A loathsome horror</text:p>
          </table:table-cell>
          <table:table-cell table:style-name="Tableau24.B3" office:value-type="string">
            <text:p text:style-name="P69">Brother12</text:p>
          </table:table-cell>
          <table:table-cell table:style-name="Tableau24.D3" office:value-type="string">
            <text:p text:style-name="P69">PNJ (680, 2390, 1)</text:p>
          </table:table-cell>
        </table:table-row>
        <table:table-row table:style-name="Tableau24.2">
          <table:table-cell table:style-name="Tableau24.A2" office:value-type="string">
            <text:p text:style-name="P69">Morindin Tennglaw</text:p>
          </table:table-cell>
          <table:table-cell table:style-name="Tableau24.B2" office:value-type="string">
            <text:p text:style-name="P69">Morindin Arrowmist</text:p>
          </table:table-cell>
          <table:table-cell table:style-name="Tableau24.B2" office:value-type="string">
            <text:p text:style-name="P69">Morindin Arrowmist</text:p>
          </table:table-cell>
          <table:table-cell table:style-name="Tableau24.D2" office:value-type="string">
            <text:p text:style-name="P68">PNJ (706, 1912, 0)</text:p>
          </table:table-cell>
        </table:table-row>
        <table:table-row table:style-name="Tableau24.2">
          <table:table-cell table:style-name="Tableau24.A3" office:value-type="string">
            <text:p text:style-name="P68">Un arbre qui marche</text:p>
          </table:table-cell>
          <table:table-cell table:style-name="Tableau24.B3" office:value-type="string">
            <text:p text:style-name="P69">A walking tree</text:p>
          </table:table-cell>
          <table:table-cell table:style-name="Tableau24.B3" office:value-type="string">
            <text:p text:style-name="P71">AaronBrownbark</text:p>
          </table:table-cell>
          <table:table-cell table:style-name="Tableau24.D3" office:value-type="string">
            <text:p text:style-name="P71">PNJ (812, 1568, 0)</text:p>
          </table:table-cell>
        </table:table-row>
        <table:table-row table:style-name="Tableau24.2">
          <table:table-cell table:style-name="Tableau24.A2" office:value-type="string">
            <text:p text:style-name="P71">Iago Caballero</text:p>
          </table:table-cell>
          <table:table-cell table:style-name="Tableau24.B2" office:value-type="string">
            <text:p text:style-name="P69">Iago Caballero</text:p>
          </table:table-cell>
          <table:table-cell table:style-name="Tableau24.B2" office:value-type="string">
            <text:p text:style-name="P69">Iago Caballero</text:p>
          </table:table-cell>
          <table:table-cell table:style-name="Tableau24.D2" office:value-type="string">
            <text:p text:style-name="P69">PNJ (812, 2714, 0)</text:p>
          </table:table-cell>
        </table:table-row>
        <table:table-row table:style-name="Tableau24.2">
          <table:table-cell table:style-name="Tableau24.A3" office:value-type="string">
            <text:p text:style-name="P69">Mortdart</text:p>
          </table:table-cell>
          <table:table-cell table:style-name="Tableau24.B3" office:value-type="string">
            <text:p text:style-name="P69">Dead Bolt</text:p>
          </table:table-cell>
          <table:table-cell table:style-name="Tableau24.B3" office:value-type="string">
            <text:p text:style-name="P69">Dead Bolt</text:p>
          </table:table-cell>
          <table:table-cell table:style-name="Tableau24.D3" office:value-type="string">
            <text:p text:style-name="P69">PNJ (849, 1710, 2)</text:p>
          </table:table-cell>
        </table:table-row>
        <table:table-row table:style-name="Tableau24.2">
          <table:table-cell table:style-name="Tableau24.A2" office:value-type="string">
            <text:p text:style-name="P68">GreyLeaf l'arbre démoniaque</text:p>
          </table:table-cell>
          <table:table-cell table:style-name="Tableau24.B2" office:value-type="string">
            <text:p text:style-name="P69">GreyLeaf the daemon tree</text:p>
          </table:table-cell>
          <table:table-cell table:style-name="Tableau24.B2" office:value-type="string">
            <text:p text:style-name="P71">Greyleaf</text:p>
          </table:table-cell>
          <table:table-cell table:style-name="Tableau24.D2" office:value-type="string">
            <text:p text:style-name="P71">PNJ (849, 2086, 0)</text:p>
          </table:table-cell>
        </table:table-row>
        <table:table-row table:style-name="Tableau24.2">
          <table:table-cell table:style-name="Tableau24.A3" office:value-type="string">
            <text:p text:style-name="P71">Haden</text:p>
          </table:table-cell>
          <table:table-cell table:style-name="Tableau24.B3" office:value-type="string">
            <text:p text:style-name="P71">Haden</text:p>
          </table:table-cell>
          <table:table-cell table:style-name="Tableau24.B3" office:value-type="string">
            <text:p text:style-name="P71">Haden</text:p>
          </table:table-cell>
          <table:table-cell table:style-name="Tableau24.D3" office:value-type="string">
            <text:p text:style-name="P71">PNJ (87, 2654, 0)</text:p>
          </table:table-cell>
        </table:table-row>
        <table:table-row table:style-name="Tableau24.2">
          <table:table-cell table:style-name="Tableau24.A2" office:value-type="string">
            <text:p text:style-name="P69">Reynen Aspicdart</text:p>
          </table:table-cell>
          <table:table-cell table:style-name="Tableau24.B2" office:value-type="string">
            <text:p text:style-name="P69">Reynen Aspicdart</text:p>
          </table:table-cell>
          <table:table-cell table:style-name="Tableau24.B2" office:value-type="string">
            <text:p text:style-name="P69">Reynen Aspicdart</text:p>
          </table:table-cell>
          <table:table-cell table:style-name="Tableau24.D2" office:value-type="string">
            <text:p text:style-name="P69">PNJ (870, 800, 2)</text:p>
          </table:table-cell>
        </table:table-row>
        <table:table-row table:style-name="Tableau24.2">
          <table:table-cell table:style-name="Tableau24.A3" office:value-type="string">
            <text:p text:style-name="P69">Profundus</text:p>
          </table:table-cell>
          <table:table-cell table:style-name="Tableau24.B3" office:value-type="string">
            <text:p text:style-name="P69">Deep one</text:p>
          </table:table-cell>
          <table:table-cell table:style-name="Tableau24.B3" office:value-type="string">
            <text:p text:style-name="P69">Deep one</text:p>
          </table:table-cell>
          <table:table-cell table:style-name="Tableau24.D3" office:value-type="string">
            <text:p text:style-name="P69">PNJ (932, 424, 2)</text:p>
          </table:table-cell>
        </table:table-row>
        <table:table-row table:style-name="Tableau24.2">
          <table:table-cell table:style-name="Tableau24.A2" office:value-type="string">
            <text:p text:style-name="P69">Brath le Fétide</text:p>
          </table:table-cell>
          <table:table-cell table:style-name="Tableau24.B2" office:value-type="string">
            <text:p text:style-name="P69">Stinkbreath</text:p>
          </table:table-cell>
          <table:table-cell table:style-name="Tableau24.B2" office:value-type="string">
            <text:p text:style-name="P69">Stinkbreath</text:p>
          </table:table-cell>
          <table:table-cell table:style-name="Tableau24.D2" office:value-type="string">
            <text:p text:style-name="P69">PNJ (941, 1048, 2)</text:p>
          </table:table-cell>
        </table:table-row>
        <table:table-row table:style-name="Tableau24.2">
          <table:table-cell table:style-name="Tableau24.A3" office:value-type="string">
            <text:p text:style-name="P69">Skrull</text:p>
          </table:table-cell>
          <table:table-cell table:style-name="Tableau24.B3" office:value-type="string">
            <text:p text:style-name="P69">Skrull</text:p>
          </table:table-cell>
          <table:table-cell table:style-name="Tableau24.B3" office:value-type="string">
            <text:p text:style-name="P69">Skrull</text:p>
          </table:table-cell>
          <table:table-cell table:style-name="Tableau24.D3" office:value-type="string">
            <text:p text:style-name="P69">PNJ (949, 1704, 0)</text:p>
          </table:table-cell>
        </table:table-row>
        <table:table-row table:style-name="Tableau24.2">
          <table:table-cell table:style-name="Tableau24.A2" office:value-type="string">
            <text:p text:style-name="P68">Ratsputin le rat-garou</text:p>
          </table:table-cell>
          <table:table-cell table:style-name="Tableau24.B2" office:value-type="string">
            <text:p text:style-name="P69">Ratsputin the wererat</text:p>
          </table:table-cell>
          <table:table-cell table:style-name="Tableau24.B2" office:value-type="string">
            <text:p text:style-name="P68">Ratsputin</text:p>
          </table:table-cell>
          <table:table-cell table:style-name="Tableau24.D2" office:value-type="string">
            <text:p text:style-name="P68">PNJ (963, 581, 2)</text:p>
          </table:table-cell>
        </table:table-row>
        <table:table-row table:style-name="Tableau24.2">
          <table:table-cell table:style-name="Tableau24.A3" office:value-type="string">
            <text:p text:style-name="P68">Abeille tueuse</text:p>
          </table:table-cell>
          <table:table-cell table:style-name="Tableau24.B3" office:value-type="string">
            <text:p text:style-name="P69">Death stinger</text:p>
          </table:table-cell>
          <table:table-cell table:style-name="Tableau24.B3" office:value-type="string">
            <text:p text:style-name="P69">Death stinger</text:p>
          </table:table-cell>
          <table:table-cell table:style-name="Tableau24.D3" office:value-type="string">
            <text:p text:style-name="P69">Raven's Dust</text:p>
          </table:table-cell>
        </table:table-row>
        <table:table-row table:style-name="Tableau24.2">
          <table:table-cell table:style-name="Tableau24.A2" office:value-type="string">
            <text:p text:style-name="P69">Anthropophage</text:p>
          </table:table-cell>
          <table:table-cell table:style-name="Tableau24.B2" office:value-type="string">
            <text:p text:style-name="P69">Flesh eater</text:p>
          </table:table-cell>
          <table:table-cell table:style-name="Tableau24.B2" office:value-type="string">
            <text:p text:style-name="P69">Flesh eater</text:p>
          </table:table-cell>
          <table:table-cell table:style-name="Tableau24.D2" office:value-type="string">
            <text:p text:style-name="P69">Raven's Dust</text:p>
          </table:table-cell>
        </table:table-row>
        <table:table-row table:style-name="Tableau24.2">
          <table:table-cell table:style-name="Tableau24.A3" office:value-type="string">
            <text:p text:style-name="P68">Arbre démoniaque</text:p>
          </table:table-cell>
          <table:table-cell table:style-name="Tableau24.B3" office:value-type="string">
            <text:p text:style-name="P68">Demon tree</text:p>
          </table:table-cell>
          <table:table-cell table:style-name="Tableau24.B3" office:value-type="string">
            <text:p text:style-name="P69">Demon tree</text:p>
          </table:table-cell>
          <table:table-cell table:style-name="Tableau24.D3" office:value-type="string">
            <text:p text:style-name="P69">Raven's Dust</text:p>
          </table:table-cell>
        </table:table-row>
        <table:table-row table:style-name="Tableau24.2">
          <table:table-cell table:style-name="Tableau24.A2" office:value-type="string">
            <text:p text:style-name="P69">Blob</text:p>
          </table:table-cell>
          <table:table-cell table:style-name="Tableau24.B2" office:value-type="string">
            <text:p text:style-name="P69">Acid slime</text:p>
          </table:table-cell>
          <table:table-cell table:style-name="Tableau24.B2" office:value-type="string">
            <text:p text:style-name="P69">Acid slime</text:p>
          </table:table-cell>
          <table:table-cell table:style-name="Tableau24.D2" office:value-type="string">
            <text:p text:style-name="P69">Raven's Dust</text:p>
          </table:table-cell>
        </table:table-row>
        <table:table-row table:style-name="Tableau24.2">
          <table:table-cell table:style-name="Tableau24.A3" office:value-type="string">
            <text:p text:style-name="P68">Chaman minotaure</text:p>
          </table:table-cell>
          <table:table-cell table:style-name="Tableau24.B3" office:value-type="string">
            <text:p text:style-name="P68">Minotaur shaman</text:p>
          </table:table-cell>
          <table:table-cell table:style-name="Tableau24.B3" office:value-type="string">
            <text:p text:style-name="P69">Minotaur shaman</text:p>
          </table:table-cell>
          <table:table-cell table:style-name="Tableau24.D3" office:value-type="string">
            <text:p text:style-name="P69">Raven's Dust</text:p>
          </table:table-cell>
        </table:table-row>
        <table:table-row table:style-name="Tableau24.2">
          <table:table-cell table:style-name="Tableau24.A2" office:value-type="string">
            <text:p text:style-name="P68">Chauve-souris vampire</text:p>
          </table:table-cell>
          <table:table-cell table:style-name="Tableau24.B2" office:value-type="string">
            <text:p text:style-name="P68">Vampire bat</text:p>
          </table:table-cell>
          <table:table-cell table:style-name="Tableau24.B2" office:value-type="string">
            <text:p text:style-name="P68">Vampire bat</text:p>
          </table:table-cell>
          <table:table-cell table:style-name="Tableau24.D2" office:value-type="string">
            <text:p text:style-name="P68">Raven's Dust</text:p>
          </table:table-cell>
        </table:table-row>
        <table:table-row table:style-name="Tableau24.2">
          <table:table-cell table:style-name="Tableau24.A3" office:value-type="string">
            <text:p text:style-name="P68">Chef minotaure</text:p>
          </table:table-cell>
          <table:table-cell table:style-name="Tableau24.B3" office:value-type="string">
            <text:p text:style-name="P68">Minotaur chieftain</text:p>
          </table:table-cell>
          <table:table-cell table:style-name="Tableau24.B3" office:value-type="string">
            <text:p text:style-name="P68">Minotaur chieftain</text:p>
          </table:table-cell>
          <table:table-cell table:style-name="Tableau24.D3" office:value-type="string">
            <text:p text:style-name="P68">Raven's Dust</text:p>
          </table:table-cell>
        </table:table-row>
        <table:table-row table:style-name="Tableau24.2">
          <table:table-cell table:style-name="Tableau24.A2" office:value-type="string">
            <text:p text:style-name="P68">Disciple de l'ombre</text:p>
          </table:table-cell>
          <table:table-cell table:style-name="Tableau24.B2" office:value-type="string">
            <text:p text:style-name="P69">Nightblade</text:p>
          </table:table-cell>
          <table:table-cell table:style-name="Tableau24.B2" office:value-type="string">
            <text:p text:style-name="P69">Nightblade</text:p>
          </table:table-cell>
          <table:table-cell table:style-name="Tableau24.D2" office:value-type="string">
            <text:p text:style-name="P69">Raven's Dust</text:p>
          </table:table-cell>
        </table:table-row>
        <table:table-row table:style-name="Tableau24.2">
          <table:table-cell table:style-name="Tableau24.A3" office:value-type="string">
            <text:p text:style-name="P69">Fataliste</text:p>
          </table:table-cell>
          <table:table-cell table:style-name="Tableau24.B3" office:value-type="string">
            <text:p text:style-name="P69">Death Chosen</text:p>
          </table:table-cell>
          <table:table-cell table:style-name="Tableau24.B3" office:value-type="string">
            <text:p text:style-name="P69">Death Chosen</text:p>
          </table:table-cell>
          <table:table-cell table:style-name="Tableau24.D3" office:value-type="string">
            <text:p text:style-name="P69">Raven's Dust</text:p>
          </table:table-cell>
        </table:table-row>
        <table:table-row table:style-name="Tableau24.2">
          <table:table-cell table:style-name="Tableau24.A2" office:value-type="string">
            <text:p text:style-name="P68">Garde de l'Apocalypse</text:p>
          </table:table-cell>
          <table:table-cell table:style-name="Tableau24.B2" office:value-type="string">
            <text:p text:style-name="P69">Doom guard</text:p>
          </table:table-cell>
          <table:table-cell table:style-name="Tableau24.B2" office:value-type="string">
            <text:p text:style-name="P69">Doom guard</text:p>
          </table:table-cell>
          <table:table-cell table:style-name="Tableau24.D2" office:value-type="string">
            <text:p text:style-name="P68">Raven's Dust</text:p>
          </table:table-cell>
        </table:table-row>
        <table:table-row table:style-name="Tableau24.2">
          <table:table-cell table:style-name="Tableau24.A3" office:value-type="string">
            <text:p text:style-name="P68">Garde de l'ombre</text:p>
          </table:table-cell>
          <table:table-cell table:style-name="Tableau24.B3" office:value-type="string">
            <text:p text:style-name="P69">Blackguard</text:p>
          </table:table-cell>
          <table:table-cell table:style-name="Tableau24.B3" office:value-type="string">
            <text:p text:style-name="P69">Blackguard</text:p>
          </table:table-cell>
          <table:table-cell table:style-name="Tableau24.D3" office:value-type="string">
            <text:p text:style-name="P69">Raven's Dust</text:p>
          </table:table-cell>
        </table:table-row>
        <table:table-row table:style-name="Tableau24.2">
          <table:table-cell table:style-name="Tableau24.A2" office:value-type="string">
            <text:p text:style-name="P68">Gardien de prison baraqué</text:p>
          </table:table-cell>
          <table:table-cell table:style-name="Tableau24.B2" office:value-type="string">
            <text:p text:style-name="P69">Burly jailkeeper</text:p>
          </table:table-cell>
          <table:table-cell table:style-name="Tableau24.B2" office:value-type="string">
            <text:p text:style-name="P69">Jailkeeper</text:p>
          </table:table-cell>
          <table:table-cell table:style-name="Tableau24.D2" office:value-type="string">
            <text:p text:style-name="P69">Raven's Dust</text:p>
          </table:table-cell>
        </table:table-row>
        <table:table-row table:style-name="Tableau24.2">
          <table:table-cell table:style-name="Tableau24.A3" office:value-type="string">
            <text:p text:style-name="P69">Gardien orque</text:p>
          </table:table-cell>
          <table:table-cell table:style-name="Tableau24.B3" office:value-type="string">
            <text:p text:style-name="P69">Orc guardian</text:p>
          </table:table-cell>
          <table:table-cell table:style-name="Tableau24.B3" office:value-type="string">
            <text:p text:style-name="P69">Orc guardian</text:p>
          </table:table-cell>
          <table:table-cell table:style-name="Tableau24.D3" office:value-type="string">
            <text:p text:style-name="P69">Raven's Dust</text:p>
          </table:table-cell>
        </table:table-row>
        <table:table-row table:style-name="Tableau24.2">
          <table:table-cell table:style-name="Tableau24.A2" office:value-type="string">
            <text:p text:style-name="P69">Guerrier minotaure</text:p>
          </table:table-cell>
          <table:table-cell table:style-name="Tableau24.B2" office:value-type="string">
            <text:p text:style-name="P69">Minotaur warrior</text:p>
          </table:table-cell>
          <table:table-cell table:style-name="Tableau24.B2" office:value-type="string">
            <text:p text:style-name="P69">Minotaur warrior</text:p>
          </table:table-cell>
          <table:table-cell table:style-name="Tableau24.D2" office:value-type="string">
            <text:p text:style-name="P69">Raven's Dust</text:p>
          </table:table-cell>
        </table:table-row>
        <table:table-row table:style-name="Tableau24.2">
          <table:table-cell table:style-name="Tableau24.A3" office:value-type="string">
            <text:p text:style-name="P69">Guerrier orque</text:p>
          </table:table-cell>
          <table:table-cell table:style-name="Tableau24.B3" office:value-type="string">
            <text:p text:style-name="P69">Orc warrior</text:p>
          </table:table-cell>
          <table:table-cell table:style-name="Tableau24.B3" office:value-type="string">
            <text:p text:style-name="P69">Orc warrior</text:p>
          </table:table-cell>
          <table:table-cell table:style-name="Tableau24.D3" office:value-type="string">
            <text:p text:style-name="P69">Raven's Dust</text:p>
          </table:table-cell>
        </table:table-row>
        <table:table-row table:style-name="Tableau24.2">
          <table:table-cell table:style-name="Tableau24.A2" office:value-type="string">
            <text:p text:style-name="P69">Guerrier-mage orque</text:p>
          </table:table-cell>
          <table:table-cell table:style-name="Tableau24.B2" office:value-type="string">
            <text:p text:style-name="P69">Orc battlemage</text:p>
          </table:table-cell>
          <table:table-cell table:style-name="Tableau24.B2" office:value-type="string">
            <text:p text:style-name="P69">Orc battlemage</text:p>
          </table:table-cell>
          <table:table-cell table:style-name="Tableau24.D2" office:value-type="string">
            <text:p text:style-name="P69">Raven's Dust</text:p>
          </table:table-cell>
        </table:table-row>
        <table:table-row table:style-name="Tableau24.2">
          <table:table-cell table:style-name="Tableau24.A3" office:value-type="string">
            <text:p text:style-name="P69">Horreur enrubannée</text:p>
          </table:table-cell>
          <table:table-cell table:style-name="Tableau24.B3" office:value-type="string">
            <text:p text:style-name="P69">Bandaged horror</text:p>
          </table:table-cell>
          <table:table-cell table:style-name="Tableau24.B3" office:value-type="string">
            <text:p text:style-name="P69">Bandaged horror</text:p>
          </table:table-cell>
          <table:table-cell table:style-name="Tableau24.D3" office:value-type="string">
            <text:p text:style-name="P69">Raven's Dust</text:p>
          </table:table-cell>
        </table:table-row>
        <table:table-row table:style-name="Tableau24.2">
          <table:table-cell table:style-name="Tableau24.A2" office:value-type="string">
            <text:p text:style-name="P69">Horreur hurlante</text:p>
          </table:table-cell>
          <table:table-cell table:style-name="Tableau24.B2" office:value-type="string">
            <text:p text:style-name="P69">Shrieking horror</text:p>
          </table:table-cell>
          <table:table-cell table:style-name="Tableau24.B2" office:value-type="string">
            <text:p text:style-name="P69">Shrieking horror</text:p>
          </table:table-cell>
          <table:table-cell table:style-name="Tableau24.D2" office:value-type="string">
            <text:p text:style-name="P69">Raven's Dust</text:p>
          </table:table-cell>
        </table:table-row>
        <table:table-row table:style-name="Tableau24.2">
          <table:table-cell table:style-name="Tableau24.A3" office:value-type="string">
            <text:p text:style-name="P69">Horreur railleuse</text:p>
          </table:table-cell>
          <table:table-cell table:style-name="Tableau24.B3" office:value-type="string">
            <text:p text:style-name="P69">Taunting Horror</text:p>
          </table:table-cell>
          <table:table-cell table:style-name="Tableau24.B3" office:value-type="string">
            <text:p text:style-name="P69">Taunting Horror</text:p>
          </table:table-cell>
          <table:table-cell table:style-name="Tableau24.D3" office:value-type="string">
            <text:p text:style-name="P69">Raven's Dust</text:p>
          </table:table-cell>
        </table:table-row>
        <table:table-row table:style-name="Tableau24.2">
          <table:table-cell table:style-name="Tableau24.A2" office:value-type="string">
            <text:p text:style-name="P69">Invocation ratée</text:p>
          </table:table-cell>
          <table:table-cell table:style-name="Tableau24.B2" office:value-type="string">
            <text:p text:style-name="P69">Failed summon</text:p>
          </table:table-cell>
          <table:table-cell table:style-name="Tableau24.B2" office:value-type="string">
            <text:p text:style-name="P69">Failed summon</text:p>
          </table:table-cell>
          <table:table-cell table:style-name="Tableau24.D2" office:value-type="string">
            <text:p text:style-name="P69">Raven's Dust</text:p>
          </table:table-cell>
        </table:table-row>
        <table:table-row table:style-name="Tableau24.2">
          <table:table-cell table:style-name="Tableau24.A3" office:value-type="string">
            <text:p text:style-name="P69">Le déchu</text:p>
          </table:table-cell>
          <table:table-cell table:style-name="Tableau24.B3" office:value-type="string">
            <text:p text:style-name="P69">Broken One</text:p>
          </table:table-cell>
          <table:table-cell table:style-name="Tableau24.B3" office:value-type="string">
            <text:p text:style-name="P69">Broken One</text:p>
          </table:table-cell>
          <table:table-cell table:style-name="Tableau24.D3" office:value-type="string">
            <text:p text:style-name="P68">Raven's Dust</text:p>
          </table:table-cell>
        </table:table-row>
        <table:table-row table:style-name="Tableau24.2">
          <table:table-cell table:style-name="Tableau24.A2" office:value-type="string">
            <text:p text:style-name="P68">Mage rôdeur</text:p>
          </table:table-cell>
          <table:table-cell table:style-name="Tableau24.B2" office:value-type="string">
            <text:p text:style-name="P68">Rogue mage</text:p>
          </table:table-cell>
          <table:table-cell table:style-name="Tableau24.B2" office:value-type="string">
            <text:p text:style-name="P69">Rogue mage</text:p>
          </table:table-cell>
          <table:table-cell table:style-name="Tableau24.D2" office:value-type="string">
            <text:p text:style-name="P69">Raven's Dust</text:p>
          </table:table-cell>
        </table:table-row>
        <table:table-row table:style-name="Tableau24.2">
          <table:table-cell table:style-name="Tableau24.A3" office:value-type="string">
            <text:p text:style-name="P69">Orque berserker</text:p>
          </table:table-cell>
          <table:table-cell table:style-name="Tableau24.B3" office:value-type="string">
            <text:p text:style-name="P69">Orc berserker</text:p>
          </table:table-cell>
          <table:table-cell table:style-name="Tableau24.B3" office:value-type="string">
            <text:p text:style-name="P69">Orc berserker</text:p>
          </table:table-cell>
          <table:table-cell table:style-name="Tableau24.D3" office:value-type="string">
            <text:p text:style-name="P69">Raven's Dust</text:p>
          </table:table-cell>
        </table:table-row>
        <table:table-row table:style-name="Tableau24.2">
          <table:table-cell table:style-name="Tableau24.A2" office:value-type="string">
            <text:p text:style-name="P68">Orque déserteur</text:p>
          </table:table-cell>
          <table:table-cell table:style-name="Tableau24.B2" office:value-type="string">
            <text:p text:style-name="P68">Orc deserter</text:p>
          </table:table-cell>
          <table:table-cell table:style-name="Tableau24.B2" office:value-type="string">
            <text:p text:style-name="P69">Orc deserter</text:p>
          </table:table-cell>
          <table:table-cell table:style-name="Tableau24.D2" office:value-type="string">
            <text:p text:style-name="P69">Raven's Dust</text:p>
          </table:table-cell>
        </table:table-row>
        <table:table-row table:style-name="Tableau24.2">
          <table:table-cell table:style-name="Tableau24.A3" office:value-type="string">
            <text:p text:style-name="P68">Pillard des dunes</text:p>
          </table:table-cell>
          <table:table-cell table:style-name="Tableau24.B3" office:value-type="string">
            <text:p text:style-name="P68">Dune raider</text:p>
          </table:table-cell>
          <table:table-cell table:style-name="Tableau24.B3" office:value-type="string">
            <text:p text:style-name="P68">Dune raider</text:p>
          </table:table-cell>
          <table:table-cell table:style-name="Tableau24.D3" office:value-type="string">
            <text:p text:style-name="P68">Raven's Dust</text:p>
          </table:table-cell>
        </table:table-row>
        <table:table-row table:style-name="Tableau24.2">
          <table:table-cell table:style-name="Tableau24.A2" office:value-type="string">
            <text:p text:style-name="P68">Prisonnier désespéré</text:p>
          </table:table-cell>
          <table:table-cell table:style-name="Tableau24.B2" office:value-type="string">
            <text:p text:style-name="P69">Desperate prisoner</text:p>
          </table:table-cell>
          <table:table-cell table:style-name="Tableau24.B2" office:value-type="string">
            <text:p text:style-name="P69">?</text:p>
          </table:table-cell>
          <table:table-cell table:style-name="Tableau24.D2" office:value-type="string">
            <text:p text:style-name="P69">Raven's Dust</text:p>
          </table:table-cell>
        </table:table-row>
        <table:table-row table:style-name="Tableau24.2">
          <table:table-cell table:style-name="Tableau24.A3" office:value-type="string">
            <text:p text:style-name="P70">Rat-garou</text:p>
          </table:table-cell>
          <table:table-cell table:style-name="Tableau24.B3" office:value-type="string">
            <text:p text:style-name="P70">Wererat</text:p>
          </table:table-cell>
          <table:table-cell table:style-name="Tableau24.B3" office:value-type="string">
            <text:p text:style-name="P69">Wererat</text:p>
          </table:table-cell>
          <table:table-cell table:style-name="Tableau24.D3" office:value-type="string">
            <text:p text:style-name="P69">Raven's Dust</text:p>
          </table:table-cell>
        </table:table-row>
        <table:table-row table:style-name="Tableau24.2">
          <table:table-cell table:style-name="Tableau24.A2" office:value-type="string">
            <text:p text:style-name="P69">Scélérat</text:p>
          </table:table-cell>
          <table:table-cell table:style-name="Tableau24.B2" office:value-type="string">
            <text:p text:style-name="P69">Nightbreed</text:p>
          </table:table-cell>
          <table:table-cell table:style-name="Tableau24.B2" office:value-type="string">
            <text:p text:style-name="P69">Nightbreed</text:p>
          </table:table-cell>
          <table:table-cell table:style-name="Tableau24.D2" office:value-type="string">
            <text:p text:style-name="P69">Raven's Dust</text:p>
          </table:table-cell>
        </table:table-row>
        <table:table-row table:style-name="Tableau24.2">
          <table:table-cell table:style-name="Tableau24.A3" office:value-type="string">
            <text:p text:style-name="P69">Scorpion géant</text:p>
          </table:table-cell>
          <table:table-cell table:style-name="Tableau24.B3" office:value-type="string">
            <text:p text:style-name="P69">Giant scorpion</text:p>
          </table:table-cell>
          <table:table-cell table:style-name="Tableau24.B3" office:value-type="string">
            <text:p text:style-name="P69">Giant scorpion</text:p>
          </table:table-cell>
          <table:table-cell table:style-name="Tableau24.D3" office:value-type="string">
            <text:p text:style-name="P69">Raven's Dust</text:p>
          </table:table-cell>
        </table:table-row>
        <table:table-row table:style-name="Tableau24.2">
          <table:table-cell table:style-name="Tableau24.A2" office:value-type="string">
            <text:p text:style-name="P68">Seigneur des sables</text:p>
          </table:table-cell>
          <table:table-cell table:style-name="Tableau24.B2" office:value-type="string">
            <text:p text:style-name="P69">Sandlord</text:p>
          </table:table-cell>
          <table:table-cell table:style-name="Tableau24.B2" office:value-type="string">
            <text:p text:style-name="P69">Sandlord</text:p>
          </table:table-cell>
          <table:table-cell table:style-name="Tableau24.D2" office:value-type="string">
            <text:p text:style-name="P69">Raven's Dust</text:p>
          </table:table-cell>
        </table:table-row>
        <text:soft-page-break/>
        <table:table-row table:style-name="Tableau24.2">
          <table:table-cell table:style-name="Tableau24.A3" office:value-type="string">
            <text:p text:style-name="P69">Sorcier squelette</text:p>
          </table:table-cell>
          <table:table-cell table:style-name="Tableau24.B3" office:value-type="string">
            <text:p text:style-name="P69">Skeleton warlock</text:p>
          </table:table-cell>
          <table:table-cell table:style-name="Tableau24.B3" office:value-type="string">
            <text:p text:style-name="P69">Skeleton warlock</text:p>
          </table:table-cell>
          <table:table-cell table:style-name="Tableau24.D3" office:value-type="string">
            <text:p text:style-name="P69">Raven's Dust</text:p>
          </table:table-cell>
        </table:table-row>
        <table:table-row table:style-name="Tableau24.2">
          <table:table-cell table:style-name="Tableau24.A2" office:value-type="string">
            <text:p text:style-name="P68">Tarentule</text:p>
          </table:table-cell>
          <table:table-cell table:style-name="Tableau24.B2" office:value-type="string">
            <text:p text:style-name="P68">Tarantula</text:p>
          </table:table-cell>
          <table:table-cell table:style-name="Tableau24.B2" office:value-type="string">
            <text:p text:style-name="P68">Tarantula</text:p>
          </table:table-cell>
          <table:table-cell table:style-name="Tableau24.D2" office:value-type="string">
            <text:p text:style-name="P68">Raven's Dust</text:p>
          </table:table-cell>
        </table:table-row>
        <table:table-row table:style-name="Tableau24.2">
          <table:table-cell table:style-name="Tableau24.A3" office:value-type="string">
            <text:p text:style-name="P68">Ver géant des sables</text:p>
          </table:table-cell>
          <table:table-cell table:style-name="Tableau24.B3" office:value-type="string">
            <text:p text:style-name="P69">Sand worm</text:p>
          </table:table-cell>
          <table:table-cell table:style-name="Tableau24.B3" office:value-type="string">
            <text:p text:style-name="P69">Sand worm</text:p>
          </table:table-cell>
          <table:table-cell table:style-name="Tableau24.D3" office:value-type="string">
            <text:p text:style-name="P68">Raven's Dust</text:p>
          </table:table-cell>
        </table:table-row>
        <table:table-row table:style-name="Tableau24.2">
          <table:table-cell table:style-name="Tableau24.A2" office:value-type="string">
            <text:p text:style-name="P68">Bend Hayjes le pourri</text:p>
          </table:table-cell>
          <table:table-cell table:style-name="Tableau24.B2" office:value-type="string">
            <text:p text:style-name="P69">Bend Hayjes the rotten</text:p>
          </table:table-cell>
          <table:table-cell table:style-name="Tableau24.B2" office:value-type="string">
            <text:p text:style-name="P69">Bend Hayjes the rotten</text:p>
          </table:table-cell>
          <table:table-cell table:style-name="Tableau24.D2" office:value-type="string">
            <text:p text:style-name="P69">Raven's Dust (Boss)</text:p>
          </table:table-cell>
        </table:table-row>
        <table:table-row table:style-name="Tableau24.2">
          <table:table-cell table:style-name="Tableau24.A3" office:value-type="string">
            <text:p text:style-name="P71">Blaarg Pedista</text:p>
          </table:table-cell>
          <table:table-cell table:style-name="Tableau24.B3" office:value-type="string">
            <text:p text:style-name="P71">Blaarg Toemangler</text:p>
          </table:table-cell>
          <table:table-cell table:style-name="Tableau24.B3" office:value-type="string">
            <text:p text:style-name="P69">Blaarg Toemangler</text:p>
          </table:table-cell>
          <table:table-cell table:style-name="Tableau24.D3" office:value-type="string">
            <text:p text:style-name="P69">Raven's Dust (Boss)</text:p>
          </table:table-cell>
        </table:table-row>
        <table:table-row table:style-name="Tableau24.2">
          <table:table-cell table:style-name="Tableau24.A2" office:value-type="string">
            <text:p text:style-name="P69">Bugar Sakkor</text:p>
          </table:table-cell>
          <table:table-cell table:style-name="Tableau24.B2" office:value-type="string">
            <text:p text:style-name="P69">Bugar pouchsnatcher</text:p>
          </table:table-cell>
          <table:table-cell table:style-name="Tableau24.B2" office:value-type="string">
            <text:p text:style-name="P69">Bugar pouchsnatcher</text:p>
          </table:table-cell>
          <table:table-cell table:style-name="Tableau24.D2" office:value-type="string">
            <text:p text:style-name="P69">Raven's Dust (Boss)</text:p>
          </table:table-cell>
        </table:table-row>
        <table:table-row table:style-name="Tableau24.2">
          <table:table-cell table:style-name="Tableau24.A3" office:value-type="string">
            <text:p text:style-name="P69">Bulldoza</text:p>
          </table:table-cell>
          <table:table-cell table:style-name="Tableau24.B3" office:value-type="string">
            <text:p text:style-name="P69">Bulldaoza</text:p>
          </table:table-cell>
          <table:table-cell table:style-name="Tableau24.B3" office:value-type="string">
            <text:p text:style-name="P69">Bulldaoza</text:p>
          </table:table-cell>
          <table:table-cell table:style-name="Tableau24.D3" office:value-type="string">
            <text:p text:style-name="P69">Raven's Dust (Boss)</text:p>
          </table:table-cell>
        </table:table-row>
        <table:table-row table:style-name="Tableau24.2">
          <table:table-cell table:style-name="Tableau24.A2" office:value-type="string">
            <text:p text:style-name="P69">Cassetête</text:p>
          </table:table-cell>
          <table:table-cell table:style-name="Tableau24.B2" office:value-type="string">
            <text:p text:style-name="P69">Headsmasher</text:p>
          </table:table-cell>
          <table:table-cell table:style-name="Tableau24.B2" office:value-type="string">
            <text:p text:style-name="P69">Headsmasher</text:p>
          </table:table-cell>
          <table:table-cell table:style-name="Tableau24.D2" office:value-type="string">
            <text:p text:style-name="P69">Raven's Dust (Boss)</text:p>
          </table:table-cell>
        </table:table-row>
        <table:table-row table:style-name="Tableau24.2">
          <table:table-cell table:style-name="Tableau24.A3" office:value-type="string">
            <text:p text:style-name="P71">Grott</text:p>
          </table:table-cell>
          <table:table-cell table:style-name="Tableau24.B3" office:value-type="string">
            <text:p text:style-name="P71">Grott</text:p>
          </table:table-cell>
          <table:table-cell table:style-name="Tableau24.B3" office:value-type="string">
            <text:p text:style-name="P71">Grott</text:p>
          </table:table-cell>
          <table:table-cell table:style-name="Tableau24.D3" office:value-type="string">
            <text:p text:style-name="P69">Raven's Dust (Boss)</text:p>
          </table:table-cell>
        </table:table-row>
        <table:table-row table:style-name="Tableau24.2">
          <table:table-cell table:style-name="Tableau24.A2" office:value-type="string">
            <text:p text:style-name="P69">Grudish Auricula</text:p>
          </table:table-cell>
          <table:table-cell table:style-name="Tableau24.B2" office:value-type="string">
            <text:p text:style-name="P69">Grudish Earchewer</text:p>
          </table:table-cell>
          <table:table-cell table:style-name="Tableau24.B2" office:value-type="string">
            <text:p text:style-name="P69">Grudish Earchewer</text:p>
          </table:table-cell>
          <table:table-cell table:style-name="Tableau24.D2" office:value-type="string">
            <text:p text:style-name="P69">Raven's Dust (Boss)</text:p>
          </table:table-cell>
        </table:table-row>
        <table:table-row table:style-name="Tableau24.2">
          <table:table-cell table:style-name="Tableau24.A3" office:value-type="string">
            <text:p text:style-name="P69">Hurbag Digitus</text:p>
          </table:table-cell>
          <table:table-cell table:style-name="Tableau24.B3" office:value-type="string">
            <text:p text:style-name="P69">Hurbag Nailripper</text:p>
          </table:table-cell>
          <table:table-cell table:style-name="Tableau24.B3" office:value-type="string">
            <text:p text:style-name="P69">Hurbag Nailripper</text:p>
          </table:table-cell>
          <table:table-cell table:style-name="Tableau24.D3" office:value-type="string">
            <text:p text:style-name="P69">Raven's Dust (Boss)</text:p>
          </table:table-cell>
        </table:table-row>
        <table:table-row table:style-name="Tableau24.2">
          <table:table-cell table:style-name="Tableau24.A2" office:value-type="string">
            <text:p text:style-name="P69">Liedric Guergue</text:p>
          </table:table-cell>
          <table:table-cell table:style-name="Tableau24.B2" office:value-type="string">
            <text:p text:style-name="P69">Liedric Throatcutter</text:p>
          </table:table-cell>
          <table:table-cell table:style-name="Tableau24.B2" office:value-type="string">
            <text:p text:style-name="P69">Liedric Throatcutter</text:p>
          </table:table-cell>
          <table:table-cell table:style-name="Tableau24.D2" office:value-type="string">
            <text:p text:style-name="P69">Raven's Dust (Boss)</text:p>
          </table:table-cell>
        </table:table-row>
        <table:table-row table:style-name="Tableau24.2">
          <table:table-cell table:style-name="Tableau24.A3" office:value-type="string">
            <text:p text:style-name="P68">Quardos le borgne</text:p>
          </table:table-cell>
          <table:table-cell table:style-name="Tableau24.B3" office:value-type="string">
            <text:p text:style-name="P69">Eye-patched Qardos</text:p>
          </table:table-cell>
          <table:table-cell table:style-name="Tableau24.B3" office:value-type="string">
            <text:p text:style-name="P69">Eye-patched Qardos</text:p>
          </table:table-cell>
          <table:table-cell table:style-name="Tableau24.D3" office:value-type="string">
            <text:p text:style-name="P69">Raven's Dust (Boss)</text:p>
          </table:table-cell>
        </table:table-row>
        <table:table-row table:style-name="Tableau24.2">
          <table:table-cell table:style-name="Tableau24.A2" office:value-type="string">
            <text:p text:style-name="P68">Quelet Hon l'assoiffé</text:p>
          </table:table-cell>
          <table:table-cell table:style-name="Tableau24.B2" office:value-type="string">
            <text:p text:style-name="P69">Quelet Hon the thirsty</text:p>
          </table:table-cell>
          <table:table-cell table:style-name="Tableau24.B2" office:value-type="string">
            <text:p text:style-name="P69">Quelet Hon the thirsty</text:p>
          </table:table-cell>
          <table:table-cell table:style-name="Tableau24.D2" office:value-type="string">
            <text:p text:style-name="P69">Raven's Dust (Boss)</text:p>
          </table:table-cell>
        </table:table-row>
        <table:table-row table:style-name="Tableau24.2">
          <table:table-cell table:style-name="Tableau24.A3" office:value-type="string">
            <text:p text:style-name="P69">Sabotcasseur</text:p>
          </table:table-cell>
          <table:table-cell table:style-name="Tableau24.B3" office:value-type="string">
            <text:p text:style-name="P69">Hoofcrusher</text:p>
          </table:table-cell>
          <table:table-cell table:style-name="Tableau24.B3" office:value-type="string">
            <text:p text:style-name="P69">Hoofcrusher</text:p>
          </table:table-cell>
          <table:table-cell table:style-name="Tableau24.D3" office:value-type="string">
            <text:p text:style-name="P69">Raven's Dust (Boss)</text:p>
          </table:table-cell>
        </table:table-row>
        <table:table-row table:style-name="Tableau24.2">
          <table:table-cell table:style-name="Tableau24.A2" office:value-type="string">
            <text:p text:style-name="P68">Thadoss le ronchonneur</text:p>
          </table:table-cell>
          <table:table-cell table:style-name="Tableau24.B2" office:value-type="string">
            <text:p text:style-name="P69">Thadoss the moaner</text:p>
          </table:table-cell>
          <table:table-cell table:style-name="Tableau24.B2" office:value-type="string">
            <text:p text:style-name="P69">Thadoss the moaner</text:p>
          </table:table-cell>
          <table:table-cell table:style-name="Tableau24.D2" office:value-type="string">
            <text:p text:style-name="P69">Raven's Dust (Boss)</text:p>
          </table:table-cell>
        </table:table-row>
        <table:table-row table:style-name="Tableau24.2">
          <table:table-cell table:style-name="Tableau24.A3" office:value-type="string">
            <text:p text:style-name="P68">Anrak</text:p>
          </table:table-cell>
          <table:table-cell table:style-name="Tableau24.B3" office:value-type="string">
            <text:p text:style-name="P68">Anrak</text:p>
          </table:table-cell>
          <table:table-cell table:style-name="Tableau24.B3" office:value-type="string">
            <text:p text:style-name="P68">?</text:p>
          </table:table-cell>
          <table:table-cell table:style-name="Tableau24.D3" office:value-type="string">
            <text:p text:style-name="P68"> </text:p>
          </table:table-cell>
        </table:table-row>
        <table:table-row table:style-name="Tableau24.2">
          <table:table-cell table:style-name="Tableau24.A2" office:value-type="string">
            <text:p text:style-name="P68">Assassin masqué de Shadeen</text:p>
          </table:table-cell>
          <table:table-cell table:style-name="Tableau24.B2" office:value-type="string">
            <text:p text:style-name="P68">Shadeen's masked assassin</text:p>
          </table:table-cell>
          <table:table-cell table:style-name="Tableau24.B2" office:value-type="string">
            <text:p text:style-name="P68">?</text:p>
          </table:table-cell>
          <table:table-cell table:style-name="Tableau24.D2" office:value-type="string">
            <text:p text:style-name="P68"> </text:p>
          </table:table-cell>
        </table:table-row>
        <table:table-row table:style-name="Tableau24.2">
          <table:table-cell table:style-name="Tableau24.A3" office:value-type="string">
            <text:p text:style-name="P68">Illusionniste</text:p>
          </table:table-cell>
          <table:table-cell table:style-name="Tableau24.B3" office:value-type="string">
            <text:p text:style-name="P68">Illusion weaver</text:p>
          </table:table-cell>
          <table:table-cell table:style-name="Tableau24.B3" office:value-type="string">
            <text:p text:style-name="P68">?</text:p>
          </table:table-cell>
          <table:table-cell table:style-name="Tableau24.D3" office:value-type="string">
            <text:p text:style-name="P68"> </text:p>
          </table:table-cell>
        </table:table-row>
        <table:table-row table:style-name="Tableau24.2">
          <table:table-cell table:style-name="Tableau24.A2" office:value-type="string">
            <text:p text:style-name="P68">Un commis voyageur</text:p>
          </table:table-cell>
          <table:table-cell table:style-name="Tableau24.B2" office:value-type="string">
            <text:p text:style-name="P68">A traveling merchant</text:p>
          </table:table-cell>
          <table:table-cell table:style-name="Tableau24.B2" office:value-type="string">
            <text:p text:style-name="P68">?</text:p>
          </table:table-cell>
          <table:table-cell table:style-name="Tableau24.D2" office:value-type="string">
            <text:p text:style-name="P68"> </text:p>
          </table:table-cell>
        </table:table-row>
        <table:table-row table:style-name="Tableau24.2">
          <table:table-cell table:style-name="Tableau24.A3" office:value-type="string">
            <text:p text:style-name="P68">Un gardien</text:p>
          </table:table-cell>
          <table:table-cell table:style-name="Tableau24.B3" office:value-type="string">
            <text:p text:style-name="P68">A guard</text:p>
          </table:table-cell>
          <table:table-cell table:style-name="Tableau24.B3" office:value-type="string">
            <text:p text:style-name="P68">?</text:p>
          </table:table-cell>
          <table:table-cell table:style-name="Tableau24.D3" office:value-type="string">
            <text:p text:style-name="P68"> </text:p>
          </table:table-cell>
        </table:table-row>
        <table:table-row table:style-name="Tableau24.2">
          <table:table-cell table:style-name="Tableau24.A2" office:value-type="string">
            <text:p text:style-name="P68">Un homme joyeux</text:p>
          </table:table-cell>
          <table:table-cell table:style-name="Tableau24.B2" office:value-type="string">
            <text:p text:style-name="P69">A happy fellow</text:p>
          </table:table-cell>
          <table:table-cell table:style-name="Tableau24.B2" office:value-type="string">
            <text:p text:style-name="P68">?</text:p>
          </table:table-cell>
          <table:table-cell table:style-name="Tableau24.D2" office:value-type="string">
            <text:p text:style-name="P68"> </text:p>
          </table:table-cell>
        </table:table-row>
        <table:table-row table:style-name="Tableau24.2">
          <table:table-cell table:style-name="Tableau24.A3" office:value-type="string">
            <text:p text:style-name="P68">Un marchand errant</text:p>
          </table:table-cell>
          <table:table-cell table:style-name="Tableau24.B3" office:value-type="string">
            <text:p text:style-name="P69">A wandering merchant</text:p>
          </table:table-cell>
          <table:table-cell table:style-name="Tableau24.B3" office:value-type="string">
            <text:p text:style-name="P68">?</text:p>
          </table:table-cell>
          <table:table-cell table:style-name="Tableau24.D3" office:value-type="string">
            <text:p text:style-name="P68"> </text:p>
          </table:table-cell>
        </table:table-row>
        <table:table-row table:style-name="Tableau24.2">
          <table:table-cell table:style-name="Tableau24.A2" office:value-type="string">
            <text:p text:style-name="P68">Un voyageur paisible</text:p>
          </table:table-cell>
          <table:table-cell table:style-name="Tableau24.B2" office:value-type="string">
            <text:p text:style-name="P69">A peaceful traveler</text:p>
          </table:table-cell>
          <table:table-cell table:style-name="Tableau24.B2" office:value-type="string">
            <text:p text:style-name="P68">?</text:p>
          </table:table-cell>
          <table:table-cell table:style-name="Tableau24.D2" office:value-type="string">
            <text:p text:style-name="P68"> </text:p>
          </table:table-cell>
        </table:table-row>
        <table:table-row table:style-name="Tableau24.277">
          <table:table-cell table:style-name="Tableau24.A3" office:value-type="string">
            <text:p text:style-name="P68">Une sombre silhouette...</text:p>
          </table:table-cell>
          <table:table-cell table:style-name="Tableau24.B3" office:value-type="string">
            <text:p text:style-name="P68">A dark figure...</text:p>
          </table:table-cell>
          <table:table-cell table:style-name="Tableau24.B3" office:value-type="string">
            <text:p text:style-name="P68">?</text:p>
          </table:table-cell>
          <table:table-cell table:style-name="Tableau24.D3" office:value-type="string">
            <text:p text:style-name="P68"> </text:p>
          </table:table-cell>
        </table:table-row>
      </table:table>
      <text:section text:style-name="Sect2" text:name="Section1">
        <table:table table:name="Tableau25" table:style-name="Tableau25">
          <table:table-column table:style-name="Tableau25.A"/>
          <table:table-row table:style-name="Tableau25.1">
            <table:table-cell table:style-name="Tableau25.A1" office:value-type="string">
              <text:p text:style-name="P72"/>
            </table:table-cell>
          </table:table-row>
        </table:table>
        <text:p text:style-name="Standard"><text:bookmark-start text:name="_Ref498382491"/></text:p>
        <text:p text:style-name="Standard"/>
        <text:list xml:id="list200741480867156" text:continue-numbering="true" text:style-name="WW8Num45">
          <text:list-item>
            <text:list>
              <text:list-item>
                <text:list>
                  <text:list-item>
                    <text:p text:style-name="Titre_20_3_20_-_20_Appendices"><text:bookmark-start text:name="__RefHeading__297_546538010"/>Stoneheim<text:bookmark-end text:name="__RefHeading__297_546538010"/></text:p>
                  </text:list-item>
                </text:list>
              </text:list-item>
            </text:list>
          </text:list-item>
        </text:list>
        <text:p text:style-name="Standard"/>
        <text:p text:style-name="P103"/>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3" office:value-type="string">
              <text:p text:style-name="P91">La Quatrième Prophétie</text:p>
              <text:p text:style-name="P91">Npcs Stoneheim </text:p>
              <text:p text:style-name="P91">Noms Français / Ids de Summon</text:p>
              <text:p text:style-name="P91">Version 1.20</text:p>
              <text:p text:style-name="P91"/>
            </table:table-cell>
            <table:covered-table-cell/>
            <table:covered-table-cell/>
          </table:table-row>
          <table:table-row table:style-name="Tableau26.1">
            <table:table-cell table:style-name="Tableau26.A2" office:value-type="string">
              <text:p text:style-name="P103">Type</text:p>
              <text:p text:style-name="P103"/>
            </table:table-cell>
            <table:table-cell table:style-name="Tableau26.B2" office:value-type="string">
              <text:p text:style-name="P103">Nom Français</text:p>
            </table:table-cell>
            <table:table-cell table:style-name="Tableau26.C2" office:value-type="string">
              <text:p text:style-name="P109">Summon ID</text:p>
            </table:table-cell>
          </table:table-row>
          <table:table-row table:style-name="Tableau26.1">
            <table:table-cell table:style-name="Tableau26.A3" office:value-type="string">
              <text:p text:style-name="P110"/>
            </table:table-cell>
            <table:table-cell table:style-name="Tableau26.B3" office:value-type="string">
              <text:p text:style-name="P109">Annithae Goueladenn</text:p>
            </table:table-cell>
            <table:table-cell table:style-name="Tableau26.C3" office:value-type="string">
              <text:p text:style-name="P109">AnnithaeTeardrop</text:p>
            </table:table-cell>
          </table:table-row>
          <table:table-row table:style-name="Tableau26.1">
            <table:table-cell table:style-name="Tableau26.A2" office:value-type="string">
              <text:p text:style-name="P110"/>
            </table:table-cell>
            <table:table-cell table:style-name="Tableau26.B2" office:value-type="string">
              <text:p text:style-name="P111">Archibald Spielengnaffron</text:p>
            </table:table-cell>
            <table:table-cell table:style-name="Tableau26.C2" office:value-type="string">
              <text:p text:style-name="P111">Archibald</text:p>
            </table:table-cell>
          </table:table-row>
          <table:table-row table:style-name="Tableau26.1">
            <table:table-cell table:style-name="Tableau26.A5" office:value-type="string">
              <text:p text:style-name="P114"/>
            </table:table-cell>
            <table:table-cell table:style-name="Tableau26.B5" office:value-type="string">
              <text:p text:style-name="P115">Bastien Milandra</text:p>
            </table:table-cell>
            <table:table-cell table:style-name="Tableau26.C5" office:value-type="string">
              <text:p text:style-name="P115">BastienMilandra</text:p>
            </table:table-cell>
          </table:table-row>
          <table:table-row table:style-name="Tableau26.1">
            <table:table-cell table:style-name="Tableau26.A2" office:value-type="string">
              <text:p text:style-name="P116"/>
            </table:table-cell>
            <table:table-cell table:style-name="Tableau26.B2" office:value-type="string">
              <text:p text:style-name="P109">Bourgmestre Belamzer</text:p>
            </table:table-cell>
            <table:table-cell table:style-name="Tableau26.C2" office:value-type="string">
              <text:p text:style-name="P109">MayorFairweather</text:p>
            </table:table-cell>
          </table:table-row>
          <table:table-row table:style-name="Tableau26.1">
            <table:table-cell table:style-name="Tableau26.A7" office:value-type="string">
              <text:p text:style-name="P110"/>
            </table:table-cell>
            <table:table-cell table:style-name="Tableau26.B7" office:value-type="string">
              <text:p text:style-name="P103">Chryseida Yolangda</text:p>
            </table:table-cell>
            <table:table-cell table:style-name="Tableau26.C7" office:value-type="string">
              <text:p text:style-name="P103">ChryseidaYolangda</text:p>
            </table:table-cell>
          </table:table-row>
          <table:table-row table:style-name="Tableau26.1">
            <table:table-cell table:style-name="Tableau26.A2" office:value-type="string">
              <text:p text:style-name="P106"/>
            </table:table-cell>
            <table:table-cell table:style-name="Tableau26.B2" office:value-type="string">
              <text:p text:style-name="P103">Dantalir le barde</text:p>
            </table:table-cell>
            <table:table-cell table:style-name="Tableau26.C2" office:value-type="string">
              <text:p text:style-name="P103">DantalirSongweaver</text:p>
            </table:table-cell>
          </table:table-row>
          <table:table-row table:style-name="Tableau26.1">
            <table:table-cell table:style-name="Tableau26.A9" office:value-type="string">
              <text:p text:style-name="P106"/>
            </table:table-cell>
            <table:table-cell table:style-name="Tableau26.B9" office:value-type="string">
              <text:p text:style-name="P103">Daran Pied-léger</text:p>
            </table:table-cell>
            <table:table-cell table:style-name="Tableau26.C9" office:value-type="string">
              <text:p text:style-name="P103">DaranLightfoot</text:p>
            </table:table-cell>
          </table:table-row>
          <table:table-row table:style-name="Tableau26.1">
            <table:table-cell table:style-name="Tableau26.A2" office:value-type="string">
              <text:p text:style-name="P106"/>
            </table:table-cell>
            <table:table-cell table:style-name="Tableau26.B2" office:value-type="string">
              <text:p text:style-name="P103">Delnar Lavndir</text:p>
            </table:table-cell>
            <table:table-cell table:style-name="Tableau26.C2" office:value-type="string">
              <text:p text:style-name="P103">DelnarSteelblade</text:p>
            </table:table-cell>
          </table:table-row>
          <table:table-row table:style-name="Tableau26.1">
            <table:table-cell table:style-name="Tableau26.A11" office:value-type="string">
              <text:p text:style-name="P106"/>
            </table:table-cell>
            <table:table-cell table:style-name="Tableau26.B11" office:value-type="string">
              <text:p text:style-name="P103">Eldrig</text:p>
            </table:table-cell>
            <table:table-cell table:style-name="Tableau26.C11" office:value-type="string">
              <text:p text:style-name="P103">Eldrig</text:p>
            </table:table-cell>
          </table:table-row>
          <table:table-row table:style-name="Tableau26.1">
            <table:table-cell table:style-name="Tableau26.A2" office:value-type="string">
              <text:p text:style-name="P106"/>
            </table:table-cell>
            <table:table-cell table:style-name="Tableau26.B2" office:value-type="string">
              <text:p text:style-name="P103">Gabriel Archonis</text:p>
            </table:table-cell>
            <table:table-cell table:style-name="Tableau26.C2" office:value-type="string">
              <text:p text:style-name="P111">GabrielArchonis</text:p>
            </table:table-cell>
          </table:table-row>
          <table:table-row table:style-name="Tableau26.1">
            <table:table-cell table:style-name="Tableau26.A13" office:value-type="string">
              <text:p text:style-name="P114"/>
            </table:table-cell>
            <table:table-cell table:style-name="Tableau26.B13" office:value-type="string">
              <text:p text:style-name="P111">Gaenen Elthorn</text:p>
            </table:table-cell>
            <table:table-cell table:style-name="Tableau26.C13" office:value-type="string">
              <text:p text:style-name="P111">GaenenElthorn</text:p>
            </table:table-cell>
          </table:table-row>
          <table:table-row table:style-name="Tableau26.1">
            <table:table-cell table:style-name="Tableau26.A2" office:value-type="string">
              <text:p text:style-name="P114"/>
            </table:table-cell>
            <table:table-cell table:style-name="Tableau26.B2" office:value-type="string">
              <text:p text:style-name="P111">Gardien Vortimer</text:p>
            </table:table-cell>
            <table:table-cell table:style-name="Tableau26.C2" office:value-type="string">
              <text:p text:style-name="P109">WardenVortimer</text:p>
            </table:table-cell>
          </table:table-row>
          <table:table-row table:style-name="Tableau26.1">
            <table:table-cell table:style-name="Tableau26.A15" office:value-type="string">
              <text:p text:style-name="P110"/>
            </table:table-cell>
            <table:table-cell table:style-name="Tableau26.B15" office:value-type="string">
              <text:p text:style-name="P109">Gulfrid Morzholdir</text:p>
            </table:table-cell>
            <table:table-cell table:style-name="Tableau26.C15" office:value-type="string">
              <text:p text:style-name="P109">GulfridSteelhammer</text:p>
            </table:table-cell>
          </table:table-row>
          <table:table-row table:style-name="Tableau26.1">
            <table:table-cell table:style-name="Tableau26.A2" office:value-type="string">
              <text:p text:style-name="P110"/>
            </table:table-cell>
            <table:table-cell table:style-name="Tableau26.B2" office:value-type="string">
              <text:p text:style-name="P109">Herewald Herngwean</text:p>
            </table:table-cell>
            <table:table-cell table:style-name="Tableau26.C2" office:value-type="string">
              <text:p text:style-name="P109">HerewaldIronbender</text:p>
            </table:table-cell>
          </table:table-row>
          <table:table-row table:style-name="Tableau26.1">
            <table:table-cell table:style-name="Tableau26.A17" office:value-type="string">
              <text:p text:style-name="P110"/>
            </table:table-cell>
            <table:table-cell table:style-name="Tableau26.B17" office:value-type="string">
              <text:p text:style-name="P109">Julian</text:p>
            </table:table-cell>
            <table:table-cell table:style-name="Tableau26.C17" office:value-type="string">
              <text:p text:style-name="P109">Julian</text:p>
            </table:table-cell>
          </table:table-row>
          <table:table-row table:style-name="Tableau26.1">
            <table:table-cell table:style-name="Tableau26.A2" office:value-type="string">
              <text:p text:style-name="P110"/>
            </table:table-cell>
            <table:table-cell table:style-name="Tableau26.B2" office:value-type="string">
              <text:p text:style-name="P109">Kheral Logotaer</text:p>
            </table:table-cell>
            <table:table-cell table:style-name="Tableau26.C2" office:value-type="string">
              <text:p text:style-name="P109">KheralSilverhawk</text:p>
            </table:table-cell>
          </table:table-row>
          <table:table-row table:style-name="Tableau26.1">
            <table:table-cell table:style-name="Tableau26.A19" office:value-type="string">
              <text:p text:style-name="P110"/>
            </table:table-cell>
            <table:table-cell table:style-name="Tableau26.B19" office:value-type="string">
              <text:p text:style-name="P109">Kyathos Tarzhporan</text:p>
            </table:table-cell>
            <table:table-cell table:style-name="Tableau26.C19" office:value-type="string">
              <text:p text:style-name="P109">KyathosShatterskull</text:p>
            </table:table-cell>
          </table:table-row>
          <text:soft-page-break/>
          <table:table-row table:style-name="Tableau26.1">
            <table:table-cell table:style-name="Tableau26.A2" office:value-type="string">
              <text:p text:style-name="P110"/>
            </table:table-cell>
            <table:table-cell table:style-name="Tableau26.B2" office:value-type="string">
              <text:p text:style-name="P109">Meltar Goanvach</text:p>
            </table:table-cell>
            <table:table-cell table:style-name="Tableau26.C2" office:value-type="string">
              <text:p text:style-name="P109">MeltarWinterstorm</text:p>
            </table:table-cell>
          </table:table-row>
          <table:table-row table:style-name="Tableau26.1">
            <table:table-cell table:style-name="Tableau26.A21" office:value-type="string">
              <text:p text:style-name="P110"/>
            </table:table-cell>
            <table:table-cell table:style-name="Tableau26.B21" office:value-type="string">
              <text:p text:style-name="P109">Mirymwen Baldrën</text:p>
            </table:table-cell>
            <table:table-cell table:style-name="Tableau26.C21" office:value-type="string">
              <text:p text:style-name="P109">MirymwenFeatherfoot</text:p>
            </table:table-cell>
          </table:table-row>
          <table:table-row table:style-name="Tableau26.1">
            <table:table-cell table:style-name="Tableau26.A2" office:value-type="string">
              <text:p text:style-name="P110"/>
            </table:table-cell>
            <table:table-cell table:style-name="Tableau26.B2" office:value-type="string">
              <text:p text:style-name="P109">Mithanna Snowraven</text:p>
            </table:table-cell>
            <table:table-cell table:style-name="Tableau26.C2" office:value-type="string">
              <text:p text:style-name="P109">MithannaSnowraven</text:p>
            </table:table-cell>
          </table:table-row>
          <table:table-row table:style-name="Tableau26.1">
            <table:table-cell table:style-name="Tableau26.A23" office:value-type="string">
              <text:p text:style-name="P110"/>
            </table:table-cell>
            <table:table-cell table:style-name="Tableau26.B23" office:value-type="string">
              <text:p text:style-name="P109">Nissus Talandra</text:p>
            </table:table-cell>
            <table:table-cell table:style-name="Tableau26.C23" office:value-type="string">
              <text:p text:style-name="P109">NissusHaloseeker</text:p>
            </table:table-cell>
          </table:table-row>
          <table:table-row table:style-name="Tableau26.1">
            <table:table-cell table:style-name="Tableau26.A2" office:value-type="string">
              <text:p text:style-name="P110"/>
            </table:table-cell>
            <table:table-cell table:style-name="Tableau26.B2" office:value-type="string">
              <text:p text:style-name="P109">Norimar Aveldir</text:p>
            </table:table-cell>
            <table:table-cell table:style-name="Tableau26.C2" office:value-type="string">
              <text:p text:style-name="P109">NorimarSteelwind</text:p>
            </table:table-cell>
          </table:table-row>
          <table:table-row table:style-name="Tableau26.1">
            <table:table-cell table:style-name="Tableau26.A25" office:value-type="string">
              <text:p text:style-name="P110"/>
            </table:table-cell>
            <table:table-cell table:style-name="Tableau26.B25" office:value-type="string">
              <text:p text:style-name="P109">Omar Hald</text:p>
            </table:table-cell>
            <table:table-cell table:style-name="Tableau26.C25" office:value-type="string">
              <text:p text:style-name="P109">OmarHald</text:p>
            </table:table-cell>
          </table:table-row>
          <table:table-row table:style-name="Tableau26.1">
            <table:table-cell table:style-name="Tableau26.A2" office:value-type="string">
              <text:p text:style-name="P110"/>
            </table:table-cell>
            <table:table-cell table:style-name="Tableau26.B2" office:value-type="string">
              <text:p text:style-name="P103">Prévôt Grant Anfust</text:p>
            </table:table-cell>
            <table:table-cell table:style-name="Tableau26.C2" office:value-type="string">
              <text:p text:style-name="P109">GrantHornkeep</text:p>
            </table:table-cell>
          </table:table-row>
          <table:table-row table:style-name="Tableau26.1">
            <table:table-cell table:style-name="Tableau26.A27" office:value-type="string">
              <text:p text:style-name="P110"/>
            </table:table-cell>
            <table:table-cell table:style-name="Tableau26.B27" office:value-type="string">
              <text:p text:style-name="P109">Rablek Blivtaor</text:p>
            </table:table-cell>
            <table:table-cell table:style-name="Tableau26.C27" office:value-type="string">
              <text:p text:style-name="P109">RablekSwiftblade</text:p>
            </table:table-cell>
          </table:table-row>
          <table:table-row table:style-name="Tableau26.1">
            <table:table-cell table:style-name="Tableau26.A2" office:value-type="string">
              <text:p text:style-name="P110"/>
            </table:table-cell>
            <table:table-cell table:style-name="Tableau26.B2" office:value-type="string">
              <text:p text:style-name="P109">Resha</text:p>
            </table:table-cell>
            <table:table-cell table:style-name="Tableau26.C2" office:value-type="string">
              <text:p text:style-name="P109">Resha</text:p>
            </table:table-cell>
          </table:table-row>
          <table:table-row table:style-name="Tableau26.1">
            <table:table-cell table:style-name="Tableau26.A29" office:value-type="string">
              <text:p text:style-name="P110"/>
            </table:table-cell>
            <table:table-cell table:style-name="Tableau26.B29" office:value-type="string">
              <text:p text:style-name="P109">Roen Fanril</text:p>
            </table:table-cell>
            <table:table-cell table:style-name="Tableau26.C29" office:value-type="string">
              <text:p text:style-name="P109">RoenGreenleaf</text:p>
            </table:table-cell>
          </table:table-row>
          <table:table-row table:style-name="Tableau26.1">
            <table:table-cell table:style-name="Tableau26.A2" office:value-type="string">
              <text:p text:style-name="P110"/>
            </table:table-cell>
            <table:table-cell table:style-name="Tableau26.B2" office:value-type="string">
              <text:p text:style-name="P109">Sir Beltigan</text:p>
            </table:table-cell>
            <table:table-cell table:style-name="Tableau26.C2" office:value-type="string">
              <text:p text:style-name="P109">BeltiganWhitesword</text:p>
            </table:table-cell>
          </table:table-row>
          <table:table-row table:style-name="Tableau26.1">
            <table:table-cell table:style-name="Tableau26.A31" office:value-type="string">
              <text:p text:style-name="P110"/>
            </table:table-cell>
            <table:table-cell table:style-name="Tableau26.B31" office:value-type="string">
              <text:p text:style-name="P111">Sir Mordenthal</text:p>
            </table:table-cell>
            <table:table-cell table:style-name="Tableau26.C31" office:value-type="string">
              <text:p text:style-name="P111">Mordenthal</text:p>
            </table:table-cell>
          </table:table-row>
          <table:table-row table:style-name="Tableau26.1">
            <table:table-cell table:style-name="Tableau26.A2" office:value-type="string">
              <text:p text:style-name="P114"/>
            </table:table-cell>
            <table:table-cell table:style-name="Tableau26.B2" office:value-type="string">
              <text:p text:style-name="P111">Theoran Feizdir</text:p>
            </table:table-cell>
            <table:table-cell table:style-name="Tableau26.C2" office:value-type="string">
              <text:p text:style-name="P111">TheoranIronfaith</text:p>
            </table:table-cell>
          </table:table-row>
          <table:table-row table:style-name="Tableau26.1">
            <table:table-cell table:style-name="Tableau26.A33" office:value-type="string">
              <text:p text:style-name="P114"/>
            </table:table-cell>
            <table:table-cell table:style-name="Tableau26.B33" office:value-type="string">
              <text:p text:style-name="P103">Torgas</text:p>
            </table:table-cell>
            <table:table-cell table:style-name="Tableau26.C33" office:value-type="string">
              <text:p text:style-name="P103">Torgas</text:p>
            </table:table-cell>
          </table:table-row>
          <table:table-row table:style-name="Tableau26.1">
            <table:table-cell table:style-name="Tableau26.A2" office:value-type="string">
              <text:p text:style-name="P106"/>
            </table:table-cell>
            <table:table-cell table:style-name="Tableau26.B2" office:value-type="string">
              <text:p text:style-name="P103">Un employé très occupé</text:p>
            </table:table-cell>
            <table:table-cell table:style-name="Tableau26.C2" office:value-type="string">
              <text:p text:style-name="P103">ColosseumClerk</text:p>
            </table:table-cell>
          </table:table-row>
          <table:table-row table:style-name="Tableau26.1">
            <table:table-cell table:style-name="Tableau26.A35" office:value-type="string">
              <text:p text:style-name="P106"/>
            </table:table-cell>
            <table:table-cell table:style-name="Tableau26.B35" office:value-type="string">
              <text:p text:style-name="P103">Un étrange cheval sauvage</text:p>
            </table:table-cell>
            <table:table-cell table:style-name="Tableau26.C35" office:value-type="string">
              <text:p text:style-name="P109">WorldWildHorse</text:p>
            </table:table-cell>
          </table:table-row>
          <table:table-row table:style-name="Tableau26.1">
            <table:table-cell table:style-name="Tableau26.A2" office:value-type="string">
              <text:p text:style-name="P110"/>
            </table:table-cell>
            <table:table-cell table:style-name="Tableau26.B2" office:value-type="string">
              <text:p text:style-name="P109">Un forgeron occupé</text:p>
            </table:table-cell>
            <table:table-cell table:style-name="Tableau26.C2" office:value-type="string">
              <text:p text:style-name="P109">ThorGlarefire</text:p>
            </table:table-cell>
          </table:table-row>
          <table:table-row table:style-name="Tableau26.1">
            <table:table-cell table:style-name="Tableau26.A37" office:value-type="string">
              <text:p text:style-name="P110"/>
            </table:table-cell>
            <table:table-cell table:style-name="Tableau26.B37" office:value-type="string">
              <text:p text:style-name="P103">Un garde skraug</text:p>
            </table:table-cell>
            <table:table-cell table:style-name="Tableau26.C37" office:value-type="string">
              <text:p text:style-name="P103">KahpLethGuard2</text:p>
            </table:table-cell>
          </table:table-row>
          <table:table-row table:style-name="Tableau26.1">
            <table:table-cell table:style-name="Tableau26.A2" office:value-type="string">
              <text:p text:style-name="P106"/>
            </table:table-cell>
            <table:table-cell table:style-name="Tableau26.B2" office:value-type="string">
              <text:p text:style-name="P103">Un garde skraug</text:p>
            </table:table-cell>
            <table:table-cell table:style-name="Tableau26.C2" office:value-type="string">
              <text:p text:style-name="P103">KahpLethGuard1</text:p>
            </table:table-cell>
          </table:table-row>
          <table:table-row table:style-name="Tableau26.1">
            <table:table-cell table:style-name="Tableau26.A39" office:value-type="string">
              <text:p text:style-name="P106"/>
            </table:table-cell>
            <table:table-cell table:style-name="Tableau26.B39" office:value-type="string">
              <text:p text:style-name="P103">Un homme à l’air intelligent</text:p>
            </table:table-cell>
            <table:table-cell table:style-name="Tableau26.C39" office:value-type="string">
              <text:p text:style-name="P103">Kavarian</text:p>
            </table:table-cell>
          </table:table-row>
          <table:table-row table:style-name="Tableau26.1">
            <table:table-cell table:style-name="Tableau26.A2" office:value-type="string">
              <text:p text:style-name="P106"/>
            </table:table-cell>
            <table:table-cell table:style-name="Tableau26.B2" office:value-type="string">
              <text:p text:style-name="P103">Un homme vêtu richement</text:p>
            </table:table-cell>
            <table:table-cell table:style-name="Tableau26.C2" office:value-type="string">
              <text:p text:style-name="P103">ColosseumOwner</text:p>
            </table:table-cell>
          </table:table-row>
          <table:table-row table:style-name="Tableau26.1">
            <table:table-cell table:style-name="Tableau26.A41" office:value-type="string">
              <text:p text:style-name="P106"/>
            </table:table-cell>
            <table:table-cell table:style-name="Tableau26.B41" office:value-type="string">
              <text:p text:style-name="P103">Un mage errant</text:p>
            </table:table-cell>
            <table:table-cell table:style-name="Tableau26.C41" office:value-type="string">
              <text:p text:style-name="P103">Eldantor</text:p>
            </table:table-cell>
          </table:table-row>
          <table:table-row table:style-name="Tableau26.1">
            <table:table-cell table:style-name="Tableau26.A2" office:value-type="string">
              <text:p text:style-name="P106"/>
            </table:table-cell>
            <table:table-cell table:style-name="Tableau26.B2" office:value-type="string">
              <text:p text:style-name="P103">Un puissant chasseur</text:p>
            </table:table-cell>
            <table:table-cell table:style-name="Tableau26.C2" office:value-type="string">
              <text:p text:style-name="P103">MOBHunter1</text:p>
            </table:table-cell>
          </table:table-row>
          <table:table-row table:style-name="Tableau26.1">
            <table:table-cell table:style-name="Tableau26.A43" office:value-type="string">
              <text:p text:style-name="P106"/>
            </table:table-cell>
            <table:table-cell table:style-name="Tableau26.B43" office:value-type="string">
              <text:p text:style-name="P103">Un puissant chasseur</text:p>
            </table:table-cell>
            <table:table-cell table:style-name="Tableau26.C43" office:value-type="string">
              <text:p text:style-name="P103">MOBHunter2</text:p>
            </table:table-cell>
          </table:table-row>
          <table:table-row table:style-name="Tableau26.1">
            <table:table-cell table:style-name="Tableau26.A2" office:value-type="string">
              <text:p text:style-name="P106"/>
            </table:table-cell>
            <table:table-cell table:style-name="Tableau26.B2" office:value-type="string">
              <text:p text:style-name="P103">Un vieillard en bonne santé</text:p>
            </table:table-cell>
            <table:table-cell table:style-name="Tableau26.C2" office:value-type="string">
              <text:p text:style-name="P103">Khimtesar</text:p>
            </table:table-cell>
          </table:table-row>
          <table:table-row table:style-name="Tableau26.1">
            <table:table-cell table:style-name="Tableau26.A45" office:value-type="string">
              <text:p text:style-name="P106"/>
            </table:table-cell>
            <table:table-cell table:style-name="Tableau26.B45" office:value-type="string">
              <text:p text:style-name="P103">Une bête effrayante</text:p>
            </table:table-cell>
            <table:table-cell table:style-name="Tableau26.C45" office:value-type="string">
              <text:p text:style-name="P103">Venadar</text:p>
            </table:table-cell>
          </table:table-row>
          <table:table-row table:style-name="Tableau26.1">
            <table:table-cell table:style-name="Tableau26.A2" office:value-type="string">
              <text:p text:style-name="P106"/>
            </table:table-cell>
            <table:table-cell table:style-name="Tableau26.B2" office:value-type="string">
              <text:p text:style-name="P103">Une ombre dans la forêt</text:p>
            </table:table-cell>
            <table:table-cell table:style-name="Tableau26.C2" office:value-type="string">
              <text:p text:style-name="P103">ForestWanderer</text:p>
            </table:table-cell>
          </table:table-row>
          <table:table-row table:style-name="Tableau26.1">
            <table:table-cell table:style-name="Tableau26.A47" office:value-type="string">
              <text:p text:style-name="P106"/>
            </table:table-cell>
            <table:table-cell table:style-name="Tableau26.B47" office:value-type="string">
              <text:p text:style-name="P103">Une sentinelle skraug</text:p>
            </table:table-cell>
            <table:table-cell table:style-name="Tableau26.C47" office:value-type="string">
              <text:p text:style-name="P103">MoonTugGuard1</text:p>
            </table:table-cell>
          </table:table-row>
          <table:table-row table:style-name="Tableau26.1">
            <table:table-cell table:style-name="Tableau26.A2" office:value-type="string">
              <text:p text:style-name="P106"/>
            </table:table-cell>
            <table:table-cell table:style-name="Tableau26.B2" office:value-type="string">
              <text:p text:style-name="P103">Vargus</text:p>
            </table:table-cell>
            <table:table-cell table:style-name="Tableau26.C2" office:value-type="string">
              <text:p text:style-name="P103">Vargus</text:p>
            </table:table-cell>
          </table:table-row>
          <table:table-row table:style-name="Tableau26.1">
            <table:table-cell table:style-name="Tableau26.A49" office:value-type="string">
              <text:p text:style-name="P103">Centaure</text:p>
            </table:table-cell>
            <table:table-cell table:style-name="Tableau26.B49" office:value-type="string">
              <text:p text:style-name="P109">Dionysus Argantma</text:p>
            </table:table-cell>
            <table:table-cell table:style-name="Tableau26.C49" office:value-type="string">
              <text:p text:style-name="P109">DionysusSilverstream</text:p>
            </table:table-cell>
          </table:table-row>
          <table:table-row table:style-name="Tableau26.1">
            <table:table-cell table:style-name="Tableau26.A2" office:value-type="string">
              <text:p text:style-name="P109">Centaure</text:p>
            </table:table-cell>
            <table:table-cell table:style-name="Tableau26.B2" office:value-type="string">
              <text:p text:style-name="P109">Gladdius Jiboesavel</text:p>
            </table:table-cell>
            <table:table-cell table:style-name="Tableau26.C2" office:value-type="string">
              <text:p text:style-name="P103">GladdiusWindchaser</text:p>
            </table:table-cell>
          </table:table-row>
          <table:table-row table:style-name="Tableau26.1">
            <table:table-cell table:style-name="Tableau26.A51" office:value-type="string">
              <text:p text:style-name="P103">Centaure</text:p>
            </table:table-cell>
            <table:table-cell table:style-name="Tableau26.B51" office:value-type="string">
              <text:p text:style-name="P103">Malachai Thanatos</text:p>
            </table:table-cell>
            <table:table-cell table:style-name="Tableau26.C51" office:value-type="string">
              <text:p text:style-name="P103">MalachaiFatebringer</text:p>
            </table:table-cell>
          </table:table-row>
          <table:table-row table:style-name="Tableau26.1">
            <table:table-cell table:style-name="Tableau26.A2" office:value-type="string">
              <text:p text:style-name="P103">Centaure</text:p>
            </table:table-cell>
            <table:table-cell table:style-name="Tableau26.B2" office:value-type="string">
              <text:p text:style-name="P115">Roy Aedenas Valreus</text:p>
            </table:table-cell>
            <table:table-cell table:style-name="Tableau26.C2" office:value-type="string">
              <text:p text:style-name="P103">KingAedenasGravesoul</text:p>
            </table:table-cell>
          </table:table-row>
          <table:table-row table:style-name="Tableau26.1">
            <table:table-cell table:style-name="Tableau26.A53" office:value-type="string">
              <text:p text:style-name="P103">Centaure</text:p>
            </table:table-cell>
            <table:table-cell table:style-name="Tableau26.B53" office:value-type="string">
              <text:p text:style-name="P103">Zion Coeur-de-Tonnerre</text:p>
            </table:table-cell>
            <table:table-cell table:style-name="Tableau26.C53" office:value-type="string">
              <text:p text:style-name="P109">ZionThunderheart</text:p>
            </table:table-cell>
          </table:table-row>
          <table:table-row table:style-name="Tableau26.1">
            <table:table-cell table:style-name="Tableau26.A2" office:value-type="string">
              <text:p text:style-name="P109">Skraug</text:p>
            </table:table-cell>
            <table:table-cell table:style-name="Tableau26.B2" office:value-type="string">
              <text:p text:style-name="P109">Chef Thorgwagth</text:p>
            </table:table-cell>
            <table:table-cell table:style-name="Tableau26.C2" office:value-type="string">
              <text:p text:style-name="P109">ChieftainThorwagth</text:p>
            </table:table-cell>
          </table:table-row>
          <table:table-row table:style-name="Tableau26.1">
            <table:table-cell table:style-name="Tableau26.A55" office:value-type="string">
              <text:p text:style-name="P111">Skraug</text:p>
            </table:table-cell>
            <table:table-cell table:style-name="Tableau26.B55" office:value-type="string">
              <text:p text:style-name="P111">Chef Yahgwuhl</text:p>
            </table:table-cell>
            <table:table-cell table:style-name="Tableau26.C55" office:value-type="string">
              <text:p text:style-name="P111">ChieftainYahgwuhl</text:p>
            </table:table-cell>
          </table:table-row>
          <table:table-row table:style-name="Tableau26.1">
            <table:table-cell table:style-name="Tableau26.A2" office:value-type="string">
              <text:p text:style-name="P111">Skraug</text:p>
            </table:table-cell>
            <table:table-cell table:style-name="Tableau26.B2" office:value-type="string">
              <text:p text:style-name="P111">Grutt</text:p>
            </table:table-cell>
            <table:table-cell table:style-name="Tableau26.C2" office:value-type="string">
              <text:p text:style-name="P111">HunterGruttWorgwloth</text:p>
            </table:table-cell>
          </table:table-row>
          <table:table-row table:style-name="Tableau26.1">
            <table:table-cell table:style-name="Tableau26.A57" office:value-type="string">
              <text:p text:style-name="P111">Skraug</text:p>
            </table:table-cell>
            <table:table-cell table:style-name="Tableau26.B57" office:value-type="string">
              <text:p text:style-name="P111">Khan Wulgworth</text:p>
            </table:table-cell>
            <table:table-cell table:style-name="Tableau26.C57" office:value-type="string">
              <text:p text:style-name="P111">KhanWulgworth</text:p>
            </table:table-cell>
          </table:table-row>
          <table:table-row table:style-name="Tableau26.1">
            <table:table-cell table:style-name="Tableau26.A2" office:value-type="string">
              <text:p text:style-name="P111">Skraug</text:p>
            </table:table-cell>
            <table:table-cell table:style-name="Tableau26.B2" office:value-type="string">
              <text:p text:style-name="P111">Khan Wuuthgoran</text:p>
            </table:table-cell>
            <table:table-cell table:style-name="Tableau26.C2" office:value-type="string">
              <text:p text:style-name="P111">ChiefWuuthgoran</text:p>
            </table:table-cell>
          </table:table-row>
          <table:table-row table:style-name="Tableau26.1">
            <table:table-cell table:style-name="Tableau26.A59" office:value-type="string">
              <text:p text:style-name="P109">Skraug</text:p>
            </table:table-cell>
            <table:table-cell table:style-name="Tableau26.B59" office:value-type="string">
              <text:p text:style-name="P109">Kwarlgloth</text:p>
            </table:table-cell>
            <table:table-cell table:style-name="Tableau26.C59" office:value-type="string">
              <text:p text:style-name="P109">WitchDoctorKwarlgloth</text:p>
            </table:table-cell>
          </table:table-row>
          <table:table-row table:style-name="Tableau26.1">
            <table:table-cell table:style-name="Tableau26.A2" office:value-type="string">
              <text:p text:style-name="P115">Skraug</text:p>
            </table:table-cell>
            <table:table-cell table:style-name="Tableau26.B2" office:value-type="string">
              <text:p text:style-name="P115">Oogla Thraaglurh</text:p>
            </table:table-cell>
            <table:table-cell table:style-name="Tableau26.C2" office:value-type="string">
              <text:p text:style-name="P115">TrackerOoglaThraaglurh</text:p>
            </table:table-cell>
          </table:table-row>
          <table:table-row table:style-name="Tableau26.1">
            <table:table-cell table:style-name="Tableau26.A61" office:value-type="string">
              <text:p text:style-name="P115">Skraug</text:p>
            </table:table-cell>
            <table:table-cell table:style-name="Tableau26.B61" office:value-type="string">
              <text:p text:style-name="P115">Shaman Weethgwotha</text:p>
            </table:table-cell>
            <table:table-cell table:style-name="Tableau26.C61" office:value-type="string">
              <text:p text:style-name="P115">ShamanWeethgwotha</text:p>
            </table:table-cell>
          </table:table-row>
          <table:table-row table:style-name="Tableau26.1">
            <table:table-cell table:style-name="Tableau26.A2" office:value-type="string">
              <text:p text:style-name="P111">Skraug</text:p>
            </table:table-cell>
            <table:table-cell table:style-name="Tableau26.B2" office:value-type="string">
              <text:p text:style-name="P111">Trugg</text:p>
            </table:table-cell>
            <table:table-cell table:style-name="Tableau26.C2" office:value-type="string">
              <text:p text:style-name="P111">HunterTruggWorgwloth</text:p>
            </table:table-cell>
          </table:table-row>
          <table:table-row table:style-name="Tableau26.1">
            <table:table-cell table:style-name="Tableau26.A63" office:value-type="string">
              <text:p text:style-name="P111">Skraug</text:p>
            </table:table-cell>
            <table:table-cell table:style-name="Tableau26.B63" office:value-type="string">
              <text:p text:style-name="P111">Une sentinelle</text:p>
            </table:table-cell>
            <table:table-cell table:style-name="Tableau26.C63" office:value-type="string">
              <text:p text:style-name="P109">MoonTugGuard2</text:p>
            </table:table-cell>
          </table:table-row>
          <table:table-row table:style-name="Tableau26.1">
            <table:table-cell table:style-name="Tableau26.A2" office:value-type="string">
              <text:p text:style-name="P109">Skraug</text:p>
            </table:table-cell>
            <table:table-cell table:style-name="Tableau26.B2" office:value-type="string">
              <text:p text:style-name="P109">Wajpoothin</text:p>
            </table:table-cell>
            <table:table-cell table:style-name="Tableau26.C2" office:value-type="string">
              <text:p text:style-name="P109">HeadhunterWajpoothin</text:p>
            </table:table-cell>
          </table:table-row>
          <table:table-row table:style-name="Tableau26.1">
            <table:table-cell table:style-name="Tableau26.A65" office:value-type="string">
              <text:p text:style-name="P109">Npc Seraph</text:p>
            </table:table-cell>
            <table:table-cell table:style-name="Tableau26.B65" office:value-type="string">
              <text:p text:style-name="P109">Alphan</text:p>
            </table:table-cell>
            <table:table-cell table:style-name="Tableau26.C65" office:value-type="string">
              <text:p text:style-name="P109">RemortNPC1</text:p>
            </table:table-cell>
          </table:table-row>
          <table:table-row table:style-name="Tableau26.1">
            <table:table-cell table:style-name="Tableau26.A2" office:value-type="string">
              <text:p text:style-name="P109">Npc Seraph</text:p>
            </table:table-cell>
            <table:table-cell table:style-name="Tableau26.B2" office:value-type="string">
              <text:p text:style-name="P109">Betran</text:p>
            </table:table-cell>
            <table:table-cell table:style-name="Tableau26.C2" office:value-type="string">
              <text:p text:style-name="P109">RemortNPC2</text:p>
            </table:table-cell>
          </table:table-row>
          <table:table-row table:style-name="Tableau26.1">
            <table:table-cell table:style-name="Tableau26.A67" office:value-type="string">
              <text:p text:style-name="P109">Npc Seraph</text:p>
            </table:table-cell>
            <table:table-cell table:style-name="Tableau26.B67" office:value-type="string">
              <text:p text:style-name="P109">Caplan</text:p>
            </table:table-cell>
            <table:table-cell table:style-name="Tableau26.C67" office:value-type="string">
              <text:p text:style-name="P109">RemortNPC3</text:p>
            </table:table-cell>
          </table:table-row>
          <table:table-row table:style-name="Tableau26.1">
            <table:table-cell table:style-name="Tableau26.A2" office:value-type="string">
              <text:p text:style-name="P109">Npc Seraph</text:p>
            </table:table-cell>
            <table:table-cell table:style-name="Tableau26.B2" office:value-type="string">
              <text:p text:style-name="P109">Delaan</text:p>
            </table:table-cell>
            <table:table-cell table:style-name="Tableau26.C2" office:value-type="string">
              <text:p text:style-name="P109">RemortNPC4</text:p>
            </table:table-cell>
          </table:table-row>
          <table:table-row table:style-name="Tableau26.1">
            <table:table-cell table:style-name="Tableau26.A69" office:value-type="string">
              <text:p text:style-name="P109">Npc Seraph</text:p>
            </table:table-cell>
            <table:table-cell table:style-name="Tableau26.B69" office:value-type="string">
              <text:p text:style-name="P109">Epilan</text:p>
            </table:table-cell>
            <table:table-cell table:style-name="Tableau26.C69" office:value-type="string">
              <text:p text:style-name="P109">RemortNPC5</text:p>
            </table:table-cell>
          </table:table-row>
          <table:table-row table:style-name="Tableau26.1">
            <table:table-cell table:style-name="Tableau26.A2" office:value-type="string">
              <text:p text:style-name="P109">Seraphe</text:p>
            </table:table-cell>
            <table:table-cell table:style-name="Tableau26.B2" office:value-type="string">
              <text:p text:style-name="P109">Glaenshenmilandira</text:p>
            </table:table-cell>
            <table:table-cell table:style-name="Tableau26.C2" office:value-type="string">
              <text:p text:style-name="P109">Glaenshenmilandira</text:p>
            </table:table-cell>
          </table:table-row>
          <table:table-row table:style-name="Tableau26.1">
            <table:table-cell table:style-name="Tableau26.A71" office:value-type="string">
              <text:p text:style-name="P109">A changer</text:p>
            </table:table-cell>
            <table:table-cell table:style-name="Tableau26.B71" office:value-type="string">
              <text:p text:style-name="P109">The Oracle</text:p>
            </table:table-cell>
            <table:table-cell table:style-name="Tableau26.C71" office:value-type="string">
              <text:p text:style-name="P103">Oracle</text:p>
            </table:table-cell>
          </table:table-row>
          <table:table-row table:style-name="Tableau26.1">
            <table:table-cell table:style-name="Tableau26.A72" office:value-type="string">
              <text:p text:style-name="P106"/>
            </table:table-cell>
            <table:table-cell table:style-name="Tableau26.B72" office:value-type="string">
              <text:p text:style-name="P103">Une ombre</text:p>
            </table:table-cell>
            <table:table-cell table:style-name="Tableau26.C72" office:value-type="string">
              <text:p text:style-name="P103">LordoftheShops</text:p>
            </table:table-cell>
          </table:table-row>
        </table:table>
        <text:p text:style-name="P103"/>
        <text:p text:style-name="P103"/>
        <text:p text:style-name="P103"/>
        <text:p text:style-name="Standard"/>
        <text:p text:style-name="Standard"/>
        <table:table table:name="Tableau27" table:style-name="Tableau27">
          <table:table-column table:style-name="Tableau27.A"/>
          <table:table-column table:style-name="Tableau27.B"/>
          <table:table-column table:style-name="Tableau27.C"/>
          <table:table-column table:style-name="Tableau27.D"/>
          <table:table-row table:style-name="Tableau27.1">
            <table:table-cell table:style-name="Tableau27.A1" table:number-columns-spanned="4" office:value-type="string">
              <text:p text:style-name="P199">La Quatrième Prophétie</text:p>
              <text:p text:style-name="P91">Monstres Stoneheim &amp; Zone Séraphes</text:p>
              <text:p text:style-name="P91"><text:soft-page-break/>Skin / Nom Français / Ids de Summon / Level</text:p>
              <text:p text:style-name="P91">Version 1.20</text:p>
              <text:p text:style-name="P91"/>
            </table:table-cell>
            <table:covered-table-cell/>
            <table:covered-table-cell/>
            <table:covered-table-cell/>
          </table:table-row>
          <table:table-row table:style-name="Tableau27.1">
            <table:table-cell table:style-name="Tableau27.A2" office:value-type="string">
              <text:p text:style-name="P103">Skin</text:p>
              <text:p text:style-name="P103"/>
            </table:table-cell>
            <table:table-cell table:style-name="Tableau27.B2" office:value-type="string">
              <text:p text:style-name="P103">Nom Français</text:p>
              <text:p text:style-name="P103"/>
            </table:table-cell>
            <table:table-cell table:style-name="Tableau27.B2" office:value-type="string">
              <text:p text:style-name="P109">Summon ID</text:p>
            </table:table-cell>
            <table:table-cell table:style-name="Tableau27.D2" office:value-type="string">
              <text:p text:style-name="P109">Level</text:p>
            </table:table-cell>
          </table:table-row>
          <table:table-row table:style-name="Tableau27.1">
            <table:table-cell table:style-name="Tableau27.A3" office:value-type="string">
              <text:p text:style-name="P117">Araignée</text:p>
            </table:table-cell>
            <table:table-cell table:style-name="Tableau27.B3" office:value-type="string">
              <text:p text:style-name="P117">Arachnide Nemésis</text:p>
            </table:table-cell>
            <table:table-cell table:style-name="Tableau27.C3" office:value-type="string">
              <text:p text:style-name="P117">Necrospider</text:p>
            </table:table-cell>
            <table:table-cell table:style-name="Tableau27.D3" office:value-type="string">
              <text:p text:style-name="P117">65</text:p>
            </table:table-cell>
          </table:table-row>
          <table:table-row table:style-name="Tableau27.1">
            <table:table-cell table:style-name="Tableau27.A2" office:value-type="string">
              <text:p text:style-name="P117">Tarentule</text:p>
            </table:table-cell>
            <table:table-cell table:style-name="Tableau27.B2" office:value-type="string">
              <text:p text:style-name="P117">Arachnide némésis</text:p>
            </table:table-cell>
            <table:table-cell table:style-name="Tableau27.B2" office:value-type="string">
              <text:p text:style-name="P117">Arachnofiend</text:p>
            </table:table-cell>
            <table:table-cell table:style-name="Tableau27.D2" office:value-type="string">
              <text:p text:style-name="P117">60</text:p>
            </table:table-cell>
          </table:table-row>
          <table:table-row table:style-name="Tableau27.1">
            <table:table-cell table:style-name="Tableau27.A5" office:value-type="string">
              <text:p text:style-name="P117">Araignée</text:p>
            </table:table-cell>
            <table:table-cell table:style-name="Tableau27.B5" office:value-type="string">
              <text:p text:style-name="P117">Araignée voleuse de vie</text:p>
            </table:table-cell>
            <table:table-cell table:style-name="Tableau27.C5" office:value-type="string">
              <text:p text:style-name="P117">Drain Spider</text:p>
            </table:table-cell>
            <table:table-cell table:style-name="Tableau27.D5" office:value-type="string">
              <text:p text:style-name="P117">50</text:p>
            </table:table-cell>
          </table:table-row>
          <table:table-row table:style-name="Tableau27.1">
            <table:table-cell table:style-name="Tableau27.A2" office:value-type="string">
              <text:p text:style-name="P117">Atrocité</text:p>
            </table:table-cell>
            <table:table-cell table:style-name="Tableau27.B2" office:value-type="string">
              <text:p text:style-name="P117">Arpenteur caverneux</text:p>
            </table:table-cell>
            <table:table-cell table:style-name="Tableau27.B2" office:value-type="string">
              <text:p text:style-name="P117">Cave Dweller</text:p>
            </table:table-cell>
            <table:table-cell table:style-name="Tableau27.D2" office:value-type="string">
              <text:p text:style-name="P117">52</text:p>
            </table:table-cell>
          </table:table-row>
          <table:table-row table:style-name="Tableau27.1">
            <table:table-cell table:style-name="Tableau27.A7" office:value-type="string">
              <text:p text:style-name="P117">Assassin</text:p>
            </table:table-cell>
            <table:table-cell table:style-name="Tableau27.B7" office:value-type="string">
              <text:p text:style-name="P117">Arpenteur de la nuit</text:p>
            </table:table-cell>
            <table:table-cell table:style-name="Tableau27.C7" office:value-type="string">
              <text:p text:style-name="P109">Nightcreeper</text:p>
            </table:table-cell>
            <table:table-cell table:style-name="Tableau27.D7" office:value-type="string">
              <text:p text:style-name="P109">40</text:p>
            </table:table-cell>
          </table:table-row>
          <table:table-row table:style-name="Tableau27.1">
            <table:table-cell table:style-name="Tableau27.A2" office:value-type="string">
              <text:p text:style-name="P109">Assassin (invisible)</text:p>
            </table:table-cell>
            <table:table-cell table:style-name="Tableau27.B2" office:value-type="string">
              <text:p text:style-name="P103">Arpenteur des Ombres</text:p>
            </table:table-cell>
            <table:table-cell table:style-name="Tableau27.B2" office:value-type="string">
              <text:p text:style-name="P117">MOBShadowstalker</text:p>
            </table:table-cell>
            <table:table-cell table:style-name="Tableau27.D2" office:value-type="string">
              <text:p text:style-name="P117">45</text:p>
            </table:table-cell>
          </table:table-row>
          <table:table-row table:style-name="Tableau27.1">
            <table:table-cell table:style-name="Tableau27.A9" office:value-type="string">
              <text:p text:style-name="P117">Assassin (invisible)</text:p>
            </table:table-cell>
            <table:table-cell table:style-name="Tableau27.B9" office:value-type="string">
              <text:p text:style-name="P117">Arpenteur des ombres</text:p>
            </table:table-cell>
            <table:table-cell table:style-name="Tableau27.C9" office:value-type="string">
              <text:p text:style-name="P117">Woodstalker</text:p>
            </table:table-cell>
            <table:table-cell table:style-name="Tableau27.D9" office:value-type="string">
              <text:p text:style-name="P117">75</text:p>
            </table:table-cell>
          </table:table-row>
          <table:table-row table:style-name="Tableau27.1">
            <table:table-cell table:style-name="Tableau27.A2" office:value-type="string">
              <text:p text:style-name="P117">Assassin</text:p>
            </table:table-cell>
            <table:table-cell table:style-name="Tableau27.B2" office:value-type="string">
              <text:p text:style-name="P117">Assassin obsidien</text:p>
            </table:table-cell>
            <table:table-cell table:style-name="Tableau27.B2" office:value-type="string">
              <text:p text:style-name="P117">Obsidian Assassin</text:p>
            </table:table-cell>
            <table:table-cell table:style-name="Tableau27.D2" office:value-type="string">
              <text:p text:style-name="P117">90</text:p>
            </table:table-cell>
          </table:table-row>
          <table:table-row table:style-name="Tableau27.1">
            <table:table-cell table:style-name="Tableau27.A11" office:value-type="string">
              <text:p text:style-name="P117">Drake</text:p>
            </table:table-cell>
            <table:table-cell table:style-name="Tableau27.B11" office:value-type="string">
              <text:p text:style-name="P117">B’thastan</text:p>
            </table:table-cell>
            <table:table-cell table:style-name="Tableau27.C11" office:value-type="string">
              <text:p text:style-name="P117">Bthastan</text:p>
            </table:table-cell>
            <table:table-cell table:style-name="Tableau27.D11" office:value-type="string">
              <text:p text:style-name="P117">100</text:p>
            </table:table-cell>
          </table:table-row>
          <table:table-row table:style-name="Tableau27.1">
            <table:table-cell table:style-name="Tableau27.A2" office:value-type="string">
              <text:p text:style-name="P117">Drake</text:p>
            </table:table-cell>
            <table:table-cell table:style-name="Tableau27.B2" office:value-type="string">
              <text:p text:style-name="P117">B’thonian</text:p>
            </table:table-cell>
            <table:table-cell table:style-name="Tableau27.B2" office:value-type="string">
              <text:p text:style-name="P117">Bthonian</text:p>
            </table:table-cell>
            <table:table-cell table:style-name="Tableau27.D2" office:value-type="string">
              <text:p text:style-name="P117">120</text:p>
            </table:table-cell>
          </table:table-row>
          <table:table-row table:style-name="Tableau27.1">
            <table:table-cell table:style-name="Tableau27.A13" office:value-type="string">
              <text:p text:style-name="P117">Drake</text:p>
            </table:table-cell>
            <table:table-cell table:style-name="Tableau27.B13" office:value-type="string">
              <text:p text:style-name="P117">B’thurkhan</text:p>
            </table:table-cell>
            <table:table-cell table:style-name="Tableau27.C13" office:value-type="string">
              <text:p text:style-name="P109">Bthurkhan</text:p>
            </table:table-cell>
            <table:table-cell table:style-name="Tableau27.D13" office:value-type="string">
              <text:p text:style-name="P109">125</text:p>
            </table:table-cell>
          </table:table-row>
          <table:table-row table:style-name="Tableau27.1">
            <table:table-cell table:style-name="Tableau27.A2" office:value-type="string">
              <text:p text:style-name="P109">Humain</text:p>
            </table:table-cell>
            <table:table-cell table:style-name="Tableau27.B2" office:value-type="string">
              <text:p text:style-name="P109">Barjot</text:p>
            </table:table-cell>
            <table:table-cell table:style-name="Tableau27.B2" office:value-type="string">
              <text:p text:style-name="P103">MOBLoon</text:p>
            </table:table-cell>
            <table:table-cell table:style-name="Tableau27.D2" office:value-type="string">
              <text:p text:style-name="P103">17</text:p>
            </table:table-cell>
          </table:table-row>
          <table:table-row table:style-name="Tableau27.1">
            <table:table-cell table:style-name="Tableau27.A15" office:value-type="string">
              <text:p text:style-name="P117">Horreur railleuse</text:p>
            </table:table-cell>
            <table:table-cell table:style-name="Tableau27.B15" office:value-type="string">
              <text:p text:style-name="P117">Bête putride</text:p>
            </table:table-cell>
            <table:table-cell table:style-name="Tableau27.C15" office:value-type="string">
              <text:p text:style-name="P117">Putrid Beast</text:p>
            </table:table-cell>
            <table:table-cell table:style-name="Tableau27.D15" office:value-type="string">
              <text:p text:style-name="P117">83</text:p>
            </table:table-cell>
          </table:table-row>
          <table:table-row table:style-name="Tableau27.1">
            <table:table-cell table:style-name="Tableau27.A2" office:value-type="string">
              <text:p text:style-name="P117">Blob</text:p>
            </table:table-cell>
            <table:table-cell table:style-name="Tableau27.B2" office:value-type="string">
              <text:p text:style-name="P117">Boue fétide</text:p>
            </table:table-cell>
            <table:table-cell table:style-name="Tableau27.B2" office:value-type="string">
              <text:p text:style-name="P109">Foul Muck</text:p>
            </table:table-cell>
            <table:table-cell table:style-name="Tableau27.D2" office:value-type="string">
              <text:p text:style-name="P109">55</text:p>
            </table:table-cell>
          </table:table-row>
          <table:table-row table:style-name="Tableau27.1">
            <table:table-cell table:style-name="Tableau27.A17" office:value-type="string">
              <text:p text:style-name="P109">Blob</text:p>
            </table:table-cell>
            <table:table-cell table:style-name="Tableau27.B17" office:value-type="string">
              <text:p text:style-name="P117">Boue rampante</text:p>
            </table:table-cell>
            <table:table-cell table:style-name="Tableau27.C17" office:value-type="string">
              <text:p text:style-name="P117">Creeping Sludge</text:p>
            </table:table-cell>
            <table:table-cell table:style-name="Tableau27.D17" office:value-type="string">
              <text:p text:style-name="P117">58</text:p>
            </table:table-cell>
          </table:table-row>
          <table:table-row table:style-name="Tableau27.1">
            <table:table-cell table:style-name="Tableau27.A2" office:value-type="string">
              <text:p text:style-name="P103">Momie</text:p>
            </table:table-cell>
            <table:table-cell table:style-name="Tableau27.B2" office:value-type="string">
              <text:p text:style-name="P103">Cadavre embaumé</text:p>
            </table:table-cell>
            <table:table-cell table:style-name="Tableau27.B2" office:value-type="string">
              <text:p text:style-name="P103">MOBGauzeCorpse</text:p>
            </table:table-cell>
            <table:table-cell table:style-name="Tableau27.D2" office:value-type="string">
              <text:p text:style-name="P103">95</text:p>
            </table:table-cell>
          </table:table-row>
          <table:table-row table:style-name="Tableau27.1">
            <table:table-cell table:style-name="Tableau27.A19" office:value-type="string">
              <text:p text:style-name="P103">Centaure noir</text:p>
            </table:table-cell>
            <table:table-cell table:style-name="Tableau27.B19" office:value-type="string">
              <text:p text:style-name="P103">Centaure aux yeux rouges</text:p>
            </table:table-cell>
            <table:table-cell table:style-name="Tableau27.C19" office:value-type="string">
              <text:p text:style-name="P117">MOBRedEyedCentaur</text:p>
            </table:table-cell>
            <table:table-cell table:style-name="Tableau27.D19" office:value-type="string">
              <text:p text:style-name="P117">55</text:p>
            </table:table-cell>
          </table:table-row>
          <table:table-row table:style-name="Tableau27.1">
            <table:table-cell table:style-name="Tableau27.A2" office:value-type="string">
              <text:p text:style-name="P103">Centaure</text:p>
            </table:table-cell>
            <table:table-cell table:style-name="Tableau27.B2" office:value-type="string">
              <text:p text:style-name="P103">Champion centaure</text:p>
            </table:table-cell>
            <table:table-cell table:style-name="Tableau27.B2" office:value-type="string">
              <text:p text:style-name="P103">CentaurChampion</text:p>
            </table:table-cell>
            <table:table-cell table:style-name="Tableau27.D2" office:value-type="string">
              <text:p text:style-name="P103">75</text:p>
            </table:table-cell>
          </table:table-row>
          <table:table-row table:style-name="Tableau27.1">
            <table:table-cell table:style-name="Tableau27.A21" office:value-type="string">
              <text:p text:style-name="P117">Assassin</text:p>
            </table:table-cell>
            <table:table-cell table:style-name="Tableau27.B21" office:value-type="string">
              <text:p text:style-name="P117">Chapardeur</text:p>
            </table:table-cell>
            <table:table-cell table:style-name="Tableau27.C21" office:value-type="string">
              <text:p text:style-name="P111">Pilferer</text:p>
            </table:table-cell>
            <table:table-cell table:style-name="Tableau27.D21" office:value-type="string">
              <text:p text:style-name="P111">45</text:p>
            </table:table-cell>
          </table:table-row>
          <table:table-row table:style-name="Tableau27.1">
            <table:table-cell table:style-name="Tableau27.A2" office:value-type="string">
              <text:p text:style-name="P111">Ver</text:p>
            </table:table-cell>
            <table:table-cell table:style-name="Tableau27.B2" office:value-type="string">
              <text:p text:style-name="P111">Charognard rampant</text:p>
            </table:table-cell>
            <table:table-cell table:style-name="Tableau27.B2" office:value-type="string">
              <text:p text:style-name="P117">Carrion Crawler</text:p>
            </table:table-cell>
            <table:table-cell table:style-name="Tableau27.D2" office:value-type="string">
              <text:p text:style-name="P117">68</text:p>
            </table:table-cell>
          </table:table-row>
          <table:table-row table:style-name="Tableau27.1">
            <table:table-cell table:style-name="Tableau27.A23" office:value-type="string">
              <text:p text:style-name="P117">Assassin</text:p>
            </table:table-cell>
            <table:table-cell table:style-name="Tableau27.B23" office:value-type="string">
              <text:p text:style-name="P117">Chasse-nuit</text:p>
            </table:table-cell>
            <table:table-cell table:style-name="Tableau27.C23" office:value-type="string">
              <text:p text:style-name="P117">Night Hunter</text:p>
            </table:table-cell>
            <table:table-cell table:style-name="Tableau27.D23" office:value-type="string">
              <text:p text:style-name="P117">50</text:p>
            </table:table-cell>
          </table:table-row>
          <table:table-row table:style-name="Tableau27.1">
            <table:table-cell table:style-name="Tableau27.A2" office:value-type="string">
              <text:p text:style-name="P117">Humain</text:p>
            </table:table-cell>
            <table:table-cell table:style-name="Tableau27.B2" office:value-type="string">
              <text:p text:style-name="P103">Chasseur de la nuit</text:p>
            </table:table-cell>
            <table:table-cell table:style-name="Tableau27.B2" office:value-type="string">
              <text:p text:style-name="P117">MOBNightRetriever</text:p>
            </table:table-cell>
            <table:table-cell table:style-name="Tableau27.D2" office:value-type="string">
              <text:p text:style-name="P117">40</text:p>
            </table:table-cell>
          </table:table-row>
          <table:table-row table:style-name="Tableau27.1">
            <table:table-cell table:style-name="Tableau27.A25" office:value-type="string">
              <text:p text:style-name="P117">Chauve-souris (invisible)</text:p>
            </table:table-cell>
            <table:table-cell table:style-name="Tableau27.B25" office:value-type="string">
              <text:p text:style-name="P117">Chauve-souris spectrale</text:p>
            </table:table-cell>
            <table:table-cell table:style-name="Tableau27.C25" office:value-type="string">
              <text:p text:style-name="P117">Wraith Bat</text:p>
            </table:table-cell>
            <table:table-cell table:style-name="Tableau27.D25" office:value-type="string">
              <text:p text:style-name="P117">65</text:p>
            </table:table-cell>
          </table:table-row>
          <table:table-row table:style-name="Tableau27.1">
            <table:table-cell table:style-name="Tableau27.A2" office:value-type="string">
              <text:p text:style-name="P117">Chauve-souris</text:p>
            </table:table-cell>
            <table:table-cell table:style-name="Tableau27.B2" office:value-type="string">
              <text:p text:style-name="P117">Chauve-souris translucide</text:p>
            </table:table-cell>
            <table:table-cell table:style-name="Tableau27.B2" office:value-type="string">
              <text:p text:style-name="P117">Unseen Bat</text:p>
            </table:table-cell>
            <table:table-cell table:style-name="Tableau27.D2" office:value-type="string">
              <text:p text:style-name="P117">50</text:p>
            </table:table-cell>
          </table:table-row>
          <table:table-row table:style-name="Tableau27.1">
            <table:table-cell table:style-name="Tableau27.A27" office:value-type="string">
              <text:p text:style-name="P117">Squelette</text:p>
            </table:table-cell>
            <table:table-cell table:style-name="Tableau27.B27" office:value-type="string">
              <text:p text:style-name="P117">Chevalier spectral</text:p>
            </table:table-cell>
            <table:table-cell table:style-name="Tableau27.C27" office:value-type="string">
              <text:p text:style-name="P109">Spectral Knight</text:p>
            </table:table-cell>
            <table:table-cell table:style-name="Tableau27.D27" office:value-type="string">
              <text:p text:style-name="P109">64</text:p>
            </table:table-cell>
          </table:table-row>
          <table:table-row table:style-name="Tableau27.1">
            <table:table-cell table:style-name="Tableau27.A2" office:value-type="string">
              <text:p text:style-name="P109">Loup (invisible)</text:p>
            </table:table-cell>
            <table:table-cell table:style-name="Tableau27.B2" office:value-type="string">
              <text:p text:style-name="P117">Chien de sang</text:p>
            </table:table-cell>
            <table:table-cell table:style-name="Tableau27.B2" office:value-type="string">
              <text:p text:style-name="P109">Blood Hound</text:p>
            </table:table-cell>
            <table:table-cell table:style-name="Tableau27.D2" office:value-type="string">
              <text:p text:style-name="P109">48</text:p>
            </table:table-cell>
          </table:table-row>
          <table:table-row table:style-name="Tableau27.1">
            <table:table-cell table:style-name="Tableau27.A29" office:value-type="string">
              <text:p text:style-name="P109">Loup</text:p>
            </table:table-cell>
            <table:table-cell table:style-name="Tableau27.B29" office:value-type="string">
              <text:p text:style-name="P117">Chien-loup</text:p>
            </table:table-cell>
            <table:table-cell table:style-name="Tableau27.C29" office:value-type="string">
              <text:p text:style-name="P117">Wolfhound</text:p>
            </table:table-cell>
            <table:table-cell table:style-name="Tableau27.D29" office:value-type="string">
              <text:p text:style-name="P117">48</text:p>
            </table:table-cell>
          </table:table-row>
          <table:table-row table:style-name="Tableau27.1">
            <table:table-cell table:style-name="Tableau27.A2" office:value-type="string">
              <text:p text:style-name="P103">Prêtre</text:p>
            </table:table-cell>
            <table:table-cell table:style-name="Tableau27.B2" office:value-type="string">
              <text:p text:style-name="P103">Clerc des ombres</text:p>
            </table:table-cell>
            <table:table-cell table:style-name="Tableau27.B2" office:value-type="string">
              <text:p text:style-name="P109">MOBDarkCleric</text:p>
            </table:table-cell>
            <table:table-cell table:style-name="Tableau27.D2" office:value-type="string">
              <text:p text:style-name="P109">90</text:p>
            </table:table-cell>
          </table:table-row>
          <table:table-row table:style-name="Tableau27.1">
            <table:table-cell table:style-name="Tableau27.A31" office:value-type="string">
              <text:p text:style-name="P109">Serpent</text:p>
            </table:table-cell>
            <table:table-cell table:style-name="Tableau27.B31" office:value-type="string">
              <text:p text:style-name="P109">Cobra céleste</text:p>
            </table:table-cell>
            <table:table-cell table:style-name="Tableau27.C31" office:value-type="string">
              <text:p text:style-name="P109">MOBCelestialCobra</text:p>
            </table:table-cell>
            <table:table-cell table:style-name="Tableau27.D31" office:value-type="string">
              <text:p text:style-name="P117">90</text:p>
            </table:table-cell>
          </table:table-row>
          <table:table-row table:style-name="Tableau27.1">
            <table:table-cell table:style-name="Tableau27.A2" office:value-type="string">
              <text:p text:style-name="P117">Serpent</text:p>
            </table:table-cell>
            <table:table-cell table:style-name="Tableau27.B2" office:value-type="string">
              <text:p text:style-name="P117">Cobra royal de Jade</text:p>
            </table:table-cell>
            <table:table-cell table:style-name="Tableau27.B2" office:value-type="string">
              <text:p text:style-name="P115">Jade Kingsnake</text:p>
            </table:table-cell>
            <table:table-cell table:style-name="Tableau27.D2" office:value-type="string">
              <text:p text:style-name="P115">30</text:p>
            </table:table-cell>
          </table:table-row>
          <table:table-row table:style-name="Tableau27.1">
            <table:table-cell table:style-name="Tableau27.A33" office:value-type="string">
              <text:p text:style-name="P115">Guêpe</text:p>
            </table:table-cell>
            <table:table-cell table:style-name="Tableau27.B33" office:value-type="string">
              <text:p text:style-name="P117">Défenseur de la ruche</text:p>
            </table:table-cell>
            <table:table-cell table:style-name="Tableau27.C33" office:value-type="string">
              <text:p text:style-name="P117">Hive Defender</text:p>
            </table:table-cell>
            <table:table-cell table:style-name="Tableau27.D33" office:value-type="string">
              <text:p text:style-name="P117">55</text:p>
            </table:table-cell>
          </table:table-row>
          <table:table-row table:style-name="Tableau27.1">
            <table:table-cell table:style-name="Tableau27.A2" office:value-type="string">
              <text:p text:style-name="P103">Démon</text:p>
            </table:table-cell>
            <table:table-cell table:style-name="Tableau27.B2" office:value-type="string">
              <text:p text:style-name="P103">Démon berserker fou</text:p>
            </table:table-cell>
            <table:table-cell table:style-name="Tableau27.B2" office:value-type="string">
              <text:p text:style-name="P117">MOBMadBerserkerDemon</text:p>
            </table:table-cell>
            <table:table-cell table:style-name="Tableau27.D2" office:value-type="string">
              <text:p text:style-name="P117">110</text:p>
            </table:table-cell>
          </table:table-row>
          <table:table-row table:style-name="Tableau27.1">
            <table:table-cell table:style-name="Tableau27.A35" office:value-type="string">
              <text:p text:style-name="P117">Squelette</text:p>
            </table:table-cell>
            <table:table-cell table:style-name="Tableau27.B35" office:value-type="string">
              <text:p text:style-name="P117">Démon d’ossements</text:p>
            </table:table-cell>
            <table:table-cell table:style-name="Tableau27.C35" office:value-type="string">
              <text:p text:style-name="P117">Bone Demon</text:p>
            </table:table-cell>
            <table:table-cell table:style-name="Tableau27.D35" office:value-type="string">
              <text:p text:style-name="P117">62</text:p>
            </table:table-cell>
          </table:table-row>
          <table:table-row table:style-name="Tableau27.1">
            <table:table-cell table:style-name="Tableau27.A2" office:value-type="string">
              <text:p text:style-name="P117">Démon (invisible)</text:p>
            </table:table-cell>
            <table:table-cell table:style-name="Tableau27.B2" office:value-type="string">
              <text:p text:style-name="P117">Démon des ombres</text:p>
            </table:table-cell>
            <table:table-cell table:style-name="Tableau27.B2" office:value-type="string">
              <text:p text:style-name="P109">Shadow Demon</text:p>
            </table:table-cell>
            <table:table-cell table:style-name="Tableau27.D2" office:value-type="string">
              <text:p text:style-name="P109">100</text:p>
            </table:table-cell>
          </table:table-row>
          <table:table-row table:style-name="Tableau27.1">
            <table:table-cell table:style-name="Tableau27.A37" office:value-type="string">
              <text:p text:style-name="P109">Humain</text:p>
            </table:table-cell>
            <table:table-cell table:style-name="Tableau27.B37" office:value-type="string">
              <text:p text:style-name="P109">Dérangé</text:p>
            </table:table-cell>
            <table:table-cell table:style-name="Tableau27.C37" office:value-type="string">
              <text:p text:style-name="P109">MOBDerangedOrderly</text:p>
            </table:table-cell>
            <table:table-cell table:style-name="Tableau27.D37" office:value-type="string">
              <text:p text:style-name="P109">22</text:p>
            </table:table-cell>
          </table:table-row>
          <table:table-row table:style-name="Tableau27.1">
            <table:table-cell table:style-name="Tableau27.A2" office:value-type="string">
              <text:p text:style-name="P109">Gobelin</text:p>
            </table:table-cell>
            <table:table-cell table:style-name="Tableau27.B2" office:value-type="string">
              <text:p text:style-name="P117">Diablotin</text:p>
            </table:table-cell>
            <table:table-cell table:style-name="Tableau27.B2" office:value-type="string">
              <text:p text:style-name="P117">Mortal Wombat</text:p>
            </table:table-cell>
            <table:table-cell table:style-name="Tableau27.D2" office:value-type="string">
              <text:p text:style-name="P117">90</text:p>
            </table:table-cell>
          </table:table-row>
          <table:table-row table:style-name="Tableau27.1">
            <table:table-cell table:style-name="Tableau27.A39" office:value-type="string">
              <text:p text:style-name="P117">Humain</text:p>
            </table:table-cell>
            <table:table-cell table:style-name="Tableau27.B39" office:value-type="string">
              <text:p text:style-name="P115">Doktor Vertebrus</text:p>
            </table:table-cell>
            <table:table-cell table:style-name="Tableau27.C39" office:value-type="string">
              <text:p text:style-name="P115">DoktorSpine</text:p>
            </table:table-cell>
            <table:table-cell table:style-name="Tableau27.D39" office:value-type="string">
              <text:p text:style-name="P115">30</text:p>
            </table:table-cell>
          </table:table-row>
          <table:table-row table:style-name="Tableau27.1">
            <table:table-cell table:style-name="Tableau27.A2" office:value-type="string">
              <text:p text:style-name="P115">Humain</text:p>
            </table:table-cell>
            <table:table-cell table:style-name="Tableau27.B2" office:value-type="string">
              <text:p text:style-name="P115">Dr Van Pyre</text:p>
            </table:table-cell>
            <table:table-cell table:style-name="Tableau27.B2" office:value-type="string">
              <text:p text:style-name="P117">DrVonPyre</text:p>
            </table:table-cell>
            <table:table-cell table:style-name="Tableau27.D2" office:value-type="string">
              <text:p text:style-name="P117">30</text:p>
            </table:table-cell>
          </table:table-row>
          <table:table-row table:style-name="Tableau27.1">
            <table:table-cell table:style-name="Tableau27.A41" office:value-type="string">
              <text:p text:style-name="P117">Drake</text:p>
            </table:table-cell>
            <table:table-cell table:style-name="Tableau27.B41" office:value-type="string">
              <text:p text:style-name="P117">Elémental du Temps</text:p>
            </table:table-cell>
            <table:table-cell table:style-name="Tableau27.C41" office:value-type="string">
              <text:p text:style-name="P109">Oracle Quickness Guardian</text:p>
            </table:table-cell>
            <table:table-cell table:style-name="Tableau27.D41" office:value-type="string">
              <text:p text:style-name="P117">120</text:p>
            </table:table-cell>
          </table:table-row>
          <table:table-row table:style-name="Tableau27.1">
            <table:table-cell table:style-name="Tableau27.A2" office:value-type="string">
              <text:p text:style-name="P117">Assassin (invisible)</text:p>
            </table:table-cell>
            <table:table-cell table:style-name="Tableau27.B2" office:value-type="string">
              <text:p text:style-name="P117">Ennemi des ombres</text:p>
            </table:table-cell>
            <table:table-cell table:style-name="Tableau27.B2" office:value-type="string">
              <text:p text:style-name="P117">Shadowfiend</text:p>
            </table:table-cell>
            <table:table-cell table:style-name="Tableau27.D2" office:value-type="string">
              <text:p text:style-name="P117">60</text:p>
            </table:table-cell>
          </table:table-row>
          <table:table-row table:style-name="Tableau27.1">
            <table:table-cell table:style-name="Tableau27.A43" office:value-type="string">
              <text:p text:style-name="P117">Assassin (invisible)</text:p>
            </table:table-cell>
            <table:table-cell table:style-name="Tableau27.B43" office:value-type="string">
              <text:p text:style-name="P117">Faucheur</text:p>
            </table:table-cell>
            <table:table-cell table:style-name="Tableau27.C43" office:value-type="string">
              <text:p text:style-name="P109">Deathstalker</text:p>
            </table:table-cell>
            <table:table-cell table:style-name="Tableau27.D43" office:value-type="string">
              <text:p text:style-name="P109">70</text:p>
            </table:table-cell>
          </table:table-row>
          <table:table-row table:style-name="Tableau27.1">
            <table:table-cell table:style-name="Tableau27.A2" office:value-type="string">
              <text:p text:style-name="P109">Humain</text:p>
            </table:table-cell>
            <table:table-cell table:style-name="Tableau27.B2" office:value-type="string">
              <text:p text:style-name="P109">Fou</text:p>
            </table:table-cell>
            <table:table-cell table:style-name="Tableau27.B2" office:value-type="string">
              <text:p text:style-name="P103">MOBMadMan</text:p>
            </table:table-cell>
            <table:table-cell table:style-name="Tableau27.D2" office:value-type="string">
              <text:p text:style-name="P103">25</text:p>
            </table:table-cell>
          </table:table-row>
          <table:table-row table:style-name="Tableau27.1">
            <table:table-cell table:style-name="Tableau27.A45" office:value-type="string">
              <text:p text:style-name="P103">Drake</text:p>
            </table:table-cell>
            <table:table-cell table:style-name="Tableau27.B45" office:value-type="string">
              <text:p text:style-name="P103">Gardien de l’Oracle</text:p>
            </table:table-cell>
            <table:table-cell table:style-name="Tableau27.C45" office:value-type="string">
              <text:p text:style-name="P117">OracleVulnerableGuardian</text:p>
            </table:table-cell>
            <table:table-cell table:style-name="Tableau27.D45" office:value-type="string">
              <text:p text:style-name="P117">130</text:p>
            </table:table-cell>
          </table:table-row>
          <table:table-row table:style-name="Tableau27.1">
            <table:table-cell table:style-name="Tableau27.A2" office:value-type="string">
              <text:p text:style-name="P117">Centaure squelette</text:p>
            </table:table-cell>
            <table:table-cell table:style-name="Tableau27.B2" office:value-type="string">
              <text:p text:style-name="P117">Gardien de la crypte</text:p>
            </table:table-cell>
            <table:table-cell table:style-name="Tableau27.B2" office:value-type="string">
              <text:p text:style-name="P109">Crypt Custodian</text:p>
            </table:table-cell>
            <table:table-cell table:style-name="Tableau27.D2" office:value-type="string">
              <text:p text:style-name="P109">65</text:p>
            </table:table-cell>
          </table:table-row>
          <table:table-row table:style-name="Tableau27.1">
            <table:table-cell table:style-name="Tableau27.A47" office:value-type="string">
              <text:p text:style-name="P109">Drake</text:p>
            </table:table-cell>
            <table:table-cell table:style-name="Tableau27.B47" office:value-type="string">
              <text:p text:style-name="P117">Gardien du portail de l’Oracle</text:p>
            </table:table-cell>
            <table:table-cell table:style-name="Tableau27.C47" office:value-type="string">
              <text:p text:style-name="P109">Oracle Invulnerable Guardian</text:p>
            </table:table-cell>
            <table:table-cell table:style-name="Tableau27.D47" office:value-type="string">
              <text:p text:style-name="P117">130</text:p>
            </table:table-cell>
          </table:table-row>
          <table:table-row table:style-name="Tableau27.1">
            <table:table-cell table:style-name="Tableau27.A2" office:value-type="string">
              <text:p text:style-name="P117">Drake</text:p>
            </table:table-cell>
            <table:table-cell table:style-name="Tableau27.B2" office:value-type="string">
              <text:p text:style-name="P117">Gardien éthéré</text:p>
            </table:table-cell>
            <table:table-cell table:style-name="Tableau27.B2" office:value-type="string">
              <text:p text:style-name="P109">Oracle Gate Guardian 2</text:p>
            </table:table-cell>
            <table:table-cell table:style-name="Tableau27.D2" office:value-type="string">
              <text:p text:style-name="P117">125</text:p>
            </table:table-cell>
          </table:table-row>
          <table:table-row table:style-name="Tableau27.1">
            <table:table-cell table:style-name="Tableau27.A49" office:value-type="string">
              <text:p text:style-name="P117">Drake</text:p>
            </table:table-cell>
            <table:table-cell table:style-name="Tableau27.B49" office:value-type="string">
              <text:p text:style-name="P117">Gardien éthéré</text:p>
            </table:table-cell>
            <table:table-cell table:style-name="Tableau27.C49" office:value-type="string">
              <text:p text:style-name="P109">Oracle Gate Guardian 1</text:p>
            </table:table-cell>
            <table:table-cell table:style-name="Tableau27.D49" office:value-type="string">
              <text:p text:style-name="P117">125</text:p>
            </table:table-cell>
          </table:table-row>
          <table:table-row table:style-name="Tableau27.1">
            <table:table-cell table:style-name="Tableau27.A2" office:value-type="string">
              <text:p text:style-name="P117">Ent</text:p>
            </table:table-cell>
            <table:table-cell table:style-name="Tableau27.B2" office:value-type="string">
              <text:p text:style-name="P117">Gardien sombre</text:p>
            </table:table-cell>
            <table:table-cell table:style-name="Tableau27.B2" office:value-type="string">
              <text:p text:style-name="P109">Dark Custodian</text:p>
            </table:table-cell>
            <table:table-cell table:style-name="Tableau27.D2" office:value-type="string">
              <text:p text:style-name="P109">50</text:p>
            </table:table-cell>
          </table:table-row>
          <table:table-row table:style-name="Tableau27.1">
            <table:table-cell table:style-name="Tableau27.A51" office:value-type="string">
              <text:p text:style-name="P109">Squelette orange</text:p>
            </table:table-cell>
            <table:table-cell table:style-name="Tableau27.B51" office:value-type="string">
              <text:p text:style-name="P111">Gardien squelette</text:p>
            </table:table-cell>
            <table:table-cell table:style-name="Tableau27.C51" office:value-type="string">
              <text:p text:style-name="P111">Skeleton Warder</text:p>
            </table:table-cell>
            <table:table-cell table:style-name="Tableau27.D51" office:value-type="string">
              <text:p text:style-name="P109">75</text:p>
            </table:table-cell>
          </table:table-row>
          <table:table-row table:style-name="Tableau27.1">
            <table:table-cell table:style-name="Tableau27.A2" office:value-type="string">
              <text:p text:style-name="P109">Drake</text:p>
            </table:table-cell>
            <table:table-cell table:style-name="Tableau27.B2" office:value-type="string">
              <text:p text:style-name="P109">Gardien temporel</text:p>
            </table:table-cell>
            <table:table-cell table:style-name="Tableau27.B2" office:value-type="string">
              <text:p text:style-name="P109">Time Guardian</text:p>
            </table:table-cell>
            <table:table-cell table:style-name="Tableau27.D2" office:value-type="string">
              <text:p text:style-name="P109">140</text:p>
            </table:table-cell>
          </table:table-row>
          <table:table-row table:style-name="Tableau27.1">
            <table:table-cell table:style-name="Tableau27.A53" office:value-type="string">
              <text:p text:style-name="P109">Drake</text:p>
            </table:table-cell>
            <table:table-cell table:style-name="Tableau27.B53" office:value-type="string">
              <text:p text:style-name="P109">Gecko sulfureux</text:p>
            </table:table-cell>
            <table:table-cell table:style-name="Tableau27.C53" office:value-type="string">
              <text:p text:style-name="P109">MOBNeoflare</text:p>
            </table:table-cell>
            <table:table-cell table:style-name="Tableau27.D53" office:value-type="string">
              <text:p text:style-name="P109">110</text:p>
            </table:table-cell>
          </table:table-row>
          <table:table-row table:style-name="Tableau27.1">
            <table:table-cell table:style-name="Tableau27.A2" office:value-type="string">
              <text:p text:style-name="P109">Ver</text:p>
            </table:table-cell>
            <table:table-cell table:style-name="Tableau27.B2" office:value-type="string">
              <text:p text:style-name="P109">Gehenna Reaver</text:p>
            </table:table-cell>
            <table:table-cell table:style-name="Tableau27.B2" office:value-type="string">
              <text:p text:style-name="P109">MOBGehennaReaver</text:p>
            </table:table-cell>
            <table:table-cell table:style-name="Tableau27.D2" office:value-type="string">
              <text:p text:style-name="P111">55</text:p>
            </table:table-cell>
          </table:table-row>
          <table:table-row table:style-name="Tableau27.1">
            <table:table-cell table:style-name="Tableau27.A55" office:value-type="string">
              <text:p text:style-name="P111">Gobelin</text:p>
            </table:table-cell>
            <table:table-cell table:style-name="Tableau27.B55" office:value-type="string">
              <text:p text:style-name="P111">Gremlin</text:p>
            </table:table-cell>
            <table:table-cell table:style-name="Tableau27.C55" office:value-type="string">
              <text:p text:style-name="P111">Gremlin</text:p>
            </table:table-cell>
            <table:table-cell table:style-name="Tableau27.D55" office:value-type="string">
              <text:p text:style-name="P117">57</text:p>
            </table:table-cell>
          </table:table-row>
          <table:table-row table:style-name="Tableau27.1">
            <table:table-cell table:style-name="Tableau27.A2" office:value-type="string">
              <text:p text:style-name="P117">Guêpe</text:p>
            </table:table-cell>
            <table:table-cell table:style-name="Tableau27.B2" office:value-type="string">
              <text:p text:style-name="P117">Guêpe drone</text:p>
            </table:table-cell>
            <table:table-cell table:style-name="Tableau27.B2" office:value-type="string">
              <text:p text:style-name="P117">Wasp Drone</text:p>
            </table:table-cell>
            <table:table-cell table:style-name="Tableau27.D2" office:value-type="string">
              <text:p text:style-name="P117">40</text:p>
            </table:table-cell>
          </table:table-row>
          <text:soft-page-break/>
          <table:table-row table:style-name="Tableau27.1">
            <table:table-cell table:style-name="Tableau27.A57" office:value-type="string">
              <text:p text:style-name="P103">Chevalier noir</text:p>
            </table:table-cell>
            <table:table-cell table:style-name="Tableau27.B57" office:value-type="string">
              <text:p text:style-name="P103">Guerrier Hérétique</text:p>
            </table:table-cell>
            <table:table-cell table:style-name="Tableau27.C57" office:value-type="string">
              <text:p text:style-name="P117">MOBHereticWarrior</text:p>
            </table:table-cell>
            <table:table-cell table:style-name="Tableau27.D57" office:value-type="string">
              <text:p text:style-name="P117">90</text:p>
            </table:table-cell>
          </table:table-row>
          <table:table-row table:style-name="Tableau27.1">
            <table:table-cell table:style-name="Tableau27.A2" office:value-type="string">
              <text:p text:style-name="P117">Humain</text:p>
            </table:table-cell>
            <table:table-cell table:style-name="Tableau27.B2" office:value-type="string">
              <text:p text:style-name="P103">Infirmière psychotique</text:p>
            </table:table-cell>
            <table:table-cell table:style-name="Tableau27.B2" office:value-type="string">
              <text:p text:style-name="P117">MOBCrazedNurse</text:p>
            </table:table-cell>
            <table:table-cell table:style-name="Tableau27.D2" office:value-type="string">
              <text:p text:style-name="P117">18</text:p>
            </table:table-cell>
          </table:table-row>
          <table:table-row table:style-name="Tableau27.1">
            <table:table-cell table:style-name="Tableau27.A59" office:value-type="string">
              <text:p text:style-name="P117">Tarentule</text:p>
            </table:table-cell>
            <table:table-cell table:style-name="Tableau27.B59" office:value-type="string">
              <text:p text:style-name="P117">Larve de veuve noire</text:p>
            </table:table-cell>
            <table:table-cell table:style-name="Tableau27.C59" office:value-type="string">
              <text:p text:style-name="P109">Widow Hatchling</text:p>
            </table:table-cell>
            <table:table-cell table:style-name="Tableau27.D59" office:value-type="string">
              <text:p text:style-name="P109">70</text:p>
            </table:table-cell>
          </table:table-row>
          <table:table-row table:style-name="Tableau27.1">
            <table:table-cell table:style-name="Tableau27.A2" office:value-type="string">
              <text:p text:style-name="P109">Gobelin jaune</text:p>
            </table:table-cell>
            <table:table-cell table:style-name="Tableau27.B2" office:value-type="string">
              <text:p text:style-name="P117">Leprechaun</text:p>
            </table:table-cell>
            <table:table-cell table:style-name="Tableau27.B2" office:value-type="string">
              <text:p text:style-name="P117">Leprechaun</text:p>
            </table:table-cell>
            <table:table-cell table:style-name="Tableau27.D2" office:value-type="string">
              <text:p text:style-name="P117">55</text:p>
            </table:table-cell>
          </table:table-row>
          <table:table-row table:style-name="Tableau27.1">
            <table:table-cell table:style-name="Tableau27.A61" office:value-type="string">
              <text:p text:style-name="P117">Squelette géant</text:p>
            </table:table-cell>
            <table:table-cell table:style-name="Tableau27.B61" office:value-type="string">
              <text:p text:style-name="P109">Lord Stonecrest</text:p>
            </table:table-cell>
            <table:table-cell table:style-name="Tableau27.C61" office:value-type="string">
              <text:p text:style-name="P109">LordStonecrest</text:p>
            </table:table-cell>
            <table:table-cell table:style-name="Tableau27.D61" office:value-type="string">
              <text:p text:style-name="P117">90</text:p>
            </table:table-cell>
          </table:table-row>
          <table:table-row table:style-name="Tableau27.1">
            <table:table-cell table:style-name="Tableau27.A2" office:value-type="string">
              <text:p text:style-name="P117">Loup</text:p>
            </table:table-cell>
            <table:table-cell table:style-name="Tableau27.B2" office:value-type="string">
              <text:p text:style-name="P117">Loup de la meute</text:p>
            </table:table-cell>
            <table:table-cell table:style-name="Tableau27.B2" office:value-type="string">
              <text:p text:style-name="P109">Pack Wolf</text:p>
            </table:table-cell>
            <table:table-cell table:style-name="Tableau27.D2" office:value-type="string">
              <text:p text:style-name="P109">40</text:p>
            </table:table-cell>
          </table:table-row>
          <table:table-row table:style-name="Tableau27.1">
            <table:table-cell table:style-name="Tableau27.A63" office:value-type="string">
              <text:p text:style-name="P109">Loup noir</text:p>
            </table:table-cell>
            <table:table-cell table:style-name="Tableau27.B63" office:value-type="string">
              <text:p text:style-name="P109">Loup Fenris</text:p>
            </table:table-cell>
            <table:table-cell table:style-name="Tableau27.C63" office:value-type="string">
              <text:p text:style-name="P109">Fenris Wolf</text:p>
            </table:table-cell>
            <table:table-cell table:style-name="Tableau27.D63" office:value-type="string">
              <text:p text:style-name="P109">80</text:p>
            </table:table-cell>
          </table:table-row>
          <table:table-row table:style-name="Tableau27.1">
            <table:table-cell table:style-name="Tableau27.A2" office:value-type="string">
              <text:p text:style-name="P109">Loup</text:p>
            </table:table-cell>
            <table:table-cell table:style-name="Tableau27.B2" office:value-type="string">
              <text:p text:style-name="P109">Loup géant</text:p>
            </table:table-cell>
            <table:table-cell table:style-name="Tableau27.B2" office:value-type="string">
              <text:p text:style-name="P109">Great Wolf</text:p>
            </table:table-cell>
            <table:table-cell table:style-name="Tableau27.D2" office:value-type="string">
              <text:p text:style-name="P117">65</text:p>
            </table:table-cell>
          </table:table-row>
          <table:table-row table:style-name="Tableau27.1">
            <table:table-cell table:style-name="Tableau27.A65" office:value-type="string">
              <text:p text:style-name="P117">Humain</text:p>
            </table:table-cell>
            <table:table-cell table:style-name="Tableau27.B65" office:value-type="string">
              <text:p text:style-name="P103">Lunatique délirant</text:p>
            </table:table-cell>
            <table:table-cell table:style-name="Tableau27.C65" office:value-type="string">
              <text:p text:style-name="P109">MOBRavingLunatic</text:p>
            </table:table-cell>
            <table:table-cell table:style-name="Tableau27.D65" office:value-type="string">
              <text:p text:style-name="P109">20</text:p>
            </table:table-cell>
          </table:table-row>
          <table:table-row table:style-name="Tableau27.1">
            <table:table-cell table:style-name="Tableau27.A2" office:value-type="string">
              <text:p text:style-name="P109">Humain</text:p>
            </table:table-cell>
            <table:table-cell table:style-name="Tableau27.B2" office:value-type="string">
              <text:p text:style-name="P109">Mad Madrigan</text:p>
            </table:table-cell>
            <table:table-cell table:style-name="Tableau27.B2" office:value-type="string">
              <text:p text:style-name="P109">MadMadrigan</text:p>
            </table:table-cell>
            <table:table-cell table:style-name="Tableau27.D2" office:value-type="string">
              <text:p text:style-name="P109">35</text:p>
            </table:table-cell>
          </table:table-row>
          <table:table-row table:style-name="Tableau27.1">
            <table:table-cell table:style-name="Tableau27.A67" office:value-type="string">
              <text:p text:style-name="P109">Liche</text:p>
            </table:table-cell>
            <table:table-cell table:style-name="Tableau27.B67" office:value-type="string">
              <text:p text:style-name="P109">Makrsh P'Tangh</text:p>
            </table:table-cell>
            <table:table-cell table:style-name="Tableau27.C67" office:value-type="string">
              <text:p text:style-name="P109">MakrshPtangh</text:p>
            </table:table-cell>
            <table:table-cell table:style-name="Tableau27.D67" office:value-type="string">
              <text:p text:style-name="P109">200</text:p>
            </table:table-cell>
          </table:table-row>
          <table:table-row table:style-name="Tableau27.1">
            <table:table-cell table:style-name="Tableau27.A2" office:value-type="string">
              <text:p text:style-name="P109">Liche</text:p>
            </table:table-cell>
            <table:table-cell table:style-name="Tableau27.B2" office:value-type="string">
              <text:p text:style-name="P109">Makrsh P'Tangh</text:p>
            </table:table-cell>
            <table:table-cell table:style-name="Tableau27.B2" office:value-type="string">
              <text:p text:style-name="P109">MakrshPtangh2</text:p>
            </table:table-cell>
            <table:table-cell table:style-name="Tableau27.D2" office:value-type="string">
              <text:p text:style-name="P117">200</text:p>
            </table:table-cell>
          </table:table-row>
          <table:table-row table:style-name="Tableau27.1">
            <table:table-cell table:style-name="Tableau27.A69" office:value-type="string">
              <text:p text:style-name="P117">Profondus Supremus</text:p>
            </table:table-cell>
            <table:table-cell table:style-name="Tableau27.B69" office:value-type="string">
              <text:p text:style-name="P117">Minion de la fange</text:p>
            </table:table-cell>
            <table:table-cell table:style-name="Tableau27.C69" office:value-type="string">
              <text:p text:style-name="P117">Foul Fiend</text:p>
            </table:table-cell>
            <table:table-cell table:style-name="Tableau27.D69" office:value-type="string">
              <text:p text:style-name="P117">82</text:p>
            </table:table-cell>
          </table:table-row>
          <table:table-row table:style-name="Tableau27.1">
            <table:table-cell table:style-name="Tableau27.A2" office:value-type="string">
              <text:p text:style-name="P117">Momie</text:p>
            </table:table-cell>
            <table:table-cell table:style-name="Tableau27.B2" office:value-type="string">
              <text:p text:style-name="P117">Momie royale</text:p>
            </table:table-cell>
            <table:table-cell table:style-name="Tableau27.B2" office:value-type="string">
              <text:p text:style-name="P109">Ribbon Fiend</text:p>
            </table:table-cell>
            <table:table-cell table:style-name="Tableau27.D2" office:value-type="string">
              <text:p text:style-name="P109">50</text:p>
            </table:table-cell>
          </table:table-row>
          <table:table-row table:style-name="Tableau27.1">
            <table:table-cell table:style-name="Tableau27.A71" office:value-type="string">
              <text:p text:style-name="P109">Kobold</text:p>
            </table:table-cell>
            <table:table-cell table:style-name="Tableau27.B71" office:value-type="string">
              <text:p text:style-name="P115">Morlokk</text:p>
            </table:table-cell>
            <table:table-cell table:style-name="Tableau27.C71" office:value-type="string">
              <text:p text:style-name="P115">Morlokk</text:p>
            </table:table-cell>
            <table:table-cell table:style-name="Tableau27.D71" office:value-type="string">
              <text:p text:style-name="P115">59</text:p>
            </table:table-cell>
          </table:table-row>
          <table:table-row table:style-name="Tableau27.1">
            <table:table-cell table:style-name="Tableau27.A2" office:value-type="string">
              <text:p text:style-name="P115">Humain</text:p>
            </table:table-cell>
            <table:table-cell table:style-name="Tableau27.B2" office:value-type="string">
              <text:p text:style-name="P117">Mystique</text:p>
            </table:table-cell>
            <table:table-cell table:style-name="Tableau27.B2" office:value-type="string">
              <text:p text:style-name="P117">Mysticist</text:p>
            </table:table-cell>
            <table:table-cell table:style-name="Tableau27.D2" office:value-type="string">
              <text:p text:style-name="P117">75</text:p>
            </table:table-cell>
          </table:table-row>
          <table:table-row table:style-name="Tableau27.1">
            <table:table-cell table:style-name="Tableau27.A73" office:value-type="string">
              <text:p text:style-name="P117">Scorpion</text:p>
            </table:table-cell>
            <table:table-cell table:style-name="Tableau27.B73" office:value-type="string">
              <text:p text:style-name="P117">Némésis</text:p>
            </table:table-cell>
            <table:table-cell table:style-name="Tableau27.C73" office:value-type="string">
              <text:p text:style-name="P117">Nemesis</text:p>
            </table:table-cell>
            <table:table-cell table:style-name="Tableau27.D73" office:value-type="string">
              <text:p text:style-name="P117">80</text:p>
            </table:table-cell>
          </table:table-row>
          <table:table-row table:style-name="Tableau27.1">
            <table:table-cell table:style-name="Tableau27.A2" office:value-type="string">
              <text:p text:style-name="P103">Chevalier noir</text:p>
            </table:table-cell>
            <table:table-cell table:style-name="Tableau27.B2" office:value-type="string">
              <text:p text:style-name="P103">Noble des ombres</text:p>
            </table:table-cell>
            <table:table-cell table:style-name="Tableau27.B2" office:value-type="string">
              <text:p text:style-name="P103">MOBDarkNoble</text:p>
            </table:table-cell>
            <table:table-cell table:style-name="Tableau27.D2" office:value-type="string">
              <text:p text:style-name="P103">85</text:p>
            </table:table-cell>
          </table:table-row>
          <table:table-row table:style-name="Tableau27.1">
            <table:table-cell table:style-name="Tableau27.A75" office:value-type="string">
              <text:p text:style-name="P117">Humain</text:p>
            </table:table-cell>
            <table:table-cell table:style-name="Tableau27.B75" office:value-type="string">
              <text:p text:style-name="P103">Patient en fuite</text:p>
            </table:table-cell>
            <table:table-cell table:style-name="Tableau27.C75" office:value-type="string">
              <text:p text:style-name="P103">MOBRunawayPatient</text:p>
            </table:table-cell>
            <table:table-cell table:style-name="Tableau27.D75" office:value-type="string">
              <text:p text:style-name="P103">22</text:p>
            </table:table-cell>
          </table:table-row>
          <table:table-row table:style-name="Tableau27.1">
            <table:table-cell table:style-name="Tableau27.A2" office:value-type="string">
              <text:p text:style-name="P103">Zombie</text:p>
            </table:table-cell>
            <table:table-cell table:style-name="Tableau27.B2" office:value-type="string">
              <text:p text:style-name="P103">Patient fou</text:p>
            </table:table-cell>
            <table:table-cell table:style-name="Tableau27.B2" office:value-type="string">
              <text:p text:style-name="P103">MOBMadPatient</text:p>
            </table:table-cell>
            <table:table-cell table:style-name="Tableau27.D2" office:value-type="string">
              <text:p text:style-name="P103">15</text:p>
            </table:table-cell>
          </table:table-row>
          <table:table-row table:style-name="Tableau27.1">
            <table:table-cell table:style-name="Tableau27.A77" office:value-type="string">
              <text:p text:style-name="P117">Zombie</text:p>
            </table:table-cell>
            <table:table-cell table:style-name="Tableau27.B77" office:value-type="string">
              <text:p text:style-name="P117">Porte-gangrène</text:p>
            </table:table-cell>
            <table:table-cell table:style-name="Tableau27.C77" office:value-type="string">
              <text:p text:style-name="P117">Gangrene Carrier</text:p>
            </table:table-cell>
            <table:table-cell table:style-name="Tableau27.D77" office:value-type="string">
              <text:p text:style-name="P117">80</text:p>
            </table:table-cell>
          </table:table-row>
          <table:table-row table:style-name="Tableau27.1">
            <table:table-cell table:style-name="Tableau27.A2" office:value-type="string">
              <text:p text:style-name="P117">Démon</text:p>
            </table:table-cell>
            <table:table-cell table:style-name="Tableau27.B2" office:value-type="string">
              <text:p text:style-name="P117">Pourfendeur des Preux</text:p>
            </table:table-cell>
            <table:table-cell table:style-name="Tableau27.B2" office:value-type="string">
              <text:p text:style-name="P109">Fiend Of The Pale</text:p>
            </table:table-cell>
            <table:table-cell table:style-name="Tableau27.D2" office:value-type="string">
              <text:p text:style-name="P117">85</text:p>
            </table:table-cell>
          </table:table-row>
          <table:table-row table:style-name="Tableau27.1">
            <table:table-cell table:style-name="Tableau27.A79" office:value-type="string">
              <text:p text:style-name="P103">Prêtre</text:p>
            </table:table-cell>
            <table:table-cell table:style-name="Tableau27.B79" office:value-type="string">
              <text:p text:style-name="P103">Prophète noir</text:p>
            </table:table-cell>
            <table:table-cell table:style-name="Tableau27.C79" office:value-type="string">
              <text:p text:style-name="P117">MOBBlackProphet</text:p>
            </table:table-cell>
            <table:table-cell table:style-name="Tableau27.D79" office:value-type="string">
              <text:p text:style-name="P117">100</text:p>
            </table:table-cell>
          </table:table-row>
          <table:table-row table:style-name="Tableau27.1">
            <table:table-cell table:style-name="Tableau27.A2" office:value-type="string">
              <text:p text:style-name="P117">Ent</text:p>
            </table:table-cell>
            <table:table-cell table:style-name="Tableau27.B2" office:value-type="string">
              <text:p text:style-name="P117">Protecteur temporel</text:p>
            </table:table-cell>
            <table:table-cell table:style-name="Tableau27.B2" office:value-type="string">
              <text:p text:style-name="P117">Time Protector</text:p>
            </table:table-cell>
            <table:table-cell table:style-name="Tableau27.D2" office:value-type="string">
              <text:p text:style-name="P117">150</text:p>
            </table:table-cell>
          </table:table-row>
          <table:table-row table:style-name="Tableau27.1">
            <table:table-cell table:style-name="Tableau27.A81" office:value-type="string">
              <text:p text:style-name="P103">Prêtre</text:p>
            </table:table-cell>
            <table:table-cell table:style-name="Tableau27.B81" office:value-type="string">
              <text:p text:style-name="P103">Purificateur</text:p>
            </table:table-cell>
            <table:table-cell table:style-name="Tableau27.C81" office:value-type="string">
              <text:p text:style-name="P103">MOBPurifier</text:p>
            </table:table-cell>
            <table:table-cell table:style-name="Tableau27.D81" office:value-type="string">
              <text:p text:style-name="P103">100</text:p>
            </table:table-cell>
          </table:table-row>
          <table:table-row table:style-name="Tableau27.1">
            <table:table-cell table:style-name="Tableau27.A2" office:value-type="string">
              <text:p text:style-name="P117">Tarentule</text:p>
            </table:table-cell>
            <table:table-cell table:style-name="Tableau27.B2" office:value-type="string">
              <text:p text:style-name="P103">Quentin Tarantula</text:p>
            </table:table-cell>
            <table:table-cell table:style-name="Tableau27.B2" office:value-type="string">
              <text:p text:style-name="P103">MOBQuentinTarantula</text:p>
            </table:table-cell>
            <table:table-cell table:style-name="Tableau27.D2" office:value-type="string">
              <text:p text:style-name="P103">95</text:p>
            </table:table-cell>
          </table:table-row>
          <table:table-row table:style-name="Tableau27.1">
            <table:table-cell table:style-name="Tableau27.A83" office:value-type="string">
              <text:p text:style-name="P117">Rat</text:p>
            </table:table-cell>
            <table:table-cell table:style-name="Tableau27.B83" office:value-type="string">
              <text:p text:style-name="P117">Rat berserk</text:p>
            </table:table-cell>
            <table:table-cell table:style-name="Tableau27.C83" office:value-type="string">
              <text:p text:style-name="P117">Berserker Rat</text:p>
            </table:table-cell>
            <table:table-cell table:style-name="Tableau27.D83" office:value-type="string">
              <text:p text:style-name="P117">62</text:p>
            </table:table-cell>
          </table:table-row>
          <table:table-row table:style-name="Tableau27.1">
            <table:table-cell table:style-name="Tableau27.A2" office:value-type="string">
              <text:p text:style-name="P117">Rat</text:p>
            </table:table-cell>
            <table:table-cell table:style-name="Tableau27.B2" office:value-type="string">
              <text:p text:style-name="P117">Rat vampire</text:p>
            </table:table-cell>
            <table:table-cell table:style-name="Tableau27.B2" office:value-type="string">
              <text:p text:style-name="P117">Drain Rat</text:p>
            </table:table-cell>
            <table:table-cell table:style-name="Tableau27.D2" office:value-type="string">
              <text:p text:style-name="P117">30</text:p>
            </table:table-cell>
          </table:table-row>
          <table:table-row table:style-name="Tableau27.1">
            <table:table-cell table:style-name="Tableau27.A85" office:value-type="string">
              <text:p text:style-name="P117">Profondus Supremus</text:p>
            </table:table-cell>
            <table:table-cell table:style-name="Tableau27.B85" office:value-type="string">
              <text:p text:style-name="P117">Rejeton du Chaos</text:p>
            </table:table-cell>
            <table:table-cell table:style-name="Tableau27.C85" office:value-type="string">
              <text:p text:style-name="P117">Chaos Spawn</text:p>
            </table:table-cell>
            <table:table-cell table:style-name="Tableau27.D85" office:value-type="string">
              <text:p text:style-name="P117">55</text:p>
            </table:table-cell>
          </table:table-row>
          <table:table-row table:style-name="Tableau27.1">
            <table:table-cell table:style-name="Tableau27.A2" office:value-type="string">
              <text:p text:style-name="P117">Rat</text:p>
            </table:table-cell>
            <table:table-cell table:style-name="Tableau27.B2" office:value-type="string">
              <text:p text:style-name="P117">Rongeur Hurlant</text:p>
            </table:table-cell>
            <table:table-cell table:style-name="Tableau27.B2" office:value-type="string">
              <text:p text:style-name="P117">MOBShriekerRodent</text:p>
            </table:table-cell>
            <table:table-cell table:style-name="Tableau27.D2" office:value-type="string">
              <text:p text:style-name="P117">88</text:p>
            </table:table-cell>
          </table:table-row>
          <table:table-row table:style-name="Tableau27.1">
            <table:table-cell table:style-name="Tableau27.A87" office:value-type="string">
              <text:p text:style-name="P117">Démon</text:p>
            </table:table-cell>
            <table:table-cell table:style-name="Tableau27.B87" office:value-type="string">
              <text:p text:style-name="P117">Seigneur ténébreux de la guerre</text:p>
            </table:table-cell>
            <table:table-cell table:style-name="Tableau27.C87" office:value-type="string">
              <text:p text:style-name="P117">Dark Warlord</text:p>
            </table:table-cell>
            <table:table-cell table:style-name="Tableau27.D87" office:value-type="string">
              <text:p text:style-name="P117">75</text:p>
            </table:table-cell>
          </table:table-row>
          <table:table-row table:style-name="Tableau27.1">
            <table:table-cell table:style-name="Tableau27.A2" office:value-type="string">
              <text:p text:style-name="P103">Centaure</text:p>
            </table:table-cell>
            <table:table-cell table:style-name="Tableau27.B2" office:value-type="string">
              <text:p text:style-name="P103">Sentinelle centaure</text:p>
            </table:table-cell>
            <table:table-cell table:style-name="Tableau27.B2" office:value-type="string">
              <text:p text:style-name="P103">CentaurSentinel</text:p>
            </table:table-cell>
            <table:table-cell table:style-name="Tableau27.D2" office:value-type="string">
              <text:p text:style-name="P103">55</text:p>
            </table:table-cell>
          </table:table-row>
          <table:table-row table:style-name="Tableau27.1">
            <table:table-cell table:style-name="Tableau27.A89" office:value-type="string">
              <text:p text:style-name="P117">Guêpe</text:p>
            </table:table-cell>
            <table:table-cell table:style-name="Tableau27.B89" office:value-type="string">
              <text:p text:style-name="P117">Sentinelle de la colonie</text:p>
            </table:table-cell>
            <table:table-cell table:style-name="Tableau27.C89" office:value-type="string">
              <text:p text:style-name="P109">Colony Sentinel</text:p>
            </table:table-cell>
            <table:table-cell table:style-name="Tableau27.D89" office:value-type="string">
              <text:p text:style-name="P109">47</text:p>
            </table:table-cell>
          </table:table-row>
          <table:table-row table:style-name="Tableau27.1">
            <table:table-cell table:style-name="Tableau27.A2" office:value-type="string">
              <text:p text:style-name="P109">Skraug mauve</text:p>
            </table:table-cell>
            <table:table-cell table:style-name="Tableau27.B2" office:value-type="string">
              <text:p text:style-name="P109">Skraug Bigbruddalbashah</text:p>
            </table:table-cell>
            <table:table-cell table:style-name="Tableau27.B2" office:value-type="string">
              <text:p text:style-name="P111">SkraugBigbruddalbashah</text:p>
            </table:table-cell>
            <table:table-cell table:style-name="Tableau27.D2" office:value-type="string">
              <text:p text:style-name="P111">79</text:p>
            </table:table-cell>
          </table:table-row>
          <table:table-row table:style-name="Tableau27.1">
            <table:table-cell table:style-name="Tableau27.A91" office:value-type="string">
              <text:p text:style-name="P111">Skraug vert</text:p>
            </table:table-cell>
            <table:table-cell table:style-name="Tableau27.B91" office:value-type="string">
              <text:p text:style-name="P111">Skraug Bigworviktor</text:p>
            </table:table-cell>
            <table:table-cell table:style-name="Tableau27.C91" office:value-type="string">
              <text:p text:style-name="P111">SkraugBigworviktor</text:p>
            </table:table-cell>
            <table:table-cell table:style-name="Tableau27.D91" office:value-type="string">
              <text:p text:style-name="P111">80</text:p>
            </table:table-cell>
          </table:table-row>
          <table:table-row table:style-name="Tableau27.1">
            <table:table-cell table:style-name="Tableau27.A2" office:value-type="string">
              <text:p text:style-name="P111">Skraug vert</text:p>
            </table:table-cell>
            <table:table-cell table:style-name="Tableau27.B2" office:value-type="string">
              <text:p text:style-name="P111">Skraug Bludfightor</text:p>
            </table:table-cell>
            <table:table-cell table:style-name="Tableau27.B2" office:value-type="string">
              <text:p text:style-name="P111">SkraugBludfightor</text:p>
            </table:table-cell>
            <table:table-cell table:style-name="Tableau27.D2" office:value-type="string">
              <text:p text:style-name="P111">68</text:p>
            </table:table-cell>
          </table:table-row>
          <table:table-row table:style-name="Tableau27.1">
            <table:table-cell table:style-name="Tableau27.A93" office:value-type="string">
              <text:p text:style-name="P111">Skraug mauve</text:p>
            </table:table-cell>
            <table:table-cell table:style-name="Tableau27.B93" office:value-type="string">
              <text:p text:style-name="P111">Skraug Clangbangah</text:p>
            </table:table-cell>
            <table:table-cell table:style-name="Tableau27.C93" office:value-type="string">
              <text:p text:style-name="P111">SkraugClangbangah</text:p>
            </table:table-cell>
            <table:table-cell table:style-name="Tableau27.D93" office:value-type="string">
              <text:p text:style-name="P111">66</text:p>
            </table:table-cell>
          </table:table-row>
          <table:table-row table:style-name="Tableau27.1">
            <table:table-cell table:style-name="Tableau27.A2" office:value-type="string">
              <text:p text:style-name="P111">Skraug mauve</text:p>
            </table:table-cell>
            <table:table-cell table:style-name="Tableau27.B2" office:value-type="string">
              <text:p text:style-name="P111">Skraug Grubbringah</text:p>
            </table:table-cell>
            <table:table-cell table:style-name="Tableau27.B2" office:value-type="string">
              <text:p text:style-name="P111">SkraugGrubbringah</text:p>
            </table:table-cell>
            <table:table-cell table:style-name="Tableau27.D2" office:value-type="string">
              <text:p text:style-name="P111">42</text:p>
            </table:table-cell>
          </table:table-row>
          <table:table-row table:style-name="Tableau27.1">
            <table:table-cell table:style-name="Tableau27.A95" office:value-type="string">
              <text:p text:style-name="P111">Skraug vert</text:p>
            </table:table-cell>
            <table:table-cell table:style-name="Tableau27.B95" office:value-type="string">
              <text:p text:style-name="P111">Skraug Madlimbmanglor</text:p>
            </table:table-cell>
            <table:table-cell table:style-name="Tableau27.C95" office:value-type="string">
              <text:p text:style-name="P111">SkraugMadlimbmanglor</text:p>
            </table:table-cell>
            <table:table-cell table:style-name="Tableau27.D95" office:value-type="string">
              <text:p text:style-name="P111">74</text:p>
            </table:table-cell>
          </table:table-row>
          <table:table-row table:style-name="Tableau27.1">
            <table:table-cell table:style-name="Tableau27.A2" office:value-type="string">
              <text:p text:style-name="P111">Skraug mauve</text:p>
            </table:table-cell>
            <table:table-cell table:style-name="Tableau27.B2" office:value-type="string">
              <text:p text:style-name="P111">Skraug Meanheaddrummah</text:p>
            </table:table-cell>
            <table:table-cell table:style-name="Tableau27.B2" office:value-type="string">
              <text:p text:style-name="P111">SkraugMeanheaddrummah</text:p>
            </table:table-cell>
            <table:table-cell table:style-name="Tableau27.D2" office:value-type="string">
              <text:p text:style-name="P111">76</text:p>
            </table:table-cell>
          </table:table-row>
          <table:table-row table:style-name="Tableau27.1">
            <table:table-cell table:style-name="Tableau27.A97" office:value-type="string">
              <text:p text:style-name="P111">Skraug mauve</text:p>
            </table:table-cell>
            <table:table-cell table:style-name="Tableau27.B97" office:value-type="string">
              <text:p text:style-name="P111">Skraug Moonfiredansah</text:p>
            </table:table-cell>
            <table:table-cell table:style-name="Tableau27.C97" office:value-type="string">
              <text:p text:style-name="P111">SkraugMoonfiredansah</text:p>
            </table:table-cell>
            <table:table-cell table:style-name="Tableau27.D97" office:value-type="string">
              <text:p text:style-name="P111">75</text:p>
            </table:table-cell>
          </table:table-row>
          <table:table-row table:style-name="Tableau27.1">
            <table:table-cell table:style-name="Tableau27.A2" office:value-type="string">
              <text:p text:style-name="P111">Skraug vert</text:p>
            </table:table-cell>
            <table:table-cell table:style-name="Tableau27.B2" office:value-type="string">
              <text:p text:style-name="P111">Skraug Munchhuntor</text:p>
            </table:table-cell>
            <table:table-cell table:style-name="Tableau27.B2" office:value-type="string">
              <text:p text:style-name="P111">SkraugMunchhuntor</text:p>
            </table:table-cell>
            <table:table-cell table:style-name="Tableau27.D2" office:value-type="string">
              <text:p text:style-name="P111">44</text:p>
            </table:table-cell>
          </table:table-row>
          <table:table-row table:style-name="Tableau27.1">
            <table:table-cell table:style-name="Tableau27.A99" office:value-type="string">
              <text:p text:style-name="P111">Skraug vert</text:p>
            </table:table-cell>
            <table:table-cell table:style-name="Tableau27.B99" office:value-type="string">
              <text:p text:style-name="P115">Skraug Protekterritor</text:p>
            </table:table-cell>
            <table:table-cell table:style-name="Tableau27.C99" office:value-type="string">
              <text:p text:style-name="P115">SkraugProtekterritor</text:p>
            </table:table-cell>
            <table:table-cell table:style-name="Tableau27.D99" office:value-type="string">
              <text:p text:style-name="P111">58</text:p>
            </table:table-cell>
          </table:table-row>
          <table:table-row table:style-name="Tableau27.1">
            <table:table-cell table:style-name="Tableau27.A2" office:value-type="string">
              <text:p text:style-name="P111">Skraug mauve</text:p>
            </table:table-cell>
            <table:table-cell table:style-name="Tableau27.B2" office:value-type="string">
              <text:p text:style-name="P111">Skraug Standanbonkah</text:p>
            </table:table-cell>
            <table:table-cell table:style-name="Tableau27.B2" office:value-type="string">
              <text:p text:style-name="P111">SkraugStandanbonkah</text:p>
            </table:table-cell>
            <table:table-cell table:style-name="Tableau27.D2" office:value-type="string">
              <text:p text:style-name="P111">60</text:p>
            </table:table-cell>
          </table:table-row>
          <table:table-row table:style-name="Tableau27.1">
            <table:table-cell table:style-name="Tableau27.A101" office:value-type="string">
              <text:p text:style-name="P111">Skraug vert</text:p>
            </table:table-cell>
            <table:table-cell table:style-name="Tableau27.B101" office:value-type="string">
              <text:p text:style-name="P111">Skraug Totemherbdoktor</text:p>
            </table:table-cell>
            <table:table-cell table:style-name="Tableau27.C101" office:value-type="string">
              <text:p text:style-name="P111">SkraugTotemherbdoktor</text:p>
            </table:table-cell>
            <table:table-cell table:style-name="Tableau27.D101" office:value-type="string">
              <text:p text:style-name="P111">75</text:p>
            </table:table-cell>
          </table:table-row>
          <table:table-row table:style-name="Tableau27.1">
            <table:table-cell table:style-name="Tableau27.A2" office:value-type="string">
              <text:p text:style-name="P111">Centaure squelette</text:p>
            </table:table-cell>
            <table:table-cell table:style-name="Tableau27.B2" office:value-type="string">
              <text:p text:style-name="P117">Squelette centaure</text:p>
            </table:table-cell>
            <table:table-cell table:style-name="Tableau27.B2" office:value-type="string">
              <text:p text:style-name="P117">Skeletal Centaur</text:p>
            </table:table-cell>
            <table:table-cell table:style-name="Tableau27.D2" office:value-type="string">
              <text:p text:style-name="P117">70</text:p>
            </table:table-cell>
          </table:table-row>
          <table:table-row table:style-name="Tableau27.1">
            <table:table-cell table:style-name="Tableau27.A103" office:value-type="string">
              <text:p text:style-name="P117">Horreur Railleuse</text:p>
            </table:table-cell>
            <table:table-cell table:style-name="Tableau27.B103" office:value-type="string">
              <text:p text:style-name="P117">Terreur hurlante</text:p>
            </table:table-cell>
            <table:table-cell table:style-name="Tableau27.C103" office:value-type="string">
              <text:p text:style-name="P109">Howling Terror</text:p>
            </table:table-cell>
            <table:table-cell table:style-name="Tableau27.D103" office:value-type="string">
              <text:p text:style-name="P109">52</text:p>
            </table:table-cell>
          </table:table-row>
          <table:table-row table:style-name="Tableau27.1">
            <table:table-cell table:style-name="Tableau27.A2" office:value-type="string">
              <text:p text:style-name="P109">Centaure</text:p>
            </table:table-cell>
            <table:table-cell table:style-name="Tableau27.B2" office:value-type="string">
              <text:p text:style-name="P103">Tisseur de mana centaure</text:p>
            </table:table-cell>
            <table:table-cell table:style-name="Tableau27.B2" office:value-type="string">
              <text:p text:style-name="P103">CentaurManaweaver</text:p>
            </table:table-cell>
            <table:table-cell table:style-name="Tableau27.D2" office:value-type="string">
              <text:p text:style-name="P103">70</text:p>
            </table:table-cell>
          </table:table-row>
          <table:table-row table:style-name="Tableau27.1">
            <table:table-cell table:style-name="Tableau27.A105" office:value-type="string">
              <text:p text:style-name="P103">Centaure</text:p>
            </table:table-cell>
            <table:table-cell table:style-name="Tableau27.B105" office:value-type="string">
              <text:p text:style-name="P103">Traqueur centaure</text:p>
            </table:table-cell>
            <table:table-cell table:style-name="Tableau27.C105" office:value-type="string">
              <text:p text:style-name="P109">CentaurTracker</text:p>
            </table:table-cell>
            <table:table-cell table:style-name="Tableau27.D105" office:value-type="string">
              <text:p text:style-name="P109">40</text:p>
            </table:table-cell>
          </table:table-row>
          <table:table-row table:style-name="Tableau27.1">
            <table:table-cell table:style-name="Tableau27.A2" office:value-type="string">
              <text:p text:style-name="P109">Troll</text:p>
            </table:table-cell>
            <table:table-cell table:style-name="Tableau27.B2" office:value-type="string">
              <text:p text:style-name="P109">Troll des ponts</text:p>
            </table:table-cell>
            <table:table-cell table:style-name="Tableau27.B2" office:value-type="string">
              <text:p text:style-name="P109">Toll Troll</text:p>
            </table:table-cell>
            <table:table-cell table:style-name="Tableau27.D2" office:value-type="string">
              <text:p text:style-name="P109">85</text:p>
            </table:table-cell>
          </table:table-row>
          <table:table-row table:style-name="Tableau27.1">
            <table:table-cell table:style-name="Tableau27.A107" office:value-type="string">
              <text:p text:style-name="P109">Centaure squelette</text:p>
            </table:table-cell>
            <table:table-cell table:style-name="Tableau27.B107" office:value-type="string">
              <text:p text:style-name="P117">Un garde mort-vivant</text:p>
            </table:table-cell>
            <table:table-cell table:style-name="Tableau27.C107" office:value-type="string">
              <text:p text:style-name="P109">Undead Guardian</text:p>
            </table:table-cell>
            <table:table-cell table:style-name="Tableau27.D107" office:value-type="string">
              <text:p text:style-name="P109">150</text:p>
            </table:table-cell>
          </table:table-row>
          <table:table-row table:style-name="Tableau27.1">
            <table:table-cell table:style-name="Tableau27.A2" office:value-type="string">
              <text:p text:style-name="P109">Drake</text:p>
            </table:table-cell>
            <table:table-cell table:style-name="Tableau27.B2" office:value-type="string">
              <text:p text:style-name="P103">Un gardien des Eons</text:p>
            </table:table-cell>
            <table:table-cell table:style-name="Tableau27.B2" office:value-type="string">
              <text:p text:style-name="P103">OracleGuardian1a</text:p>
            </table:table-cell>
            <table:table-cell table:style-name="Tableau27.D2" office:value-type="string">
              <text:p text:style-name="P103">125</text:p>
            </table:table-cell>
          </table:table-row>
          <table:table-row table:style-name="Tableau27.1">
            <table:table-cell table:style-name="Tableau27.A109" office:value-type="string">
              <text:p text:style-name="P103">Drake</text:p>
            </table:table-cell>
            <table:table-cell table:style-name="Tableau27.B109" office:value-type="string">
              <text:p text:style-name="P103">Un gardien des Eons</text:p>
            </table:table-cell>
            <table:table-cell table:style-name="Tableau27.C109" office:value-type="string">
              <text:p text:style-name="P103">OracleGuardian1b</text:p>
            </table:table-cell>
            <table:table-cell table:style-name="Tableau27.D109" office:value-type="string">
              <text:p text:style-name="P103">125</text:p>
            </table:table-cell>
          </table:table-row>
          <table:table-row table:style-name="Tableau27.1">
            <table:table-cell table:style-name="Tableau27.A2" office:value-type="string">
              <text:p text:style-name="P103">Drake</text:p>
            </table:table-cell>
            <table:table-cell table:style-name="Tableau27.B2" office:value-type="string">
              <text:p text:style-name="P103">Un gardien des Eons</text:p>
            </table:table-cell>
            <table:table-cell table:style-name="Tableau27.B2" office:value-type="string">
              <text:p text:style-name="P103">OracleGuardian1c</text:p>
            </table:table-cell>
            <table:table-cell table:style-name="Tableau27.D2" office:value-type="string">
              <text:p text:style-name="P103">125</text:p>
            </table:table-cell>
          </table:table-row>
          <table:table-row table:style-name="Tableau27.1">
            <table:table-cell table:style-name="Tableau27.A111" office:value-type="string">
              <text:p text:style-name="P103">Drake</text:p>
            </table:table-cell>
            <table:table-cell table:style-name="Tableau27.B111" office:value-type="string">
              <text:p text:style-name="P103">Un gardien des Eons</text:p>
            </table:table-cell>
            <table:table-cell table:style-name="Tableau27.C111" office:value-type="string">
              <text:p text:style-name="P103">OracleGuardian1d</text:p>
            </table:table-cell>
            <table:table-cell table:style-name="Tableau27.D111" office:value-type="string">
              <text:p text:style-name="P103">125</text:p>
            </table:table-cell>
          </table:table-row>
          <table:table-row table:style-name="Tableau27.1">
            <table:table-cell table:style-name="Tableau27.A2" office:value-type="string">
              <text:p text:style-name="P103">Drake</text:p>
            </table:table-cell>
            <table:table-cell table:style-name="Tableau27.B2" office:value-type="string">
              <text:p text:style-name="P103">Un gardien des Eons</text:p>
            </table:table-cell>
            <table:table-cell table:style-name="Tableau27.B2" office:value-type="string">
              <text:p text:style-name="P103">OracleGuardian1e</text:p>
            </table:table-cell>
            <table:table-cell table:style-name="Tableau27.D2" office:value-type="string">
              <text:p text:style-name="P103">125</text:p>
            </table:table-cell>
          </table:table-row>
          <table:table-row table:style-name="Tableau27.1">
            <table:table-cell table:style-name="Tableau27.A113" office:value-type="string">
              <text:p text:style-name="P103">Drake</text:p>
            </table:table-cell>
            <table:table-cell table:style-name="Tableau27.B113" office:value-type="string">
              <text:p text:style-name="P103">Un gardien des Eons</text:p>
            </table:table-cell>
            <table:table-cell table:style-name="Tableau27.C113" office:value-type="string">
              <text:p text:style-name="P103">OracleGuardian1f</text:p>
            </table:table-cell>
            <table:table-cell table:style-name="Tableau27.D113" office:value-type="string">
              <text:p text:style-name="P103">125</text:p>
            </table:table-cell>
          </table:table-row>
          <table:table-row table:style-name="Tableau27.1">
            <table:table-cell table:style-name="Tableau27.A2" office:value-type="string">
              <text:p text:style-name="P117">Centaure squelette</text:p>
            </table:table-cell>
            <table:table-cell table:style-name="Tableau27.B2" office:value-type="string">
              <text:p text:style-name="P117">Un gardien mort-vivant</text:p>
            </table:table-cell>
            <table:table-cell table:style-name="Tableau27.B2" office:value-type="string">
              <text:p text:style-name="P117">MakrshPtanghSpawner</text:p>
            </table:table-cell>
            <table:table-cell table:style-name="Tableau27.D2" office:value-type="string">
              <text:p text:style-name="P117">150</text:p>
            </table:table-cell>
          </table:table-row>
          <text:soft-page-break/>
          <table:table-row table:style-name="Tableau27.1">
            <table:table-cell table:style-name="Tableau27.A115" office:value-type="string">
              <text:p text:style-name="P117">Rat</text:p>
            </table:table-cell>
            <table:table-cell table:style-name="Tableau27.B115" office:value-type="string">
              <text:p text:style-name="P103">Un nettoyeur</text:p>
            </table:table-cell>
            <table:table-cell table:style-name="Tableau27.C115" office:value-type="string">
              <text:p text:style-name="P117">Sweeper</text:p>
            </table:table-cell>
            <table:table-cell table:style-name="Tableau27.D115" office:value-type="string">
              <text:p text:style-name="P117">1</text:p>
            </table:table-cell>
          </table:table-row>
          <table:table-row table:style-name="Tableau27.1">
            <table:table-cell table:style-name="Tableau27.A2" office:value-type="string">
              <text:p text:style-name="P117">Rat</text:p>
            </table:table-cell>
            <table:table-cell table:style-name="Tableau27.B2" office:value-type="string">
              <text:p text:style-name="P103">Un phantasme</text:p>
            </table:table-cell>
            <table:table-cell table:style-name="Tableau27.B2" office:value-type="string">
              <text:p text:style-name="P103">MonsterSpawner</text:p>
            </table:table-cell>
            <table:table-cell table:style-name="Tableau27.D2" office:value-type="string">
              <text:p text:style-name="P103">1</text:p>
            </table:table-cell>
          </table:table-row>
          <table:table-row table:style-name="Tableau27.1">
            <table:table-cell table:style-name="Tableau27.A117" office:value-type="string">
              <text:p text:style-name="P117">Squelette géant</text:p>
            </table:table-cell>
            <table:table-cell table:style-name="Tableau27.B117" office:value-type="string">
              <text:p text:style-name="P117">Une sentinelle mort-vivante</text:p>
            </table:table-cell>
            <table:table-cell table:style-name="Tableau27.C117" office:value-type="string">
              <text:p text:style-name="P117">Undead Sentinel</text:p>
            </table:table-cell>
            <table:table-cell table:style-name="Tableau27.D117" office:value-type="string">
              <text:p text:style-name="P117">140</text:p>
            </table:table-cell>
          </table:table-row>
          <table:table-row table:style-name="Tableau27.1">
            <table:table-cell table:style-name="Tableau27.A2" office:value-type="string">
              <text:p text:style-name="P103">Centaure noir</text:p>
            </table:table-cell>
            <table:table-cell table:style-name="Tableau27.B2" office:value-type="string">
              <text:p text:style-name="P103">Vengeur centaure</text:p>
            </table:table-cell>
            <table:table-cell table:style-name="Tableau27.B2" office:value-type="string">
              <text:p text:style-name="P103">CentaurAvenger</text:p>
            </table:table-cell>
            <table:table-cell table:style-name="Tableau27.D2" office:value-type="string">
              <text:p text:style-name="P115">60</text:p>
            </table:table-cell>
          </table:table-row>
          <table:table-row table:style-name="Tableau27.1">
            <table:table-cell table:style-name="Tableau27.A119" office:value-type="string">
              <text:p text:style-name="P115">Ver</text:p>
            </table:table-cell>
            <table:table-cell table:style-name="Tableau27.B119" office:value-type="string">
              <text:p text:style-name="P115">Ver de Yoggoth</text:p>
            </table:table-cell>
            <table:table-cell table:style-name="Tableau27.C119" office:value-type="string">
              <text:p text:style-name="P117">MOBYoggothWorm</text:p>
            </table:table-cell>
            <table:table-cell table:style-name="Tableau27.D119" office:value-type="string">
              <text:p text:style-name="P117">60</text:p>
            </table:table-cell>
          </table:table-row>
          <table:table-row table:style-name="Tableau27.1">
            <table:table-cell table:style-name="Tableau27.A2" office:value-type="string">
              <text:p text:style-name="P103">Tarentule</text:p>
            </table:table-cell>
            <table:table-cell table:style-name="Tableau27.B2" office:value-type="string">
              <text:p text:style-name="P103">Veuve noire géante</text:p>
            </table:table-cell>
            <table:table-cell table:style-name="Tableau27.B2" office:value-type="string">
              <text:p text:style-name="P109">MOBGiantBlackWidow</text:p>
            </table:table-cell>
            <table:table-cell table:style-name="Tableau27.D2" office:value-type="string">
              <text:p text:style-name="P109">75</text:p>
            </table:table-cell>
          </table:table-row>
          <table:table-row table:style-name="Tableau27.1">
            <table:table-cell table:style-name="Tableau27.A121" office:value-type="string">
              <text:p text:style-name="P109">Loup</text:p>
            </table:table-cell>
            <table:table-cell table:style-name="Tableau27.B121" office:value-type="string">
              <text:p text:style-name="P109">Warg</text:p>
            </table:table-cell>
            <table:table-cell table:style-name="Tableau27.C121" office:value-type="string">
              <text:p text:style-name="P109">Warg</text:p>
            </table:table-cell>
            <table:table-cell table:style-name="Tableau27.D121" office:value-type="string">
              <text:p text:style-name="P109">56</text:p>
            </table:table-cell>
          </table:table-row>
          <table:table-row table:style-name="Tableau27.1">
            <table:table-cell table:style-name="Tableau27.A2" office:value-type="string">
              <text:p text:style-name="P109">Ver</text:p>
            </table:table-cell>
            <table:table-cell table:style-name="Tableau27.B2" office:value-type="string">
              <text:p text:style-name="P109">Yoggoth</text:p>
            </table:table-cell>
            <table:table-cell table:style-name="Tableau27.B2" office:value-type="string">
              <text:p text:style-name="P109">Yoggoth Worm</text:p>
            </table:table-cell>
            <table:table-cell table:style-name="Tableau27.D2" office:value-type="string">
              <text:p text:style-name="P109">60</text:p>
            </table:table-cell>
          </table:table-row>
          <table:table-row table:style-name="Tableau27.1">
            <table:table-cell table:style-name="Tableau27.A123" office:value-type="string">
              <text:p text:style-name="P109">Zombie</text:p>
            </table:table-cell>
            <table:table-cell table:style-name="Tableau27.B123" office:value-type="string">
              <text:p text:style-name="P117">Zombie acide</text:p>
            </table:table-cell>
            <table:table-cell table:style-name="Tableau27.C123" office:value-type="string">
              <text:p text:style-name="P117">Acid Zombie</text:p>
            </table:table-cell>
            <table:table-cell table:style-name="Tableau27.D123" office:value-type="string">
              <text:p text:style-name="P115">60</text:p>
            </table:table-cell>
          </table:table-row>
          <table:table-row table:style-name="Tableau27.1">
            <table:table-cell table:style-name="Tableau27.A124" office:value-type="string">
              <text:p text:style-name="P115">Ver géant</text:p>
            </table:table-cell>
            <table:table-cell table:style-name="Tableau27.B124" office:value-type="string">
              <text:p text:style-name="P115">Zorglub</text:p>
            </table:table-cell>
            <table:table-cell table:style-name="Tableau27.B124" office:value-type="string">
              <text:p text:style-name="P103">Bloodlust</text:p>
            </table:table-cell>
            <table:table-cell table:style-name="Tableau27.D124" office:value-type="string">
              <text:p text:style-name="P103">100</text:p>
            </table:table-cell>
          </table:table-row>
        </table:table>
        <text:p text:style-name="P117"/>
        <text:p text:style-name="P122"/>
        <text:list xml:id="list200743052764178" text:continue-numbering="true" text:style-name="WW8Num45">
          <text:list-item>
            <text:list>
              <text:list-item>
                <text:list>
                  <text:list-item>
                    <text:p text:style-name="P196"><text:bookmark-start text:name="__RefHeading__299_546538010"/>Colisée<text:bookmark-end text:name="__RefHeading__299_546538010"/></text:p>
                  </text:list-item>
                </text:list>
              </text:list-item>
            </text:list>
          </text:list-item>
        </text:list>
        <text:p text:style-name="P122"/>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3" office:value-type="string">
              <text:p text:style-name="P94">Monstres du Coliséum</text:p>
              <text:p text:style-name="P94"/>
              <text:p text:style-name="P94">Version 1.20</text:p>
              <text:p text:style-name="P93"/>
            </table:table-cell>
            <table:covered-table-cell/>
            <table:covered-table-cell/>
          </table:table-row>
          <table:table-row table:style-name="Tableau28.1">
            <table:table-cell table:style-name="Tableau28.A2" office:value-type="string">
              <text:p text:style-name="P93">Skin</text:p>
            </table:table-cell>
            <table:table-cell table:style-name="Tableau28.B2" office:value-type="string">
              <text:p text:style-name="P93">Nom Français</text:p>
            </table:table-cell>
            <table:table-cell table:style-name="Tableau28.C2" office:value-type="string">
              <text:p text:style-name="P93">Summon ID</text:p>
            </table:table-cell>
          </table:table-row>
          <table:table-row table:style-name="Tableau28.1">
            <table:table-cell table:style-name="Tableau28.A3" office:value-type="string">
              <text:p text:style-name="P95"/>
            </table:table-cell>
            <table:table-cell table:style-name="Tableau28.B3" office:value-type="string">
              <text:p text:style-name="P72"/>
            </table:table-cell>
            <table:table-cell table:style-name="Tableau28.C3" office:value-type="string">
              <text:p text:style-name="P2"/>
            </table:table-cell>
          </table:table-row>
          <table:table-row table:style-name="Tableau28.1">
            <table:table-cell table:style-name="Tableau28.A4" office:value-type="string">
              <text:p text:style-name="Standard">Chauve-souris de guerre</text:p>
            </table:table-cell>
            <table:table-cell table:style-name="Tableau28.B4" office:value-type="string">
              <text:p text:style-name="Standard">Chauve-souris</text:p>
            </table:table-cell>
            <table:table-cell table:style-name="Tableau28.C4" office:value-type="string">
              <text:p text:style-name="P1">ArenaMob40</text:p>
            </table:table-cell>
          </table:table-row>
          <table:table-row table:style-name="Tableau28.1">
            <table:table-cell table:style-name="Tableau28.A5" office:value-type="string">
              <text:p text:style-name="Standard">Rat de combat</text:p>
            </table:table-cell>
            <table:table-cell table:style-name="Tableau28.B5" office:value-type="string">
              <text:p text:style-name="Standard">Rat</text:p>
            </table:table-cell>
            <table:table-cell table:style-name="Tableau28.C5" office:value-type="string">
              <text:p text:style-name="P1">ArenaMob50</text:p>
            </table:table-cell>
          </table:table-row>
          <table:table-row table:style-name="Tableau28.1">
            <table:table-cell table:style-name="Tableau28.A6" office:value-type="string">
              <text:p text:style-name="Standard">Ver de combat</text:p>
            </table:table-cell>
            <table:table-cell table:style-name="Tableau28.B6" office:value-type="string">
              <text:p text:style-name="Standard">Ver</text:p>
            </table:table-cell>
            <table:table-cell table:style-name="Tableau28.C6" office:value-type="string">
              <text:p text:style-name="P1">ArenaMob60</text:p>
            </table:table-cell>
          </table:table-row>
          <table:table-row table:style-name="Tableau28.1">
            <table:table-cell table:style-name="Tableau28.A5" office:value-type="string">
              <text:p text:style-name="Standard">Blob guerrier d’élite</text:p>
            </table:table-cell>
            <table:table-cell table:style-name="Tableau28.B5" office:value-type="string">
              <text:p text:style-name="Standard">Slime</text:p>
            </table:table-cell>
            <table:table-cell table:style-name="Tableau28.C5" office:value-type="string">
              <text:p text:style-name="P1">ArenaMob70</text:p>
            </table:table-cell>
          </table:table-row>
          <table:table-row table:style-name="Tableau28.1">
            <table:table-cell table:style-name="Tableau28.A8" office:value-type="string">
              <text:p text:style-name="Standard">Squelette de guerre</text:p>
            </table:table-cell>
            <table:table-cell table:style-name="Tableau28.B8" office:value-type="string">
              <text:p text:style-name="Standard">Squelette</text:p>
            </table:table-cell>
            <table:table-cell table:style-name="Tableau28.C8" office:value-type="string">
              <text:p text:style-name="P1">ArenaMob80</text:p>
            </table:table-cell>
          </table:table-row>
          <table:table-row table:style-name="Tableau28.1">
            <table:table-cell table:style-name="Tableau28.A5" office:value-type="string">
              <text:p text:style-name="Standard">Araignée de combat</text:p>
            </table:table-cell>
            <table:table-cell table:style-name="Tableau28.B5" office:value-type="string">
              <text:p text:style-name="Standard">Araignée</text:p>
            </table:table-cell>
            <table:table-cell table:style-name="Tableau28.C5" office:value-type="string">
              <text:p text:style-name="P1">ArenaMob90</text:p>
            </table:table-cell>
          </table:table-row>
          <table:table-row table:style-name="Tableau28.1">
            <table:table-cell table:style-name="Tableau28.A10" office:value-type="string">
              <text:p text:style-name="Standard">Serpent de combat</text:p>
            </table:table-cell>
            <table:table-cell table:style-name="Tableau28.B10" office:value-type="string">
              <text:p text:style-name="Standard">Serpent</text:p>
            </table:table-cell>
            <table:table-cell table:style-name="Tableau28.C10" office:value-type="string">
              <text:p text:style-name="P1">ArenaMob100</text:p>
            </table:table-cell>
          </table:table-row>
          <table:table-row table:style-name="Tableau28.1">
            <table:table-cell table:style-name="Tableau28.A5" office:value-type="string">
              <text:p text:style-name="Standard">Zombie de guerre</text:p>
            </table:table-cell>
            <table:table-cell table:style-name="Tableau28.B5" office:value-type="string">
              <text:p text:style-name="Standard">Zombie</text:p>
            </table:table-cell>
            <table:table-cell table:style-name="Tableau28.C5" office:value-type="string">
              <text:p text:style-name="P1">ArenaMob110</text:p>
            </table:table-cell>
          </table:table-row>
          <table:table-row table:style-name="Tableau28.1">
            <table:table-cell table:style-name="Tableau28.A12" office:value-type="string">
              <text:p text:style-name="Standard">Guêpe de guerre</text:p>
            </table:table-cell>
            <table:table-cell table:style-name="Tableau28.B12" office:value-type="string">
              <text:p text:style-name="Standard">Guêpe</text:p>
            </table:table-cell>
            <table:table-cell table:style-name="Tableau28.C12" office:value-type="string">
              <text:p text:style-name="P1">ArenaMob120</text:p>
            </table:table-cell>
          </table:table-row>
          <table:table-row table:style-name="Tableau28.1">
            <table:table-cell table:style-name="Tableau28.A5" office:value-type="string">
              <text:p text:style-name="Standard">Momie de bataille</text:p>
            </table:table-cell>
            <table:table-cell table:style-name="Tableau28.B5" office:value-type="string">
              <text:p text:style-name="Standard">Momie</text:p>
            </table:table-cell>
            <table:table-cell table:style-name="Tableau28.C5" office:value-type="string">
              <text:p text:style-name="P1">ArenaMob130</text:p>
            </table:table-cell>
          </table:table-row>
          <table:table-row table:style-name="Tableau28.1">
            <table:table-cell table:style-name="Tableau28.A14" office:value-type="string">
              <text:p text:style-name="Standard">Gobelin de combat</text:p>
            </table:table-cell>
            <table:table-cell table:style-name="Tableau28.B14" office:value-type="string">
              <text:p text:style-name="Standard">Gobelin</text:p>
            </table:table-cell>
            <table:table-cell table:style-name="Tableau28.C14" office:value-type="string">
              <text:p text:style-name="P1">ArenaMob140</text:p>
            </table:table-cell>
          </table:table-row>
          <table:table-row table:style-name="Tableau28.1">
            <table:table-cell table:style-name="Tableau28.A5" office:value-type="string">
              <text:p text:style-name="Standard">Orque de guerre</text:p>
            </table:table-cell>
            <table:table-cell table:style-name="Tableau28.B5" office:value-type="string">
              <text:p text:style-name="Standard">Orque</text:p>
            </table:table-cell>
            <table:table-cell table:style-name="Tableau28.C5" office:value-type="string">
              <text:p text:style-name="P1">ArenaMob150</text:p>
            </table:table-cell>
          </table:table-row>
          <table:table-row table:style-name="Tableau28.1">
            <table:table-cell table:style-name="Tableau28.A16" office:value-type="string">
              <text:p text:style-name="Standard">Tarentule de guerre</text:p>
            </table:table-cell>
            <table:table-cell table:style-name="Tableau28.B16" office:value-type="string">
              <text:p text:style-name="Standard">Tarentule</text:p>
            </table:table-cell>
            <table:table-cell table:style-name="Tableau28.C16" office:value-type="string">
              <text:p text:style-name="P1">ArenaMob160</text:p>
            </table:table-cell>
          </table:table-row>
          <table:table-row table:style-name="Tableau28.1">
            <table:table-cell table:style-name="Tableau28.A5" office:value-type="string">
              <text:p text:style-name="Standard">Scorpion de combat</text:p>
            </table:table-cell>
            <table:table-cell table:style-name="Tableau28.B5" office:value-type="string">
              <text:p text:style-name="Standard">Scorpion</text:p>
            </table:table-cell>
            <table:table-cell table:style-name="Tableau28.C5" office:value-type="string">
              <text:p text:style-name="P1">ArenaMob170</text:p>
            </table:table-cell>
          </table:table-row>
          <table:table-row table:style-name="Tableau28.1">
            <table:table-cell table:style-name="Tableau28.A18" office:value-type="string">
              <text:p text:style-name="Standard">Loup de combat</text:p>
            </table:table-cell>
            <table:table-cell table:style-name="Tableau28.B18" office:value-type="string">
              <text:p text:style-name="Standard">Loup</text:p>
            </table:table-cell>
            <table:table-cell table:style-name="Tableau28.C18" office:value-type="string">
              <text:p text:style-name="P1">ArenaMob180</text:p>
            </table:table-cell>
          </table:table-row>
          <table:table-row table:style-name="Tableau28.1">
            <table:table-cell table:style-name="Tableau28.A5" office:value-type="string">
              <text:p text:style-name="Standard">Combattant sombre</text:p>
            </table:table-cell>
            <table:table-cell table:style-name="Tableau28.B5" office:value-type="string">
              <text:p text:style-name="Standard">Atrocité</text:p>
            </table:table-cell>
            <table:table-cell table:style-name="Tableau28.C5" office:value-type="string">
              <text:p text:style-name="P1">ArenaMob190</text:p>
            </table:table-cell>
          </table:table-row>
          <table:table-row table:style-name="Tableau28.1">
            <table:table-cell table:style-name="Tableau28.A20" office:value-type="string">
              <text:p text:style-name="Standard">Gobelin sombre</text:p>
            </table:table-cell>
            <table:table-cell table:style-name="Tableau28.B20" office:value-type="string">
              <text:p text:style-name="Standard">Gobelin</text:p>
            </table:table-cell>
            <table:table-cell table:style-name="Tableau28.C20" office:value-type="string">
              <text:p text:style-name="P1">ArenaMob200</text:p>
            </table:table-cell>
          </table:table-row>
          <table:table-row table:style-name="Tableau28.1">
            <table:table-cell table:style-name="Tableau28.A5" office:value-type="string">
              <text:p text:style-name="Standard">Mangenuit</text:p>
            </table:table-cell>
            <table:table-cell table:style-name="Tableau28.B5" office:value-type="string">
              <text:p text:style-name="Standard">Kraanian</text:p>
            </table:table-cell>
            <table:table-cell table:style-name="Tableau28.C5" office:value-type="string">
              <text:p text:style-name="P1">ArenaMob225</text:p>
            </table:table-cell>
          </table:table-row>
          <table:table-row table:style-name="Tableau28.1">
            <table:table-cell table:style-name="Tableau28.A22" office:value-type="string">
              <text:p text:style-name="Standard">Ailes de la nuit</text:p>
            </table:table-cell>
            <table:table-cell table:style-name="Tableau28.B22" office:value-type="string">
              <text:p text:style-name="Standard">Kraanian volant</text:p>
            </table:table-cell>
            <table:table-cell table:style-name="Tableau28.C22" office:value-type="string">
              <text:p text:style-name="P1">ArenaMob250</text:p>
            </table:table-cell>
          </table:table-row>
          <table:table-row table:style-name="Tableau28.1">
            <table:table-cell table:style-name="Tableau28.A5" office:value-type="string">
              <text:p text:style-name="Standard">Arpenteur de la nuit</text:p>
            </table:table-cell>
            <table:table-cell table:style-name="Tableau28.B5" office:value-type="string">
              <text:p text:style-name="Standard">Kraanian millipède</text:p>
            </table:table-cell>
            <table:table-cell table:style-name="Tableau28.C5" office:value-type="string">
              <text:p text:style-name="P1">ArenaMob275</text:p>
            </table:table-cell>
          </table:table-row>
          <table:table-row table:style-name="Tableau28.1">
            <table:table-cell table:style-name="Tableau28.A24" office:value-type="string">
              <text:p text:style-name="Standard">Ennemi sombre</text:p>
            </table:table-cell>
            <table:table-cell table:style-name="Tableau28.B24" office:value-type="string">
              <text:p text:style-name="P123">Kraanian tank</text:p>
            </table:table-cell>
            <table:table-cell table:style-name="Tableau28.C24" office:value-type="string">
              <text:p text:style-name="P124">ArenaMob300</text:p>
            </table:table-cell>
          </table:table-row>
          <table:table-row table:style-name="Tableau28.1">
            <table:table-cell table:style-name="Tableau28.A5" office:value-type="string">
              <text:p text:style-name="Standard">Combattant de la nuit</text:p>
            </table:table-cell>
            <table:table-cell table:style-name="Tableau28.B5" office:value-type="string">
              <text:p text:style-name="Standard">Troll</text:p>
            </table:table-cell>
            <table:table-cell table:style-name="Tableau28.C5" office:value-type="string">
              <text:p text:style-name="P1">ArenaMob325</text:p>
            </table:table-cell>
          </table:table-row>
          <table:table-row table:style-name="Tableau28.1">
            <table:table-cell table:style-name="Tableau28.A26" office:value-type="string">
              <text:p text:style-name="Standard">Combattant sanglant</text:p>
            </table:table-cell>
            <table:table-cell table:style-name="Tableau28.B26" office:value-type="string">
              <text:p text:style-name="Standard">Atrocité</text:p>
            </table:table-cell>
            <table:table-cell table:style-name="Tableau28.C26" office:value-type="string">
              <text:p text:style-name="P1">ArenaMob350</text:p>
            </table:table-cell>
          </table:table-row>
          <table:table-row table:style-name="Tableau28.1">
            <table:table-cell table:style-name="Tableau28.A5" office:value-type="string">
              <text:p text:style-name="Standard">Ennemi sanglant</text:p>
            </table:table-cell>
            <table:table-cell table:style-name="Tableau28.B5" office:value-type="string">
              <text:p text:style-name="Standard">Demon</text:p>
            </table:table-cell>
            <table:table-cell table:style-name="Tableau28.C5" office:value-type="string">
              <text:p text:style-name="P1">ArenaMob375</text:p>
            </table:table-cell>
          </table:table-row>
          <table:table-row table:style-name="Tableau28.1">
            <table:table-cell table:style-name="Tableau28.A28" office:value-type="string">
              <text:p text:style-name="Standard">Ombre de peur</text:p>
            </table:table-cell>
            <table:table-cell table:style-name="Tableau28.B28" office:value-type="string">
              <text:p text:style-name="Standard">Horreur</text:p>
            </table:table-cell>
            <table:table-cell table:style-name="Tableau28.C28" office:value-type="string">
              <text:p text:style-name="P1">ArenaMob400</text:p>
            </table:table-cell>
          </table:table-row>
          <table:table-row table:style-name="Tableau28.1">
            <table:table-cell table:style-name="Tableau28.A5" office:value-type="string">
              <text:p text:style-name="Standard">Défenseur sacré</text:p>
            </table:table-cell>
            <table:table-cell table:style-name="Tableau28.B5" office:value-type="string">
              <text:p text:style-name="Standard">Ancien Prêtre</text:p>
            </table:table-cell>
            <table:table-cell table:style-name="Tableau28.C5" office:value-type="string">
              <text:p text:style-name="P1">ArenaMob425</text:p>
            </table:table-cell>
          </table:table-row>
          <table:table-row table:style-name="Tableau28.1">
            <table:table-cell table:style-name="Tableau28.A30" office:value-type="string">
              <text:p text:style-name="Standard">Assassin furtif</text:p>
            </table:table-cell>
            <table:table-cell table:style-name="Tableau28.B30" office:value-type="string">
              <text:p text:style-name="Standard">Assassin</text:p>
            </table:table-cell>
            <table:table-cell table:style-name="Tableau28.C30" office:value-type="string">
              <text:p text:style-name="P1">ArenaMob450</text:p>
            </table:table-cell>
          </table:table-row>
          <table:table-row table:style-name="Tableau28.1">
            <table:table-cell table:style-name="Tableau28.A5" office:value-type="string">
              <text:p text:style-name="Standard">Bourreau sombre</text:p>
            </table:table-cell>
            <table:table-cell table:style-name="Tableau28.B5" office:value-type="string">
              <text:p text:style-name="Standard">Chevalier noir</text:p>
            </table:table-cell>
            <table:table-cell table:style-name="Tableau28.C5" office:value-type="string">
              <text:p text:style-name="P1">ArenaMob475</text:p>
            </table:table-cell>
          </table:table-row>
          <table:table-row table:style-name="Tableau28.1">
            <table:table-cell table:style-name="Tableau28.A32" office:value-type="string">
              <text:p text:style-name="P99">Drake</text:p>
            </table:table-cell>
            <table:table-cell table:style-name="Tableau28.B32" office:value-type="string">
              <text:p text:style-name="P99">Drake</text:p>
            </table:table-cell>
            <table:table-cell table:style-name="Tableau28.C32" office:value-type="string">
              <text:p text:style-name="P100">ArenaMob500</text:p>
            </table:table-cell>
          </table:table-row>
          <table:table-row table:style-name="Tableau28.1">
            <table:table-cell table:style-name="Tableau28.A5" office:value-type="string">
              <text:p text:style-name="P102"/>
            </table:table-cell>
            <table:table-cell table:style-name="Tableau28.B5" office:value-type="string">
              <text:p text:style-name="P102"/>
            </table:table-cell>
            <table:table-cell table:style-name="Tableau28.C5" office:value-type="string">
              <text:p text:style-name="P101"/>
            </table:table-cell>
          </table:table-row>
          <table:table-row table:style-name="Tableau28.1">
            <table:table-cell table:style-name="Tableau28.A34" office:value-type="string">
              <text:p text:style-name="P102"/>
            </table:table-cell>
            <table:table-cell table:style-name="Tableau28.B34" office:value-type="string">
              <text:p text:style-name="P102"/>
            </table:table-cell>
            <table:table-cell table:style-name="Tableau28.C34" office:value-type="string">
              <text:p text:style-name="P102"/>
            </table:table-cell>
          </table:table-row>
        </table:table>
        <text:p text:style-name="P99"><text:bookmark-end text:name="_Ref498382491"/></text:p>
      </text:section>
      <text:section text:style-name="Sect3" text:name="Section2">
        <text:list xml:id="list200741896068188" text:continue-numbering="true" text:style-name="WW8Num45">
          <text:list-item>
            <text:p text:style-name="P185"><text:bookmark-start text:name="__RefHeading__301_546538010"/>Apparences<text:bookmark-end text:name="__RefHeading__301_546538010"/></text:p>
          </text:list-item>
        </text:list>
        <table:table table:name="Tableau29" table:style-name="Tableau29">
          <table:table-column table:style-name="Tableau29.A"/>
          <table:table-column table:style-name="Tableau29.B"/>
          <table:table-column table:style-name="Tableau29.C"/>
          <table:table-column table:style-name="Tableau29.D"/>
          <table:table-row table:style-name="Tableau29.1">
            <table:table-cell table:style-name="Tableau29.A1" office:value-type="string">
              <text:p text:style-name="P94">ID</text:p>
            </table:table-cell>
            <table:table-cell table:style-name="Tableau29.B1" office:value-type="string">
              <text:p text:style-name="P94">Description du skin</text:p>
            </table:table-cell>
            <table:table-cell table:style-name="Tableau29.A1" office:value-type="string">
              <text:p text:style-name="P94">ID</text:p>
            </table:table-cell>
            <table:table-cell table:style-name="Tableau29.D1" office:value-type="string">
              <text:p text:style-name="P94">Description du skin</text:p>
            </table:table-cell>
          </table:table-row>
          <table:table-row table:style-name="Tableau29.2">
            <table:table-cell table:style-name="Tableau29.A2" office:value-type="string">
              <text:p text:style-name="P21">10005</text:p>
            </table:table-cell>
            <table:table-cell table:style-name="Tableau29.B2" office:value-type="string">
              <text:p text:style-name="P10">PNJ Paysan</text:p>
            </table:table-cell>
            <table:table-cell table:style-name="Tableau29.A2" office:value-type="string">
              <text:p text:style-name="P21">20029</text:p>
            </table:table-cell>
            <table:table-cell table:style-name="Tableau29.D2" office:value-type="string">
              <text:p text:style-name="P10">Guêpe</text:p>
            </table:table-cell>
          </table:table-row>
          <table:table-row table:style-name="Tableau29.2">
            <table:table-cell table:style-name="Tableau29.A3" office:value-type="string">
              <text:p text:style-name="P21">10006</text:p>
            </table:table-cell>
            <table:table-cell table:style-name="Tableau29.B3" office:value-type="string">
              <text:p text:style-name="P10">PNJ Garde</text:p>
            </table:table-cell>
            <table:table-cell table:style-name="Tableau29.A3" office:value-type="string">
              <text:p text:style-name="P21">20030</text:p>
            </table:table-cell>
            <table:table-cell table:style-name="Tableau29.D3" office:value-type="string">
              <text:p text:style-name="P10">Dromadaire</text:p>
            </table:table-cell>
          </table:table-row>
          <table:table-row table:style-name="Tableau29.2">
            <table:table-cell table:style-name="Tableau29.A2" office:value-type="string">
              <text:p text:style-name="P21">10007</text:p>
            </table:table-cell>
            <table:table-cell table:style-name="Tableau29.B2" office:value-type="string">
              <text:p text:style-name="P10">PNJ Mage rouge</text:p>
            </table:table-cell>
            <table:table-cell table:style-name="Tableau29.A2" office:value-type="string">
              <text:p text:style-name="P21">20031</text:p>
            </table:table-cell>
            <table:table-cell table:style-name="Tableau29.D2" office:value-type="string">
              <text:p text:style-name="P10">Cochon</text:p>
            </table:table-cell>
          </table:table-row>
          <table:table-row table:style-name="Tableau29.2">
            <table:table-cell table:style-name="Tableau29.A3" office:value-type="string">
              <text:p text:style-name="P21">10008</text:p>
            </table:table-cell>
            <table:table-cell table:style-name="Tableau29.B3" office:value-type="string">
              <text:p text:style-name="P10">PNJ Paysanne</text:p>
            </table:table-cell>
            <table:table-cell table:style-name="Tableau29.A3" office:value-type="string">
              <text:p text:style-name="P21">20032</text:p>
            </table:table-cell>
            <table:table-cell table:style-name="Tableau29.D3" office:value-type="string">
              <text:p text:style-name="P10">Antilope</text:p>
            </table:table-cell>
          </table:table-row>
          <table:table-row table:style-name="Tableau29.2">
            <table:table-cell table:style-name="Tableau29.A2" office:value-type="string">
              <text:p text:style-name="P21">10009</text:p>
            </table:table-cell>
            <table:table-cell table:style-name="Tableau29.B2" office:value-type="string">
              <text:p text:style-name="P10">PNJ Prêtre</text:p>
            </table:table-cell>
            <table:table-cell table:style-name="Tableau29.A2" office:value-type="string">
              <text:p text:style-name="P21">20033</text:p>
            </table:table-cell>
            <table:table-cell table:style-name="Tableau29.D2" office:value-type="string">
              <text:p text:style-name="P10">Tarentule</text:p>
            </table:table-cell>
          </table:table-row>
          <table:table-row table:style-name="Tableau29.2">
            <table:table-cell table:style-name="Tableau29.A3" office:value-type="string">
              <text:p text:style-name="P21">10010</text:p>
            </table:table-cell>
            <table:table-cell table:style-name="Tableau29.B3" office:value-type="string">
              <text:p text:style-name="P10">PNJ Guerrier</text:p>
            </table:table-cell>
            <table:table-cell table:style-name="Tableau29.A3" office:value-type="string">
              <text:p text:style-name="P21">20034</text:p>
            </table:table-cell>
            <table:table-cell table:style-name="Tableau29.D3" office:value-type="string">
              <text:p text:style-name="P10">Kraanian volant</text:p>
            </table:table-cell>
          </table:table-row>
          <table:table-row table:style-name="Tableau29.2">
            <table:table-cell table:style-name="Tableau29.A2" office:value-type="string">
              <text:p text:style-name="P21">10011</text:p>
            </table:table-cell>
            <table:table-cell table:style-name="Tableau29.B2" office:value-type="string">
              <text:p text:style-name="P10">Joueur homme</text:p>
            </table:table-cell>
            <table:table-cell table:style-name="Tableau29.A2" office:value-type="string">
              <text:p text:style-name="P21">20035</text:p>
            </table:table-cell>
            <table:table-cell table:style-name="Tableau29.D2" office:value-type="string">
              <text:p text:style-name="P10">Kraanian mille-pattes</text:p>
            </table:table-cell>
          </table:table-row>
          <table:table-row table:style-name="Tableau29.2">
            <table:table-cell table:style-name="Tableau29.A3" office:value-type="string">
              <text:p text:style-name="P21">10012</text:p>
            </table:table-cell>
            <table:table-cell table:style-name="Tableau29.B3" office:value-type="string">
              <text:p text:style-name="P10">Joueur femme</text:p>
            </table:table-cell>
            <table:table-cell table:style-name="Tableau29.A3" office:value-type="string">
              <text:p text:style-name="P21">20036</text:p>
            </table:table-cell>
            <table:table-cell table:style-name="Tableau29.D3" office:value-type="string">
              <text:p text:style-name="P10">Agmorkian</text:p>
            </table:table-cell>
          </table:table-row>
          <table:table-row table:style-name="Tableau29.2">
            <table:table-cell table:style-name="Tableau29.A2" office:value-type="string">
              <text:p text:style-name="P21">20001</text:p>
            </table:table-cell>
            <table:table-cell table:style-name="Tableau29.B2" office:value-type="string">
              <text:p text:style-name="P10">Gobelin rouge</text:p>
            </table:table-cell>
            <table:table-cell table:style-name="Tableau29.A2" office:value-type="string">
              <text:p text:style-name="P21">20037</text:p>
            </table:table-cell>
            <table:table-cell table:style-name="Tableau29.D2" office:value-type="string">
              <text:p text:style-name="P10">Tank kraanian</text:p>
            </table:table-cell>
          </table:table-row>
          <table:table-row table:style-name="Tableau29.2">
            <table:table-cell table:style-name="Tableau29.A3" office:value-type="string">
              <text:p text:style-name="P21">20002</text:p>
            </table:table-cell>
            <table:table-cell table:style-name="Tableau29.B3" office:value-type="string">
              <text:p text:style-name="P10">Chauve-souris</text:p>
            </table:table-cell>
            <table:table-cell table:style-name="Tableau29.A3" office:value-type="string">
              <text:p text:style-name="P21">20038</text:p>
            </table:table-cell>
            <table:table-cell table:style-name="Tableau29.D3" office:value-type="string">
              <text:p text:style-name="P10">Railleur</text:p>
            </table:table-cell>
          </table:table-row>
          <table:table-row table:style-name="Tableau29.2">
            <table:table-cell table:style-name="Tableau29.A2" office:value-type="string">
              <text:p text:style-name="P21">20003</text:p>
            </table:table-cell>
            <table:table-cell table:style-name="Tableau29.B2" office:value-type="string">
              <text:p text:style-name="P10">Rat</text:p>
            </table:table-cell>
            <table:table-cell table:style-name="Tableau29.A2" office:value-type="string">
              <text:p text:style-name="P21">20039</text:p>
            </table:table-cell>
            <table:table-cell table:style-name="Tableau29.D2" office:value-type="string">
              <text:p text:style-name="P10">Mage humain</text:p>
            </table:table-cell>
          </table:table-row>
          <table:table-row table:style-name="Tableau29.2">
            <table:table-cell table:style-name="Tableau29.A3" office:value-type="string">
              <text:p text:style-name="P21">20004</text:p>
            </table:table-cell>
            <table:table-cell table:style-name="Tableau29.B3" office:value-type="string">
              <text:p text:style-name="P10">Kobold</text:p>
            </table:table-cell>
            <table:table-cell table:style-name="Tableau29.A3" office:value-type="string">
              <text:p text:style-name="P21">20040</text:p>
            </table:table-cell>
            <table:table-cell table:style-name="Tableau29.D3" office:value-type="string">
              <text:p text:style-name="P10">Chef des atrocités</text:p>
            </table:table-cell>
          </table:table-row>
          <table:table-row table:style-name="Tableau29.2">
            <table:table-cell table:style-name="Tableau29.A2" office:value-type="string">
              <text:p text:style-name="P21">20005</text:p>
            </table:table-cell>
            <table:table-cell table:style-name="Tableau29.B2" office:value-type="string">
              <text:p text:style-name="P10">Ooze</text:p>
            </table:table-cell>
            <table:table-cell table:style-name="Tableau29.A2" office:value-type="string">
              <text:p text:style-name="P21">20041</text:p>
            </table:table-cell>
            <table:table-cell table:style-name="Tableau29.D2" office:value-type="string">
              <text:p text:style-name="P10">Gobelin jaune</text:p>
            </table:table-cell>
          </table:table-row>
          <table:table-row table:style-name="Tableau29.2">
            <table:table-cell table:style-name="Tableau29.A3" office:value-type="string">
              <text:p text:style-name="P21">20006</text:p>
            </table:table-cell>
            <table:table-cell table:style-name="Tableau29.B3" office:value-type="string">
              <text:p text:style-name="P10">Brigand</text:p>
            </table:table-cell>
            <table:table-cell table:style-name="Tableau29.A3" office:value-type="string">
              <text:p text:style-name="P21">20042</text:p>
            </table:table-cell>
            <table:table-cell table:style-name="Tableau29.D3" office:value-type="string">
              <text:p text:style-name="P10">Voleur</text:p>
            </table:table-cell>
          </table:table-row>
          <table:table-row table:style-name="Tableau29.2">
            <table:table-cell table:style-name="Tableau29.A2" office:value-type="string">
              <text:p text:style-name="P21">20007</text:p>
            </table:table-cell>
            <table:table-cell table:style-name="Tableau29.B2" office:value-type="string">
              <text:p text:style-name="P10">Araignée</text:p>
            </table:table-cell>
            <table:table-cell table:style-name="Tableau29.A2" office:value-type="string">
              <text:p text:style-name="P21">20043</text:p>
            </table:table-cell>
            <table:table-cell table:style-name="Tableau29.D2" office:value-type="string">
              <text:p text:style-name="P10">Homme d'armes</text:p>
            </table:table-cell>
          </table:table-row>
          <table:table-row table:style-name="Tableau29.2">
            <table:table-cell table:style-name="Tableau29.A3" office:value-type="string">
              <text:p text:style-name="P21">20008</text:p>
            </table:table-cell>
            <table:table-cell table:style-name="Tableau29.B3" office:value-type="string">
              <text:p text:style-name="P10">Orque</text:p>
            </table:table-cell>
            <table:table-cell table:style-name="Tableau29.A3" office:value-type="string">
              <text:p text:style-name="P21">20044</text:p>
            </table:table-cell>
            <table:table-cell table:style-name="Tableau29.D3" office:value-type="string">
              <text:p text:style-name="P10">Prêtre (ancienne version)</text:p>
            </table:table-cell>
          </table:table-row>
          <table:table-row table:style-name="Tableau29.2">
            <table:table-cell table:style-name="Tableau29.A2" office:value-type="string">
              <text:p text:style-name="P21">20009</text:p>
            </table:table-cell>
            <table:table-cell table:style-name="Tableau29.B2" office:value-type="string">
              <text:p text:style-name="P10">Zombie</text:p>
            </table:table-cell>
            <table:table-cell table:style-name="Tableau29.A2" office:value-type="string">
              <text:p text:style-name="P21">20045</text:p>
            </table:table-cell>
            <table:table-cell table:style-name="Tableau29.D2" office:value-type="string">
              <text:p text:style-name="P10">Loup gris</text:p>
            </table:table-cell>
          </table:table-row>
          <table:table-row table:style-name="Tableau29.2">
            <table:table-cell table:style-name="Tableau29.A3" office:value-type="string">
              <text:p text:style-name="P21">20010</text:p>
            </table:table-cell>
            <table:table-cell table:style-name="Tableau29.B3" office:value-type="string">
              <text:p text:style-name="P10">Troll</text:p>
            </table:table-cell>
            <table:table-cell table:style-name="Tableau29.A3" office:value-type="string">
              <text:p text:style-name="P21">20046</text:p>
            </table:table-cell>
            <table:table-cell table:style-name="Tableau29.D3" office:value-type="string">
              <text:p text:style-name="P10">Loup noir</text:p>
            </table:table-cell>
          </table:table-row>
          <table:table-row table:style-name="Tableau29.2">
            <table:table-cell table:style-name="Tableau29.A2" office:value-type="string">
              <text:p text:style-name="P33">20011</text:p>
            </table:table-cell>
            <table:table-cell table:style-name="Tableau29.B2" office:value-type="string">
              <text:p text:style-name="P31">Momie</text:p>
            </table:table-cell>
            <table:table-cell table:style-name="Tableau29.A2" office:value-type="string">
              <text:p text:style-name="P33">20047</text:p>
            </table:table-cell>
            <table:table-cell table:style-name="Tableau29.D2" office:value-type="string">
              <text:p text:style-name="P31">Skraug vert : soldat</text:p>
            </table:table-cell>
          </table:table-row>
          <table:table-row table:style-name="Tableau29.2">
            <table:table-cell table:style-name="Tableau29.A3" office:value-type="string">
              <text:p text:style-name="P21">20012</text:p>
            </table:table-cell>
            <table:table-cell table:style-name="Tableau29.B3" office:value-type="string">
              <text:p text:style-name="P10">Squelette</text:p>
            </table:table-cell>
            <table:table-cell table:style-name="Tableau29.A3" office:value-type="string">
              <text:p text:style-name="P21">20048</text:p>
            </table:table-cell>
            <table:table-cell table:style-name="Tableau29.D3" office:value-type="string">
              <text:p text:style-name="P10">Skraug vert : violet</text:p>
            </table:table-cell>
          </table:table-row>
          <table:table-row table:style-name="Tableau29.2">
            <table:table-cell table:style-name="Tableau29.A2" office:value-type="string">
              <text:p text:style-name="P21">20013</text:p>
            </table:table-cell>
            <table:table-cell table:style-name="Tableau29.B2" office:value-type="string">
              <text:p text:style-name="P10">Démon</text:p>
            </table:table-cell>
            <table:table-cell table:style-name="Tableau29.A2" office:value-type="string">
              <text:p text:style-name="P21">20049</text:p>
            </table:table-cell>
            <table:table-cell table:style-name="Tableau29.D2" office:value-type="string">
              <text:p text:style-name="P10">Skraug vert : bouclier</text:p>
            </table:table-cell>
          </table:table-row>
          <table:table-row table:style-name="Tableau29.2">
            <table:table-cell table:style-name="Tableau29.A3" office:value-type="string">
              <text:p text:style-name="P21">20014</text:p>
            </table:table-cell>
            <table:table-cell table:style-name="Tableau29.B3" office:value-type="string">
              <text:p text:style-name="P10">Minotaure</text:p>
            </table:table-cell>
            <table:table-cell table:style-name="Tableau29.A3" office:value-type="string">
              <text:p text:style-name="P21">20050</text:p>
            </table:table-cell>
            <table:table-cell table:style-name="Tableau29.D3" office:value-type="string">
              <text:p text:style-name="P10">Skraug vert : faux</text:p>
            </table:table-cell>
          </table:table-row>
          <table:table-row table:style-name="Tableau29.2">
            <table:table-cell table:style-name="Tableau29.A2" office:value-type="string">
              <text:p text:style-name="P21">20015</text:p>
            </table:table-cell>
            <table:table-cell table:style-name="Tableau29.B2" office:value-type="string">
              <text:p text:style-name="P10">Beholder</text:p>
            </table:table-cell>
            <table:table-cell table:style-name="Tableau29.A2" office:value-type="string">
              <text:p text:style-name="P21">20051</text:p>
            </table:table-cell>
            <table:table-cell table:style-name="Tableau29.D2" office:value-type="string">
              <text:p text:style-name="P10">Centaure avec hache</text:p>
            </table:table-cell>
          </table:table-row>
          <table:table-row table:style-name="Tableau29.2">
            <table:table-cell table:style-name="Tableau29.A3" office:value-type="string">
              <text:p text:style-name="P21">20016</text:p>
            </table:table-cell>
            <table:table-cell table:style-name="Tableau29.B3" office:value-type="string">
              <text:p text:style-name="P10">Petit ver</text:p>
            </table:table-cell>
            <table:table-cell table:style-name="Tableau29.A3" office:value-type="string">
              <text:p text:style-name="P21">20052</text:p>
            </table:table-cell>
            <table:table-cell table:style-name="Tableau29.D3" office:value-type="string">
              <text:p text:style-name="P10">Centaure archer</text:p>
            </table:table-cell>
          </table:table-row>
          <table:table-row table:style-name="Tableau29.2">
            <table:table-cell table:style-name="Tableau29.A2" office:value-type="string">
              <text:p text:style-name="P21">20017</text:p>
            </table:table-cell>
            <table:table-cell table:style-name="Tableau29.B2" office:value-type="string">
              <text:p text:style-name="P10">Gros ver</text:p>
            </table:table-cell>
            <table:table-cell table:style-name="Tableau29.A2" office:value-type="string">
              <text:p text:style-name="P21">20053</text:p>
            </table:table-cell>
            <table:table-cell table:style-name="Tableau29.D2" office:value-type="string">
              <text:p text:style-name="P10">Centaure avec casque de Drachen</text:p>
            </table:table-cell>
          </table:table-row>
          <table:table-row table:style-name="Tableau29.2">
            <table:table-cell table:style-name="Tableau29.A3" office:value-type="string">
              <text:p text:style-name="P21">20018</text:p>
            </table:table-cell>
            <table:table-cell table:style-name="Tableau29.B3" office:value-type="string">
              <text:p text:style-name="P10">Ent</text:p>
            </table:table-cell>
            <table:table-cell table:style-name="Tableau29.A3" office:value-type="string">
              <text:p text:style-name="P21">20054</text:p>
            </table:table-cell>
            <table:table-cell table:style-name="Tableau29.D3" office:value-type="string">
              <text:p text:style-name="P10">Centaure vengeur</text:p>
            </table:table-cell>
          </table:table-row>
          <table:table-row table:style-name="Tableau29.2">
            <table:table-cell table:style-name="Tableau29.A2" office:value-type="string">
              <text:p text:style-name="P21">20019</text:p>
            </table:table-cell>
            <table:table-cell table:style-name="Tableau29.B2" office:value-type="string">
              <text:p text:style-name="P10">Serpent</text:p>
            </table:table-cell>
            <table:table-cell table:style-name="Tableau29.A2" office:value-type="string">
              <text:p text:style-name="P21">20055</text:p>
            </table:table-cell>
            <table:table-cell table:style-name="Tableau29.D2" office:value-type="string">
              <text:p text:style-name="P10">Squelette rouge</text:p>
            </table:table-cell>
          </table:table-row>
          <table:table-row table:style-name="Tableau29.2">
            <table:table-cell table:style-name="Tableau29.A3" office:value-type="string">
              <text:p text:style-name="P21">20020</text:p>
            </table:table-cell>
            <table:table-cell table:style-name="Tableau29.B3" office:value-type="string">
              <text:p text:style-name="P10">Licorne</text:p>
            </table:table-cell>
            <table:table-cell table:style-name="Tableau29.A3" office:value-type="string">
              <text:p text:style-name="P21">20056</text:p>
            </table:table-cell>
            <table:table-cell table:style-name="Tableau29.D3" office:value-type="string">
              <text:p text:style-name="P10">Squelette bleu</text:p>
            </table:table-cell>
          </table:table-row>
          <table:table-row table:style-name="Tableau29.2">
            <table:table-cell table:style-name="Tableau29.A2" office:value-type="string">
              <text:p text:style-name="P21">20021</text:p>
            </table:table-cell>
            <table:table-cell table:style-name="Tableau29.B2" office:value-type="string">
              <text:p text:style-name="P10">Centaure</text:p>
            </table:table-cell>
            <table:table-cell table:style-name="Tableau29.A2" office:value-type="string">
              <text:p text:style-name="P21">20057</text:p>
            </table:table-cell>
            <table:table-cell table:style-name="Tableau29.D2" office:value-type="string">
              <text:p text:style-name="P10">Squelette géant (Lord Stonecrest)</text:p>
            </table:table-cell>
          </table:table-row>
          <table:table-row table:style-name="Tableau29.2">
            <table:table-cell table:style-name="Tableau29.A3" office:value-type="string">
              <text:p text:style-name="P21">20022</text:p>
            </table:table-cell>
            <table:table-cell table:style-name="Tableau29.B3" office:value-type="string">
              <text:p text:style-name="P10">Cheval</text:p>
            </table:table-cell>
            <table:table-cell table:style-name="Tableau29.A3" office:value-type="string">
              <text:p text:style-name="P21">20058</text:p>
            </table:table-cell>
            <table:table-cell table:style-name="Tableau29.D3" office:value-type="string">
              <text:p text:style-name="P10">Makrsh P'Tangh</text:p>
            </table:table-cell>
          </table:table-row>
          <table:table-row table:style-name="Tableau29.2">
            <table:table-cell table:style-name="Tableau29.A2" office:value-type="string">
              <text:p text:style-name="P21">20023</text:p>
            </table:table-cell>
            <table:table-cell table:style-name="Tableau29.B2" office:value-type="string">
              <text:p text:style-name="P10">Pégase</text:p>
            </table:table-cell>
            <table:table-cell table:style-name="Tableau29.A2" office:value-type="string">
              <text:p text:style-name="P21">20059</text:p>
            </table:table-cell>
            <table:table-cell table:style-name="Tableau29.D2" office:value-type="string">
              <text:p text:style-name="P10">Skraug violet : vouge</text:p>
            </table:table-cell>
          </table:table-row>
          <table:table-row table:style-name="Tableau29.2">
            <table:table-cell table:style-name="Tableau29.A3" office:value-type="string">
              <text:p text:style-name="P21">20024</text:p>
            </table:table-cell>
            <table:table-cell table:style-name="Tableau29.B3" office:value-type="string">
              <text:p text:style-name="P10">Scorpion</text:p>
            </table:table-cell>
            <table:table-cell table:style-name="Tableau29.A3" office:value-type="string">
              <text:p text:style-name="P21">20060</text:p>
            </table:table-cell>
            <table:table-cell table:style-name="Tableau29.D3" office:value-type="string">
              <text:p text:style-name="P10">Skraug violet : sorcier</text:p>
            </table:table-cell>
          </table:table-row>
          <table:table-row table:style-name="Tableau29.2">
            <table:table-cell table:style-name="Tableau29.A2" office:value-type="string">
              <text:p text:style-name="P21">20025</text:p>
            </table:table-cell>
            <table:table-cell table:style-name="Tableau29.B2" office:value-type="string">
              <text:p text:style-name="P10">Kraanian</text:p>
            </table:table-cell>
            <table:table-cell table:style-name="Tableau29.A2" office:value-type="string">
              <text:p text:style-name="P21">20061</text:p>
            </table:table-cell>
            <table:table-cell table:style-name="Tableau29.D2" office:value-type="string">
              <text:p text:style-name="P10">Skraug violet : bouclier</text:p>
            </table:table-cell>
          </table:table-row>
          <table:table-row table:style-name="Tableau29.2">
            <table:table-cell table:style-name="Tableau29.A3" office:value-type="string">
              <text:p text:style-name="P21">20026</text:p>
            </table:table-cell>
            <table:table-cell table:style-name="Tableau29.B3" office:value-type="string">
              <text:p text:style-name="P10">Atrocité</text:p>
            </table:table-cell>
            <table:table-cell table:style-name="Tableau29.A3" office:value-type="string">
              <text:p text:style-name="P21">20062</text:p>
            </table:table-cell>
            <table:table-cell table:style-name="Tableau29.D3" office:value-type="string">
              <text:p text:style-name="P10">Skraug violet : faux</text:p>
            </table:table-cell>
          </table:table-row>
          <table:table-row table:style-name="Tableau29.2">
            <table:table-cell table:style-name="Tableau29.A2" office:value-type="string">
              <text:p text:style-name="P21">20027</text:p>
            </table:table-cell>
            <table:table-cell table:style-name="Tableau29.B2" office:value-type="string">
              <text:p text:style-name="P10">Cauchemar</text:p>
            </table:table-cell>
            <table:table-cell table:style-name="Tableau29.A2" office:value-type="string">
              <text:p text:style-name="P21">20063</text:p>
            </table:table-cell>
            <table:table-cell table:style-name="Tableau29.D2" office:value-type="string">
              <text:p text:style-name="P10">Centaure squelette</text:p>
            </table:table-cell>
          </table:table-row>
          <table:table-row table:style-name="Tableau29.1">
            <table:table-cell table:style-name="Tableau29.A37" office:value-type="string">
              <text:p text:style-name="P21">20028</text:p>
            </table:table-cell>
            <table:table-cell table:style-name="Tableau29.B37" office:value-type="string">
              <text:p text:style-name="P10">Dragon</text:p>
            </table:table-cell>
            <table:table-cell table:style-name="Tableau29.C37" office:value-type="string">
              <text:p text:style-name="P23"/>
            </table:table-cell>
            <table:table-cell table:style-name="Tableau29.D37" office:value-type="string">
              <text:p text:style-name="P67"/>
            </table:table-cell>
          </table:table-row>
        </table:table>
        <text:p text:style-name="Standard"/>
        <text:list xml:id="list200741716321307" text:continue-numbering="true" text:style-name="WW8Num45">
          <text:list-item>
            <text:p text:style-name="P185"><text:bookmark-start text:name="__RefHeading__303_546538010"/><text:bookmark-start text:name="_Ref498436530"/>Flags de quêtes<text:bookmark-end text:name="__RefHeading__303_546538010"/><text:bookmark-end text:name="_Ref498436530"/></text:p>
          </text:list-item>
        </text:list>
        <text:p text:style-name="Standard"/>
        <table:table table:name="Tableau30" table:style-name="Tableau30">
          <table:table-column table:style-name="Tableau30.A"/>
          <table:table-column table:style-name="Tableau30.B"/>
          <table:table-row table:style-name="Tableau30.1">
            <table:table-cell table:style-name="Tableau30.A1" office:value-type="string">
              <text:p text:style-name="P94">Nom de l'étiquette</text:p>
            </table:table-cell>
            <table:table-cell table:style-name="Tableau30.B1" office:value-type="string">
              <text:p text:style-name="P94">ID de l'étiquette</text:p>
            </table:table-cell>
          </table:table-row>
          <table:table-row table:style-name="Tableau30.2">
            <table:table-cell table:style-name="Tableau30.A2" office:value-type="string">
              <text:p text:style-name="P125">__FLAG_BANK_OF_WINDHOWL<text:line-break/>banque internationale (malgré son nom)<text:line-break/>0 : aucune pièce d'or en banque<text:line-break/>&gt;1 : pièces d'or dans le compte bancaire</text:p>
            </table:table-cell>
            <table:table-cell table:style-name="Tableau30.B2" office:value-type="string">
              <text:p text:style-name="P98">30026</text:p>
            </table:table-cell>
          </table:table-row>
          <table:table-row table:style-name="Tableau30.3">
            <table:table-cell table:style-name="Tableau30.A3" office:value-type="string">
              <text:p text:style-name="P125">Serpahe</text:p>
              <text:p text:style-name="P125">0 pour non seraphe</text:p>
              <text:p text:style-name="P125">&gt;1 pour seraphe</text:p>
            </table:table-cell>
            <table:table-cell table:style-name="Tableau30.B3" office:value-type="string">
              <text:p text:style-name="P98">30419</text:p>
            </table:table-cell>
          </table:table-row>
          <table:table-row table:style-name="Tableau30.3">
            <table:table-cell table:style-name="Tableau30.A4" office:value-type="string">
              <text:p text:style-name="P125">__QUEST_ISLAND_ACCESS<text:line-break/>À quelles îles le PJ a-t-il accès?<text:line-break/>0 : Arakas<text:line-break/>1 : Raven's Dust<text:line-break/>2 : Stoneheim</text:p>
            </table:table-cell>
            <table:table-cell table:style-name="Tableau30.B4" office:value-type="string">
              <text:p text:style-name="P98">30143</text:p>
            </table:table-cell>
          </table:table-row>
        </table:table>
        <text:p text:style-name="Standard"/>
        <text:list xml:id="list200741544077943" text:continue-numbering="true" text:style-name="WW8Num45">
          <text:list-item>
            <text:p text:style-name="P185"><text:bookmark-start text:name="__RefHeading__305_546538010"/><text:bookmark-start text:name="_Ref498436421"/><text:bookmark-start text:name="_Ref498436403"/>Niveaux et expérience<text:bookmark-end text:name="__RefHeading__305_546538010"/><text:bookmark-end text:name="_Ref498436421"/><text:bookmark-end text:name="_Ref498436403"/></text:p>
          </text:list-item>
        </text:list>
        <table:table table:name="Tableau31" table:style-name="Tableau31">
          <table:table-column table:style-name="Tableau31.A"/>
          <table:table-column table:style-name="Tableau31.B"/>
          <table:table-column table:style-name="Tableau31.C" table:number-columns-repeated="4"/>
          <table:table-column table:style-name="Tableau31.G"/>
          <table:table-row table:style-name="Tableau31.1">
            <table:table-cell table:style-name="Tableau31.A1" office:value-type="string">
              <text:p text:style-name="P90">Niveau</text:p>
            </table:table-cell>
            <table:table-cell table:style-name="Tableau31.B1" office:value-type="string">
              <text:p text:style-name="P87">Expérience</text:p>
            </table:table-cell>
            <table:table-cell table:style-name="Tableau31.B1" office:value-type="string">
              <text:p text:style-name="P87">1/6 de barre</text:p>
            </table:table-cell>
            <table:table-cell table:style-name="Tableau31.B1" office:value-type="string">
              <text:p text:style-name="P87">1/3 de barre</text:p>
            </table:table-cell>
            <table:table-cell table:style-name="Tableau31.B1" office:value-type="string">
              <text:p text:style-name="P87">2/3 de barre</text:p>
            </table:table-cell>
            <table:table-cell table:style-name="Tableau31.B1" office:value-type="string">
              <text:p text:style-name="P87">1 niveau</text:p>
            </table:table-cell>
            <table:table-cell table:style-name="Tableau31.G1" office:value-type="string">
              <text:p text:style-name="P87">2 niveaux</text:p>
            </table:table-cell>
          </table:table-row>
          <table:table-row table:style-name="Tableau31.2">
            <table:table-cell table:style-name="Tableau31.A2" office:value-type="string">
              <text:p text:style-name="P64">1</text:p>
            </table:table-cell>
            <table:table-cell table:style-name="Tableau31.B2" office:value-type="string">
              <text:p text:style-name="P40">0</text:p>
            </table:table-cell>
            <table:table-cell table:style-name="Tableau31.C2" office:value-type="string">
              <text:p text:style-name="P40">167</text:p>
            </table:table-cell>
            <table:table-cell table:style-name="Tableau31.C2" office:value-type="string">
              <text:p text:style-name="P40">333</text:p>
            </table:table-cell>
            <table:table-cell table:style-name="Tableau31.C2" office:value-type="string">
              <text:p text:style-name="P40">667</text:p>
            </table:table-cell>
            <table:table-cell table:style-name="Tableau31.C2" office:value-type="string">
              <text:p text:style-name="P40">1 000</text:p>
            </table:table-cell>
            <table:table-cell table:style-name="Tableau31.G2" office:value-type="string">
              <text:p text:style-name="P40">5 700</text:p>
            </table:table-cell>
          </table:table-row>
          <table:table-row table:style-name="Tableau31.2">
            <table:table-cell table:style-name="Tableau31.A3" office:value-type="string">
              <text:p text:style-name="P64">2</text:p>
            </table:table-cell>
            <table:table-cell table:style-name="Tableau31.B3" office:value-type="string">
              <text:p text:style-name="P40">1 000</text:p>
            </table:table-cell>
            <table:table-cell table:style-name="Tableau31.C3" office:value-type="string">
              <text:p text:style-name="P40">783</text:p>
            </table:table-cell>
            <table:table-cell table:style-name="Tableau31.C3" office:value-type="string">
              <text:p text:style-name="P40">1 567</text:p>
            </table:table-cell>
            <table:table-cell table:style-name="Tableau31.C3" office:value-type="string">
              <text:p text:style-name="P40">3 133</text:p>
            </table:table-cell>
            <table:table-cell table:style-name="Tableau31.C3" office:value-type="string">
              <text:p text:style-name="P40">4 700</text:p>
            </table:table-cell>
            <table:table-cell table:style-name="Tableau31.G3" office:value-type="string">
              <text:p text:style-name="P40">14 900</text:p>
            </table:table-cell>
          </table:table-row>
          <table:table-row table:style-name="Tableau31.2">
            <table:table-cell table:style-name="Tableau31.A2" office:value-type="string">
              <text:p text:style-name="P64">3</text:p>
            </table:table-cell>
            <table:table-cell table:style-name="Tableau31.B2" office:value-type="string">
              <text:p text:style-name="P40">5 700</text:p>
            </table:table-cell>
            <table:table-cell table:style-name="Tableau31.C2" office:value-type="string">
              <text:p text:style-name="P40">1 700</text:p>
            </table:table-cell>
            <table:table-cell table:style-name="Tableau31.C2" office:value-type="string">
              <text:p text:style-name="P40">3 400</text:p>
            </table:table-cell>
            <table:table-cell table:style-name="Tableau31.C2" office:value-type="string">
              <text:p text:style-name="P40">6 800</text:p>
            </table:table-cell>
            <table:table-cell table:style-name="Tableau31.C2" office:value-type="string">
              <text:p text:style-name="P40">10 200</text:p>
            </table:table-cell>
            <table:table-cell table:style-name="Tableau31.G2" office:value-type="string">
              <text:p text:style-name="P40">27 300</text:p>
            </table:table-cell>
          </table:table-row>
          <table:table-row table:style-name="Tableau31.2">
            <table:table-cell table:style-name="Tableau31.A3" office:value-type="string">
              <text:p text:style-name="P64">4</text:p>
            </table:table-cell>
            <table:table-cell table:style-name="Tableau31.B3" office:value-type="string">
              <text:p text:style-name="P40">15 900</text:p>
            </table:table-cell>
            <table:table-cell table:style-name="Tableau31.C3" office:value-type="string">
              <text:p text:style-name="P40">2 850</text:p>
            </table:table-cell>
            <table:table-cell table:style-name="Tableau31.C3" office:value-type="string">
              <text:p text:style-name="P40">5 700</text:p>
            </table:table-cell>
            <table:table-cell table:style-name="Tableau31.C3" office:value-type="string">
              <text:p text:style-name="P40">11 400</text:p>
            </table:table-cell>
            <table:table-cell table:style-name="Tableau31.C3" office:value-type="string">
              <text:p text:style-name="P40">17 100</text:p>
            </table:table-cell>
            <table:table-cell table:style-name="Tableau31.G3" office:value-type="string">
              <text:p text:style-name="P40">42 200</text:p>
            </table:table-cell>
          </table:table-row>
          <table:table-row table:style-name="Tableau31.2">
            <table:table-cell table:style-name="Tableau31.A2" office:value-type="string">
              <text:p text:style-name="P64">5</text:p>
            </table:table-cell>
            <table:table-cell table:style-name="Tableau31.B2" office:value-type="string">
              <text:p text:style-name="P40">33 000</text:p>
            </table:table-cell>
            <table:table-cell table:style-name="Tableau31.C2" office:value-type="string">
              <text:p text:style-name="P40">4 183</text:p>
            </table:table-cell>
            <table:table-cell table:style-name="Tableau31.C2" office:value-type="string">
              <text:p text:style-name="P40">8 367</text:p>
            </table:table-cell>
            <table:table-cell table:style-name="Tableau31.C2" office:value-type="string">
              <text:p text:style-name="P40">16 733</text:p>
            </table:table-cell>
            <table:table-cell table:style-name="Tableau31.C2" office:value-type="string">
              <text:p text:style-name="P40">25 100</text:p>
            </table:table-cell>
            <table:table-cell table:style-name="Tableau31.G2" office:value-type="string">
              <text:p text:style-name="P40">59 600</text:p>
            </table:table-cell>
          </table:table-row>
          <table:table-row table:style-name="Tableau31.2">
            <table:table-cell table:style-name="Tableau31.A3" office:value-type="string">
              <text:p text:style-name="P64">6</text:p>
            </table:table-cell>
            <table:table-cell table:style-name="Tableau31.B3" office:value-type="string">
              <text:p text:style-name="P40">58 100</text:p>
            </table:table-cell>
            <table:table-cell table:style-name="Tableau31.C3" office:value-type="string">
              <text:p text:style-name="P40">5 750</text:p>
            </table:table-cell>
            <table:table-cell table:style-name="Tableau31.C3" office:value-type="string">
              <text:p text:style-name="P40">11 500</text:p>
            </table:table-cell>
            <table:table-cell table:style-name="Tableau31.C3" office:value-type="string">
              <text:p text:style-name="P40">23 000</text:p>
            </table:table-cell>
            <table:table-cell table:style-name="Tableau31.C3" office:value-type="string">
              <text:p text:style-name="P40">34 500</text:p>
            </table:table-cell>
            <table:table-cell table:style-name="Tableau31.G3" office:value-type="string">
              <text:p text:style-name="P40">79 300</text:p>
            </table:table-cell>
          </table:table-row>
          <table:table-row table:style-name="Tableau31.2">
            <table:table-cell table:style-name="Tableau31.A2" office:value-type="string">
              <text:p text:style-name="P64">7</text:p>
            </table:table-cell>
            <table:table-cell table:style-name="Tableau31.B2" office:value-type="string">
              <text:p text:style-name="P40">92 600</text:p>
            </table:table-cell>
            <table:table-cell table:style-name="Tableau31.C2" office:value-type="string">
              <text:p text:style-name="P40">7 467</text:p>
            </table:table-cell>
            <table:table-cell table:style-name="Tableau31.C2" office:value-type="string">
              <text:p text:style-name="P40">14 933</text:p>
            </table:table-cell>
            <table:table-cell table:style-name="Tableau31.C2" office:value-type="string">
              <text:p text:style-name="P40">29 867</text:p>
            </table:table-cell>
            <table:table-cell table:style-name="Tableau31.C2" office:value-type="string">
              <text:p text:style-name="P40">44 800</text:p>
            </table:table-cell>
            <table:table-cell table:style-name="Tableau31.G2" office:value-type="string">
              <text:p text:style-name="P40">101 100</text:p>
            </table:table-cell>
          </table:table-row>
          <table:table-row table:style-name="Tableau31.2">
            <table:table-cell table:style-name="Tableau31.A3" office:value-type="string">
              <text:p text:style-name="P64">8</text:p>
            </table:table-cell>
            <table:table-cell table:style-name="Tableau31.B3" office:value-type="string">
              <text:p text:style-name="P40">137 400</text:p>
            </table:table-cell>
            <table:table-cell table:style-name="Tableau31.C3" office:value-type="string">
              <text:p text:style-name="P40">9 383</text:p>
            </table:table-cell>
            <table:table-cell table:style-name="Tableau31.C3" office:value-type="string">
              <text:p text:style-name="P40">18 767</text:p>
            </table:table-cell>
            <table:table-cell table:style-name="Tableau31.C3" office:value-type="string">
              <text:p text:style-name="P40">37 533</text:p>
            </table:table-cell>
            <table:table-cell table:style-name="Tableau31.C3" office:value-type="string">
              <text:p text:style-name="P40">56 300</text:p>
            </table:table-cell>
            <table:table-cell table:style-name="Tableau31.G3" office:value-type="string">
              <text:p text:style-name="P40">125 050</text:p>
            </table:table-cell>
          </table:table-row>
          <table:table-row table:style-name="Tableau31.2">
            <table:table-cell table:style-name="Tableau31.A2" office:value-type="string">
              <text:p text:style-name="P64">9</text:p>
            </table:table-cell>
            <table:table-cell table:style-name="Tableau31.B2" office:value-type="string">
              <text:p text:style-name="P40">193 700</text:p>
            </table:table-cell>
            <table:table-cell table:style-name="Tableau31.C2" office:value-type="string">
              <text:p text:style-name="P40">11 458</text:p>
            </table:table-cell>
            <table:table-cell table:style-name="Tableau31.C2" office:value-type="string">
              <text:p text:style-name="P40">22 917</text:p>
            </table:table-cell>
            <table:table-cell table:style-name="Tableau31.C2" office:value-type="string">
              <text:p text:style-name="P40">45 833</text:p>
            </table:table-cell>
            <table:table-cell table:style-name="Tableau31.C2" office:value-type="string">
              <text:p text:style-name="P40">68 750</text:p>
            </table:table-cell>
            <table:table-cell table:style-name="Tableau31.G2" office:value-type="string">
              <text:p text:style-name="P40">151 000</text:p>
            </table:table-cell>
          </table:table-row>
          <table:table-row table:style-name="Tableau31.2">
            <table:table-cell table:style-name="Tableau31.A3" office:value-type="string">
              <text:p text:style-name="P64">10</text:p>
            </table:table-cell>
            <table:table-cell table:style-name="Tableau31.B3" office:value-type="string">
              <text:p text:style-name="P40">262 450</text:p>
            </table:table-cell>
            <table:table-cell table:style-name="Tableau31.C3" office:value-type="string">
              <text:p text:style-name="P40">13 708</text:p>
            </table:table-cell>
            <table:table-cell table:style-name="Tableau31.C3" office:value-type="string">
              <text:p text:style-name="P40">27 417</text:p>
            </table:table-cell>
            <table:table-cell table:style-name="Tableau31.C3" office:value-type="string">
              <text:p text:style-name="P40">54 833</text:p>
            </table:table-cell>
            <table:table-cell table:style-name="Tableau31.C3" office:value-type="string">
              <text:p text:style-name="P40">82 250</text:p>
            </table:table-cell>
            <table:table-cell table:style-name="Tableau31.G3" office:value-type="string">
              <text:p text:style-name="P40">178 992</text:p>
            </table:table-cell>
          </table:table-row>
          <table:table-row table:style-name="Tableau31.2">
            <table:table-cell table:style-name="Tableau31.A2" office:value-type="string">
              <text:p text:style-name="P64">11</text:p>
            </table:table-cell>
            <table:table-cell table:style-name="Tableau31.B2" office:value-type="string">
              <text:p text:style-name="P40">344 700</text:p>
            </table:table-cell>
            <table:table-cell table:style-name="Tableau31.C2" office:value-type="string">
              <text:p text:style-name="P40">16 124</text:p>
            </table:table-cell>
            <table:table-cell table:style-name="Tableau31.C2" office:value-type="string">
              <text:p text:style-name="P40">32 247</text:p>
            </table:table-cell>
            <table:table-cell table:style-name="Tableau31.C2" office:value-type="string">
              <text:p text:style-name="P40">64 495</text:p>
            </table:table-cell>
            <table:table-cell table:style-name="Tableau31.C2" office:value-type="string">
              <text:p text:style-name="P40">96 742</text:p>
            </table:table-cell>
            <table:table-cell table:style-name="Tableau31.G2" office:value-type="string">
              <text:p text:style-name="P40">209 000</text:p>
            </table:table-cell>
          </table:table-row>
          <table:table-row table:style-name="Tableau31.2">
            <table:table-cell table:style-name="Tableau31.A3" office:value-type="string">
              <text:p text:style-name="P64">12</text:p>
            </table:table-cell>
            <table:table-cell table:style-name="Tableau31.B3" office:value-type="string">
              <text:p text:style-name="P40">441 442</text:p>
            </table:table-cell>
            <table:table-cell table:style-name="Tableau31.C3" office:value-type="string">
              <text:p text:style-name="P40">18 710</text:p>
            </table:table-cell>
            <table:table-cell table:style-name="Tableau31.C3" office:value-type="string">
              <text:p text:style-name="P40">37 419</text:p>
            </table:table-cell>
            <table:table-cell table:style-name="Tableau31.C3" office:value-type="string">
              <text:p text:style-name="P40">74 839</text:p>
            </table:table-cell>
            <table:table-cell table:style-name="Tableau31.C3" office:value-type="string">
              <text:p text:style-name="P40">112 258</text:p>
            </table:table-cell>
            <table:table-cell table:style-name="Tableau31.G3" office:value-type="string">
              <text:p text:style-name="P40">241 058</text:p>
            </table:table-cell>
          </table:table-row>
          <table:table-row table:style-name="Tableau31.2">
            <table:table-cell table:style-name="Tableau31.A2" office:value-type="string">
              <text:p text:style-name="P64">13</text:p>
            </table:table-cell>
            <table:table-cell table:style-name="Tableau31.B2" office:value-type="string">
              <text:p text:style-name="P40">553 700</text:p>
            </table:table-cell>
            <table:table-cell table:style-name="Tableau31.C2" office:value-type="string">
              <text:p text:style-name="P40">21 467</text:p>
            </table:table-cell>
            <table:table-cell table:style-name="Tableau31.C2" office:value-type="string">
              <text:p text:style-name="P40">42 933</text:p>
            </table:table-cell>
            <table:table-cell table:style-name="Tableau31.C2" office:value-type="string">
              <text:p text:style-name="P40">85 867</text:p>
            </table:table-cell>
            <table:table-cell table:style-name="Tableau31.C2" office:value-type="string">
              <text:p text:style-name="P40">128 800</text:p>
            </table:table-cell>
            <table:table-cell table:style-name="Tableau31.G2" office:value-type="string">
              <text:p text:style-name="P40">275 000</text:p>
            </table:table-cell>
          </table:table-row>
          <table:table-row table:style-name="Tableau31.2">
            <table:table-cell table:style-name="Tableau31.A3" office:value-type="string">
              <text:p text:style-name="P64">14</text:p>
            </table:table-cell>
            <table:table-cell table:style-name="Tableau31.B3" office:value-type="string">
              <text:p text:style-name="P40">682 500</text:p>
            </table:table-cell>
            <table:table-cell table:style-name="Tableau31.C3" office:value-type="string">
              <text:p text:style-name="P40">24 367</text:p>
            </table:table-cell>
            <table:table-cell table:style-name="Tableau31.C3" office:value-type="string">
              <text:p text:style-name="P40">48 733</text:p>
            </table:table-cell>
            <table:table-cell table:style-name="Tableau31.C3" office:value-type="string">
              <text:p text:style-name="P40">97 467</text:p>
            </table:table-cell>
            <table:table-cell table:style-name="Tableau31.C3" office:value-type="string">
              <text:p text:style-name="P40">146 200</text:p>
            </table:table-cell>
            <table:table-cell table:style-name="Tableau31.G3" office:value-type="string">
              <text:p text:style-name="P40">310 980</text:p>
            </table:table-cell>
          </table:table-row>
          <table:table-row table:style-name="Tableau31.2">
            <table:table-cell table:style-name="Tableau31.A2" office:value-type="string">
              <text:p text:style-name="P64">15</text:p>
            </table:table-cell>
            <table:table-cell table:style-name="Tableau31.B2" office:value-type="string">
              <text:p text:style-name="P40">828 700</text:p>
            </table:table-cell>
            <table:table-cell table:style-name="Tableau31.C2" office:value-type="string">
              <text:p text:style-name="P40">27 463</text:p>
            </table:table-cell>
            <table:table-cell table:style-name="Tableau31.C2" office:value-type="string">
              <text:p text:style-name="P40">54 927</text:p>
            </table:table-cell>
            <table:table-cell table:style-name="Tableau31.C2" office:value-type="string">
              <text:p text:style-name="P40">109 853</text:p>
            </table:table-cell>
            <table:table-cell table:style-name="Tableau31.C2" office:value-type="string">
              <text:p text:style-name="P40">164 780</text:p>
            </table:table-cell>
            <table:table-cell table:style-name="Tableau31.G2" office:value-type="string">
              <text:p text:style-name="P40">349 000</text:p>
            </table:table-cell>
          </table:table-row>
          <table:table-row table:style-name="Tableau31.2">
            <table:table-cell table:style-name="Tableau31.A3" office:value-type="string">
              <text:p text:style-name="P64">16</text:p>
            </table:table-cell>
            <table:table-cell table:style-name="Tableau31.B3" office:value-type="string">
              <text:p text:style-name="P40">993 480</text:p>
            </table:table-cell>
            <table:table-cell table:style-name="Tableau31.C3" office:value-type="string">
              <text:p text:style-name="P40">30 703</text:p>
            </table:table-cell>
            <table:table-cell table:style-name="Tableau31.C3" office:value-type="string">
              <text:p text:style-name="P40">61 407</text:p>
            </table:table-cell>
            <table:table-cell table:style-name="Tableau31.C3" office:value-type="string">
              <text:p text:style-name="P40">122 813</text:p>
            </table:table-cell>
            <table:table-cell table:style-name="Tableau31.C3" office:value-type="string">
              <text:p text:style-name="P40">184 220</text:p>
            </table:table-cell>
            <table:table-cell table:style-name="Tableau31.G3" office:value-type="string">
              <text:p text:style-name="P40">388 920</text:p>
            </table:table-cell>
          </table:table-row>
          <table:table-row table:style-name="Tableau31.2">
            <table:table-cell table:style-name="Tableau31.A2" office:value-type="string">
              <text:p text:style-name="P64">17</text:p>
            </table:table-cell>
            <table:table-cell table:style-name="Tableau31.B2" office:value-type="string">
              <text:p text:style-name="P40">1 177 700</text:p>
            </table:table-cell>
            <table:table-cell table:style-name="Tableau31.C2" office:value-type="string">
              <text:p text:style-name="P40">34 117</text:p>
            </table:table-cell>
            <table:table-cell table:style-name="Tableau31.C2" office:value-type="string">
              <text:p text:style-name="P40">68 233</text:p>
            </table:table-cell>
            <table:table-cell table:style-name="Tableau31.C2" office:value-type="string">
              <text:p text:style-name="P40">136 467</text:p>
            </table:table-cell>
            <table:table-cell table:style-name="Tableau31.C2" office:value-type="string">
              <text:p text:style-name="P40">204 700</text:p>
            </table:table-cell>
            <table:table-cell table:style-name="Tableau31.G2" office:value-type="string">
              <text:p text:style-name="P40">430 600</text:p>
            </table:table-cell>
          </table:table-row>
          <table:table-row table:style-name="Tableau31.2">
            <table:table-cell table:style-name="Tableau31.A3" office:value-type="string">
              <text:p text:style-name="P64">18</text:p>
            </table:table-cell>
            <table:table-cell table:style-name="Tableau31.B3" office:value-type="string">
              <text:p text:style-name="P40">1 382 400</text:p>
            </table:table-cell>
            <table:table-cell table:style-name="Tableau31.C3" office:value-type="string">
              <text:p text:style-name="P40">37 650</text:p>
            </table:table-cell>
            <table:table-cell table:style-name="Tableau31.C3" office:value-type="string">
              <text:p text:style-name="P40">75 300</text:p>
            </table:table-cell>
            <table:table-cell table:style-name="Tableau31.C3" office:value-type="string">
              <text:p text:style-name="P40">150 600</text:p>
            </table:table-cell>
            <table:table-cell table:style-name="Tableau31.C3" office:value-type="string">
              <text:p text:style-name="P40">225 900</text:p>
            </table:table-cell>
            <table:table-cell table:style-name="Tableau31.G3" office:value-type="string">
              <text:p text:style-name="P40">474 600</text:p>
            </table:table-cell>
          </table:table-row>
          <table:table-row table:style-name="Tableau31.2">
            <table:table-cell table:style-name="Tableau31.A2" office:value-type="string">
              <text:p text:style-name="P64">19</text:p>
            </table:table-cell>
            <table:table-cell table:style-name="Tableau31.B2" office:value-type="string">
              <text:p text:style-name="P40">1 608 300</text:p>
            </table:table-cell>
            <table:table-cell table:style-name="Tableau31.C2" office:value-type="string">
              <text:p text:style-name="P40">41 450</text:p>
            </table:table-cell>
            <table:table-cell table:style-name="Tableau31.C2" office:value-type="string">
              <text:p text:style-name="P40">82 900</text:p>
            </table:table-cell>
            <table:table-cell table:style-name="Tableau31.C2" office:value-type="string">
              <text:p text:style-name="P40">165 800</text:p>
            </table:table-cell>
            <table:table-cell table:style-name="Tableau31.C2" office:value-type="string">
              <text:p text:style-name="P40">248 700</text:p>
            </table:table-cell>
            <table:table-cell table:style-name="Tableau31.G2" office:value-type="string">
              <text:p text:style-name="P40">520 500</text:p>
            </table:table-cell>
          </table:table-row>
          <table:table-row table:style-name="Tableau31.2">
            <table:table-cell table:style-name="Tableau31.A3" office:value-type="string">
              <text:p text:style-name="P64">20</text:p>
            </table:table-cell>
            <table:table-cell table:style-name="Tableau31.B3" office:value-type="string">
              <text:p text:style-name="P40">1 857 000</text:p>
            </table:table-cell>
            <table:table-cell table:style-name="Tableau31.C3" office:value-type="string">
              <text:p text:style-name="P40">45 300</text:p>
            </table:table-cell>
            <table:table-cell table:style-name="Tableau31.C3" office:value-type="string">
              <text:p text:style-name="P40">90 600</text:p>
            </table:table-cell>
            <table:table-cell table:style-name="Tableau31.C3" office:value-type="string">
              <text:p text:style-name="P40">181 200</text:p>
            </table:table-cell>
            <table:table-cell table:style-name="Tableau31.C3" office:value-type="string">
              <text:p text:style-name="P40">271 800</text:p>
            </table:table-cell>
            <table:table-cell table:style-name="Tableau31.G3" office:value-type="string">
              <text:p text:style-name="P40">568 300</text:p>
            </table:table-cell>
          </table:table-row>
          <table:table-row table:style-name="Tableau31.2">
            <table:table-cell table:style-name="Tableau31.A2" office:value-type="string">
              <text:p text:style-name="P64">21</text:p>
            </table:table-cell>
            <table:table-cell table:style-name="Tableau31.B2" office:value-type="string">
              <text:p text:style-name="P40">2 128 800</text:p>
            </table:table-cell>
            <table:table-cell table:style-name="Tableau31.C2" office:value-type="string">
              <text:p text:style-name="P40">49 417</text:p>
            </table:table-cell>
            <table:table-cell table:style-name="Tableau31.C2" office:value-type="string">
              <text:p text:style-name="P40">98 833</text:p>
            </table:table-cell>
            <table:table-cell table:style-name="Tableau31.C2" office:value-type="string">
              <text:p text:style-name="P40">197 667</text:p>
            </table:table-cell>
            <table:table-cell table:style-name="Tableau31.C2" office:value-type="string">
              <text:p text:style-name="P40">296 500</text:p>
            </table:table-cell>
            <table:table-cell table:style-name="Tableau31.G2" office:value-type="string">
              <text:p text:style-name="P40">618 100</text:p>
            </table:table-cell>
          </table:table-row>
          <table:table-row table:style-name="Tableau31.2">
            <table:table-cell table:style-name="Tableau31.A3" office:value-type="string">
              <text:p text:style-name="P64">22</text:p>
            </table:table-cell>
            <table:table-cell table:style-name="Tableau31.B3" office:value-type="string">
              <text:p text:style-name="P40">2 425 300</text:p>
            </table:table-cell>
            <table:table-cell table:style-name="Tableau31.C3" office:value-type="string">
              <text:p text:style-name="P40">53 600</text:p>
            </table:table-cell>
            <table:table-cell table:style-name="Tableau31.C3" office:value-type="string">
              <text:p text:style-name="P40">107 200</text:p>
            </table:table-cell>
            <table:table-cell table:style-name="Tableau31.C3" office:value-type="string">
              <text:p text:style-name="P40">214 400</text:p>
            </table:table-cell>
            <table:table-cell table:style-name="Tableau31.C3" office:value-type="string">
              <text:p text:style-name="P40">321 600</text:p>
            </table:table-cell>
            <table:table-cell table:style-name="Tableau31.G3" office:value-type="string">
              <text:p text:style-name="P40">669 700</text:p>
            </table:table-cell>
          </table:table-row>
          <table:table-row table:style-name="Tableau31.2">
            <table:table-cell table:style-name="Tableau31.A2" office:value-type="string">
              <text:p text:style-name="P64">23</text:p>
            </table:table-cell>
            <table:table-cell table:style-name="Tableau31.B2" office:value-type="string">
              <text:p text:style-name="P40">2 746 900</text:p>
            </table:table-cell>
            <table:table-cell table:style-name="Tableau31.C2" office:value-type="string">
              <text:p text:style-name="P40">58 017</text:p>
            </table:table-cell>
            <table:table-cell table:style-name="Tableau31.C2" office:value-type="string">
              <text:p text:style-name="P40">116 033</text:p>
            </table:table-cell>
            <table:table-cell table:style-name="Tableau31.C2" office:value-type="string">
              <text:p text:style-name="P40">232 067</text:p>
            </table:table-cell>
            <table:table-cell table:style-name="Tableau31.C2" office:value-type="string">
              <text:p text:style-name="P40">348 100</text:p>
            </table:table-cell>
            <table:table-cell table:style-name="Tableau31.G2" office:value-type="string">
              <text:p text:style-name="P40">724 100</text:p>
            </table:table-cell>
          </table:table-row>
          <table:table-row table:style-name="Tableau31.2">
            <table:table-cell table:style-name="Tableau31.A3" office:value-type="string">
              <text:p text:style-name="P64">24</text:p>
            </table:table-cell>
            <table:table-cell table:style-name="Tableau31.B3" office:value-type="string">
              <text:p text:style-name="P40">3 095 000</text:p>
            </table:table-cell>
            <table:table-cell table:style-name="Tableau31.C3" office:value-type="string">
              <text:p text:style-name="P40">62 667</text:p>
            </table:table-cell>
            <table:table-cell table:style-name="Tableau31.C3" office:value-type="string">
              <text:p text:style-name="P40">125 333</text:p>
            </table:table-cell>
            <table:table-cell table:style-name="Tableau31.C3" office:value-type="string">
              <text:p text:style-name="P40">250 667</text:p>
            </table:table-cell>
            <table:table-cell table:style-name="Tableau31.C3" office:value-type="string">
              <text:p text:style-name="P40">376 000</text:p>
            </table:table-cell>
            <table:table-cell table:style-name="Tableau31.G3" office:value-type="string">
              <text:p text:style-name="P40">780 000</text:p>
            </table:table-cell>
          </table:table-row>
          <table:table-row table:style-name="Tableau31.2">
            <table:table-cell table:style-name="Tableau31.A2" office:value-type="string">
              <text:p text:style-name="P64">25</text:p>
            </table:table-cell>
            <table:table-cell table:style-name="Tableau31.B2" office:value-type="string">
              <text:p text:style-name="P40">3 471 000</text:p>
            </table:table-cell>
            <table:table-cell table:style-name="Tableau31.C2" office:value-type="string">
              <text:p text:style-name="P40">67 333</text:p>
            </table:table-cell>
            <table:table-cell table:style-name="Tableau31.C2" office:value-type="string">
              <text:p text:style-name="P40">134 667</text:p>
            </table:table-cell>
            <table:table-cell table:style-name="Tableau31.C2" office:value-type="string">
              <text:p text:style-name="P40">269 333</text:p>
            </table:table-cell>
            <table:table-cell table:style-name="Tableau31.C2" office:value-type="string">
              <text:p text:style-name="P40">404 000</text:p>
            </table:table-cell>
            <table:table-cell table:style-name="Tableau31.G2" office:value-type="string">
              <text:p text:style-name="P40">837 700</text:p>
            </table:table-cell>
          </table:table-row>
          <table:table-row table:style-name="Tableau31.2">
            <table:table-cell table:style-name="Tableau31.A3" office:value-type="string">
              <text:p text:style-name="P64">26</text:p>
            </table:table-cell>
            <table:table-cell table:style-name="Tableau31.B3" office:value-type="string">
              <text:p text:style-name="P40">3 875 000</text:p>
            </table:table-cell>
            <table:table-cell table:style-name="Tableau31.C3" office:value-type="string">
              <text:p text:style-name="P40">72 283</text:p>
            </table:table-cell>
            <table:table-cell table:style-name="Tableau31.C3" office:value-type="string">
              <text:p text:style-name="P40">144 567</text:p>
            </table:table-cell>
            <table:table-cell table:style-name="Tableau31.C3" office:value-type="string">
              <text:p text:style-name="P40">289 133</text:p>
            </table:table-cell>
            <table:table-cell table:style-name="Tableau31.C3" office:value-type="string">
              <text:p text:style-name="P40">433 700</text:p>
            </table:table-cell>
            <table:table-cell table:style-name="Tableau31.G3" office:value-type="string">
              <text:p text:style-name="P40">897 900</text:p>
            </table:table-cell>
          </table:table-row>
          <table:table-row table:style-name="Tableau31.2">
            <table:table-cell table:style-name="Tableau31.A2" office:value-type="string">
              <text:p text:style-name="P64">27</text:p>
            </table:table-cell>
            <table:table-cell table:style-name="Tableau31.B2" office:value-type="string">
              <text:p text:style-name="P40">4 308 700</text:p>
            </table:table-cell>
            <table:table-cell table:style-name="Tableau31.C2" office:value-type="string">
              <text:p text:style-name="P40">77 367</text:p>
            </table:table-cell>
            <table:table-cell table:style-name="Tableau31.C2" office:value-type="string">
              <text:p text:style-name="P40">154 733</text:p>
            </table:table-cell>
            <table:table-cell table:style-name="Tableau31.C2" office:value-type="string">
              <text:p text:style-name="P40">309 467</text:p>
            </table:table-cell>
            <table:table-cell table:style-name="Tableau31.C2" office:value-type="string">
              <text:p text:style-name="P40">464 200</text:p>
            </table:table-cell>
            <table:table-cell table:style-name="Tableau31.G2" office:value-type="string">
              <text:p text:style-name="P40">960 000</text:p>
            </table:table-cell>
          </table:table-row>
          <table:table-row table:style-name="Tableau31.2">
            <table:table-cell table:style-name="Tableau31.A3" office:value-type="string">
              <text:p text:style-name="P64">28</text:p>
            </table:table-cell>
            <table:table-cell table:style-name="Tableau31.B3" office:value-type="string">
              <text:p text:style-name="P40">4 772 900</text:p>
            </table:table-cell>
            <table:table-cell table:style-name="Tableau31.C3" office:value-type="string">
              <text:p text:style-name="P40">82 633</text:p>
            </table:table-cell>
            <table:table-cell table:style-name="Tableau31.C3" office:value-type="string">
              <text:p text:style-name="P40">165 267</text:p>
            </table:table-cell>
            <table:table-cell table:style-name="Tableau31.C3" office:value-type="string">
              <text:p text:style-name="P40">330 533</text:p>
            </table:table-cell>
            <table:table-cell table:style-name="Tableau31.C3" office:value-type="string">
              <text:p text:style-name="P40">495 800</text:p>
            </table:table-cell>
            <table:table-cell table:style-name="Tableau31.G3" office:value-type="string">
              <text:p text:style-name="P40">1 024 200</text:p>
            </table:table-cell>
          </table:table-row>
          <table:table-row table:style-name="Tableau31.2">
            <table:table-cell table:style-name="Tableau31.A2" office:value-type="string">
              <text:p text:style-name="P64">29</text:p>
            </table:table-cell>
            <table:table-cell table:style-name="Tableau31.B2" office:value-type="string">
              <text:p text:style-name="P40">5 268 700</text:p>
            </table:table-cell>
            <table:table-cell table:style-name="Tableau31.C2" office:value-type="string">
              <text:p text:style-name="P40">88 067</text:p>
            </table:table-cell>
            <table:table-cell table:style-name="Tableau31.C2" office:value-type="string">
              <text:p text:style-name="P40">176 133</text:p>
            </table:table-cell>
            <table:table-cell table:style-name="Tableau31.C2" office:value-type="string">
              <text:p text:style-name="P40">352 267</text:p>
            </table:table-cell>
            <table:table-cell table:style-name="Tableau31.C2" office:value-type="string">
              <text:p text:style-name="P40">528 400</text:p>
            </table:table-cell>
            <table:table-cell table:style-name="Tableau31.G2" office:value-type="string">
              <text:p text:style-name="P40">1 090 300</text:p>
            </table:table-cell>
          </table:table-row>
          <table:table-row table:style-name="Tableau31.2">
            <table:table-cell table:style-name="Tableau31.A3" office:value-type="string">
              <text:p text:style-name="P64">30</text:p>
            </table:table-cell>
            <table:table-cell table:style-name="Tableau31.B3" office:value-type="string">
              <text:p text:style-name="P40">5 797 100</text:p>
            </table:table-cell>
            <table:table-cell table:style-name="Tableau31.C3" office:value-type="string">
              <text:p text:style-name="P40">93 650</text:p>
            </table:table-cell>
            <table:table-cell table:style-name="Tableau31.C3" office:value-type="string">
              <text:p text:style-name="P40">187 300</text:p>
            </table:table-cell>
            <table:table-cell table:style-name="Tableau31.C3" office:value-type="string">
              <text:p text:style-name="P40">374 600</text:p>
            </table:table-cell>
            <table:table-cell table:style-name="Tableau31.C3" office:value-type="string">
              <text:p text:style-name="P40">561 900</text:p>
            </table:table-cell>
            <table:table-cell table:style-name="Tableau31.G3" office:value-type="string">
              <text:p text:style-name="P40">1 158 900</text:p>
            </table:table-cell>
          </table:table-row>
          <table:table-row table:style-name="Tableau31.2">
            <table:table-cell table:style-name="Tableau31.A2" office:value-type="string">
              <text:p text:style-name="P64">31</text:p>
            </table:table-cell>
            <table:table-cell table:style-name="Tableau31.B2" office:value-type="string">
              <text:p text:style-name="P40">6 359 000</text:p>
            </table:table-cell>
            <table:table-cell table:style-name="Tableau31.C2" office:value-type="string">
              <text:p text:style-name="P40">99 500</text:p>
            </table:table-cell>
            <table:table-cell table:style-name="Tableau31.C2" office:value-type="string">
              <text:p text:style-name="P40">199 000</text:p>
            </table:table-cell>
            <table:table-cell table:style-name="Tableau31.C2" office:value-type="string">
              <text:p text:style-name="P40">398 000</text:p>
            </table:table-cell>
            <table:table-cell table:style-name="Tableau31.C2" office:value-type="string">
              <text:p text:style-name="P40">597 000</text:p>
            </table:table-cell>
            <table:table-cell table:style-name="Tableau31.G2" office:value-type="string">
              <text:p text:style-name="P40">1 230 000</text:p>
            </table:table-cell>
          </table:table-row>
          <table:table-row table:style-name="Tableau31.2">
            <table:table-cell table:style-name="Tableau31.A3" office:value-type="string">
              <text:p text:style-name="P64">32</text:p>
            </table:table-cell>
            <table:table-cell table:style-name="Tableau31.B3" office:value-type="string">
              <text:p text:style-name="P40">6 956 000</text:p>
            </table:table-cell>
            <table:table-cell table:style-name="Tableau31.C3" office:value-type="string">
              <text:p text:style-name="P40">105 500</text:p>
            </table:table-cell>
            <table:table-cell table:style-name="Tableau31.C3" office:value-type="string">
              <text:p text:style-name="P40">211 000</text:p>
            </table:table-cell>
            <table:table-cell table:style-name="Tableau31.C3" office:value-type="string">
              <text:p text:style-name="P40">422 000</text:p>
            </table:table-cell>
            <table:table-cell table:style-name="Tableau31.C3" office:value-type="string">
              <text:p text:style-name="P40">633 000</text:p>
            </table:table-cell>
            <table:table-cell table:style-name="Tableau31.G3" office:value-type="string">
              <text:p text:style-name="P40">1 301 800</text:p>
            </table:table-cell>
          </table:table-row>
          <table:table-row table:style-name="Tableau31.2">
            <table:table-cell table:style-name="Tableau31.A2" office:value-type="string">
              <text:p text:style-name="P64">33</text:p>
            </table:table-cell>
            <table:table-cell table:style-name="Tableau31.B2" office:value-type="string">
              <text:p text:style-name="P40">7 589 000</text:p>
            </table:table-cell>
            <table:table-cell table:style-name="Tableau31.C2" office:value-type="string">
              <text:p text:style-name="P40">111 467</text:p>
            </table:table-cell>
            <table:table-cell table:style-name="Tableau31.C2" office:value-type="string">
              <text:p text:style-name="P40">222 933</text:p>
            </table:table-cell>
            <table:table-cell table:style-name="Tableau31.C2" office:value-type="string">
              <text:p text:style-name="P40">445 867</text:p>
            </table:table-cell>
            <table:table-cell table:style-name="Tableau31.C2" office:value-type="string">
              <text:p text:style-name="P40">668 800</text:p>
            </table:table-cell>
            <table:table-cell table:style-name="Tableau31.G2" office:value-type="string">
              <text:p text:style-name="P40">1 376 000</text:p>
            </table:table-cell>
          </table:table-row>
          <table:table-row table:style-name="Tableau31.2">
            <table:table-cell table:style-name="Tableau31.A3" office:value-type="string">
              <text:p text:style-name="P64">34</text:p>
            </table:table-cell>
            <table:table-cell table:style-name="Tableau31.B3" office:value-type="string">
              <text:p text:style-name="P40">8 257 800</text:p>
            </table:table-cell>
            <table:table-cell table:style-name="Tableau31.C3" office:value-type="string">
              <text:p text:style-name="P40">117 867</text:p>
            </table:table-cell>
            <table:table-cell table:style-name="Tableau31.C3" office:value-type="string">
              <text:p text:style-name="P40">235 733</text:p>
            </table:table-cell>
            <table:table-cell table:style-name="Tableau31.C3" office:value-type="string">
              <text:p text:style-name="P40">471 467</text:p>
            </table:table-cell>
            <table:table-cell table:style-name="Tableau31.C3" office:value-type="string">
              <text:p text:style-name="P40">707 200</text:p>
            </table:table-cell>
            <table:table-cell table:style-name="Tableau31.G3" office:value-type="string">
              <text:p text:style-name="P40">1 453 800</text:p>
            </table:table-cell>
          </table:table-row>
          <table:table-row table:style-name="Tableau31.2">
            <table:table-cell table:style-name="Tableau31.A2" office:value-type="string">
              <text:p text:style-name="P64">35</text:p>
            </table:table-cell>
            <table:table-cell table:style-name="Tableau31.B2" office:value-type="string">
              <text:p text:style-name="P40">8 965 000</text:p>
            </table:table-cell>
            <table:table-cell table:style-name="Tableau31.C2" office:value-type="string">
              <text:p text:style-name="P40">124 433</text:p>
            </table:table-cell>
            <table:table-cell table:style-name="Tableau31.C2" office:value-type="string">
              <text:p text:style-name="P40">248 867</text:p>
            </table:table-cell>
            <table:table-cell table:style-name="Tableau31.C2" office:value-type="string">
              <text:p text:style-name="P40">497 733</text:p>
            </table:table-cell>
            <table:table-cell table:style-name="Tableau31.C2" office:value-type="string">
              <text:p text:style-name="P40">746 600</text:p>
            </table:table-cell>
            <table:table-cell table:style-name="Tableau31.G2" office:value-type="string">
              <text:p text:style-name="P40">1 533 000</text:p>
            </table:table-cell>
          </table:table-row>
          <table:table-row table:style-name="Tableau31.2">
            <table:table-cell table:style-name="Tableau31.A3" office:value-type="string">
              <text:p text:style-name="P64">36</text:p>
            </table:table-cell>
            <table:table-cell table:style-name="Tableau31.B3" office:value-type="string">
              <text:p text:style-name="P40">9 711 600</text:p>
            </table:table-cell>
            <table:table-cell table:style-name="Tableau31.C3" office:value-type="string">
              <text:p text:style-name="P40">131 067</text:p>
            </table:table-cell>
            <table:table-cell table:style-name="Tableau31.C3" office:value-type="string">
              <text:p text:style-name="P40">262 133</text:p>
            </table:table-cell>
            <table:table-cell table:style-name="Tableau31.C3" office:value-type="string">
              <text:p text:style-name="P40">524 267</text:p>
            </table:table-cell>
            <table:table-cell table:style-name="Tableau31.C3" office:value-type="string">
              <text:p text:style-name="P40">786 400</text:p>
            </table:table-cell>
            <table:table-cell table:style-name="Tableau31.G3" office:value-type="string">
              <text:p text:style-name="P40">1 613 700</text:p>
            </table:table-cell>
          </table:table-row>
          <table:table-row table:style-name="Tableau31.2">
            <table:table-cell table:style-name="Tableau31.A2" office:value-type="string">
              <text:p text:style-name="P64">37</text:p>
            </table:table-cell>
            <table:table-cell table:style-name="Tableau31.B2" office:value-type="string">
              <text:p text:style-name="P40">10 498 000</text:p>
            </table:table-cell>
            <table:table-cell table:style-name="Tableau31.C2" office:value-type="string">
              <text:p text:style-name="P40">137 883</text:p>
            </table:table-cell>
            <table:table-cell table:style-name="Tableau31.C2" office:value-type="string">
              <text:p text:style-name="P40">275 767</text:p>
            </table:table-cell>
            <table:table-cell table:style-name="Tableau31.C2" office:value-type="string">
              <text:p text:style-name="P40">551 533</text:p>
            </table:table-cell>
            <table:table-cell table:style-name="Tableau31.C2" office:value-type="string">
              <text:p text:style-name="P40">827 300</text:p>
            </table:table-cell>
            <table:table-cell table:style-name="Tableau31.G2" office:value-type="string">
              <text:p text:style-name="P40">1 697 200</text:p>
            </table:table-cell>
          </table:table-row>
          <table:table-row table:style-name="Tableau31.2">
            <table:table-cell table:style-name="Tableau31.A3" office:value-type="string">
              <text:p text:style-name="P64">38</text:p>
            </table:table-cell>
            <table:table-cell table:style-name="Tableau31.B3" office:value-type="string">
              <text:p text:style-name="P40">11 325 300</text:p>
            </table:table-cell>
            <table:table-cell table:style-name="Tableau31.C3" office:value-type="string">
              <text:p text:style-name="P40">144 983</text:p>
            </table:table-cell>
            <table:table-cell table:style-name="Tableau31.C3" office:value-type="string">
              <text:p text:style-name="P40">289 967</text:p>
            </table:table-cell>
            <table:table-cell table:style-name="Tableau31.C3" office:value-type="string">
              <text:p text:style-name="P40">579 933</text:p>
            </table:table-cell>
            <table:table-cell table:style-name="Tableau31.C3" office:value-type="string">
              <text:p text:style-name="P40">869 900</text:p>
            </table:table-cell>
            <table:table-cell table:style-name="Tableau31.G3" office:value-type="string">
              <text:p text:style-name="P40">1 782 700</text:p>
            </table:table-cell>
          </table:table-row>
          <table:table-row table:style-name="Tableau31.2">
            <table:table-cell table:style-name="Tableau31.A2" office:value-type="string">
              <text:p text:style-name="P64">39</text:p>
            </table:table-cell>
            <table:table-cell table:style-name="Tableau31.B2" office:value-type="string">
              <text:p text:style-name="P40">12 195 200</text:p>
            </table:table-cell>
            <table:table-cell table:style-name="Tableau31.C2" office:value-type="string">
              <text:p text:style-name="P40">152 133</text:p>
            </table:table-cell>
            <table:table-cell table:style-name="Tableau31.C2" office:value-type="string">
              <text:p text:style-name="P40">304 267</text:p>
            </table:table-cell>
            <table:table-cell table:style-name="Tableau31.C2" office:value-type="string">
              <text:p text:style-name="P40">608 533</text:p>
            </table:table-cell>
            <table:table-cell table:style-name="Tableau31.C2" office:value-type="string">
              <text:p text:style-name="P40">912 800</text:p>
            </table:table-cell>
            <table:table-cell table:style-name="Tableau31.G2" office:value-type="string">
              <text:p text:style-name="P40">1 870 800</text:p>
            </table:table-cell>
          </table:table-row>
          <table:table-row table:style-name="Tableau31.2">
            <table:table-cell table:style-name="Tableau31.A3" office:value-type="string">
              <text:p text:style-name="P64">40</text:p>
            </table:table-cell>
            <table:table-cell table:style-name="Tableau31.B3" office:value-type="string">
              <text:p text:style-name="P40">13 108 000</text:p>
            </table:table-cell>
            <table:table-cell table:style-name="Tableau31.C3" office:value-type="string">
              <text:p text:style-name="P40">159 667</text:p>
            </table:table-cell>
            <table:table-cell table:style-name="Tableau31.C3" office:value-type="string">
              <text:p text:style-name="P40">319 333</text:p>
            </table:table-cell>
            <table:table-cell table:style-name="Tableau31.C3" office:value-type="string">
              <text:p text:style-name="P40">638 667</text:p>
            </table:table-cell>
            <table:table-cell table:style-name="Tableau31.C3" office:value-type="string">
              <text:p text:style-name="P40">958 000</text:p>
            </table:table-cell>
            <table:table-cell table:style-name="Tableau31.G3" office:value-type="string">
              <text:p text:style-name="P40">1 961 000</text:p>
            </table:table-cell>
          </table:table-row>
          <table:table-row table:style-name="Tableau31.2">
            <table:table-cell table:style-name="Tableau31.A2" office:value-type="string">
              <text:p text:style-name="P64">41</text:p>
            </table:table-cell>
            <table:table-cell table:style-name="Tableau31.B2" office:value-type="string">
              <text:p text:style-name="P40">14 066 000</text:p>
            </table:table-cell>
            <table:table-cell table:style-name="Tableau31.C2" office:value-type="string">
              <text:p text:style-name="P40">167 167</text:p>
            </table:table-cell>
            <table:table-cell table:style-name="Tableau31.C2" office:value-type="string">
              <text:p text:style-name="P40">334 333</text:p>
            </table:table-cell>
            <table:table-cell table:style-name="Tableau31.C2" office:value-type="string">
              <text:p text:style-name="P40">668 667</text:p>
            </table:table-cell>
            <table:table-cell table:style-name="Tableau31.C2" office:value-type="string">
              <text:p text:style-name="P40">1 003 000</text:p>
            </table:table-cell>
            <table:table-cell table:style-name="Tableau31.G2" office:value-type="string">
              <text:p text:style-name="P40">2 053 300</text:p>
            </table:table-cell>
          </table:table-row>
          <table:table-row table:style-name="Tableau31.2">
            <table:table-cell table:style-name="Tableau31.A3" office:value-type="string">
              <text:p text:style-name="P64">42</text:p>
            </table:table-cell>
            <table:table-cell table:style-name="Tableau31.B3" office:value-type="string">
              <text:p text:style-name="P40">15 069 000</text:p>
            </table:table-cell>
            <table:table-cell table:style-name="Tableau31.C3" office:value-type="string">
              <text:p text:style-name="P40">175 050</text:p>
            </table:table-cell>
            <table:table-cell table:style-name="Tableau31.C3" office:value-type="string">
              <text:p text:style-name="P40">350 100</text:p>
            </table:table-cell>
            <table:table-cell table:style-name="Tableau31.C3" office:value-type="string">
              <text:p text:style-name="P40">700 200</text:p>
            </table:table-cell>
            <table:table-cell table:style-name="Tableau31.C3" office:value-type="string">
              <text:p text:style-name="P40">1 050 300</text:p>
            </table:table-cell>
            <table:table-cell table:style-name="Tableau31.G3" office:value-type="string">
              <text:p text:style-name="P40">2 148 500</text:p>
            </table:table-cell>
          </table:table-row>
          <table:table-row table:style-name="Tableau31.2">
            <table:table-cell table:style-name="Tableau31.A2" office:value-type="string">
              <text:p text:style-name="P64">43</text:p>
            </table:table-cell>
            <table:table-cell table:style-name="Tableau31.B2" office:value-type="string">
              <text:p text:style-name="P40">16 119 300</text:p>
            </table:table-cell>
            <table:table-cell table:style-name="Tableau31.C2" office:value-type="string">
              <text:p text:style-name="P40">183 033</text:p>
            </table:table-cell>
            <table:table-cell table:style-name="Tableau31.C2" office:value-type="string">
              <text:p text:style-name="P40">366 067</text:p>
            </table:table-cell>
            <table:table-cell table:style-name="Tableau31.C2" office:value-type="string">
              <text:p text:style-name="P40">732 133</text:p>
            </table:table-cell>
            <table:table-cell table:style-name="Tableau31.C2" office:value-type="string">
              <text:p text:style-name="P40">1 098 200</text:p>
            </table:table-cell>
            <table:table-cell table:style-name="Tableau31.G2" office:value-type="string">
              <text:p text:style-name="P40">2 257 700</text:p>
            </table:table-cell>
          </table:table-row>
          <table:table-row table:style-name="Tableau31.2">
            <table:table-cell table:style-name="Tableau31.A3" office:value-type="string">
              <text:p text:style-name="P64">44</text:p>
            </table:table-cell>
            <table:table-cell table:style-name="Tableau31.B3" office:value-type="string">
              <text:p text:style-name="P40">17 217 500</text:p>
            </table:table-cell>
            <table:table-cell table:style-name="Tableau31.C3" office:value-type="string">
              <text:p text:style-name="P40">193 250</text:p>
            </table:table-cell>
            <table:table-cell table:style-name="Tableau31.C3" office:value-type="string">
              <text:p text:style-name="P40">386 500</text:p>
            </table:table-cell>
            <table:table-cell table:style-name="Tableau31.C3" office:value-type="string">
              <text:p text:style-name="P40">773 000</text:p>
            </table:table-cell>
            <table:table-cell table:style-name="Tableau31.C3" office:value-type="string">
              <text:p text:style-name="P40">1 159 500</text:p>
            </table:table-cell>
            <table:table-cell table:style-name="Tableau31.G3" office:value-type="string">
              <text:p text:style-name="P40">2 384 500</text:p>
            </table:table-cell>
          </table:table-row>
          <table:table-row table:style-name="Tableau31.2">
            <table:table-cell table:style-name="Tableau31.A2" office:value-type="string">
              <text:p text:style-name="P64">45</text:p>
            </table:table-cell>
            <table:table-cell table:style-name="Tableau31.B2" office:value-type="string">
              <text:p text:style-name="P40">18 377 000</text:p>
            </table:table-cell>
            <table:table-cell table:style-name="Tableau31.C2" office:value-type="string">
              <text:p text:style-name="P40">204 167</text:p>
            </table:table-cell>
            <table:table-cell table:style-name="Tableau31.C2" office:value-type="string">
              <text:p text:style-name="P40">408 333</text:p>
            </table:table-cell>
            <table:table-cell table:style-name="Tableau31.C2" office:value-type="string">
              <text:p text:style-name="P40">816 667</text:p>
            </table:table-cell>
            <table:table-cell table:style-name="Tableau31.C2" office:value-type="string">
              <text:p text:style-name="P40">1 225 000</text:p>
            </table:table-cell>
            <table:table-cell table:style-name="Tableau31.G2" office:value-type="string">
              <text:p text:style-name="P40">2 519 000</text:p>
            </table:table-cell>
          </table:table-row>
          <table:table-row table:style-name="Tableau31.2">
            <table:table-cell table:style-name="Tableau31.A3" office:value-type="string">
              <text:p text:style-name="P64">46</text:p>
            </table:table-cell>
            <table:table-cell table:style-name="Tableau31.B3" office:value-type="string">
              <text:p text:style-name="P40">19 602 000</text:p>
            </table:table-cell>
            <table:table-cell table:style-name="Tableau31.C3" office:value-type="string">
              <text:p text:style-name="P40">215 667</text:p>
            </table:table-cell>
            <table:table-cell table:style-name="Tableau31.C3" office:value-type="string">
              <text:p text:style-name="P40">431 333</text:p>
            </table:table-cell>
            <table:table-cell table:style-name="Tableau31.C3" office:value-type="string">
              <text:p text:style-name="P40">862 667</text:p>
            </table:table-cell>
            <table:table-cell table:style-name="Tableau31.C3" office:value-type="string">
              <text:p text:style-name="P40">1 294 000</text:p>
            </table:table-cell>
            <table:table-cell table:style-name="Tableau31.G3" office:value-type="string">
              <text:p text:style-name="P40">2 660 000</text:p>
            </table:table-cell>
          </table:table-row>
          <table:table-row table:style-name="Tableau31.2">
            <table:table-cell table:style-name="Tableau31.A2" office:value-type="string">
              <text:p text:style-name="P64">47</text:p>
            </table:table-cell>
            <table:table-cell table:style-name="Tableau31.B2" office:value-type="string">
              <text:p text:style-name="P40">20 896 000</text:p>
            </table:table-cell>
            <table:table-cell table:style-name="Tableau31.C2" office:value-type="string">
              <text:p text:style-name="P40">227 667</text:p>
            </table:table-cell>
            <table:table-cell table:style-name="Tableau31.C2" office:value-type="string">
              <text:p text:style-name="P40">455 333</text:p>
            </table:table-cell>
            <table:table-cell table:style-name="Tableau31.C2" office:value-type="string">
              <text:p text:style-name="P40">910 667</text:p>
            </table:table-cell>
            <table:table-cell table:style-name="Tableau31.C2" office:value-type="string">
              <text:p text:style-name="P40">1 366 000</text:p>
            </table:table-cell>
            <table:table-cell table:style-name="Tableau31.G2" office:value-type="string">
              <text:p text:style-name="P40">2 808 000</text:p>
            </table:table-cell>
          </table:table-row>
          <table:table-row table:style-name="Tableau31.2">
            <table:table-cell table:style-name="Tableau31.A3" office:value-type="string">
              <text:p text:style-name="P64">48</text:p>
            </table:table-cell>
            <table:table-cell table:style-name="Tableau31.B3" office:value-type="string">
              <text:p text:style-name="P40">22 262 000</text:p>
            </table:table-cell>
            <table:table-cell table:style-name="Tableau31.C3" office:value-type="string">
              <text:p text:style-name="P40">240 333</text:p>
            </table:table-cell>
            <table:table-cell table:style-name="Tableau31.C3" office:value-type="string">
              <text:p text:style-name="P40">480 667</text:p>
            </table:table-cell>
            <table:table-cell table:style-name="Tableau31.C3" office:value-type="string">
              <text:p text:style-name="P40">961 333</text:p>
            </table:table-cell>
            <table:table-cell table:style-name="Tableau31.C3" office:value-type="string">
              <text:p text:style-name="P40">1 442 000</text:p>
            </table:table-cell>
            <table:table-cell table:style-name="Tableau31.G3" office:value-type="string">
              <text:p text:style-name="P40">2 965 500</text:p>
            </table:table-cell>
          </table:table-row>
          <table:table-row table:style-name="Tableau31.2">
            <table:table-cell table:style-name="Tableau31.A2" office:value-type="string">
              <text:p text:style-name="P64">49</text:p>
            </table:table-cell>
            <table:table-cell table:style-name="Tableau31.B2" office:value-type="string">
              <text:p text:style-name="P40">23 704 000</text:p>
            </table:table-cell>
            <table:table-cell table:style-name="Tableau31.C2" office:value-type="string">
              <text:p text:style-name="P40">253 917</text:p>
            </table:table-cell>
            <table:table-cell table:style-name="Tableau31.C2" office:value-type="string">
              <text:p text:style-name="P40">507 833</text:p>
            </table:table-cell>
            <table:table-cell table:style-name="Tableau31.C2" office:value-type="string">
              <text:p text:style-name="P40">1 015 667</text:p>
            </table:table-cell>
            <table:table-cell table:style-name="Tableau31.C2" office:value-type="string">
              <text:p text:style-name="P40">1 523 500</text:p>
            </table:table-cell>
            <table:table-cell table:style-name="Tableau31.G2" office:value-type="string">
              <text:p text:style-name="P40">3 131 000</text:p>
            </table:table-cell>
          </table:table-row>
          <table:table-row table:style-name="Tableau31.2">
            <table:table-cell table:style-name="Tableau31.A3" office:value-type="string">
              <text:p text:style-name="P64">50</text:p>
            </table:table-cell>
            <table:table-cell table:style-name="Tableau31.B3" office:value-type="string">
              <text:p text:style-name="P40">25 227 500</text:p>
            </table:table-cell>
            <table:table-cell table:style-name="Tableau31.C3" office:value-type="string">
              <text:p text:style-name="P40">267 917</text:p>
            </table:table-cell>
            <table:table-cell table:style-name="Tableau31.C3" office:value-type="string">
              <text:p text:style-name="P40">535 833</text:p>
            </table:table-cell>
            <table:table-cell table:style-name="Tableau31.C3" office:value-type="string">
              <text:p text:style-name="P40">1 071 667</text:p>
            </table:table-cell>
            <table:table-cell table:style-name="Tableau31.C3" office:value-type="string">
              <text:p text:style-name="P40">1 607 500</text:p>
            </table:table-cell>
            <table:table-cell table:style-name="Tableau31.G3" office:value-type="string">
              <text:p text:style-name="P40">3 303 500</text:p>
            </table:table-cell>
          </table:table-row>
          <table:table-row table:style-name="Tableau31.2">
            <table:table-cell table:style-name="Tableau31.A2" office:value-type="string">
              <text:p text:style-name="P64">51</text:p>
            </table:table-cell>
            <table:table-cell table:style-name="Tableau31.B2" office:value-type="string">
              <text:p text:style-name="P40">26 835 000</text:p>
            </table:table-cell>
            <table:table-cell table:style-name="Tableau31.C2" office:value-type="string">
              <text:p text:style-name="P40">282 667</text:p>
            </table:table-cell>
            <table:table-cell table:style-name="Tableau31.C2" office:value-type="string">
              <text:p text:style-name="P40">565 333</text:p>
            </table:table-cell>
            <table:table-cell table:style-name="Tableau31.C2" office:value-type="string">
              <text:p text:style-name="P40">1 130 667</text:p>
            </table:table-cell>
            <table:table-cell table:style-name="Tableau31.C2" office:value-type="string">
              <text:p text:style-name="P40">1 696 000</text:p>
            </table:table-cell>
            <table:table-cell table:style-name="Tableau31.G2" office:value-type="string">
              <text:p text:style-name="P40">3 485 000</text:p>
            </table:table-cell>
          </table:table-row>
          <text:soft-page-break/>
          <table:table-row table:style-name="Tableau31.2">
            <table:table-cell table:style-name="Tableau31.A3" office:value-type="string">
              <text:p text:style-name="P64">52</text:p>
            </table:table-cell>
            <table:table-cell table:style-name="Tableau31.B3" office:value-type="string">
              <text:p text:style-name="P40">28 531 000</text:p>
            </table:table-cell>
            <table:table-cell table:style-name="Tableau31.C3" office:value-type="string">
              <text:p text:style-name="P40">298 167</text:p>
            </table:table-cell>
            <table:table-cell table:style-name="Tableau31.C3" office:value-type="string">
              <text:p text:style-name="P40">596 333</text:p>
            </table:table-cell>
            <table:table-cell table:style-name="Tableau31.C3" office:value-type="string">
              <text:p text:style-name="P40">1 192 667</text:p>
            </table:table-cell>
            <table:table-cell table:style-name="Tableau31.C3" office:value-type="string">
              <text:p text:style-name="P40">1 789 000</text:p>
            </table:table-cell>
            <table:table-cell table:style-name="Tableau31.G3" office:value-type="string">
              <text:p text:style-name="P40">3 677 000</text:p>
            </table:table-cell>
          </table:table-row>
          <table:table-row table:style-name="Tableau31.2">
            <table:table-cell table:style-name="Tableau31.A2" office:value-type="string">
              <text:p text:style-name="P64">53</text:p>
            </table:table-cell>
            <table:table-cell table:style-name="Tableau31.B2" office:value-type="string">
              <text:p text:style-name="P40">30 320 000</text:p>
            </table:table-cell>
            <table:table-cell table:style-name="Tableau31.C2" office:value-type="string">
              <text:p text:style-name="P40">314 667</text:p>
            </table:table-cell>
            <table:table-cell table:style-name="Tableau31.C2" office:value-type="string">
              <text:p text:style-name="P40">629 333</text:p>
            </table:table-cell>
            <table:table-cell table:style-name="Tableau31.C2" office:value-type="string">
              <text:p text:style-name="P40">1 258 667</text:p>
            </table:table-cell>
            <table:table-cell table:style-name="Tableau31.C2" office:value-type="string">
              <text:p text:style-name="P40">1 888 000</text:p>
            </table:table-cell>
            <table:table-cell table:style-name="Tableau31.G2" office:value-type="string">
              <text:p text:style-name="P40">3 879 000</text:p>
            </table:table-cell>
          </table:table-row>
          <table:table-row table:style-name="Tableau31.2">
            <table:table-cell table:style-name="Tableau31.A3" office:value-type="string">
              <text:p text:style-name="P64">54</text:p>
            </table:table-cell>
            <table:table-cell table:style-name="Tableau31.B3" office:value-type="string">
              <text:p text:style-name="P40">32 208 000</text:p>
            </table:table-cell>
            <table:table-cell table:style-name="Tableau31.C3" office:value-type="string">
              <text:p text:style-name="P40">331 833</text:p>
            </table:table-cell>
            <table:table-cell table:style-name="Tableau31.C3" office:value-type="string">
              <text:p text:style-name="P40">663 667</text:p>
            </table:table-cell>
            <table:table-cell table:style-name="Tableau31.C3" office:value-type="string">
              <text:p text:style-name="P40">1 327 333</text:p>
            </table:table-cell>
            <table:table-cell table:style-name="Tableau31.C3" office:value-type="string">
              <text:p text:style-name="P40">1 991 000</text:p>
            </table:table-cell>
            <table:table-cell table:style-name="Tableau31.G3" office:value-type="string">
              <text:p text:style-name="P40">4 090 000</text:p>
            </table:table-cell>
          </table:table-row>
          <table:table-row table:style-name="Tableau31.2">
            <table:table-cell table:style-name="Tableau31.A2" office:value-type="string">
              <text:p text:style-name="P64">55</text:p>
            </table:table-cell>
            <table:table-cell table:style-name="Tableau31.B2" office:value-type="string">
              <text:p text:style-name="P40">34 199 000</text:p>
            </table:table-cell>
            <table:table-cell table:style-name="Tableau31.C2" office:value-type="string">
              <text:p text:style-name="P40">349 833</text:p>
            </table:table-cell>
            <table:table-cell table:style-name="Tableau31.C2" office:value-type="string">
              <text:p text:style-name="P40">699 667</text:p>
            </table:table-cell>
            <table:table-cell table:style-name="Tableau31.C2" office:value-type="string">
              <text:p text:style-name="P40">1 399 333</text:p>
            </table:table-cell>
            <table:table-cell table:style-name="Tableau31.C2" office:value-type="string">
              <text:p text:style-name="P40">2 099 000</text:p>
            </table:table-cell>
            <table:table-cell table:style-name="Tableau31.G2" office:value-type="string">
              <text:p text:style-name="P40">4 319 000</text:p>
            </table:table-cell>
          </table:table-row>
          <table:table-row table:style-name="Tableau31.2">
            <table:table-cell table:style-name="Tableau31.A3" office:value-type="string">
              <text:p text:style-name="P64">56</text:p>
            </table:table-cell>
            <table:table-cell table:style-name="Tableau31.B3" office:value-type="string">
              <text:p text:style-name="P40">36 298 000</text:p>
            </table:table-cell>
            <table:table-cell table:style-name="Tableau31.C3" office:value-type="string">
              <text:p text:style-name="P40">370 000</text:p>
            </table:table-cell>
            <table:table-cell table:style-name="Tableau31.C3" office:value-type="string">
              <text:p text:style-name="P40">740 000</text:p>
            </table:table-cell>
            <table:table-cell table:style-name="Tableau31.C3" office:value-type="string">
              <text:p text:style-name="P40">1 480 000</text:p>
            </table:table-cell>
            <table:table-cell table:style-name="Tableau31.C3" office:value-type="string">
              <text:p text:style-name="P40">2 220 000</text:p>
            </table:table-cell>
            <table:table-cell table:style-name="Tableau31.G3" office:value-type="string">
              <text:p text:style-name="P40">4 546 000</text:p>
            </table:table-cell>
          </table:table-row>
          <table:table-row table:style-name="Tableau31.2">
            <table:table-cell table:style-name="Tableau31.A2" office:value-type="string">
              <text:p text:style-name="P64">57</text:p>
            </table:table-cell>
            <table:table-cell table:style-name="Tableau31.B2" office:value-type="string">
              <text:p text:style-name="P40">38 518 000</text:p>
            </table:table-cell>
            <table:table-cell table:style-name="Tableau31.C2" office:value-type="string">
              <text:p text:style-name="P40">387 667</text:p>
            </table:table-cell>
            <table:table-cell table:style-name="Tableau31.C2" office:value-type="string">
              <text:p text:style-name="P40">775 333</text:p>
            </table:table-cell>
            <table:table-cell table:style-name="Tableau31.C2" office:value-type="string">
              <text:p text:style-name="P40">1 550 667</text:p>
            </table:table-cell>
            <table:table-cell table:style-name="Tableau31.C2" office:value-type="string">
              <text:p text:style-name="P40">2 326 000</text:p>
            </table:table-cell>
            <table:table-cell table:style-name="Tableau31.G2" office:value-type="string">
              <text:p text:style-name="P40">4 779 000</text:p>
            </table:table-cell>
          </table:table-row>
          <table:table-row table:style-name="Tableau31.2">
            <table:table-cell table:style-name="Tableau31.A3" office:value-type="string">
              <text:p text:style-name="P64">58</text:p>
            </table:table-cell>
            <table:table-cell table:style-name="Tableau31.B3" office:value-type="string">
              <text:p text:style-name="P40">40 844 000</text:p>
            </table:table-cell>
            <table:table-cell table:style-name="Tableau31.C3" office:value-type="string">
              <text:p text:style-name="P40">408 833</text:p>
            </table:table-cell>
            <table:table-cell table:style-name="Tableau31.C3" office:value-type="string">
              <text:p text:style-name="P40">817 667</text:p>
            </table:table-cell>
            <table:table-cell table:style-name="Tableau31.C3" office:value-type="string">
              <text:p text:style-name="P40">1 635 333</text:p>
            </table:table-cell>
            <table:table-cell table:style-name="Tableau31.C3" office:value-type="string">
              <text:p text:style-name="P40">2 453 000</text:p>
            </table:table-cell>
            <table:table-cell table:style-name="Tableau31.G3" office:value-type="string">
              <text:p text:style-name="P40">5 038 500</text:p>
            </table:table-cell>
          </table:table-row>
          <table:table-row table:style-name="Tableau31.2">
            <table:table-cell table:style-name="Tableau31.A2" office:value-type="string">
              <text:p text:style-name="P64">59</text:p>
            </table:table-cell>
            <table:table-cell table:style-name="Tableau31.B2" office:value-type="string">
              <text:p text:style-name="P40">43 297 000</text:p>
            </table:table-cell>
            <table:table-cell table:style-name="Tableau31.C2" office:value-type="string">
              <text:p text:style-name="P40">430 917</text:p>
            </table:table-cell>
            <table:table-cell table:style-name="Tableau31.C2" office:value-type="string">
              <text:p text:style-name="P40">861 833</text:p>
            </table:table-cell>
            <table:table-cell table:style-name="Tableau31.C2" office:value-type="string">
              <text:p text:style-name="P40">1 723 667</text:p>
            </table:table-cell>
            <table:table-cell table:style-name="Tableau31.C2" office:value-type="string">
              <text:p text:style-name="P40">2 585 500</text:p>
            </table:table-cell>
            <table:table-cell table:style-name="Tableau31.G2" office:value-type="string">
              <text:p text:style-name="P40">5 307 500</text:p>
            </table:table-cell>
          </table:table-row>
          <table:table-row table:style-name="Tableau31.2">
            <table:table-cell table:style-name="Tableau31.A3" office:value-type="string">
              <text:p text:style-name="P64">60</text:p>
            </table:table-cell>
            <table:table-cell table:style-name="Tableau31.B3" office:value-type="string">
              <text:p text:style-name="P40">45 882 500</text:p>
            </table:table-cell>
            <table:table-cell table:style-name="Tableau31.C3" office:value-type="string">
              <text:p text:style-name="P40">453 667</text:p>
            </table:table-cell>
            <table:table-cell table:style-name="Tableau31.C3" office:value-type="string">
              <text:p text:style-name="P40">907 333</text:p>
            </table:table-cell>
            <table:table-cell table:style-name="Tableau31.C3" office:value-type="string">
              <text:p text:style-name="P40">1 814 667</text:p>
            </table:table-cell>
            <table:table-cell table:style-name="Tableau31.C3" office:value-type="string">
              <text:p text:style-name="P40">2 722 000</text:p>
            </table:table-cell>
            <table:table-cell table:style-name="Tableau31.G3" office:value-type="string">
              <text:p text:style-name="P40">5 588 500</text:p>
            </table:table-cell>
          </table:table-row>
          <table:table-row table:style-name="Tableau31.2">
            <table:table-cell table:style-name="Tableau31.A2" office:value-type="string">
              <text:p text:style-name="P64">61</text:p>
            </table:table-cell>
            <table:table-cell table:style-name="Tableau31.B2" office:value-type="string">
              <text:p text:style-name="P40">48 604 500</text:p>
            </table:table-cell>
            <table:table-cell table:style-name="Tableau31.C2" office:value-type="string">
              <text:p text:style-name="P40">477 750</text:p>
            </table:table-cell>
            <table:table-cell table:style-name="Tableau31.C2" office:value-type="string">
              <text:p text:style-name="P40">955 500</text:p>
            </table:table-cell>
            <table:table-cell table:style-name="Tableau31.C2" office:value-type="string">
              <text:p text:style-name="P40">1 911 000</text:p>
            </table:table-cell>
            <table:table-cell table:style-name="Tableau31.C2" office:value-type="string">
              <text:p text:style-name="P40">2 866 500</text:p>
            </table:table-cell>
            <table:table-cell table:style-name="Tableau31.G2" office:value-type="string">
              <text:p text:style-name="P40">5 878 500</text:p>
            </table:table-cell>
          </table:table-row>
          <table:table-row table:style-name="Tableau31.2">
            <table:table-cell table:style-name="Tableau31.A3" office:value-type="string">
              <text:p text:style-name="P64">62</text:p>
            </table:table-cell>
            <table:table-cell table:style-name="Tableau31.B3" office:value-type="string">
              <text:p text:style-name="P40">51 471 000</text:p>
            </table:table-cell>
            <table:table-cell table:style-name="Tableau31.C3" office:value-type="string">
              <text:p text:style-name="P40">502 000</text:p>
            </table:table-cell>
            <table:table-cell table:style-name="Tableau31.C3" office:value-type="string">
              <text:p text:style-name="P40">1 004 000</text:p>
            </table:table-cell>
            <table:table-cell table:style-name="Tableau31.C3" office:value-type="string">
              <text:p text:style-name="P40">2 008 000</text:p>
            </table:table-cell>
            <table:table-cell table:style-name="Tableau31.C3" office:value-type="string">
              <text:p text:style-name="P40">3 012 000</text:p>
            </table:table-cell>
            <table:table-cell table:style-name="Tableau31.G3" office:value-type="string">
              <text:p text:style-name="P40">6 179 500</text:p>
            </table:table-cell>
          </table:table-row>
          <table:table-row table:style-name="Tableau31.2">
            <table:table-cell table:style-name="Tableau31.A2" office:value-type="string">
              <text:p text:style-name="P64">63</text:p>
            </table:table-cell>
            <table:table-cell table:style-name="Tableau31.B2" office:value-type="string">
              <text:p text:style-name="P40">54 483 000</text:p>
            </table:table-cell>
            <table:table-cell table:style-name="Tableau31.C2" office:value-type="string">
              <text:p text:style-name="P40">527 917</text:p>
            </table:table-cell>
            <table:table-cell table:style-name="Tableau31.C2" office:value-type="string">
              <text:p text:style-name="P40">1 055 833</text:p>
            </table:table-cell>
            <table:table-cell table:style-name="Tableau31.C2" office:value-type="string">
              <text:p text:style-name="P40">2 111 667</text:p>
            </table:table-cell>
            <table:table-cell table:style-name="Tableau31.C2" office:value-type="string">
              <text:p text:style-name="P40">3 167 500</text:p>
            </table:table-cell>
            <table:table-cell table:style-name="Tableau31.G2" office:value-type="string">
              <text:p text:style-name="P40">6 498 000</text:p>
            </table:table-cell>
          </table:table-row>
          <table:table-row table:style-name="Tableau31.2">
            <table:table-cell table:style-name="Tableau31.A3" office:value-type="string">
              <text:p text:style-name="P64">64</text:p>
            </table:table-cell>
            <table:table-cell table:style-name="Tableau31.B3" office:value-type="string">
              <text:p text:style-name="P40">57 650 500</text:p>
            </table:table-cell>
            <table:table-cell table:style-name="Tableau31.C3" office:value-type="string">
              <text:p text:style-name="P40">555 083</text:p>
            </table:table-cell>
            <table:table-cell table:style-name="Tableau31.C3" office:value-type="string">
              <text:p text:style-name="P40">1 110 167</text:p>
            </table:table-cell>
            <table:table-cell table:style-name="Tableau31.C3" office:value-type="string">
              <text:p text:style-name="P40">2 220 333</text:p>
            </table:table-cell>
            <table:table-cell table:style-name="Tableau31.C3" office:value-type="string">
              <text:p text:style-name="P40">3 330 500</text:p>
            </table:table-cell>
            <table:table-cell table:style-name="Tableau31.G3" office:value-type="string">
              <text:p text:style-name="P40">6 832 500</text:p>
            </table:table-cell>
          </table:table-row>
          <table:table-row table:style-name="Tableau31.2">
            <table:table-cell table:style-name="Tableau31.A2" office:value-type="string">
              <text:p text:style-name="P64">65</text:p>
            </table:table-cell>
            <table:table-cell table:style-name="Tableau31.B2" office:value-type="string">
              <text:p text:style-name="P40">60 981 000</text:p>
            </table:table-cell>
            <table:table-cell table:style-name="Tableau31.C2" office:value-type="string">
              <text:p text:style-name="P40">583 667</text:p>
            </table:table-cell>
            <table:table-cell table:style-name="Tableau31.C2" office:value-type="string">
              <text:p text:style-name="P40">1 167 333</text:p>
            </table:table-cell>
            <table:table-cell table:style-name="Tableau31.C2" office:value-type="string">
              <text:p text:style-name="P40">2 334 667</text:p>
            </table:table-cell>
            <table:table-cell table:style-name="Tableau31.C2" office:value-type="string">
              <text:p text:style-name="P40">3 502 000</text:p>
            </table:table-cell>
            <table:table-cell table:style-name="Tableau31.G2" office:value-type="string">
              <text:p text:style-name="P40">7 178 000</text:p>
            </table:table-cell>
          </table:table-row>
          <table:table-row table:style-name="Tableau31.2">
            <table:table-cell table:style-name="Tableau31.A3" office:value-type="string">
              <text:p text:style-name="P64">66</text:p>
            </table:table-cell>
            <table:table-cell table:style-name="Tableau31.B3" office:value-type="string">
              <text:p text:style-name="P40">64 483 000</text:p>
            </table:table-cell>
            <table:table-cell table:style-name="Tableau31.C3" office:value-type="string">
              <text:p text:style-name="P40">612 667</text:p>
            </table:table-cell>
            <table:table-cell table:style-name="Tableau31.C3" office:value-type="string">
              <text:p text:style-name="P40">1 225 333</text:p>
            </table:table-cell>
            <table:table-cell table:style-name="Tableau31.C3" office:value-type="string">
              <text:p text:style-name="P40">2 450 667</text:p>
            </table:table-cell>
            <table:table-cell table:style-name="Tableau31.C3" office:value-type="string">
              <text:p text:style-name="P40">3 676 000</text:p>
            </table:table-cell>
            <table:table-cell table:style-name="Tableau31.G3" office:value-type="string">
              <text:p text:style-name="P40">7 537 000</text:p>
            </table:table-cell>
          </table:table-row>
          <table:table-row table:style-name="Tableau31.2">
            <table:table-cell table:style-name="Tableau31.A2" office:value-type="string">
              <text:p text:style-name="P64">67</text:p>
            </table:table-cell>
            <table:table-cell table:style-name="Tableau31.B2" office:value-type="string">
              <text:p text:style-name="P40">68 159 000</text:p>
            </table:table-cell>
            <table:table-cell table:style-name="Tableau31.C2" office:value-type="string">
              <text:p text:style-name="P40">643 500</text:p>
            </table:table-cell>
            <table:table-cell table:style-name="Tableau31.C2" office:value-type="string">
              <text:p text:style-name="P40">1 287 000</text:p>
            </table:table-cell>
            <table:table-cell table:style-name="Tableau31.C2" office:value-type="string">
              <text:p text:style-name="P40">2 574 000</text:p>
            </table:table-cell>
            <table:table-cell table:style-name="Tableau31.C2" office:value-type="string">
              <text:p text:style-name="P40">3 861 000</text:p>
            </table:table-cell>
            <table:table-cell table:style-name="Tableau31.G2" office:value-type="string">
              <text:p text:style-name="P40">7 915 000</text:p>
            </table:table-cell>
          </table:table-row>
          <table:table-row table:style-name="Tableau31.2">
            <table:table-cell table:style-name="Tableau31.A3" office:value-type="string">
              <text:p text:style-name="P64">68</text:p>
            </table:table-cell>
            <table:table-cell table:style-name="Tableau31.B3" office:value-type="string">
              <text:p text:style-name="P40">72 020 000</text:p>
            </table:table-cell>
            <table:table-cell table:style-name="Tableau31.C3" office:value-type="string">
              <text:p text:style-name="P40">675 667</text:p>
            </table:table-cell>
            <table:table-cell table:style-name="Tableau31.C3" office:value-type="string">
              <text:p text:style-name="P40">1 351 333</text:p>
            </table:table-cell>
            <table:table-cell table:style-name="Tableau31.C3" office:value-type="string">
              <text:p text:style-name="P40">2 702 667</text:p>
            </table:table-cell>
            <table:table-cell table:style-name="Tableau31.C3" office:value-type="string">
              <text:p text:style-name="P40">4 054 000</text:p>
            </table:table-cell>
            <table:table-cell table:style-name="Tableau31.G3" office:value-type="string">
              <text:p text:style-name="P40">8 300 000</text:p>
            </table:table-cell>
          </table:table-row>
          <table:table-row table:style-name="Tableau31.2">
            <table:table-cell table:style-name="Tableau31.A2" office:value-type="string">
              <text:p text:style-name="P64">69</text:p>
            </table:table-cell>
            <table:table-cell table:style-name="Tableau31.B2" office:value-type="string">
              <text:p text:style-name="P40">76 074 000</text:p>
            </table:table-cell>
            <table:table-cell table:style-name="Tableau31.C2" office:value-type="string">
              <text:p text:style-name="P40">707 667</text:p>
            </table:table-cell>
            <table:table-cell table:style-name="Tableau31.C2" office:value-type="string">
              <text:p text:style-name="P40">1 415 333</text:p>
            </table:table-cell>
            <table:table-cell table:style-name="Tableau31.C2" office:value-type="string">
              <text:p text:style-name="P40">2 830 667</text:p>
            </table:table-cell>
            <table:table-cell table:style-name="Tableau31.C2" office:value-type="string">
              <text:p text:style-name="P40">4 246 000</text:p>
            </table:table-cell>
            <table:table-cell table:style-name="Tableau31.G2" office:value-type="string">
              <text:p text:style-name="P40">8 714 000</text:p>
            </table:table-cell>
          </table:table-row>
          <table:table-row table:style-name="Tableau31.2">
            <table:table-cell table:style-name="Tableau31.A3" office:value-type="string">
              <text:p text:style-name="P64">70</text:p>
            </table:table-cell>
            <table:table-cell table:style-name="Tableau31.B3" office:value-type="string">
              <text:p text:style-name="P40">80 320 000</text:p>
            </table:table-cell>
            <table:table-cell table:style-name="Tableau31.C3" office:value-type="string">
              <text:p text:style-name="P40">744 667</text:p>
            </table:table-cell>
            <table:table-cell table:style-name="Tableau31.C3" office:value-type="string">
              <text:p text:style-name="P40">1 489 333</text:p>
            </table:table-cell>
            <table:table-cell table:style-name="Tableau31.C3" office:value-type="string">
              <text:p text:style-name="P40">2 978 667</text:p>
            </table:table-cell>
            <table:table-cell table:style-name="Tableau31.C3" office:value-type="string">
              <text:p text:style-name="P40">4 468 000</text:p>
            </table:table-cell>
            <table:table-cell table:style-name="Tableau31.G3" office:value-type="string">
              <text:p text:style-name="P40">9 139 000</text:p>
            </table:table-cell>
          </table:table-row>
          <table:table-row table:style-name="Tableau31.2">
            <table:table-cell table:style-name="Tableau31.A2" office:value-type="string">
              <text:p text:style-name="P64">71</text:p>
            </table:table-cell>
            <table:table-cell table:style-name="Tableau31.B2" office:value-type="string">
              <text:p text:style-name="P40">84 788 000</text:p>
            </table:table-cell>
            <table:table-cell table:style-name="Tableau31.C2" office:value-type="string">
              <text:p text:style-name="P40">778 500</text:p>
            </table:table-cell>
            <table:table-cell table:style-name="Tableau31.C2" office:value-type="string">
              <text:p text:style-name="P40">1 557 000</text:p>
            </table:table-cell>
            <table:table-cell table:style-name="Tableau31.C2" office:value-type="string">
              <text:p text:style-name="P40">3 114 000</text:p>
            </table:table-cell>
            <table:table-cell table:style-name="Tableau31.C2" office:value-type="string">
              <text:p text:style-name="P40">4 671 000</text:p>
            </table:table-cell>
            <table:table-cell table:style-name="Tableau31.G2" office:value-type="string">
              <text:p text:style-name="P40">9 572 000</text:p>
            </table:table-cell>
          </table:table-row>
          <table:table-row table:style-name="Tableau31.2">
            <table:table-cell table:style-name="Tableau31.A3" office:value-type="string">
              <text:p text:style-name="P64">72</text:p>
            </table:table-cell>
            <table:table-cell table:style-name="Tableau31.B3" office:value-type="string">
              <text:p text:style-name="P40">89 459 000</text:p>
            </table:table-cell>
            <table:table-cell table:style-name="Tableau31.C3" office:value-type="string">
              <text:p text:style-name="P40">816 833</text:p>
            </table:table-cell>
            <table:table-cell table:style-name="Tableau31.C3" office:value-type="string">
              <text:p text:style-name="P40">1 633 667</text:p>
            </table:table-cell>
            <table:table-cell table:style-name="Tableau31.C3" office:value-type="string">
              <text:p text:style-name="P40">3 267 333</text:p>
            </table:table-cell>
            <table:table-cell table:style-name="Tableau31.C3" office:value-type="string">
              <text:p text:style-name="P40">4 901 000</text:p>
            </table:table-cell>
            <table:table-cell table:style-name="Tableau31.G3" office:value-type="string">
              <text:p text:style-name="P40">10 033 000</text:p>
            </table:table-cell>
          </table:table-row>
          <table:table-row table:style-name="Tableau31.2">
            <table:table-cell table:style-name="Tableau31.A2" office:value-type="string">
              <text:p text:style-name="P64">73</text:p>
            </table:table-cell>
            <table:table-cell table:style-name="Tableau31.B2" office:value-type="string">
              <text:p text:style-name="P40">94 360 000</text:p>
            </table:table-cell>
            <table:table-cell table:style-name="Tableau31.C2" office:value-type="string">
              <text:p text:style-name="P40">855 333</text:p>
            </table:table-cell>
            <table:table-cell table:style-name="Tableau31.C2" office:value-type="string">
              <text:p text:style-name="P40">1 710 667</text:p>
            </table:table-cell>
            <table:table-cell table:style-name="Tableau31.C2" office:value-type="string">
              <text:p text:style-name="P40">3 421 333</text:p>
            </table:table-cell>
            <table:table-cell table:style-name="Tableau31.C2" office:value-type="string">
              <text:p text:style-name="P40">5 132 000</text:p>
            </table:table-cell>
            <table:table-cell table:style-name="Tableau31.G2" office:value-type="string">
              <text:p text:style-name="P40">10 501 000</text:p>
            </table:table-cell>
          </table:table-row>
          <table:table-row table:style-name="Tableau31.2">
            <table:table-cell table:style-name="Tableau31.A3" office:value-type="string">
              <text:p text:style-name="P64">74</text:p>
            </table:table-cell>
            <table:table-cell table:style-name="Tableau31.B3" office:value-type="string">
              <text:p text:style-name="P40">99 492 000</text:p>
            </table:table-cell>
            <table:table-cell table:style-name="Tableau31.C3" office:value-type="string">
              <text:p text:style-name="P40">894 833</text:p>
            </table:table-cell>
            <table:table-cell table:style-name="Tableau31.C3" office:value-type="string">
              <text:p text:style-name="P40">1 789 667</text:p>
            </table:table-cell>
            <table:table-cell table:style-name="Tableau31.C3" office:value-type="string">
              <text:p text:style-name="P40">3 579 333</text:p>
            </table:table-cell>
            <table:table-cell table:style-name="Tableau31.C3" office:value-type="string">
              <text:p text:style-name="P40">5 369 000</text:p>
            </table:table-cell>
            <table:table-cell table:style-name="Tableau31.G3" office:value-type="string">
              <text:p text:style-name="P40">10 997 000</text:p>
            </table:table-cell>
          </table:table-row>
          <table:table-row table:style-name="Tableau31.2">
            <table:table-cell table:style-name="Tableau31.A2" office:value-type="string">
              <text:p text:style-name="P64">75</text:p>
            </table:table-cell>
            <table:table-cell table:style-name="Tableau31.B2" office:value-type="string">
              <text:p text:style-name="P40">104 861 000</text:p>
            </table:table-cell>
            <table:table-cell table:style-name="Tableau31.C2" office:value-type="string">
              <text:p text:style-name="P40">938 000</text:p>
            </table:table-cell>
            <table:table-cell table:style-name="Tableau31.C2" office:value-type="string">
              <text:p text:style-name="P40">1 876 000</text:p>
            </table:table-cell>
            <table:table-cell table:style-name="Tableau31.C2" office:value-type="string">
              <text:p text:style-name="P40">3 752 000</text:p>
            </table:table-cell>
            <table:table-cell table:style-name="Tableau31.C2" office:value-type="string">
              <text:p text:style-name="P40">5 628 000</text:p>
            </table:table-cell>
            <table:table-cell table:style-name="Tableau31.G2" office:value-type="string">
              <text:p text:style-name="P40">11 528 000</text:p>
            </table:table-cell>
          </table:table-row>
          <table:table-row table:style-name="Tableau31.2">
            <table:table-cell table:style-name="Tableau31.A3" office:value-type="string">
              <text:p text:style-name="P64">76</text:p>
            </table:table-cell>
            <table:table-cell table:style-name="Tableau31.B3" office:value-type="string">
              <text:p text:style-name="P40">110 489 000</text:p>
            </table:table-cell>
            <table:table-cell table:style-name="Tableau31.C3" office:value-type="string">
              <text:p text:style-name="P40">983 333</text:p>
            </table:table-cell>
            <table:table-cell table:style-name="Tableau31.C3" office:value-type="string">
              <text:p text:style-name="P40">1 966 667</text:p>
            </table:table-cell>
            <table:table-cell table:style-name="Tableau31.C3" office:value-type="string">
              <text:p text:style-name="P40">3 933 333</text:p>
            </table:table-cell>
            <table:table-cell table:style-name="Tableau31.C3" office:value-type="string">
              <text:p text:style-name="P40">5 900 000</text:p>
            </table:table-cell>
            <table:table-cell table:style-name="Tableau31.G3" office:value-type="string">
              <text:p text:style-name="P40">12 036 000</text:p>
            </table:table-cell>
          </table:table-row>
          <table:table-row table:style-name="Tableau31.2">
            <table:table-cell table:style-name="Tableau31.A2" office:value-type="string">
              <text:p text:style-name="P64">77</text:p>
            </table:table-cell>
            <table:table-cell table:style-name="Tableau31.B2" office:value-type="string">
              <text:p text:style-name="P40">116 389 000</text:p>
            </table:table-cell>
            <table:table-cell table:style-name="Tableau31.C2" office:value-type="string">
              <text:p text:style-name="P40">1 022 667</text:p>
            </table:table-cell>
            <table:table-cell table:style-name="Tableau31.C2" office:value-type="string">
              <text:p text:style-name="P40">2 045 333</text:p>
            </table:table-cell>
            <table:table-cell table:style-name="Tableau31.C2" office:value-type="string">
              <text:p text:style-name="P40">4 090 667</text:p>
            </table:table-cell>
            <table:table-cell table:style-name="Tableau31.C2" office:value-type="string">
              <text:p text:style-name="P40">6 136 000</text:p>
            </table:table-cell>
            <table:table-cell table:style-name="Tableau31.G2" office:value-type="string">
              <text:p text:style-name="P40">12 568 800</text:p>
            </table:table-cell>
          </table:table-row>
          <table:table-row table:style-name="Tableau31.2">
            <table:table-cell table:style-name="Tableau31.A3" office:value-type="string">
              <text:p text:style-name="P64">78</text:p>
            </table:table-cell>
            <table:table-cell table:style-name="Tableau31.B3" office:value-type="string">
              <text:p text:style-name="P40">122 525 000</text:p>
            </table:table-cell>
            <table:table-cell table:style-name="Tableau31.C3" office:value-type="string">
              <text:p text:style-name="P40">1 072 133</text:p>
            </table:table-cell>
            <table:table-cell table:style-name="Tableau31.C3" office:value-type="string">
              <text:p text:style-name="P40">2 144 267</text:p>
            </table:table-cell>
            <table:table-cell table:style-name="Tableau31.C3" office:value-type="string">
              <text:p text:style-name="P40">4 288 533</text:p>
            </table:table-cell>
            <table:table-cell table:style-name="Tableau31.C3" office:value-type="string">
              <text:p text:style-name="P40">6 432 800</text:p>
            </table:table-cell>
            <table:table-cell table:style-name="Tableau31.G3" office:value-type="string">
              <text:p text:style-name="P40">13 158 000</text:p>
            </table:table-cell>
          </table:table-row>
          <table:table-row table:style-name="Tableau31.2">
            <table:table-cell table:style-name="Tableau31.A2" office:value-type="string">
              <text:p text:style-name="P64">79</text:p>
            </table:table-cell>
            <table:table-cell table:style-name="Tableau31.B2" office:value-type="string">
              <text:p text:style-name="P40">128 957 800</text:p>
            </table:table-cell>
            <table:table-cell table:style-name="Tableau31.C2" office:value-type="string">
              <text:p text:style-name="P40">1 120 867</text:p>
            </table:table-cell>
            <table:table-cell table:style-name="Tableau31.C2" office:value-type="string">
              <text:p text:style-name="P40">2 241 733</text:p>
            </table:table-cell>
            <table:table-cell table:style-name="Tableau31.C2" office:value-type="string">
              <text:p text:style-name="P40">4 483 467</text:p>
            </table:table-cell>
            <table:table-cell table:style-name="Tableau31.C2" office:value-type="string">
              <text:p text:style-name="P40">6 725 200</text:p>
            </table:table-cell>
            <table:table-cell table:style-name="Tableau31.G2" office:value-type="string">
              <text:p text:style-name="P40">13 756 200</text:p>
            </table:table-cell>
          </table:table-row>
          <table:table-row table:style-name="Tableau31.2">
            <table:table-cell table:style-name="Tableau31.A3" office:value-type="string">
              <text:p text:style-name="P64">80</text:p>
            </table:table-cell>
            <table:table-cell table:style-name="Tableau31.B3" office:value-type="string">
              <text:p text:style-name="P40">135 683 000</text:p>
            </table:table-cell>
            <table:table-cell table:style-name="Tableau31.C3" office:value-type="string">
              <text:p text:style-name="P40">1 171 833</text:p>
            </table:table-cell>
            <table:table-cell table:style-name="Tableau31.C3" office:value-type="string">
              <text:p text:style-name="P40">2 343 667</text:p>
            </table:table-cell>
            <table:table-cell table:style-name="Tableau31.C3" office:value-type="string">
              <text:p text:style-name="P40">4 687 333</text:p>
            </table:table-cell>
            <table:table-cell table:style-name="Tableau31.C3" office:value-type="string">
              <text:p text:style-name="P40">7 031 000</text:p>
            </table:table-cell>
            <table:table-cell table:style-name="Tableau31.G3" office:value-type="string">
              <text:p text:style-name="P40">14 365 000</text:p>
            </table:table-cell>
          </table:table-row>
          <table:table-row table:style-name="Tableau31.2">
            <table:table-cell table:style-name="Tableau31.A2" office:value-type="string">
              <text:p text:style-name="P64">81</text:p>
            </table:table-cell>
            <table:table-cell table:style-name="Tableau31.B2" office:value-type="string">
              <text:p text:style-name="P40">142 714 000</text:p>
            </table:table-cell>
            <table:table-cell table:style-name="Tableau31.C2" office:value-type="string">
              <text:p text:style-name="P40">1 222 333</text:p>
            </table:table-cell>
            <table:table-cell table:style-name="Tableau31.C2" office:value-type="string">
              <text:p text:style-name="P40">2 444 667</text:p>
            </table:table-cell>
            <table:table-cell table:style-name="Tableau31.C2" office:value-type="string">
              <text:p text:style-name="P40">4 889 333</text:p>
            </table:table-cell>
            <table:table-cell table:style-name="Tableau31.C2" office:value-type="string">
              <text:p text:style-name="P40">7 334 000</text:p>
            </table:table-cell>
            <table:table-cell table:style-name="Tableau31.G2" office:value-type="string">
              <text:p text:style-name="P40">14 986 000</text:p>
            </table:table-cell>
          </table:table-row>
          <table:table-row table:style-name="Tableau31.2">
            <table:table-cell table:style-name="Tableau31.A3" office:value-type="string">
              <text:p text:style-name="P64">82</text:p>
            </table:table-cell>
            <table:table-cell table:style-name="Tableau31.B3" office:value-type="string">
              <text:p text:style-name="P40">150 048 000</text:p>
            </table:table-cell>
            <table:table-cell table:style-name="Tableau31.C3" office:value-type="string">
              <text:p text:style-name="P40">1 275 333</text:p>
            </table:table-cell>
            <table:table-cell table:style-name="Tableau31.C3" office:value-type="string">
              <text:p text:style-name="P40">2 550 667</text:p>
            </table:table-cell>
            <table:table-cell table:style-name="Tableau31.C3" office:value-type="string">
              <text:p text:style-name="P40">5 101 333</text:p>
            </table:table-cell>
            <table:table-cell table:style-name="Tableau31.C3" office:value-type="string">
              <text:p text:style-name="P40">7 652 000</text:p>
            </table:table-cell>
            <table:table-cell table:style-name="Tableau31.G3" office:value-type="string">
              <text:p text:style-name="P40">15 644 000</text:p>
            </table:table-cell>
          </table:table-row>
          <table:table-row table:style-name="Tableau31.2">
            <table:table-cell table:style-name="Tableau31.A2" office:value-type="string">
              <text:p text:style-name="P64">83</text:p>
            </table:table-cell>
            <table:table-cell table:style-name="Tableau31.B2" office:value-type="string">
              <text:p text:style-name="P40">157 700 000</text:p>
            </table:table-cell>
            <table:table-cell table:style-name="Tableau31.C2" office:value-type="string">
              <text:p text:style-name="P40">1 332 000</text:p>
            </table:table-cell>
            <table:table-cell table:style-name="Tableau31.C2" office:value-type="string">
              <text:p text:style-name="P40">2 664 000</text:p>
            </table:table-cell>
            <table:table-cell table:style-name="Tableau31.C2" office:value-type="string">
              <text:p text:style-name="P40">5 328 000</text:p>
            </table:table-cell>
            <table:table-cell table:style-name="Tableau31.C2" office:value-type="string">
              <text:p text:style-name="P40">7 992 000</text:p>
            </table:table-cell>
            <table:table-cell table:style-name="Tableau31.G2" office:value-type="string">
              <text:p text:style-name="P40">16 519 000</text:p>
            </table:table-cell>
          </table:table-row>
          <table:table-row table:style-name="Tableau31.2">
            <table:table-cell table:style-name="Tableau31.A3" office:value-type="string">
              <text:p text:style-name="P64">84</text:p>
            </table:table-cell>
            <table:table-cell table:style-name="Tableau31.B3" office:value-type="string">
              <text:p text:style-name="P40">165 692 000</text:p>
            </table:table-cell>
            <table:table-cell table:style-name="Tableau31.C3" office:value-type="string">
              <text:p text:style-name="P40">1 421 167</text:p>
            </table:table-cell>
            <table:table-cell table:style-name="Tableau31.C3" office:value-type="string">
              <text:p text:style-name="P40">2 842 333</text:p>
            </table:table-cell>
            <table:table-cell table:style-name="Tableau31.C3" office:value-type="string">
              <text:p text:style-name="P40">5 684 667</text:p>
            </table:table-cell>
            <table:table-cell table:style-name="Tableau31.C3" office:value-type="string">
              <text:p text:style-name="P40">8 527 000</text:p>
            </table:table-cell>
            <table:table-cell table:style-name="Tableau31.G3" office:value-type="string">
              <text:p text:style-name="P40">17 624 000</text:p>
            </table:table-cell>
          </table:table-row>
          <table:table-row table:style-name="Tableau31.2">
            <table:table-cell table:style-name="Tableau31.A2" office:value-type="string">
              <text:p text:style-name="P64">85</text:p>
            </table:table-cell>
            <table:table-cell table:style-name="Tableau31.B2" office:value-type="string">
              <text:p text:style-name="P40">174 219 000</text:p>
            </table:table-cell>
            <table:table-cell table:style-name="Tableau31.C2" office:value-type="string">
              <text:p text:style-name="P40">1 516 167</text:p>
            </table:table-cell>
            <table:table-cell table:style-name="Tableau31.C2" office:value-type="string">
              <text:p text:style-name="P40">3 032 333</text:p>
            </table:table-cell>
            <table:table-cell table:style-name="Tableau31.C2" office:value-type="string">
              <text:p text:style-name="P40">6 064 667</text:p>
            </table:table-cell>
            <table:table-cell table:style-name="Tableau31.C2" office:value-type="string">
              <text:p text:style-name="P40">9 097 000</text:p>
            </table:table-cell>
            <table:table-cell table:style-name="Tableau31.G2" office:value-type="string">
              <text:p text:style-name="P40">18 787 000</text:p>
            </table:table-cell>
          </table:table-row>
          <table:table-row table:style-name="Tableau31.2">
            <table:table-cell table:style-name="Tableau31.A3" office:value-type="string">
              <text:p text:style-name="P64">86</text:p>
            </table:table-cell>
            <table:table-cell table:style-name="Tableau31.B3" office:value-type="string">
              <text:p text:style-name="P40">183 316 000</text:p>
            </table:table-cell>
            <table:table-cell table:style-name="Tableau31.C3" office:value-type="string">
              <text:p text:style-name="P40">1 615 000</text:p>
            </table:table-cell>
            <table:table-cell table:style-name="Tableau31.C3" office:value-type="string">
              <text:p text:style-name="P40">3 230 000</text:p>
            </table:table-cell>
            <table:table-cell table:style-name="Tableau31.C3" office:value-type="string">
              <text:p text:style-name="P40">6 460 000</text:p>
            </table:table-cell>
            <table:table-cell table:style-name="Tableau31.C3" office:value-type="string">
              <text:p text:style-name="P40">9 690 000</text:p>
            </table:table-cell>
            <table:table-cell table:style-name="Tableau31.G3" office:value-type="string">
              <text:p text:style-name="P40">20 011 000</text:p>
            </table:table-cell>
          </table:table-row>
          <table:table-row table:style-name="Tableau31.2">
            <table:table-cell table:style-name="Tableau31.A2" office:value-type="string">
              <text:p text:style-name="P64">87</text:p>
            </table:table-cell>
            <table:table-cell table:style-name="Tableau31.B2" office:value-type="string">
              <text:p text:style-name="P40">193 006 000</text:p>
            </table:table-cell>
            <table:table-cell table:style-name="Tableau31.C2" office:value-type="string">
              <text:p text:style-name="P40">1 720 167</text:p>
            </table:table-cell>
            <table:table-cell table:style-name="Tableau31.C2" office:value-type="string">
              <text:p text:style-name="P40">3 440 333</text:p>
            </table:table-cell>
            <table:table-cell table:style-name="Tableau31.C2" office:value-type="string">
              <text:p text:style-name="P40">6 880 667</text:p>
            </table:table-cell>
            <table:table-cell table:style-name="Tableau31.C2" office:value-type="string">
              <text:p text:style-name="P40">10 321 000</text:p>
            </table:table-cell>
            <table:table-cell table:style-name="Tableau31.G2" office:value-type="string">
              <text:p text:style-name="P40">21 298 000</text:p>
            </table:table-cell>
          </table:table-row>
          <table:table-row table:style-name="Tableau31.2">
            <table:table-cell table:style-name="Tableau31.A3" office:value-type="string">
              <text:p text:style-name="P64">88</text:p>
            </table:table-cell>
            <table:table-cell table:style-name="Tableau31.B3" office:value-type="string">
              <text:p text:style-name="P40">203 327 000</text:p>
            </table:table-cell>
            <table:table-cell table:style-name="Tableau31.C3" office:value-type="string">
              <text:p text:style-name="P40">1 829 500</text:p>
            </table:table-cell>
            <table:table-cell table:style-name="Tableau31.C3" office:value-type="string">
              <text:p text:style-name="P40">3 659 000</text:p>
            </table:table-cell>
            <table:table-cell table:style-name="Tableau31.C3" office:value-type="string">
              <text:p text:style-name="P40">7 318 000</text:p>
            </table:table-cell>
            <table:table-cell table:style-name="Tableau31.C3" office:value-type="string">
              <text:p text:style-name="P40">10 977 000</text:p>
            </table:table-cell>
            <table:table-cell table:style-name="Tableau31.G3" office:value-type="string">
              <text:p text:style-name="P40">22 647 000</text:p>
            </table:table-cell>
          </table:table-row>
          <table:table-row table:style-name="Tableau31.2">
            <table:table-cell table:style-name="Tableau31.A2" office:value-type="string">
              <text:p text:style-name="P64">89</text:p>
            </table:table-cell>
            <table:table-cell table:style-name="Tableau31.B2" office:value-type="string">
              <text:p text:style-name="P40">214 304 000</text:p>
            </table:table-cell>
            <table:table-cell table:style-name="Tableau31.C2" office:value-type="string">
              <text:p text:style-name="P40">1 945 000</text:p>
            </table:table-cell>
            <table:table-cell table:style-name="Tableau31.C2" office:value-type="string">
              <text:p text:style-name="P40">3 890 000</text:p>
            </table:table-cell>
            <table:table-cell table:style-name="Tableau31.C2" office:value-type="string">
              <text:p text:style-name="P40">7 780 000</text:p>
            </table:table-cell>
            <table:table-cell table:style-name="Tableau31.C2" office:value-type="string">
              <text:p text:style-name="P40">11 670 000</text:p>
            </table:table-cell>
            <table:table-cell table:style-name="Tableau31.G2" office:value-type="string">
              <text:p text:style-name="P40">24 065 000</text:p>
            </table:table-cell>
          </table:table-row>
          <table:table-row table:style-name="Tableau31.2">
            <table:table-cell table:style-name="Tableau31.A3" office:value-type="string">
              <text:p text:style-name="P64">90</text:p>
            </table:table-cell>
            <table:table-cell table:style-name="Tableau31.B3" office:value-type="string">
              <text:p text:style-name="P40">225 974 000</text:p>
            </table:table-cell>
            <table:table-cell table:style-name="Tableau31.C3" office:value-type="string">
              <text:p text:style-name="P40">2 065 833</text:p>
            </table:table-cell>
            <table:table-cell table:style-name="Tableau31.C3" office:value-type="string">
              <text:p text:style-name="P40">4 131 667</text:p>
            </table:table-cell>
            <table:table-cell table:style-name="Tableau31.C3" office:value-type="string">
              <text:p text:style-name="P40">8 263 333</text:p>
            </table:table-cell>
            <table:table-cell table:style-name="Tableau31.C3" office:value-type="string">
              <text:p text:style-name="P40">12 395 000</text:p>
            </table:table-cell>
            <table:table-cell table:style-name="Tableau31.G3" office:value-type="string">
              <text:p text:style-name="P40">25 549 000</text:p>
            </table:table-cell>
          </table:table-row>
          <table:table-row table:style-name="Tableau31.2">
            <table:table-cell table:style-name="Tableau31.A2" office:value-type="string">
              <text:p text:style-name="P64">91</text:p>
            </table:table-cell>
            <table:table-cell table:style-name="Tableau31.B2" office:value-type="string">
              <text:p text:style-name="P40">238 369 000</text:p>
            </table:table-cell>
            <table:table-cell table:style-name="Tableau31.C2" office:value-type="string">
              <text:p text:style-name="P40">2 192 333</text:p>
            </table:table-cell>
            <table:table-cell table:style-name="Tableau31.C2" office:value-type="string">
              <text:p text:style-name="P40">4 384 667</text:p>
            </table:table-cell>
            <table:table-cell table:style-name="Tableau31.C2" office:value-type="string">
              <text:p text:style-name="P40">8 769 333</text:p>
            </table:table-cell>
            <table:table-cell table:style-name="Tableau31.C2" office:value-type="string">
              <text:p text:style-name="P40">13 154 000</text:p>
            </table:table-cell>
            <table:table-cell table:style-name="Tableau31.G2" office:value-type="string">
              <text:p text:style-name="P40">27 103 000</text:p>
            </table:table-cell>
          </table:table-row>
          <table:table-row table:style-name="Tableau31.2">
            <table:table-cell table:style-name="Tableau31.A3" office:value-type="string">
              <text:p text:style-name="P64">92</text:p>
            </table:table-cell>
            <table:table-cell table:style-name="Tableau31.B3" office:value-type="string">
              <text:p text:style-name="P40">251 523 000</text:p>
            </table:table-cell>
            <table:table-cell table:style-name="Tableau31.C3" office:value-type="string">
              <text:p text:style-name="P40">2 324 833</text:p>
            </table:table-cell>
            <table:table-cell table:style-name="Tableau31.C3" office:value-type="string">
              <text:p text:style-name="P40">4 649 667</text:p>
            </table:table-cell>
            <table:table-cell table:style-name="Tableau31.C3" office:value-type="string">
              <text:p text:style-name="P40">9 299 333</text:p>
            </table:table-cell>
            <table:table-cell table:style-name="Tableau31.C3" office:value-type="string">
              <text:p text:style-name="P40">13 949 000</text:p>
            </table:table-cell>
            <table:table-cell table:style-name="Tableau31.G3" office:value-type="string">
              <text:p text:style-name="P40">28 730 000</text:p>
            </table:table-cell>
          </table:table-row>
          <table:table-row table:style-name="Tableau31.2">
            <table:table-cell table:style-name="Tableau31.A2" office:value-type="string">
              <text:p text:style-name="P64">93</text:p>
            </table:table-cell>
            <table:table-cell table:style-name="Tableau31.B2" office:value-type="string">
              <text:p text:style-name="P40">265 472 000</text:p>
            </table:table-cell>
            <table:table-cell table:style-name="Tableau31.C2" office:value-type="string">
              <text:p text:style-name="P40">2 463 500</text:p>
            </table:table-cell>
            <table:table-cell table:style-name="Tableau31.C2" office:value-type="string">
              <text:p text:style-name="P40">4 927 000</text:p>
            </table:table-cell>
            <table:table-cell table:style-name="Tableau31.C2" office:value-type="string">
              <text:p text:style-name="P40">9 854 000</text:p>
            </table:table-cell>
            <table:table-cell table:style-name="Tableau31.C2" office:value-type="string">
              <text:p text:style-name="P40">14 781 000</text:p>
            </table:table-cell>
            <table:table-cell table:style-name="Tableau31.G2" office:value-type="string">
              <text:p text:style-name="P40">30 428 000</text:p>
            </table:table-cell>
          </table:table-row>
          <table:table-row table:style-name="Tableau31.2">
            <table:table-cell table:style-name="Tableau31.A3" office:value-type="string">
              <text:p text:style-name="P64">94</text:p>
            </table:table-cell>
            <table:table-cell table:style-name="Tableau31.B3" office:value-type="string">
              <text:p text:style-name="P40">280 253 000</text:p>
            </table:table-cell>
            <table:table-cell table:style-name="Tableau31.C3" office:value-type="string">
              <text:p text:style-name="P40">2 607 833</text:p>
            </table:table-cell>
            <table:table-cell table:style-name="Tableau31.C3" office:value-type="string">
              <text:p text:style-name="P40">5 215 667</text:p>
            </table:table-cell>
            <table:table-cell table:style-name="Tableau31.C3" office:value-type="string">
              <text:p text:style-name="P40">10 431 333</text:p>
            </table:table-cell>
            <table:table-cell table:style-name="Tableau31.C3" office:value-type="string">
              <text:p text:style-name="P40">15 647 000</text:p>
            </table:table-cell>
            <table:table-cell table:style-name="Tableau31.G3" office:value-type="string">
              <text:p text:style-name="P40">32 199 000</text:p>
            </table:table-cell>
          </table:table-row>
          <table:table-row table:style-name="Tableau31.2">
            <table:table-cell table:style-name="Tableau31.A2" office:value-type="string">
              <text:p text:style-name="P64">95</text:p>
            </table:table-cell>
            <table:table-cell table:style-name="Tableau31.B2" office:value-type="string">
              <text:p text:style-name="P40">295 900 000</text:p>
            </table:table-cell>
            <table:table-cell table:style-name="Tableau31.C2" office:value-type="string">
              <text:p text:style-name="P40">2 758 667</text:p>
            </table:table-cell>
            <table:table-cell table:style-name="Tableau31.C2" office:value-type="string">
              <text:p text:style-name="P40">5 517 333</text:p>
            </table:table-cell>
            <table:table-cell table:style-name="Tableau31.C2" office:value-type="string">
              <text:p text:style-name="P40">11 034 667</text:p>
            </table:table-cell>
            <table:table-cell table:style-name="Tableau31.C2" office:value-type="string">
              <text:p text:style-name="P40">16 552 000</text:p>
            </table:table-cell>
            <table:table-cell table:style-name="Tableau31.G2" office:value-type="string">
              <text:p text:style-name="P40">34 050 000</text:p>
            </table:table-cell>
          </table:table-row>
          <table:table-row table:style-name="Tableau31.2">
            <table:table-cell table:style-name="Tableau31.A3" office:value-type="string">
              <text:p text:style-name="P64">96</text:p>
            </table:table-cell>
            <table:table-cell table:style-name="Tableau31.B3" office:value-type="string">
              <text:p text:style-name="P40">312 452 000</text:p>
            </table:table-cell>
            <table:table-cell table:style-name="Tableau31.C3" office:value-type="string">
              <text:p text:style-name="P40">2 916 333</text:p>
            </table:table-cell>
            <table:table-cell table:style-name="Tableau31.C3" office:value-type="string">
              <text:p text:style-name="P40">5 832 667</text:p>
            </table:table-cell>
            <table:table-cell table:style-name="Tableau31.C3" office:value-type="string">
              <text:p text:style-name="P40">11 665 333</text:p>
            </table:table-cell>
            <table:table-cell table:style-name="Tableau31.C3" office:value-type="string">
              <text:p text:style-name="P40">17 498 000</text:p>
            </table:table-cell>
            <table:table-cell table:style-name="Tableau31.G3" office:value-type="string">
              <text:p text:style-name="P40">35 983 000</text:p>
            </table:table-cell>
          </table:table-row>
          <table:table-row table:style-name="Tableau31.2">
            <table:table-cell table:style-name="Tableau31.A2" office:value-type="string">
              <text:p text:style-name="P64">97</text:p>
            </table:table-cell>
            <table:table-cell table:style-name="Tableau31.B2" office:value-type="string">
              <text:p text:style-name="P40">329 950 000</text:p>
            </table:table-cell>
            <table:table-cell table:style-name="Tableau31.C2" office:value-type="string">
              <text:p text:style-name="P40">3 080 833</text:p>
            </table:table-cell>
            <table:table-cell table:style-name="Tableau31.C2" office:value-type="string">
              <text:p text:style-name="P40">6 161 667</text:p>
            </table:table-cell>
            <table:table-cell table:style-name="Tableau31.C2" office:value-type="string">
              <text:p text:style-name="P40">12 323 333</text:p>
            </table:table-cell>
            <table:table-cell table:style-name="Tableau31.C2" office:value-type="string">
              <text:p text:style-name="P40">18 485 000</text:p>
            </table:table-cell>
            <table:table-cell table:style-name="Tableau31.G2" office:value-type="string">
              <text:p text:style-name="P40">37 990 000</text:p>
            </table:table-cell>
          </table:table-row>
          <table:table-row table:style-name="Tableau31.2">
            <table:table-cell table:style-name="Tableau31.A3" office:value-type="string">
              <text:p text:style-name="P64">98</text:p>
            </table:table-cell>
            <table:table-cell table:style-name="Tableau31.B3" office:value-type="string">
              <text:p text:style-name="P40">348 435 000</text:p>
            </table:table-cell>
            <table:table-cell table:style-name="Tableau31.C3" office:value-type="string">
              <text:p text:style-name="P40">3 250 833</text:p>
            </table:table-cell>
            <table:table-cell table:style-name="Tableau31.C3" office:value-type="string">
              <text:p text:style-name="P40">6 501 667</text:p>
            </table:table-cell>
            <table:table-cell table:style-name="Tableau31.C3" office:value-type="string">
              <text:p text:style-name="P40">13 003 333</text:p>
            </table:table-cell>
            <table:table-cell table:style-name="Tableau31.C3" office:value-type="string">
              <text:p text:style-name="P40">19 505 000</text:p>
            </table:table-cell>
            <table:table-cell table:style-name="Tableau31.G3" office:value-type="string">
              <text:p text:style-name="P40">40 080 000</text:p>
            </table:table-cell>
          </table:table-row>
          <table:table-row table:style-name="Tableau31.2">
            <table:table-cell table:style-name="Tableau31.A2" office:value-type="string">
              <text:p text:style-name="P64">99</text:p>
            </table:table-cell>
            <table:table-cell table:style-name="Tableau31.B2" office:value-type="string">
              <text:p text:style-name="P40">367 940 000</text:p>
            </table:table-cell>
            <table:table-cell table:style-name="Tableau31.C2" office:value-type="string">
              <text:p text:style-name="P40">3 429 167</text:p>
            </table:table-cell>
            <table:table-cell table:style-name="Tableau31.C2" office:value-type="string">
              <text:p text:style-name="P40">6 858 333</text:p>
            </table:table-cell>
            <table:table-cell table:style-name="Tableau31.C2" office:value-type="string">
              <text:p text:style-name="P40">13 716 667</text:p>
            </table:table-cell>
            <table:table-cell table:style-name="Tableau31.C2" office:value-type="string">
              <text:p text:style-name="P40">20 575 000</text:p>
            </table:table-cell>
            <table:table-cell table:style-name="Tableau31.G2" office:value-type="string">
              <text:p text:style-name="P40">42 260 000</text:p>
            </table:table-cell>
          </table:table-row>
          <table:table-row table:style-name="Tableau31.2">
            <table:table-cell table:style-name="Tableau31.A3" office:value-type="string">
              <text:p text:style-name="P64">100</text:p>
            </table:table-cell>
            <table:table-cell table:style-name="Tableau31.B3" office:value-type="string">
              <text:p text:style-name="P40">388 515 000</text:p>
            </table:table-cell>
            <table:table-cell table:style-name="Tableau31.C3" office:value-type="string">
              <text:p text:style-name="P40">3 614 167</text:p>
            </table:table-cell>
            <table:table-cell table:style-name="Tableau31.C3" office:value-type="string">
              <text:p text:style-name="P40">7 228 333</text:p>
            </table:table-cell>
            <table:table-cell table:style-name="Tableau31.C3" office:value-type="string">
              <text:p text:style-name="P40">14 456 667</text:p>
            </table:table-cell>
            <table:table-cell table:style-name="Tableau31.C3" office:value-type="string">
              <text:p text:style-name="P40">21 685 000</text:p>
            </table:table-cell>
            <table:table-cell table:style-name="Tableau31.G3" office:value-type="string">
              <text:p text:style-name="P40">44 524 000</text:p>
            </table:table-cell>
          </table:table-row>
          <table:table-row table:style-name="Tableau31.2">
            <table:table-cell table:style-name="Tableau31.A2" office:value-type="string">
              <text:p text:style-name="P64">101</text:p>
            </table:table-cell>
            <table:table-cell table:style-name="Tableau31.B2" office:value-type="string">
              <text:p text:style-name="P40">410 200 000</text:p>
            </table:table-cell>
            <table:table-cell table:style-name="Tableau31.C2" office:value-type="string">
              <text:p text:style-name="P40">3 806 500</text:p>
            </table:table-cell>
            <table:table-cell table:style-name="Tableau31.C2" office:value-type="string">
              <text:p text:style-name="P40">7 613 000</text:p>
            </table:table-cell>
            <table:table-cell table:style-name="Tableau31.C2" office:value-type="string">
              <text:p text:style-name="P40">15 226 000</text:p>
            </table:table-cell>
            <table:table-cell table:style-name="Tableau31.C2" office:value-type="string">
              <text:p text:style-name="P40">22 839 000</text:p>
            </table:table-cell>
            <table:table-cell table:style-name="Tableau31.G2" office:value-type="string">
              <text:p text:style-name="P40">46 878 000</text:p>
            </table:table-cell>
          </table:table-row>
          <table:table-row table:style-name="Tableau31.2">
            <table:table-cell table:style-name="Tableau31.A3" office:value-type="string">
              <text:p text:style-name="P64">102</text:p>
            </table:table-cell>
            <table:table-cell table:style-name="Tableau31.B3" office:value-type="string">
              <text:p text:style-name="P40">433 039 000</text:p>
            </table:table-cell>
            <table:table-cell table:style-name="Tableau31.C3" office:value-type="string">
              <text:p text:style-name="P40">4 006 500</text:p>
            </table:table-cell>
            <table:table-cell table:style-name="Tableau31.C3" office:value-type="string">
              <text:p text:style-name="P40">8 013 000</text:p>
            </table:table-cell>
            <table:table-cell table:style-name="Tableau31.C3" office:value-type="string">
              <text:p text:style-name="P40">16 026 000</text:p>
            </table:table-cell>
            <table:table-cell table:style-name="Tableau31.C3" office:value-type="string">
              <text:p text:style-name="P40">24 039 000</text:p>
            </table:table-cell>
            <table:table-cell table:style-name="Tableau31.G3" office:value-type="string">
              <text:p text:style-name="P40">49 321 000</text:p>
            </table:table-cell>
          </table:table-row>
          <table:table-row table:style-name="Tableau31.2">
            <table:table-cell table:style-name="Tableau31.A2" office:value-type="string">
              <text:p text:style-name="P64">103</text:p>
            </table:table-cell>
            <table:table-cell table:style-name="Tableau31.B2" office:value-type="string">
              <text:p text:style-name="P40">457 078 000</text:p>
            </table:table-cell>
            <table:table-cell table:style-name="Tableau31.C2" office:value-type="string">
              <text:p text:style-name="P40">4 213 667</text:p>
            </table:table-cell>
            <table:table-cell table:style-name="Tableau31.C2" office:value-type="string">
              <text:p text:style-name="P40">8 427 333</text:p>
            </table:table-cell>
            <table:table-cell table:style-name="Tableau31.C2" office:value-type="string">
              <text:p text:style-name="P40">16 854 667</text:p>
            </table:table-cell>
            <table:table-cell table:style-name="Tableau31.C2" office:value-type="string">
              <text:p text:style-name="P40">25 282 000</text:p>
            </table:table-cell>
            <table:table-cell table:style-name="Tableau31.G2" office:value-type="string">
              <text:p text:style-name="P40">51 855 000</text:p>
            </table:table-cell>
          </table:table-row>
          <table:table-row table:style-name="Tableau31.2">
            <table:table-cell table:style-name="Tableau31.A3" office:value-type="string">
              <text:p text:style-name="P64">104</text:p>
            </table:table-cell>
            <table:table-cell table:style-name="Tableau31.B3" office:value-type="string">
              <text:p text:style-name="P40">482 360 000</text:p>
            </table:table-cell>
            <table:table-cell table:style-name="Tableau31.C3" office:value-type="string">
              <text:p text:style-name="P40">4 428 833</text:p>
            </table:table-cell>
            <table:table-cell table:style-name="Tableau31.C3" office:value-type="string">
              <text:p text:style-name="P40">8 857 667</text:p>
            </table:table-cell>
            <table:table-cell table:style-name="Tableau31.C3" office:value-type="string">
              <text:p text:style-name="P40">17 715 333</text:p>
            </table:table-cell>
            <table:table-cell table:style-name="Tableau31.C3" office:value-type="string">
              <text:p text:style-name="P40">26 573 000</text:p>
            </table:table-cell>
            <table:table-cell table:style-name="Tableau31.G3" office:value-type="string">
              <text:p text:style-name="P40">54 487 000</text:p>
            </table:table-cell>
          </table:table-row>
          <table:table-row table:style-name="Tableau31.2">
            <table:table-cell table:style-name="Tableau31.A2" office:value-type="string">
              <text:p text:style-name="P64">105</text:p>
            </table:table-cell>
            <table:table-cell table:style-name="Tableau31.B2" office:value-type="string">
              <text:p text:style-name="P40">508 933 000</text:p>
            </table:table-cell>
            <table:table-cell table:style-name="Tableau31.C2" office:value-type="string">
              <text:p text:style-name="P40">4 652 333</text:p>
            </table:table-cell>
            <table:table-cell table:style-name="Tableau31.C2" office:value-type="string">
              <text:p text:style-name="P40">9 304 667</text:p>
            </table:table-cell>
            <table:table-cell table:style-name="Tableau31.C2" office:value-type="string">
              <text:p text:style-name="P40">18 609 333</text:p>
            </table:table-cell>
            <table:table-cell table:style-name="Tableau31.C2" office:value-type="string">
              <text:p text:style-name="P40">27 914 000</text:p>
            </table:table-cell>
            <table:table-cell table:style-name="Tableau31.G2" office:value-type="string">
              <text:p text:style-name="P40">57 213 000</text:p>
            </table:table-cell>
          </table:table-row>
          <text:soft-page-break/>
          <table:table-row table:style-name="Tableau31.2">
            <table:table-cell table:style-name="Tableau31.A3" office:value-type="string">
              <text:p text:style-name="P64">106</text:p>
            </table:table-cell>
            <table:table-cell table:style-name="Tableau31.B3" office:value-type="string">
              <text:p text:style-name="P40">536 847 000</text:p>
            </table:table-cell>
            <table:table-cell table:style-name="Tableau31.C3" office:value-type="string">
              <text:p text:style-name="P40">4 883 167</text:p>
            </table:table-cell>
            <table:table-cell table:style-name="Tableau31.C3" office:value-type="string">
              <text:p text:style-name="P40">9 766 333</text:p>
            </table:table-cell>
            <table:table-cell table:style-name="Tableau31.C3" office:value-type="string">
              <text:p text:style-name="P40">19 532 667</text:p>
            </table:table-cell>
            <table:table-cell table:style-name="Tableau31.C3" office:value-type="string">
              <text:p text:style-name="P40">29 299 000</text:p>
            </table:table-cell>
            <table:table-cell table:style-name="Tableau31.G3" office:value-type="string">
              <text:p text:style-name="P40">60 037 000</text:p>
            </table:table-cell>
          </table:table-row>
          <table:table-row table:style-name="Tableau31.2">
            <table:table-cell table:style-name="Tableau31.A2" office:value-type="string">
              <text:p text:style-name="P64">107</text:p>
            </table:table-cell>
            <table:table-cell table:style-name="Tableau31.B2" office:value-type="string">
              <text:p text:style-name="P40">566 146 000</text:p>
            </table:table-cell>
            <table:table-cell table:style-name="Tableau31.C2" office:value-type="string">
              <text:p text:style-name="P40">5 123 000</text:p>
            </table:table-cell>
            <table:table-cell table:style-name="Tableau31.C2" office:value-type="string">
              <text:p text:style-name="P40">10 246 000</text:p>
            </table:table-cell>
            <table:table-cell table:style-name="Tableau31.C2" office:value-type="string">
              <text:p text:style-name="P40">20 492 000</text:p>
            </table:table-cell>
            <table:table-cell table:style-name="Tableau31.C2" office:value-type="string">
              <text:p text:style-name="P40">30 738 000</text:p>
            </table:table-cell>
            <table:table-cell table:style-name="Tableau31.G2" office:value-type="string">
              <text:p text:style-name="P40">62 968 000</text:p>
            </table:table-cell>
          </table:table-row>
          <table:table-row table:style-name="Tableau31.2">
            <table:table-cell table:style-name="Tableau31.A3" office:value-type="string">
              <text:p text:style-name="P64">108</text:p>
            </table:table-cell>
            <table:table-cell table:style-name="Tableau31.B3" office:value-type="string">
              <text:p text:style-name="P40">596 884 000</text:p>
            </table:table-cell>
            <table:table-cell table:style-name="Tableau31.C3" office:value-type="string">
              <text:p text:style-name="P40">5 371 667</text:p>
            </table:table-cell>
            <table:table-cell table:style-name="Tableau31.C3" office:value-type="string">
              <text:p text:style-name="P40">10 743 333</text:p>
            </table:table-cell>
            <table:table-cell table:style-name="Tableau31.C3" office:value-type="string">
              <text:p text:style-name="P40">21 486 667</text:p>
            </table:table-cell>
            <table:table-cell table:style-name="Tableau31.C3" office:value-type="string">
              <text:p text:style-name="P40">32 230 000</text:p>
            </table:table-cell>
            <table:table-cell table:style-name="Tableau31.G3" office:value-type="string">
              <text:p text:style-name="P40">65 994 000</text:p>
            </table:table-cell>
          </table:table-row>
          <table:table-row table:style-name="Tableau31.2">
            <table:table-cell table:style-name="Tableau31.A2" office:value-type="string">
              <text:p text:style-name="P64">109</text:p>
            </table:table-cell>
            <table:table-cell table:style-name="Tableau31.B2" office:value-type="string">
              <text:p text:style-name="P40">629 114 000</text:p>
            </table:table-cell>
            <table:table-cell table:style-name="Tableau31.C2" office:value-type="string">
              <text:p text:style-name="P40">5 627 333</text:p>
            </table:table-cell>
            <table:table-cell table:style-name="Tableau31.C2" office:value-type="string">
              <text:p text:style-name="P40">11 254 667</text:p>
            </table:table-cell>
            <table:table-cell table:style-name="Tableau31.C2" office:value-type="string">
              <text:p text:style-name="P40">22 509 333</text:p>
            </table:table-cell>
            <table:table-cell table:style-name="Tableau31.C2" office:value-type="string">
              <text:p text:style-name="P40">33 764 000</text:p>
            </table:table-cell>
            <table:table-cell table:style-name="Tableau31.G2" office:value-type="string">
              <text:p text:style-name="P40">69 122 000</text:p>
            </table:table-cell>
          </table:table-row>
          <table:table-row table:style-name="Tableau31.2">
            <table:table-cell table:style-name="Tableau31.A3" office:value-type="string">
              <text:p text:style-name="P64">110</text:p>
            </table:table-cell>
            <table:table-cell table:style-name="Tableau31.B3" office:value-type="string">
              <text:p text:style-name="P40">662 878 000</text:p>
            </table:table-cell>
            <table:table-cell table:style-name="Tableau31.C3" office:value-type="string">
              <text:p text:style-name="P40">5 893 000</text:p>
            </table:table-cell>
            <table:table-cell table:style-name="Tableau31.C3" office:value-type="string">
              <text:p text:style-name="P40">11 786 000</text:p>
            </table:table-cell>
            <table:table-cell table:style-name="Tableau31.C3" office:value-type="string">
              <text:p text:style-name="P40">23 572 000</text:p>
            </table:table-cell>
            <table:table-cell table:style-name="Tableau31.C3" office:value-type="string">
              <text:p text:style-name="P40">35 358 000</text:p>
            </table:table-cell>
            <table:table-cell table:style-name="Tableau31.G3" office:value-type="string">
              <text:p text:style-name="P40">72 362 000</text:p>
            </table:table-cell>
          </table:table-row>
          <table:table-row table:style-name="Tableau31.2">
            <table:table-cell table:style-name="Tableau31.A2" office:value-type="string">
              <text:p text:style-name="P64">111</text:p>
            </table:table-cell>
            <table:table-cell table:style-name="Tableau31.B2" office:value-type="string">
              <text:p text:style-name="P40">698 236 000</text:p>
            </table:table-cell>
            <table:table-cell table:style-name="Tableau31.C2" office:value-type="string">
              <text:p text:style-name="P40">6 167 333</text:p>
            </table:table-cell>
            <table:table-cell table:style-name="Tableau31.C2" office:value-type="string">
              <text:p text:style-name="P40">12 334 667</text:p>
            </table:table-cell>
            <table:table-cell table:style-name="Tableau31.C2" office:value-type="string">
              <text:p text:style-name="P40">24 669 333</text:p>
            </table:table-cell>
            <table:table-cell table:style-name="Tableau31.C2" office:value-type="string">
              <text:p text:style-name="P40">37 004 000</text:p>
            </table:table-cell>
            <table:table-cell table:style-name="Tableau31.G2" office:value-type="string">
              <text:p text:style-name="P40">75 718 000</text:p>
            </table:table-cell>
          </table:table-row>
          <table:table-row table:style-name="Tableau31.2">
            <table:table-cell table:style-name="Tableau31.A3" office:value-type="string">
              <text:p text:style-name="P64">112</text:p>
            </table:table-cell>
            <table:table-cell table:style-name="Tableau31.B3" office:value-type="string">
              <text:p text:style-name="P40">735 240 000</text:p>
            </table:table-cell>
            <table:table-cell table:style-name="Tableau31.C3" office:value-type="string">
              <text:p text:style-name="P40">6 452 333</text:p>
            </table:table-cell>
            <table:table-cell table:style-name="Tableau31.C3" office:value-type="string">
              <text:p text:style-name="P40">12 904 667</text:p>
            </table:table-cell>
            <table:table-cell table:style-name="Tableau31.C3" office:value-type="string">
              <text:p text:style-name="P40">25 809 333</text:p>
            </table:table-cell>
            <table:table-cell table:style-name="Tableau31.C3" office:value-type="string">
              <text:p text:style-name="P40">38 714 000</text:p>
            </table:table-cell>
            <table:table-cell table:style-name="Tableau31.G3" office:value-type="string">
              <text:p text:style-name="P40">79 178 000</text:p>
            </table:table-cell>
          </table:table-row>
          <table:table-row table:style-name="Tableau31.2">
            <table:table-cell table:style-name="Tableau31.A2" office:value-type="string">
              <text:p text:style-name="P64">113</text:p>
            </table:table-cell>
            <table:table-cell table:style-name="Tableau31.B2" office:value-type="string">
              <text:p text:style-name="P40">773 954 000</text:p>
            </table:table-cell>
            <table:table-cell table:style-name="Tableau31.C2" office:value-type="string">
              <text:p text:style-name="P40">6 744 000</text:p>
            </table:table-cell>
            <table:table-cell table:style-name="Tableau31.C2" office:value-type="string">
              <text:p text:style-name="P40">13 488 000</text:p>
            </table:table-cell>
            <table:table-cell table:style-name="Tableau31.C2" office:value-type="string">
              <text:p text:style-name="P40">26 976 000</text:p>
            </table:table-cell>
            <table:table-cell table:style-name="Tableau31.C2" office:value-type="string">
              <text:p text:style-name="P40">40 464 000</text:p>
            </table:table-cell>
            <table:table-cell table:style-name="Tableau31.G2" office:value-type="string">
              <text:p text:style-name="P40">82 746 000</text:p>
            </table:table-cell>
          </table:table-row>
          <table:table-row table:style-name="Tableau31.2">
            <table:table-cell table:style-name="Tableau31.A3" office:value-type="string">
              <text:p text:style-name="P64">114</text:p>
            </table:table-cell>
            <table:table-cell table:style-name="Tableau31.B3" office:value-type="string">
              <text:p text:style-name="P40">814 418 000</text:p>
            </table:table-cell>
            <table:table-cell table:style-name="Tableau31.C3" office:value-type="string">
              <text:p text:style-name="P40">7 047 000</text:p>
            </table:table-cell>
            <table:table-cell table:style-name="Tableau31.C3" office:value-type="string">
              <text:p text:style-name="P40">14 094 000</text:p>
            </table:table-cell>
            <table:table-cell table:style-name="Tableau31.C3" office:value-type="string">
              <text:p text:style-name="P40">28 188 000</text:p>
            </table:table-cell>
            <table:table-cell table:style-name="Tableau31.C3" office:value-type="string">
              <text:p text:style-name="P40">42 282 000</text:p>
            </table:table-cell>
            <table:table-cell table:style-name="Tableau31.G3" office:value-type="string">
              <text:p text:style-name="P40">86 438 000</text:p>
            </table:table-cell>
          </table:table-row>
          <table:table-row table:style-name="Tableau31.2">
            <table:table-cell table:style-name="Tableau31.A2" office:value-type="string">
              <text:p text:style-name="P64">115</text:p>
            </table:table-cell>
            <table:table-cell table:style-name="Tableau31.B2" office:value-type="string">
              <text:p text:style-name="P40">856 700 000</text:p>
            </table:table-cell>
            <table:table-cell table:style-name="Tableau31.C2" office:value-type="string">
              <text:p text:style-name="P40">7 359 333</text:p>
            </table:table-cell>
            <table:table-cell table:style-name="Tableau31.C2" office:value-type="string">
              <text:p text:style-name="P40">14 718 667</text:p>
            </table:table-cell>
            <table:table-cell table:style-name="Tableau31.C2" office:value-type="string">
              <text:p text:style-name="P40">29 437 333</text:p>
            </table:table-cell>
            <table:table-cell table:style-name="Tableau31.C2" office:value-type="string">
              <text:p text:style-name="P40">44 156 000</text:p>
            </table:table-cell>
            <table:table-cell table:style-name="Tableau31.G2" office:value-type="string">
              <text:p text:style-name="P40">90 244 000</text:p>
            </table:table-cell>
          </table:table-row>
          <table:table-row table:style-name="Tableau31.2">
            <table:table-cell table:style-name="Tableau31.A3" office:value-type="string">
              <text:p text:style-name="P64">116</text:p>
            </table:table-cell>
            <table:table-cell table:style-name="Tableau31.B3" office:value-type="string">
              <text:p text:style-name="P40">900 856 000</text:p>
            </table:table-cell>
            <table:table-cell table:style-name="Tableau31.C3" office:value-type="string">
              <text:p text:style-name="P40">7 681 333</text:p>
            </table:table-cell>
            <table:table-cell table:style-name="Tableau31.C3" office:value-type="string">
              <text:p text:style-name="P40">15 362 667</text:p>
            </table:table-cell>
            <table:table-cell table:style-name="Tableau31.C3" office:value-type="string">
              <text:p text:style-name="P40">30 725 333</text:p>
            </table:table-cell>
            <table:table-cell table:style-name="Tableau31.C3" office:value-type="string">
              <text:p text:style-name="P40">46 088 000</text:p>
            </table:table-cell>
            <table:table-cell table:style-name="Tableau31.G3" office:value-type="string">
              <text:p text:style-name="P40">94 169 000</text:p>
            </table:table-cell>
          </table:table-row>
          <table:table-row table:style-name="Tableau31.2">
            <table:table-cell table:style-name="Tableau31.A2" office:value-type="string">
              <text:p text:style-name="P64">117</text:p>
            </table:table-cell>
            <table:table-cell table:style-name="Tableau31.B2" office:value-type="string">
              <text:p text:style-name="P40">946 944 000</text:p>
            </table:table-cell>
            <table:table-cell table:style-name="Tableau31.C2" office:value-type="string">
              <text:p text:style-name="P40">8 013 500</text:p>
            </table:table-cell>
            <table:table-cell table:style-name="Tableau31.C2" office:value-type="string">
              <text:p text:style-name="P40">16 027 000</text:p>
            </table:table-cell>
            <table:table-cell table:style-name="Tableau31.C2" office:value-type="string">
              <text:p text:style-name="P40">32 054 000</text:p>
            </table:table-cell>
            <table:table-cell table:style-name="Tableau31.C2" office:value-type="string">
              <text:p text:style-name="P40">48 081 000</text:p>
            </table:table-cell>
            <table:table-cell table:style-name="Tableau31.G2" office:value-type="string">
              <text:p text:style-name="P40">98 220 000</text:p>
            </table:table-cell>
          </table:table-row>
          <table:table-row table:style-name="Tableau31.2">
            <table:table-cell table:style-name="Tableau31.A3" office:value-type="string">
              <text:p text:style-name="P64">118</text:p>
            </table:table-cell>
            <table:table-cell table:style-name="Tableau31.B3" office:value-type="string">
              <text:p text:style-name="P40">995 025 000</text:p>
            </table:table-cell>
            <table:table-cell table:style-name="Tableau31.C3" office:value-type="string">
              <text:p text:style-name="P40">8 356 500</text:p>
            </table:table-cell>
            <table:table-cell table:style-name="Tableau31.C3" office:value-type="string">
              <text:p text:style-name="P40">16 713 000</text:p>
            </table:table-cell>
            <table:table-cell table:style-name="Tableau31.C3" office:value-type="string">
              <text:p text:style-name="P40">33 426 000</text:p>
            </table:table-cell>
            <table:table-cell table:style-name="Tableau31.C3" office:value-type="string">
              <text:p text:style-name="P40">50 139 000</text:p>
            </table:table-cell>
            <table:table-cell table:style-name="Tableau31.G3" office:value-type="string">
              <text:p text:style-name="P40">102 389 000</text:p>
            </table:table-cell>
          </table:table-row>
          <table:table-row table:style-name="Tableau31.2">
            <table:table-cell table:style-name="Tableau31.A2" office:value-type="string">
              <text:p text:style-name="P64">119</text:p>
            </table:table-cell>
            <table:table-cell table:style-name="Tableau31.B2" office:value-type="string">
              <text:p text:style-name="P40">1 045 164 000</text:p>
            </table:table-cell>
            <table:table-cell table:style-name="Tableau31.C2" office:value-type="string">
              <text:p text:style-name="P40">8 708 333</text:p>
            </table:table-cell>
            <table:table-cell table:style-name="Tableau31.C2" office:value-type="string">
              <text:p text:style-name="P40">17 416 667</text:p>
            </table:table-cell>
            <table:table-cell table:style-name="Tableau31.C2" office:value-type="string">
              <text:p text:style-name="P40">34 833 333</text:p>
            </table:table-cell>
            <table:table-cell table:style-name="Tableau31.C2" office:value-type="string">
              <text:p text:style-name="P40">52 250 000</text:p>
            </table:table-cell>
            <table:table-cell table:style-name="Tableau31.G2" office:value-type="string">
              <text:p text:style-name="P40">106 675 000</text:p>
            </table:table-cell>
          </table:table-row>
          <table:table-row table:style-name="Tableau31.2">
            <table:table-cell table:style-name="Tableau31.A3" office:value-type="string">
              <text:p text:style-name="P64">120</text:p>
            </table:table-cell>
            <table:table-cell table:style-name="Tableau31.B3" office:value-type="string">
              <text:p text:style-name="P40">1 097 414 000</text:p>
            </table:table-cell>
            <table:table-cell table:style-name="Tableau31.C3" office:value-type="string">
              <text:p text:style-name="P40">9 070 833</text:p>
            </table:table-cell>
            <table:table-cell table:style-name="Tableau31.C3" office:value-type="string">
              <text:p text:style-name="P40">18 141 667</text:p>
            </table:table-cell>
            <table:table-cell table:style-name="Tableau31.C3" office:value-type="string">
              <text:p text:style-name="P40">36 283 333</text:p>
            </table:table-cell>
            <table:table-cell table:style-name="Tableau31.C3" office:value-type="string">
              <text:p text:style-name="P40">54 425 000</text:p>
            </table:table-cell>
            <table:table-cell table:style-name="Tableau31.G3" office:value-type="string">
              <text:p text:style-name="P40">111 118 000</text:p>
            </table:table-cell>
          </table:table-row>
          <table:table-row table:style-name="Tableau31.2">
            <table:table-cell table:style-name="Tableau31.A2" office:value-type="string">
              <text:p text:style-name="P64">121</text:p>
            </table:table-cell>
            <table:table-cell table:style-name="Tableau31.B2" office:value-type="string">
              <text:p text:style-name="P40">1 151 839 000</text:p>
            </table:table-cell>
            <table:table-cell table:style-name="Tableau31.C2" office:value-type="string">
              <text:p text:style-name="P40">9 448 833</text:p>
            </table:table-cell>
            <table:table-cell table:style-name="Tableau31.C2" office:value-type="string">
              <text:p text:style-name="P40">18 897 667</text:p>
            </table:table-cell>
            <table:table-cell table:style-name="Tableau31.C2" office:value-type="string">
              <text:p text:style-name="P40">37 795 333</text:p>
            </table:table-cell>
            <table:table-cell table:style-name="Tableau31.C2" office:value-type="string">
              <text:p text:style-name="P40">56 693 000</text:p>
            </table:table-cell>
            <table:table-cell table:style-name="Tableau31.G2" office:value-type="string">
              <text:p text:style-name="P40">115 681 000</text:p>
            </table:table-cell>
          </table:table-row>
          <table:table-row table:style-name="Tableau31.2">
            <table:table-cell table:style-name="Tableau31.A3" office:value-type="string">
              <text:p text:style-name="P64">122</text:p>
            </table:table-cell>
            <table:table-cell table:style-name="Tableau31.B3" office:value-type="string">
              <text:p text:style-name="P40">1 208 532 000</text:p>
            </table:table-cell>
            <table:table-cell table:style-name="Tableau31.C3" office:value-type="string">
              <text:p text:style-name="P40">9 831 333</text:p>
            </table:table-cell>
            <table:table-cell table:style-name="Tableau31.C3" office:value-type="string">
              <text:p text:style-name="P40">19 662 667</text:p>
            </table:table-cell>
            <table:table-cell table:style-name="Tableau31.C3" office:value-type="string">
              <text:p text:style-name="P40">39 325 333</text:p>
            </table:table-cell>
            <table:table-cell table:style-name="Tableau31.C3" office:value-type="string">
              <text:p text:style-name="P40">58 988 000</text:p>
            </table:table-cell>
            <table:table-cell table:style-name="Tableau31.G3" office:value-type="string">
              <text:p text:style-name="P40">120 359 000</text:p>
            </table:table-cell>
          </table:table-row>
          <table:table-row table:style-name="Tableau31.2">
            <table:table-cell table:style-name="Tableau31.A2" office:value-type="string">
              <text:p text:style-name="P64">123</text:p>
            </table:table-cell>
            <table:table-cell table:style-name="Tableau31.B2" office:value-type="string">
              <text:p text:style-name="P40">1 267 520 000</text:p>
            </table:table-cell>
            <table:table-cell table:style-name="Tableau31.C2" office:value-type="string">
              <text:p text:style-name="P40">10 228 500</text:p>
            </table:table-cell>
            <table:table-cell table:style-name="Tableau31.C2" office:value-type="string">
              <text:p text:style-name="P40">20 457 000</text:p>
            </table:table-cell>
            <table:table-cell table:style-name="Tableau31.C2" office:value-type="string">
              <text:p text:style-name="P40">40 914 000</text:p>
            </table:table-cell>
            <table:table-cell table:style-name="Tableau31.C2" office:value-type="string">
              <text:p text:style-name="P40">61 371 000</text:p>
            </table:table-cell>
            <table:table-cell table:style-name="Tableau31.G2" office:value-type="string">
              <text:p text:style-name="P40">127 246 000</text:p>
            </table:table-cell>
          </table:table-row>
          <table:table-row table:style-name="Tableau31.2">
            <table:table-cell table:style-name="Tableau31.A3" office:value-type="string">
              <text:p text:style-name="P64">124</text:p>
            </table:table-cell>
            <table:table-cell table:style-name="Tableau31.B3" office:value-type="string">
              <text:p text:style-name="P40">1 328 891 000</text:p>
            </table:table-cell>
            <table:table-cell table:style-name="Tableau31.C3" office:value-type="string">
              <text:p text:style-name="P40">10 979 167</text:p>
            </table:table-cell>
            <table:table-cell table:style-name="Tableau31.C3" office:value-type="string">
              <text:p text:style-name="P40">21 958 333</text:p>
            </table:table-cell>
            <table:table-cell table:style-name="Tableau31.C3" office:value-type="string">
              <text:p text:style-name="P40">43 916 667</text:p>
            </table:table-cell>
            <table:table-cell table:style-name="Tableau31.C3" office:value-type="string">
              <text:p text:style-name="P40">65 875 000</text:p>
            </table:table-cell>
            <table:table-cell table:style-name="Tableau31.G3" office:value-type="string">
              <text:p text:style-name="P40">136 462 000</text:p>
            </table:table-cell>
          </table:table-row>
          <table:table-row table:style-name="Tableau31.2">
            <table:table-cell table:style-name="Tableau31.A2" office:value-type="string">
              <text:p text:style-name="P64">125</text:p>
            </table:table-cell>
            <table:table-cell table:style-name="Tableau31.B2" office:value-type="string">
              <text:p text:style-name="P40">1 394 766 000</text:p>
            </table:table-cell>
            <table:table-cell table:style-name="Tableau31.C2" office:value-type="string">
              <text:p text:style-name="P40">11 764 500</text:p>
            </table:table-cell>
            <table:table-cell table:style-name="Tableau31.C2" office:value-type="string">
              <text:p text:style-name="P40">23 529 000</text:p>
            </table:table-cell>
            <table:table-cell table:style-name="Tableau31.C2" office:value-type="string">
              <text:p text:style-name="P40">47 058 000</text:p>
            </table:table-cell>
            <table:table-cell table:style-name="Tableau31.C2" office:value-type="string">
              <text:p text:style-name="P40">70 587 000</text:p>
            </table:table-cell>
            <table:table-cell table:style-name="Tableau31.G2" office:value-type="string">
              <text:p text:style-name="P40">146 009 000</text:p>
            </table:table-cell>
          </table:table-row>
          <table:table-row table:style-name="Tableau31.2">
            <table:table-cell table:style-name="Tableau31.A3" office:value-type="string">
              <text:p text:style-name="P64">126</text:p>
            </table:table-cell>
            <table:table-cell table:style-name="Tableau31.B3" office:value-type="string">
              <text:p text:style-name="P40">1 465 353 000</text:p>
            </table:table-cell>
            <table:table-cell table:style-name="Tableau31.C3" office:value-type="string">
              <text:p text:style-name="P40">12 570 333</text:p>
            </table:table-cell>
            <table:table-cell table:style-name="Tableau31.C3" office:value-type="string">
              <text:p text:style-name="P40">25 140 667</text:p>
            </table:table-cell>
            <table:table-cell table:style-name="Tableau31.C3" office:value-type="string">
              <text:p text:style-name="P40">50 281 333</text:p>
            </table:table-cell>
            <table:table-cell table:style-name="Tableau31.C3" office:value-type="string">
              <text:p text:style-name="P40">75 422 000</text:p>
            </table:table-cell>
            <table:table-cell table:style-name="Tableau31.G3" office:value-type="string">
              <text:p text:style-name="P40">155 990 000</text:p>
            </table:table-cell>
          </table:table-row>
          <table:table-row table:style-name="Tableau31.2">
            <table:table-cell table:style-name="Tableau31.A2" office:value-type="string">
              <text:p text:style-name="P64">127</text:p>
            </table:table-cell>
            <table:table-cell table:style-name="Tableau31.B2" office:value-type="string">
              <text:p text:style-name="P40">1 540 775 000</text:p>
            </table:table-cell>
            <table:table-cell table:style-name="Tableau31.C2" office:value-type="string">
              <text:p text:style-name="P40">13 428 000</text:p>
            </table:table-cell>
            <table:table-cell table:style-name="Tableau31.C2" office:value-type="string">
              <text:p text:style-name="P40">26 856 000</text:p>
            </table:table-cell>
            <table:table-cell table:style-name="Tableau31.C2" office:value-type="string">
              <text:p text:style-name="P40">53 712 000</text:p>
            </table:table-cell>
            <table:table-cell table:style-name="Tableau31.C2" office:value-type="string">
              <text:p text:style-name="P40">80 568 000</text:p>
            </table:table-cell>
            <table:table-cell table:style-name="Tableau31.G2" office:value-type="string">
              <text:p text:style-name="P40">166 427 000</text:p>
            </table:table-cell>
          </table:table-row>
          <table:table-row table:style-name="Tableau31.2">
            <table:table-cell table:style-name="Tableau31.A3" office:value-type="string">
              <text:p text:style-name="P64">128</text:p>
            </table:table-cell>
            <table:table-cell table:style-name="Tableau31.B3" office:value-type="string">
              <text:p text:style-name="P40">1 621 343 000</text:p>
            </table:table-cell>
            <table:table-cell table:style-name="Tableau31.C3" office:value-type="string">
              <text:p text:style-name="P40">14 309 833</text:p>
            </table:table-cell>
            <table:table-cell table:style-name="Tableau31.C3" office:value-type="string">
              <text:p text:style-name="P40">28 619 667</text:p>
            </table:table-cell>
            <table:table-cell table:style-name="Tableau31.C3" office:value-type="string">
              <text:p text:style-name="P40">57 239 333</text:p>
            </table:table-cell>
            <table:table-cell table:style-name="Tableau31.C3" office:value-type="string">
              <text:p text:style-name="P40">85 859 000</text:p>
            </table:table-cell>
            <table:table-cell table:style-name="Tableau31.G3" office:value-type="string">
              <text:p text:style-name="P40">177 261 000</text:p>
            </table:table-cell>
          </table:table-row>
          <table:table-row table:style-name="Tableau31.2">
            <table:table-cell table:style-name="Tableau31.A2" office:value-type="string">
              <text:p text:style-name="P64">129</text:p>
            </table:table-cell>
            <table:table-cell table:style-name="Tableau31.B2" office:value-type="string">
              <text:p text:style-name="P40">1 707 202 000</text:p>
            </table:table-cell>
            <table:table-cell table:style-name="Tableau31.C2" office:value-type="string">
              <text:p text:style-name="P40">15 233 667</text:p>
            </table:table-cell>
            <table:table-cell table:style-name="Tableau31.C2" office:value-type="string">
              <text:p text:style-name="P40">30 467 333</text:p>
            </table:table-cell>
            <table:table-cell table:style-name="Tableau31.C2" office:value-type="string">
              <text:p text:style-name="P40">60 934 667</text:p>
            </table:table-cell>
            <table:table-cell table:style-name="Tableau31.C2" office:value-type="string">
              <text:p text:style-name="P40">91 402 000</text:p>
            </table:table-cell>
            <table:table-cell table:style-name="Tableau31.G2" office:value-type="string">
              <text:p text:style-name="P40">188 487 000</text:p>
            </table:table-cell>
          </table:table-row>
          <table:table-row table:style-name="Tableau31.2">
            <table:table-cell table:style-name="Tableau31.A3" office:value-type="string">
              <text:p text:style-name="P64">130</text:p>
            </table:table-cell>
            <table:table-cell table:style-name="Tableau31.B3" office:value-type="string">
              <text:p text:style-name="P40">1 798 604 000</text:p>
            </table:table-cell>
            <table:table-cell table:style-name="Tableau31.C3" office:value-type="string">
              <text:p text:style-name="P40">16 180 833</text:p>
            </table:table-cell>
            <table:table-cell table:style-name="Tableau31.C3" office:value-type="string">
              <text:p text:style-name="P40">32 361 667</text:p>
            </table:table-cell>
            <table:table-cell table:style-name="Tableau31.C3" office:value-type="string">
              <text:p text:style-name="P40">64 723 333</text:p>
            </table:table-cell>
            <table:table-cell table:style-name="Tableau31.C3" office:value-type="string">
              <text:p text:style-name="P40">97 085 000</text:p>
            </table:table-cell>
            <table:table-cell table:style-name="Tableau31.G3" office:value-type="string">
              <text:p text:style-name="P40">200 096 000</text:p>
            </table:table-cell>
          </table:table-row>
          <table:table-row table:style-name="Tableau31.2">
            <table:table-cell table:style-name="Tableau31.A2" office:value-type="string">
              <text:p text:style-name="P64">131</text:p>
            </table:table-cell>
            <table:table-cell table:style-name="Tableau31.B2" office:value-type="string">
              <text:p text:style-name="P40">1 895 689 000</text:p>
            </table:table-cell>
            <table:table-cell table:style-name="Tableau31.C2" office:value-type="string">
              <text:p text:style-name="P40">17 168 500</text:p>
            </table:table-cell>
            <table:table-cell table:style-name="Tableau31.C2" office:value-type="string">
              <text:p text:style-name="P40">34 337 000</text:p>
            </table:table-cell>
            <table:table-cell table:style-name="Tableau31.C2" office:value-type="string">
              <text:p text:style-name="P40">68 674 000</text:p>
            </table:table-cell>
            <table:table-cell table:style-name="Tableau31.C2" office:value-type="string">
              <text:p text:style-name="P40">103 011 000</text:p>
            </table:table-cell>
            <table:table-cell table:style-name="Tableau31.G2" office:value-type="string">
              <text:p text:style-name="P40">212 275 000</text:p>
            </table:table-cell>
          </table:table-row>
          <table:table-row table:style-name="Tableau31.2">
            <table:table-cell table:style-name="Tableau31.A3" office:value-type="string">
              <text:p text:style-name="P64">132</text:p>
            </table:table-cell>
            <table:table-cell table:style-name="Tableau31.B3" office:value-type="string">
              <text:p text:style-name="P40">1 998 700 000</text:p>
            </table:table-cell>
            <table:table-cell table:style-name="Tableau31.C3" office:value-type="string">
              <text:p text:style-name="P40">18 210 667</text:p>
            </table:table-cell>
            <table:table-cell table:style-name="Tableau31.C3" office:value-type="string">
              <text:p text:style-name="P40">36 421 333</text:p>
            </table:table-cell>
            <table:table-cell table:style-name="Tableau31.C3" office:value-type="string">
              <text:p text:style-name="P40">72 842 667</text:p>
            </table:table-cell>
            <table:table-cell table:style-name="Tableau31.C3" office:value-type="string">
              <text:p text:style-name="P40">109 264 000</text:p>
            </table:table-cell>
            <table:table-cell table:style-name="Tableau31.G3" office:value-type="string">
              <text:p text:style-name="P40">224 894 548</text:p>
            </table:table-cell>
          </table:table-row>
          <table:table-row table:style-name="Tableau31.2">
            <table:table-cell table:style-name="Tableau31.A134" office:value-type="string">
              <text:p text:style-name="P64">133</text:p>
            </table:table-cell>
            <table:table-cell table:style-name="Tableau31.C2" office:value-type="string">
              <text:p text:style-name="P40">2 107 964 000</text:p>
            </table:table-cell>
            <table:table-cell table:style-name="Tableau31.C2" office:value-type="string">
              <text:p text:style-name="P40"><text:span text:style-name="T8"><text:s text:c="5"/></text:span>19 271 758 <text:s text:c="2"/></text:p>
            </table:table-cell>
            <table:table-cell table:style-name="Tableau31.C2" office:value-type="string">
              <text:p text:style-name="P40"><text:span text:style-name="T8"><text:s text:c="5"/></text:span>38 543 516 <text:s text:c="2"/></text:p>
            </table:table-cell>
            <table:table-cell table:style-name="Tableau31.C2" office:value-type="string">
              <text:p text:style-name="P40"><text:span text:style-name="T8"><text:s text:c="5"/></text:span>77 087 032 <text:s text:c="2"/></text:p>
            </table:table-cell>
            <table:table-cell table:style-name="Tableau31.C2" office:value-type="string">
              <text:p text:style-name="P40">115 630 548</text:p>
            </table:table-cell>
            <table:table-cell table:style-name="Tableau31.G2" office:value-type="string">
              <text:p text:style-name="P42">237 895 740</text:p>
            </table:table-cell>
          </table:table-row>
          <table:table-row table:style-name="Tableau31.2">
            <table:table-cell table:style-name="Tableau31.A135" office:value-type="string">
              <text:p text:style-name="P65">134</text:p>
            </table:table-cell>
            <table:table-cell table:style-name="Tableau31.C3" office:value-type="string">
              <text:p text:style-name="P42">2 223 594 548</text:p>
            </table:table-cell>
            <table:table-cell table:style-name="Tableau31.C3" office:value-type="string">
              <text:p text:style-name="P42"><text:span text:style-name="T8"><text:s text:c="5"/></text:span>20 377 532 <text:s text:c="2"/></text:p>
            </table:table-cell>
            <table:table-cell table:style-name="Tableau31.C3" office:value-type="string">
              <text:p text:style-name="P42"><text:span text:style-name="T8"><text:s text:c="5"/></text:span>40 755 064 <text:s text:c="2"/></text:p>
            </table:table-cell>
            <table:table-cell table:style-name="Tableau31.C3" office:value-type="string">
              <text:p text:style-name="P42"><text:span text:style-name="T8"><text:s text:c="5"/></text:span>81 510 128 <text:s text:c="2"/></text:p>
            </table:table-cell>
            <table:table-cell table:style-name="Tableau31.C3" office:value-type="string">
              <text:p text:style-name="P42">122 265 192</text:p>
            </table:table-cell>
            <table:table-cell table:style-name="Tableau31.G3" office:value-type="string">
              <text:p text:style-name="P40">251 402 152</text:p>
            </table:table-cell>
          </table:table-row>
          <table:table-row table:style-name="Tableau31.2">
            <table:table-cell table:style-name="Tableau31.A134" office:value-type="string">
              <text:p text:style-name="P65">135</text:p>
            </table:table-cell>
            <table:table-cell table:style-name="Tableau31.C2" office:value-type="string">
              <text:p text:style-name="P42">2 345 859 740</text:p>
            </table:table-cell>
            <table:table-cell table:style-name="Tableau31.C2" office:value-type="string">
              <text:p text:style-name="P42"><text:span text:style-name="T8"><text:s text:c="5"/></text:span>21 522 827 <text:s text:c="2"/></text:p>
            </table:table-cell>
            <table:table-cell table:style-name="Tableau31.C2" office:value-type="string">
              <text:p text:style-name="P42"><text:span text:style-name="T8"><text:s text:c="5"/></text:span>43 045 653 <text:s text:c="2"/></text:p>
            </table:table-cell>
            <table:table-cell table:style-name="Tableau31.C2" office:value-type="string">
              <text:p text:style-name="P42"><text:span text:style-name="T8"><text:s text:c="5"/></text:span>86 091 307 <text:s text:c="2"/></text:p>
            </table:table-cell>
            <table:table-cell table:style-name="Tableau31.C2" office:value-type="string">
              <text:p text:style-name="P42">129 136 960</text:p>
            </table:table-cell>
            <table:table-cell table:style-name="Tableau31.G2" office:value-type="string">
              <text:p text:style-name="P42">265 387 179</text:p>
            </table:table-cell>
          </table:table-row>
          <table:table-row table:style-name="Tableau31.2">
            <table:table-cell table:style-name="Tableau31.A135" office:value-type="string">
              <text:p text:style-name="P65">136</text:p>
            </table:table-cell>
            <table:table-cell table:style-name="Tableau31.C3" office:value-type="string">
              <text:p text:style-name="P42">2 474 996 700</text:p>
            </table:table-cell>
            <table:table-cell table:style-name="Tableau31.C3" office:value-type="string">
              <text:p text:style-name="P42"><text:span text:style-name="T8"><text:s text:c="5"/></text:span>22 708 370 <text:s text:c="2"/></text:p>
            </table:table-cell>
            <table:table-cell table:style-name="Tableau31.C3" office:value-type="string">
              <text:p text:style-name="P42"><text:span text:style-name="T8"><text:s text:c="5"/></text:span>45 416 740 <text:s text:c="2"/></text:p>
            </table:table-cell>
            <table:table-cell table:style-name="Tableau31.C3" office:value-type="string">
              <text:p text:style-name="P42"><text:span text:style-name="T8"><text:s text:c="5"/></text:span>90 833 479 <text:s text:c="2"/></text:p>
            </table:table-cell>
            <table:table-cell table:style-name="Tableau31.C3" office:value-type="string">
              <text:p text:style-name="P42">136 250 219</text:p>
            </table:table-cell>
            <table:table-cell table:style-name="Tableau31.G3" office:value-type="string">
              <text:p text:style-name="P42">279 859 629</text:p>
            </table:table-cell>
          </table:table-row>
          <table:table-row table:style-name="Tableau31.2">
            <table:table-cell table:style-name="Tableau31.A134" office:value-type="string">
              <text:p text:style-name="P65">137</text:p>
            </table:table-cell>
            <table:table-cell table:style-name="Tableau31.C2" office:value-type="string">
              <text:p text:style-name="P42">2 611 246 919</text:p>
            </table:table-cell>
            <table:table-cell table:style-name="Tableau31.C2" office:value-type="string">
              <text:p text:style-name="P42"><text:span text:style-name="T8"><text:s text:c="5"/></text:span>23 934 902 <text:s text:c="2"/></text:p>
            </table:table-cell>
            <table:table-cell table:style-name="Tableau31.C2" office:value-type="string">
              <text:p text:style-name="P42"><text:span text:style-name="T8"><text:s text:c="5"/></text:span>47 869 803 <text:s text:c="2"/></text:p>
            </table:table-cell>
            <table:table-cell table:style-name="Tableau31.C2" office:value-type="string">
              <text:p text:style-name="P42"><text:span text:style-name="T8"><text:s text:c="5"/></text:span>95 739 607 <text:s text:c="2"/></text:p>
            </table:table-cell>
            <table:table-cell table:style-name="Tableau31.C2" office:value-type="string">
              <text:p text:style-name="P42">143 609 410</text:p>
            </table:table-cell>
            <table:table-cell table:style-name="Tableau31.G2" office:value-type="string">
              <text:p text:style-name="P42">294 828 407</text:p>
            </table:table-cell>
          </table:table-row>
          <table:table-row table:style-name="Tableau31.2">
            <table:table-cell table:style-name="Tableau31.A135" office:value-type="string">
              <text:p text:style-name="P65">138</text:p>
            </table:table-cell>
            <table:table-cell table:style-name="Tableau31.C3" office:value-type="string">
              <text:p text:style-name="P42">2 754 856 329</text:p>
            </table:table-cell>
            <table:table-cell table:style-name="Tableau31.C3" office:value-type="string">
              <text:p text:style-name="P42"><text:span text:style-name="T8"><text:s text:c="5"/></text:span>25 203 166 <text:s text:c="2"/></text:p>
            </table:table-cell>
            <table:table-cell table:style-name="Tableau31.C3" office:value-type="string">
              <text:p text:style-name="P42"><text:span text:style-name="T8"><text:s text:c="5"/></text:span>50 406 332 <text:s text:c="2"/></text:p>
            </table:table-cell>
            <table:table-cell table:style-name="Tableau31.C3" office:value-type="string">
              <text:p text:style-name="P42"><text:span text:style-name="T8"><text:s text:c="4"/></text:span>100 812 665 <text:s text:c="2"/></text:p>
            </table:table-cell>
            <table:table-cell table:style-name="Tableau31.C3" office:value-type="string">
              <text:p text:style-name="P42">151 218 997</text:p>
            </table:table-cell>
            <table:table-cell table:style-name="Tableau31.G3" office:value-type="string">
              <text:p text:style-name="P42">310 302 469</text:p>
            </table:table-cell>
          </table:table-row>
          <table:table-row table:style-name="Tableau31.2">
            <table:table-cell table:style-name="Tableau31.A134" office:value-type="string">
              <text:p text:style-name="P65">139</text:p>
            </table:table-cell>
            <table:table-cell table:style-name="Tableau31.C2" office:value-type="string">
              <text:p text:style-name="P42">2 906 075 326</text:p>
            </table:table-cell>
            <table:table-cell table:style-name="Tableau31.C2" office:value-type="string">
              <text:p text:style-name="P42"><text:span text:style-name="T8"><text:s text:c="5"/></text:span>26 513 912 <text:s text:c="2"/></text:p>
            </table:table-cell>
            <table:table-cell table:style-name="Tableau31.C2" office:value-type="string">
              <text:p text:style-name="P42"><text:span text:style-name="T8"><text:s text:c="5"/></text:span>53 027 824 <text:s text:c="2"/></text:p>
            </table:table-cell>
            <table:table-cell table:style-name="Tableau31.C2" office:value-type="string">
              <text:p text:style-name="P42"><text:span text:style-name="T8"><text:s text:c="4"/></text:span>106 055 648 <text:s text:c="2"/></text:p>
            </table:table-cell>
            <table:table-cell table:style-name="Tableau31.C2" office:value-type="string">
              <text:p text:style-name="P42">159 083 472</text:p>
            </table:table-cell>
            <table:table-cell table:style-name="Tableau31.G2" office:value-type="string">
              <text:p text:style-name="P42">326 290 819</text:p>
            </table:table-cell>
          </table:table-row>
          <table:table-row table:style-name="Tableau31.2">
            <table:table-cell table:style-name="Tableau31.A135" office:value-type="string">
              <text:p text:style-name="P65">140</text:p>
            </table:table-cell>
            <table:table-cell table:style-name="Tableau31.C3" office:value-type="string">
              <text:p text:style-name="P42">3 065 158 798</text:p>
            </table:table-cell>
            <table:table-cell table:style-name="Tableau31.C3" office:value-type="string">
              <text:p text:style-name="P42"><text:span text:style-name="T8"><text:s text:c="5"/></text:span>27 867 891 <text:s text:c="2"/></text:p>
            </table:table-cell>
            <table:table-cell table:style-name="Tableau31.C3" office:value-type="string">
              <text:p text:style-name="P42"><text:span text:style-name="T8"><text:s text:c="5"/></text:span>55 735 782 <text:s text:c="2"/></text:p>
            </table:table-cell>
            <table:table-cell table:style-name="Tableau31.C3" office:value-type="string">
              <text:p text:style-name="P42"><text:span text:style-name="T8"><text:s text:c="4"/></text:span>111 471 565 <text:s text:c="2"/></text:p>
            </table:table-cell>
            <table:table-cell table:style-name="Tableau31.C3" office:value-type="string">
              <text:p text:style-name="P42">167 207 347</text:p>
            </table:table-cell>
            <table:table-cell table:style-name="Tableau31.G3" office:value-type="string">
              <text:p text:style-name="P42">342 802 508</text:p>
            </table:table-cell>
          </table:table-row>
          <table:table-row table:style-name="Tableau31.2">
            <table:table-cell table:style-name="Tableau31.A134" office:value-type="string">
              <text:p text:style-name="P65">141</text:p>
            </table:table-cell>
            <table:table-cell table:style-name="Tableau31.C2" office:value-type="string">
              <text:p text:style-name="P42">3 232 366 145</text:p>
            </table:table-cell>
            <table:table-cell table:style-name="Tableau31.C2" office:value-type="string">
              <text:p text:style-name="P42"><text:span text:style-name="T8"><text:s text:c="5"/></text:span>29 265 860 <text:s text:c="2"/></text:p>
            </table:table-cell>
            <table:table-cell table:style-name="Tableau31.C2" office:value-type="string">
              <text:p text:style-name="P42"><text:span text:style-name="T8"><text:s text:c="5"/></text:span>58 531 720 <text:s text:c="2"/></text:p>
            </table:table-cell>
            <table:table-cell table:style-name="Tableau31.C2" office:value-type="string">
              <text:p text:style-name="P42"><text:span text:style-name="T8"><text:s text:c="4"/></text:span>117 063 441 <text:s text:c="2"/></text:p>
            </table:table-cell>
            <table:table-cell table:style-name="Tableau31.C2" office:value-type="string">
              <text:p text:style-name="P42">175 595 161</text:p>
            </table:table-cell>
            <table:table-cell table:style-name="Tableau31.G2" office:value-type="string">
              <text:p text:style-name="P42">359 846 635</text:p>
            </table:table-cell>
          </table:table-row>
          <table:table-row table:style-name="Tableau31.2">
            <table:table-cell table:style-name="Tableau31.A135" office:value-type="string">
              <text:p text:style-name="P65">142</text:p>
            </table:table-cell>
            <table:table-cell table:style-name="Tableau31.C3" office:value-type="string">
              <text:p text:style-name="P42">3 407 961 306</text:p>
            </table:table-cell>
            <table:table-cell table:style-name="Tableau31.C3" office:value-type="string">
              <text:p text:style-name="P42"><text:span text:style-name="T8"><text:s text:c="5"/></text:span>30 708 579 <text:s text:c="2"/></text:p>
            </table:table-cell>
            <table:table-cell table:style-name="Tableau31.C3" office:value-type="string">
              <text:p text:style-name="P42"><text:span text:style-name="T8"><text:s text:c="5"/></text:span>61 417 158 <text:s text:c="2"/></text:p>
            </table:table-cell>
            <table:table-cell table:style-name="Tableau31.C3" office:value-type="string">
              <text:p text:style-name="P42"><text:span text:style-name="T8"><text:s text:c="4"/></text:span>122 834 316 <text:s text:c="2"/></text:p>
            </table:table-cell>
            <table:table-cell table:style-name="Tableau31.C3" office:value-type="string">
              <text:p text:style-name="P42">184 251 474</text:p>
            </table:table-cell>
            <table:table-cell table:style-name="Tableau31.G3" office:value-type="string">
              <text:p text:style-name="P42">377 432 351</text:p>
            </table:table-cell>
          </table:table-row>
          <table:table-row table:style-name="Tableau31.2">
            <table:table-cell table:style-name="Tableau31.A134" office:value-type="string">
              <text:p text:style-name="P65">143</text:p>
            </table:table-cell>
            <table:table-cell table:style-name="Tableau31.C2" office:value-type="string">
              <text:p text:style-name="P42">3 592 212 780</text:p>
            </table:table-cell>
            <table:table-cell table:style-name="Tableau31.C2" office:value-type="string">
              <text:p text:style-name="P42"><text:span text:style-name="T8"><text:s text:c="5"/></text:span>32 196 813 <text:s text:c="2"/></text:p>
            </table:table-cell>
            <table:table-cell table:style-name="Tableau31.C2" office:value-type="string">
              <text:p text:style-name="P42"><text:span text:style-name="T8"><text:s text:c="5"/></text:span>64 393 626 <text:s text:c="2"/></text:p>
            </table:table-cell>
            <table:table-cell table:style-name="Tableau31.C2" office:value-type="string">
              <text:p text:style-name="P42"><text:span text:style-name="T8"><text:s text:c="4"/></text:span>128 787 251 <text:s text:c="2"/></text:p>
            </table:table-cell>
            <table:table-cell table:style-name="Tableau31.C2" office:value-type="string">
              <text:p text:style-name="P42">193 180 877</text:p>
            </table:table-cell>
            <table:table-cell table:style-name="Tableau31.G2" office:value-type="string">
              <text:p text:style-name="P42">407 512 789</text:p>
            </table:table-cell>
          </table:table-row>
          <table:table-row table:style-name="Tableau31.2">
            <table:table-cell table:style-name="Tableau31.A135" office:value-type="string">
              <text:p text:style-name="P65">144</text:p>
            </table:table-cell>
            <table:table-cell table:style-name="Tableau31.C3" office:value-type="string">
              <text:p text:style-name="P42">3 785 393 657</text:p>
            </table:table-cell>
            <table:table-cell table:style-name="Tableau31.C3" office:value-type="string">
              <text:p text:style-name="P42"><text:span text:style-name="T8"><text:s text:c="5"/></text:span>35 721 985 <text:s text:c="2"/></text:p>
            </table:table-cell>
            <table:table-cell table:style-name="Tableau31.C3" office:value-type="string">
              <text:p text:style-name="P42"><text:span text:style-name="T8"><text:s text:c="5"/></text:span>71 443 971 <text:s text:c="2"/></text:p>
            </table:table-cell>
            <table:table-cell table:style-name="Tableau31.C3" office:value-type="string">
              <text:p text:style-name="P42"><text:span text:style-name="T8"><text:s text:c="4"/></text:span>142 887 941 <text:s text:c="2"/></text:p>
            </table:table-cell>
            <table:table-cell table:style-name="Tableau31.C3" office:value-type="string">
              <text:p text:style-name="P42">214 331 912</text:p>
            </table:table-cell>
            <table:table-cell table:style-name="Tableau31.G3" office:value-type="string">
              <text:p text:style-name="P42">450 722 513</text:p>
            </table:table-cell>
          </table:table-row>
          <table:table-row table:style-name="Tableau31.146">
            <table:table-cell table:style-name="Tableau31.A134" office:value-type="string">
              <text:p text:style-name="P65">145</text:p>
            </table:table-cell>
            <table:table-cell table:style-name="Tableau31.C2" office:value-type="string">
              <text:p text:style-name="P42">3 999 725 569</text:p>
            </table:table-cell>
            <table:table-cell table:style-name="Tableau31.C2" office:value-type="string">
              <text:p text:style-name="P42"><text:span text:style-name="T8"><text:s text:c="5"/></text:span>39 398 434 <text:s text:c="2"/></text:p>
            </table:table-cell>
            <table:table-cell table:style-name="Tableau31.C2" office:value-type="string">
              <text:p text:style-name="P42"><text:span text:style-name="T8"><text:s text:c="5"/></text:span>78 796 867 <text:s text:c="2"/></text:p>
            </table:table-cell>
            <table:table-cell table:style-name="Tableau31.C2" office:value-type="string">
              <text:p text:style-name="P42"><text:span text:style-name="T8"><text:s text:c="4"/></text:span>157 593 734 <text:s text:c="2"/></text:p>
            </table:table-cell>
            <table:table-cell table:style-name="Tableau31.C2" office:value-type="string">
              <text:p text:style-name="P42">236 390 601</text:p>
            </table:table-cell>
            <table:table-cell table:style-name="Tableau31.G2" office:value-type="string">
              <text:p text:style-name="P42">495 765 209</text:p>
            </table:table-cell>
          </table:table-row>
          <table:table-row table:style-name="Tableau31.2">
            <table:table-cell table:style-name="Tableau31.A135" office:value-type="string">
              <text:p text:style-name="P65">146</text:p>
            </table:table-cell>
            <table:table-cell table:style-name="Tableau31.C3" office:value-type="string">
              <text:p text:style-name="P42">4 236 116 170</text:p>
            </table:table-cell>
            <table:table-cell table:style-name="Tableau31.C3" office:value-type="string">
              <text:p text:style-name="P42"><text:span text:style-name="T8"><text:s text:c="5"/></text:span>43 229 101 <text:s text:c="2"/></text:p>
            </table:table-cell>
            <table:table-cell table:style-name="Tableau31.C3" office:value-type="string">
              <text:p text:style-name="P42"><text:span text:style-name="T8"><text:s text:c="5"/></text:span>86 458 203 <text:s text:c="2"/></text:p>
            </table:table-cell>
            <table:table-cell table:style-name="Tableau31.C3" office:value-type="string">
              <text:p text:style-name="P42"><text:span text:style-name="T8"><text:s text:c="4"/></text:span>172 916 405 <text:s text:c="2"/></text:p>
            </table:table-cell>
            <table:table-cell table:style-name="Tableau31.C3" office:value-type="string">
              <text:p text:style-name="P42">259 374 608</text:p>
            </table:table-cell>
            <table:table-cell table:style-name="Tableau31.G3" office:value-type="string">
              <text:p text:style-name="P42">542 676 302</text:p>
            </table:table-cell>
          </table:table-row>
          <table:table-row table:style-name="Tableau31.2">
            <table:table-cell table:style-name="Tableau31.A134" office:value-type="string">
              <text:p text:style-name="P65">147</text:p>
            </table:table-cell>
            <table:table-cell table:style-name="Tableau31.C2" office:value-type="string">
              <text:p text:style-name="P42">4 495 490 778</text:p>
            </table:table-cell>
            <table:table-cell table:style-name="Tableau31.C2" office:value-type="string">
              <text:p text:style-name="P42"><text:span text:style-name="T8"><text:s text:c="5"/></text:span>47 216 949 <text:s text:c="2"/></text:p>
            </table:table-cell>
            <table:table-cell table:style-name="Tableau31.C2" office:value-type="string">
              <text:p text:style-name="P42"><text:span text:style-name="T8"><text:s text:c="5"/></text:span>94 433 898 <text:s text:c="2"/></text:p>
            </table:table-cell>
            <table:table-cell table:style-name="Tableau31.C2" office:value-type="string">
              <text:p text:style-name="P42"><text:span text:style-name="T8"><text:s text:c="4"/></text:span>188 867 796 <text:s text:c="2"/></text:p>
            </table:table-cell>
            <table:table-cell table:style-name="Tableau31.C2" office:value-type="string">
              <text:p text:style-name="P42">283 301 694</text:p>
            </table:table-cell>
            <table:table-cell table:style-name="Tableau31.G2" office:value-type="string">
              <text:p text:style-name="P42">591 491 410</text:p>
            </table:table-cell>
          </table:table-row>
          <table:table-row table:style-name="Tableau31.2">
            <table:table-cell table:style-name="Tableau31.A135" office:value-type="string">
              <text:p text:style-name="P65">148</text:p>
            </table:table-cell>
            <table:table-cell table:style-name="Tableau31.C3" office:value-type="string">
              <text:p text:style-name="P42">4 778 792 472</text:p>
            </table:table-cell>
            <table:table-cell table:style-name="Tableau31.C3" office:value-type="string">
              <text:p text:style-name="P42"><text:span text:style-name="T8"><text:s text:c="5"/></text:span>51 364 953 <text:s text:c="2"/></text:p>
            </table:table-cell>
            <table:table-cell table:style-name="Tableau31.C3" office:value-type="string">
              <text:p text:style-name="P42"><text:span text:style-name="T8"><text:s text:c="4"/></text:span>102 729 905 <text:s text:c="2"/></text:p>
            </table:table-cell>
            <table:table-cell table:style-name="Tableau31.C3" office:value-type="string">
              <text:p text:style-name="P42"><text:span text:style-name="T8"><text:s text:c="4"/></text:span>205 459 811 <text:s text:c="2"/></text:p>
            </table:table-cell>
            <table:table-cell table:style-name="Tableau31.C3" office:value-type="string">
              <text:p text:style-name="P42">308 189 716</text:p>
            </table:table-cell>
            <table:table-cell table:style-name="Tableau31.G3" office:value-type="string">
              <text:p text:style-name="P42">642 246 344</text:p>
            </table:table-cell>
          </table:table-row>
          <table:table-row table:style-name="Tableau31.2">
            <table:table-cell table:style-name="Tableau31.A134" office:value-type="string">
              <text:p text:style-name="P65">149</text:p>
            </table:table-cell>
            <table:table-cell table:style-name="Tableau31.C2" office:value-type="string">
              <text:p text:style-name="P42">5 086 982 188</text:p>
            </table:table-cell>
            <table:table-cell table:style-name="Tableau31.C2" office:value-type="string">
              <text:p text:style-name="P42"><text:span text:style-name="T8"><text:s text:c="5"/></text:span>55 676 105 <text:s text:c="2"/></text:p>
            </table:table-cell>
            <table:table-cell table:style-name="Tableau31.C2" office:value-type="string">
              <text:p text:style-name="P42"><text:span text:style-name="T8"><text:s text:c="4"/></text:span>111 352 209 <text:s text:c="2"/></text:p>
            </table:table-cell>
            <table:table-cell table:style-name="Tableau31.C2" office:value-type="string">
              <text:p text:style-name="P42"><text:span text:style-name="T8"><text:s text:c="4"/></text:span>222 704 419 <text:s text:c="2"/></text:p>
            </table:table-cell>
            <table:table-cell table:style-name="Tableau31.C2" office:value-type="string">
              <text:p text:style-name="P42">334 056 628</text:p>
            </table:table-cell>
            <table:table-cell table:style-name="Tableau31.G2" office:value-type="string">
              <text:p text:style-name="P42">694 977 113</text:p>
            </table:table-cell>
          </table:table-row>
          <table:table-row table:style-name="Tableau31.2">
            <table:table-cell table:style-name="Tableau31.A135" office:value-type="string">
              <text:p text:style-name="P65">150</text:p>
            </table:table-cell>
            <table:table-cell table:style-name="Tableau31.C3" office:value-type="string">
              <text:p text:style-name="P42">5 421 038 816</text:p>
            </table:table-cell>
            <table:table-cell table:style-name="Tableau31.C3" office:value-type="string">
              <text:p text:style-name="P42"><text:span text:style-name="T8"><text:s text:c="5"/></text:span>60 153 414 <text:s text:c="2"/></text:p>
            </table:table-cell>
            <table:table-cell table:style-name="Tableau31.C3" office:value-type="string">
              <text:p text:style-name="P42"><text:span text:style-name="T8"><text:s text:c="4"/></text:span>120 306 828 <text:s text:c="2"/></text:p>
            </table:table-cell>
            <table:table-cell table:style-name="Tableau31.C3" office:value-type="string">
              <text:p text:style-name="P42"><text:span text:style-name="T8"><text:s text:c="4"/></text:span>240 613 657 <text:s text:c="2"/></text:p>
            </table:table-cell>
            <table:table-cell table:style-name="Tableau31.C3" office:value-type="string">
              <text:p text:style-name="P42">360 920 485</text:p>
            </table:table-cell>
            <table:table-cell table:style-name="Tableau31.G3" office:value-type="string">
              <text:p text:style-name="P42">749 719 919</text:p>
            </table:table-cell>
          </table:table-row>
          <table:table-row table:style-name="Tableau31.2">
            <table:table-cell table:style-name="Tableau31.A134" office:value-type="string">
              <text:p text:style-name="P65">151</text:p>
            </table:table-cell>
            <table:table-cell table:style-name="Tableau31.C2" office:value-type="string">
              <text:p text:style-name="P42">5 781 959 301</text:p>
            </table:table-cell>
            <table:table-cell table:style-name="Tableau31.C2" office:value-type="string">
              <text:p text:style-name="P42"><text:span text:style-name="T8"><text:s text:c="5"/></text:span>64 799 906 <text:s text:c="2"/></text:p>
            </table:table-cell>
            <table:table-cell table:style-name="Tableau31.C2" office:value-type="string">
              <text:p text:style-name="P42"><text:span text:style-name="T8"><text:s text:c="4"/></text:span>129 599 811 <text:s text:c="2"/></text:p>
            </table:table-cell>
            <table:table-cell table:style-name="Tableau31.C2" office:value-type="string">
              <text:p text:style-name="P42"><text:span text:style-name="T8"><text:s text:c="4"/></text:span>259 199 623 <text:s text:c="2"/></text:p>
            </table:table-cell>
            <table:table-cell table:style-name="Tableau31.C2" office:value-type="string">
              <text:p text:style-name="P42">388 799 434</text:p>
            </table:table-cell>
            <table:table-cell table:style-name="Tableau31.G2" office:value-type="string">
              <text:p text:style-name="P42">806 511 153</text:p>
            </table:table-cell>
          </table:table-row>
          <table:table-row table:style-name="Tableau31.2">
            <table:table-cell table:style-name="Tableau31.A135" office:value-type="string">
              <text:p text:style-name="P65">152</text:p>
            </table:table-cell>
            <table:table-cell table:style-name="Tableau31.C3" office:value-type="string">
              <text:p text:style-name="P42">6 170 758 735</text:p>
            </table:table-cell>
            <table:table-cell table:style-name="Tableau31.C3" office:value-type="string">
              <text:p text:style-name="P42"><text:span text:style-name="T8"><text:s text:c="5"/></text:span>69 618 620 <text:s text:c="2"/></text:p>
            </table:table-cell>
            <table:table-cell table:style-name="Tableau31.C3" office:value-type="string">
              <text:p text:style-name="P42"><text:span text:style-name="T8"><text:s text:c="4"/></text:span>139 237 240 <text:s text:c="2"/></text:p>
            </table:table-cell>
            <table:table-cell table:style-name="Tableau31.C3" office:value-type="string">
              <text:p text:style-name="P42"><text:span text:style-name="T8"><text:s text:c="4"/></text:span>278 474 479 <text:s text:c="2"/></text:p>
            </table:table-cell>
            <table:table-cell table:style-name="Tableau31.C3" office:value-type="string">
              <text:p text:style-name="P42">417 711 719</text:p>
            </table:table-cell>
            <table:table-cell table:style-name="Tableau31.G3" office:value-type="string">
              <text:p text:style-name="P42">865 387 398</text:p>
            </table:table-cell>
          </table:table-row>
          <table:table-row table:style-name="Tableau31.2">
            <table:table-cell table:style-name="Tableau31.A134" office:value-type="string">
              <text:p text:style-name="P65">153</text:p>
            </table:table-cell>
            <table:table-cell table:style-name="Tableau31.C2" office:value-type="string">
              <text:p text:style-name="P42">6 588 470 454</text:p>
            </table:table-cell>
            <table:table-cell table:style-name="Tableau31.C2" office:value-type="string">
              <text:p text:style-name="P42"><text:span text:style-name="T8"><text:s text:c="5"/></text:span>74 612 613 <text:s text:c="2"/></text:p>
            </table:table-cell>
            <table:table-cell table:style-name="Tableau31.C2" office:value-type="string">
              <text:p text:style-name="P42"><text:span text:style-name="T8"><text:s text:c="4"/></text:span>149 225 226 <text:s text:c="2"/></text:p>
            </table:table-cell>
            <table:table-cell table:style-name="Tableau31.C2" office:value-type="string">
              <text:p text:style-name="P42"><text:span text:style-name="T8"><text:s text:c="4"/></text:span>298 450 453 <text:s text:c="2"/></text:p>
            </table:table-cell>
            <table:table-cell table:style-name="Tableau31.C2" office:value-type="string">
              <text:p text:style-name="P42">447 675 679</text:p>
            </table:table-cell>
            <table:table-cell table:style-name="Tableau31.G2" office:value-type="string">
              <text:p text:style-name="P42">926 385 427</text:p>
            </table:table-cell>
          </table:table-row>
          <table:table-row table:style-name="Tableau31.2">
            <table:table-cell table:style-name="Tableau31.A135" office:value-type="string">
              <text:p text:style-name="P65">154</text:p>
            </table:table-cell>
            <table:table-cell table:style-name="Tableau31.C3" office:value-type="string">
              <text:p text:style-name="P42">7 036 146 133</text:p>
            </table:table-cell>
            <table:table-cell table:style-name="Tableau31.C3" office:value-type="string">
              <text:p text:style-name="P42"><text:span text:style-name="T8"><text:s text:c="5"/></text:span>79 784 958 <text:s text:c="2"/></text:p>
            </table:table-cell>
            <table:table-cell table:style-name="Tableau31.C3" office:value-type="string">
              <text:p text:style-name="P42"><text:span text:style-name="T8"><text:s text:c="4"/></text:span>159 569 916 <text:s text:c="2"/></text:p>
            </table:table-cell>
            <table:table-cell table:style-name="Tableau31.C3" office:value-type="string">
              <text:p text:style-name="P42"><text:span text:style-name="T8"><text:s text:c="4"/></text:span>319 139 832 <text:s text:c="2"/></text:p>
            </table:table-cell>
            <table:table-cell table:style-name="Tableau31.C3" office:value-type="string">
              <text:p text:style-name="P42">478 709 748</text:p>
            </table:table-cell>
            <table:table-cell table:style-name="Tableau31.G3" office:value-type="string">
              <text:p text:style-name="P42">989 542 204</text:p>
            </table:table-cell>
          </table:table-row>
          <table:table-row table:style-name="Tableau31.2">
            <table:table-cell table:style-name="Tableau31.A134" office:value-type="string">
              <text:p text:style-name="P65">155</text:p>
            </table:table-cell>
            <table:table-cell table:style-name="Tableau31.C2" office:value-type="string">
              <text:p text:style-name="P42">7 514 855 881</text:p>
            </table:table-cell>
            <table:table-cell table:style-name="Tableau31.C2" office:value-type="string">
              <text:p text:style-name="P42"><text:span text:style-name="T8"><text:s text:c="5"/></text:span>85 138 743 <text:s text:c="2"/></text:p>
            </table:table-cell>
            <table:table-cell table:style-name="Tableau31.C2" office:value-type="string">
              <text:p text:style-name="P42"><text:span text:style-name="T8"><text:s text:c="4"/></text:span>170 277 485 <text:s text:c="2"/></text:p>
            </table:table-cell>
            <table:table-cell table:style-name="Tableau31.C2" office:value-type="string">
              <text:p text:style-name="P42"><text:span text:style-name="T8"><text:s text:c="4"/></text:span>340 554 971 <text:s text:c="2"/></text:p>
            </table:table-cell>
            <table:table-cell table:style-name="Tableau31.C2" office:value-type="string">
              <text:p text:style-name="P42">510 832 456</text:p>
            </table:table-cell>
            <table:table-cell table:style-name="Tableau31.G2" office:value-type="string">
              <text:p text:style-name="P42">1 054 894 881</text:p>
            </table:table-cell>
          </table:table-row>
          <table:table-row table:style-name="Tableau31.157">
            <table:table-cell table:style-name="Tableau31.A135" office:value-type="string">
              <text:p text:style-name="P65">156</text:p>
            </table:table-cell>
            <table:table-cell table:style-name="Tableau31.C3" office:value-type="string">
              <text:p text:style-name="P42">8 025 688 337</text:p>
            </table:table-cell>
            <table:table-cell table:style-name="Tableau31.C3" office:value-type="string">
              <text:p text:style-name="P42"><text:span text:style-name="T8"><text:s text:c="5"/></text:span>90 677 071 <text:s text:c="2"/></text:p>
            </table:table-cell>
            <table:table-cell table:style-name="Tableau31.C3" office:value-type="string">
              <text:p text:style-name="P42"><text:span text:style-name="T8"><text:s text:c="4"/></text:span>181 354 142 <text:s text:c="2"/></text:p>
            </table:table-cell>
            <table:table-cell table:style-name="Tableau31.C3" office:value-type="string">
              <text:p text:style-name="P42"><text:span text:style-name="T8"><text:s text:c="4"/></text:span>362 708 283 <text:s text:c="2"/></text:p>
            </table:table-cell>
            <table:table-cell table:style-name="Tableau31.C3" office:value-type="string">
              <text:p text:style-name="P42">544 062 425</text:p>
            </table:table-cell>
            <table:table-cell table:style-name="Tableau31.G3" office:value-type="string">
              <text:p text:style-name="P42">1 122 480 794</text:p>
            </table:table-cell>
          </table:table-row>
          <table:table-row table:style-name="Tableau31.2">
            <table:table-cell table:style-name="Tableau31.A134" office:value-type="string">
              <text:p text:style-name="P65">157</text:p>
            </table:table-cell>
            <table:table-cell table:style-name="Tableau31.C2" office:value-type="string">
              <text:p text:style-name="P42">8 569 750 762</text:p>
            </table:table-cell>
            <table:table-cell table:style-name="Tableau31.C2" office:value-type="string">
              <text:p text:style-name="P42"><text:span text:style-name="T8"><text:s text:c="5"/></text:span>96 403 062 <text:s text:c="2"/></text:p>
            </table:table-cell>
            <table:table-cell table:style-name="Tableau31.C2" office:value-type="string">
              <text:p text:style-name="P42"><text:span text:style-name="T8"><text:s text:c="4"/></text:span>192 806 123 <text:s text:c="2"/></text:p>
            </table:table-cell>
            <table:table-cell table:style-name="Tableau31.C2" office:value-type="string">
              <text:p text:style-name="P42"><text:span text:style-name="T8"><text:s text:c="4"/></text:span>385 612 246 <text:s text:c="2"/></text:p>
            </table:table-cell>
            <table:table-cell table:style-name="Tableau31.C2" office:value-type="string">
              <text:p text:style-name="P42">578 418 369</text:p>
            </table:table-cell>
            <table:table-cell table:style-name="Tableau31.G2" office:value-type="string">
              <text:p text:style-name="P42">1 192 337 468</text:p>
            </table:table-cell>
          </table:table-row>
          <table:table-row table:style-name="Tableau31.2">
            <table:table-cell table:style-name="Tableau31.A135" office:value-type="string">
              <text:p text:style-name="P65">158</text:p>
            </table:table-cell>
            <table:table-cell table:style-name="Tableau31.C3" office:value-type="string">
              <text:p text:style-name="P42">9 148 169 131</text:p>
            </table:table-cell>
            <table:table-cell table:style-name="Tableau31.C3" office:value-type="string">
              <text:p text:style-name="P42"><text:span text:style-name="T8"><text:s text:c="4"/></text:span>102 319 850 <text:s text:c="2"/></text:p>
            </table:table-cell>
            <table:table-cell table:style-name="Tableau31.C3" office:value-type="string">
              <text:p text:style-name="P42"><text:span text:style-name="T8"><text:s text:c="4"/></text:span>204 639 700 <text:s text:c="2"/></text:p>
            </table:table-cell>
            <table:table-cell table:style-name="Tableau31.C3" office:value-type="string">
              <text:p text:style-name="P42"><text:span text:style-name="T8"><text:s text:c="4"/></text:span>409 279 399 <text:s text:c="2"/></text:p>
            </table:table-cell>
            <table:table-cell table:style-name="Tableau31.C3" office:value-type="string">
              <text:p text:style-name="P42">613 919 099</text:p>
            </table:table-cell>
            <table:table-cell table:style-name="Tableau31.G3" office:value-type="string">
              <text:p text:style-name="P42">1 264 502 616</text:p>
            </table:table-cell>
          </table:table-row>
          <table:table-row table:style-name="Tableau31.2">
            <table:table-cell table:style-name="Tableau31.A134" office:value-type="string">
              <text:p text:style-name="P65">159</text:p>
            </table:table-cell>
            <table:table-cell table:style-name="Tableau31.C2" office:value-type="string">
              <text:p text:style-name="P42">9 762 088 230</text:p>
            </table:table-cell>
            <table:table-cell table:style-name="Tableau31.C2" office:value-type="string">
              <text:p text:style-name="P42"><text:span text:style-name="T8"><text:s text:c="4"/></text:span>108 430 586 <text:s text:c="2"/></text:p>
            </table:table-cell>
            <table:table-cell table:style-name="Tableau31.C2" office:value-type="string">
              <text:p text:style-name="P42"><text:span text:style-name="T8"><text:s text:c="4"/></text:span>216 861 172 <text:s text:c="2"/></text:p>
            </table:table-cell>
            <table:table-cell table:style-name="Tableau31.C2" office:value-type="string">
              <text:p text:style-name="P42"><text:span text:style-name="T8"><text:s text:c="4"/></text:span>433 722 345 <text:s text:c="2"/></text:p>
            </table:table-cell>
            <table:table-cell table:style-name="Tableau31.C2" office:value-type="string">
              <text:p text:style-name="P42">650 583 517</text:p>
            </table:table-cell>
            <table:table-cell table:style-name="Tableau31.G2" office:value-type="string">
              <text:p text:style-name="P42">1 339 014 132</text:p>
            </table:table-cell>
          </table:table-row>
          <text:soft-page-break/>
          <table:table-row table:style-name="Tableau31.2">
            <table:table-cell table:style-name="Tableau31.A135" office:value-type="string">
              <text:p text:style-name="P65">160</text:p>
            </table:table-cell>
            <table:table-cell table:style-name="Tableau31.C3" office:value-type="string">
              <text:p text:style-name="P42">10 412 671 747</text:p>
            </table:table-cell>
            <table:table-cell table:style-name="Tableau31.C3" office:value-type="string">
              <text:p text:style-name="P42"><text:span text:style-name="T8"><text:s text:c="4"/></text:span>114 738 436 <text:s text:c="2"/></text:p>
            </table:table-cell>
            <table:table-cell table:style-name="Tableau31.C3" office:value-type="string">
              <text:p text:style-name="P42"><text:span text:style-name="T8"><text:s text:c="4"/></text:span>229 476 872 <text:s text:c="2"/></text:p>
            </table:table-cell>
            <table:table-cell table:style-name="Tableau31.C3" office:value-type="string">
              <text:p text:style-name="P42"><text:span text:style-name="T8"><text:s text:c="4"/></text:span>458 953 743 <text:s text:c="2"/></text:p>
            </table:table-cell>
            <table:table-cell table:style-name="Tableau31.C3" office:value-type="string">
              <text:p text:style-name="P42">688 430 615</text:p>
            </table:table-cell>
            <table:table-cell table:style-name="Tableau31.G3" office:value-type="string">
              <text:p text:style-name="P42">1 415 910 095</text:p>
            </table:table-cell>
          </table:table-row>
          <table:table-row table:style-name="Tableau31.2">
            <table:table-cell table:style-name="Tableau31.A134" office:value-type="string">
              <text:p text:style-name="P65">161</text:p>
            </table:table-cell>
            <table:table-cell table:style-name="Tableau31.C2" office:value-type="string">
              <text:p text:style-name="P42">11 101 102 362</text:p>
            </table:table-cell>
            <table:table-cell table:style-name="Tableau31.C2" office:value-type="string">
              <text:p text:style-name="P42"><text:span text:style-name="T8"><text:s text:c="4"/></text:span>121 246 580 <text:s text:c="2"/></text:p>
            </table:table-cell>
            <table:table-cell table:style-name="Tableau31.C2" office:value-type="string">
              <text:p text:style-name="P42"><text:span text:style-name="T8"><text:s text:c="4"/></text:span>242 493 160 <text:s text:c="2"/></text:p>
            </table:table-cell>
            <table:table-cell table:style-name="Tableau31.C2" office:value-type="string">
              <text:p text:style-name="P42"><text:span text:style-name="T8"><text:s text:c="4"/></text:span>484 986 320 <text:s text:c="2"/></text:p>
            </table:table-cell>
            <table:table-cell table:style-name="Tableau31.C2" office:value-type="string">
              <text:p text:style-name="P42">727 479 480</text:p>
            </table:table-cell>
            <table:table-cell table:style-name="Tableau31.G2" office:value-type="string">
              <text:p text:style-name="P42">1 495 228 768</text:p>
            </table:table-cell>
          </table:table-row>
          <table:table-row table:style-name="Tableau31.2">
            <table:table-cell table:style-name="Tableau31.A135" office:value-type="string">
              <text:p text:style-name="P65">162</text:p>
            </table:table-cell>
            <table:table-cell table:style-name="Tableau31.C3" office:value-type="string">
              <text:p text:style-name="P42">11 828 581 842</text:p>
            </table:table-cell>
            <table:table-cell table:style-name="Tableau31.C3" office:value-type="string">
              <text:p text:style-name="P42"><text:span text:style-name="T8"><text:s text:c="4"/></text:span>127 958 215 <text:s text:c="2"/></text:p>
            </table:table-cell>
            <table:table-cell table:style-name="Tableau31.C3" office:value-type="string">
              <text:p text:style-name="P42"><text:span text:style-name="T8"><text:s text:c="4"/></text:span>255 916 429 <text:s text:c="2"/></text:p>
            </table:table-cell>
            <table:table-cell table:style-name="Tableau31.C3" office:value-type="string">
              <text:p text:style-name="P42"><text:span text:style-name="T8"><text:s text:c="4"/></text:span>511 832 859 <text:s text:c="2"/></text:p>
            </table:table-cell>
            <table:table-cell table:style-name="Tableau31.C3" office:value-type="string">
              <text:p text:style-name="P42">767 749 288</text:p>
            </table:table-cell>
            <table:table-cell table:style-name="Tableau31.G3" office:value-type="string">
              <text:p text:style-name="P42">1 577 009 966</text:p>
            </table:table-cell>
          </table:table-row>
          <table:table-row table:style-name="Tableau31.2">
            <table:table-cell table:style-name="Tableau31.A134" office:value-type="string">
              <text:p text:style-name="P65">163</text:p>
            </table:table-cell>
            <table:table-cell table:style-name="Tableau31.C2" office:value-type="string">
              <text:p text:style-name="P42">12 596 331 130</text:p>
            </table:table-cell>
            <table:table-cell table:style-name="Tableau31.C2" office:value-type="string">
              <text:p text:style-name="P42"><text:span text:style-name="T8"><text:s text:c="4"/></text:span>134 876 780 <text:s text:c="2"/></text:p>
            </table:table-cell>
            <table:table-cell table:style-name="Tableau31.C2" office:value-type="string">
              <text:p text:style-name="P42"><text:span text:style-name="T8"><text:s text:c="4"/></text:span>269 753 559 <text:s text:c="2"/></text:p>
            </table:table-cell>
            <table:table-cell table:style-name="Tableau31.C2" office:value-type="string">
              <text:p text:style-name="P42"><text:span text:style-name="T8"><text:s text:c="4"/></text:span>539 507 119 <text:s text:c="2"/></text:p>
            </table:table-cell>
            <table:table-cell table:style-name="Tableau31.C2" office:value-type="string">
              <text:p text:style-name="P42">809 260 678</text:p>
            </table:table-cell>
            <table:table-cell table:style-name="Tableau31.G2" office:value-type="string">
              <text:p text:style-name="P42">1 727 420 088</text:p>
            </table:table-cell>
          </table:table-row>
          <table:table-row table:style-name="Tableau31.2">
            <table:table-cell table:style-name="Tableau31.A135" office:value-type="string">
              <text:p text:style-name="P65">164</text:p>
            </table:table-cell>
            <table:table-cell table:style-name="Tableau31.C3" office:value-type="string">
              <text:p text:style-name="P42">13 405 591 808</text:p>
            </table:table-cell>
            <table:table-cell table:style-name="Tableau31.C3" office:value-type="string">
              <text:p text:style-name="P42"><text:span text:style-name="T8"><text:s text:c="4"/></text:span>153 026 568 <text:s text:c="2"/></text:p>
            </table:table-cell>
            <table:table-cell table:style-name="Tableau31.C3" office:value-type="string">
              <text:p text:style-name="P42"><text:span text:style-name="T8"><text:s text:c="4"/></text:span>306 053 137 <text:s text:c="2"/></text:p>
            </table:table-cell>
            <table:table-cell table:style-name="Tableau31.C3" office:value-type="string">
              <text:p text:style-name="P42"><text:span text:style-name="T8"><text:s text:c="4"/></text:span>612 106 273 <text:s text:c="2"/></text:p>
            </table:table-cell>
            <table:table-cell table:style-name="Tableau31.C3" office:value-type="string">
              <text:p text:style-name="P42">918 159 410</text:p>
            </table:table-cell>
            <table:table-cell table:style-name="Tableau31.G3" office:value-type="string">
              <text:p text:style-name="P42">1 949 538 844</text:p>
            </table:table-cell>
          </table:table-row>
          <table:table-row table:style-name="Tableau31.2">
            <table:table-cell table:style-name="Tableau31.A134" office:value-type="string">
              <text:p text:style-name="P65">165</text:p>
            </table:table-cell>
            <table:table-cell table:style-name="Tableau31.C2" office:value-type="string">
              <text:p text:style-name="P42">14 323 751 218</text:p>
            </table:table-cell>
            <table:table-cell table:style-name="Tableau31.C2" office:value-type="string">
              <text:p text:style-name="P42"><text:span text:style-name="T8"><text:s text:c="4"/></text:span>171 896 572 <text:s text:c="2"/></text:p>
            </table:table-cell>
            <table:table-cell table:style-name="Tableau31.C2" office:value-type="string">
              <text:p text:style-name="P42"><text:span text:style-name="T8"><text:s text:c="4"/></text:span>343 793 145 <text:s text:c="2"/></text:p>
            </table:table-cell>
            <table:table-cell table:style-name="Tableau31.C2" office:value-type="string">
              <text:p text:style-name="P42"><text:span text:style-name="T8"><text:s text:c="4"/></text:span>687 586 289 <text:s text:c="2"/></text:p>
            </table:table-cell>
            <table:table-cell table:style-name="Tableau31.C2" office:value-type="string">
              <text:p text:style-name="P42">1 031 379 434</text:p>
            </table:table-cell>
            <table:table-cell table:style-name="Tableau31.G2" office:value-type="string">
              <text:p text:style-name="P42">2 180 561 743</text:p>
            </table:table-cell>
          </table:table-row>
          <table:table-row table:style-name="Tableau31.2">
            <table:table-cell table:style-name="Tableau31.A135" office:value-type="string">
              <text:p text:style-name="P65">166</text:p>
            </table:table-cell>
            <table:table-cell table:style-name="Tableau31.C3" office:value-type="string">
              <text:p text:style-name="P42">15 355 130 652</text:p>
            </table:table-cell>
            <table:table-cell table:style-name="Tableau31.C3" office:value-type="string">
              <text:p text:style-name="P42"><text:span text:style-name="T8"><text:s text:c="4"/></text:span>191 530 385 <text:s text:c="2"/></text:p>
            </table:table-cell>
            <table:table-cell table:style-name="Tableau31.C3" office:value-type="string">
              <text:p text:style-name="P42"><text:span text:style-name="T8"><text:s text:c="4"/></text:span>383 060 770 <text:s text:c="2"/></text:p>
            </table:table-cell>
            <table:table-cell table:style-name="Tableau31.C3" office:value-type="string">
              <text:p text:style-name="P42"><text:span text:style-name="T8"><text:s text:c="4"/></text:span>766 121 539 <text:s text:c="2"/></text:p>
            </table:table-cell>
            <table:table-cell table:style-name="Tableau31.C3" office:value-type="string">
              <text:p text:style-name="P42">1 149 182 309</text:p>
            </table:table-cell>
            <table:table-cell table:style-name="Tableau31.G3" office:value-type="string">
              <text:p text:style-name="P42">2 420 059 110</text:p>
            </table:table-cell>
          </table:table-row>
          <table:table-row table:style-name="Tableau31.2">
            <table:table-cell table:style-name="Tableau31.A134" office:value-type="string">
              <text:p text:style-name="P65">167</text:p>
            </table:table-cell>
            <table:table-cell table:style-name="Tableau31.C2" office:value-type="string">
              <text:p text:style-name="P42">16 504 312 961</text:p>
            </table:table-cell>
            <table:table-cell table:style-name="Tableau31.C2" office:value-type="string">
              <text:p text:style-name="P42"><text:span text:style-name="T8"><text:s text:c="4"/></text:span>211 812 800 <text:s text:c="2"/></text:p>
            </table:table-cell>
            <table:table-cell table:style-name="Tableau31.C2" office:value-type="string">
              <text:p text:style-name="P42"><text:span text:style-name="T8"><text:s text:c="4"/></text:span>423 625 600 <text:s text:c="2"/></text:p>
            </table:table-cell>
            <table:table-cell table:style-name="Tableau31.C2" office:value-type="string">
              <text:p text:style-name="P42"><text:span text:style-name="T8"><text:s text:c="4"/></text:span>847 251 201 <text:s text:c="2"/></text:p>
            </table:table-cell>
            <table:table-cell table:style-name="Tableau31.C2" office:value-type="string">
              <text:p text:style-name="P42">1 270 876 801</text:p>
            </table:table-cell>
            <table:table-cell table:style-name="Tableau31.G2" office:value-type="string">
              <text:p text:style-name="P42">2 668 567 477</text:p>
            </table:table-cell>
          </table:table-row>
          <table:table-row table:style-name="Tableau31.2">
            <table:table-cell table:style-name="Tableau31.A135" office:value-type="string">
              <text:p text:style-name="P65">168</text:p>
            </table:table-cell>
            <table:table-cell table:style-name="Tableau31.C3" office:value-type="string">
              <text:p text:style-name="P42">17 775 189 762</text:p>
            </table:table-cell>
            <table:table-cell table:style-name="Tableau31.C3" office:value-type="string">
              <text:p text:style-name="P42"><text:span text:style-name="T8"><text:s text:c="4"/></text:span>232 948 446 <text:s text:c="2"/></text:p>
            </table:table-cell>
            <table:table-cell table:style-name="Tableau31.C3" office:value-type="string">
              <text:p text:style-name="P42"><text:span text:style-name="T8"><text:s text:c="4"/></text:span>465 896 892 <text:s text:c="2"/></text:p>
            </table:table-cell>
            <table:table-cell table:style-name="Tableau31.C3" office:value-type="string">
              <text:p text:style-name="P42"><text:span text:style-name="T8"><text:s text:c="4"/></text:span>931 793 784 <text:s text:c="2"/></text:p>
            </table:table-cell>
            <table:table-cell table:style-name="Tableau31.C3" office:value-type="string">
              <text:p text:style-name="P42">1 397 690 676</text:p>
            </table:table-cell>
            <table:table-cell table:style-name="Tableau31.G3" office:value-type="string">
              <text:p text:style-name="P42">2 926 622 747</text:p>
            </table:table-cell>
          </table:table-row>
          <table:table-row table:style-name="Tableau31.2">
            <table:table-cell table:style-name="Tableau31.A134" office:value-type="string">
              <text:p text:style-name="P65">169</text:p>
            </table:table-cell>
            <table:table-cell table:style-name="Tableau31.C2" office:value-type="string">
              <text:p text:style-name="P42">19 172 880 438</text:p>
            </table:table-cell>
            <table:table-cell table:style-name="Tableau31.C2" office:value-type="string">
              <text:p text:style-name="P42"><text:span text:style-name="T8"><text:s text:c="4"/></text:span>254 822 012 <text:s text:c="2"/></text:p>
            </table:table-cell>
            <table:table-cell table:style-name="Tableau31.C2" office:value-type="string">
              <text:p text:style-name="P42"><text:span text:style-name="T8"><text:s text:c="4"/></text:span>509 644 024 <text:s text:c="2"/></text:p>
            </table:table-cell>
            <table:table-cell table:style-name="Tableau31.C2" office:value-type="string">
              <text:p text:style-name="P42"><text:span text:style-name="T8"><text:s/></text:span>1 019 288 047 <text:s text:c="2"/></text:p>
            </table:table-cell>
            <table:table-cell table:style-name="Tableau31.C2" office:value-type="string">
              <text:p text:style-name="P42">1 528 932 071</text:p>
            </table:table-cell>
            <table:table-cell table:style-name="Tableau31.G2" office:value-type="string">
              <text:p text:style-name="P42">3 193 801 549</text:p>
            </table:table-cell>
          </table:table-row>
          <table:table-row table:style-name="Tableau31.2">
            <table:table-cell table:style-name="Tableau31.A135" office:value-type="string">
              <text:p text:style-name="P65">170</text:p>
            </table:table-cell>
            <table:table-cell table:style-name="Tableau31.C3" office:value-type="string">
              <text:p text:style-name="P42">20 701 812 509</text:p>
            </table:table-cell>
            <table:table-cell table:style-name="Tableau31.C3" office:value-type="string">
              <text:p text:style-name="P42"><text:span text:style-name="T8"><text:s text:c="4"/></text:span>277 478 246 <text:s text:c="2"/></text:p>
            </table:table-cell>
            <table:table-cell table:style-name="Tableau31.C3" office:value-type="string">
              <text:p text:style-name="P42"><text:span text:style-name="T8"><text:s text:c="4"/></text:span>554 956 493 <text:s text:c="2"/></text:p>
            </table:table-cell>
            <table:table-cell table:style-name="Tableau31.C3" office:value-type="string">
              <text:p text:style-name="P42"><text:span text:style-name="T8"><text:s/></text:span>1 109 912 985 <text:s text:c="2"/></text:p>
            </table:table-cell>
            <table:table-cell table:style-name="Tableau31.C3" office:value-type="string">
              <text:p text:style-name="P42">1 664 869 478</text:p>
            </table:table-cell>
            <table:table-cell table:style-name="Tableau31.G3" office:value-type="string">
              <text:p text:style-name="P42">3 470 449 239</text:p>
            </table:table-cell>
          </table:table-row>
          <table:table-row table:style-name="Tableau31.2">
            <table:table-cell table:style-name="Tableau31.A134" office:value-type="string">
              <text:p text:style-name="P65">171</text:p>
            </table:table-cell>
            <table:table-cell table:style-name="Tableau31.C2" office:value-type="string">
              <text:p text:style-name="P42">22 366 681 987</text:p>
            </table:table-cell>
            <table:table-cell table:style-name="Tableau31.C2" office:value-type="string">
              <text:p text:style-name="P42"><text:span text:style-name="T8"><text:s text:c="4"/></text:span>300 929 960 <text:s text:c="2"/></text:p>
            </table:table-cell>
            <table:table-cell table:style-name="Tableau31.C2" office:value-type="string">
              <text:p text:style-name="P42"><text:span text:style-name="T8"><text:s text:c="4"/></text:span>601 859 920 <text:s text:c="2"/></text:p>
            </table:table-cell>
            <table:table-cell table:style-name="Tableau31.C2" office:value-type="string">
              <text:p text:style-name="P42"><text:span text:style-name="T8"><text:s/></text:span>1 203 719 841 <text:s text:c="2"/></text:p>
            </table:table-cell>
            <table:table-cell table:style-name="Tableau31.C2" office:value-type="string">
              <text:p text:style-name="P42">1 805 579 761</text:p>
            </table:table-cell>
            <table:table-cell table:style-name="Tableau31.G2" office:value-type="string">
              <text:p text:style-name="P42">3 756 719 901</text:p>
            </table:table-cell>
          </table:table-row>
          <table:table-row table:style-name="Tableau31.2">
            <table:table-cell table:style-name="Tableau31.A135" office:value-type="string">
              <text:p text:style-name="P65">172</text:p>
            </table:table-cell>
            <table:table-cell table:style-name="Tableau31.C3" office:value-type="string">
              <text:p text:style-name="P42">24 172 261 748</text:p>
            </table:table-cell>
            <table:table-cell table:style-name="Tableau31.C3" office:value-type="string">
              <text:p text:style-name="P42"><text:span text:style-name="T8"><text:s text:c="4"/></text:span>325 190 023 <text:s text:c="2"/></text:p>
            </table:table-cell>
            <table:table-cell table:style-name="Tableau31.C3" office:value-type="string">
              <text:p text:style-name="P42"><text:span text:style-name="T8"><text:s text:c="4"/></text:span>650 380 047 <text:s text:c="2"/></text:p>
            </table:table-cell>
            <table:table-cell table:style-name="Tableau31.C3" office:value-type="string">
              <text:p text:style-name="P42"><text:span text:style-name="T8"><text:s/></text:span>1 300 760 093 <text:s text:c="2"/></text:p>
            </table:table-cell>
            <table:table-cell table:style-name="Tableau31.C3" office:value-type="string">
              <text:p text:style-name="P42">1 951 140 140</text:p>
            </table:table-cell>
            <table:table-cell table:style-name="Tableau31.G3" office:value-type="string">
              <text:p text:style-name="P42">4 052 768 336</text:p>
            </table:table-cell>
          </table:table-row>
          <table:table-row table:style-name="Tableau31.2">
            <table:table-cell table:style-name="Tableau31.A134" office:value-type="string">
              <text:p text:style-name="P65">173</text:p>
            </table:table-cell>
            <table:table-cell table:style-name="Tableau31.C2" office:value-type="string">
              <text:p text:style-name="P42">26 123 401 888</text:p>
            </table:table-cell>
            <table:table-cell table:style-name="Tableau31.C2" office:value-type="string">
              <text:p text:style-name="P42"><text:span text:style-name="T8"><text:s text:c="4"/></text:span>350 271 366 <text:s text:c="2"/></text:p>
            </table:table-cell>
            <table:table-cell table:style-name="Tableau31.C2" office:value-type="string">
              <text:p text:style-name="P42"><text:span text:style-name="T8"><text:s text:c="4"/></text:span>700 542 732 <text:s text:c="2"/></text:p>
            </table:table-cell>
            <table:table-cell table:style-name="Tableau31.C2" office:value-type="string">
              <text:p text:style-name="P42"><text:span text:style-name="T8"><text:s/></text:span>1 401 085 464 <text:s text:c="2"/></text:p>
            </table:table-cell>
            <table:table-cell table:style-name="Tableau31.C2" office:value-type="string">
              <text:p text:style-name="P42">2 101 628 196</text:p>
            </table:table-cell>
            <table:table-cell table:style-name="Tableau31.G2" office:value-type="string">
              <text:p text:style-name="P42">4 358 750 066</text:p>
            </table:table-cell>
          </table:table-row>
          <table:table-row table:style-name="Tableau31.2">
            <table:table-cell table:style-name="Tableau31.A135" office:value-type="string">
              <text:p text:style-name="P65">174</text:p>
            </table:table-cell>
            <table:table-cell table:style-name="Tableau31.C3" office:value-type="string">
              <text:p text:style-name="P42">28 225 030 084</text:p>
            </table:table-cell>
            <table:table-cell table:style-name="Tableau31.C3" office:value-type="string">
              <text:p text:style-name="P42"><text:span text:style-name="T8"><text:s text:c="4"/></text:span>376 186 978 <text:s text:c="2"/></text:p>
            </table:table-cell>
            <table:table-cell table:style-name="Tableau31.C3" office:value-type="string">
              <text:p text:style-name="P42"><text:span text:style-name="T8"><text:s text:c="4"/></text:span>752 373 957 <text:s text:c="2"/></text:p>
            </table:table-cell>
            <table:table-cell table:style-name="Tableau31.C3" office:value-type="string">
              <text:p text:style-name="P42"><text:span text:style-name="T8"><text:s/></text:span>1 504 747 913 <text:s text:c="2"/></text:p>
            </table:table-cell>
            <table:table-cell table:style-name="Tableau31.C3" office:value-type="string">
              <text:p text:style-name="P42">2 257 121 870</text:p>
            </table:table-cell>
            <table:table-cell table:style-name="Tableau31.G3" office:value-type="string">
              <text:p text:style-name="P42">4 674 821 326</text:p>
            </table:table-cell>
          </table:table-row>
          <table:table-row table:style-name="Tableau31.2">
            <table:table-cell table:style-name="Tableau31.A134" office:value-type="string">
              <text:p text:style-name="P65">175</text:p>
            </table:table-cell>
            <table:table-cell table:style-name="Tableau31.C2" office:value-type="string">
              <text:p text:style-name="P42">30 482 151 954</text:p>
            </table:table-cell>
            <table:table-cell table:style-name="Tableau31.C2" office:value-type="string">
              <text:p text:style-name="P42"><text:span text:style-name="T8"><text:s text:c="4"/></text:span>402 949 909 <text:s text:c="2"/></text:p>
            </table:table-cell>
            <table:table-cell table:style-name="Tableau31.C2" office:value-type="string">
              <text:p text:style-name="P42"><text:span text:style-name="T8"><text:s text:c="4"/></text:span>805 899 819 <text:s text:c="2"/></text:p>
            </table:table-cell>
            <table:table-cell table:style-name="Tableau31.C2" office:value-type="string">
              <text:p text:style-name="P42"><text:span text:style-name="T8"><text:s/></text:span>1 611 799 637 <text:s text:c="2"/></text:p>
            </table:table-cell>
            <table:table-cell table:style-name="Tableau31.C2" office:value-type="string">
              <text:p text:style-name="P42">2 417 699 456</text:p>
            </table:table-cell>
            <table:table-cell table:style-name="Tableau31.G2" office:value-type="string">
              <text:p text:style-name="P42">5 001 139 062</text:p>
            </table:table-cell>
          </table:table-row>
          <table:table-row table:style-name="Tableau31.2">
            <table:table-cell table:style-name="Tableau31.A135" office:value-type="string">
              <text:p text:style-name="P65">176</text:p>
            </table:table-cell>
            <table:table-cell table:style-name="Tableau31.C3" office:value-type="string">
              <text:p text:style-name="P42">32 899 851 410</text:p>
            </table:table-cell>
            <table:table-cell table:style-name="Tableau31.C3" office:value-type="string">
              <text:p text:style-name="P42"><text:span text:style-name="T8"><text:s text:c="4"/></text:span>430 573 268 <text:s text:c="2"/></text:p>
            </table:table-cell>
            <table:table-cell table:style-name="Tableau31.C3" office:value-type="string">
              <text:p text:style-name="P42"><text:span text:style-name="T8"><text:s text:c="4"/></text:span>861 146 535 <text:s text:c="2"/></text:p>
            </table:table-cell>
            <table:table-cell table:style-name="Tableau31.C3" office:value-type="string">
              <text:p text:style-name="P42"><text:span text:style-name="T8"><text:s/></text:span>1 722 293 071 <text:s text:c="2"/></text:p>
            </table:table-cell>
            <table:table-cell table:style-name="Tableau31.C3" office:value-type="string">
              <text:p text:style-name="P42">2 583 439 606</text:p>
            </table:table-cell>
            <table:table-cell table:style-name="Tableau31.G3" office:value-type="string">
              <text:p text:style-name="P42">5 337 860 930</text:p>
            </table:table-cell>
          </table:table-row>
          <table:table-row table:style-name="Tableau31.2">
            <table:table-cell table:style-name="Tableau31.A134" office:value-type="string">
              <text:p text:style-name="P65">177</text:p>
            </table:table-cell>
            <table:table-cell table:style-name="Tableau31.C2" office:value-type="string">
              <text:p text:style-name="P42">35 483 291 016</text:p>
            </table:table-cell>
            <table:table-cell table:style-name="Tableau31.C2" office:value-type="string">
              <text:p text:style-name="P42"><text:span text:style-name="T8"><text:s text:c="4"/></text:span>459 070 221 <text:s text:c="2"/></text:p>
            </table:table-cell>
            <table:table-cell table:style-name="Tableau31.C2" office:value-type="string">
              <text:p text:style-name="P42"><text:span text:style-name="T8"><text:s text:c="4"/></text:span>918 140 441 <text:s text:c="2"/></text:p>
            </table:table-cell>
            <table:table-cell table:style-name="Tableau31.C2" office:value-type="string">
              <text:p text:style-name="P42"><text:span text:style-name="T8"><text:s/></text:span>1 836 280 883 <text:s text:c="2"/></text:p>
            </table:table-cell>
            <table:table-cell table:style-name="Tableau31.C2" office:value-type="string">
              <text:p text:style-name="P42">2 754 421 324</text:p>
            </table:table-cell>
            <table:table-cell table:style-name="Tableau31.G2" office:value-type="string">
              <text:p text:style-name="P42">5 685 145 293</text:p>
            </table:table-cell>
          </table:table-row>
          <table:table-row table:style-name="Tableau31.2">
            <table:table-cell table:style-name="Tableau31.A135" office:value-type="string">
              <text:p text:style-name="P65">178</text:p>
            </table:table-cell>
            <table:table-cell table:style-name="Tableau31.C3" office:value-type="string">
              <text:p text:style-name="P42">38 237 712 340</text:p>
            </table:table-cell>
            <table:table-cell table:style-name="Tableau31.C3" office:value-type="string">
              <text:p text:style-name="P42"><text:span text:style-name="T8"><text:s text:c="4"/></text:span>488 453 995 <text:s text:c="2"/></text:p>
            </table:table-cell>
            <table:table-cell table:style-name="Tableau31.C3" office:value-type="string">
              <text:p text:style-name="P42"><text:span text:style-name="T8"><text:s text:c="4"/></text:span>976 907 990 <text:s text:c="2"/></text:p>
            </table:table-cell>
            <table:table-cell table:style-name="Tableau31.C3" office:value-type="string">
              <text:p text:style-name="P42"><text:span text:style-name="T8"><text:s/></text:span>1 953 815 979 <text:s text:c="2"/></text:p>
            </table:table-cell>
            <table:table-cell table:style-name="Tableau31.C3" office:value-type="string">
              <text:p text:style-name="P42">2 930 723 969</text:p>
            </table:table-cell>
            <table:table-cell table:style-name="Tableau31.G3" office:value-type="string">
              <text:p text:style-name="P42">6 043 151 218</text:p>
            </table:table-cell>
          </table:table-row>
          <table:table-row table:style-name="Tableau31.2">
            <table:table-cell table:style-name="Tableau31.A134" office:value-type="string">
              <text:p text:style-name="P65">179</text:p>
            </table:table-cell>
            <table:table-cell table:style-name="Tableau31.C2" office:value-type="string">
              <text:p text:style-name="P42">41 168 436 309</text:p>
            </table:table-cell>
            <table:table-cell table:style-name="Tableau31.C2" office:value-type="string">
              <text:p text:style-name="P42"><text:span text:style-name="T8"><text:s text:c="4"/></text:span>518 737 875 <text:s text:c="2"/></text:p>
            </table:table-cell>
            <table:table-cell table:style-name="Tableau31.C2" office:value-type="string">
              <text:p text:style-name="P42"><text:span text:style-name="T8"><text:s/></text:span>1 037 475 750 <text:s text:c="2"/></text:p>
            </table:table-cell>
            <table:table-cell table:style-name="Tableau31.C2" office:value-type="string">
              <text:p text:style-name="P42"><text:span text:style-name="T8"><text:s/></text:span>2 074 951 499 <text:s text:c="2"/></text:p>
            </table:table-cell>
            <table:table-cell table:style-name="Tableau31.C2" office:value-type="string">
              <text:p text:style-name="P42">3 112 427 249</text:p>
            </table:table-cell>
            <table:table-cell table:style-name="Tableau31.G2" office:value-type="string">
              <text:p text:style-name="P42">6 412 038 467</text:p>
            </table:table-cell>
          </table:table-row>
          <table:table-row table:style-name="Tableau31.2">
            <table:table-cell table:style-name="Tableau31.A135" office:value-type="string">
              <text:p text:style-name="P65">180</text:p>
            </table:table-cell>
            <table:table-cell table:style-name="Tableau31.C3" office:value-type="string">
              <text:p text:style-name="P42">44 280 863 558</text:p>
            </table:table-cell>
            <table:table-cell table:style-name="Tableau31.C3" office:value-type="string">
              <text:p text:style-name="P42"><text:span text:style-name="T8"><text:s text:c="4"/></text:span>549 935 203 <text:s text:c="2"/></text:p>
            </table:table-cell>
            <table:table-cell table:style-name="Tableau31.C3" office:value-type="string">
              <text:p text:style-name="P42"><text:span text:style-name="T8"><text:s/></text:span>1 099 870 406 <text:s text:c="2"/></text:p>
            </table:table-cell>
            <table:table-cell table:style-name="Tableau31.C3" office:value-type="string">
              <text:p text:style-name="P42"><text:span text:style-name="T8"><text:s/></text:span>2 199 740 812 <text:s text:c="2"/></text:p>
            </table:table-cell>
            <table:table-cell table:style-name="Tableau31.C3" office:value-type="string">
              <text:p text:style-name="P42">3 299 611 218</text:p>
            </table:table-cell>
            <table:table-cell table:style-name="Tableau31.G3" office:value-type="string">
              <text:p text:style-name="P42">6 791 967 504</text:p>
            </table:table-cell>
          </table:table-row>
          <table:table-row table:style-name="Tableau31.2">
            <table:table-cell table:style-name="Tableau31.A134" office:value-type="string">
              <text:p text:style-name="P65">181</text:p>
            </table:table-cell>
            <table:table-cell table:style-name="Tableau31.C2" office:value-type="string">
              <text:p text:style-name="P42">47 580 474 776</text:p>
            </table:table-cell>
            <table:table-cell table:style-name="Tableau31.C2" office:value-type="string">
              <text:p text:style-name="P42"><text:span text:style-name="T8"><text:s text:c="4"/></text:span>582 059 381 <text:s text:c="2"/></text:p>
            </table:table-cell>
            <table:table-cell table:style-name="Tableau31.C2" office:value-type="string">
              <text:p text:style-name="P42"><text:span text:style-name="T8"><text:s/></text:span>1 164 118 762 <text:s text:c="2"/></text:p>
            </table:table-cell>
            <table:table-cell table:style-name="Tableau31.C2" office:value-type="string">
              <text:p text:style-name="P42"><text:span text:style-name="T8"><text:s/></text:span>2 328 237 524 <text:s text:c="2"/></text:p>
            </table:table-cell>
            <table:table-cell table:style-name="Tableau31.C2" office:value-type="string">
              <text:p text:style-name="P42">3 492 356 286</text:p>
            </table:table-cell>
            <table:table-cell table:style-name="Tableau31.G2" office:value-type="string">
              <text:p text:style-name="P42">7 183 099 487</text:p>
            </table:table-cell>
          </table:table-row>
          <table:table-row table:style-name="Tableau31.2">
            <table:table-cell table:style-name="Tableau31.A135" office:value-type="string">
              <text:p text:style-name="P65">182</text:p>
            </table:table-cell>
            <table:table-cell table:style-name="Tableau31.C3" office:value-type="string">
              <text:p text:style-name="P42">51 072 831 062</text:p>
            </table:table-cell>
            <table:table-cell table:style-name="Tableau31.C3" office:value-type="string">
              <text:p text:style-name="P42"><text:span text:style-name="T8"><text:s text:c="4"/></text:span>615 123 867 <text:s text:c="2"/></text:p>
            </table:table-cell>
            <table:table-cell table:style-name="Tableau31.C3" office:value-type="string">
              <text:p text:style-name="P42"><text:span text:style-name="T8"><text:s/></text:span>1 230 247 734 <text:s text:c="2"/></text:p>
            </table:table-cell>
            <table:table-cell table:style-name="Tableau31.C3" office:value-type="string">
              <text:p text:style-name="P42"><text:span text:style-name="T8"><text:s/></text:span>2 460 495 467 <text:s text:c="2"/></text:p>
            </table:table-cell>
            <table:table-cell table:style-name="Tableau31.C3" office:value-type="string">
              <text:p text:style-name="P42">3 690 743 201</text:p>
            </table:table-cell>
            <table:table-cell table:style-name="Tableau31.G3" office:value-type="string">
              <text:p text:style-name="P42">7 585 596 264</text:p>
            </table:table-cell>
          </table:table-row>
          <table:table-row table:style-name="Tableau31.2">
            <table:table-cell table:style-name="Tableau31.A134" office:value-type="string">
              <text:p text:style-name="P65">183</text:p>
            </table:table-cell>
            <table:table-cell table:style-name="Tableau31.C2" office:value-type="string">
              <text:p text:style-name="P42">54 763 574 263</text:p>
            </table:table-cell>
            <table:table-cell table:style-name="Tableau31.C2" office:value-type="string">
              <text:p text:style-name="P42"><text:span text:style-name="T8"><text:s text:c="4"/></text:span>649 142 177 <text:s text:c="2"/></text:p>
            </table:table-cell>
            <table:table-cell table:style-name="Tableau31.C2" office:value-type="string">
              <text:p text:style-name="P42"><text:span text:style-name="T8"><text:s/></text:span>1 298 284 354 <text:s text:c="2"/></text:p>
            </table:table-cell>
            <table:table-cell table:style-name="Tableau31.C2" office:value-type="string">
              <text:p text:style-name="P42"><text:span text:style-name="T8"><text:s/></text:span>2 596 568 709 <text:s text:c="2"/></text:p>
            </table:table-cell>
            <table:table-cell table:style-name="Tableau31.C2" office:value-type="string">
              <text:p text:style-name="P42">3 894 853 063</text:p>
            </table:table-cell>
            <table:table-cell table:style-name="Tableau31.G2" office:value-type="string">
              <text:p text:style-name="P42">8 352 320 634</text:p>
            </table:table-cell>
          </table:table-row>
          <table:table-row table:style-name="Tableau31.2">
            <table:table-cell table:style-name="Tableau31.A135" office:value-type="string">
              <text:p text:style-name="P65">184</text:p>
            </table:table-cell>
            <table:table-cell table:style-name="Tableau31.C3" office:value-type="string">
              <text:p text:style-name="P42">58 658 427 326</text:p>
            </table:table-cell>
            <table:table-cell table:style-name="Tableau31.C3" office:value-type="string">
              <text:p text:style-name="P42"><text:span text:style-name="T8"><text:s text:c="4"/></text:span>742 911 262 <text:s text:c="2"/></text:p>
            </table:table-cell>
            <table:table-cell table:style-name="Tableau31.C3" office:value-type="string">
              <text:p text:style-name="P42"><text:span text:style-name="T8"><text:s/></text:span>1 485 822 524 <text:s text:c="2"/></text:p>
            </table:table-cell>
            <table:table-cell table:style-name="Tableau31.C3" office:value-type="string">
              <text:p text:style-name="P42"><text:span text:style-name="T8"><text:s/></text:span>2 971 645 047 <text:s text:c="2"/></text:p>
            </table:table-cell>
            <table:table-cell table:style-name="Tableau31.C3" office:value-type="string">
              <text:p text:style-name="P42">4 457 467 571</text:p>
            </table:table-cell>
            <table:table-cell table:style-name="Tableau31.G3" office:value-type="string">
              <text:p text:style-name="P42">9 457 467 571</text:p>
            </table:table-cell>
          </table:table-row>
          <table:table-row table:style-name="Tableau31.2">
            <table:table-cell table:style-name="Tableau31.A134" office:value-type="string">
              <text:p text:style-name="P65">185</text:p>
            </table:table-cell>
            <table:table-cell table:style-name="Tableau31.C2" office:value-type="string">
              <text:p text:style-name="P42">63 115 894 897</text:p>
            </table:table-cell>
            <table:table-cell table:style-name="Tableau31.C2" office:value-type="string">
              <text:p text:style-name="P42"><text:span text:style-name="T8"><text:s text:c="4"/></text:span>833 333 333 <text:s text:c="2"/></text:p>
            </table:table-cell>
            <table:table-cell table:style-name="Tableau31.C2" office:value-type="string">
              <text:p text:style-name="P42"><text:span text:style-name="T8"><text:s/></text:span>1 666 666 667 <text:s text:c="2"/></text:p>
            </table:table-cell>
            <table:table-cell table:style-name="Tableau31.C2" office:value-type="string">
              <text:p text:style-name="P42"><text:span text:style-name="T8"><text:s/></text:span>3 333 333 333 <text:s text:c="2"/></text:p>
            </table:table-cell>
            <table:table-cell table:style-name="Tableau31.C2" office:value-type="string">
              <text:p text:style-name="P42">5 000 000 000</text:p>
            </table:table-cell>
            <table:table-cell table:style-name="Tableau31.G2" office:value-type="string">
              <text:p text:style-name="P42">10 684 380 591</text:p>
            </table:table-cell>
          </table:table-row>
          <table:table-row table:style-name="Tableau31.2">
            <table:table-cell table:style-name="Tableau31.A135" office:value-type="string">
              <text:p text:style-name="P65">186</text:p>
            </table:table-cell>
            <table:table-cell table:style-name="Tableau31.C3" office:value-type="string">
              <text:p text:style-name="P42">68 115 894 897</text:p>
            </table:table-cell>
            <table:table-cell table:style-name="Tableau31.C3" office:value-type="string">
              <text:p text:style-name="P42"><text:span text:style-name="T8"><text:s text:c="4"/></text:span>947 396 765 <text:s text:c="2"/></text:p>
            </table:table-cell>
            <table:table-cell table:style-name="Tableau31.C3" office:value-type="string">
              <text:p text:style-name="P42"><text:span text:style-name="T8"><text:s/></text:span>1 894 793 530 <text:s text:c="2"/></text:p>
            </table:table-cell>
            <table:table-cell table:style-name="Tableau31.C3" office:value-type="string">
              <text:p text:style-name="P42"><text:span text:style-name="T8"><text:s/></text:span>3 789 587 061 <text:s text:c="2"/></text:p>
            </table:table-cell>
            <table:table-cell table:style-name="Tableau31.C3" office:value-type="string">
              <text:p text:style-name="P42">5 684 380 591</text:p>
            </table:table-cell>
            <table:table-cell table:style-name="Tableau31.G3" office:value-type="string">
              <text:p text:style-name="P42">11 952 888 867</text:p>
            </table:table-cell>
          </table:table-row>
          <table:table-row table:style-name="Tableau31.2">
            <table:table-cell table:style-name="Tableau31.A134" office:value-type="string">
              <text:p text:style-name="P65">187</text:p>
            </table:table-cell>
            <table:table-cell table:style-name="Tableau31.C2" office:value-type="string">
              <text:p text:style-name="P42">73 800 275 488</text:p>
            </table:table-cell>
            <table:table-cell table:style-name="Tableau31.C2" office:value-type="string">
              <text:p text:style-name="P42"><text:span text:style-name="T8"><text:s/></text:span>1 044 751 379 <text:s text:c="2"/></text:p>
            </table:table-cell>
            <table:table-cell table:style-name="Tableau31.C2" office:value-type="string">
              <text:p text:style-name="P42"><text:span text:style-name="T8"><text:s/></text:span>2 089 502 759 <text:s text:c="2"/></text:p>
            </table:table-cell>
            <table:table-cell table:style-name="Tableau31.C2" office:value-type="string">
              <text:p text:style-name="P42"><text:span text:style-name="T8"><text:s/></text:span>4 179 005 517 <text:s text:c="2"/></text:p>
            </table:table-cell>
            <table:table-cell table:style-name="Tableau31.C2" office:value-type="string">
              <text:p text:style-name="P42">6 268 508 276</text:p>
            </table:table-cell>
            <table:table-cell table:style-name="Tableau31.G2" office:value-type="string">
              <text:p text:style-name="P42">13 182 824 362</text:p>
            </table:table-cell>
          </table:table-row>
          <table:table-row table:style-name="Tableau31.2">
            <table:table-cell table:style-name="Tableau31.A135" office:value-type="string">
              <text:p text:style-name="P65">188</text:p>
            </table:table-cell>
            <table:table-cell table:style-name="Tableau31.C3" office:value-type="string">
              <text:p text:style-name="P42">80 068 783 764</text:p>
            </table:table-cell>
            <table:table-cell table:style-name="Tableau31.C3" office:value-type="string">
              <text:p text:style-name="P42"><text:span text:style-name="T8"><text:s/></text:span>1 152 386 014 <text:s text:c="2"/></text:p>
            </table:table-cell>
            <table:table-cell table:style-name="Tableau31.C3" office:value-type="string">
              <text:p text:style-name="P42"><text:span text:style-name="T8"><text:s/></text:span>2 304 772 029 <text:s text:c="2"/></text:p>
            </table:table-cell>
            <table:table-cell table:style-name="Tableau31.C3" office:value-type="string">
              <text:p text:style-name="P42"><text:span text:style-name="T8"><text:s/></text:span>4 609 544 057 <text:s text:c="2"/></text:p>
            </table:table-cell>
            <table:table-cell table:style-name="Tableau31.C3" office:value-type="string">
              <text:p text:style-name="P42">6 914 316 086</text:p>
            </table:table-cell>
            <table:table-cell table:style-name="Tableau31.G3" office:value-type="string">
              <text:p text:style-name="P42">14 496 038 166</text:p>
            </table:table-cell>
          </table:table-row>
          <table:table-row table:style-name="Tableau31.2">
            <table:table-cell table:style-name="Tableau31.A134" office:value-type="string">
              <text:p text:style-name="P65">189</text:p>
            </table:table-cell>
            <table:table-cell table:style-name="Tableau31.C2" office:value-type="string">
              <text:p text:style-name="P42">86 983 099 850</text:p>
            </table:table-cell>
            <table:table-cell table:style-name="Tableau31.C2" office:value-type="string">
              <text:p text:style-name="P42"><text:span text:style-name="T8"><text:s/></text:span>1 263 620 347 <text:s text:c="2"/></text:p>
            </table:table-cell>
            <table:table-cell table:style-name="Tableau31.C2" office:value-type="string">
              <text:p text:style-name="P42"><text:span text:style-name="T8"><text:s/></text:span>2 527 240 693 <text:s text:c="2"/></text:p>
            </table:table-cell>
            <table:table-cell table:style-name="Tableau31.C2" office:value-type="string">
              <text:p text:style-name="P42"><text:span text:style-name="T8"><text:s/></text:span>5 054 481 387 <text:s text:c="2"/></text:p>
            </table:table-cell>
            <table:table-cell table:style-name="Tableau31.C2" office:value-type="string">
              <text:p text:style-name="P42">7 581 722 080</text:p>
            </table:table-cell>
            <table:table-cell table:style-name="Tableau31.G190" office:value-type="string">
              <text:p text:style-name="P42"> </text:p>
            </table:table-cell>
          </table:table-row>
          <table:table-row table:style-name="Tableau31.146">
            <table:table-cell table:style-name="Tableau31.A191" office:value-type="string">
              <text:p text:style-name="P65">190</text:p>
            </table:table-cell>
            <table:table-cell table:style-name="Tableau31.B191" office:value-type="string">
              <text:p text:style-name="P42">94 564 821 930</text:p>
            </table:table-cell>
            <table:table-cell table:style-name="Tableau31.B191" office:value-type="string">
              <text:p text:style-name="P107"> </text:p>
            </table:table-cell>
            <table:table-cell table:style-name="Tableau31.B191" office:value-type="string">
              <text:p text:style-name="P107"> </text:p>
            </table:table-cell>
            <table:table-cell table:style-name="Tableau31.B191" office:value-type="string">
              <text:p text:style-name="P107"> </text:p>
            </table:table-cell>
            <table:table-cell table:style-name="Tableau31.B191" office:value-type="string">
              <text:p text:style-name="P107"> </text:p>
            </table:table-cell>
            <table:table-cell table:style-name="Tableau31.G191" office:value-type="string">
              <text:p text:style-name="P108"> </text:p>
            </table:table-cell>
          </table:table-row>
        </table:table>
        <text:p text:style-name="Standard"/>
        <text:p text:style-name="Standard"/>
        <text:list xml:id="list200741884369971" text:continue-numbering="true" text:style-name="WW8Num45">
          <text:list-item>
            <text:p text:style-name="P185"><text:bookmark-start text:name="__RefHeading__307_546538010"/>Lexique<text:bookmark-end text:name="__RefHeading__307_546538010"/></text:p>
          </text:list-item>
        </text:list>
        <text:p text:style-name="P173"/>
        <text:p text:style-name="P169"><text:span text:style-name="T14">NPC</text:span><text:span text:style-name="T16"> : Non Player Character, voir PNJ.</text:span></text:p>
        <text:p text:style-name="P169"><text:span text:style-name="T14">PNJ</text:span><text:span text:style-name="T16"> : Personnage Non Joueur, c’est à dire en général un personnage joué par un animateur ou directement pas le jeu.</text:span></text:p>
        <text:p text:style-name="P169"><text:span text:style-name="T14">PVP</text:span><text:span text:style-name="T16"> : Player Versus Player ; il s’agit des interactions entre joueurs. Rentrent dans cette catégorie les combats et les vol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DejaVu Sans1" svg:font-family="'DejaVu Sans'" style:font-family-generic="swiss"/>
    <style:font-face style:name="Courier New1" svg:font-family="'Courier New'" style:font-family-generic="modern" style:font-pitch="fixed"/>
    <style:font-face style:name="T4C Beaulieux" svg:font-family="'T4C Beaulieux'"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Times New Roman" style:font-family-asian="'Times New Roman'" style:font-family-generic-asian="roman" style:font-pitch-asian="variable" style:font-size-asian="10pt" style:font-name-complex="Verdana" style:font-family-complex="Verdana"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cm" fo:margin-bottom="0.423cm" style:contextual-spacing="false" fo:break-before="page"/>
      <style:text-properties fo:text-transform="uppercase" fo:font-size="11pt" fo:language="en" fo:country="US" fo:font-weight="bold" style:letter-kerning="true" style:font-size-asian="11pt" style:font-weight-asian="bold" style:font-weight-complex="bold"/>
    </style:style>
    <style:style style:name="Text_20_body" style:display-name="Text body" style:family="paragraph" style:parent-style-name="Standard" style:class="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keep-with-next="always"/>
      <style:text-properties style:font-name="Verdana" fo:font-family="Verdana" style:font-family-generic="swiss" style:font-pitch="variable" fo:font-size="11pt" fo:language="en" fo:country="US" fo:font-weight="bold" style:font-size-asian="11pt" style:font-weight-asian="bold" style:font-name-complex="Verdana" style:font-family-complex="Verdana" style:font-family-generic-complex="swiss" style:font-pitch-complex="variable" style:font-size-complex="11pt" style:font-weight-complex="bold"/>
    </style:style>
    <style:style style:name="Heading_20_2" style:display-name="Heading 2" style:family="paragraph" style:parent-style-name="Standard" style:next-style-name="Standard" style:default-outline-level="2" style:class="text">
      <style:paragraph-properties fo:margin-top="0.212cm" fo:margin-bottom="0.423cm" style:contextual-spacing="false" fo:text-align="justify" style:justify-single-word="false" fo:keep-with-next="always"/>
      <style:text-properties style:font-name="Verdana" fo:font-family="Verdana" style:font-family-generic="swiss" style:font-pitch="variable" fo:font-size="10pt" fo:language="en" fo:country="US" fo:font-weight="bold" style:font-size-asian="10pt" style:font-weight-asian="bold" style:font-name-complex="Verdana" style:font-family-complex="Verdana" style:font-family-generic-complex="swiss" style:font-pitch-complex="variable" style:font-size-complex="10pt" style:font-weight-complex="bold"/>
    </style:style>
    <style:style style:name="Heading_20_3" style:display-name="Heading 3" style:family="paragraph" style:parent-style-name="Standard" style:next-style-name="Standard" style:default-outline-level="3" style:class="text">
      <style:paragraph-properties fo:margin-top="0cm" fo:margin-bottom="0.423cm" style:contextual-spacing="false" fo:text-align="justify" style:justify-single-word="false" fo:keep-with-next="always"/>
      <style:text-properties style:font-name="Verdana" fo:font-family="Verdana" style:font-family-generic="swiss" style:font-pitch="variable" fo:font-size="10pt" fo:language="en" fo:country="US" fo:font-style="italic" fo:font-weight="bold" style:font-size-asian="10pt" style:font-style-asian="italic" style:font-weight-asian="bold" style:font-name-complex="Verdana" style:font-family-complex="Verdana" style:font-family-generic-complex="swiss" style:font-pitch-complex="variable" style:font-size-complex="10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cm" fo:margin-bottom="0.212cm" style:contextual-spacing="false" fo:text-align="justify" style:justify-single-word="false" fo:keep-with-next="always"/>
      <style:text-properties style:font-name="Verdana" fo:font-family="Verdana" style:font-family-generic="swiss" style:font-pitch="variable" fo:font-size="10pt" fo:language="en" fo:country="US" fo:font-style="italic" style:font-size-asian="10pt" style:font-style-asian="italic" style:font-name-complex="Verdana" style:font-family-complex="Verdana" style:font-family-generic-complex="swiss" style:font-pitch-complex="variable" style:font-size-complex="10pt" style:font-style-complex="italic"/>
    </style:style>
    <style:style style:name="Heading_20_5" style:display-name="Heading 5" style:family="paragraph" style:parent-style-name="Standard" style:next-style-name="Standard" style:default-outline-level="5" style:class="text">
      <style:paragraph-properties fo:margin-top="0cm" fo:margin-bottom="0.423cm" style:contextual-spacing="false" fo:keep-with-next="always"/>
      <style:text-properties style:font-name="Verdana" fo:font-family="Verdana" style:font-family-generic="swiss" style:font-pitch="variable" fo:font-size="10pt" fo:language="en" fo:country="US" fo:font-style="italic" style:font-size-asian="10pt" style:font-style-asian="italic" style:font-name-complex="Verdana" style:font-family-complex="Verdana" style:font-family-generic-complex="swiss" style:font-pitch-complex="variable" style:font-size-complex="10pt" style:font-style-complex="italic"/>
    </style:style>
    <style:style style:name="Heading_20_6" style:display-name="Heading 6" style:family="paragraph" style:parent-style-name="Standard" style:next-style-name="Standard" style:default-outline-level="6" style:class="text">
      <style:paragraph-properties fo:margin-top="0cm" fo:margin-bottom="0.423cm" style:contextual-spacing="false" fo:keep-with-next="always"/>
      <style:text-properties style:font-name="Verdana" fo:font-family="Verdana" style:font-family-generic="swiss" style:font-pitch="variable" fo:language="en" fo:country="US" fo:font-weight="bold" style:font-weight-asian="bold" style:font-name-complex="Verdana" style:font-family-complex="Verdana"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cm" fo:margin-bottom="0.423cm" style:contextual-spacing="false" fo:keep-with-next="always"/>
      <style:text-properties fo:color="#ff0000" style:font-name="Verdana" fo:font-family="Verdana" style:font-family-generic="swiss" style:font-pitch="variable" fo:font-size="10pt" fo:language="en" fo:country="US" fo:font-weight="bold" style:font-size-asian="10pt" style:font-weight-asian="bold" style:font-name-complex="Verdana" style:font-family-complex="Verdana" style:font-family-generic-complex="swiss" style:font-pitch-complex="variable" style:font-size-complex="10pt" style:font-weight-complex="bold"/>
    </style:style>
    <style:style style:name="Heading_20_8" style:display-name="Heading 8" style:family="paragraph" style:parent-style-name="Standard" style:next-style-name="Standard" style:default-outline-level="8" style:class="text">
      <style:paragraph-properties fo:margin-top="0.212cm" fo:margin-bottom="0.212cm" style:contextual-spacing="false" fo:keep-with-next="always"/>
      <style:text-properties fo:color="#800000" style:font-name="Verdana" fo:font-family="Verdana" style:font-family-generic="swiss" style:font-pitch="variable" fo:font-size="10pt" fo:language="en" fo:country="US" fo:font-style="italic" fo:font-weight="bold" style:font-size-asian="10pt" style:font-style-asian="italic" style:font-weight-asian="bold" style:font-name-complex="Verdana" style:font-family-complex="Verdana" style:font-family-generic-complex="swiss"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fo:color="#800000" style:font-name="Verdana" fo:font-family="Verdana" style:font-family-generic="swiss" style:font-pitch="variable" fo:font-size="10pt" fo:language="en" fo:country="US" fo:font-style="italic" fo:font-weight="bold" style:font-size-asian="10pt" style:font-style-asian="italic" style:font-weight-asian="bold" style:font-name-complex="Verdana" style:font-family-complex="Verdana" style:font-family-generic-complex="swiss" style:font-pitch-complex="variable" style:font-size-complex="10pt" style:font-style-complex="italic"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top="0cm" fo:margin-bottom="0.423cm" style:contextual-spacing="false"/>
      <style:text-properties style:font-name="Verdana" fo:font-family="Verdana" style:font-family-generic="swiss" style:font-pitch="variable" fo:font-size="10pt" fo:language="en" fo:country="US" fo:font-style="italic" fo:font-weight="bold" style:font-size-asian="10pt" style:font-style-asian="italic" style:font-weight-asian="bold" style:font-name-complex="Verdana" style:font-family-complex="Verdana" style:font-family-generic-complex="swiss" style:font-pitch-complex="variable" style:font-size-complex="10pt" style:font-style-complex="italic" style:font-weight-complex="bold"/>
    </style:style>
    <style:style style:name="Corps_20_de_20_texte_20_3" style:display-name="Corps de texte 3" style:family="paragraph" style:parent-style-name="Standard">
      <style:paragraph-properties fo:margin-top="0cm" fo:margin-bottom="0.212cm" style:contextual-spacing="false" fo:text-align="justify" style:justify-single-word="false"/>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Retrait_20_corps_20_de_20_texte_20_2" style:display-name="Retrait corps de texte 2" style:family="paragraph" style:parent-style-name="Standard">
      <style:paragraph-properties fo:margin-left="1.27cm" fo:margin-right="0cm" fo:margin-top="0cm" fo:margin-bottom="0.212cm" style:contextual-spacing="false" fo:text-align="justify" style:justify-single-word="false" fo:text-indent="0cm" style:auto-text-indent="false"/>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Retrait_20_corps_20_de_20_texte_20_3" style:display-name="Retrait corps de texte 3" style:family="paragraph" style:parent-style-name="Standard">
      <style:paragraph-properties fo:margin-left="0.953cm" fo:margin-right="0cm" fo:margin-top="0cm" fo:margin-bottom="0.212cm" style:contextual-spacing="false" fo:text-align="justify" style:justify-single-word="false" fo:text-indent="0cm" style:auto-text-indent="false"/>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Texte_20_brut" style:display-name="Texte brut" style:family="paragraph" style:parent-style-name="Standard">
      <style:text-properties style:font-name="Courier New" fo:font-family="'Courier New'" style:font-family-generic="modern" fo:font-size="10pt" fo:language="en" fo:country="CA" style:font-size-asian="10pt" style:font-name-complex="Verdana" style:font-family-complex="Verdana"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top="0.212cm" fo:margin-bottom="0cm" style:contextual-spacing="false"/>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style:contextual-spacing="false"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xl24" style:family="paragraph" style:parent-style-name="Standard">
      <style:paragraph-properties fo:margin-top="0.176cm" fo:margin-bottom="0.176cm" style:contextual-spacing="false" fo:text-align="center" style:justify-single-word="false" fo:background-color="#c0c0c0" fo:padding="0cm" fo:border-left="0.99pt solid #000000" fo:border-right="none" fo:border-top="0.99pt solid #000000" fo:border-bottom="0.51pt solid #000000">
        <style:background-image/>
      </style:paragraph-properties>
      <style:text-properties fo:color="#800000" style:font-name="Verdana" fo:font-family="Verdana" style:font-family-generic="swiss" style:font-pitch="variable" fo:font-size="9pt" fo:font-style="italic" fo:font-weight="bold" style:font-name-asian="Arial Unicode MS" style:font-family-asian="'Arial Unicode MS'" style:font-family-generic-asian="swiss" style:font-pitch-asian="variable" style:font-size-asian="9pt" style:font-style-asian="italic" style:font-weight-asian="bold" style:font-name-complex="Verdana" style:font-family-complex="Verdana" style:font-family-generic-complex="swiss" style:font-pitch-complex="variable" style:font-size-complex="9pt" style:font-style-complex="italic" style:font-weight-complex="bold"/>
    </style:style>
    <style:style style:name="xl25" style:family="paragraph" style:parent-style-name="Standard">
      <style:paragraph-properties fo:margin-top="0.176cm" fo:margin-bottom="0.176cm" style:contextual-spacing="false" fo:text-align="center" style:justify-single-word="false" fo:background-color="#c0c0c0" fo:padding="0cm" fo:border-left="none" fo:border-right="none" fo:border-top="0.99pt solid #000000" fo:border-bottom="0.51pt solid #000000">
        <style:background-image/>
      </style:paragraph-properties>
      <style:text-properties fo:color="#800000" style:font-name="Verdana" fo:font-family="Verdana" style:font-family-generic="swiss" style:font-pitch="variable" fo:font-size="9pt" fo:font-style="italic" fo:font-weight="bold" style:font-name-asian="Arial Unicode MS" style:font-family-asian="'Arial Unicode MS'" style:font-family-generic-asian="swiss" style:font-pitch-asian="variable" style:font-size-asian="9pt" style:font-style-asian="italic" style:font-weight-asian="bold" style:font-name-complex="Verdana" style:font-family-complex="Verdana" style:font-family-generic-complex="swiss" style:font-pitch-complex="variable" style:font-size-complex="9pt" style:font-style-complex="italic" style:font-weight-complex="bold"/>
    </style:style>
    <style:style style:name="xl26" style:family="paragraph" style:parent-style-name="Standard">
      <style:paragraph-properties fo:margin-top="0.176cm" fo:margin-bottom="0.176cm" style:contextual-spacing="false" fo:text-align="center" style:justify-single-word="false" fo:background-color="#c0c0c0" fo:padding="0cm" fo:border-left="none" fo:border-right="none" fo:border-top="0.99pt solid #000000" fo:border-bottom="0.51pt solid #000000">
        <style:background-image/>
      </style:paragraph-properties>
      <style:text-properties fo:color="#800000" style:font-name="Verdana" fo:font-family="Verdana" style:font-family-generic="swiss" style:font-pitch="variable" fo:font-size="9pt" fo:font-style="italic" fo:font-weight="bold" style:font-name-asian="Arial Unicode MS" style:font-family-asian="'Arial Unicode MS'" style:font-family-generic-asian="swiss" style:font-pitch-asian="variable" style:font-size-asian="9pt" style:font-style-asian="italic" style:font-weight-asian="bold" style:font-name-complex="Verdana" style:font-family-complex="Verdana" style:font-family-generic-complex="swiss" style:font-pitch-complex="variable" style:font-size-complex="9pt" style:font-style-complex="italic" style:font-weight-complex="bold"/>
    </style:style>
    <style:style style:name="xl27" style:family="paragraph" style:parent-style-name="Standard">
      <style:paragraph-properties fo:margin-top="0.176cm" fo:margin-bottom="0.176cm" style:contextual-spacing="false" fo:text-align="center" style:justify-single-word="false" fo:background-color="#c0c0c0" fo:padding="0cm" fo:border-left="none" fo:border-right="0.99pt solid #000000" fo:border-top="0.99pt solid #000000" fo:border-bottom="0.51pt solid #000000">
        <style:background-image/>
      </style:paragraph-properties>
      <style:text-properties fo:color="#800000" style:font-name="Verdana" fo:font-family="Verdana" style:font-family-generic="swiss" style:font-pitch="variable" fo:font-size="9pt" fo:font-style="italic" fo:font-weight="bold" style:font-name-asian="Arial Unicode MS" style:font-family-asian="'Arial Unicode MS'" style:font-family-generic-asian="swiss" style:font-pitch-asian="variable" style:font-size-asian="9pt" style:font-style-asian="italic" style:font-weight-asian="bold" style:font-name-complex="Verdana" style:font-family-complex="Verdana" style:font-family-generic-complex="swiss" style:font-pitch-complex="variable" style:font-size-complex="9pt" style:font-style-complex="italic" style:font-weight-complex="bold"/>
    </style:style>
    <style:style style:name="xl28" style:family="paragraph" style:parent-style-name="Standard">
      <style:paragraph-properties fo:margin-top="0.176cm" fo:margin-bottom="0.176cm" style:contextual-spacing="false" fo:background-color="#c0c0c0" fo:padding="0cm" fo:border-left="0.99pt solid #000000" fo:border-right="none" fo:border-top="none" fo:border-bottom="none">
        <style:background-image/>
      </style:paragraph-properties>
      <style:text-properties fo:color="#000000" style:font-name="Verdana" fo:font-family="Verdana" style:font-family-generic="swiss" style:font-pitch="variable" fo:font-size="9pt" style:font-name-asian="Arial Unicode MS" style:font-family-asian="'Arial Unicode MS'" style:font-family-generic-asian="swiss" style:font-pitch-asian="variable" style:font-size-asian="9pt" style:font-name-complex="Verdana" style:font-family-complex="Verdana" style:font-family-generic-complex="swiss" style:font-pitch-complex="variable" style:font-size-complex="9pt"/>
    </style:style>
    <style:style style:name="xl29" style:family="paragraph" style:parent-style-name="Standard">
      <style:paragraph-properties fo:margin-top="0.176cm" fo:margin-bottom="0.176cm" style:contextual-spacing="false" fo:background-color="#c0c0c0">
        <style:background-image/>
      </style:paragraph-properties>
      <style:text-properties fo:color="#000000" style:font-name="Verdana" fo:font-family="Verdana" style:font-family-generic="swiss" style:font-pitch="variable" fo:font-size="9pt" style:font-name-asian="Arial Unicode MS" style:font-family-asian="'Arial Unicode MS'" style:font-family-generic-asian="swiss" style:font-pitch-asian="variable" style:font-size-asian="9pt" style:font-name-complex="Verdana" style:font-family-complex="Verdana" style:font-family-generic-complex="swiss" style:font-pitch-complex="variable" style:font-size-complex="9pt"/>
    </style:style>
    <style:style style:name="xl30" style:family="paragraph" style:parent-style-name="Standard">
      <style:paragraph-properties fo:margin-top="0.176cm" fo:margin-bottom="0.176cm" style:contextual-spacing="false" fo:background-color="#c0c0c0" fo:padding="0cm" fo:border-left="none" fo:border-right="0.99pt solid #000000" fo:border-top="none" fo:border-bottom="none">
        <style:background-image/>
      </style:paragraph-properties>
      <style:text-properties fo:color="#000000" style:font-name="Verdana" fo:font-family="Verdana" style:font-family-generic="swiss" style:font-pitch="variable" fo:font-size="9pt" style:font-name-asian="Arial Unicode MS" style:font-family-asian="'Arial Unicode MS'" style:font-family-generic-asian="swiss" style:font-pitch-asian="variable" style:font-size-asian="9pt" style:font-name-complex="Verdana" style:font-family-complex="Verdana" style:font-family-generic-complex="swiss" style:font-pitch-complex="variable" style:font-size-complex="9pt"/>
    </style:style>
    <style:style style:name="xl31" style:family="paragraph" style:parent-style-name="Standard">
      <style:paragraph-properties fo:margin-top="0.176cm" fo:margin-bottom="0.176cm" style:contextual-spacing="false" fo:background-color="#ffffff" fo:padding="0cm" fo:border-left="0.99pt solid #000000" fo:border-right="none" fo:border-top="none" fo:border-bottom="none">
        <style:background-image/>
      </style:paragraph-properties>
      <style:text-properties fo:color="#000000" style:font-name="Verdana" fo:font-family="Verdana" style:font-family-generic="swiss" style:font-pitch="variable" fo:font-size="9pt" style:font-name-asian="Arial Unicode MS" style:font-family-asian="'Arial Unicode MS'" style:font-family-generic-asian="swiss" style:font-pitch-asian="variable" style:font-size-asian="9pt" style:font-name-complex="Verdana" style:font-family-complex="Verdana" style:font-family-generic-complex="swiss" style:font-pitch-complex="variable" style:font-size-complex="9pt"/>
    </style:style>
    <style:style style:name="xl32" style:family="paragraph" style:parent-style-name="Standard">
      <style:paragraph-properties fo:margin-top="0.176cm" fo:margin-bottom="0.176cm" style:contextual-spacing="false" fo:background-color="#ffffff">
        <style:background-image/>
      </style:paragraph-properties>
      <style:text-properties fo:color="#000000" style:font-name="Verdana" fo:font-family="Verdana" style:font-family-generic="swiss" style:font-pitch="variable" fo:font-size="9pt" style:font-name-asian="Arial Unicode MS" style:font-family-asian="'Arial Unicode MS'" style:font-family-generic-asian="swiss" style:font-pitch-asian="variable" style:font-size-asian="9pt" style:font-name-complex="Verdana" style:font-family-complex="Verdana" style:font-family-generic-complex="swiss" style:font-pitch-complex="variable" style:font-size-complex="9pt"/>
    </style:style>
    <style:style style:name="xl33" style:family="paragraph" style:parent-style-name="Standard">
      <style:paragraph-properties fo:margin-top="0.176cm" fo:margin-bottom="0.176cm" style:contextual-spacing="false" fo:background-color="#ffffff" fo:padding="0cm" fo:border-left="none" fo:border-right="0.99pt solid #000000" fo:border-top="none" fo:border-bottom="none">
        <style:background-image/>
      </style:paragraph-properties>
      <style:text-properties fo:color="#000000" style:font-name="Verdana" fo:font-family="Verdana" style:font-family-generic="swiss" style:font-pitch="variable" fo:font-size="9pt" style:font-name-asian="Arial Unicode MS" style:font-family-asian="'Arial Unicode MS'" style:font-family-generic-asian="swiss" style:font-pitch-asian="variable" style:font-size-asian="9pt" style:font-name-complex="Verdana" style:font-family-complex="Verdana" style:font-family-generic-complex="swiss" style:font-pitch-complex="variable" style:font-size-complex="9pt"/>
    </style:style>
    <style:style style:name="xl34" style:family="paragraph" style:parent-style-name="Standard">
      <style:paragraph-properties fo:margin-top="0.176cm" fo:margin-bottom="0.176cm" style:contextual-spacing="false" fo:background-color="#c0c0c0" fo:padding="0cm" fo:border-left="none" fo:border-right="0.99pt solid #000000" fo:border-top="none" fo:border-bottom="none">
        <style:background-image/>
      </style:paragraph-properties>
      <style:text-properties fo:color="#000000" style:font-name="Verdana" fo:font-family="Verdana" style:font-family-generic="swiss" style:font-pitch="variable" fo:font-size="9pt" style:font-name-asian="Arial Unicode MS" style:font-family-asian="'Arial Unicode MS'" style:font-family-generic-asian="swiss" style:font-pitch-asian="variable" style:font-size-asian="9pt" style:font-name-complex="Verdana" style:font-family-complex="Verdana" style:font-family-generic-complex="swiss" style:font-pitch-complex="variable" style:font-size-complex="9pt"/>
    </style:style>
    <style:style style:name="xl35" style:family="paragraph" style:parent-style-name="Standard">
      <style:paragraph-properties fo:margin-top="0.176cm" fo:margin-bottom="0.176cm" style:contextual-spacing="false" fo:background-color="#ffffff" fo:padding="0cm" fo:border-left="0.99pt solid #000000" fo:border-right="none" fo:border-top="none" fo:border-bottom="0.99pt solid #000000">
        <style:background-image/>
      </style:paragraph-properties>
      <style:text-properties fo:color="#000000" style:font-name="Verdana" fo:font-family="Verdana" style:font-family-generic="swiss" style:font-pitch="variable" fo:font-size="9pt" style:font-name-asian="Arial Unicode MS" style:font-family-asian="'Arial Unicode MS'" style:font-family-generic-asian="swiss" style:font-pitch-asian="variable" style:font-size-asian="9pt" style:font-name-complex="Verdana" style:font-family-complex="Verdana" style:font-family-generic-complex="swiss" style:font-pitch-complex="variable" style:font-size-complex="9pt"/>
    </style:style>
    <style:style style:name="xl36" style:family="paragraph" style:parent-style-name="Standard">
      <style:paragraph-properties fo:margin-top="0.176cm" fo:margin-bottom="0.176cm" style:contextual-spacing="false" fo:background-color="#ffffff" fo:padding="0cm" fo:border-left="none" fo:border-right="none" fo:border-top="none" fo:border-bottom="0.99pt solid #000000">
        <style:background-image/>
      </style:paragraph-properties>
      <style:text-properties fo:color="#000000" style:font-name="Verdana" fo:font-family="Verdana" style:font-family-generic="swiss" style:font-pitch="variable" fo:font-size="9pt" style:font-name-asian="Arial Unicode MS" style:font-family-asian="'Arial Unicode MS'" style:font-family-generic-asian="swiss" style:font-pitch-asian="variable" style:font-size-asian="9pt" style:font-name-complex="Verdana" style:font-family-complex="Verdana" style:font-family-generic-complex="swiss" style:font-pitch-complex="variable" style:font-size-complex="9pt"/>
    </style:style>
    <style:style style:name="xl37" style:family="paragraph" style:parent-style-name="Standard">
      <style:paragraph-properties fo:margin-top="0.176cm" fo:margin-bottom="0.176cm" style:contextual-spacing="false" fo:background-color="#ffffff" fo:padding="0cm" fo:border-left="none" fo:border-right="0.99pt solid #000000" fo:border-top="none" fo:border-bottom="0.99pt solid #000000">
        <style:background-image/>
      </style:paragraph-properties>
      <style:text-properties fo:color="#000000" style:font-name="Verdana" fo:font-family="Verdana" style:font-family-generic="swiss" style:font-pitch="variable" fo:font-size="9pt" style:font-name-asian="Arial Unicode MS" style:font-family-asian="'Arial Unicode MS'" style:font-family-generic-asian="swiss" style:font-pitch-asian="variable" style:font-size-asian="9pt" style:font-name-complex="Verdana" style:font-family-complex="Verdana" style:font-family-generic-complex="swiss" style:font-pitch-complex="variable" style:font-size-complex="9pt"/>
    </style:style>
    <style:style style:name="Titre_20_2_20_-_20_Appendices" style:display-name="Titre 2 - Appendices" style:family="paragraph" style:parent-style-name="Standard" style:next-style-name="Standard" style:list-style-name="WW8Num45">
      <style:paragraph-properties fo:margin-top="0cm" fo:margin-bottom="0.423cm" style:contextual-spacing="false"/>
      <style:text-properties style:font-name="Verdana" fo:font-family="Verdana" style:font-family-generic="swiss" style:font-pitch="variable" fo:font-size="10pt" fo:font-weight="bold" style:font-size-asian="10pt" style:font-weight-asian="bold" style:font-name-complex="Verdana" style:font-family-complex="Verdana" style:font-family-generic-complex="swiss" style:font-pitch-complex="variable"/>
    </style:style>
    <style:style style:name="Titre_20_1_20_-_20_Appendices" style:display-name="Titre 1 - Appendices" style:family="paragraph" style:parent-style-name="Standard" style:next-style-name="Standard" style:list-style-name="WW8Num45">
      <style:paragraph-properties fo:margin-top="0cm" fo:margin-bottom="0.423cm" style:contextual-spacing="false" fo:break-before="page"/>
      <style:text-properties style:font-name="Verdana" fo:font-family="Verdana" style:font-family-generic="swiss" style:font-pitch="variable" fo:font-size="11pt" fo:language="en" fo:country="US" style:font-size-asian="11pt" style:font-name-complex="Verdana" style:font-family-complex="Verdana" style:font-family-generic-complex="swiss" style:font-pitch-complex="variable" style:font-size-complex="10pt" style:font-style-complex="italic" style:font-weight-complex="bold"/>
    </style:style>
    <style:style style:name="xl38" style:family="paragraph" style:parent-style-name="Standard">
      <style:paragraph-properties fo:margin-top="0.176cm" fo:margin-bottom="0.176cm" style:contextual-spacing="false" fo:text-align="center" style:justify-single-word="false" fo:background-color="#c0c0c0" fo:padding="0cm" fo:border-left="none" fo:border-right="0.99pt solid #000000" fo:border-top="none" fo:border-bottom="0.99pt solid #000000">
        <style:background-image/>
      </style:paragraph-properties>
      <style:text-properties style:font-name="Verdana" fo:font-family="Verdana" style:font-family-generic="swiss" style:font-pitch="variable" fo:font-size="8pt" style:font-name-asian="Arial Unicode MS" style:font-family-asian="'Arial Unicode MS'" style:font-family-generic-asian="swiss" style:font-pitch-asian="variable" style:font-size-asian="8pt" style:font-name-complex="Verdana" style:font-family-complex="Verdana" style:font-family-generic-complex="swiss" style:font-pitch-complex="variable" style:font-size-complex="8pt"/>
    </style:style>
    <style:style style:name="xl46" style:family="paragraph" style:parent-style-name="Standard">
      <style:paragraph-properties fo:margin-top="0.176cm" fo:margin-bottom="0.176cm" style:contextual-spacing="false" fo:background-color="#c0c0c0" style:vertical-align="middle">
        <style:background-image/>
      </style:paragraph-properties>
      <style:text-properties style:font-name="Verdana" fo:font-family="Verdana" style:font-family-generic="swiss" style:font-pitch="variable" fo:font-size="8pt" style:font-name-asian="Arial Unicode MS" style:font-family-asian="'Arial Unicode MS'" style:font-family-generic-asian="swiss" style:font-pitch-asian="variable" style:font-size-asian="8pt" style:font-name-complex="Verdana" style:font-family-complex="Verdana" style:font-family-generic-complex="swiss" style:font-pitch-complex="variable" style:font-size-complex="8pt"/>
    </style:style>
    <style:style style:name="xl39" style:family="paragraph" style:parent-style-name="Standard">
      <style:paragraph-properties fo:margin-top="0.176cm" fo:margin-bottom="0.176cm" style:contextual-spacing="false" fo:background-color="#ffffff" fo:padding="0cm" fo:border-left="none" fo:border-right="none" fo:border-top="none" fo:border-bottom="0.99pt solid #000000">
        <style:background-image/>
      </style:paragraph-properties>
      <style:text-properties style:font-name="Verdana" fo:font-family="Verdana" style:font-family-generic="swiss" style:font-pitch="variable" fo:font-size="8pt" style:font-name-asian="Arial Unicode MS" style:font-family-asian="'Arial Unicode MS'" style:font-family-generic-asian="swiss" style:font-pitch-asian="variable" style:font-size-asian="8pt" style:font-name-complex="Verdana" style:font-family-complex="Verdana" style:font-family-generic-complex="swiss" style:font-pitch-complex="variable" style:font-size-complex="8pt"/>
    </style:style>
    <style:style style:name="Titre_20_3_20_-_20_Appendices" style:display-name="Titre 3 - Appendices" style:family="paragraph" style:parent-style-name="Standard" style:next-style-name="Standard" style:list-style-name="WW8Num45">
      <style:paragraph-properties fo:margin-top="0.423cm" fo:margin-bottom="0.423cm" style:contextual-spacing="false"/>
      <style:text-properties style:font-name="Verdana" fo:font-family="Verdana" style:font-family-generic="swiss" style:font-pitch="variable" fo:font-size="10pt" fo:font-style="italic" style:font-size-asian="10pt" style:font-style-asian="italic" style:font-name-complex="Verdana" style:font-family-complex="Verdana" style:font-family-generic-complex="swiss" style:font-pitch-complex="variable"/>
    </style:style>
    <style:style style:name="xl40" style:family="paragraph" style:parent-style-name="Standard">
      <style:paragraph-properties fo:margin-top="0.176cm" fo:margin-bottom="0.176cm" style:contextual-spacing="false" fo:text-align="center" style:justify-single-word="false" fo:background-color="#c0c0c0">
        <style:background-image/>
      </style:paragraph-properties>
      <style:text-properties fo:color="#000000" style:font-name="Verdana" fo:font-family="Verdana" style:font-family-generic="swiss" style:font-pitch="variable" fo:font-size="8pt" style:font-name-asian="Arial Unicode MS" style:font-family-asian="'Arial Unicode MS'" style:font-family-generic-asian="swiss" style:font-pitch-asian="variable" style:font-size-asian="8pt" style:font-name-complex="Verdana" style:font-family-complex="Verdana" style:font-family-generic-complex="swiss" style:font-pitch-complex="variable" style:font-size-complex="8pt"/>
    </style:style>
    <style:style style:name="xl41" style:family="paragraph" style:parent-style-name="Standard">
      <style:paragraph-properties fo:margin-top="0.176cm" fo:margin-bottom="0.176cm" style:contextual-spacing="false" fo:text-align="center" style:justify-single-word="false" fo:background-color="#c0c0c0" fo:padding="0cm" fo:border-left="none" fo:border-right="none" fo:border-top="none" fo:border-bottom="0.99pt solid #000000">
        <style:background-image/>
      </style:paragraph-properties>
      <style:text-properties fo:color="#000000" style:font-name="Verdana" fo:font-family="Verdana" style:font-family-generic="swiss" style:font-pitch="variable" fo:font-size="8pt" style:font-name-asian="Arial Unicode MS" style:font-family-asian="'Arial Unicode MS'" style:font-family-generic-asian="swiss" style:font-pitch-asian="variable" style:font-size-asian="8pt" style:font-name-complex="Verdana" style:font-family-complex="Verdan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Verdana" style:font-family-complex="Verdana" style:font-family-generic-complex="swiss" style:font-pitch-complex="variable"/>
    </style:style>
    <style:style style:name="WW8Num4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style style:name="WW8Num5z1" style:family="text">
      <style:text-properties fo:color="#000000"/>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style style:name="WW8Num18z0" style:family="text"/>
    <style:style style:name="WW8Num19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Verdana" style:font-family-complex="Verdana" style:font-family-generic-complex="swiss" style:font-pitch-complex="variable"/>
    </style:style>
    <style:style style:name="WW8Num19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4" style:family="text">
      <style:text-properties style:font-name="Courier New" fo:font-family="'Courier New'" style:font-family-generic="modern"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color="#000000"/>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00"/>
    </style:style>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Verdana" style:font-family-complex="Verdana" style:font-family-generic-complex="swiss" style:font-pitch-complex="variable"/>
    </style:style>
    <style:style style:name="WW8Num2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Verdana" fo:font-family="Verdana" style:font-family-generic="swiss" style:font-pitch="variable" fo:font-size="11pt" fo:font-style="normal" fo:font-weight="bold" style:font-size-asian="11pt" style:font-style-asian="normal" style:font-weight-asian="bold" style:font-name-complex="Verdana" style:font-family-complex="Verdana" style:font-family-generic-complex="swiss" style:font-pitch-complex="variable"/>
    </style:style>
    <style:style style:name="WW8Num28z1" style:family="text"/>
    <style:style style:name="WW8Num28z2" style:family="text">
      <style:text-properties style:font-name="Verdana" fo:font-family="Verdana" style:font-family-generic="swiss" style:font-pitch="variable" fo:font-size="10pt" fo:font-style="normal" fo:font-weight="bold" style:font-size-asian="10pt" style:font-style-asian="normal" style:font-weight-asian="bold" style:font-name-complex="Verdana" style:font-family-complex="Verdana" style:font-family-generic-complex="swiss" style:font-pitch-complex="variable"/>
    </style:style>
    <style:style style:name="WW8Num28z3" style:family="text">
      <style:text-properties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style>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style style:name="WW8Num31z0" style:family="text">
      <style:text-properties fo:color="#000000"/>
    </style:style>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Verdana" style:font-family-complex="Verdana" style:font-family-generic-complex="swiss" style:font-pitch-complex="variable"/>
    </style:style>
    <style:style style:name="WW8Num3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fo:color="#000000"/>
    </style:style>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6z1" style:family="text">
      <style:text-properties style:font-name="Courier New" fo:font-family="'Courier New'" style:font-family-generic="modern" style:font-name-complex="Verdana" style:font-family-complex="Verdana" style:font-family-generic-complex="swiss" style:font-pitch-complex="variable"/>
    </style:style>
    <style:style style:name="WW8Num3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7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1" style:family="text">
      <style:text-properties style:font-name="Courier New" fo:font-family="'Courier New'" style:font-family-generic="modern" style:font-name-complex="Verdana" style:font-family-complex="Verdana" style:font-family-generic-complex="swiss" style:font-pitch-complex="variable"/>
    </style:style>
    <style:style style:name="WW8Num37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7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style style:name="WW8Num40z0" style:family="text">
      <style:text-properties fo:color="#000000"/>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color="#000000"/>
    </style:style>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color="#000000"/>
    </style:style>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8z1" style:family="text">
      <style:text-properties style:font-name="Courier New" fo:font-family="'Courier New'" style:font-family-generic="modern" style:font-name-complex="Verdana" style:font-family-complex="Verdana" style:font-family-generic-complex="swiss" style:font-pitch-complex="variable"/>
    </style:style>
    <style:style style:name="WW8Num48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49z0" style:family="text"/>
    <style:style style:name="WW8Num50z0"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4z1" style:family="text">
      <style:text-properties style:font-name="Courier New" fo:font-family="'Courier New'" style:font-family-generic="modern" style:font-name-complex="Verdana" style:font-family-complex="Verdana" style:font-family-generic-complex="swiss" style:font-pitch-complex="variable"/>
    </style:style>
    <style:style style:name="WW8Num54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text-properties fo:color="#000000"/>
    </style:style>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2z1" style:family="text">
      <style:text-properties style:font-name="Courier New" fo:font-family="'Courier New'" style:font-family-generic="modern" style:font-name-complex="Verdana" style:font-family-complex="Verdana" style:font-family-generic-complex="swiss" style:font-pitch-complex="variable"/>
    </style:style>
    <style:style style:name="WW8Num6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63z0" style:family="text"/>
    <style:style style:name="WW8Num64z0" style:family="text"/>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6z1" style:family="text">
      <style:text-properties style:font-name="Courier New" fo:font-family="'Courier New'" style:font-family-generic="modern" style:font-name-complex="Verdana" style:font-family-complex="Verdana" style:font-family-generic-complex="swiss" style:font-pitch-complex="variable"/>
    </style:style>
    <style:style style:name="WW8Num6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6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style style:name="WW8Num69z1" style:family="text"/>
    <style:style style:name="WW8Num69z2" style:family="text"/>
    <style:style style:name="WW8Num69z3" style:family="text"/>
    <style:style style:name="WW8Num69z4" style:family="text"/>
    <style:style style:name="WW8Num69z5" style:family="text"/>
    <style:style style:name="WW8Num69z6" style:family="text"/>
    <style:style style:name="WW8Num69z7" style:family="text"/>
    <style:style style:name="WW8Num69z8" style:family="text"/>
    <style:style style:name="WW8Num70z0" style:family="text"/>
    <style:style style:name="WW8Num70z1" style:family="text"/>
    <style:style style:name="WW8Num70z2" style:family="text"/>
    <style:style style:name="WW8Num70z3" style:family="text"/>
    <style:style style:name="WW8Num70z4" style:family="text"/>
    <style:style style:name="WW8Num70z5" style:family="text"/>
    <style:style style:name="WW8Num70z6" style:family="text"/>
    <style:style style:name="WW8Num70z7" style:family="text"/>
    <style:style style:name="WW8Num70z8" style:family="text"/>
    <style:style style:name="WW8Num7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1z1" style:family="text">
      <style:text-properties style:font-name="Courier New" fo:font-family="'Courier New'" style:font-family-generic="modern" style:font-name-complex="Verdana" style:font-family-complex="Verdana" style:font-family-generic-complex="swiss" style:font-pitch-complex="variable"/>
    </style:style>
    <style:style style:name="WW8Num71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72z0" style:family="text"/>
    <style:style style:name="WW8Num7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style style:name="WW8Num75z0" style:family="text"/>
    <style:style style:name="WW8Num75z1" style:family="text"/>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WW8Num7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7z1" style:family="text">
      <style:text-properties style:font-name="Courier New" fo:font-family="'Courier New'" style:font-family-generic="modern" style:font-name-complex="Verdana" style:font-family-complex="Verdana" style:font-family-generic-complex="swiss" style:font-pitch-complex="variable"/>
    </style:style>
    <style:style style:name="WW8Num77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78z0"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78z1" style:family="text">
      <style:text-properties style:font-name="Courier New" fo:font-family="'Courier New'" style:font-family-generic="modern" style:font-name-complex="Verdana" style:font-family-complex="Verdana" style:font-family-generic-complex="swiss" style:font-pitch-complex="variable"/>
    </style:style>
    <style:style style:name="WW8Num78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style style:name="WW8Num8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0" style:family="text"/>
    <style:style style:name="WW8Num85z0" style:family="text"/>
    <style:style style:name="WW8Num85z1" style:family="text"/>
    <style:style style:name="WW8Num85z2" style:family="text"/>
    <style:style style:name="WW8Num85z3" style:family="text"/>
    <style:style style:name="WW8Num85z4" style:family="text"/>
    <style:style style:name="WW8Num85z5" style:family="text"/>
    <style:style style:name="WW8Num85z6" style:family="text"/>
    <style:style style:name="WW8Num85z7" style:family="text"/>
    <style:style style:name="WW8Num85z8" style:family="text"/>
    <style:style style:name="WW8Num86z0" style:family="text">
      <style:text-properties style:font-name="Verdana" fo:font-family="Verdana" style:font-family-generic="swiss" style:font-pitch="variable" fo:font-size="11pt" fo:font-style="normal" fo:font-weight="bold" style:font-size-asian="11pt" style:font-style-asian="normal" style:font-weight-asian="bold" style:font-name-complex="Verdana" style:font-family-complex="Verdana" style:font-family-generic-complex="swiss" style:font-pitch-complex="variable"/>
    </style:style>
    <style:style style:name="WW8Num86z1" style:family="text"/>
    <style:style style:name="WW8Num86z2" style:family="text">
      <style:text-properties style:font-name="Verdana" fo:font-family="Verdana" style:font-family-generic="swiss" style:font-pitch="variable" fo:font-size="10pt" fo:font-style="normal" fo:font-weight="bold" style:font-size-asian="10pt" style:font-style-asian="normal" style:font-weight-asian="bold" style:font-name-complex="Verdana" style:font-family-complex="Verdana" style:font-family-generic-complex="swiss" style:font-pitch-complex="variable"/>
    </style:style>
    <style:style style:name="WW8Num86z3" style:family="text">
      <style:text-properties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style>
    <style:style style:name="WW8Num86z4" style:family="text"/>
    <style:style style:name="WW8Num86z5" style:family="text"/>
    <style:style style:name="WW8Num86z6" style:family="text"/>
    <style:style style:name="WW8Num86z7" style:family="text"/>
    <style:style style:name="WW8Num86z8" style:family="text"/>
    <style:style style:name="WW8Num8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7z1" style:family="text">
      <style:text-properties style:font-name="Courier New" fo:font-family="'Courier New'" style:font-family-generic="modern" style:font-name-complex="Courier New" style:font-family-complex="'Courier New'" style:font-family-generic-complex="modern"/>
    </style:style>
    <style:style style:name="WW8Num8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0" style:family="text">
      <style:text-properties style:font-name="Symbol" fo:font-family="Symbol" style:font-family-generic="roman" style:font-pitch="variable" style:font-charset="x-symbol" fo:language="fr" fo:country="FR" style:language-asian="fr" style:country-asian="FR" style:font-name-complex="Times New Roman" style:font-family-complex="'Times New Roman'" style:font-family-generic-complex="roman" style:font-pitch-complex="variable"/>
    </style:style>
    <style:style style:name="WW8Num89z1" style:family="text">
      <style:text-properties style:font-name="Courier New" fo:font-family="'Courier New'" style:font-family-generic="modern" style:font-name-complex="Verdana" style:font-family-complex="Verdana" style:font-family-generic-complex="swiss" style:font-pitch-complex="variable"/>
    </style:style>
    <style:style style:name="WW8Num89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90z0" style:family="text"/>
    <style:style style:name="WW8Num91z0" style:family="text"/>
    <style:style style:name="WW8Num9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92z1" style:family="text">
      <style:text-properties style:font-name="Courier New" fo:font-family="'Courier New'" style:font-family-generic="modern" style:font-name-complex="Verdana" style:font-family-complex="Verdana" style:font-family-generic-complex="swiss" style:font-pitch-complex="variable"/>
    </style:style>
    <style:style style:name="WW8Num9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93z0" style:family="text">
      <style:text-properties fo:color="#000000"/>
    </style:style>
    <style:style style:name="WW8Num93z2" style:family="text"/>
    <style:style style:name="WW8Num93z3" style:family="text"/>
    <style:style style:name="WW8Num93z4" style:family="text"/>
    <style:style style:name="WW8Num93z5" style:family="text"/>
    <style:style style:name="WW8Num93z6" style:family="text"/>
    <style:style style:name="WW8Num93z7" style:family="text"/>
    <style:style style:name="WW8Num93z8" style:family="text"/>
    <style:style style:name="WW8Num9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0" style:family="text"/>
    <style:style style:name="WW8Num95z1" style:family="text"/>
    <style:style style:name="WW8Num95z2" style:family="text"/>
    <style:style style:name="WW8Num95z3" style:family="text"/>
    <style:style style:name="WW8Num95z4" style:family="text"/>
    <style:style style:name="WW8Num95z5" style:family="text"/>
    <style:style style:name="WW8Num95z6" style:family="text"/>
    <style:style style:name="WW8Num95z7" style:family="text"/>
    <style:style style:name="WW8Num95z8" style:family="text"/>
    <style:style style:name="WW8Num96z0" style:family="text"/>
    <style:style style:name="WW8Num96z1" style:family="text"/>
    <style:style style:name="WW8Num96z2" style:family="text"/>
    <style:style style:name="WW8Num96z3" style:family="text"/>
    <style:style style:name="WW8Num96z4" style:family="text"/>
    <style:style style:name="WW8Num96z5" style:family="text"/>
    <style:style style:name="WW8Num96z6" style:family="text"/>
    <style:style style:name="WW8Num96z7" style:family="text"/>
    <style:style style:name="WW8Num96z8" style:family="text"/>
    <style:style style:name="WW8Num9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98z0" style:family="text"/>
    <style:style style:name="WW8Num98z1" style:family="text"/>
    <style:style style:name="WW8Num98z2" style:family="text"/>
    <style:style style:name="WW8Num98z3" style:family="text"/>
    <style:style style:name="WW8Num98z4" style:family="text"/>
    <style:style style:name="WW8Num98z5" style:family="text"/>
    <style:style style:name="WW8Num98z6" style:family="text"/>
    <style:style style:name="WW8Num98z7" style:family="text"/>
    <style:style style:name="WW8Num98z8" style:family="text"/>
    <style:style style:name="WW8Num9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0z0" style:family="text"/>
    <style:style style:name="WW8Num100z1" style:family="text">
      <style:text-properties fo:color="#000000"/>
    </style:style>
    <style:style style:name="WW8Num100z2" style:family="text"/>
    <style:style style:name="WW8Num100z3" style:family="text"/>
    <style:style style:name="WW8Num100z4" style:family="text"/>
    <style:style style:name="WW8Num100z5" style:family="text"/>
    <style:style style:name="WW8Num100z6" style:family="text"/>
    <style:style style:name="WW8Num100z7" style:family="text"/>
    <style:style style:name="WW8Num100z8" style:family="text"/>
    <style:style style:name="WW8Num10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01z1" style:family="text">
      <style:text-properties style:font-name="Courier New" fo:font-family="'Courier New'" style:font-family-generic="modern" style:font-name-complex="Verdana" style:font-family-complex="Verdana" style:font-family-generic-complex="swiss" style:font-pitch-complex="variable"/>
    </style:style>
    <style:style style:name="WW8Num101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0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3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WW8Num103z1" style:family="text">
      <style:text-properties style:font-name="Courier New" fo:font-family="'Courier New'" style:font-family-generic="modern" style:font-name-complex="Verdana" style:font-family-complex="Verdana" style:font-family-generic-complex="swiss" style:font-pitch-complex="variable"/>
    </style:style>
    <style:style style:name="WW8Num10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03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04z0" style:family="text">
      <style:text-properties style:font-name="Symbol" fo:font-family="Symbol" style:font-family-generic="roman" style:font-pitch="variable" style:font-charset="x-symbol" fo:language="fr" fo:country="FR" style:language-asian="fr" style:country-asian="FR" style:font-name-complex="Times New Roman" style:font-family-complex="'Times New Roman'" style:font-family-generic-complex="roman" style:font-pitch-complex="variable"/>
    </style:style>
    <style:style style:name="WW8Num104z1" style:family="text">
      <style:text-properties style:font-name="Courier New" fo:font-family="'Courier New'" style:font-family-generic="modern" style:font-name-complex="Verdana" style:font-family-complex="Verdana" style:font-family-generic-complex="swiss" style:font-pitch-complex="variable"/>
    </style:style>
    <style:style style:name="WW8Num104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05z0" style:family="text">
      <style:text-properties fo:color="#000000"/>
    </style:style>
    <style:style style:name="WW8Num105z2" style:family="text"/>
    <style:style style:name="WW8Num105z3" style:family="text"/>
    <style:style style:name="WW8Num105z4" style:family="text"/>
    <style:style style:name="WW8Num105z5" style:family="text"/>
    <style:style style:name="WW8Num105z6" style:family="text"/>
    <style:style style:name="WW8Num105z7" style:family="text"/>
    <style:style style:name="WW8Num105z8" style:family="text"/>
    <style:style style:name="WW8Num10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7z0" style:family="text">
      <style:text-properties style:font-name="Wingdings" fo:font-family="Wingdings" style:font-pitch="variable" style:font-charset="x-symbol" fo:font-size="10pt" style:font-size-asian="10pt" style:font-name-complex="Times New Roman" style:font-family-complex="'Times New Roman'" style:font-family-generic-complex="roman" style:font-pitch-complex="variable"/>
    </style:style>
    <style:style style:name="WW8Num107z1" style:family="text">
      <style:text-properties style:font-name="Courier New" fo:font-family="'Courier New'" style:font-family-generic="modern" style:font-name-complex="Verdana" style:font-family-complex="Verdana" style:font-family-generic-complex="swiss" style:font-pitch-complex="variable"/>
    </style:style>
    <style:style style:name="WW8Num107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0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0z1" style:family="text">
      <style:text-properties style:font-name="Courier New" fo:font-family="'Courier New'" style:font-family-generic="modern" style:font-name-complex="Courier New" style:font-family-complex="'Courier New'" style:font-family-generic-complex="modern"/>
    </style:style>
    <style:style style:name="WW8Num1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1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Verdana" style:font-family-complex="Verdana" style:font-family-generic-complex="swiss" style:font-pitch-complex="variable"/>
    </style:style>
    <style:style style:name="WW8Num111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11z4" style:family="text">
      <style:text-properties style:font-name="Courier New" fo:font-family="'Courier New'" style:font-family-generic="modern" style:font-name-complex="Verdana" style:font-family-complex="Verdana" style:font-family-generic-complex="swiss" style:font-pitch-complex="variable"/>
    </style:style>
    <style:style style:name="WW8Num112z0" style:family="text"/>
    <style:style style:name="WW8Num112z1" style:family="text"/>
    <style:style style:name="WW8Num112z2" style:family="text"/>
    <style:style style:name="WW8Num112z3" style:family="text"/>
    <style:style style:name="WW8Num112z4" style:family="text"/>
    <style:style style:name="WW8Num112z5" style:family="text"/>
    <style:style style:name="WW8Num112z6" style:family="text"/>
    <style:style style:name="WW8Num112z7" style:family="text"/>
    <style:style style:name="WW8Num112z8" style:family="text"/>
    <style:style style:name="WW8Num113z0" style:family="text"/>
    <style:style style:name="WW8Num113z1" style:family="text"/>
    <style:style style:name="WW8Num113z2" style:family="text"/>
    <style:style style:name="WW8Num113z3" style:family="text"/>
    <style:style style:name="WW8Num113z4" style:family="text"/>
    <style:style style:name="WW8Num113z5" style:family="text"/>
    <style:style style:name="WW8Num113z6" style:family="text"/>
    <style:style style:name="WW8Num113z7" style:family="text"/>
    <style:style style:name="WW8Num113z8" style:family="text"/>
    <style:style style:name="WW8Num114z0" style:family="text"/>
    <style:style style:name="WW8Num114z1" style:family="text"/>
    <style:style style:name="WW8Num114z2" style:family="text"/>
    <style:style style:name="WW8Num114z3" style:family="text"/>
    <style:style style:name="WW8Num114z4" style:family="text"/>
    <style:style style:name="WW8Num114z5" style:family="text"/>
    <style:style style:name="WW8Num114z6" style:family="text"/>
    <style:style style:name="WW8Num114z7" style:family="text"/>
    <style:style style:name="WW8Num114z8" style:family="text"/>
    <style:style style:name="WW8Num1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6z0" style:num-suffix=".0" style:num-format="1">
        <style:list-level-properties text:list-level-position-and-space-mode="label-alignment">
          <style:list-level-label-alignment text:label-followed-by="space" fo:text-indent="-0.762cm" fo:margin-left="0.762cm"/>
        </style:list-level-properties>
      </text:outline-level-style>
      <text:outline-level-style text:level="2" text:style-name="WW8Num86z1"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WW8Num86z2"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WW8Num86z3" style:num-suffix=")" style:num-format="a" style:num-letter-sync="true">
        <style:list-level-properties text:list-level-position-and-space-mode="label-alignment">
          <style:list-level-label-alignment text:label-followed-by="space" fo:text-indent="-1.524cm" fo:margin-left="1.524cm"/>
        </style:list-level-properties>
      </text:outline-level-style>
      <text:outline-level-style text:level="5" text:style-name="WW8Num86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86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86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86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86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style:list-level-label-alignment text:label-followed-by="listtab" text:list-tab-stop-position="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3.175cm" fo:text-indent="-1.27cm" fo:margin-left="3.175cm"/>
        </style:list-level-properties>
      </text:list-level-style-number>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style:list-level-properties>
      </text:list-level-style-number>
      <text:list-level-style-number text:level="3" text:style-name="WW8Num22z2"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4" text:style-name="WW8Num22z3" style:num-suffix=")" style:num-format="a" style:num-letter-sync="true">
        <style:list-level-properties text:list-level-position-and-space-mode="label-alignment">
          <style:list-level-label-alignment text:label-followed-by="listtab" text:list-tab-stop-position="1.905cm" fo:margin-left="1.27cm"/>
        </style:list-level-properties>
      </text:list-level-style-number>
      <text:list-level-style-number text:level="5" text:style-name="WW8Num22z4" style:num-prefix="("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6" text:style-name="WW8Num22z5" style:num-prefix="("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7" text:style-name="WW8Num22z6" style:num-prefix="(" style:num-suffix=")" style:num-format="i">
        <style:list-level-properties text:list-level-position-and-space-mode="label-alignment">
          <style:list-level-label-alignment text:label-followed-by="listtab" text:list-tab-stop-position="5.715cm" fo:margin-left="5.08cm"/>
        </style:list-level-properties>
      </text:list-level-style-number>
      <text:list-level-style-number text:level="8" text:style-name="WW8Num22z7"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9" text:style-name="WW8Num22z8"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0.635cm"/>
        </style:list-level-properties>
      </text:list-level-style-number>
      <text:list-level-style-number text:level="3" text:style-name="WW8Num24z2"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4" text:style-name="WW8Num24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24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24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24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24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24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0"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28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28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28z3" style:num-suffix=")" style:num-format="a" style:num-letter-sync="true">
        <style:list-level-properties text:list-level-position-and-space-mode="label-alignment">
          <style:list-level-label-alignment text:label-followed-by="space" fo:text-indent="-1.524cm" fo:margin-left="1.524cm"/>
        </style:list-level-properties>
      </text:list-level-style-number>
      <text:list-level-style-number text:level="5" text:style-name="WW8Num2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A" style:num-letter-sync="true">
        <style:list-level-properties text:list-level-position-and-space-mode="label-alignment">
          <style:list-level-label-alignment text:label-followed-by="listtab" fo:margin-left="2.54cm"/>
        </style:list-level-properties>
      </text:list-level-style-number>
      <text:list-level-style-number text:level="2" text:style-name="WW8Num31z0" style:num-suffix="." style:num-format="1">
        <style:list-level-properties text:list-level-position-and-space-mode="label-alignment">
          <style:list-level-label-alignment text:label-followed-by="listtab" fo:margin-left="2.54cm"/>
        </style:list-level-properties>
      </text:list-level-style-number>
      <text:list-level-style-number text:level="3" text:style-name="WW8Num31z2"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4" text:style-name="WW8Num31z3" style:num-suffix=")" style:num-format="a" style:num-letter-sync="true">
        <style:list-level-properties text:list-level-position-and-space-mode="label-alignment">
          <style:list-level-label-alignment text:label-followed-by="listtab" text:list-tab-stop-position="1.905cm" fo:margin-left="1.27cm"/>
        </style:list-level-properties>
      </text:list-level-style-number>
      <text:list-level-style-number text:level="5" text:style-name="WW8Num31z4" style:num-prefix="("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6" text:style-name="WW8Num31z5" style:num-prefix="("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7" text:style-name="WW8Num31z6" style:num-prefix="(" style:num-suffix=")" style:num-format="i">
        <style:list-level-properties text:list-level-position-and-space-mode="label-alignment">
          <style:list-level-label-alignment text:label-followed-by="listtab" text:list-tab-stop-position="5.715cm" fo:margin-left="5.08cm"/>
        </style:list-level-properties>
      </text:list-level-style-number>
      <text:list-level-style-number text:level="8" text:style-name="WW8Num31z7"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9" text:style-name="WW8Num31z8"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2" text:style-name="WW8Num35z0" style:num-suffix="." style:num-format="1">
        <style:list-level-properties text:list-level-position-and-space-mode="label-alignment">
          <style:list-level-label-alignment text:label-followed-by="listtab" text:list-tab-stop-position="0.635cm"/>
        </style:list-level-properties>
      </text:list-level-style-number>
      <text:list-level-style-number text:level="3" text:style-name="WW8Num35z2"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text:style-name="WW8Num35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35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35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35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35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35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style:list-level-properties>
      </text:list-level-style-number>
      <text:list-level-style-number text:level="3" text:style-name="WW8Num40z2"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text:style-name="WW8Num40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40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40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40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40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40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0"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43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43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43z3" style:num-suffix=")" style:num-format="a" style:num-letter-sync="true">
        <style:list-level-properties text:list-level-position-and-space-mode="label-alignment">
          <style:list-level-label-alignment text:label-followed-by="space" fo:text-indent="-1.524cm" fo:margin-left="1.524cm"/>
        </style:list-level-properties>
      </text:list-level-style-number>
      <text:list-level-style-number text:level="5" text:style-name="WW8Num4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2" text:style-name="WW8Num44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3" text:style-name="WW8Num44z2"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text:style-name="WW8Num44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44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44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44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44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44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2" text:style-name="WW8Num45z0" style:num-suffix="." style:num-format="1">
        <style:list-level-properties text:list-level-position-and-space-mode="label-alignment">
          <style:list-level-label-alignment text:label-followed-by="listtab" text:list-tab-stop-position="0.635cm"/>
        </style:list-level-properties>
      </text:list-level-style-number>
      <text:list-level-style-number text:level="3" text:style-name="WW8Num45z2"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4" text:style-name="WW8Num45z3" style:num-suffix=")" style:num-format="a" style:num-letter-sync="true">
        <style:list-level-properties text:list-level-position-and-space-mode="label-alignment">
          <style:list-level-label-alignment text:label-followed-by="listtab" text:list-tab-stop-position="1.905cm" fo:margin-left="1.27cm"/>
        </style:list-level-properties>
      </text:list-level-style-number>
      <text:list-level-style-number text:level="5" text:style-name="WW8Num45z4" style:num-prefix="("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6" text:style-name="WW8Num45z5" style:num-prefix="("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7" text:style-name="WW8Num45z6" style:num-prefix="(" style:num-suffix=")" style:num-format="i">
        <style:list-level-properties text:list-level-position-and-space-mode="label-alignment">
          <style:list-level-label-alignment text:label-followed-by="listtab" text:list-tab-stop-position="5.715cm" fo:margin-left="5.08cm"/>
        </style:list-level-properties>
      </text:list-level-style-number>
      <text:list-level-style-number text:level="8" text:style-name="WW8Num45z7"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9" text:style-name="WW8Num45z8"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5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59z2"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text:style-name="WW8Num59z3" style:num-suffix=")" style:num-format="a" style:num-letter-sync="true">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5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5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5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5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2" text:style-name="WW8Num60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3" text:style-name="WW8Num60z2"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text:style-name="WW8Num60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60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60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60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60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60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text:style-name="WW8Num6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text:style-name="WW8Num7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text:style-name="WW8Num74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8Num8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number text:level="1" text:style-name="WW8Num8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text:style-name="WW8Num85z0"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8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text:style-name="WW8Num86z0" style:num-suffix=".0"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86z1"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86z2"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WW8Num86z3" style:num-suffix=")" style:num-format="a" style:num-letter-sync="true">
        <style:list-level-properties text:list-level-position-and-space-mode="label-alignment">
          <style:list-level-label-alignment text:label-followed-by="space" fo:text-indent="-1.524cm" fo:margin-left="1.524cm"/>
        </style:list-level-properties>
      </text:list-level-style-number>
      <text:list-level-style-number text:level="5" text:style-name="WW8Num8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8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8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8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4.126cm" fo:text-indent="-0.635cm" fo:margin-left="4.126cm"/>
        </style:list-level-properties>
        <style:text-properties style:font-name="Times New Roman"/>
      </text:list-level-style-bullet>
      <text:list-level-style-bullet text:level="2" text:style-name="WW8Num87z1" style:num-suffix="." text:bullet-char="o">
        <style:list-level-properties text:list-level-position-and-space-mode="label-alignment">
          <style:list-level-label-alignment text:label-followed-by="listtab" text:list-tab-stop-position="5.396cm" fo:text-indent="-0.635cm" fo:margin-left="5.396cm"/>
        </style:list-level-properties>
        <style:text-properties style:font-name="Courier New1"/>
      </text:list-level-style-bullet>
      <text:list-level-style-bullet text:level="3" text:style-name="WW8Num87z2" style:num-suffix="." text:bullet-char="">
        <style:list-level-properties text:list-level-position-and-space-mode="label-alignment">
          <style:list-level-label-alignment text:label-followed-by="listtab" text:list-tab-stop-position="6.666cm" fo:text-indent="-0.635cm" fo:margin-left="6.666cm"/>
        </style:list-level-properties>
        <style:text-properties style:font-name="Wingdings"/>
      </text:list-level-style-bullet>
      <text:list-level-style-bullet text:level="4" text:style-name="WW8Num87z3" style:num-suffix="." text:bullet-char="">
        <style:list-level-properties text:list-level-position-and-space-mode="label-alignment">
          <style:list-level-label-alignment text:label-followed-by="listtab" text:list-tab-stop-position="7.936cm" fo:text-indent="-0.635cm" fo:margin-left="7.936cm"/>
        </style:list-level-properties>
        <style:text-properties style:font-name="Symbol"/>
      </text:list-level-style-bullet>
      <text:list-level-style-bullet text:level="5" text:style-name="WW8Num87z1" style:num-suffix="." text:bullet-char="o">
        <style:list-level-properties text:list-level-position-and-space-mode="label-alignment">
          <style:list-level-label-alignment text:label-followed-by="listtab" text:list-tab-stop-position="9.206cm" fo:text-indent="-0.635cm" fo:margin-left="9.206cm"/>
        </style:list-level-properties>
        <style:text-properties style:font-name="Courier New1"/>
      </text:list-level-style-bullet>
      <text:list-level-style-bullet text:level="6" text:style-name="WW8Num87z2" style:num-suffix="." text:bullet-char="">
        <style:list-level-properties text:list-level-position-and-space-mode="label-alignment">
          <style:list-level-label-alignment text:label-followed-by="listtab" text:list-tab-stop-position="10.476cm" fo:text-indent="-0.635cm" fo:margin-left="10.476cm"/>
        </style:list-level-properties>
        <style:text-properties style:font-name="Wingdings"/>
      </text:list-level-style-bullet>
      <text:list-level-style-bullet text:level="7" text:style-name="WW8Num87z3" style:num-suffix="." text:bullet-char="">
        <style:list-level-properties text:list-level-position-and-space-mode="label-alignment">
          <style:list-level-label-alignment text:label-followed-by="listtab" text:list-tab-stop-position="11.746cm" fo:text-indent="-0.635cm" fo:margin-left="11.746cm"/>
        </style:list-level-properties>
        <style:text-properties style:font-name="Symbol"/>
      </text:list-level-style-bullet>
      <text:list-level-style-bullet text:level="8" text:style-name="WW8Num87z1" style:num-suffix="." text:bullet-char="o">
        <style:list-level-properties text:list-level-position-and-space-mode="label-alignment">
          <style:list-level-label-alignment text:label-followed-by="listtab" text:list-tab-stop-position="13.016cm" fo:text-indent="-0.635cm" fo:margin-left="13.016cm"/>
        </style:list-level-properties>
        <style:text-properties style:font-name="Courier New1"/>
      </text:list-level-style-bullet>
      <text:list-level-style-bullet text:level="9" text:style-name="WW8Num87z2" style:num-suffix="." text:bullet-char="">
        <style:list-level-properties text:list-level-position-and-space-mode="label-alignment">
          <style:list-level-label-alignment text:label-followed-by="listtab" text:list-tab-stop-position="14.286cm" fo:text-indent="-0.635cm" fo:margin-left="14.2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text:style-name="WW8Num9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number text:level="1" text:style-name="WW8Num9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text:style-name="WW8Num93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2" text:style-name="WW8Num93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3" text:style-name="WW8Num93z2"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4" text:style-name="WW8Num93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93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93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93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93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93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bullet text:level="1" text:style-name="WW8Num9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text:style-name="WW8Num9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5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5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5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5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5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5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5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5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text:style-name="WW8Num96z0"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9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text:style-name="WW8Num98z0"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9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text:style-name="WW8Num100z0" style:num-suffix="." style:num-format="I">
        <style:list-level-properties text:list-level-position-and-space-mode="label-alignment">
          <style:list-level-label-alignment text:label-followed-by="listtab" text:list-tab-stop-position="1.27cm"/>
        </style:list-level-properties>
      </text:list-level-style-number>
      <text:list-level-style-number text:level="2" text:style-name="WW8Num100z1" style:num-suffix="." style:num-format="1">
        <style:list-level-properties text:list-level-position-and-space-mode="label-alignment">
          <style:list-level-label-alignment text:label-followed-by="listtab" text:list-tab-stop-position="0.635cm"/>
        </style:list-level-properties>
      </text:list-level-style-number>
      <text:list-level-style-number text:level="3" text:style-name="WW8Num100z2" style:num-suffix="." style:num-format="1">
        <style:list-level-properties text:list-level-position-and-space-mode="label-alignment">
          <style:list-level-label-alignment text:label-followed-by="listtab" text:list-tab-stop-position="0.635cm"/>
        </style:list-level-properties>
      </text:list-level-style-number>
      <text:list-level-style-number text:level="4" text:style-name="WW8Num100z3"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text:style-name="WW8Num100z4"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00z5"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00z6"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00z7"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00z8"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0.767cm" fo:text-indent="-0.635cm" fo:margin-left="0.767cm"/>
        </style:list-level-properties>
        <style:text-properties style:font-name="Verdana"/>
      </text:list-level-style-bullet>
      <text:list-level-style-bullet text:level="2" text:style-name="WW8Num103z1" style:num-suffix="." text:bullet-char="o">
        <style:list-level-properties text:list-level-position-and-space-mode="label-alignment">
          <style:list-level-label-alignment text:label-followed-by="listtab" text:list-tab-stop-position="2.037cm" fo:text-indent="-0.635cm" fo:margin-left="2.037cm"/>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3.307cm" fo:text-indent="-0.635cm" fo:margin-left="3.307cm"/>
        </style:list-level-properties>
        <style:text-properties style:font-name="Wingdings"/>
      </text:list-level-style-bullet>
      <text:list-level-style-bullet text:level="4" text:style-name="WW8Num103z3" style:num-suffix="." text:bullet-char="">
        <style:list-level-properties text:list-level-position-and-space-mode="label-alignment">
          <style:list-level-label-alignment text:label-followed-by="listtab" text:list-tab-stop-position="4.577cm" fo:text-indent="-0.635cm" fo:margin-left="4.577cm"/>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5.847cm" fo:text-indent="-0.635cm" fo:margin-left="5.847cm"/>
        </style:list-level-properties>
        <style:text-properties style:font-name="Courier New1"/>
      </text:list-level-style-bullet>
      <text:list-level-style-bullet text:level="6" text:style-name="WW8Num103z2" style:num-suffix="." text:bullet-char="">
        <style:list-level-properties text:list-level-position-and-space-mode="label-alignment">
          <style:list-level-label-alignment text:label-followed-by="listtab" text:list-tab-stop-position="7.117cm" fo:text-indent="-0.635cm" fo:margin-left="7.117cm"/>
        </style:list-level-properties>
        <style:text-properties style:font-name="Wingdings"/>
      </text:list-level-style-bullet>
      <text:list-level-style-bullet text:level="7" text:style-name="WW8Num103z3" style:num-suffix="." text:bullet-char="">
        <style:list-level-properties text:list-level-position-and-space-mode="label-alignment">
          <style:list-level-label-alignment text:label-followed-by="listtab" text:list-tab-stop-position="8.387cm" fo:text-indent="-0.635cm" fo:margin-left="8.387cm"/>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9.657cm" fo:text-indent="-0.635cm" fo:margin-left="9.657cm"/>
        </style:list-level-properties>
        <style:text-properties style:font-name="Courier New1"/>
      </text:list-level-style-bullet>
      <text:list-level-style-bullet text:level="9" text:style-name="WW8Num103z2" style:num-suffix="." text:bullet-char="">
        <style:list-level-properties text:list-level-position-and-space-mode="label-alignment">
          <style:list-level-label-alignment text:label-followed-by="listtab" text:list-tab-stop-position="10.927cm" fo:text-indent="-0.635cm" fo:margin-left="10.9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bullet text:level="1" text:style-name="WW8Num10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number text:level="1" text:style-name="WW8Num105z0"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2" text:style-name="WW8Num105z0" style:num-suffix="." style:num-format="1">
        <style:list-level-properties text:list-level-position-and-space-mode="label-alignment">
          <style:list-level-label-alignment text:label-followed-by="listtab" fo:margin-left="2.54cm"/>
        </style:list-level-properties>
      </text:list-level-style-number>
      <text:list-level-style-number text:level="3" text:style-name="WW8Num105z2" style:num-suffix=")" style:num-format="a" style:num-letter-sync="true">
        <style:list-level-properties text:list-level-position-and-space-mode="label-alignment">
          <style:list-level-label-alignment text:label-followed-by="listtab" text:list-tab-stop-position="0.635cm"/>
        </style:list-level-properties>
      </text:list-level-style-number>
      <text:list-level-style-number text:level="4" text:style-name="WW8Num105z3" style:num-suffix=")" style:num-format="a" style:num-letter-sync="true">
        <style:list-level-properties text:list-level-position-and-space-mode="label-alignment">
          <style:list-level-label-alignment text:label-followed-by="listtab" text:list-tab-stop-position="1.905cm" fo:margin-left="1.27cm"/>
        </style:list-level-properties>
      </text:list-level-style-number>
      <text:list-level-style-number text:level="5" text:style-name="WW8Num105z4" style:num-prefix="(" style:num-suffix=")" style:num-format="1">
        <style:list-level-properties text:list-level-position-and-space-mode="label-alignment">
          <style:list-level-label-alignment text:label-followed-by="listtab" text:list-tab-stop-position="3.175cm" fo:margin-left="2.54cm"/>
        </style:list-level-properties>
      </text:list-level-style-number>
      <text:list-level-style-number text:level="6" text:style-name="WW8Num105z5" style:num-prefix="("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7" text:style-name="WW8Num105z6" style:num-prefix="(" style:num-suffix=")" style:num-format="i">
        <style:list-level-properties text:list-level-position-and-space-mode="label-alignment">
          <style:list-level-label-alignment text:label-followed-by="listtab" text:list-tab-stop-position="5.715cm" fo:margin-left="5.08cm"/>
        </style:list-level-properties>
      </text:list-level-style-number>
      <text:list-level-style-number text:level="8" text:style-name="WW8Num105z7"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9" text:style-name="WW8Num105z8"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bullet text:level="1" text:style-name="WW8Num10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bullet text:level="1" text:style-name="WW8Num10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bullet text:level="1" text:style-name="WW8Num10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bullet text:level="1" text:style-name="WW8Num10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bullet text:level="1" text:style-name="WW8Num1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bullet text:level="1" text:style-name="WW8Num1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1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number text:level="1" text:style-name="WW8Num11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12z1" style:num-suffix="." style:num-format="1" text:display-levels="2">
        <style:list-level-properties text:list-level-position-and-space-mode="label-alignment">
          <style:list-level-label-alignment text:label-followed-by="listtab" text:list-tab-stop-position="0.635cm" fo:text-indent="-0.762cm" fo:margin-left="0.127cm"/>
        </style:list-level-properties>
      </text:list-level-style-number>
      <text:list-level-style-number text:level="3" text:style-name="WW8Num112z2" style:num-suffix="." style:num-format="1" text:display-levels="3">
        <style:list-level-properties text:list-level-position-and-space-mode="label-alignment">
          <style:list-level-label-alignment text:label-followed-by="listtab" text:list-tab-stop-position="1.27cm" fo:text-indent="-0.889cm" fo:margin-left="0.889cm"/>
        </style:list-level-properties>
      </text:list-level-style-number>
      <text:list-level-style-number text:level="4" text:style-name="WW8Num112z3" style:num-suffix="." style:num-format="1" text:display-levels="4">
        <style:list-level-properties text:list-level-position-and-space-mode="label-alignment">
          <style:list-level-label-alignment text:label-followed-by="listtab" text:list-tab-stop-position="2.54cm" fo:text-indent="-1.143cm" fo:margin-left="1.778cm"/>
        </style:list-level-properties>
      </text:list-level-style-number>
      <text:list-level-style-number text:level="5" text:style-name="WW8Num112z4" style:num-suffix="." style:num-format="1" text:display-levels="5">
        <style:list-level-properties text:list-level-position-and-space-mode="label-alignment">
          <style:list-level-label-alignment text:label-followed-by="listtab" text:list-tab-stop-position="3.81cm" fo:text-indent="-1.397cm" fo:margin-left="2.667cm"/>
        </style:list-level-properties>
      </text:list-level-style-number>
      <text:list-level-style-number text:level="6" text:style-name="WW8Num112z5" style:num-suffix="." style:num-format="1" text:display-levels="6">
        <style:list-level-properties text:list-level-position-and-space-mode="label-alignment">
          <style:list-level-label-alignment text:label-followed-by="listtab" text:list-tab-stop-position="4.445cm" fo:text-indent="-1.651cm" fo:margin-left="3.556cm"/>
        </style:list-level-properties>
      </text:list-level-style-number>
      <text:list-level-style-number text:level="7" text:style-name="WW8Num112z6" style:num-suffix="." style:num-format="1" text:display-levels="7">
        <style:list-level-properties text:list-level-position-and-space-mode="label-alignment">
          <style:list-level-label-alignment text:label-followed-by="listtab" text:list-tab-stop-position="5.715cm" fo:text-indent="-1.905cm" fo:margin-left="4.445cm"/>
        </style:list-level-properties>
      </text:list-level-style-number>
      <text:list-level-style-number text:level="8" text:style-name="WW8Num112z7" style:num-suffix="." style:num-format="1" text:display-levels="8">
        <style:list-level-properties text:list-level-position-and-space-mode="label-alignment">
          <style:list-level-label-alignment text:label-followed-by="listtab" text:list-tab-stop-position="6.985cm" fo:text-indent="-2.159cm" fo:margin-left="5.334cm"/>
        </style:list-level-properties>
      </text:list-level-style-number>
      <text:list-level-style-number text:level="9" text:style-name="WW8Num112z8" style:num-suffix="." style:num-format="1" text:display-levels="9">
        <style:list-level-properties text:list-level-position-and-space-mode="label-alignment">
          <style:list-level-label-alignment text:label-followed-by="listtab" text:list-tab-stop-position="7.62cm" fo:text-indent="-2.5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number text:level="1" text:style-name="WW8Num1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number text:level="1" text:style-name="WW8Num114z0"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14z1"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bullet text:level="1" text:style-name="WW8Num1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Footer"><draw:frame draw:style-name="Mfr1" draw:name="Cadre2" text:anchor-type="paragraph" svg:y="0.002cm" draw:z-index="72"><draw:text-box fo:min-height="0.058cm" fo:min-width="0cm"><text:p text:style-name="Footer"><text:span text:style-name="Page_20_Number">Baazul - Page </text:span><text:span text:style-name="Page_20_Number"><text:page-number text:select-page="current">2</text:page-number></text:span></text:p></draw:text-box></draw:frame>Confidentiel<text:tab/><text:tab/>Version 1.0</text:p>
      </style:footer>
      <style:footer-first style:display="fals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ème Prophétie</dc:title>
    <meta:initial-creator>Kal Torak</meta:initial-creator>
    <meta:creation-date>2001-09-10T19:20:00</meta:creation-date>
    <dc:creator>Dajon</dc:creator>
    <dc:date>2001-10-28T13:51:00</dc:date>
    <meta:print-date>2001-09-10T19:30:00</meta:print-date>
    <meta:editing-cycles>5</meta:editing-cycles>
    <meta:editing-duration>PT45M</meta:editing-duration>
    <meta:document-statistic meta:table-count="31" meta:image-count="0" meta:object-count="0" meta:page-count="73" meta:paragraph-count="10328" meta:word-count="32679" meta:character-count="180218" meta:non-whitespace-character-count="155905"/>
    <meta:generator>LibreOffice/4.1.4.2$Linux_X86_64 LibreOffice_project/410m0$Build-2</meta:generator>
  </office:meta>
</office:document-meta>
</file>